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8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.2mm"/>
    </style:style>
    <style:style style:name="co9" style:family="table-column">
      <style:table-column-properties fo:break-before="auto" style:column-width="26.5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27.57mm"/>
    </style:style>
    <style:style style:name="co12" style:family="table-column">
      <style:table-column-properties fo:break-before="auto" style:column-width="9.19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30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3399ff" fo:border="0.06pt solid #000000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 style:data-style-name="N61">
      <style:table-cell-properties fo:background-color="#3399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99ffff" fo:border="0.06pt solid #000000"/>
    </style:style>
    <style:style style:name="ce9" style:family="table-cell" style:parent-style-name="Default" style:data-style-name="N61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6666" fo:border="0.06pt solid #000000"/>
    </style:style>
    <style:style style:name="ce13" style:family="table-cell" style:parent-style-name="Default" style:data-style-name="N61">
      <style:table-cell-properties fo:background-color="#ff6666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66ff99" fo:border="0.06pt solid #000000"/>
    </style:style>
    <style:style style:name="ce15" style:family="table-cell" style:parent-style-name="Default" style:data-style-name="N61">
      <style:table-cell-properties fo:background-color="#66ff99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f66ff" fo:border="0.06pt solid #000000"/>
    </style:style>
    <style:style style:name="ce18" style:family="table-cell" style:parent-style-name="Default" style:data-style-name="N61">
      <style:table-cell-properties fo:background-color="#ff66ff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rivación50" table:style-name="ta1">
        <table:shapes>
          <draw:frame draw:z-index="0" draw:style-name="gr1" draw:text-style-name="P1" svg:width="270.6mm" svg:height="162.76mm" svg:x="141.1mm" svg:y="11.87mm">
            <loext:p draw:notify-on-update-of-ranges="derivación50.C3:derivación50.C52 derivación50.D3:derivación50.D52 derivación50.C3:derivación50.C52 derivación50.E3:derivación50.E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AE50:</text:p>
          </table:table-cell>
          <table:table-cell table:style-name="ce1"/>
          <table:table-cell table:style-name="ce4" office:value-type="float" office:value="0.001741396577" calcext:value-type="float">
            <text:p>1,74E-0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untos: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cos X</text:p>
          </table:table-cell>
          <table:table-cell table:style-name="ce2" office:value-type="string" calcext:value-type="string">
            <text:p>Aprox – Cox(x)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float" office:value="0.2513274123" calcext:value-type="float">
            <text:p>2,51E-01</text:p>
          </table:table-cell>
          <table:table-cell table:style-name="ce5" office:value-type="float" office:value="0.9735303957" calcext:value-type="float">
            <text:p>9,74E-01</text:p>
          </table:table-cell>
          <table:table-cell table:style-name="ce5" office:value-type="float" office:value="0.9685831611" calcext:value-type="float">
            <text:p>9,69E-01</text:p>
          </table:table-cell>
          <table:table-cell table:style-name="ce7" table:formula="of:=[.$D3]-[.$E3]" office:value-type="float" office:value="0.00494723459999991" calcext:value-type="float">
            <text:p>0,00495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float" office:value="0.3769911184" calcext:value-type="float">
            <text:p>3,77E-01</text:p>
          </table:table-cell>
          <table:table-cell table:style-name="ce5" office:value-type="float" office:value="0.9273313437" calcext:value-type="float">
            <text:p>9,27E-01</text:p>
          </table:table-cell>
          <table:table-cell table:style-name="ce5" office:value-type="float" office:value="0.9297764859" calcext:value-type="float">
            <text:p>9,30E-01</text:p>
          </table:table-cell>
          <table:table-cell table:style-name="ce7" table:formula="of:=[.$D4]-[.$E4]" office:value-type="float" office:value="-0.00244514220000003" calcext:value-type="float">
            <text:p>-0,00245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float" office:value="0.5026548246" calcext:value-type="float">
            <text:p>5,03E-01</text:p>
          </table:table-cell>
          <table:table-cell table:style-name="ce5" office:value-type="float" office:value="0.8740021536" calcext:value-type="float">
            <text:p>8,74E-01</text:p>
          </table:table-cell>
          <table:table-cell table:style-name="ce5" office:value-type="float" office:value="0.87630668" calcext:value-type="float">
            <text:p>8,76E-01</text:p>
          </table:table-cell>
          <table:table-cell table:style-name="ce7" table:formula="of:=[.$D5]-[.$E5]" office:value-type="float" office:value="-0.00230452640000001" calcext:value-type="float">
            <text:p>-0,00230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float" office:value="0.6283185307" calcext:value-type="float">
            <text:p>6,28E-01</text:p>
          </table:table-cell>
          <table:table-cell table:style-name="ce5" office:value-type="float" office:value="0.8068894275" calcext:value-type="float">
            <text:p>8,07E-01</text:p>
          </table:table-cell>
          <table:table-cell table:style-name="ce5" office:value-type="float" office:value="0.8090169944" calcext:value-type="float">
            <text:p>8,09E-01</text:p>
          </table:table-cell>
          <table:table-cell table:style-name="ce7" table:formula="of:=[.$D6]-[.$E6]" office:value-type="float" office:value="-0.00212756690000004" calcext:value-type="float">
            <text:p>-0,00213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float" office:value="0.7539822369" calcext:value-type="float">
            <text:p>7,54E-01</text:p>
          </table:table-cell>
          <table:table-cell table:style-name="ce5" office:value-type="float" office:value="0.7270515732" calcext:value-type="float">
            <text:p>7,27E-01</text:p>
          </table:table-cell>
          <table:table-cell table:style-name="ce5" office:value-type="float" office:value="0.7289686274" calcext:value-type="float">
            <text:p>7,29E-01</text:p>
          </table:table-cell>
          <table:table-cell table:style-name="ce7" table:formula="of:=[.$D7]-[.$E7]" office:value-type="float" office:value="-0.00191705419999999" calcext:value-type="float">
            <text:p>-0,00192</text:p>
          </table:table-cell>
          <table:table-cell table:number-columns-repeat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5" office:value-type="float" office:value="0.879645943" calcext:value-type="float">
            <text:p>8,80E-01</text:p>
          </table:table-cell>
          <table:table-cell table:style-name="ce5" office:value-type="float" office:value="0.6357476812" calcext:value-type="float">
            <text:p>6,36E-01</text:p>
          </table:table-cell>
          <table:table-cell table:style-name="ce5" office:value-type="float" office:value="0.6374239897" calcext:value-type="float">
            <text:p>6,37E-01</text:p>
          </table:table-cell>
          <table:table-cell table:style-name="ce7" table:formula="of:=[.$D8]-[.$E8]" office:value-type="float" office:value="-0.0016763085" calcext:value-type="float">
            <text:p>-0,00168</text:p>
          </table:table-cell>
          <table:table-cell table:number-columns-repeat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5" office:value-type="float" office:value="1.005309649" calcext:value-type="float">
            <text:p>1,01E+00</text:p>
          </table:table-cell>
          <table:table-cell table:style-name="ce5" office:value-type="float" office:value="0.5344176684" calcext:value-type="float">
            <text:p>5,34E-01</text:p>
          </table:table-cell>
          <table:table-cell table:style-name="ce5" office:value-type="float" office:value="0.535826795" calcext:value-type="float">
            <text:p>5,36E-01</text:p>
          </table:table-cell>
          <table:table-cell table:style-name="ce7" table:formula="of:=[.$D9]-[.$E9]" office:value-type="float" office:value="-0.00140912660000003" calcext:value-type="float">
            <text:p>-0,00141</text:p>
          </table:table-cell>
          <table:table-cell table:number-columns-repeated="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float" office:value="1.130973355" calcext:value-type="float">
            <text:p>1,13E+00</text:p>
          </table:table-cell>
          <table:table-cell table:style-name="ce5" office:value-type="float" office:value="0.4246595698" calcext:value-type="float">
            <text:p>4,25E-01</text:p>
          </table:table-cell>
          <table:table-cell table:style-name="ce5" office:value-type="float" office:value="0.4257792916" calcext:value-type="float">
            <text:p>4,26E-01</text:p>
          </table:table-cell>
          <table:table-cell table:style-name="ce7" table:formula="of:=[.$D10]-[.$E10]" office:value-type="float" office:value="-0.00111972179999997" calcext:value-type="float">
            <text:p>-0,00112</text:p>
          </table:table-cell>
          <table:table-cell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5" office:value-type="float" office:value="1.256637061" calcext:value-type="float">
            <text:p>1,26E+00</text:p>
          </table:table-cell>
          <table:table-cell table:style-name="ce5" office:value-type="float" office:value="0.3082043362" calcext:value-type="float">
            <text:p>3,08E-01</text:p>
          </table:table-cell>
          <table:table-cell table:style-name="ce5" office:value-type="float" office:value="0.3090169944" calcext:value-type="float">
            <text:p>3,09E-01</text:p>
          </table:table-cell>
          <table:table-cell table:style-name="ce7" table:formula="of:=[.$D11]-[.$E11]" office:value-type="float" office:value="-0.000812658200000038" calcext:value-type="float">
            <text:p>-0,00081</text:p>
          </table:table-cell>
          <table:table-cell table:number-columns-repeated="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5" office:value-type="float" office:value="1.382300768" calcext:value-type="float">
            <text:p>1,38E+00</text:p>
          </table:table-cell>
          <table:table-cell table:style-name="ce5" office:value-type="float" office:value="0.186888536" calcext:value-type="float">
            <text:p>1,87E-01</text:p>
          </table:table-cell>
          <table:table-cell table:style-name="ce5" office:value-type="float" office:value="0.1873813146" calcext:value-type="float">
            <text:p>1,87E-01</text:p>
          </table:table-cell>
          <table:table-cell table:style-name="ce7" table:formula="of:=[.$D12]-[.$E12]" office:value-type="float" office:value="-0.000492778599999993" calcext:value-type="float">
            <text:p>-0,00049</text:p>
          </table:table-cell>
          <table:table-cell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5" office:value-type="float" office:value="1.507964474" calcext:value-type="float">
            <text:p>1,51E+00</text:p>
          </table:table-cell>
          <table:table-cell table:style-name="ce5" office:value-type="float" office:value="0.06262539194" calcext:value-type="float">
            <text:p>6,26E-02</text:p>
          </table:table-cell>
          <table:table-cell table:style-name="ce5" office:value-type="float" office:value="0.06279051953" calcext:value-type="float">
            <text:p>6,28E-02</text:p>
          </table:table-cell>
          <table:table-cell table:style-name="ce7" table:formula="of:=[.$D13]-[.$E13]" office:value-type="float" office:value="-0.000165127589999994" calcext:value-type="float">
            <text:p>-0,00017</text:p>
          </table:table-cell>
          <table:table-cell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5" office:value-type="float" office:value="1.63362818" calcext:value-type="float">
            <text:p>1,63E+00</text:p>
          </table:table-cell>
          <table:table-cell table:style-name="ce5" office:value-type="float" office:value="-0.06262539194" calcext:value-type="float">
            <text:p>-6,26E-02</text:p>
          </table:table-cell>
          <table:table-cell table:style-name="ce5" office:value-type="float" office:value="-0.06279051953" calcext:value-type="float">
            <text:p>-6,28E-02</text:p>
          </table:table-cell>
          <table:table-cell table:style-name="ce7" table:formula="of:=[.$D14]-[.$E14]" office:value-type="float" office:value="0.000165127589999994" calcext:value-type="float">
            <text:p>0,00017</text:p>
          </table:table-cell>
          <table:table-cell table:number-columns-repeated="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5" office:value-type="float" office:value="1.759291886" calcext:value-type="float">
            <text:p>1,76E+00</text:p>
          </table:table-cell>
          <table:table-cell table:style-name="ce5" office:value-type="float" office:value="-0.186888536" calcext:value-type="float">
            <text:p>-1,87E-01</text:p>
          </table:table-cell>
          <table:table-cell table:style-name="ce5" office:value-type="float" office:value="-0.1873813146" calcext:value-type="float">
            <text:p>-1,87E-01</text:p>
          </table:table-cell>
          <table:table-cell table:style-name="ce7" table:formula="of:=[.$D15]-[.$E15]" office:value-type="float" office:value="0.000492778599999993" calcext:value-type="float">
            <text:p>0,00049</text:p>
          </table:table-cell>
          <table:table-cell table:number-columns-repeated="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5" office:value-type="float" office:value="1.884955592" calcext:value-type="float">
            <text:p>1,88E+00</text:p>
          </table:table-cell>
          <table:table-cell table:style-name="ce5" office:value-type="float" office:value="-0.3082043362" calcext:value-type="float">
            <text:p>-3,08E-01</text:p>
          </table:table-cell>
          <table:table-cell table:style-name="ce5" office:value-type="float" office:value="-0.3090169944" calcext:value-type="float">
            <text:p>-3,09E-01</text:p>
          </table:table-cell>
          <table:table-cell table:style-name="ce7" table:formula="of:=[.$D16]-[.$E16]" office:value-type="float" office:value="0.000812658200000038" calcext:value-type="float">
            <text:p>0,00081</text:p>
          </table:table-cell>
          <table:table-cell table:number-columns-repeat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5" office:value-type="float" office:value="2.010619298" calcext:value-type="float">
            <text:p>2,01E+00</text:p>
          </table:table-cell>
          <table:table-cell table:style-name="ce5" office:value-type="float" office:value="-0.4246595698" calcext:value-type="float">
            <text:p>-4,25E-01</text:p>
          </table:table-cell>
          <table:table-cell table:style-name="ce5" office:value-type="float" office:value="-0.4257792916" calcext:value-type="float">
            <text:p>-4,26E-01</text:p>
          </table:table-cell>
          <table:table-cell table:style-name="ce7" table:formula="of:=[.$D17]-[.$E17]" office:value-type="float" office:value="0.00111972179999997" calcext:value-type="float">
            <text:p>0,00112</text:p>
          </table:table-cell>
          <table:table-cell table:number-columns-repeated="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5" office:value-type="float" office:value="2.136283004" calcext:value-type="float">
            <text:p>2,14E+00</text:p>
          </table:table-cell>
          <table:table-cell table:style-name="ce5" office:value-type="float" office:value="-0.5344176684" calcext:value-type="float">
            <text:p>-5,34E-01</text:p>
          </table:table-cell>
          <table:table-cell table:style-name="ce5" office:value-type="float" office:value="-0.535826795" calcext:value-type="float">
            <text:p>-5,36E-01</text:p>
          </table:table-cell>
          <table:table-cell table:style-name="ce7" table:formula="of:=[.$D18]-[.$E18]" office:value-type="float" office:value="0.00140912660000003" calcext:value-type="float">
            <text:p>0,00141</text:p>
          </table:table-cell>
          <table:table-cell table:number-columns-repeated="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5" office:value-type="float" office:value="2.261946711" calcext:value-type="float">
            <text:p>2,26E+00</text:p>
          </table:table-cell>
          <table:table-cell table:style-name="ce5" office:value-type="float" office:value="-0.6357476812" calcext:value-type="float">
            <text:p>-6,36E-01</text:p>
          </table:table-cell>
          <table:table-cell table:style-name="ce5" office:value-type="float" office:value="-0.6374239897" calcext:value-type="float">
            <text:p>-6,37E-01</text:p>
          </table:table-cell>
          <table:table-cell table:style-name="ce7" table:formula="of:=[.$D19]-[.$E19]" office:value-type="float" office:value="0.0016763085" calcext:value-type="float">
            <text:p>0,00168</text:p>
          </table:table-cell>
          <table:table-cell table:number-columns-repeated="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5" office:value-type="float" office:value="2.387610417" calcext:value-type="float">
            <text:p>2,39E+00</text:p>
          </table:table-cell>
          <table:table-cell table:style-name="ce5" office:value-type="float" office:value="-0.7270515732" calcext:value-type="float">
            <text:p>-7,27E-01</text:p>
          </table:table-cell>
          <table:table-cell table:style-name="ce5" office:value-type="float" office:value="-0.7289686274" calcext:value-type="float">
            <text:p>-7,29E-01</text:p>
          </table:table-cell>
          <table:table-cell table:style-name="ce7" table:formula="of:=[.$D20]-[.$E20]" office:value-type="float" office:value="0.00191705419999999" calcext:value-type="float">
            <text:p>0,00192</text:p>
          </table:table-cell>
          <table:table-cell table:number-columns-repeat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5" office:value-type="float" office:value="2.513274123" calcext:value-type="float">
            <text:p>2,51E+00</text:p>
          </table:table-cell>
          <table:table-cell table:style-name="ce5" office:value-type="float" office:value="-0.8068894275" calcext:value-type="float">
            <text:p>-8,07E-01</text:p>
          </table:table-cell>
          <table:table-cell table:style-name="ce5" office:value-type="float" office:value="-0.8090169944" calcext:value-type="float">
            <text:p>-8,09E-01</text:p>
          </table:table-cell>
          <table:table-cell table:style-name="ce7" table:formula="of:=[.$D21]-[.$E21]" office:value-type="float" office:value="0.00212756690000004" calcext:value-type="float">
            <text:p>0,00213</text:p>
          </table:table-cell>
          <table:table-cell table:number-columns-repeated="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5" office:value-type="float" office:value="2.638937829" calcext:value-type="float">
            <text:p>2,64E+00</text:p>
          </table:table-cell>
          <table:table-cell table:style-name="ce5" office:value-type="float" office:value="-0.8740021536" calcext:value-type="float">
            <text:p>-8,74E-01</text:p>
          </table:table-cell>
          <table:table-cell table:style-name="ce5" office:value-type="float" office:value="-0.87630668" calcext:value-type="float">
            <text:p>-8,76E-01</text:p>
          </table:table-cell>
          <table:table-cell table:style-name="ce7" table:formula="of:=[.$D22]-[.$E22]" office:value-type="float" office:value="0.00230452640000001" calcext:value-type="float">
            <text:p>0,00230</text:p>
          </table:table-cell>
          <table:table-cell table:number-columns-repeated="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5" office:value-type="float" office:value="2.764601535" calcext:value-type="float">
            <text:p>2,76E+00</text:p>
          </table:table-cell>
          <table:table-cell table:style-name="ce5" office:value-type="float" office:value="-0.9273313437" calcext:value-type="float">
            <text:p>-9,27E-01</text:p>
          </table:table-cell>
          <table:table-cell table:style-name="ce5" office:value-type="float" office:value="-0.9297764859" calcext:value-type="float">
            <text:p>-9,30E-01</text:p>
          </table:table-cell>
          <table:table-cell table:style-name="ce7" table:formula="of:=[.$D23]-[.$E23]" office:value-type="float" office:value="0.00244514220000003" calcext:value-type="float">
            <text:p>0,00245</text:p>
          </table:table-cell>
          <table:table-cell table:number-columns-repeated="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5" office:value-type="float" office:value="2.890265241" calcext:value-type="float">
            <text:p>2,89E+00</text:p>
          </table:table-cell>
          <table:table-cell table:style-name="ce5" office:value-type="float" office:value="-0.9660359644" calcext:value-type="float">
            <text:p>-9,66E-01</text:p>
          </table:table-cell>
          <table:table-cell table:style-name="ce5" office:value-type="float" office:value="-0.9685831611" calcext:value-type="float">
            <text:p>-9,69E-01</text:p>
          </table:table-cell>
          <table:table-cell table:style-name="ce7" table:formula="of:=[.$D24]-[.$E24]" office:value-type="float" office:value="0.00254719670000003" calcext:value-type="float">
            <text:p>0,00255</text:p>
          </table:table-cell>
          <table:table-cell table:number-columns-repeated="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/>
          <table:table-cell table:style-name="ce5" office:value-type="float" office:value="3.015928947" calcext:value-type="float">
            <text:p>3,02E+00</text:p>
          </table:table-cell>
          <table:table-cell table:style-name="ce5" office:value-type="float" office:value="-0.989505621" calcext:value-type="float">
            <text:p>-9,90E-01</text:p>
          </table:table-cell>
          <table:table-cell table:style-name="ce5" office:value-type="float" office:value="-0.9921147013" calcext:value-type="float">
            <text:p>-9,92E-01</text:p>
          </table:table-cell>
          <table:table-cell table:style-name="ce7" table:formula="of:=[.$D25]-[.$E25]" office:value-type="float" office:value="0.00260908029999996" calcext:value-type="float">
            <text:p>0,00261</text:p>
          </table:table-cell>
          <table:table-cell table:number-columns-repeated="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5" office:value-type="float" office:value="3.141592654" calcext:value-type="float">
            <text:p>3,14E+00</text:p>
          </table:table-cell>
          <table:table-cell table:style-name="ce5" office:value-type="float" office:value="-0.9973701828" calcext:value-type="float">
            <text:p>-9,97E-01</text:p>
          </table:table-cell>
          <table:table-cell table:style-name="ce5" office:value-type="float" office:value="-1" calcext:value-type="float">
            <text:p>-1,00E+00</text:p>
          </table:table-cell>
          <table:table-cell table:style-name="ce7" table:formula="of:=[.$D26]-[.$E26]" office:value-type="float" office:value="0.0026298172" calcext:value-type="float">
            <text:p>0,00263</text:p>
          </table:table-cell>
          <table:table-cell table:number-columns-repeated="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5" office:value-type="float" office:value="3.26725636" calcext:value-type="float">
            <text:p>3,27E+00</text:p>
          </table:table-cell>
          <table:table-cell table:style-name="ce5" office:value-type="float" office:value="-0.989505621" calcext:value-type="float">
            <text:p>-9,90E-01</text:p>
          </table:table-cell>
          <table:table-cell table:style-name="ce5" office:value-type="float" office:value="-0.9921147013" calcext:value-type="float">
            <text:p>-9,92E-01</text:p>
          </table:table-cell>
          <table:table-cell table:style-name="ce7" table:formula="of:=[.$D27]-[.$E27]" office:value-type="float" office:value="0.00260908029999996" calcext:value-type="float">
            <text:p>0,00261</text:p>
          </table:table-cell>
          <table:table-cell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5" office:value-type="float" office:value="3.392920066" calcext:value-type="float">
            <text:p>3,39E+00</text:p>
          </table:table-cell>
          <table:table-cell table:style-name="ce5" office:value-type="float" office:value="-0.9660359644" calcext:value-type="float">
            <text:p>-9,66E-01</text:p>
          </table:table-cell>
          <table:table-cell table:style-name="ce5" office:value-type="float" office:value="-0.9685831611" calcext:value-type="float">
            <text:p>-9,69E-01</text:p>
          </table:table-cell>
          <table:table-cell table:style-name="ce7" table:formula="of:=[.$D28]-[.$E28]" office:value-type="float" office:value="0.00254719670000003" calcext:value-type="float">
            <text:p>0,00255</text:p>
          </table:table-cell>
          <table:table-cell table:number-columns-repeated="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5" office:value-type="float" office:value="3.518583772" calcext:value-type="float">
            <text:p>3,52E+00</text:p>
          </table:table-cell>
          <table:table-cell table:style-name="ce5" office:value-type="float" office:value="-0.9273313437" calcext:value-type="float">
            <text:p>-9,27E-01</text:p>
          </table:table-cell>
          <table:table-cell table:style-name="ce5" office:value-type="float" office:value="-0.9297764859" calcext:value-type="float">
            <text:p>-9,30E-01</text:p>
          </table:table-cell>
          <table:table-cell table:style-name="ce7" table:formula="of:=[.$D29]-[.$E29]" office:value-type="float" office:value="0.00244514220000003" calcext:value-type="float">
            <text:p>0,00245</text:p>
          </table:table-cell>
          <table:table-cell table:number-columns-repeated="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5" office:value-type="float" office:value="3.644247478" calcext:value-type="float">
            <text:p>3,64E+00</text:p>
          </table:table-cell>
          <table:table-cell table:style-name="ce5" office:value-type="float" office:value="-0.8740021536" calcext:value-type="float">
            <text:p>-8,74E-01</text:p>
          </table:table-cell>
          <table:table-cell table:style-name="ce5" office:value-type="float" office:value="-0.87630668" calcext:value-type="float">
            <text:p>-8,76E-01</text:p>
          </table:table-cell>
          <table:table-cell table:style-name="ce7" table:formula="of:=[.$D30]-[.$E30]" office:value-type="float" office:value="0.00230452640000001" calcext:value-type="float">
            <text:p>0,00230</text:p>
          </table:table-cell>
          <table:table-cell table:number-columns-repeated="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5" office:value-type="float" office:value="3.769911184" calcext:value-type="float">
            <text:p>3,77E+00</text:p>
          </table:table-cell>
          <table:table-cell table:style-name="ce5" office:value-type="float" office:value="-0.8068894275" calcext:value-type="float">
            <text:p>-8,07E-01</text:p>
          </table:table-cell>
          <table:table-cell table:style-name="ce5" office:value-type="float" office:value="-0.8090169944" calcext:value-type="float">
            <text:p>-8,09E-01</text:p>
          </table:table-cell>
          <table:table-cell table:style-name="ce7" table:formula="of:=[.$D31]-[.$E31]" office:value-type="float" office:value="0.00212756690000004" calcext:value-type="float">
            <text:p>0,00213</text:p>
          </table:table-cell>
          <table:table-cell table:number-columns-repeated="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5" office:value-type="float" office:value="3.89557489" calcext:value-type="float">
            <text:p>3,90E+00</text:p>
          </table:table-cell>
          <table:table-cell table:style-name="ce5" office:value-type="float" office:value="-0.7270515732" calcext:value-type="float">
            <text:p>-7,27E-01</text:p>
          </table:table-cell>
          <table:table-cell table:style-name="ce5" office:value-type="float" office:value="-0.7289686274" calcext:value-type="float">
            <text:p>-7,29E-01</text:p>
          </table:table-cell>
          <table:table-cell table:style-name="ce7" table:formula="of:=[.$D32]-[.$E32]" office:value-type="float" office:value="0.00191705419999999" calcext:value-type="float">
            <text:p>0,00192</text:p>
          </table:table-cell>
          <table:table-cell table:number-columns-repeated="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5" office:value-type="float" office:value="4.021238597" calcext:value-type="float">
            <text:p>4,02E+00</text:p>
          </table:table-cell>
          <table:table-cell table:style-name="ce5" office:value-type="float" office:value="-0.6357476812" calcext:value-type="float">
            <text:p>-6,36E-01</text:p>
          </table:table-cell>
          <table:table-cell table:style-name="ce5" office:value-type="float" office:value="-0.6374239897" calcext:value-type="float">
            <text:p>-6,37E-01</text:p>
          </table:table-cell>
          <table:table-cell table:style-name="ce7" table:formula="of:=[.$D33]-[.$E33]" office:value-type="float" office:value="0.0016763085" calcext:value-type="float">
            <text:p>0,00168</text:p>
          </table:table-cell>
          <table:table-cell table:number-columns-repeated="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5" office:value-type="float" office:value="4.146902303" calcext:value-type="float">
            <text:p>4,15E+00</text:p>
          </table:table-cell>
          <table:table-cell table:style-name="ce5" office:value-type="float" office:value="-0.5344176684" calcext:value-type="float">
            <text:p>-5,34E-01</text:p>
          </table:table-cell>
          <table:table-cell table:style-name="ce5" office:value-type="float" office:value="-0.535826795" calcext:value-type="float">
            <text:p>-5,36E-01</text:p>
          </table:table-cell>
          <table:table-cell table:style-name="ce7" table:formula="of:=[.$D34]-[.$E34]" office:value-type="float" office:value="0.00140912660000003" calcext:value-type="float">
            <text:p>0,00141</text:p>
          </table:table-cell>
          <table:table-cell table:number-columns-repeated="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5" office:value-type="float" office:value="4.272566009" calcext:value-type="float">
            <text:p>4,27E+00</text:p>
          </table:table-cell>
          <table:table-cell table:style-name="ce5" office:value-type="float" office:value="-0.4246595698" calcext:value-type="float">
            <text:p>-4,25E-01</text:p>
          </table:table-cell>
          <table:table-cell table:style-name="ce5" office:value-type="float" office:value="-0.4257792916" calcext:value-type="float">
            <text:p>-4,26E-01</text:p>
          </table:table-cell>
          <table:table-cell table:style-name="ce7" table:formula="of:=[.$D35]-[.$E35]" office:value-type="float" office:value="0.00111972179999997" calcext:value-type="float">
            <text:p>0,00112</text:p>
          </table:table-cell>
          <table:table-cell table:number-columns-repeated="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5" office:value-type="float" office:value="4.398229715" calcext:value-type="float">
            <text:p>4,40E+00</text:p>
          </table:table-cell>
          <table:table-cell table:style-name="ce5" office:value-type="float" office:value="-0.3082043362" calcext:value-type="float">
            <text:p>-3,08E-01</text:p>
          </table:table-cell>
          <table:table-cell table:style-name="ce5" office:value-type="float" office:value="-0.3090169944" calcext:value-type="float">
            <text:p>-3,09E-01</text:p>
          </table:table-cell>
          <table:table-cell table:style-name="ce7" table:formula="of:=[.$D36]-[.$E36]" office:value-type="float" office:value="0.000812658200000038" calcext:value-type="float">
            <text:p>0,00081</text:p>
          </table:table-cell>
          <table:table-cell table:number-columns-repeated="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/>
          <table:table-cell table:style-name="ce5" office:value-type="float" office:value="4.523893421" calcext:value-type="float">
            <text:p>4,52E+00</text:p>
          </table:table-cell>
          <table:table-cell table:style-name="ce5" office:value-type="float" office:value="-0.186888536" calcext:value-type="float">
            <text:p>-1,87E-01</text:p>
          </table:table-cell>
          <table:table-cell table:style-name="ce5" office:value-type="float" office:value="-0.1873813146" calcext:value-type="float">
            <text:p>-1,87E-01</text:p>
          </table:table-cell>
          <table:table-cell table:style-name="ce7" table:formula="of:=[.$D37]-[.$E37]" office:value-type="float" office:value="0.000492778599999993" calcext:value-type="float">
            <text:p>0,00049</text:p>
          </table:table-cell>
          <table:table-cell table:number-columns-repeated="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/>
          <table:table-cell table:style-name="ce5" office:value-type="float" office:value="4.649557127" calcext:value-type="float">
            <text:p>4,65E+00</text:p>
          </table:table-cell>
          <table:table-cell table:style-name="ce5" office:value-type="float" office:value="-0.06262539194" calcext:value-type="float">
            <text:p>-6,26E-02</text:p>
          </table:table-cell>
          <table:table-cell table:style-name="ce5" office:value-type="float" office:value="-0.06279051953" calcext:value-type="float">
            <text:p>-6,28E-02</text:p>
          </table:table-cell>
          <table:table-cell table:style-name="ce7" table:formula="of:=[.$D38]-[.$E38]" office:value-type="float" office:value="0.000165127589999994" calcext:value-type="float">
            <text:p>0,00017</text:p>
          </table:table-cell>
          <table:table-cell table:number-columns-repeated="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/>
          <table:table-cell table:style-name="ce5" office:value-type="float" office:value="4.775220833" calcext:value-type="float">
            <text:p>4,78E+00</text:p>
          </table:table-cell>
          <table:table-cell table:style-name="ce5" office:value-type="float" office:value="0.06262539194" calcext:value-type="float">
            <text:p>6,26E-02</text:p>
          </table:table-cell>
          <table:table-cell table:style-name="ce5" office:value-type="float" office:value="0.06279051953" calcext:value-type="float">
            <text:p>6,28E-02</text:p>
          </table:table-cell>
          <table:table-cell table:style-name="ce7" table:formula="of:=[.$D39]-[.$E39]" office:value-type="float" office:value="-0.000165127589999994" calcext:value-type="float">
            <text:p>-0,00017</text:p>
          </table:table-cell>
          <table:table-cell table:number-columns-repeated="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/>
          <table:table-cell table:style-name="ce5" office:value-type="float" office:value="4.90088454" calcext:value-type="float">
            <text:p>4,90E+00</text:p>
          </table:table-cell>
          <table:table-cell table:style-name="ce5" office:value-type="float" office:value="0.186888536" calcext:value-type="float">
            <text:p>1,87E-01</text:p>
          </table:table-cell>
          <table:table-cell table:style-name="ce5" office:value-type="float" office:value="0.1873813146" calcext:value-type="float">
            <text:p>1,87E-01</text:p>
          </table:table-cell>
          <table:table-cell table:style-name="ce7" table:formula="of:=[.$D40]-[.$E40]" office:value-type="float" office:value="-0.000492778599999993" calcext:value-type="float">
            <text:p>-0,00049</text:p>
          </table:table-cell>
          <table:table-cell table:number-columns-repeated="2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/>
          <table:table-cell table:style-name="ce5" office:value-type="float" office:value="5.026548246" calcext:value-type="float">
            <text:p>5,03E+00</text:p>
          </table:table-cell>
          <table:table-cell table:style-name="ce5" office:value-type="float" office:value="0.3082043362" calcext:value-type="float">
            <text:p>3,08E-01</text:p>
          </table:table-cell>
          <table:table-cell table:style-name="ce5" office:value-type="float" office:value="0.3090169944" calcext:value-type="float">
            <text:p>3,09E-01</text:p>
          </table:table-cell>
          <table:table-cell table:style-name="ce7" table:formula="of:=[.$D41]-[.$E41]" office:value-type="float" office:value="-0.000812658200000038" calcext:value-type="float">
            <text:p>-0,00081</text:p>
          </table:table-cell>
          <table:table-cell table:number-columns-repeated="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5" office:value-type="float" office:value="5.152211952" calcext:value-type="float">
            <text:p>5,15E+00</text:p>
          </table:table-cell>
          <table:table-cell table:style-name="ce5" office:value-type="float" office:value="0.4246595698" calcext:value-type="float">
            <text:p>4,25E-01</text:p>
          </table:table-cell>
          <table:table-cell table:style-name="ce5" office:value-type="float" office:value="0.4257792916" calcext:value-type="float">
            <text:p>4,26E-01</text:p>
          </table:table-cell>
          <table:table-cell table:style-name="ce7" table:formula="of:=[.$D42]-[.$E42]" office:value-type="float" office:value="-0.00111972179999997" calcext:value-type="float">
            <text:p>-0,00112</text:p>
          </table:table-cell>
          <table:table-cell table:number-columns-repeated="2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/>
          <table:table-cell table:style-name="ce5" office:value-type="float" office:value="5.277875658" calcext:value-type="float">
            <text:p>5,28E+00</text:p>
          </table:table-cell>
          <table:table-cell table:style-name="ce5" office:value-type="float" office:value="0.5344176684" calcext:value-type="float">
            <text:p>5,34E-01</text:p>
          </table:table-cell>
          <table:table-cell table:style-name="ce5" office:value-type="float" office:value="0.535826795" calcext:value-type="float">
            <text:p>5,36E-01</text:p>
          </table:table-cell>
          <table:table-cell table:style-name="ce7" table:formula="of:=[.$D43]-[.$E43]" office:value-type="float" office:value="-0.00140912660000003" calcext:value-type="float">
            <text:p>-0,00141</text:p>
          </table:table-cell>
          <table:table-cell table:number-columns-repeated="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/>
          <table:table-cell table:style-name="ce5" office:value-type="float" office:value="5.403539364" calcext:value-type="float">
            <text:p>5,40E+00</text:p>
          </table:table-cell>
          <table:table-cell table:style-name="ce5" office:value-type="float" office:value="0.6357476812" calcext:value-type="float">
            <text:p>6,36E-01</text:p>
          </table:table-cell>
          <table:table-cell table:style-name="ce5" office:value-type="float" office:value="0.6374239897" calcext:value-type="float">
            <text:p>6,37E-01</text:p>
          </table:table-cell>
          <table:table-cell table:style-name="ce7" table:formula="of:=[.$D44]-[.$E44]" office:value-type="float" office:value="-0.0016763085" calcext:value-type="float">
            <text:p>-0,00168</text:p>
          </table:table-cell>
          <table:table-cell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/>
          <table:table-cell table:style-name="ce5" office:value-type="float" office:value="5.52920307" calcext:value-type="float">
            <text:p>5,53E+00</text:p>
          </table:table-cell>
          <table:table-cell table:style-name="ce5" office:value-type="float" office:value="0.7270515732" calcext:value-type="float">
            <text:p>7,27E-01</text:p>
          </table:table-cell>
          <table:table-cell table:style-name="ce5" office:value-type="float" office:value="0.7289686274" calcext:value-type="float">
            <text:p>7,29E-01</text:p>
          </table:table-cell>
          <table:table-cell table:style-name="ce7" table:formula="of:=[.$D45]-[.$E45]" office:value-type="float" office:value="-0.00191705419999999" calcext:value-type="float">
            <text:p>-0,00192</text:p>
          </table:table-cell>
          <table:table-cell table:number-columns-repeated="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/>
          <table:table-cell table:style-name="ce5" office:value-type="float" office:value="5.654866776" calcext:value-type="float">
            <text:p>5,65E+00</text:p>
          </table:table-cell>
          <table:table-cell table:style-name="ce5" office:value-type="float" office:value="0.8068894275" calcext:value-type="float">
            <text:p>8,07E-01</text:p>
          </table:table-cell>
          <table:table-cell table:style-name="ce5" office:value-type="float" office:value="0.8090169944" calcext:value-type="float">
            <text:p>8,09E-01</text:p>
          </table:table-cell>
          <table:table-cell table:style-name="ce7" table:formula="of:=[.$D46]-[.$E46]" office:value-type="float" office:value="-0.00212756690000004" calcext:value-type="float">
            <text:p>-0,00213</text:p>
          </table:table-cell>
          <table:table-cell table:number-columns-repeated="2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5" office:value-type="float" office:value="5.780530483" calcext:value-type="float">
            <text:p>5,78E+00</text:p>
          </table:table-cell>
          <table:table-cell table:style-name="ce5" office:value-type="float" office:value="0.8740021536" calcext:value-type="float">
            <text:p>8,74E-01</text:p>
          </table:table-cell>
          <table:table-cell table:style-name="ce5" office:value-type="float" office:value="0.87630668" calcext:value-type="float">
            <text:p>8,76E-01</text:p>
          </table:table-cell>
          <table:table-cell table:style-name="ce7" table:formula="of:=[.$D47]-[.$E47]" office:value-type="float" office:value="-0.00230452640000001" calcext:value-type="float">
            <text:p>-0,00230</text:p>
          </table:table-cell>
          <table:table-cell table:number-columns-repeated="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5" office:value-type="float" office:value="5.906194189" calcext:value-type="float">
            <text:p>5,91E+00</text:p>
          </table:table-cell>
          <table:table-cell table:style-name="ce5" office:value-type="float" office:value="0.9273313437" calcext:value-type="float">
            <text:p>9,27E-01</text:p>
          </table:table-cell>
          <table:table-cell table:style-name="ce5" office:value-type="float" office:value="0.9297764859" calcext:value-type="float">
            <text:p>9,30E-01</text:p>
          </table:table-cell>
          <table:table-cell table:style-name="ce7" table:formula="of:=[.$D48]-[.$E48]" office:value-type="float" office:value="-0.00244514220000003" calcext:value-type="float">
            <text:p>-0,00245</text:p>
          </table:table-cell>
          <table:table-cell table:number-columns-repeated="2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5" office:value-type="float" office:value="6.031857895" calcext:value-type="float">
            <text:p>6,03E+00</text:p>
          </table:table-cell>
          <table:table-cell table:style-name="ce5" office:value-type="float" office:value="0.9660359644" calcext:value-type="float">
            <text:p>9,66E-01</text:p>
          </table:table-cell>
          <table:table-cell table:style-name="ce5" office:value-type="float" office:value="0.9685831611" calcext:value-type="float">
            <text:p>9,69E-01</text:p>
          </table:table-cell>
          <table:table-cell table:style-name="ce7" table:formula="of:=[.$D49]-[.$E49]" office:value-type="float" office:value="-0.00254719670000003" calcext:value-type="float">
            <text:p>-0,00255</text:p>
          </table:table-cell>
          <table:table-cell table:number-columns-repeated="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5" office:value-type="float" office:value="6.157521601" calcext:value-type="float">
            <text:p>6,16E+00</text:p>
          </table:table-cell>
          <table:table-cell table:style-name="ce5" office:value-type="float" office:value="0.989505621" calcext:value-type="float">
            <text:p>9,90E-01</text:p>
          </table:table-cell>
          <table:table-cell table:style-name="ce5" office:value-type="float" office:value="0.9921147013" calcext:value-type="float">
            <text:p>9,92E-01</text:p>
          </table:table-cell>
          <table:table-cell table:style-name="ce7" table:formula="of:=[.$D50]-[.$E50]" office:value-type="float" office:value="-0.00260908029999996" calcext:value-type="float">
            <text:p>-0,00261</text:p>
          </table:table-cell>
          <table:table-cell table:number-columns-repeated="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5" office:value-type="float" office:value="6.283185307" calcext:value-type="float">
            <text:p>6,28E+00</text:p>
          </table:table-cell>
          <table:table-cell table:style-name="ce5" office:value-type="float" office:value="0.9973701828" calcext:value-type="float">
            <text:p>9,97E-01</text:p>
          </table:table-cell>
          <table:table-cell table:style-name="ce5" office:value-type="float" office:value="1" calcext:value-type="float">
            <text:p>1,00E+00</text:p>
          </table:table-cell>
          <table:table-cell table:style-name="ce7" table:formula="of:=[.$D51]-[.$E51]" office:value-type="float" office:value="-0.0026298172" calcext:value-type="float">
            <text:p>-0,00263</text:p>
          </table:table-cell>
          <table:table-cell table:number-columns-repeated="2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5" office:value-type="float" office:value="6.408849013" calcext:value-type="float">
            <text:p>6,41E+00</text:p>
          </table:table-cell>
          <table:table-cell table:style-name="ce5" office:value-type="float" office:value="0.9973701828" calcext:value-type="float">
            <text:p>9,97E-01</text:p>
          </table:table-cell>
          <table:table-cell table:style-name="ce5" office:value-type="float" office:value="0.9921147013" calcext:value-type="float">
            <text:p>9,92E-01</text:p>
          </table:table-cell>
          <table:table-cell table:style-name="ce7" table:formula="of:=[.$D52]-[.$E52]" office:value-type="float" office:value="0.00525548149999999" calcext:value-type="float">
            <text:p>0,00526</text:p>
          </table:table-cell>
          <table:table-cell table:number-columns-repeated="2"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erivación100" table:style-name="ta1">
        <table:shapes>
          <draw:frame draw:z-index="0" draw:style-name="gr1" draw:text-style-name="P1" svg:width="264.25mm" svg:height="160.13mm" svg:x="132.82mm" svg:y="8.68mm">
            <loext:p draw:notify-on-update-of-ranges="derivación100.C3:derivación100.C102 derivación100.D3:derivación100.D102 derivación100.C3:derivación100.C102 derivación100.E3:derivación100.E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ce6"/>
        <table:table-column table:style-name="co9" table:default-cell-style-name="ce10"/>
        <table:table-row table:style-name="ro1">
          <table:table-cell table:style-name="ce1" office:value-type="string" calcext:value-type="string">
            <text:p>MAE100:</text:p>
          </table:table-cell>
          <table:table-cell table:style-name="ce1"/>
          <table:table-cell table:style-name="ce4" office:value-type="float" office:value="0.0004274067495" calcext:value-type="float">
            <text:p>4,27E-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ntos: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cos X</text:p>
          </table:table-cell>
          <table:table-cell table:style-name="ce2" office:value-type="string" calcext:value-type="string">
            <text:p>Aprox – Cox(x)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float" office:value="0.1256637061" calcext:value-type="float">
            <text:p>1,26E-01</text:p>
          </table:table-cell>
          <table:table-cell table:style-name="ce9" office:value-type="float" office:value="0.9934107016" calcext:value-type="float">
            <text:p>9,93E-01</text:p>
          </table:table-cell>
          <table:table-cell table:style-name="ce9" office:value-type="float" office:value="0.9921147013" calcext:value-type="float">
            <text:p>9,92E-01</text:p>
          </table:table-cell>
          <table:table-cell table:style-name="ce11" table:formula="of:=[.$D3]-[.$E3]" office:value-type="float" office:value="0.00129600029999999" calcext:value-type="float">
            <text:p>0,001296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9" office:value-type="float" office:value="0.1884955592" calcext:value-type="float">
            <text:p>1,88E-01</text:p>
          </table:table-cell>
          <table:table-cell table:style-name="ce9" office:value-type="float" office:value="0.9816410592" calcext:value-type="float">
            <text:p>9,82E-01</text:p>
          </table:table-cell>
          <table:table-cell table:style-name="ce9" office:value-type="float" office:value="0.9822872507" calcext:value-type="float">
            <text:p>9,82E-01</text:p>
          </table:table-cell>
          <table:table-cell table:style-name="ce11" table:formula="of:=[.$D4]-[.$E4]" office:value-type="float" office:value="-0.000646191500000004" calcext:value-type="float">
            <text:p>-0,000646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9" office:value-type="float" office:value="0.2513274123" calcext:value-type="float">
            <text:p>2,51E-01</text:p>
          </table:table-cell>
          <table:table-cell table:style-name="ce9" office:value-type="float" office:value="0.9679459847" calcext:value-type="float">
            <text:p>9,68E-01</text:p>
          </table:table-cell>
          <table:table-cell table:style-name="ce9" office:value-type="float" office:value="0.9685831611" calcext:value-type="float">
            <text:p>9,69E-01</text:p>
          </table:table-cell>
          <table:table-cell table:style-name="ce11" table:formula="of:=[.$D5]-[.$E5]" office:value-type="float" office:value="-0.00063717640000005" calcext:value-type="float">
            <text:p>-0,000637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9" office:value-type="float" office:value="0.3141592654" calcext:value-type="float">
            <text:p>3,14E-01</text:p>
          </table:table-cell>
          <table:table-cell table:style-name="ce9" office:value-type="float" office:value="0.9504308697" calcext:value-type="float">
            <text:p>9,50E-01</text:p>
          </table:table-cell>
          <table:table-cell table:style-name="ce9" office:value-type="float" office:value="0.9510565163" calcext:value-type="float">
            <text:p>9,51E-01</text:p>
          </table:table-cell>
          <table:table-cell table:style-name="ce11" table:formula="of:=[.$D6]-[.$E6]" office:value-type="float" office:value="-0.000625646599999974" calcext:value-type="float">
            <text:p>-0,000626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9" office:value-type="float" office:value="0.3769911184" calcext:value-type="float">
            <text:p>3,77E-01</text:p>
          </table:table-cell>
          <table:table-cell table:style-name="ce9" office:value-type="float" office:value="0.9291648382" calcext:value-type="float">
            <text:p>9,29E-01</text:p>
          </table:table-cell>
          <table:table-cell table:style-name="ce9" office:value-type="float" office:value="0.9297764859" calcext:value-type="float">
            <text:p>9,30E-01</text:p>
          </table:table-cell>
          <table:table-cell table:style-name="ce11" table:formula="of:=[.$D7]-[.$E7]" office:value-type="float" office:value="-0.000611647699999995" calcext:value-type="float">
            <text:p>-0,000612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9" office:value-type="float" office:value="0.4398229715" calcext:value-type="float">
            <text:p>4,40E-01</text:p>
          </table:table-cell>
          <table:table-cell table:style-name="ce9" office:value-type="float" office:value="0.9042318176" calcext:value-type="float">
            <text:p>9,04E-01</text:p>
          </table:table-cell>
          <table:table-cell table:style-name="ce9" office:value-type="float" office:value="0.9048270525" calcext:value-type="float">
            <text:p>9,05E-01</text:p>
          </table:table-cell>
          <table:table-cell table:style-name="ce11" table:formula="of:=[.$D8]-[.$E8]" office:value-type="float" office:value="-0.000595234900000019" calcext:value-type="float">
            <text:p>-0,000595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9" office:value-type="float" office:value="0.5026548246" calcext:value-type="float">
            <text:p>5,03E-01</text:p>
          </table:table-cell>
          <table:table-cell table:style-name="ce9" office:value-type="float" office:value="0.8757302072" calcext:value-type="float">
            <text:p>8,76E-01</text:p>
          </table:table-cell>
          <table:table-cell table:style-name="ce9" office:value-type="float" office:value="0.87630668" calcext:value-type="float">
            <text:p>8,76E-01</text:p>
          </table:table-cell>
          <table:table-cell table:style-name="ce11" table:formula="of:=[.$D9]-[.$E9]" office:value-type="float" office:value="-0.00057647279999995" calcext:value-type="float">
            <text:p>-0,000576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9" office:value-type="float" office:value="0.5654866776" calcext:value-type="float">
            <text:p>5,65E-01</text:p>
          </table:table-cell>
          <table:table-cell table:style-name="ce9" office:value-type="float" office:value="0.8437724896" calcext:value-type="float">
            <text:p>8,44E-01</text:p>
          </table:table-cell>
          <table:table-cell table:style-name="ce9" office:value-type="float" office:value="0.8443279255" calcext:value-type="float">
            <text:p>8,44E-01</text:p>
          </table:table-cell>
          <table:table-cell table:style-name="ce11" table:formula="of:=[.$D10]-[.$E10]" office:value-type="float" office:value="-0.000555435899999956" calcext:value-type="float">
            <text:p>-0,000555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9" office:value-type="float" office:value="0.6283185307" calcext:value-type="float">
            <text:p>6,28E-01</text:p>
          </table:table-cell>
          <table:table-cell table:style-name="ce9" office:value-type="float" office:value="0.8084847876" calcext:value-type="float">
            <text:p>8,08E-01</text:p>
          </table:table-cell>
          <table:table-cell table:style-name="ce9" office:value-type="float" office:value="0.8090169944" calcext:value-type="float">
            <text:p>8,09E-01</text:p>
          </table:table-cell>
          <table:table-cell table:style-name="ce11" table:formula="of:=[.$D11]-[.$E11]" office:value-type="float" office:value="-0.000532206800000101" calcext:value-type="float">
            <text:p>-0,000532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9" office:value-type="float" office:value="0.6911503838" calcext:value-type="float">
            <text:p>6,91E-01</text:p>
          </table:table-cell>
          <table:table-cell table:style-name="ce9" office:value-type="float" office:value="0.7700063654" calcext:value-type="float">
            <text:p>7,70E-01</text:p>
          </table:table-cell>
          <table:table-cell table:style-name="ce9" office:value-type="float" office:value="0.7705132428" calcext:value-type="float">
            <text:p>7,71E-01</text:p>
          </table:table-cell>
          <table:table-cell table:style-name="ce11" table:formula="of:=[.$D12]-[.$E12]" office:value-type="float" office:value="-0.000506877399999994" calcext:value-type="float">
            <text:p>-0,000507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9" office:value-type="float" office:value="0.7539822369" calcext:value-type="float">
            <text:p>7,54E-01</text:p>
          </table:table-cell>
          <table:table-cell table:style-name="ce9" office:value-type="float" office:value="0.72848908" calcext:value-type="float">
            <text:p>7,28E-01</text:p>
          </table:table-cell>
          <table:table-cell table:style-name="ce9" office:value-type="float" office:value="0.7289686274" calcext:value-type="float">
            <text:p>7,29E-01</text:p>
          </table:table-cell>
          <table:table-cell table:style-name="ce11" table:formula="of:=[.$D13]-[.$E13]" office:value-type="float" office:value="-0.000479547400000002" calcext:value-type="float">
            <text:p>-0,000480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9" office:value-type="float" office:value="0.8168140899" calcext:value-type="float">
            <text:p>8,17E-01</text:p>
          </table:table-cell>
          <table:table-cell table:style-name="ce9" office:value-type="float" office:value="0.6840967809" calcext:value-type="float">
            <text:p>6,84E-01</text:p>
          </table:table-cell>
          <table:table-cell table:style-name="ce9" office:value-type="float" office:value="0.6845471059" calcext:value-type="float">
            <text:p>6,85E-01</text:p>
          </table:table-cell>
          <table:table-cell table:style-name="ce11" table:formula="of:=[.$D14]-[.$E14]" office:value-type="float" office:value="-0.000450324999999974" calcext:value-type="float">
            <text:p>-0,000450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/>
          <table:table-cell table:style-name="ce9" office:value-type="float" office:value="0.879645943" calcext:value-type="float">
            <text:p>8,80E-01</text:p>
          </table:table-cell>
          <table:table-cell table:style-name="ce9" office:value-type="float" office:value="0.6370046644" calcext:value-type="float">
            <text:p>6,37E-01</text:p>
          </table:table-cell>
          <table:table-cell table:style-name="ce9" office:value-type="float" office:value="0.6374239897" calcext:value-type="float">
            <text:p>6,37E-01</text:p>
          </table:table-cell>
          <table:table-cell table:style-name="ce11" table:formula="of:=[.$D15]-[.$E15]" office:value-type="float" office:value="-0.000419325299999995" calcext:value-type="float">
            <text:p>-0,000419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9" office:value-type="float" office:value="0.9424777961" calcext:value-type="float">
            <text:p>9,42E-01</text:p>
          </table:table-cell>
          <table:table-cell table:style-name="ce9" office:value-type="float" office:value="0.5873985814" calcext:value-type="float">
            <text:p>5,87E-01</text:p>
          </table:table-cell>
          <table:table-cell table:style-name="ce9" office:value-type="float" office:value="0.5877852523" calcext:value-type="float">
            <text:p>5,88E-01</text:p>
          </table:table-cell>
          <table:table-cell table:style-name="ce11" table:formula="of:=[.$D16]-[.$E16]" office:value-type="float" office:value="-0.000386670899999997" calcext:value-type="float">
            <text:p>-0,000387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9" office:value-type="float" office:value="1.005309649" calcext:value-type="float">
            <text:p>1,01E+00</text:p>
          </table:table-cell>
          <table:table-cell table:style-name="ce9" office:value-type="float" office:value="0.5354743047" calcext:value-type="float">
            <text:p>5,35E-01</text:p>
          </table:table-cell>
          <table:table-cell table:style-name="ce9" office:value-type="float" office:value="0.535826795" calcext:value-type="float">
            <text:p>5,36E-01</text:p>
          </table:table-cell>
          <table:table-cell table:style-name="ce11" table:formula="of:=[.$D17]-[.$E17]" office:value-type="float" office:value="-0.000352490300000063" calcext:value-type="float">
            <text:p>-0,000352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9" office:value-type="float" office:value="1.068141502" calcext:value-type="float">
            <text:p>1,07E+00</text:p>
          </table:table-cell>
          <table:table-cell table:style-name="ce9" office:value-type="float" office:value="0.4814367555" calcext:value-type="float">
            <text:p>4,81E-01</text:p>
          </table:table-cell>
          <table:table-cell table:style-name="ce9" office:value-type="float" office:value="0.4817536741" calcext:value-type="float">
            <text:p>4,82E-01</text:p>
          </table:table-cell>
          <table:table-cell table:style-name="ce11" table:formula="of:=[.$D18]-[.$E18]" office:value-type="float" office:value="-0.000316918599999993" calcext:value-type="float">
            <text:p>-0,000317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9" office:value-type="float" office:value="1.130973355" calcext:value-type="float">
            <text:p>1,13E+00</text:p>
          </table:table-cell>
          <table:table-cell table:style-name="ce9" office:value-type="float" office:value="0.4254991953" calcext:value-type="float">
            <text:p>4,25E-01</text:p>
          </table:table-cell>
          <table:table-cell table:style-name="ce9" office:value-type="float" office:value="0.4257792916" calcext:value-type="float">
            <text:p>4,26E-01</text:p>
          </table:table-cell>
          <table:table-cell table:style-name="ce11" table:formula="of:=[.$D19]-[.$E19]" office:value-type="float" office:value="-0.000280096299999977" calcext:value-type="float">
            <text:p>-0,000280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9" office:value-type="float" office:value="1.193805208" calcext:value-type="float">
            <text:p>1,19E+00</text:p>
          </table:table-cell>
          <table:table-cell table:style-name="ce9" office:value-type="float" office:value="0.3678823842" calcext:value-type="float">
            <text:p>3,68E-01</text:p>
          </table:table-cell>
          <table:table-cell table:style-name="ce9" office:value-type="float" office:value="0.3681245527" calcext:value-type="float">
            <text:p>3,68E-01</text:p>
          </table:table-cell>
          <table:table-cell table:style-name="ce11" table:formula="of:=[.$D20]-[.$E20]" office:value-type="float" office:value="-0.000242168499999973" calcext:value-type="float">
            <text:p>-0,000242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9" office:value-type="float" office:value="1.256637061" calcext:value-type="float">
            <text:p>1,26E+00</text:p>
          </table:table-cell>
          <table:table-cell table:style-name="ce9" office:value-type="float" office:value="0.3088137095" calcext:value-type="float">
            <text:p>3,09E-01</text:p>
          </table:table-cell>
          <table:table-cell table:style-name="ce9" office:value-type="float" office:value="0.3090169944" calcext:value-type="float">
            <text:p>3,09E-01</text:p>
          </table:table-cell>
          <table:table-cell table:style-name="ce11" table:formula="of:=[.$D21]-[.$E21]" office:value-type="float" office:value="-0.000203284899999989" calcext:value-type="float">
            <text:p>-0,000203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/>
          <table:table-cell table:style-name="ce9" office:value-type="float" office:value="1.319468915" calcext:value-type="float">
            <text:p>1,32E+00</text:p>
          </table:table-cell>
          <table:table-cell table:style-name="ce9" office:value-type="float" office:value="0.2485262881" calcext:value-type="float">
            <text:p>2,49E-01</text:p>
          </table:table-cell>
          <table:table-cell table:style-name="ce9" office:value-type="float" office:value="0.2486898872" calcext:value-type="float">
            <text:p>2,49E-01</text:p>
          </table:table-cell>
          <table:table-cell table:style-name="ce11" table:formula="of:=[.$D22]-[.$E22]" office:value-type="float" office:value="-0.000163599099999995" calcext:value-type="float">
            <text:p>-0,000164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9" office:value-type="float" office:value="1.382300768" calcext:value-type="float">
            <text:p>1,38E+00</text:p>
          </table:table-cell>
          <table:table-cell table:style-name="ce9" office:value-type="float" office:value="0.187258047" calcext:value-type="float">
            <text:p>1,87E-01</text:p>
          </table:table-cell>
          <table:table-cell table:style-name="ce9" office:value-type="float" office:value="0.1873813146" calcext:value-type="float">
            <text:p>1,87E-01</text:p>
          </table:table-cell>
          <table:table-cell table:style-name="ce11" table:formula="of:=[.$D23]-[.$E23]" office:value-type="float" office:value="-0.000123267600000004" calcext:value-type="float">
            <text:p>-0,000123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/>
          <table:table-cell table:style-name="ce9" office:value-type="float" office:value="1.445132621" calcext:value-type="float">
            <text:p>1,45E+00</text:p>
          </table:table-cell>
          <table:table-cell table:style-name="ce9" office:value-type="float" office:value="0.1252507839" calcext:value-type="float">
            <text:p>1,25E-01</text:p>
          </table:table-cell>
          <table:table-cell table:style-name="ce9" office:value-type="float" office:value="0.1253332336" calcext:value-type="float">
            <text:p>1,25E-01</text:p>
          </table:table-cell>
          <table:table-cell table:style-name="ce11" table:formula="of:=[.$D24]-[.$E24]" office:value-type="float" office:value="-0.0000824497000000146" calcext:value-type="float">
            <text:p>-0,000082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/>
          <table:table-cell table:style-name="ce9" office:value-type="float" office:value="1.507964474" calcext:value-type="float">
            <text:p>1,51E+00</text:p>
          </table:table-cell>
          <table:table-cell table:style-name="ce9" office:value-type="float" office:value="0.06274921318" calcext:value-type="float">
            <text:p>6,27E-02</text:p>
          </table:table-cell>
          <table:table-cell table:style-name="ce9" office:value-type="float" office:value="0.06279051953" calcext:value-type="float">
            <text:p>6,28E-02</text:p>
          </table:table-cell>
          <table:table-cell table:style-name="ce11" table:formula="of:=[.$D25]-[.$E25]" office:value-type="float" office:value="-0.0000413063499999922" calcext:value-type="float">
            <text:p>-0,000041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/>
          <table:table-cell table:style-name="ce9" office:value-type="float" office:value="1.570796327" calcext:value-type="float">
            <text:p>1,57E+00</text:p>
          </table:table-cell>
          <table:table-cell table:style-name="ce9" office:value-type="float" office:value="0" calcext:value-type="float">
            <text:p>0,00E+00</text:p>
          </table:table-cell>
          <table:table-cell table:style-name="ce9" office:value-type="float" office:value="-1.60812265E-016" calcext:value-type="float">
            <text:p>-1,61E-16</text:p>
          </table:table-cell>
          <table:table-cell table:style-name="ce11" table:formula="of:=[.$D26]-[.$E26]" office:value-type="float" office:value="1.60812265E-016" calcext:value-type="float">
            <text:p>0,000000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/>
          <table:table-cell table:style-name="ce9" office:value-type="float" office:value="1.63362818" calcext:value-type="float">
            <text:p>1,63E+00</text:p>
          </table:table-cell>
          <table:table-cell table:style-name="ce9" office:value-type="float" office:value="-0.06274921318" calcext:value-type="float">
            <text:p>-6,27E-02</text:p>
          </table:table-cell>
          <table:table-cell table:style-name="ce9" office:value-type="float" office:value="-0.06279051953" calcext:value-type="float">
            <text:p>-6,28E-02</text:p>
          </table:table-cell>
          <table:table-cell table:style-name="ce11" table:formula="of:=[.$D27]-[.$E27]" office:value-type="float" office:value="0.0000413063499999922" calcext:value-type="float">
            <text:p>0,000041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/>
          <table:table-cell table:style-name="ce9" office:value-type="float" office:value="1.696460033" calcext:value-type="float">
            <text:p>1,70E+00</text:p>
          </table:table-cell>
          <table:table-cell table:style-name="ce9" office:value-type="float" office:value="-0.1252507839" calcext:value-type="float">
            <text:p>-1,25E-01</text:p>
          </table:table-cell>
          <table:table-cell table:style-name="ce9" office:value-type="float" office:value="-0.1253332336" calcext:value-type="float">
            <text:p>-1,25E-01</text:p>
          </table:table-cell>
          <table:table-cell table:style-name="ce11" table:formula="of:=[.$D28]-[.$E28]" office:value-type="float" office:value="0.0000824497000000146" calcext:value-type="float">
            <text:p>0,000082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/>
          <table:table-cell table:style-name="ce9" office:value-type="float" office:value="1.759291886" calcext:value-type="float">
            <text:p>1,76E+00</text:p>
          </table:table-cell>
          <table:table-cell table:style-name="ce9" office:value-type="float" office:value="-0.187258047" calcext:value-type="float">
            <text:p>-1,87E-01</text:p>
          </table:table-cell>
          <table:table-cell table:style-name="ce9" office:value-type="float" office:value="-0.1873813146" calcext:value-type="float">
            <text:p>-1,87E-01</text:p>
          </table:table-cell>
          <table:table-cell table:style-name="ce11" table:formula="of:=[.$D29]-[.$E29]" office:value-type="float" office:value="0.000123267600000004" calcext:value-type="float">
            <text:p>0,000123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/>
          <table:table-cell table:style-name="ce9" office:value-type="float" office:value="1.822123739" calcext:value-type="float">
            <text:p>1,82E+00</text:p>
          </table:table-cell>
          <table:table-cell table:style-name="ce9" office:value-type="float" office:value="-0.2485262881" calcext:value-type="float">
            <text:p>-2,49E-01</text:p>
          </table:table-cell>
          <table:table-cell table:style-name="ce9" office:value-type="float" office:value="-0.2486898872" calcext:value-type="float">
            <text:p>-2,49E-01</text:p>
          </table:table-cell>
          <table:table-cell table:style-name="ce11" table:formula="of:=[.$D30]-[.$E30]" office:value-type="float" office:value="0.000163599099999995" calcext:value-type="float">
            <text:p>0,000164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/>
          <table:table-cell table:style-name="ce9" office:value-type="float" office:value="1.884955592" calcext:value-type="float">
            <text:p>1,88E+00</text:p>
          </table:table-cell>
          <table:table-cell table:style-name="ce9" office:value-type="float" office:value="-0.3088137095" calcext:value-type="float">
            <text:p>-3,09E-01</text:p>
          </table:table-cell>
          <table:table-cell table:style-name="ce9" office:value-type="float" office:value="-0.3090169944" calcext:value-type="float">
            <text:p>-3,09E-01</text:p>
          </table:table-cell>
          <table:table-cell table:style-name="ce11" table:formula="of:=[.$D31]-[.$E31]" office:value-type="float" office:value="0.000203284899999989" calcext:value-type="float">
            <text:p>0,000203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9" office:value-type="float" office:value="1.947787445" calcext:value-type="float">
            <text:p>1,95E+00</text:p>
          </table:table-cell>
          <table:table-cell table:style-name="ce9" office:value-type="float" office:value="-0.3678823842" calcext:value-type="float">
            <text:p>-3,68E-01</text:p>
          </table:table-cell>
          <table:table-cell table:style-name="ce9" office:value-type="float" office:value="-0.3681245527" calcext:value-type="float">
            <text:p>-3,68E-01</text:p>
          </table:table-cell>
          <table:table-cell table:style-name="ce11" table:formula="of:=[.$D32]-[.$E32]" office:value-type="float" office:value="0.000242168499999973" calcext:value-type="float">
            <text:p>0,000242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/>
          <table:table-cell table:style-name="ce9" office:value-type="float" office:value="2.010619298" calcext:value-type="float">
            <text:p>2,01E+00</text:p>
          </table:table-cell>
          <table:table-cell table:style-name="ce9" office:value-type="float" office:value="-0.4254991953" calcext:value-type="float">
            <text:p>-4,25E-01</text:p>
          </table:table-cell>
          <table:table-cell table:style-name="ce9" office:value-type="float" office:value="-0.4257792916" calcext:value-type="float">
            <text:p>-4,26E-01</text:p>
          </table:table-cell>
          <table:table-cell table:style-name="ce11" table:formula="of:=[.$D33]-[.$E33]" office:value-type="float" office:value="0.000280096299999977" calcext:value-type="float">
            <text:p>0,000280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/>
          <table:table-cell table:style-name="ce9" office:value-type="float" office:value="2.073451151" calcext:value-type="float">
            <text:p>2,07E+00</text:p>
          </table:table-cell>
          <table:table-cell table:style-name="ce9" office:value-type="float" office:value="-0.4814367555" calcext:value-type="float">
            <text:p>-4,81E-01</text:p>
          </table:table-cell>
          <table:table-cell table:style-name="ce9" office:value-type="float" office:value="-0.4817536741" calcext:value-type="float">
            <text:p>-4,82E-01</text:p>
          </table:table-cell>
          <table:table-cell table:style-name="ce11" table:formula="of:=[.$D34]-[.$E34]" office:value-type="float" office:value="0.000316918599999993" calcext:value-type="float">
            <text:p>0,000317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/>
          <table:table-cell table:style-name="ce9" office:value-type="float" office:value="2.136283004" calcext:value-type="float">
            <text:p>2,14E+00</text:p>
          </table:table-cell>
          <table:table-cell table:style-name="ce9" office:value-type="float" office:value="-0.5354743047" calcext:value-type="float">
            <text:p>-5,35E-01</text:p>
          </table:table-cell>
          <table:table-cell table:style-name="ce9" office:value-type="float" office:value="-0.535826795" calcext:value-type="float">
            <text:p>-5,36E-01</text:p>
          </table:table-cell>
          <table:table-cell table:style-name="ce11" table:formula="of:=[.$D35]-[.$E35]" office:value-type="float" office:value="0.000352490300000063" calcext:value-type="float">
            <text:p>0,000352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/>
          <table:table-cell table:style-name="ce9" office:value-type="float" office:value="2.199114858" calcext:value-type="float">
            <text:p>2,20E+00</text:p>
          </table:table-cell>
          <table:table-cell table:style-name="ce9" office:value-type="float" office:value="-0.5873985814" calcext:value-type="float">
            <text:p>-5,87E-01</text:p>
          </table:table-cell>
          <table:table-cell table:style-name="ce9" office:value-type="float" office:value="-0.5877852523" calcext:value-type="float">
            <text:p>-5,88E-01</text:p>
          </table:table-cell>
          <table:table-cell table:style-name="ce11" table:formula="of:=[.$D36]-[.$E36]" office:value-type="float" office:value="0.000386670899999997" calcext:value-type="float">
            <text:p>0,000387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/>
          <table:table-cell table:style-name="ce9" office:value-type="float" office:value="2.261946711" calcext:value-type="float">
            <text:p>2,26E+00</text:p>
          </table:table-cell>
          <table:table-cell table:style-name="ce9" office:value-type="float" office:value="-0.6370046644" calcext:value-type="float">
            <text:p>-6,37E-01</text:p>
          </table:table-cell>
          <table:table-cell table:style-name="ce9" office:value-type="float" office:value="-0.6374239897" calcext:value-type="float">
            <text:p>-6,37E-01</text:p>
          </table:table-cell>
          <table:table-cell table:style-name="ce11" table:formula="of:=[.$D37]-[.$E37]" office:value-type="float" office:value="0.000419325299999995" calcext:value-type="float">
            <text:p>0,000419</text:p>
          </table:table-cell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/>
          <table:table-cell table:style-name="ce9" office:value-type="float" office:value="2.324778564" calcext:value-type="float">
            <text:p>2,32E+00</text:p>
          </table:table-cell>
          <table:table-cell table:style-name="ce9" office:value-type="float" office:value="-0.6840967809" calcext:value-type="float">
            <text:p>-6,84E-01</text:p>
          </table:table-cell>
          <table:table-cell table:style-name="ce9" office:value-type="float" office:value="-0.6845471059" calcext:value-type="float">
            <text:p>-6,85E-01</text:p>
          </table:table-cell>
          <table:table-cell table:style-name="ce11" table:formula="of:=[.$D38]-[.$E38]" office:value-type="float" office:value="0.000450324999999974" calcext:value-type="float">
            <text:p>0,000450</text:p>
          </table:table-cell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/>
          <table:table-cell table:style-name="ce9" office:value-type="float" office:value="2.387610417" calcext:value-type="float">
            <text:p>2,39E+00</text:p>
          </table:table-cell>
          <table:table-cell table:style-name="ce9" office:value-type="float" office:value="-0.72848908" calcext:value-type="float">
            <text:p>-7,28E-01</text:p>
          </table:table-cell>
          <table:table-cell table:style-name="ce9" office:value-type="float" office:value="-0.7289686274" calcext:value-type="float">
            <text:p>-7,29E-01</text:p>
          </table:table-cell>
          <table:table-cell table:style-name="ce11" table:formula="of:=[.$D39]-[.$E39]" office:value-type="float" office:value="0.000479547400000002" calcext:value-type="float">
            <text:p>0,000480</text:p>
          </table:table-cell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/>
          <table:table-cell table:style-name="ce9" office:value-type="float" office:value="2.45044227" calcext:value-type="float">
            <text:p>2,45E+00</text:p>
          </table:table-cell>
          <table:table-cell table:style-name="ce9" office:value-type="float" office:value="-0.7700063654" calcext:value-type="float">
            <text:p>-7,70E-01</text:p>
          </table:table-cell>
          <table:table-cell table:style-name="ce9" office:value-type="float" office:value="-0.7705132428" calcext:value-type="float">
            <text:p>-7,71E-01</text:p>
          </table:table-cell>
          <table:table-cell table:style-name="ce11" table:formula="of:=[.$D40]-[.$E40]" office:value-type="float" office:value="0.000506877399999994" calcext:value-type="float">
            <text:p>0,000507</text:p>
          </table:table-cell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/>
          <table:table-cell table:style-name="ce9" office:value-type="float" office:value="2.513274123" calcext:value-type="float">
            <text:p>2,51E+00</text:p>
          </table:table-cell>
          <table:table-cell table:style-name="ce9" office:value-type="float" office:value="-0.8084847876" calcext:value-type="float">
            <text:p>-8,08E-01</text:p>
          </table:table-cell>
          <table:table-cell table:style-name="ce9" office:value-type="float" office:value="-0.8090169944" calcext:value-type="float">
            <text:p>-8,09E-01</text:p>
          </table:table-cell>
          <table:table-cell table:style-name="ce11" table:formula="of:=[.$D41]-[.$E41]" office:value-type="float" office:value="0.000532206800000101" calcext:value-type="float">
            <text:p>0,000532</text:p>
          </table:table-cell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9" office:value-type="float" office:value="2.576105976" calcext:value-type="float">
            <text:p>2,58E+00</text:p>
          </table:table-cell>
          <table:table-cell table:style-name="ce9" office:value-type="float" office:value="-0.8437724896" calcext:value-type="float">
            <text:p>-8,44E-01</text:p>
          </table:table-cell>
          <table:table-cell table:style-name="ce9" office:value-type="float" office:value="-0.8443279255" calcext:value-type="float">
            <text:p>-8,44E-01</text:p>
          </table:table-cell>
          <table:table-cell table:style-name="ce11" table:formula="of:=[.$D42]-[.$E42]" office:value-type="float" office:value="0.000555435899999956" calcext:value-type="float">
            <text:p>0,000555</text:p>
          </table:table-cell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9" office:value-type="float" office:value="2.638937829" calcext:value-type="float">
            <text:p>2,64E+00</text:p>
          </table:table-cell>
          <table:table-cell table:style-name="ce9" office:value-type="float" office:value="-0.8757302072" calcext:value-type="float">
            <text:p>-8,76E-01</text:p>
          </table:table-cell>
          <table:table-cell table:style-name="ce9" office:value-type="float" office:value="-0.87630668" calcext:value-type="float">
            <text:p>-8,76E-01</text:p>
          </table:table-cell>
          <table:table-cell table:style-name="ce11" table:formula="of:=[.$D43]-[.$E43]" office:value-type="float" office:value="0.00057647279999995" calcext:value-type="float">
            <text:p>0,000576</text:p>
          </table:table-cell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9" office:value-type="float" office:value="2.701769682" calcext:value-type="float">
            <text:p>2,70E+00</text:p>
          </table:table-cell>
          <table:table-cell table:style-name="ce9" office:value-type="float" office:value="-0.9042318176" calcext:value-type="float">
            <text:p>-9,04E-01</text:p>
          </table:table-cell>
          <table:table-cell table:style-name="ce9" office:value-type="float" office:value="-0.9048270525" calcext:value-type="float">
            <text:p>-9,05E-01</text:p>
          </table:table-cell>
          <table:table-cell table:style-name="ce11" table:formula="of:=[.$D44]-[.$E44]" office:value-type="float" office:value="0.000595234900000019" calcext:value-type="float">
            <text:p>0,000595</text:p>
          </table:table-cell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9" office:value-type="float" office:value="2.764601535" calcext:value-type="float">
            <text:p>2,76E+00</text:p>
          </table:table-cell>
          <table:table-cell table:style-name="ce9" office:value-type="float" office:value="-0.9291648382" calcext:value-type="float">
            <text:p>-9,29E-01</text:p>
          </table:table-cell>
          <table:table-cell table:style-name="ce9" office:value-type="float" office:value="-0.9297764859" calcext:value-type="float">
            <text:p>-9,30E-01</text:p>
          </table:table-cell>
          <table:table-cell table:style-name="ce11" table:formula="of:=[.$D45]-[.$E45]" office:value-type="float" office:value="0.000611647699999995" calcext:value-type="float">
            <text:p>0,000612</text:p>
          </table:table-cell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9" office:value-type="float" office:value="2.827433388" calcext:value-type="float">
            <text:p>2,83E+00</text:p>
          </table:table-cell>
          <table:table-cell table:style-name="ce9" office:value-type="float" office:value="-0.9504308697" calcext:value-type="float">
            <text:p>-9,50E-01</text:p>
          </table:table-cell>
          <table:table-cell table:style-name="ce9" office:value-type="float" office:value="-0.9510565163" calcext:value-type="float">
            <text:p>-9,51E-01</text:p>
          </table:table-cell>
          <table:table-cell table:style-name="ce11" table:formula="of:=[.$D46]-[.$E46]" office:value-type="float" office:value="0.000625646599999974" calcext:value-type="float">
            <text:p>0,000626</text:p>
          </table:table-cell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8"/>
          <table:table-cell table:style-name="ce9" office:value-type="float" office:value="2.890265241" calcext:value-type="float">
            <text:p>2,89E+00</text:p>
          </table:table-cell>
          <table:table-cell table:style-name="ce9" office:value-type="float" office:value="-0.9679459847" calcext:value-type="float">
            <text:p>-9,68E-01</text:p>
          </table:table-cell>
          <table:table-cell table:style-name="ce9" office:value-type="float" office:value="-0.9685831611" calcext:value-type="float">
            <text:p>-9,69E-01</text:p>
          </table:table-cell>
          <table:table-cell table:style-name="ce11" table:formula="of:=[.$D47]-[.$E47]" office:value-type="float" office:value="0.00063717640000005" calcext:value-type="float">
            <text:p>0,000637</text:p>
          </table:table-cell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8"/>
          <table:table-cell table:style-name="ce9" office:value-type="float" office:value="2.953097094" calcext:value-type="float">
            <text:p>2,95E+00</text:p>
          </table:table-cell>
          <table:table-cell table:style-name="ce9" office:value-type="float" office:value="-0.9816410592" calcext:value-type="float">
            <text:p>-9,82E-01</text:p>
          </table:table-cell>
          <table:table-cell table:style-name="ce9" office:value-type="float" office:value="-0.9822872507" calcext:value-type="float">
            <text:p>-9,82E-01</text:p>
          </table:table-cell>
          <table:table-cell table:style-name="ce11" table:formula="of:=[.$D48]-[.$E48]" office:value-type="float" office:value="0.000646191500000004" calcext:value-type="float">
            <text:p>0,000646</text:p>
          </table:table-cell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8"/>
          <table:table-cell table:style-name="ce9" office:value-type="float" office:value="3.015928947" calcext:value-type="float">
            <text:p>3,02E+00</text:p>
          </table:table-cell>
          <table:table-cell table:style-name="ce9" office:value-type="float" office:value="-0.9914620448" calcext:value-type="float">
            <text:p>-9,91E-01</text:p>
          </table:table-cell>
          <table:table-cell table:style-name="ce9" office:value-type="float" office:value="-0.9921147013" calcext:value-type="float">
            <text:p>-9,92E-01</text:p>
          </table:table-cell>
          <table:table-cell table:style-name="ce11" table:formula="of:=[.$D49]-[.$E49]" office:value-type="float" office:value="0.000652656500000015" calcext:value-type="float">
            <text:p>0,000653</text:p>
          </table:table-cell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9" office:value-type="float" office:value="3.078760801" calcext:value-type="float">
            <text:p>3,08E+00</text:p>
          </table:table-cell>
          <table:table-cell table:style-name="ce9" office:value-type="float" office:value="-0.9973701828" calcext:value-type="float">
            <text:p>-9,97E-01</text:p>
          </table:table-cell>
          <table:table-cell table:style-name="ce9" office:value-type="float" office:value="-0.9980267284" calcext:value-type="float">
            <text:p>-9,98E-01</text:p>
          </table:table-cell>
          <table:table-cell table:style-name="ce11" table:formula="of:=[.$D50]-[.$E50]" office:value-type="float" office:value="0.000656545600000058" calcext:value-type="float">
            <text:p>0,000657</text:p>
          </table:table-cell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8"/>
          <table:table-cell table:style-name="ce9" office:value-type="float" office:value="3.141592654" calcext:value-type="float">
            <text:p>3,14E+00</text:p>
          </table:table-cell>
          <table:table-cell table:style-name="ce9" office:value-type="float" office:value="-0.9993421562" calcext:value-type="float">
            <text:p>-9,99E-01</text:p>
          </table:table-cell>
          <table:table-cell table:style-name="ce9" office:value-type="float" office:value="-1" calcext:value-type="float">
            <text:p>-1,00E+00</text:p>
          </table:table-cell>
          <table:table-cell table:style-name="ce11" table:formula="of:=[.$D51]-[.$E51]" office:value-type="float" office:value="0.000657843800000002" calcext:value-type="float">
            <text:p>0,000658</text:p>
          </table:table-cell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/>
          <table:table-cell table:style-name="ce9" office:value-type="float" office:value="3.204424507" calcext:value-type="float">
            <text:p>3,20E+00</text:p>
          </table:table-cell>
          <table:table-cell table:style-name="ce9" office:value-type="float" office:value="-0.9973701828" calcext:value-type="float">
            <text:p>-9,97E-01</text:p>
          </table:table-cell>
          <table:table-cell table:style-name="ce9" office:value-type="float" office:value="-0.9980267284" calcext:value-type="float">
            <text:p>-9,98E-01</text:p>
          </table:table-cell>
          <table:table-cell table:style-name="ce11" table:formula="of:=[.$D52]-[.$E52]" office:value-type="float" office:value="0.000656545600000058" calcext:value-type="float">
            <text:p>0,000657</text:p>
          </table:table-cell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8"/>
          <table:table-cell table:style-name="ce9" office:value-type="float" office:value="3.26725636" calcext:value-type="float">
            <text:p>3,27E+00</text:p>
          </table:table-cell>
          <table:table-cell table:style-name="ce9" office:value-type="float" office:value="-0.9914620448" calcext:value-type="float">
            <text:p>-9,91E-01</text:p>
          </table:table-cell>
          <table:table-cell table:style-name="ce9" office:value-type="float" office:value="-0.9921147013" calcext:value-type="float">
            <text:p>-9,92E-01</text:p>
          </table:table-cell>
          <table:table-cell table:style-name="ce11" table:formula="of:=[.$D53]-[.$E53]" office:value-type="float" office:value="0.000652656500000015" calcext:value-type="float">
            <text:p>0,000653</text:p>
          </table:table-cell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/>
          <table:table-cell table:style-name="ce9" office:value-type="float" office:value="3.330088213" calcext:value-type="float">
            <text:p>3,33E+00</text:p>
          </table:table-cell>
          <table:table-cell table:style-name="ce9" office:value-type="float" office:value="-0.9816410592" calcext:value-type="float">
            <text:p>-9,82E-01</text:p>
          </table:table-cell>
          <table:table-cell table:style-name="ce9" office:value-type="float" office:value="-0.9822872507" calcext:value-type="float">
            <text:p>-9,82E-01</text:p>
          </table:table-cell>
          <table:table-cell table:style-name="ce11" table:formula="of:=[.$D54]-[.$E54]" office:value-type="float" office:value="0.000646191500000004" calcext:value-type="float">
            <text:p>0,000646</text:p>
          </table:table-cell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8"/>
          <table:table-cell table:style-name="ce9" office:value-type="float" office:value="3.392920066" calcext:value-type="float">
            <text:p>3,39E+00</text:p>
          </table:table-cell>
          <table:table-cell table:style-name="ce9" office:value-type="float" office:value="-0.9679459847" calcext:value-type="float">
            <text:p>-9,68E-01</text:p>
          </table:table-cell>
          <table:table-cell table:style-name="ce9" office:value-type="float" office:value="-0.9685831611" calcext:value-type="float">
            <text:p>-9,69E-01</text:p>
          </table:table-cell>
          <table:table-cell table:style-name="ce11" table:formula="of:=[.$D55]-[.$E55]" office:value-type="float" office:value="0.00063717640000005" calcext:value-type="float">
            <text:p>0,000637</text:p>
          </table:table-cell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/>
          <table:table-cell table:style-name="ce9" office:value-type="float" office:value="3.455751919" calcext:value-type="float">
            <text:p>3,46E+00</text:p>
          </table:table-cell>
          <table:table-cell table:style-name="ce9" office:value-type="float" office:value="-0.9504308697" calcext:value-type="float">
            <text:p>-9,50E-01</text:p>
          </table:table-cell>
          <table:table-cell table:style-name="ce9" office:value-type="float" office:value="-0.9510565163" calcext:value-type="float">
            <text:p>-9,51E-01</text:p>
          </table:table-cell>
          <table:table-cell table:style-name="ce11" table:formula="of:=[.$D56]-[.$E56]" office:value-type="float" office:value="0.000625646599999974" calcext:value-type="float">
            <text:p>0,000626</text:p>
          </table:table-cell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8"/>
          <table:table-cell table:style-name="ce9" office:value-type="float" office:value="3.518583772" calcext:value-type="float">
            <text:p>3,52E+00</text:p>
          </table:table-cell>
          <table:table-cell table:style-name="ce9" office:value-type="float" office:value="-0.9291648382" calcext:value-type="float">
            <text:p>-9,29E-01</text:p>
          </table:table-cell>
          <table:table-cell table:style-name="ce9" office:value-type="float" office:value="-0.9297764859" calcext:value-type="float">
            <text:p>-9,30E-01</text:p>
          </table:table-cell>
          <table:table-cell table:style-name="ce11" table:formula="of:=[.$D57]-[.$E57]" office:value-type="float" office:value="0.000611647699999995" calcext:value-type="float">
            <text:p>0,000612</text:p>
          </table:table-cell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8"/>
          <table:table-cell table:style-name="ce9" office:value-type="float" office:value="3.581415625" calcext:value-type="float">
            <text:p>3,58E+00</text:p>
          </table:table-cell>
          <table:table-cell table:style-name="ce9" office:value-type="float" office:value="-0.9042318176" calcext:value-type="float">
            <text:p>-9,04E-01</text:p>
          </table:table-cell>
          <table:table-cell table:style-name="ce9" office:value-type="float" office:value="-0.9048270525" calcext:value-type="float">
            <text:p>-9,05E-01</text:p>
          </table:table-cell>
          <table:table-cell table:style-name="ce11" table:formula="of:=[.$D58]-[.$E58]" office:value-type="float" office:value="0.000595234900000019" calcext:value-type="float">
            <text:p>0,000595</text:p>
          </table:table-cell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8"/>
          <table:table-cell table:style-name="ce9" office:value-type="float" office:value="3.644247478" calcext:value-type="float">
            <text:p>3,64E+00</text:p>
          </table:table-cell>
          <table:table-cell table:style-name="ce9" office:value-type="float" office:value="-0.8757302072" calcext:value-type="float">
            <text:p>-8,76E-01</text:p>
          </table:table-cell>
          <table:table-cell table:style-name="ce9" office:value-type="float" office:value="-0.87630668" calcext:value-type="float">
            <text:p>-8,76E-01</text:p>
          </table:table-cell>
          <table:table-cell table:style-name="ce11" table:formula="of:=[.$D59]-[.$E59]" office:value-type="float" office:value="0.00057647279999995" calcext:value-type="float">
            <text:p>0,000576</text:p>
          </table:table-cell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8"/>
          <table:table-cell table:style-name="ce9" office:value-type="float" office:value="3.707079331" calcext:value-type="float">
            <text:p>3,71E+00</text:p>
          </table:table-cell>
          <table:table-cell table:style-name="ce9" office:value-type="float" office:value="-0.8437724896" calcext:value-type="float">
            <text:p>-8,44E-01</text:p>
          </table:table-cell>
          <table:table-cell table:style-name="ce9" office:value-type="float" office:value="-0.8443279255" calcext:value-type="float">
            <text:p>-8,44E-01</text:p>
          </table:table-cell>
          <table:table-cell table:style-name="ce11" table:formula="of:=[.$D60]-[.$E60]" office:value-type="float" office:value="0.000555435899999956" calcext:value-type="float">
            <text:p>0,000555</text:p>
          </table:table-cell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8"/>
          <table:table-cell table:style-name="ce9" office:value-type="float" office:value="3.769911184" calcext:value-type="float">
            <text:p>3,77E+00</text:p>
          </table:table-cell>
          <table:table-cell table:style-name="ce9" office:value-type="float" office:value="-0.8084847876" calcext:value-type="float">
            <text:p>-8,08E-01</text:p>
          </table:table-cell>
          <table:table-cell table:style-name="ce9" office:value-type="float" office:value="-0.8090169944" calcext:value-type="float">
            <text:p>-8,09E-01</text:p>
          </table:table-cell>
          <table:table-cell table:style-name="ce11" table:formula="of:=[.$D61]-[.$E61]" office:value-type="float" office:value="0.000532206800000101" calcext:value-type="float">
            <text:p>0,000532</text:p>
          </table:table-cell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/>
          <table:table-cell table:style-name="ce9" office:value-type="float" office:value="3.832743037" calcext:value-type="float">
            <text:p>3,83E+00</text:p>
          </table:table-cell>
          <table:table-cell table:style-name="ce9" office:value-type="float" office:value="-0.7700063654" calcext:value-type="float">
            <text:p>-7,70E-01</text:p>
          </table:table-cell>
          <table:table-cell table:style-name="ce9" office:value-type="float" office:value="-0.7705132428" calcext:value-type="float">
            <text:p>-7,71E-01</text:p>
          </table:table-cell>
          <table:table-cell table:style-name="ce11" table:formula="of:=[.$D62]-[.$E62]" office:value-type="float" office:value="0.000506877399999994" calcext:value-type="float">
            <text:p>0,000507</text:p>
          </table:table-cell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8"/>
          <table:table-cell table:style-name="ce9" office:value-type="float" office:value="3.89557489" calcext:value-type="float">
            <text:p>3,90E+00</text:p>
          </table:table-cell>
          <table:table-cell table:style-name="ce9" office:value-type="float" office:value="-0.72848908" calcext:value-type="float">
            <text:p>-7,28E-01</text:p>
          </table:table-cell>
          <table:table-cell table:style-name="ce9" office:value-type="float" office:value="-0.7289686274" calcext:value-type="float">
            <text:p>-7,29E-01</text:p>
          </table:table-cell>
          <table:table-cell table:style-name="ce11" table:formula="of:=[.$D63]-[.$E63]" office:value-type="float" office:value="0.000479547400000002" calcext:value-type="float">
            <text:p>0,000480</text:p>
          </table:table-cell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8"/>
          <table:table-cell table:style-name="ce9" office:value-type="float" office:value="3.958406744" calcext:value-type="float">
            <text:p>3,96E+00</text:p>
          </table:table-cell>
          <table:table-cell table:style-name="ce9" office:value-type="float" office:value="-0.6840967809" calcext:value-type="float">
            <text:p>-6,84E-01</text:p>
          </table:table-cell>
          <table:table-cell table:style-name="ce9" office:value-type="float" office:value="-0.6845471059" calcext:value-type="float">
            <text:p>-6,85E-01</text:p>
          </table:table-cell>
          <table:table-cell table:style-name="ce11" table:formula="of:=[.$D64]-[.$E64]" office:value-type="float" office:value="0.000450324999999974" calcext:value-type="float">
            <text:p>0,000450</text:p>
          </table:table-cell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8"/>
          <table:table-cell table:style-name="ce9" office:value-type="float" office:value="4.021238597" calcext:value-type="float">
            <text:p>4,02E+00</text:p>
          </table:table-cell>
          <table:table-cell table:style-name="ce9" office:value-type="float" office:value="-0.6370046644" calcext:value-type="float">
            <text:p>-6,37E-01</text:p>
          </table:table-cell>
          <table:table-cell table:style-name="ce9" office:value-type="float" office:value="-0.6374239897" calcext:value-type="float">
            <text:p>-6,37E-01</text:p>
          </table:table-cell>
          <table:table-cell table:style-name="ce11" table:formula="of:=[.$D65]-[.$E65]" office:value-type="float" office:value="0.000419325299999995" calcext:value-type="float">
            <text:p>0,000419</text:p>
          </table:table-cell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8"/>
          <table:table-cell table:style-name="ce9" office:value-type="float" office:value="4.08407045" calcext:value-type="float">
            <text:p>4,08E+00</text:p>
          </table:table-cell>
          <table:table-cell table:style-name="ce9" office:value-type="float" office:value="-0.5873985814" calcext:value-type="float">
            <text:p>-5,87E-01</text:p>
          </table:table-cell>
          <table:table-cell table:style-name="ce9" office:value-type="float" office:value="-0.5877852523" calcext:value-type="float">
            <text:p>-5,88E-01</text:p>
          </table:table-cell>
          <table:table-cell table:style-name="ce11" table:formula="of:=[.$D66]-[.$E66]" office:value-type="float" office:value="0.000386670899999997" calcext:value-type="float">
            <text:p>0,000387</text:p>
          </table:table-cell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9" office:value-type="float" office:value="4.146902303" calcext:value-type="float">
            <text:p>4,15E+00</text:p>
          </table:table-cell>
          <table:table-cell table:style-name="ce9" office:value-type="float" office:value="-0.5354743047" calcext:value-type="float">
            <text:p>-5,35E-01</text:p>
          </table:table-cell>
          <table:table-cell table:style-name="ce9" office:value-type="float" office:value="-0.535826795" calcext:value-type="float">
            <text:p>-5,36E-01</text:p>
          </table:table-cell>
          <table:table-cell table:style-name="ce11" table:formula="of:=[.$D67]-[.$E67]" office:value-type="float" office:value="0.000352490300000063" calcext:value-type="float">
            <text:p>0,000352</text:p>
          </table:table-cell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8"/>
          <table:table-cell table:style-name="ce9" office:value-type="float" office:value="4.209734156" calcext:value-type="float">
            <text:p>4,21E+00</text:p>
          </table:table-cell>
          <table:table-cell table:style-name="ce9" office:value-type="float" office:value="-0.4814367555" calcext:value-type="float">
            <text:p>-4,81E-01</text:p>
          </table:table-cell>
          <table:table-cell table:style-name="ce9" office:value-type="float" office:value="-0.4817536741" calcext:value-type="float">
            <text:p>-4,82E-01</text:p>
          </table:table-cell>
          <table:table-cell table:style-name="ce11" table:formula="of:=[.$D68]-[.$E68]" office:value-type="float" office:value="0.000316918599999993" calcext:value-type="float">
            <text:p>0,000317</text:p>
          </table:table-cell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8"/>
          <table:table-cell table:style-name="ce9" office:value-type="float" office:value="4.272566009" calcext:value-type="float">
            <text:p>4,27E+00</text:p>
          </table:table-cell>
          <table:table-cell table:style-name="ce9" office:value-type="float" office:value="-0.4254991953" calcext:value-type="float">
            <text:p>-4,25E-01</text:p>
          </table:table-cell>
          <table:table-cell table:style-name="ce9" office:value-type="float" office:value="-0.4257792916" calcext:value-type="float">
            <text:p>-4,26E-01</text:p>
          </table:table-cell>
          <table:table-cell table:style-name="ce11" table:formula="of:=[.$D69]-[.$E69]" office:value-type="float" office:value="0.000280096299999977" calcext:value-type="float">
            <text:p>0,000280</text:p>
          </table:table-cell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8"/>
          <table:table-cell table:style-name="ce9" office:value-type="float" office:value="4.335397862" calcext:value-type="float">
            <text:p>4,34E+00</text:p>
          </table:table-cell>
          <table:table-cell table:style-name="ce9" office:value-type="float" office:value="-0.3678823842" calcext:value-type="float">
            <text:p>-3,68E-01</text:p>
          </table:table-cell>
          <table:table-cell table:style-name="ce9" office:value-type="float" office:value="-0.3681245527" calcext:value-type="float">
            <text:p>-3,68E-01</text:p>
          </table:table-cell>
          <table:table-cell table:style-name="ce11" table:formula="of:=[.$D70]-[.$E70]" office:value-type="float" office:value="0.000242168499999973" calcext:value-type="float">
            <text:p>0,000242</text:p>
          </table:table-cell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8"/>
          <table:table-cell table:style-name="ce9" office:value-type="float" office:value="4.398229715" calcext:value-type="float">
            <text:p>4,40E+00</text:p>
          </table:table-cell>
          <table:table-cell table:style-name="ce9" office:value-type="float" office:value="-0.3088137095" calcext:value-type="float">
            <text:p>-3,09E-01</text:p>
          </table:table-cell>
          <table:table-cell table:style-name="ce9" office:value-type="float" office:value="-0.3090169944" calcext:value-type="float">
            <text:p>-3,09E-01</text:p>
          </table:table-cell>
          <table:table-cell table:style-name="ce11" table:formula="of:=[.$D71]-[.$E71]" office:value-type="float" office:value="0.000203284899999989" calcext:value-type="float">
            <text:p>0,000203</text:p>
          </table:table-cell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/>
          <table:table-cell table:style-name="ce9" office:value-type="float" office:value="4.461061568" calcext:value-type="float">
            <text:p>4,46E+00</text:p>
          </table:table-cell>
          <table:table-cell table:style-name="ce9" office:value-type="float" office:value="-0.2485262881" calcext:value-type="float">
            <text:p>-2,49E-01</text:p>
          </table:table-cell>
          <table:table-cell table:style-name="ce9" office:value-type="float" office:value="-0.2486898872" calcext:value-type="float">
            <text:p>-2,49E-01</text:p>
          </table:table-cell>
          <table:table-cell table:style-name="ce11" table:formula="of:=[.$D72]-[.$E72]" office:value-type="float" office:value="0.000163599099999995" calcext:value-type="float">
            <text:p>0,000164</text:p>
          </table:table-cell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8"/>
          <table:table-cell table:style-name="ce9" office:value-type="float" office:value="4.523893421" calcext:value-type="float">
            <text:p>4,52E+00</text:p>
          </table:table-cell>
          <table:table-cell table:style-name="ce9" office:value-type="float" office:value="-0.187258047" calcext:value-type="float">
            <text:p>-1,87E-01</text:p>
          </table:table-cell>
          <table:table-cell table:style-name="ce9" office:value-type="float" office:value="-0.1873813146" calcext:value-type="float">
            <text:p>-1,87E-01</text:p>
          </table:table-cell>
          <table:table-cell table:style-name="ce11" table:formula="of:=[.$D73]-[.$E73]" office:value-type="float" office:value="0.000123267600000004" calcext:value-type="float">
            <text:p>0,000123</text:p>
          </table:table-cell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8"/>
          <table:table-cell table:style-name="ce9" office:value-type="float" office:value="4.586725274" calcext:value-type="float">
            <text:p>4,59E+00</text:p>
          </table:table-cell>
          <table:table-cell table:style-name="ce9" office:value-type="float" office:value="-0.1252507839" calcext:value-type="float">
            <text:p>-1,25E-01</text:p>
          </table:table-cell>
          <table:table-cell table:style-name="ce9" office:value-type="float" office:value="-0.1253332336" calcext:value-type="float">
            <text:p>-1,25E-01</text:p>
          </table:table-cell>
          <table:table-cell table:style-name="ce11" table:formula="of:=[.$D74]-[.$E74]" office:value-type="float" office:value="0.0000824497000000146" calcext:value-type="float">
            <text:p>0,000082</text:p>
          </table:table-cell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8"/>
          <table:table-cell table:style-name="ce9" office:value-type="float" office:value="4.649557127" calcext:value-type="float">
            <text:p>4,65E+00</text:p>
          </table:table-cell>
          <table:table-cell table:style-name="ce9" office:value-type="float" office:value="-0.06274921318" calcext:value-type="float">
            <text:p>-6,27E-02</text:p>
          </table:table-cell>
          <table:table-cell table:style-name="ce9" office:value-type="float" office:value="-0.06279051953" calcext:value-type="float">
            <text:p>-6,28E-02</text:p>
          </table:table-cell>
          <table:table-cell table:style-name="ce11" table:formula="of:=[.$D75]-[.$E75]" office:value-type="float" office:value="0.0000413063499999922" calcext:value-type="float">
            <text:p>0,000041</text:p>
          </table:table-cell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8"/>
          <table:table-cell table:style-name="ce9" office:value-type="float" office:value="4.71238898" calcext:value-type="float">
            <text:p>4,71E+00</text:p>
          </table:table-cell>
          <table:table-cell table:style-name="ce9" office:value-type="float" office:value="0" calcext:value-type="float">
            <text:p>0,00E+00</text:p>
          </table:table-cell>
          <table:table-cell table:style-name="ce9" office:value-type="float" office:value="-1.836970199E-016" calcext:value-type="float">
            <text:p>-1,84E-16</text:p>
          </table:table-cell>
          <table:table-cell table:style-name="ce11" table:formula="of:=[.$D76]-[.$E76]" office:value-type="float" office:value="1.836970199E-016" calcext:value-type="float">
            <text:p>0,000000</text:p>
          </table:table-cell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8"/>
          <table:table-cell table:style-name="ce9" office:value-type="float" office:value="4.775220833" calcext:value-type="float">
            <text:p>4,78E+00</text:p>
          </table:table-cell>
          <table:table-cell table:style-name="ce9" office:value-type="float" office:value="0.06274921318" calcext:value-type="float">
            <text:p>6,27E-02</text:p>
          </table:table-cell>
          <table:table-cell table:style-name="ce9" office:value-type="float" office:value="0.06279051953" calcext:value-type="float">
            <text:p>6,28E-02</text:p>
          </table:table-cell>
          <table:table-cell table:style-name="ce11" table:formula="of:=[.$D77]-[.$E77]" office:value-type="float" office:value="-0.0000413063499999922" calcext:value-type="float">
            <text:p>-0,000041</text:p>
          </table:table-cell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/>
          <table:table-cell table:style-name="ce9" office:value-type="float" office:value="4.838052687" calcext:value-type="float">
            <text:p>4,84E+00</text:p>
          </table:table-cell>
          <table:table-cell table:style-name="ce9" office:value-type="float" office:value="0.1252507839" calcext:value-type="float">
            <text:p>1,25E-01</text:p>
          </table:table-cell>
          <table:table-cell table:style-name="ce9" office:value-type="float" office:value="0.1253332336" calcext:value-type="float">
            <text:p>1,25E-01</text:p>
          </table:table-cell>
          <table:table-cell table:style-name="ce11" table:formula="of:=[.$D78]-[.$E78]" office:value-type="float" office:value="-0.0000824497000000146" calcext:value-type="float">
            <text:p>-0,000082</text:p>
          </table:table-cell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8"/>
          <table:table-cell table:style-name="ce9" office:value-type="float" office:value="4.90088454" calcext:value-type="float">
            <text:p>4,90E+00</text:p>
          </table:table-cell>
          <table:table-cell table:style-name="ce9" office:value-type="float" office:value="0.187258047" calcext:value-type="float">
            <text:p>1,87E-01</text:p>
          </table:table-cell>
          <table:table-cell table:style-name="ce9" office:value-type="float" office:value="0.1873813146" calcext:value-type="float">
            <text:p>1,87E-01</text:p>
          </table:table-cell>
          <table:table-cell table:style-name="ce11" table:formula="of:=[.$D79]-[.$E79]" office:value-type="float" office:value="-0.000123267600000004" calcext:value-type="float">
            <text:p>-0,000123</text:p>
          </table:table-cell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/>
          <table:table-cell table:style-name="ce9" office:value-type="float" office:value="4.963716393" calcext:value-type="float">
            <text:p>4,96E+00</text:p>
          </table:table-cell>
          <table:table-cell table:style-name="ce9" office:value-type="float" office:value="0.2485262881" calcext:value-type="float">
            <text:p>2,49E-01</text:p>
          </table:table-cell>
          <table:table-cell table:style-name="ce9" office:value-type="float" office:value="0.2486898872" calcext:value-type="float">
            <text:p>2,49E-01</text:p>
          </table:table-cell>
          <table:table-cell table:style-name="ce11" table:formula="of:=[.$D80]-[.$E80]" office:value-type="float" office:value="-0.000163599099999995" calcext:value-type="float">
            <text:p>-0,000164</text:p>
          </table:table-cell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/>
          <table:table-cell table:style-name="ce9" office:value-type="float" office:value="5.026548246" calcext:value-type="float">
            <text:p>5,03E+00</text:p>
          </table:table-cell>
          <table:table-cell table:style-name="ce9" office:value-type="float" office:value="0.3088137095" calcext:value-type="float">
            <text:p>3,09E-01</text:p>
          </table:table-cell>
          <table:table-cell table:style-name="ce9" office:value-type="float" office:value="0.3090169944" calcext:value-type="float">
            <text:p>3,09E-01</text:p>
          </table:table-cell>
          <table:table-cell table:style-name="ce11" table:formula="of:=[.$D81]-[.$E81]" office:value-type="float" office:value="-0.000203284899999989" calcext:value-type="float">
            <text:p>-0,000203</text:p>
          </table:table-cell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/>
          <table:table-cell table:style-name="ce9" office:value-type="float" office:value="5.089380099" calcext:value-type="float">
            <text:p>5,09E+00</text:p>
          </table:table-cell>
          <table:table-cell table:style-name="ce9" office:value-type="float" office:value="0.3678823842" calcext:value-type="float">
            <text:p>3,68E-01</text:p>
          </table:table-cell>
          <table:table-cell table:style-name="ce9" office:value-type="float" office:value="0.3681245527" calcext:value-type="float">
            <text:p>3,68E-01</text:p>
          </table:table-cell>
          <table:table-cell table:style-name="ce11" table:formula="of:=[.$D82]-[.$E82]" office:value-type="float" office:value="-0.000242168499999973" calcext:value-type="float">
            <text:p>-0,000242</text:p>
          </table:table-cell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/>
          <table:table-cell table:style-name="ce9" office:value-type="float" office:value="5.152211952" calcext:value-type="float">
            <text:p>5,15E+00</text:p>
          </table:table-cell>
          <table:table-cell table:style-name="ce9" office:value-type="float" office:value="0.4254991953" calcext:value-type="float">
            <text:p>4,25E-01</text:p>
          </table:table-cell>
          <table:table-cell table:style-name="ce9" office:value-type="float" office:value="0.4257792916" calcext:value-type="float">
            <text:p>4,26E-01</text:p>
          </table:table-cell>
          <table:table-cell table:style-name="ce11" table:formula="of:=[.$D83]-[.$E83]" office:value-type="float" office:value="-0.000280096299999977" calcext:value-type="float">
            <text:p>-0,000280</text:p>
          </table:table-cell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/>
          <table:table-cell table:style-name="ce9" office:value-type="float" office:value="5.215043805" calcext:value-type="float">
            <text:p>5,22E+00</text:p>
          </table:table-cell>
          <table:table-cell table:style-name="ce9" office:value-type="float" office:value="0.4814367555" calcext:value-type="float">
            <text:p>4,81E-01</text:p>
          </table:table-cell>
          <table:table-cell table:style-name="ce9" office:value-type="float" office:value="0.4817536741" calcext:value-type="float">
            <text:p>4,82E-01</text:p>
          </table:table-cell>
          <table:table-cell table:style-name="ce11" table:formula="of:=[.$D84]-[.$E84]" office:value-type="float" office:value="-0.000316918599999993" calcext:value-type="float">
            <text:p>-0,000317</text:p>
          </table:table-cell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/>
          <table:table-cell table:style-name="ce9" office:value-type="float" office:value="5.277875658" calcext:value-type="float">
            <text:p>5,28E+00</text:p>
          </table:table-cell>
          <table:table-cell table:style-name="ce9" office:value-type="float" office:value="0.5354743047" calcext:value-type="float">
            <text:p>5,35E-01</text:p>
          </table:table-cell>
          <table:table-cell table:style-name="ce9" office:value-type="float" office:value="0.535826795" calcext:value-type="float">
            <text:p>5,36E-01</text:p>
          </table:table-cell>
          <table:table-cell table:style-name="ce11" table:formula="of:=[.$D85]-[.$E85]" office:value-type="float" office:value="-0.000352490300000063" calcext:value-type="float">
            <text:p>-0,000352</text:p>
          </table:table-cell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8"/>
          <table:table-cell table:style-name="ce9" office:value-type="float" office:value="5.340707511" calcext:value-type="float">
            <text:p>5,34E+00</text:p>
          </table:table-cell>
          <table:table-cell table:style-name="ce9" office:value-type="float" office:value="0.5873985814" calcext:value-type="float">
            <text:p>5,87E-01</text:p>
          </table:table-cell>
          <table:table-cell table:style-name="ce9" office:value-type="float" office:value="0.5877852523" calcext:value-type="float">
            <text:p>5,88E-01</text:p>
          </table:table-cell>
          <table:table-cell table:style-name="ce11" table:formula="of:=[.$D86]-[.$E86]" office:value-type="float" office:value="-0.000386670899999997" calcext:value-type="float">
            <text:p>-0,000387</text:p>
          </table:table-cell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9" office:value-type="float" office:value="5.403539364" calcext:value-type="float">
            <text:p>5,40E+00</text:p>
          </table:table-cell>
          <table:table-cell table:style-name="ce9" office:value-type="float" office:value="0.6370046644" calcext:value-type="float">
            <text:p>6,37E-01</text:p>
          </table:table-cell>
          <table:table-cell table:style-name="ce9" office:value-type="float" office:value="0.6374239897" calcext:value-type="float">
            <text:p>6,37E-01</text:p>
          </table:table-cell>
          <table:table-cell table:style-name="ce11" table:formula="of:=[.$D87]-[.$E87]" office:value-type="float" office:value="-0.000419325299999995" calcext:value-type="float">
            <text:p>-0,000419</text:p>
          </table:table-cell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8"/>
          <table:table-cell table:style-name="ce9" office:value-type="float" office:value="5.466371217" calcext:value-type="float">
            <text:p>5,47E+00</text:p>
          </table:table-cell>
          <table:table-cell table:style-name="ce9" office:value-type="float" office:value="0.6840967809" calcext:value-type="float">
            <text:p>6,84E-01</text:p>
          </table:table-cell>
          <table:table-cell table:style-name="ce9" office:value-type="float" office:value="0.6845471059" calcext:value-type="float">
            <text:p>6,85E-01</text:p>
          </table:table-cell>
          <table:table-cell table:style-name="ce11" table:formula="of:=[.$D88]-[.$E88]" office:value-type="float" office:value="-0.000450324999999974" calcext:value-type="float">
            <text:p>-0,000450</text:p>
          </table:table-cell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8"/>
          <table:table-cell table:style-name="ce9" office:value-type="float" office:value="5.52920307" calcext:value-type="float">
            <text:p>5,53E+00</text:p>
          </table:table-cell>
          <table:table-cell table:style-name="ce9" office:value-type="float" office:value="0.72848908" calcext:value-type="float">
            <text:p>7,28E-01</text:p>
          </table:table-cell>
          <table:table-cell table:style-name="ce9" office:value-type="float" office:value="0.7289686274" calcext:value-type="float">
            <text:p>7,29E-01</text:p>
          </table:table-cell>
          <table:table-cell table:style-name="ce11" table:formula="of:=[.$D89]-[.$E89]" office:value-type="float" office:value="-0.000479547400000002" calcext:value-type="float">
            <text:p>-0,000480</text:p>
          </table:table-cell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/>
          <table:table-cell table:style-name="ce9" office:value-type="float" office:value="5.592034923" calcext:value-type="float">
            <text:p>5,59E+00</text:p>
          </table:table-cell>
          <table:table-cell table:style-name="ce9" office:value-type="float" office:value="0.7700063654" calcext:value-type="float">
            <text:p>7,70E-01</text:p>
          </table:table-cell>
          <table:table-cell table:style-name="ce9" office:value-type="float" office:value="0.7705132428" calcext:value-type="float">
            <text:p>7,71E-01</text:p>
          </table:table-cell>
          <table:table-cell table:style-name="ce11" table:formula="of:=[.$D90]-[.$E90]" office:value-type="float" office:value="-0.000506877399999994" calcext:value-type="float">
            <text:p>-0,000507</text:p>
          </table:table-cell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8"/>
          <table:table-cell table:style-name="ce9" office:value-type="float" office:value="5.654866776" calcext:value-type="float">
            <text:p>5,65E+00</text:p>
          </table:table-cell>
          <table:table-cell table:style-name="ce9" office:value-type="float" office:value="0.8084847876" calcext:value-type="float">
            <text:p>8,08E-01</text:p>
          </table:table-cell>
          <table:table-cell table:style-name="ce9" office:value-type="float" office:value="0.8090169944" calcext:value-type="float">
            <text:p>8,09E-01</text:p>
          </table:table-cell>
          <table:table-cell table:style-name="ce11" table:formula="of:=[.$D91]-[.$E91]" office:value-type="float" office:value="-0.000532206800000101" calcext:value-type="float">
            <text:p>-0,000532</text:p>
          </table:table-cell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/>
          <table:table-cell table:style-name="ce9" office:value-type="float" office:value="5.71769863" calcext:value-type="float">
            <text:p>5,72E+00</text:p>
          </table:table-cell>
          <table:table-cell table:style-name="ce9" office:value-type="float" office:value="0.8437724896" calcext:value-type="float">
            <text:p>8,44E-01</text:p>
          </table:table-cell>
          <table:table-cell table:style-name="ce9" office:value-type="float" office:value="0.8443279255" calcext:value-type="float">
            <text:p>8,44E-01</text:p>
          </table:table-cell>
          <table:table-cell table:style-name="ce11" table:formula="of:=[.$D92]-[.$E92]" office:value-type="float" office:value="-0.000555435899999956" calcext:value-type="float">
            <text:p>-0,000555</text:p>
          </table:table-cell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/>
          <table:table-cell table:style-name="ce9" office:value-type="float" office:value="5.780530483" calcext:value-type="float">
            <text:p>5,78E+00</text:p>
          </table:table-cell>
          <table:table-cell table:style-name="ce9" office:value-type="float" office:value="0.8757302072" calcext:value-type="float">
            <text:p>8,76E-01</text:p>
          </table:table-cell>
          <table:table-cell table:style-name="ce9" office:value-type="float" office:value="0.87630668" calcext:value-type="float">
            <text:p>8,76E-01</text:p>
          </table:table-cell>
          <table:table-cell table:style-name="ce11" table:formula="of:=[.$D93]-[.$E93]" office:value-type="float" office:value="-0.00057647279999995" calcext:value-type="float">
            <text:p>-0,000576</text:p>
          </table:table-cell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8"/>
          <table:table-cell table:style-name="ce9" office:value-type="float" office:value="5.843362336" calcext:value-type="float">
            <text:p>5,84E+00</text:p>
          </table:table-cell>
          <table:table-cell table:style-name="ce9" office:value-type="float" office:value="0.9042318176" calcext:value-type="float">
            <text:p>9,04E-01</text:p>
          </table:table-cell>
          <table:table-cell table:style-name="ce9" office:value-type="float" office:value="0.9048270525" calcext:value-type="float">
            <text:p>9,05E-01</text:p>
          </table:table-cell>
          <table:table-cell table:style-name="ce11" table:formula="of:=[.$D94]-[.$E94]" office:value-type="float" office:value="-0.000595234900000019" calcext:value-type="float">
            <text:p>-0,000595</text:p>
          </table:table-cell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8"/>
          <table:table-cell table:style-name="ce9" office:value-type="float" office:value="5.906194189" calcext:value-type="float">
            <text:p>5,91E+00</text:p>
          </table:table-cell>
          <table:table-cell table:style-name="ce9" office:value-type="float" office:value="0.9291648382" calcext:value-type="float">
            <text:p>9,29E-01</text:p>
          </table:table-cell>
          <table:table-cell table:style-name="ce9" office:value-type="float" office:value="0.9297764859" calcext:value-type="float">
            <text:p>9,30E-01</text:p>
          </table:table-cell>
          <table:table-cell table:style-name="ce11" table:formula="of:=[.$D95]-[.$E95]" office:value-type="float" office:value="-0.000611647699999995" calcext:value-type="float">
            <text:p>-0,000612</text:p>
          </table:table-cell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8"/>
          <table:table-cell table:style-name="ce9" office:value-type="float" office:value="5.969026042" calcext:value-type="float">
            <text:p>5,97E+00</text:p>
          </table:table-cell>
          <table:table-cell table:style-name="ce9" office:value-type="float" office:value="0.9504308697" calcext:value-type="float">
            <text:p>9,50E-01</text:p>
          </table:table-cell>
          <table:table-cell table:style-name="ce9" office:value-type="float" office:value="0.9510565163" calcext:value-type="float">
            <text:p>9,51E-01</text:p>
          </table:table-cell>
          <table:table-cell table:style-name="ce11" table:formula="of:=[.$D96]-[.$E96]" office:value-type="float" office:value="-0.000625646599999974" calcext:value-type="float">
            <text:p>-0,000626</text:p>
          </table:table-cell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8"/>
          <table:table-cell table:style-name="ce9" office:value-type="float" office:value="6.031857895" calcext:value-type="float">
            <text:p>6,03E+00</text:p>
          </table:table-cell>
          <table:table-cell table:style-name="ce9" office:value-type="float" office:value="0.9679459847" calcext:value-type="float">
            <text:p>9,68E-01</text:p>
          </table:table-cell>
          <table:table-cell table:style-name="ce9" office:value-type="float" office:value="0.9685831611" calcext:value-type="float">
            <text:p>9,69E-01</text:p>
          </table:table-cell>
          <table:table-cell table:style-name="ce11" table:formula="of:=[.$D97]-[.$E97]" office:value-type="float" office:value="-0.00063717640000005" calcext:value-type="float">
            <text:p>-0,000637</text:p>
          </table:table-cell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8"/>
          <table:table-cell table:style-name="ce9" office:value-type="float" office:value="6.094689748" calcext:value-type="float">
            <text:p>6,09E+00</text:p>
          </table:table-cell>
          <table:table-cell table:style-name="ce9" office:value-type="float" office:value="0.9816410592" calcext:value-type="float">
            <text:p>9,82E-01</text:p>
          </table:table-cell>
          <table:table-cell table:style-name="ce9" office:value-type="float" office:value="0.9822872507" calcext:value-type="float">
            <text:p>9,82E-01</text:p>
          </table:table-cell>
          <table:table-cell table:style-name="ce11" table:formula="of:=[.$D98]-[.$E98]" office:value-type="float" office:value="-0.000646191500000004" calcext:value-type="float">
            <text:p>-0,000646</text:p>
          </table:table-cell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8"/>
          <table:table-cell table:style-name="ce9" office:value-type="float" office:value="6.157521601" calcext:value-type="float">
            <text:p>6,16E+00</text:p>
          </table:table-cell>
          <table:table-cell table:style-name="ce9" office:value-type="float" office:value="0.9914620448" calcext:value-type="float">
            <text:p>9,91E-01</text:p>
          </table:table-cell>
          <table:table-cell table:style-name="ce9" office:value-type="float" office:value="0.9921147013" calcext:value-type="float">
            <text:p>9,92E-01</text:p>
          </table:table-cell>
          <table:table-cell table:style-name="ce11" table:formula="of:=[.$D99]-[.$E99]" office:value-type="float" office:value="-0.000652656500000015" calcext:value-type="float">
            <text:p>-0,000653</text:p>
          </table:table-cell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8"/>
          <table:table-cell table:style-name="ce9" office:value-type="float" office:value="6.220353454" calcext:value-type="float">
            <text:p>6,22E+00</text:p>
          </table:table-cell>
          <table:table-cell table:style-name="ce9" office:value-type="float" office:value="0.9973701828" calcext:value-type="float">
            <text:p>9,97E-01</text:p>
          </table:table-cell>
          <table:table-cell table:style-name="ce9" office:value-type="float" office:value="0.9980267284" calcext:value-type="float">
            <text:p>9,98E-01</text:p>
          </table:table-cell>
          <table:table-cell table:style-name="ce11" table:formula="of:=[.$D100]-[.$E100]" office:value-type="float" office:value="-0.000656545600000058" calcext:value-type="float">
            <text:p>-0,000657</text:p>
          </table:table-cell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8"/>
          <table:table-cell table:style-name="ce9" office:value-type="float" office:value="6.283185307" calcext:value-type="float">
            <text:p>6,28E+00</text:p>
          </table:table-cell>
          <table:table-cell table:style-name="ce9" office:value-type="float" office:value="0.9993421562" calcext:value-type="float">
            <text:p>9,99E-01</text:p>
          </table:table-cell>
          <table:table-cell table:style-name="ce9" office:value-type="float" office:value="1" calcext:value-type="float">
            <text:p>1,00E+00</text:p>
          </table:table-cell>
          <table:table-cell table:style-name="ce11" table:formula="of:=[.$D101]-[.$E101]" office:value-type="float" office:value="-0.000657843800000002" calcext:value-type="float">
            <text:p>-0,000658</text:p>
          </table:table-cell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9" office:value-type="float" office:value="6.34601716" calcext:value-type="float">
            <text:p>6,35E+00</text:p>
          </table:table-cell>
          <table:table-cell table:style-name="ce9" office:value-type="float" office:value="0.9993421562" calcext:value-type="float">
            <text:p>9,99E-01</text:p>
          </table:table-cell>
          <table:table-cell table:style-name="ce9" office:value-type="float" office:value="0.9980267284" calcext:value-type="float">
            <text:p>9,98E-01</text:p>
          </table:table-cell>
          <table:table-cell table:style-name="ce11" table:formula="of:=[.$D102]-[.$E102]" office:value-type="float" office:value="0.00131542779999994" calcext:value-type="float">
            <text:p>0,001315</text:p>
          </table:table-cell>
        </table:table-row>
        <table:table-row table:style-name="ro1" table:number-rows-repeated="10484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rivación200" table:style-name="ta1">
        <table:shapes>
          <draw:frame draw:z-index="0" draw:style-name="gr1" draw:text-style-name="P1" svg:width="260.67mm" svg:height="155.27mm" svg:x="140.94mm" svg:y="6.94mm">
            <loext:p draw:notify-on-update-of-ranges="derivación200.C3:derivación200.C202 derivación200.D3:derivación200.D202 derivación200.C3:derivación200.C202 derivación200.E3:derivación200.E2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10" table:default-cell-style-name="Default"/>
        <table:table-column table:style-name="co7" table:number-columns-repeated="3" table:default-cell-style-name="ce6"/>
        <table:table-column table:style-name="co11" table:default-cell-style-name="Default"/>
        <table:table-row table:style-name="ro1">
          <table:table-cell table:style-name="ce1" office:value-type="string" calcext:value-type="string">
            <text:p>MAE200:</text:p>
          </table:table-cell>
          <table:table-cell table:style-name="ce1"/>
          <table:table-cell table:style-name="ce4" office:value-type="float" office:value="0.0001058175228" calcext:value-type="float">
            <text:p>1,06E-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ntos: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cos X</text:p>
          </table:table-cell>
          <table:table-cell table:style-name="ce2" office:value-type="string" calcext:value-type="string">
            <text:p>Aprox – Cox(x)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3" office:value-type="float" office:value="0.06283185307" calcext:value-type="float">
            <text:p>6,28E-02</text:p>
          </table:table-cell>
          <table:table-cell table:style-name="ce13" office:value-type="float" office:value="0.998354466" calcext:value-type="float">
            <text:p>9,98E-01</text:p>
          </table:table-cell>
          <table:table-cell table:style-name="ce13" office:value-type="float" office:value="0.9980267284" calcext:value-type="float">
            <text:p>9,98E-01</text:p>
          </table:table-cell>
          <table:table-cell table:style-name="ce11" table:formula="of:=[.$D3]-[.$E3]" office:value-type="float" office:value="0.000327737599999933" calcext:value-type="float">
            <text:p>0,000328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3" office:value-type="float" office:value="0.09424777961" calcext:value-type="float">
            <text:p>9,42E-02</text:p>
          </table:table-cell>
          <table:table-cell table:style-name="ce13" office:value-type="float" office:value="0.9953982093" calcext:value-type="float">
            <text:p>9,95E-01</text:p>
          </table:table-cell>
          <table:table-cell table:style-name="ce13" office:value-type="float" office:value="0.9955619646" calcext:value-type="float">
            <text:p>9,96E-01</text:p>
          </table:table-cell>
          <table:table-cell table:style-name="ce11" table:formula="of:=[.$D4]-[.$E4]" office:value-type="float" office:value="-0.000163755300000012" calcext:value-type="float">
            <text:p>-0,000164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float" office:value="0.1256637061" calcext:value-type="float">
            <text:p>1,26E-01</text:p>
          </table:table-cell>
          <table:table-cell table:style-name="ce13" office:value-type="float" office:value="0.991951513" calcext:value-type="float">
            <text:p>9,92E-01</text:p>
          </table:table-cell>
          <table:table-cell table:style-name="ce13" office:value-type="float" office:value="0.9921147013" calcext:value-type="float">
            <text:p>9,92E-01</text:p>
          </table:table-cell>
          <table:table-cell table:style-name="ce11" table:formula="of:=[.$D5]-[.$E5]" office:value-type="float" office:value="-0.00016318829999995" calcext:value-type="float">
            <text:p>-0,000163</text:p>
          </table:table-cell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float" office:value="0.1570796327" calcext:value-type="float">
            <text:p>1,57E-01</text:p>
          </table:table-cell>
          <table:table-cell table:style-name="ce13" office:value-type="float" office:value="0.9875258804" calcext:value-type="float">
            <text:p>9,88E-01</text:p>
          </table:table-cell>
          <table:table-cell table:style-name="ce13" office:value-type="float" office:value="0.9876883406" calcext:value-type="float">
            <text:p>9,88E-01</text:p>
          </table:table-cell>
          <table:table-cell table:style-name="ce11" table:formula="of:=[.$D6]-[.$E6]" office:value-type="float" office:value="-0.000162460199999992" calcext:value-type="float">
            <text:p>-0,000162</text:p>
          </table:table-cell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float" office:value="0.1884955592" calcext:value-type="float">
            <text:p>1,88E-01</text:p>
          </table:table-cell>
          <table:table-cell table:style-name="ce13" office:value-type="float" office:value="0.9821256789" calcext:value-type="float">
            <text:p>9,82E-01</text:p>
          </table:table-cell>
          <table:table-cell table:style-name="ce13" office:value-type="float" office:value="0.9822872507" calcext:value-type="float">
            <text:p>9,82E-01</text:p>
          </table:table-cell>
          <table:table-cell table:style-name="ce11" table:formula="of:=[.$D7]-[.$E7]" office:value-type="float" office:value="-0.000161571799999982" calcext:value-type="float">
            <text:p>-0,000162</text:p>
          </table:table-cell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float" office:value="0.2199114858" calcext:value-type="float">
            <text:p>2,20E-01</text:p>
          </table:table-cell>
          <table:table-cell table:style-name="ce13" office:value-type="float" office:value="0.975756238" calcext:value-type="float">
            <text:p>9,76E-01</text:p>
          </table:table-cell>
          <table:table-cell table:style-name="ce13" office:value-type="float" office:value="0.9759167619" calcext:value-type="float">
            <text:p>9,76E-01</text:p>
          </table:table-cell>
          <table:table-cell table:style-name="ce11" table:formula="of:=[.$D8]-[.$E8]" office:value-type="float" office:value="-0.000160523899999987" calcext:value-type="float">
            <text:p>-0,000161</text:p>
          </table:table-cell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float" office:value="0.2513274123" calcext:value-type="float">
            <text:p>2,51E-01</text:p>
          </table:table-cell>
          <table:table-cell table:style-name="ce13" office:value-type="float" office:value="0.9684238434" calcext:value-type="float">
            <text:p>9,68E-01</text:p>
          </table:table-cell>
          <table:table-cell table:style-name="ce13" office:value-type="float" office:value="0.9685831611" calcext:value-type="float">
            <text:p>9,69E-01</text:p>
          </table:table-cell>
          <table:table-cell table:style-name="ce11" table:formula="of:=[.$D9]-[.$E9]" office:value-type="float" office:value="-0.000159317700000106" calcext:value-type="float">
            <text:p>-0,000159</text:p>
          </table:table-cell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float" office:value="0.2827433388" calcext:value-type="float">
            <text:p>2,83E-01</text:p>
          </table:table-cell>
          <table:table-cell table:style-name="ce13" office:value-type="float" office:value="0.9601357315" calcext:value-type="float">
            <text:p>9,60E-01</text:p>
          </table:table-cell>
          <table:table-cell table:style-name="ce13" office:value-type="float" office:value="0.9602936857" calcext:value-type="float">
            <text:p>9,60E-01</text:p>
          </table:table-cell>
          <table:table-cell table:style-name="ce11" table:formula="of:=[.$D10]-[.$E10]" office:value-type="float" office:value="-0.000157954199999977" calcext:value-type="float">
            <text:p>-0,000158</text:p>
          </table:table-cell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float" office:value="0.3141592654" calcext:value-type="float">
            <text:p>3,14E-01</text:p>
          </table:table-cell>
          <table:table-cell table:style-name="ce13" office:value-type="float" office:value="0.9509000815" calcext:value-type="float">
            <text:p>9,51E-01</text:p>
          </table:table-cell>
          <table:table-cell table:style-name="ce13" office:value-type="float" office:value="0.9510565163" calcext:value-type="float">
            <text:p>9,51E-01</text:p>
          </table:table-cell>
          <table:table-cell table:style-name="ce11" table:formula="of:=[.$D11]-[.$E11]" office:value-type="float" office:value="-0.000156434799999938" calcext:value-type="float">
            <text:p>-0,000156</text:p>
          </table:table-cell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float" office:value="0.3455751919" calcext:value-type="float">
            <text:p>3,46E-01</text:p>
          </table:table-cell>
          <table:table-cell table:style-name="ce13" office:value-type="float" office:value="0.9407260079" calcext:value-type="float">
            <text:p>9,41E-01</text:p>
          </table:table-cell>
          <table:table-cell table:style-name="ce13" office:value-type="float" office:value="0.940880769" calcext:value-type="float">
            <text:p>9,41E-01</text:p>
          </table:table-cell>
          <table:table-cell table:style-name="ce11" table:formula="of:=[.$D12]-[.$E12]" office:value-type="float" office:value="-0.000154761100000012" calcext:value-type="float">
            <text:p>-0,000155</text:p>
          </table:table-cell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/>
          <table:table-cell table:style-name="ce13" office:value-type="float" office:value="0.3769911184" calcext:value-type="float">
            <text:p>3,77E-01</text:p>
          </table:table-cell>
          <table:table-cell table:style-name="ce13" office:value-type="float" office:value="0.9296235513" calcext:value-type="float">
            <text:p>9,30E-01</text:p>
          </table:table-cell>
          <table:table-cell table:style-name="ce13" office:value-type="float" office:value="0.9297764859" calcext:value-type="float">
            <text:p>9,30E-01</text:p>
          </table:table-cell>
          <table:table-cell table:style-name="ce11" table:formula="of:=[.$D13]-[.$E13]" office:value-type="float" office:value="-0.000152934599999988" calcext:value-type="float">
            <text:p>-0,00015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/>
          <table:table-cell table:style-name="ce13" office:value-type="float" office:value="0.408407045" calcext:value-type="float">
            <text:p>4,08E-01</text:p>
          </table:table-cell>
          <table:table-cell table:style-name="ce13" office:value-type="float" office:value="0.9176036685" calcext:value-type="float">
            <text:p>9,18E-01</text:p>
          </table:table-cell>
          <table:table-cell table:style-name="ce13" office:value-type="float" office:value="0.9177546257" calcext:value-type="float">
            <text:p>9,18E-01</text:p>
          </table:table-cell>
          <table:table-cell table:style-name="ce11" table:formula="of:=[.$D14]-[.$E14]" office:value-type="float" office:value="-0.000150957199999913" calcext:value-type="float">
            <text:p>-0,000151</text:p>
          </table:table-cell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2"/>
          <table:table-cell table:style-name="ce13" office:value-type="float" office:value="0.4398229715" calcext:value-type="float">
            <text:p>4,40E-01</text:p>
          </table:table-cell>
          <table:table-cell table:style-name="ce13" office:value-type="float" office:value="0.9046782217" calcext:value-type="float">
            <text:p>9,05E-01</text:p>
          </table:table-cell>
          <table:table-cell table:style-name="ce13" office:value-type="float" office:value="0.9048270525" calcext:value-type="float">
            <text:p>9,05E-01</text:p>
          </table:table-cell>
          <table:table-cell table:style-name="ce11" table:formula="of:=[.$D15]-[.$E15]" office:value-type="float" office:value="-0.000148830800000055" calcext:value-type="float">
            <text:p>-0,000149</text:p>
          </table:table-cell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2"/>
          <table:table-cell table:style-name="ce13" office:value-type="float" office:value="0.471238898" calcext:value-type="float">
            <text:p>4,71E-01</text:p>
          </table:table-cell>
          <table:table-cell table:style-name="ce13" office:value-type="float" office:value="0.8908599667" calcext:value-type="float">
            <text:p>8,91E-01</text:p>
          </table:table-cell>
          <table:table-cell table:style-name="ce13" office:value-type="float" office:value="0.8910065242" calcext:value-type="float">
            <text:p>8,91E-01</text:p>
          </table:table-cell>
          <table:table-cell table:style-name="ce11" table:formula="of:=[.$D16]-[.$E16]" office:value-type="float" office:value="-0.000146557500000033" calcext:value-type="float">
            <text:p>-0,000147</text:p>
          </table:table-cell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2"/>
          <table:table-cell table:style-name="ce13" office:value-type="float" office:value="0.5026548246" calcext:value-type="float">
            <text:p>5,03E-01</text:p>
          </table:table-cell>
          <table:table-cell table:style-name="ce13" office:value-type="float" office:value="0.8761625405" calcext:value-type="float">
            <text:p>8,76E-01</text:p>
          </table:table-cell>
          <table:table-cell table:style-name="ce13" office:value-type="float" office:value="0.87630668" calcext:value-type="float">
            <text:p>8,76E-01</text:p>
          </table:table-cell>
          <table:table-cell table:style-name="ce11" table:formula="of:=[.$D17]-[.$E17]" office:value-type="float" office:value="-0.000144139499999918" calcext:value-type="float">
            <text:p>-0,000144</text:p>
          </table:table-cell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13" office:value-type="float" office:value="0.5340707511" calcext:value-type="float">
            <text:p>5,34E-01</text:p>
          </table:table-cell>
          <table:table-cell table:style-name="ce13" office:value-type="float" office:value="0.8606004476" calcext:value-type="float">
            <text:p>8,61E-01</text:p>
          </table:table-cell>
          <table:table-cell table:style-name="ce13" office:value-type="float" office:value="0.860742027" calcext:value-type="float">
            <text:p>8,61E-01</text:p>
          </table:table-cell>
          <table:table-cell table:style-name="ce11" table:formula="of:=[.$D18]-[.$E18]" office:value-type="float" office:value="-0.000141579400000036" calcext:value-type="float">
            <text:p>-0,000142</text:p>
          </table:table-cell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13" office:value-type="float" office:value="0.5654866776" calcext:value-type="float">
            <text:p>5,65E-01</text:p>
          </table:table-cell>
          <table:table-cell table:style-name="ce13" office:value-type="float" office:value="0.844189046" calcext:value-type="float">
            <text:p>8,44E-01</text:p>
          </table:table-cell>
          <table:table-cell table:style-name="ce13" office:value-type="float" office:value="0.8443279255" calcext:value-type="float">
            <text:p>8,44E-01</text:p>
          </table:table-cell>
          <table:table-cell table:style-name="ce11" table:formula="of:=[.$D19]-[.$E19]" office:value-type="float" office:value="-0.000138879500000022" calcext:value-type="float">
            <text:p>-0,000139</text:p>
          </table:table-cell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/>
          <table:table-cell table:style-name="ce13" office:value-type="float" office:value="0.5969026042" calcext:value-type="float">
            <text:p>5,97E-01</text:p>
          </table:table-cell>
          <table:table-cell table:style-name="ce13" office:value-type="float" office:value="0.8269445317" calcext:value-type="float">
            <text:p>8,27E-01</text:p>
          </table:table-cell>
          <table:table-cell table:style-name="ce13" office:value-type="float" office:value="0.8270805743" calcext:value-type="float">
            <text:p>8,27E-01</text:p>
          </table:table-cell>
          <table:table-cell table:style-name="ce11" table:formula="of:=[.$D20]-[.$E20]" office:value-type="float" office:value="-0.000136042599999997" calcext:value-type="float">
            <text:p>-0,000136</text:p>
          </table:table-cell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/>
          <table:table-cell table:style-name="ce13" office:value-type="float" office:value="0.6283185307" calcext:value-type="float">
            <text:p>6,28E-01</text:p>
          </table:table-cell>
          <table:table-cell table:style-name="ce13" office:value-type="float" office:value="0.808883923" calcext:value-type="float">
            <text:p>8,09E-01</text:p>
          </table:table-cell>
          <table:table-cell table:style-name="ce13" office:value-type="float" office:value="0.8090169944" calcext:value-type="float">
            <text:p>8,09E-01</text:p>
          </table:table-cell>
          <table:table-cell table:style-name="ce11" table:formula="of:=[.$D21]-[.$E21]" office:value-type="float" office:value="-0.000133071400000073" calcext:value-type="float">
            <text:p>-0,000133</text:p>
          </table:table-cell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3" office:value-type="float" office:value="0.6597344573" calcext:value-type="float">
            <text:p>6,60E-01</text:p>
          </table:table-cell>
          <table:table-cell table:style-name="ce13" office:value-type="float" office:value="0.7900250435" calcext:value-type="float">
            <text:p>7,90E-01</text:p>
          </table:table-cell>
          <table:table-cell table:style-name="ce13" office:value-type="float" office:value="0.7901550124" calcext:value-type="float">
            <text:p>7,90E-01</text:p>
          </table:table-cell>
          <table:table-cell table:style-name="ce11" table:formula="of:=[.$D22]-[.$E22]" office:value-type="float" office:value="-0.000129968900000055" calcext:value-type="float">
            <text:p>-0,000130</text:p>
          </table:table-cell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2"/>
          <table:table-cell table:style-name="ce13" office:value-type="float" office:value="0.6911503838" calcext:value-type="float">
            <text:p>6,91E-01</text:p>
          </table:table-cell>
          <table:table-cell table:style-name="ce13" office:value-type="float" office:value="0.7703865047" calcext:value-type="float">
            <text:p>7,70E-01</text:p>
          </table:table-cell>
          <table:table-cell table:style-name="ce13" office:value-type="float" office:value="0.7705132428" calcext:value-type="float">
            <text:p>7,71E-01</text:p>
          </table:table-cell>
          <table:table-cell table:style-name="ce11" table:formula="of:=[.$D23]-[.$E23]" office:value-type="float" office:value="-0.000126738099999968" calcext:value-type="float">
            <text:p>-0,000127</text:p>
          </table:table-cell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13" office:value-type="float" office:value="0.7225663103" calcext:value-type="float">
            <text:p>7,23E-01</text:p>
          </table:table-cell>
          <table:table-cell table:style-name="ce13" office:value-type="float" office:value="0.7499876874" calcext:value-type="float">
            <text:p>7,50E-01</text:p>
          </table:table-cell>
          <table:table-cell table:style-name="ce13" office:value-type="float" office:value="0.7501110696" calcext:value-type="float">
            <text:p>7,50E-01</text:p>
          </table:table-cell>
          <table:table-cell table:style-name="ce11" table:formula="of:=[.$D24]-[.$E24]" office:value-type="float" office:value="-0.000123382200000077" calcext:value-type="float">
            <text:p>-0,000123</text:p>
          </table:table-cell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/>
          <table:table-cell table:style-name="ce13" office:value-type="float" office:value="0.7539822369" calcext:value-type="float">
            <text:p>7,54E-01</text:p>
          </table:table-cell>
          <table:table-cell table:style-name="ce13" office:value-type="float" office:value="0.7288487228" calcext:value-type="float">
            <text:p>7,29E-01</text:p>
          </table:table-cell>
          <table:table-cell table:style-name="ce13" office:value-type="float" office:value="0.7289686274" calcext:value-type="float">
            <text:p>7,29E-01</text:p>
          </table:table-cell>
          <table:table-cell table:style-name="ce11" table:formula="of:=[.$D25]-[.$E25]" office:value-type="float" office:value="-0.000119904599999998" calcext:value-type="float">
            <text:p>-0,000120</text:p>
          </table:table-cell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3" office:value-type="float" office:value="0.7853981634" calcext:value-type="float">
            <text:p>7,85E-01</text:p>
          </table:table-cell>
          <table:table-cell table:style-name="ce13" office:value-type="float" office:value="0.7069904725" calcext:value-type="float">
            <text:p>7,07E-01</text:p>
          </table:table-cell>
          <table:table-cell table:style-name="ce13" office:value-type="float" office:value="0.7071067812" calcext:value-type="float">
            <text:p>7,07E-01</text:p>
          </table:table-cell>
          <table:table-cell table:style-name="ce11" table:formula="of:=[.$D26]-[.$E26]" office:value-type="float" office:value="-0.000116308700000012" calcext:value-type="float">
            <text:p>-0,000116</text:p>
          </table:table-cell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/>
          <table:table-cell table:style-name="ce13" office:value-type="float" office:value="0.8168140899" calcext:value-type="float">
            <text:p>8,17E-01</text:p>
          </table:table-cell>
          <table:table-cell table:style-name="ce13" office:value-type="float" office:value="0.684434508" calcext:value-type="float">
            <text:p>6,84E-01</text:p>
          </table:table-cell>
          <table:table-cell table:style-name="ce13" office:value-type="float" office:value="0.6845471059" calcext:value-type="float">
            <text:p>6,85E-01</text:p>
          </table:table-cell>
          <table:table-cell table:style-name="ce11" table:formula="of:=[.$D27]-[.$E27]" office:value-type="float" office:value="-0.000112597899999956" calcext:value-type="float">
            <text:p>-0,000113</text:p>
          </table:table-cell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12"/>
          <table:table-cell table:style-name="ce13" office:value-type="float" office:value="0.8482300165" calcext:value-type="float">
            <text:p>8,48E-01</text:p>
          </table:table-cell>
          <table:table-cell table:style-name="ce13" office:value-type="float" office:value="0.6612030893" calcext:value-type="float">
            <text:p>6,61E-01</text:p>
          </table:table-cell>
          <table:table-cell table:style-name="ce13" office:value-type="float" office:value="0.6613118653" calcext:value-type="float">
            <text:p>6,61E-01</text:p>
          </table:table-cell>
          <table:table-cell table:style-name="ce11" table:formula="of:=[.$D28]-[.$E28]" office:value-type="float" office:value="-0.000108776000000033" calcext:value-type="float">
            <text:p>-0,000109</text:p>
          </table:table-cell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/>
          <table:table-cell table:style-name="ce13" office:value-type="float" office:value="0.879645943" calcext:value-type="float">
            <text:p>8,80E-01</text:p>
          </table:table-cell>
          <table:table-cell table:style-name="ce13" office:value-type="float" office:value="0.6373191429" calcext:value-type="float">
            <text:p>6,37E-01</text:p>
          </table:table-cell>
          <table:table-cell table:style-name="ce13" office:value-type="float" office:value="0.6374239897" calcext:value-type="float">
            <text:p>6,37E-01</text:p>
          </table:table-cell>
          <table:table-cell table:style-name="ce11" table:formula="of:=[.$D29]-[.$E29]" office:value-type="float" office:value="-0.000104846800000002" calcext:value-type="float">
            <text:p>-0,000105</text:p>
          </table:table-cell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table:style-name="ce12"/>
          <table:table-cell table:style-name="ce13" office:value-type="float" office:value="0.9110618695" calcext:value-type="float">
            <text:p>9,11E-01</text:p>
          </table:table-cell>
          <table:table-cell table:style-name="ce13" office:value-type="float" office:value="0.6128062395" calcext:value-type="float">
            <text:p>6,13E-01</text:p>
          </table:table-cell>
          <table:table-cell table:style-name="ce13" office:value-type="float" office:value="0.6129070537" calcext:value-type="float">
            <text:p>6,13E-01</text:p>
          </table:table-cell>
          <table:table-cell table:style-name="ce11" table:formula="of:=[.$D30]-[.$E30]" office:value-type="float" office:value="-0.000100814199999966" calcext:value-type="float">
            <text:p>-0,000101</text:p>
          </table:table-cell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style-name="ce12"/>
          <table:table-cell table:style-name="ce13" office:value-type="float" office:value="0.9424777961" calcext:value-type="float">
            <text:p>9,42E-01</text:p>
          </table:table-cell>
          <table:table-cell table:style-name="ce13" office:value-type="float" office:value="0.5876885703" calcext:value-type="float">
            <text:p>5,88E-01</text:p>
          </table:table-cell>
          <table:table-cell table:style-name="ce13" office:value-type="float" office:value="0.5877852523" calcext:value-type="float">
            <text:p>5,88E-01</text:p>
          </table:table-cell>
          <table:table-cell table:style-name="ce11" table:formula="of:=[.$D31]-[.$E31]" office:value-type="float" office:value="-0.0000966820000000146" calcext:value-type="float">
            <text:p>-0,000097</text:p>
          </table:table-cell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3" office:value-type="float" office:value="0.9738937226" calcext:value-type="float">
            <text:p>9,74E-01</text:p>
          </table:table-cell>
          <table:table-cell table:style-name="ce13" office:value-type="float" office:value="0.5619909234" calcext:value-type="float">
            <text:p>5,62E-01</text:p>
          </table:table-cell>
          <table:table-cell table:style-name="ce13" office:value-type="float" office:value="0.5620833779" calcext:value-type="float">
            <text:p>5,62E-01</text:p>
          </table:table-cell>
          <table:table-cell table:style-name="ce11" table:formula="of:=[.$D32]-[.$E32]" office:value-type="float" office:value="-0.0000924545000000609" calcext:value-type="float">
            <text:p>-0,000092</text:p>
          </table:table-cell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/>
          <table:table-cell table:style-name="ce13" office:value-type="float" office:value="1.005309649" calcext:value-type="float">
            <text:p>1,01E+00</text:p>
          </table:table-cell>
          <table:table-cell table:style-name="ce13" office:value-type="float" office:value="0.5357386594" calcext:value-type="float">
            <text:p>5,36E-01</text:p>
          </table:table-cell>
          <table:table-cell table:style-name="ce13" office:value-type="float" office:value="0.535826795" calcext:value-type="float">
            <text:p>5,36E-01</text:p>
          </table:table-cell>
          <table:table-cell table:style-name="ce11" table:formula="of:=[.$D33]-[.$E33]" office:value-type="float" office:value="-0.0000881355999999833" calcext:value-type="float">
            <text:p>-0,000088</text:p>
          </table:table-cell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/>
          <table:table-cell table:style-name="ce13" office:value-type="float" office:value="1.036725576" calcext:value-type="float">
            <text:p>1,04E+00</text:p>
          </table:table-cell>
          <table:table-cell table:style-name="ce13" office:value-type="float" office:value="0.5089576859" calcext:value-type="float">
            <text:p>5,09E-01</text:p>
          </table:table-cell>
          <table:table-cell table:style-name="ce13" office:value-type="float" office:value="0.5090414158" calcext:value-type="float">
            <text:p>5,09E-01</text:p>
          </table:table-cell>
          <table:table-cell table:style-name="ce11" table:formula="of:=[.$D34]-[.$E34]" office:value-type="float" office:value="-0.0000837299000000513" calcext:value-type="float">
            <text:p>-0,000084</text:p>
          </table:table-cell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/>
          <table:table-cell table:style-name="ce13" office:value-type="float" office:value="1.068141502" calcext:value-type="float">
            <text:p>1,07E+00</text:p>
          </table:table-cell>
          <table:table-cell table:style-name="ce13" office:value-type="float" office:value="0.4816744327" calcext:value-type="float">
            <text:p>4,82E-01</text:p>
          </table:table-cell>
          <table:table-cell table:style-name="ce13" office:value-type="float" office:value="0.4817536741" calcext:value-type="float">
            <text:p>4,82E-01</text:p>
          </table:table-cell>
          <table:table-cell table:style-name="ce11" table:formula="of:=[.$D35]-[.$E35]" office:value-type="float" office:value="-0.0000792413999999852" calcext:value-type="float">
            <text:p>-0,000079</text:p>
          </table:table-cell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3" office:value-type="float" office:value="1.099557429" calcext:value-type="float">
            <text:p>1,10E+00</text:p>
          </table:table-cell>
          <table:table-cell table:style-name="ce13" office:value-type="float" office:value="0.453915825" calcext:value-type="float">
            <text:p>4,54E-01</text:p>
          </table:table-cell>
          <table:table-cell table:style-name="ce13" office:value-type="float" office:value="0.4539904997" calcext:value-type="float">
            <text:p>4,54E-01</text:p>
          </table:table-cell>
          <table:table-cell table:style-name="ce11" table:formula="of:=[.$D36]-[.$E36]" office:value-type="float" office:value="-0.0000746746999999992" calcext:value-type="float">
            <text:p>-0,000075</text:p>
          </table:table-cell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3" office:value-type="float" office:value="1.130973355" calcext:value-type="float">
            <text:p>1,13E+00</text:p>
          </table:table-cell>
          <table:table-cell table:style-name="ce13" office:value-type="float" office:value="0.4257092571" calcext:value-type="float">
            <text:p>4,26E-01</text:p>
          </table:table-cell>
          <table:table-cell table:style-name="ce13" office:value-type="float" office:value="0.4257792916" calcext:value-type="float">
            <text:p>4,26E-01</text:p>
          </table:table-cell>
          <table:table-cell table:style-name="ce11" table:formula="of:=[.$D37]-[.$E37]" office:value-type="float" office:value="-0.0000700344999999825" calcext:value-type="float">
            <text:p>-0,000070</text:p>
          </table:table-cell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/>
          <table:table-cell table:style-name="ce13" office:value-type="float" office:value="1.162389282" calcext:value-type="float">
            <text:p>1,16E+00</text:p>
          </table:table-cell>
          <table:table-cell table:style-name="ce13" office:value-type="float" office:value="0.3970825656" calcext:value-type="float">
            <text:p>3,97E-01</text:p>
          </table:table-cell>
          <table:table-cell table:style-name="ce13" office:value-type="float" office:value="0.3971478906" calcext:value-type="float">
            <text:p>3,97E-01</text:p>
          </table:table-cell>
          <table:table-cell table:style-name="ce11" table:formula="of:=[.$D38]-[.$E38]" office:value-type="float" office:value="-0.000065325000000005" calcext:value-type="float">
            <text:p>-0,000065</text:p>
          </table:table-cell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3" office:value-type="float" office:value="1.193805208" calcext:value-type="float">
            <text:p>1,19E+00</text:p>
          </table:table-cell>
          <table:table-cell table:style-name="ce13" office:value-type="float" office:value="0.3680640016" calcext:value-type="float">
            <text:p>3,68E-01</text:p>
          </table:table-cell>
          <table:table-cell table:style-name="ce13" office:value-type="float" office:value="0.3681245527" calcext:value-type="float">
            <text:p>3,68E-01</text:p>
          </table:table-cell>
          <table:table-cell table:style-name="ce11" table:formula="of:=[.$D39]-[.$E39]" office:value-type="float" office:value="-0.0000605510999999725" calcext:value-type="float">
            <text:p>-0,000061</text:p>
          </table:table-cell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3" office:value-type="float" office:value="1.225221135" calcext:value-type="float">
            <text:p>1,23E+00</text:p>
          </table:table-cell>
          <table:table-cell table:style-name="ce13" office:value-type="float" office:value="0.3386822028" calcext:value-type="float">
            <text:p>3,39E-01</text:p>
          </table:table-cell>
          <table:table-cell table:style-name="ce13" office:value-type="float" office:value="0.3387379202" calcext:value-type="float">
            <text:p>3,39E-01</text:p>
          </table:table-cell>
          <table:table-cell table:style-name="ce11" table:formula="of:=[.$D40]-[.$E40]" office:value-type="float" office:value="-0.0000557173999999883" calcext:value-type="float">
            <text:p>-0,000056</text:p>
          </table:table-cell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/>
          <table:table-cell table:style-name="ce13" office:value-type="float" office:value="1.256637061" calcext:value-type="float">
            <text:p>1,26E+00</text:p>
          </table:table-cell>
          <table:table-cell table:style-name="ce13" office:value-type="float" office:value="0.3089661656" calcext:value-type="float">
            <text:p>3,09E-01</text:p>
          </table:table-cell>
          <table:table-cell table:style-name="ce13" office:value-type="float" office:value="0.3090169944" calcext:value-type="float">
            <text:p>3,09E-01</text:p>
          </table:table-cell>
          <table:table-cell table:style-name="ce11" table:formula="of:=[.$D41]-[.$E41]" office:value-type="float" office:value="-0.0000508288000000134" calcext:value-type="float">
            <text:p>-0,000051</text:p>
          </table:table-cell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/>
          <table:table-cell table:style-name="ce13" office:value-type="float" office:value="1.288052988" calcext:value-type="float">
            <text:p>1,29E+00</text:p>
          </table:table-cell>
          <table:table-cell table:style-name="ce13" office:value-type="float" office:value="0.2789452161" calcext:value-type="float">
            <text:p>2,79E-01</text:p>
          </table:table-cell>
          <table:table-cell table:style-name="ce13" office:value-type="float" office:value="0.278991106" calcext:value-type="float">
            <text:p>2,79E-01</text:p>
          </table:table-cell>
          <table:table-cell table:style-name="ce11" table:formula="of:=[.$D42]-[.$E42]" office:value-type="float" office:value="-0.0000458898999999846" calcext:value-type="float">
            <text:p>-0,000046</text:p>
          </table:table-cell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/>
          <table:table-cell table:style-name="ce13" office:value-type="float" office:value="1.319468915" calcext:value-type="float">
            <text:p>1,32E+00</text:p>
          </table:table-cell>
          <table:table-cell table:style-name="ce13" office:value-type="float" office:value="0.2486489813" calcext:value-type="float">
            <text:p>2,49E-01</text:p>
          </table:table-cell>
          <table:table-cell table:style-name="ce13" office:value-type="float" office:value="0.2486898872" calcext:value-type="float">
            <text:p>2,49E-01</text:p>
          </table:table-cell>
          <table:table-cell table:style-name="ce11" table:formula="of:=[.$D43]-[.$E43]" office:value-type="float" office:value="-0.0000409058999999989" calcext:value-type="float">
            <text:p>-0,000041</text:p>
          </table:table-cell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/>
          <table:table-cell table:style-name="ce13" office:value-type="float" office:value="1.350884841" calcext:value-type="float">
            <text:p>1,35E+00</text:p>
          </table:table-cell>
          <table:table-cell table:style-name="ce13" office:value-type="float" office:value="0.21810736" calcext:value-type="float">
            <text:p>2,18E-01</text:p>
          </table:table-cell>
          <table:table-cell table:style-name="ce13" office:value-type="float" office:value="0.2181432414" calcext:value-type="float">
            <text:p>2,18E-01</text:p>
          </table:table-cell>
          <table:table-cell table:style-name="ce11" table:formula="of:=[.$D44]-[.$E44]" office:value-type="float" office:value="-0.0000358814000000207" calcext:value-type="float">
            <text:p>-0,000036</text:p>
          </table:table-cell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/>
          <table:table-cell table:style-name="ce13" office:value-type="float" office:value="1.382300768" calcext:value-type="float">
            <text:p>1,38E+00</text:p>
          </table:table-cell>
          <table:table-cell table:style-name="ce13" office:value-type="float" office:value="0.1873504931" calcext:value-type="float">
            <text:p>1,87E-01</text:p>
          </table:table-cell>
          <table:table-cell table:style-name="ce13" office:value-type="float" office:value="0.1873813146" calcext:value-type="float">
            <text:p>1,87E-01</text:p>
          </table:table-cell>
          <table:table-cell table:style-name="ce11" table:formula="of:=[.$D45]-[.$E45]" office:value-type="float" office:value="-0.0000308215000000001" calcext:value-type="float">
            <text:p>-0,000031</text:p>
          </table:table-cell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/>
          <table:table-cell table:style-name="ce13" office:value-type="float" office:value="1.413716694" calcext:value-type="float">
            <text:p>1,41E+00</text:p>
          </table:table-cell>
          <table:table-cell table:style-name="ce13" office:value-type="float" office:value="0.1564087339" calcext:value-type="float">
            <text:p>1,56E-01</text:p>
          </table:table-cell>
          <table:table-cell table:style-name="ce13" office:value-type="float" office:value="0.156434465" calcext:value-type="float">
            <text:p>1,56E-01</text:p>
          </table:table-cell>
          <table:table-cell table:style-name="ce11" table:formula="of:=[.$D46]-[.$E46]" office:value-type="float" office:value="-0.0000257310999999816" calcext:value-type="float">
            <text:p>-0,000026</text:p>
          </table:table-cell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/>
          <table:table-cell table:style-name="ce13" office:value-type="float" office:value="1.445132621" calcext:value-type="float">
            <text:p>1,45E+00</text:p>
          </table:table-cell>
          <table:table-cell table:style-name="ce13" office:value-type="float" office:value="0.1253126181" calcext:value-type="float">
            <text:p>1,25E-01</text:p>
          </table:table-cell>
          <table:table-cell table:style-name="ce13" office:value-type="float" office:value="0.1253332336" calcext:value-type="float">
            <text:p>1,25E-01</text:p>
          </table:table-cell>
          <table:table-cell table:style-name="ce11" table:formula="of:=[.$D47]-[.$E47]" office:value-type="float" office:value="-0.0000206155000000152" calcext:value-type="float">
            <text:p>-0,000021</text:p>
          </table:table-cell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/>
          <table:table-cell table:style-name="ce13" office:value-type="float" office:value="1.476548547" calcext:value-type="float">
            <text:p>1,48E+00</text:p>
          </table:table-cell>
          <table:table-cell table:style-name="ce13" office:value-type="float" office:value="0.09409283389" calcext:value-type="float">
            <text:p>9,41E-02</text:p>
          </table:table-cell>
          <table:table-cell table:style-name="ce13" office:value-type="float" office:value="0.09410831332" calcext:value-type="float">
            <text:p>9,41E-02</text:p>
          </table:table-cell>
          <table:table-cell table:style-name="ce11" table:formula="of:=[.$D48]-[.$E48]" office:value-type="float" office:value="-0.0000154794300000066" calcext:value-type="float">
            <text:p>-0,000015</text:p>
          </table:table-cell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/>
          <table:table-cell table:style-name="ce13" office:value-type="float" office:value="1.507964474" calcext:value-type="float">
            <text:p>1,51E+00</text:p>
          </table:table-cell>
          <table:table-cell table:style-name="ce13" office:value-type="float" office:value="0.06278019141" calcext:value-type="float">
            <text:p>6,28E-02</text:p>
          </table:table-cell>
          <table:table-cell table:style-name="ce13" office:value-type="float" office:value="0.06279051953" calcext:value-type="float">
            <text:p>6,28E-02</text:p>
          </table:table-cell>
          <table:table-cell table:style-name="ce11" table:formula="of:=[.$D49]-[.$E49]" office:value-type="float" office:value="-0.0000103281199999999" calcext:value-type="float">
            <text:p>-0,000010</text:p>
          </table:table-cell>
        </table:table-row>
        <table:table-row table:style-name="ro1">
          <table:table-cell table:style-name="ce12" office:value-type="float" office:value="48" calcext:value-type="float">
            <text:p>48</text:p>
          </table:table-cell>
          <table:table-cell table:style-name="ce12"/>
          <table:table-cell table:style-name="ce13" office:value-type="float" office:value="1.5393804" calcext:value-type="float">
            <text:p>1,54E+00</text:p>
          </table:table-cell>
          <table:table-cell table:style-name="ce13" office:value-type="float" office:value="0.03140559247" calcext:value-type="float">
            <text:p>3,14E-02</text:p>
          </table:table-cell>
          <table:table-cell table:style-name="ce13" office:value-type="float" office:value="0.03141075908" calcext:value-type="float">
            <text:p>3,14E-02</text:p>
          </table:table-cell>
          <table:table-cell table:style-name="ce11" table:formula="of:=[.$D50]-[.$E50]" office:value-type="float" office:value="-0.00000516661000000279" calcext:value-type="float">
            <text:p>-0,000005</text:p>
          </table:table-cell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12"/>
          <table:table-cell table:style-name="ce13" office:value-type="float" office:value="1.570796327" calcext:value-type="float">
            <text:p>1,57E+00</text:p>
          </table:table-cell>
          <table:table-cell table:style-name="ce13" office:value-type="float" office:value="0" calcext:value-type="float">
            <text:p>0,00E+00</text:p>
          </table:table-cell>
          <table:table-cell table:style-name="ce13" office:value-type="float" office:value="-1.60812265E-016" calcext:value-type="float">
            <text:p>-1,61E-16</text:p>
          </table:table-cell>
          <table:table-cell table:style-name="ce11" table:formula="of:=[.$D51]-[.$E51]" office:value-type="float" office:value="1.60812265E-016" calcext:value-type="float">
            <text:p>0,000000</text:p>
          </table:table-cell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13" office:value-type="float" office:value="1.602212253" calcext:value-type="float">
            <text:p>1,60E+00</text:p>
          </table:table-cell>
          <table:table-cell table:style-name="ce13" office:value-type="float" office:value="-0.03140559247" calcext:value-type="float">
            <text:p>-3,14E-02</text:p>
          </table:table-cell>
          <table:table-cell table:style-name="ce13" office:value-type="float" office:value="-0.03141075908" calcext:value-type="float">
            <text:p>-3,14E-02</text:p>
          </table:table-cell>
          <table:table-cell table:style-name="ce11" table:formula="of:=[.$D52]-[.$E52]" office:value-type="float" office:value="0.00000516661000000279" calcext:value-type="float">
            <text:p>0,000005</text:p>
          </table:table-cell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12"/>
          <table:table-cell table:style-name="ce13" office:value-type="float" office:value="1.63362818" calcext:value-type="float">
            <text:p>1,63E+00</text:p>
          </table:table-cell>
          <table:table-cell table:style-name="ce13" office:value-type="float" office:value="-0.06278019141" calcext:value-type="float">
            <text:p>-6,28E-02</text:p>
          </table:table-cell>
          <table:table-cell table:style-name="ce13" office:value-type="float" office:value="-0.06279051953" calcext:value-type="float">
            <text:p>-6,28E-02</text:p>
          </table:table-cell>
          <table:table-cell table:style-name="ce11" table:formula="of:=[.$D53]-[.$E53]" office:value-type="float" office:value="0.0000103281199999999" calcext:value-type="float">
            <text:p>0,000010</text:p>
          </table:table-cell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/>
          <table:table-cell table:style-name="ce13" office:value-type="float" office:value="1.665044106" calcext:value-type="float">
            <text:p>1,67E+00</text:p>
          </table:table-cell>
          <table:table-cell table:style-name="ce13" office:value-type="float" office:value="-0.09409283389" calcext:value-type="float">
            <text:p>-9,41E-02</text:p>
          </table:table-cell>
          <table:table-cell table:style-name="ce13" office:value-type="float" office:value="-0.09410831332" calcext:value-type="float">
            <text:p>-9,41E-02</text:p>
          </table:table-cell>
          <table:table-cell table:style-name="ce11" table:formula="of:=[.$D54]-[.$E54]" office:value-type="float" office:value="0.0000154794300000066" calcext:value-type="float">
            <text:p>0,000015</text:p>
          </table:table-cell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12"/>
          <table:table-cell table:style-name="ce13" office:value-type="float" office:value="1.696460033" calcext:value-type="float">
            <text:p>1,70E+00</text:p>
          </table:table-cell>
          <table:table-cell table:style-name="ce13" office:value-type="float" office:value="-0.1253126181" calcext:value-type="float">
            <text:p>-1,25E-01</text:p>
          </table:table-cell>
          <table:table-cell table:style-name="ce13" office:value-type="float" office:value="-0.1253332336" calcext:value-type="float">
            <text:p>-1,25E-01</text:p>
          </table:table-cell>
          <table:table-cell table:style-name="ce11" table:formula="of:=[.$D55]-[.$E55]" office:value-type="float" office:value="0.0000206155000000152" calcext:value-type="float">
            <text:p>0,000021</text:p>
          </table:table-cell>
        </table:table-row>
        <table:table-row table:style-name="ro1">
          <table:table-cell table:style-name="ce12" office:value-type="float" office:value="54" calcext:value-type="float">
            <text:p>54</text:p>
          </table:table-cell>
          <table:table-cell table:style-name="ce12"/>
          <table:table-cell table:style-name="ce13" office:value-type="float" office:value="1.727875959" calcext:value-type="float">
            <text:p>1,73E+00</text:p>
          </table:table-cell>
          <table:table-cell table:style-name="ce13" office:value-type="float" office:value="-0.1564087339" calcext:value-type="float">
            <text:p>-1,56E-01</text:p>
          </table:table-cell>
          <table:table-cell table:style-name="ce13" office:value-type="float" office:value="-0.156434465" calcext:value-type="float">
            <text:p>-1,56E-01</text:p>
          </table:table-cell>
          <table:table-cell table:style-name="ce11" table:formula="of:=[.$D56]-[.$E56]" office:value-type="float" office:value="0.0000257310999999816" calcext:value-type="float">
            <text:p>0,000026</text:p>
          </table:table-cell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12"/>
          <table:table-cell table:style-name="ce13" office:value-type="float" office:value="1.759291886" calcext:value-type="float">
            <text:p>1,76E+00</text:p>
          </table:table-cell>
          <table:table-cell table:style-name="ce13" office:value-type="float" office:value="-0.1873504931" calcext:value-type="float">
            <text:p>-1,87E-01</text:p>
          </table:table-cell>
          <table:table-cell table:style-name="ce13" office:value-type="float" office:value="-0.1873813146" calcext:value-type="float">
            <text:p>-1,87E-01</text:p>
          </table:table-cell>
          <table:table-cell table:style-name="ce11" table:formula="of:=[.$D57]-[.$E57]" office:value-type="float" office:value="0.0000308215000000001" calcext:value-type="float">
            <text:p>0,000031</text:p>
          </table:table-cell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13" office:value-type="float" office:value="1.790707813" calcext:value-type="float">
            <text:p>1,79E+00</text:p>
          </table:table-cell>
          <table:table-cell table:style-name="ce13" office:value-type="float" office:value="-0.21810736" calcext:value-type="float">
            <text:p>-2,18E-01</text:p>
          </table:table-cell>
          <table:table-cell table:style-name="ce13" office:value-type="float" office:value="-0.2181432414" calcext:value-type="float">
            <text:p>-2,18E-01</text:p>
          </table:table-cell>
          <table:table-cell table:style-name="ce11" table:formula="of:=[.$D58]-[.$E58]" office:value-type="float" office:value="0.0000358814000000207" calcext:value-type="float">
            <text:p>0,000036</text:p>
          </table:table-cell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/>
          <table:table-cell table:style-name="ce13" office:value-type="float" office:value="1.822123739" calcext:value-type="float">
            <text:p>1,82E+00</text:p>
          </table:table-cell>
          <table:table-cell table:style-name="ce13" office:value-type="float" office:value="-0.2486489813" calcext:value-type="float">
            <text:p>-2,49E-01</text:p>
          </table:table-cell>
          <table:table-cell table:style-name="ce13" office:value-type="float" office:value="-0.2486898872" calcext:value-type="float">
            <text:p>-2,49E-01</text:p>
          </table:table-cell>
          <table:table-cell table:style-name="ce11" table:formula="of:=[.$D59]-[.$E59]" office:value-type="float" office:value="0.0000409058999999989" calcext:value-type="float">
            <text:p>0,000041</text:p>
          </table:table-cell>
        </table:table-row>
        <table:table-row table:style-name="ro1">
          <table:table-cell table:style-name="ce12" office:value-type="float" office:value="58" calcext:value-type="float">
            <text:p>58</text:p>
          </table:table-cell>
          <table:table-cell table:style-name="ce12"/>
          <table:table-cell table:style-name="ce13" office:value-type="float" office:value="1.853539666" calcext:value-type="float">
            <text:p>1,85E+00</text:p>
          </table:table-cell>
          <table:table-cell table:style-name="ce13" office:value-type="float" office:value="-0.2789452161" calcext:value-type="float">
            <text:p>-2,79E-01</text:p>
          </table:table-cell>
          <table:table-cell table:style-name="ce13" office:value-type="float" office:value="-0.278991106" calcext:value-type="float">
            <text:p>-2,79E-01</text:p>
          </table:table-cell>
          <table:table-cell table:style-name="ce11" table:formula="of:=[.$D60]-[.$E60]" office:value-type="float" office:value="0.0000458898999999846" calcext:value-type="float">
            <text:p>0,000046</text:p>
          </table:table-cell>
        </table:table-row>
        <table:table-row table:style-name="ro1">
          <table:table-cell table:style-name="ce12" office:value-type="float" office:value="59" calcext:value-type="float">
            <text:p>59</text:p>
          </table:table-cell>
          <table:table-cell table:style-name="ce12"/>
          <table:table-cell table:style-name="ce13" office:value-type="float" office:value="1.884955592" calcext:value-type="float">
            <text:p>1,88E+00</text:p>
          </table:table-cell>
          <table:table-cell table:style-name="ce13" office:value-type="float" office:value="-0.3089661656" calcext:value-type="float">
            <text:p>-3,09E-01</text:p>
          </table:table-cell>
          <table:table-cell table:style-name="ce13" office:value-type="float" office:value="-0.3090169944" calcext:value-type="float">
            <text:p>-3,09E-01</text:p>
          </table:table-cell>
          <table:table-cell table:style-name="ce11" table:formula="of:=[.$D61]-[.$E61]" office:value-type="float" office:value="0.0000508288000000134" calcext:value-type="float">
            <text:p>0,000051</text:p>
          </table:table-cell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2"/>
          <table:table-cell table:style-name="ce13" office:value-type="float" office:value="1.916371519" calcext:value-type="float">
            <text:p>1,92E+00</text:p>
          </table:table-cell>
          <table:table-cell table:style-name="ce13" office:value-type="float" office:value="-0.3386822028" calcext:value-type="float">
            <text:p>-3,39E-01</text:p>
          </table:table-cell>
          <table:table-cell table:style-name="ce13" office:value-type="float" office:value="-0.3387379202" calcext:value-type="float">
            <text:p>-3,39E-01</text:p>
          </table:table-cell>
          <table:table-cell table:style-name="ce11" table:formula="of:=[.$D62]-[.$E62]" office:value-type="float" office:value="0.0000557173999999883" calcext:value-type="float">
            <text:p>0,000056</text:p>
          </table:table-cell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table:style-name="ce12"/>
          <table:table-cell table:style-name="ce13" office:value-type="float" office:value="1.947787445" calcext:value-type="float">
            <text:p>1,95E+00</text:p>
          </table:table-cell>
          <table:table-cell table:style-name="ce13" office:value-type="float" office:value="-0.3680640016" calcext:value-type="float">
            <text:p>-3,68E-01</text:p>
          </table:table-cell>
          <table:table-cell table:style-name="ce13" office:value-type="float" office:value="-0.3681245527" calcext:value-type="float">
            <text:p>-3,68E-01</text:p>
          </table:table-cell>
          <table:table-cell table:style-name="ce11" table:formula="of:=[.$D63]-[.$E63]" office:value-type="float" office:value="0.0000605510999999725" calcext:value-type="float">
            <text:p>0,000061</text:p>
          </table:table-cell>
        </table:table-row>
        <table:table-row table:style-name="ro1">
          <table:table-cell table:style-name="ce12" office:value-type="float" office:value="62" calcext:value-type="float">
            <text:p>62</text:p>
          </table:table-cell>
          <table:table-cell table:style-name="ce12"/>
          <table:table-cell table:style-name="ce13" office:value-type="float" office:value="1.979203372" calcext:value-type="float">
            <text:p>1,98E+00</text:p>
          </table:table-cell>
          <table:table-cell table:style-name="ce13" office:value-type="float" office:value="-0.3970825656" calcext:value-type="float">
            <text:p>-3,97E-01</text:p>
          </table:table-cell>
          <table:table-cell table:style-name="ce13" office:value-type="float" office:value="-0.3971478906" calcext:value-type="float">
            <text:p>-3,97E-01</text:p>
          </table:table-cell>
          <table:table-cell table:style-name="ce11" table:formula="of:=[.$D64]-[.$E64]" office:value-type="float" office:value="0.000065325000000005" calcext:value-type="float">
            <text:p>0,000065</text:p>
          </table:table-cell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/>
          <table:table-cell table:style-name="ce13" office:value-type="float" office:value="2.010619298" calcext:value-type="float">
            <text:p>2,01E+00</text:p>
          </table:table-cell>
          <table:table-cell table:style-name="ce13" office:value-type="float" office:value="-0.4257092571" calcext:value-type="float">
            <text:p>-4,26E-01</text:p>
          </table:table-cell>
          <table:table-cell table:style-name="ce13" office:value-type="float" office:value="-0.4257792916" calcext:value-type="float">
            <text:p>-4,26E-01</text:p>
          </table:table-cell>
          <table:table-cell table:style-name="ce11" table:formula="of:=[.$D65]-[.$E65]" office:value-type="float" office:value="0.0000700344999999825" calcext:value-type="float">
            <text:p>0,000070</text:p>
          </table:table-cell>
        </table:table-row>
        <table:table-row table:style-name="ro1">
          <table:table-cell table:style-name="ce12" office:value-type="float" office:value="64" calcext:value-type="float">
            <text:p>64</text:p>
          </table:table-cell>
          <table:table-cell table:style-name="ce12"/>
          <table:table-cell table:style-name="ce13" office:value-type="float" office:value="2.042035225" calcext:value-type="float">
            <text:p>2,04E+00</text:p>
          </table:table-cell>
          <table:table-cell table:style-name="ce13" office:value-type="float" office:value="-0.453915825" calcext:value-type="float">
            <text:p>-4,54E-01</text:p>
          </table:table-cell>
          <table:table-cell table:style-name="ce13" office:value-type="float" office:value="-0.4539904997" calcext:value-type="float">
            <text:p>-4,54E-01</text:p>
          </table:table-cell>
          <table:table-cell table:style-name="ce11" table:formula="of:=[.$D66]-[.$E66]" office:value-type="float" office:value="0.0000746746999999992" calcext:value-type="float">
            <text:p>0,000075</text:p>
          </table:table-cell>
        </table:table-row>
        <table:table-row table:style-name="ro1">
          <table:table-cell table:style-name="ce12" office:value-type="float" office:value="65" calcext:value-type="float">
            <text:p>65</text:p>
          </table:table-cell>
          <table:table-cell table:style-name="ce12"/>
          <table:table-cell table:style-name="ce13" office:value-type="float" office:value="2.073451151" calcext:value-type="float">
            <text:p>2,07E+00</text:p>
          </table:table-cell>
          <table:table-cell table:style-name="ce13" office:value-type="float" office:value="-0.4816744327" calcext:value-type="float">
            <text:p>-4,82E-01</text:p>
          </table:table-cell>
          <table:table-cell table:style-name="ce13" office:value-type="float" office:value="-0.4817536741" calcext:value-type="float">
            <text:p>-4,82E-01</text:p>
          </table:table-cell>
          <table:table-cell table:style-name="ce11" table:formula="of:=[.$D67]-[.$E67]" office:value-type="float" office:value="0.0000792413999999852" calcext:value-type="float">
            <text:p>0,000079</text:p>
          </table:table-cell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/>
          <table:table-cell table:style-name="ce13" office:value-type="float" office:value="2.104867078" calcext:value-type="float">
            <text:p>2,10E+00</text:p>
          </table:table-cell>
          <table:table-cell table:style-name="ce13" office:value-type="float" office:value="-0.5089576859" calcext:value-type="float">
            <text:p>-5,09E-01</text:p>
          </table:table-cell>
          <table:table-cell table:style-name="ce13" office:value-type="float" office:value="-0.5090414158" calcext:value-type="float">
            <text:p>-5,09E-01</text:p>
          </table:table-cell>
          <table:table-cell table:style-name="ce11" table:formula="of:=[.$D68]-[.$E68]" office:value-type="float" office:value="0.0000837299000000513" calcext:value-type="float">
            <text:p>0,000084</text:p>
          </table:table-cell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12"/>
          <table:table-cell table:style-name="ce13" office:value-type="float" office:value="2.136283004" calcext:value-type="float">
            <text:p>2,14E+00</text:p>
          </table:table-cell>
          <table:table-cell table:style-name="ce13" office:value-type="float" office:value="-0.5357386594" calcext:value-type="float">
            <text:p>-5,36E-01</text:p>
          </table:table-cell>
          <table:table-cell table:style-name="ce13" office:value-type="float" office:value="-0.535826795" calcext:value-type="float">
            <text:p>-5,36E-01</text:p>
          </table:table-cell>
          <table:table-cell table:style-name="ce11" table:formula="of:=[.$D69]-[.$E69]" office:value-type="float" office:value="0.0000881355999999833" calcext:value-type="float">
            <text:p>0,000088</text:p>
          </table:table-cell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style-name="ce12"/>
          <table:table-cell table:style-name="ce13" office:value-type="float" office:value="2.167698931" calcext:value-type="float">
            <text:p>2,17E+00</text:p>
          </table:table-cell>
          <table:table-cell table:style-name="ce13" office:value-type="float" office:value="-0.5619909234" calcext:value-type="float">
            <text:p>-5,62E-01</text:p>
          </table:table-cell>
          <table:table-cell table:style-name="ce13" office:value-type="float" office:value="-0.5620833779" calcext:value-type="float">
            <text:p>-5,62E-01</text:p>
          </table:table-cell>
          <table:table-cell table:style-name="ce11" table:formula="of:=[.$D70]-[.$E70]" office:value-type="float" office:value="0.0000924545000000609" calcext:value-type="float">
            <text:p>0,000092</text:p>
          </table:table-cell>
        </table:table-row>
        <table:table-row table:style-name="ro1">
          <table:table-cell table:style-name="ce12" office:value-type="float" office:value="69" calcext:value-type="float">
            <text:p>69</text:p>
          </table:table-cell>
          <table:table-cell table:style-name="ce12"/>
          <table:table-cell table:style-name="ce13" office:value-type="float" office:value="2.199114858" calcext:value-type="float">
            <text:p>2,20E+00</text:p>
          </table:table-cell>
          <table:table-cell table:style-name="ce13" office:value-type="float" office:value="-0.5876885703" calcext:value-type="float">
            <text:p>-5,88E-01</text:p>
          </table:table-cell>
          <table:table-cell table:style-name="ce13" office:value-type="float" office:value="-0.5877852523" calcext:value-type="float">
            <text:p>-5,88E-01</text:p>
          </table:table-cell>
          <table:table-cell table:style-name="ce11" table:formula="of:=[.$D71]-[.$E71]" office:value-type="float" office:value="0.0000966820000000146" calcext:value-type="float">
            <text:p>0,000097</text:p>
          </table:table-cell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table:style-name="ce12"/>
          <table:table-cell table:style-name="ce13" office:value-type="float" office:value="2.230530784" calcext:value-type="float">
            <text:p>2,23E+00</text:p>
          </table:table-cell>
          <table:table-cell table:style-name="ce13" office:value-type="float" office:value="-0.6128062395" calcext:value-type="float">
            <text:p>-6,13E-01</text:p>
          </table:table-cell>
          <table:table-cell table:style-name="ce13" office:value-type="float" office:value="-0.6129070537" calcext:value-type="float">
            <text:p>-6,13E-01</text:p>
          </table:table-cell>
          <table:table-cell table:style-name="ce11" table:formula="of:=[.$D72]-[.$E72]" office:value-type="float" office:value="0.000100814199999966" calcext:value-type="float">
            <text:p>0,000101</text:p>
          </table:table-cell>
        </table:table-row>
        <table:table-row table:style-name="ro1">
          <table:table-cell table:style-name="ce12" office:value-type="float" office:value="71" calcext:value-type="float">
            <text:p>71</text:p>
          </table:table-cell>
          <table:table-cell table:style-name="ce12"/>
          <table:table-cell table:style-name="ce13" office:value-type="float" office:value="2.261946711" calcext:value-type="float">
            <text:p>2,26E+00</text:p>
          </table:table-cell>
          <table:table-cell table:style-name="ce13" office:value-type="float" office:value="-0.6373191429" calcext:value-type="float">
            <text:p>-6,37E-01</text:p>
          </table:table-cell>
          <table:table-cell table:style-name="ce13" office:value-type="float" office:value="-0.6374239897" calcext:value-type="float">
            <text:p>-6,37E-01</text:p>
          </table:table-cell>
          <table:table-cell table:style-name="ce11" table:formula="of:=[.$D73]-[.$E73]" office:value-type="float" office:value="0.000104846800000002" calcext:value-type="float">
            <text:p>0,000105</text:p>
          </table:table-cell>
        </table:table-row>
        <table:table-row table:style-name="ro1">
          <table:table-cell table:style-name="ce12" office:value-type="float" office:value="72" calcext:value-type="float">
            <text:p>72</text:p>
          </table:table-cell>
          <table:table-cell table:style-name="ce12"/>
          <table:table-cell table:style-name="ce13" office:value-type="float" office:value="2.293362637" calcext:value-type="float">
            <text:p>2,29E+00</text:p>
          </table:table-cell>
          <table:table-cell table:style-name="ce13" office:value-type="float" office:value="-0.6612030893" calcext:value-type="float">
            <text:p>-6,61E-01</text:p>
          </table:table-cell>
          <table:table-cell table:style-name="ce13" office:value-type="float" office:value="-0.6613118653" calcext:value-type="float">
            <text:p>-6,61E-01</text:p>
          </table:table-cell>
          <table:table-cell table:style-name="ce11" table:formula="of:=[.$D74]-[.$E74]" office:value-type="float" office:value="0.000108776000000033" calcext:value-type="float">
            <text:p>0,000109</text:p>
          </table:table-cell>
        </table:table-row>
        <table:table-row table:style-name="ro1">
          <table:table-cell table:style-name="ce12" office:value-type="float" office:value="73" calcext:value-type="float">
            <text:p>73</text:p>
          </table:table-cell>
          <table:table-cell table:style-name="ce12"/>
          <table:table-cell table:style-name="ce13" office:value-type="float" office:value="2.324778564" calcext:value-type="float">
            <text:p>2,32E+00</text:p>
          </table:table-cell>
          <table:table-cell table:style-name="ce13" office:value-type="float" office:value="-0.684434508" calcext:value-type="float">
            <text:p>-6,84E-01</text:p>
          </table:table-cell>
          <table:table-cell table:style-name="ce13" office:value-type="float" office:value="-0.6845471059" calcext:value-type="float">
            <text:p>-6,85E-01</text:p>
          </table:table-cell>
          <table:table-cell table:style-name="ce11" table:formula="of:=[.$D75]-[.$E75]" office:value-type="float" office:value="0.000112597899999956" calcext:value-type="float">
            <text:p>0,000113</text:p>
          </table:table-cell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table:style-name="ce12"/>
          <table:table-cell table:style-name="ce13" office:value-type="float" office:value="2.35619449" calcext:value-type="float">
            <text:p>2,36E+00</text:p>
          </table:table-cell>
          <table:table-cell table:style-name="ce13" office:value-type="float" office:value="-0.7069904725" calcext:value-type="float">
            <text:p>-7,07E-01</text:p>
          </table:table-cell>
          <table:table-cell table:style-name="ce13" office:value-type="float" office:value="-0.7071067812" calcext:value-type="float">
            <text:p>-7,07E-01</text:p>
          </table:table-cell>
          <table:table-cell table:style-name="ce11" table:formula="of:=[.$D76]-[.$E76]" office:value-type="float" office:value="0.000116308700000012" calcext:value-type="float">
            <text:p>0,000116</text:p>
          </table:table-cell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12"/>
          <table:table-cell table:style-name="ce13" office:value-type="float" office:value="2.387610417" calcext:value-type="float">
            <text:p>2,39E+00</text:p>
          </table:table-cell>
          <table:table-cell table:style-name="ce13" office:value-type="float" office:value="-0.7288487228" calcext:value-type="float">
            <text:p>-7,29E-01</text:p>
          </table:table-cell>
          <table:table-cell table:style-name="ce13" office:value-type="float" office:value="-0.7289686274" calcext:value-type="float">
            <text:p>-7,29E-01</text:p>
          </table:table-cell>
          <table:table-cell table:style-name="ce11" table:formula="of:=[.$D77]-[.$E77]" office:value-type="float" office:value="0.000119904599999998" calcext:value-type="float">
            <text:p>0,000120</text:p>
          </table:table-cell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/>
          <table:table-cell table:style-name="ce13" office:value-type="float" office:value="2.419026343" calcext:value-type="float">
            <text:p>2,42E+00</text:p>
          </table:table-cell>
          <table:table-cell table:style-name="ce13" office:value-type="float" office:value="-0.7499876874" calcext:value-type="float">
            <text:p>-7,50E-01</text:p>
          </table:table-cell>
          <table:table-cell table:style-name="ce13" office:value-type="float" office:value="-0.7501110696" calcext:value-type="float">
            <text:p>-7,50E-01</text:p>
          </table:table-cell>
          <table:table-cell table:style-name="ce11" table:formula="of:=[.$D78]-[.$E78]" office:value-type="float" office:value="0.000123382200000077" calcext:value-type="float">
            <text:p>0,000123</text:p>
          </table:table-cell>
        </table:table-row>
        <table:table-row table:style-name="ro1">
          <table:table-cell table:style-name="ce12" office:value-type="float" office:value="77" calcext:value-type="float">
            <text:p>77</text:p>
          </table:table-cell>
          <table:table-cell table:style-name="ce12"/>
          <table:table-cell table:style-name="ce13" office:value-type="float" office:value="2.45044227" calcext:value-type="float">
            <text:p>2,45E+00</text:p>
          </table:table-cell>
          <table:table-cell table:style-name="ce13" office:value-type="float" office:value="-0.7703865047" calcext:value-type="float">
            <text:p>-7,70E-01</text:p>
          </table:table-cell>
          <table:table-cell table:style-name="ce13" office:value-type="float" office:value="-0.7705132428" calcext:value-type="float">
            <text:p>-7,71E-01</text:p>
          </table:table-cell>
          <table:table-cell table:style-name="ce11" table:formula="of:=[.$D79]-[.$E79]" office:value-type="float" office:value="0.000126738099999968" calcext:value-type="float">
            <text:p>0,000127</text:p>
          </table:table-cell>
        </table:table-row>
        <table:table-row table:style-name="ro1">
          <table:table-cell table:style-name="ce12" office:value-type="float" office:value="78" calcext:value-type="float">
            <text:p>78</text:p>
          </table:table-cell>
          <table:table-cell table:style-name="ce12"/>
          <table:table-cell table:style-name="ce13" office:value-type="float" office:value="2.481858196" calcext:value-type="float">
            <text:p>2,48E+00</text:p>
          </table:table-cell>
          <table:table-cell table:style-name="ce13" office:value-type="float" office:value="-0.7900250435" calcext:value-type="float">
            <text:p>-7,90E-01</text:p>
          </table:table-cell>
          <table:table-cell table:style-name="ce13" office:value-type="float" office:value="-0.7901550124" calcext:value-type="float">
            <text:p>-7,90E-01</text:p>
          </table:table-cell>
          <table:table-cell table:style-name="ce11" table:formula="of:=[.$D80]-[.$E80]" office:value-type="float" office:value="0.000129968900000055" calcext:value-type="float">
            <text:p>0,000130</text:p>
          </table:table-cell>
        </table:table-row>
        <table:table-row table:style-name="ro1">
          <table:table-cell table:style-name="ce12" office:value-type="float" office:value="79" calcext:value-type="float">
            <text:p>79</text:p>
          </table:table-cell>
          <table:table-cell table:style-name="ce12"/>
          <table:table-cell table:style-name="ce13" office:value-type="float" office:value="2.513274123" calcext:value-type="float">
            <text:p>2,51E+00</text:p>
          </table:table-cell>
          <table:table-cell table:style-name="ce13" office:value-type="float" office:value="-0.808883923" calcext:value-type="float">
            <text:p>-8,09E-01</text:p>
          </table:table-cell>
          <table:table-cell table:style-name="ce13" office:value-type="float" office:value="-0.8090169944" calcext:value-type="float">
            <text:p>-8,09E-01</text:p>
          </table:table-cell>
          <table:table-cell table:style-name="ce11" table:formula="of:=[.$D81]-[.$E81]" office:value-type="float" office:value="0.000133071400000073" calcext:value-type="float">
            <text:p>0,000133</text:p>
          </table:table-cell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style-name="ce12"/>
          <table:table-cell table:style-name="ce13" office:value-type="float" office:value="2.544690049" calcext:value-type="float">
            <text:p>2,54E+00</text:p>
          </table:table-cell>
          <table:table-cell table:style-name="ce13" office:value-type="float" office:value="-0.8269445317" calcext:value-type="float">
            <text:p>-8,27E-01</text:p>
          </table:table-cell>
          <table:table-cell table:style-name="ce13" office:value-type="float" office:value="-0.8270805743" calcext:value-type="float">
            <text:p>-8,27E-01</text:p>
          </table:table-cell>
          <table:table-cell table:style-name="ce11" table:formula="of:=[.$D82]-[.$E82]" office:value-type="float" office:value="0.000136042599999997" calcext:value-type="float">
            <text:p>0,000136</text:p>
          </table:table-cell>
        </table:table-row>
        <table:table-row table:style-name="ro1">
          <table:table-cell table:style-name="ce12" office:value-type="float" office:value="81" calcext:value-type="float">
            <text:p>81</text:p>
          </table:table-cell>
          <table:table-cell table:style-name="ce12"/>
          <table:table-cell table:style-name="ce13" office:value-type="float" office:value="2.576105976" calcext:value-type="float">
            <text:p>2,58E+00</text:p>
          </table:table-cell>
          <table:table-cell table:style-name="ce13" office:value-type="float" office:value="-0.844189046" calcext:value-type="float">
            <text:p>-8,44E-01</text:p>
          </table:table-cell>
          <table:table-cell table:style-name="ce13" office:value-type="float" office:value="-0.8443279255" calcext:value-type="float">
            <text:p>-8,44E-01</text:p>
          </table:table-cell>
          <table:table-cell table:style-name="ce11" table:formula="of:=[.$D83]-[.$E83]" office:value-type="float" office:value="0.000138879500000022" calcext:value-type="float">
            <text:p>0,000139</text:p>
          </table:table-cell>
        </table:table-row>
        <table:table-row table:style-name="ro1">
          <table:table-cell table:style-name="ce12" office:value-type="float" office:value="82" calcext:value-type="float">
            <text:p>82</text:p>
          </table:table-cell>
          <table:table-cell table:style-name="ce12"/>
          <table:table-cell table:style-name="ce13" office:value-type="float" office:value="2.607521902" calcext:value-type="float">
            <text:p>2,61E+00</text:p>
          </table:table-cell>
          <table:table-cell table:style-name="ce13" office:value-type="float" office:value="-0.8606004476" calcext:value-type="float">
            <text:p>-8,61E-01</text:p>
          </table:table-cell>
          <table:table-cell table:style-name="ce13" office:value-type="float" office:value="-0.860742027" calcext:value-type="float">
            <text:p>-8,61E-01</text:p>
          </table:table-cell>
          <table:table-cell table:style-name="ce11" table:formula="of:=[.$D84]-[.$E84]" office:value-type="float" office:value="0.000141579400000036" calcext:value-type="float">
            <text:p>0,000142</text:p>
          </table:table-cell>
        </table:table-row>
        <table:table-row table:style-name="ro1">
          <table:table-cell table:style-name="ce12" office:value-type="float" office:value="83" calcext:value-type="float">
            <text:p>83</text:p>
          </table:table-cell>
          <table:table-cell table:style-name="ce12"/>
          <table:table-cell table:style-name="ce13" office:value-type="float" office:value="2.638937829" calcext:value-type="float">
            <text:p>2,64E+00</text:p>
          </table:table-cell>
          <table:table-cell table:style-name="ce13" office:value-type="float" office:value="-0.8761625405" calcext:value-type="float">
            <text:p>-8,76E-01</text:p>
          </table:table-cell>
          <table:table-cell table:style-name="ce13" office:value-type="float" office:value="-0.87630668" calcext:value-type="float">
            <text:p>-8,76E-01</text:p>
          </table:table-cell>
          <table:table-cell table:style-name="ce11" table:formula="of:=[.$D85]-[.$E85]" office:value-type="float" office:value="0.000144139499999918" calcext:value-type="float">
            <text:p>0,000144</text:p>
          </table:table-cell>
        </table:table-row>
        <table:table-row table:style-name="ro1">
          <table:table-cell table:style-name="ce12" office:value-type="float" office:value="84" calcext:value-type="float">
            <text:p>84</text:p>
          </table:table-cell>
          <table:table-cell table:style-name="ce12"/>
          <table:table-cell table:style-name="ce13" office:value-type="float" office:value="2.670353756" calcext:value-type="float">
            <text:p>2,67E+00</text:p>
          </table:table-cell>
          <table:table-cell table:style-name="ce13" office:value-type="float" office:value="-0.8908599667" calcext:value-type="float">
            <text:p>-8,91E-01</text:p>
          </table:table-cell>
          <table:table-cell table:style-name="ce13" office:value-type="float" office:value="-0.8910065242" calcext:value-type="float">
            <text:p>-8,91E-01</text:p>
          </table:table-cell>
          <table:table-cell table:style-name="ce11" table:formula="of:=[.$D86]-[.$E86]" office:value-type="float" office:value="0.000146557500000033" calcext:value-type="float">
            <text:p>0,000147</text:p>
          </table:table-cell>
        </table:table-row>
        <table:table-row table:style-name="ro1">
          <table:table-cell table:style-name="ce12" office:value-type="float" office:value="85" calcext:value-type="float">
            <text:p>85</text:p>
          </table:table-cell>
          <table:table-cell table:style-name="ce12"/>
          <table:table-cell table:style-name="ce13" office:value-type="float" office:value="2.701769682" calcext:value-type="float">
            <text:p>2,70E+00</text:p>
          </table:table-cell>
          <table:table-cell table:style-name="ce13" office:value-type="float" office:value="-0.9046782217" calcext:value-type="float">
            <text:p>-9,05E-01</text:p>
          </table:table-cell>
          <table:table-cell table:style-name="ce13" office:value-type="float" office:value="-0.9048270525" calcext:value-type="float">
            <text:p>-9,05E-01</text:p>
          </table:table-cell>
          <table:table-cell table:style-name="ce11" table:formula="of:=[.$D87]-[.$E87]" office:value-type="float" office:value="0.000148830800000055" calcext:value-type="float">
            <text:p>0,000149</text:p>
          </table:table-cell>
        </table:table-row>
        <table:table-row table:style-name="ro1">
          <table:table-cell table:style-name="ce12" office:value-type="float" office:value="86" calcext:value-type="float">
            <text:p>86</text:p>
          </table:table-cell>
          <table:table-cell table:style-name="ce12"/>
          <table:table-cell table:style-name="ce13" office:value-type="float" office:value="2.733185609" calcext:value-type="float">
            <text:p>2,73E+00</text:p>
          </table:table-cell>
          <table:table-cell table:style-name="ce13" office:value-type="float" office:value="-0.9176036685" calcext:value-type="float">
            <text:p>-9,18E-01</text:p>
          </table:table-cell>
          <table:table-cell table:style-name="ce13" office:value-type="float" office:value="-0.9177546257" calcext:value-type="float">
            <text:p>-9,18E-01</text:p>
          </table:table-cell>
          <table:table-cell table:style-name="ce11" table:formula="of:=[.$D88]-[.$E88]" office:value-type="float" office:value="0.000150957199999913" calcext:value-type="float">
            <text:p>0,000151</text:p>
          </table:table-cell>
        </table:table-row>
        <table:table-row table:style-name="ro1">
          <table:table-cell table:style-name="ce12" office:value-type="float" office:value="87" calcext:value-type="float">
            <text:p>87</text:p>
          </table:table-cell>
          <table:table-cell table:style-name="ce12"/>
          <table:table-cell table:style-name="ce13" office:value-type="float" office:value="2.764601535" calcext:value-type="float">
            <text:p>2,76E+00</text:p>
          </table:table-cell>
          <table:table-cell table:style-name="ce13" office:value-type="float" office:value="-0.9296235513" calcext:value-type="float">
            <text:p>-9,30E-01</text:p>
          </table:table-cell>
          <table:table-cell table:style-name="ce13" office:value-type="float" office:value="-0.9297764859" calcext:value-type="float">
            <text:p>-9,30E-01</text:p>
          </table:table-cell>
          <table:table-cell table:style-name="ce11" table:formula="of:=[.$D89]-[.$E89]" office:value-type="float" office:value="0.000152934599999988" calcext:value-type="float">
            <text:p>0,000153</text:p>
          </table:table-cell>
        </table:table-row>
        <table:table-row table:style-name="ro1">
          <table:table-cell table:style-name="ce12" office:value-type="float" office:value="88" calcext:value-type="float">
            <text:p>88</text:p>
          </table:table-cell>
          <table:table-cell table:style-name="ce12"/>
          <table:table-cell table:style-name="ce13" office:value-type="float" office:value="2.796017462" calcext:value-type="float">
            <text:p>2,80E+00</text:p>
          </table:table-cell>
          <table:table-cell table:style-name="ce13" office:value-type="float" office:value="-0.9407260079" calcext:value-type="float">
            <text:p>-9,41E-01</text:p>
          </table:table-cell>
          <table:table-cell table:style-name="ce13" office:value-type="float" office:value="-0.940880769" calcext:value-type="float">
            <text:p>-9,41E-01</text:p>
          </table:table-cell>
          <table:table-cell table:style-name="ce11" table:formula="of:=[.$D90]-[.$E90]" office:value-type="float" office:value="0.000154761100000012" calcext:value-type="float">
            <text:p>0,000155</text:p>
          </table:table-cell>
        </table:table-row>
        <table:table-row table:style-name="ro1">
          <table:table-cell table:style-name="ce12" office:value-type="float" office:value="89" calcext:value-type="float">
            <text:p>89</text:p>
          </table:table-cell>
          <table:table-cell table:style-name="ce12"/>
          <table:table-cell table:style-name="ce13" office:value-type="float" office:value="2.827433388" calcext:value-type="float">
            <text:p>2,83E+00</text:p>
          </table:table-cell>
          <table:table-cell table:style-name="ce13" office:value-type="float" office:value="-0.9509000815" calcext:value-type="float">
            <text:p>-9,51E-01</text:p>
          </table:table-cell>
          <table:table-cell table:style-name="ce13" office:value-type="float" office:value="-0.9510565163" calcext:value-type="float">
            <text:p>-9,51E-01</text:p>
          </table:table-cell>
          <table:table-cell table:style-name="ce11" table:formula="of:=[.$D91]-[.$E91]" office:value-type="float" office:value="0.000156434799999938" calcext:value-type="float">
            <text:p>0,000156</text:p>
          </table:table-cell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style-name="ce12"/>
          <table:table-cell table:style-name="ce13" office:value-type="float" office:value="2.858849315" calcext:value-type="float">
            <text:p>2,86E+00</text:p>
          </table:table-cell>
          <table:table-cell table:style-name="ce13" office:value-type="float" office:value="-0.9601357315" calcext:value-type="float">
            <text:p>-9,60E-01</text:p>
          </table:table-cell>
          <table:table-cell table:style-name="ce13" office:value-type="float" office:value="-0.9602936857" calcext:value-type="float">
            <text:p>-9,60E-01</text:p>
          </table:table-cell>
          <table:table-cell table:style-name="ce11" table:formula="of:=[.$D92]-[.$E92]" office:value-type="float" office:value="0.000157954199999977" calcext:value-type="float">
            <text:p>0,000158</text:p>
          </table:table-cell>
        </table:table-row>
        <table:table-row table:style-name="ro1">
          <table:table-cell table:style-name="ce12" office:value-type="float" office:value="91" calcext:value-type="float">
            <text:p>91</text:p>
          </table:table-cell>
          <table:table-cell table:style-name="ce12"/>
          <table:table-cell table:style-name="ce13" office:value-type="float" office:value="2.890265241" calcext:value-type="float">
            <text:p>2,89E+00</text:p>
          </table:table-cell>
          <table:table-cell table:style-name="ce13" office:value-type="float" office:value="-0.9684238434" calcext:value-type="float">
            <text:p>-9,68E-01</text:p>
          </table:table-cell>
          <table:table-cell table:style-name="ce13" office:value-type="float" office:value="-0.9685831611" calcext:value-type="float">
            <text:p>-9,69E-01</text:p>
          </table:table-cell>
          <table:table-cell table:style-name="ce11" table:formula="of:=[.$D93]-[.$E93]" office:value-type="float" office:value="0.000159317700000106" calcext:value-type="float">
            <text:p>0,000159</text:p>
          </table:table-cell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table:style-name="ce12"/>
          <table:table-cell table:style-name="ce13" office:value-type="float" office:value="2.921681168" calcext:value-type="float">
            <text:p>2,92E+00</text:p>
          </table:table-cell>
          <table:table-cell table:style-name="ce13" office:value-type="float" office:value="-0.975756238" calcext:value-type="float">
            <text:p>-9,76E-01</text:p>
          </table:table-cell>
          <table:table-cell table:style-name="ce13" office:value-type="float" office:value="-0.9759167619" calcext:value-type="float">
            <text:p>-9,76E-01</text:p>
          </table:table-cell>
          <table:table-cell table:style-name="ce11" table:formula="of:=[.$D94]-[.$E94]" office:value-type="float" office:value="0.000160523899999987" calcext:value-type="float">
            <text:p>0,000161</text:p>
          </table:table-cell>
        </table:table-row>
        <table:table-row table:style-name="ro1">
          <table:table-cell table:style-name="ce12" office:value-type="float" office:value="93" calcext:value-type="float">
            <text:p>93</text:p>
          </table:table-cell>
          <table:table-cell table:style-name="ce12"/>
          <table:table-cell table:style-name="ce13" office:value-type="float" office:value="2.953097094" calcext:value-type="float">
            <text:p>2,95E+00</text:p>
          </table:table-cell>
          <table:table-cell table:style-name="ce13" office:value-type="float" office:value="-0.9821256789" calcext:value-type="float">
            <text:p>-9,82E-01</text:p>
          </table:table-cell>
          <table:table-cell table:style-name="ce13" office:value-type="float" office:value="-0.9822872507" calcext:value-type="float">
            <text:p>-9,82E-01</text:p>
          </table:table-cell>
          <table:table-cell table:style-name="ce11" table:formula="of:=[.$D95]-[.$E95]" office:value-type="float" office:value="0.000161571799999982" calcext:value-type="float">
            <text:p>0,000162</text:p>
          </table:table-cell>
        </table:table-row>
        <table:table-row table:style-name="ro1">
          <table:table-cell table:style-name="ce12" office:value-type="float" office:value="94" calcext:value-type="float">
            <text:p>94</text:p>
          </table:table-cell>
          <table:table-cell table:style-name="ce12"/>
          <table:table-cell table:style-name="ce13" office:value-type="float" office:value="2.984513021" calcext:value-type="float">
            <text:p>2,98E+00</text:p>
          </table:table-cell>
          <table:table-cell table:style-name="ce13" office:value-type="float" office:value="-0.9875258804" calcext:value-type="float">
            <text:p>-9,88E-01</text:p>
          </table:table-cell>
          <table:table-cell table:style-name="ce13" office:value-type="float" office:value="-0.9876883406" calcext:value-type="float">
            <text:p>-9,88E-01</text:p>
          </table:table-cell>
          <table:table-cell table:style-name="ce11" table:formula="of:=[.$D96]-[.$E96]" office:value-type="float" office:value="0.000162460199999992" calcext:value-type="float">
            <text:p>0,000162</text:p>
          </table:table-cell>
        </table:table-row>
        <table:table-row table:style-name="ro1">
          <table:table-cell table:style-name="ce12" office:value-type="float" office:value="95" calcext:value-type="float">
            <text:p>95</text:p>
          </table:table-cell>
          <table:table-cell table:style-name="ce12"/>
          <table:table-cell table:style-name="ce13" office:value-type="float" office:value="3.015928947" calcext:value-type="float">
            <text:p>3,02E+00</text:p>
          </table:table-cell>
          <table:table-cell table:style-name="ce13" office:value-type="float" office:value="-0.991951513" calcext:value-type="float">
            <text:p>-9,92E-01</text:p>
          </table:table-cell>
          <table:table-cell table:style-name="ce13" office:value-type="float" office:value="-0.9921147013" calcext:value-type="float">
            <text:p>-9,92E-01</text:p>
          </table:table-cell>
          <table:table-cell table:style-name="ce11" table:formula="of:=[.$D97]-[.$E97]" office:value-type="float" office:value="0.00016318829999995" calcext:value-type="float">
            <text:p>0,000163</text:p>
          </table:table-cell>
        </table:table-row>
        <table:table-row table:style-name="ro1">
          <table:table-cell table:style-name="ce12" office:value-type="float" office:value="96" calcext:value-type="float">
            <text:p>96</text:p>
          </table:table-cell>
          <table:table-cell table:style-name="ce12"/>
          <table:table-cell table:style-name="ce13" office:value-type="float" office:value="3.047344874" calcext:value-type="float">
            <text:p>3,05E+00</text:p>
          </table:table-cell>
          <table:table-cell table:style-name="ce13" office:value-type="float" office:value="-0.9953982093" calcext:value-type="float">
            <text:p>-9,95E-01</text:p>
          </table:table-cell>
          <table:table-cell table:style-name="ce13" office:value-type="float" office:value="-0.9955619646" calcext:value-type="float">
            <text:p>-9,96E-01</text:p>
          </table:table-cell>
          <table:table-cell table:style-name="ce11" table:formula="of:=[.$D98]-[.$E98]" office:value-type="float" office:value="0.000163755300000012" calcext:value-type="float">
            <text:p>0,000164</text:p>
          </table:table-cell>
        </table:table-row>
        <table:table-row table:style-name="ro1">
          <table:table-cell table:style-name="ce12" office:value-type="float" office:value="97" calcext:value-type="float">
            <text:p>97</text:p>
          </table:table-cell>
          <table:table-cell table:style-name="ce12"/>
          <table:table-cell table:style-name="ce13" office:value-type="float" office:value="3.078760801" calcext:value-type="float">
            <text:p>3,08E+00</text:p>
          </table:table-cell>
          <table:table-cell table:style-name="ce13" office:value-type="float" office:value="-0.9978625677" calcext:value-type="float">
            <text:p>-9,98E-01</text:p>
          </table:table-cell>
          <table:table-cell table:style-name="ce13" office:value-type="float" office:value="-0.9980267284" calcext:value-type="float">
            <text:p>-9,98E-01</text:p>
          </table:table-cell>
          <table:table-cell table:style-name="ce11" table:formula="of:=[.$D99]-[.$E99]" office:value-type="float" office:value="0.000164160700000027" calcext:value-type="float">
            <text:p>0,000164</text:p>
          </table:table-cell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/>
          <table:table-cell table:style-name="ce13" office:value-type="float" office:value="3.110176727" calcext:value-type="float">
            <text:p>3,11E+00</text:p>
          </table:table-cell>
          <table:table-cell table:style-name="ce13" office:value-type="float" office:value="-0.9993421562" calcext:value-type="float">
            <text:p>-9,99E-01</text:p>
          </table:table-cell>
          <table:table-cell table:style-name="ce13" office:value-type="float" office:value="-0.9995065604" calcext:value-type="float">
            <text:p>-1,00E+00</text:p>
          </table:table-cell>
          <table:table-cell table:style-name="ce11" table:formula="of:=[.$D100]-[.$E100]" office:value-type="float" office:value="0.000164404200000079" calcext:value-type="float">
            <text:p>0,000164</text:p>
          </table:table-cell>
        </table:table-row>
        <table:table-row table:style-name="ro1">
          <table:table-cell table:style-name="ce12" office:value-type="float" office:value="99" calcext:value-type="float">
            <text:p>99</text:p>
          </table:table-cell>
          <table:table-cell table:style-name="ce12"/>
          <table:table-cell table:style-name="ce13" office:value-type="float" office:value="3.141592654" calcext:value-type="float">
            <text:p>3,14E+00</text:p>
          </table:table-cell>
          <table:table-cell table:style-name="ce13" office:value-type="float" office:value="-0.9998355147" calcext:value-type="float">
            <text:p>-1,00E+00</text:p>
          </table:table-cell>
          <table:table-cell table:style-name="ce13" office:value-type="float" office:value="-1" calcext:value-type="float">
            <text:p>-1,00E+00</text:p>
          </table:table-cell>
          <table:table-cell table:style-name="ce11" table:formula="of:=[.$D101]-[.$E101]" office:value-type="float" office:value="0.000164485300000017" calcext:value-type="float">
            <text:p>0,000164</text:p>
          </table:table-cell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2"/>
          <table:table-cell table:style-name="ce13" office:value-type="float" office:value="3.17300858" calcext:value-type="float">
            <text:p>3,17E+00</text:p>
          </table:table-cell>
          <table:table-cell table:style-name="ce13" office:value-type="float" office:value="-0.9993421562" calcext:value-type="float">
            <text:p>-9,99E-01</text:p>
          </table:table-cell>
          <table:table-cell table:style-name="ce13" office:value-type="float" office:value="-0.9995065604" calcext:value-type="float">
            <text:p>-1,00E+00</text:p>
          </table:table-cell>
          <table:table-cell table:style-name="ce11" table:formula="of:=[.$D102]-[.$E102]" office:value-type="float" office:value="0.000164404200000079" calcext:value-type="float">
            <text:p>0,000164</text:p>
          </table:table-cell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12"/>
          <table:table-cell table:style-name="ce13" office:value-type="float" office:value="3.204424507" calcext:value-type="float">
            <text:p>3,20E+00</text:p>
          </table:table-cell>
          <table:table-cell table:style-name="ce13" office:value-type="float" office:value="-0.9978625677" calcext:value-type="float">
            <text:p>-9,98E-01</text:p>
          </table:table-cell>
          <table:table-cell table:style-name="ce13" office:value-type="float" office:value="-0.9980267284" calcext:value-type="float">
            <text:p>-9,98E-01</text:p>
          </table:table-cell>
          <table:table-cell table:style-name="ce11" table:formula="of:=[.$D103]-[.$E103]" office:value-type="float" office:value="0.000164160700000027" calcext:value-type="float">
            <text:p>0,000164</text:p>
          </table:table-cell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/>
          <table:table-cell table:style-name="ce13" office:value-type="float" office:value="3.235840433" calcext:value-type="float">
            <text:p>3,24E+00</text:p>
          </table:table-cell>
          <table:table-cell table:style-name="ce13" office:value-type="float" office:value="-0.9953982093" calcext:value-type="float">
            <text:p>-9,95E-01</text:p>
          </table:table-cell>
          <table:table-cell table:style-name="ce13" office:value-type="float" office:value="-0.9955619646" calcext:value-type="float">
            <text:p>-9,96E-01</text:p>
          </table:table-cell>
          <table:table-cell table:style-name="ce11" table:formula="of:=[.$D104]-[.$E104]" office:value-type="float" office:value="0.000163755300000012" calcext:value-type="float">
            <text:p>0,000164</text:p>
          </table:table-cell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/>
          <table:table-cell table:style-name="ce13" office:value-type="float" office:value="3.26725636" calcext:value-type="float">
            <text:p>3,27E+00</text:p>
          </table:table-cell>
          <table:table-cell table:style-name="ce13" office:value-type="float" office:value="-0.991951513" calcext:value-type="float">
            <text:p>-9,92E-01</text:p>
          </table:table-cell>
          <table:table-cell table:style-name="ce13" office:value-type="float" office:value="-0.9921147013" calcext:value-type="float">
            <text:p>-9,92E-01</text:p>
          </table:table-cell>
          <table:table-cell table:style-name="ce11" table:formula="of:=[.$D105]-[.$E105]" office:value-type="float" office:value="0.00016318829999995" calcext:value-type="float">
            <text:p>0,000163</text:p>
          </table:table-cell>
        </table:table-row>
        <table:table-row table:style-name="ro1">
          <table:table-cell table:style-name="ce12" office:value-type="float" office:value="104" calcext:value-type="float">
            <text:p>104</text:p>
          </table:table-cell>
          <table:table-cell table:style-name="ce12"/>
          <table:table-cell table:style-name="ce13" office:value-type="float" office:value="3.298672286" calcext:value-type="float">
            <text:p>3,30E+00</text:p>
          </table:table-cell>
          <table:table-cell table:style-name="ce13" office:value-type="float" office:value="-0.9875258804" calcext:value-type="float">
            <text:p>-9,88E-01</text:p>
          </table:table-cell>
          <table:table-cell table:style-name="ce13" office:value-type="float" office:value="-0.9876883406" calcext:value-type="float">
            <text:p>-9,88E-01</text:p>
          </table:table-cell>
          <table:table-cell table:style-name="ce11" table:formula="of:=[.$D106]-[.$E106]" office:value-type="float" office:value="0.000162460199999992" calcext:value-type="float">
            <text:p>0,000162</text:p>
          </table:table-cell>
        </table:table-row>
        <table:table-row table:style-name="ro1">
          <table:table-cell table:style-name="ce12" office:value-type="float" office:value="105" calcext:value-type="float">
            <text:p>105</text:p>
          </table:table-cell>
          <table:table-cell table:style-name="ce12"/>
          <table:table-cell table:style-name="ce13" office:value-type="float" office:value="3.330088213" calcext:value-type="float">
            <text:p>3,33E+00</text:p>
          </table:table-cell>
          <table:table-cell table:style-name="ce13" office:value-type="float" office:value="-0.9821256789" calcext:value-type="float">
            <text:p>-9,82E-01</text:p>
          </table:table-cell>
          <table:table-cell table:style-name="ce13" office:value-type="float" office:value="-0.9822872507" calcext:value-type="float">
            <text:p>-9,82E-01</text:p>
          </table:table-cell>
          <table:table-cell table:style-name="ce11" table:formula="of:=[.$D107]-[.$E107]" office:value-type="float" office:value="0.000161571799999982" calcext:value-type="float">
            <text:p>0,000162</text:p>
          </table:table-cell>
        </table:table-row>
        <table:table-row table:style-name="ro1">
          <table:table-cell table:style-name="ce12" office:value-type="float" office:value="106" calcext:value-type="float">
            <text:p>106</text:p>
          </table:table-cell>
          <table:table-cell table:style-name="ce12"/>
          <table:table-cell table:style-name="ce13" office:value-type="float" office:value="3.361504139" calcext:value-type="float">
            <text:p>3,36E+00</text:p>
          </table:table-cell>
          <table:table-cell table:style-name="ce13" office:value-type="float" office:value="-0.975756238" calcext:value-type="float">
            <text:p>-9,76E-01</text:p>
          </table:table-cell>
          <table:table-cell table:style-name="ce13" office:value-type="float" office:value="-0.9759167619" calcext:value-type="float">
            <text:p>-9,76E-01</text:p>
          </table:table-cell>
          <table:table-cell table:style-name="ce11" table:formula="of:=[.$D108]-[.$E108]" office:value-type="float" office:value="0.000160523899999987" calcext:value-type="float">
            <text:p>0,000161</text:p>
          </table:table-cell>
        </table:table-row>
        <table:table-row table:style-name="ro1">
          <table:table-cell table:style-name="ce12" office:value-type="float" office:value="107" calcext:value-type="float">
            <text:p>107</text:p>
          </table:table-cell>
          <table:table-cell table:style-name="ce12"/>
          <table:table-cell table:style-name="ce13" office:value-type="float" office:value="3.392920066" calcext:value-type="float">
            <text:p>3,39E+00</text:p>
          </table:table-cell>
          <table:table-cell table:style-name="ce13" office:value-type="float" office:value="-0.9684238434" calcext:value-type="float">
            <text:p>-9,68E-01</text:p>
          </table:table-cell>
          <table:table-cell table:style-name="ce13" office:value-type="float" office:value="-0.9685831611" calcext:value-type="float">
            <text:p>-9,69E-01</text:p>
          </table:table-cell>
          <table:table-cell table:style-name="ce11" table:formula="of:=[.$D109]-[.$E109]" office:value-type="float" office:value="0.000159317700000106" calcext:value-type="float">
            <text:p>0,000159</text:p>
          </table:table-cell>
        </table:table-row>
        <table:table-row table:style-name="ro1">
          <table:table-cell table:style-name="ce12" office:value-type="float" office:value="108" calcext:value-type="float">
            <text:p>108</text:p>
          </table:table-cell>
          <table:table-cell table:style-name="ce12"/>
          <table:table-cell table:style-name="ce13" office:value-type="float" office:value="3.424335992" calcext:value-type="float">
            <text:p>3,42E+00</text:p>
          </table:table-cell>
          <table:table-cell table:style-name="ce13" office:value-type="float" office:value="-0.9601357315" calcext:value-type="float">
            <text:p>-9,60E-01</text:p>
          </table:table-cell>
          <table:table-cell table:style-name="ce13" office:value-type="float" office:value="-0.9602936857" calcext:value-type="float">
            <text:p>-9,60E-01</text:p>
          </table:table-cell>
          <table:table-cell table:style-name="ce11" table:formula="of:=[.$D110]-[.$E110]" office:value-type="float" office:value="0.000157954199999977" calcext:value-type="float">
            <text:p>0,000158</text:p>
          </table:table-cell>
        </table:table-row>
        <table:table-row table:style-name="ro1">
          <table:table-cell table:style-name="ce12" office:value-type="float" office:value="109" calcext:value-type="float">
            <text:p>109</text:p>
          </table:table-cell>
          <table:table-cell table:style-name="ce12"/>
          <table:table-cell table:style-name="ce13" office:value-type="float" office:value="3.455751919" calcext:value-type="float">
            <text:p>3,46E+00</text:p>
          </table:table-cell>
          <table:table-cell table:style-name="ce13" office:value-type="float" office:value="-0.9509000815" calcext:value-type="float">
            <text:p>-9,51E-01</text:p>
          </table:table-cell>
          <table:table-cell table:style-name="ce13" office:value-type="float" office:value="-0.9510565163" calcext:value-type="float">
            <text:p>-9,51E-01</text:p>
          </table:table-cell>
          <table:table-cell table:style-name="ce11" table:formula="of:=[.$D111]-[.$E111]" office:value-type="float" office:value="0.000156434799999938" calcext:value-type="float">
            <text:p>0,000156</text:p>
          </table:table-cell>
        </table:table-row>
        <table:table-row table:style-name="ro1">
          <table:table-cell table:style-name="ce12" office:value-type="float" office:value="110" calcext:value-type="float">
            <text:p>110</text:p>
          </table:table-cell>
          <table:table-cell table:style-name="ce12"/>
          <table:table-cell table:style-name="ce13" office:value-type="float" office:value="3.487167845" calcext:value-type="float">
            <text:p>3,49E+00</text:p>
          </table:table-cell>
          <table:table-cell table:style-name="ce13" office:value-type="float" office:value="-0.9407260079" calcext:value-type="float">
            <text:p>-9,41E-01</text:p>
          </table:table-cell>
          <table:table-cell table:style-name="ce13" office:value-type="float" office:value="-0.940880769" calcext:value-type="float">
            <text:p>-9,41E-01</text:p>
          </table:table-cell>
          <table:table-cell table:style-name="ce11" table:formula="of:=[.$D112]-[.$E112]" office:value-type="float" office:value="0.000154761100000012" calcext:value-type="float">
            <text:p>0,000155</text:p>
          </table:table-cell>
        </table:table-row>
        <table:table-row table:style-name="ro1">
          <table:table-cell table:style-name="ce12" office:value-type="float" office:value="111" calcext:value-type="float">
            <text:p>111</text:p>
          </table:table-cell>
          <table:table-cell table:style-name="ce12"/>
          <table:table-cell table:style-name="ce13" office:value-type="float" office:value="3.518583772" calcext:value-type="float">
            <text:p>3,52E+00</text:p>
          </table:table-cell>
          <table:table-cell table:style-name="ce13" office:value-type="float" office:value="-0.9296235513" calcext:value-type="float">
            <text:p>-9,30E-01</text:p>
          </table:table-cell>
          <table:table-cell table:style-name="ce13" office:value-type="float" office:value="-0.9297764859" calcext:value-type="float">
            <text:p>-9,30E-01</text:p>
          </table:table-cell>
          <table:table-cell table:style-name="ce11" table:formula="of:=[.$D113]-[.$E113]" office:value-type="float" office:value="0.000152934599999988" calcext:value-type="float">
            <text:p>0,000153</text:p>
          </table:table-cell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/>
          <table:table-cell table:style-name="ce13" office:value-type="float" office:value="3.549999699" calcext:value-type="float">
            <text:p>3,55E+00</text:p>
          </table:table-cell>
          <table:table-cell table:style-name="ce13" office:value-type="float" office:value="-0.9176036685" calcext:value-type="float">
            <text:p>-9,18E-01</text:p>
          </table:table-cell>
          <table:table-cell table:style-name="ce13" office:value-type="float" office:value="-0.9177546257" calcext:value-type="float">
            <text:p>-9,18E-01</text:p>
          </table:table-cell>
          <table:table-cell table:style-name="ce11" table:formula="of:=[.$D114]-[.$E114]" office:value-type="float" office:value="0.000150957199999913" calcext:value-type="float">
            <text:p>0,000151</text:p>
          </table:table-cell>
        </table:table-row>
        <table:table-row table:style-name="ro1">
          <table:table-cell table:style-name="ce12" office:value-type="float" office:value="113" calcext:value-type="float">
            <text:p>113</text:p>
          </table:table-cell>
          <table:table-cell table:style-name="ce12"/>
          <table:table-cell table:style-name="ce13" office:value-type="float" office:value="3.581415625" calcext:value-type="float">
            <text:p>3,58E+00</text:p>
          </table:table-cell>
          <table:table-cell table:style-name="ce13" office:value-type="float" office:value="-0.9046782217" calcext:value-type="float">
            <text:p>-9,05E-01</text:p>
          </table:table-cell>
          <table:table-cell table:style-name="ce13" office:value-type="float" office:value="-0.9048270525" calcext:value-type="float">
            <text:p>-9,05E-01</text:p>
          </table:table-cell>
          <table:table-cell table:style-name="ce11" table:formula="of:=[.$D115]-[.$E115]" office:value-type="float" office:value="0.000148830800000055" calcext:value-type="float">
            <text:p>0,000149</text:p>
          </table:table-cell>
        </table:table-row>
        <table:table-row table:style-name="ro1">
          <table:table-cell table:style-name="ce12" office:value-type="float" office:value="114" calcext:value-type="float">
            <text:p>114</text:p>
          </table:table-cell>
          <table:table-cell table:style-name="ce12"/>
          <table:table-cell table:style-name="ce13" office:value-type="float" office:value="3.612831552" calcext:value-type="float">
            <text:p>3,61E+00</text:p>
          </table:table-cell>
          <table:table-cell table:style-name="ce13" office:value-type="float" office:value="-0.8908599667" calcext:value-type="float">
            <text:p>-8,91E-01</text:p>
          </table:table-cell>
          <table:table-cell table:style-name="ce13" office:value-type="float" office:value="-0.8910065242" calcext:value-type="float">
            <text:p>-8,91E-01</text:p>
          </table:table-cell>
          <table:table-cell table:style-name="ce11" table:formula="of:=[.$D116]-[.$E116]" office:value-type="float" office:value="0.000146557500000033" calcext:value-type="float">
            <text:p>0,000147</text:p>
          </table:table-cell>
        </table:table-row>
        <table:table-row table:style-name="ro1">
          <table:table-cell table:style-name="ce12" office:value-type="float" office:value="115" calcext:value-type="float">
            <text:p>115</text:p>
          </table:table-cell>
          <table:table-cell table:style-name="ce12"/>
          <table:table-cell table:style-name="ce13" office:value-type="float" office:value="3.644247478" calcext:value-type="float">
            <text:p>3,64E+00</text:p>
          </table:table-cell>
          <table:table-cell table:style-name="ce13" office:value-type="float" office:value="-0.8761625405" calcext:value-type="float">
            <text:p>-8,76E-01</text:p>
          </table:table-cell>
          <table:table-cell table:style-name="ce13" office:value-type="float" office:value="-0.87630668" calcext:value-type="float">
            <text:p>-8,76E-01</text:p>
          </table:table-cell>
          <table:table-cell table:style-name="ce11" table:formula="of:=[.$D117]-[.$E117]" office:value-type="float" office:value="0.000144139499999918" calcext:value-type="float">
            <text:p>0,000144</text:p>
          </table:table-cell>
        </table:table-row>
        <table:table-row table:style-name="ro1">
          <table:table-cell table:style-name="ce12" office:value-type="float" office:value="116" calcext:value-type="float">
            <text:p>116</text:p>
          </table:table-cell>
          <table:table-cell table:style-name="ce12"/>
          <table:table-cell table:style-name="ce13" office:value-type="float" office:value="3.675663405" calcext:value-type="float">
            <text:p>3,68E+00</text:p>
          </table:table-cell>
          <table:table-cell table:style-name="ce13" office:value-type="float" office:value="-0.8606004476" calcext:value-type="float">
            <text:p>-8,61E-01</text:p>
          </table:table-cell>
          <table:table-cell table:style-name="ce13" office:value-type="float" office:value="-0.860742027" calcext:value-type="float">
            <text:p>-8,61E-01</text:p>
          </table:table-cell>
          <table:table-cell table:style-name="ce11" table:formula="of:=[.$D118]-[.$E118]" office:value-type="float" office:value="0.000141579400000036" calcext:value-type="float">
            <text:p>0,000142</text:p>
          </table:table-cell>
        </table:table-row>
        <table:table-row table:style-name="ro1">
          <table:table-cell table:style-name="ce12" office:value-type="float" office:value="117" calcext:value-type="float">
            <text:p>117</text:p>
          </table:table-cell>
          <table:table-cell table:style-name="ce12"/>
          <table:table-cell table:style-name="ce13" office:value-type="float" office:value="3.707079331" calcext:value-type="float">
            <text:p>3,71E+00</text:p>
          </table:table-cell>
          <table:table-cell table:style-name="ce13" office:value-type="float" office:value="-0.844189046" calcext:value-type="float">
            <text:p>-8,44E-01</text:p>
          </table:table-cell>
          <table:table-cell table:style-name="ce13" office:value-type="float" office:value="-0.8443279255" calcext:value-type="float">
            <text:p>-8,44E-01</text:p>
          </table:table-cell>
          <table:table-cell table:style-name="ce11" table:formula="of:=[.$D119]-[.$E119]" office:value-type="float" office:value="0.000138879500000022" calcext:value-type="float">
            <text:p>0,000139</text:p>
          </table:table-cell>
        </table:table-row>
        <table:table-row table:style-name="ro1">
          <table:table-cell table:style-name="ce12" office:value-type="float" office:value="118" calcext:value-type="float">
            <text:p>118</text:p>
          </table:table-cell>
          <table:table-cell table:style-name="ce12"/>
          <table:table-cell table:style-name="ce13" office:value-type="float" office:value="3.738495258" calcext:value-type="float">
            <text:p>3,74E+00</text:p>
          </table:table-cell>
          <table:table-cell table:style-name="ce13" office:value-type="float" office:value="-0.8269445317" calcext:value-type="float">
            <text:p>-8,27E-01</text:p>
          </table:table-cell>
          <table:table-cell table:style-name="ce13" office:value-type="float" office:value="-0.8270805743" calcext:value-type="float">
            <text:p>-8,27E-01</text:p>
          </table:table-cell>
          <table:table-cell table:style-name="ce11" table:formula="of:=[.$D120]-[.$E120]" office:value-type="float" office:value="0.000136042599999997" calcext:value-type="float">
            <text:p>0,000136</text:p>
          </table:table-cell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/>
          <table:table-cell table:style-name="ce13" office:value-type="float" office:value="3.769911184" calcext:value-type="float">
            <text:p>3,77E+00</text:p>
          </table:table-cell>
          <table:table-cell table:style-name="ce13" office:value-type="float" office:value="-0.808883923" calcext:value-type="float">
            <text:p>-8,09E-01</text:p>
          </table:table-cell>
          <table:table-cell table:style-name="ce13" office:value-type="float" office:value="-0.8090169944" calcext:value-type="float">
            <text:p>-8,09E-01</text:p>
          </table:table-cell>
          <table:table-cell table:style-name="ce11" table:formula="of:=[.$D121]-[.$E121]" office:value-type="float" office:value="0.000133071400000073" calcext:value-type="float">
            <text:p>0,000133</text:p>
          </table:table-cell>
        </table:table-row>
        <table:table-row table:style-name="ro1">
          <table:table-cell table:style-name="ce12" office:value-type="float" office:value="120" calcext:value-type="float">
            <text:p>120</text:p>
          </table:table-cell>
          <table:table-cell table:style-name="ce12"/>
          <table:table-cell table:style-name="ce13" office:value-type="float" office:value="3.801327111" calcext:value-type="float">
            <text:p>3,80E+00</text:p>
          </table:table-cell>
          <table:table-cell table:style-name="ce13" office:value-type="float" office:value="-0.7900250435" calcext:value-type="float">
            <text:p>-7,90E-01</text:p>
          </table:table-cell>
          <table:table-cell table:style-name="ce13" office:value-type="float" office:value="-0.7901550124" calcext:value-type="float">
            <text:p>-7,90E-01</text:p>
          </table:table-cell>
          <table:table-cell table:style-name="ce11" table:formula="of:=[.$D122]-[.$E122]" office:value-type="float" office:value="0.000129968900000055" calcext:value-type="float">
            <text:p>0,000130</text:p>
          </table:table-cell>
        </table:table-row>
        <table:table-row table:style-name="ro1">
          <table:table-cell table:style-name="ce12" office:value-type="float" office:value="121" calcext:value-type="float">
            <text:p>121</text:p>
          </table:table-cell>
          <table:table-cell table:style-name="ce12"/>
          <table:table-cell table:style-name="ce13" office:value-type="float" office:value="3.832743037" calcext:value-type="float">
            <text:p>3,83E+00</text:p>
          </table:table-cell>
          <table:table-cell table:style-name="ce13" office:value-type="float" office:value="-0.7703865047" calcext:value-type="float">
            <text:p>-7,70E-01</text:p>
          </table:table-cell>
          <table:table-cell table:style-name="ce13" office:value-type="float" office:value="-0.7705132428" calcext:value-type="float">
            <text:p>-7,71E-01</text:p>
          </table:table-cell>
          <table:table-cell table:style-name="ce11" table:formula="of:=[.$D123]-[.$E123]" office:value-type="float" office:value="0.000126738099999968" calcext:value-type="float">
            <text:p>0,000127</text:p>
          </table:table-cell>
        </table:table-row>
        <table:table-row table:style-name="ro1">
          <table:table-cell table:style-name="ce12" office:value-type="float" office:value="122" calcext:value-type="float">
            <text:p>122</text:p>
          </table:table-cell>
          <table:table-cell table:style-name="ce12"/>
          <table:table-cell table:style-name="ce13" office:value-type="float" office:value="3.864158964" calcext:value-type="float">
            <text:p>3,86E+00</text:p>
          </table:table-cell>
          <table:table-cell table:style-name="ce13" office:value-type="float" office:value="-0.7499876874" calcext:value-type="float">
            <text:p>-7,50E-01</text:p>
          </table:table-cell>
          <table:table-cell table:style-name="ce13" office:value-type="float" office:value="-0.7501110696" calcext:value-type="float">
            <text:p>-7,50E-01</text:p>
          </table:table-cell>
          <table:table-cell table:style-name="ce11" table:formula="of:=[.$D124]-[.$E124]" office:value-type="float" office:value="0.000123382200000077" calcext:value-type="float">
            <text:p>0,000123</text:p>
          </table:table-cell>
        </table:table-row>
        <table:table-row table:style-name="ro1">
          <table:table-cell table:style-name="ce12" office:value-type="float" office:value="123" calcext:value-type="float">
            <text:p>123</text:p>
          </table:table-cell>
          <table:table-cell table:style-name="ce12"/>
          <table:table-cell table:style-name="ce13" office:value-type="float" office:value="3.89557489" calcext:value-type="float">
            <text:p>3,90E+00</text:p>
          </table:table-cell>
          <table:table-cell table:style-name="ce13" office:value-type="float" office:value="-0.7288487228" calcext:value-type="float">
            <text:p>-7,29E-01</text:p>
          </table:table-cell>
          <table:table-cell table:style-name="ce13" office:value-type="float" office:value="-0.7289686274" calcext:value-type="float">
            <text:p>-7,29E-01</text:p>
          </table:table-cell>
          <table:table-cell table:style-name="ce11" table:formula="of:=[.$D125]-[.$E125]" office:value-type="float" office:value="0.000119904599999998" calcext:value-type="float">
            <text:p>0,000120</text:p>
          </table:table-cell>
        </table:table-row>
        <table:table-row table:style-name="ro1">
          <table:table-cell table:style-name="ce12" office:value-type="float" office:value="124" calcext:value-type="float">
            <text:p>124</text:p>
          </table:table-cell>
          <table:table-cell table:style-name="ce12"/>
          <table:table-cell table:style-name="ce13" office:value-type="float" office:value="3.926990817" calcext:value-type="float">
            <text:p>3,93E+00</text:p>
          </table:table-cell>
          <table:table-cell table:style-name="ce13" office:value-type="float" office:value="-0.7069904725" calcext:value-type="float">
            <text:p>-7,07E-01</text:p>
          </table:table-cell>
          <table:table-cell table:style-name="ce13" office:value-type="float" office:value="-0.7071067812" calcext:value-type="float">
            <text:p>-7,07E-01</text:p>
          </table:table-cell>
          <table:table-cell table:style-name="ce11" table:formula="of:=[.$D126]-[.$E126]" office:value-type="float" office:value="0.000116308700000012" calcext:value-type="float">
            <text:p>0,000116</text:p>
          </table:table-cell>
        </table:table-row>
        <table:table-row table:style-name="ro1">
          <table:table-cell table:style-name="ce12" office:value-type="float" office:value="125" calcext:value-type="float">
            <text:p>125</text:p>
          </table:table-cell>
          <table:table-cell table:style-name="ce12"/>
          <table:table-cell table:style-name="ce13" office:value-type="float" office:value="3.958406744" calcext:value-type="float">
            <text:p>3,96E+00</text:p>
          </table:table-cell>
          <table:table-cell table:style-name="ce13" office:value-type="float" office:value="-0.684434508" calcext:value-type="float">
            <text:p>-6,84E-01</text:p>
          </table:table-cell>
          <table:table-cell table:style-name="ce13" office:value-type="float" office:value="-0.6845471059" calcext:value-type="float">
            <text:p>-6,85E-01</text:p>
          </table:table-cell>
          <table:table-cell table:style-name="ce11" table:formula="of:=[.$D127]-[.$E127]" office:value-type="float" office:value="0.000112597899999956" calcext:value-type="float">
            <text:p>0,000113</text:p>
          </table:table-cell>
        </table:table-row>
        <table:table-row table:style-name="ro1">
          <table:table-cell table:style-name="ce12" office:value-type="float" office:value="126" calcext:value-type="float">
            <text:p>126</text:p>
          </table:table-cell>
          <table:table-cell table:style-name="ce12"/>
          <table:table-cell table:style-name="ce13" office:value-type="float" office:value="3.98982267" calcext:value-type="float">
            <text:p>3,99E+00</text:p>
          </table:table-cell>
          <table:table-cell table:style-name="ce13" office:value-type="float" office:value="-0.6612030893" calcext:value-type="float">
            <text:p>-6,61E-01</text:p>
          </table:table-cell>
          <table:table-cell table:style-name="ce13" office:value-type="float" office:value="-0.6613118653" calcext:value-type="float">
            <text:p>-6,61E-01</text:p>
          </table:table-cell>
          <table:table-cell table:style-name="ce11" table:formula="of:=[.$D128]-[.$E128]" office:value-type="float" office:value="0.000108776000000033" calcext:value-type="float">
            <text:p>0,000109</text:p>
          </table:table-cell>
        </table:table-row>
        <table:table-row table:style-name="ro1">
          <table:table-cell table:style-name="ce12" office:value-type="float" office:value="127" calcext:value-type="float">
            <text:p>127</text:p>
          </table:table-cell>
          <table:table-cell table:style-name="ce12"/>
          <table:table-cell table:style-name="ce13" office:value-type="float" office:value="4.021238597" calcext:value-type="float">
            <text:p>4,02E+00</text:p>
          </table:table-cell>
          <table:table-cell table:style-name="ce13" office:value-type="float" office:value="-0.6373191429" calcext:value-type="float">
            <text:p>-6,37E-01</text:p>
          </table:table-cell>
          <table:table-cell table:style-name="ce13" office:value-type="float" office:value="-0.6374239897" calcext:value-type="float">
            <text:p>-6,37E-01</text:p>
          </table:table-cell>
          <table:table-cell table:style-name="ce11" table:formula="of:=[.$D129]-[.$E129]" office:value-type="float" office:value="0.000104846800000002" calcext:value-type="float">
            <text:p>0,000105</text:p>
          </table:table-cell>
        </table:table-row>
        <table:table-row table:style-name="ro1">
          <table:table-cell table:style-name="ce12" office:value-type="float" office:value="128" calcext:value-type="float">
            <text:p>128</text:p>
          </table:table-cell>
          <table:table-cell table:style-name="ce12"/>
          <table:table-cell table:style-name="ce13" office:value-type="float" office:value="4.052654523" calcext:value-type="float">
            <text:p>4,05E+00</text:p>
          </table:table-cell>
          <table:table-cell table:style-name="ce13" office:value-type="float" office:value="-0.6128062395" calcext:value-type="float">
            <text:p>-6,13E-01</text:p>
          </table:table-cell>
          <table:table-cell table:style-name="ce13" office:value-type="float" office:value="-0.6129070537" calcext:value-type="float">
            <text:p>-6,13E-01</text:p>
          </table:table-cell>
          <table:table-cell table:style-name="ce11" table:formula="of:=[.$D130]-[.$E130]" office:value-type="float" office:value="0.000100814199999966" calcext:value-type="float">
            <text:p>0,000101</text:p>
          </table:table-cell>
        </table:table-row>
        <table:table-row table:style-name="ro1">
          <table:table-cell table:style-name="ce12" office:value-type="float" office:value="129" calcext:value-type="float">
            <text:p>129</text:p>
          </table:table-cell>
          <table:table-cell table:style-name="ce12"/>
          <table:table-cell table:style-name="ce13" office:value-type="float" office:value="4.08407045" calcext:value-type="float">
            <text:p>4,08E+00</text:p>
          </table:table-cell>
          <table:table-cell table:style-name="ce13" office:value-type="float" office:value="-0.5876885703" calcext:value-type="float">
            <text:p>-5,88E-01</text:p>
          </table:table-cell>
          <table:table-cell table:style-name="ce13" office:value-type="float" office:value="-0.5877852523" calcext:value-type="float">
            <text:p>-5,88E-01</text:p>
          </table:table-cell>
          <table:table-cell table:style-name="ce11" table:formula="of:=[.$D131]-[.$E131]" office:value-type="float" office:value="0.0000966820000000146" calcext:value-type="float">
            <text:p>0,000097</text:p>
          </table:table-cell>
        </table:table-row>
        <table:table-row table:style-name="ro1">
          <table:table-cell table:style-name="ce12" office:value-type="float" office:value="130" calcext:value-type="float">
            <text:p>130</text:p>
          </table:table-cell>
          <table:table-cell table:style-name="ce12"/>
          <table:table-cell table:style-name="ce13" office:value-type="float" office:value="4.115486376" calcext:value-type="float">
            <text:p>4,12E+00</text:p>
          </table:table-cell>
          <table:table-cell table:style-name="ce13" office:value-type="float" office:value="-0.5619909234" calcext:value-type="float">
            <text:p>-5,62E-01</text:p>
          </table:table-cell>
          <table:table-cell table:style-name="ce13" office:value-type="float" office:value="-0.5620833779" calcext:value-type="float">
            <text:p>-5,62E-01</text:p>
          </table:table-cell>
          <table:table-cell table:style-name="ce11" table:formula="of:=[.$D132]-[.$E132]" office:value-type="float" office:value="0.0000924545000000609" calcext:value-type="float">
            <text:p>0,000092</text:p>
          </table:table-cell>
        </table:table-row>
        <table:table-row table:style-name="ro1">
          <table:table-cell table:style-name="ce12" office:value-type="float" office:value="131" calcext:value-type="float">
            <text:p>131</text:p>
          </table:table-cell>
          <table:table-cell table:style-name="ce12"/>
          <table:table-cell table:style-name="ce13" office:value-type="float" office:value="4.146902303" calcext:value-type="float">
            <text:p>4,15E+00</text:p>
          </table:table-cell>
          <table:table-cell table:style-name="ce13" office:value-type="float" office:value="-0.5357386594" calcext:value-type="float">
            <text:p>-5,36E-01</text:p>
          </table:table-cell>
          <table:table-cell table:style-name="ce13" office:value-type="float" office:value="-0.535826795" calcext:value-type="float">
            <text:p>-5,36E-01</text:p>
          </table:table-cell>
          <table:table-cell table:style-name="ce11" table:formula="of:=[.$D133]-[.$E133]" office:value-type="float" office:value="0.0000881355999999833" calcext:value-type="float">
            <text:p>0,000088</text:p>
          </table:table-cell>
        </table:table-row>
        <table:table-row table:style-name="ro1">
          <table:table-cell table:style-name="ce12" office:value-type="float" office:value="132" calcext:value-type="float">
            <text:p>132</text:p>
          </table:table-cell>
          <table:table-cell table:style-name="ce12"/>
          <table:table-cell table:style-name="ce13" office:value-type="float" office:value="4.178318229" calcext:value-type="float">
            <text:p>4,18E+00</text:p>
          </table:table-cell>
          <table:table-cell table:style-name="ce13" office:value-type="float" office:value="-0.5089576859" calcext:value-type="float">
            <text:p>-5,09E-01</text:p>
          </table:table-cell>
          <table:table-cell table:style-name="ce13" office:value-type="float" office:value="-0.5090414158" calcext:value-type="float">
            <text:p>-5,09E-01</text:p>
          </table:table-cell>
          <table:table-cell table:style-name="ce11" table:formula="of:=[.$D134]-[.$E134]" office:value-type="float" office:value="0.0000837299000000513" calcext:value-type="float">
            <text:p>0,000084</text:p>
          </table:table-cell>
        </table:table-row>
        <table:table-row table:style-name="ro1">
          <table:table-cell table:style-name="ce12" office:value-type="float" office:value="133" calcext:value-type="float">
            <text:p>133</text:p>
          </table:table-cell>
          <table:table-cell table:style-name="ce12"/>
          <table:table-cell table:style-name="ce13" office:value-type="float" office:value="4.209734156" calcext:value-type="float">
            <text:p>4,21E+00</text:p>
          </table:table-cell>
          <table:table-cell table:style-name="ce13" office:value-type="float" office:value="-0.4816744327" calcext:value-type="float">
            <text:p>-4,82E-01</text:p>
          </table:table-cell>
          <table:table-cell table:style-name="ce13" office:value-type="float" office:value="-0.4817536741" calcext:value-type="float">
            <text:p>-4,82E-01</text:p>
          </table:table-cell>
          <table:table-cell table:style-name="ce11" table:formula="of:=[.$D135]-[.$E135]" office:value-type="float" office:value="0.0000792413999999852" calcext:value-type="float">
            <text:p>0,000079</text:p>
          </table:table-cell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/>
          <table:table-cell table:style-name="ce13" office:value-type="float" office:value="4.241150082" calcext:value-type="float">
            <text:p>4,24E+00</text:p>
          </table:table-cell>
          <table:table-cell table:style-name="ce13" office:value-type="float" office:value="-0.453915825" calcext:value-type="float">
            <text:p>-4,54E-01</text:p>
          </table:table-cell>
          <table:table-cell table:style-name="ce13" office:value-type="float" office:value="-0.4539904997" calcext:value-type="float">
            <text:p>-4,54E-01</text:p>
          </table:table-cell>
          <table:table-cell table:style-name="ce11" table:formula="of:=[.$D136]-[.$E136]" office:value-type="float" office:value="0.0000746746999999992" calcext:value-type="float">
            <text:p>0,000075</text:p>
          </table:table-cell>
        </table:table-row>
        <table:table-row table:style-name="ro1">
          <table:table-cell table:style-name="ce12" office:value-type="float" office:value="135" calcext:value-type="float">
            <text:p>135</text:p>
          </table:table-cell>
          <table:table-cell table:style-name="ce12"/>
          <table:table-cell table:style-name="ce13" office:value-type="float" office:value="4.272566009" calcext:value-type="float">
            <text:p>4,27E+00</text:p>
          </table:table-cell>
          <table:table-cell table:style-name="ce13" office:value-type="float" office:value="-0.4257092571" calcext:value-type="float">
            <text:p>-4,26E-01</text:p>
          </table:table-cell>
          <table:table-cell table:style-name="ce13" office:value-type="float" office:value="-0.4257792916" calcext:value-type="float">
            <text:p>-4,26E-01</text:p>
          </table:table-cell>
          <table:table-cell table:style-name="ce11" table:formula="of:=[.$D137]-[.$E137]" office:value-type="float" office:value="0.0000700344999999825" calcext:value-type="float">
            <text:p>0,000070</text:p>
          </table:table-cell>
        </table:table-row>
        <table:table-row table:style-name="ro1">
          <table:table-cell table:style-name="ce12" office:value-type="float" office:value="136" calcext:value-type="float">
            <text:p>136</text:p>
          </table:table-cell>
          <table:table-cell table:style-name="ce12"/>
          <table:table-cell table:style-name="ce13" office:value-type="float" office:value="4.303981935" calcext:value-type="float">
            <text:p>4,30E+00</text:p>
          </table:table-cell>
          <table:table-cell table:style-name="ce13" office:value-type="float" office:value="-0.3970825656" calcext:value-type="float">
            <text:p>-3,97E-01</text:p>
          </table:table-cell>
          <table:table-cell table:style-name="ce13" office:value-type="float" office:value="-0.3971478906" calcext:value-type="float">
            <text:p>-3,97E-01</text:p>
          </table:table-cell>
          <table:table-cell table:style-name="ce11" table:formula="of:=[.$D138]-[.$E138]" office:value-type="float" office:value="0.000065325000000005" calcext:value-type="float">
            <text:p>0,000065</text:p>
          </table:table-cell>
        </table:table-row>
        <table:table-row table:style-name="ro1">
          <table:table-cell table:style-name="ce12" office:value-type="float" office:value="137" calcext:value-type="float">
            <text:p>137</text:p>
          </table:table-cell>
          <table:table-cell table:style-name="ce12"/>
          <table:table-cell table:style-name="ce13" office:value-type="float" office:value="4.335397862" calcext:value-type="float">
            <text:p>4,34E+00</text:p>
          </table:table-cell>
          <table:table-cell table:style-name="ce13" office:value-type="float" office:value="-0.3680640016" calcext:value-type="float">
            <text:p>-3,68E-01</text:p>
          </table:table-cell>
          <table:table-cell table:style-name="ce13" office:value-type="float" office:value="-0.3681245527" calcext:value-type="float">
            <text:p>-3,68E-01</text:p>
          </table:table-cell>
          <table:table-cell table:style-name="ce11" table:formula="of:=[.$D139]-[.$E139]" office:value-type="float" office:value="0.0000605510999999725" calcext:value-type="float">
            <text:p>0,000061</text:p>
          </table:table-cell>
        </table:table-row>
        <table:table-row table:style-name="ro1">
          <table:table-cell table:style-name="ce12" office:value-type="float" office:value="138" calcext:value-type="float">
            <text:p>138</text:p>
          </table:table-cell>
          <table:table-cell table:style-name="ce12"/>
          <table:table-cell table:style-name="ce13" office:value-type="float" office:value="4.366813788" calcext:value-type="float">
            <text:p>4,37E+00</text:p>
          </table:table-cell>
          <table:table-cell table:style-name="ce13" office:value-type="float" office:value="-0.3386822028" calcext:value-type="float">
            <text:p>-3,39E-01</text:p>
          </table:table-cell>
          <table:table-cell table:style-name="ce13" office:value-type="float" office:value="-0.3387379202" calcext:value-type="float">
            <text:p>-3,39E-01</text:p>
          </table:table-cell>
          <table:table-cell table:style-name="ce11" table:formula="of:=[.$D140]-[.$E140]" office:value-type="float" office:value="0.0000557173999999883" calcext:value-type="float">
            <text:p>0,000056</text:p>
          </table:table-cell>
        </table:table-row>
        <table:table-row table:style-name="ro1">
          <table:table-cell table:style-name="ce12" office:value-type="float" office:value="139" calcext:value-type="float">
            <text:p>139</text:p>
          </table:table-cell>
          <table:table-cell table:style-name="ce12"/>
          <table:table-cell table:style-name="ce13" office:value-type="float" office:value="4.398229715" calcext:value-type="float">
            <text:p>4,40E+00</text:p>
          </table:table-cell>
          <table:table-cell table:style-name="ce13" office:value-type="float" office:value="-0.3089661656" calcext:value-type="float">
            <text:p>-3,09E-01</text:p>
          </table:table-cell>
          <table:table-cell table:style-name="ce13" office:value-type="float" office:value="-0.3090169944" calcext:value-type="float">
            <text:p>-3,09E-01</text:p>
          </table:table-cell>
          <table:table-cell table:style-name="ce11" table:formula="of:=[.$D141]-[.$E141]" office:value-type="float" office:value="0.0000508288000000134" calcext:value-type="float">
            <text:p>0,000051</text:p>
          </table:table-cell>
        </table:table-row>
        <table:table-row table:style-name="ro1">
          <table:table-cell table:style-name="ce12" office:value-type="float" office:value="140" calcext:value-type="float">
            <text:p>140</text:p>
          </table:table-cell>
          <table:table-cell table:style-name="ce12"/>
          <table:table-cell table:style-name="ce13" office:value-type="float" office:value="4.429645642" calcext:value-type="float">
            <text:p>4,43E+00</text:p>
          </table:table-cell>
          <table:table-cell table:style-name="ce13" office:value-type="float" office:value="-0.2789452161" calcext:value-type="float">
            <text:p>-2,79E-01</text:p>
          </table:table-cell>
          <table:table-cell table:style-name="ce13" office:value-type="float" office:value="-0.278991106" calcext:value-type="float">
            <text:p>-2,79E-01</text:p>
          </table:table-cell>
          <table:table-cell table:style-name="ce11" table:formula="of:=[.$D142]-[.$E142]" office:value-type="float" office:value="0.0000458898999999846" calcext:value-type="float">
            <text:p>0,000046</text:p>
          </table:table-cell>
        </table:table-row>
        <table:table-row table:style-name="ro1">
          <table:table-cell table:style-name="ce12" office:value-type="float" office:value="141" calcext:value-type="float">
            <text:p>141</text:p>
          </table:table-cell>
          <table:table-cell table:style-name="ce12"/>
          <table:table-cell table:style-name="ce13" office:value-type="float" office:value="4.461061568" calcext:value-type="float">
            <text:p>4,46E+00</text:p>
          </table:table-cell>
          <table:table-cell table:style-name="ce13" office:value-type="float" office:value="-0.2486489813" calcext:value-type="float">
            <text:p>-2,49E-01</text:p>
          </table:table-cell>
          <table:table-cell table:style-name="ce13" office:value-type="float" office:value="-0.2486898872" calcext:value-type="float">
            <text:p>-2,49E-01</text:p>
          </table:table-cell>
          <table:table-cell table:style-name="ce11" table:formula="of:=[.$D143]-[.$E143]" office:value-type="float" office:value="0.0000409058999999989" calcext:value-type="float">
            <text:p>0,000041</text:p>
          </table:table-cell>
        </table:table-row>
        <table:table-row table:style-name="ro1">
          <table:table-cell table:style-name="ce12" office:value-type="float" office:value="142" calcext:value-type="float">
            <text:p>142</text:p>
          </table:table-cell>
          <table:table-cell table:style-name="ce12"/>
          <table:table-cell table:style-name="ce13" office:value-type="float" office:value="4.492477495" calcext:value-type="float">
            <text:p>4,49E+00</text:p>
          </table:table-cell>
          <table:table-cell table:style-name="ce13" office:value-type="float" office:value="-0.21810736" calcext:value-type="float">
            <text:p>-2,18E-01</text:p>
          </table:table-cell>
          <table:table-cell table:style-name="ce13" office:value-type="float" office:value="-0.2181432414" calcext:value-type="float">
            <text:p>-2,18E-01</text:p>
          </table:table-cell>
          <table:table-cell table:style-name="ce11" table:formula="of:=[.$D144]-[.$E144]" office:value-type="float" office:value="0.0000358814000000207" calcext:value-type="float">
            <text:p>0,000036</text:p>
          </table:table-cell>
        </table:table-row>
        <table:table-row table:style-name="ro1">
          <table:table-cell table:style-name="ce12" office:value-type="float" office:value="143" calcext:value-type="float">
            <text:p>143</text:p>
          </table:table-cell>
          <table:table-cell table:style-name="ce12"/>
          <table:table-cell table:style-name="ce13" office:value-type="float" office:value="4.523893421" calcext:value-type="float">
            <text:p>4,52E+00</text:p>
          </table:table-cell>
          <table:table-cell table:style-name="ce13" office:value-type="float" office:value="-0.1873504931" calcext:value-type="float">
            <text:p>-1,87E-01</text:p>
          </table:table-cell>
          <table:table-cell table:style-name="ce13" office:value-type="float" office:value="-0.1873813146" calcext:value-type="float">
            <text:p>-1,87E-01</text:p>
          </table:table-cell>
          <table:table-cell table:style-name="ce11" table:formula="of:=[.$D145]-[.$E145]" office:value-type="float" office:value="0.0000308215000000001" calcext:value-type="float">
            <text:p>0,000031</text:p>
          </table:table-cell>
        </table:table-row>
        <table:table-row table:style-name="ro1">
          <table:table-cell table:style-name="ce12" office:value-type="float" office:value="144" calcext:value-type="float">
            <text:p>144</text:p>
          </table:table-cell>
          <table:table-cell table:style-name="ce12"/>
          <table:table-cell table:style-name="ce13" office:value-type="float" office:value="4.555309348" calcext:value-type="float">
            <text:p>4,56E+00</text:p>
          </table:table-cell>
          <table:table-cell table:style-name="ce13" office:value-type="float" office:value="-0.1564087339" calcext:value-type="float">
            <text:p>-1,56E-01</text:p>
          </table:table-cell>
          <table:table-cell table:style-name="ce13" office:value-type="float" office:value="-0.156434465" calcext:value-type="float">
            <text:p>-1,56E-01</text:p>
          </table:table-cell>
          <table:table-cell table:style-name="ce11" table:formula="of:=[.$D146]-[.$E146]" office:value-type="float" office:value="0.0000257310999999816" calcext:value-type="float">
            <text:p>0,000026</text:p>
          </table:table-cell>
        </table:table-row>
        <table:table-row table:style-name="ro1">
          <table:table-cell table:style-name="ce12" office:value-type="float" office:value="145" calcext:value-type="float">
            <text:p>145</text:p>
          </table:table-cell>
          <table:table-cell table:style-name="ce12"/>
          <table:table-cell table:style-name="ce13" office:value-type="float" office:value="4.586725274" calcext:value-type="float">
            <text:p>4,59E+00</text:p>
          </table:table-cell>
          <table:table-cell table:style-name="ce13" office:value-type="float" office:value="-0.1253126181" calcext:value-type="float">
            <text:p>-1,25E-01</text:p>
          </table:table-cell>
          <table:table-cell table:style-name="ce13" office:value-type="float" office:value="-0.1253332336" calcext:value-type="float">
            <text:p>-1,25E-01</text:p>
          </table:table-cell>
          <table:table-cell table:style-name="ce11" table:formula="of:=[.$D147]-[.$E147]" office:value-type="float" office:value="0.0000206155000000152" calcext:value-type="float">
            <text:p>0,000021</text:p>
          </table:table-cell>
        </table:table-row>
        <table:table-row table:style-name="ro1">
          <table:table-cell table:style-name="ce12" office:value-type="float" office:value="146" calcext:value-type="float">
            <text:p>146</text:p>
          </table:table-cell>
          <table:table-cell table:style-name="ce12"/>
          <table:table-cell table:style-name="ce13" office:value-type="float" office:value="4.618141201" calcext:value-type="float">
            <text:p>4,62E+00</text:p>
          </table:table-cell>
          <table:table-cell table:style-name="ce13" office:value-type="float" office:value="-0.09409283389" calcext:value-type="float">
            <text:p>-9,41E-02</text:p>
          </table:table-cell>
          <table:table-cell table:style-name="ce13" office:value-type="float" office:value="-0.09410831332" calcext:value-type="float">
            <text:p>-9,41E-02</text:p>
          </table:table-cell>
          <table:table-cell table:style-name="ce11" table:formula="of:=[.$D148]-[.$E148]" office:value-type="float" office:value="0.0000154794300000066" calcext:value-type="float">
            <text:p>0,000015</text:p>
          </table:table-cell>
        </table:table-row>
        <table:table-row table:style-name="ro1">
          <table:table-cell table:style-name="ce12" office:value-type="float" office:value="147" calcext:value-type="float">
            <text:p>147</text:p>
          </table:table-cell>
          <table:table-cell table:style-name="ce12"/>
          <table:table-cell table:style-name="ce13" office:value-type="float" office:value="4.649557127" calcext:value-type="float">
            <text:p>4,65E+00</text:p>
          </table:table-cell>
          <table:table-cell table:style-name="ce13" office:value-type="float" office:value="-0.06278019141" calcext:value-type="float">
            <text:p>-6,28E-02</text:p>
          </table:table-cell>
          <table:table-cell table:style-name="ce13" office:value-type="float" office:value="-0.06279051953" calcext:value-type="float">
            <text:p>-6,28E-02</text:p>
          </table:table-cell>
          <table:table-cell table:style-name="ce11" table:formula="of:=[.$D149]-[.$E149]" office:value-type="float" office:value="0.0000103281199999999" calcext:value-type="float">
            <text:p>0,000010</text:p>
          </table:table-cell>
        </table:table-row>
        <table:table-row table:style-name="ro1">
          <table:table-cell table:style-name="ce12" office:value-type="float" office:value="148" calcext:value-type="float">
            <text:p>148</text:p>
          </table:table-cell>
          <table:table-cell table:style-name="ce12"/>
          <table:table-cell table:style-name="ce13" office:value-type="float" office:value="4.680973054" calcext:value-type="float">
            <text:p>4,68E+00</text:p>
          </table:table-cell>
          <table:table-cell table:style-name="ce13" office:value-type="float" office:value="-0.03140559247" calcext:value-type="float">
            <text:p>-3,14E-02</text:p>
          </table:table-cell>
          <table:table-cell table:style-name="ce13" office:value-type="float" office:value="-0.03141075908" calcext:value-type="float">
            <text:p>-3,14E-02</text:p>
          </table:table-cell>
          <table:table-cell table:style-name="ce11" table:formula="of:=[.$D150]-[.$E150]" office:value-type="float" office:value="0.00000516661000000279" calcext:value-type="float">
            <text:p>0,000005</text:p>
          </table:table-cell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/>
          <table:table-cell table:style-name="ce13" office:value-type="float" office:value="4.71238898" calcext:value-type="float">
            <text:p>4,71E+00</text:p>
          </table:table-cell>
          <table:table-cell table:style-name="ce13" office:value-type="float" office:value="0" calcext:value-type="float">
            <text:p>0,00E+00</text:p>
          </table:table-cell>
          <table:table-cell table:style-name="ce13" office:value-type="float" office:value="-1.836970199E-016" calcext:value-type="float">
            <text:p>-1,84E-16</text:p>
          </table:table-cell>
          <table:table-cell table:style-name="ce11" table:formula="of:=[.$D151]-[.$E151]" office:value-type="float" office:value="1.836970199E-016" calcext:value-type="float">
            <text:p>0,000000</text:p>
          </table:table-cell>
        </table:table-row>
        <table:table-row table:style-name="ro1">
          <table:table-cell table:style-name="ce12" office:value-type="float" office:value="150" calcext:value-type="float">
            <text:p>150</text:p>
          </table:table-cell>
          <table:table-cell table:style-name="ce12"/>
          <table:table-cell table:style-name="ce13" office:value-type="float" office:value="4.743804907" calcext:value-type="float">
            <text:p>4,74E+00</text:p>
          </table:table-cell>
          <table:table-cell table:style-name="ce13" office:value-type="float" office:value="0.03140559247" calcext:value-type="float">
            <text:p>3,14E-02</text:p>
          </table:table-cell>
          <table:table-cell table:style-name="ce13" office:value-type="float" office:value="0.03141075908" calcext:value-type="float">
            <text:p>3,14E-02</text:p>
          </table:table-cell>
          <table:table-cell table:style-name="ce11" table:formula="of:=[.$D152]-[.$E152]" office:value-type="float" office:value="-0.00000516661000000279" calcext:value-type="float">
            <text:p>-0,000005</text:p>
          </table:table-cell>
        </table:table-row>
        <table:table-row table:style-name="ro1">
          <table:table-cell table:style-name="ce12" office:value-type="float" office:value="151" calcext:value-type="float">
            <text:p>151</text:p>
          </table:table-cell>
          <table:table-cell table:style-name="ce12"/>
          <table:table-cell table:style-name="ce13" office:value-type="float" office:value="4.775220833" calcext:value-type="float">
            <text:p>4,78E+00</text:p>
          </table:table-cell>
          <table:table-cell table:style-name="ce13" office:value-type="float" office:value="0.06278019141" calcext:value-type="float">
            <text:p>6,28E-02</text:p>
          </table:table-cell>
          <table:table-cell table:style-name="ce13" office:value-type="float" office:value="0.06279051953" calcext:value-type="float">
            <text:p>6,28E-02</text:p>
          </table:table-cell>
          <table:table-cell table:style-name="ce11" table:formula="of:=[.$D153]-[.$E153]" office:value-type="float" office:value="-0.0000103281199999999" calcext:value-type="float">
            <text:p>-0,000010</text:p>
          </table:table-cell>
        </table:table-row>
        <table:table-row table:style-name="ro1">
          <table:table-cell table:style-name="ce12" office:value-type="float" office:value="152" calcext:value-type="float">
            <text:p>152</text:p>
          </table:table-cell>
          <table:table-cell table:style-name="ce12"/>
          <table:table-cell table:style-name="ce13" office:value-type="float" office:value="4.80663676" calcext:value-type="float">
            <text:p>4,81E+00</text:p>
          </table:table-cell>
          <table:table-cell table:style-name="ce13" office:value-type="float" office:value="0.09409283389" calcext:value-type="float">
            <text:p>9,41E-02</text:p>
          </table:table-cell>
          <table:table-cell table:style-name="ce13" office:value-type="float" office:value="0.09410831332" calcext:value-type="float">
            <text:p>9,41E-02</text:p>
          </table:table-cell>
          <table:table-cell table:style-name="ce11" table:formula="of:=[.$D154]-[.$E154]" office:value-type="float" office:value="-0.0000154794300000066" calcext:value-type="float">
            <text:p>-0,000015</text:p>
          </table:table-cell>
        </table:table-row>
        <table:table-row table:style-name="ro1">
          <table:table-cell table:style-name="ce12" office:value-type="float" office:value="153" calcext:value-type="float">
            <text:p>153</text:p>
          </table:table-cell>
          <table:table-cell table:style-name="ce12"/>
          <table:table-cell table:style-name="ce13" office:value-type="float" office:value="4.838052687" calcext:value-type="float">
            <text:p>4,84E+00</text:p>
          </table:table-cell>
          <table:table-cell table:style-name="ce13" office:value-type="float" office:value="0.1253126181" calcext:value-type="float">
            <text:p>1,25E-01</text:p>
          </table:table-cell>
          <table:table-cell table:style-name="ce13" office:value-type="float" office:value="0.1253332336" calcext:value-type="float">
            <text:p>1,25E-01</text:p>
          </table:table-cell>
          <table:table-cell table:style-name="ce11" table:formula="of:=[.$D155]-[.$E155]" office:value-type="float" office:value="-0.0000206155000000152" calcext:value-type="float">
            <text:p>-0,000021</text:p>
          </table:table-cell>
        </table:table-row>
        <table:table-row table:style-name="ro1">
          <table:table-cell table:style-name="ce12" office:value-type="float" office:value="154" calcext:value-type="float">
            <text:p>154</text:p>
          </table:table-cell>
          <table:table-cell table:style-name="ce12"/>
          <table:table-cell table:style-name="ce13" office:value-type="float" office:value="4.869468613" calcext:value-type="float">
            <text:p>4,87E+00</text:p>
          </table:table-cell>
          <table:table-cell table:style-name="ce13" office:value-type="float" office:value="0.1564087339" calcext:value-type="float">
            <text:p>1,56E-01</text:p>
          </table:table-cell>
          <table:table-cell table:style-name="ce13" office:value-type="float" office:value="0.156434465" calcext:value-type="float">
            <text:p>1,56E-01</text:p>
          </table:table-cell>
          <table:table-cell table:style-name="ce11" table:formula="of:=[.$D156]-[.$E156]" office:value-type="float" office:value="-0.0000257310999999816" calcext:value-type="float">
            <text:p>-0,000026</text:p>
          </table:table-cell>
        </table:table-row>
        <table:table-row table:style-name="ro1">
          <table:table-cell table:style-name="ce12" office:value-type="float" office:value="155" calcext:value-type="float">
            <text:p>155</text:p>
          </table:table-cell>
          <table:table-cell table:style-name="ce12"/>
          <table:table-cell table:style-name="ce13" office:value-type="float" office:value="4.90088454" calcext:value-type="float">
            <text:p>4,90E+00</text:p>
          </table:table-cell>
          <table:table-cell table:style-name="ce13" office:value-type="float" office:value="0.1873504931" calcext:value-type="float">
            <text:p>1,87E-01</text:p>
          </table:table-cell>
          <table:table-cell table:style-name="ce13" office:value-type="float" office:value="0.1873813146" calcext:value-type="float">
            <text:p>1,87E-01</text:p>
          </table:table-cell>
          <table:table-cell table:style-name="ce11" table:formula="of:=[.$D157]-[.$E157]" office:value-type="float" office:value="-0.0000308215000000001" calcext:value-type="float">
            <text:p>-0,000031</text:p>
          </table:table-cell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/>
          <table:table-cell table:style-name="ce13" office:value-type="float" office:value="4.932300466" calcext:value-type="float">
            <text:p>4,93E+00</text:p>
          </table:table-cell>
          <table:table-cell table:style-name="ce13" office:value-type="float" office:value="0.21810736" calcext:value-type="float">
            <text:p>2,18E-01</text:p>
          </table:table-cell>
          <table:table-cell table:style-name="ce13" office:value-type="float" office:value="0.2181432414" calcext:value-type="float">
            <text:p>2,18E-01</text:p>
          </table:table-cell>
          <table:table-cell table:style-name="ce11" table:formula="of:=[.$D158]-[.$E158]" office:value-type="float" office:value="-0.0000358814000000207" calcext:value-type="float">
            <text:p>-0,000036</text:p>
          </table:table-cell>
        </table:table-row>
        <table:table-row table:style-name="ro1">
          <table:table-cell table:style-name="ce12" office:value-type="float" office:value="157" calcext:value-type="float">
            <text:p>157</text:p>
          </table:table-cell>
          <table:table-cell table:style-name="ce12"/>
          <table:table-cell table:style-name="ce13" office:value-type="float" office:value="4.963716393" calcext:value-type="float">
            <text:p>4,96E+00</text:p>
          </table:table-cell>
          <table:table-cell table:style-name="ce13" office:value-type="float" office:value="0.2486489813" calcext:value-type="float">
            <text:p>2,49E-01</text:p>
          </table:table-cell>
          <table:table-cell table:style-name="ce13" office:value-type="float" office:value="0.2486898872" calcext:value-type="float">
            <text:p>2,49E-01</text:p>
          </table:table-cell>
          <table:table-cell table:style-name="ce11" table:formula="of:=[.$D159]-[.$E159]" office:value-type="float" office:value="-0.0000409058999999989" calcext:value-type="float">
            <text:p>-0,000041</text:p>
          </table:table-cell>
        </table:table-row>
        <table:table-row table:style-name="ro1">
          <table:table-cell table:style-name="ce12" office:value-type="float" office:value="158" calcext:value-type="float">
            <text:p>158</text:p>
          </table:table-cell>
          <table:table-cell table:style-name="ce12"/>
          <table:table-cell table:style-name="ce13" office:value-type="float" office:value="4.995132319" calcext:value-type="float">
            <text:p>5,00E+00</text:p>
          </table:table-cell>
          <table:table-cell table:style-name="ce13" office:value-type="float" office:value="0.2789452161" calcext:value-type="float">
            <text:p>2,79E-01</text:p>
          </table:table-cell>
          <table:table-cell table:style-name="ce13" office:value-type="float" office:value="0.278991106" calcext:value-type="float">
            <text:p>2,79E-01</text:p>
          </table:table-cell>
          <table:table-cell table:style-name="ce11" table:formula="of:=[.$D160]-[.$E160]" office:value-type="float" office:value="-0.0000458898999999846" calcext:value-type="float">
            <text:p>-0,000046</text:p>
          </table:table-cell>
        </table:table-row>
        <table:table-row table:style-name="ro1">
          <table:table-cell table:style-name="ce12" office:value-type="float" office:value="159" calcext:value-type="float">
            <text:p>159</text:p>
          </table:table-cell>
          <table:table-cell table:style-name="ce12"/>
          <table:table-cell table:style-name="ce13" office:value-type="float" office:value="5.026548246" calcext:value-type="float">
            <text:p>5,03E+00</text:p>
          </table:table-cell>
          <table:table-cell table:style-name="ce13" office:value-type="float" office:value="0.3089661656" calcext:value-type="float">
            <text:p>3,09E-01</text:p>
          </table:table-cell>
          <table:table-cell table:style-name="ce13" office:value-type="float" office:value="0.3090169944" calcext:value-type="float">
            <text:p>3,09E-01</text:p>
          </table:table-cell>
          <table:table-cell table:style-name="ce11" table:formula="of:=[.$D161]-[.$E161]" office:value-type="float" office:value="-0.0000508288000000134" calcext:value-type="float">
            <text:p>-0,000051</text:p>
          </table:table-cell>
        </table:table-row>
        <table:table-row table:style-name="ro1">
          <table:table-cell table:style-name="ce12" office:value-type="float" office:value="160" calcext:value-type="float">
            <text:p>160</text:p>
          </table:table-cell>
          <table:table-cell table:style-name="ce12"/>
          <table:table-cell table:style-name="ce13" office:value-type="float" office:value="5.057964172" calcext:value-type="float">
            <text:p>5,06E+00</text:p>
          </table:table-cell>
          <table:table-cell table:style-name="ce13" office:value-type="float" office:value="0.3386822028" calcext:value-type="float">
            <text:p>3,39E-01</text:p>
          </table:table-cell>
          <table:table-cell table:style-name="ce13" office:value-type="float" office:value="0.3387379202" calcext:value-type="float">
            <text:p>3,39E-01</text:p>
          </table:table-cell>
          <table:table-cell table:style-name="ce11" table:formula="of:=[.$D162]-[.$E162]" office:value-type="float" office:value="-0.0000557173999999883" calcext:value-type="float">
            <text:p>-0,000056</text:p>
          </table:table-cell>
        </table:table-row>
        <table:table-row table:style-name="ro1">
          <table:table-cell table:style-name="ce12" office:value-type="float" office:value="161" calcext:value-type="float">
            <text:p>161</text:p>
          </table:table-cell>
          <table:table-cell table:style-name="ce12"/>
          <table:table-cell table:style-name="ce13" office:value-type="float" office:value="5.089380099" calcext:value-type="float">
            <text:p>5,09E+00</text:p>
          </table:table-cell>
          <table:table-cell table:style-name="ce13" office:value-type="float" office:value="0.3680640016" calcext:value-type="float">
            <text:p>3,68E-01</text:p>
          </table:table-cell>
          <table:table-cell table:style-name="ce13" office:value-type="float" office:value="0.3681245527" calcext:value-type="float">
            <text:p>3,68E-01</text:p>
          </table:table-cell>
          <table:table-cell table:style-name="ce11" table:formula="of:=[.$D163]-[.$E163]" office:value-type="float" office:value="-0.0000605510999999725" calcext:value-type="float">
            <text:p>-0,000061</text:p>
          </table:table-cell>
        </table:table-row>
        <table:table-row table:style-name="ro1">
          <table:table-cell table:style-name="ce12" office:value-type="float" office:value="162" calcext:value-type="float">
            <text:p>162</text:p>
          </table:table-cell>
          <table:table-cell table:style-name="ce12"/>
          <table:table-cell table:style-name="ce13" office:value-type="float" office:value="5.120796025" calcext:value-type="float">
            <text:p>5,12E+00</text:p>
          </table:table-cell>
          <table:table-cell table:style-name="ce13" office:value-type="float" office:value="0.3970825656" calcext:value-type="float">
            <text:p>3,97E-01</text:p>
          </table:table-cell>
          <table:table-cell table:style-name="ce13" office:value-type="float" office:value="0.3971478906" calcext:value-type="float">
            <text:p>3,97E-01</text:p>
          </table:table-cell>
          <table:table-cell table:style-name="ce11" table:formula="of:=[.$D164]-[.$E164]" office:value-type="float" office:value="-0.000065325000000005" calcext:value-type="float">
            <text:p>-0,000065</text:p>
          </table:table-cell>
        </table:table-row>
        <table:table-row table:style-name="ro1">
          <table:table-cell table:style-name="ce12" office:value-type="float" office:value="163" calcext:value-type="float">
            <text:p>163</text:p>
          </table:table-cell>
          <table:table-cell table:style-name="ce12"/>
          <table:table-cell table:style-name="ce13" office:value-type="float" office:value="5.152211952" calcext:value-type="float">
            <text:p>5,15E+00</text:p>
          </table:table-cell>
          <table:table-cell table:style-name="ce13" office:value-type="float" office:value="0.4257092571" calcext:value-type="float">
            <text:p>4,26E-01</text:p>
          </table:table-cell>
          <table:table-cell table:style-name="ce13" office:value-type="float" office:value="0.4257792916" calcext:value-type="float">
            <text:p>4,26E-01</text:p>
          </table:table-cell>
          <table:table-cell table:style-name="ce11" table:formula="of:=[.$D165]-[.$E165]" office:value-type="float" office:value="-0.0000700344999999825" calcext:value-type="float">
            <text:p>-0,000070</text:p>
          </table:table-cell>
        </table:table-row>
        <table:table-row table:style-name="ro1">
          <table:table-cell table:style-name="ce12" office:value-type="float" office:value="164" calcext:value-type="float">
            <text:p>164</text:p>
          </table:table-cell>
          <table:table-cell table:style-name="ce12"/>
          <table:table-cell table:style-name="ce13" office:value-type="float" office:value="5.183627878" calcext:value-type="float">
            <text:p>5,18E+00</text:p>
          </table:table-cell>
          <table:table-cell table:style-name="ce13" office:value-type="float" office:value="0.453915825" calcext:value-type="float">
            <text:p>4,54E-01</text:p>
          </table:table-cell>
          <table:table-cell table:style-name="ce13" office:value-type="float" office:value="0.4539904997" calcext:value-type="float">
            <text:p>4,54E-01</text:p>
          </table:table-cell>
          <table:table-cell table:style-name="ce11" table:formula="of:=[.$D166]-[.$E166]" office:value-type="float" office:value="-0.0000746746999999992" calcext:value-type="float">
            <text:p>-0,000075</text:p>
          </table:table-cell>
        </table:table-row>
        <table:table-row table:style-name="ro1">
          <table:table-cell table:style-name="ce12" office:value-type="float" office:value="165" calcext:value-type="float">
            <text:p>165</text:p>
          </table:table-cell>
          <table:table-cell table:style-name="ce12"/>
          <table:table-cell table:style-name="ce13" office:value-type="float" office:value="5.215043805" calcext:value-type="float">
            <text:p>5,22E+00</text:p>
          </table:table-cell>
          <table:table-cell table:style-name="ce13" office:value-type="float" office:value="0.4816744327" calcext:value-type="float">
            <text:p>4,82E-01</text:p>
          </table:table-cell>
          <table:table-cell table:style-name="ce13" office:value-type="float" office:value="0.4817536741" calcext:value-type="float">
            <text:p>4,82E-01</text:p>
          </table:table-cell>
          <table:table-cell table:style-name="ce11" table:formula="of:=[.$D167]-[.$E167]" office:value-type="float" office:value="-0.0000792413999999852" calcext:value-type="float">
            <text:p>-0,000079</text:p>
          </table:table-cell>
        </table:table-row>
        <table:table-row table:style-name="ro1">
          <table:table-cell table:style-name="ce12" office:value-type="float" office:value="166" calcext:value-type="float">
            <text:p>166</text:p>
          </table:table-cell>
          <table:table-cell table:style-name="ce12"/>
          <table:table-cell table:style-name="ce13" office:value-type="float" office:value="5.246459731" calcext:value-type="float">
            <text:p>5,25E+00</text:p>
          </table:table-cell>
          <table:table-cell table:style-name="ce13" office:value-type="float" office:value="0.5089576859" calcext:value-type="float">
            <text:p>5,09E-01</text:p>
          </table:table-cell>
          <table:table-cell table:style-name="ce13" office:value-type="float" office:value="0.5090414158" calcext:value-type="float">
            <text:p>5,09E-01</text:p>
          </table:table-cell>
          <table:table-cell table:style-name="ce11" table:formula="of:=[.$D168]-[.$E168]" office:value-type="float" office:value="-0.0000837299000000513" calcext:value-type="float">
            <text:p>-0,000084</text:p>
          </table:table-cell>
        </table:table-row>
        <table:table-row table:style-name="ro1">
          <table:table-cell table:style-name="ce12" office:value-type="float" office:value="167" calcext:value-type="float">
            <text:p>167</text:p>
          </table:table-cell>
          <table:table-cell table:style-name="ce12"/>
          <table:table-cell table:style-name="ce13" office:value-type="float" office:value="5.277875658" calcext:value-type="float">
            <text:p>5,28E+00</text:p>
          </table:table-cell>
          <table:table-cell table:style-name="ce13" office:value-type="float" office:value="0.5357386594" calcext:value-type="float">
            <text:p>5,36E-01</text:p>
          </table:table-cell>
          <table:table-cell table:style-name="ce13" office:value-type="float" office:value="0.535826795" calcext:value-type="float">
            <text:p>5,36E-01</text:p>
          </table:table-cell>
          <table:table-cell table:style-name="ce11" table:formula="of:=[.$D169]-[.$E169]" office:value-type="float" office:value="-0.0000881355999999833" calcext:value-type="float">
            <text:p>-0,000088</text:p>
          </table:table-cell>
        </table:table-row>
        <table:table-row table:style-name="ro1">
          <table:table-cell table:style-name="ce12" office:value-type="float" office:value="168" calcext:value-type="float">
            <text:p>168</text:p>
          </table:table-cell>
          <table:table-cell table:style-name="ce12"/>
          <table:table-cell table:style-name="ce13" office:value-type="float" office:value="5.309291585" calcext:value-type="float">
            <text:p>5,31E+00</text:p>
          </table:table-cell>
          <table:table-cell table:style-name="ce13" office:value-type="float" office:value="0.5619909234" calcext:value-type="float">
            <text:p>5,62E-01</text:p>
          </table:table-cell>
          <table:table-cell table:style-name="ce13" office:value-type="float" office:value="0.5620833779" calcext:value-type="float">
            <text:p>5,62E-01</text:p>
          </table:table-cell>
          <table:table-cell table:style-name="ce11" table:formula="of:=[.$D170]-[.$E170]" office:value-type="float" office:value="-0.0000924545000000609" calcext:value-type="float">
            <text:p>-0,000092</text:p>
          </table:table-cell>
        </table:table-row>
        <table:table-row table:style-name="ro1">
          <table:table-cell table:style-name="ce12" office:value-type="float" office:value="169" calcext:value-type="float">
            <text:p>169</text:p>
          </table:table-cell>
          <table:table-cell table:style-name="ce12"/>
          <table:table-cell table:style-name="ce13" office:value-type="float" office:value="5.340707511" calcext:value-type="float">
            <text:p>5,34E+00</text:p>
          </table:table-cell>
          <table:table-cell table:style-name="ce13" office:value-type="float" office:value="0.5876885703" calcext:value-type="float">
            <text:p>5,88E-01</text:p>
          </table:table-cell>
          <table:table-cell table:style-name="ce13" office:value-type="float" office:value="0.5877852523" calcext:value-type="float">
            <text:p>5,88E-01</text:p>
          </table:table-cell>
          <table:table-cell table:style-name="ce11" table:formula="of:=[.$D171]-[.$E171]" office:value-type="float" office:value="-0.0000966820000000146" calcext:value-type="float">
            <text:p>-0,000097</text:p>
          </table:table-cell>
        </table:table-row>
        <table:table-row table:style-name="ro1">
          <table:table-cell table:style-name="ce12" office:value-type="float" office:value="170" calcext:value-type="float">
            <text:p>170</text:p>
          </table:table-cell>
          <table:table-cell table:style-name="ce12"/>
          <table:table-cell table:style-name="ce13" office:value-type="float" office:value="5.372123438" calcext:value-type="float">
            <text:p>5,37E+00</text:p>
          </table:table-cell>
          <table:table-cell table:style-name="ce13" office:value-type="float" office:value="0.6128062395" calcext:value-type="float">
            <text:p>6,13E-01</text:p>
          </table:table-cell>
          <table:table-cell table:style-name="ce13" office:value-type="float" office:value="0.6129070537" calcext:value-type="float">
            <text:p>6,13E-01</text:p>
          </table:table-cell>
          <table:table-cell table:style-name="ce11" table:formula="of:=[.$D172]-[.$E172]" office:value-type="float" office:value="-0.000100814199999966" calcext:value-type="float">
            <text:p>-0,000101</text:p>
          </table:table-cell>
        </table:table-row>
        <table:table-row table:style-name="ro1">
          <table:table-cell table:style-name="ce12" office:value-type="float" office:value="171" calcext:value-type="float">
            <text:p>171</text:p>
          </table:table-cell>
          <table:table-cell table:style-name="ce12"/>
          <table:table-cell table:style-name="ce13" office:value-type="float" office:value="5.403539364" calcext:value-type="float">
            <text:p>5,40E+00</text:p>
          </table:table-cell>
          <table:table-cell table:style-name="ce13" office:value-type="float" office:value="0.6373191429" calcext:value-type="float">
            <text:p>6,37E-01</text:p>
          </table:table-cell>
          <table:table-cell table:style-name="ce13" office:value-type="float" office:value="0.6374239897" calcext:value-type="float">
            <text:p>6,37E-01</text:p>
          </table:table-cell>
          <table:table-cell table:style-name="ce11" table:formula="of:=[.$D173]-[.$E173]" office:value-type="float" office:value="-0.000104846800000002" calcext:value-type="float">
            <text:p>-0,000105</text:p>
          </table:table-cell>
        </table:table-row>
        <table:table-row table:style-name="ro1">
          <table:table-cell table:style-name="ce12" office:value-type="float" office:value="172" calcext:value-type="float">
            <text:p>172</text:p>
          </table:table-cell>
          <table:table-cell table:style-name="ce12"/>
          <table:table-cell table:style-name="ce13" office:value-type="float" office:value="5.434955291" calcext:value-type="float">
            <text:p>5,43E+00</text:p>
          </table:table-cell>
          <table:table-cell table:style-name="ce13" office:value-type="float" office:value="0.6612030893" calcext:value-type="float">
            <text:p>6,61E-01</text:p>
          </table:table-cell>
          <table:table-cell table:style-name="ce13" office:value-type="float" office:value="0.6613118653" calcext:value-type="float">
            <text:p>6,61E-01</text:p>
          </table:table-cell>
          <table:table-cell table:style-name="ce11" table:formula="of:=[.$D174]-[.$E174]" office:value-type="float" office:value="-0.000108776000000033" calcext:value-type="float">
            <text:p>-0,000109</text:p>
          </table:table-cell>
        </table:table-row>
        <table:table-row table:style-name="ro1">
          <table:table-cell table:style-name="ce12" office:value-type="float" office:value="173" calcext:value-type="float">
            <text:p>173</text:p>
          </table:table-cell>
          <table:table-cell table:style-name="ce12"/>
          <table:table-cell table:style-name="ce13" office:value-type="float" office:value="5.466371217" calcext:value-type="float">
            <text:p>5,47E+00</text:p>
          </table:table-cell>
          <table:table-cell table:style-name="ce13" office:value-type="float" office:value="0.684434508" calcext:value-type="float">
            <text:p>6,84E-01</text:p>
          </table:table-cell>
          <table:table-cell table:style-name="ce13" office:value-type="float" office:value="0.6845471059" calcext:value-type="float">
            <text:p>6,85E-01</text:p>
          </table:table-cell>
          <table:table-cell table:style-name="ce11" table:formula="of:=[.$D175]-[.$E175]" office:value-type="float" office:value="-0.000112597899999956" calcext:value-type="float">
            <text:p>-0,000113</text:p>
          </table:table-cell>
        </table:table-row>
        <table:table-row table:style-name="ro1">
          <table:table-cell table:style-name="ce12" office:value-type="float" office:value="174" calcext:value-type="float">
            <text:p>174</text:p>
          </table:table-cell>
          <table:table-cell table:style-name="ce12"/>
          <table:table-cell table:style-name="ce13" office:value-type="float" office:value="5.497787144" calcext:value-type="float">
            <text:p>5,50E+00</text:p>
          </table:table-cell>
          <table:table-cell table:style-name="ce13" office:value-type="float" office:value="0.7069904725" calcext:value-type="float">
            <text:p>7,07E-01</text:p>
          </table:table-cell>
          <table:table-cell table:style-name="ce13" office:value-type="float" office:value="0.7071067812" calcext:value-type="float">
            <text:p>7,07E-01</text:p>
          </table:table-cell>
          <table:table-cell table:style-name="ce11" table:formula="of:=[.$D176]-[.$E176]" office:value-type="float" office:value="-0.000116308700000012" calcext:value-type="float">
            <text:p>-0,000116</text:p>
          </table:table-cell>
        </table:table-row>
        <table:table-row table:style-name="ro1">
          <table:table-cell table:style-name="ce12" office:value-type="float" office:value="175" calcext:value-type="float">
            <text:p>175</text:p>
          </table:table-cell>
          <table:table-cell table:style-name="ce12"/>
          <table:table-cell table:style-name="ce13" office:value-type="float" office:value="5.52920307" calcext:value-type="float">
            <text:p>5,53E+00</text:p>
          </table:table-cell>
          <table:table-cell table:style-name="ce13" office:value-type="float" office:value="0.7288487228" calcext:value-type="float">
            <text:p>7,29E-01</text:p>
          </table:table-cell>
          <table:table-cell table:style-name="ce13" office:value-type="float" office:value="0.7289686274" calcext:value-type="float">
            <text:p>7,29E-01</text:p>
          </table:table-cell>
          <table:table-cell table:style-name="ce11" table:formula="of:=[.$D177]-[.$E177]" office:value-type="float" office:value="-0.000119904599999998" calcext:value-type="float">
            <text:p>-0,000120</text:p>
          </table:table-cell>
        </table:table-row>
        <table:table-row table:style-name="ro1">
          <table:table-cell table:style-name="ce12" office:value-type="float" office:value="176" calcext:value-type="float">
            <text:p>176</text:p>
          </table:table-cell>
          <table:table-cell table:style-name="ce12"/>
          <table:table-cell table:style-name="ce13" office:value-type="float" office:value="5.560618997" calcext:value-type="float">
            <text:p>5,56E+00</text:p>
          </table:table-cell>
          <table:table-cell table:style-name="ce13" office:value-type="float" office:value="0.7499876874" calcext:value-type="float">
            <text:p>7,50E-01</text:p>
          </table:table-cell>
          <table:table-cell table:style-name="ce13" office:value-type="float" office:value="0.7501110696" calcext:value-type="float">
            <text:p>7,50E-01</text:p>
          </table:table-cell>
          <table:table-cell table:style-name="ce11" table:formula="of:=[.$D178]-[.$E178]" office:value-type="float" office:value="-0.000123382200000077" calcext:value-type="float">
            <text:p>-0,000123</text:p>
          </table:table-cell>
        </table:table-row>
        <table:table-row table:style-name="ro1">
          <table:table-cell table:style-name="ce12" office:value-type="float" office:value="177" calcext:value-type="float">
            <text:p>177</text:p>
          </table:table-cell>
          <table:table-cell table:style-name="ce12"/>
          <table:table-cell table:style-name="ce13" office:value-type="float" office:value="5.592034923" calcext:value-type="float">
            <text:p>5,59E+00</text:p>
          </table:table-cell>
          <table:table-cell table:style-name="ce13" office:value-type="float" office:value="0.7703865047" calcext:value-type="float">
            <text:p>7,70E-01</text:p>
          </table:table-cell>
          <table:table-cell table:style-name="ce13" office:value-type="float" office:value="0.7705132428" calcext:value-type="float">
            <text:p>7,71E-01</text:p>
          </table:table-cell>
          <table:table-cell table:style-name="ce11" table:formula="of:=[.$D179]-[.$E179]" office:value-type="float" office:value="-0.000126738099999968" calcext:value-type="float">
            <text:p>-0,000127</text:p>
          </table:table-cell>
        </table:table-row>
        <table:table-row table:style-name="ro1">
          <table:table-cell table:style-name="ce12" office:value-type="float" office:value="178" calcext:value-type="float">
            <text:p>178</text:p>
          </table:table-cell>
          <table:table-cell table:style-name="ce12"/>
          <table:table-cell table:style-name="ce13" office:value-type="float" office:value="5.62345085" calcext:value-type="float">
            <text:p>5,62E+00</text:p>
          </table:table-cell>
          <table:table-cell table:style-name="ce13" office:value-type="float" office:value="0.7900250435" calcext:value-type="float">
            <text:p>7,90E-01</text:p>
          </table:table-cell>
          <table:table-cell table:style-name="ce13" office:value-type="float" office:value="0.7901550124" calcext:value-type="float">
            <text:p>7,90E-01</text:p>
          </table:table-cell>
          <table:table-cell table:style-name="ce11" table:formula="of:=[.$D180]-[.$E180]" office:value-type="float" office:value="-0.000129968900000055" calcext:value-type="float">
            <text:p>-0,000130</text:p>
          </table:table-cell>
        </table:table-row>
        <table:table-row table:style-name="ro1">
          <table:table-cell table:style-name="ce12" office:value-type="float" office:value="179" calcext:value-type="float">
            <text:p>179</text:p>
          </table:table-cell>
          <table:table-cell table:style-name="ce12"/>
          <table:table-cell table:style-name="ce13" office:value-type="float" office:value="5.654866776" calcext:value-type="float">
            <text:p>5,65E+00</text:p>
          </table:table-cell>
          <table:table-cell table:style-name="ce13" office:value-type="float" office:value="0.808883923" calcext:value-type="float">
            <text:p>8,09E-01</text:p>
          </table:table-cell>
          <table:table-cell table:style-name="ce13" office:value-type="float" office:value="0.8090169944" calcext:value-type="float">
            <text:p>8,09E-01</text:p>
          </table:table-cell>
          <table:table-cell table:style-name="ce11" table:formula="of:=[.$D181]-[.$E181]" office:value-type="float" office:value="-0.000133071400000073" calcext:value-type="float">
            <text:p>-0,000133</text:p>
          </table:table-cell>
        </table:table-row>
        <table:table-row table:style-name="ro1">
          <table:table-cell table:style-name="ce12" office:value-type="float" office:value="180" calcext:value-type="float">
            <text:p>180</text:p>
          </table:table-cell>
          <table:table-cell table:style-name="ce12"/>
          <table:table-cell table:style-name="ce13" office:value-type="float" office:value="5.686282703" calcext:value-type="float">
            <text:p>5,69E+00</text:p>
          </table:table-cell>
          <table:table-cell table:style-name="ce13" office:value-type="float" office:value="0.8269445317" calcext:value-type="float">
            <text:p>8,27E-01</text:p>
          </table:table-cell>
          <table:table-cell table:style-name="ce13" office:value-type="float" office:value="0.8270805743" calcext:value-type="float">
            <text:p>8,27E-01</text:p>
          </table:table-cell>
          <table:table-cell table:style-name="ce11" table:formula="of:=[.$D182]-[.$E182]" office:value-type="float" office:value="-0.000136042599999997" calcext:value-type="float">
            <text:p>-0,000136</text:p>
          </table:table-cell>
        </table:table-row>
        <table:table-row table:style-name="ro1">
          <table:table-cell table:style-name="ce12" office:value-type="float" office:value="181" calcext:value-type="float">
            <text:p>181</text:p>
          </table:table-cell>
          <table:table-cell table:style-name="ce12"/>
          <table:table-cell table:style-name="ce13" office:value-type="float" office:value="5.71769863" calcext:value-type="float">
            <text:p>5,72E+00</text:p>
          </table:table-cell>
          <table:table-cell table:style-name="ce13" office:value-type="float" office:value="0.844189046" calcext:value-type="float">
            <text:p>8,44E-01</text:p>
          </table:table-cell>
          <table:table-cell table:style-name="ce13" office:value-type="float" office:value="0.8443279255" calcext:value-type="float">
            <text:p>8,44E-01</text:p>
          </table:table-cell>
          <table:table-cell table:style-name="ce11" table:formula="of:=[.$D183]-[.$E183]" office:value-type="float" office:value="-0.000138879500000022" calcext:value-type="float">
            <text:p>-0,000139</text:p>
          </table:table-cell>
        </table:table-row>
        <table:table-row table:style-name="ro1">
          <table:table-cell table:style-name="ce12" office:value-type="float" office:value="182" calcext:value-type="float">
            <text:p>182</text:p>
          </table:table-cell>
          <table:table-cell table:style-name="ce12"/>
          <table:table-cell table:style-name="ce13" office:value-type="float" office:value="5.749114556" calcext:value-type="float">
            <text:p>5,75E+00</text:p>
          </table:table-cell>
          <table:table-cell table:style-name="ce13" office:value-type="float" office:value="0.8606004476" calcext:value-type="float">
            <text:p>8,61E-01</text:p>
          </table:table-cell>
          <table:table-cell table:style-name="ce13" office:value-type="float" office:value="0.860742027" calcext:value-type="float">
            <text:p>8,61E-01</text:p>
          </table:table-cell>
          <table:table-cell table:style-name="ce11" table:formula="of:=[.$D184]-[.$E184]" office:value-type="float" office:value="-0.000141579400000036" calcext:value-type="float">
            <text:p>-0,000142</text:p>
          </table:table-cell>
        </table:table-row>
        <table:table-row table:style-name="ro1">
          <table:table-cell table:style-name="ce12" office:value-type="float" office:value="183" calcext:value-type="float">
            <text:p>183</text:p>
          </table:table-cell>
          <table:table-cell table:style-name="ce12"/>
          <table:table-cell table:style-name="ce13" office:value-type="float" office:value="5.780530483" calcext:value-type="float">
            <text:p>5,78E+00</text:p>
          </table:table-cell>
          <table:table-cell table:style-name="ce13" office:value-type="float" office:value="0.8761625405" calcext:value-type="float">
            <text:p>8,76E-01</text:p>
          </table:table-cell>
          <table:table-cell table:style-name="ce13" office:value-type="float" office:value="0.87630668" calcext:value-type="float">
            <text:p>8,76E-01</text:p>
          </table:table-cell>
          <table:table-cell table:style-name="ce11" table:formula="of:=[.$D185]-[.$E185]" office:value-type="float" office:value="-0.000144139499999918" calcext:value-type="float">
            <text:p>-0,000144</text:p>
          </table:table-cell>
        </table:table-row>
        <table:table-row table:style-name="ro1">
          <table:table-cell table:style-name="ce12" office:value-type="float" office:value="184" calcext:value-type="float">
            <text:p>184</text:p>
          </table:table-cell>
          <table:table-cell table:style-name="ce12"/>
          <table:table-cell table:style-name="ce13" office:value-type="float" office:value="5.811946409" calcext:value-type="float">
            <text:p>5,81E+00</text:p>
          </table:table-cell>
          <table:table-cell table:style-name="ce13" office:value-type="float" office:value="0.8908599667" calcext:value-type="float">
            <text:p>8,91E-01</text:p>
          </table:table-cell>
          <table:table-cell table:style-name="ce13" office:value-type="float" office:value="0.8910065242" calcext:value-type="float">
            <text:p>8,91E-01</text:p>
          </table:table-cell>
          <table:table-cell table:style-name="ce11" table:formula="of:=[.$D186]-[.$E186]" office:value-type="float" office:value="-0.000146557500000033" calcext:value-type="float">
            <text:p>-0,000147</text:p>
          </table:table-cell>
        </table:table-row>
        <table:table-row table:style-name="ro1">
          <table:table-cell table:style-name="ce12" office:value-type="float" office:value="185" calcext:value-type="float">
            <text:p>185</text:p>
          </table:table-cell>
          <table:table-cell table:style-name="ce12"/>
          <table:table-cell table:style-name="ce13" office:value-type="float" office:value="5.843362336" calcext:value-type="float">
            <text:p>5,84E+00</text:p>
          </table:table-cell>
          <table:table-cell table:style-name="ce13" office:value-type="float" office:value="0.9046782217" calcext:value-type="float">
            <text:p>9,05E-01</text:p>
          </table:table-cell>
          <table:table-cell table:style-name="ce13" office:value-type="float" office:value="0.9048270525" calcext:value-type="float">
            <text:p>9,05E-01</text:p>
          </table:table-cell>
          <table:table-cell table:style-name="ce11" table:formula="of:=[.$D187]-[.$E187]" office:value-type="float" office:value="-0.000148830800000055" calcext:value-type="float">
            <text:p>-0,000149</text:p>
          </table:table-cell>
        </table:table-row>
        <table:table-row table:style-name="ro1">
          <table:table-cell table:style-name="ce12" office:value-type="float" office:value="186" calcext:value-type="float">
            <text:p>186</text:p>
          </table:table-cell>
          <table:table-cell table:style-name="ce12"/>
          <table:table-cell table:style-name="ce13" office:value-type="float" office:value="5.874778262" calcext:value-type="float">
            <text:p>5,87E+00</text:p>
          </table:table-cell>
          <table:table-cell table:style-name="ce13" office:value-type="float" office:value="0.9176036685" calcext:value-type="float">
            <text:p>9,18E-01</text:p>
          </table:table-cell>
          <table:table-cell table:style-name="ce13" office:value-type="float" office:value="0.9177546257" calcext:value-type="float">
            <text:p>9,18E-01</text:p>
          </table:table-cell>
          <table:table-cell table:style-name="ce11" table:formula="of:=[.$D188]-[.$E188]" office:value-type="float" office:value="-0.000150957199999913" calcext:value-type="float">
            <text:p>-0,000151</text:p>
          </table:table-cell>
        </table:table-row>
        <table:table-row table:style-name="ro1">
          <table:table-cell table:style-name="ce12" office:value-type="float" office:value="187" calcext:value-type="float">
            <text:p>187</text:p>
          </table:table-cell>
          <table:table-cell table:style-name="ce12"/>
          <table:table-cell table:style-name="ce13" office:value-type="float" office:value="5.906194189" calcext:value-type="float">
            <text:p>5,91E+00</text:p>
          </table:table-cell>
          <table:table-cell table:style-name="ce13" office:value-type="float" office:value="0.9296235513" calcext:value-type="float">
            <text:p>9,30E-01</text:p>
          </table:table-cell>
          <table:table-cell table:style-name="ce13" office:value-type="float" office:value="0.9297764859" calcext:value-type="float">
            <text:p>9,30E-01</text:p>
          </table:table-cell>
          <table:table-cell table:style-name="ce11" table:formula="of:=[.$D189]-[.$E189]" office:value-type="float" office:value="-0.000152934599999988" calcext:value-type="float">
            <text:p>-0,000153</text:p>
          </table:table-cell>
        </table:table-row>
        <table:table-row table:style-name="ro1">
          <table:table-cell table:style-name="ce12" office:value-type="float" office:value="188" calcext:value-type="float">
            <text:p>188</text:p>
          </table:table-cell>
          <table:table-cell table:style-name="ce12"/>
          <table:table-cell table:style-name="ce13" office:value-type="float" office:value="5.937610115" calcext:value-type="float">
            <text:p>5,94E+00</text:p>
          </table:table-cell>
          <table:table-cell table:style-name="ce13" office:value-type="float" office:value="0.9407260079" calcext:value-type="float">
            <text:p>9,41E-01</text:p>
          </table:table-cell>
          <table:table-cell table:style-name="ce13" office:value-type="float" office:value="0.940880769" calcext:value-type="float">
            <text:p>9,41E-01</text:p>
          </table:table-cell>
          <table:table-cell table:style-name="ce11" table:formula="of:=[.$D190]-[.$E190]" office:value-type="float" office:value="-0.000154761100000012" calcext:value-type="float">
            <text:p>-0,000155</text:p>
          </table:table-cell>
        </table:table-row>
        <table:table-row table:style-name="ro1">
          <table:table-cell table:style-name="ce12" office:value-type="float" office:value="189" calcext:value-type="float">
            <text:p>189</text:p>
          </table:table-cell>
          <table:table-cell table:style-name="ce12"/>
          <table:table-cell table:style-name="ce13" office:value-type="float" office:value="5.969026042" calcext:value-type="float">
            <text:p>5,97E+00</text:p>
          </table:table-cell>
          <table:table-cell table:style-name="ce13" office:value-type="float" office:value="0.9509000815" calcext:value-type="float">
            <text:p>9,51E-01</text:p>
          </table:table-cell>
          <table:table-cell table:style-name="ce13" office:value-type="float" office:value="0.9510565163" calcext:value-type="float">
            <text:p>9,51E-01</text:p>
          </table:table-cell>
          <table:table-cell table:style-name="ce11" table:formula="of:=[.$D191]-[.$E191]" office:value-type="float" office:value="-0.000156434799999938" calcext:value-type="float">
            <text:p>-0,000156</text:p>
          </table:table-cell>
        </table:table-row>
        <table:table-row table:style-name="ro1">
          <table:table-cell table:style-name="ce12" office:value-type="float" office:value="190" calcext:value-type="float">
            <text:p>190</text:p>
          </table:table-cell>
          <table:table-cell table:style-name="ce12"/>
          <table:table-cell table:style-name="ce13" office:value-type="float" office:value="6.000441968" calcext:value-type="float">
            <text:p>6,00E+00</text:p>
          </table:table-cell>
          <table:table-cell table:style-name="ce13" office:value-type="float" office:value="0.9601357315" calcext:value-type="float">
            <text:p>9,60E-01</text:p>
          </table:table-cell>
          <table:table-cell table:style-name="ce13" office:value-type="float" office:value="0.9602936857" calcext:value-type="float">
            <text:p>9,60E-01</text:p>
          </table:table-cell>
          <table:table-cell table:style-name="ce11" table:formula="of:=[.$D192]-[.$E192]" office:value-type="float" office:value="-0.000157954199999977" calcext:value-type="float">
            <text:p>-0,000158</text:p>
          </table:table-cell>
        </table:table-row>
        <table:table-row table:style-name="ro1">
          <table:table-cell table:style-name="ce12" office:value-type="float" office:value="191" calcext:value-type="float">
            <text:p>191</text:p>
          </table:table-cell>
          <table:table-cell table:style-name="ce12"/>
          <table:table-cell table:style-name="ce13" office:value-type="float" office:value="6.031857895" calcext:value-type="float">
            <text:p>6,03E+00</text:p>
          </table:table-cell>
          <table:table-cell table:style-name="ce13" office:value-type="float" office:value="0.9684238434" calcext:value-type="float">
            <text:p>9,68E-01</text:p>
          </table:table-cell>
          <table:table-cell table:style-name="ce13" office:value-type="float" office:value="0.9685831611" calcext:value-type="float">
            <text:p>9,69E-01</text:p>
          </table:table-cell>
          <table:table-cell table:style-name="ce11" table:formula="of:=[.$D193]-[.$E193]" office:value-type="float" office:value="-0.000159317700000106" calcext:value-type="float">
            <text:p>-0,000159</text:p>
          </table:table-cell>
        </table:table-row>
        <table:table-row table:style-name="ro1">
          <table:table-cell table:style-name="ce12" office:value-type="float" office:value="192" calcext:value-type="float">
            <text:p>192</text:p>
          </table:table-cell>
          <table:table-cell table:style-name="ce12"/>
          <table:table-cell table:style-name="ce13" office:value-type="float" office:value="6.063273821" calcext:value-type="float">
            <text:p>6,06E+00</text:p>
          </table:table-cell>
          <table:table-cell table:style-name="ce13" office:value-type="float" office:value="0.975756238" calcext:value-type="float">
            <text:p>9,76E-01</text:p>
          </table:table-cell>
          <table:table-cell table:style-name="ce13" office:value-type="float" office:value="0.9759167619" calcext:value-type="float">
            <text:p>9,76E-01</text:p>
          </table:table-cell>
          <table:table-cell table:style-name="ce11" table:formula="of:=[.$D194]-[.$E194]" office:value-type="float" office:value="-0.000160523899999987" calcext:value-type="float">
            <text:p>-0,000161</text:p>
          </table:table-cell>
        </table:table-row>
        <table:table-row table:style-name="ro1">
          <table:table-cell table:style-name="ce12" office:value-type="float" office:value="193" calcext:value-type="float">
            <text:p>193</text:p>
          </table:table-cell>
          <table:table-cell table:style-name="ce12"/>
          <table:table-cell table:style-name="ce13" office:value-type="float" office:value="6.094689748" calcext:value-type="float">
            <text:p>6,09E+00</text:p>
          </table:table-cell>
          <table:table-cell table:style-name="ce13" office:value-type="float" office:value="0.9821256789" calcext:value-type="float">
            <text:p>9,82E-01</text:p>
          </table:table-cell>
          <table:table-cell table:style-name="ce13" office:value-type="float" office:value="0.9822872507" calcext:value-type="float">
            <text:p>9,82E-01</text:p>
          </table:table-cell>
          <table:table-cell table:style-name="ce11" table:formula="of:=[.$D195]-[.$E195]" office:value-type="float" office:value="-0.000161571799999982" calcext:value-type="float">
            <text:p>-0,000162</text:p>
          </table:table-cell>
        </table:table-row>
        <table:table-row table:style-name="ro1">
          <table:table-cell table:style-name="ce12" office:value-type="float" office:value="194" calcext:value-type="float">
            <text:p>194</text:p>
          </table:table-cell>
          <table:table-cell table:style-name="ce12"/>
          <table:table-cell table:style-name="ce13" office:value-type="float" office:value="6.126105675" calcext:value-type="float">
            <text:p>6,13E+00</text:p>
          </table:table-cell>
          <table:table-cell table:style-name="ce13" office:value-type="float" office:value="0.9875258804" calcext:value-type="float">
            <text:p>9,88E-01</text:p>
          </table:table-cell>
          <table:table-cell table:style-name="ce13" office:value-type="float" office:value="0.9876883406" calcext:value-type="float">
            <text:p>9,88E-01</text:p>
          </table:table-cell>
          <table:table-cell table:style-name="ce11" table:formula="of:=[.$D196]-[.$E196]" office:value-type="float" office:value="-0.000162460199999992" calcext:value-type="float">
            <text:p>-0,000162</text:p>
          </table:table-cell>
        </table:table-row>
        <table:table-row table:style-name="ro1">
          <table:table-cell table:style-name="ce12" office:value-type="float" office:value="195" calcext:value-type="float">
            <text:p>195</text:p>
          </table:table-cell>
          <table:table-cell table:style-name="ce12"/>
          <table:table-cell table:style-name="ce13" office:value-type="float" office:value="6.157521601" calcext:value-type="float">
            <text:p>6,16E+00</text:p>
          </table:table-cell>
          <table:table-cell table:style-name="ce13" office:value-type="float" office:value="0.991951513" calcext:value-type="float">
            <text:p>9,92E-01</text:p>
          </table:table-cell>
          <table:table-cell table:style-name="ce13" office:value-type="float" office:value="0.9921147013" calcext:value-type="float">
            <text:p>9,92E-01</text:p>
          </table:table-cell>
          <table:table-cell table:style-name="ce11" table:formula="of:=[.$D197]-[.$E197]" office:value-type="float" office:value="-0.00016318829999995" calcext:value-type="float">
            <text:p>-0,000163</text:p>
          </table:table-cell>
        </table:table-row>
        <table:table-row table:style-name="ro1">
          <table:table-cell table:style-name="ce12" office:value-type="float" office:value="196" calcext:value-type="float">
            <text:p>196</text:p>
          </table:table-cell>
          <table:table-cell table:style-name="ce12"/>
          <table:table-cell table:style-name="ce13" office:value-type="float" office:value="6.188937528" calcext:value-type="float">
            <text:p>6,19E+00</text:p>
          </table:table-cell>
          <table:table-cell table:style-name="ce13" office:value-type="float" office:value="0.9953982093" calcext:value-type="float">
            <text:p>9,95E-01</text:p>
          </table:table-cell>
          <table:table-cell table:style-name="ce13" office:value-type="float" office:value="0.9955619646" calcext:value-type="float">
            <text:p>9,96E-01</text:p>
          </table:table-cell>
          <table:table-cell table:style-name="ce11" table:formula="of:=[.$D198]-[.$E198]" office:value-type="float" office:value="-0.000163755300000012" calcext:value-type="float">
            <text:p>-0,000164</text:p>
          </table:table-cell>
        </table:table-row>
        <table:table-row table:style-name="ro1">
          <table:table-cell table:style-name="ce12" office:value-type="float" office:value="197" calcext:value-type="float">
            <text:p>197</text:p>
          </table:table-cell>
          <table:table-cell table:style-name="ce12"/>
          <table:table-cell table:style-name="ce13" office:value-type="float" office:value="6.220353454" calcext:value-type="float">
            <text:p>6,22E+00</text:p>
          </table:table-cell>
          <table:table-cell table:style-name="ce13" office:value-type="float" office:value="0.9978625677" calcext:value-type="float">
            <text:p>9,98E-01</text:p>
          </table:table-cell>
          <table:table-cell table:style-name="ce13" office:value-type="float" office:value="0.9980267284" calcext:value-type="float">
            <text:p>9,98E-01</text:p>
          </table:table-cell>
          <table:table-cell table:style-name="ce11" table:formula="of:=[.$D199]-[.$E199]" office:value-type="float" office:value="-0.000164160700000027" calcext:value-type="float">
            <text:p>-0,000164</text:p>
          </table:table-cell>
        </table:table-row>
        <table:table-row table:style-name="ro1">
          <table:table-cell table:style-name="ce12" office:value-type="float" office:value="198" calcext:value-type="float">
            <text:p>198</text:p>
          </table:table-cell>
          <table:table-cell table:style-name="ce12"/>
          <table:table-cell table:style-name="ce13" office:value-type="float" office:value="6.251769381" calcext:value-type="float">
            <text:p>6,25E+00</text:p>
          </table:table-cell>
          <table:table-cell table:style-name="ce13" office:value-type="float" office:value="0.9993421562" calcext:value-type="float">
            <text:p>9,99E-01</text:p>
          </table:table-cell>
          <table:table-cell table:style-name="ce13" office:value-type="float" office:value="0.9995065604" calcext:value-type="float">
            <text:p>1,00E+00</text:p>
          </table:table-cell>
          <table:table-cell table:style-name="ce11" table:formula="of:=[.$D200]-[.$E200]" office:value-type="float" office:value="-0.000164404200000079" calcext:value-type="float">
            <text:p>-0,000164</text:p>
          </table:table-cell>
        </table:table-row>
        <table:table-row table:style-name="ro1">
          <table:table-cell table:style-name="ce12" office:value-type="float" office:value="199" calcext:value-type="float">
            <text:p>199</text:p>
          </table:table-cell>
          <table:table-cell table:style-name="ce12"/>
          <table:table-cell table:style-name="ce13" office:value-type="float" office:value="6.283185307" calcext:value-type="float">
            <text:p>6,28E+00</text:p>
          </table:table-cell>
          <table:table-cell table:style-name="ce13" office:value-type="float" office:value="0.9998355147" calcext:value-type="float">
            <text:p>1,00E+00</text:p>
          </table:table-cell>
          <table:table-cell table:style-name="ce13" office:value-type="float" office:value="1" calcext:value-type="float">
            <text:p>1,00E+00</text:p>
          </table:table-cell>
          <table:table-cell table:style-name="ce11" table:formula="of:=[.$D201]-[.$E201]" office:value-type="float" office:value="-0.000164485300000017" calcext:value-type="float">
            <text:p>-0,000164</text:p>
          </table:table-cell>
        </table:table-row>
        <table:table-row table:style-name="ro1"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3" office:value-type="float" office:value="6.314601234" calcext:value-type="float">
            <text:p>6,31E+00</text:p>
          </table:table-cell>
          <table:table-cell table:style-name="ce13" office:value-type="float" office:value="0.9998355147" calcext:value-type="float">
            <text:p>1,00E+00</text:p>
          </table:table-cell>
          <table:table-cell table:style-name="ce13" office:value-type="float" office:value="0.9995065604" calcext:value-type="float">
            <text:p>1,00E+00</text:p>
          </table:table-cell>
          <table:table-cell table:style-name="ce11" table:formula="of:=[.$D202]-[.$E202]" office:value-type="float" office:value="0.000328954299999906" calcext:value-type="float">
            <text:p>0,000329</text:p>
          </table:table-cell>
        </table:table-row>
        <table:table-row table:style-name="ro1" table:number-rows-repeated="10483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rivación500" table:style-name="ta1">
        <table:shapes>
          <draw:frame draw:z-index="0" draw:style-name="gr1" draw:text-style-name="P1" svg:width="246.81mm" svg:height="162.22mm" svg:x="133.5mm" svg:y="5.9mm">
            <loext:p draw:notify-on-update-of-ranges="derivación500.D3:derivación500.D502 derivación500.C3:derivación500.C502 derivación500.E3:derivación500.E502 derivación500.C3:derivación500.C5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12" table:default-cell-style-name="Default"/>
        <table:table-column table:style-name="co7" table:number-columns-repeated="3" table:default-cell-style-name="ce6"/>
        <table:table-column table:style-name="co13" table:default-cell-style-name="Default"/>
        <table:table-row table:style-name="ro1">
          <table:table-cell table:style-name="ce1" office:value-type="string" calcext:value-type="string">
            <text:p>MAE500:</text:p>
          </table:table-cell>
          <table:table-cell table:style-name="ce1"/>
          <table:table-cell table:style-name="ce4" office:value-type="float" office:value="0.00001682638699" calcext:value-type="float">
            <text:p>1,68E-0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ntos: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cos X</text:p>
          </table:table-cell>
          <table:table-cell table:style-name="ce2" office:value-type="string" calcext:value-type="string">
            <text:p>Aprox – Cox(x)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0.02513274123" calcext:value-type="float">
            <text:p>2,51E-02</text:p>
          </table:table-cell>
          <table:table-cell table:style-name="ce15" office:value-type="float" office:value="0.9997367952" calcext:value-type="float">
            <text:p>1,00E+00</text:p>
          </table:table-cell>
          <table:table-cell table:style-name="ce15" office:value-type="float" office:value="0.9996841893" calcext:value-type="float">
            <text:p>1,00E+00</text:p>
          </table:table-cell>
          <table:table-cell table:style-name="ce16" table:formula="of:=[.$D3]-[.$E3]" office:value-type="float" office:value="0.0000526059000000023" calcext:value-type="float">
            <text:p>0,0000526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5" office:value-type="float" office:value="0.03769911184" calcext:value-type="float">
            <text:p>3,77E-02</text:p>
          </table:table-cell>
          <table:table-cell table:style-name="ce15" office:value-type="float" office:value="0.9992631726" calcext:value-type="float">
            <text:p>9,99E-01</text:p>
          </table:table-cell>
          <table:table-cell table:style-name="ce15" office:value-type="float" office:value="0.9992894726" calcext:value-type="float">
            <text:p>9,99E-01</text:p>
          </table:table-cell>
          <table:table-cell table:style-name="ce16" table:formula="of:=[.$D4]-[.$E4]" office:value-type="float" office:value="-0.0000262999999999236" calcext:value-type="float">
            <text:p>-0,0000263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5" office:value-type="float" office:value="0.05026548246" calcext:value-type="float">
            <text:p>5,03E-02</text:p>
          </table:table-cell>
          <table:table-cell table:style-name="ce15" office:value-type="float" office:value="0.9987106711" calcext:value-type="float">
            <text:p>9,99E-01</text:p>
          </table:table-cell>
          <table:table-cell table:style-name="ce15" office:value-type="float" office:value="0.9987369566" calcext:value-type="float">
            <text:p>9,99E-01</text:p>
          </table:table-cell>
          <table:table-cell table:style-name="ce16" table:formula="of:=[.$D5]-[.$E5]" office:value-type="float" office:value="-0.0000262855000000561" calcext:value-type="float">
            <text:p>-0,0000263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5" office:value-type="float" office:value="0.06283185307" calcext:value-type="float">
            <text:p>6,28E-02</text:p>
          </table:table-cell>
          <table:table-cell table:style-name="ce15" office:value-type="float" office:value="0.9980004616" calcext:value-type="float">
            <text:p>9,98E-01</text:p>
          </table:table-cell>
          <table:table-cell table:style-name="ce15" office:value-type="float" office:value="0.9980267284" calcext:value-type="float">
            <text:p>9,98E-01</text:p>
          </table:table-cell>
          <table:table-cell table:style-name="ce16" table:formula="of:=[.$D6]-[.$E6]" office:value-type="float" office:value="-0.0000262668000000632" calcext:value-type="float">
            <text:p>-0,0000263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5" office:value-type="float" office:value="0.07539822369" calcext:value-type="float">
            <text:p>7,54E-02</text:p>
          </table:table-cell>
          <table:table-cell table:style-name="ce15" office:value-type="float" office:value="0.9971326563" calcext:value-type="float">
            <text:p>9,97E-01</text:p>
          </table:table-cell>
          <table:table-cell table:style-name="ce15" office:value-type="float" office:value="0.9971589003" calcext:value-type="float">
            <text:p>9,97E-01</text:p>
          </table:table-cell>
          <table:table-cell table:style-name="ce16" table:formula="of:=[.$D7]-[.$E7]" office:value-type="float" office:value="-0.0000262439999999531" calcext:value-type="float">
            <text:p>-0,0000262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5" office:value-type="float" office:value="0.0879645943" calcext:value-type="float">
            <text:p>8,80E-02</text:p>
          </table:table-cell>
          <table:table-cell table:style-name="ce15" office:value-type="float" office:value="0.9961073922" calcext:value-type="float">
            <text:p>9,96E-01</text:p>
          </table:table-cell>
          <table:table-cell table:style-name="ce15" office:value-type="float" office:value="0.9961336091" calcext:value-type="float">
            <text:p>9,96E-01</text:p>
          </table:table-cell>
          <table:table-cell table:style-name="ce16" table:formula="of:=[.$D8]-[.$E8]" office:value-type="float" office:value="-0.0000262169000000423" calcext:value-type="float">
            <text:p>-0,0000262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5" office:value-type="float" office:value="0.1005309649" calcext:value-type="float">
            <text:p>1,01E-01</text:p>
          </table:table-cell>
          <table:table-cell table:style-name="ce15" office:value-type="float" office:value="0.9949248311" calcext:value-type="float">
            <text:p>9,95E-01</text:p>
          </table:table-cell>
          <table:table-cell table:style-name="ce15" office:value-type="float" office:value="0.994951017" calcext:value-type="float">
            <text:p>9,95E-01</text:p>
          </table:table-cell>
          <table:table-cell table:style-name="ce16" table:formula="of:=[.$D9]-[.$E9]" office:value-type="float" office:value="-0.0000261858999999198" calcext:value-type="float">
            <text:p>-0,0000262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5" office:value-type="float" office:value="0.1130973355" calcext:value-type="float">
            <text:p>1,13E-01</text:p>
          </table:table-cell>
          <table:table-cell table:style-name="ce15" office:value-type="float" office:value="0.9935851599" calcext:value-type="float">
            <text:p>9,94E-01</text:p>
          </table:table-cell>
          <table:table-cell table:style-name="ce15" office:value-type="float" office:value="0.9936113105" calcext:value-type="float">
            <text:p>9,94E-01</text:p>
          </table:table-cell>
          <table:table-cell table:style-name="ce16" table:formula="of:=[.$D10]-[.$E10]" office:value-type="float" office:value="-0.0000261505999999967" calcext:value-type="float">
            <text:p>-0,0000262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5" office:value-type="float" office:value="0.1256637061" calcext:value-type="float">
            <text:p>1,26E-01</text:p>
          </table:table-cell>
          <table:table-cell table:style-name="ce15" office:value-type="float" office:value="0.9920885901" calcext:value-type="float">
            <text:p>9,92E-01</text:p>
          </table:table-cell>
          <table:table-cell table:style-name="ce15" office:value-type="float" office:value="0.9921147013" calcext:value-type="float">
            <text:p>9,92E-01</text:p>
          </table:table-cell>
          <table:table-cell table:style-name="ce16" table:formula="of:=[.$D11]-[.$E11]" office:value-type="float" office:value="-0.0000261111999999564" calcext:value-type="float">
            <text:p>-0,0000261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5" office:value-type="float" office:value="0.1382300768" calcext:value-type="float">
            <text:p>1,38E-01</text:p>
          </table:table-cell>
          <table:table-cell table:style-name="ce15" office:value-type="float" office:value="0.990435358" calcext:value-type="float">
            <text:p>9,90E-01</text:p>
          </table:table-cell>
          <table:table-cell table:style-name="ce15" office:value-type="float" office:value="0.9904614257" calcext:value-type="float">
            <text:p>9,90E-01</text:p>
          </table:table-cell>
          <table:table-cell table:style-name="ce16" table:formula="of:=[.$D12]-[.$E12]" office:value-type="float" office:value="-0.0000260677000000209" calcext:value-type="float">
            <text:p>-0,0000261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5" office:value-type="float" office:value="0.1507964474" calcext:value-type="float">
            <text:p>1,51E-01</text:p>
          </table:table-cell>
          <table:table-cell table:style-name="ce15" office:value-type="float" office:value="0.9886257247" calcext:value-type="float">
            <text:p>9,89E-01</text:p>
          </table:table-cell>
          <table:table-cell table:style-name="ce15" office:value-type="float" office:value="0.9886517447" calcext:value-type="float">
            <text:p>9,89E-01</text:p>
          </table:table-cell>
          <table:table-cell table:style-name="ce16" table:formula="of:=[.$D13]-[.$E13]" office:value-type="float" office:value="-0.000026020000000071" calcext:value-type="float">
            <text:p>-0,0000260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5" office:value-type="float" office:value="0.163362818" calcext:value-type="float">
            <text:p>1,63E-01</text:p>
          </table:table-cell>
          <table:table-cell table:style-name="ce15" office:value-type="float" office:value="0.9866599759" calcext:value-type="float">
            <text:p>9,87E-01</text:p>
          </table:table-cell>
          <table:table-cell table:style-name="ce15" office:value-type="float" office:value="0.9866859442" calcext:value-type="float">
            <text:p>9,87E-01</text:p>
          </table:table-cell>
          <table:table-cell table:style-name="ce16" table:formula="of:=[.$D14]-[.$E14]" office:value-type="float" office:value="-0.0000259683000000122" calcext:value-type="float">
            <text:p>-0,0000260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5" office:value-type="float" office:value="0.1759291886" calcext:value-type="float">
            <text:p>1,76E-01</text:p>
          </table:table-cell>
          <table:table-cell table:style-name="ce15" office:value-type="float" office:value="0.984538422" calcext:value-type="float">
            <text:p>9,85E-01</text:p>
          </table:table-cell>
          <table:table-cell table:style-name="ce15" office:value-type="float" office:value="0.9845643345" calcext:value-type="float">
            <text:p>9,85E-01</text:p>
          </table:table-cell>
          <table:table-cell table:style-name="ce16" table:formula="of:=[.$D15]-[.$E15]" office:value-type="float" office:value="-0.0000259124999999472" calcext:value-type="float">
            <text:p>-0,0000259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5" office:value-type="float" office:value="0.1884955592" calcext:value-type="float">
            <text:p>1,88E-01</text:p>
          </table:table-cell>
          <table:table-cell table:style-name="ce15" office:value-type="float" office:value="0.9822613982" calcext:value-type="float">
            <text:p>9,82E-01</text:p>
          </table:table-cell>
          <table:table-cell table:style-name="ce15" office:value-type="float" office:value="0.9822872507" calcext:value-type="float">
            <text:p>9,82E-01</text:p>
          </table:table-cell>
          <table:table-cell table:style-name="ce16" table:formula="of:=[.$D16]-[.$E16]" office:value-type="float" office:value="-0.0000258524999999787" calcext:value-type="float">
            <text:p>-0,0000259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5" office:value-type="float" office:value="0.2010619298" calcext:value-type="float">
            <text:p>2,01E-01</text:p>
          </table:table-cell>
          <table:table-cell table:style-name="ce15" office:value-type="float" office:value="0.9798292638" calcext:value-type="float">
            <text:p>9,80E-01</text:p>
          </table:table-cell>
          <table:table-cell table:style-name="ce15" office:value-type="float" office:value="0.9798550524" calcext:value-type="float">
            <text:p>9,80E-01</text:p>
          </table:table-cell>
          <table:table-cell table:style-name="ce16" table:formula="of:=[.$D17]-[.$E17]" office:value-type="float" office:value="-0.0000257886000000207" calcext:value-type="float">
            <text:p>-0,0000258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5" office:value-type="float" office:value="0.2136283004" calcext:value-type="float">
            <text:p>2,14E-01</text:p>
          </table:table-cell>
          <table:table-cell table:style-name="ce15" office:value-type="float" office:value="0.9772424031" calcext:value-type="float">
            <text:p>9,77E-01</text:p>
          </table:table-cell>
          <table:table-cell table:style-name="ce15" office:value-type="float" office:value="0.9772681236" calcext:value-type="float">
            <text:p>9,77E-01</text:p>
          </table:table-cell>
          <table:table-cell table:style-name="ce16" table:formula="of:=[.$D18]-[.$E18]" office:value-type="float" office:value="-0.0000257205000000482" calcext:value-type="float">
            <text:p>-0,0000257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5" office:value-type="float" office:value="0.2261946711" calcext:value-type="float">
            <text:p>2,26E-01</text:p>
          </table:table-cell>
          <table:table-cell table:style-name="ce15" office:value-type="float" office:value="0.9745012245" calcext:value-type="float">
            <text:p>9,75E-01</text:p>
          </table:table-cell>
          <table:table-cell table:style-name="ce15" office:value-type="float" office:value="0.9745268728" calcext:value-type="float">
            <text:p>9,75E-01</text:p>
          </table:table-cell>
          <table:table-cell table:style-name="ce16" table:formula="of:=[.$D19]-[.$E19]" office:value-type="float" office:value="-0.0000256483000000696" calcext:value-type="float">
            <text:p>-0,0000256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4"/>
          <table:table-cell table:style-name="ce15" office:value-type="float" office:value="0.2387610417" calcext:value-type="float">
            <text:p>2,39E-01</text:p>
          </table:table-cell>
          <table:table-cell table:style-name="ce15" office:value-type="float" office:value="0.9716061608" calcext:value-type="float">
            <text:p>9,72E-01</text:p>
          </table:table-cell>
          <table:table-cell table:style-name="ce15" office:value-type="float" office:value="0.9716317329" calcext:value-type="float">
            <text:p>9,72E-01</text:p>
          </table:table-cell>
          <table:table-cell table:style-name="ce16" table:formula="of:=[.$D20]-[.$E20]" office:value-type="float" office:value="-0.000025572099999982" calcext:value-type="float">
            <text:p>-0,0000256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5" office:value-type="float" office:value="0.2513274123" calcext:value-type="float">
            <text:p>2,51E-01</text:p>
          </table:table-cell>
          <table:table-cell table:style-name="ce15" office:value-type="float" office:value="0.9685576692" calcext:value-type="float">
            <text:p>9,69E-01</text:p>
          </table:table-cell>
          <table:table-cell table:style-name="ce15" office:value-type="float" office:value="0.9685831611" calcext:value-type="float">
            <text:p>9,69E-01</text:p>
          </table:table-cell>
          <table:table-cell table:style-name="ce16" table:formula="of:=[.$D21]-[.$E21]" office:value-type="float" office:value="-0.0000254919000000076" calcext:value-type="float">
            <text:p>-0,0000255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5" office:value-type="float" office:value="0.2638937829" calcext:value-type="float">
            <text:p>2,64E-01</text:p>
          </table:table-cell>
          <table:table-cell table:style-name="ce15" office:value-type="float" office:value="0.9653562312" calcext:value-type="float">
            <text:p>9,65E-01</text:p>
          </table:table-cell>
          <table:table-cell table:style-name="ce15" office:value-type="float" office:value="0.9653816388" calcext:value-type="float">
            <text:p>9,65E-01</text:p>
          </table:table-cell>
          <table:table-cell table:style-name="ce16" table:formula="of:=[.$D22]-[.$E22]" office:value-type="float" office:value="-0.000025407600000027" calcext:value-type="float">
            <text:p>-0,0000254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5" office:value-type="float" office:value="0.2764601535" calcext:value-type="float">
            <text:p>2,76E-01</text:p>
          </table:table-cell>
          <table:table-cell table:style-name="ce15" office:value-type="float" office:value="0.9620023522" calcext:value-type="float">
            <text:p>9,62E-01</text:p>
          </table:table-cell>
          <table:table-cell table:style-name="ce15" office:value-type="float" office:value="0.9620276716" calcext:value-type="float">
            <text:p>9,62E-01</text:p>
          </table:table-cell>
          <table:table-cell table:style-name="ce16" table:formula="of:=[.$D23]-[.$E23]" office:value-type="float" office:value="-0.0000253193999999457" calcext:value-type="float">
            <text:p>-0,0000253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5" office:value-type="float" office:value="0.2890265241" calcext:value-type="float">
            <text:p>2,89E-01</text:p>
          </table:table-cell>
          <table:table-cell table:style-name="ce15" office:value-type="float" office:value="0.9584965619" calcext:value-type="float">
            <text:p>9,58E-01</text:p>
          </table:table-cell>
          <table:table-cell table:style-name="ce15" office:value-type="float" office:value="0.958521789" calcext:value-type="float">
            <text:p>9,59E-01</text:p>
          </table:table-cell>
          <table:table-cell table:style-name="ce16" table:formula="of:=[.$D24]-[.$E24]" office:value-type="float" office:value="-0.0000252271000000803" calcext:value-type="float">
            <text:p>-0,0000252</text:p>
          </table:table-cell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5" office:value-type="float" office:value="0.3015928947" calcext:value-type="float">
            <text:p>3,02E-01</text:p>
          </table:table-cell>
          <table:table-cell table:style-name="ce15" office:value-type="float" office:value="0.9548394139" calcext:value-type="float">
            <text:p>9,55E-01</text:p>
          </table:table-cell>
          <table:table-cell table:style-name="ce15" office:value-type="float" office:value="0.9548645447" calcext:value-type="float">
            <text:p>9,55E-01</text:p>
          </table:table-cell>
          <table:table-cell table:style-name="ce16" table:formula="of:=[.$D25]-[.$E25]" office:value-type="float" office:value="-0.000025130799999995" calcext:value-type="float">
            <text:p>-0,0000251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4"/>
          <table:table-cell table:style-name="ce15" office:value-type="float" office:value="0.3141592654" calcext:value-type="float">
            <text:p>3,14E-01</text:p>
          </table:table-cell>
          <table:table-cell table:style-name="ce15" office:value-type="float" office:value="0.9510314857" calcext:value-type="float">
            <text:p>9,51E-01</text:p>
          </table:table-cell>
          <table:table-cell table:style-name="ce15" office:value-type="float" office:value="0.9510565163" calcext:value-type="float">
            <text:p>9,51E-01</text:p>
          </table:table-cell>
          <table:table-cell table:style-name="ce16" table:formula="of:=[.$D26]-[.$E26]" office:value-type="float" office:value="-0.0000250305999999201" calcext:value-type="float">
            <text:p>-0,0000250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4"/>
          <table:table-cell table:style-name="ce15" office:value-type="float" office:value="0.326725636" calcext:value-type="float">
            <text:p>3,27E-01</text:p>
          </table:table-cell>
          <table:table-cell table:style-name="ce15" office:value-type="float" office:value="0.9470733786" calcext:value-type="float">
            <text:p>9,47E-01</text:p>
          </table:table-cell>
          <table:table-cell table:style-name="ce15" office:value-type="float" office:value="0.947098305" calcext:value-type="float">
            <text:p>9,47E-01</text:p>
          </table:table-cell>
          <table:table-cell table:style-name="ce16" table:formula="of:=[.$D27]-[.$E27]" office:value-type="float" office:value="-0.0000249263999999583" calcext:value-type="float">
            <text:p>-0,0000249</text:p>
          </table:table-cell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14"/>
          <table:table-cell table:style-name="ce15" office:value-type="float" office:value="0.3392920066" calcext:value-type="float">
            <text:p>3,39E-01</text:p>
          </table:table-cell>
          <table:table-cell table:style-name="ce15" office:value-type="float" office:value="0.9429657176" calcext:value-type="float">
            <text:p>9,43E-01</text:p>
          </table:table-cell>
          <table:table-cell table:style-name="ce15" office:value-type="float" office:value="0.9429905359" calcext:value-type="float">
            <text:p>9,43E-01</text:p>
          </table:table-cell>
          <table:table-cell table:style-name="ce16" table:formula="of:=[.$D28]-[.$E28]" office:value-type="float" office:value="-0.0000248183000000068" calcext:value-type="float">
            <text:p>-0,0000248</text:p>
          </table:table-cell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14"/>
          <table:table-cell table:style-name="ce15" office:value-type="float" office:value="0.3518583772" calcext:value-type="float">
            <text:p>3,52E-01</text:p>
          </table:table-cell>
          <table:table-cell table:style-name="ce15" office:value-type="float" office:value="0.9387091514" calcext:value-type="float">
            <text:p>9,39E-01</text:p>
          </table:table-cell>
          <table:table-cell table:style-name="ce15" office:value-type="float" office:value="0.9387338577" calcext:value-type="float">
            <text:p>9,39E-01</text:p>
          </table:table-cell>
          <table:table-cell table:style-name="ce16" table:formula="of:=[.$D29]-[.$E29]" office:value-type="float" office:value="-0.0000247063000000658" calcext:value-type="float">
            <text:p>-0,0000247</text:p>
          </table:table-cell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14"/>
          <table:table-cell table:style-name="ce15" office:value-type="float" office:value="0.3644247478" calcext:value-type="float">
            <text:p>3,64E-01</text:p>
          </table:table-cell>
          <table:table-cell table:style-name="ce15" office:value-type="float" office:value="0.9343043521" calcext:value-type="float">
            <text:p>9,34E-01</text:p>
          </table:table-cell>
          <table:table-cell table:style-name="ce15" office:value-type="float" office:value="0.9343289425" calcext:value-type="float">
            <text:p>9,34E-01</text:p>
          </table:table-cell>
          <table:table-cell table:style-name="ce16" table:formula="of:=[.$D30]-[.$E30]" office:value-type="float" office:value="-0.0000245903999999131" calcext:value-type="float">
            <text:p>-0,0000246</text:p>
          </table:table-cell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14"/>
          <table:table-cell table:style-name="ce15" office:value-type="float" office:value="0.3769911184" calcext:value-type="float">
            <text:p>3,77E-01</text:p>
          </table:table-cell>
          <table:table-cell table:style-name="ce15" office:value-type="float" office:value="0.9297520153" calcext:value-type="float">
            <text:p>9,30E-01</text:p>
          </table:table-cell>
          <table:table-cell table:style-name="ce15" office:value-type="float" office:value="0.9297764859" calcext:value-type="float">
            <text:p>9,30E-01</text:p>
          </table:table-cell>
          <table:table-cell table:style-name="ce16" table:formula="of:=[.$D31]-[.$E31]" office:value-type="float" office:value="-0.0000244705999999928" calcext:value-type="float">
            <text:p>-0,0000245</text:p>
          </table:table-cell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5" office:value-type="float" office:value="0.389557489" calcext:value-type="float">
            <text:p>3,90E-01</text:p>
          </table:table-cell>
          <table:table-cell table:style-name="ce15" office:value-type="float" office:value="0.92505286" calcext:value-type="float">
            <text:p>9,25E-01</text:p>
          </table:table-cell>
          <table:table-cell table:style-name="ce15" office:value-type="float" office:value="0.9250772068" calcext:value-type="float">
            <text:p>9,25E-01</text:p>
          </table:table-cell>
          <table:table-cell table:style-name="ce16" table:formula="of:=[.$D32]-[.$E32]" office:value-type="float" office:value="-0.0000243467999999636" calcext:value-type="float">
            <text:p>-0,0000243</text:p>
          </table:table-cell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14"/>
          <table:table-cell table:style-name="ce15" office:value-type="float" office:value="0.4021238597" calcext:value-type="float">
            <text:p>4,02E-01</text:p>
          </table:table-cell>
          <table:table-cell table:style-name="ce15" office:value-type="float" office:value="0.920207628" calcext:value-type="float">
            <text:p>9,20E-01</text:p>
          </table:table-cell>
          <table:table-cell table:style-name="ce15" office:value-type="float" office:value="0.9202318474" calcext:value-type="float">
            <text:p>9,20E-01</text:p>
          </table:table-cell>
          <table:table-cell table:style-name="ce16" table:formula="of:=[.$D33]-[.$E33]" office:value-type="float" office:value="-0.0000242194000000806" calcext:value-type="float">
            <text:p>-0,0000242</text:p>
          </table:table-cell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5" office:value-type="float" office:value="0.4146902303" calcext:value-type="float">
            <text:p>4,15E-01</text:p>
          </table:table-cell>
          <table:table-cell table:style-name="ce15" office:value-type="float" office:value="0.9152170846" calcext:value-type="float">
            <text:p>9,15E-01</text:p>
          </table:table-cell>
          <table:table-cell table:style-name="ce15" office:value-type="float" office:value="0.9152411726" calcext:value-type="float">
            <text:p>9,15E-01</text:p>
          </table:table-cell>
          <table:table-cell table:style-name="ce16" table:formula="of:=[.$D34]-[.$E34]" office:value-type="float" office:value="-0.0000240879999999777" calcext:value-type="float">
            <text:p>-0,0000241</text:p>
          </table:table-cell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5" office:value-type="float" office:value="0.4272566009" calcext:value-type="float">
            <text:p>4,27E-01</text:p>
          </table:table-cell>
          <table:table-cell table:style-name="ce15" office:value-type="float" office:value="0.9100820178" calcext:value-type="float">
            <text:p>9,10E-01</text:p>
          </table:table-cell>
          <table:table-cell table:style-name="ce15" office:value-type="float" office:value="0.9101059707" calcext:value-type="float">
            <text:p>9,10E-01</text:p>
          </table:table-cell>
          <table:table-cell table:style-name="ce16" table:formula="of:=[.$D35]-[.$E35]" office:value-type="float" office:value="-0.0000239528999999017" calcext:value-type="float">
            <text:p>-0,0000240</text:p>
          </table:table-cell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14"/>
          <table:table-cell table:style-name="ce15" office:value-type="float" office:value="0.4398229715" calcext:value-type="float">
            <text:p>4,40E-01</text:p>
          </table:table-cell>
          <table:table-cell table:style-name="ce15" office:value-type="float" office:value="0.9048032386" calcext:value-type="float">
            <text:p>9,05E-01</text:p>
          </table:table-cell>
          <table:table-cell table:style-name="ce15" office:value-type="float" office:value="0.9048270525" calcext:value-type="float">
            <text:p>9,05E-01</text:p>
          </table:table-cell>
          <table:table-cell table:style-name="ce16" table:formula="of:=[.$D36]-[.$E36]" office:value-type="float" office:value="-0.0000238139000000581" calcext:value-type="float">
            <text:p>-0,0000238</text:p>
          </table:table-cell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5" office:value-type="float" office:value="0.4523893421" calcext:value-type="float">
            <text:p>4,52E-01</text:p>
          </table:table-cell>
          <table:table-cell table:style-name="ce15" office:value-type="float" office:value="0.8993815804" calcext:value-type="float">
            <text:p>8,99E-01</text:p>
          </table:table-cell>
          <table:table-cell table:style-name="ce15" office:value-type="float" office:value="0.8994052516" calcext:value-type="float">
            <text:p>8,99E-01</text:p>
          </table:table-cell>
          <table:table-cell table:style-name="ce16" table:formula="of:=[.$D37]-[.$E37]" office:value-type="float" office:value="-0.0000236712000000194" calcext:value-type="float">
            <text:p>-0,0000237</text:p>
          </table:table-cell>
        </table:table-row>
        <table:table-row table:style-name="ro1">
          <table:table-cell table:style-name="ce14" office:value-type="float" office:value="36" calcext:value-type="float">
            <text:p>36</text:p>
          </table:table-cell>
          <table:table-cell table:style-name="ce14"/>
          <table:table-cell table:style-name="ce15" office:value-type="float" office:value="0.4649557127" calcext:value-type="float">
            <text:p>4,65E-01</text:p>
          </table:table-cell>
          <table:table-cell table:style-name="ce15" office:value-type="float" office:value="0.8938178994" calcext:value-type="float">
            <text:p>8,94E-01</text:p>
          </table:table-cell>
          <table:table-cell table:style-name="ce15" office:value-type="float" office:value="0.8938414242" calcext:value-type="float">
            <text:p>8,94E-01</text:p>
          </table:table-cell>
          <table:table-cell table:style-name="ce16" table:formula="of:=[.$D38]-[.$E38]" office:value-type="float" office:value="-0.0000235248000000077" calcext:value-type="float">
            <text:p>-0,0000235</text:p>
          </table:table-cell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14"/>
          <table:table-cell table:style-name="ce15" office:value-type="float" office:value="0.4775220833" calcext:value-type="float">
            <text:p>4,78E-01</text:p>
          </table:table-cell>
          <table:table-cell table:style-name="ce15" office:value-type="float" office:value="0.8881130742" calcext:value-type="float">
            <text:p>8,88E-01</text:p>
          </table:table-cell>
          <table:table-cell table:style-name="ce15" office:value-type="float" office:value="0.8881364488" calcext:value-type="float">
            <text:p>8,88E-01</text:p>
          </table:table-cell>
          <table:table-cell table:style-name="ce16" table:formula="of:=[.$D39]-[.$E39]" office:value-type="float" office:value="-0.0000233745999999035" calcext:value-type="float">
            <text:p>-0,0000234</text:p>
          </table:table-cell>
        </table:table-row>
        <table:table-row table:style-name="ro1">
          <table:table-cell table:style-name="ce14" office:value-type="float" office:value="38" calcext:value-type="float">
            <text:p>38</text:p>
          </table:table-cell>
          <table:table-cell table:style-name="ce14"/>
          <table:table-cell table:style-name="ce15" office:value-type="float" office:value="0.490088454" calcext:value-type="float">
            <text:p>4,90E-01</text:p>
          </table:table-cell>
          <table:table-cell table:style-name="ce15" office:value-type="float" office:value="0.8822680056" calcext:value-type="float">
            <text:p>8,82E-01</text:p>
          </table:table-cell>
          <table:table-cell table:style-name="ce15" office:value-type="float" office:value="0.8822912264" calcext:value-type="float">
            <text:p>8,82E-01</text:p>
          </table:table-cell>
          <table:table-cell table:style-name="ce16" table:formula="of:=[.$D40]-[.$E40]" office:value-type="float" office:value="-0.0000232207999999456" calcext:value-type="float">
            <text:p>-0,0000232</text:p>
          </table:table-cell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5" office:value-type="float" office:value="0.5026548246" calcext:value-type="float">
            <text:p>5,03E-01</text:p>
          </table:table-cell>
          <table:table-cell table:style-name="ce15" office:value-type="float" office:value="0.8762836168" calcext:value-type="float">
            <text:p>8,76E-01</text:p>
          </table:table-cell>
          <table:table-cell table:style-name="ce15" office:value-type="float" office:value="0.87630668" calcext:value-type="float">
            <text:p>8,76E-01</text:p>
          </table:table-cell>
          <table:table-cell table:style-name="ce16" table:formula="of:=[.$D41]-[.$E41]" office:value-type="float" office:value="-0.0000230632000000064" calcext:value-type="float">
            <text:p>-0,0000231</text:p>
          </table:table-cell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5" office:value-type="float" office:value="0.5152211952" calcext:value-type="float">
            <text:p>5,15E-01</text:p>
          </table:table-cell>
          <table:table-cell table:style-name="ce15" office:value-type="float" office:value="0.8701608525" calcext:value-type="float">
            <text:p>8,70E-01</text:p>
          </table:table-cell>
          <table:table-cell table:style-name="ce15" office:value-type="float" office:value="0.8701837547" calcext:value-type="float">
            <text:p>8,70E-01</text:p>
          </table:table-cell>
          <table:table-cell table:style-name="ce16" table:formula="of:=[.$D42]-[.$E42]" office:value-type="float" office:value="-0.0000229021999998968" calcext:value-type="float">
            <text:p>-0,0000229</text:p>
          </table:table-cell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/>
          <table:table-cell table:style-name="ce15" office:value-type="float" office:value="0.5277875658" calcext:value-type="float">
            <text:p>5,28E-01</text:p>
          </table:table-cell>
          <table:table-cell table:style-name="ce15" office:value-type="float" office:value="0.8639006798" calcext:value-type="float">
            <text:p>8,64E-01</text:p>
          </table:table-cell>
          <table:table-cell table:style-name="ce15" office:value-type="float" office:value="0.8639234172" calcext:value-type="float">
            <text:p>8,64E-01</text:p>
          </table:table-cell>
          <table:table-cell table:style-name="ce16" table:formula="of:=[.$D43]-[.$E43]" office:value-type="float" office:value="-0.000022737399999917" calcext:value-type="float">
            <text:p>-0,0000227</text:p>
          </table:table-cell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5" office:value-type="float" office:value="0.5403539364" calcext:value-type="float">
            <text:p>5,40E-01</text:p>
          </table:table-cell>
          <table:table-cell table:style-name="ce15" office:value-type="float" office:value="0.8575040872" calcext:value-type="float">
            <text:p>8,58E-01</text:p>
          </table:table-cell>
          <table:table-cell table:style-name="ce15" office:value-type="float" office:value="0.8575266562" calcext:value-type="float">
            <text:p>8,58E-01</text:p>
          </table:table-cell>
          <table:table-cell table:style-name="ce16" table:formula="of:=[.$D44]-[.$E44]" office:value-type="float" office:value="-0.0000225689999999723" calcext:value-type="float">
            <text:p>-0,0000226</text:p>
          </table:table-cell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/>
          <table:table-cell table:style-name="ce15" office:value-type="float" office:value="0.552920307" calcext:value-type="float">
            <text:p>5,53E-01</text:p>
          </table:table-cell>
          <table:table-cell table:style-name="ce15" office:value-type="float" office:value="0.8509720847" calcext:value-type="float">
            <text:p>8,51E-01</text:p>
          </table:table-cell>
          <table:table-cell table:style-name="ce15" office:value-type="float" office:value="0.8509944818" calcext:value-type="float">
            <text:p>8,51E-01</text:p>
          </table:table-cell>
          <table:table-cell table:style-name="ce16" table:formula="of:=[.$D45]-[.$E45]" office:value-type="float" office:value="-0.0000223970999999601" calcext:value-type="float">
            <text:p>-0,0000224</text:p>
          </table:table-cell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5" office:value-type="float" office:value="0.5654866776" calcext:value-type="float">
            <text:p>5,65E-01</text:p>
          </table:table-cell>
          <table:table-cell table:style-name="ce15" office:value-type="float" office:value="0.8443057039" calcext:value-type="float">
            <text:p>8,44E-01</text:p>
          </table:table-cell>
          <table:table-cell table:style-name="ce15" office:value-type="float" office:value="0.8443279255" calcext:value-type="float">
            <text:p>8,44E-01</text:p>
          </table:table-cell>
          <table:table-cell table:style-name="ce16" table:formula="of:=[.$D46]-[.$E46]" office:value-type="float" office:value="-0.0000222215999999831" calcext:value-type="float">
            <text:p>-0,0000222</text:p>
          </table:table-cell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/>
          <table:table-cell table:style-name="ce15" office:value-type="float" office:value="0.5780530483" calcext:value-type="float">
            <text:p>5,78E-01</text:p>
          </table:table-cell>
          <table:table-cell table:style-name="ce15" office:value-type="float" office:value="0.8375059974" calcext:value-type="float">
            <text:p>8,38E-01</text:p>
          </table:table-cell>
          <table:table-cell table:style-name="ce15" office:value-type="float" office:value="0.83752804" calcext:value-type="float">
            <text:p>8,38E-01</text:p>
          </table:table-cell>
          <table:table-cell table:style-name="ce16" table:formula="of:=[.$D47]-[.$E47]" office:value-type="float" office:value="-0.0000220426000000495" calcext:value-type="float">
            <text:p>-0,0000220</text:p>
          </table:table-cell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4"/>
          <table:table-cell table:style-name="ce15" office:value-type="float" office:value="0.5906194189" calcext:value-type="float">
            <text:p>5,91E-01</text:p>
          </table:table-cell>
          <table:table-cell table:style-name="ce15" office:value-type="float" office:value="0.830574039" calcext:value-type="float">
            <text:p>8,31E-01</text:p>
          </table:table-cell>
          <table:table-cell table:style-name="ce15" office:value-type="float" office:value="0.8305958992" calcext:value-type="float">
            <text:p>8,31E-01</text:p>
          </table:table-cell>
          <table:table-cell table:style-name="ce16" table:formula="of:=[.$D48]-[.$E48]" office:value-type="float" office:value="-0.0000218601999999457" calcext:value-type="float">
            <text:p>-0,0000219</text:p>
          </table:table-cell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14"/>
          <table:table-cell table:style-name="ce15" office:value-type="float" office:value="0.6031857895" calcext:value-type="float">
            <text:p>6,03E-01</text:p>
          </table:table-cell>
          <table:table-cell table:style-name="ce15" office:value-type="float" office:value="0.8235109233" calcext:value-type="float">
            <text:p>8,24E-01</text:p>
          </table:table-cell>
          <table:table-cell table:style-name="ce15" office:value-type="float" office:value="0.8235325976" calcext:value-type="float">
            <text:p>8,24E-01</text:p>
          </table:table-cell>
          <table:table-cell table:style-name="ce16" table:formula="of:=[.$D49]-[.$E49]" office:value-type="float" office:value="-0.0000216743000001074" calcext:value-type="float">
            <text:p>-0,0000217</text:p>
          </table:table-cell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14"/>
          <table:table-cell table:style-name="ce15" office:value-type="float" office:value="0.6157521601" calcext:value-type="float">
            <text:p>6,16E-01</text:p>
          </table:table-cell>
          <table:table-cell table:style-name="ce15" office:value-type="float" office:value="0.8163177657" calcext:value-type="float">
            <text:p>8,16E-01</text:p>
          </table:table-cell>
          <table:table-cell table:style-name="ce15" office:value-type="float" office:value="0.8163392507" calcext:value-type="float">
            <text:p>8,16E-01</text:p>
          </table:table-cell>
          <table:table-cell table:style-name="ce16" table:formula="of:=[.$D50]-[.$E50]" office:value-type="float" office:value="-0.0000214849999999878" calcext:value-type="float">
            <text:p>-0,0000215</text:p>
          </table:table-cell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4"/>
          <table:table-cell table:style-name="ce15" office:value-type="float" office:value="0.6283185307" calcext:value-type="float">
            <text:p>6,28E-01</text:p>
          </table:table-cell>
          <table:table-cell table:style-name="ce15" office:value-type="float" office:value="0.8089957021" calcext:value-type="float">
            <text:p>8,09E-01</text:p>
          </table:table-cell>
          <table:table-cell table:style-name="ce15" office:value-type="float" office:value="0.8090169944" calcext:value-type="float">
            <text:p>8,09E-01</text:p>
          </table:table-cell>
          <table:table-cell table:style-name="ce16" table:formula="of:=[.$D51]-[.$E51]" office:value-type="float" office:value="-0.0000212923000000309" calcext:value-type="float">
            <text:p>-0,0000213</text:p>
          </table:table-cell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5" office:value-type="float" office:value="0.6408849013" calcext:value-type="float">
            <text:p>6,41E-01</text:p>
          </table:table-cell>
          <table:table-cell table:style-name="ce15" office:value-type="float" office:value="0.8015458886" calcext:value-type="float">
            <text:p>8,02E-01</text:p>
          </table:table-cell>
          <table:table-cell table:style-name="ce15" office:value-type="float" office:value="0.8015669849" calcext:value-type="float">
            <text:p>8,02E-01</text:p>
          </table:table-cell>
          <table:table-cell table:style-name="ce16" table:formula="of:=[.$D52]-[.$E52]" office:value-type="float" office:value="-0.000021096300000023" calcext:value-type="float">
            <text:p>-0,0000211</text:p>
          </table:table-cell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5" office:value-type="float" office:value="0.6534512719" calcext:value-type="float">
            <text:p>6,53E-01</text:p>
          </table:table-cell>
          <table:table-cell table:style-name="ce15" office:value-type="float" office:value="0.7939695018" calcext:value-type="float">
            <text:p>7,94E-01</text:p>
          </table:table-cell>
          <table:table-cell table:style-name="ce15" office:value-type="float" office:value="0.7939903986" calcext:value-type="float">
            <text:p>7,94E-01</text:p>
          </table:table-cell>
          <table:table-cell table:style-name="ce16" table:formula="of:=[.$D53]-[.$E53]" office:value-type="float" office:value="-0.0000208967999999476" calcext:value-type="float">
            <text:p>-0,0000209</text:p>
          </table:table-cell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5" office:value-type="float" office:value="0.6660176426" calcext:value-type="float">
            <text:p>6,66E-01</text:p>
          </table:table-cell>
          <table:table-cell table:style-name="ce15" office:value-type="float" office:value="0.786267738" calcext:value-type="float">
            <text:p>7,86E-01</text:p>
          </table:table-cell>
          <table:table-cell table:style-name="ce15" office:value-type="float" office:value="0.7862884321" calcext:value-type="float">
            <text:p>7,86E-01</text:p>
          </table:table-cell>
          <table:table-cell table:style-name="ce16" table:formula="of:=[.$D54]-[.$E54]" office:value-type="float" office:value="-0.0000206940999999405" calcext:value-type="float">
            <text:p>-0,0000207</text:p>
          </table:table-cell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5" office:value-type="float" office:value="0.6785840132" calcext:value-type="float">
            <text:p>6,79E-01</text:p>
          </table:table-cell>
          <table:table-cell table:style-name="ce15" office:value-type="float" office:value="0.7784418134" calcext:value-type="float">
            <text:p>7,78E-01</text:p>
          </table:table-cell>
          <table:table-cell table:style-name="ce15" office:value-type="float" office:value="0.7784623016" calcext:value-type="float">
            <text:p>7,78E-01</text:p>
          </table:table-cell>
          <table:table-cell table:style-name="ce16" table:formula="of:=[.$D55]-[.$E55]" office:value-type="float" office:value="-0.0000204882000000017" calcext:value-type="float">
            <text:p>-0,0000205</text:p>
          </table:table-cell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5" office:value-type="float" office:value="0.6911503838" calcext:value-type="float">
            <text:p>6,91E-01</text:p>
          </table:table-cell>
          <table:table-cell table:style-name="ce15" office:value-type="float" office:value="0.7704929638" calcext:value-type="float">
            <text:p>7,70E-01</text:p>
          </table:table-cell>
          <table:table-cell table:style-name="ce15" office:value-type="float" office:value="0.7705132428" calcext:value-type="float">
            <text:p>7,71E-01</text:p>
          </table:table-cell>
          <table:table-cell table:style-name="ce16" table:formula="of:=[.$D56]-[.$E56]" office:value-type="float" office:value="-0.0000202790000000119" calcext:value-type="float">
            <text:p>-0,0000203</text:p>
          </table:table-cell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14"/>
          <table:table-cell table:style-name="ce15" office:value-type="float" office:value="0.7037167544" calcext:value-type="float">
            <text:p>7,04E-01</text:p>
          </table:table-cell>
          <table:table-cell table:style-name="ce15" office:value-type="float" office:value="0.7624224445" calcext:value-type="float">
            <text:p>7,62E-01</text:p>
          </table:table-cell>
          <table:table-cell table:style-name="ce15" office:value-type="float" office:value="0.762442511" calcext:value-type="float">
            <text:p>7,62E-01</text:p>
          </table:table-cell>
          <table:table-cell table:style-name="ce16" table:formula="of:=[.$D57]-[.$E57]" office:value-type="float" office:value="-0.0000200664999999711" calcext:value-type="float">
            <text:p>-0,0000201</text:p>
          </table:table-cell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14"/>
          <table:table-cell table:style-name="ce15" office:value-type="float" office:value="0.716283125" calcext:value-type="float">
            <text:p>7,16E-01</text:p>
          </table:table-cell>
          <table:table-cell table:style-name="ce15" office:value-type="float" office:value="0.7542315298" calcext:value-type="float">
            <text:p>7,54E-01</text:p>
          </table:table-cell>
          <table:table-cell table:style-name="ce15" office:value-type="float" office:value="0.7542513807" calcext:value-type="float">
            <text:p>7,54E-01</text:p>
          </table:table-cell>
          <table:table-cell table:style-name="ce16" table:formula="of:=[.$D58]-[.$E58]" office:value-type="float" office:value="-0.0000198508999998959" calcext:value-type="float">
            <text:p>-0,0000199</text:p>
          </table:table-cell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5" office:value-type="float" office:value="0.7288494956" calcext:value-type="float">
            <text:p>7,29E-01</text:p>
          </table:table-cell>
          <table:table-cell table:style-name="ce15" office:value-type="float" office:value="0.7459215132" calcext:value-type="float">
            <text:p>7,46E-01</text:p>
          </table:table-cell>
          <table:table-cell table:style-name="ce15" office:value-type="float" office:value="0.7459411454" calcext:value-type="float">
            <text:p>7,46E-01</text:p>
          </table:table-cell>
          <table:table-cell table:style-name="ce16" table:formula="of:=[.$D59]-[.$E59]" office:value-type="float" office:value="-0.0000196322000000082" calcext:value-type="float">
            <text:p>-0,0000196</text:p>
          </table:table-cell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/>
          <table:table-cell table:style-name="ce15" office:value-type="float" office:value="0.7414158662" calcext:value-type="float">
            <text:p>7,41E-01</text:p>
          </table:table-cell>
          <table:table-cell table:style-name="ce15" office:value-type="float" office:value="0.7374937069" calcext:value-type="float">
            <text:p>7,37E-01</text:p>
          </table:table-cell>
          <table:table-cell table:style-name="ce15" office:value-type="float" office:value="0.7375131174" calcext:value-type="float">
            <text:p>7,38E-01</text:p>
          </table:table-cell>
          <table:table-cell table:style-name="ce16" table:formula="of:=[.$D60]-[.$E60]" office:value-type="float" office:value="-0.0000194104999999833" calcext:value-type="float">
            <text:p>-0,0000194</text:p>
          </table:table-cell>
        </table:table-row>
        <table:table-row table:style-name="ro1">
          <table:table-cell table:style-name="ce14" office:value-type="float" office:value="59" calcext:value-type="float">
            <text:p>59</text:p>
          </table:table-cell>
          <table:table-cell table:style-name="ce14"/>
          <table:table-cell table:style-name="ce15" office:value-type="float" office:value="0.7539822369" calcext:value-type="float">
            <text:p>7,54E-01</text:p>
          </table:table-cell>
          <table:table-cell table:style-name="ce15" office:value-type="float" office:value="0.7289494419" calcext:value-type="float">
            <text:p>7,29E-01</text:p>
          </table:table-cell>
          <table:table-cell table:style-name="ce15" office:value-type="float" office:value="0.7289686274" calcext:value-type="float">
            <text:p>7,29E-01</text:p>
          </table:table-cell>
          <table:table-cell table:style-name="ce16" table:formula="of:=[.$D61]-[.$E61]" office:value-type="float" office:value="-0.0000191855000000185" calcext:value-type="float">
            <text:p>-0,0000192</text:p>
          </table:table-cell>
        </table:table-row>
        <table:table-row table:style-name="ro1"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5" office:value-type="float" office:value="0.7665486075" calcext:value-type="float">
            <text:p>7,67E-01</text:p>
          </table:table-cell>
          <table:table-cell table:style-name="ce15" office:value-type="float" office:value="0.7202900673" calcext:value-type="float">
            <text:p>7,20E-01</text:p>
          </table:table-cell>
          <table:table-cell table:style-name="ce15" office:value-type="float" office:value="0.7203090249" calcext:value-type="float">
            <text:p>7,20E-01</text:p>
          </table:table-cell>
          <table:table-cell table:style-name="ce16" table:formula="of:=[.$D62]-[.$E62]" office:value-type="float" office:value="-0.0000189576000000358" calcext:value-type="float">
            <text:p>-0,0000190</text:p>
          </table:table-cell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5" office:value-type="float" office:value="0.7791149781" calcext:value-type="float">
            <text:p>7,79E-01</text:p>
          </table:table-cell>
          <table:table-cell table:style-name="ce15" office:value-type="float" office:value="0.7115169505" calcext:value-type="float">
            <text:p>7,12E-01</text:p>
          </table:table-cell>
          <table:table-cell table:style-name="ce15" office:value-type="float" office:value="0.7115356772" calcext:value-type="float">
            <text:p>7,12E-01</text:p>
          </table:table-cell>
          <table:table-cell table:style-name="ce16" table:formula="of:=[.$D63]-[.$E63]" office:value-type="float" office:value="-0.0000187266999999158" calcext:value-type="float">
            <text:p>-0,0000187</text:p>
          </table:table-cell>
        </table:table-row>
        <table:table-row table:style-name="ro1"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5" office:value-type="float" office:value="0.7916813487" calcext:value-type="float">
            <text:p>7,92E-01</text:p>
          </table:table-cell>
          <table:table-cell table:style-name="ce15" office:value-type="float" office:value="0.7026314769" calcext:value-type="float">
            <text:p>7,03E-01</text:p>
          </table:table-cell>
          <table:table-cell table:style-name="ce15" office:value-type="float" office:value="0.7026499698" calcext:value-type="float">
            <text:p>7,03E-01</text:p>
          </table:table-cell>
          <table:table-cell table:style-name="ce16" table:formula="of:=[.$D64]-[.$E64]" office:value-type="float" office:value="-0.0000184929" calcext:value-type="float">
            <text:p>-0,0000185</text:p>
          </table:table-cell>
        </table:table-row>
        <table:table-row table:style-name="ro1"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5" office:value-type="float" office:value="0.8042477193" calcext:value-type="float">
            <text:p>8,04E-01</text:p>
          </table:table-cell>
          <table:table-cell table:style-name="ce15" office:value-type="float" office:value="0.6936350497" calcext:value-type="float">
            <text:p>6,94E-01</text:p>
          </table:table-cell>
          <table:table-cell table:style-name="ce15" office:value-type="float" office:value="0.6936533058" calcext:value-type="float">
            <text:p>6,94E-01</text:p>
          </table:table-cell>
          <table:table-cell table:style-name="ce16" table:formula="of:=[.$D65]-[.$E65]" office:value-type="float" office:value="-0.0000182561000000581" calcext:value-type="float">
            <text:p>-0,0000183</text:p>
          </table:table-cell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style-name="ce14"/>
          <table:table-cell table:style-name="ce15" office:value-type="float" office:value="0.8168140899" calcext:value-type="float">
            <text:p>8,17E-01</text:p>
          </table:table-cell>
          <table:table-cell table:style-name="ce15" office:value-type="float" office:value="0.6845290895" calcext:value-type="float">
            <text:p>6,85E-01</text:p>
          </table:table-cell>
          <table:table-cell table:style-name="ce15" office:value-type="float" office:value="0.6845471059" calcext:value-type="float">
            <text:p>6,85E-01</text:p>
          </table:table-cell>
          <table:table-cell table:style-name="ce16" table:formula="of:=[.$D66]-[.$E66]" office:value-type="float" office:value="-0.0000180163999999872" calcext:value-type="float">
            <text:p>-0,0000180</text:p>
          </table:table-cell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/>
          <table:table-cell table:style-name="ce15" office:value-type="float" office:value="0.8293804605" calcext:value-type="float">
            <text:p>8,29E-01</text:p>
          </table:table-cell>
          <table:table-cell table:style-name="ce15" office:value-type="float" office:value="0.6753150342" calcext:value-type="float">
            <text:p>6,75E-01</text:p>
          </table:table-cell>
          <table:table-cell table:style-name="ce15" office:value-type="float" office:value="0.6753328081" calcext:value-type="float">
            <text:p>6,75E-01</text:p>
          </table:table-cell>
          <table:table-cell table:style-name="ce16" table:formula="of:=[.$D67]-[.$E67]" office:value-type="float" office:value="-0.0000177739000000177" calcext:value-type="float">
            <text:p>-0,0000178</text:p>
          </table:table-cell>
        </table:table-row>
        <table:table-row table:style-name="ro1">
          <table:table-cell table:style-name="ce14" office:value-type="float" office:value="66" calcext:value-type="float">
            <text:p>66</text:p>
          </table:table-cell>
          <table:table-cell table:style-name="ce14"/>
          <table:table-cell table:style-name="ce15" office:value-type="float" office:value="0.8419468312" calcext:value-type="float">
            <text:p>8,42E-01</text:p>
          </table:table-cell>
          <table:table-cell table:style-name="ce15" office:value-type="float" office:value="0.6659943388" calcext:value-type="float">
            <text:p>6,66E-01</text:p>
          </table:table-cell>
          <table:table-cell table:style-name="ce15" office:value-type="float" office:value="0.6660118674" calcext:value-type="float">
            <text:p>6,66E-01</text:p>
          </table:table-cell>
          <table:table-cell table:style-name="ce16" table:formula="of:=[.$D68]-[.$E68]" office:value-type="float" office:value="-0.0000175286000000385" calcext:value-type="float">
            <text:p>-0,0000175</text:p>
          </table:table-cell>
        </table:table-row>
        <table:table-row table:style-name="ro1"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5" office:value-type="float" office:value="0.8545132018" calcext:value-type="float">
            <text:p>8,55E-01</text:p>
          </table:table-cell>
          <table:table-cell table:style-name="ce15" office:value-type="float" office:value="0.6565684752" calcext:value-type="float">
            <text:p>6,57E-01</text:p>
          </table:table-cell>
          <table:table-cell table:style-name="ce15" office:value-type="float" office:value="0.6565857558" calcext:value-type="float">
            <text:p>6,57E-01</text:p>
          </table:table-cell>
          <table:table-cell table:style-name="ce16" table:formula="of:=[.$D69]-[.$E69]" office:value-type="float" office:value="-0.000017280599999947" calcext:value-type="float">
            <text:p>-0,0000173</text:p>
          </table:table-cell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4"/>
          <table:table-cell table:style-name="ce15" office:value-type="float" office:value="0.8670795724" calcext:value-type="float">
            <text:p>8,67E-01</text:p>
          </table:table-cell>
          <table:table-cell table:style-name="ce15" office:value-type="float" office:value="0.6470389319" calcext:value-type="float">
            <text:p>6,47E-01</text:p>
          </table:table-cell>
          <table:table-cell table:style-name="ce15" office:value-type="float" office:value="0.6470559616" calcext:value-type="float">
            <text:p>6,47E-01</text:p>
          </table:table-cell>
          <table:table-cell table:style-name="ce16" table:formula="of:=[.$D70]-[.$E70]" office:value-type="float" office:value="-0.0000170296999999486" calcext:value-type="float">
            <text:p>-0,0000170</text:p>
          </table:table-cell>
        </table:table-row>
        <table:table-row table:style-name="ro1">
          <table:table-cell table:style-name="ce14" office:value-type="float" office:value="69" calcext:value-type="float">
            <text:p>69</text:p>
          </table:table-cell>
          <table:table-cell table:style-name="ce14"/>
          <table:table-cell table:style-name="ce15" office:value-type="float" office:value="0.879645943" calcext:value-type="float">
            <text:p>8,80E-01</text:p>
          </table:table-cell>
          <table:table-cell table:style-name="ce15" office:value-type="float" office:value="0.6374072136" calcext:value-type="float">
            <text:p>6,37E-01</text:p>
          </table:table-cell>
          <table:table-cell table:style-name="ce15" office:value-type="float" office:value="0.6374239897" calcext:value-type="float">
            <text:p>6,37E-01</text:p>
          </table:table-cell>
          <table:table-cell table:style-name="ce16" table:formula="of:=[.$D71]-[.$E71]" office:value-type="float" office:value="-0.0000167760999999489" calcext:value-type="float">
            <text:p>-0,0000168</text:p>
          </table:table-cell>
        </table:table-row>
        <table:table-row table:style-name="ro1"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5" office:value-type="float" office:value="0.8922123136" calcext:value-type="float">
            <text:p>8,92E-01</text:p>
          </table:table-cell>
          <table:table-cell table:style-name="ce15" office:value-type="float" office:value="0.6276748412" calcext:value-type="float">
            <text:p>6,28E-01</text:p>
          </table:table-cell>
          <table:table-cell table:style-name="ce15" office:value-type="float" office:value="0.6276913613" calcext:value-type="float">
            <text:p>6,28E-01</text:p>
          </table:table-cell>
          <table:table-cell table:style-name="ce16" table:formula="of:=[.$D72]-[.$E72]" office:value-type="float" office:value="-0.0000165200999999726" calcext:value-type="float">
            <text:p>-0,0000165</text:p>
          </table:table-cell>
        </table:table-row>
        <table:table-row table:style-name="ro1"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5" office:value-type="float" office:value="0.9047786842" calcext:value-type="float">
            <text:p>9,05E-01</text:p>
          </table:table-cell>
          <table:table-cell table:style-name="ce15" office:value-type="float" office:value="0.6178433518" calcext:value-type="float">
            <text:p>6,18E-01</text:p>
          </table:table-cell>
          <table:table-cell table:style-name="ce15" office:value-type="float" office:value="0.6178596131" calcext:value-type="float">
            <text:p>6,18E-01</text:p>
          </table:table-cell>
          <table:table-cell table:style-name="ce16" table:formula="of:=[.$D73]-[.$E73]" office:value-type="float" office:value="-0.0000162612999999867" calcext:value-type="float">
            <text:p>-0,0000163</text:p>
          </table:table-cell>
        </table:table-row>
        <table:table-row table:style-name="ro1"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5" office:value-type="float" office:value="0.9173450548" calcext:value-type="float">
            <text:p>9,17E-01</text:p>
          </table:table-cell>
          <table:table-cell table:style-name="ce15" office:value-type="float" office:value="0.6079142977" calcext:value-type="float">
            <text:p>6,08E-01</text:p>
          </table:table-cell>
          <table:table-cell table:style-name="ce15" office:value-type="float" office:value="0.6079302977" calcext:value-type="float">
            <text:p>6,08E-01</text:p>
          </table:table-cell>
          <table:table-cell table:style-name="ce16" table:formula="of:=[.$D74]-[.$E74]" office:value-type="float" office:value="-0.000016000000000016" calcext:value-type="float">
            <text:p>-0,0000160</text:p>
          </table:table-cell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5" office:value-type="float" office:value="0.9299114255" calcext:value-type="float">
            <text:p>9,30E-01</text:p>
          </table:table-cell>
          <table:table-cell table:style-name="ce15" office:value-type="float" office:value="0.597889247" calcext:value-type="float">
            <text:p>5,98E-01</text:p>
          </table:table-cell>
          <table:table-cell table:style-name="ce15" office:value-type="float" office:value="0.5979049831" calcext:value-type="float">
            <text:p>5,98E-01</text:p>
          </table:table-cell>
          <table:table-cell table:style-name="ce16" table:formula="of:=[.$D75]-[.$E75]" office:value-type="float" office:value="-0.0000157361000000522" calcext:value-type="float">
            <text:p>-0,0000157</text:p>
          </table:table-cell>
        </table:table-row>
        <table:table-row table:style-name="ro1"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5" office:value-type="float" office:value="0.9424777961" calcext:value-type="float">
            <text:p>9,42E-01</text:p>
          </table:table-cell>
          <table:table-cell table:style-name="ce15" office:value-type="float" office:value="0.5877697825" calcext:value-type="float">
            <text:p>5,88E-01</text:p>
          </table:table-cell>
          <table:table-cell table:style-name="ce15" office:value-type="float" office:value="0.5877852523" calcext:value-type="float">
            <text:p>5,88E-01</text:p>
          </table:table-cell>
          <table:table-cell table:style-name="ce16" table:formula="of:=[.$D76]-[.$E76]" office:value-type="float" office:value="-0.0000154698000000009" calcext:value-type="float">
            <text:p>-0,0000155</text:p>
          </table:table-cell>
        </table:table-row>
        <table:table-row table:style-name="ro1"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5" office:value-type="float" office:value="0.9550441667" calcext:value-type="float">
            <text:p>9,55E-01</text:p>
          </table:table-cell>
          <table:table-cell table:style-name="ce15" office:value-type="float" office:value="0.5775575024" calcext:value-type="float">
            <text:p>5,78E-01</text:p>
          </table:table-cell>
          <table:table-cell table:style-name="ce15" office:value-type="float" office:value="0.5775727034" calcext:value-type="float">
            <text:p>5,78E-01</text:p>
          </table:table-cell>
          <table:table-cell table:style-name="ce16" table:formula="of:=[.$D77]-[.$E77]" office:value-type="float" office:value="-0.0000152009999999647" calcext:value-type="float">
            <text:p>-0,0000152</text:p>
          </table:table-cell>
        </table:table-row>
        <table:table-row table:style-name="ro1"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5" office:value-type="float" office:value="0.9676105373" calcext:value-type="float">
            <text:p>9,68E-01</text:p>
          </table:table-cell>
          <table:table-cell table:style-name="ce15" office:value-type="float" office:value="0.5672540193" calcext:value-type="float">
            <text:p>5,67E-01</text:p>
          </table:table-cell>
          <table:table-cell table:style-name="ce15" office:value-type="float" office:value="0.5672689491" calcext:value-type="float">
            <text:p>5,67E-01</text:p>
          </table:table-cell>
          <table:table-cell table:style-name="ce16" table:formula="of:=[.$D78]-[.$E78]" office:value-type="float" office:value="-0.0000149298000000631" calcext:value-type="float">
            <text:p>-0,0000149</text:p>
          </table:table-cell>
        </table:table-row>
        <table:table-row table:style-name="ro1"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5" office:value-type="float" office:value="0.9801769079" calcext:value-type="float">
            <text:p>9,80E-01</text:p>
          </table:table-cell>
          <table:table-cell table:style-name="ce15" office:value-type="float" office:value="0.5568609602" calcext:value-type="float">
            <text:p>5,57E-01</text:p>
          </table:table-cell>
          <table:table-cell table:style-name="ce15" office:value-type="float" office:value="0.5568756165" calcext:value-type="float">
            <text:p>5,57E-01</text:p>
          </table:table-cell>
          <table:table-cell table:style-name="ce16" table:formula="of:=[.$D79]-[.$E79]" office:value-type="float" office:value="-0.0000146563000000821" calcext:value-type="float">
            <text:p>-0,0000147</text:p>
          </table:table-cell>
        </table:table-row>
        <table:table-row table:style-name="ro1"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5" office:value-type="float" office:value="0.9927432785" calcext:value-type="float">
            <text:p>9,93E-01</text:p>
          </table:table-cell>
          <table:table-cell table:style-name="ce15" office:value-type="float" office:value="0.5463799663" calcext:value-type="float">
            <text:p>5,46E-01</text:p>
          </table:table-cell>
          <table:table-cell table:style-name="ce15" office:value-type="float" office:value="0.5463943467" calcext:value-type="float">
            <text:p>5,46E-01</text:p>
          </table:table-cell>
          <table:table-cell table:style-name="ce16" table:formula="of:=[.$D80]-[.$E80]" office:value-type="float" office:value="-0.0000143803999999026" calcext:value-type="float">
            <text:p>-0,0000144</text:p>
          </table:table-cell>
        </table:table-row>
        <table:table-row table:style-name="ro1"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5" office:value-type="float" office:value="1.005309649" calcext:value-type="float">
            <text:p>1,01E+00</text:p>
          </table:table-cell>
          <table:table-cell table:style-name="ce15" office:value-type="float" office:value="0.5358126927" calcext:value-type="float">
            <text:p>5,36E-01</text:p>
          </table:table-cell>
          <table:table-cell table:style-name="ce15" office:value-type="float" office:value="0.535826795" calcext:value-type="float">
            <text:p>5,36E-01</text:p>
          </table:table-cell>
          <table:table-cell table:style-name="ce16" table:formula="of:=[.$D81]-[.$E81]" office:value-type="float" office:value="-0.0000141022999999851" calcext:value-type="float">
            <text:p>-0,0000141</text:p>
          </table:table-cell>
        </table:table-row>
        <table:table-row table:style-name="ro1"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5" office:value-type="float" office:value="1.01787602" calcext:value-type="float">
            <text:p>1,02E+00</text:p>
          </table:table-cell>
          <table:table-cell table:style-name="ce15" office:value-type="float" office:value="0.525160808" calcext:value-type="float">
            <text:p>5,25E-01</text:p>
          </table:table-cell>
          <table:table-cell table:style-name="ce15" office:value-type="float" office:value="0.52517463" calcext:value-type="float">
            <text:p>5,25E-01</text:p>
          </table:table-cell>
          <table:table-cell table:style-name="ce16" table:formula="of:=[.$D82]-[.$E82]" office:value-type="float" office:value="-0.0000138219999999967" calcext:value-type="float">
            <text:p>-0,0000138</text:p>
          </table:table-cell>
        </table:table-row>
        <table:table-row table:style-name="ro1"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5" office:value-type="float" office:value="1.03044239" calcext:value-type="float">
            <text:p>1,03E+00</text:p>
          </table:table-cell>
          <table:table-cell table:style-name="ce15" office:value-type="float" office:value="0.5144259944" calcext:value-type="float">
            <text:p>5,14E-01</text:p>
          </table:table-cell>
          <table:table-cell table:style-name="ce15" office:value-type="float" office:value="0.5144395338" calcext:value-type="float">
            <text:p>5,14E-01</text:p>
          </table:table-cell>
          <table:table-cell table:style-name="ce16" table:formula="of:=[.$D83]-[.$E83]" office:value-type="float" office:value="-0.0000135394000000399" calcext:value-type="float">
            <text:p>-0,0000135</text:p>
          </table:table-cell>
        </table:table-row>
        <table:table-row table:style-name="ro1">
          <table:table-cell table:style-name="ce14" office:value-type="float" office:value="82" calcext:value-type="float">
            <text:p>82</text:p>
          </table:table-cell>
          <table:table-cell table:style-name="ce14"/>
          <table:table-cell table:style-name="ce15" office:value-type="float" office:value="1.043008761" calcext:value-type="float">
            <text:p>1,04E+00</text:p>
          </table:table-cell>
          <table:table-cell table:style-name="ce15" office:value-type="float" office:value="0.5036099469" calcext:value-type="float">
            <text:p>5,04E-01</text:p>
          </table:table-cell>
          <table:table-cell table:style-name="ce15" office:value-type="float" office:value="0.5036232016" calcext:value-type="float">
            <text:p>5,04E-01</text:p>
          </table:table-cell>
          <table:table-cell table:style-name="ce16" table:formula="of:=[.$D84]-[.$E84]" office:value-type="float" office:value="-0.0000132547000000205" calcext:value-type="float">
            <text:p>-0,0000133</text:p>
          </table:table-cell>
        </table:table-row>
        <table:table-row table:style-name="ro1"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5" office:value-type="float" office:value="1.055575132" calcext:value-type="float">
            <text:p>1,06E+00</text:p>
          </table:table-cell>
          <table:table-cell table:style-name="ce15" office:value-type="float" office:value="0.4927143736" calcext:value-type="float">
            <text:p>4,93E-01</text:p>
          </table:table-cell>
          <table:table-cell table:style-name="ce15" office:value-type="float" office:value="0.4927273415" calcext:value-type="float">
            <text:p>4,93E-01</text:p>
          </table:table-cell>
          <table:table-cell table:style-name="ce16" table:formula="of:=[.$D85]-[.$E85]" office:value-type="float" office:value="-0.0000129678999999938" calcext:value-type="float">
            <text:p>-0,0000130</text:p>
          </table:table-cell>
        </table:table-row>
        <table:table-row table:style-name="ro1">
          <table:table-cell table:style-name="ce14" office:value-type="float" office:value="84" calcext:value-type="float">
            <text:p>84</text:p>
          </table:table-cell>
          <table:table-cell table:style-name="ce14"/>
          <table:table-cell table:style-name="ce15" office:value-type="float" office:value="1.068141502" calcext:value-type="float">
            <text:p>1,07E+00</text:p>
          </table:table-cell>
          <table:table-cell table:style-name="ce15" office:value-type="float" office:value="0.481740995" calcext:value-type="float">
            <text:p>4,82E-01</text:p>
          </table:table-cell>
          <table:table-cell table:style-name="ce15" office:value-type="float" office:value="0.4817536741" calcext:value-type="float">
            <text:p>4,82E-01</text:p>
          </table:table-cell>
          <table:table-cell table:style-name="ce16" table:formula="of:=[.$D86]-[.$E86]" office:value-type="float" office:value="-0.0000126791000000237" calcext:value-type="float">
            <text:p>-0,0000127</text:p>
          </table:table-cell>
        </table:table-row>
        <table:table-row table:style-name="ro1"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5" office:value-type="float" office:value="1.080707873" calcext:value-type="float">
            <text:p>1,08E+00</text:p>
          </table:table-cell>
          <table:table-cell table:style-name="ce15" office:value-type="float" office:value="0.4706915438" calcext:value-type="float">
            <text:p>4,71E-01</text:p>
          </table:table-cell>
          <table:table-cell table:style-name="ce15" office:value-type="float" office:value="0.4707039322" calcext:value-type="float">
            <text:p>4,71E-01</text:p>
          </table:table-cell>
          <table:table-cell table:style-name="ce16" table:formula="of:=[.$D87]-[.$E87]" office:value-type="float" office:value="-0.0000123884000000074" calcext:value-type="float">
            <text:p>-0,0000124</text:p>
          </table:table-cell>
        </table:table-row>
        <table:table-row table:style-name="ro1"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5" office:value-type="float" office:value="1.093274243" calcext:value-type="float">
            <text:p>1,09E+00</text:p>
          </table:table-cell>
          <table:table-cell table:style-name="ce15" office:value-type="float" office:value="0.4595677651" calcext:value-type="float">
            <text:p>4,60E-01</text:p>
          </table:table-cell>
          <table:table-cell table:style-name="ce15" office:value-type="float" office:value="0.4595798606" calcext:value-type="float">
            <text:p>4,60E-01</text:p>
          </table:table-cell>
          <table:table-cell table:style-name="ce16" table:formula="of:=[.$D88]-[.$E88]" office:value-type="float" office:value="-0.0000120954999999756" calcext:value-type="float">
            <text:p>-0,0000121</text:p>
          </table:table-cell>
        </table:table-row>
        <table:table-row table:style-name="ro1"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5" office:value-type="float" office:value="1.105840614" calcext:value-type="float">
            <text:p>1,11E+00</text:p>
          </table:table-cell>
          <table:table-cell table:style-name="ce15" office:value-type="float" office:value="0.4483714152" calcext:value-type="float">
            <text:p>4,48E-01</text:p>
          </table:table-cell>
          <table:table-cell table:style-name="ce15" office:value-type="float" office:value="0.4483832161" calcext:value-type="float">
            <text:p>4,48E-01</text:p>
          </table:table-cell>
          <table:table-cell table:style-name="ce16" table:formula="of:=[.$D89]-[.$E89]" office:value-type="float" office:value="-0.0000118009000000252" calcext:value-type="float">
            <text:p>-0,0000118</text:p>
          </table:table-cell>
        </table:table-row>
        <table:table-row table:style-name="ro1"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5" office:value-type="float" office:value="1.118406985" calcext:value-type="float">
            <text:p>1,12E+00</text:p>
          </table:table-cell>
          <table:table-cell table:style-name="ce15" office:value-type="float" office:value="0.4371042623" calcext:value-type="float">
            <text:p>4,37E-01</text:p>
          </table:table-cell>
          <table:table-cell table:style-name="ce15" office:value-type="float" office:value="0.4371157667" calcext:value-type="float">
            <text:p>4,37E-01</text:p>
          </table:table-cell>
          <table:table-cell table:style-name="ce16" table:formula="of:=[.$D90]-[.$E90]" office:value-type="float" office:value="-0.0000115044000000286" calcext:value-type="float">
            <text:p>-0,0000115</text:p>
          </table:table-cell>
        </table:table-row>
        <table:table-row table:style-name="ro1">
          <table:table-cell table:style-name="ce14" office:value-type="float" office:value="89" calcext:value-type="float">
            <text:p>89</text:p>
          </table:table-cell>
          <table:table-cell table:style-name="ce14"/>
          <table:table-cell table:style-name="ce15" office:value-type="float" office:value="1.130973355" calcext:value-type="float">
            <text:p>1,13E+00</text:p>
          </table:table-cell>
          <table:table-cell table:style-name="ce15" office:value-type="float" office:value="0.4257680856" calcext:value-type="float">
            <text:p>4,26E-01</text:p>
          </table:table-cell>
          <table:table-cell table:style-name="ce15" office:value-type="float" office:value="0.4257792916" calcext:value-type="float">
            <text:p>4,26E-01</text:p>
          </table:table-cell>
          <table:table-cell table:style-name="ce16" table:formula="of:=[.$D91]-[.$E91]" office:value-type="float" office:value="-0.0000112059999999858" calcext:value-type="float">
            <text:p>-0,0000112</text:p>
          </table:table-cell>
        </table:table-row>
        <table:table-row table:style-name="ro1"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5" office:value-type="float" office:value="1.143539726" calcext:value-type="float">
            <text:p>1,14E+00</text:p>
          </table:table-cell>
          <table:table-cell table:style-name="ce15" office:value-type="float" office:value="0.4143646752" calcext:value-type="float">
            <text:p>4,14E-01</text:p>
          </table:table-cell>
          <table:table-cell table:style-name="ce15" office:value-type="float" office:value="0.414375581" calcext:value-type="float">
            <text:p>4,14E-01</text:p>
          </table:table-cell>
          <table:table-cell table:style-name="ce16" table:formula="of:=[.$D92]-[.$E92]" office:value-type="float" office:value="-0.0000109057999999607" calcext:value-type="float">
            <text:p>-0,0000109</text:p>
          </table:table-cell>
        </table:table-row>
        <table:table-row table:style-name="ro1"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5" office:value-type="float" office:value="1.156106097" calcext:value-type="float">
            <text:p>1,16E+00</text:p>
          </table:table-cell>
          <table:table-cell table:style-name="ce15" office:value-type="float" office:value="0.4028958317" calcext:value-type="float">
            <text:p>4,03E-01</text:p>
          </table:table-cell>
          <table:table-cell table:style-name="ce15" office:value-type="float" office:value="0.4029064357" calcext:value-type="float">
            <text:p>4,03E-01</text:p>
          </table:table-cell>
          <table:table-cell table:style-name="ce16" table:formula="of:=[.$D93]-[.$E93]" office:value-type="float" office:value="-0.0000106039999999696" calcext:value-type="float">
            <text:p>-0,0000106</text:p>
          </table:table-cell>
        </table:table-row>
        <table:table-row table:style-name="ro1"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5" office:value-type="float" office:value="1.168672467" calcext:value-type="float">
            <text:p>1,17E+00</text:p>
          </table:table-cell>
          <table:table-cell table:style-name="ce15" office:value-type="float" office:value="0.3913633664" calcext:value-type="float">
            <text:p>3,91E-01</text:p>
          </table:table-cell>
          <table:table-cell table:style-name="ce15" office:value-type="float" office:value="0.3913736668" calcext:value-type="float">
            <text:p>3,91E-01</text:p>
          </table:table-cell>
          <table:table-cell table:style-name="ce16" table:formula="of:=[.$D94]-[.$E94]" office:value-type="float" office:value="-0.0000103003999999962" calcext:value-type="float">
            <text:p>-0,0000103</text:p>
          </table:table-cell>
        </table:table-row>
        <table:table-row table:style-name="ro1">
          <table:table-cell table:style-name="ce14" office:value-type="float" office:value="93" calcext:value-type="float">
            <text:p>93</text:p>
          </table:table-cell>
          <table:table-cell table:style-name="ce14"/>
          <table:table-cell table:style-name="ce15" office:value-type="float" office:value="1.181238838" calcext:value-type="float">
            <text:p>1,18E+00</text:p>
          </table:table-cell>
          <table:table-cell table:style-name="ce15" office:value-type="float" office:value="0.3797691002" calcext:value-type="float">
            <text:p>3,80E-01</text:p>
          </table:table-cell>
          <table:table-cell table:style-name="ce15" office:value-type="float" office:value="0.3797790955" calcext:value-type="float">
            <text:p>3,80E-01</text:p>
          </table:table-cell>
          <table:table-cell table:style-name="ce16" table:formula="of:=[.$D95]-[.$E95]" office:value-type="float" office:value="-0.0000099953000000097" calcext:value-type="float">
            <text:p>-0,0000100</text:p>
          </table:table-cell>
        </table:table-row>
        <table:table-row table:style-name="ro1">
          <table:table-cell table:style-name="ce14" office:value-type="float" office:value="94" calcext:value-type="float">
            <text:p>94</text:p>
          </table:table-cell>
          <table:table-cell table:style-name="ce14"/>
          <table:table-cell table:style-name="ce15" office:value-type="float" office:value="1.193805208" calcext:value-type="float">
            <text:p>1,19E+00</text:p>
          </table:table-cell>
          <table:table-cell table:style-name="ce15" office:value-type="float" office:value="0.3681148641" calcext:value-type="float">
            <text:p>3,68E-01</text:p>
          </table:table-cell>
          <table:table-cell table:style-name="ce15" office:value-type="float" office:value="0.3681245527" calcext:value-type="float">
            <text:p>3,68E-01</text:p>
          </table:table-cell>
          <table:table-cell table:style-name="ce16" table:formula="of:=[.$D96]-[.$E96]" office:value-type="float" office:value="-0.00000968860000000182" calcext:value-type="float">
            <text:p>-0,0000097</text:p>
          </table:table-cell>
        </table:table-row>
        <table:table-row table:style-name="ro1"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5" office:value-type="float" office:value="1.206371579" calcext:value-type="float">
            <text:p>1,21E+00</text:p>
          </table:table-cell>
          <table:table-cell table:style-name="ce15" office:value-type="float" office:value="0.3564024984" calcext:value-type="float">
            <text:p>3,56E-01</text:p>
          </table:table-cell>
          <table:table-cell table:style-name="ce15" office:value-type="float" office:value="0.3564118787" calcext:value-type="float">
            <text:p>3,56E-01</text:p>
          </table:table-cell>
          <table:table-cell table:style-name="ce16" table:formula="of:=[.$D97]-[.$E97]" office:value-type="float" office:value="-0.0000093803000000281" calcext:value-type="float">
            <text:p>-0,0000094</text:p>
          </table:table-cell>
        </table:table-row>
        <table:table-row table:style-name="ro1"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5" office:value-type="float" office:value="1.21893795" calcext:value-type="float">
            <text:p>1,22E+00</text:p>
          </table:table-cell>
          <table:table-cell table:style-name="ce15" office:value-type="float" office:value="0.3446338526" calcext:value-type="float">
            <text:p>3,45E-01</text:p>
          </table:table-cell>
          <table:table-cell table:style-name="ce15" office:value-type="float" office:value="0.3446429232" calcext:value-type="float">
            <text:p>3,45E-01</text:p>
          </table:table-cell>
          <table:table-cell table:style-name="ce16" table:formula="of:=[.$D98]-[.$E98]" office:value-type="float" office:value="-0.00000907059999999404" calcext:value-type="float">
            <text:p>-0,0000091</text:p>
          </table:table-cell>
        </table:table-row>
        <table:table-row table:style-name="ro1">
          <table:table-cell table:style-name="ce14" office:value-type="float" office:value="97" calcext:value-type="float">
            <text:p>97</text:p>
          </table:table-cell>
          <table:table-cell table:style-name="ce14"/>
          <table:table-cell table:style-name="ce15" office:value-type="float" office:value="1.23150432" calcext:value-type="float">
            <text:p>1,23E+00</text:p>
          </table:table-cell>
          <table:table-cell table:style-name="ce15" office:value-type="float" office:value="0.3328107851" calcext:value-type="float">
            <text:p>3,33E-01</text:p>
          </table:table-cell>
          <table:table-cell table:style-name="ce15" office:value-type="float" office:value="0.3328195445" calcext:value-type="float">
            <text:p>3,33E-01</text:p>
          </table:table-cell>
          <table:table-cell table:style-name="ce16" table:formula="of:=[.$D99]-[.$E99]" office:value-type="float" office:value="-0.00000875940000000242" calcext:value-type="float">
            <text:p>-0,0000088</text:p>
          </table:table-cell>
        </table:table-row>
        <table:table-row table:style-name="ro1">
          <table:table-cell table:style-name="ce14" office:value-type="float" office:value="98" calcext:value-type="float">
            <text:p>98</text:p>
          </table:table-cell>
          <table:table-cell table:style-name="ce14"/>
          <table:table-cell table:style-name="ce15" office:value-type="float" office:value="1.244070691" calcext:value-type="float">
            <text:p>1,24E+00</text:p>
          </table:table-cell>
          <table:table-cell table:style-name="ce15" office:value-type="float" office:value="0.320935163" calcext:value-type="float">
            <text:p>3,21E-01</text:p>
          </table:table-cell>
          <table:table-cell table:style-name="ce15" office:value-type="float" office:value="0.3209436098" calcext:value-type="float">
            <text:p>3,21E-01</text:p>
          </table:table-cell>
          <table:table-cell table:style-name="ce16" table:formula="of:=[.$D100]-[.$E100]" office:value-type="float" office:value="-0.00000844680000000597" calcext:value-type="float">
            <text:p>-0,0000084</text:p>
          </table:table-cell>
        </table:table-row>
        <table:table-row table:style-name="ro1"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5" office:value-type="float" office:value="1.256637061" calcext:value-type="float">
            <text:p>1,26E+00</text:p>
          </table:table-cell>
          <table:table-cell table:style-name="ce15" office:value-type="float" office:value="0.3090088614" calcext:value-type="float">
            <text:p>3,09E-01</text:p>
          </table:table-cell>
          <table:table-cell table:style-name="ce15" office:value-type="float" office:value="0.3090169944" calcext:value-type="float">
            <text:p>3,09E-01</text:p>
          </table:table-cell>
          <table:table-cell table:style-name="ce16" table:formula="of:=[.$D101]-[.$E101]" office:value-type="float" office:value="-0.00000813300000002126" calcext:value-type="float">
            <text:p>-0,0000081</text:p>
          </table:table-cell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5" office:value-type="float" office:value="1.269203432" calcext:value-type="float">
            <text:p>1,27E+00</text:p>
          </table:table-cell>
          <table:table-cell table:style-name="ce15" office:value-type="float" office:value="0.2970337638" calcext:value-type="float">
            <text:p>2,97E-01</text:p>
          </table:table-cell>
          <table:table-cell table:style-name="ce15" office:value-type="float" office:value="0.2970415816" calcext:value-type="float">
            <text:p>2,97E-01</text:p>
          </table:table-cell>
          <table:table-cell table:style-name="ce16" table:formula="of:=[.$D102]-[.$E102]" office:value-type="float" office:value="-0.00000781779999997623" calcext:value-type="float">
            <text:p>-0,0000078</text:p>
          </table:table-cell>
        </table:table-row>
        <table:table-row table:style-name="ro1">
          <table:table-cell table:style-name="ce14" office:value-type="float" office:value="101" calcext:value-type="float">
            <text:p>101</text:p>
          </table:table-cell>
          <table:table-cell table:style-name="ce14"/>
          <table:table-cell table:style-name="ce15" office:value-type="float" office:value="1.281769803" calcext:value-type="float">
            <text:p>1,28E+00</text:p>
          </table:table-cell>
          <table:table-cell table:style-name="ce15" office:value-type="float" office:value="0.2850117611" calcext:value-type="float">
            <text:p>2,85E-01</text:p>
          </table:table-cell>
          <table:table-cell table:style-name="ce15" office:value-type="float" office:value="0.2850192625" calcext:value-type="float">
            <text:p>2,85E-01</text:p>
          </table:table-cell>
          <table:table-cell table:style-name="ce16" table:formula="of:=[.$D103]-[.$E103]" office:value-type="float" office:value="-0.00000750140000005395" calcext:value-type="float">
            <text:p>-0,0000075</text:p>
          </table:table-cell>
        </table:table-row>
        <table:table-row table:style-name="ro1">
          <table:table-cell table:style-name="ce14" office:value-type="float" office:value="102" calcext:value-type="float">
            <text:p>102</text:p>
          </table:table-cell>
          <table:table-cell table:style-name="ce14"/>
          <table:table-cell table:style-name="ce15" office:value-type="float" office:value="1.294336173" calcext:value-type="float">
            <text:p>1,29E+00</text:p>
          </table:table-cell>
          <table:table-cell table:style-name="ce15" office:value-type="float" office:value="0.2729447518" calcext:value-type="float">
            <text:p>2,73E-01</text:p>
          </table:table-cell>
          <table:table-cell table:style-name="ce15" office:value-type="float" office:value="0.2729519355" calcext:value-type="float">
            <text:p>2,73E-01</text:p>
          </table:table-cell>
          <table:table-cell table:style-name="ce16" table:formula="of:=[.$D104]-[.$E104]" office:value-type="float" office:value="-0.00000718370000002411" calcext:value-type="float">
            <text:p>-0,0000072</text:p>
          </table:table-cell>
        </table:table-row>
        <table:table-row table:style-name="ro1"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5" office:value-type="float" office:value="1.306902544" calcext:value-type="float">
            <text:p>1,31E+00</text:p>
          </table:table-cell>
          <table:table-cell table:style-name="ce15" office:value-type="float" office:value="0.2608346413" calcext:value-type="float">
            <text:p>2,61E-01</text:p>
          </table:table-cell>
          <table:table-cell table:style-name="ce15" office:value-type="float" office:value="0.2608415063" calcext:value-type="float">
            <text:p>2,61E-01</text:p>
          </table:table-cell>
          <table:table-cell table:style-name="ce16" table:formula="of:=[.$D105]-[.$E105]" office:value-type="float" office:value="-0.00000686500000002255" calcext:value-type="float">
            <text:p>-0,0000069</text:p>
          </table:table-cell>
        </table:table-row>
        <table:table-row table:style-name="ro1"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5" office:value-type="float" office:value="1.319468915" calcext:value-type="float">
            <text:p>1,32E+00</text:p>
          </table:table-cell>
          <table:table-cell table:style-name="ce15" office:value-type="float" office:value="0.248683342" calcext:value-type="float">
            <text:p>2,49E-01</text:p>
          </table:table-cell>
          <table:table-cell table:style-name="ce15" office:value-type="float" office:value="0.2486898872" calcext:value-type="float">
            <text:p>2,49E-01</text:p>
          </table:table-cell>
          <table:table-cell table:style-name="ce16" table:formula="of:=[.$D106]-[.$E106]" office:value-type="float" office:value="-0.00000654520000001324" calcext:value-type="float">
            <text:p>-0,0000065</text:p>
          </table:table-cell>
        </table:table-row>
        <table:table-row table:style-name="ro1">
          <table:table-cell table:style-name="ce14" office:value-type="float" office:value="105" calcext:value-type="float">
            <text:p>105</text:p>
          </table:table-cell>
          <table:table-cell table:style-name="ce14"/>
          <table:table-cell table:style-name="ce15" office:value-type="float" office:value="1.332035285" calcext:value-type="float">
            <text:p>1,33E+00</text:p>
          </table:table-cell>
          <table:table-cell table:style-name="ce15" office:value-type="float" office:value="0.2364927727" calcext:value-type="float">
            <text:p>2,36E-01</text:p>
          </table:table-cell>
          <table:table-cell table:style-name="ce15" office:value-type="float" office:value="0.236498997" calcext:value-type="float">
            <text:p>2,36E-01</text:p>
          </table:table-cell>
          <table:table-cell table:style-name="ce16" table:formula="of:=[.$D107]-[.$E107]" office:value-type="float" office:value="-0.00000622429999999619" calcext:value-type="float">
            <text:p>-0,0000062</text:p>
          </table:table-cell>
        </table:table-row>
        <table:table-row table:style-name="ro1">
          <table:table-cell table:style-name="ce14" office:value-type="float" office:value="106" calcext:value-type="float">
            <text:p>106</text:p>
          </table:table-cell>
          <table:table-cell table:style-name="ce14"/>
          <table:table-cell table:style-name="ce15" office:value-type="float" office:value="1.344601656" calcext:value-type="float">
            <text:p>1,34E+00</text:p>
          </table:table-cell>
          <table:table-cell table:style-name="ce15" office:value-type="float" office:value="0.2242648584" calcext:value-type="float">
            <text:p>2,24E-01</text:p>
          </table:table-cell>
          <table:table-cell table:style-name="ce15" office:value-type="float" office:value="0.2242707609" calcext:value-type="float">
            <text:p>2,24E-01</text:p>
          </table:table-cell>
          <table:table-cell table:style-name="ce16" table:formula="of:=[.$D108]-[.$E108]" office:value-type="float" office:value="-0.00000590249999998793" calcext:value-type="float">
            <text:p>-0,0000059</text:p>
          </table:table-cell>
        </table:table-row>
        <table:table-row table:style-name="ro1">
          <table:table-cell table:style-name="ce14" office:value-type="float" office:value="107" calcext:value-type="float">
            <text:p>107</text:p>
          </table:table-cell>
          <table:table-cell table:style-name="ce14"/>
          <table:table-cell table:style-name="ce15" office:value-type="float" office:value="1.357168026" calcext:value-type="float">
            <text:p>1,36E+00</text:p>
          </table:table-cell>
          <table:table-cell table:style-name="ce15" office:value-type="float" office:value="0.2120015302" calcext:value-type="float">
            <text:p>2,12E-01</text:p>
          </table:table-cell>
          <table:table-cell table:style-name="ce15" office:value-type="float" office:value="0.2120071099" calcext:value-type="float">
            <text:p>2,12E-01</text:p>
          </table:table-cell>
          <table:table-cell table:style-name="ce16" table:formula="of:=[.$D109]-[.$E109]" office:value-type="float" office:value="-0.00000557970000000796" calcext:value-type="float">
            <text:p>-0,0000056</text:p>
          </table:table-cell>
        </table:table-row>
        <table:table-row table:style-name="ro1">
          <table:table-cell table:style-name="ce14" office:value-type="float" office:value="108" calcext:value-type="float">
            <text:p>108</text:p>
          </table:table-cell>
          <table:table-cell table:style-name="ce14"/>
          <table:table-cell table:style-name="ce15" office:value-type="float" office:value="1.369734397" calcext:value-type="float">
            <text:p>1,37E+00</text:p>
          </table:table-cell>
          <table:table-cell table:style-name="ce15" office:value-type="float" office:value="0.1997047244" calcext:value-type="float">
            <text:p>2,00E-01</text:p>
          </table:table-cell>
          <table:table-cell table:style-name="ce15" office:value-type="float" office:value="0.1997099805" calcext:value-type="float">
            <text:p>2,00E-01</text:p>
          </table:table-cell>
          <table:table-cell table:style-name="ce16" table:formula="of:=[.$D110]-[.$E110]" office:value-type="float" office:value="-0.00000525609999998955" calcext:value-type="float">
            <text:p>-0,0000053</text:p>
          </table:table-cell>
        </table:table-row>
        <table:table-row table:style-name="ro1">
          <table:table-cell table:style-name="ce14" office:value-type="float" office:value="109" calcext:value-type="float">
            <text:p>109</text:p>
          </table:table-cell>
          <table:table-cell table:style-name="ce14"/>
          <table:table-cell table:style-name="ce15" office:value-type="float" office:value="1.382300768" calcext:value-type="float">
            <text:p>1,38E+00</text:p>
          </table:table-cell>
          <table:table-cell table:style-name="ce15" office:value-type="float" office:value="0.1873763829" calcext:value-type="float">
            <text:p>1,87E-01</text:p>
          </table:table-cell>
          <table:table-cell table:style-name="ce15" office:value-type="float" office:value="0.1873813146" calcext:value-type="float">
            <text:p>1,87E-01</text:p>
          </table:table-cell>
          <table:table-cell table:style-name="ce16" table:formula="of:=[.$D111]-[.$E111]" office:value-type="float" office:value="-0.00000493170000001597" calcext:value-type="float">
            <text:p>-0,0000049</text:p>
          </table:table-cell>
        </table:table-row>
        <table:table-row table:style-name="ro1">
          <table:table-cell table:style-name="ce14" office:value-type="float" office:value="110" calcext:value-type="float">
            <text:p>110</text:p>
          </table:table-cell>
          <table:table-cell table:style-name="ce14"/>
          <table:table-cell table:style-name="ce15" office:value-type="float" office:value="1.394867138" calcext:value-type="float">
            <text:p>1,39E+00</text:p>
          </table:table-cell>
          <table:table-cell table:style-name="ce15" office:value-type="float" office:value="0.1750184526" calcext:value-type="float">
            <text:p>1,75E-01</text:p>
          </table:table-cell>
          <table:table-cell table:style-name="ce15" office:value-type="float" office:value="0.175023059" calcext:value-type="float">
            <text:p>1,75E-01</text:p>
          </table:table-cell>
          <table:table-cell table:style-name="ce16" table:formula="of:=[.$D112]-[.$E112]" office:value-type="float" office:value="-0.00000460639999999568" calcext:value-type="float">
            <text:p>-0,0000046</text:p>
          </table:table-cell>
        </table:table-row>
        <table:table-row table:style-name="ro1">
          <table:table-cell table:style-name="ce14" office:value-type="float" office:value="111" calcext:value-type="float">
            <text:p>111</text:p>
          </table:table-cell>
          <table:table-cell table:style-name="ce14"/>
          <table:table-cell table:style-name="ce15" office:value-type="float" office:value="1.407433509" calcext:value-type="float">
            <text:p>1,41E+00</text:p>
          </table:table-cell>
          <table:table-cell table:style-name="ce15" office:value-type="float" office:value="0.1626328848" calcext:value-type="float">
            <text:p>1,63E-01</text:p>
          </table:table-cell>
          <table:table-cell table:style-name="ce15" office:value-type="float" office:value="0.1626371652" calcext:value-type="float">
            <text:p>1,63E-01</text:p>
          </table:table-cell>
          <table:table-cell table:style-name="ce16" table:formula="of:=[.$D113]-[.$E113]" office:value-type="float" office:value="-0.00000428040000000074" calcext:value-type="float">
            <text:p>-0,0000043</text:p>
          </table:table-cell>
        </table:table-row>
        <table:table-row table:style-name="ro1">
          <table:table-cell table:style-name="ce14" office:value-type="float" office:value="112" calcext:value-type="float">
            <text:p>112</text:p>
          </table:table-cell>
          <table:table-cell table:style-name="ce14"/>
          <table:table-cell table:style-name="ce15" office:value-type="float" office:value="1.419999879" calcext:value-type="float">
            <text:p>1,42E+00</text:p>
          </table:table-cell>
          <table:table-cell table:style-name="ce15" office:value-type="float" office:value="0.1502216354" calcext:value-type="float">
            <text:p>1,50E-01</text:p>
          </table:table-cell>
          <table:table-cell table:style-name="ce15" office:value-type="float" office:value="0.1502255891" calcext:value-type="float">
            <text:p>1,50E-01</text:p>
          </table:table-cell>
          <table:table-cell table:style-name="ce16" table:formula="of:=[.$D114]-[.$E114]" office:value-type="float" office:value="-0.00000395370000000339" calcext:value-type="float">
            <text:p>-0,0000040</text:p>
          </table:table-cell>
        </table:table-row>
        <table:table-row table:style-name="ro1">
          <table:table-cell table:style-name="ce14" office:value-type="float" office:value="113" calcext:value-type="float">
            <text:p>113</text:p>
          </table:table-cell>
          <table:table-cell table:style-name="ce14"/>
          <table:table-cell table:style-name="ce15" office:value-type="float" office:value="1.43256625" calcext:value-type="float">
            <text:p>1,43E+00</text:p>
          </table:table-cell>
          <table:table-cell table:style-name="ce15" office:value-type="float" office:value="0.1377866642" calcext:value-type="float">
            <text:p>1,38E-01</text:p>
          </table:table-cell>
          <table:table-cell table:style-name="ce15" office:value-type="float" office:value="0.1377902907" calcext:value-type="float">
            <text:p>1,38E-01</text:p>
          </table:table-cell>
          <table:table-cell table:style-name="ce16" table:formula="of:=[.$D115]-[.$E115]" office:value-type="float" office:value="-0.00000362650000002018" calcext:value-type="float">
            <text:p>-0,0000036</text:p>
          </table:table-cell>
        </table:table-row>
        <table:table-row table:style-name="ro1">
          <table:table-cell table:style-name="ce14" office:value-type="float" office:value="114" calcext:value-type="float">
            <text:p>114</text:p>
          </table:table-cell>
          <table:table-cell table:style-name="ce14"/>
          <table:table-cell table:style-name="ce15" office:value-type="float" office:value="1.445132621" calcext:value-type="float">
            <text:p>1,45E+00</text:p>
          </table:table-cell>
          <table:table-cell table:style-name="ce15" office:value-type="float" office:value="0.125329935" calcext:value-type="float">
            <text:p>1,25E-01</text:p>
          </table:table-cell>
          <table:table-cell table:style-name="ce15" office:value-type="float" office:value="0.1253332336" calcext:value-type="float">
            <text:p>1,25E-01</text:p>
          </table:table-cell>
          <table:table-cell table:style-name="ce16" table:formula="of:=[.$D116]-[.$E116]" office:value-type="float" office:value="-0.00000329860000000681" calcext:value-type="float">
            <text:p>-0,0000033</text:p>
          </table:table-cell>
        </table:table-row>
        <table:table-row table:style-name="ro1">
          <table:table-cell table:style-name="ce14" office:value-type="float" office:value="115" calcext:value-type="float">
            <text:p>115</text:p>
          </table:table-cell>
          <table:table-cell table:style-name="ce14"/>
          <table:table-cell table:style-name="ce15" office:value-type="float" office:value="1.457698991" calcext:value-type="float">
            <text:p>1,46E+00</text:p>
          </table:table-cell>
          <table:table-cell table:style-name="ce15" office:value-type="float" office:value="0.1128534146" calcext:value-type="float">
            <text:p>1,13E-01</text:p>
          </table:table-cell>
          <table:table-cell table:style-name="ce15" office:value-type="float" office:value="0.1128563849" calcext:value-type="float">
            <text:p>1,13E-01</text:p>
          </table:table-cell>
          <table:table-cell table:style-name="ce16" table:formula="of:=[.$D117]-[.$E117]" office:value-type="float" office:value="-0.00000297030000000198" calcext:value-type="float">
            <text:p>-0,0000030</text:p>
          </table:table-cell>
        </table:table-row>
        <table:table-row table:style-name="ro1">
          <table:table-cell table:style-name="ce14" office:value-type="float" office:value="116" calcext:value-type="float">
            <text:p>116</text:p>
          </table:table-cell>
          <table:table-cell table:style-name="ce14"/>
          <table:table-cell table:style-name="ce15" office:value-type="float" office:value="1.470265362" calcext:value-type="float">
            <text:p>1,47E+00</text:p>
          </table:table-cell>
          <table:table-cell table:style-name="ce15" office:value-type="float" office:value="0.1003590735" calcext:value-type="float">
            <text:p>1,00E-01</text:p>
          </table:table-cell>
          <table:table-cell table:style-name="ce15" office:value-type="float" office:value="0.1003617149" calcext:value-type="float">
            <text:p>1,00E-01</text:p>
          </table:table-cell>
          <table:table-cell table:style-name="ce16" table:formula="of:=[.$D118]-[.$E118]" office:value-type="float" office:value="-0.00000264140000000301" calcext:value-type="float">
            <text:p>-0,0000026</text:p>
          </table:table-cell>
        </table:table-row>
        <table:table-row table:style-name="ro1">
          <table:table-cell table:style-name="ce14" office:value-type="float" office:value="117" calcext:value-type="float">
            <text:p>117</text:p>
          </table:table-cell>
          <table:table-cell table:style-name="ce14"/>
          <table:table-cell table:style-name="ce15" office:value-type="float" office:value="1.482831732" calcext:value-type="float">
            <text:p>1,48E+00</text:p>
          </table:table-cell>
          <table:table-cell table:style-name="ce15" office:value-type="float" office:value="0.08784888442" calcext:value-type="float">
            <text:p>8,78E-02</text:p>
          </table:table-cell>
          <table:table-cell table:style-name="ce15" office:value-type="float" office:value="0.08785119655" calcext:value-type="float">
            <text:p>8,79E-02</text:p>
          </table:table-cell>
          <table:table-cell table:style-name="ce16" table:formula="of:=[.$D119]-[.$E119]" office:value-type="float" office:value="-0.00000231213000000119" calcext:value-type="float">
            <text:p>-0,0000023</text:p>
          </table:table-cell>
        </table:table-row>
        <table:table-row table:style-name="ro1">
          <table:table-cell table:style-name="ce14" office:value-type="float" office:value="118" calcext:value-type="float">
            <text:p>118</text:p>
          </table:table-cell>
          <table:table-cell table:style-name="ce14"/>
          <table:table-cell table:style-name="ce15" office:value-type="float" office:value="1.495398103" calcext:value-type="float">
            <text:p>1,50E+00</text:p>
          </table:table-cell>
          <table:table-cell table:style-name="ce15" office:value-type="float" office:value="0.07532482302" calcext:value-type="float">
            <text:p>7,53E-02</text:p>
          </table:table-cell>
          <table:table-cell table:style-name="ce15" office:value-type="float" office:value="0.07532680553" calcext:value-type="float">
            <text:p>7,53E-02</text:p>
          </table:table-cell>
          <table:table-cell table:style-name="ce16" table:formula="of:=[.$D120]-[.$E120]" office:value-type="float" office:value="-0.00000198251000001204" calcext:value-type="float">
            <text:p>-0,0000020</text:p>
          </table:table-cell>
        </table:table-row>
        <table:table-row table:style-name="ro1">
          <table:table-cell table:style-name="ce14" office:value-type="float" office:value="119" calcext:value-type="float">
            <text:p>119</text:p>
          </table:table-cell>
          <table:table-cell table:style-name="ce14"/>
          <table:table-cell table:style-name="ce15" office:value-type="float" office:value="1.507964474" calcext:value-type="float">
            <text:p>1,51E+00</text:p>
          </table:table-cell>
          <table:table-cell table:style-name="ce15" office:value-type="float" office:value="0.06278886696" calcext:value-type="float">
            <text:p>6,28E-02</text:p>
          </table:table-cell>
          <table:table-cell table:style-name="ce15" office:value-type="float" office:value="0.06279051953" calcext:value-type="float">
            <text:p>6,28E-02</text:p>
          </table:table-cell>
          <table:table-cell table:style-name="ce16" table:formula="of:=[.$D121]-[.$E121]" office:value-type="float" office:value="-0.00000165256999999641" calcext:value-type="float">
            <text:p>-0,0000017</text:p>
          </table:table-cell>
        </table:table-row>
        <table:table-row table:style-name="ro1">
          <table:table-cell table:style-name="ce14" office:value-type="float" office:value="120" calcext:value-type="float">
            <text:p>120</text:p>
          </table:table-cell>
          <table:table-cell table:style-name="ce14"/>
          <table:table-cell table:style-name="ce15" office:value-type="float" office:value="1.520530844" calcext:value-type="float">
            <text:p>1,52E+00</text:p>
          </table:table-cell>
          <table:table-cell table:style-name="ce15" office:value-type="float" office:value="0.05024299581" calcext:value-type="float">
            <text:p>5,02E-02</text:p>
          </table:table-cell>
          <table:table-cell table:style-name="ce15" office:value-type="float" office:value="0.05024431818" calcext:value-type="float">
            <text:p>5,02E-02</text:p>
          </table:table-cell>
          <table:table-cell table:style-name="ce16" table:formula="of:=[.$D122]-[.$E122]" office:value-type="float" office:value="-0.00000132237000000091" calcext:value-type="float">
            <text:p>-0,0000013</text:p>
          </table:table-cell>
        </table:table-row>
        <table:table-row table:style-name="ro1">
          <table:table-cell table:style-name="ce14" office:value-type="float" office:value="121" calcext:value-type="float">
            <text:p>121</text:p>
          </table:table-cell>
          <table:table-cell table:style-name="ce14"/>
          <table:table-cell table:style-name="ce15" office:value-type="float" office:value="1.533097215" calcext:value-type="float">
            <text:p>1,53E+00</text:p>
          </table:table-cell>
          <table:table-cell table:style-name="ce15" office:value-type="float" office:value="0.03768919071" calcext:value-type="float">
            <text:p>3,77E-02</text:p>
          </table:table-cell>
          <table:table-cell table:style-name="ce15" office:value-type="float" office:value="0.03769018267" calcext:value-type="float">
            <text:p>3,77E-02</text:p>
          </table:table-cell>
          <table:table-cell table:style-name="ce16" table:formula="of:=[.$D123]-[.$E123]" office:value-type="float" office:value="-0.000000991959999994963" calcext:value-type="float">
            <text:p>-0,0000010</text:p>
          </table:table-cell>
        </table:table-row>
        <table:table-row table:style-name="ro1">
          <table:table-cell table:style-name="ce14" office:value-type="float" office:value="122" calcext:value-type="float">
            <text:p>122</text:p>
          </table:table-cell>
          <table:table-cell table:style-name="ce14"/>
          <table:table-cell table:style-name="ce15" office:value-type="float" office:value="1.545663586" calcext:value-type="float">
            <text:p>1,55E+00</text:p>
          </table:table-cell>
          <table:table-cell table:style-name="ce15" office:value-type="float" office:value="0.02512943405" calcext:value-type="float">
            <text:p>2,51E-02</text:p>
          </table:table-cell>
          <table:table-cell table:style-name="ce15" office:value-type="float" office:value="0.02513009544" calcext:value-type="float">
            <text:p>2,51E-02</text:p>
          </table:table-cell>
          <table:table-cell table:style-name="ce16" table:formula="of:=[.$D124]-[.$E124]" office:value-type="float" office:value="-0.000000661390000000067" calcext:value-type="float">
            <text:p>-0,0000007</text:p>
          </table:table-cell>
        </table:table-row>
        <table:table-row table:style-name="ro1">
          <table:table-cell table:style-name="ce14" office:value-type="float" office:value="123" calcext:value-type="float">
            <text:p>123</text:p>
          </table:table-cell>
          <table:table-cell table:style-name="ce14"/>
          <table:table-cell table:style-name="ce15" office:value-type="float" office:value="1.558229956" calcext:value-type="float">
            <text:p>1,56E+00</text:p>
          </table:table-cell>
          <table:table-cell table:style-name="ce15" office:value-type="float" office:value="0.01256570916" calcext:value-type="float">
            <text:p>1,26E-02</text:p>
          </table:table-cell>
          <table:table-cell table:style-name="ce15" office:value-type="float" office:value="0.01256603988" calcext:value-type="float">
            <text:p>1,26E-02</text:p>
          </table:table-cell>
          <table:table-cell table:style-name="ce16" table:formula="of:=[.$D125]-[.$E125]" office:value-type="float" office:value="-0.000000330720000002102" calcext:value-type="float">
            <text:p>-0,0000003</text:p>
          </table:table-cell>
        </table:table-row>
        <table:table-row table:style-name="ro1"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5" office:value-type="float" office:value="1.570796327" calcext:value-type="float">
            <text:p>1,57E+00</text:p>
          </table:table-cell>
          <table:table-cell table:style-name="ce15" office:value-type="float" office:value="0" calcext:value-type="float">
            <text:p>0,00E+00</text:p>
          </table:table-cell>
          <table:table-cell table:style-name="ce15" office:value-type="float" office:value="6.123233996E-017" calcext:value-type="float">
            <text:p>6,12E-17</text:p>
          </table:table-cell>
          <table:table-cell table:style-name="ce16" table:formula="of:=[.$D126]-[.$E126]" office:value-type="float" office:value="-6.123233996E-017" calcext:value-type="float">
            <text:p>0,0000000</text:p>
          </table:table-cell>
        </table:table-row>
        <table:table-row table:style-name="ro1">
          <table:table-cell table:style-name="ce14" office:value-type="float" office:value="125" calcext:value-type="float">
            <text:p>125</text:p>
          </table:table-cell>
          <table:table-cell table:style-name="ce14"/>
          <table:table-cell table:style-name="ce15" office:value-type="float" office:value="1.583362697" calcext:value-type="float">
            <text:p>1,58E+00</text:p>
          </table:table-cell>
          <table:table-cell table:style-name="ce15" office:value-type="float" office:value="-0.01256570916" calcext:value-type="float">
            <text:p>-1,26E-02</text:p>
          </table:table-cell>
          <table:table-cell table:style-name="ce15" office:value-type="float" office:value="-0.01256603988" calcext:value-type="float">
            <text:p>-1,26E-02</text:p>
          </table:table-cell>
          <table:table-cell table:style-name="ce16" table:formula="of:=[.$D127]-[.$E127]" office:value-type="float" office:value="0.000000330720000002102" calcext:value-type="float">
            <text:p>0,0000003</text:p>
          </table:table-cell>
        </table:table-row>
        <table:table-row table:style-name="ro1">
          <table:table-cell table:style-name="ce14" office:value-type="float" office:value="126" calcext:value-type="float">
            <text:p>126</text:p>
          </table:table-cell>
          <table:table-cell table:style-name="ce14"/>
          <table:table-cell table:style-name="ce15" office:value-type="float" office:value="1.595929068" calcext:value-type="float">
            <text:p>1,60E+00</text:p>
          </table:table-cell>
          <table:table-cell table:style-name="ce15" office:value-type="float" office:value="-0.02512943405" calcext:value-type="float">
            <text:p>-2,51E-02</text:p>
          </table:table-cell>
          <table:table-cell table:style-name="ce15" office:value-type="float" office:value="-0.02513009544" calcext:value-type="float">
            <text:p>-2,51E-02</text:p>
          </table:table-cell>
          <table:table-cell table:style-name="ce16" table:formula="of:=[.$D128]-[.$E128]" office:value-type="float" office:value="0.000000661390000000067" calcext:value-type="float">
            <text:p>0,0000007</text:p>
          </table:table-cell>
        </table:table-row>
        <table:table-row table:style-name="ro1">
          <table:table-cell table:style-name="ce14" office:value-type="float" office:value="127" calcext:value-type="float">
            <text:p>127</text:p>
          </table:table-cell>
          <table:table-cell table:style-name="ce14"/>
          <table:table-cell table:style-name="ce15" office:value-type="float" office:value="1.608495439" calcext:value-type="float">
            <text:p>1,61E+00</text:p>
          </table:table-cell>
          <table:table-cell table:style-name="ce15" office:value-type="float" office:value="-0.03768919071" calcext:value-type="float">
            <text:p>-3,77E-02</text:p>
          </table:table-cell>
          <table:table-cell table:style-name="ce15" office:value-type="float" office:value="-0.03769018267" calcext:value-type="float">
            <text:p>-3,77E-02</text:p>
          </table:table-cell>
          <table:table-cell table:style-name="ce16" table:formula="of:=[.$D129]-[.$E129]" office:value-type="float" office:value="0.000000991959999994963" calcext:value-type="float">
            <text:p>0,0000010</text:p>
          </table:table-cell>
        </table:table-row>
        <table:table-row table:style-name="ro1">
          <table:table-cell table:style-name="ce14" office:value-type="float" office:value="128" calcext:value-type="float">
            <text:p>128</text:p>
          </table:table-cell>
          <table:table-cell table:style-name="ce14"/>
          <table:table-cell table:style-name="ce15" office:value-type="float" office:value="1.621061809" calcext:value-type="float">
            <text:p>1,62E+00</text:p>
          </table:table-cell>
          <table:table-cell table:style-name="ce15" office:value-type="float" office:value="-0.05024299581" calcext:value-type="float">
            <text:p>-5,02E-02</text:p>
          </table:table-cell>
          <table:table-cell table:style-name="ce15" office:value-type="float" office:value="-0.05024431818" calcext:value-type="float">
            <text:p>-5,02E-02</text:p>
          </table:table-cell>
          <table:table-cell table:style-name="ce16" table:formula="of:=[.$D130]-[.$E130]" office:value-type="float" office:value="0.00000132237000000091" calcext:value-type="float">
            <text:p>0,0000013</text:p>
          </table:table-cell>
        </table:table-row>
        <table:table-row table:style-name="ro1">
          <table:table-cell table:style-name="ce14" office:value-type="float" office:value="129" calcext:value-type="float">
            <text:p>129</text:p>
          </table:table-cell>
          <table:table-cell table:style-name="ce14"/>
          <table:table-cell table:style-name="ce15" office:value-type="float" office:value="1.63362818" calcext:value-type="float">
            <text:p>1,63E+00</text:p>
          </table:table-cell>
          <table:table-cell table:style-name="ce15" office:value-type="float" office:value="-0.06278886696" calcext:value-type="float">
            <text:p>-6,28E-02</text:p>
          </table:table-cell>
          <table:table-cell table:style-name="ce15" office:value-type="float" office:value="-0.06279051953" calcext:value-type="float">
            <text:p>-6,28E-02</text:p>
          </table:table-cell>
          <table:table-cell table:style-name="ce16" table:formula="of:=[.$D131]-[.$E131]" office:value-type="float" office:value="0.00000165256999999641" calcext:value-type="float">
            <text:p>0,0000017</text:p>
          </table:table-cell>
        </table:table-row>
        <table:table-row table:style-name="ro1">
          <table:table-cell table:style-name="ce14" office:value-type="float" office:value="130" calcext:value-type="float">
            <text:p>130</text:p>
          </table:table-cell>
          <table:table-cell table:style-name="ce14"/>
          <table:table-cell table:style-name="ce15" office:value-type="float" office:value="1.64619455" calcext:value-type="float">
            <text:p>1,65E+00</text:p>
          </table:table-cell>
          <table:table-cell table:style-name="ce15" office:value-type="float" office:value="-0.07532482302" calcext:value-type="float">
            <text:p>-7,53E-02</text:p>
          </table:table-cell>
          <table:table-cell table:style-name="ce15" office:value-type="float" office:value="-0.07532680553" calcext:value-type="float">
            <text:p>-7,53E-02</text:p>
          </table:table-cell>
          <table:table-cell table:style-name="ce16" table:formula="of:=[.$D132]-[.$E132]" office:value-type="float" office:value="0.00000198251000001204" calcext:value-type="float">
            <text:p>0,0000020</text:p>
          </table:table-cell>
        </table:table-row>
        <table:table-row table:style-name="ro1">
          <table:table-cell table:style-name="ce14" office:value-type="float" office:value="131" calcext:value-type="float">
            <text:p>131</text:p>
          </table:table-cell>
          <table:table-cell table:style-name="ce14"/>
          <table:table-cell table:style-name="ce15" office:value-type="float" office:value="1.658760921" calcext:value-type="float">
            <text:p>1,66E+00</text:p>
          </table:table-cell>
          <table:table-cell table:style-name="ce15" office:value-type="float" office:value="-0.08784888442" calcext:value-type="float">
            <text:p>-8,78E-02</text:p>
          </table:table-cell>
          <table:table-cell table:style-name="ce15" office:value-type="float" office:value="-0.08785119655" calcext:value-type="float">
            <text:p>-8,79E-02</text:p>
          </table:table-cell>
          <table:table-cell table:style-name="ce16" table:formula="of:=[.$D133]-[.$E133]" office:value-type="float" office:value="0.00000231213000000119" calcext:value-type="float">
            <text:p>0,0000023</text:p>
          </table:table-cell>
        </table:table-row>
        <table:table-row table:style-name="ro1">
          <table:table-cell table:style-name="ce14" office:value-type="float" office:value="132" calcext:value-type="float">
            <text:p>132</text:p>
          </table:table-cell>
          <table:table-cell table:style-name="ce14"/>
          <table:table-cell table:style-name="ce15" office:value-type="float" office:value="1.671327292" calcext:value-type="float">
            <text:p>1,67E+00</text:p>
          </table:table-cell>
          <table:table-cell table:style-name="ce15" office:value-type="float" office:value="-0.1003590735" calcext:value-type="float">
            <text:p>-1,00E-01</text:p>
          </table:table-cell>
          <table:table-cell table:style-name="ce15" office:value-type="float" office:value="-0.1003617149" calcext:value-type="float">
            <text:p>-1,00E-01</text:p>
          </table:table-cell>
          <table:table-cell table:style-name="ce16" table:formula="of:=[.$D134]-[.$E134]" office:value-type="float" office:value="0.00000264140000000301" calcext:value-type="float">
            <text:p>0,0000026</text:p>
          </table:table-cell>
        </table:table-row>
        <table:table-row table:style-name="ro1">
          <table:table-cell table:style-name="ce14" office:value-type="float" office:value="133" calcext:value-type="float">
            <text:p>133</text:p>
          </table:table-cell>
          <table:table-cell table:style-name="ce14"/>
          <table:table-cell table:style-name="ce15" office:value-type="float" office:value="1.683893662" calcext:value-type="float">
            <text:p>1,68E+00</text:p>
          </table:table-cell>
          <table:table-cell table:style-name="ce15" office:value-type="float" office:value="-0.1128534146" calcext:value-type="float">
            <text:p>-1,13E-01</text:p>
          </table:table-cell>
          <table:table-cell table:style-name="ce15" office:value-type="float" office:value="-0.1128563849" calcext:value-type="float">
            <text:p>-1,13E-01</text:p>
          </table:table-cell>
          <table:table-cell table:style-name="ce16" table:formula="of:=[.$D135]-[.$E135]" office:value-type="float" office:value="0.00000297030000000198" calcext:value-type="float">
            <text:p>0,0000030</text:p>
          </table:table-cell>
        </table:table-row>
        <table:table-row table:style-name="ro1">
          <table:table-cell table:style-name="ce14" office:value-type="float" office:value="134" calcext:value-type="float">
            <text:p>134</text:p>
          </table:table-cell>
          <table:table-cell table:style-name="ce14"/>
          <table:table-cell table:style-name="ce15" office:value-type="float" office:value="1.696460033" calcext:value-type="float">
            <text:p>1,70E+00</text:p>
          </table:table-cell>
          <table:table-cell table:style-name="ce15" office:value-type="float" office:value="-0.125329935" calcext:value-type="float">
            <text:p>-1,25E-01</text:p>
          </table:table-cell>
          <table:table-cell table:style-name="ce15" office:value-type="float" office:value="-0.1253332336" calcext:value-type="float">
            <text:p>-1,25E-01</text:p>
          </table:table-cell>
          <table:table-cell table:style-name="ce16" table:formula="of:=[.$D136]-[.$E136]" office:value-type="float" office:value="0.00000329860000000681" calcext:value-type="float">
            <text:p>0,0000033</text:p>
          </table:table-cell>
        </table:table-row>
        <table:table-row table:style-name="ro1">
          <table:table-cell table:style-name="ce14" office:value-type="float" office:value="135" calcext:value-type="float">
            <text:p>135</text:p>
          </table:table-cell>
          <table:table-cell table:style-name="ce14"/>
          <table:table-cell table:style-name="ce15" office:value-type="float" office:value="1.709026404" calcext:value-type="float">
            <text:p>1,71E+00</text:p>
          </table:table-cell>
          <table:table-cell table:style-name="ce15" office:value-type="float" office:value="-0.1377866642" calcext:value-type="float">
            <text:p>-1,38E-01</text:p>
          </table:table-cell>
          <table:table-cell table:style-name="ce15" office:value-type="float" office:value="-0.1377902907" calcext:value-type="float">
            <text:p>-1,38E-01</text:p>
          </table:table-cell>
          <table:table-cell table:style-name="ce16" table:formula="of:=[.$D137]-[.$E137]" office:value-type="float" office:value="0.00000362650000002018" calcext:value-type="float">
            <text:p>0,0000036</text:p>
          </table:table-cell>
        </table:table-row>
        <table:table-row table:style-name="ro1">
          <table:table-cell table:style-name="ce14" office:value-type="float" office:value="136" calcext:value-type="float">
            <text:p>136</text:p>
          </table:table-cell>
          <table:table-cell table:style-name="ce14"/>
          <table:table-cell table:style-name="ce15" office:value-type="float" office:value="1.721592774" calcext:value-type="float">
            <text:p>1,72E+00</text:p>
          </table:table-cell>
          <table:table-cell table:style-name="ce15" office:value-type="float" office:value="-0.1502216354" calcext:value-type="float">
            <text:p>-1,50E-01</text:p>
          </table:table-cell>
          <table:table-cell table:style-name="ce15" office:value-type="float" office:value="-0.1502255891" calcext:value-type="float">
            <text:p>-1,50E-01</text:p>
          </table:table-cell>
          <table:table-cell table:style-name="ce16" table:formula="of:=[.$D138]-[.$E138]" office:value-type="float" office:value="0.00000395370000000339" calcext:value-type="float">
            <text:p>0,0000040</text:p>
          </table:table-cell>
        </table:table-row>
        <table:table-row table:style-name="ro1">
          <table:table-cell table:style-name="ce14" office:value-type="float" office:value="137" calcext:value-type="float">
            <text:p>137</text:p>
          </table:table-cell>
          <table:table-cell table:style-name="ce14"/>
          <table:table-cell table:style-name="ce15" office:value-type="float" office:value="1.734159145" calcext:value-type="float">
            <text:p>1,73E+00</text:p>
          </table:table-cell>
          <table:table-cell table:style-name="ce15" office:value-type="float" office:value="-0.1626328848" calcext:value-type="float">
            <text:p>-1,63E-01</text:p>
          </table:table-cell>
          <table:table-cell table:style-name="ce15" office:value-type="float" office:value="-0.1626371652" calcext:value-type="float">
            <text:p>-1,63E-01</text:p>
          </table:table-cell>
          <table:table-cell table:style-name="ce16" table:formula="of:=[.$D139]-[.$E139]" office:value-type="float" office:value="0.00000428040000000074" calcext:value-type="float">
            <text:p>0,0000043</text:p>
          </table:table-cell>
        </table:table-row>
        <table:table-row table:style-name="ro1">
          <table:table-cell table:style-name="ce14" office:value-type="float" office:value="138" calcext:value-type="float">
            <text:p>138</text:p>
          </table:table-cell>
          <table:table-cell table:style-name="ce14"/>
          <table:table-cell table:style-name="ce15" office:value-type="float" office:value="1.746725515" calcext:value-type="float">
            <text:p>1,75E+00</text:p>
          </table:table-cell>
          <table:table-cell table:style-name="ce15" office:value-type="float" office:value="-0.1750184526" calcext:value-type="float">
            <text:p>-1,75E-01</text:p>
          </table:table-cell>
          <table:table-cell table:style-name="ce15" office:value-type="float" office:value="-0.175023059" calcext:value-type="float">
            <text:p>-1,75E-01</text:p>
          </table:table-cell>
          <table:table-cell table:style-name="ce16" table:formula="of:=[.$D140]-[.$E140]" office:value-type="float" office:value="0.00000460639999999568" calcext:value-type="float">
            <text:p>0,0000046</text:p>
          </table:table-cell>
        </table:table-row>
        <table:table-row table:style-name="ro1">
          <table:table-cell table:style-name="ce14" office:value-type="float" office:value="139" calcext:value-type="float">
            <text:p>139</text:p>
          </table:table-cell>
          <table:table-cell table:style-name="ce14"/>
          <table:table-cell table:style-name="ce15" office:value-type="float" office:value="1.759291886" calcext:value-type="float">
            <text:p>1,76E+00</text:p>
          </table:table-cell>
          <table:table-cell table:style-name="ce15" office:value-type="float" office:value="-0.1873763829" calcext:value-type="float">
            <text:p>-1,87E-01</text:p>
          </table:table-cell>
          <table:table-cell table:style-name="ce15" office:value-type="float" office:value="-0.1873813146" calcext:value-type="float">
            <text:p>-1,87E-01</text:p>
          </table:table-cell>
          <table:table-cell table:style-name="ce16" table:formula="of:=[.$D141]-[.$E141]" office:value-type="float" office:value="0.00000493170000001597" calcext:value-type="float">
            <text:p>0,0000049</text:p>
          </table:table-cell>
        </table:table-row>
        <table:table-row table:style-name="ro1">
          <table:table-cell table:style-name="ce14" office:value-type="float" office:value="140" calcext:value-type="float">
            <text:p>140</text:p>
          </table:table-cell>
          <table:table-cell table:style-name="ce14"/>
          <table:table-cell table:style-name="ce15" office:value-type="float" office:value="1.771858257" calcext:value-type="float">
            <text:p>1,77E+00</text:p>
          </table:table-cell>
          <table:table-cell table:style-name="ce15" office:value-type="float" office:value="-0.1997047244" calcext:value-type="float">
            <text:p>-2,00E-01</text:p>
          </table:table-cell>
          <table:table-cell table:style-name="ce15" office:value-type="float" office:value="-0.1997099805" calcext:value-type="float">
            <text:p>-2,00E-01</text:p>
          </table:table-cell>
          <table:table-cell table:style-name="ce16" table:formula="of:=[.$D142]-[.$E142]" office:value-type="float" office:value="0.00000525609999998955" calcext:value-type="float">
            <text:p>0,0000053</text:p>
          </table:table-cell>
        </table:table-row>
        <table:table-row table:style-name="ro1">
          <table:table-cell table:style-name="ce14" office:value-type="float" office:value="141" calcext:value-type="float">
            <text:p>141</text:p>
          </table:table-cell>
          <table:table-cell table:style-name="ce14"/>
          <table:table-cell table:style-name="ce15" office:value-type="float" office:value="1.784424627" calcext:value-type="float">
            <text:p>1,78E+00</text:p>
          </table:table-cell>
          <table:table-cell table:style-name="ce15" office:value-type="float" office:value="-0.2120015302" calcext:value-type="float">
            <text:p>-2,12E-01</text:p>
          </table:table-cell>
          <table:table-cell table:style-name="ce15" office:value-type="float" office:value="-0.2120071099" calcext:value-type="float">
            <text:p>-2,12E-01</text:p>
          </table:table-cell>
          <table:table-cell table:style-name="ce16" table:formula="of:=[.$D143]-[.$E143]" office:value-type="float" office:value="0.00000557970000000796" calcext:value-type="float">
            <text:p>0,0000056</text:p>
          </table:table-cell>
        </table:table-row>
        <table:table-row table:style-name="ro1">
          <table:table-cell table:style-name="ce14" office:value-type="float" office:value="142" calcext:value-type="float">
            <text:p>142</text:p>
          </table:table-cell>
          <table:table-cell table:style-name="ce14"/>
          <table:table-cell table:style-name="ce15" office:value-type="float" office:value="1.796990998" calcext:value-type="float">
            <text:p>1,80E+00</text:p>
          </table:table-cell>
          <table:table-cell table:style-name="ce15" office:value-type="float" office:value="-0.2242648584" calcext:value-type="float">
            <text:p>-2,24E-01</text:p>
          </table:table-cell>
          <table:table-cell table:style-name="ce15" office:value-type="float" office:value="-0.2242707609" calcext:value-type="float">
            <text:p>-2,24E-01</text:p>
          </table:table-cell>
          <table:table-cell table:style-name="ce16" table:formula="of:=[.$D144]-[.$E144]" office:value-type="float" office:value="0.00000590249999998793" calcext:value-type="float">
            <text:p>0,0000059</text:p>
          </table:table-cell>
        </table:table-row>
        <table:table-row table:style-name="ro1">
          <table:table-cell table:style-name="ce14" office:value-type="float" office:value="143" calcext:value-type="float">
            <text:p>143</text:p>
          </table:table-cell>
          <table:table-cell table:style-name="ce14"/>
          <table:table-cell table:style-name="ce15" office:value-type="float" office:value="1.809557368" calcext:value-type="float">
            <text:p>1,81E+00</text:p>
          </table:table-cell>
          <table:table-cell table:style-name="ce15" office:value-type="float" office:value="-0.2364927727" calcext:value-type="float">
            <text:p>-2,36E-01</text:p>
          </table:table-cell>
          <table:table-cell table:style-name="ce15" office:value-type="float" office:value="-0.236498997" calcext:value-type="float">
            <text:p>-2,36E-01</text:p>
          </table:table-cell>
          <table:table-cell table:style-name="ce16" table:formula="of:=[.$D145]-[.$E145]" office:value-type="float" office:value="0.00000622429999999619" calcext:value-type="float">
            <text:p>0,0000062</text:p>
          </table:table-cell>
        </table:table-row>
        <table:table-row table:style-name="ro1">
          <table:table-cell table:style-name="ce14" office:value-type="float" office:value="144" calcext:value-type="float">
            <text:p>144</text:p>
          </table:table-cell>
          <table:table-cell table:style-name="ce14"/>
          <table:table-cell table:style-name="ce15" office:value-type="float" office:value="1.822123739" calcext:value-type="float">
            <text:p>1,82E+00</text:p>
          </table:table-cell>
          <table:table-cell table:style-name="ce15" office:value-type="float" office:value="-0.248683342" calcext:value-type="float">
            <text:p>-2,49E-01</text:p>
          </table:table-cell>
          <table:table-cell table:style-name="ce15" office:value-type="float" office:value="-0.2486898872" calcext:value-type="float">
            <text:p>-2,49E-01</text:p>
          </table:table-cell>
          <table:table-cell table:style-name="ce16" table:formula="of:=[.$D146]-[.$E146]" office:value-type="float" office:value="0.00000654520000001324" calcext:value-type="float">
            <text:p>0,0000065</text:p>
          </table:table-cell>
        </table:table-row>
        <table:table-row table:style-name="ro1"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5" office:value-type="float" office:value="1.83469011" calcext:value-type="float">
            <text:p>1,83E+00</text:p>
          </table:table-cell>
          <table:table-cell table:style-name="ce15" office:value-type="float" office:value="-0.2608346413" calcext:value-type="float">
            <text:p>-2,61E-01</text:p>
          </table:table-cell>
          <table:table-cell table:style-name="ce15" office:value-type="float" office:value="-0.2608415063" calcext:value-type="float">
            <text:p>-2,61E-01</text:p>
          </table:table-cell>
          <table:table-cell table:style-name="ce16" table:formula="of:=[.$D147]-[.$E147]" office:value-type="float" office:value="0.00000686500000002255" calcext:value-type="float">
            <text:p>0,0000069</text:p>
          </table:table-cell>
        </table:table-row>
        <table:table-row table:style-name="ro1">
          <table:table-cell table:style-name="ce14" office:value-type="float" office:value="146" calcext:value-type="float">
            <text:p>146</text:p>
          </table:table-cell>
          <table:table-cell table:style-name="ce14"/>
          <table:table-cell table:style-name="ce15" office:value-type="float" office:value="1.84725648" calcext:value-type="float">
            <text:p>1,85E+00</text:p>
          </table:table-cell>
          <table:table-cell table:style-name="ce15" office:value-type="float" office:value="-0.2729447518" calcext:value-type="float">
            <text:p>-2,73E-01</text:p>
          </table:table-cell>
          <table:table-cell table:style-name="ce15" office:value-type="float" office:value="-0.2729519355" calcext:value-type="float">
            <text:p>-2,73E-01</text:p>
          </table:table-cell>
          <table:table-cell table:style-name="ce16" table:formula="of:=[.$D148]-[.$E148]" office:value-type="float" office:value="0.00000718370000002411" calcext:value-type="float">
            <text:p>0,0000072</text:p>
          </table:table-cell>
        </table:table-row>
        <table:table-row table:style-name="ro1">
          <table:table-cell table:style-name="ce14" office:value-type="float" office:value="147" calcext:value-type="float">
            <text:p>147</text:p>
          </table:table-cell>
          <table:table-cell table:style-name="ce14"/>
          <table:table-cell table:style-name="ce15" office:value-type="float" office:value="1.859822851" calcext:value-type="float">
            <text:p>1,86E+00</text:p>
          </table:table-cell>
          <table:table-cell table:style-name="ce15" office:value-type="float" office:value="-0.2850117611" calcext:value-type="float">
            <text:p>-2,85E-01</text:p>
          </table:table-cell>
          <table:table-cell table:style-name="ce15" office:value-type="float" office:value="-0.2850192625" calcext:value-type="float">
            <text:p>-2,85E-01</text:p>
          </table:table-cell>
          <table:table-cell table:style-name="ce16" table:formula="of:=[.$D149]-[.$E149]" office:value-type="float" office:value="0.00000750140000005395" calcext:value-type="float">
            <text:p>0,0000075</text:p>
          </table:table-cell>
        </table:table-row>
        <table:table-row table:style-name="ro1">
          <table:table-cell table:style-name="ce14" office:value-type="float" office:value="148" calcext:value-type="float">
            <text:p>148</text:p>
          </table:table-cell>
          <table:table-cell table:style-name="ce14"/>
          <table:table-cell table:style-name="ce15" office:value-type="float" office:value="1.872389222" calcext:value-type="float">
            <text:p>1,87E+00</text:p>
          </table:table-cell>
          <table:table-cell table:style-name="ce15" office:value-type="float" office:value="-0.2970337638" calcext:value-type="float">
            <text:p>-2,97E-01</text:p>
          </table:table-cell>
          <table:table-cell table:style-name="ce15" office:value-type="float" office:value="-0.2970415816" calcext:value-type="float">
            <text:p>-2,97E-01</text:p>
          </table:table-cell>
          <table:table-cell table:style-name="ce16" table:formula="of:=[.$D150]-[.$E150]" office:value-type="float" office:value="0.00000781779999997623" calcext:value-type="float">
            <text:p>0,0000078</text:p>
          </table:table-cell>
        </table:table-row>
        <table:table-row table:style-name="ro1">
          <table:table-cell table:style-name="ce14" office:value-type="float" office:value="149" calcext:value-type="float">
            <text:p>149</text:p>
          </table:table-cell>
          <table:table-cell table:style-name="ce14"/>
          <table:table-cell table:style-name="ce15" office:value-type="float" office:value="1.884955592" calcext:value-type="float">
            <text:p>1,88E+00</text:p>
          </table:table-cell>
          <table:table-cell table:style-name="ce15" office:value-type="float" office:value="-0.3090088614" calcext:value-type="float">
            <text:p>-3,09E-01</text:p>
          </table:table-cell>
          <table:table-cell table:style-name="ce15" office:value-type="float" office:value="-0.3090169944" calcext:value-type="float">
            <text:p>-3,09E-01</text:p>
          </table:table-cell>
          <table:table-cell table:style-name="ce16" table:formula="of:=[.$D151]-[.$E151]" office:value-type="float" office:value="0.00000813300000002126" calcext:value-type="float">
            <text:p>0,0000081</text:p>
          </table:table-cell>
        </table:table-row>
        <table:table-row table:style-name="ro1">
          <table:table-cell table:style-name="ce14" office:value-type="float" office:value="150" calcext:value-type="float">
            <text:p>150</text:p>
          </table:table-cell>
          <table:table-cell table:style-name="ce14"/>
          <table:table-cell table:style-name="ce15" office:value-type="float" office:value="1.897521963" calcext:value-type="float">
            <text:p>1,90E+00</text:p>
          </table:table-cell>
          <table:table-cell table:style-name="ce15" office:value-type="float" office:value="-0.320935163" calcext:value-type="float">
            <text:p>-3,21E-01</text:p>
          </table:table-cell>
          <table:table-cell table:style-name="ce15" office:value-type="float" office:value="-0.3209436098" calcext:value-type="float">
            <text:p>-3,21E-01</text:p>
          </table:table-cell>
          <table:table-cell table:style-name="ce16" table:formula="of:=[.$D152]-[.$E152]" office:value-type="float" office:value="0.00000844680000000597" calcext:value-type="float">
            <text:p>0,0000084</text:p>
          </table:table-cell>
        </table:table-row>
        <table:table-row table:style-name="ro1">
          <table:table-cell table:style-name="ce14" office:value-type="float" office:value="151" calcext:value-type="float">
            <text:p>151</text:p>
          </table:table-cell>
          <table:table-cell table:style-name="ce14"/>
          <table:table-cell table:style-name="ce15" office:value-type="float" office:value="1.910088333" calcext:value-type="float">
            <text:p>1,91E+00</text:p>
          </table:table-cell>
          <table:table-cell table:style-name="ce15" office:value-type="float" office:value="-0.3328107851" calcext:value-type="float">
            <text:p>-3,33E-01</text:p>
          </table:table-cell>
          <table:table-cell table:style-name="ce15" office:value-type="float" office:value="-0.3328195445" calcext:value-type="float">
            <text:p>-3,33E-01</text:p>
          </table:table-cell>
          <table:table-cell table:style-name="ce16" table:formula="of:=[.$D153]-[.$E153]" office:value-type="float" office:value="0.00000875940000000242" calcext:value-type="float">
            <text:p>0,0000088</text:p>
          </table:table-cell>
        </table:table-row>
        <table:table-row table:style-name="ro1">
          <table:table-cell table:style-name="ce14" office:value-type="float" office:value="152" calcext:value-type="float">
            <text:p>152</text:p>
          </table:table-cell>
          <table:table-cell table:style-name="ce14"/>
          <table:table-cell table:style-name="ce15" office:value-type="float" office:value="1.922654704" calcext:value-type="float">
            <text:p>1,92E+00</text:p>
          </table:table-cell>
          <table:table-cell table:style-name="ce15" office:value-type="float" office:value="-0.3446338526" calcext:value-type="float">
            <text:p>-3,45E-01</text:p>
          </table:table-cell>
          <table:table-cell table:style-name="ce15" office:value-type="float" office:value="-0.3446429232" calcext:value-type="float">
            <text:p>-3,45E-01</text:p>
          </table:table-cell>
          <table:table-cell table:style-name="ce16" table:formula="of:=[.$D154]-[.$E154]" office:value-type="float" office:value="0.00000907059999999404" calcext:value-type="float">
            <text:p>0,0000091</text:p>
          </table:table-cell>
        </table:table-row>
        <table:table-row table:style-name="ro1">
          <table:table-cell table:style-name="ce14" office:value-type="float" office:value="153" calcext:value-type="float">
            <text:p>153</text:p>
          </table:table-cell>
          <table:table-cell table:style-name="ce14"/>
          <table:table-cell table:style-name="ce15" office:value-type="float" office:value="1.935221075" calcext:value-type="float">
            <text:p>1,94E+00</text:p>
          </table:table-cell>
          <table:table-cell table:style-name="ce15" office:value-type="float" office:value="-0.3564024984" calcext:value-type="float">
            <text:p>-3,56E-01</text:p>
          </table:table-cell>
          <table:table-cell table:style-name="ce15" office:value-type="float" office:value="-0.3564118787" calcext:value-type="float">
            <text:p>-3,56E-01</text:p>
          </table:table-cell>
          <table:table-cell table:style-name="ce16" table:formula="of:=[.$D155]-[.$E155]" office:value-type="float" office:value="0.0000093803000000281" calcext:value-type="float">
            <text:p>0,0000094</text:p>
          </table:table-cell>
        </table:table-row>
        <table:table-row table:style-name="ro1">
          <table:table-cell table:style-name="ce14" office:value-type="float" office:value="154" calcext:value-type="float">
            <text:p>154</text:p>
          </table:table-cell>
          <table:table-cell table:style-name="ce14"/>
          <table:table-cell table:style-name="ce15" office:value-type="float" office:value="1.947787445" calcext:value-type="float">
            <text:p>1,95E+00</text:p>
          </table:table-cell>
          <table:table-cell table:style-name="ce15" office:value-type="float" office:value="-0.3681148641" calcext:value-type="float">
            <text:p>-3,68E-01</text:p>
          </table:table-cell>
          <table:table-cell table:style-name="ce15" office:value-type="float" office:value="-0.3681245527" calcext:value-type="float">
            <text:p>-3,68E-01</text:p>
          </table:table-cell>
          <table:table-cell table:style-name="ce16" table:formula="of:=[.$D156]-[.$E156]" office:value-type="float" office:value="0.00000968860000000182" calcext:value-type="float">
            <text:p>0,0000097</text:p>
          </table:table-cell>
        </table:table-row>
        <table:table-row table:style-name="ro1">
          <table:table-cell table:style-name="ce14" office:value-type="float" office:value="155" calcext:value-type="float">
            <text:p>155</text:p>
          </table:table-cell>
          <table:table-cell table:style-name="ce14"/>
          <table:table-cell table:style-name="ce15" office:value-type="float" office:value="1.960353816" calcext:value-type="float">
            <text:p>1,96E+00</text:p>
          </table:table-cell>
          <table:table-cell table:style-name="ce15" office:value-type="float" office:value="-0.3797691002" calcext:value-type="float">
            <text:p>-3,80E-01</text:p>
          </table:table-cell>
          <table:table-cell table:style-name="ce15" office:value-type="float" office:value="-0.3797790955" calcext:value-type="float">
            <text:p>-3,80E-01</text:p>
          </table:table-cell>
          <table:table-cell table:style-name="ce16" table:formula="of:=[.$D157]-[.$E157]" office:value-type="float" office:value="0.0000099953000000097" calcext:value-type="float">
            <text:p>0,0000100</text:p>
          </table:table-cell>
        </table:table-row>
        <table:table-row table:style-name="ro1">
          <table:table-cell table:style-name="ce14" office:value-type="float" office:value="156" calcext:value-type="float">
            <text:p>156</text:p>
          </table:table-cell>
          <table:table-cell table:style-name="ce14"/>
          <table:table-cell table:style-name="ce15" office:value-type="float" office:value="1.972920186" calcext:value-type="float">
            <text:p>1,97E+00</text:p>
          </table:table-cell>
          <table:table-cell table:style-name="ce15" office:value-type="float" office:value="-0.3913633664" calcext:value-type="float">
            <text:p>-3,91E-01</text:p>
          </table:table-cell>
          <table:table-cell table:style-name="ce15" office:value-type="float" office:value="-0.3913736668" calcext:value-type="float">
            <text:p>-3,91E-01</text:p>
          </table:table-cell>
          <table:table-cell table:style-name="ce16" table:formula="of:=[.$D158]-[.$E158]" office:value-type="float" office:value="0.0000103003999999962" calcext:value-type="float">
            <text:p>0,0000103</text:p>
          </table:table-cell>
        </table:table-row>
        <table:table-row table:style-name="ro1">
          <table:table-cell table:style-name="ce14" office:value-type="float" office:value="157" calcext:value-type="float">
            <text:p>157</text:p>
          </table:table-cell>
          <table:table-cell table:style-name="ce14"/>
          <table:table-cell table:style-name="ce15" office:value-type="float" office:value="1.985486557" calcext:value-type="float">
            <text:p>1,99E+00</text:p>
          </table:table-cell>
          <table:table-cell table:style-name="ce15" office:value-type="float" office:value="-0.4028958317" calcext:value-type="float">
            <text:p>-4,03E-01</text:p>
          </table:table-cell>
          <table:table-cell table:style-name="ce15" office:value-type="float" office:value="-0.4029064357" calcext:value-type="float">
            <text:p>-4,03E-01</text:p>
          </table:table-cell>
          <table:table-cell table:style-name="ce16" table:formula="of:=[.$D159]-[.$E159]" office:value-type="float" office:value="0.0000106039999999696" calcext:value-type="float">
            <text:p>0,0000106</text:p>
          </table:table-cell>
        </table:table-row>
        <table:table-row table:style-name="ro1"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5" office:value-type="float" office:value="1.998052928" calcext:value-type="float">
            <text:p>2,00E+00</text:p>
          </table:table-cell>
          <table:table-cell table:style-name="ce15" office:value-type="float" office:value="-0.4143646752" calcext:value-type="float">
            <text:p>-4,14E-01</text:p>
          </table:table-cell>
          <table:table-cell table:style-name="ce15" office:value-type="float" office:value="-0.414375581" calcext:value-type="float">
            <text:p>-4,14E-01</text:p>
          </table:table-cell>
          <table:table-cell table:style-name="ce16" table:formula="of:=[.$D160]-[.$E160]" office:value-type="float" office:value="0.0000109057999999607" calcext:value-type="float">
            <text:p>0,0000109</text:p>
          </table:table-cell>
        </table:table-row>
        <table:table-row table:style-name="ro1">
          <table:table-cell table:style-name="ce14" office:value-type="float" office:value="159" calcext:value-type="float">
            <text:p>159</text:p>
          </table:table-cell>
          <table:table-cell table:style-name="ce14"/>
          <table:table-cell table:style-name="ce15" office:value-type="float" office:value="2.010619298" calcext:value-type="float">
            <text:p>2,01E+00</text:p>
          </table:table-cell>
          <table:table-cell table:style-name="ce15" office:value-type="float" office:value="-0.4257680856" calcext:value-type="float">
            <text:p>-4,26E-01</text:p>
          </table:table-cell>
          <table:table-cell table:style-name="ce15" office:value-type="float" office:value="-0.4257792916" calcext:value-type="float">
            <text:p>-4,26E-01</text:p>
          </table:table-cell>
          <table:table-cell table:style-name="ce16" table:formula="of:=[.$D161]-[.$E161]" office:value-type="float" office:value="0.0000112059999999858" calcext:value-type="float">
            <text:p>0,0000112</text:p>
          </table:table-cell>
        </table:table-row>
        <table:table-row table:style-name="ro1">
          <table:table-cell table:style-name="ce14" office:value-type="float" office:value="160" calcext:value-type="float">
            <text:p>160</text:p>
          </table:table-cell>
          <table:table-cell table:style-name="ce14"/>
          <table:table-cell table:style-name="ce15" office:value-type="float" office:value="2.023185669" calcext:value-type="float">
            <text:p>2,02E+00</text:p>
          </table:table-cell>
          <table:table-cell table:style-name="ce15" office:value-type="float" office:value="-0.4371042623" calcext:value-type="float">
            <text:p>-4,37E-01</text:p>
          </table:table-cell>
          <table:table-cell table:style-name="ce15" office:value-type="float" office:value="-0.4371157667" calcext:value-type="float">
            <text:p>-4,37E-01</text:p>
          </table:table-cell>
          <table:table-cell table:style-name="ce16" table:formula="of:=[.$D162]-[.$E162]" office:value-type="float" office:value="0.0000115044000000286" calcext:value-type="float">
            <text:p>0,0000115</text:p>
          </table:table-cell>
        </table:table-row>
        <table:table-row table:style-name="ro1">
          <table:table-cell table:style-name="ce14" office:value-type="float" office:value="161" calcext:value-type="float">
            <text:p>161</text:p>
          </table:table-cell>
          <table:table-cell table:style-name="ce14"/>
          <table:table-cell table:style-name="ce15" office:value-type="float" office:value="2.03575204" calcext:value-type="float">
            <text:p>2,04E+00</text:p>
          </table:table-cell>
          <table:table-cell table:style-name="ce15" office:value-type="float" office:value="-0.4483714152" calcext:value-type="float">
            <text:p>-4,48E-01</text:p>
          </table:table-cell>
          <table:table-cell table:style-name="ce15" office:value-type="float" office:value="-0.4483832161" calcext:value-type="float">
            <text:p>-4,48E-01</text:p>
          </table:table-cell>
          <table:table-cell table:style-name="ce16" table:formula="of:=[.$D163]-[.$E163]" office:value-type="float" office:value="0.0000118009000000252" calcext:value-type="float">
            <text:p>0,0000118</text:p>
          </table:table-cell>
        </table:table-row>
        <table:table-row table:style-name="ro1">
          <table:table-cell table:style-name="ce14" office:value-type="float" office:value="162" calcext:value-type="float">
            <text:p>162</text:p>
          </table:table-cell>
          <table:table-cell table:style-name="ce14"/>
          <table:table-cell table:style-name="ce15" office:value-type="float" office:value="2.04831841" calcext:value-type="float">
            <text:p>2,05E+00</text:p>
          </table:table-cell>
          <table:table-cell table:style-name="ce15" office:value-type="float" office:value="-0.4595677651" calcext:value-type="float">
            <text:p>-4,60E-01</text:p>
          </table:table-cell>
          <table:table-cell table:style-name="ce15" office:value-type="float" office:value="-0.4595798606" calcext:value-type="float">
            <text:p>-4,60E-01</text:p>
          </table:table-cell>
          <table:table-cell table:style-name="ce16" table:formula="of:=[.$D164]-[.$E164]" office:value-type="float" office:value="0.0000120954999999756" calcext:value-type="float">
            <text:p>0,0000121</text:p>
          </table:table-cell>
        </table:table-row>
        <table:table-row table:style-name="ro1">
          <table:table-cell table:style-name="ce14" office:value-type="float" office:value="163" calcext:value-type="float">
            <text:p>163</text:p>
          </table:table-cell>
          <table:table-cell table:style-name="ce14"/>
          <table:table-cell table:style-name="ce15" office:value-type="float" office:value="2.060884781" calcext:value-type="float">
            <text:p>2,06E+00</text:p>
          </table:table-cell>
          <table:table-cell table:style-name="ce15" office:value-type="float" office:value="-0.4706915438" calcext:value-type="float">
            <text:p>-4,71E-01</text:p>
          </table:table-cell>
          <table:table-cell table:style-name="ce15" office:value-type="float" office:value="-0.4707039322" calcext:value-type="float">
            <text:p>-4,71E-01</text:p>
          </table:table-cell>
          <table:table-cell table:style-name="ce16" table:formula="of:=[.$D165]-[.$E165]" office:value-type="float" office:value="0.0000123884000000074" calcext:value-type="float">
            <text:p>0,0000124</text:p>
          </table:table-cell>
        </table:table-row>
        <table:table-row table:style-name="ro1">
          <table:table-cell table:style-name="ce14" office:value-type="float" office:value="164" calcext:value-type="float">
            <text:p>164</text:p>
          </table:table-cell>
          <table:table-cell table:style-name="ce14"/>
          <table:table-cell table:style-name="ce15" office:value-type="float" office:value="2.073451151" calcext:value-type="float">
            <text:p>2,07E+00</text:p>
          </table:table-cell>
          <table:table-cell table:style-name="ce15" office:value-type="float" office:value="-0.481740995" calcext:value-type="float">
            <text:p>-4,82E-01</text:p>
          </table:table-cell>
          <table:table-cell table:style-name="ce15" office:value-type="float" office:value="-0.4817536741" calcext:value-type="float">
            <text:p>-4,82E-01</text:p>
          </table:table-cell>
          <table:table-cell table:style-name="ce16" table:formula="of:=[.$D166]-[.$E166]" office:value-type="float" office:value="0.0000126791000000237" calcext:value-type="float">
            <text:p>0,0000127</text:p>
          </table:table-cell>
        </table:table-row>
        <table:table-row table:style-name="ro1">
          <table:table-cell table:style-name="ce14" office:value-type="float" office:value="165" calcext:value-type="float">
            <text:p>165</text:p>
          </table:table-cell>
          <table:table-cell table:style-name="ce14"/>
          <table:table-cell table:style-name="ce15" office:value-type="float" office:value="2.086017522" calcext:value-type="float">
            <text:p>2,09E+00</text:p>
          </table:table-cell>
          <table:table-cell table:style-name="ce15" office:value-type="float" office:value="-0.4927143736" calcext:value-type="float">
            <text:p>-4,93E-01</text:p>
          </table:table-cell>
          <table:table-cell table:style-name="ce15" office:value-type="float" office:value="-0.4927273415" calcext:value-type="float">
            <text:p>-4,93E-01</text:p>
          </table:table-cell>
          <table:table-cell table:style-name="ce16" table:formula="of:=[.$D167]-[.$E167]" office:value-type="float" office:value="0.0000129678999999938" calcext:value-type="float">
            <text:p>0,0000130</text:p>
          </table:table-cell>
        </table:table-row>
        <table:table-row table:style-name="ro1">
          <table:table-cell table:style-name="ce14" office:value-type="float" office:value="166" calcext:value-type="float">
            <text:p>166</text:p>
          </table:table-cell>
          <table:table-cell table:style-name="ce14"/>
          <table:table-cell table:style-name="ce15" office:value-type="float" office:value="2.098583893" calcext:value-type="float">
            <text:p>2,10E+00</text:p>
          </table:table-cell>
          <table:table-cell table:style-name="ce15" office:value-type="float" office:value="-0.5036099469" calcext:value-type="float">
            <text:p>-5,04E-01</text:p>
          </table:table-cell>
          <table:table-cell table:style-name="ce15" office:value-type="float" office:value="-0.5036232016" calcext:value-type="float">
            <text:p>-5,04E-01</text:p>
          </table:table-cell>
          <table:table-cell table:style-name="ce16" table:formula="of:=[.$D168]-[.$E168]" office:value-type="float" office:value="0.0000132547000000205" calcext:value-type="float">
            <text:p>0,0000133</text:p>
          </table:table-cell>
        </table:table-row>
        <table:table-row table:style-name="ro1">
          <table:table-cell table:style-name="ce14" office:value-type="float" office:value="167" calcext:value-type="float">
            <text:p>167</text:p>
          </table:table-cell>
          <table:table-cell table:style-name="ce14"/>
          <table:table-cell table:style-name="ce15" office:value-type="float" office:value="2.111150263" calcext:value-type="float">
            <text:p>2,11E+00</text:p>
          </table:table-cell>
          <table:table-cell table:style-name="ce15" office:value-type="float" office:value="-0.5144259944" calcext:value-type="float">
            <text:p>-5,14E-01</text:p>
          </table:table-cell>
          <table:table-cell table:style-name="ce15" office:value-type="float" office:value="-0.5144395338" calcext:value-type="float">
            <text:p>-5,14E-01</text:p>
          </table:table-cell>
          <table:table-cell table:style-name="ce16" table:formula="of:=[.$D169]-[.$E169]" office:value-type="float" office:value="0.0000135394000000399" calcext:value-type="float">
            <text:p>0,0000135</text:p>
          </table:table-cell>
        </table:table-row>
        <table:table-row table:style-name="ro1">
          <table:table-cell table:style-name="ce14" office:value-type="float" office:value="168" calcext:value-type="float">
            <text:p>168</text:p>
          </table:table-cell>
          <table:table-cell table:style-name="ce14"/>
          <table:table-cell table:style-name="ce15" office:value-type="float" office:value="2.123716634" calcext:value-type="float">
            <text:p>2,12E+00</text:p>
          </table:table-cell>
          <table:table-cell table:style-name="ce15" office:value-type="float" office:value="-0.525160808" calcext:value-type="float">
            <text:p>-5,25E-01</text:p>
          </table:table-cell>
          <table:table-cell table:style-name="ce15" office:value-type="float" office:value="-0.52517463" calcext:value-type="float">
            <text:p>-5,25E-01</text:p>
          </table:table-cell>
          <table:table-cell table:style-name="ce16" table:formula="of:=[.$D170]-[.$E170]" office:value-type="float" office:value="0.0000138219999999967" calcext:value-type="float">
            <text:p>0,0000138</text:p>
          </table:table-cell>
        </table:table-row>
        <table:table-row table:style-name="ro1">
          <table:table-cell table:style-name="ce14" office:value-type="float" office:value="169" calcext:value-type="float">
            <text:p>169</text:p>
          </table:table-cell>
          <table:table-cell table:style-name="ce14"/>
          <table:table-cell table:style-name="ce15" office:value-type="float" office:value="2.136283004" calcext:value-type="float">
            <text:p>2,14E+00</text:p>
          </table:table-cell>
          <table:table-cell table:style-name="ce15" office:value-type="float" office:value="-0.5358126927" calcext:value-type="float">
            <text:p>-5,36E-01</text:p>
          </table:table-cell>
          <table:table-cell table:style-name="ce15" office:value-type="float" office:value="-0.535826795" calcext:value-type="float">
            <text:p>-5,36E-01</text:p>
          </table:table-cell>
          <table:table-cell table:style-name="ce16" table:formula="of:=[.$D171]-[.$E171]" office:value-type="float" office:value="0.0000141022999999851" calcext:value-type="float">
            <text:p>0,0000141</text:p>
          </table:table-cell>
        </table:table-row>
        <table:table-row table:style-name="ro1">
          <table:table-cell table:style-name="ce14" office:value-type="float" office:value="170" calcext:value-type="float">
            <text:p>170</text:p>
          </table:table-cell>
          <table:table-cell table:style-name="ce14"/>
          <table:table-cell table:style-name="ce15" office:value-type="float" office:value="2.148849375" calcext:value-type="float">
            <text:p>2,15E+00</text:p>
          </table:table-cell>
          <table:table-cell table:style-name="ce15" office:value-type="float" office:value="-0.5463799663" calcext:value-type="float">
            <text:p>-5,46E-01</text:p>
          </table:table-cell>
          <table:table-cell table:style-name="ce15" office:value-type="float" office:value="-0.5463943467" calcext:value-type="float">
            <text:p>-5,46E-01</text:p>
          </table:table-cell>
          <table:table-cell table:style-name="ce16" table:formula="of:=[.$D172]-[.$E172]" office:value-type="float" office:value="0.0000143803999999026" calcext:value-type="float">
            <text:p>0,0000144</text:p>
          </table:table-cell>
        </table:table-row>
        <table:table-row table:style-name="ro1">
          <table:table-cell table:style-name="ce14" office:value-type="float" office:value="171" calcext:value-type="float">
            <text:p>171</text:p>
          </table:table-cell>
          <table:table-cell table:style-name="ce14"/>
          <table:table-cell table:style-name="ce15" office:value-type="float" office:value="2.161415746" calcext:value-type="float">
            <text:p>2,16E+00</text:p>
          </table:table-cell>
          <table:table-cell table:style-name="ce15" office:value-type="float" office:value="-0.5568609602" calcext:value-type="float">
            <text:p>-5,57E-01</text:p>
          </table:table-cell>
          <table:table-cell table:style-name="ce15" office:value-type="float" office:value="-0.5568756165" calcext:value-type="float">
            <text:p>-5,57E-01</text:p>
          </table:table-cell>
          <table:table-cell table:style-name="ce16" table:formula="of:=[.$D173]-[.$E173]" office:value-type="float" office:value="0.0000146563000000821" calcext:value-type="float">
            <text:p>0,0000147</text:p>
          </table:table-cell>
        </table:table-row>
        <table:table-row table:style-name="ro1">
          <table:table-cell table:style-name="ce14" office:value-type="float" office:value="172" calcext:value-type="float">
            <text:p>172</text:p>
          </table:table-cell>
          <table:table-cell table:style-name="ce14"/>
          <table:table-cell table:style-name="ce15" office:value-type="float" office:value="2.173982116" calcext:value-type="float">
            <text:p>2,17E+00</text:p>
          </table:table-cell>
          <table:table-cell table:style-name="ce15" office:value-type="float" office:value="-0.5672540193" calcext:value-type="float">
            <text:p>-5,67E-01</text:p>
          </table:table-cell>
          <table:table-cell table:style-name="ce15" office:value-type="float" office:value="-0.5672689491" calcext:value-type="float">
            <text:p>-5,67E-01</text:p>
          </table:table-cell>
          <table:table-cell table:style-name="ce16" table:formula="of:=[.$D174]-[.$E174]" office:value-type="float" office:value="0.0000149298000000631" calcext:value-type="float">
            <text:p>0,0000149</text:p>
          </table:table-cell>
        </table:table-row>
        <table:table-row table:style-name="ro1"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5" office:value-type="float" office:value="2.186548487" calcext:value-type="float">
            <text:p>2,19E+00</text:p>
          </table:table-cell>
          <table:table-cell table:style-name="ce15" office:value-type="float" office:value="-0.5775575024" calcext:value-type="float">
            <text:p>-5,78E-01</text:p>
          </table:table-cell>
          <table:table-cell table:style-name="ce15" office:value-type="float" office:value="-0.5775727034" calcext:value-type="float">
            <text:p>-5,78E-01</text:p>
          </table:table-cell>
          <table:table-cell table:style-name="ce16" table:formula="of:=[.$D175]-[.$E175]" office:value-type="float" office:value="0.0000152009999999647" calcext:value-type="float">
            <text:p>0,0000152</text:p>
          </table:table-cell>
        </table:table-row>
        <table:table-row table:style-name="ro1">
          <table:table-cell table:style-name="ce14" office:value-type="float" office:value="174" calcext:value-type="float">
            <text:p>174</text:p>
          </table:table-cell>
          <table:table-cell table:style-name="ce14"/>
          <table:table-cell table:style-name="ce15" office:value-type="float" office:value="2.199114858" calcext:value-type="float">
            <text:p>2,20E+00</text:p>
          </table:table-cell>
          <table:table-cell table:style-name="ce15" office:value-type="float" office:value="-0.5877697825" calcext:value-type="float">
            <text:p>-5,88E-01</text:p>
          </table:table-cell>
          <table:table-cell table:style-name="ce15" office:value-type="float" office:value="-0.5877852523" calcext:value-type="float">
            <text:p>-5,88E-01</text:p>
          </table:table-cell>
          <table:table-cell table:style-name="ce16" table:formula="of:=[.$D176]-[.$E176]" office:value-type="float" office:value="0.0000154698000000009" calcext:value-type="float">
            <text:p>0,0000155</text:p>
          </table:table-cell>
        </table:table-row>
        <table:table-row table:style-name="ro1">
          <table:table-cell table:style-name="ce14" office:value-type="float" office:value="175" calcext:value-type="float">
            <text:p>175</text:p>
          </table:table-cell>
          <table:table-cell table:style-name="ce14"/>
          <table:table-cell table:style-name="ce15" office:value-type="float" office:value="2.211681228" calcext:value-type="float">
            <text:p>2,21E+00</text:p>
          </table:table-cell>
          <table:table-cell table:style-name="ce15" office:value-type="float" office:value="-0.597889247" calcext:value-type="float">
            <text:p>-5,98E-01</text:p>
          </table:table-cell>
          <table:table-cell table:style-name="ce15" office:value-type="float" office:value="-0.5979049831" calcext:value-type="float">
            <text:p>-5,98E-01</text:p>
          </table:table-cell>
          <table:table-cell table:style-name="ce16" table:formula="of:=[.$D177]-[.$E177]" office:value-type="float" office:value="0.0000157361000000522" calcext:value-type="float">
            <text:p>0,0000157</text:p>
          </table:table-cell>
        </table:table-row>
        <table:table-row table:style-name="ro1">
          <table:table-cell table:style-name="ce14" office:value-type="float" office:value="176" calcext:value-type="float">
            <text:p>176</text:p>
          </table:table-cell>
          <table:table-cell table:style-name="ce14"/>
          <table:table-cell table:style-name="ce15" office:value-type="float" office:value="2.224247599" calcext:value-type="float">
            <text:p>2,22E+00</text:p>
          </table:table-cell>
          <table:table-cell table:style-name="ce15" office:value-type="float" office:value="-0.6079142977" calcext:value-type="float">
            <text:p>-6,08E-01</text:p>
          </table:table-cell>
          <table:table-cell table:style-name="ce15" office:value-type="float" office:value="-0.6079302977" calcext:value-type="float">
            <text:p>-6,08E-01</text:p>
          </table:table-cell>
          <table:table-cell table:style-name="ce16" table:formula="of:=[.$D178]-[.$E178]" office:value-type="float" office:value="0.000016000000000016" calcext:value-type="float">
            <text:p>0,0000160</text:p>
          </table:table-cell>
        </table:table-row>
        <table:table-row table:style-name="ro1">
          <table:table-cell table:style-name="ce14" office:value-type="float" office:value="177" calcext:value-type="float">
            <text:p>177</text:p>
          </table:table-cell>
          <table:table-cell table:style-name="ce14"/>
          <table:table-cell table:style-name="ce15" office:value-type="float" office:value="2.236813969" calcext:value-type="float">
            <text:p>2,24E+00</text:p>
          </table:table-cell>
          <table:table-cell table:style-name="ce15" office:value-type="float" office:value="-0.6178433518" calcext:value-type="float">
            <text:p>-6,18E-01</text:p>
          </table:table-cell>
          <table:table-cell table:style-name="ce15" office:value-type="float" office:value="-0.6178596131" calcext:value-type="float">
            <text:p>-6,18E-01</text:p>
          </table:table-cell>
          <table:table-cell table:style-name="ce16" table:formula="of:=[.$D179]-[.$E179]" office:value-type="float" office:value="0.0000162612999999867" calcext:value-type="float">
            <text:p>0,0000163</text:p>
          </table:table-cell>
        </table:table-row>
        <table:table-row table:style-name="ro1">
          <table:table-cell table:style-name="ce14" office:value-type="float" office:value="178" calcext:value-type="float">
            <text:p>178</text:p>
          </table:table-cell>
          <table:table-cell table:style-name="ce14"/>
          <table:table-cell table:style-name="ce15" office:value-type="float" office:value="2.24938034" calcext:value-type="float">
            <text:p>2,25E+00</text:p>
          </table:table-cell>
          <table:table-cell table:style-name="ce15" office:value-type="float" office:value="-0.6276748412" calcext:value-type="float">
            <text:p>-6,28E-01</text:p>
          </table:table-cell>
          <table:table-cell table:style-name="ce15" office:value-type="float" office:value="-0.6276913613" calcext:value-type="float">
            <text:p>-6,28E-01</text:p>
          </table:table-cell>
          <table:table-cell table:style-name="ce16" table:formula="of:=[.$D180]-[.$E180]" office:value-type="float" office:value="0.0000165200999999726" calcext:value-type="float">
            <text:p>0,0000165</text:p>
          </table:table-cell>
        </table:table-row>
        <table:table-row table:style-name="ro1">
          <table:table-cell table:style-name="ce14" office:value-type="float" office:value="179" calcext:value-type="float">
            <text:p>179</text:p>
          </table:table-cell>
          <table:table-cell table:style-name="ce14"/>
          <table:table-cell table:style-name="ce15" office:value-type="float" office:value="2.261946711" calcext:value-type="float">
            <text:p>2,26E+00</text:p>
          </table:table-cell>
          <table:table-cell table:style-name="ce15" office:value-type="float" office:value="-0.6374072136" calcext:value-type="float">
            <text:p>-6,37E-01</text:p>
          </table:table-cell>
          <table:table-cell table:style-name="ce15" office:value-type="float" office:value="-0.6374239897" calcext:value-type="float">
            <text:p>-6,37E-01</text:p>
          </table:table-cell>
          <table:table-cell table:style-name="ce16" table:formula="of:=[.$D181]-[.$E181]" office:value-type="float" office:value="0.0000167760999999489" calcext:value-type="float">
            <text:p>0,0000168</text:p>
          </table:table-cell>
        </table:table-row>
        <table:table-row table:style-name="ro1">
          <table:table-cell table:style-name="ce14" office:value-type="float" office:value="180" calcext:value-type="float">
            <text:p>180</text:p>
          </table:table-cell>
          <table:table-cell table:style-name="ce14"/>
          <table:table-cell table:style-name="ce15" office:value-type="float" office:value="2.274513081" calcext:value-type="float">
            <text:p>2,27E+00</text:p>
          </table:table-cell>
          <table:table-cell table:style-name="ce15" office:value-type="float" office:value="-0.6470389319" calcext:value-type="float">
            <text:p>-6,47E-01</text:p>
          </table:table-cell>
          <table:table-cell table:style-name="ce15" office:value-type="float" office:value="-0.6470559616" calcext:value-type="float">
            <text:p>-6,47E-01</text:p>
          </table:table-cell>
          <table:table-cell table:style-name="ce16" table:formula="of:=[.$D182]-[.$E182]" office:value-type="float" office:value="0.0000170296999999486" calcext:value-type="float">
            <text:p>0,0000170</text:p>
          </table:table-cell>
        </table:table-row>
        <table:table-row table:style-name="ro1">
          <table:table-cell table:style-name="ce14" office:value-type="float" office:value="181" calcext:value-type="float">
            <text:p>181</text:p>
          </table:table-cell>
          <table:table-cell table:style-name="ce14"/>
          <table:table-cell table:style-name="ce15" office:value-type="float" office:value="2.287079452" calcext:value-type="float">
            <text:p>2,29E+00</text:p>
          </table:table-cell>
          <table:table-cell table:style-name="ce15" office:value-type="float" office:value="-0.6565684752" calcext:value-type="float">
            <text:p>-6,57E-01</text:p>
          </table:table-cell>
          <table:table-cell table:style-name="ce15" office:value-type="float" office:value="-0.6565857558" calcext:value-type="float">
            <text:p>-6,57E-01</text:p>
          </table:table-cell>
          <table:table-cell table:style-name="ce16" table:formula="of:=[.$D183]-[.$E183]" office:value-type="float" office:value="0.000017280599999947" calcext:value-type="float">
            <text:p>0,0000173</text:p>
          </table:table-cell>
        </table:table-row>
        <table:table-row table:style-name="ro1">
          <table:table-cell table:style-name="ce14" office:value-type="float" office:value="182" calcext:value-type="float">
            <text:p>182</text:p>
          </table:table-cell>
          <table:table-cell table:style-name="ce14"/>
          <table:table-cell table:style-name="ce15" office:value-type="float" office:value="2.299645822" calcext:value-type="float">
            <text:p>2,30E+00</text:p>
          </table:table-cell>
          <table:table-cell table:style-name="ce15" office:value-type="float" office:value="-0.6659943388" calcext:value-type="float">
            <text:p>-6,66E-01</text:p>
          </table:table-cell>
          <table:table-cell table:style-name="ce15" office:value-type="float" office:value="-0.6660118674" calcext:value-type="float">
            <text:p>-6,66E-01</text:p>
          </table:table-cell>
          <table:table-cell table:style-name="ce16" table:formula="of:=[.$D184]-[.$E184]" office:value-type="float" office:value="0.0000175286000000385" calcext:value-type="float">
            <text:p>0,0000175</text:p>
          </table:table-cell>
        </table:table-row>
        <table:table-row table:style-name="ro1">
          <table:table-cell table:style-name="ce14" office:value-type="float" office:value="183" calcext:value-type="float">
            <text:p>183</text:p>
          </table:table-cell>
          <table:table-cell table:style-name="ce14"/>
          <table:table-cell table:style-name="ce15" office:value-type="float" office:value="2.312212193" calcext:value-type="float">
            <text:p>2,31E+00</text:p>
          </table:table-cell>
          <table:table-cell table:style-name="ce15" office:value-type="float" office:value="-0.6753150342" calcext:value-type="float">
            <text:p>-6,75E-01</text:p>
          </table:table-cell>
          <table:table-cell table:style-name="ce15" office:value-type="float" office:value="-0.6753328081" calcext:value-type="float">
            <text:p>-6,75E-01</text:p>
          </table:table-cell>
          <table:table-cell table:style-name="ce16" table:formula="of:=[.$D185]-[.$E185]" office:value-type="float" office:value="0.0000177739000000177" calcext:value-type="float">
            <text:p>0,0000178</text:p>
          </table:table-cell>
        </table:table-row>
        <table:table-row table:style-name="ro1">
          <table:table-cell table:style-name="ce14" office:value-type="float" office:value="184" calcext:value-type="float">
            <text:p>184</text:p>
          </table:table-cell>
          <table:table-cell table:style-name="ce14"/>
          <table:table-cell table:style-name="ce15" office:value-type="float" office:value="2.324778564" calcext:value-type="float">
            <text:p>2,32E+00</text:p>
          </table:table-cell>
          <table:table-cell table:style-name="ce15" office:value-type="float" office:value="-0.6845290895" calcext:value-type="float">
            <text:p>-6,85E-01</text:p>
          </table:table-cell>
          <table:table-cell table:style-name="ce15" office:value-type="float" office:value="-0.6845471059" calcext:value-type="float">
            <text:p>-6,85E-01</text:p>
          </table:table-cell>
          <table:table-cell table:style-name="ce16" table:formula="of:=[.$D186]-[.$E186]" office:value-type="float" office:value="0.0000180163999999872" calcext:value-type="float">
            <text:p>0,0000180</text:p>
          </table:table-cell>
        </table:table-row>
        <table:table-row table:style-name="ro1">
          <table:table-cell table:style-name="ce14" office:value-type="float" office:value="185" calcext:value-type="float">
            <text:p>185</text:p>
          </table:table-cell>
          <table:table-cell table:style-name="ce14"/>
          <table:table-cell table:style-name="ce15" office:value-type="float" office:value="2.337344934" calcext:value-type="float">
            <text:p>2,34E+00</text:p>
          </table:table-cell>
          <table:table-cell table:style-name="ce15" office:value-type="float" office:value="-0.6936350497" calcext:value-type="float">
            <text:p>-6,94E-01</text:p>
          </table:table-cell>
          <table:table-cell table:style-name="ce15" office:value-type="float" office:value="-0.6936533058" calcext:value-type="float">
            <text:p>-6,94E-01</text:p>
          </table:table-cell>
          <table:table-cell table:style-name="ce16" table:formula="of:=[.$D187]-[.$E187]" office:value-type="float" office:value="0.0000182561000000581" calcext:value-type="float">
            <text:p>0,0000183</text:p>
          </table:table-cell>
        </table:table-row>
        <table:table-row table:style-name="ro1">
          <table:table-cell table:style-name="ce14" office:value-type="float" office:value="186" calcext:value-type="float">
            <text:p>186</text:p>
          </table:table-cell>
          <table:table-cell table:style-name="ce14"/>
          <table:table-cell table:style-name="ce15" office:value-type="float" office:value="2.349911305" calcext:value-type="float">
            <text:p>2,35E+00</text:p>
          </table:table-cell>
          <table:table-cell table:style-name="ce15" office:value-type="float" office:value="-0.7026314769" calcext:value-type="float">
            <text:p>-7,03E-01</text:p>
          </table:table-cell>
          <table:table-cell table:style-name="ce15" office:value-type="float" office:value="-0.7026499698" calcext:value-type="float">
            <text:p>-7,03E-01</text:p>
          </table:table-cell>
          <table:table-cell table:style-name="ce16" table:formula="of:=[.$D188]-[.$E188]" office:value-type="float" office:value="0.0000184929" calcext:value-type="float">
            <text:p>0,0000185</text:p>
          </table:table-cell>
        </table:table-row>
        <table:table-row table:style-name="ro1">
          <table:table-cell table:style-name="ce14" office:value-type="float" office:value="187" calcext:value-type="float">
            <text:p>187</text:p>
          </table:table-cell>
          <table:table-cell table:style-name="ce14"/>
          <table:table-cell table:style-name="ce15" office:value-type="float" office:value="2.362477675" calcext:value-type="float">
            <text:p>2,36E+00</text:p>
          </table:table-cell>
          <table:table-cell table:style-name="ce15" office:value-type="float" office:value="-0.7115169505" calcext:value-type="float">
            <text:p>-7,12E-01</text:p>
          </table:table-cell>
          <table:table-cell table:style-name="ce15" office:value-type="float" office:value="-0.7115356772" calcext:value-type="float">
            <text:p>-7,12E-01</text:p>
          </table:table-cell>
          <table:table-cell table:style-name="ce16" table:formula="of:=[.$D189]-[.$E189]" office:value-type="float" office:value="0.0000187266999999158" calcext:value-type="float">
            <text:p>0,0000187</text:p>
          </table:table-cell>
        </table:table-row>
        <table:table-row table:style-name="ro1">
          <table:table-cell table:style-name="ce14" office:value-type="float" office:value="188" calcext:value-type="float">
            <text:p>188</text:p>
          </table:table-cell>
          <table:table-cell table:style-name="ce14"/>
          <table:table-cell table:style-name="ce15" office:value-type="float" office:value="2.375044046" calcext:value-type="float">
            <text:p>2,38E+00</text:p>
          </table:table-cell>
          <table:table-cell table:style-name="ce15" office:value-type="float" office:value="-0.7202900673" calcext:value-type="float">
            <text:p>-7,20E-01</text:p>
          </table:table-cell>
          <table:table-cell table:style-name="ce15" office:value-type="float" office:value="-0.7203090249" calcext:value-type="float">
            <text:p>-7,20E-01</text:p>
          </table:table-cell>
          <table:table-cell table:style-name="ce16" table:formula="of:=[.$D190]-[.$E190]" office:value-type="float" office:value="0.0000189576000000358" calcext:value-type="float">
            <text:p>0,0000190</text:p>
          </table:table-cell>
        </table:table-row>
        <table:table-row table:style-name="ro1">
          <table:table-cell table:style-name="ce14" office:value-type="float" office:value="189" calcext:value-type="float">
            <text:p>189</text:p>
          </table:table-cell>
          <table:table-cell table:style-name="ce14"/>
          <table:table-cell table:style-name="ce15" office:value-type="float" office:value="2.387610417" calcext:value-type="float">
            <text:p>2,39E+00</text:p>
          </table:table-cell>
          <table:table-cell table:style-name="ce15" office:value-type="float" office:value="-0.7289494419" calcext:value-type="float">
            <text:p>-7,29E-01</text:p>
          </table:table-cell>
          <table:table-cell table:style-name="ce15" office:value-type="float" office:value="-0.7289686274" calcext:value-type="float">
            <text:p>-7,29E-01</text:p>
          </table:table-cell>
          <table:table-cell table:style-name="ce16" table:formula="of:=[.$D191]-[.$E191]" office:value-type="float" office:value="0.0000191855000000185" calcext:value-type="float">
            <text:p>0,0000192</text:p>
          </table:table-cell>
        </table:table-row>
        <table:table-row table:style-name="ro1">
          <table:table-cell table:style-name="ce14" office:value-type="float" office:value="190" calcext:value-type="float">
            <text:p>190</text:p>
          </table:table-cell>
          <table:table-cell table:style-name="ce14"/>
          <table:table-cell table:style-name="ce15" office:value-type="float" office:value="2.400176787" calcext:value-type="float">
            <text:p>2,40E+00</text:p>
          </table:table-cell>
          <table:table-cell table:style-name="ce15" office:value-type="float" office:value="-0.7374937069" calcext:value-type="float">
            <text:p>-7,37E-01</text:p>
          </table:table-cell>
          <table:table-cell table:style-name="ce15" office:value-type="float" office:value="-0.7375131174" calcext:value-type="float">
            <text:p>-7,38E-01</text:p>
          </table:table-cell>
          <table:table-cell table:style-name="ce16" table:formula="of:=[.$D192]-[.$E192]" office:value-type="float" office:value="0.0000194104999999833" calcext:value-type="float">
            <text:p>0,0000194</text:p>
          </table:table-cell>
        </table:table-row>
        <table:table-row table:style-name="ro1">
          <table:table-cell table:style-name="ce14" office:value-type="float" office:value="191" calcext:value-type="float">
            <text:p>191</text:p>
          </table:table-cell>
          <table:table-cell table:style-name="ce14"/>
          <table:table-cell table:style-name="ce15" office:value-type="float" office:value="2.412743158" calcext:value-type="float">
            <text:p>2,41E+00</text:p>
          </table:table-cell>
          <table:table-cell table:style-name="ce15" office:value-type="float" office:value="-0.7459215132" calcext:value-type="float">
            <text:p>-7,46E-01</text:p>
          </table:table-cell>
          <table:table-cell table:style-name="ce15" office:value-type="float" office:value="-0.7459411454" calcext:value-type="float">
            <text:p>-7,46E-01</text:p>
          </table:table-cell>
          <table:table-cell table:style-name="ce16" table:formula="of:=[.$D193]-[.$E193]" office:value-type="float" office:value="0.0000196322000000082" calcext:value-type="float">
            <text:p>0,0000196</text:p>
          </table:table-cell>
        </table:table-row>
        <table:table-row table:style-name="ro1">
          <table:table-cell table:style-name="ce14" office:value-type="float" office:value="192" calcext:value-type="float">
            <text:p>192</text:p>
          </table:table-cell>
          <table:table-cell table:style-name="ce14"/>
          <table:table-cell table:style-name="ce15" office:value-type="float" office:value="2.425309529" calcext:value-type="float">
            <text:p>2,43E+00</text:p>
          </table:table-cell>
          <table:table-cell table:style-name="ce15" office:value-type="float" office:value="-0.7542315298" calcext:value-type="float">
            <text:p>-7,54E-01</text:p>
          </table:table-cell>
          <table:table-cell table:style-name="ce15" office:value-type="float" office:value="-0.7542513807" calcext:value-type="float">
            <text:p>-7,54E-01</text:p>
          </table:table-cell>
          <table:table-cell table:style-name="ce16" table:formula="of:=[.$D194]-[.$E194]" office:value-type="float" office:value="0.0000198508999998959" calcext:value-type="float">
            <text:p>0,0000199</text:p>
          </table:table-cell>
        </table:table-row>
        <table:table-row table:style-name="ro1"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5" office:value-type="float" office:value="2.437875899" calcext:value-type="float">
            <text:p>2,44E+00</text:p>
          </table:table-cell>
          <table:table-cell table:style-name="ce15" office:value-type="float" office:value="-0.7624224445" calcext:value-type="float">
            <text:p>-7,62E-01</text:p>
          </table:table-cell>
          <table:table-cell table:style-name="ce15" office:value-type="float" office:value="-0.762442511" calcext:value-type="float">
            <text:p>-7,62E-01</text:p>
          </table:table-cell>
          <table:table-cell table:style-name="ce16" table:formula="of:=[.$D195]-[.$E195]" office:value-type="float" office:value="0.0000200664999999711" calcext:value-type="float">
            <text:p>0,0000201</text:p>
          </table:table-cell>
        </table:table-row>
        <table:table-row table:style-name="ro1"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5" office:value-type="float" office:value="2.45044227" calcext:value-type="float">
            <text:p>2,45E+00</text:p>
          </table:table-cell>
          <table:table-cell table:style-name="ce15" office:value-type="float" office:value="-0.7704929638" calcext:value-type="float">
            <text:p>-7,70E-01</text:p>
          </table:table-cell>
          <table:table-cell table:style-name="ce15" office:value-type="float" office:value="-0.7705132428" calcext:value-type="float">
            <text:p>-7,71E-01</text:p>
          </table:table-cell>
          <table:table-cell table:style-name="ce16" table:formula="of:=[.$D196]-[.$E196]" office:value-type="float" office:value="0.0000202790000000119" calcext:value-type="float">
            <text:p>0,0000203</text:p>
          </table:table-cell>
        </table:table-row>
        <table:table-row table:style-name="ro1">
          <table:table-cell table:style-name="ce14" office:value-type="float" office:value="195" calcext:value-type="float">
            <text:p>195</text:p>
          </table:table-cell>
          <table:table-cell table:style-name="ce14"/>
          <table:table-cell table:style-name="ce15" office:value-type="float" office:value="2.46300864" calcext:value-type="float">
            <text:p>2,46E+00</text:p>
          </table:table-cell>
          <table:table-cell table:style-name="ce15" office:value-type="float" office:value="-0.7784418134" calcext:value-type="float">
            <text:p>-7,78E-01</text:p>
          </table:table-cell>
          <table:table-cell table:style-name="ce15" office:value-type="float" office:value="-0.7784623016" calcext:value-type="float">
            <text:p>-7,78E-01</text:p>
          </table:table-cell>
          <table:table-cell table:style-name="ce16" table:formula="of:=[.$D197]-[.$E197]" office:value-type="float" office:value="0.0000204882000000017" calcext:value-type="float">
            <text:p>0,0000205</text:p>
          </table:table-cell>
        </table:table-row>
        <table:table-row table:style-name="ro1">
          <table:table-cell table:style-name="ce14" office:value-type="float" office:value="196" calcext:value-type="float">
            <text:p>196</text:p>
          </table:table-cell>
          <table:table-cell table:style-name="ce14"/>
          <table:table-cell table:style-name="ce15" office:value-type="float" office:value="2.475575011" calcext:value-type="float">
            <text:p>2,48E+00</text:p>
          </table:table-cell>
          <table:table-cell table:style-name="ce15" office:value-type="float" office:value="-0.786267738" calcext:value-type="float">
            <text:p>-7,86E-01</text:p>
          </table:table-cell>
          <table:table-cell table:style-name="ce15" office:value-type="float" office:value="-0.7862884321" calcext:value-type="float">
            <text:p>-7,86E-01</text:p>
          </table:table-cell>
          <table:table-cell table:style-name="ce16" table:formula="of:=[.$D198]-[.$E198]" office:value-type="float" office:value="0.0000206940999999405" calcext:value-type="float">
            <text:p>0,0000207</text:p>
          </table:table-cell>
        </table:table-row>
        <table:table-row table:style-name="ro1">
          <table:table-cell table:style-name="ce14" office:value-type="float" office:value="197" calcext:value-type="float">
            <text:p>197</text:p>
          </table:table-cell>
          <table:table-cell table:style-name="ce14"/>
          <table:table-cell table:style-name="ce15" office:value-type="float" office:value="2.488141382" calcext:value-type="float">
            <text:p>2,49E+00</text:p>
          </table:table-cell>
          <table:table-cell table:style-name="ce15" office:value-type="float" office:value="-0.7939695018" calcext:value-type="float">
            <text:p>-7,94E-01</text:p>
          </table:table-cell>
          <table:table-cell table:style-name="ce15" office:value-type="float" office:value="-0.7939903986" calcext:value-type="float">
            <text:p>-7,94E-01</text:p>
          </table:table-cell>
          <table:table-cell table:style-name="ce16" table:formula="of:=[.$D199]-[.$E199]" office:value-type="float" office:value="0.0000208967999999476" calcext:value-type="float">
            <text:p>0,0000209</text:p>
          </table:table-cell>
        </table:table-row>
        <table:table-row table:style-name="ro1"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5" office:value-type="float" office:value="2.500707752" calcext:value-type="float">
            <text:p>2,50E+00</text:p>
          </table:table-cell>
          <table:table-cell table:style-name="ce15" office:value-type="float" office:value="-0.8015458886" calcext:value-type="float">
            <text:p>-8,02E-01</text:p>
          </table:table-cell>
          <table:table-cell table:style-name="ce15" office:value-type="float" office:value="-0.8015669849" calcext:value-type="float">
            <text:p>-8,02E-01</text:p>
          </table:table-cell>
          <table:table-cell table:style-name="ce16" table:formula="of:=[.$D200]-[.$E200]" office:value-type="float" office:value="0.000021096300000023" calcext:value-type="float">
            <text:p>0,0000211</text:p>
          </table:table-cell>
        </table:table-row>
        <table:table-row table:style-name="ro1">
          <table:table-cell table:style-name="ce14" office:value-type="float" office:value="199" calcext:value-type="float">
            <text:p>199</text:p>
          </table:table-cell>
          <table:table-cell table:style-name="ce14"/>
          <table:table-cell table:style-name="ce15" office:value-type="float" office:value="2.513274123" calcext:value-type="float">
            <text:p>2,51E+00</text:p>
          </table:table-cell>
          <table:table-cell table:style-name="ce15" office:value-type="float" office:value="-0.8089957021" calcext:value-type="float">
            <text:p>-8,09E-01</text:p>
          </table:table-cell>
          <table:table-cell table:style-name="ce15" office:value-type="float" office:value="-0.8090169944" calcext:value-type="float">
            <text:p>-8,09E-01</text:p>
          </table:table-cell>
          <table:table-cell table:style-name="ce16" table:formula="of:=[.$D201]-[.$E201]" office:value-type="float" office:value="0.0000212923000000309" calcext:value-type="float">
            <text:p>0,0000213</text:p>
          </table:table-cell>
        </table:table-row>
        <table:table-row table:style-name="ro1">
          <table:table-cell table:style-name="ce14" office:value-type="float" office:value="200" calcext:value-type="float">
            <text:p>200</text:p>
          </table:table-cell>
          <table:table-cell table:style-name="ce14"/>
          <table:table-cell table:style-name="ce15" office:value-type="float" office:value="2.525840493" calcext:value-type="float">
            <text:p>2,53E+00</text:p>
          </table:table-cell>
          <table:table-cell table:style-name="ce15" office:value-type="float" office:value="-0.8163177657" calcext:value-type="float">
            <text:p>-8,16E-01</text:p>
          </table:table-cell>
          <table:table-cell table:style-name="ce15" office:value-type="float" office:value="-0.8163392507" calcext:value-type="float">
            <text:p>-8,16E-01</text:p>
          </table:table-cell>
          <table:table-cell table:style-name="ce16" table:formula="of:=[.$D202]-[.$E202]" office:value-type="float" office:value="0.0000214849999999878" calcext:value-type="float">
            <text:p>0,0000215</text:p>
          </table:table-cell>
        </table:table-row>
        <table:table-row table:style-name="ro1">
          <table:table-cell table:style-name="ce14" office:value-type="float" office:value="201" calcext:value-type="float">
            <text:p>201</text:p>
          </table:table-cell>
          <table:table-cell table:style-name="ce14"/>
          <table:table-cell table:style-name="ce15" office:value-type="float" office:value="2.538406864" calcext:value-type="float">
            <text:p>2,54E+00</text:p>
          </table:table-cell>
          <table:table-cell table:style-name="ce15" office:value-type="float" office:value="-0.8235109233" calcext:value-type="float">
            <text:p>-8,24E-01</text:p>
          </table:table-cell>
          <table:table-cell table:style-name="ce15" office:value-type="float" office:value="-0.8235325976" calcext:value-type="float">
            <text:p>-8,24E-01</text:p>
          </table:table-cell>
          <table:table-cell table:style-name="ce16" table:formula="of:=[.$D203]-[.$E203]" office:value-type="float" office:value="0.0000216743000001074" calcext:value-type="float">
            <text:p>0,0000217</text:p>
          </table:table-cell>
        </table:table-row>
        <table:table-row table:style-name="ro1">
          <table:table-cell table:style-name="ce14" office:value-type="float" office:value="202" calcext:value-type="float">
            <text:p>202</text:p>
          </table:table-cell>
          <table:table-cell table:style-name="ce14"/>
          <table:table-cell table:style-name="ce15" office:value-type="float" office:value="2.550973235" calcext:value-type="float">
            <text:p>2,55E+00</text:p>
          </table:table-cell>
          <table:table-cell table:style-name="ce15" office:value-type="float" office:value="-0.830574039" calcext:value-type="float">
            <text:p>-8,31E-01</text:p>
          </table:table-cell>
          <table:table-cell table:style-name="ce15" office:value-type="float" office:value="-0.8305958992" calcext:value-type="float">
            <text:p>-8,31E-01</text:p>
          </table:table-cell>
          <table:table-cell table:style-name="ce16" table:formula="of:=[.$D204]-[.$E204]" office:value-type="float" office:value="0.0000218601999999457" calcext:value-type="float">
            <text:p>0,0000219</text:p>
          </table:table-cell>
        </table:table-row>
        <table:table-row table:style-name="ro1">
          <table:table-cell table:style-name="ce14" office:value-type="float" office:value="203" calcext:value-type="float">
            <text:p>203</text:p>
          </table:table-cell>
          <table:table-cell table:style-name="ce14"/>
          <table:table-cell table:style-name="ce15" office:value-type="float" office:value="2.563539605" calcext:value-type="float">
            <text:p>2,56E+00</text:p>
          </table:table-cell>
          <table:table-cell table:style-name="ce15" office:value-type="float" office:value="-0.8375059974" calcext:value-type="float">
            <text:p>-8,38E-01</text:p>
          </table:table-cell>
          <table:table-cell table:style-name="ce15" office:value-type="float" office:value="-0.83752804" calcext:value-type="float">
            <text:p>-8,38E-01</text:p>
          </table:table-cell>
          <table:table-cell table:style-name="ce16" table:formula="of:=[.$D205]-[.$E205]" office:value-type="float" office:value="0.0000220426000000495" calcext:value-type="float">
            <text:p>0,0000220</text:p>
          </table:table-cell>
        </table:table-row>
        <table:table-row table:style-name="ro1">
          <table:table-cell table:style-name="ce14" office:value-type="float" office:value="204" calcext:value-type="float">
            <text:p>204</text:p>
          </table:table-cell>
          <table:table-cell table:style-name="ce14"/>
          <table:table-cell table:style-name="ce15" office:value-type="float" office:value="2.576105976" calcext:value-type="float">
            <text:p>2,58E+00</text:p>
          </table:table-cell>
          <table:table-cell table:style-name="ce15" office:value-type="float" office:value="-0.8443057039" calcext:value-type="float">
            <text:p>-8,44E-01</text:p>
          </table:table-cell>
          <table:table-cell table:style-name="ce15" office:value-type="float" office:value="-0.8443279255" calcext:value-type="float">
            <text:p>-8,44E-01</text:p>
          </table:table-cell>
          <table:table-cell table:style-name="ce16" table:formula="of:=[.$D206]-[.$E206]" office:value-type="float" office:value="0.0000222215999999831" calcext:value-type="float">
            <text:p>0,0000222</text:p>
          </table:table-cell>
        </table:table-row>
        <table:table-row table:style-name="ro1">
          <table:table-cell table:style-name="ce14" office:value-type="float" office:value="205" calcext:value-type="float">
            <text:p>205</text:p>
          </table:table-cell>
          <table:table-cell table:style-name="ce14"/>
          <table:table-cell table:style-name="ce15" office:value-type="float" office:value="2.588672347" calcext:value-type="float">
            <text:p>2,59E+00</text:p>
          </table:table-cell>
          <table:table-cell table:style-name="ce15" office:value-type="float" office:value="-0.8509720847" calcext:value-type="float">
            <text:p>-8,51E-01</text:p>
          </table:table-cell>
          <table:table-cell table:style-name="ce15" office:value-type="float" office:value="-0.8509944818" calcext:value-type="float">
            <text:p>-8,51E-01</text:p>
          </table:table-cell>
          <table:table-cell table:style-name="ce16" table:formula="of:=[.$D207]-[.$E207]" office:value-type="float" office:value="0.0000223970999999601" calcext:value-type="float">
            <text:p>0,0000224</text:p>
          </table:table-cell>
        </table:table-row>
        <table:table-row table:style-name="ro1">
          <table:table-cell table:style-name="ce14" office:value-type="float" office:value="206" calcext:value-type="float">
            <text:p>206</text:p>
          </table:table-cell>
          <table:table-cell table:style-name="ce14"/>
          <table:table-cell table:style-name="ce15" office:value-type="float" office:value="2.601238717" calcext:value-type="float">
            <text:p>2,60E+00</text:p>
          </table:table-cell>
          <table:table-cell table:style-name="ce15" office:value-type="float" office:value="-0.8575040872" calcext:value-type="float">
            <text:p>-8,58E-01</text:p>
          </table:table-cell>
          <table:table-cell table:style-name="ce15" office:value-type="float" office:value="-0.8575266562" calcext:value-type="float">
            <text:p>-8,58E-01</text:p>
          </table:table-cell>
          <table:table-cell table:style-name="ce16" table:formula="of:=[.$D208]-[.$E208]" office:value-type="float" office:value="0.0000225689999999723" calcext:value-type="float">
            <text:p>0,0000226</text:p>
          </table:table-cell>
        </table:table-row>
        <table:table-row table:style-name="ro1">
          <table:table-cell table:style-name="ce14" office:value-type="float" office:value="207" calcext:value-type="float">
            <text:p>207</text:p>
          </table:table-cell>
          <table:table-cell table:style-name="ce14"/>
          <table:table-cell table:style-name="ce15" office:value-type="float" office:value="2.613805088" calcext:value-type="float">
            <text:p>2,61E+00</text:p>
          </table:table-cell>
          <table:table-cell table:style-name="ce15" office:value-type="float" office:value="-0.8639006798" calcext:value-type="float">
            <text:p>-8,64E-01</text:p>
          </table:table-cell>
          <table:table-cell table:style-name="ce15" office:value-type="float" office:value="-0.8639234172" calcext:value-type="float">
            <text:p>-8,64E-01</text:p>
          </table:table-cell>
          <table:table-cell table:style-name="ce16" table:formula="of:=[.$D209]-[.$E209]" office:value-type="float" office:value="0.000022737399999917" calcext:value-type="float">
            <text:p>0,0000227</text:p>
          </table:table-cell>
        </table:table-row>
        <table:table-row table:style-name="ro1">
          <table:table-cell table:style-name="ce14" office:value-type="float" office:value="208" calcext:value-type="float">
            <text:p>208</text:p>
          </table:table-cell>
          <table:table-cell table:style-name="ce14"/>
          <table:table-cell table:style-name="ce15" office:value-type="float" office:value="2.626371458" calcext:value-type="float">
            <text:p>2,63E+00</text:p>
          </table:table-cell>
          <table:table-cell table:style-name="ce15" office:value-type="float" office:value="-0.8701608525" calcext:value-type="float">
            <text:p>-8,70E-01</text:p>
          </table:table-cell>
          <table:table-cell table:style-name="ce15" office:value-type="float" office:value="-0.8701837547" calcext:value-type="float">
            <text:p>-8,70E-01</text:p>
          </table:table-cell>
          <table:table-cell table:style-name="ce16" table:formula="of:=[.$D210]-[.$E210]" office:value-type="float" office:value="0.0000229021999998968" calcext:value-type="float">
            <text:p>0,0000229</text:p>
          </table:table-cell>
        </table:table-row>
        <table:table-row table:style-name="ro1">
          <table:table-cell table:style-name="ce14" office:value-type="float" office:value="209" calcext:value-type="float">
            <text:p>209</text:p>
          </table:table-cell>
          <table:table-cell table:style-name="ce14"/>
          <table:table-cell table:style-name="ce15" office:value-type="float" office:value="2.638937829" calcext:value-type="float">
            <text:p>2,64E+00</text:p>
          </table:table-cell>
          <table:table-cell table:style-name="ce15" office:value-type="float" office:value="-0.8762836168" calcext:value-type="float">
            <text:p>-8,76E-01</text:p>
          </table:table-cell>
          <table:table-cell table:style-name="ce15" office:value-type="float" office:value="-0.87630668" calcext:value-type="float">
            <text:p>-8,76E-01</text:p>
          </table:table-cell>
          <table:table-cell table:style-name="ce16" table:formula="of:=[.$D211]-[.$E211]" office:value-type="float" office:value="0.0000230632000000064" calcext:value-type="float">
            <text:p>0,0000231</text:p>
          </table:table-cell>
        </table:table-row>
        <table:table-row table:style-name="ro1">
          <table:table-cell table:style-name="ce14" office:value-type="float" office:value="210" calcext:value-type="float">
            <text:p>210</text:p>
          </table:table-cell>
          <table:table-cell table:style-name="ce14"/>
          <table:table-cell table:style-name="ce15" office:value-type="float" office:value="2.6515042" calcext:value-type="float">
            <text:p>2,65E+00</text:p>
          </table:table-cell>
          <table:table-cell table:style-name="ce15" office:value-type="float" office:value="-0.8822680056" calcext:value-type="float">
            <text:p>-8,82E-01</text:p>
          </table:table-cell>
          <table:table-cell table:style-name="ce15" office:value-type="float" office:value="-0.8822912264" calcext:value-type="float">
            <text:p>-8,82E-01</text:p>
          </table:table-cell>
          <table:table-cell table:style-name="ce16" table:formula="of:=[.$D212]-[.$E212]" office:value-type="float" office:value="0.0000232207999999456" calcext:value-type="float">
            <text:p>0,0000232</text:p>
          </table:table-cell>
        </table:table-row>
        <table:table-row table:style-name="ro1">
          <table:table-cell table:style-name="ce14" office:value-type="float" office:value="211" calcext:value-type="float">
            <text:p>211</text:p>
          </table:table-cell>
          <table:table-cell table:style-name="ce14"/>
          <table:table-cell table:style-name="ce15" office:value-type="float" office:value="2.66407057" calcext:value-type="float">
            <text:p>2,66E+00</text:p>
          </table:table-cell>
          <table:table-cell table:style-name="ce15" office:value-type="float" office:value="-0.8881130742" calcext:value-type="float">
            <text:p>-8,88E-01</text:p>
          </table:table-cell>
          <table:table-cell table:style-name="ce15" office:value-type="float" office:value="-0.8881364488" calcext:value-type="float">
            <text:p>-8,88E-01</text:p>
          </table:table-cell>
          <table:table-cell table:style-name="ce16" table:formula="of:=[.$D213]-[.$E213]" office:value-type="float" office:value="0.0000233745999999035" calcext:value-type="float">
            <text:p>0,0000234</text:p>
          </table:table-cell>
        </table:table-row>
        <table:table-row table:style-name="ro1">
          <table:table-cell table:style-name="ce14" office:value-type="float" office:value="212" calcext:value-type="float">
            <text:p>212</text:p>
          </table:table-cell>
          <table:table-cell table:style-name="ce14"/>
          <table:table-cell table:style-name="ce15" office:value-type="float" office:value="2.676636941" calcext:value-type="float">
            <text:p>2,68E+00</text:p>
          </table:table-cell>
          <table:table-cell table:style-name="ce15" office:value-type="float" office:value="-0.8938178994" calcext:value-type="float">
            <text:p>-8,94E-01</text:p>
          </table:table-cell>
          <table:table-cell table:style-name="ce15" office:value-type="float" office:value="-0.8938414242" calcext:value-type="float">
            <text:p>-8,94E-01</text:p>
          </table:table-cell>
          <table:table-cell table:style-name="ce16" table:formula="of:=[.$D214]-[.$E214]" office:value-type="float" office:value="0.0000235248000000077" calcext:value-type="float">
            <text:p>0,0000235</text:p>
          </table:table-cell>
        </table:table-row>
        <table:table-row table:style-name="ro1">
          <table:table-cell table:style-name="ce14" office:value-type="float" office:value="213" calcext:value-type="float">
            <text:p>213</text:p>
          </table:table-cell>
          <table:table-cell table:style-name="ce14"/>
          <table:table-cell table:style-name="ce15" office:value-type="float" office:value="2.689203311" calcext:value-type="float">
            <text:p>2,69E+00</text:p>
          </table:table-cell>
          <table:table-cell table:style-name="ce15" office:value-type="float" office:value="-0.8993815804" calcext:value-type="float">
            <text:p>-8,99E-01</text:p>
          </table:table-cell>
          <table:table-cell table:style-name="ce15" office:value-type="float" office:value="-0.8994052516" calcext:value-type="float">
            <text:p>-8,99E-01</text:p>
          </table:table-cell>
          <table:table-cell table:style-name="ce16" table:formula="of:=[.$D215]-[.$E215]" office:value-type="float" office:value="0.0000236712000000194" calcext:value-type="float">
            <text:p>0,0000237</text:p>
          </table:table-cell>
        </table:table-row>
        <table:table-row table:style-name="ro1">
          <table:table-cell table:style-name="ce14" office:value-type="float" office:value="214" calcext:value-type="float">
            <text:p>214</text:p>
          </table:table-cell>
          <table:table-cell table:style-name="ce14"/>
          <table:table-cell table:style-name="ce15" office:value-type="float" office:value="2.701769682" calcext:value-type="float">
            <text:p>2,70E+00</text:p>
          </table:table-cell>
          <table:table-cell table:style-name="ce15" office:value-type="float" office:value="-0.9048032386" calcext:value-type="float">
            <text:p>-9,05E-01</text:p>
          </table:table-cell>
          <table:table-cell table:style-name="ce15" office:value-type="float" office:value="-0.9048270525" calcext:value-type="float">
            <text:p>-9,05E-01</text:p>
          </table:table-cell>
          <table:table-cell table:style-name="ce16" table:formula="of:=[.$D216]-[.$E216]" office:value-type="float" office:value="0.0000238139000000581" calcext:value-type="float">
            <text:p>0,0000238</text:p>
          </table:table-cell>
        </table:table-row>
        <table:table-row table:style-name="ro1">
          <table:table-cell table:style-name="ce14" office:value-type="float" office:value="215" calcext:value-type="float">
            <text:p>215</text:p>
          </table:table-cell>
          <table:table-cell table:style-name="ce14"/>
          <table:table-cell table:style-name="ce15" office:value-type="float" office:value="2.714336053" calcext:value-type="float">
            <text:p>2,71E+00</text:p>
          </table:table-cell>
          <table:table-cell table:style-name="ce15" office:value-type="float" office:value="-0.9100820178" calcext:value-type="float">
            <text:p>-9,10E-01</text:p>
          </table:table-cell>
          <table:table-cell table:style-name="ce15" office:value-type="float" office:value="-0.9101059707" calcext:value-type="float">
            <text:p>-9,10E-01</text:p>
          </table:table-cell>
          <table:table-cell table:style-name="ce16" table:formula="of:=[.$D217]-[.$E217]" office:value-type="float" office:value="0.0000239528999999017" calcext:value-type="float">
            <text:p>0,0000240</text:p>
          </table:table-cell>
        </table:table-row>
        <table:table-row table:style-name="ro1">
          <table:table-cell table:style-name="ce14" office:value-type="float" office:value="216" calcext:value-type="float">
            <text:p>216</text:p>
          </table:table-cell>
          <table:table-cell table:style-name="ce14"/>
          <table:table-cell table:style-name="ce15" office:value-type="float" office:value="2.726902423" calcext:value-type="float">
            <text:p>2,73E+00</text:p>
          </table:table-cell>
          <table:table-cell table:style-name="ce15" office:value-type="float" office:value="-0.9152170846" calcext:value-type="float">
            <text:p>-9,15E-01</text:p>
          </table:table-cell>
          <table:table-cell table:style-name="ce15" office:value-type="float" office:value="-0.9152411726" calcext:value-type="float">
            <text:p>-9,15E-01</text:p>
          </table:table-cell>
          <table:table-cell table:style-name="ce16" table:formula="of:=[.$D218]-[.$E218]" office:value-type="float" office:value="0.0000240879999999777" calcext:value-type="float">
            <text:p>0,0000241</text:p>
          </table:table-cell>
        </table:table-row>
        <table:table-row table:style-name="ro1">
          <table:table-cell table:style-name="ce14" office:value-type="float" office:value="217" calcext:value-type="float">
            <text:p>217</text:p>
          </table:table-cell>
          <table:table-cell table:style-name="ce14"/>
          <table:table-cell table:style-name="ce15" office:value-type="float" office:value="2.739468794" calcext:value-type="float">
            <text:p>2,74E+00</text:p>
          </table:table-cell>
          <table:table-cell table:style-name="ce15" office:value-type="float" office:value="-0.920207628" calcext:value-type="float">
            <text:p>-9,20E-01</text:p>
          </table:table-cell>
          <table:table-cell table:style-name="ce15" office:value-type="float" office:value="-0.9202318474" calcext:value-type="float">
            <text:p>-9,20E-01</text:p>
          </table:table-cell>
          <table:table-cell table:style-name="ce16" table:formula="of:=[.$D219]-[.$E219]" office:value-type="float" office:value="0.0000242194000000806" calcext:value-type="float">
            <text:p>0,0000242</text:p>
          </table:table-cell>
        </table:table-row>
        <table:table-row table:style-name="ro1">
          <table:table-cell table:style-name="ce14" office:value-type="float" office:value="218" calcext:value-type="float">
            <text:p>218</text:p>
          </table:table-cell>
          <table:table-cell table:style-name="ce14"/>
          <table:table-cell table:style-name="ce15" office:value-type="float" office:value="2.752035165" calcext:value-type="float">
            <text:p>2,75E+00</text:p>
          </table:table-cell>
          <table:table-cell table:style-name="ce15" office:value-type="float" office:value="-0.92505286" calcext:value-type="float">
            <text:p>-9,25E-01</text:p>
          </table:table-cell>
          <table:table-cell table:style-name="ce15" office:value-type="float" office:value="-0.9250772068" calcext:value-type="float">
            <text:p>-9,25E-01</text:p>
          </table:table-cell>
          <table:table-cell table:style-name="ce16" table:formula="of:=[.$D220]-[.$E220]" office:value-type="float" office:value="0.0000243467999999636" calcext:value-type="float">
            <text:p>0,0000243</text:p>
          </table:table-cell>
        </table:table-row>
        <table:table-row table:style-name="ro1">
          <table:table-cell table:style-name="ce14" office:value-type="float" office:value="219" calcext:value-type="float">
            <text:p>219</text:p>
          </table:table-cell>
          <table:table-cell table:style-name="ce14"/>
          <table:table-cell table:style-name="ce15" office:value-type="float" office:value="2.764601535" calcext:value-type="float">
            <text:p>2,76E+00</text:p>
          </table:table-cell>
          <table:table-cell table:style-name="ce15" office:value-type="float" office:value="-0.9297520153" calcext:value-type="float">
            <text:p>-9,30E-01</text:p>
          </table:table-cell>
          <table:table-cell table:style-name="ce15" office:value-type="float" office:value="-0.9297764859" calcext:value-type="float">
            <text:p>-9,30E-01</text:p>
          </table:table-cell>
          <table:table-cell table:style-name="ce16" table:formula="of:=[.$D221]-[.$E221]" office:value-type="float" office:value="0.0000244705999999928" calcext:value-type="float">
            <text:p>0,0000245</text:p>
          </table:table-cell>
        </table:table-row>
        <table:table-row table:style-name="ro1">
          <table:table-cell table:style-name="ce14" office:value-type="float" office:value="220" calcext:value-type="float">
            <text:p>220</text:p>
          </table:table-cell>
          <table:table-cell table:style-name="ce14"/>
          <table:table-cell table:style-name="ce15" office:value-type="float" office:value="2.777167906" calcext:value-type="float">
            <text:p>2,78E+00</text:p>
          </table:table-cell>
          <table:table-cell table:style-name="ce15" office:value-type="float" office:value="-0.9343043521" calcext:value-type="float">
            <text:p>-9,34E-01</text:p>
          </table:table-cell>
          <table:table-cell table:style-name="ce15" office:value-type="float" office:value="-0.9343289425" calcext:value-type="float">
            <text:p>-9,34E-01</text:p>
          </table:table-cell>
          <table:table-cell table:style-name="ce16" table:formula="of:=[.$D222]-[.$E222]" office:value-type="float" office:value="0.0000245903999999131" calcext:value-type="float">
            <text:p>0,0000246</text:p>
          </table:table-cell>
        </table:table-row>
        <table:table-row table:style-name="ro1">
          <table:table-cell table:style-name="ce14" office:value-type="float" office:value="221" calcext:value-type="float">
            <text:p>221</text:p>
          </table:table-cell>
          <table:table-cell table:style-name="ce14"/>
          <table:table-cell table:style-name="ce15" office:value-type="float" office:value="2.789734276" calcext:value-type="float">
            <text:p>2,79E+00</text:p>
          </table:table-cell>
          <table:table-cell table:style-name="ce15" office:value-type="float" office:value="-0.9387091514" calcext:value-type="float">
            <text:p>-9,39E-01</text:p>
          </table:table-cell>
          <table:table-cell table:style-name="ce15" office:value-type="float" office:value="-0.9387338577" calcext:value-type="float">
            <text:p>-9,39E-01</text:p>
          </table:table-cell>
          <table:table-cell table:style-name="ce16" table:formula="of:=[.$D223]-[.$E223]" office:value-type="float" office:value="0.0000247063000000658" calcext:value-type="float">
            <text:p>0,0000247</text:p>
          </table:table-cell>
        </table:table-row>
        <table:table-row table:style-name="ro1">
          <table:table-cell table:style-name="ce14" office:value-type="float" office:value="222" calcext:value-type="float">
            <text:p>222</text:p>
          </table:table-cell>
          <table:table-cell table:style-name="ce14"/>
          <table:table-cell table:style-name="ce15" office:value-type="float" office:value="2.802300647" calcext:value-type="float">
            <text:p>2,80E+00</text:p>
          </table:table-cell>
          <table:table-cell table:style-name="ce15" office:value-type="float" office:value="-0.9429657176" calcext:value-type="float">
            <text:p>-9,43E-01</text:p>
          </table:table-cell>
          <table:table-cell table:style-name="ce15" office:value-type="float" office:value="-0.9429905359" calcext:value-type="float">
            <text:p>-9,43E-01</text:p>
          </table:table-cell>
          <table:table-cell table:style-name="ce16" table:formula="of:=[.$D224]-[.$E224]" office:value-type="float" office:value="0.0000248183000000068" calcext:value-type="float">
            <text:p>0,0000248</text:p>
          </table:table-cell>
        </table:table-row>
        <table:table-row table:style-name="ro1">
          <table:table-cell table:style-name="ce14" office:value-type="float" office:value="223" calcext:value-type="float">
            <text:p>223</text:p>
          </table:table-cell>
          <table:table-cell table:style-name="ce14"/>
          <table:table-cell table:style-name="ce15" office:value-type="float" office:value="2.814867018" calcext:value-type="float">
            <text:p>2,81E+00</text:p>
          </table:table-cell>
          <table:table-cell table:style-name="ce15" office:value-type="float" office:value="-0.9470733786" calcext:value-type="float">
            <text:p>-9,47E-01</text:p>
          </table:table-cell>
          <table:table-cell table:style-name="ce15" office:value-type="float" office:value="-0.947098305" calcext:value-type="float">
            <text:p>-9,47E-01</text:p>
          </table:table-cell>
          <table:table-cell table:style-name="ce16" table:formula="of:=[.$D225]-[.$E225]" office:value-type="float" office:value="0.0000249263999999583" calcext:value-type="float">
            <text:p>0,0000249</text:p>
          </table:table-cell>
        </table:table-row>
        <table:table-row table:style-name="ro1">
          <table:table-cell table:style-name="ce14" office:value-type="float" office:value="224" calcext:value-type="float">
            <text:p>224</text:p>
          </table:table-cell>
          <table:table-cell table:style-name="ce14"/>
          <table:table-cell table:style-name="ce15" office:value-type="float" office:value="2.827433388" calcext:value-type="float">
            <text:p>2,83E+00</text:p>
          </table:table-cell>
          <table:table-cell table:style-name="ce15" office:value-type="float" office:value="-0.9510314857" calcext:value-type="float">
            <text:p>-9,51E-01</text:p>
          </table:table-cell>
          <table:table-cell table:style-name="ce15" office:value-type="float" office:value="-0.9510565163" calcext:value-type="float">
            <text:p>-9,51E-01</text:p>
          </table:table-cell>
          <table:table-cell table:style-name="ce16" table:formula="of:=[.$D226]-[.$E226]" office:value-type="float" office:value="0.0000250305999999201" calcext:value-type="float">
            <text:p>0,0000250</text:p>
          </table:table-cell>
        </table:table-row>
        <table:table-row table:style-name="ro1">
          <table:table-cell table:style-name="ce14" office:value-type="float" office:value="225" calcext:value-type="float">
            <text:p>225</text:p>
          </table:table-cell>
          <table:table-cell table:style-name="ce14"/>
          <table:table-cell table:style-name="ce15" office:value-type="float" office:value="2.839999759" calcext:value-type="float">
            <text:p>2,84E+00</text:p>
          </table:table-cell>
          <table:table-cell table:style-name="ce15" office:value-type="float" office:value="-0.9548394139" calcext:value-type="float">
            <text:p>-9,55E-01</text:p>
          </table:table-cell>
          <table:table-cell table:style-name="ce15" office:value-type="float" office:value="-0.9548645447" calcext:value-type="float">
            <text:p>-9,55E-01</text:p>
          </table:table-cell>
          <table:table-cell table:style-name="ce16" table:formula="of:=[.$D227]-[.$E227]" office:value-type="float" office:value="0.000025130799999995" calcext:value-type="float">
            <text:p>0,0000251</text:p>
          </table:table-cell>
        </table:table-row>
        <table:table-row table:style-name="ro1">
          <table:table-cell table:style-name="ce14" office:value-type="float" office:value="226" calcext:value-type="float">
            <text:p>226</text:p>
          </table:table-cell>
          <table:table-cell table:style-name="ce14"/>
          <table:table-cell table:style-name="ce15" office:value-type="float" office:value="2.852566129" calcext:value-type="float">
            <text:p>2,85E+00</text:p>
          </table:table-cell>
          <table:table-cell table:style-name="ce15" office:value-type="float" office:value="-0.9584965619" calcext:value-type="float">
            <text:p>-9,58E-01</text:p>
          </table:table-cell>
          <table:table-cell table:style-name="ce15" office:value-type="float" office:value="-0.958521789" calcext:value-type="float">
            <text:p>-9,59E-01</text:p>
          </table:table-cell>
          <table:table-cell table:style-name="ce16" table:formula="of:=[.$D228]-[.$E228]" office:value-type="float" office:value="0.0000252271000000803" calcext:value-type="float">
            <text:p>0,0000252</text:p>
          </table:table-cell>
        </table:table-row>
        <table:table-row table:style-name="ro1">
          <table:table-cell table:style-name="ce14" office:value-type="float" office:value="227" calcext:value-type="float">
            <text:p>227</text:p>
          </table:table-cell>
          <table:table-cell table:style-name="ce14"/>
          <table:table-cell table:style-name="ce15" office:value-type="float" office:value="2.8651325" calcext:value-type="float">
            <text:p>2,87E+00</text:p>
          </table:table-cell>
          <table:table-cell table:style-name="ce15" office:value-type="float" office:value="-0.9620023522" calcext:value-type="float">
            <text:p>-9,62E-01</text:p>
          </table:table-cell>
          <table:table-cell table:style-name="ce15" office:value-type="float" office:value="-0.9620276716" calcext:value-type="float">
            <text:p>-9,62E-01</text:p>
          </table:table-cell>
          <table:table-cell table:style-name="ce16" table:formula="of:=[.$D229]-[.$E229]" office:value-type="float" office:value="0.0000253193999999457" calcext:value-type="float">
            <text:p>0,0000253</text:p>
          </table:table-cell>
        </table:table-row>
        <table:table-row table:style-name="ro1">
          <table:table-cell table:style-name="ce14" office:value-type="float" office:value="228" calcext:value-type="float">
            <text:p>228</text:p>
          </table:table-cell>
          <table:table-cell table:style-name="ce14"/>
          <table:table-cell table:style-name="ce15" office:value-type="float" office:value="2.877698871" calcext:value-type="float">
            <text:p>2,88E+00</text:p>
          </table:table-cell>
          <table:table-cell table:style-name="ce15" office:value-type="float" office:value="-0.9653562312" calcext:value-type="float">
            <text:p>-9,65E-01</text:p>
          </table:table-cell>
          <table:table-cell table:style-name="ce15" office:value-type="float" office:value="-0.9653816388" calcext:value-type="float">
            <text:p>-9,65E-01</text:p>
          </table:table-cell>
          <table:table-cell table:style-name="ce16" table:formula="of:=[.$D230]-[.$E230]" office:value-type="float" office:value="0.000025407600000027" calcext:value-type="float">
            <text:p>0,0000254</text:p>
          </table:table-cell>
        </table:table-row>
        <table:table-row table:style-name="ro1">
          <table:table-cell table:style-name="ce14" office:value-type="float" office:value="229" calcext:value-type="float">
            <text:p>229</text:p>
          </table:table-cell>
          <table:table-cell table:style-name="ce14"/>
          <table:table-cell table:style-name="ce15" office:value-type="float" office:value="2.890265241" calcext:value-type="float">
            <text:p>2,89E+00</text:p>
          </table:table-cell>
          <table:table-cell table:style-name="ce15" office:value-type="float" office:value="-0.9685576692" calcext:value-type="float">
            <text:p>-9,69E-01</text:p>
          </table:table-cell>
          <table:table-cell table:style-name="ce15" office:value-type="float" office:value="-0.9685831611" calcext:value-type="float">
            <text:p>-9,69E-01</text:p>
          </table:table-cell>
          <table:table-cell table:style-name="ce16" table:formula="of:=[.$D231]-[.$E231]" office:value-type="float" office:value="0.0000254919000000076" calcext:value-type="float">
            <text:p>0,0000255</text:p>
          </table:table-cell>
        </table:table-row>
        <table:table-row table:style-name="ro1">
          <table:table-cell table:style-name="ce14" office:value-type="float" office:value="230" calcext:value-type="float">
            <text:p>230</text:p>
          </table:table-cell>
          <table:table-cell table:style-name="ce14"/>
          <table:table-cell table:style-name="ce15" office:value-type="float" office:value="2.902831612" calcext:value-type="float">
            <text:p>2,90E+00</text:p>
          </table:table-cell>
          <table:table-cell table:style-name="ce15" office:value-type="float" office:value="-0.9716061608" calcext:value-type="float">
            <text:p>-9,72E-01</text:p>
          </table:table-cell>
          <table:table-cell table:style-name="ce15" office:value-type="float" office:value="-0.9716317329" calcext:value-type="float">
            <text:p>-9,72E-01</text:p>
          </table:table-cell>
          <table:table-cell table:style-name="ce16" table:formula="of:=[.$D232]-[.$E232]" office:value-type="float" office:value="0.000025572099999982" calcext:value-type="float">
            <text:p>0,0000256</text:p>
          </table:table-cell>
        </table:table-row>
        <table:table-row table:style-name="ro1">
          <table:table-cell table:style-name="ce14" office:value-type="float" office:value="231" calcext:value-type="float">
            <text:p>231</text:p>
          </table:table-cell>
          <table:table-cell table:style-name="ce14"/>
          <table:table-cell table:style-name="ce15" office:value-type="float" office:value="2.915397983" calcext:value-type="float">
            <text:p>2,92E+00</text:p>
          </table:table-cell>
          <table:table-cell table:style-name="ce15" office:value-type="float" office:value="-0.9745012245" calcext:value-type="float">
            <text:p>-9,75E-01</text:p>
          </table:table-cell>
          <table:table-cell table:style-name="ce15" office:value-type="float" office:value="-0.9745268728" calcext:value-type="float">
            <text:p>-9,75E-01</text:p>
          </table:table-cell>
          <table:table-cell table:style-name="ce16" table:formula="of:=[.$D233]-[.$E233]" office:value-type="float" office:value="0.0000256483000000696" calcext:value-type="float">
            <text:p>0,0000256</text:p>
          </table:table-cell>
        </table:table-row>
        <table:table-row table:style-name="ro1">
          <table:table-cell table:style-name="ce14" office:value-type="float" office:value="232" calcext:value-type="float">
            <text:p>232</text:p>
          </table:table-cell>
          <table:table-cell table:style-name="ce14"/>
          <table:table-cell table:style-name="ce15" office:value-type="float" office:value="2.927964353" calcext:value-type="float">
            <text:p>2,93E+00</text:p>
          </table:table-cell>
          <table:table-cell table:style-name="ce15" office:value-type="float" office:value="-0.9772424031" calcext:value-type="float">
            <text:p>-9,77E-01</text:p>
          </table:table-cell>
          <table:table-cell table:style-name="ce15" office:value-type="float" office:value="-0.9772681236" calcext:value-type="float">
            <text:p>-9,77E-01</text:p>
          </table:table-cell>
          <table:table-cell table:style-name="ce16" table:formula="of:=[.$D234]-[.$E234]" office:value-type="float" office:value="0.0000257205000000482" calcext:value-type="float">
            <text:p>0,0000257</text:p>
          </table:table-cell>
        </table:table-row>
        <table:table-row table:style-name="ro1">
          <table:table-cell table:style-name="ce14" office:value-type="float" office:value="233" calcext:value-type="float">
            <text:p>233</text:p>
          </table:table-cell>
          <table:table-cell table:style-name="ce14"/>
          <table:table-cell table:style-name="ce15" office:value-type="float" office:value="2.940530724" calcext:value-type="float">
            <text:p>2,94E+00</text:p>
          </table:table-cell>
          <table:table-cell table:style-name="ce15" office:value-type="float" office:value="-0.9798292638" calcext:value-type="float">
            <text:p>-9,80E-01</text:p>
          </table:table-cell>
          <table:table-cell table:style-name="ce15" office:value-type="float" office:value="-0.9798550524" calcext:value-type="float">
            <text:p>-9,80E-01</text:p>
          </table:table-cell>
          <table:table-cell table:style-name="ce16" table:formula="of:=[.$D235]-[.$E235]" office:value-type="float" office:value="0.0000257886000000207" calcext:value-type="float">
            <text:p>0,0000258</text:p>
          </table:table-cell>
        </table:table-row>
        <table:table-row table:style-name="ro1">
          <table:table-cell table:style-name="ce14" office:value-type="float" office:value="234" calcext:value-type="float">
            <text:p>234</text:p>
          </table:table-cell>
          <table:table-cell table:style-name="ce14"/>
          <table:table-cell table:style-name="ce15" office:value-type="float" office:value="2.953097094" calcext:value-type="float">
            <text:p>2,95E+00</text:p>
          </table:table-cell>
          <table:table-cell table:style-name="ce15" office:value-type="float" office:value="-0.9822613982" calcext:value-type="float">
            <text:p>-9,82E-01</text:p>
          </table:table-cell>
          <table:table-cell table:style-name="ce15" office:value-type="float" office:value="-0.9822872507" calcext:value-type="float">
            <text:p>-9,82E-01</text:p>
          </table:table-cell>
          <table:table-cell table:style-name="ce16" table:formula="of:=[.$D236]-[.$E236]" office:value-type="float" office:value="0.0000258524999999787" calcext:value-type="float">
            <text:p>0,0000259</text:p>
          </table:table-cell>
        </table:table-row>
        <table:table-row table:style-name="ro1">
          <table:table-cell table:style-name="ce14" office:value-type="float" office:value="235" calcext:value-type="float">
            <text:p>235</text:p>
          </table:table-cell>
          <table:table-cell table:style-name="ce14"/>
          <table:table-cell table:style-name="ce15" office:value-type="float" office:value="2.965663465" calcext:value-type="float">
            <text:p>2,97E+00</text:p>
          </table:table-cell>
          <table:table-cell table:style-name="ce15" office:value-type="float" office:value="-0.984538422" calcext:value-type="float">
            <text:p>-9,85E-01</text:p>
          </table:table-cell>
          <table:table-cell table:style-name="ce15" office:value-type="float" office:value="-0.9845643345" calcext:value-type="float">
            <text:p>-9,85E-01</text:p>
          </table:table-cell>
          <table:table-cell table:style-name="ce16" table:formula="of:=[.$D237]-[.$E237]" office:value-type="float" office:value="0.0000259124999999472" calcext:value-type="float">
            <text:p>0,0000259</text:p>
          </table:table-cell>
        </table:table-row>
        <table:table-row table:style-name="ro1">
          <table:table-cell table:style-name="ce14" office:value-type="float" office:value="236" calcext:value-type="float">
            <text:p>236</text:p>
          </table:table-cell>
          <table:table-cell table:style-name="ce14"/>
          <table:table-cell table:style-name="ce15" office:value-type="float" office:value="2.978229836" calcext:value-type="float">
            <text:p>2,98E+00</text:p>
          </table:table-cell>
          <table:table-cell table:style-name="ce15" office:value-type="float" office:value="-0.9866599759" calcext:value-type="float">
            <text:p>-9,87E-01</text:p>
          </table:table-cell>
          <table:table-cell table:style-name="ce15" office:value-type="float" office:value="-0.9866859442" calcext:value-type="float">
            <text:p>-9,87E-01</text:p>
          </table:table-cell>
          <table:table-cell table:style-name="ce16" table:formula="of:=[.$D238]-[.$E238]" office:value-type="float" office:value="0.0000259683000000122" calcext:value-type="float">
            <text:p>0,0000260</text:p>
          </table:table-cell>
        </table:table-row>
        <table:table-row table:style-name="ro1">
          <table:table-cell table:style-name="ce14" office:value-type="float" office:value="237" calcext:value-type="float">
            <text:p>237</text:p>
          </table:table-cell>
          <table:table-cell table:style-name="ce14"/>
          <table:table-cell table:style-name="ce15" office:value-type="float" office:value="2.990796206" calcext:value-type="float">
            <text:p>2,99E+00</text:p>
          </table:table-cell>
          <table:table-cell table:style-name="ce15" office:value-type="float" office:value="-0.9886257247" calcext:value-type="float">
            <text:p>-9,89E-01</text:p>
          </table:table-cell>
          <table:table-cell table:style-name="ce15" office:value-type="float" office:value="-0.9886517447" calcext:value-type="float">
            <text:p>-9,89E-01</text:p>
          </table:table-cell>
          <table:table-cell table:style-name="ce16" table:formula="of:=[.$D239]-[.$E239]" office:value-type="float" office:value="0.000026020000000071" calcext:value-type="float">
            <text:p>0,0000260</text:p>
          </table:table-cell>
        </table:table-row>
        <table:table-row table:style-name="ro1">
          <table:table-cell table:style-name="ce14" office:value-type="float" office:value="238" calcext:value-type="float">
            <text:p>238</text:p>
          </table:table-cell>
          <table:table-cell table:style-name="ce14"/>
          <table:table-cell table:style-name="ce15" office:value-type="float" office:value="3.003362577" calcext:value-type="float">
            <text:p>3,00E+00</text:p>
          </table:table-cell>
          <table:table-cell table:style-name="ce15" office:value-type="float" office:value="-0.990435358" calcext:value-type="float">
            <text:p>-9,90E-01</text:p>
          </table:table-cell>
          <table:table-cell table:style-name="ce15" office:value-type="float" office:value="-0.9904614257" calcext:value-type="float">
            <text:p>-9,90E-01</text:p>
          </table:table-cell>
          <table:table-cell table:style-name="ce16" table:formula="of:=[.$D240]-[.$E240]" office:value-type="float" office:value="0.0000260677000000209" calcext:value-type="float">
            <text:p>0,0000261</text:p>
          </table:table-cell>
        </table:table-row>
        <table:table-row table:style-name="ro1">
          <table:table-cell table:style-name="ce14" office:value-type="float" office:value="239" calcext:value-type="float">
            <text:p>239</text:p>
          </table:table-cell>
          <table:table-cell table:style-name="ce14"/>
          <table:table-cell table:style-name="ce15" office:value-type="float" office:value="3.015928947" calcext:value-type="float">
            <text:p>3,02E+00</text:p>
          </table:table-cell>
          <table:table-cell table:style-name="ce15" office:value-type="float" office:value="-0.9920885901" calcext:value-type="float">
            <text:p>-9,92E-01</text:p>
          </table:table-cell>
          <table:table-cell table:style-name="ce15" office:value-type="float" office:value="-0.9921147013" calcext:value-type="float">
            <text:p>-9,92E-01</text:p>
          </table:table-cell>
          <table:table-cell table:style-name="ce16" table:formula="of:=[.$D241]-[.$E241]" office:value-type="float" office:value="0.0000261111999999564" calcext:value-type="float">
            <text:p>0,0000261</text:p>
          </table:table-cell>
        </table:table-row>
        <table:table-row table:style-name="ro1">
          <table:table-cell table:style-name="ce14" office:value-type="float" office:value="240" calcext:value-type="float">
            <text:p>240</text:p>
          </table:table-cell>
          <table:table-cell table:style-name="ce14"/>
          <table:table-cell table:style-name="ce15" office:value-type="float" office:value="3.028495318" calcext:value-type="float">
            <text:p>3,03E+00</text:p>
          </table:table-cell>
          <table:table-cell table:style-name="ce15" office:value-type="float" office:value="-0.9935851599" calcext:value-type="float">
            <text:p>-9,94E-01</text:p>
          </table:table-cell>
          <table:table-cell table:style-name="ce15" office:value-type="float" office:value="-0.9936113105" calcext:value-type="float">
            <text:p>-9,94E-01</text:p>
          </table:table-cell>
          <table:table-cell table:style-name="ce16" table:formula="of:=[.$D242]-[.$E242]" office:value-type="float" office:value="0.0000261505999999967" calcext:value-type="float">
            <text:p>0,0000262</text:p>
          </table:table-cell>
        </table:table-row>
        <table:table-row table:style-name="ro1">
          <table:table-cell table:style-name="ce14" office:value-type="float" office:value="241" calcext:value-type="float">
            <text:p>241</text:p>
          </table:table-cell>
          <table:table-cell table:style-name="ce14"/>
          <table:table-cell table:style-name="ce15" office:value-type="float" office:value="3.041061689" calcext:value-type="float">
            <text:p>3,04E+00</text:p>
          </table:table-cell>
          <table:table-cell table:style-name="ce15" office:value-type="float" office:value="-0.9949248311" calcext:value-type="float">
            <text:p>-9,95E-01</text:p>
          </table:table-cell>
          <table:table-cell table:style-name="ce15" office:value-type="float" office:value="-0.994951017" calcext:value-type="float">
            <text:p>-9,95E-01</text:p>
          </table:table-cell>
          <table:table-cell table:style-name="ce16" table:formula="of:=[.$D243]-[.$E243]" office:value-type="float" office:value="0.0000261858999999198" calcext:value-type="float">
            <text:p>0,0000262</text:p>
          </table:table-cell>
        </table:table-row>
        <table:table-row table:style-name="ro1">
          <table:table-cell table:style-name="ce14" office:value-type="float" office:value="242" calcext:value-type="float">
            <text:p>242</text:p>
          </table:table-cell>
          <table:table-cell table:style-name="ce14"/>
          <table:table-cell table:style-name="ce15" office:value-type="float" office:value="3.053628059" calcext:value-type="float">
            <text:p>3,05E+00</text:p>
          </table:table-cell>
          <table:table-cell table:style-name="ce15" office:value-type="float" office:value="-0.9961073922" calcext:value-type="float">
            <text:p>-9,96E-01</text:p>
          </table:table-cell>
          <table:table-cell table:style-name="ce15" office:value-type="float" office:value="-0.9961336091" calcext:value-type="float">
            <text:p>-9,96E-01</text:p>
          </table:table-cell>
          <table:table-cell table:style-name="ce16" table:formula="of:=[.$D244]-[.$E244]" office:value-type="float" office:value="0.0000262169000000423" calcext:value-type="float">
            <text:p>0,0000262</text:p>
          </table:table-cell>
        </table:table-row>
        <table:table-row table:style-name="ro1">
          <table:table-cell table:style-name="ce14" office:value-type="float" office:value="243" calcext:value-type="float">
            <text:p>243</text:p>
          </table:table-cell>
          <table:table-cell table:style-name="ce14"/>
          <table:table-cell table:style-name="ce15" office:value-type="float" office:value="3.06619443" calcext:value-type="float">
            <text:p>3,07E+00</text:p>
          </table:table-cell>
          <table:table-cell table:style-name="ce15" office:value-type="float" office:value="-0.9971326563" calcext:value-type="float">
            <text:p>-9,97E-01</text:p>
          </table:table-cell>
          <table:table-cell table:style-name="ce15" office:value-type="float" office:value="-0.9971589003" calcext:value-type="float">
            <text:p>-9,97E-01</text:p>
          </table:table-cell>
          <table:table-cell table:style-name="ce16" table:formula="of:=[.$D245]-[.$E245]" office:value-type="float" office:value="0.0000262439999999531" calcext:value-type="float">
            <text:p>0,0000262</text:p>
          </table:table-cell>
        </table:table-row>
        <table:table-row table:style-name="ro1">
          <table:table-cell table:style-name="ce14" office:value-type="float" office:value="244" calcext:value-type="float">
            <text:p>244</text:p>
          </table:table-cell>
          <table:table-cell table:style-name="ce14"/>
          <table:table-cell table:style-name="ce15" office:value-type="float" office:value="3.078760801" calcext:value-type="float">
            <text:p>3,08E+00</text:p>
          </table:table-cell>
          <table:table-cell table:style-name="ce15" office:value-type="float" office:value="-0.9980004616" calcext:value-type="float">
            <text:p>-9,98E-01</text:p>
          </table:table-cell>
          <table:table-cell table:style-name="ce15" office:value-type="float" office:value="-0.9980267284" calcext:value-type="float">
            <text:p>-9,98E-01</text:p>
          </table:table-cell>
          <table:table-cell table:style-name="ce16" table:formula="of:=[.$D246]-[.$E246]" office:value-type="float" office:value="0.0000262668000000632" calcext:value-type="float">
            <text:p>0,0000263</text:p>
          </table:table-cell>
        </table:table-row>
        <table:table-row table:style-name="ro1">
          <table:table-cell table:style-name="ce14" office:value-type="float" office:value="245" calcext:value-type="float">
            <text:p>245</text:p>
          </table:table-cell>
          <table:table-cell table:style-name="ce14"/>
          <table:table-cell table:style-name="ce15" office:value-type="float" office:value="3.091327171" calcext:value-type="float">
            <text:p>3,09E+00</text:p>
          </table:table-cell>
          <table:table-cell table:style-name="ce15" office:value-type="float" office:value="-0.9987106711" calcext:value-type="float">
            <text:p>-9,99E-01</text:p>
          </table:table-cell>
          <table:table-cell table:style-name="ce15" office:value-type="float" office:value="-0.9987369566" calcext:value-type="float">
            <text:p>-9,99E-01</text:p>
          </table:table-cell>
          <table:table-cell table:style-name="ce16" table:formula="of:=[.$D247]-[.$E247]" office:value-type="float" office:value="0.0000262855000000561" calcext:value-type="float">
            <text:p>0,0000263</text:p>
          </table:table-cell>
        </table:table-row>
        <table:table-row table:style-name="ro1">
          <table:table-cell table:style-name="ce14" office:value-type="float" office:value="246" calcext:value-type="float">
            <text:p>246</text:p>
          </table:table-cell>
          <table:table-cell table:style-name="ce14"/>
          <table:table-cell table:style-name="ce15" office:value-type="float" office:value="3.103893542" calcext:value-type="float">
            <text:p>3,10E+00</text:p>
          </table:table-cell>
          <table:table-cell table:style-name="ce15" office:value-type="float" office:value="-0.9992631726" calcext:value-type="float">
            <text:p>-9,99E-01</text:p>
          </table:table-cell>
          <table:table-cell table:style-name="ce15" office:value-type="float" office:value="-0.9992894726" calcext:value-type="float">
            <text:p>-9,99E-01</text:p>
          </table:table-cell>
          <table:table-cell table:style-name="ce16" table:formula="of:=[.$D248]-[.$E248]" office:value-type="float" office:value="0.0000262999999999236" calcext:value-type="float">
            <text:p>0,0000263</text:p>
          </table:table-cell>
        </table:table-row>
        <table:table-row table:style-name="ro1">
          <table:table-cell table:style-name="ce14" office:value-type="float" office:value="247" calcext:value-type="float">
            <text:p>247</text:p>
          </table:table-cell>
          <table:table-cell table:style-name="ce14"/>
          <table:table-cell table:style-name="ce15" office:value-type="float" office:value="3.116459912" calcext:value-type="float">
            <text:p>3,12E+00</text:p>
          </table:table-cell>
          <table:table-cell table:style-name="ce15" office:value-type="float" office:value="-0.9996578789" calcext:value-type="float">
            <text:p>-1,00E+00</text:p>
          </table:table-cell>
          <table:table-cell table:style-name="ce15" office:value-type="float" office:value="-0.9996841893" calcext:value-type="float">
            <text:p>-1,00E+00</text:p>
          </table:table-cell>
          <table:table-cell table:style-name="ce16" table:formula="of:=[.$D249]-[.$E249]" office:value-type="float" office:value="0.0000263104000000069" calcext:value-type="float">
            <text:p>0,0000263</text:p>
          </table:table-cell>
        </table:table-row>
        <table:table-row table:style-name="ro1">
          <table:table-cell table:style-name="ce14" office:value-type="float" office:value="248" calcext:value-type="float">
            <text:p>248</text:p>
          </table:table-cell>
          <table:table-cell table:style-name="ce14"/>
          <table:table-cell table:style-name="ce15" office:value-type="float" office:value="3.129026283" calcext:value-type="float">
            <text:p>3,13E+00</text:p>
          </table:table-cell>
          <table:table-cell table:style-name="ce15" office:value-type="float" office:value="-0.9998947275" calcext:value-type="float">
            <text:p>-1,00E+00</text:p>
          </table:table-cell>
          <table:table-cell table:style-name="ce15" office:value-type="float" office:value="-0.9999210442" calcext:value-type="float">
            <text:p>-1,00E+00</text:p>
          </table:table-cell>
          <table:table-cell table:style-name="ce16" table:formula="of:=[.$D250]-[.$E250]" office:value-type="float" office:value="0.0000263166999999731" calcext:value-type="float">
            <text:p>0,0000263</text:p>
          </table:table-cell>
        </table:table-row>
        <table:table-row table:style-name="ro1">
          <table:table-cell table:style-name="ce14" office:value-type="float" office:value="249" calcext:value-type="float">
            <text:p>249</text:p>
          </table:table-cell>
          <table:table-cell table:style-name="ce14"/>
          <table:table-cell table:style-name="ce15" office:value-type="float" office:value="3.141592654" calcext:value-type="float">
            <text:p>3,14E+00</text:p>
          </table:table-cell>
          <table:table-cell table:style-name="ce15" office:value-type="float" office:value="-0.9999736813" calcext:value-type="float">
            <text:p>-1,00E+00</text:p>
          </table:table-cell>
          <table:table-cell table:style-name="ce15" office:value-type="float" office:value="-1" calcext:value-type="float">
            <text:p>-1,00E+00</text:p>
          </table:table-cell>
          <table:table-cell table:style-name="ce16" table:formula="of:=[.$D251]-[.$E251]" office:value-type="float" office:value="0.0000263186999999165" calcext:value-type="float">
            <text:p>0,0000263</text:p>
          </table:table-cell>
        </table:table-row>
        <table:table-row table:style-name="ro1">
          <table:table-cell table:style-name="ce14" office:value-type="float" office:value="250" calcext:value-type="float">
            <text:p>250</text:p>
          </table:table-cell>
          <table:table-cell table:style-name="ce14"/>
          <table:table-cell table:style-name="ce15" office:value-type="float" office:value="3.154159024" calcext:value-type="float">
            <text:p>3,15E+00</text:p>
          </table:table-cell>
          <table:table-cell table:style-name="ce15" office:value-type="float" office:value="-0.9998947275" calcext:value-type="float">
            <text:p>-1,00E+00</text:p>
          </table:table-cell>
          <table:table-cell table:style-name="ce15" office:value-type="float" office:value="-0.9999210442" calcext:value-type="float">
            <text:p>-1,00E+00</text:p>
          </table:table-cell>
          <table:table-cell table:style-name="ce16" table:formula="of:=[.$D252]-[.$E252]" office:value-type="float" office:value="0.0000263166999999731" calcext:value-type="float">
            <text:p>0,0000263</text:p>
          </table:table-cell>
        </table:table-row>
        <table:table-row table:style-name="ro1">
          <table:table-cell table:style-name="ce14" office:value-type="float" office:value="251" calcext:value-type="float">
            <text:p>251</text:p>
          </table:table-cell>
          <table:table-cell table:style-name="ce14"/>
          <table:table-cell table:style-name="ce15" office:value-type="float" office:value="3.166725395" calcext:value-type="float">
            <text:p>3,17E+00</text:p>
          </table:table-cell>
          <table:table-cell table:style-name="ce15" office:value-type="float" office:value="-0.9996578789" calcext:value-type="float">
            <text:p>-1,00E+00</text:p>
          </table:table-cell>
          <table:table-cell table:style-name="ce15" office:value-type="float" office:value="-0.9996841893" calcext:value-type="float">
            <text:p>-1,00E+00</text:p>
          </table:table-cell>
          <table:table-cell table:style-name="ce16" table:formula="of:=[.$D253]-[.$E253]" office:value-type="float" office:value="0.0000263104000000069" calcext:value-type="float">
            <text:p>0,0000263</text:p>
          </table:table-cell>
        </table:table-row>
        <table:table-row table:style-name="ro1">
          <table:table-cell table:style-name="ce14" office:value-type="float" office:value="252" calcext:value-type="float">
            <text:p>252</text:p>
          </table:table-cell>
          <table:table-cell table:style-name="ce14"/>
          <table:table-cell table:style-name="ce15" office:value-type="float" office:value="3.179291765" calcext:value-type="float">
            <text:p>3,18E+00</text:p>
          </table:table-cell>
          <table:table-cell table:style-name="ce15" office:value-type="float" office:value="-0.9992631726" calcext:value-type="float">
            <text:p>-9,99E-01</text:p>
          </table:table-cell>
          <table:table-cell table:style-name="ce15" office:value-type="float" office:value="-0.9992894726" calcext:value-type="float">
            <text:p>-9,99E-01</text:p>
          </table:table-cell>
          <table:table-cell table:style-name="ce16" table:formula="of:=[.$D254]-[.$E254]" office:value-type="float" office:value="0.0000262999999999236" calcext:value-type="float">
            <text:p>0,0000263</text:p>
          </table:table-cell>
        </table:table-row>
        <table:table-row table:style-name="ro1">
          <table:table-cell table:style-name="ce14" office:value-type="float" office:value="253" calcext:value-type="float">
            <text:p>253</text:p>
          </table:table-cell>
          <table:table-cell table:style-name="ce14"/>
          <table:table-cell table:style-name="ce15" office:value-type="float" office:value="3.191858136" calcext:value-type="float">
            <text:p>3,19E+00</text:p>
          </table:table-cell>
          <table:table-cell table:style-name="ce15" office:value-type="float" office:value="-0.9987106711" calcext:value-type="float">
            <text:p>-9,99E-01</text:p>
          </table:table-cell>
          <table:table-cell table:style-name="ce15" office:value-type="float" office:value="-0.9987369566" calcext:value-type="float">
            <text:p>-9,99E-01</text:p>
          </table:table-cell>
          <table:table-cell table:style-name="ce16" table:formula="of:=[.$D255]-[.$E255]" office:value-type="float" office:value="0.0000262855000000561" calcext:value-type="float">
            <text:p>0,0000263</text:p>
          </table:table-cell>
        </table:table-row>
        <table:table-row table:style-name="ro1">
          <table:table-cell table:style-name="ce14" office:value-type="float" office:value="254" calcext:value-type="float">
            <text:p>254</text:p>
          </table:table-cell>
          <table:table-cell table:style-name="ce14"/>
          <table:table-cell table:style-name="ce15" office:value-type="float" office:value="3.204424507" calcext:value-type="float">
            <text:p>3,20E+00</text:p>
          </table:table-cell>
          <table:table-cell table:style-name="ce15" office:value-type="float" office:value="-0.9980004616" calcext:value-type="float">
            <text:p>-9,98E-01</text:p>
          </table:table-cell>
          <table:table-cell table:style-name="ce15" office:value-type="float" office:value="-0.9980267284" calcext:value-type="float">
            <text:p>-9,98E-01</text:p>
          </table:table-cell>
          <table:table-cell table:style-name="ce16" table:formula="of:=[.$D256]-[.$E256]" office:value-type="float" office:value="0.0000262668000000632" calcext:value-type="float">
            <text:p>0,0000263</text:p>
          </table:table-cell>
        </table:table-row>
        <table:table-row table:style-name="ro1">
          <table:table-cell table:style-name="ce14" office:value-type="float" office:value="255" calcext:value-type="float">
            <text:p>255</text:p>
          </table:table-cell>
          <table:table-cell table:style-name="ce14"/>
          <table:table-cell table:style-name="ce15" office:value-type="float" office:value="3.216990877" calcext:value-type="float">
            <text:p>3,22E+00</text:p>
          </table:table-cell>
          <table:table-cell table:style-name="ce15" office:value-type="float" office:value="-0.9971326563" calcext:value-type="float">
            <text:p>-9,97E-01</text:p>
          </table:table-cell>
          <table:table-cell table:style-name="ce15" office:value-type="float" office:value="-0.9971589003" calcext:value-type="float">
            <text:p>-9,97E-01</text:p>
          </table:table-cell>
          <table:table-cell table:style-name="ce16" table:formula="of:=[.$D257]-[.$E257]" office:value-type="float" office:value="0.0000262439999999531" calcext:value-type="float">
            <text:p>0,0000262</text:p>
          </table:table-cell>
        </table:table-row>
        <table:table-row table:style-name="ro1">
          <table:table-cell table:style-name="ce14" office:value-type="float" office:value="256" calcext:value-type="float">
            <text:p>256</text:p>
          </table:table-cell>
          <table:table-cell table:style-name="ce14"/>
          <table:table-cell table:style-name="ce15" office:value-type="float" office:value="3.229557248" calcext:value-type="float">
            <text:p>3,23E+00</text:p>
          </table:table-cell>
          <table:table-cell table:style-name="ce15" office:value-type="float" office:value="-0.9961073922" calcext:value-type="float">
            <text:p>-9,96E-01</text:p>
          </table:table-cell>
          <table:table-cell table:style-name="ce15" office:value-type="float" office:value="-0.9961336091" calcext:value-type="float">
            <text:p>-9,96E-01</text:p>
          </table:table-cell>
          <table:table-cell table:style-name="ce16" table:formula="of:=[.$D258]-[.$E258]" office:value-type="float" office:value="0.0000262169000000423" calcext:value-type="float">
            <text:p>0,0000262</text:p>
          </table:table-cell>
        </table:table-row>
        <table:table-row table:style-name="ro1">
          <table:table-cell table:style-name="ce14" office:value-type="float" office:value="257" calcext:value-type="float">
            <text:p>257</text:p>
          </table:table-cell>
          <table:table-cell table:style-name="ce14"/>
          <table:table-cell table:style-name="ce15" office:value-type="float" office:value="3.242123619" calcext:value-type="float">
            <text:p>3,24E+00</text:p>
          </table:table-cell>
          <table:table-cell table:style-name="ce15" office:value-type="float" office:value="-0.9949248311" calcext:value-type="float">
            <text:p>-9,95E-01</text:p>
          </table:table-cell>
          <table:table-cell table:style-name="ce15" office:value-type="float" office:value="-0.994951017" calcext:value-type="float">
            <text:p>-9,95E-01</text:p>
          </table:table-cell>
          <table:table-cell table:style-name="ce16" table:formula="of:=[.$D259]-[.$E259]" office:value-type="float" office:value="0.0000261858999999198" calcext:value-type="float">
            <text:p>0,0000262</text:p>
          </table:table-cell>
        </table:table-row>
        <table:table-row table:style-name="ro1">
          <table:table-cell table:style-name="ce14" office:value-type="float" office:value="258" calcext:value-type="float">
            <text:p>258</text:p>
          </table:table-cell>
          <table:table-cell table:style-name="ce14"/>
          <table:table-cell table:style-name="ce15" office:value-type="float" office:value="3.254689989" calcext:value-type="float">
            <text:p>3,25E+00</text:p>
          </table:table-cell>
          <table:table-cell table:style-name="ce15" office:value-type="float" office:value="-0.9935851599" calcext:value-type="float">
            <text:p>-9,94E-01</text:p>
          </table:table-cell>
          <table:table-cell table:style-name="ce15" office:value-type="float" office:value="-0.9936113105" calcext:value-type="float">
            <text:p>-9,94E-01</text:p>
          </table:table-cell>
          <table:table-cell table:style-name="ce16" table:formula="of:=[.$D260]-[.$E260]" office:value-type="float" office:value="0.0000261505999999967" calcext:value-type="float">
            <text:p>0,0000262</text:p>
          </table:table-cell>
        </table:table-row>
        <table:table-row table:style-name="ro1">
          <table:table-cell table:style-name="ce14" office:value-type="float" office:value="259" calcext:value-type="float">
            <text:p>259</text:p>
          </table:table-cell>
          <table:table-cell table:style-name="ce14"/>
          <table:table-cell table:style-name="ce15" office:value-type="float" office:value="3.26725636" calcext:value-type="float">
            <text:p>3,27E+00</text:p>
          </table:table-cell>
          <table:table-cell table:style-name="ce15" office:value-type="float" office:value="-0.9920885901" calcext:value-type="float">
            <text:p>-9,92E-01</text:p>
          </table:table-cell>
          <table:table-cell table:style-name="ce15" office:value-type="float" office:value="-0.9921147013" calcext:value-type="float">
            <text:p>-9,92E-01</text:p>
          </table:table-cell>
          <table:table-cell table:style-name="ce16" table:formula="of:=[.$D261]-[.$E261]" office:value-type="float" office:value="0.0000261111999999564" calcext:value-type="float">
            <text:p>0,0000261</text:p>
          </table:table-cell>
        </table:table-row>
        <table:table-row table:style-name="ro1">
          <table:table-cell table:style-name="ce14" office:value-type="float" office:value="260" calcext:value-type="float">
            <text:p>260</text:p>
          </table:table-cell>
          <table:table-cell table:style-name="ce14"/>
          <table:table-cell table:style-name="ce15" office:value-type="float" office:value="3.27982273" calcext:value-type="float">
            <text:p>3,28E+00</text:p>
          </table:table-cell>
          <table:table-cell table:style-name="ce15" office:value-type="float" office:value="-0.990435358" calcext:value-type="float">
            <text:p>-9,90E-01</text:p>
          </table:table-cell>
          <table:table-cell table:style-name="ce15" office:value-type="float" office:value="-0.9904614257" calcext:value-type="float">
            <text:p>-9,90E-01</text:p>
          </table:table-cell>
          <table:table-cell table:style-name="ce16" table:formula="of:=[.$D262]-[.$E262]" office:value-type="float" office:value="0.0000260677000000209" calcext:value-type="float">
            <text:p>0,0000261</text:p>
          </table:table-cell>
        </table:table-row>
        <table:table-row table:style-name="ro1">
          <table:table-cell table:style-name="ce14" office:value-type="float" office:value="261" calcext:value-type="float">
            <text:p>261</text:p>
          </table:table-cell>
          <table:table-cell table:style-name="ce14"/>
          <table:table-cell table:style-name="ce15" office:value-type="float" office:value="3.292389101" calcext:value-type="float">
            <text:p>3,29E+00</text:p>
          </table:table-cell>
          <table:table-cell table:style-name="ce15" office:value-type="float" office:value="-0.9886257247" calcext:value-type="float">
            <text:p>-9,89E-01</text:p>
          </table:table-cell>
          <table:table-cell table:style-name="ce15" office:value-type="float" office:value="-0.9886517447" calcext:value-type="float">
            <text:p>-9,89E-01</text:p>
          </table:table-cell>
          <table:table-cell table:style-name="ce16" table:formula="of:=[.$D263]-[.$E263]" office:value-type="float" office:value="0.000026020000000071" calcext:value-type="float">
            <text:p>0,0000260</text:p>
          </table:table-cell>
        </table:table-row>
        <table:table-row table:style-name="ro1">
          <table:table-cell table:style-name="ce14" office:value-type="float" office:value="262" calcext:value-type="float">
            <text:p>262</text:p>
          </table:table-cell>
          <table:table-cell table:style-name="ce14"/>
          <table:table-cell table:style-name="ce15" office:value-type="float" office:value="3.304955472" calcext:value-type="float">
            <text:p>3,30E+00</text:p>
          </table:table-cell>
          <table:table-cell table:style-name="ce15" office:value-type="float" office:value="-0.9866599759" calcext:value-type="float">
            <text:p>-9,87E-01</text:p>
          </table:table-cell>
          <table:table-cell table:style-name="ce15" office:value-type="float" office:value="-0.9866859442" calcext:value-type="float">
            <text:p>-9,87E-01</text:p>
          </table:table-cell>
          <table:table-cell table:style-name="ce16" table:formula="of:=[.$D264]-[.$E264]" office:value-type="float" office:value="0.0000259683000000122" calcext:value-type="float">
            <text:p>0,0000260</text:p>
          </table:table-cell>
        </table:table-row>
        <table:table-row table:style-name="ro1">
          <table:table-cell table:style-name="ce14" office:value-type="float" office:value="263" calcext:value-type="float">
            <text:p>263</text:p>
          </table:table-cell>
          <table:table-cell table:style-name="ce14"/>
          <table:table-cell table:style-name="ce15" office:value-type="float" office:value="3.317521842" calcext:value-type="float">
            <text:p>3,32E+00</text:p>
          </table:table-cell>
          <table:table-cell table:style-name="ce15" office:value-type="float" office:value="-0.984538422" calcext:value-type="float">
            <text:p>-9,85E-01</text:p>
          </table:table-cell>
          <table:table-cell table:style-name="ce15" office:value-type="float" office:value="-0.9845643345" calcext:value-type="float">
            <text:p>-9,85E-01</text:p>
          </table:table-cell>
          <table:table-cell table:style-name="ce16" table:formula="of:=[.$D265]-[.$E265]" office:value-type="float" office:value="0.0000259124999999472" calcext:value-type="float">
            <text:p>0,0000259</text:p>
          </table:table-cell>
        </table:table-row>
        <table:table-row table:style-name="ro1">
          <table:table-cell table:style-name="ce14" office:value-type="float" office:value="264" calcext:value-type="float">
            <text:p>264</text:p>
          </table:table-cell>
          <table:table-cell table:style-name="ce14"/>
          <table:table-cell table:style-name="ce15" office:value-type="float" office:value="3.330088213" calcext:value-type="float">
            <text:p>3,33E+00</text:p>
          </table:table-cell>
          <table:table-cell table:style-name="ce15" office:value-type="float" office:value="-0.9822613982" calcext:value-type="float">
            <text:p>-9,82E-01</text:p>
          </table:table-cell>
          <table:table-cell table:style-name="ce15" office:value-type="float" office:value="-0.9822872507" calcext:value-type="float">
            <text:p>-9,82E-01</text:p>
          </table:table-cell>
          <table:table-cell table:style-name="ce16" table:formula="of:=[.$D266]-[.$E266]" office:value-type="float" office:value="0.0000258524999999787" calcext:value-type="float">
            <text:p>0,0000259</text:p>
          </table:table-cell>
        </table:table-row>
        <table:table-row table:style-name="ro1">
          <table:table-cell table:style-name="ce14" office:value-type="float" office:value="265" calcext:value-type="float">
            <text:p>265</text:p>
          </table:table-cell>
          <table:table-cell table:style-name="ce14"/>
          <table:table-cell table:style-name="ce15" office:value-type="float" office:value="3.342654583" calcext:value-type="float">
            <text:p>3,34E+00</text:p>
          </table:table-cell>
          <table:table-cell table:style-name="ce15" office:value-type="float" office:value="-0.9798292638" calcext:value-type="float">
            <text:p>-9,80E-01</text:p>
          </table:table-cell>
          <table:table-cell table:style-name="ce15" office:value-type="float" office:value="-0.9798550524" calcext:value-type="float">
            <text:p>-9,80E-01</text:p>
          </table:table-cell>
          <table:table-cell table:style-name="ce16" table:formula="of:=[.$D267]-[.$E267]" office:value-type="float" office:value="0.0000257886000000207" calcext:value-type="float">
            <text:p>0,0000258</text:p>
          </table:table-cell>
        </table:table-row>
        <table:table-row table:style-name="ro1">
          <table:table-cell table:style-name="ce14" office:value-type="float" office:value="266" calcext:value-type="float">
            <text:p>266</text:p>
          </table:table-cell>
          <table:table-cell table:style-name="ce14"/>
          <table:table-cell table:style-name="ce15" office:value-type="float" office:value="3.355220954" calcext:value-type="float">
            <text:p>3,36E+00</text:p>
          </table:table-cell>
          <table:table-cell table:style-name="ce15" office:value-type="float" office:value="-0.9772424031" calcext:value-type="float">
            <text:p>-9,77E-01</text:p>
          </table:table-cell>
          <table:table-cell table:style-name="ce15" office:value-type="float" office:value="-0.9772681236" calcext:value-type="float">
            <text:p>-9,77E-01</text:p>
          </table:table-cell>
          <table:table-cell table:style-name="ce16" table:formula="of:=[.$D268]-[.$E268]" office:value-type="float" office:value="0.0000257205000000482" calcext:value-type="float">
            <text:p>0,0000257</text:p>
          </table:table-cell>
        </table:table-row>
        <table:table-row table:style-name="ro1">
          <table:table-cell table:style-name="ce14" office:value-type="float" office:value="267" calcext:value-type="float">
            <text:p>267</text:p>
          </table:table-cell>
          <table:table-cell table:style-name="ce14"/>
          <table:table-cell table:style-name="ce15" office:value-type="float" office:value="3.367787325" calcext:value-type="float">
            <text:p>3,37E+00</text:p>
          </table:table-cell>
          <table:table-cell table:style-name="ce15" office:value-type="float" office:value="-0.9745012245" calcext:value-type="float">
            <text:p>-9,75E-01</text:p>
          </table:table-cell>
          <table:table-cell table:style-name="ce15" office:value-type="float" office:value="-0.9745268728" calcext:value-type="float">
            <text:p>-9,75E-01</text:p>
          </table:table-cell>
          <table:table-cell table:style-name="ce16" table:formula="of:=[.$D269]-[.$E269]" office:value-type="float" office:value="0.0000256483000000696" calcext:value-type="float">
            <text:p>0,0000256</text:p>
          </table:table-cell>
        </table:table-row>
        <table:table-row table:style-name="ro1">
          <table:table-cell table:style-name="ce14" office:value-type="float" office:value="268" calcext:value-type="float">
            <text:p>268</text:p>
          </table:table-cell>
          <table:table-cell table:style-name="ce14"/>
          <table:table-cell table:style-name="ce15" office:value-type="float" office:value="3.380353695" calcext:value-type="float">
            <text:p>3,38E+00</text:p>
          </table:table-cell>
          <table:table-cell table:style-name="ce15" office:value-type="float" office:value="-0.9716061608" calcext:value-type="float">
            <text:p>-9,72E-01</text:p>
          </table:table-cell>
          <table:table-cell table:style-name="ce15" office:value-type="float" office:value="-0.9716317329" calcext:value-type="float">
            <text:p>-9,72E-01</text:p>
          </table:table-cell>
          <table:table-cell table:style-name="ce16" table:formula="of:=[.$D270]-[.$E270]" office:value-type="float" office:value="0.000025572099999982" calcext:value-type="float">
            <text:p>0,0000256</text:p>
          </table:table-cell>
        </table:table-row>
        <table:table-row table:style-name="ro1">
          <table:table-cell table:style-name="ce14" office:value-type="float" office:value="269" calcext:value-type="float">
            <text:p>269</text:p>
          </table:table-cell>
          <table:table-cell table:style-name="ce14"/>
          <table:table-cell table:style-name="ce15" office:value-type="float" office:value="3.392920066" calcext:value-type="float">
            <text:p>3,39E+00</text:p>
          </table:table-cell>
          <table:table-cell table:style-name="ce15" office:value-type="float" office:value="-0.9685576692" calcext:value-type="float">
            <text:p>-9,69E-01</text:p>
          </table:table-cell>
          <table:table-cell table:style-name="ce15" office:value-type="float" office:value="-0.9685831611" calcext:value-type="float">
            <text:p>-9,69E-01</text:p>
          </table:table-cell>
          <table:table-cell table:style-name="ce16" table:formula="of:=[.$D271]-[.$E271]" office:value-type="float" office:value="0.0000254919000000076" calcext:value-type="float">
            <text:p>0,0000255</text:p>
          </table:table-cell>
        </table:table-row>
        <table:table-row table:style-name="ro1">
          <table:table-cell table:style-name="ce14" office:value-type="float" office:value="270" calcext:value-type="float">
            <text:p>270</text:p>
          </table:table-cell>
          <table:table-cell table:style-name="ce14"/>
          <table:table-cell table:style-name="ce15" office:value-type="float" office:value="3.405486436" calcext:value-type="float">
            <text:p>3,41E+00</text:p>
          </table:table-cell>
          <table:table-cell table:style-name="ce15" office:value-type="float" office:value="-0.9653562312" calcext:value-type="float">
            <text:p>-9,65E-01</text:p>
          </table:table-cell>
          <table:table-cell table:style-name="ce15" office:value-type="float" office:value="-0.9653816388" calcext:value-type="float">
            <text:p>-9,65E-01</text:p>
          </table:table-cell>
          <table:table-cell table:style-name="ce16" table:formula="of:=[.$D272]-[.$E272]" office:value-type="float" office:value="0.000025407600000027" calcext:value-type="float">
            <text:p>0,0000254</text:p>
          </table:table-cell>
        </table:table-row>
        <table:table-row table:style-name="ro1">
          <table:table-cell table:style-name="ce14" office:value-type="float" office:value="271" calcext:value-type="float">
            <text:p>271</text:p>
          </table:table-cell>
          <table:table-cell table:style-name="ce14"/>
          <table:table-cell table:style-name="ce15" office:value-type="float" office:value="3.418052807" calcext:value-type="float">
            <text:p>3,42E+00</text:p>
          </table:table-cell>
          <table:table-cell table:style-name="ce15" office:value-type="float" office:value="-0.9620023522" calcext:value-type="float">
            <text:p>-9,62E-01</text:p>
          </table:table-cell>
          <table:table-cell table:style-name="ce15" office:value-type="float" office:value="-0.9620276716" calcext:value-type="float">
            <text:p>-9,62E-01</text:p>
          </table:table-cell>
          <table:table-cell table:style-name="ce16" table:formula="of:=[.$D273]-[.$E273]" office:value-type="float" office:value="0.0000253193999999457" calcext:value-type="float">
            <text:p>0,0000253</text:p>
          </table:table-cell>
        </table:table-row>
        <table:table-row table:style-name="ro1">
          <table:table-cell table:style-name="ce14" office:value-type="float" office:value="272" calcext:value-type="float">
            <text:p>272</text:p>
          </table:table-cell>
          <table:table-cell table:style-name="ce14"/>
          <table:table-cell table:style-name="ce15" office:value-type="float" office:value="3.430619178" calcext:value-type="float">
            <text:p>3,43E+00</text:p>
          </table:table-cell>
          <table:table-cell table:style-name="ce15" office:value-type="float" office:value="-0.9584965619" calcext:value-type="float">
            <text:p>-9,58E-01</text:p>
          </table:table-cell>
          <table:table-cell table:style-name="ce15" office:value-type="float" office:value="-0.958521789" calcext:value-type="float">
            <text:p>-9,59E-01</text:p>
          </table:table-cell>
          <table:table-cell table:style-name="ce16" table:formula="of:=[.$D274]-[.$E274]" office:value-type="float" office:value="0.0000252271000000803" calcext:value-type="float">
            <text:p>0,0000252</text:p>
          </table:table-cell>
        </table:table-row>
        <table:table-row table:style-name="ro1">
          <table:table-cell table:style-name="ce14" office:value-type="float" office:value="273" calcext:value-type="float">
            <text:p>273</text:p>
          </table:table-cell>
          <table:table-cell table:style-name="ce14"/>
          <table:table-cell table:style-name="ce15" office:value-type="float" office:value="3.443185548" calcext:value-type="float">
            <text:p>3,44E+00</text:p>
          </table:table-cell>
          <table:table-cell table:style-name="ce15" office:value-type="float" office:value="-0.9548394139" calcext:value-type="float">
            <text:p>-9,55E-01</text:p>
          </table:table-cell>
          <table:table-cell table:style-name="ce15" office:value-type="float" office:value="-0.9548645447" calcext:value-type="float">
            <text:p>-9,55E-01</text:p>
          </table:table-cell>
          <table:table-cell table:style-name="ce16" table:formula="of:=[.$D275]-[.$E275]" office:value-type="float" office:value="0.000025130799999995" calcext:value-type="float">
            <text:p>0,0000251</text:p>
          </table:table-cell>
        </table:table-row>
        <table:table-row table:style-name="ro1">
          <table:table-cell table:style-name="ce14" office:value-type="float" office:value="274" calcext:value-type="float">
            <text:p>274</text:p>
          </table:table-cell>
          <table:table-cell table:style-name="ce14"/>
          <table:table-cell table:style-name="ce15" office:value-type="float" office:value="3.455751919" calcext:value-type="float">
            <text:p>3,46E+00</text:p>
          </table:table-cell>
          <table:table-cell table:style-name="ce15" office:value-type="float" office:value="-0.9510314857" calcext:value-type="float">
            <text:p>-9,51E-01</text:p>
          </table:table-cell>
          <table:table-cell table:style-name="ce15" office:value-type="float" office:value="-0.9510565163" calcext:value-type="float">
            <text:p>-9,51E-01</text:p>
          </table:table-cell>
          <table:table-cell table:style-name="ce16" table:formula="of:=[.$D276]-[.$E276]" office:value-type="float" office:value="0.0000250305999999201" calcext:value-type="float">
            <text:p>0,0000250</text:p>
          </table:table-cell>
        </table:table-row>
        <table:table-row table:style-name="ro1">
          <table:table-cell table:style-name="ce14" office:value-type="float" office:value="275" calcext:value-type="float">
            <text:p>275</text:p>
          </table:table-cell>
          <table:table-cell table:style-name="ce14"/>
          <table:table-cell table:style-name="ce15" office:value-type="float" office:value="3.46831829" calcext:value-type="float">
            <text:p>3,47E+00</text:p>
          </table:table-cell>
          <table:table-cell table:style-name="ce15" office:value-type="float" office:value="-0.9470733786" calcext:value-type="float">
            <text:p>-9,47E-01</text:p>
          </table:table-cell>
          <table:table-cell table:style-name="ce15" office:value-type="float" office:value="-0.947098305" calcext:value-type="float">
            <text:p>-9,47E-01</text:p>
          </table:table-cell>
          <table:table-cell table:style-name="ce16" table:formula="of:=[.$D277]-[.$E277]" office:value-type="float" office:value="0.0000249263999999583" calcext:value-type="float">
            <text:p>0,0000249</text:p>
          </table:table-cell>
        </table:table-row>
        <table:table-row table:style-name="ro1">
          <table:table-cell table:style-name="ce14" office:value-type="float" office:value="276" calcext:value-type="float">
            <text:p>276</text:p>
          </table:table-cell>
          <table:table-cell table:style-name="ce14"/>
          <table:table-cell table:style-name="ce15" office:value-type="float" office:value="3.48088466" calcext:value-type="float">
            <text:p>3,48E+00</text:p>
          </table:table-cell>
          <table:table-cell table:style-name="ce15" office:value-type="float" office:value="-0.9429657176" calcext:value-type="float">
            <text:p>-9,43E-01</text:p>
          </table:table-cell>
          <table:table-cell table:style-name="ce15" office:value-type="float" office:value="-0.9429905359" calcext:value-type="float">
            <text:p>-9,43E-01</text:p>
          </table:table-cell>
          <table:table-cell table:style-name="ce16" table:formula="of:=[.$D278]-[.$E278]" office:value-type="float" office:value="0.0000248183000000068" calcext:value-type="float">
            <text:p>0,0000248</text:p>
          </table:table-cell>
        </table:table-row>
        <table:table-row table:style-name="ro1">
          <table:table-cell table:style-name="ce14" office:value-type="float" office:value="277" calcext:value-type="float">
            <text:p>277</text:p>
          </table:table-cell>
          <table:table-cell table:style-name="ce14"/>
          <table:table-cell table:style-name="ce15" office:value-type="float" office:value="3.493451031" calcext:value-type="float">
            <text:p>3,49E+00</text:p>
          </table:table-cell>
          <table:table-cell table:style-name="ce15" office:value-type="float" office:value="-0.9387091514" calcext:value-type="float">
            <text:p>-9,39E-01</text:p>
          </table:table-cell>
          <table:table-cell table:style-name="ce15" office:value-type="float" office:value="-0.9387338577" calcext:value-type="float">
            <text:p>-9,39E-01</text:p>
          </table:table-cell>
          <table:table-cell table:style-name="ce16" table:formula="of:=[.$D279]-[.$E279]" office:value-type="float" office:value="0.0000247063000000658" calcext:value-type="float">
            <text:p>0,0000247</text:p>
          </table:table-cell>
        </table:table-row>
        <table:table-row table:style-name="ro1">
          <table:table-cell table:style-name="ce14" office:value-type="float" office:value="278" calcext:value-type="float">
            <text:p>278</text:p>
          </table:table-cell>
          <table:table-cell table:style-name="ce14"/>
          <table:table-cell table:style-name="ce15" office:value-type="float" office:value="3.506017401" calcext:value-type="float">
            <text:p>3,51E+00</text:p>
          </table:table-cell>
          <table:table-cell table:style-name="ce15" office:value-type="float" office:value="-0.9343043521" calcext:value-type="float">
            <text:p>-9,34E-01</text:p>
          </table:table-cell>
          <table:table-cell table:style-name="ce15" office:value-type="float" office:value="-0.9343289425" calcext:value-type="float">
            <text:p>-9,34E-01</text:p>
          </table:table-cell>
          <table:table-cell table:style-name="ce16" table:formula="of:=[.$D280]-[.$E280]" office:value-type="float" office:value="0.0000245903999999131" calcext:value-type="float">
            <text:p>0,0000246</text:p>
          </table:table-cell>
        </table:table-row>
        <table:table-row table:style-name="ro1">
          <table:table-cell table:style-name="ce14" office:value-type="float" office:value="279" calcext:value-type="float">
            <text:p>279</text:p>
          </table:table-cell>
          <table:table-cell table:style-name="ce14"/>
          <table:table-cell table:style-name="ce15" office:value-type="float" office:value="3.518583772" calcext:value-type="float">
            <text:p>3,52E+00</text:p>
          </table:table-cell>
          <table:table-cell table:style-name="ce15" office:value-type="float" office:value="-0.9297520153" calcext:value-type="float">
            <text:p>-9,30E-01</text:p>
          </table:table-cell>
          <table:table-cell table:style-name="ce15" office:value-type="float" office:value="-0.9297764859" calcext:value-type="float">
            <text:p>-9,30E-01</text:p>
          </table:table-cell>
          <table:table-cell table:style-name="ce16" table:formula="of:=[.$D281]-[.$E281]" office:value-type="float" office:value="0.0000244705999999928" calcext:value-type="float">
            <text:p>0,0000245</text:p>
          </table:table-cell>
        </table:table-row>
        <table:table-row table:style-name="ro1">
          <table:table-cell table:style-name="ce14" office:value-type="float" office:value="280" calcext:value-type="float">
            <text:p>280</text:p>
          </table:table-cell>
          <table:table-cell table:style-name="ce14"/>
          <table:table-cell table:style-name="ce15" office:value-type="float" office:value="3.531150143" calcext:value-type="float">
            <text:p>3,53E+00</text:p>
          </table:table-cell>
          <table:table-cell table:style-name="ce15" office:value-type="float" office:value="-0.92505286" calcext:value-type="float">
            <text:p>-9,25E-01</text:p>
          </table:table-cell>
          <table:table-cell table:style-name="ce15" office:value-type="float" office:value="-0.9250772068" calcext:value-type="float">
            <text:p>-9,25E-01</text:p>
          </table:table-cell>
          <table:table-cell table:style-name="ce16" table:formula="of:=[.$D282]-[.$E282]" office:value-type="float" office:value="0.0000243467999999636" calcext:value-type="float">
            <text:p>0,0000243</text:p>
          </table:table-cell>
        </table:table-row>
        <table:table-row table:style-name="ro1">
          <table:table-cell table:style-name="ce14" office:value-type="float" office:value="281" calcext:value-type="float">
            <text:p>281</text:p>
          </table:table-cell>
          <table:table-cell table:style-name="ce14"/>
          <table:table-cell table:style-name="ce15" office:value-type="float" office:value="3.543716513" calcext:value-type="float">
            <text:p>3,54E+00</text:p>
          </table:table-cell>
          <table:table-cell table:style-name="ce15" office:value-type="float" office:value="-0.920207628" calcext:value-type="float">
            <text:p>-9,20E-01</text:p>
          </table:table-cell>
          <table:table-cell table:style-name="ce15" office:value-type="float" office:value="-0.9202318474" calcext:value-type="float">
            <text:p>-9,20E-01</text:p>
          </table:table-cell>
          <table:table-cell table:style-name="ce16" table:formula="of:=[.$D283]-[.$E283]" office:value-type="float" office:value="0.0000242194000000806" calcext:value-type="float">
            <text:p>0,0000242</text:p>
          </table:table-cell>
        </table:table-row>
        <table:table-row table:style-name="ro1">
          <table:table-cell table:style-name="ce14" office:value-type="float" office:value="282" calcext:value-type="float">
            <text:p>282</text:p>
          </table:table-cell>
          <table:table-cell table:style-name="ce14"/>
          <table:table-cell table:style-name="ce15" office:value-type="float" office:value="3.556282884" calcext:value-type="float">
            <text:p>3,56E+00</text:p>
          </table:table-cell>
          <table:table-cell table:style-name="ce15" office:value-type="float" office:value="-0.9152170846" calcext:value-type="float">
            <text:p>-9,15E-01</text:p>
          </table:table-cell>
          <table:table-cell table:style-name="ce15" office:value-type="float" office:value="-0.9152411726" calcext:value-type="float">
            <text:p>-9,15E-01</text:p>
          </table:table-cell>
          <table:table-cell table:style-name="ce16" table:formula="of:=[.$D284]-[.$E284]" office:value-type="float" office:value="0.0000240879999999777" calcext:value-type="float">
            <text:p>0,0000241</text:p>
          </table:table-cell>
        </table:table-row>
        <table:table-row table:style-name="ro1">
          <table:table-cell table:style-name="ce14" office:value-type="float" office:value="283" calcext:value-type="float">
            <text:p>283</text:p>
          </table:table-cell>
          <table:table-cell table:style-name="ce14"/>
          <table:table-cell table:style-name="ce15" office:value-type="float" office:value="3.568849254" calcext:value-type="float">
            <text:p>3,57E+00</text:p>
          </table:table-cell>
          <table:table-cell table:style-name="ce15" office:value-type="float" office:value="-0.9100820178" calcext:value-type="float">
            <text:p>-9,10E-01</text:p>
          </table:table-cell>
          <table:table-cell table:style-name="ce15" office:value-type="float" office:value="-0.9101059707" calcext:value-type="float">
            <text:p>-9,10E-01</text:p>
          </table:table-cell>
          <table:table-cell table:style-name="ce16" table:formula="of:=[.$D285]-[.$E285]" office:value-type="float" office:value="0.0000239528999999017" calcext:value-type="float">
            <text:p>0,0000240</text:p>
          </table:table-cell>
        </table:table-row>
        <table:table-row table:style-name="ro1">
          <table:table-cell table:style-name="ce14" office:value-type="float" office:value="284" calcext:value-type="float">
            <text:p>284</text:p>
          </table:table-cell>
          <table:table-cell table:style-name="ce14"/>
          <table:table-cell table:style-name="ce15" office:value-type="float" office:value="3.581415625" calcext:value-type="float">
            <text:p>3,58E+00</text:p>
          </table:table-cell>
          <table:table-cell table:style-name="ce15" office:value-type="float" office:value="-0.9048032386" calcext:value-type="float">
            <text:p>-9,05E-01</text:p>
          </table:table-cell>
          <table:table-cell table:style-name="ce15" office:value-type="float" office:value="-0.9048270525" calcext:value-type="float">
            <text:p>-9,05E-01</text:p>
          </table:table-cell>
          <table:table-cell table:style-name="ce16" table:formula="of:=[.$D286]-[.$E286]" office:value-type="float" office:value="0.0000238139000000581" calcext:value-type="float">
            <text:p>0,0000238</text:p>
          </table:table-cell>
        </table:table-row>
        <table:table-row table:style-name="ro1"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5" office:value-type="float" office:value="3.593981996" calcext:value-type="float">
            <text:p>3,59E+00</text:p>
          </table:table-cell>
          <table:table-cell table:style-name="ce15" office:value-type="float" office:value="-0.8993815804" calcext:value-type="float">
            <text:p>-8,99E-01</text:p>
          </table:table-cell>
          <table:table-cell table:style-name="ce15" office:value-type="float" office:value="-0.8994052516" calcext:value-type="float">
            <text:p>-8,99E-01</text:p>
          </table:table-cell>
          <table:table-cell table:style-name="ce16" table:formula="of:=[.$D287]-[.$E287]" office:value-type="float" office:value="0.0000236712000000194" calcext:value-type="float">
            <text:p>0,0000237</text:p>
          </table:table-cell>
        </table:table-row>
        <table:table-row table:style-name="ro1">
          <table:table-cell table:style-name="ce14" office:value-type="float" office:value="286" calcext:value-type="float">
            <text:p>286</text:p>
          </table:table-cell>
          <table:table-cell table:style-name="ce14"/>
          <table:table-cell table:style-name="ce15" office:value-type="float" office:value="3.606548366" calcext:value-type="float">
            <text:p>3,61E+00</text:p>
          </table:table-cell>
          <table:table-cell table:style-name="ce15" office:value-type="float" office:value="-0.8938178994" calcext:value-type="float">
            <text:p>-8,94E-01</text:p>
          </table:table-cell>
          <table:table-cell table:style-name="ce15" office:value-type="float" office:value="-0.8938414242" calcext:value-type="float">
            <text:p>-8,94E-01</text:p>
          </table:table-cell>
          <table:table-cell table:style-name="ce16" table:formula="of:=[.$D288]-[.$E288]" office:value-type="float" office:value="0.0000235248000000077" calcext:value-type="float">
            <text:p>0,0000235</text:p>
          </table:table-cell>
        </table:table-row>
        <table:table-row table:style-name="ro1">
          <table:table-cell table:style-name="ce14" office:value-type="float" office:value="287" calcext:value-type="float">
            <text:p>287</text:p>
          </table:table-cell>
          <table:table-cell table:style-name="ce14"/>
          <table:table-cell table:style-name="ce15" office:value-type="float" office:value="3.619114737" calcext:value-type="float">
            <text:p>3,62E+00</text:p>
          </table:table-cell>
          <table:table-cell table:style-name="ce15" office:value-type="float" office:value="-0.8881130742" calcext:value-type="float">
            <text:p>-8,88E-01</text:p>
          </table:table-cell>
          <table:table-cell table:style-name="ce15" office:value-type="float" office:value="-0.8881364488" calcext:value-type="float">
            <text:p>-8,88E-01</text:p>
          </table:table-cell>
          <table:table-cell table:style-name="ce16" table:formula="of:=[.$D289]-[.$E289]" office:value-type="float" office:value="0.0000233745999999035" calcext:value-type="float">
            <text:p>0,0000234</text:p>
          </table:table-cell>
        </table:table-row>
        <table:table-row table:style-name="ro1">
          <table:table-cell table:style-name="ce14" office:value-type="float" office:value="288" calcext:value-type="float">
            <text:p>288</text:p>
          </table:table-cell>
          <table:table-cell table:style-name="ce14"/>
          <table:table-cell table:style-name="ce15" office:value-type="float" office:value="3.631681108" calcext:value-type="float">
            <text:p>3,63E+00</text:p>
          </table:table-cell>
          <table:table-cell table:style-name="ce15" office:value-type="float" office:value="-0.8822680056" calcext:value-type="float">
            <text:p>-8,82E-01</text:p>
          </table:table-cell>
          <table:table-cell table:style-name="ce15" office:value-type="float" office:value="-0.8822912264" calcext:value-type="float">
            <text:p>-8,82E-01</text:p>
          </table:table-cell>
          <table:table-cell table:style-name="ce16" table:formula="of:=[.$D290]-[.$E290]" office:value-type="float" office:value="0.0000232207999999456" calcext:value-type="float">
            <text:p>0,0000232</text:p>
          </table:table-cell>
        </table:table-row>
        <table:table-row table:style-name="ro1">
          <table:table-cell table:style-name="ce14" office:value-type="float" office:value="289" calcext:value-type="float">
            <text:p>289</text:p>
          </table:table-cell>
          <table:table-cell table:style-name="ce14"/>
          <table:table-cell table:style-name="ce15" office:value-type="float" office:value="3.644247478" calcext:value-type="float">
            <text:p>3,64E+00</text:p>
          </table:table-cell>
          <table:table-cell table:style-name="ce15" office:value-type="float" office:value="-0.8762836168" calcext:value-type="float">
            <text:p>-8,76E-01</text:p>
          </table:table-cell>
          <table:table-cell table:style-name="ce15" office:value-type="float" office:value="-0.87630668" calcext:value-type="float">
            <text:p>-8,76E-01</text:p>
          </table:table-cell>
          <table:table-cell table:style-name="ce16" table:formula="of:=[.$D291]-[.$E291]" office:value-type="float" office:value="0.0000230632000000064" calcext:value-type="float">
            <text:p>0,0000231</text:p>
          </table:table-cell>
        </table:table-row>
        <table:table-row table:style-name="ro1">
          <table:table-cell table:style-name="ce14" office:value-type="float" office:value="290" calcext:value-type="float">
            <text:p>290</text:p>
          </table:table-cell>
          <table:table-cell table:style-name="ce14"/>
          <table:table-cell table:style-name="ce15" office:value-type="float" office:value="3.656813849" calcext:value-type="float">
            <text:p>3,66E+00</text:p>
          </table:table-cell>
          <table:table-cell table:style-name="ce15" office:value-type="float" office:value="-0.8701608525" calcext:value-type="float">
            <text:p>-8,70E-01</text:p>
          </table:table-cell>
          <table:table-cell table:style-name="ce15" office:value-type="float" office:value="-0.8701837547" calcext:value-type="float">
            <text:p>-8,70E-01</text:p>
          </table:table-cell>
          <table:table-cell table:style-name="ce16" table:formula="of:=[.$D292]-[.$E292]" office:value-type="float" office:value="0.0000229021999998968" calcext:value-type="float">
            <text:p>0,0000229</text:p>
          </table:table-cell>
        </table:table-row>
        <table:table-row table:style-name="ro1">
          <table:table-cell table:style-name="ce14" office:value-type="float" office:value="291" calcext:value-type="float">
            <text:p>291</text:p>
          </table:table-cell>
          <table:table-cell table:style-name="ce14"/>
          <table:table-cell table:style-name="ce15" office:value-type="float" office:value="3.669380219" calcext:value-type="float">
            <text:p>3,67E+00</text:p>
          </table:table-cell>
          <table:table-cell table:style-name="ce15" office:value-type="float" office:value="-0.8639006798" calcext:value-type="float">
            <text:p>-8,64E-01</text:p>
          </table:table-cell>
          <table:table-cell table:style-name="ce15" office:value-type="float" office:value="-0.8639234172" calcext:value-type="float">
            <text:p>-8,64E-01</text:p>
          </table:table-cell>
          <table:table-cell table:style-name="ce16" table:formula="of:=[.$D293]-[.$E293]" office:value-type="float" office:value="0.000022737399999917" calcext:value-type="float">
            <text:p>0,0000227</text:p>
          </table:table-cell>
        </table:table-row>
        <table:table-row table:style-name="ro1">
          <table:table-cell table:style-name="ce14" office:value-type="float" office:value="292" calcext:value-type="float">
            <text:p>292</text:p>
          </table:table-cell>
          <table:table-cell table:style-name="ce14"/>
          <table:table-cell table:style-name="ce15" office:value-type="float" office:value="3.68194659" calcext:value-type="float">
            <text:p>3,68E+00</text:p>
          </table:table-cell>
          <table:table-cell table:style-name="ce15" office:value-type="float" office:value="-0.8575040872" calcext:value-type="float">
            <text:p>-8,58E-01</text:p>
          </table:table-cell>
          <table:table-cell table:style-name="ce15" office:value-type="float" office:value="-0.8575266562" calcext:value-type="float">
            <text:p>-8,58E-01</text:p>
          </table:table-cell>
          <table:table-cell table:style-name="ce16" table:formula="of:=[.$D294]-[.$E294]" office:value-type="float" office:value="0.0000225689999999723" calcext:value-type="float">
            <text:p>0,0000226</text:p>
          </table:table-cell>
        </table:table-row>
        <table:table-row table:style-name="ro1">
          <table:table-cell table:style-name="ce14" office:value-type="float" office:value="293" calcext:value-type="float">
            <text:p>293</text:p>
          </table:table-cell>
          <table:table-cell table:style-name="ce14"/>
          <table:table-cell table:style-name="ce15" office:value-type="float" office:value="3.694512961" calcext:value-type="float">
            <text:p>3,69E+00</text:p>
          </table:table-cell>
          <table:table-cell table:style-name="ce15" office:value-type="float" office:value="-0.8509720847" calcext:value-type="float">
            <text:p>-8,51E-01</text:p>
          </table:table-cell>
          <table:table-cell table:style-name="ce15" office:value-type="float" office:value="-0.8509944818" calcext:value-type="float">
            <text:p>-8,51E-01</text:p>
          </table:table-cell>
          <table:table-cell table:style-name="ce16" table:formula="of:=[.$D295]-[.$E295]" office:value-type="float" office:value="0.0000223970999999601" calcext:value-type="float">
            <text:p>0,0000224</text:p>
          </table:table-cell>
        </table:table-row>
        <table:table-row table:style-name="ro1">
          <table:table-cell table:style-name="ce14" office:value-type="float" office:value="294" calcext:value-type="float">
            <text:p>294</text:p>
          </table:table-cell>
          <table:table-cell table:style-name="ce14"/>
          <table:table-cell table:style-name="ce15" office:value-type="float" office:value="3.707079331" calcext:value-type="float">
            <text:p>3,71E+00</text:p>
          </table:table-cell>
          <table:table-cell table:style-name="ce15" office:value-type="float" office:value="-0.8443057039" calcext:value-type="float">
            <text:p>-8,44E-01</text:p>
          </table:table-cell>
          <table:table-cell table:style-name="ce15" office:value-type="float" office:value="-0.8443279255" calcext:value-type="float">
            <text:p>-8,44E-01</text:p>
          </table:table-cell>
          <table:table-cell table:style-name="ce16" table:formula="of:=[.$D296]-[.$E296]" office:value-type="float" office:value="0.0000222215999999831" calcext:value-type="float">
            <text:p>0,0000222</text:p>
          </table:table-cell>
        </table:table-row>
        <table:table-row table:style-name="ro1">
          <table:table-cell table:style-name="ce14" office:value-type="float" office:value="295" calcext:value-type="float">
            <text:p>295</text:p>
          </table:table-cell>
          <table:table-cell table:style-name="ce14"/>
          <table:table-cell table:style-name="ce15" office:value-type="float" office:value="3.719645702" calcext:value-type="float">
            <text:p>3,72E+00</text:p>
          </table:table-cell>
          <table:table-cell table:style-name="ce15" office:value-type="float" office:value="-0.8375059974" calcext:value-type="float">
            <text:p>-8,38E-01</text:p>
          </table:table-cell>
          <table:table-cell table:style-name="ce15" office:value-type="float" office:value="-0.83752804" calcext:value-type="float">
            <text:p>-8,38E-01</text:p>
          </table:table-cell>
          <table:table-cell table:style-name="ce16" table:formula="of:=[.$D297]-[.$E297]" office:value-type="float" office:value="0.0000220426000000495" calcext:value-type="float">
            <text:p>0,0000220</text:p>
          </table:table-cell>
        </table:table-row>
        <table:table-row table:style-name="ro1">
          <table:table-cell table:style-name="ce14" office:value-type="float" office:value="296" calcext:value-type="float">
            <text:p>296</text:p>
          </table:table-cell>
          <table:table-cell table:style-name="ce14"/>
          <table:table-cell table:style-name="ce15" office:value-type="float" office:value="3.732212072" calcext:value-type="float">
            <text:p>3,73E+00</text:p>
          </table:table-cell>
          <table:table-cell table:style-name="ce15" office:value-type="float" office:value="-0.830574039" calcext:value-type="float">
            <text:p>-8,31E-01</text:p>
          </table:table-cell>
          <table:table-cell table:style-name="ce15" office:value-type="float" office:value="-0.8305958992" calcext:value-type="float">
            <text:p>-8,31E-01</text:p>
          </table:table-cell>
          <table:table-cell table:style-name="ce16" table:formula="of:=[.$D298]-[.$E298]" office:value-type="float" office:value="0.0000218601999999457" calcext:value-type="float">
            <text:p>0,0000219</text:p>
          </table:table-cell>
        </table:table-row>
        <table:table-row table:style-name="ro1">
          <table:table-cell table:style-name="ce14" office:value-type="float" office:value="297" calcext:value-type="float">
            <text:p>297</text:p>
          </table:table-cell>
          <table:table-cell table:style-name="ce14"/>
          <table:table-cell table:style-name="ce15" office:value-type="float" office:value="3.744778443" calcext:value-type="float">
            <text:p>3,74E+00</text:p>
          </table:table-cell>
          <table:table-cell table:style-name="ce15" office:value-type="float" office:value="-0.8235109233" calcext:value-type="float">
            <text:p>-8,24E-01</text:p>
          </table:table-cell>
          <table:table-cell table:style-name="ce15" office:value-type="float" office:value="-0.8235325976" calcext:value-type="float">
            <text:p>-8,24E-01</text:p>
          </table:table-cell>
          <table:table-cell table:style-name="ce16" table:formula="of:=[.$D299]-[.$E299]" office:value-type="float" office:value="0.0000216743000001074" calcext:value-type="float">
            <text:p>0,0000217</text:p>
          </table:table-cell>
        </table:table-row>
        <table:table-row table:style-name="ro1">
          <table:table-cell table:style-name="ce14" office:value-type="float" office:value="298" calcext:value-type="float">
            <text:p>298</text:p>
          </table:table-cell>
          <table:table-cell table:style-name="ce14"/>
          <table:table-cell table:style-name="ce15" office:value-type="float" office:value="3.757344814" calcext:value-type="float">
            <text:p>3,76E+00</text:p>
          </table:table-cell>
          <table:table-cell table:style-name="ce15" office:value-type="float" office:value="-0.8163177657" calcext:value-type="float">
            <text:p>-8,16E-01</text:p>
          </table:table-cell>
          <table:table-cell table:style-name="ce15" office:value-type="float" office:value="-0.8163392507" calcext:value-type="float">
            <text:p>-8,16E-01</text:p>
          </table:table-cell>
          <table:table-cell table:style-name="ce16" table:formula="of:=[.$D300]-[.$E300]" office:value-type="float" office:value="0.0000214849999999878" calcext:value-type="float">
            <text:p>0,0000215</text:p>
          </table:table-cell>
        </table:table-row>
        <table:table-row table:style-name="ro1">
          <table:table-cell table:style-name="ce14" office:value-type="float" office:value="299" calcext:value-type="float">
            <text:p>299</text:p>
          </table:table-cell>
          <table:table-cell table:style-name="ce14"/>
          <table:table-cell table:style-name="ce15" office:value-type="float" office:value="3.769911184" calcext:value-type="float">
            <text:p>3,77E+00</text:p>
          </table:table-cell>
          <table:table-cell table:style-name="ce15" office:value-type="float" office:value="-0.8089957021" calcext:value-type="float">
            <text:p>-8,09E-01</text:p>
          </table:table-cell>
          <table:table-cell table:style-name="ce15" office:value-type="float" office:value="-0.8090169944" calcext:value-type="float">
            <text:p>-8,09E-01</text:p>
          </table:table-cell>
          <table:table-cell table:style-name="ce16" table:formula="of:=[.$D301]-[.$E301]" office:value-type="float" office:value="0.0000212923000000309" calcext:value-type="float">
            <text:p>0,0000213</text:p>
          </table:table-cell>
        </table:table-row>
        <table:table-row table:style-name="ro1">
          <table:table-cell table:style-name="ce14" office:value-type="float" office:value="300" calcext:value-type="float">
            <text:p>300</text:p>
          </table:table-cell>
          <table:table-cell table:style-name="ce14"/>
          <table:table-cell table:style-name="ce15" office:value-type="float" office:value="3.782477555" calcext:value-type="float">
            <text:p>3,78E+00</text:p>
          </table:table-cell>
          <table:table-cell table:style-name="ce15" office:value-type="float" office:value="-0.8015458886" calcext:value-type="float">
            <text:p>-8,02E-01</text:p>
          </table:table-cell>
          <table:table-cell table:style-name="ce15" office:value-type="float" office:value="-0.8015669849" calcext:value-type="float">
            <text:p>-8,02E-01</text:p>
          </table:table-cell>
          <table:table-cell table:style-name="ce16" table:formula="of:=[.$D302]-[.$E302]" office:value-type="float" office:value="0.000021096300000023" calcext:value-type="float">
            <text:p>0,0000211</text:p>
          </table:table-cell>
        </table:table-row>
        <table:table-row table:style-name="ro1">
          <table:table-cell table:style-name="ce14" office:value-type="float" office:value="301" calcext:value-type="float">
            <text:p>301</text:p>
          </table:table-cell>
          <table:table-cell table:style-name="ce14"/>
          <table:table-cell table:style-name="ce15" office:value-type="float" office:value="3.795043926" calcext:value-type="float">
            <text:p>3,80E+00</text:p>
          </table:table-cell>
          <table:table-cell table:style-name="ce15" office:value-type="float" office:value="-0.7939695018" calcext:value-type="float">
            <text:p>-7,94E-01</text:p>
          </table:table-cell>
          <table:table-cell table:style-name="ce15" office:value-type="float" office:value="-0.7939903986" calcext:value-type="float">
            <text:p>-7,94E-01</text:p>
          </table:table-cell>
          <table:table-cell table:style-name="ce16" table:formula="of:=[.$D303]-[.$E303]" office:value-type="float" office:value="0.0000208967999999476" calcext:value-type="float">
            <text:p>0,0000209</text:p>
          </table:table-cell>
        </table:table-row>
        <table:table-row table:style-name="ro1">
          <table:table-cell table:style-name="ce14" office:value-type="float" office:value="302" calcext:value-type="float">
            <text:p>302</text:p>
          </table:table-cell>
          <table:table-cell table:style-name="ce14"/>
          <table:table-cell table:style-name="ce15" office:value-type="float" office:value="3.807610296" calcext:value-type="float">
            <text:p>3,81E+00</text:p>
          </table:table-cell>
          <table:table-cell table:style-name="ce15" office:value-type="float" office:value="-0.786267738" calcext:value-type="float">
            <text:p>-7,86E-01</text:p>
          </table:table-cell>
          <table:table-cell table:style-name="ce15" office:value-type="float" office:value="-0.7862884321" calcext:value-type="float">
            <text:p>-7,86E-01</text:p>
          </table:table-cell>
          <table:table-cell table:style-name="ce16" table:formula="of:=[.$D304]-[.$E304]" office:value-type="float" office:value="0.0000206940999999405" calcext:value-type="float">
            <text:p>0,0000207</text:p>
          </table:table-cell>
        </table:table-row>
        <table:table-row table:style-name="ro1">
          <table:table-cell table:style-name="ce14" office:value-type="float" office:value="303" calcext:value-type="float">
            <text:p>303</text:p>
          </table:table-cell>
          <table:table-cell table:style-name="ce14"/>
          <table:table-cell table:style-name="ce15" office:value-type="float" office:value="3.820176667" calcext:value-type="float">
            <text:p>3,82E+00</text:p>
          </table:table-cell>
          <table:table-cell table:style-name="ce15" office:value-type="float" office:value="-0.7784418134" calcext:value-type="float">
            <text:p>-7,78E-01</text:p>
          </table:table-cell>
          <table:table-cell table:style-name="ce15" office:value-type="float" office:value="-0.7784623016" calcext:value-type="float">
            <text:p>-7,78E-01</text:p>
          </table:table-cell>
          <table:table-cell table:style-name="ce16" table:formula="of:=[.$D305]-[.$E305]" office:value-type="float" office:value="0.0000204882000000017" calcext:value-type="float">
            <text:p>0,0000205</text:p>
          </table:table-cell>
        </table:table-row>
        <table:table-row table:style-name="ro1">
          <table:table-cell table:style-name="ce14" office:value-type="float" office:value="304" calcext:value-type="float">
            <text:p>304</text:p>
          </table:table-cell>
          <table:table-cell table:style-name="ce14"/>
          <table:table-cell table:style-name="ce15" office:value-type="float" office:value="3.832743037" calcext:value-type="float">
            <text:p>3,83E+00</text:p>
          </table:table-cell>
          <table:table-cell table:style-name="ce15" office:value-type="float" office:value="-0.7704929638" calcext:value-type="float">
            <text:p>-7,70E-01</text:p>
          </table:table-cell>
          <table:table-cell table:style-name="ce15" office:value-type="float" office:value="-0.7705132428" calcext:value-type="float">
            <text:p>-7,71E-01</text:p>
          </table:table-cell>
          <table:table-cell table:style-name="ce16" table:formula="of:=[.$D306]-[.$E306]" office:value-type="float" office:value="0.0000202790000000119" calcext:value-type="float">
            <text:p>0,0000203</text:p>
          </table:table-cell>
        </table:table-row>
        <table:table-row table:style-name="ro1">
          <table:table-cell table:style-name="ce14" office:value-type="float" office:value="305" calcext:value-type="float">
            <text:p>305</text:p>
          </table:table-cell>
          <table:table-cell table:style-name="ce14"/>
          <table:table-cell table:style-name="ce15" office:value-type="float" office:value="3.845309408" calcext:value-type="float">
            <text:p>3,85E+00</text:p>
          </table:table-cell>
          <table:table-cell table:style-name="ce15" office:value-type="float" office:value="-0.7624224445" calcext:value-type="float">
            <text:p>-7,62E-01</text:p>
          </table:table-cell>
          <table:table-cell table:style-name="ce15" office:value-type="float" office:value="-0.762442511" calcext:value-type="float">
            <text:p>-7,62E-01</text:p>
          </table:table-cell>
          <table:table-cell table:style-name="ce16" table:formula="of:=[.$D307]-[.$E307]" office:value-type="float" office:value="0.0000200664999999711" calcext:value-type="float">
            <text:p>0,0000201</text:p>
          </table:table-cell>
        </table:table-row>
        <table:table-row table:style-name="ro1">
          <table:table-cell table:style-name="ce14" office:value-type="float" office:value="306" calcext:value-type="float">
            <text:p>306</text:p>
          </table:table-cell>
          <table:table-cell table:style-name="ce14"/>
          <table:table-cell table:style-name="ce15" office:value-type="float" office:value="3.857875779" calcext:value-type="float">
            <text:p>3,86E+00</text:p>
          </table:table-cell>
          <table:table-cell table:style-name="ce15" office:value-type="float" office:value="-0.7542315298" calcext:value-type="float">
            <text:p>-7,54E-01</text:p>
          </table:table-cell>
          <table:table-cell table:style-name="ce15" office:value-type="float" office:value="-0.7542513807" calcext:value-type="float">
            <text:p>-7,54E-01</text:p>
          </table:table-cell>
          <table:table-cell table:style-name="ce16" table:formula="of:=[.$D308]-[.$E308]" office:value-type="float" office:value="0.0000198508999998959" calcext:value-type="float">
            <text:p>0,0000199</text:p>
          </table:table-cell>
        </table:table-row>
        <table:table-row table:style-name="ro1">
          <table:table-cell table:style-name="ce14" office:value-type="float" office:value="307" calcext:value-type="float">
            <text:p>307</text:p>
          </table:table-cell>
          <table:table-cell table:style-name="ce14"/>
          <table:table-cell table:style-name="ce15" office:value-type="float" office:value="3.870442149" calcext:value-type="float">
            <text:p>3,87E+00</text:p>
          </table:table-cell>
          <table:table-cell table:style-name="ce15" office:value-type="float" office:value="-0.7459215132" calcext:value-type="float">
            <text:p>-7,46E-01</text:p>
          </table:table-cell>
          <table:table-cell table:style-name="ce15" office:value-type="float" office:value="-0.7459411454" calcext:value-type="float">
            <text:p>-7,46E-01</text:p>
          </table:table-cell>
          <table:table-cell table:style-name="ce16" table:formula="of:=[.$D309]-[.$E309]" office:value-type="float" office:value="0.0000196322000000082" calcext:value-type="float">
            <text:p>0,0000196</text:p>
          </table:table-cell>
        </table:table-row>
        <table:table-row table:style-name="ro1">
          <table:table-cell table:style-name="ce14" office:value-type="float" office:value="308" calcext:value-type="float">
            <text:p>308</text:p>
          </table:table-cell>
          <table:table-cell table:style-name="ce14"/>
          <table:table-cell table:style-name="ce15" office:value-type="float" office:value="3.88300852" calcext:value-type="float">
            <text:p>3,88E+00</text:p>
          </table:table-cell>
          <table:table-cell table:style-name="ce15" office:value-type="float" office:value="-0.7374937069" calcext:value-type="float">
            <text:p>-7,37E-01</text:p>
          </table:table-cell>
          <table:table-cell table:style-name="ce15" office:value-type="float" office:value="-0.7375131174" calcext:value-type="float">
            <text:p>-7,38E-01</text:p>
          </table:table-cell>
          <table:table-cell table:style-name="ce16" table:formula="of:=[.$D310]-[.$E310]" office:value-type="float" office:value="0.0000194104999999833" calcext:value-type="float">
            <text:p>0,0000194</text:p>
          </table:table-cell>
        </table:table-row>
        <table:table-row table:style-name="ro1">
          <table:table-cell table:style-name="ce14" office:value-type="float" office:value="309" calcext:value-type="float">
            <text:p>309</text:p>
          </table:table-cell>
          <table:table-cell table:style-name="ce14"/>
          <table:table-cell table:style-name="ce15" office:value-type="float" office:value="3.89557489" calcext:value-type="float">
            <text:p>3,90E+00</text:p>
          </table:table-cell>
          <table:table-cell table:style-name="ce15" office:value-type="float" office:value="-0.7289494419" calcext:value-type="float">
            <text:p>-7,29E-01</text:p>
          </table:table-cell>
          <table:table-cell table:style-name="ce15" office:value-type="float" office:value="-0.7289686274" calcext:value-type="float">
            <text:p>-7,29E-01</text:p>
          </table:table-cell>
          <table:table-cell table:style-name="ce16" table:formula="of:=[.$D311]-[.$E311]" office:value-type="float" office:value="0.0000191855000000185" calcext:value-type="float">
            <text:p>0,0000192</text:p>
          </table:table-cell>
        </table:table-row>
        <table:table-row table:style-name="ro1">
          <table:table-cell table:style-name="ce14" office:value-type="float" office:value="310" calcext:value-type="float">
            <text:p>310</text:p>
          </table:table-cell>
          <table:table-cell table:style-name="ce14"/>
          <table:table-cell table:style-name="ce15" office:value-type="float" office:value="3.908141261" calcext:value-type="float">
            <text:p>3,91E+00</text:p>
          </table:table-cell>
          <table:table-cell table:style-name="ce15" office:value-type="float" office:value="-0.7202900673" calcext:value-type="float">
            <text:p>-7,20E-01</text:p>
          </table:table-cell>
          <table:table-cell table:style-name="ce15" office:value-type="float" office:value="-0.7203090249" calcext:value-type="float">
            <text:p>-7,20E-01</text:p>
          </table:table-cell>
          <table:table-cell table:style-name="ce16" table:formula="of:=[.$D312]-[.$E312]" office:value-type="float" office:value="0.0000189576000000358" calcext:value-type="float">
            <text:p>0,0000190</text:p>
          </table:table-cell>
        </table:table-row>
        <table:table-row table:style-name="ro1">
          <table:table-cell table:style-name="ce14" office:value-type="float" office:value="311" calcext:value-type="float">
            <text:p>311</text:p>
          </table:table-cell>
          <table:table-cell table:style-name="ce14"/>
          <table:table-cell table:style-name="ce15" office:value-type="float" office:value="3.920707632" calcext:value-type="float">
            <text:p>3,92E+00</text:p>
          </table:table-cell>
          <table:table-cell table:style-name="ce15" office:value-type="float" office:value="-0.7115169505" calcext:value-type="float">
            <text:p>-7,12E-01</text:p>
          </table:table-cell>
          <table:table-cell table:style-name="ce15" office:value-type="float" office:value="-0.7115356772" calcext:value-type="float">
            <text:p>-7,12E-01</text:p>
          </table:table-cell>
          <table:table-cell table:style-name="ce16" table:formula="of:=[.$D313]-[.$E313]" office:value-type="float" office:value="0.0000187266999999158" calcext:value-type="float">
            <text:p>0,0000187</text:p>
          </table:table-cell>
        </table:table-row>
        <table:table-row table:style-name="ro1">
          <table:table-cell table:style-name="ce14" office:value-type="float" office:value="312" calcext:value-type="float">
            <text:p>312</text:p>
          </table:table-cell>
          <table:table-cell table:style-name="ce14"/>
          <table:table-cell table:style-name="ce15" office:value-type="float" office:value="3.933274002" calcext:value-type="float">
            <text:p>3,93E+00</text:p>
          </table:table-cell>
          <table:table-cell table:style-name="ce15" office:value-type="float" office:value="-0.7026314769" calcext:value-type="float">
            <text:p>-7,03E-01</text:p>
          </table:table-cell>
          <table:table-cell table:style-name="ce15" office:value-type="float" office:value="-0.7026499698" calcext:value-type="float">
            <text:p>-7,03E-01</text:p>
          </table:table-cell>
          <table:table-cell table:style-name="ce16" table:formula="of:=[.$D314]-[.$E314]" office:value-type="float" office:value="0.0000184929" calcext:value-type="float">
            <text:p>0,0000185</text:p>
          </table:table-cell>
        </table:table-row>
        <table:table-row table:style-name="ro1">
          <table:table-cell table:style-name="ce14" office:value-type="float" office:value="313" calcext:value-type="float">
            <text:p>313</text:p>
          </table:table-cell>
          <table:table-cell table:style-name="ce14"/>
          <table:table-cell table:style-name="ce15" office:value-type="float" office:value="3.945840373" calcext:value-type="float">
            <text:p>3,95E+00</text:p>
          </table:table-cell>
          <table:table-cell table:style-name="ce15" office:value-type="float" office:value="-0.6936350497" calcext:value-type="float">
            <text:p>-6,94E-01</text:p>
          </table:table-cell>
          <table:table-cell table:style-name="ce15" office:value-type="float" office:value="-0.6936533058" calcext:value-type="float">
            <text:p>-6,94E-01</text:p>
          </table:table-cell>
          <table:table-cell table:style-name="ce16" table:formula="of:=[.$D315]-[.$E315]" office:value-type="float" office:value="0.0000182561000000581" calcext:value-type="float">
            <text:p>0,0000183</text:p>
          </table:table-cell>
        </table:table-row>
        <table:table-row table:style-name="ro1">
          <table:table-cell table:style-name="ce14" office:value-type="float" office:value="314" calcext:value-type="float">
            <text:p>314</text:p>
          </table:table-cell>
          <table:table-cell table:style-name="ce14"/>
          <table:table-cell table:style-name="ce15" office:value-type="float" office:value="3.958406744" calcext:value-type="float">
            <text:p>3,96E+00</text:p>
          </table:table-cell>
          <table:table-cell table:style-name="ce15" office:value-type="float" office:value="-0.6845290895" calcext:value-type="float">
            <text:p>-6,85E-01</text:p>
          </table:table-cell>
          <table:table-cell table:style-name="ce15" office:value-type="float" office:value="-0.6845471059" calcext:value-type="float">
            <text:p>-6,85E-01</text:p>
          </table:table-cell>
          <table:table-cell table:style-name="ce16" table:formula="of:=[.$D316]-[.$E316]" office:value-type="float" office:value="0.0000180163999999872" calcext:value-type="float">
            <text:p>0,0000180</text:p>
          </table:table-cell>
        </table:table-row>
        <table:table-row table:style-name="ro1">
          <table:table-cell table:style-name="ce14" office:value-type="float" office:value="315" calcext:value-type="float">
            <text:p>315</text:p>
          </table:table-cell>
          <table:table-cell table:style-name="ce14"/>
          <table:table-cell table:style-name="ce15" office:value-type="float" office:value="3.970973114" calcext:value-type="float">
            <text:p>3,97E+00</text:p>
          </table:table-cell>
          <table:table-cell table:style-name="ce15" office:value-type="float" office:value="-0.6753150342" calcext:value-type="float">
            <text:p>-6,75E-01</text:p>
          </table:table-cell>
          <table:table-cell table:style-name="ce15" office:value-type="float" office:value="-0.6753328081" calcext:value-type="float">
            <text:p>-6,75E-01</text:p>
          </table:table-cell>
          <table:table-cell table:style-name="ce16" table:formula="of:=[.$D317]-[.$E317]" office:value-type="float" office:value="0.0000177739000000177" calcext:value-type="float">
            <text:p>0,0000178</text:p>
          </table:table-cell>
        </table:table-row>
        <table:table-row table:style-name="ro1">
          <table:table-cell table:style-name="ce14" office:value-type="float" office:value="316" calcext:value-type="float">
            <text:p>316</text:p>
          </table:table-cell>
          <table:table-cell table:style-name="ce14"/>
          <table:table-cell table:style-name="ce15" office:value-type="float" office:value="3.983539485" calcext:value-type="float">
            <text:p>3,98E+00</text:p>
          </table:table-cell>
          <table:table-cell table:style-name="ce15" office:value-type="float" office:value="-0.6659943388" calcext:value-type="float">
            <text:p>-6,66E-01</text:p>
          </table:table-cell>
          <table:table-cell table:style-name="ce15" office:value-type="float" office:value="-0.6660118674" calcext:value-type="float">
            <text:p>-6,66E-01</text:p>
          </table:table-cell>
          <table:table-cell table:style-name="ce16" table:formula="of:=[.$D318]-[.$E318]" office:value-type="float" office:value="0.0000175286000000385" calcext:value-type="float">
            <text:p>0,0000175</text:p>
          </table:table-cell>
        </table:table-row>
        <table:table-row table:style-name="ro1">
          <table:table-cell table:style-name="ce14" office:value-type="float" office:value="317" calcext:value-type="float">
            <text:p>317</text:p>
          </table:table-cell>
          <table:table-cell table:style-name="ce14"/>
          <table:table-cell table:style-name="ce15" office:value-type="float" office:value="3.996105855" calcext:value-type="float">
            <text:p>4,00E+00</text:p>
          </table:table-cell>
          <table:table-cell table:style-name="ce15" office:value-type="float" office:value="-0.6565684752" calcext:value-type="float">
            <text:p>-6,57E-01</text:p>
          </table:table-cell>
          <table:table-cell table:style-name="ce15" office:value-type="float" office:value="-0.6565857558" calcext:value-type="float">
            <text:p>-6,57E-01</text:p>
          </table:table-cell>
          <table:table-cell table:style-name="ce16" table:formula="of:=[.$D319]-[.$E319]" office:value-type="float" office:value="0.000017280599999947" calcext:value-type="float">
            <text:p>0,0000173</text:p>
          </table:table-cell>
        </table:table-row>
        <table:table-row table:style-name="ro1">
          <table:table-cell table:style-name="ce14" office:value-type="float" office:value="318" calcext:value-type="float">
            <text:p>318</text:p>
          </table:table-cell>
          <table:table-cell table:style-name="ce14"/>
          <table:table-cell table:style-name="ce15" office:value-type="float" office:value="4.008672226" calcext:value-type="float">
            <text:p>4,01E+00</text:p>
          </table:table-cell>
          <table:table-cell table:style-name="ce15" office:value-type="float" office:value="-0.6470389319" calcext:value-type="float">
            <text:p>-6,47E-01</text:p>
          </table:table-cell>
          <table:table-cell table:style-name="ce15" office:value-type="float" office:value="-0.6470559616" calcext:value-type="float">
            <text:p>-6,47E-01</text:p>
          </table:table-cell>
          <table:table-cell table:style-name="ce16" table:formula="of:=[.$D320]-[.$E320]" office:value-type="float" office:value="0.0000170296999999486" calcext:value-type="float">
            <text:p>0,0000170</text:p>
          </table:table-cell>
        </table:table-row>
        <table:table-row table:style-name="ro1">
          <table:table-cell table:style-name="ce14" office:value-type="float" office:value="319" calcext:value-type="float">
            <text:p>319</text:p>
          </table:table-cell>
          <table:table-cell table:style-name="ce14"/>
          <table:table-cell table:style-name="ce15" office:value-type="float" office:value="4.021238597" calcext:value-type="float">
            <text:p>4,02E+00</text:p>
          </table:table-cell>
          <table:table-cell table:style-name="ce15" office:value-type="float" office:value="-0.6374072136" calcext:value-type="float">
            <text:p>-6,37E-01</text:p>
          </table:table-cell>
          <table:table-cell table:style-name="ce15" office:value-type="float" office:value="-0.6374239897" calcext:value-type="float">
            <text:p>-6,37E-01</text:p>
          </table:table-cell>
          <table:table-cell table:style-name="ce16" table:formula="of:=[.$D321]-[.$E321]" office:value-type="float" office:value="0.0000167760999999489" calcext:value-type="float">
            <text:p>0,0000168</text:p>
          </table:table-cell>
        </table:table-row>
        <table:table-row table:style-name="ro1">
          <table:table-cell table:style-name="ce14" office:value-type="float" office:value="320" calcext:value-type="float">
            <text:p>320</text:p>
          </table:table-cell>
          <table:table-cell table:style-name="ce14"/>
          <table:table-cell table:style-name="ce15" office:value-type="float" office:value="4.033804967" calcext:value-type="float">
            <text:p>4,03E+00</text:p>
          </table:table-cell>
          <table:table-cell table:style-name="ce15" office:value-type="float" office:value="-0.6276748412" calcext:value-type="float">
            <text:p>-6,28E-01</text:p>
          </table:table-cell>
          <table:table-cell table:style-name="ce15" office:value-type="float" office:value="-0.6276913613" calcext:value-type="float">
            <text:p>-6,28E-01</text:p>
          </table:table-cell>
          <table:table-cell table:style-name="ce16" table:formula="of:=[.$D322]-[.$E322]" office:value-type="float" office:value="0.0000165200999999726" calcext:value-type="float">
            <text:p>0,0000165</text:p>
          </table:table-cell>
        </table:table-row>
        <table:table-row table:style-name="ro1">
          <table:table-cell table:style-name="ce14" office:value-type="float" office:value="321" calcext:value-type="float">
            <text:p>321</text:p>
          </table:table-cell>
          <table:table-cell table:style-name="ce14"/>
          <table:table-cell table:style-name="ce15" office:value-type="float" office:value="4.046371338" calcext:value-type="float">
            <text:p>4,05E+00</text:p>
          </table:table-cell>
          <table:table-cell table:style-name="ce15" office:value-type="float" office:value="-0.6178433518" calcext:value-type="float">
            <text:p>-6,18E-01</text:p>
          </table:table-cell>
          <table:table-cell table:style-name="ce15" office:value-type="float" office:value="-0.6178596131" calcext:value-type="float">
            <text:p>-6,18E-01</text:p>
          </table:table-cell>
          <table:table-cell table:style-name="ce16" table:formula="of:=[.$D323]-[.$E323]" office:value-type="float" office:value="0.0000162612999999867" calcext:value-type="float">
            <text:p>0,0000163</text:p>
          </table:table-cell>
        </table:table-row>
        <table:table-row table:style-name="ro1">
          <table:table-cell table:style-name="ce14" office:value-type="float" office:value="322" calcext:value-type="float">
            <text:p>322</text:p>
          </table:table-cell>
          <table:table-cell table:style-name="ce14"/>
          <table:table-cell table:style-name="ce15" office:value-type="float" office:value="4.058937708" calcext:value-type="float">
            <text:p>4,06E+00</text:p>
          </table:table-cell>
          <table:table-cell table:style-name="ce15" office:value-type="float" office:value="-0.6079142977" calcext:value-type="float">
            <text:p>-6,08E-01</text:p>
          </table:table-cell>
          <table:table-cell table:style-name="ce15" office:value-type="float" office:value="-0.6079302977" calcext:value-type="float">
            <text:p>-6,08E-01</text:p>
          </table:table-cell>
          <table:table-cell table:style-name="ce16" table:formula="of:=[.$D324]-[.$E324]" office:value-type="float" office:value="0.000016000000000016" calcext:value-type="float">
            <text:p>0,0000160</text:p>
          </table:table-cell>
        </table:table-row>
        <table:table-row table:style-name="ro1">
          <table:table-cell table:style-name="ce14" office:value-type="float" office:value="323" calcext:value-type="float">
            <text:p>323</text:p>
          </table:table-cell>
          <table:table-cell table:style-name="ce14"/>
          <table:table-cell table:style-name="ce15" office:value-type="float" office:value="4.071504079" calcext:value-type="float">
            <text:p>4,07E+00</text:p>
          </table:table-cell>
          <table:table-cell table:style-name="ce15" office:value-type="float" office:value="-0.597889247" calcext:value-type="float">
            <text:p>-5,98E-01</text:p>
          </table:table-cell>
          <table:table-cell table:style-name="ce15" office:value-type="float" office:value="-0.5979049831" calcext:value-type="float">
            <text:p>-5,98E-01</text:p>
          </table:table-cell>
          <table:table-cell table:style-name="ce16" table:formula="of:=[.$D325]-[.$E325]" office:value-type="float" office:value="0.0000157361000000522" calcext:value-type="float">
            <text:p>0,0000157</text:p>
          </table:table-cell>
        </table:table-row>
        <table:table-row table:style-name="ro1">
          <table:table-cell table:style-name="ce14" office:value-type="float" office:value="324" calcext:value-type="float">
            <text:p>324</text:p>
          </table:table-cell>
          <table:table-cell table:style-name="ce14"/>
          <table:table-cell table:style-name="ce15" office:value-type="float" office:value="4.08407045" calcext:value-type="float">
            <text:p>4,08E+00</text:p>
          </table:table-cell>
          <table:table-cell table:style-name="ce15" office:value-type="float" office:value="-0.5877697825" calcext:value-type="float">
            <text:p>-5,88E-01</text:p>
          </table:table-cell>
          <table:table-cell table:style-name="ce15" office:value-type="float" office:value="-0.5877852523" calcext:value-type="float">
            <text:p>-5,88E-01</text:p>
          </table:table-cell>
          <table:table-cell table:style-name="ce16" table:formula="of:=[.$D326]-[.$E326]" office:value-type="float" office:value="0.0000154698000000009" calcext:value-type="float">
            <text:p>0,0000155</text:p>
          </table:table-cell>
        </table:table-row>
        <table:table-row table:style-name="ro1">
          <table:table-cell table:style-name="ce14" office:value-type="float" office:value="325" calcext:value-type="float">
            <text:p>325</text:p>
          </table:table-cell>
          <table:table-cell table:style-name="ce14"/>
          <table:table-cell table:style-name="ce15" office:value-type="float" office:value="4.09663682" calcext:value-type="float">
            <text:p>4,10E+00</text:p>
          </table:table-cell>
          <table:table-cell table:style-name="ce15" office:value-type="float" office:value="-0.5775575024" calcext:value-type="float">
            <text:p>-5,78E-01</text:p>
          </table:table-cell>
          <table:table-cell table:style-name="ce15" office:value-type="float" office:value="-0.5775727034" calcext:value-type="float">
            <text:p>-5,78E-01</text:p>
          </table:table-cell>
          <table:table-cell table:style-name="ce16" table:formula="of:=[.$D327]-[.$E327]" office:value-type="float" office:value="0.0000152009999999647" calcext:value-type="float">
            <text:p>0,0000152</text:p>
          </table:table-cell>
        </table:table-row>
        <table:table-row table:style-name="ro1">
          <table:table-cell table:style-name="ce14" office:value-type="float" office:value="326" calcext:value-type="float">
            <text:p>326</text:p>
          </table:table-cell>
          <table:table-cell table:style-name="ce14"/>
          <table:table-cell table:style-name="ce15" office:value-type="float" office:value="4.109203191" calcext:value-type="float">
            <text:p>4,11E+00</text:p>
          </table:table-cell>
          <table:table-cell table:style-name="ce15" office:value-type="float" office:value="-0.5672540193" calcext:value-type="float">
            <text:p>-5,67E-01</text:p>
          </table:table-cell>
          <table:table-cell table:style-name="ce15" office:value-type="float" office:value="-0.5672689491" calcext:value-type="float">
            <text:p>-5,67E-01</text:p>
          </table:table-cell>
          <table:table-cell table:style-name="ce16" table:formula="of:=[.$D328]-[.$E328]" office:value-type="float" office:value="0.0000149298000000631" calcext:value-type="float">
            <text:p>0,0000149</text:p>
          </table:table-cell>
        </table:table-row>
        <table:table-row table:style-name="ro1">
          <table:table-cell table:style-name="ce14" office:value-type="float" office:value="327" calcext:value-type="float">
            <text:p>327</text:p>
          </table:table-cell>
          <table:table-cell table:style-name="ce14"/>
          <table:table-cell table:style-name="ce15" office:value-type="float" office:value="4.121769562" calcext:value-type="float">
            <text:p>4,12E+00</text:p>
          </table:table-cell>
          <table:table-cell table:style-name="ce15" office:value-type="float" office:value="-0.5568609602" calcext:value-type="float">
            <text:p>-5,57E-01</text:p>
          </table:table-cell>
          <table:table-cell table:style-name="ce15" office:value-type="float" office:value="-0.5568756165" calcext:value-type="float">
            <text:p>-5,57E-01</text:p>
          </table:table-cell>
          <table:table-cell table:style-name="ce16" table:formula="of:=[.$D329]-[.$E329]" office:value-type="float" office:value="0.0000146563000000821" calcext:value-type="float">
            <text:p>0,0000147</text:p>
          </table:table-cell>
        </table:table-row>
        <table:table-row table:style-name="ro1">
          <table:table-cell table:style-name="ce14" office:value-type="float" office:value="328" calcext:value-type="float">
            <text:p>328</text:p>
          </table:table-cell>
          <table:table-cell table:style-name="ce14"/>
          <table:table-cell table:style-name="ce15" office:value-type="float" office:value="4.134335932" calcext:value-type="float">
            <text:p>4,13E+00</text:p>
          </table:table-cell>
          <table:table-cell table:style-name="ce15" office:value-type="float" office:value="-0.5463799663" calcext:value-type="float">
            <text:p>-5,46E-01</text:p>
          </table:table-cell>
          <table:table-cell table:style-name="ce15" office:value-type="float" office:value="-0.5463943467" calcext:value-type="float">
            <text:p>-5,46E-01</text:p>
          </table:table-cell>
          <table:table-cell table:style-name="ce16" table:formula="of:=[.$D330]-[.$E330]" office:value-type="float" office:value="0.0000143803999999026" calcext:value-type="float">
            <text:p>0,0000144</text:p>
          </table:table-cell>
        </table:table-row>
        <table:table-row table:style-name="ro1">
          <table:table-cell table:style-name="ce14" office:value-type="float" office:value="329" calcext:value-type="float">
            <text:p>329</text:p>
          </table:table-cell>
          <table:table-cell table:style-name="ce14"/>
          <table:table-cell table:style-name="ce15" office:value-type="float" office:value="4.146902303" calcext:value-type="float">
            <text:p>4,15E+00</text:p>
          </table:table-cell>
          <table:table-cell table:style-name="ce15" office:value-type="float" office:value="-0.5358126927" calcext:value-type="float">
            <text:p>-5,36E-01</text:p>
          </table:table-cell>
          <table:table-cell table:style-name="ce15" office:value-type="float" office:value="-0.535826795" calcext:value-type="float">
            <text:p>-5,36E-01</text:p>
          </table:table-cell>
          <table:table-cell table:style-name="ce16" table:formula="of:=[.$D331]-[.$E331]" office:value-type="float" office:value="0.0000141022999999851" calcext:value-type="float">
            <text:p>0,0000141</text:p>
          </table:table-cell>
        </table:table-row>
        <table:table-row table:style-name="ro1">
          <table:table-cell table:style-name="ce14" office:value-type="float" office:value="330" calcext:value-type="float">
            <text:p>330</text:p>
          </table:table-cell>
          <table:table-cell table:style-name="ce14"/>
          <table:table-cell table:style-name="ce15" office:value-type="float" office:value="4.159468673" calcext:value-type="float">
            <text:p>4,16E+00</text:p>
          </table:table-cell>
          <table:table-cell table:style-name="ce15" office:value-type="float" office:value="-0.525160808" calcext:value-type="float">
            <text:p>-5,25E-01</text:p>
          </table:table-cell>
          <table:table-cell table:style-name="ce15" office:value-type="float" office:value="-0.52517463" calcext:value-type="float">
            <text:p>-5,25E-01</text:p>
          </table:table-cell>
          <table:table-cell table:style-name="ce16" table:formula="of:=[.$D332]-[.$E332]" office:value-type="float" office:value="0.0000138219999999967" calcext:value-type="float">
            <text:p>0,0000138</text:p>
          </table:table-cell>
        </table:table-row>
        <table:table-row table:style-name="ro1">
          <table:table-cell table:style-name="ce14" office:value-type="float" office:value="331" calcext:value-type="float">
            <text:p>331</text:p>
          </table:table-cell>
          <table:table-cell table:style-name="ce14"/>
          <table:table-cell table:style-name="ce15" office:value-type="float" office:value="4.172035044" calcext:value-type="float">
            <text:p>4,17E+00</text:p>
          </table:table-cell>
          <table:table-cell table:style-name="ce15" office:value-type="float" office:value="-0.5144259944" calcext:value-type="float">
            <text:p>-5,14E-01</text:p>
          </table:table-cell>
          <table:table-cell table:style-name="ce15" office:value-type="float" office:value="-0.5144395338" calcext:value-type="float">
            <text:p>-5,14E-01</text:p>
          </table:table-cell>
          <table:table-cell table:style-name="ce16" table:formula="of:=[.$D333]-[.$E333]" office:value-type="float" office:value="0.0000135394000000399" calcext:value-type="float">
            <text:p>0,0000135</text:p>
          </table:table-cell>
        </table:table-row>
        <table:table-row table:style-name="ro1">
          <table:table-cell table:style-name="ce14" office:value-type="float" office:value="332" calcext:value-type="float">
            <text:p>332</text:p>
          </table:table-cell>
          <table:table-cell table:style-name="ce14"/>
          <table:table-cell table:style-name="ce15" office:value-type="float" office:value="4.184601415" calcext:value-type="float">
            <text:p>4,18E+00</text:p>
          </table:table-cell>
          <table:table-cell table:style-name="ce15" office:value-type="float" office:value="-0.5036099469" calcext:value-type="float">
            <text:p>-5,04E-01</text:p>
          </table:table-cell>
          <table:table-cell table:style-name="ce15" office:value-type="float" office:value="-0.5036232016" calcext:value-type="float">
            <text:p>-5,04E-01</text:p>
          </table:table-cell>
          <table:table-cell table:style-name="ce16" table:formula="of:=[.$D334]-[.$E334]" office:value-type="float" office:value="0.0000132547000000205" calcext:value-type="float">
            <text:p>0,0000133</text:p>
          </table:table-cell>
        </table:table-row>
        <table:table-row table:style-name="ro1">
          <table:table-cell table:style-name="ce14" office:value-type="float" office:value="333" calcext:value-type="float">
            <text:p>333</text:p>
          </table:table-cell>
          <table:table-cell table:style-name="ce14"/>
          <table:table-cell table:style-name="ce15" office:value-type="float" office:value="4.197167785" calcext:value-type="float">
            <text:p>4,20E+00</text:p>
          </table:table-cell>
          <table:table-cell table:style-name="ce15" office:value-type="float" office:value="-0.4927143736" calcext:value-type="float">
            <text:p>-4,93E-01</text:p>
          </table:table-cell>
          <table:table-cell table:style-name="ce15" office:value-type="float" office:value="-0.4927273415" calcext:value-type="float">
            <text:p>-4,93E-01</text:p>
          </table:table-cell>
          <table:table-cell table:style-name="ce16" table:formula="of:=[.$D335]-[.$E335]" office:value-type="float" office:value="0.0000129678999999938" calcext:value-type="float">
            <text:p>0,0000130</text:p>
          </table:table-cell>
        </table:table-row>
        <table:table-row table:style-name="ro1">
          <table:table-cell table:style-name="ce14" office:value-type="float" office:value="334" calcext:value-type="float">
            <text:p>334</text:p>
          </table:table-cell>
          <table:table-cell table:style-name="ce14"/>
          <table:table-cell table:style-name="ce15" office:value-type="float" office:value="4.209734156" calcext:value-type="float">
            <text:p>4,21E+00</text:p>
          </table:table-cell>
          <table:table-cell table:style-name="ce15" office:value-type="float" office:value="-0.481740995" calcext:value-type="float">
            <text:p>-4,82E-01</text:p>
          </table:table-cell>
          <table:table-cell table:style-name="ce15" office:value-type="float" office:value="-0.4817536741" calcext:value-type="float">
            <text:p>-4,82E-01</text:p>
          </table:table-cell>
          <table:table-cell table:style-name="ce16" table:formula="of:=[.$D336]-[.$E336]" office:value-type="float" office:value="0.0000126791000000237" calcext:value-type="float">
            <text:p>0,0000127</text:p>
          </table:table-cell>
        </table:table-row>
        <table:table-row table:style-name="ro1">
          <table:table-cell table:style-name="ce14" office:value-type="float" office:value="335" calcext:value-type="float">
            <text:p>335</text:p>
          </table:table-cell>
          <table:table-cell table:style-name="ce14"/>
          <table:table-cell table:style-name="ce15" office:value-type="float" office:value="4.222300526" calcext:value-type="float">
            <text:p>4,22E+00</text:p>
          </table:table-cell>
          <table:table-cell table:style-name="ce15" office:value-type="float" office:value="-0.4706915438" calcext:value-type="float">
            <text:p>-4,71E-01</text:p>
          </table:table-cell>
          <table:table-cell table:style-name="ce15" office:value-type="float" office:value="-0.4707039322" calcext:value-type="float">
            <text:p>-4,71E-01</text:p>
          </table:table-cell>
          <table:table-cell table:style-name="ce16" table:formula="of:=[.$D337]-[.$E337]" office:value-type="float" office:value="0.0000123884000000074" calcext:value-type="float">
            <text:p>0,0000124</text:p>
          </table:table-cell>
        </table:table-row>
        <table:table-row table:style-name="ro1">
          <table:table-cell table:style-name="ce14" office:value-type="float" office:value="336" calcext:value-type="float">
            <text:p>336</text:p>
          </table:table-cell>
          <table:table-cell table:style-name="ce14"/>
          <table:table-cell table:style-name="ce15" office:value-type="float" office:value="4.234866897" calcext:value-type="float">
            <text:p>4,23E+00</text:p>
          </table:table-cell>
          <table:table-cell table:style-name="ce15" office:value-type="float" office:value="-0.4595677651" calcext:value-type="float">
            <text:p>-4,60E-01</text:p>
          </table:table-cell>
          <table:table-cell table:style-name="ce15" office:value-type="float" office:value="-0.4595798606" calcext:value-type="float">
            <text:p>-4,60E-01</text:p>
          </table:table-cell>
          <table:table-cell table:style-name="ce16" table:formula="of:=[.$D338]-[.$E338]" office:value-type="float" office:value="0.0000120954999999756" calcext:value-type="float">
            <text:p>0,0000121</text:p>
          </table:table-cell>
        </table:table-row>
        <table:table-row table:style-name="ro1">
          <table:table-cell table:style-name="ce14" office:value-type="float" office:value="337" calcext:value-type="float">
            <text:p>337</text:p>
          </table:table-cell>
          <table:table-cell table:style-name="ce14"/>
          <table:table-cell table:style-name="ce15" office:value-type="float" office:value="4.247433268" calcext:value-type="float">
            <text:p>4,25E+00</text:p>
          </table:table-cell>
          <table:table-cell table:style-name="ce15" office:value-type="float" office:value="-0.4483714152" calcext:value-type="float">
            <text:p>-4,48E-01</text:p>
          </table:table-cell>
          <table:table-cell table:style-name="ce15" office:value-type="float" office:value="-0.4483832161" calcext:value-type="float">
            <text:p>-4,48E-01</text:p>
          </table:table-cell>
          <table:table-cell table:style-name="ce16" table:formula="of:=[.$D339]-[.$E339]" office:value-type="float" office:value="0.0000118009000000252" calcext:value-type="float">
            <text:p>0,0000118</text:p>
          </table:table-cell>
        </table:table-row>
        <table:table-row table:style-name="ro1">
          <table:table-cell table:style-name="ce14" office:value-type="float" office:value="338" calcext:value-type="float">
            <text:p>338</text:p>
          </table:table-cell>
          <table:table-cell table:style-name="ce14"/>
          <table:table-cell table:style-name="ce15" office:value-type="float" office:value="4.259999638" calcext:value-type="float">
            <text:p>4,26E+00</text:p>
          </table:table-cell>
          <table:table-cell table:style-name="ce15" office:value-type="float" office:value="-0.4371042623" calcext:value-type="float">
            <text:p>-4,37E-01</text:p>
          </table:table-cell>
          <table:table-cell table:style-name="ce15" office:value-type="float" office:value="-0.4371157667" calcext:value-type="float">
            <text:p>-4,37E-01</text:p>
          </table:table-cell>
          <table:table-cell table:style-name="ce16" table:formula="of:=[.$D340]-[.$E340]" office:value-type="float" office:value="0.0000115044000000286" calcext:value-type="float">
            <text:p>0,0000115</text:p>
          </table:table-cell>
        </table:table-row>
        <table:table-row table:style-name="ro1">
          <table:table-cell table:style-name="ce14" office:value-type="float" office:value="339" calcext:value-type="float">
            <text:p>339</text:p>
          </table:table-cell>
          <table:table-cell table:style-name="ce14"/>
          <table:table-cell table:style-name="ce15" office:value-type="float" office:value="4.272566009" calcext:value-type="float">
            <text:p>4,27E+00</text:p>
          </table:table-cell>
          <table:table-cell table:style-name="ce15" office:value-type="float" office:value="-0.4257680856" calcext:value-type="float">
            <text:p>-4,26E-01</text:p>
          </table:table-cell>
          <table:table-cell table:style-name="ce15" office:value-type="float" office:value="-0.4257792916" calcext:value-type="float">
            <text:p>-4,26E-01</text:p>
          </table:table-cell>
          <table:table-cell table:style-name="ce16" table:formula="of:=[.$D341]-[.$E341]" office:value-type="float" office:value="0.0000112059999999858" calcext:value-type="float">
            <text:p>0,0000112</text:p>
          </table:table-cell>
        </table:table-row>
        <table:table-row table:style-name="ro1">
          <table:table-cell table:style-name="ce14" office:value-type="float" office:value="340" calcext:value-type="float">
            <text:p>340</text:p>
          </table:table-cell>
          <table:table-cell table:style-name="ce14"/>
          <table:table-cell table:style-name="ce15" office:value-type="float" office:value="4.285132379" calcext:value-type="float">
            <text:p>4,29E+00</text:p>
          </table:table-cell>
          <table:table-cell table:style-name="ce15" office:value-type="float" office:value="-0.4143646752" calcext:value-type="float">
            <text:p>-4,14E-01</text:p>
          </table:table-cell>
          <table:table-cell table:style-name="ce15" office:value-type="float" office:value="-0.414375581" calcext:value-type="float">
            <text:p>-4,14E-01</text:p>
          </table:table-cell>
          <table:table-cell table:style-name="ce16" table:formula="of:=[.$D342]-[.$E342]" office:value-type="float" office:value="0.0000109057999999607" calcext:value-type="float">
            <text:p>0,0000109</text:p>
          </table:table-cell>
        </table:table-row>
        <table:table-row table:style-name="ro1">
          <table:table-cell table:style-name="ce14" office:value-type="float" office:value="341" calcext:value-type="float">
            <text:p>341</text:p>
          </table:table-cell>
          <table:table-cell table:style-name="ce14"/>
          <table:table-cell table:style-name="ce15" office:value-type="float" office:value="4.29769875" calcext:value-type="float">
            <text:p>4,30E+00</text:p>
          </table:table-cell>
          <table:table-cell table:style-name="ce15" office:value-type="float" office:value="-0.4028958317" calcext:value-type="float">
            <text:p>-4,03E-01</text:p>
          </table:table-cell>
          <table:table-cell table:style-name="ce15" office:value-type="float" office:value="-0.4029064357" calcext:value-type="float">
            <text:p>-4,03E-01</text:p>
          </table:table-cell>
          <table:table-cell table:style-name="ce16" table:formula="of:=[.$D343]-[.$E343]" office:value-type="float" office:value="0.0000106039999999696" calcext:value-type="float">
            <text:p>0,0000106</text:p>
          </table:table-cell>
        </table:table-row>
        <table:table-row table:style-name="ro1">
          <table:table-cell table:style-name="ce14" office:value-type="float" office:value="342" calcext:value-type="float">
            <text:p>342</text:p>
          </table:table-cell>
          <table:table-cell table:style-name="ce14"/>
          <table:table-cell table:style-name="ce15" office:value-type="float" office:value="4.310265121" calcext:value-type="float">
            <text:p>4,31E+00</text:p>
          </table:table-cell>
          <table:table-cell table:style-name="ce15" office:value-type="float" office:value="-0.3913633664" calcext:value-type="float">
            <text:p>-3,91E-01</text:p>
          </table:table-cell>
          <table:table-cell table:style-name="ce15" office:value-type="float" office:value="-0.3913736668" calcext:value-type="float">
            <text:p>-3,91E-01</text:p>
          </table:table-cell>
          <table:table-cell table:style-name="ce16" table:formula="of:=[.$D344]-[.$E344]" office:value-type="float" office:value="0.0000103003999999962" calcext:value-type="float">
            <text:p>0,0000103</text:p>
          </table:table-cell>
        </table:table-row>
        <table:table-row table:style-name="ro1">
          <table:table-cell table:style-name="ce14" office:value-type="float" office:value="343" calcext:value-type="float">
            <text:p>343</text:p>
          </table:table-cell>
          <table:table-cell table:style-name="ce14"/>
          <table:table-cell table:style-name="ce15" office:value-type="float" office:value="4.322831491" calcext:value-type="float">
            <text:p>4,32E+00</text:p>
          </table:table-cell>
          <table:table-cell table:style-name="ce15" office:value-type="float" office:value="-0.3797691002" calcext:value-type="float">
            <text:p>-3,80E-01</text:p>
          </table:table-cell>
          <table:table-cell table:style-name="ce15" office:value-type="float" office:value="-0.3797790955" calcext:value-type="float">
            <text:p>-3,80E-01</text:p>
          </table:table-cell>
          <table:table-cell table:style-name="ce16" table:formula="of:=[.$D345]-[.$E345]" office:value-type="float" office:value="0.0000099953000000097" calcext:value-type="float">
            <text:p>0,0000100</text:p>
          </table:table-cell>
        </table:table-row>
        <table:table-row table:style-name="ro1">
          <table:table-cell table:style-name="ce14" office:value-type="float" office:value="344" calcext:value-type="float">
            <text:p>344</text:p>
          </table:table-cell>
          <table:table-cell table:style-name="ce14"/>
          <table:table-cell table:style-name="ce15" office:value-type="float" office:value="4.335397862" calcext:value-type="float">
            <text:p>4,34E+00</text:p>
          </table:table-cell>
          <table:table-cell table:style-name="ce15" office:value-type="float" office:value="-0.3681148641" calcext:value-type="float">
            <text:p>-3,68E-01</text:p>
          </table:table-cell>
          <table:table-cell table:style-name="ce15" office:value-type="float" office:value="-0.3681245527" calcext:value-type="float">
            <text:p>-3,68E-01</text:p>
          </table:table-cell>
          <table:table-cell table:style-name="ce16" table:formula="of:=[.$D346]-[.$E346]" office:value-type="float" office:value="0.00000968860000000182" calcext:value-type="float">
            <text:p>0,0000097</text:p>
          </table:table-cell>
        </table:table-row>
        <table:table-row table:style-name="ro1">
          <table:table-cell table:style-name="ce14" office:value-type="float" office:value="345" calcext:value-type="float">
            <text:p>345</text:p>
          </table:table-cell>
          <table:table-cell table:style-name="ce14"/>
          <table:table-cell table:style-name="ce15" office:value-type="float" office:value="4.347964233" calcext:value-type="float">
            <text:p>4,35E+00</text:p>
          </table:table-cell>
          <table:table-cell table:style-name="ce15" office:value-type="float" office:value="-0.3564024984" calcext:value-type="float">
            <text:p>-3,56E-01</text:p>
          </table:table-cell>
          <table:table-cell table:style-name="ce15" office:value-type="float" office:value="-0.3564118787" calcext:value-type="float">
            <text:p>-3,56E-01</text:p>
          </table:table-cell>
          <table:table-cell table:style-name="ce16" table:formula="of:=[.$D347]-[.$E347]" office:value-type="float" office:value="0.0000093803000000281" calcext:value-type="float">
            <text:p>0,0000094</text:p>
          </table:table-cell>
        </table:table-row>
        <table:table-row table:style-name="ro1">
          <table:table-cell table:style-name="ce14" office:value-type="float" office:value="346" calcext:value-type="float">
            <text:p>346</text:p>
          </table:table-cell>
          <table:table-cell table:style-name="ce14"/>
          <table:table-cell table:style-name="ce15" office:value-type="float" office:value="4.360530603" calcext:value-type="float">
            <text:p>4,36E+00</text:p>
          </table:table-cell>
          <table:table-cell table:style-name="ce15" office:value-type="float" office:value="-0.3446338526" calcext:value-type="float">
            <text:p>-3,45E-01</text:p>
          </table:table-cell>
          <table:table-cell table:style-name="ce15" office:value-type="float" office:value="-0.3446429232" calcext:value-type="float">
            <text:p>-3,45E-01</text:p>
          </table:table-cell>
          <table:table-cell table:style-name="ce16" table:formula="of:=[.$D348]-[.$E348]" office:value-type="float" office:value="0.00000907059999999404" calcext:value-type="float">
            <text:p>0,0000091</text:p>
          </table:table-cell>
        </table:table-row>
        <table:table-row table:style-name="ro1">
          <table:table-cell table:style-name="ce14" office:value-type="float" office:value="347" calcext:value-type="float">
            <text:p>347</text:p>
          </table:table-cell>
          <table:table-cell table:style-name="ce14"/>
          <table:table-cell table:style-name="ce15" office:value-type="float" office:value="4.373096974" calcext:value-type="float">
            <text:p>4,37E+00</text:p>
          </table:table-cell>
          <table:table-cell table:style-name="ce15" office:value-type="float" office:value="-0.3328107851" calcext:value-type="float">
            <text:p>-3,33E-01</text:p>
          </table:table-cell>
          <table:table-cell table:style-name="ce15" office:value-type="float" office:value="-0.3328195445" calcext:value-type="float">
            <text:p>-3,33E-01</text:p>
          </table:table-cell>
          <table:table-cell table:style-name="ce16" table:formula="of:=[.$D349]-[.$E349]" office:value-type="float" office:value="0.00000875940000000242" calcext:value-type="float">
            <text:p>0,0000088</text:p>
          </table:table-cell>
        </table:table-row>
        <table:table-row table:style-name="ro1">
          <table:table-cell table:style-name="ce14" office:value-type="float" office:value="348" calcext:value-type="float">
            <text:p>348</text:p>
          </table:table-cell>
          <table:table-cell table:style-name="ce14"/>
          <table:table-cell table:style-name="ce15" office:value-type="float" office:value="4.385663344" calcext:value-type="float">
            <text:p>4,39E+00</text:p>
          </table:table-cell>
          <table:table-cell table:style-name="ce15" office:value-type="float" office:value="-0.320935163" calcext:value-type="float">
            <text:p>-3,21E-01</text:p>
          </table:table-cell>
          <table:table-cell table:style-name="ce15" office:value-type="float" office:value="-0.3209436098" calcext:value-type="float">
            <text:p>-3,21E-01</text:p>
          </table:table-cell>
          <table:table-cell table:style-name="ce16" table:formula="of:=[.$D350]-[.$E350]" office:value-type="float" office:value="0.00000844680000000597" calcext:value-type="float">
            <text:p>0,0000084</text:p>
          </table:table-cell>
        </table:table-row>
        <table:table-row table:style-name="ro1">
          <table:table-cell table:style-name="ce14" office:value-type="float" office:value="349" calcext:value-type="float">
            <text:p>349</text:p>
          </table:table-cell>
          <table:table-cell table:style-name="ce14"/>
          <table:table-cell table:style-name="ce15" office:value-type="float" office:value="4.398229715" calcext:value-type="float">
            <text:p>4,40E+00</text:p>
          </table:table-cell>
          <table:table-cell table:style-name="ce15" office:value-type="float" office:value="-0.3090088614" calcext:value-type="float">
            <text:p>-3,09E-01</text:p>
          </table:table-cell>
          <table:table-cell table:style-name="ce15" office:value-type="float" office:value="-0.3090169944" calcext:value-type="float">
            <text:p>-3,09E-01</text:p>
          </table:table-cell>
          <table:table-cell table:style-name="ce16" table:formula="of:=[.$D351]-[.$E351]" office:value-type="float" office:value="0.00000813300000002126" calcext:value-type="float">
            <text:p>0,0000081</text:p>
          </table:table-cell>
        </table:table-row>
        <table:table-row table:style-name="ro1">
          <table:table-cell table:style-name="ce14" office:value-type="float" office:value="350" calcext:value-type="float">
            <text:p>350</text:p>
          </table:table-cell>
          <table:table-cell table:style-name="ce14"/>
          <table:table-cell table:style-name="ce15" office:value-type="float" office:value="4.410796086" calcext:value-type="float">
            <text:p>4,41E+00</text:p>
          </table:table-cell>
          <table:table-cell table:style-name="ce15" office:value-type="float" office:value="-0.2970337638" calcext:value-type="float">
            <text:p>-2,97E-01</text:p>
          </table:table-cell>
          <table:table-cell table:style-name="ce15" office:value-type="float" office:value="-0.2970415816" calcext:value-type="float">
            <text:p>-2,97E-01</text:p>
          </table:table-cell>
          <table:table-cell table:style-name="ce16" table:formula="of:=[.$D352]-[.$E352]" office:value-type="float" office:value="0.00000781779999997623" calcext:value-type="float">
            <text:p>0,0000078</text:p>
          </table:table-cell>
        </table:table-row>
        <table:table-row table:style-name="ro1">
          <table:table-cell table:style-name="ce14" office:value-type="float" office:value="351" calcext:value-type="float">
            <text:p>351</text:p>
          </table:table-cell>
          <table:table-cell table:style-name="ce14"/>
          <table:table-cell table:style-name="ce15" office:value-type="float" office:value="4.423362456" calcext:value-type="float">
            <text:p>4,42E+00</text:p>
          </table:table-cell>
          <table:table-cell table:style-name="ce15" office:value-type="float" office:value="-0.2850117611" calcext:value-type="float">
            <text:p>-2,85E-01</text:p>
          </table:table-cell>
          <table:table-cell table:style-name="ce15" office:value-type="float" office:value="-0.2850192625" calcext:value-type="float">
            <text:p>-2,85E-01</text:p>
          </table:table-cell>
          <table:table-cell table:style-name="ce16" table:formula="of:=[.$D353]-[.$E353]" office:value-type="float" office:value="0.00000750140000005395" calcext:value-type="float">
            <text:p>0,0000075</text:p>
          </table:table-cell>
        </table:table-row>
        <table:table-row table:style-name="ro1">
          <table:table-cell table:style-name="ce14" office:value-type="float" office:value="352" calcext:value-type="float">
            <text:p>352</text:p>
          </table:table-cell>
          <table:table-cell table:style-name="ce14"/>
          <table:table-cell table:style-name="ce15" office:value-type="float" office:value="4.435928827" calcext:value-type="float">
            <text:p>4,44E+00</text:p>
          </table:table-cell>
          <table:table-cell table:style-name="ce15" office:value-type="float" office:value="-0.2729447518" calcext:value-type="float">
            <text:p>-2,73E-01</text:p>
          </table:table-cell>
          <table:table-cell table:style-name="ce15" office:value-type="float" office:value="-0.2729519355" calcext:value-type="float">
            <text:p>-2,73E-01</text:p>
          </table:table-cell>
          <table:table-cell table:style-name="ce16" table:formula="of:=[.$D354]-[.$E354]" office:value-type="float" office:value="0.00000718370000002411" calcext:value-type="float">
            <text:p>0,0000072</text:p>
          </table:table-cell>
        </table:table-row>
        <table:table-row table:style-name="ro1">
          <table:table-cell table:style-name="ce14" office:value-type="float" office:value="353" calcext:value-type="float">
            <text:p>353</text:p>
          </table:table-cell>
          <table:table-cell table:style-name="ce14"/>
          <table:table-cell table:style-name="ce15" office:value-type="float" office:value="4.448495197" calcext:value-type="float">
            <text:p>4,45E+00</text:p>
          </table:table-cell>
          <table:table-cell table:style-name="ce15" office:value-type="float" office:value="-0.2608346413" calcext:value-type="float">
            <text:p>-2,61E-01</text:p>
          </table:table-cell>
          <table:table-cell table:style-name="ce15" office:value-type="float" office:value="-0.2608415063" calcext:value-type="float">
            <text:p>-2,61E-01</text:p>
          </table:table-cell>
          <table:table-cell table:style-name="ce16" table:formula="of:=[.$D355]-[.$E355]" office:value-type="float" office:value="0.00000686500000002255" calcext:value-type="float">
            <text:p>0,0000069</text:p>
          </table:table-cell>
        </table:table-row>
        <table:table-row table:style-name="ro1">
          <table:table-cell table:style-name="ce14" office:value-type="float" office:value="354" calcext:value-type="float">
            <text:p>354</text:p>
          </table:table-cell>
          <table:table-cell table:style-name="ce14"/>
          <table:table-cell table:style-name="ce15" office:value-type="float" office:value="4.461061568" calcext:value-type="float">
            <text:p>4,46E+00</text:p>
          </table:table-cell>
          <table:table-cell table:style-name="ce15" office:value-type="float" office:value="-0.248683342" calcext:value-type="float">
            <text:p>-2,49E-01</text:p>
          </table:table-cell>
          <table:table-cell table:style-name="ce15" office:value-type="float" office:value="-0.2486898872" calcext:value-type="float">
            <text:p>-2,49E-01</text:p>
          </table:table-cell>
          <table:table-cell table:style-name="ce16" table:formula="of:=[.$D356]-[.$E356]" office:value-type="float" office:value="0.00000654520000001324" calcext:value-type="float">
            <text:p>0,0000065</text:p>
          </table:table-cell>
        </table:table-row>
        <table:table-row table:style-name="ro1">
          <table:table-cell table:style-name="ce14" office:value-type="float" office:value="355" calcext:value-type="float">
            <text:p>355</text:p>
          </table:table-cell>
          <table:table-cell table:style-name="ce14"/>
          <table:table-cell table:style-name="ce15" office:value-type="float" office:value="4.473627939" calcext:value-type="float">
            <text:p>4,47E+00</text:p>
          </table:table-cell>
          <table:table-cell table:style-name="ce15" office:value-type="float" office:value="-0.2364927727" calcext:value-type="float">
            <text:p>-2,36E-01</text:p>
          </table:table-cell>
          <table:table-cell table:style-name="ce15" office:value-type="float" office:value="-0.236498997" calcext:value-type="float">
            <text:p>-2,36E-01</text:p>
          </table:table-cell>
          <table:table-cell table:style-name="ce16" table:formula="of:=[.$D357]-[.$E357]" office:value-type="float" office:value="0.00000622429999999619" calcext:value-type="float">
            <text:p>0,0000062</text:p>
          </table:table-cell>
        </table:table-row>
        <table:table-row table:style-name="ro1">
          <table:table-cell table:style-name="ce14" office:value-type="float" office:value="356" calcext:value-type="float">
            <text:p>356</text:p>
          </table:table-cell>
          <table:table-cell table:style-name="ce14"/>
          <table:table-cell table:style-name="ce15" office:value-type="float" office:value="4.486194309" calcext:value-type="float">
            <text:p>4,49E+00</text:p>
          </table:table-cell>
          <table:table-cell table:style-name="ce15" office:value-type="float" office:value="-0.2242648584" calcext:value-type="float">
            <text:p>-2,24E-01</text:p>
          </table:table-cell>
          <table:table-cell table:style-name="ce15" office:value-type="float" office:value="-0.2242707609" calcext:value-type="float">
            <text:p>-2,24E-01</text:p>
          </table:table-cell>
          <table:table-cell table:style-name="ce16" table:formula="of:=[.$D358]-[.$E358]" office:value-type="float" office:value="0.00000590249999998793" calcext:value-type="float">
            <text:p>0,0000059</text:p>
          </table:table-cell>
        </table:table-row>
        <table:table-row table:style-name="ro1">
          <table:table-cell table:style-name="ce14" office:value-type="float" office:value="357" calcext:value-type="float">
            <text:p>357</text:p>
          </table:table-cell>
          <table:table-cell table:style-name="ce14"/>
          <table:table-cell table:style-name="ce15" office:value-type="float" office:value="4.49876068" calcext:value-type="float">
            <text:p>4,50E+00</text:p>
          </table:table-cell>
          <table:table-cell table:style-name="ce15" office:value-type="float" office:value="-0.2120015302" calcext:value-type="float">
            <text:p>-2,12E-01</text:p>
          </table:table-cell>
          <table:table-cell table:style-name="ce15" office:value-type="float" office:value="-0.2120071099" calcext:value-type="float">
            <text:p>-2,12E-01</text:p>
          </table:table-cell>
          <table:table-cell table:style-name="ce16" table:formula="of:=[.$D359]-[.$E359]" office:value-type="float" office:value="0.00000557970000000796" calcext:value-type="float">
            <text:p>0,0000056</text:p>
          </table:table-cell>
        </table:table-row>
        <table:table-row table:style-name="ro1">
          <table:table-cell table:style-name="ce14" office:value-type="float" office:value="358" calcext:value-type="float">
            <text:p>358</text:p>
          </table:table-cell>
          <table:table-cell table:style-name="ce14"/>
          <table:table-cell table:style-name="ce15" office:value-type="float" office:value="4.511327051" calcext:value-type="float">
            <text:p>4,51E+00</text:p>
          </table:table-cell>
          <table:table-cell table:style-name="ce15" office:value-type="float" office:value="-0.1997047244" calcext:value-type="float">
            <text:p>-2,00E-01</text:p>
          </table:table-cell>
          <table:table-cell table:style-name="ce15" office:value-type="float" office:value="-0.1997099805" calcext:value-type="float">
            <text:p>-2,00E-01</text:p>
          </table:table-cell>
          <table:table-cell table:style-name="ce16" table:formula="of:=[.$D360]-[.$E360]" office:value-type="float" office:value="0.00000525609999998955" calcext:value-type="float">
            <text:p>0,0000053</text:p>
          </table:table-cell>
        </table:table-row>
        <table:table-row table:style-name="ro1">
          <table:table-cell table:style-name="ce14" office:value-type="float" office:value="359" calcext:value-type="float">
            <text:p>359</text:p>
          </table:table-cell>
          <table:table-cell table:style-name="ce14"/>
          <table:table-cell table:style-name="ce15" office:value-type="float" office:value="4.523893421" calcext:value-type="float">
            <text:p>4,52E+00</text:p>
          </table:table-cell>
          <table:table-cell table:style-name="ce15" office:value-type="float" office:value="-0.1873763829" calcext:value-type="float">
            <text:p>-1,87E-01</text:p>
          </table:table-cell>
          <table:table-cell table:style-name="ce15" office:value-type="float" office:value="-0.1873813146" calcext:value-type="float">
            <text:p>-1,87E-01</text:p>
          </table:table-cell>
          <table:table-cell table:style-name="ce16" table:formula="of:=[.$D361]-[.$E361]" office:value-type="float" office:value="0.00000493170000001597" calcext:value-type="float">
            <text:p>0,0000049</text:p>
          </table:table-cell>
        </table:table-row>
        <table:table-row table:style-name="ro1">
          <table:table-cell table:style-name="ce14" office:value-type="float" office:value="360" calcext:value-type="float">
            <text:p>360</text:p>
          </table:table-cell>
          <table:table-cell table:style-name="ce14"/>
          <table:table-cell table:style-name="ce15" office:value-type="float" office:value="4.536459792" calcext:value-type="float">
            <text:p>4,54E+00</text:p>
          </table:table-cell>
          <table:table-cell table:style-name="ce15" office:value-type="float" office:value="-0.1750184526" calcext:value-type="float">
            <text:p>-1,75E-01</text:p>
          </table:table-cell>
          <table:table-cell table:style-name="ce15" office:value-type="float" office:value="-0.175023059" calcext:value-type="float">
            <text:p>-1,75E-01</text:p>
          </table:table-cell>
          <table:table-cell table:style-name="ce16" table:formula="of:=[.$D362]-[.$E362]" office:value-type="float" office:value="0.00000460639999999568" calcext:value-type="float">
            <text:p>0,0000046</text:p>
          </table:table-cell>
        </table:table-row>
        <table:table-row table:style-name="ro1">
          <table:table-cell table:style-name="ce14" office:value-type="float" office:value="361" calcext:value-type="float">
            <text:p>361</text:p>
          </table:table-cell>
          <table:table-cell table:style-name="ce14"/>
          <table:table-cell table:style-name="ce15" office:value-type="float" office:value="4.549026162" calcext:value-type="float">
            <text:p>4,55E+00</text:p>
          </table:table-cell>
          <table:table-cell table:style-name="ce15" office:value-type="float" office:value="-0.1626328848" calcext:value-type="float">
            <text:p>-1,63E-01</text:p>
          </table:table-cell>
          <table:table-cell table:style-name="ce15" office:value-type="float" office:value="-0.1626371652" calcext:value-type="float">
            <text:p>-1,63E-01</text:p>
          </table:table-cell>
          <table:table-cell table:style-name="ce16" table:formula="of:=[.$D363]-[.$E363]" office:value-type="float" office:value="0.00000428040000000074" calcext:value-type="float">
            <text:p>0,0000043</text:p>
          </table:table-cell>
        </table:table-row>
        <table:table-row table:style-name="ro1">
          <table:table-cell table:style-name="ce14" office:value-type="float" office:value="362" calcext:value-type="float">
            <text:p>362</text:p>
          </table:table-cell>
          <table:table-cell table:style-name="ce14"/>
          <table:table-cell table:style-name="ce15" office:value-type="float" office:value="4.561592533" calcext:value-type="float">
            <text:p>4,56E+00</text:p>
          </table:table-cell>
          <table:table-cell table:style-name="ce15" office:value-type="float" office:value="-0.1502216354" calcext:value-type="float">
            <text:p>-1,50E-01</text:p>
          </table:table-cell>
          <table:table-cell table:style-name="ce15" office:value-type="float" office:value="-0.1502255891" calcext:value-type="float">
            <text:p>-1,50E-01</text:p>
          </table:table-cell>
          <table:table-cell table:style-name="ce16" table:formula="of:=[.$D364]-[.$E364]" office:value-type="float" office:value="0.00000395370000000339" calcext:value-type="float">
            <text:p>0,0000040</text:p>
          </table:table-cell>
        </table:table-row>
        <table:table-row table:style-name="ro1">
          <table:table-cell table:style-name="ce14" office:value-type="float" office:value="363" calcext:value-type="float">
            <text:p>363</text:p>
          </table:table-cell>
          <table:table-cell table:style-name="ce14"/>
          <table:table-cell table:style-name="ce15" office:value-type="float" office:value="4.574158904" calcext:value-type="float">
            <text:p>4,57E+00</text:p>
          </table:table-cell>
          <table:table-cell table:style-name="ce15" office:value-type="float" office:value="-0.1377866642" calcext:value-type="float">
            <text:p>-1,38E-01</text:p>
          </table:table-cell>
          <table:table-cell table:style-name="ce15" office:value-type="float" office:value="-0.1377902907" calcext:value-type="float">
            <text:p>-1,38E-01</text:p>
          </table:table-cell>
          <table:table-cell table:style-name="ce16" table:formula="of:=[.$D365]-[.$E365]" office:value-type="float" office:value="0.00000362650000002018" calcext:value-type="float">
            <text:p>0,0000036</text:p>
          </table:table-cell>
        </table:table-row>
        <table:table-row table:style-name="ro1">
          <table:table-cell table:style-name="ce14" office:value-type="float" office:value="364" calcext:value-type="float">
            <text:p>364</text:p>
          </table:table-cell>
          <table:table-cell table:style-name="ce14"/>
          <table:table-cell table:style-name="ce15" office:value-type="float" office:value="4.586725274" calcext:value-type="float">
            <text:p>4,59E+00</text:p>
          </table:table-cell>
          <table:table-cell table:style-name="ce15" office:value-type="float" office:value="-0.125329935" calcext:value-type="float">
            <text:p>-1,25E-01</text:p>
          </table:table-cell>
          <table:table-cell table:style-name="ce15" office:value-type="float" office:value="-0.1253332336" calcext:value-type="float">
            <text:p>-1,25E-01</text:p>
          </table:table-cell>
          <table:table-cell table:style-name="ce16" table:formula="of:=[.$D366]-[.$E366]" office:value-type="float" office:value="0.00000329860000000681" calcext:value-type="float">
            <text:p>0,0000033</text:p>
          </table:table-cell>
        </table:table-row>
        <table:table-row table:style-name="ro1">
          <table:table-cell table:style-name="ce14" office:value-type="float" office:value="365" calcext:value-type="float">
            <text:p>365</text:p>
          </table:table-cell>
          <table:table-cell table:style-name="ce14"/>
          <table:table-cell table:style-name="ce15" office:value-type="float" office:value="4.599291645" calcext:value-type="float">
            <text:p>4,60E+00</text:p>
          </table:table-cell>
          <table:table-cell table:style-name="ce15" office:value-type="float" office:value="-0.1128534146" calcext:value-type="float">
            <text:p>-1,13E-01</text:p>
          </table:table-cell>
          <table:table-cell table:style-name="ce15" office:value-type="float" office:value="-0.1128563849" calcext:value-type="float">
            <text:p>-1,13E-01</text:p>
          </table:table-cell>
          <table:table-cell table:style-name="ce16" table:formula="of:=[.$D367]-[.$E367]" office:value-type="float" office:value="0.00000297030000000198" calcext:value-type="float">
            <text:p>0,0000030</text:p>
          </table:table-cell>
        </table:table-row>
        <table:table-row table:style-name="ro1">
          <table:table-cell table:style-name="ce14" office:value-type="float" office:value="366" calcext:value-type="float">
            <text:p>366</text:p>
          </table:table-cell>
          <table:table-cell table:style-name="ce14"/>
          <table:table-cell table:style-name="ce15" office:value-type="float" office:value="4.611858015" calcext:value-type="float">
            <text:p>4,61E+00</text:p>
          </table:table-cell>
          <table:table-cell table:style-name="ce15" office:value-type="float" office:value="-0.1003590735" calcext:value-type="float">
            <text:p>-1,00E-01</text:p>
          </table:table-cell>
          <table:table-cell table:style-name="ce15" office:value-type="float" office:value="-0.1003617149" calcext:value-type="float">
            <text:p>-1,00E-01</text:p>
          </table:table-cell>
          <table:table-cell table:style-name="ce16" table:formula="of:=[.$D368]-[.$E368]" office:value-type="float" office:value="0.00000264140000000301" calcext:value-type="float">
            <text:p>0,0000026</text:p>
          </table:table-cell>
        </table:table-row>
        <table:table-row table:style-name="ro1">
          <table:table-cell table:style-name="ce14" office:value-type="float" office:value="367" calcext:value-type="float">
            <text:p>367</text:p>
          </table:table-cell>
          <table:table-cell table:style-name="ce14"/>
          <table:table-cell table:style-name="ce15" office:value-type="float" office:value="4.624424386" calcext:value-type="float">
            <text:p>4,62E+00</text:p>
          </table:table-cell>
          <table:table-cell table:style-name="ce15" office:value-type="float" office:value="-0.08784888442" calcext:value-type="float">
            <text:p>-8,78E-02</text:p>
          </table:table-cell>
          <table:table-cell table:style-name="ce15" office:value-type="float" office:value="-0.08785119655" calcext:value-type="float">
            <text:p>-8,79E-02</text:p>
          </table:table-cell>
          <table:table-cell table:style-name="ce16" table:formula="of:=[.$D369]-[.$E369]" office:value-type="float" office:value="0.00000231213000000119" calcext:value-type="float">
            <text:p>0,0000023</text:p>
          </table:table-cell>
        </table:table-row>
        <table:table-row table:style-name="ro1">
          <table:table-cell table:style-name="ce14" office:value-type="float" office:value="368" calcext:value-type="float">
            <text:p>368</text:p>
          </table:table-cell>
          <table:table-cell table:style-name="ce14"/>
          <table:table-cell table:style-name="ce15" office:value-type="float" office:value="4.636990757" calcext:value-type="float">
            <text:p>4,64E+00</text:p>
          </table:table-cell>
          <table:table-cell table:style-name="ce15" office:value-type="float" office:value="-0.07532482302" calcext:value-type="float">
            <text:p>-7,53E-02</text:p>
          </table:table-cell>
          <table:table-cell table:style-name="ce15" office:value-type="float" office:value="-0.07532680553" calcext:value-type="float">
            <text:p>-7,53E-02</text:p>
          </table:table-cell>
          <table:table-cell table:style-name="ce16" table:formula="of:=[.$D370]-[.$E370]" office:value-type="float" office:value="0.00000198251000001204" calcext:value-type="float">
            <text:p>0,0000020</text:p>
          </table:table-cell>
        </table:table-row>
        <table:table-row table:style-name="ro1">
          <table:table-cell table:style-name="ce14" office:value-type="float" office:value="369" calcext:value-type="float">
            <text:p>369</text:p>
          </table:table-cell>
          <table:table-cell table:style-name="ce14"/>
          <table:table-cell table:style-name="ce15" office:value-type="float" office:value="4.649557127" calcext:value-type="float">
            <text:p>4,65E+00</text:p>
          </table:table-cell>
          <table:table-cell table:style-name="ce15" office:value-type="float" office:value="-0.06278886696" calcext:value-type="float">
            <text:p>-6,28E-02</text:p>
          </table:table-cell>
          <table:table-cell table:style-name="ce15" office:value-type="float" office:value="-0.06279051953" calcext:value-type="float">
            <text:p>-6,28E-02</text:p>
          </table:table-cell>
          <table:table-cell table:style-name="ce16" table:formula="of:=[.$D371]-[.$E371]" office:value-type="float" office:value="0.00000165256999999641" calcext:value-type="float">
            <text:p>0,0000017</text:p>
          </table:table-cell>
        </table:table-row>
        <table:table-row table:style-name="ro1">
          <table:table-cell table:style-name="ce14" office:value-type="float" office:value="370" calcext:value-type="float">
            <text:p>370</text:p>
          </table:table-cell>
          <table:table-cell table:style-name="ce14"/>
          <table:table-cell table:style-name="ce15" office:value-type="float" office:value="4.662123498" calcext:value-type="float">
            <text:p>4,66E+00</text:p>
          </table:table-cell>
          <table:table-cell table:style-name="ce15" office:value-type="float" office:value="-0.05024299581" calcext:value-type="float">
            <text:p>-5,02E-02</text:p>
          </table:table-cell>
          <table:table-cell table:style-name="ce15" office:value-type="float" office:value="-0.05024431818" calcext:value-type="float">
            <text:p>-5,02E-02</text:p>
          </table:table-cell>
          <table:table-cell table:style-name="ce16" table:formula="of:=[.$D372]-[.$E372]" office:value-type="float" office:value="0.00000132237000000091" calcext:value-type="float">
            <text:p>0,0000013</text:p>
          </table:table-cell>
        </table:table-row>
        <table:table-row table:style-name="ro1">
          <table:table-cell table:style-name="ce14" office:value-type="float" office:value="371" calcext:value-type="float">
            <text:p>371</text:p>
          </table:table-cell>
          <table:table-cell table:style-name="ce14"/>
          <table:table-cell table:style-name="ce15" office:value-type="float" office:value="4.674689869" calcext:value-type="float">
            <text:p>4,67E+00</text:p>
          </table:table-cell>
          <table:table-cell table:style-name="ce15" office:value-type="float" office:value="-0.03768919071" calcext:value-type="float">
            <text:p>-3,77E-02</text:p>
          </table:table-cell>
          <table:table-cell table:style-name="ce15" office:value-type="float" office:value="-0.03769018267" calcext:value-type="float">
            <text:p>-3,77E-02</text:p>
          </table:table-cell>
          <table:table-cell table:style-name="ce16" table:formula="of:=[.$D373]-[.$E373]" office:value-type="float" office:value="0.000000991959999994963" calcext:value-type="float">
            <text:p>0,0000010</text:p>
          </table:table-cell>
        </table:table-row>
        <table:table-row table:style-name="ro1">
          <table:table-cell table:style-name="ce14" office:value-type="float" office:value="372" calcext:value-type="float">
            <text:p>372</text:p>
          </table:table-cell>
          <table:table-cell table:style-name="ce14"/>
          <table:table-cell table:style-name="ce15" office:value-type="float" office:value="4.687256239" calcext:value-type="float">
            <text:p>4,69E+00</text:p>
          </table:table-cell>
          <table:table-cell table:style-name="ce15" office:value-type="float" office:value="-0.02512943405" calcext:value-type="float">
            <text:p>-2,51E-02</text:p>
          </table:table-cell>
          <table:table-cell table:style-name="ce15" office:value-type="float" office:value="-0.02513009544" calcext:value-type="float">
            <text:p>-2,51E-02</text:p>
          </table:table-cell>
          <table:table-cell table:style-name="ce16" table:formula="of:=[.$D374]-[.$E374]" office:value-type="float" office:value="0.000000661390000000067" calcext:value-type="float">
            <text:p>0,0000007</text:p>
          </table:table-cell>
        </table:table-row>
        <table:table-row table:style-name="ro1">
          <table:table-cell table:style-name="ce14" office:value-type="float" office:value="373" calcext:value-type="float">
            <text:p>373</text:p>
          </table:table-cell>
          <table:table-cell table:style-name="ce14"/>
          <table:table-cell table:style-name="ce15" office:value-type="float" office:value="4.69982261" calcext:value-type="float">
            <text:p>4,70E+00</text:p>
          </table:table-cell>
          <table:table-cell table:style-name="ce15" office:value-type="float" office:value="-0.01256570916" calcext:value-type="float">
            <text:p>-1,26E-02</text:p>
          </table:table-cell>
          <table:table-cell table:style-name="ce15" office:value-type="float" office:value="-0.01256603988" calcext:value-type="float">
            <text:p>-1,26E-02</text:p>
          </table:table-cell>
          <table:table-cell table:style-name="ce16" table:formula="of:=[.$D375]-[.$E375]" office:value-type="float" office:value="0.000000330720000002102" calcext:value-type="float">
            <text:p>0,0000003</text:p>
          </table:table-cell>
        </table:table-row>
        <table:table-row table:style-name="ro1">
          <table:table-cell table:style-name="ce14" office:value-type="float" office:value="374" calcext:value-type="float">
            <text:p>374</text:p>
          </table:table-cell>
          <table:table-cell table:style-name="ce14"/>
          <table:table-cell table:style-name="ce15" office:value-type="float" office:value="4.71238898" calcext:value-type="float">
            <text:p>4,71E+00</text:p>
          </table:table-cell>
          <table:table-cell table:style-name="ce15" office:value-type="float" office:value="0" calcext:value-type="float">
            <text:p>0,00E+00</text:p>
          </table:table-cell>
          <table:table-cell table:style-name="ce15" office:value-type="float" office:value="-1.836970199E-016" calcext:value-type="float">
            <text:p>-1,84E-16</text:p>
          </table:table-cell>
          <table:table-cell table:style-name="ce16" table:formula="of:=[.$D376]-[.$E376]" office:value-type="float" office:value="1.836970199E-016" calcext:value-type="float">
            <text:p>0,0000000</text:p>
          </table:table-cell>
        </table:table-row>
        <table:table-row table:style-name="ro1">
          <table:table-cell table:style-name="ce14" office:value-type="float" office:value="375" calcext:value-type="float">
            <text:p>375</text:p>
          </table:table-cell>
          <table:table-cell table:style-name="ce14"/>
          <table:table-cell table:style-name="ce15" office:value-type="float" office:value="4.724955351" calcext:value-type="float">
            <text:p>4,72E+00</text:p>
          </table:table-cell>
          <table:table-cell table:style-name="ce15" office:value-type="float" office:value="0.01256570916" calcext:value-type="float">
            <text:p>1,26E-02</text:p>
          </table:table-cell>
          <table:table-cell table:style-name="ce15" office:value-type="float" office:value="0.01256603988" calcext:value-type="float">
            <text:p>1,26E-02</text:p>
          </table:table-cell>
          <table:table-cell table:style-name="ce16" table:formula="of:=[.$D377]-[.$E377]" office:value-type="float" office:value="-0.000000330720000002102" calcext:value-type="float">
            <text:p>-0,0000003</text:p>
          </table:table-cell>
        </table:table-row>
        <table:table-row table:style-name="ro1">
          <table:table-cell table:style-name="ce14" office:value-type="float" office:value="376" calcext:value-type="float">
            <text:p>376</text:p>
          </table:table-cell>
          <table:table-cell table:style-name="ce14"/>
          <table:table-cell table:style-name="ce15" office:value-type="float" office:value="4.737521722" calcext:value-type="float">
            <text:p>4,74E+00</text:p>
          </table:table-cell>
          <table:table-cell table:style-name="ce15" office:value-type="float" office:value="0.02512943405" calcext:value-type="float">
            <text:p>2,51E-02</text:p>
          </table:table-cell>
          <table:table-cell table:style-name="ce15" office:value-type="float" office:value="0.02513009544" calcext:value-type="float">
            <text:p>2,51E-02</text:p>
          </table:table-cell>
          <table:table-cell table:style-name="ce16" table:formula="of:=[.$D378]-[.$E378]" office:value-type="float" office:value="-0.000000661390000000067" calcext:value-type="float">
            <text:p>-0,0000007</text:p>
          </table:table-cell>
        </table:table-row>
        <table:table-row table:style-name="ro1">
          <table:table-cell table:style-name="ce14" office:value-type="float" office:value="377" calcext:value-type="float">
            <text:p>377</text:p>
          </table:table-cell>
          <table:table-cell table:style-name="ce14"/>
          <table:table-cell table:style-name="ce15" office:value-type="float" office:value="4.750088092" calcext:value-type="float">
            <text:p>4,75E+00</text:p>
          </table:table-cell>
          <table:table-cell table:style-name="ce15" office:value-type="float" office:value="0.03768919071" calcext:value-type="float">
            <text:p>3,77E-02</text:p>
          </table:table-cell>
          <table:table-cell table:style-name="ce15" office:value-type="float" office:value="0.03769018267" calcext:value-type="float">
            <text:p>3,77E-02</text:p>
          </table:table-cell>
          <table:table-cell table:style-name="ce16" table:formula="of:=[.$D379]-[.$E379]" office:value-type="float" office:value="-0.000000991959999994963" calcext:value-type="float">
            <text:p>-0,0000010</text:p>
          </table:table-cell>
        </table:table-row>
        <table:table-row table:style-name="ro1">
          <table:table-cell table:style-name="ce14" office:value-type="float" office:value="378" calcext:value-type="float">
            <text:p>378</text:p>
          </table:table-cell>
          <table:table-cell table:style-name="ce14"/>
          <table:table-cell table:style-name="ce15" office:value-type="float" office:value="4.762654463" calcext:value-type="float">
            <text:p>4,76E+00</text:p>
          </table:table-cell>
          <table:table-cell table:style-name="ce15" office:value-type="float" office:value="0.05024299581" calcext:value-type="float">
            <text:p>5,02E-02</text:p>
          </table:table-cell>
          <table:table-cell table:style-name="ce15" office:value-type="float" office:value="0.05024431818" calcext:value-type="float">
            <text:p>5,02E-02</text:p>
          </table:table-cell>
          <table:table-cell table:style-name="ce16" table:formula="of:=[.$D380]-[.$E380]" office:value-type="float" office:value="-0.00000132237000000091" calcext:value-type="float">
            <text:p>-0,0000013</text:p>
          </table:table-cell>
        </table:table-row>
        <table:table-row table:style-name="ro1">
          <table:table-cell table:style-name="ce14" office:value-type="float" office:value="379" calcext:value-type="float">
            <text:p>379</text:p>
          </table:table-cell>
          <table:table-cell table:style-name="ce14"/>
          <table:table-cell table:style-name="ce15" office:value-type="float" office:value="4.775220833" calcext:value-type="float">
            <text:p>4,78E+00</text:p>
          </table:table-cell>
          <table:table-cell table:style-name="ce15" office:value-type="float" office:value="0.06278886696" calcext:value-type="float">
            <text:p>6,28E-02</text:p>
          </table:table-cell>
          <table:table-cell table:style-name="ce15" office:value-type="float" office:value="0.06279051953" calcext:value-type="float">
            <text:p>6,28E-02</text:p>
          </table:table-cell>
          <table:table-cell table:style-name="ce16" table:formula="of:=[.$D381]-[.$E381]" office:value-type="float" office:value="-0.00000165256999999641" calcext:value-type="float">
            <text:p>-0,0000017</text:p>
          </table:table-cell>
        </table:table-row>
        <table:table-row table:style-name="ro1">
          <table:table-cell table:style-name="ce14" office:value-type="float" office:value="380" calcext:value-type="float">
            <text:p>380</text:p>
          </table:table-cell>
          <table:table-cell table:style-name="ce14"/>
          <table:table-cell table:style-name="ce15" office:value-type="float" office:value="4.787787204" calcext:value-type="float">
            <text:p>4,79E+00</text:p>
          </table:table-cell>
          <table:table-cell table:style-name="ce15" office:value-type="float" office:value="0.07532482302" calcext:value-type="float">
            <text:p>7,53E-02</text:p>
          </table:table-cell>
          <table:table-cell table:style-name="ce15" office:value-type="float" office:value="0.07532680553" calcext:value-type="float">
            <text:p>7,53E-02</text:p>
          </table:table-cell>
          <table:table-cell table:style-name="ce16" table:formula="of:=[.$D382]-[.$E382]" office:value-type="float" office:value="-0.00000198251000001204" calcext:value-type="float">
            <text:p>-0,0000020</text:p>
          </table:table-cell>
        </table:table-row>
        <table:table-row table:style-name="ro1">
          <table:table-cell table:style-name="ce14" office:value-type="float" office:value="381" calcext:value-type="float">
            <text:p>381</text:p>
          </table:table-cell>
          <table:table-cell table:style-name="ce14"/>
          <table:table-cell table:style-name="ce15" office:value-type="float" office:value="4.800353575" calcext:value-type="float">
            <text:p>4,80E+00</text:p>
          </table:table-cell>
          <table:table-cell table:style-name="ce15" office:value-type="float" office:value="0.08784888442" calcext:value-type="float">
            <text:p>8,78E-02</text:p>
          </table:table-cell>
          <table:table-cell table:style-name="ce15" office:value-type="float" office:value="0.08785119655" calcext:value-type="float">
            <text:p>8,79E-02</text:p>
          </table:table-cell>
          <table:table-cell table:style-name="ce16" table:formula="of:=[.$D383]-[.$E383]" office:value-type="float" office:value="-0.00000231213000000119" calcext:value-type="float">
            <text:p>-0,0000023</text:p>
          </table:table-cell>
        </table:table-row>
        <table:table-row table:style-name="ro1">
          <table:table-cell table:style-name="ce14" office:value-type="float" office:value="382" calcext:value-type="float">
            <text:p>382</text:p>
          </table:table-cell>
          <table:table-cell table:style-name="ce14"/>
          <table:table-cell table:style-name="ce15" office:value-type="float" office:value="4.812919945" calcext:value-type="float">
            <text:p>4,81E+00</text:p>
          </table:table-cell>
          <table:table-cell table:style-name="ce15" office:value-type="float" office:value="0.1003590735" calcext:value-type="float">
            <text:p>1,00E-01</text:p>
          </table:table-cell>
          <table:table-cell table:style-name="ce15" office:value-type="float" office:value="0.1003617149" calcext:value-type="float">
            <text:p>1,00E-01</text:p>
          </table:table-cell>
          <table:table-cell table:style-name="ce16" table:formula="of:=[.$D384]-[.$E384]" office:value-type="float" office:value="-0.00000264140000000301" calcext:value-type="float">
            <text:p>-0,0000026</text:p>
          </table:table-cell>
        </table:table-row>
        <table:table-row table:style-name="ro1">
          <table:table-cell table:style-name="ce14" office:value-type="float" office:value="383" calcext:value-type="float">
            <text:p>383</text:p>
          </table:table-cell>
          <table:table-cell table:style-name="ce14"/>
          <table:table-cell table:style-name="ce15" office:value-type="float" office:value="4.825486316" calcext:value-type="float">
            <text:p>4,83E+00</text:p>
          </table:table-cell>
          <table:table-cell table:style-name="ce15" office:value-type="float" office:value="0.1128534146" calcext:value-type="float">
            <text:p>1,13E-01</text:p>
          </table:table-cell>
          <table:table-cell table:style-name="ce15" office:value-type="float" office:value="0.1128563849" calcext:value-type="float">
            <text:p>1,13E-01</text:p>
          </table:table-cell>
          <table:table-cell table:style-name="ce16" table:formula="of:=[.$D385]-[.$E385]" office:value-type="float" office:value="-0.00000297030000000198" calcext:value-type="float">
            <text:p>-0,0000030</text:p>
          </table:table-cell>
        </table:table-row>
        <table:table-row table:style-name="ro1">
          <table:table-cell table:style-name="ce14" office:value-type="float" office:value="384" calcext:value-type="float">
            <text:p>384</text:p>
          </table:table-cell>
          <table:table-cell table:style-name="ce14"/>
          <table:table-cell table:style-name="ce15" office:value-type="float" office:value="4.838052687" calcext:value-type="float">
            <text:p>4,84E+00</text:p>
          </table:table-cell>
          <table:table-cell table:style-name="ce15" office:value-type="float" office:value="0.125329935" calcext:value-type="float">
            <text:p>1,25E-01</text:p>
          </table:table-cell>
          <table:table-cell table:style-name="ce15" office:value-type="float" office:value="0.1253332336" calcext:value-type="float">
            <text:p>1,25E-01</text:p>
          </table:table-cell>
          <table:table-cell table:style-name="ce16" table:formula="of:=[.$D386]-[.$E386]" office:value-type="float" office:value="-0.00000329860000000681" calcext:value-type="float">
            <text:p>-0,0000033</text:p>
          </table:table-cell>
        </table:table-row>
        <table:table-row table:style-name="ro1">
          <table:table-cell table:style-name="ce14" office:value-type="float" office:value="385" calcext:value-type="float">
            <text:p>385</text:p>
          </table:table-cell>
          <table:table-cell table:style-name="ce14"/>
          <table:table-cell table:style-name="ce15" office:value-type="float" office:value="4.850619057" calcext:value-type="float">
            <text:p>4,85E+00</text:p>
          </table:table-cell>
          <table:table-cell table:style-name="ce15" office:value-type="float" office:value="0.1377866642" calcext:value-type="float">
            <text:p>1,38E-01</text:p>
          </table:table-cell>
          <table:table-cell table:style-name="ce15" office:value-type="float" office:value="0.1377902907" calcext:value-type="float">
            <text:p>1,38E-01</text:p>
          </table:table-cell>
          <table:table-cell table:style-name="ce16" table:formula="of:=[.$D387]-[.$E387]" office:value-type="float" office:value="-0.00000362650000002018" calcext:value-type="float">
            <text:p>-0,0000036</text:p>
          </table:table-cell>
        </table:table-row>
        <table:table-row table:style-name="ro1">
          <table:table-cell table:style-name="ce14" office:value-type="float" office:value="386" calcext:value-type="float">
            <text:p>386</text:p>
          </table:table-cell>
          <table:table-cell table:style-name="ce14"/>
          <table:table-cell table:style-name="ce15" office:value-type="float" office:value="4.863185428" calcext:value-type="float">
            <text:p>4,86E+00</text:p>
          </table:table-cell>
          <table:table-cell table:style-name="ce15" office:value-type="float" office:value="0.1502216354" calcext:value-type="float">
            <text:p>1,50E-01</text:p>
          </table:table-cell>
          <table:table-cell table:style-name="ce15" office:value-type="float" office:value="0.1502255891" calcext:value-type="float">
            <text:p>1,50E-01</text:p>
          </table:table-cell>
          <table:table-cell table:style-name="ce16" table:formula="of:=[.$D388]-[.$E388]" office:value-type="float" office:value="-0.00000395370000000339" calcext:value-type="float">
            <text:p>-0,0000040</text:p>
          </table:table-cell>
        </table:table-row>
        <table:table-row table:style-name="ro1">
          <table:table-cell table:style-name="ce14" office:value-type="float" office:value="387" calcext:value-type="float">
            <text:p>387</text:p>
          </table:table-cell>
          <table:table-cell table:style-name="ce14"/>
          <table:table-cell table:style-name="ce15" office:value-type="float" office:value="4.875751798" calcext:value-type="float">
            <text:p>4,88E+00</text:p>
          </table:table-cell>
          <table:table-cell table:style-name="ce15" office:value-type="float" office:value="0.1626328848" calcext:value-type="float">
            <text:p>1,63E-01</text:p>
          </table:table-cell>
          <table:table-cell table:style-name="ce15" office:value-type="float" office:value="0.1626371652" calcext:value-type="float">
            <text:p>1,63E-01</text:p>
          </table:table-cell>
          <table:table-cell table:style-name="ce16" table:formula="of:=[.$D389]-[.$E389]" office:value-type="float" office:value="-0.00000428040000000074" calcext:value-type="float">
            <text:p>-0,0000043</text:p>
          </table:table-cell>
        </table:table-row>
        <table:table-row table:style-name="ro1">
          <table:table-cell table:style-name="ce14" office:value-type="float" office:value="388" calcext:value-type="float">
            <text:p>388</text:p>
          </table:table-cell>
          <table:table-cell table:style-name="ce14"/>
          <table:table-cell table:style-name="ce15" office:value-type="float" office:value="4.888318169" calcext:value-type="float">
            <text:p>4,89E+00</text:p>
          </table:table-cell>
          <table:table-cell table:style-name="ce15" office:value-type="float" office:value="0.1750184526" calcext:value-type="float">
            <text:p>1,75E-01</text:p>
          </table:table-cell>
          <table:table-cell table:style-name="ce15" office:value-type="float" office:value="0.175023059" calcext:value-type="float">
            <text:p>1,75E-01</text:p>
          </table:table-cell>
          <table:table-cell table:style-name="ce16" table:formula="of:=[.$D390]-[.$E390]" office:value-type="float" office:value="-0.00000460639999999568" calcext:value-type="float">
            <text:p>-0,0000046</text:p>
          </table:table-cell>
        </table:table-row>
        <table:table-row table:style-name="ro1">
          <table:table-cell table:style-name="ce14" office:value-type="float" office:value="389" calcext:value-type="float">
            <text:p>389</text:p>
          </table:table-cell>
          <table:table-cell table:style-name="ce14"/>
          <table:table-cell table:style-name="ce15" office:value-type="float" office:value="4.90088454" calcext:value-type="float">
            <text:p>4,90E+00</text:p>
          </table:table-cell>
          <table:table-cell table:style-name="ce15" office:value-type="float" office:value="0.1873763829" calcext:value-type="float">
            <text:p>1,87E-01</text:p>
          </table:table-cell>
          <table:table-cell table:style-name="ce15" office:value-type="float" office:value="0.1873813146" calcext:value-type="float">
            <text:p>1,87E-01</text:p>
          </table:table-cell>
          <table:table-cell table:style-name="ce16" table:formula="of:=[.$D391]-[.$E391]" office:value-type="float" office:value="-0.00000493170000001597" calcext:value-type="float">
            <text:p>-0,0000049</text:p>
          </table:table-cell>
        </table:table-row>
        <table:table-row table:style-name="ro1">
          <table:table-cell table:style-name="ce14" office:value-type="float" office:value="390" calcext:value-type="float">
            <text:p>390</text:p>
          </table:table-cell>
          <table:table-cell table:style-name="ce14"/>
          <table:table-cell table:style-name="ce15" office:value-type="float" office:value="4.91345091" calcext:value-type="float">
            <text:p>4,91E+00</text:p>
          </table:table-cell>
          <table:table-cell table:style-name="ce15" office:value-type="float" office:value="0.1997047244" calcext:value-type="float">
            <text:p>2,00E-01</text:p>
          </table:table-cell>
          <table:table-cell table:style-name="ce15" office:value-type="float" office:value="0.1997099805" calcext:value-type="float">
            <text:p>2,00E-01</text:p>
          </table:table-cell>
          <table:table-cell table:style-name="ce16" table:formula="of:=[.$D392]-[.$E392]" office:value-type="float" office:value="-0.00000525609999998955" calcext:value-type="float">
            <text:p>-0,0000053</text:p>
          </table:table-cell>
        </table:table-row>
        <table:table-row table:style-name="ro1">
          <table:table-cell table:style-name="ce14" office:value-type="float" office:value="391" calcext:value-type="float">
            <text:p>391</text:p>
          </table:table-cell>
          <table:table-cell table:style-name="ce14"/>
          <table:table-cell table:style-name="ce15" office:value-type="float" office:value="4.926017281" calcext:value-type="float">
            <text:p>4,93E+00</text:p>
          </table:table-cell>
          <table:table-cell table:style-name="ce15" office:value-type="float" office:value="0.2120015302" calcext:value-type="float">
            <text:p>2,12E-01</text:p>
          </table:table-cell>
          <table:table-cell table:style-name="ce15" office:value-type="float" office:value="0.2120071099" calcext:value-type="float">
            <text:p>2,12E-01</text:p>
          </table:table-cell>
          <table:table-cell table:style-name="ce16" table:formula="of:=[.$D393]-[.$E393]" office:value-type="float" office:value="-0.00000557970000000796" calcext:value-type="float">
            <text:p>-0,0000056</text:p>
          </table:table-cell>
        </table:table-row>
        <table:table-row table:style-name="ro1">
          <table:table-cell table:style-name="ce14" office:value-type="float" office:value="392" calcext:value-type="float">
            <text:p>392</text:p>
          </table:table-cell>
          <table:table-cell table:style-name="ce14"/>
          <table:table-cell table:style-name="ce15" office:value-type="float" office:value="4.938583651" calcext:value-type="float">
            <text:p>4,94E+00</text:p>
          </table:table-cell>
          <table:table-cell table:style-name="ce15" office:value-type="float" office:value="0.2242648584" calcext:value-type="float">
            <text:p>2,24E-01</text:p>
          </table:table-cell>
          <table:table-cell table:style-name="ce15" office:value-type="float" office:value="0.2242707609" calcext:value-type="float">
            <text:p>2,24E-01</text:p>
          </table:table-cell>
          <table:table-cell table:style-name="ce16" table:formula="of:=[.$D394]-[.$E394]" office:value-type="float" office:value="-0.00000590249999998793" calcext:value-type="float">
            <text:p>-0,0000059</text:p>
          </table:table-cell>
        </table:table-row>
        <table:table-row table:style-name="ro1">
          <table:table-cell table:style-name="ce14" office:value-type="float" office:value="393" calcext:value-type="float">
            <text:p>393</text:p>
          </table:table-cell>
          <table:table-cell table:style-name="ce14"/>
          <table:table-cell table:style-name="ce15" office:value-type="float" office:value="4.951150022" calcext:value-type="float">
            <text:p>4,95E+00</text:p>
          </table:table-cell>
          <table:table-cell table:style-name="ce15" office:value-type="float" office:value="0.2364927727" calcext:value-type="float">
            <text:p>2,36E-01</text:p>
          </table:table-cell>
          <table:table-cell table:style-name="ce15" office:value-type="float" office:value="0.236498997" calcext:value-type="float">
            <text:p>2,36E-01</text:p>
          </table:table-cell>
          <table:table-cell table:style-name="ce16" table:formula="of:=[.$D395]-[.$E395]" office:value-type="float" office:value="-0.00000622429999999619" calcext:value-type="float">
            <text:p>-0,0000062</text:p>
          </table:table-cell>
        </table:table-row>
        <table:table-row table:style-name="ro1">
          <table:table-cell table:style-name="ce14" office:value-type="float" office:value="394" calcext:value-type="float">
            <text:p>394</text:p>
          </table:table-cell>
          <table:table-cell table:style-name="ce14"/>
          <table:table-cell table:style-name="ce15" office:value-type="float" office:value="4.963716393" calcext:value-type="float">
            <text:p>4,96E+00</text:p>
          </table:table-cell>
          <table:table-cell table:style-name="ce15" office:value-type="float" office:value="0.248683342" calcext:value-type="float">
            <text:p>2,49E-01</text:p>
          </table:table-cell>
          <table:table-cell table:style-name="ce15" office:value-type="float" office:value="0.2486898872" calcext:value-type="float">
            <text:p>2,49E-01</text:p>
          </table:table-cell>
          <table:table-cell table:style-name="ce16" table:formula="of:=[.$D396]-[.$E396]" office:value-type="float" office:value="-0.00000654520000001324" calcext:value-type="float">
            <text:p>-0,0000065</text:p>
          </table:table-cell>
        </table:table-row>
        <table:table-row table:style-name="ro1">
          <table:table-cell table:style-name="ce14" office:value-type="float" office:value="395" calcext:value-type="float">
            <text:p>395</text:p>
          </table:table-cell>
          <table:table-cell table:style-name="ce14"/>
          <table:table-cell table:style-name="ce15" office:value-type="float" office:value="4.976282763" calcext:value-type="float">
            <text:p>4,98E+00</text:p>
          </table:table-cell>
          <table:table-cell table:style-name="ce15" office:value-type="float" office:value="0.2608346413" calcext:value-type="float">
            <text:p>2,61E-01</text:p>
          </table:table-cell>
          <table:table-cell table:style-name="ce15" office:value-type="float" office:value="0.2608415063" calcext:value-type="float">
            <text:p>2,61E-01</text:p>
          </table:table-cell>
          <table:table-cell table:style-name="ce16" table:formula="of:=[.$D397]-[.$E397]" office:value-type="float" office:value="-0.00000686500000002255" calcext:value-type="float">
            <text:p>-0,0000069</text:p>
          </table:table-cell>
        </table:table-row>
        <table:table-row table:style-name="ro1">
          <table:table-cell table:style-name="ce14" office:value-type="float" office:value="396" calcext:value-type="float">
            <text:p>396</text:p>
          </table:table-cell>
          <table:table-cell table:style-name="ce14"/>
          <table:table-cell table:style-name="ce15" office:value-type="float" office:value="4.988849134" calcext:value-type="float">
            <text:p>4,99E+00</text:p>
          </table:table-cell>
          <table:table-cell table:style-name="ce15" office:value-type="float" office:value="0.2729447518" calcext:value-type="float">
            <text:p>2,73E-01</text:p>
          </table:table-cell>
          <table:table-cell table:style-name="ce15" office:value-type="float" office:value="0.2729519355" calcext:value-type="float">
            <text:p>2,73E-01</text:p>
          </table:table-cell>
          <table:table-cell table:style-name="ce16" table:formula="of:=[.$D398]-[.$E398]" office:value-type="float" office:value="-0.00000718370000002411" calcext:value-type="float">
            <text:p>-0,0000072</text:p>
          </table:table-cell>
        </table:table-row>
        <table:table-row table:style-name="ro1">
          <table:table-cell table:style-name="ce14" office:value-type="float" office:value="397" calcext:value-type="float">
            <text:p>397</text:p>
          </table:table-cell>
          <table:table-cell table:style-name="ce14"/>
          <table:table-cell table:style-name="ce15" office:value-type="float" office:value="5.001415505" calcext:value-type="float">
            <text:p>5,00E+00</text:p>
          </table:table-cell>
          <table:table-cell table:style-name="ce15" office:value-type="float" office:value="0.2850117611" calcext:value-type="float">
            <text:p>2,85E-01</text:p>
          </table:table-cell>
          <table:table-cell table:style-name="ce15" office:value-type="float" office:value="0.2850192625" calcext:value-type="float">
            <text:p>2,85E-01</text:p>
          </table:table-cell>
          <table:table-cell table:style-name="ce16" table:formula="of:=[.$D399]-[.$E399]" office:value-type="float" office:value="-0.00000750140000005395" calcext:value-type="float">
            <text:p>-0,0000075</text:p>
          </table:table-cell>
        </table:table-row>
        <table:table-row table:style-name="ro1">
          <table:table-cell table:style-name="ce14" office:value-type="float" office:value="398" calcext:value-type="float">
            <text:p>398</text:p>
          </table:table-cell>
          <table:table-cell table:style-name="ce14"/>
          <table:table-cell table:style-name="ce15" office:value-type="float" office:value="5.013981875" calcext:value-type="float">
            <text:p>5,01E+00</text:p>
          </table:table-cell>
          <table:table-cell table:style-name="ce15" office:value-type="float" office:value="0.2970337638" calcext:value-type="float">
            <text:p>2,97E-01</text:p>
          </table:table-cell>
          <table:table-cell table:style-name="ce15" office:value-type="float" office:value="0.2970415816" calcext:value-type="float">
            <text:p>2,97E-01</text:p>
          </table:table-cell>
          <table:table-cell table:style-name="ce16" table:formula="of:=[.$D400]-[.$E400]" office:value-type="float" office:value="-0.00000781779999997623" calcext:value-type="float">
            <text:p>-0,0000078</text:p>
          </table:table-cell>
        </table:table-row>
        <table:table-row table:style-name="ro1">
          <table:table-cell table:style-name="ce14" office:value-type="float" office:value="399" calcext:value-type="float">
            <text:p>399</text:p>
          </table:table-cell>
          <table:table-cell table:style-name="ce14"/>
          <table:table-cell table:style-name="ce15" office:value-type="float" office:value="5.026548246" calcext:value-type="float">
            <text:p>5,03E+00</text:p>
          </table:table-cell>
          <table:table-cell table:style-name="ce15" office:value-type="float" office:value="0.3090088614" calcext:value-type="float">
            <text:p>3,09E-01</text:p>
          </table:table-cell>
          <table:table-cell table:style-name="ce15" office:value-type="float" office:value="0.3090169944" calcext:value-type="float">
            <text:p>3,09E-01</text:p>
          </table:table-cell>
          <table:table-cell table:style-name="ce16" table:formula="of:=[.$D401]-[.$E401]" office:value-type="float" office:value="-0.00000813300000002126" calcext:value-type="float">
            <text:p>-0,0000081</text:p>
          </table:table-cell>
        </table:table-row>
        <table:table-row table:style-name="ro1">
          <table:table-cell table:style-name="ce14" office:value-type="float" office:value="400" calcext:value-type="float">
            <text:p>400</text:p>
          </table:table-cell>
          <table:table-cell table:style-name="ce14"/>
          <table:table-cell table:style-name="ce15" office:value-type="float" office:value="5.039114616" calcext:value-type="float">
            <text:p>5,04E+00</text:p>
          </table:table-cell>
          <table:table-cell table:style-name="ce15" office:value-type="float" office:value="0.320935163" calcext:value-type="float">
            <text:p>3,21E-01</text:p>
          </table:table-cell>
          <table:table-cell table:style-name="ce15" office:value-type="float" office:value="0.3209436098" calcext:value-type="float">
            <text:p>3,21E-01</text:p>
          </table:table-cell>
          <table:table-cell table:style-name="ce16" table:formula="of:=[.$D402]-[.$E402]" office:value-type="float" office:value="-0.00000844680000000597" calcext:value-type="float">
            <text:p>-0,0000084</text:p>
          </table:table-cell>
        </table:table-row>
        <table:table-row table:style-name="ro1">
          <table:table-cell table:style-name="ce14" office:value-type="float" office:value="401" calcext:value-type="float">
            <text:p>401</text:p>
          </table:table-cell>
          <table:table-cell table:style-name="ce14"/>
          <table:table-cell table:style-name="ce15" office:value-type="float" office:value="5.051680987" calcext:value-type="float">
            <text:p>5,05E+00</text:p>
          </table:table-cell>
          <table:table-cell table:style-name="ce15" office:value-type="float" office:value="0.3328107851" calcext:value-type="float">
            <text:p>3,33E-01</text:p>
          </table:table-cell>
          <table:table-cell table:style-name="ce15" office:value-type="float" office:value="0.3328195445" calcext:value-type="float">
            <text:p>3,33E-01</text:p>
          </table:table-cell>
          <table:table-cell table:style-name="ce16" table:formula="of:=[.$D403]-[.$E403]" office:value-type="float" office:value="-0.00000875940000000242" calcext:value-type="float">
            <text:p>-0,0000088</text:p>
          </table:table-cell>
        </table:table-row>
        <table:table-row table:style-name="ro1">
          <table:table-cell table:style-name="ce14" office:value-type="float" office:value="402" calcext:value-type="float">
            <text:p>402</text:p>
          </table:table-cell>
          <table:table-cell table:style-name="ce14"/>
          <table:table-cell table:style-name="ce15" office:value-type="float" office:value="5.064247358" calcext:value-type="float">
            <text:p>5,06E+00</text:p>
          </table:table-cell>
          <table:table-cell table:style-name="ce15" office:value-type="float" office:value="0.3446338526" calcext:value-type="float">
            <text:p>3,45E-01</text:p>
          </table:table-cell>
          <table:table-cell table:style-name="ce15" office:value-type="float" office:value="0.3446429232" calcext:value-type="float">
            <text:p>3,45E-01</text:p>
          </table:table-cell>
          <table:table-cell table:style-name="ce16" table:formula="of:=[.$D404]-[.$E404]" office:value-type="float" office:value="-0.00000907059999999404" calcext:value-type="float">
            <text:p>-0,0000091</text:p>
          </table:table-cell>
        </table:table-row>
        <table:table-row table:style-name="ro1">
          <table:table-cell table:style-name="ce14" office:value-type="float" office:value="403" calcext:value-type="float">
            <text:p>403</text:p>
          </table:table-cell>
          <table:table-cell table:style-name="ce14"/>
          <table:table-cell table:style-name="ce15" office:value-type="float" office:value="5.076813728" calcext:value-type="float">
            <text:p>5,08E+00</text:p>
          </table:table-cell>
          <table:table-cell table:style-name="ce15" office:value-type="float" office:value="0.3564024984" calcext:value-type="float">
            <text:p>3,56E-01</text:p>
          </table:table-cell>
          <table:table-cell table:style-name="ce15" office:value-type="float" office:value="0.3564118787" calcext:value-type="float">
            <text:p>3,56E-01</text:p>
          </table:table-cell>
          <table:table-cell table:style-name="ce16" table:formula="of:=[.$D405]-[.$E405]" office:value-type="float" office:value="-0.0000093803000000281" calcext:value-type="float">
            <text:p>-0,0000094</text:p>
          </table:table-cell>
        </table:table-row>
        <table:table-row table:style-name="ro1">
          <table:table-cell table:style-name="ce14" office:value-type="float" office:value="404" calcext:value-type="float">
            <text:p>404</text:p>
          </table:table-cell>
          <table:table-cell table:style-name="ce14"/>
          <table:table-cell table:style-name="ce15" office:value-type="float" office:value="5.089380099" calcext:value-type="float">
            <text:p>5,09E+00</text:p>
          </table:table-cell>
          <table:table-cell table:style-name="ce15" office:value-type="float" office:value="0.3681148641" calcext:value-type="float">
            <text:p>3,68E-01</text:p>
          </table:table-cell>
          <table:table-cell table:style-name="ce15" office:value-type="float" office:value="0.3681245527" calcext:value-type="float">
            <text:p>3,68E-01</text:p>
          </table:table-cell>
          <table:table-cell table:style-name="ce16" table:formula="of:=[.$D406]-[.$E406]" office:value-type="float" office:value="-0.00000968860000000182" calcext:value-type="float">
            <text:p>-0,0000097</text:p>
          </table:table-cell>
        </table:table-row>
        <table:table-row table:style-name="ro1">
          <table:table-cell table:style-name="ce14" office:value-type="float" office:value="405" calcext:value-type="float">
            <text:p>405</text:p>
          </table:table-cell>
          <table:table-cell table:style-name="ce14"/>
          <table:table-cell table:style-name="ce15" office:value-type="float" office:value="5.101946469" calcext:value-type="float">
            <text:p>5,10E+00</text:p>
          </table:table-cell>
          <table:table-cell table:style-name="ce15" office:value-type="float" office:value="0.3797691002" calcext:value-type="float">
            <text:p>3,80E-01</text:p>
          </table:table-cell>
          <table:table-cell table:style-name="ce15" office:value-type="float" office:value="0.3797790955" calcext:value-type="float">
            <text:p>3,80E-01</text:p>
          </table:table-cell>
          <table:table-cell table:style-name="ce16" table:formula="of:=[.$D407]-[.$E407]" office:value-type="float" office:value="-0.0000099953000000097" calcext:value-type="float">
            <text:p>-0,0000100</text:p>
          </table:table-cell>
        </table:table-row>
        <table:table-row table:style-name="ro1">
          <table:table-cell table:style-name="ce14" office:value-type="float" office:value="406" calcext:value-type="float">
            <text:p>406</text:p>
          </table:table-cell>
          <table:table-cell table:style-name="ce14"/>
          <table:table-cell table:style-name="ce15" office:value-type="float" office:value="5.11451284" calcext:value-type="float">
            <text:p>5,11E+00</text:p>
          </table:table-cell>
          <table:table-cell table:style-name="ce15" office:value-type="float" office:value="0.3913633664" calcext:value-type="float">
            <text:p>3,91E-01</text:p>
          </table:table-cell>
          <table:table-cell table:style-name="ce15" office:value-type="float" office:value="0.3913736668" calcext:value-type="float">
            <text:p>3,91E-01</text:p>
          </table:table-cell>
          <table:table-cell table:style-name="ce16" table:formula="of:=[.$D408]-[.$E408]" office:value-type="float" office:value="-0.0000103003999999962" calcext:value-type="float">
            <text:p>-0,0000103</text:p>
          </table:table-cell>
        </table:table-row>
        <table:table-row table:style-name="ro1">
          <table:table-cell table:style-name="ce14" office:value-type="float" office:value="407" calcext:value-type="float">
            <text:p>407</text:p>
          </table:table-cell>
          <table:table-cell table:style-name="ce14"/>
          <table:table-cell table:style-name="ce15" office:value-type="float" office:value="5.127079211" calcext:value-type="float">
            <text:p>5,13E+00</text:p>
          </table:table-cell>
          <table:table-cell table:style-name="ce15" office:value-type="float" office:value="0.4028958317" calcext:value-type="float">
            <text:p>4,03E-01</text:p>
          </table:table-cell>
          <table:table-cell table:style-name="ce15" office:value-type="float" office:value="0.4029064357" calcext:value-type="float">
            <text:p>4,03E-01</text:p>
          </table:table-cell>
          <table:table-cell table:style-name="ce16" table:formula="of:=[.$D409]-[.$E409]" office:value-type="float" office:value="-0.0000106039999999696" calcext:value-type="float">
            <text:p>-0,0000106</text:p>
          </table:table-cell>
        </table:table-row>
        <table:table-row table:style-name="ro1">
          <table:table-cell table:style-name="ce14" office:value-type="float" office:value="408" calcext:value-type="float">
            <text:p>408</text:p>
          </table:table-cell>
          <table:table-cell table:style-name="ce14"/>
          <table:table-cell table:style-name="ce15" office:value-type="float" office:value="5.139645581" calcext:value-type="float">
            <text:p>5,14E+00</text:p>
          </table:table-cell>
          <table:table-cell table:style-name="ce15" office:value-type="float" office:value="0.4143646752" calcext:value-type="float">
            <text:p>4,14E-01</text:p>
          </table:table-cell>
          <table:table-cell table:style-name="ce15" office:value-type="float" office:value="0.414375581" calcext:value-type="float">
            <text:p>4,14E-01</text:p>
          </table:table-cell>
          <table:table-cell table:style-name="ce16" table:formula="of:=[.$D410]-[.$E410]" office:value-type="float" office:value="-0.0000109057999999607" calcext:value-type="float">
            <text:p>-0,0000109</text:p>
          </table:table-cell>
        </table:table-row>
        <table:table-row table:style-name="ro1">
          <table:table-cell table:style-name="ce14" office:value-type="float" office:value="409" calcext:value-type="float">
            <text:p>409</text:p>
          </table:table-cell>
          <table:table-cell table:style-name="ce14"/>
          <table:table-cell table:style-name="ce15" office:value-type="float" office:value="5.152211952" calcext:value-type="float">
            <text:p>5,15E+00</text:p>
          </table:table-cell>
          <table:table-cell table:style-name="ce15" office:value-type="float" office:value="0.4257680856" calcext:value-type="float">
            <text:p>4,26E-01</text:p>
          </table:table-cell>
          <table:table-cell table:style-name="ce15" office:value-type="float" office:value="0.4257792916" calcext:value-type="float">
            <text:p>4,26E-01</text:p>
          </table:table-cell>
          <table:table-cell table:style-name="ce16" table:formula="of:=[.$D411]-[.$E411]" office:value-type="float" office:value="-0.0000112059999999858" calcext:value-type="float">
            <text:p>-0,0000112</text:p>
          </table:table-cell>
        </table:table-row>
        <table:table-row table:style-name="ro1">
          <table:table-cell table:style-name="ce14" office:value-type="float" office:value="410" calcext:value-type="float">
            <text:p>410</text:p>
          </table:table-cell>
          <table:table-cell table:style-name="ce14"/>
          <table:table-cell table:style-name="ce15" office:value-type="float" office:value="5.164778323" calcext:value-type="float">
            <text:p>5,16E+00</text:p>
          </table:table-cell>
          <table:table-cell table:style-name="ce15" office:value-type="float" office:value="0.4371042623" calcext:value-type="float">
            <text:p>4,37E-01</text:p>
          </table:table-cell>
          <table:table-cell table:style-name="ce15" office:value-type="float" office:value="0.4371157667" calcext:value-type="float">
            <text:p>4,37E-01</text:p>
          </table:table-cell>
          <table:table-cell table:style-name="ce16" table:formula="of:=[.$D412]-[.$E412]" office:value-type="float" office:value="-0.0000115044000000286" calcext:value-type="float">
            <text:p>-0,0000115</text:p>
          </table:table-cell>
        </table:table-row>
        <table:table-row table:style-name="ro1">
          <table:table-cell table:style-name="ce14" office:value-type="float" office:value="411" calcext:value-type="float">
            <text:p>411</text:p>
          </table:table-cell>
          <table:table-cell table:style-name="ce14"/>
          <table:table-cell table:style-name="ce15" office:value-type="float" office:value="5.177344693" calcext:value-type="float">
            <text:p>5,18E+00</text:p>
          </table:table-cell>
          <table:table-cell table:style-name="ce15" office:value-type="float" office:value="0.4483714152" calcext:value-type="float">
            <text:p>4,48E-01</text:p>
          </table:table-cell>
          <table:table-cell table:style-name="ce15" office:value-type="float" office:value="0.4483832161" calcext:value-type="float">
            <text:p>4,48E-01</text:p>
          </table:table-cell>
          <table:table-cell table:style-name="ce16" table:formula="of:=[.$D413]-[.$E413]" office:value-type="float" office:value="-0.0000118009000000252" calcext:value-type="float">
            <text:p>-0,0000118</text:p>
          </table:table-cell>
        </table:table-row>
        <table:table-row table:style-name="ro1">
          <table:table-cell table:style-name="ce14" office:value-type="float" office:value="412" calcext:value-type="float">
            <text:p>412</text:p>
          </table:table-cell>
          <table:table-cell table:style-name="ce14"/>
          <table:table-cell table:style-name="ce15" office:value-type="float" office:value="5.189911064" calcext:value-type="float">
            <text:p>5,19E+00</text:p>
          </table:table-cell>
          <table:table-cell table:style-name="ce15" office:value-type="float" office:value="0.4595677651" calcext:value-type="float">
            <text:p>4,60E-01</text:p>
          </table:table-cell>
          <table:table-cell table:style-name="ce15" office:value-type="float" office:value="0.4595798606" calcext:value-type="float">
            <text:p>4,60E-01</text:p>
          </table:table-cell>
          <table:table-cell table:style-name="ce16" table:formula="of:=[.$D414]-[.$E414]" office:value-type="float" office:value="-0.0000120954999999756" calcext:value-type="float">
            <text:p>-0,0000121</text:p>
          </table:table-cell>
        </table:table-row>
        <table:table-row table:style-name="ro1">
          <table:table-cell table:style-name="ce14" office:value-type="float" office:value="413" calcext:value-type="float">
            <text:p>413</text:p>
          </table:table-cell>
          <table:table-cell table:style-name="ce14"/>
          <table:table-cell table:style-name="ce15" office:value-type="float" office:value="5.202477434" calcext:value-type="float">
            <text:p>5,20E+00</text:p>
          </table:table-cell>
          <table:table-cell table:style-name="ce15" office:value-type="float" office:value="0.4706915438" calcext:value-type="float">
            <text:p>4,71E-01</text:p>
          </table:table-cell>
          <table:table-cell table:style-name="ce15" office:value-type="float" office:value="0.4707039322" calcext:value-type="float">
            <text:p>4,71E-01</text:p>
          </table:table-cell>
          <table:table-cell table:style-name="ce16" table:formula="of:=[.$D415]-[.$E415]" office:value-type="float" office:value="-0.0000123884000000074" calcext:value-type="float">
            <text:p>-0,0000124</text:p>
          </table:table-cell>
        </table:table-row>
        <table:table-row table:style-name="ro1">
          <table:table-cell table:style-name="ce14" office:value-type="float" office:value="414" calcext:value-type="float">
            <text:p>414</text:p>
          </table:table-cell>
          <table:table-cell table:style-name="ce14"/>
          <table:table-cell table:style-name="ce15" office:value-type="float" office:value="5.215043805" calcext:value-type="float">
            <text:p>5,22E+00</text:p>
          </table:table-cell>
          <table:table-cell table:style-name="ce15" office:value-type="float" office:value="0.481740995" calcext:value-type="float">
            <text:p>4,82E-01</text:p>
          </table:table-cell>
          <table:table-cell table:style-name="ce15" office:value-type="float" office:value="0.4817536741" calcext:value-type="float">
            <text:p>4,82E-01</text:p>
          </table:table-cell>
          <table:table-cell table:style-name="ce16" table:formula="of:=[.$D416]-[.$E416]" office:value-type="float" office:value="-0.0000126791000000237" calcext:value-type="float">
            <text:p>-0,0000127</text:p>
          </table:table-cell>
        </table:table-row>
        <table:table-row table:style-name="ro1">
          <table:table-cell table:style-name="ce14" office:value-type="float" office:value="415" calcext:value-type="float">
            <text:p>415</text:p>
          </table:table-cell>
          <table:table-cell table:style-name="ce14"/>
          <table:table-cell table:style-name="ce15" office:value-type="float" office:value="5.227610176" calcext:value-type="float">
            <text:p>5,23E+00</text:p>
          </table:table-cell>
          <table:table-cell table:style-name="ce15" office:value-type="float" office:value="0.4927143736" calcext:value-type="float">
            <text:p>4,93E-01</text:p>
          </table:table-cell>
          <table:table-cell table:style-name="ce15" office:value-type="float" office:value="0.4927273415" calcext:value-type="float">
            <text:p>4,93E-01</text:p>
          </table:table-cell>
          <table:table-cell table:style-name="ce16" table:formula="of:=[.$D417]-[.$E417]" office:value-type="float" office:value="-0.0000129678999999938" calcext:value-type="float">
            <text:p>-0,0000130</text:p>
          </table:table-cell>
        </table:table-row>
        <table:table-row table:style-name="ro1">
          <table:table-cell table:style-name="ce14" office:value-type="float" office:value="416" calcext:value-type="float">
            <text:p>416</text:p>
          </table:table-cell>
          <table:table-cell table:style-name="ce14"/>
          <table:table-cell table:style-name="ce15" office:value-type="float" office:value="5.240176546" calcext:value-type="float">
            <text:p>5,24E+00</text:p>
          </table:table-cell>
          <table:table-cell table:style-name="ce15" office:value-type="float" office:value="0.5036099469" calcext:value-type="float">
            <text:p>5,04E-01</text:p>
          </table:table-cell>
          <table:table-cell table:style-name="ce15" office:value-type="float" office:value="0.5036232016" calcext:value-type="float">
            <text:p>5,04E-01</text:p>
          </table:table-cell>
          <table:table-cell table:style-name="ce16" table:formula="of:=[.$D418]-[.$E418]" office:value-type="float" office:value="-0.0000132547000000205" calcext:value-type="float">
            <text:p>-0,0000133</text:p>
          </table:table-cell>
        </table:table-row>
        <table:table-row table:style-name="ro1">
          <table:table-cell table:style-name="ce14" office:value-type="float" office:value="417" calcext:value-type="float">
            <text:p>417</text:p>
          </table:table-cell>
          <table:table-cell table:style-name="ce14"/>
          <table:table-cell table:style-name="ce15" office:value-type="float" office:value="5.252742917" calcext:value-type="float">
            <text:p>5,25E+00</text:p>
          </table:table-cell>
          <table:table-cell table:style-name="ce15" office:value-type="float" office:value="0.5144259944" calcext:value-type="float">
            <text:p>5,14E-01</text:p>
          </table:table-cell>
          <table:table-cell table:style-name="ce15" office:value-type="float" office:value="0.5144395338" calcext:value-type="float">
            <text:p>5,14E-01</text:p>
          </table:table-cell>
          <table:table-cell table:style-name="ce16" table:formula="of:=[.$D419]-[.$E419]" office:value-type="float" office:value="-0.0000135394000000399" calcext:value-type="float">
            <text:p>-0,0000135</text:p>
          </table:table-cell>
        </table:table-row>
        <table:table-row table:style-name="ro1">
          <table:table-cell table:style-name="ce14" office:value-type="float" office:value="418" calcext:value-type="float">
            <text:p>418</text:p>
          </table:table-cell>
          <table:table-cell table:style-name="ce14"/>
          <table:table-cell table:style-name="ce15" office:value-type="float" office:value="5.265309287" calcext:value-type="float">
            <text:p>5,27E+00</text:p>
          </table:table-cell>
          <table:table-cell table:style-name="ce15" office:value-type="float" office:value="0.525160808" calcext:value-type="float">
            <text:p>5,25E-01</text:p>
          </table:table-cell>
          <table:table-cell table:style-name="ce15" office:value-type="float" office:value="0.52517463" calcext:value-type="float">
            <text:p>5,25E-01</text:p>
          </table:table-cell>
          <table:table-cell table:style-name="ce16" table:formula="of:=[.$D420]-[.$E420]" office:value-type="float" office:value="-0.0000138219999999967" calcext:value-type="float">
            <text:p>-0,0000138</text:p>
          </table:table-cell>
        </table:table-row>
        <table:table-row table:style-name="ro1">
          <table:table-cell table:style-name="ce14" office:value-type="float" office:value="419" calcext:value-type="float">
            <text:p>419</text:p>
          </table:table-cell>
          <table:table-cell table:style-name="ce14"/>
          <table:table-cell table:style-name="ce15" office:value-type="float" office:value="5.277875658" calcext:value-type="float">
            <text:p>5,28E+00</text:p>
          </table:table-cell>
          <table:table-cell table:style-name="ce15" office:value-type="float" office:value="0.5358126927" calcext:value-type="float">
            <text:p>5,36E-01</text:p>
          </table:table-cell>
          <table:table-cell table:style-name="ce15" office:value-type="float" office:value="0.535826795" calcext:value-type="float">
            <text:p>5,36E-01</text:p>
          </table:table-cell>
          <table:table-cell table:style-name="ce16" table:formula="of:=[.$D421]-[.$E421]" office:value-type="float" office:value="-0.0000141022999999851" calcext:value-type="float">
            <text:p>-0,0000141</text:p>
          </table:table-cell>
        </table:table-row>
        <table:table-row table:style-name="ro1">
          <table:table-cell table:style-name="ce14" office:value-type="float" office:value="420" calcext:value-type="float">
            <text:p>420</text:p>
          </table:table-cell>
          <table:table-cell table:style-name="ce14"/>
          <table:table-cell table:style-name="ce15" office:value-type="float" office:value="5.290442029" calcext:value-type="float">
            <text:p>5,29E+00</text:p>
          </table:table-cell>
          <table:table-cell table:style-name="ce15" office:value-type="float" office:value="0.5463799663" calcext:value-type="float">
            <text:p>5,46E-01</text:p>
          </table:table-cell>
          <table:table-cell table:style-name="ce15" office:value-type="float" office:value="0.5463943467" calcext:value-type="float">
            <text:p>5,46E-01</text:p>
          </table:table-cell>
          <table:table-cell table:style-name="ce16" table:formula="of:=[.$D422]-[.$E422]" office:value-type="float" office:value="-0.0000143803999999026" calcext:value-type="float">
            <text:p>-0,0000144</text:p>
          </table:table-cell>
        </table:table-row>
        <table:table-row table:style-name="ro1">
          <table:table-cell table:style-name="ce14" office:value-type="float" office:value="421" calcext:value-type="float">
            <text:p>421</text:p>
          </table:table-cell>
          <table:table-cell table:style-name="ce14"/>
          <table:table-cell table:style-name="ce15" office:value-type="float" office:value="5.303008399" calcext:value-type="float">
            <text:p>5,30E+00</text:p>
          </table:table-cell>
          <table:table-cell table:style-name="ce15" office:value-type="float" office:value="0.5568609602" calcext:value-type="float">
            <text:p>5,57E-01</text:p>
          </table:table-cell>
          <table:table-cell table:style-name="ce15" office:value-type="float" office:value="0.5568756165" calcext:value-type="float">
            <text:p>5,57E-01</text:p>
          </table:table-cell>
          <table:table-cell table:style-name="ce16" table:formula="of:=[.$D423]-[.$E423]" office:value-type="float" office:value="-0.0000146563000000821" calcext:value-type="float">
            <text:p>-0,0000147</text:p>
          </table:table-cell>
        </table:table-row>
        <table:table-row table:style-name="ro1">
          <table:table-cell table:style-name="ce14" office:value-type="float" office:value="422" calcext:value-type="float">
            <text:p>422</text:p>
          </table:table-cell>
          <table:table-cell table:style-name="ce14"/>
          <table:table-cell table:style-name="ce15" office:value-type="float" office:value="5.31557477" calcext:value-type="float">
            <text:p>5,32E+00</text:p>
          </table:table-cell>
          <table:table-cell table:style-name="ce15" office:value-type="float" office:value="0.5672540193" calcext:value-type="float">
            <text:p>5,67E-01</text:p>
          </table:table-cell>
          <table:table-cell table:style-name="ce15" office:value-type="float" office:value="0.5672689491" calcext:value-type="float">
            <text:p>5,67E-01</text:p>
          </table:table-cell>
          <table:table-cell table:style-name="ce16" table:formula="of:=[.$D424]-[.$E424]" office:value-type="float" office:value="-0.0000149298000000631" calcext:value-type="float">
            <text:p>-0,0000149</text:p>
          </table:table-cell>
        </table:table-row>
        <table:table-row table:style-name="ro1">
          <table:table-cell table:style-name="ce14" office:value-type="float" office:value="423" calcext:value-type="float">
            <text:p>423</text:p>
          </table:table-cell>
          <table:table-cell table:style-name="ce14"/>
          <table:table-cell table:style-name="ce15" office:value-type="float" office:value="5.32814114" calcext:value-type="float">
            <text:p>5,33E+00</text:p>
          </table:table-cell>
          <table:table-cell table:style-name="ce15" office:value-type="float" office:value="0.5775575024" calcext:value-type="float">
            <text:p>5,78E-01</text:p>
          </table:table-cell>
          <table:table-cell table:style-name="ce15" office:value-type="float" office:value="0.5775727034" calcext:value-type="float">
            <text:p>5,78E-01</text:p>
          </table:table-cell>
          <table:table-cell table:style-name="ce16" table:formula="of:=[.$D425]-[.$E425]" office:value-type="float" office:value="-0.0000152009999999647" calcext:value-type="float">
            <text:p>-0,0000152</text:p>
          </table:table-cell>
        </table:table-row>
        <table:table-row table:style-name="ro1">
          <table:table-cell table:style-name="ce14" office:value-type="float" office:value="424" calcext:value-type="float">
            <text:p>424</text:p>
          </table:table-cell>
          <table:table-cell table:style-name="ce14"/>
          <table:table-cell table:style-name="ce15" office:value-type="float" office:value="5.340707511" calcext:value-type="float">
            <text:p>5,34E+00</text:p>
          </table:table-cell>
          <table:table-cell table:style-name="ce15" office:value-type="float" office:value="0.5877697825" calcext:value-type="float">
            <text:p>5,88E-01</text:p>
          </table:table-cell>
          <table:table-cell table:style-name="ce15" office:value-type="float" office:value="0.5877852523" calcext:value-type="float">
            <text:p>5,88E-01</text:p>
          </table:table-cell>
          <table:table-cell table:style-name="ce16" table:formula="of:=[.$D426]-[.$E426]" office:value-type="float" office:value="-0.0000154698000000009" calcext:value-type="float">
            <text:p>-0,0000155</text:p>
          </table:table-cell>
        </table:table-row>
        <table:table-row table:style-name="ro1">
          <table:table-cell table:style-name="ce14" office:value-type="float" office:value="425" calcext:value-type="float">
            <text:p>425</text:p>
          </table:table-cell>
          <table:table-cell table:style-name="ce14"/>
          <table:table-cell table:style-name="ce15" office:value-type="float" office:value="5.353273882" calcext:value-type="float">
            <text:p>5,35E+00</text:p>
          </table:table-cell>
          <table:table-cell table:style-name="ce15" office:value-type="float" office:value="0.597889247" calcext:value-type="float">
            <text:p>5,98E-01</text:p>
          </table:table-cell>
          <table:table-cell table:style-name="ce15" office:value-type="float" office:value="0.5979049831" calcext:value-type="float">
            <text:p>5,98E-01</text:p>
          </table:table-cell>
          <table:table-cell table:style-name="ce16" table:formula="of:=[.$D427]-[.$E427]" office:value-type="float" office:value="-0.0000157361000000522" calcext:value-type="float">
            <text:p>-0,0000157</text:p>
          </table:table-cell>
        </table:table-row>
        <table:table-row table:style-name="ro1">
          <table:table-cell table:style-name="ce14" office:value-type="float" office:value="426" calcext:value-type="float">
            <text:p>426</text:p>
          </table:table-cell>
          <table:table-cell table:style-name="ce14"/>
          <table:table-cell table:style-name="ce15" office:value-type="float" office:value="5.365840252" calcext:value-type="float">
            <text:p>5,37E+00</text:p>
          </table:table-cell>
          <table:table-cell table:style-name="ce15" office:value-type="float" office:value="0.6079142977" calcext:value-type="float">
            <text:p>6,08E-01</text:p>
          </table:table-cell>
          <table:table-cell table:style-name="ce15" office:value-type="float" office:value="0.6079302977" calcext:value-type="float">
            <text:p>6,08E-01</text:p>
          </table:table-cell>
          <table:table-cell table:style-name="ce16" table:formula="of:=[.$D428]-[.$E428]" office:value-type="float" office:value="-0.000016000000000016" calcext:value-type="float">
            <text:p>-0,0000160</text:p>
          </table:table-cell>
        </table:table-row>
        <table:table-row table:style-name="ro1">
          <table:table-cell table:style-name="ce14" office:value-type="float" office:value="427" calcext:value-type="float">
            <text:p>427</text:p>
          </table:table-cell>
          <table:table-cell table:style-name="ce14"/>
          <table:table-cell table:style-name="ce15" office:value-type="float" office:value="5.378406623" calcext:value-type="float">
            <text:p>5,38E+00</text:p>
          </table:table-cell>
          <table:table-cell table:style-name="ce15" office:value-type="float" office:value="0.6178433518" calcext:value-type="float">
            <text:p>6,18E-01</text:p>
          </table:table-cell>
          <table:table-cell table:style-name="ce15" office:value-type="float" office:value="0.6178596131" calcext:value-type="float">
            <text:p>6,18E-01</text:p>
          </table:table-cell>
          <table:table-cell table:style-name="ce16" table:formula="of:=[.$D429]-[.$E429]" office:value-type="float" office:value="-0.0000162612999999867" calcext:value-type="float">
            <text:p>-0,0000163</text:p>
          </table:table-cell>
        </table:table-row>
        <table:table-row table:style-name="ro1">
          <table:table-cell table:style-name="ce14" office:value-type="float" office:value="428" calcext:value-type="float">
            <text:p>428</text:p>
          </table:table-cell>
          <table:table-cell table:style-name="ce14"/>
          <table:table-cell table:style-name="ce15" office:value-type="float" office:value="5.390972994" calcext:value-type="float">
            <text:p>5,39E+00</text:p>
          </table:table-cell>
          <table:table-cell table:style-name="ce15" office:value-type="float" office:value="0.6276748412" calcext:value-type="float">
            <text:p>6,28E-01</text:p>
          </table:table-cell>
          <table:table-cell table:style-name="ce15" office:value-type="float" office:value="0.6276913613" calcext:value-type="float">
            <text:p>6,28E-01</text:p>
          </table:table-cell>
          <table:table-cell table:style-name="ce16" table:formula="of:=[.$D430]-[.$E430]" office:value-type="float" office:value="-0.0000165200999999726" calcext:value-type="float">
            <text:p>-0,0000165</text:p>
          </table:table-cell>
        </table:table-row>
        <table:table-row table:style-name="ro1">
          <table:table-cell table:style-name="ce14" office:value-type="float" office:value="429" calcext:value-type="float">
            <text:p>429</text:p>
          </table:table-cell>
          <table:table-cell table:style-name="ce14"/>
          <table:table-cell table:style-name="ce15" office:value-type="float" office:value="5.403539364" calcext:value-type="float">
            <text:p>5,40E+00</text:p>
          </table:table-cell>
          <table:table-cell table:style-name="ce15" office:value-type="float" office:value="0.6374072136" calcext:value-type="float">
            <text:p>6,37E-01</text:p>
          </table:table-cell>
          <table:table-cell table:style-name="ce15" office:value-type="float" office:value="0.6374239897" calcext:value-type="float">
            <text:p>6,37E-01</text:p>
          </table:table-cell>
          <table:table-cell table:style-name="ce16" table:formula="of:=[.$D431]-[.$E431]" office:value-type="float" office:value="-0.0000167760999999489" calcext:value-type="float">
            <text:p>-0,0000168</text:p>
          </table:table-cell>
        </table:table-row>
        <table:table-row table:style-name="ro1">
          <table:table-cell table:style-name="ce14" office:value-type="float" office:value="430" calcext:value-type="float">
            <text:p>430</text:p>
          </table:table-cell>
          <table:table-cell table:style-name="ce14"/>
          <table:table-cell table:style-name="ce15" office:value-type="float" office:value="5.416105735" calcext:value-type="float">
            <text:p>5,42E+00</text:p>
          </table:table-cell>
          <table:table-cell table:style-name="ce15" office:value-type="float" office:value="0.6470389319" calcext:value-type="float">
            <text:p>6,47E-01</text:p>
          </table:table-cell>
          <table:table-cell table:style-name="ce15" office:value-type="float" office:value="0.6470559616" calcext:value-type="float">
            <text:p>6,47E-01</text:p>
          </table:table-cell>
          <table:table-cell table:style-name="ce16" table:formula="of:=[.$D432]-[.$E432]" office:value-type="float" office:value="-0.0000170296999999486" calcext:value-type="float">
            <text:p>-0,0000170</text:p>
          </table:table-cell>
        </table:table-row>
        <table:table-row table:style-name="ro1">
          <table:table-cell table:style-name="ce14" office:value-type="float" office:value="431" calcext:value-type="float">
            <text:p>431</text:p>
          </table:table-cell>
          <table:table-cell table:style-name="ce14"/>
          <table:table-cell table:style-name="ce15" office:value-type="float" office:value="5.428672105" calcext:value-type="float">
            <text:p>5,43E+00</text:p>
          </table:table-cell>
          <table:table-cell table:style-name="ce15" office:value-type="float" office:value="0.6565684752" calcext:value-type="float">
            <text:p>6,57E-01</text:p>
          </table:table-cell>
          <table:table-cell table:style-name="ce15" office:value-type="float" office:value="0.6565857558" calcext:value-type="float">
            <text:p>6,57E-01</text:p>
          </table:table-cell>
          <table:table-cell table:style-name="ce16" table:formula="of:=[.$D433]-[.$E433]" office:value-type="float" office:value="-0.000017280599999947" calcext:value-type="float">
            <text:p>-0,0000173</text:p>
          </table:table-cell>
        </table:table-row>
        <table:table-row table:style-name="ro1">
          <table:table-cell table:style-name="ce14" office:value-type="float" office:value="432" calcext:value-type="float">
            <text:p>432</text:p>
          </table:table-cell>
          <table:table-cell table:style-name="ce14"/>
          <table:table-cell table:style-name="ce15" office:value-type="float" office:value="5.441238476" calcext:value-type="float">
            <text:p>5,44E+00</text:p>
          </table:table-cell>
          <table:table-cell table:style-name="ce15" office:value-type="float" office:value="0.6659943388" calcext:value-type="float">
            <text:p>6,66E-01</text:p>
          </table:table-cell>
          <table:table-cell table:style-name="ce15" office:value-type="float" office:value="0.6660118674" calcext:value-type="float">
            <text:p>6,66E-01</text:p>
          </table:table-cell>
          <table:table-cell table:style-name="ce16" table:formula="of:=[.$D434]-[.$E434]" office:value-type="float" office:value="-0.0000175286000000385" calcext:value-type="float">
            <text:p>-0,0000175</text:p>
          </table:table-cell>
        </table:table-row>
        <table:table-row table:style-name="ro1">
          <table:table-cell table:style-name="ce14" office:value-type="float" office:value="433" calcext:value-type="float">
            <text:p>433</text:p>
          </table:table-cell>
          <table:table-cell table:style-name="ce14"/>
          <table:table-cell table:style-name="ce15" office:value-type="float" office:value="5.453804847" calcext:value-type="float">
            <text:p>5,45E+00</text:p>
          </table:table-cell>
          <table:table-cell table:style-name="ce15" office:value-type="float" office:value="0.6753150342" calcext:value-type="float">
            <text:p>6,75E-01</text:p>
          </table:table-cell>
          <table:table-cell table:style-name="ce15" office:value-type="float" office:value="0.6753328081" calcext:value-type="float">
            <text:p>6,75E-01</text:p>
          </table:table-cell>
          <table:table-cell table:style-name="ce16" table:formula="of:=[.$D435]-[.$E435]" office:value-type="float" office:value="-0.0000177739000000177" calcext:value-type="float">
            <text:p>-0,0000178</text:p>
          </table:table-cell>
        </table:table-row>
        <table:table-row table:style-name="ro1">
          <table:table-cell table:style-name="ce14" office:value-type="float" office:value="434" calcext:value-type="float">
            <text:p>434</text:p>
          </table:table-cell>
          <table:table-cell table:style-name="ce14"/>
          <table:table-cell table:style-name="ce15" office:value-type="float" office:value="5.466371217" calcext:value-type="float">
            <text:p>5,47E+00</text:p>
          </table:table-cell>
          <table:table-cell table:style-name="ce15" office:value-type="float" office:value="0.6845290895" calcext:value-type="float">
            <text:p>6,85E-01</text:p>
          </table:table-cell>
          <table:table-cell table:style-name="ce15" office:value-type="float" office:value="0.6845471059" calcext:value-type="float">
            <text:p>6,85E-01</text:p>
          </table:table-cell>
          <table:table-cell table:style-name="ce16" table:formula="of:=[.$D436]-[.$E436]" office:value-type="float" office:value="-0.0000180163999999872" calcext:value-type="float">
            <text:p>-0,0000180</text:p>
          </table:table-cell>
        </table:table-row>
        <table:table-row table:style-name="ro1">
          <table:table-cell table:style-name="ce14" office:value-type="float" office:value="435" calcext:value-type="float">
            <text:p>435</text:p>
          </table:table-cell>
          <table:table-cell table:style-name="ce14"/>
          <table:table-cell table:style-name="ce15" office:value-type="float" office:value="5.478937588" calcext:value-type="float">
            <text:p>5,48E+00</text:p>
          </table:table-cell>
          <table:table-cell table:style-name="ce15" office:value-type="float" office:value="0.6936350497" calcext:value-type="float">
            <text:p>6,94E-01</text:p>
          </table:table-cell>
          <table:table-cell table:style-name="ce15" office:value-type="float" office:value="0.6936533058" calcext:value-type="float">
            <text:p>6,94E-01</text:p>
          </table:table-cell>
          <table:table-cell table:style-name="ce16" table:formula="of:=[.$D437]-[.$E437]" office:value-type="float" office:value="-0.0000182561000000581" calcext:value-type="float">
            <text:p>-0,0000183</text:p>
          </table:table-cell>
        </table:table-row>
        <table:table-row table:style-name="ro1">
          <table:table-cell table:style-name="ce14" office:value-type="float" office:value="436" calcext:value-type="float">
            <text:p>436</text:p>
          </table:table-cell>
          <table:table-cell table:style-name="ce14"/>
          <table:table-cell table:style-name="ce15" office:value-type="float" office:value="5.491503958" calcext:value-type="float">
            <text:p>5,49E+00</text:p>
          </table:table-cell>
          <table:table-cell table:style-name="ce15" office:value-type="float" office:value="0.7026314769" calcext:value-type="float">
            <text:p>7,03E-01</text:p>
          </table:table-cell>
          <table:table-cell table:style-name="ce15" office:value-type="float" office:value="0.7026499698" calcext:value-type="float">
            <text:p>7,03E-01</text:p>
          </table:table-cell>
          <table:table-cell table:style-name="ce16" table:formula="of:=[.$D438]-[.$E438]" office:value-type="float" office:value="-0.0000184929" calcext:value-type="float">
            <text:p>-0,0000185</text:p>
          </table:table-cell>
        </table:table-row>
        <table:table-row table:style-name="ro1">
          <table:table-cell table:style-name="ce14" office:value-type="float" office:value="437" calcext:value-type="float">
            <text:p>437</text:p>
          </table:table-cell>
          <table:table-cell table:style-name="ce14"/>
          <table:table-cell table:style-name="ce15" office:value-type="float" office:value="5.504070329" calcext:value-type="float">
            <text:p>5,50E+00</text:p>
          </table:table-cell>
          <table:table-cell table:style-name="ce15" office:value-type="float" office:value="0.7115169505" calcext:value-type="float">
            <text:p>7,12E-01</text:p>
          </table:table-cell>
          <table:table-cell table:style-name="ce15" office:value-type="float" office:value="0.7115356772" calcext:value-type="float">
            <text:p>7,12E-01</text:p>
          </table:table-cell>
          <table:table-cell table:style-name="ce16" table:formula="of:=[.$D439]-[.$E439]" office:value-type="float" office:value="-0.0000187266999999158" calcext:value-type="float">
            <text:p>-0,0000187</text:p>
          </table:table-cell>
        </table:table-row>
        <table:table-row table:style-name="ro1">
          <table:table-cell table:style-name="ce14" office:value-type="float" office:value="438" calcext:value-type="float">
            <text:p>438</text:p>
          </table:table-cell>
          <table:table-cell table:style-name="ce14"/>
          <table:table-cell table:style-name="ce15" office:value-type="float" office:value="5.5166367" calcext:value-type="float">
            <text:p>5,52E+00</text:p>
          </table:table-cell>
          <table:table-cell table:style-name="ce15" office:value-type="float" office:value="0.7202900673" calcext:value-type="float">
            <text:p>7,20E-01</text:p>
          </table:table-cell>
          <table:table-cell table:style-name="ce15" office:value-type="float" office:value="0.7203090249" calcext:value-type="float">
            <text:p>7,20E-01</text:p>
          </table:table-cell>
          <table:table-cell table:style-name="ce16" table:formula="of:=[.$D440]-[.$E440]" office:value-type="float" office:value="-0.0000189576000000358" calcext:value-type="float">
            <text:p>-0,0000190</text:p>
          </table:table-cell>
        </table:table-row>
        <table:table-row table:style-name="ro1">
          <table:table-cell table:style-name="ce14" office:value-type="float" office:value="439" calcext:value-type="float">
            <text:p>439</text:p>
          </table:table-cell>
          <table:table-cell table:style-name="ce14"/>
          <table:table-cell table:style-name="ce15" office:value-type="float" office:value="5.52920307" calcext:value-type="float">
            <text:p>5,53E+00</text:p>
          </table:table-cell>
          <table:table-cell table:style-name="ce15" office:value-type="float" office:value="0.7289494419" calcext:value-type="float">
            <text:p>7,29E-01</text:p>
          </table:table-cell>
          <table:table-cell table:style-name="ce15" office:value-type="float" office:value="0.7289686274" calcext:value-type="float">
            <text:p>7,29E-01</text:p>
          </table:table-cell>
          <table:table-cell table:style-name="ce16" table:formula="of:=[.$D441]-[.$E441]" office:value-type="float" office:value="-0.0000191855000000185" calcext:value-type="float">
            <text:p>-0,0000192</text:p>
          </table:table-cell>
        </table:table-row>
        <table:table-row table:style-name="ro1">
          <table:table-cell table:style-name="ce14" office:value-type="float" office:value="440" calcext:value-type="float">
            <text:p>440</text:p>
          </table:table-cell>
          <table:table-cell table:style-name="ce14"/>
          <table:table-cell table:style-name="ce15" office:value-type="float" office:value="5.541769441" calcext:value-type="float">
            <text:p>5,54E+00</text:p>
          </table:table-cell>
          <table:table-cell table:style-name="ce15" office:value-type="float" office:value="0.7374937069" calcext:value-type="float">
            <text:p>7,37E-01</text:p>
          </table:table-cell>
          <table:table-cell table:style-name="ce15" office:value-type="float" office:value="0.7375131174" calcext:value-type="float">
            <text:p>7,38E-01</text:p>
          </table:table-cell>
          <table:table-cell table:style-name="ce16" table:formula="of:=[.$D442]-[.$E442]" office:value-type="float" office:value="-0.0000194104999999833" calcext:value-type="float">
            <text:p>-0,0000194</text:p>
          </table:table-cell>
        </table:table-row>
        <table:table-row table:style-name="ro1">
          <table:table-cell table:style-name="ce14" office:value-type="float" office:value="441" calcext:value-type="float">
            <text:p>441</text:p>
          </table:table-cell>
          <table:table-cell table:style-name="ce14"/>
          <table:table-cell table:style-name="ce15" office:value-type="float" office:value="5.554335812" calcext:value-type="float">
            <text:p>5,55E+00</text:p>
          </table:table-cell>
          <table:table-cell table:style-name="ce15" office:value-type="float" office:value="0.7459215132" calcext:value-type="float">
            <text:p>7,46E-01</text:p>
          </table:table-cell>
          <table:table-cell table:style-name="ce15" office:value-type="float" office:value="0.7459411454" calcext:value-type="float">
            <text:p>7,46E-01</text:p>
          </table:table-cell>
          <table:table-cell table:style-name="ce16" table:formula="of:=[.$D443]-[.$E443]" office:value-type="float" office:value="-0.0000196322000000082" calcext:value-type="float">
            <text:p>-0,0000196</text:p>
          </table:table-cell>
        </table:table-row>
        <table:table-row table:style-name="ro1">
          <table:table-cell table:style-name="ce14" office:value-type="float" office:value="442" calcext:value-type="float">
            <text:p>442</text:p>
          </table:table-cell>
          <table:table-cell table:style-name="ce14"/>
          <table:table-cell table:style-name="ce15" office:value-type="float" office:value="5.566902182" calcext:value-type="float">
            <text:p>5,57E+00</text:p>
          </table:table-cell>
          <table:table-cell table:style-name="ce15" office:value-type="float" office:value="0.7542315298" calcext:value-type="float">
            <text:p>7,54E-01</text:p>
          </table:table-cell>
          <table:table-cell table:style-name="ce15" office:value-type="float" office:value="0.7542513807" calcext:value-type="float">
            <text:p>7,54E-01</text:p>
          </table:table-cell>
          <table:table-cell table:style-name="ce16" table:formula="of:=[.$D444]-[.$E444]" office:value-type="float" office:value="-0.0000198508999998959" calcext:value-type="float">
            <text:p>-0,0000199</text:p>
          </table:table-cell>
        </table:table-row>
        <table:table-row table:style-name="ro1">
          <table:table-cell table:style-name="ce14" office:value-type="float" office:value="443" calcext:value-type="float">
            <text:p>443</text:p>
          </table:table-cell>
          <table:table-cell table:style-name="ce14"/>
          <table:table-cell table:style-name="ce15" office:value-type="float" office:value="5.579468553" calcext:value-type="float">
            <text:p>5,58E+00</text:p>
          </table:table-cell>
          <table:table-cell table:style-name="ce15" office:value-type="float" office:value="0.7624224445" calcext:value-type="float">
            <text:p>7,62E-01</text:p>
          </table:table-cell>
          <table:table-cell table:style-name="ce15" office:value-type="float" office:value="0.762442511" calcext:value-type="float">
            <text:p>7,62E-01</text:p>
          </table:table-cell>
          <table:table-cell table:style-name="ce16" table:formula="of:=[.$D445]-[.$E445]" office:value-type="float" office:value="-0.0000200664999999711" calcext:value-type="float">
            <text:p>-0,0000201</text:p>
          </table:table-cell>
        </table:table-row>
        <table:table-row table:style-name="ro1">
          <table:table-cell table:style-name="ce14" office:value-type="float" office:value="444" calcext:value-type="float">
            <text:p>444</text:p>
          </table:table-cell>
          <table:table-cell table:style-name="ce14"/>
          <table:table-cell table:style-name="ce15" office:value-type="float" office:value="5.592034923" calcext:value-type="float">
            <text:p>5,59E+00</text:p>
          </table:table-cell>
          <table:table-cell table:style-name="ce15" office:value-type="float" office:value="0.7704929638" calcext:value-type="float">
            <text:p>7,70E-01</text:p>
          </table:table-cell>
          <table:table-cell table:style-name="ce15" office:value-type="float" office:value="0.7705132428" calcext:value-type="float">
            <text:p>7,71E-01</text:p>
          </table:table-cell>
          <table:table-cell table:style-name="ce16" table:formula="of:=[.$D446]-[.$E446]" office:value-type="float" office:value="-0.0000202790000000119" calcext:value-type="float">
            <text:p>-0,0000203</text:p>
          </table:table-cell>
        </table:table-row>
        <table:table-row table:style-name="ro1">
          <table:table-cell table:style-name="ce14" office:value-type="float" office:value="445" calcext:value-type="float">
            <text:p>445</text:p>
          </table:table-cell>
          <table:table-cell table:style-name="ce14"/>
          <table:table-cell table:style-name="ce15" office:value-type="float" office:value="5.604601294" calcext:value-type="float">
            <text:p>5,60E+00</text:p>
          </table:table-cell>
          <table:table-cell table:style-name="ce15" office:value-type="float" office:value="0.7784418134" calcext:value-type="float">
            <text:p>7,78E-01</text:p>
          </table:table-cell>
          <table:table-cell table:style-name="ce15" office:value-type="float" office:value="0.7784623016" calcext:value-type="float">
            <text:p>7,78E-01</text:p>
          </table:table-cell>
          <table:table-cell table:style-name="ce16" table:formula="of:=[.$D447]-[.$E447]" office:value-type="float" office:value="-0.0000204882000000017" calcext:value-type="float">
            <text:p>-0,0000205</text:p>
          </table:table-cell>
        </table:table-row>
        <table:table-row table:style-name="ro1">
          <table:table-cell table:style-name="ce14" office:value-type="float" office:value="446" calcext:value-type="float">
            <text:p>446</text:p>
          </table:table-cell>
          <table:table-cell table:style-name="ce14"/>
          <table:table-cell table:style-name="ce15" office:value-type="float" office:value="5.617167665" calcext:value-type="float">
            <text:p>5,62E+00</text:p>
          </table:table-cell>
          <table:table-cell table:style-name="ce15" office:value-type="float" office:value="0.786267738" calcext:value-type="float">
            <text:p>7,86E-01</text:p>
          </table:table-cell>
          <table:table-cell table:style-name="ce15" office:value-type="float" office:value="0.7862884321" calcext:value-type="float">
            <text:p>7,86E-01</text:p>
          </table:table-cell>
          <table:table-cell table:style-name="ce16" table:formula="of:=[.$D448]-[.$E448]" office:value-type="float" office:value="-0.0000206940999999405" calcext:value-type="float">
            <text:p>-0,0000207</text:p>
          </table:table-cell>
        </table:table-row>
        <table:table-row table:style-name="ro1">
          <table:table-cell table:style-name="ce14" office:value-type="float" office:value="447" calcext:value-type="float">
            <text:p>447</text:p>
          </table:table-cell>
          <table:table-cell table:style-name="ce14"/>
          <table:table-cell table:style-name="ce15" office:value-type="float" office:value="5.629734035" calcext:value-type="float">
            <text:p>5,63E+00</text:p>
          </table:table-cell>
          <table:table-cell table:style-name="ce15" office:value-type="float" office:value="0.7939695018" calcext:value-type="float">
            <text:p>7,94E-01</text:p>
          </table:table-cell>
          <table:table-cell table:style-name="ce15" office:value-type="float" office:value="0.7939903986" calcext:value-type="float">
            <text:p>7,94E-01</text:p>
          </table:table-cell>
          <table:table-cell table:style-name="ce16" table:formula="of:=[.$D449]-[.$E449]" office:value-type="float" office:value="-0.0000208967999999476" calcext:value-type="float">
            <text:p>-0,0000209</text:p>
          </table:table-cell>
        </table:table-row>
        <table:table-row table:style-name="ro1">
          <table:table-cell table:style-name="ce14" office:value-type="float" office:value="448" calcext:value-type="float">
            <text:p>448</text:p>
          </table:table-cell>
          <table:table-cell table:style-name="ce14"/>
          <table:table-cell table:style-name="ce15" office:value-type="float" office:value="5.642300406" calcext:value-type="float">
            <text:p>5,64E+00</text:p>
          </table:table-cell>
          <table:table-cell table:style-name="ce15" office:value-type="float" office:value="0.8015458886" calcext:value-type="float">
            <text:p>8,02E-01</text:p>
          </table:table-cell>
          <table:table-cell table:style-name="ce15" office:value-type="float" office:value="0.8015669849" calcext:value-type="float">
            <text:p>8,02E-01</text:p>
          </table:table-cell>
          <table:table-cell table:style-name="ce16" table:formula="of:=[.$D450]-[.$E450]" office:value-type="float" office:value="-0.000021096300000023" calcext:value-type="float">
            <text:p>-0,0000211</text:p>
          </table:table-cell>
        </table:table-row>
        <table:table-row table:style-name="ro1">
          <table:table-cell table:style-name="ce14" office:value-type="float" office:value="449" calcext:value-type="float">
            <text:p>449</text:p>
          </table:table-cell>
          <table:table-cell table:style-name="ce14"/>
          <table:table-cell table:style-name="ce15" office:value-type="float" office:value="5.654866776" calcext:value-type="float">
            <text:p>5,65E+00</text:p>
          </table:table-cell>
          <table:table-cell table:style-name="ce15" office:value-type="float" office:value="0.8089957021" calcext:value-type="float">
            <text:p>8,09E-01</text:p>
          </table:table-cell>
          <table:table-cell table:style-name="ce15" office:value-type="float" office:value="0.8090169944" calcext:value-type="float">
            <text:p>8,09E-01</text:p>
          </table:table-cell>
          <table:table-cell table:style-name="ce16" table:formula="of:=[.$D451]-[.$E451]" office:value-type="float" office:value="-0.0000212923000000309" calcext:value-type="float">
            <text:p>-0,0000213</text:p>
          </table:table-cell>
        </table:table-row>
        <table:table-row table:style-name="ro1">
          <table:table-cell table:style-name="ce14" office:value-type="float" office:value="450" calcext:value-type="float">
            <text:p>450</text:p>
          </table:table-cell>
          <table:table-cell table:style-name="ce14"/>
          <table:table-cell table:style-name="ce15" office:value-type="float" office:value="5.667433147" calcext:value-type="float">
            <text:p>5,67E+00</text:p>
          </table:table-cell>
          <table:table-cell table:style-name="ce15" office:value-type="float" office:value="0.8163177657" calcext:value-type="float">
            <text:p>8,16E-01</text:p>
          </table:table-cell>
          <table:table-cell table:style-name="ce15" office:value-type="float" office:value="0.8163392507" calcext:value-type="float">
            <text:p>8,16E-01</text:p>
          </table:table-cell>
          <table:table-cell table:style-name="ce16" table:formula="of:=[.$D452]-[.$E452]" office:value-type="float" office:value="-0.0000214849999999878" calcext:value-type="float">
            <text:p>-0,0000215</text:p>
          </table:table-cell>
        </table:table-row>
        <table:table-row table:style-name="ro1">
          <table:table-cell table:style-name="ce14" office:value-type="float" office:value="451" calcext:value-type="float">
            <text:p>451</text:p>
          </table:table-cell>
          <table:table-cell table:style-name="ce14"/>
          <table:table-cell table:style-name="ce15" office:value-type="float" office:value="5.679999518" calcext:value-type="float">
            <text:p>5,68E+00</text:p>
          </table:table-cell>
          <table:table-cell table:style-name="ce15" office:value-type="float" office:value="0.8235109233" calcext:value-type="float">
            <text:p>8,24E-01</text:p>
          </table:table-cell>
          <table:table-cell table:style-name="ce15" office:value-type="float" office:value="0.8235325976" calcext:value-type="float">
            <text:p>8,24E-01</text:p>
          </table:table-cell>
          <table:table-cell table:style-name="ce16" table:formula="of:=[.$D453]-[.$E453]" office:value-type="float" office:value="-0.0000216743000001074" calcext:value-type="float">
            <text:p>-0,0000217</text:p>
          </table:table-cell>
        </table:table-row>
        <table:table-row table:style-name="ro1">
          <table:table-cell table:style-name="ce14" office:value-type="float" office:value="452" calcext:value-type="float">
            <text:p>452</text:p>
          </table:table-cell>
          <table:table-cell table:style-name="ce14"/>
          <table:table-cell table:style-name="ce15" office:value-type="float" office:value="5.692565888" calcext:value-type="float">
            <text:p>5,69E+00</text:p>
          </table:table-cell>
          <table:table-cell table:style-name="ce15" office:value-type="float" office:value="0.830574039" calcext:value-type="float">
            <text:p>8,31E-01</text:p>
          </table:table-cell>
          <table:table-cell table:style-name="ce15" office:value-type="float" office:value="0.8305958992" calcext:value-type="float">
            <text:p>8,31E-01</text:p>
          </table:table-cell>
          <table:table-cell table:style-name="ce16" table:formula="of:=[.$D454]-[.$E454]" office:value-type="float" office:value="-0.0000218601999999457" calcext:value-type="float">
            <text:p>-0,0000219</text:p>
          </table:table-cell>
        </table:table-row>
        <table:table-row table:style-name="ro1">
          <table:table-cell table:style-name="ce14" office:value-type="float" office:value="453" calcext:value-type="float">
            <text:p>453</text:p>
          </table:table-cell>
          <table:table-cell table:style-name="ce14"/>
          <table:table-cell table:style-name="ce15" office:value-type="float" office:value="5.705132259" calcext:value-type="float">
            <text:p>5,71E+00</text:p>
          </table:table-cell>
          <table:table-cell table:style-name="ce15" office:value-type="float" office:value="0.8375059974" calcext:value-type="float">
            <text:p>8,38E-01</text:p>
          </table:table-cell>
          <table:table-cell table:style-name="ce15" office:value-type="float" office:value="0.83752804" calcext:value-type="float">
            <text:p>8,38E-01</text:p>
          </table:table-cell>
          <table:table-cell table:style-name="ce16" table:formula="of:=[.$D455]-[.$E455]" office:value-type="float" office:value="-0.0000220426000000495" calcext:value-type="float">
            <text:p>-0,0000220</text:p>
          </table:table-cell>
        </table:table-row>
        <table:table-row table:style-name="ro1">
          <table:table-cell table:style-name="ce14" office:value-type="float" office:value="454" calcext:value-type="float">
            <text:p>454</text:p>
          </table:table-cell>
          <table:table-cell table:style-name="ce14"/>
          <table:table-cell table:style-name="ce15" office:value-type="float" office:value="5.71769863" calcext:value-type="float">
            <text:p>5,72E+00</text:p>
          </table:table-cell>
          <table:table-cell table:style-name="ce15" office:value-type="float" office:value="0.8443057039" calcext:value-type="float">
            <text:p>8,44E-01</text:p>
          </table:table-cell>
          <table:table-cell table:style-name="ce15" office:value-type="float" office:value="0.8443279255" calcext:value-type="float">
            <text:p>8,44E-01</text:p>
          </table:table-cell>
          <table:table-cell table:style-name="ce16" table:formula="of:=[.$D456]-[.$E456]" office:value-type="float" office:value="-0.0000222215999999831" calcext:value-type="float">
            <text:p>-0,0000222</text:p>
          </table:table-cell>
        </table:table-row>
        <table:table-row table:style-name="ro1">
          <table:table-cell table:style-name="ce14" office:value-type="float" office:value="455" calcext:value-type="float">
            <text:p>455</text:p>
          </table:table-cell>
          <table:table-cell table:style-name="ce14"/>
          <table:table-cell table:style-name="ce15" office:value-type="float" office:value="5.730265" calcext:value-type="float">
            <text:p>5,73E+00</text:p>
          </table:table-cell>
          <table:table-cell table:style-name="ce15" office:value-type="float" office:value="0.8509720847" calcext:value-type="float">
            <text:p>8,51E-01</text:p>
          </table:table-cell>
          <table:table-cell table:style-name="ce15" office:value-type="float" office:value="0.8509944818" calcext:value-type="float">
            <text:p>8,51E-01</text:p>
          </table:table-cell>
          <table:table-cell table:style-name="ce16" table:formula="of:=[.$D457]-[.$E457]" office:value-type="float" office:value="-0.0000223970999999601" calcext:value-type="float">
            <text:p>-0,0000224</text:p>
          </table:table-cell>
        </table:table-row>
        <table:table-row table:style-name="ro1">
          <table:table-cell table:style-name="ce14" office:value-type="float" office:value="456" calcext:value-type="float">
            <text:p>456</text:p>
          </table:table-cell>
          <table:table-cell table:style-name="ce14"/>
          <table:table-cell table:style-name="ce15" office:value-type="float" office:value="5.742831371" calcext:value-type="float">
            <text:p>5,74E+00</text:p>
          </table:table-cell>
          <table:table-cell table:style-name="ce15" office:value-type="float" office:value="0.8575040872" calcext:value-type="float">
            <text:p>8,58E-01</text:p>
          </table:table-cell>
          <table:table-cell table:style-name="ce15" office:value-type="float" office:value="0.8575266562" calcext:value-type="float">
            <text:p>8,58E-01</text:p>
          </table:table-cell>
          <table:table-cell table:style-name="ce16" table:formula="of:=[.$D458]-[.$E458]" office:value-type="float" office:value="-0.0000225689999999723" calcext:value-type="float">
            <text:p>-0,0000226</text:p>
          </table:table-cell>
        </table:table-row>
        <table:table-row table:style-name="ro1">
          <table:table-cell table:style-name="ce14" office:value-type="float" office:value="457" calcext:value-type="float">
            <text:p>457</text:p>
          </table:table-cell>
          <table:table-cell table:style-name="ce14"/>
          <table:table-cell table:style-name="ce15" office:value-type="float" office:value="5.755397741" calcext:value-type="float">
            <text:p>5,76E+00</text:p>
          </table:table-cell>
          <table:table-cell table:style-name="ce15" office:value-type="float" office:value="0.8639006798" calcext:value-type="float">
            <text:p>8,64E-01</text:p>
          </table:table-cell>
          <table:table-cell table:style-name="ce15" office:value-type="float" office:value="0.8639234172" calcext:value-type="float">
            <text:p>8,64E-01</text:p>
          </table:table-cell>
          <table:table-cell table:style-name="ce16" table:formula="of:=[.$D459]-[.$E459]" office:value-type="float" office:value="-0.000022737399999917" calcext:value-type="float">
            <text:p>-0,0000227</text:p>
          </table:table-cell>
        </table:table-row>
        <table:table-row table:style-name="ro1">
          <table:table-cell table:style-name="ce14" office:value-type="float" office:value="458" calcext:value-type="float">
            <text:p>458</text:p>
          </table:table-cell>
          <table:table-cell table:style-name="ce14"/>
          <table:table-cell table:style-name="ce15" office:value-type="float" office:value="5.767964112" calcext:value-type="float">
            <text:p>5,77E+00</text:p>
          </table:table-cell>
          <table:table-cell table:style-name="ce15" office:value-type="float" office:value="0.8701608525" calcext:value-type="float">
            <text:p>8,70E-01</text:p>
          </table:table-cell>
          <table:table-cell table:style-name="ce15" office:value-type="float" office:value="0.8701837547" calcext:value-type="float">
            <text:p>8,70E-01</text:p>
          </table:table-cell>
          <table:table-cell table:style-name="ce16" table:formula="of:=[.$D460]-[.$E460]" office:value-type="float" office:value="-0.0000229021999998968" calcext:value-type="float">
            <text:p>-0,0000229</text:p>
          </table:table-cell>
        </table:table-row>
        <table:table-row table:style-name="ro1">
          <table:table-cell table:style-name="ce14" office:value-type="float" office:value="459" calcext:value-type="float">
            <text:p>459</text:p>
          </table:table-cell>
          <table:table-cell table:style-name="ce14"/>
          <table:table-cell table:style-name="ce15" office:value-type="float" office:value="5.780530483" calcext:value-type="float">
            <text:p>5,78E+00</text:p>
          </table:table-cell>
          <table:table-cell table:style-name="ce15" office:value-type="float" office:value="0.8762836168" calcext:value-type="float">
            <text:p>8,76E-01</text:p>
          </table:table-cell>
          <table:table-cell table:style-name="ce15" office:value-type="float" office:value="0.87630668" calcext:value-type="float">
            <text:p>8,76E-01</text:p>
          </table:table-cell>
          <table:table-cell table:style-name="ce16" table:formula="of:=[.$D461]-[.$E461]" office:value-type="float" office:value="-0.0000230632000000064" calcext:value-type="float">
            <text:p>-0,0000231</text:p>
          </table:table-cell>
        </table:table-row>
        <table:table-row table:style-name="ro1">
          <table:table-cell table:style-name="ce14" office:value-type="float" office:value="460" calcext:value-type="float">
            <text:p>460</text:p>
          </table:table-cell>
          <table:table-cell table:style-name="ce14"/>
          <table:table-cell table:style-name="ce15" office:value-type="float" office:value="5.793096853" calcext:value-type="float">
            <text:p>5,79E+00</text:p>
          </table:table-cell>
          <table:table-cell table:style-name="ce15" office:value-type="float" office:value="0.8822680056" calcext:value-type="float">
            <text:p>8,82E-01</text:p>
          </table:table-cell>
          <table:table-cell table:style-name="ce15" office:value-type="float" office:value="0.8822912264" calcext:value-type="float">
            <text:p>8,82E-01</text:p>
          </table:table-cell>
          <table:table-cell table:style-name="ce16" table:formula="of:=[.$D462]-[.$E462]" office:value-type="float" office:value="-0.0000232207999999456" calcext:value-type="float">
            <text:p>-0,0000232</text:p>
          </table:table-cell>
        </table:table-row>
        <table:table-row table:style-name="ro1">
          <table:table-cell table:style-name="ce14" office:value-type="float" office:value="461" calcext:value-type="float">
            <text:p>461</text:p>
          </table:table-cell>
          <table:table-cell table:style-name="ce14"/>
          <table:table-cell table:style-name="ce15" office:value-type="float" office:value="5.805663224" calcext:value-type="float">
            <text:p>5,81E+00</text:p>
          </table:table-cell>
          <table:table-cell table:style-name="ce15" office:value-type="float" office:value="0.8881130742" calcext:value-type="float">
            <text:p>8,88E-01</text:p>
          </table:table-cell>
          <table:table-cell table:style-name="ce15" office:value-type="float" office:value="0.8881364488" calcext:value-type="float">
            <text:p>8,88E-01</text:p>
          </table:table-cell>
          <table:table-cell table:style-name="ce16" table:formula="of:=[.$D463]-[.$E463]" office:value-type="float" office:value="-0.0000233745999999035" calcext:value-type="float">
            <text:p>-0,0000234</text:p>
          </table:table-cell>
        </table:table-row>
        <table:table-row table:style-name="ro1">
          <table:table-cell table:style-name="ce14" office:value-type="float" office:value="462" calcext:value-type="float">
            <text:p>462</text:p>
          </table:table-cell>
          <table:table-cell table:style-name="ce14"/>
          <table:table-cell table:style-name="ce15" office:value-type="float" office:value="5.818229594" calcext:value-type="float">
            <text:p>5,82E+00</text:p>
          </table:table-cell>
          <table:table-cell table:style-name="ce15" office:value-type="float" office:value="0.8938178994" calcext:value-type="float">
            <text:p>8,94E-01</text:p>
          </table:table-cell>
          <table:table-cell table:style-name="ce15" office:value-type="float" office:value="0.8938414242" calcext:value-type="float">
            <text:p>8,94E-01</text:p>
          </table:table-cell>
          <table:table-cell table:style-name="ce16" table:formula="of:=[.$D464]-[.$E464]" office:value-type="float" office:value="-0.0000235248000000077" calcext:value-type="float">
            <text:p>-0,0000235</text:p>
          </table:table-cell>
        </table:table-row>
        <table:table-row table:style-name="ro1">
          <table:table-cell table:style-name="ce14" office:value-type="float" office:value="463" calcext:value-type="float">
            <text:p>463</text:p>
          </table:table-cell>
          <table:table-cell table:style-name="ce14"/>
          <table:table-cell table:style-name="ce15" office:value-type="float" office:value="5.830795965" calcext:value-type="float">
            <text:p>5,83E+00</text:p>
          </table:table-cell>
          <table:table-cell table:style-name="ce15" office:value-type="float" office:value="0.8993815804" calcext:value-type="float">
            <text:p>8,99E-01</text:p>
          </table:table-cell>
          <table:table-cell table:style-name="ce15" office:value-type="float" office:value="0.8994052516" calcext:value-type="float">
            <text:p>8,99E-01</text:p>
          </table:table-cell>
          <table:table-cell table:style-name="ce16" table:formula="of:=[.$D465]-[.$E465]" office:value-type="float" office:value="-0.0000236712000000194" calcext:value-type="float">
            <text:p>-0,0000237</text:p>
          </table:table-cell>
        </table:table-row>
        <table:table-row table:style-name="ro1">
          <table:table-cell table:style-name="ce14" office:value-type="float" office:value="464" calcext:value-type="float">
            <text:p>464</text:p>
          </table:table-cell>
          <table:table-cell table:style-name="ce14"/>
          <table:table-cell table:style-name="ce15" office:value-type="float" office:value="5.843362336" calcext:value-type="float">
            <text:p>5,84E+00</text:p>
          </table:table-cell>
          <table:table-cell table:style-name="ce15" office:value-type="float" office:value="0.9048032386" calcext:value-type="float">
            <text:p>9,05E-01</text:p>
          </table:table-cell>
          <table:table-cell table:style-name="ce15" office:value-type="float" office:value="0.9048270525" calcext:value-type="float">
            <text:p>9,05E-01</text:p>
          </table:table-cell>
          <table:table-cell table:style-name="ce16" table:formula="of:=[.$D466]-[.$E466]" office:value-type="float" office:value="-0.0000238139000000581" calcext:value-type="float">
            <text:p>-0,0000238</text:p>
          </table:table-cell>
        </table:table-row>
        <table:table-row table:style-name="ro1">
          <table:table-cell table:style-name="ce14" office:value-type="float" office:value="465" calcext:value-type="float">
            <text:p>465</text:p>
          </table:table-cell>
          <table:table-cell table:style-name="ce14"/>
          <table:table-cell table:style-name="ce15" office:value-type="float" office:value="5.855928706" calcext:value-type="float">
            <text:p>5,86E+00</text:p>
          </table:table-cell>
          <table:table-cell table:style-name="ce15" office:value-type="float" office:value="0.9100820178" calcext:value-type="float">
            <text:p>9,10E-01</text:p>
          </table:table-cell>
          <table:table-cell table:style-name="ce15" office:value-type="float" office:value="0.9101059707" calcext:value-type="float">
            <text:p>9,10E-01</text:p>
          </table:table-cell>
          <table:table-cell table:style-name="ce16" table:formula="of:=[.$D467]-[.$E467]" office:value-type="float" office:value="-0.0000239528999999017" calcext:value-type="float">
            <text:p>-0,0000240</text:p>
          </table:table-cell>
        </table:table-row>
        <table:table-row table:style-name="ro1">
          <table:table-cell table:style-name="ce14" office:value-type="float" office:value="466" calcext:value-type="float">
            <text:p>466</text:p>
          </table:table-cell>
          <table:table-cell table:style-name="ce14"/>
          <table:table-cell table:style-name="ce15" office:value-type="float" office:value="5.868495077" calcext:value-type="float">
            <text:p>5,87E+00</text:p>
          </table:table-cell>
          <table:table-cell table:style-name="ce15" office:value-type="float" office:value="0.9152170846" calcext:value-type="float">
            <text:p>9,15E-01</text:p>
          </table:table-cell>
          <table:table-cell table:style-name="ce15" office:value-type="float" office:value="0.9152411726" calcext:value-type="float">
            <text:p>9,15E-01</text:p>
          </table:table-cell>
          <table:table-cell table:style-name="ce16" table:formula="of:=[.$D468]-[.$E468]" office:value-type="float" office:value="-0.0000240879999999777" calcext:value-type="float">
            <text:p>-0,0000241</text:p>
          </table:table-cell>
        </table:table-row>
        <table:table-row table:style-name="ro1">
          <table:table-cell table:style-name="ce14" office:value-type="float" office:value="467" calcext:value-type="float">
            <text:p>467</text:p>
          </table:table-cell>
          <table:table-cell table:style-name="ce14"/>
          <table:table-cell table:style-name="ce15" office:value-type="float" office:value="5.881061448" calcext:value-type="float">
            <text:p>5,88E+00</text:p>
          </table:table-cell>
          <table:table-cell table:style-name="ce15" office:value-type="float" office:value="0.920207628" calcext:value-type="float">
            <text:p>9,20E-01</text:p>
          </table:table-cell>
          <table:table-cell table:style-name="ce15" office:value-type="float" office:value="0.9202318474" calcext:value-type="float">
            <text:p>9,20E-01</text:p>
          </table:table-cell>
          <table:table-cell table:style-name="ce16" table:formula="of:=[.$D469]-[.$E469]" office:value-type="float" office:value="-0.0000242194000000806" calcext:value-type="float">
            <text:p>-0,0000242</text:p>
          </table:table-cell>
        </table:table-row>
        <table:table-row table:style-name="ro1">
          <table:table-cell table:style-name="ce14" office:value-type="float" office:value="468" calcext:value-type="float">
            <text:p>468</text:p>
          </table:table-cell>
          <table:table-cell table:style-name="ce14"/>
          <table:table-cell table:style-name="ce15" office:value-type="float" office:value="5.893627818" calcext:value-type="float">
            <text:p>5,89E+00</text:p>
          </table:table-cell>
          <table:table-cell table:style-name="ce15" office:value-type="float" office:value="0.92505286" calcext:value-type="float">
            <text:p>9,25E-01</text:p>
          </table:table-cell>
          <table:table-cell table:style-name="ce15" office:value-type="float" office:value="0.9250772068" calcext:value-type="float">
            <text:p>9,25E-01</text:p>
          </table:table-cell>
          <table:table-cell table:style-name="ce16" table:formula="of:=[.$D470]-[.$E470]" office:value-type="float" office:value="-0.0000243467999999636" calcext:value-type="float">
            <text:p>-0,0000243</text:p>
          </table:table-cell>
        </table:table-row>
        <table:table-row table:style-name="ro1">
          <table:table-cell table:style-name="ce14" office:value-type="float" office:value="469" calcext:value-type="float">
            <text:p>469</text:p>
          </table:table-cell>
          <table:table-cell table:style-name="ce14"/>
          <table:table-cell table:style-name="ce15" office:value-type="float" office:value="5.906194189" calcext:value-type="float">
            <text:p>5,91E+00</text:p>
          </table:table-cell>
          <table:table-cell table:style-name="ce15" office:value-type="float" office:value="0.9297520153" calcext:value-type="float">
            <text:p>9,30E-01</text:p>
          </table:table-cell>
          <table:table-cell table:style-name="ce15" office:value-type="float" office:value="0.9297764859" calcext:value-type="float">
            <text:p>9,30E-01</text:p>
          </table:table-cell>
          <table:table-cell table:style-name="ce16" table:formula="of:=[.$D471]-[.$E471]" office:value-type="float" office:value="-0.0000244705999999928" calcext:value-type="float">
            <text:p>-0,0000245</text:p>
          </table:table-cell>
        </table:table-row>
        <table:table-row table:style-name="ro1">
          <table:table-cell table:style-name="ce14" office:value-type="float" office:value="470" calcext:value-type="float">
            <text:p>470</text:p>
          </table:table-cell>
          <table:table-cell table:style-name="ce14"/>
          <table:table-cell table:style-name="ce15" office:value-type="float" office:value="5.918760559" calcext:value-type="float">
            <text:p>5,92E+00</text:p>
          </table:table-cell>
          <table:table-cell table:style-name="ce15" office:value-type="float" office:value="0.9343043521" calcext:value-type="float">
            <text:p>9,34E-01</text:p>
          </table:table-cell>
          <table:table-cell table:style-name="ce15" office:value-type="float" office:value="0.9343289425" calcext:value-type="float">
            <text:p>9,34E-01</text:p>
          </table:table-cell>
          <table:table-cell table:style-name="ce16" table:formula="of:=[.$D472]-[.$E472]" office:value-type="float" office:value="-0.0000245903999999131" calcext:value-type="float">
            <text:p>-0,0000246</text:p>
          </table:table-cell>
        </table:table-row>
        <table:table-row table:style-name="ro1">
          <table:table-cell table:style-name="ce14" office:value-type="float" office:value="471" calcext:value-type="float">
            <text:p>471</text:p>
          </table:table-cell>
          <table:table-cell table:style-name="ce14"/>
          <table:table-cell table:style-name="ce15" office:value-type="float" office:value="5.93132693" calcext:value-type="float">
            <text:p>5,93E+00</text:p>
          </table:table-cell>
          <table:table-cell table:style-name="ce15" office:value-type="float" office:value="0.9387091514" calcext:value-type="float">
            <text:p>9,39E-01</text:p>
          </table:table-cell>
          <table:table-cell table:style-name="ce15" office:value-type="float" office:value="0.9387338577" calcext:value-type="float">
            <text:p>9,39E-01</text:p>
          </table:table-cell>
          <table:table-cell table:style-name="ce16" table:formula="of:=[.$D473]-[.$E473]" office:value-type="float" office:value="-0.0000247063000000658" calcext:value-type="float">
            <text:p>-0,0000247</text:p>
          </table:table-cell>
        </table:table-row>
        <table:table-row table:style-name="ro1">
          <table:table-cell table:style-name="ce14" office:value-type="float" office:value="472" calcext:value-type="float">
            <text:p>472</text:p>
          </table:table-cell>
          <table:table-cell table:style-name="ce14"/>
          <table:table-cell table:style-name="ce15" office:value-type="float" office:value="5.943893301" calcext:value-type="float">
            <text:p>5,94E+00</text:p>
          </table:table-cell>
          <table:table-cell table:style-name="ce15" office:value-type="float" office:value="0.9429657176" calcext:value-type="float">
            <text:p>9,43E-01</text:p>
          </table:table-cell>
          <table:table-cell table:style-name="ce15" office:value-type="float" office:value="0.9429905359" calcext:value-type="float">
            <text:p>9,43E-01</text:p>
          </table:table-cell>
          <table:table-cell table:style-name="ce16" table:formula="of:=[.$D474]-[.$E474]" office:value-type="float" office:value="-0.0000248183000000068" calcext:value-type="float">
            <text:p>-0,0000248</text:p>
          </table:table-cell>
        </table:table-row>
        <table:table-row table:style-name="ro1">
          <table:table-cell table:style-name="ce14" office:value-type="float" office:value="473" calcext:value-type="float">
            <text:p>473</text:p>
          </table:table-cell>
          <table:table-cell table:style-name="ce14"/>
          <table:table-cell table:style-name="ce15" office:value-type="float" office:value="5.956459671" calcext:value-type="float">
            <text:p>5,96E+00</text:p>
          </table:table-cell>
          <table:table-cell table:style-name="ce15" office:value-type="float" office:value="0.9470733786" calcext:value-type="float">
            <text:p>9,47E-01</text:p>
          </table:table-cell>
          <table:table-cell table:style-name="ce15" office:value-type="float" office:value="0.947098305" calcext:value-type="float">
            <text:p>9,47E-01</text:p>
          </table:table-cell>
          <table:table-cell table:style-name="ce16" table:formula="of:=[.$D475]-[.$E475]" office:value-type="float" office:value="-0.0000249263999999583" calcext:value-type="float">
            <text:p>-0,0000249</text:p>
          </table:table-cell>
        </table:table-row>
        <table:table-row table:style-name="ro1">
          <table:table-cell table:style-name="ce14" office:value-type="float" office:value="474" calcext:value-type="float">
            <text:p>474</text:p>
          </table:table-cell>
          <table:table-cell table:style-name="ce14"/>
          <table:table-cell table:style-name="ce15" office:value-type="float" office:value="5.969026042" calcext:value-type="float">
            <text:p>5,97E+00</text:p>
          </table:table-cell>
          <table:table-cell table:style-name="ce15" office:value-type="float" office:value="0.9510314857" calcext:value-type="float">
            <text:p>9,51E-01</text:p>
          </table:table-cell>
          <table:table-cell table:style-name="ce15" office:value-type="float" office:value="0.9510565163" calcext:value-type="float">
            <text:p>9,51E-01</text:p>
          </table:table-cell>
          <table:table-cell table:style-name="ce16" table:formula="of:=[.$D476]-[.$E476]" office:value-type="float" office:value="-0.0000250305999999201" calcext:value-type="float">
            <text:p>-0,0000250</text:p>
          </table:table-cell>
        </table:table-row>
        <table:table-row table:style-name="ro1">
          <table:table-cell table:style-name="ce14" office:value-type="float" office:value="475" calcext:value-type="float">
            <text:p>475</text:p>
          </table:table-cell>
          <table:table-cell table:style-name="ce14"/>
          <table:table-cell table:style-name="ce15" office:value-type="float" office:value="5.981592412" calcext:value-type="float">
            <text:p>5,98E+00</text:p>
          </table:table-cell>
          <table:table-cell table:style-name="ce15" office:value-type="float" office:value="0.9548394139" calcext:value-type="float">
            <text:p>9,55E-01</text:p>
          </table:table-cell>
          <table:table-cell table:style-name="ce15" office:value-type="float" office:value="0.9548645447" calcext:value-type="float">
            <text:p>9,55E-01</text:p>
          </table:table-cell>
          <table:table-cell table:style-name="ce16" table:formula="of:=[.$D477]-[.$E477]" office:value-type="float" office:value="-0.000025130799999995" calcext:value-type="float">
            <text:p>-0,0000251</text:p>
          </table:table-cell>
        </table:table-row>
        <table:table-row table:style-name="ro1">
          <table:table-cell table:style-name="ce14" office:value-type="float" office:value="476" calcext:value-type="float">
            <text:p>476</text:p>
          </table:table-cell>
          <table:table-cell table:style-name="ce14"/>
          <table:table-cell table:style-name="ce15" office:value-type="float" office:value="5.994158783" calcext:value-type="float">
            <text:p>5,99E+00</text:p>
          </table:table-cell>
          <table:table-cell table:style-name="ce15" office:value-type="float" office:value="0.9584965619" calcext:value-type="float">
            <text:p>9,58E-01</text:p>
          </table:table-cell>
          <table:table-cell table:style-name="ce15" office:value-type="float" office:value="0.958521789" calcext:value-type="float">
            <text:p>9,59E-01</text:p>
          </table:table-cell>
          <table:table-cell table:style-name="ce16" table:formula="of:=[.$D478]-[.$E478]" office:value-type="float" office:value="-0.0000252271000000803" calcext:value-type="float">
            <text:p>-0,0000252</text:p>
          </table:table-cell>
        </table:table-row>
        <table:table-row table:style-name="ro1">
          <table:table-cell table:style-name="ce14" office:value-type="float" office:value="477" calcext:value-type="float">
            <text:p>477</text:p>
          </table:table-cell>
          <table:table-cell table:style-name="ce14"/>
          <table:table-cell table:style-name="ce15" office:value-type="float" office:value="6.006725154" calcext:value-type="float">
            <text:p>6,01E+00</text:p>
          </table:table-cell>
          <table:table-cell table:style-name="ce15" office:value-type="float" office:value="0.9620023522" calcext:value-type="float">
            <text:p>9,62E-01</text:p>
          </table:table-cell>
          <table:table-cell table:style-name="ce15" office:value-type="float" office:value="0.9620276716" calcext:value-type="float">
            <text:p>9,62E-01</text:p>
          </table:table-cell>
          <table:table-cell table:style-name="ce16" table:formula="of:=[.$D479]-[.$E479]" office:value-type="float" office:value="-0.0000253193999999457" calcext:value-type="float">
            <text:p>-0,0000253</text:p>
          </table:table-cell>
        </table:table-row>
        <table:table-row table:style-name="ro1">
          <table:table-cell table:style-name="ce14" office:value-type="float" office:value="478" calcext:value-type="float">
            <text:p>478</text:p>
          </table:table-cell>
          <table:table-cell table:style-name="ce14"/>
          <table:table-cell table:style-name="ce15" office:value-type="float" office:value="6.019291524" calcext:value-type="float">
            <text:p>6,02E+00</text:p>
          </table:table-cell>
          <table:table-cell table:style-name="ce15" office:value-type="float" office:value="0.9653562312" calcext:value-type="float">
            <text:p>9,65E-01</text:p>
          </table:table-cell>
          <table:table-cell table:style-name="ce15" office:value-type="float" office:value="0.9653816388" calcext:value-type="float">
            <text:p>9,65E-01</text:p>
          </table:table-cell>
          <table:table-cell table:style-name="ce16" table:formula="of:=[.$D480]-[.$E480]" office:value-type="float" office:value="-0.000025407600000027" calcext:value-type="float">
            <text:p>-0,0000254</text:p>
          </table:table-cell>
        </table:table-row>
        <table:table-row table:style-name="ro1">
          <table:table-cell table:style-name="ce14" office:value-type="float" office:value="479" calcext:value-type="float">
            <text:p>479</text:p>
          </table:table-cell>
          <table:table-cell table:style-name="ce14"/>
          <table:table-cell table:style-name="ce15" office:value-type="float" office:value="6.031857895" calcext:value-type="float">
            <text:p>6,03E+00</text:p>
          </table:table-cell>
          <table:table-cell table:style-name="ce15" office:value-type="float" office:value="0.9685576692" calcext:value-type="float">
            <text:p>9,69E-01</text:p>
          </table:table-cell>
          <table:table-cell table:style-name="ce15" office:value-type="float" office:value="0.9685831611" calcext:value-type="float">
            <text:p>9,69E-01</text:p>
          </table:table-cell>
          <table:table-cell table:style-name="ce16" table:formula="of:=[.$D481]-[.$E481]" office:value-type="float" office:value="-0.0000254919000000076" calcext:value-type="float">
            <text:p>-0,0000255</text:p>
          </table:table-cell>
        </table:table-row>
        <table:table-row table:style-name="ro1">
          <table:table-cell table:style-name="ce14" office:value-type="float" office:value="480" calcext:value-type="float">
            <text:p>480</text:p>
          </table:table-cell>
          <table:table-cell table:style-name="ce14"/>
          <table:table-cell table:style-name="ce15" office:value-type="float" office:value="6.044424266" calcext:value-type="float">
            <text:p>6,04E+00</text:p>
          </table:table-cell>
          <table:table-cell table:style-name="ce15" office:value-type="float" office:value="0.9716061608" calcext:value-type="float">
            <text:p>9,72E-01</text:p>
          </table:table-cell>
          <table:table-cell table:style-name="ce15" office:value-type="float" office:value="0.9716317329" calcext:value-type="float">
            <text:p>9,72E-01</text:p>
          </table:table-cell>
          <table:table-cell table:style-name="ce16" table:formula="of:=[.$D482]-[.$E482]" office:value-type="float" office:value="-0.000025572099999982" calcext:value-type="float">
            <text:p>-0,0000256</text:p>
          </table:table-cell>
        </table:table-row>
        <table:table-row table:style-name="ro1">
          <table:table-cell table:style-name="ce14" office:value-type="float" office:value="481" calcext:value-type="float">
            <text:p>481</text:p>
          </table:table-cell>
          <table:table-cell table:style-name="ce14"/>
          <table:table-cell table:style-name="ce15" office:value-type="float" office:value="6.056990636" calcext:value-type="float">
            <text:p>6,06E+00</text:p>
          </table:table-cell>
          <table:table-cell table:style-name="ce15" office:value-type="float" office:value="0.9745012245" calcext:value-type="float">
            <text:p>9,75E-01</text:p>
          </table:table-cell>
          <table:table-cell table:style-name="ce15" office:value-type="float" office:value="0.9745268728" calcext:value-type="float">
            <text:p>9,75E-01</text:p>
          </table:table-cell>
          <table:table-cell table:style-name="ce16" table:formula="of:=[.$D483]-[.$E483]" office:value-type="float" office:value="-0.0000256483000000696" calcext:value-type="float">
            <text:p>-0,0000256</text:p>
          </table:table-cell>
        </table:table-row>
        <table:table-row table:style-name="ro1">
          <table:table-cell table:style-name="ce14" office:value-type="float" office:value="482" calcext:value-type="float">
            <text:p>482</text:p>
          </table:table-cell>
          <table:table-cell table:style-name="ce14"/>
          <table:table-cell table:style-name="ce15" office:value-type="float" office:value="6.069557007" calcext:value-type="float">
            <text:p>6,07E+00</text:p>
          </table:table-cell>
          <table:table-cell table:style-name="ce15" office:value-type="float" office:value="0.9772424031" calcext:value-type="float">
            <text:p>9,77E-01</text:p>
          </table:table-cell>
          <table:table-cell table:style-name="ce15" office:value-type="float" office:value="0.9772681236" calcext:value-type="float">
            <text:p>9,77E-01</text:p>
          </table:table-cell>
          <table:table-cell table:style-name="ce16" table:formula="of:=[.$D484]-[.$E484]" office:value-type="float" office:value="-0.0000257205000000482" calcext:value-type="float">
            <text:p>-0,0000257</text:p>
          </table:table-cell>
        </table:table-row>
        <table:table-row table:style-name="ro1">
          <table:table-cell table:style-name="ce14" office:value-type="float" office:value="483" calcext:value-type="float">
            <text:p>483</text:p>
          </table:table-cell>
          <table:table-cell table:style-name="ce14"/>
          <table:table-cell table:style-name="ce15" office:value-type="float" office:value="6.082123377" calcext:value-type="float">
            <text:p>6,08E+00</text:p>
          </table:table-cell>
          <table:table-cell table:style-name="ce15" office:value-type="float" office:value="0.9798292638" calcext:value-type="float">
            <text:p>9,80E-01</text:p>
          </table:table-cell>
          <table:table-cell table:style-name="ce15" office:value-type="float" office:value="0.9798550524" calcext:value-type="float">
            <text:p>9,80E-01</text:p>
          </table:table-cell>
          <table:table-cell table:style-name="ce16" table:formula="of:=[.$D485]-[.$E485]" office:value-type="float" office:value="-0.0000257886000000207" calcext:value-type="float">
            <text:p>-0,0000258</text:p>
          </table:table-cell>
        </table:table-row>
        <table:table-row table:style-name="ro1">
          <table:table-cell table:style-name="ce14" office:value-type="float" office:value="484" calcext:value-type="float">
            <text:p>484</text:p>
          </table:table-cell>
          <table:table-cell table:style-name="ce14"/>
          <table:table-cell table:style-name="ce15" office:value-type="float" office:value="6.094689748" calcext:value-type="float">
            <text:p>6,09E+00</text:p>
          </table:table-cell>
          <table:table-cell table:style-name="ce15" office:value-type="float" office:value="0.9822613982" calcext:value-type="float">
            <text:p>9,82E-01</text:p>
          </table:table-cell>
          <table:table-cell table:style-name="ce15" office:value-type="float" office:value="0.9822872507" calcext:value-type="float">
            <text:p>9,82E-01</text:p>
          </table:table-cell>
          <table:table-cell table:style-name="ce16" table:formula="of:=[.$D486]-[.$E486]" office:value-type="float" office:value="-0.0000258524999999787" calcext:value-type="float">
            <text:p>-0,0000259</text:p>
          </table:table-cell>
        </table:table-row>
        <table:table-row table:style-name="ro1">
          <table:table-cell table:style-name="ce14" office:value-type="float" office:value="485" calcext:value-type="float">
            <text:p>485</text:p>
          </table:table-cell>
          <table:table-cell table:style-name="ce14"/>
          <table:table-cell table:style-name="ce15" office:value-type="float" office:value="6.107256119" calcext:value-type="float">
            <text:p>6,11E+00</text:p>
          </table:table-cell>
          <table:table-cell table:style-name="ce15" office:value-type="float" office:value="0.984538422" calcext:value-type="float">
            <text:p>9,85E-01</text:p>
          </table:table-cell>
          <table:table-cell table:style-name="ce15" office:value-type="float" office:value="0.9845643345" calcext:value-type="float">
            <text:p>9,85E-01</text:p>
          </table:table-cell>
          <table:table-cell table:style-name="ce16" table:formula="of:=[.$D487]-[.$E487]" office:value-type="float" office:value="-0.0000259124999999472" calcext:value-type="float">
            <text:p>-0,0000259</text:p>
          </table:table-cell>
        </table:table-row>
        <table:table-row table:style-name="ro1">
          <table:table-cell table:style-name="ce14" office:value-type="float" office:value="486" calcext:value-type="float">
            <text:p>486</text:p>
          </table:table-cell>
          <table:table-cell table:style-name="ce14"/>
          <table:table-cell table:style-name="ce15" office:value-type="float" office:value="6.119822489" calcext:value-type="float">
            <text:p>6,12E+00</text:p>
          </table:table-cell>
          <table:table-cell table:style-name="ce15" office:value-type="float" office:value="0.9866599759" calcext:value-type="float">
            <text:p>9,87E-01</text:p>
          </table:table-cell>
          <table:table-cell table:style-name="ce15" office:value-type="float" office:value="0.9866859442" calcext:value-type="float">
            <text:p>9,87E-01</text:p>
          </table:table-cell>
          <table:table-cell table:style-name="ce16" table:formula="of:=[.$D488]-[.$E488]" office:value-type="float" office:value="-0.0000259683000000122" calcext:value-type="float">
            <text:p>-0,0000260</text:p>
          </table:table-cell>
        </table:table-row>
        <table:table-row table:style-name="ro1">
          <table:table-cell table:style-name="ce14" office:value-type="float" office:value="487" calcext:value-type="float">
            <text:p>487</text:p>
          </table:table-cell>
          <table:table-cell table:style-name="ce14"/>
          <table:table-cell table:style-name="ce15" office:value-type="float" office:value="6.13238886" calcext:value-type="float">
            <text:p>6,13E+00</text:p>
          </table:table-cell>
          <table:table-cell table:style-name="ce15" office:value-type="float" office:value="0.9886257247" calcext:value-type="float">
            <text:p>9,89E-01</text:p>
          </table:table-cell>
          <table:table-cell table:style-name="ce15" office:value-type="float" office:value="0.9886517447" calcext:value-type="float">
            <text:p>9,89E-01</text:p>
          </table:table-cell>
          <table:table-cell table:style-name="ce16" table:formula="of:=[.$D489]-[.$E489]" office:value-type="float" office:value="-0.000026020000000071" calcext:value-type="float">
            <text:p>-0,0000260</text:p>
          </table:table-cell>
        </table:table-row>
        <table:table-row table:style-name="ro1">
          <table:table-cell table:style-name="ce14" office:value-type="float" office:value="488" calcext:value-type="float">
            <text:p>488</text:p>
          </table:table-cell>
          <table:table-cell table:style-name="ce14"/>
          <table:table-cell table:style-name="ce15" office:value-type="float" office:value="6.14495523" calcext:value-type="float">
            <text:p>6,14E+00</text:p>
          </table:table-cell>
          <table:table-cell table:style-name="ce15" office:value-type="float" office:value="0.990435358" calcext:value-type="float">
            <text:p>9,90E-01</text:p>
          </table:table-cell>
          <table:table-cell table:style-name="ce15" office:value-type="float" office:value="0.9904614257" calcext:value-type="float">
            <text:p>9,90E-01</text:p>
          </table:table-cell>
          <table:table-cell table:style-name="ce16" table:formula="of:=[.$D490]-[.$E490]" office:value-type="float" office:value="-0.0000260677000000209" calcext:value-type="float">
            <text:p>-0,0000261</text:p>
          </table:table-cell>
        </table:table-row>
        <table:table-row table:style-name="ro1">
          <table:table-cell table:style-name="ce14" office:value-type="float" office:value="489" calcext:value-type="float">
            <text:p>489</text:p>
          </table:table-cell>
          <table:table-cell table:style-name="ce14"/>
          <table:table-cell table:style-name="ce15" office:value-type="float" office:value="6.157521601" calcext:value-type="float">
            <text:p>6,16E+00</text:p>
          </table:table-cell>
          <table:table-cell table:style-name="ce15" office:value-type="float" office:value="0.9920885901" calcext:value-type="float">
            <text:p>9,92E-01</text:p>
          </table:table-cell>
          <table:table-cell table:style-name="ce15" office:value-type="float" office:value="0.9921147013" calcext:value-type="float">
            <text:p>9,92E-01</text:p>
          </table:table-cell>
          <table:table-cell table:style-name="ce16" table:formula="of:=[.$D491]-[.$E491]" office:value-type="float" office:value="-0.0000261111999999564" calcext:value-type="float">
            <text:p>-0,0000261</text:p>
          </table:table-cell>
        </table:table-row>
        <table:table-row table:style-name="ro1">
          <table:table-cell table:style-name="ce14" office:value-type="float" office:value="490" calcext:value-type="float">
            <text:p>490</text:p>
          </table:table-cell>
          <table:table-cell table:style-name="ce14"/>
          <table:table-cell table:style-name="ce15" office:value-type="float" office:value="6.170087972" calcext:value-type="float">
            <text:p>6,17E+00</text:p>
          </table:table-cell>
          <table:table-cell table:style-name="ce15" office:value-type="float" office:value="0.9935851599" calcext:value-type="float">
            <text:p>9,94E-01</text:p>
          </table:table-cell>
          <table:table-cell table:style-name="ce15" office:value-type="float" office:value="0.9936113105" calcext:value-type="float">
            <text:p>9,94E-01</text:p>
          </table:table-cell>
          <table:table-cell table:style-name="ce16" table:formula="of:=[.$D492]-[.$E492]" office:value-type="float" office:value="-0.0000261505999999967" calcext:value-type="float">
            <text:p>-0,0000262</text:p>
          </table:table-cell>
        </table:table-row>
        <table:table-row table:style-name="ro1">
          <table:table-cell table:style-name="ce14" office:value-type="float" office:value="491" calcext:value-type="float">
            <text:p>491</text:p>
          </table:table-cell>
          <table:table-cell table:style-name="ce14"/>
          <table:table-cell table:style-name="ce15" office:value-type="float" office:value="6.182654342" calcext:value-type="float">
            <text:p>6,18E+00</text:p>
          </table:table-cell>
          <table:table-cell table:style-name="ce15" office:value-type="float" office:value="0.9949248311" calcext:value-type="float">
            <text:p>9,95E-01</text:p>
          </table:table-cell>
          <table:table-cell table:style-name="ce15" office:value-type="float" office:value="0.994951017" calcext:value-type="float">
            <text:p>9,95E-01</text:p>
          </table:table-cell>
          <table:table-cell table:style-name="ce16" table:formula="of:=[.$D493]-[.$E493]" office:value-type="float" office:value="-0.0000261858999999198" calcext:value-type="float">
            <text:p>-0,0000262</text:p>
          </table:table-cell>
        </table:table-row>
        <table:table-row table:style-name="ro1">
          <table:table-cell table:style-name="ce14" office:value-type="float" office:value="492" calcext:value-type="float">
            <text:p>492</text:p>
          </table:table-cell>
          <table:table-cell table:style-name="ce14"/>
          <table:table-cell table:style-name="ce15" office:value-type="float" office:value="6.195220713" calcext:value-type="float">
            <text:p>6,20E+00</text:p>
          </table:table-cell>
          <table:table-cell table:style-name="ce15" office:value-type="float" office:value="0.9961073922" calcext:value-type="float">
            <text:p>9,96E-01</text:p>
          </table:table-cell>
          <table:table-cell table:style-name="ce15" office:value-type="float" office:value="0.9961336091" calcext:value-type="float">
            <text:p>9,96E-01</text:p>
          </table:table-cell>
          <table:table-cell table:style-name="ce16" table:formula="of:=[.$D494]-[.$E494]" office:value-type="float" office:value="-0.0000262169000000423" calcext:value-type="float">
            <text:p>-0,0000262</text:p>
          </table:table-cell>
        </table:table-row>
        <table:table-row table:style-name="ro1">
          <table:table-cell table:style-name="ce14" office:value-type="float" office:value="493" calcext:value-type="float">
            <text:p>493</text:p>
          </table:table-cell>
          <table:table-cell table:style-name="ce14"/>
          <table:table-cell table:style-name="ce15" office:value-type="float" office:value="6.207787083" calcext:value-type="float">
            <text:p>6,21E+00</text:p>
          </table:table-cell>
          <table:table-cell table:style-name="ce15" office:value-type="float" office:value="0.9971326563" calcext:value-type="float">
            <text:p>9,97E-01</text:p>
          </table:table-cell>
          <table:table-cell table:style-name="ce15" office:value-type="float" office:value="0.9971589003" calcext:value-type="float">
            <text:p>9,97E-01</text:p>
          </table:table-cell>
          <table:table-cell table:style-name="ce16" table:formula="of:=[.$D495]-[.$E495]" office:value-type="float" office:value="-0.0000262439999999531" calcext:value-type="float">
            <text:p>-0,0000262</text:p>
          </table:table-cell>
        </table:table-row>
        <table:table-row table:style-name="ro1">
          <table:table-cell table:style-name="ce14" office:value-type="float" office:value="494" calcext:value-type="float">
            <text:p>494</text:p>
          </table:table-cell>
          <table:table-cell table:style-name="ce14"/>
          <table:table-cell table:style-name="ce15" office:value-type="float" office:value="6.220353454" calcext:value-type="float">
            <text:p>6,22E+00</text:p>
          </table:table-cell>
          <table:table-cell table:style-name="ce15" office:value-type="float" office:value="0.9980004616" calcext:value-type="float">
            <text:p>9,98E-01</text:p>
          </table:table-cell>
          <table:table-cell table:style-name="ce15" office:value-type="float" office:value="0.9980267284" calcext:value-type="float">
            <text:p>9,98E-01</text:p>
          </table:table-cell>
          <table:table-cell table:style-name="ce16" table:formula="of:=[.$D496]-[.$E496]" office:value-type="float" office:value="-0.0000262668000000632" calcext:value-type="float">
            <text:p>-0,0000263</text:p>
          </table:table-cell>
        </table:table-row>
        <table:table-row table:style-name="ro1">
          <table:table-cell table:style-name="ce14" office:value-type="float" office:value="495" calcext:value-type="float">
            <text:p>495</text:p>
          </table:table-cell>
          <table:table-cell table:style-name="ce14"/>
          <table:table-cell table:style-name="ce15" office:value-type="float" office:value="6.232919825" calcext:value-type="float">
            <text:p>6,23E+00</text:p>
          </table:table-cell>
          <table:table-cell table:style-name="ce15" office:value-type="float" office:value="0.9987106711" calcext:value-type="float">
            <text:p>9,99E-01</text:p>
          </table:table-cell>
          <table:table-cell table:style-name="ce15" office:value-type="float" office:value="0.9987369566" calcext:value-type="float">
            <text:p>9,99E-01</text:p>
          </table:table-cell>
          <table:table-cell table:style-name="ce16" table:formula="of:=[.$D497]-[.$E497]" office:value-type="float" office:value="-0.0000262855000000561" calcext:value-type="float">
            <text:p>-0,0000263</text:p>
          </table:table-cell>
        </table:table-row>
        <table:table-row table:style-name="ro1">
          <table:table-cell table:style-name="ce14" office:value-type="float" office:value="496" calcext:value-type="float">
            <text:p>496</text:p>
          </table:table-cell>
          <table:table-cell table:style-name="ce14"/>
          <table:table-cell table:style-name="ce15" office:value-type="float" office:value="6.245486195" calcext:value-type="float">
            <text:p>6,25E+00</text:p>
          </table:table-cell>
          <table:table-cell table:style-name="ce15" office:value-type="float" office:value="0.9992631726" calcext:value-type="float">
            <text:p>9,99E-01</text:p>
          </table:table-cell>
          <table:table-cell table:style-name="ce15" office:value-type="float" office:value="0.9992894726" calcext:value-type="float">
            <text:p>9,99E-01</text:p>
          </table:table-cell>
          <table:table-cell table:style-name="ce16" table:formula="of:=[.$D498]-[.$E498]" office:value-type="float" office:value="-0.0000262999999999236" calcext:value-type="float">
            <text:p>-0,0000263</text:p>
          </table:table-cell>
        </table:table-row>
        <table:table-row table:style-name="ro1">
          <table:table-cell table:style-name="ce14" office:value-type="float" office:value="497" calcext:value-type="float">
            <text:p>497</text:p>
          </table:table-cell>
          <table:table-cell table:style-name="ce14"/>
          <table:table-cell table:style-name="ce15" office:value-type="float" office:value="6.258052566" calcext:value-type="float">
            <text:p>6,26E+00</text:p>
          </table:table-cell>
          <table:table-cell table:style-name="ce15" office:value-type="float" office:value="0.9996578789" calcext:value-type="float">
            <text:p>1,00E+00</text:p>
          </table:table-cell>
          <table:table-cell table:style-name="ce15" office:value-type="float" office:value="0.9996841893" calcext:value-type="float">
            <text:p>1,00E+00</text:p>
          </table:table-cell>
          <table:table-cell table:style-name="ce16" table:formula="of:=[.$D499]-[.$E499]" office:value-type="float" office:value="-0.0000263104000000069" calcext:value-type="float">
            <text:p>-0,0000263</text:p>
          </table:table-cell>
        </table:table-row>
        <table:table-row table:style-name="ro1">
          <table:table-cell table:style-name="ce14" office:value-type="float" office:value="498" calcext:value-type="float">
            <text:p>498</text:p>
          </table:table-cell>
          <table:table-cell table:style-name="ce14"/>
          <table:table-cell table:style-name="ce15" office:value-type="float" office:value="6.270618937" calcext:value-type="float">
            <text:p>6,27E+00</text:p>
          </table:table-cell>
          <table:table-cell table:style-name="ce15" office:value-type="float" office:value="0.9998947275" calcext:value-type="float">
            <text:p>1,00E+00</text:p>
          </table:table-cell>
          <table:table-cell table:style-name="ce15" office:value-type="float" office:value="0.9999210442" calcext:value-type="float">
            <text:p>1,00E+00</text:p>
          </table:table-cell>
          <table:table-cell table:style-name="ce16" table:formula="of:=[.$D500]-[.$E500]" office:value-type="float" office:value="-0.0000263166999999731" calcext:value-type="float">
            <text:p>-0,0000263</text:p>
          </table:table-cell>
        </table:table-row>
        <table:table-row table:style-name="ro1">
          <table:table-cell table:style-name="ce14" office:value-type="float" office:value="499" calcext:value-type="float">
            <text:p>499</text:p>
          </table:table-cell>
          <table:table-cell table:style-name="ce14"/>
          <table:table-cell table:style-name="ce15" office:value-type="float" office:value="6.283185307" calcext:value-type="float">
            <text:p>6,28E+00</text:p>
          </table:table-cell>
          <table:table-cell table:style-name="ce15" office:value-type="float" office:value="0.9999736813" calcext:value-type="float">
            <text:p>1,00E+00</text:p>
          </table:table-cell>
          <table:table-cell table:style-name="ce15" office:value-type="float" office:value="1" calcext:value-type="float">
            <text:p>1,00E+00</text:p>
          </table:table-cell>
          <table:table-cell table:style-name="ce16" table:formula="of:=[.$D501]-[.$E501]" office:value-type="float" office:value="-0.0000263186999999165" calcext:value-type="float">
            <text:p>-0,0000263</text:p>
          </table:table-cell>
        </table:table-row>
        <table:table-row table:style-name="ro1">
          <table:table-cell table:style-name="ce14" office:value-type="float" office:value="500" calcext:value-type="float">
            <text:p>500</text:p>
          </table:table-cell>
          <table:table-cell table:style-name="ce14"/>
          <table:table-cell table:style-name="ce15" office:value-type="float" office:value="6.295751678" calcext:value-type="float">
            <text:p>6,30E+00</text:p>
          </table:table-cell>
          <table:table-cell table:style-name="ce15" office:value-type="float" office:value="0.9999736813" calcext:value-type="float">
            <text:p>1,00E+00</text:p>
          </table:table-cell>
          <table:table-cell table:style-name="ce15" office:value-type="float" office:value="0.9999210442" calcext:value-type="float">
            <text:p>1,00E+00</text:p>
          </table:table-cell>
          <table:table-cell table:style-name="ce16" table:formula="of:=[.$D502]-[.$E502]" office:value-type="float" office:value="0.0000526371000000303" calcext:value-type="float">
            <text:p>0,0000526</text:p>
          </table:table-cell>
        </table:table-row>
        <table:table-row table:style-name="ro1" table:number-rows-repeated="10480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rivación1000" table:style-name="ta1">
        <table:shapes>
          <draw:frame draw:z-index="0" draw:style-name="gr1" draw:text-style-name="P1" svg:width="267mm" svg:height="154.57mm" svg:x="140.35mm" svg:y="13.21mm">
            <loext:p draw:notify-on-update-of-ranges="derivación1000.D3:derivación1000.D1002 derivación1000.C3:derivación1000.C1002 derivación1000.E3:derivación1000.E1002 derivación1000.C3:derivación1000.C100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Default"/>
        <table:table-column table:style-name="co7" table:number-columns-repeated="3" table:default-cell-style-name="ce6"/>
        <table:table-column table:style-name="co14" table:default-cell-style-name="Default"/>
        <table:table-row table:style-name="ro1">
          <table:table-cell table:style-name="ce1" office:value-type="string" calcext:value-type="string">
            <text:p>MAE1000:</text:p>
          </table:table-cell>
          <table:table-cell table:style-name="ce1"/>
          <table:table-cell table:style-name="ce4" office:value-type="float" office:value="0.00000419" calcext:value-type="float">
            <text:p>4,19E-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ntos: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cos X</text:p>
          </table:table-cell>
          <table:table-cell table:style-name="ce2" office:value-type="string" calcext:value-type="string">
            <text:p>Aprox – Cox(x)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.01256637061" calcext:value-type="float">
            <text:p>1,26E-02</text:p>
          </table:table-cell>
          <table:table-cell table:style-name="ce18" office:value-type="float" office:value="0.9999342017" calcext:value-type="float">
            <text:p>1,00E+00</text:p>
          </table:table-cell>
          <table:table-cell table:style-name="ce18" office:value-type="float" office:value="0.9999210442" calcext:value-type="float">
            <text:p>1,00E+00</text:p>
          </table:table-cell>
          <table:table-cell table:style-name="ce16" table:formula="of:=[.$D3]-[.$E3]" office:value-type="float" office:value="0.0000131574999999717" calcext:value-type="float">
            <text:p>0,0000132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office:value-type="float" office:value="0.01884955592" calcext:value-type="float">
            <text:p>1,88E-02</text:p>
          </table:table-cell>
          <table:table-cell table:style-name="ce18" office:value-type="float" office:value="0.9998157738" calcext:value-type="float">
            <text:p>1,00E+00</text:p>
          </table:table-cell>
          <table:table-cell table:style-name="ce18" office:value-type="float" office:value="0.9998223524" calcext:value-type="float">
            <text:p>1,00E+00</text:p>
          </table:table-cell>
          <table:table-cell table:style-name="ce16" table:formula="of:=[.$D4]-[.$E4]" office:value-type="float" office:value="-0.00000657859999997346" calcext:value-type="float">
            <text:p>-0,0000066</text:p>
          </table:table-cell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 office:value-type="float" office:value="0.02513274123" calcext:value-type="float">
            <text:p>2,51E-02</text:p>
          </table:table-cell>
          <table:table-cell table:style-name="ce18" office:value-type="float" office:value="0.9996776116" calcext:value-type="float">
            <text:p>1,00E+00</text:p>
          </table:table-cell>
          <table:table-cell table:style-name="ce18" office:value-type="float" office:value="0.9996841893" calcext:value-type="float">
            <text:p>1,00E+00</text:p>
          </table:table-cell>
          <table:table-cell table:style-name="ce16" table:formula="of:=[.$D5]-[.$E5]" office:value-type="float" office:value="-0.00000657770000001001" calcext:value-type="float">
            <text:p>-0,0000066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8" office:value-type="float" office:value="0.03141592654" calcext:value-type="float">
            <text:p>3,14E-02</text:p>
          </table:table-cell>
          <table:table-cell table:style-name="ce18" office:value-type="float" office:value="0.9994999839" calcext:value-type="float">
            <text:p>9,99E-01</text:p>
          </table:table-cell>
          <table:table-cell table:style-name="ce18" office:value-type="float" office:value="0.9995065604" calcext:value-type="float">
            <text:p>1,00E+00</text:p>
          </table:table-cell>
          <table:table-cell table:style-name="ce16" table:formula="of:=[.$D6]-[.$E6]" office:value-type="float" office:value="-0.00000657650000002175" calcext:value-type="float">
            <text:p>-0,0000066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8" office:value-type="float" office:value="0.03769911184" calcext:value-type="float">
            <text:p>3,77E-02</text:p>
          </table:table-cell>
          <table:table-cell table:style-name="ce18" office:value-type="float" office:value="0.9992828976" calcext:value-type="float">
            <text:p>9,99E-01</text:p>
          </table:table-cell>
          <table:table-cell table:style-name="ce18" office:value-type="float" office:value="0.9992894726" calcext:value-type="float">
            <text:p>9,99E-01</text:p>
          </table:table-cell>
          <table:table-cell table:style-name="ce16" table:formula="of:=[.$D7]-[.$E7]" office:value-type="float" office:value="-0.00000657500000000866" calcext:value-type="float">
            <text:p>-0,0000066</text:p>
          </table:table-cell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8" office:value-type="float" office:value="0.04398229715" calcext:value-type="float">
            <text:p>4,40E-02</text:p>
          </table:table-cell>
          <table:table-cell table:style-name="ce18" office:value-type="float" office:value="0.9990263613" calcext:value-type="float">
            <text:p>9,99E-01</text:p>
          </table:table-cell>
          <table:table-cell table:style-name="ce18" office:value-type="float" office:value="0.9990329347" calcext:value-type="float">
            <text:p>9,99E-01</text:p>
          </table:table-cell>
          <table:table-cell table:style-name="ce16" table:formula="of:=[.$D8]-[.$E8]" office:value-type="float" office:value="-0.0000065733999999873" calcext:value-type="float">
            <text:p>-0,0000066</text:p>
          </table:table-cell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8" office:value-type="float" office:value="0.05026548246" calcext:value-type="float">
            <text:p>5,03E-02</text:p>
          </table:table-cell>
          <table:table-cell table:style-name="ce18" office:value-type="float" office:value="0.9987303852" calcext:value-type="float">
            <text:p>9,99E-01</text:p>
          </table:table-cell>
          <table:table-cell table:style-name="ce18" office:value-type="float" office:value="0.9987369566" calcext:value-type="float">
            <text:p>9,99E-01</text:p>
          </table:table-cell>
          <table:table-cell table:style-name="ce16" table:formula="of:=[.$D9]-[.$E9]" office:value-type="float" office:value="-0.00000657140000004386" calcext:value-type="float">
            <text:p>-0,0000066</text:p>
          </table:table-cell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/>
          <table:table-cell table:style-name="ce18" office:value-type="float" office:value="0.05654866776" calcext:value-type="float">
            <text:p>5,65E-02</text:p>
          </table:table-cell>
          <table:table-cell table:style-name="ce18" office:value-type="float" office:value="0.9983949809" calcext:value-type="float">
            <text:p>9,98E-01</text:p>
          </table:table-cell>
          <table:table-cell table:style-name="ce18" office:value-type="float" office:value="0.9984015501" calcext:value-type="float">
            <text:p>9,98E-01</text:p>
          </table:table-cell>
          <table:table-cell table:style-name="ce16" table:formula="of:=[.$D10]-[.$E10]" office:value-type="float" office:value="-0.00000656920000008387" calcext:value-type="float">
            <text:p>-0,0000066</text:p>
          </table:table-cell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/>
          <table:table-cell table:style-name="ce18" office:value-type="float" office:value="0.06283185307" calcext:value-type="float">
            <text:p>6,28E-02</text:p>
          </table:table-cell>
          <table:table-cell table:style-name="ce18" office:value-type="float" office:value="0.9980201617" calcext:value-type="float">
            <text:p>9,98E-01</text:p>
          </table:table-cell>
          <table:table-cell table:style-name="ce18" office:value-type="float" office:value="0.9980267284" calcext:value-type="float">
            <text:p>9,98E-01</text:p>
          </table:table-cell>
          <table:table-cell table:style-name="ce16" table:formula="of:=[.$D11]-[.$E11]" office:value-type="float" office:value="-0.00000656669999998805" calcext:value-type="float">
            <text:p>-0,0000066</text:p>
          </table:table-cell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8" office:value-type="float" office:value="0.06911503838" calcext:value-type="float">
            <text:p>6,91E-02</text:p>
          </table:table-cell>
          <table:table-cell table:style-name="ce18" office:value-type="float" office:value="0.9976059423" calcext:value-type="float">
            <text:p>9,98E-01</text:p>
          </table:table-cell>
          <table:table-cell table:style-name="ce18" office:value-type="float" office:value="0.9976125064" calcext:value-type="float">
            <text:p>9,98E-01</text:p>
          </table:table-cell>
          <table:table-cell table:style-name="ce16" table:formula="of:=[.$D12]-[.$E12]" office:value-type="float" office:value="-0.00000656409999999497" calcext:value-type="float">
            <text:p>-0,0000066</text:p>
          </table:table-cell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18" office:value-type="float" office:value="0.07539822369" calcext:value-type="float">
            <text:p>7,54E-02</text:p>
          </table:table-cell>
          <table:table-cell table:style-name="ce18" office:value-type="float" office:value="0.9971523392" calcext:value-type="float">
            <text:p>9,97E-01</text:p>
          </table:table-cell>
          <table:table-cell table:style-name="ce18" office:value-type="float" office:value="0.9971589003" calcext:value-type="float">
            <text:p>9,97E-01</text:p>
          </table:table-cell>
          <table:table-cell table:style-name="ce16" table:formula="of:=[.$D13]-[.$E13]" office:value-type="float" office:value="-0.00000656109999996879" calcext:value-type="float">
            <text:p>-0,0000066</text:p>
          </table:table-cell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8" office:value-type="float" office:value="0.08168140899" calcext:value-type="float">
            <text:p>8,17E-02</text:p>
          </table:table-cell>
          <table:table-cell table:style-name="ce18" office:value-type="float" office:value="0.9966593702" calcext:value-type="float">
            <text:p>9,97E-01</text:p>
          </table:table-cell>
          <table:table-cell table:style-name="ce18" office:value-type="float" office:value="0.996665928" calcext:value-type="float">
            <text:p>9,97E-01</text:p>
          </table:table-cell>
          <table:table-cell table:style-name="ce16" table:formula="of:=[.$D14]-[.$E14]" office:value-type="float" office:value="-0.00000655780000002881" calcext:value-type="float">
            <text:p>-0,0000066</text:p>
          </table:table-cell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/>
          <table:table-cell table:style-name="ce18" office:value-type="float" office:value="0.0879645943" calcext:value-type="float">
            <text:p>8,80E-02</text:p>
          </table:table-cell>
          <table:table-cell table:style-name="ce18" office:value-type="float" office:value="0.9961270549" calcext:value-type="float">
            <text:p>9,96E-01</text:p>
          </table:table-cell>
          <table:table-cell table:style-name="ce18" office:value-type="float" office:value="0.9961336091" calcext:value-type="float">
            <text:p>9,96E-01</text:p>
          </table:table-cell>
          <table:table-cell table:style-name="ce16" table:formula="of:=[.$D15]-[.$E15]" office:value-type="float" office:value="-0.00000655419999995299" calcext:value-type="float">
            <text:p>-0,0000066</text:p>
          </table:table-cell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8" office:value-type="float" office:value="0.09424777961" calcext:value-type="float">
            <text:p>9,42E-02</text:p>
          </table:table-cell>
          <table:table-cell table:style-name="ce18" office:value-type="float" office:value="0.9955554141" calcext:value-type="float">
            <text:p>9,96E-01</text:p>
          </table:table-cell>
          <table:table-cell table:style-name="ce18" office:value-type="float" office:value="0.9955619646" calcext:value-type="float">
            <text:p>9,96E-01</text:p>
          </table:table-cell>
          <table:table-cell table:style-name="ce16" table:formula="of:=[.$D16]-[.$E16]" office:value-type="float" office:value="-0.00000655049999997992" calcext:value-type="float">
            <text:p>-0,0000066</text:p>
          </table:table-cell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8" office:value-type="float" office:value="0.1005309649" calcext:value-type="float">
            <text:p>1,01E-01</text:p>
          </table:table-cell>
          <table:table-cell table:style-name="ce18" office:value-type="float" office:value="0.9949444705" calcext:value-type="float">
            <text:p>9,95E-01</text:p>
          </table:table-cell>
          <table:table-cell table:style-name="ce18" office:value-type="float" office:value="0.994951017" calcext:value-type="float">
            <text:p>9,95E-01</text:p>
          </table:table-cell>
          <table:table-cell table:style-name="ce16" table:formula="of:=[.$D17]-[.$E17]" office:value-type="float" office:value="-0.00000654649999998203" calcext:value-type="float">
            <text:p>-0,0000065</text:p>
          </table:table-cell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8" office:value-type="float" office:value="0.1068141502" calcext:value-type="float">
            <text:p>1,07E-01</text:p>
          </table:table-cell>
          <table:table-cell table:style-name="ce18" office:value-type="float" office:value="0.9942942482" calcext:value-type="float">
            <text:p>9,94E-01</text:p>
          </table:table-cell>
          <table:table-cell table:style-name="ce18" office:value-type="float" office:value="0.9943007904" calcext:value-type="float">
            <text:p>9,94E-01</text:p>
          </table:table-cell>
          <table:table-cell table:style-name="ce16" table:formula="of:=[.$D18]-[.$E18]" office:value-type="float" office:value="-0.00000654220000007033" calcext:value-type="float">
            <text:p>-0,0000065</text:p>
          </table:table-cell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8" office:value-type="float" office:value="0.1130973355" calcext:value-type="float">
            <text:p>1,13E-01</text:p>
          </table:table-cell>
          <table:table-cell table:style-name="ce18" office:value-type="float" office:value="0.9936047728" calcext:value-type="float">
            <text:p>9,94E-01</text:p>
          </table:table-cell>
          <table:table-cell table:style-name="ce18" office:value-type="float" office:value="0.9936113105" calcext:value-type="float">
            <text:p>9,94E-01</text:p>
          </table:table-cell>
          <table:table-cell table:style-name="ce16" table:formula="of:=[.$D19]-[.$E19]" office:value-type="float" office:value="-0.00000653770000003107" calcext:value-type="float">
            <text:p>-0,0000065</text:p>
          </table:table-cell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7"/>
          <table:table-cell table:style-name="ce18" office:value-type="float" office:value="0.1193805208" calcext:value-type="float">
            <text:p>1,19E-01</text:p>
          </table:table-cell>
          <table:table-cell table:style-name="ce18" office:value-type="float" office:value="0.9928760717" calcext:value-type="float">
            <text:p>9,93E-01</text:p>
          </table:table-cell>
          <table:table-cell table:style-name="ce18" office:value-type="float" office:value="0.9928826046" calcext:value-type="float">
            <text:p>9,93E-01</text:p>
          </table:table-cell>
          <table:table-cell table:style-name="ce16" table:formula="of:=[.$D20]-[.$E20]" office:value-type="float" office:value="-0.00000653289999996698" calcext:value-type="float">
            <text:p>-0,0000065</text:p>
          </table:table-cell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8" office:value-type="float" office:value="0.1256637061" calcext:value-type="float">
            <text:p>1,26E-01</text:p>
          </table:table-cell>
          <table:table-cell table:style-name="ce18" office:value-type="float" office:value="0.9921081735" calcext:value-type="float">
            <text:p>9,92E-01</text:p>
          </table:table-cell>
          <table:table-cell table:style-name="ce18" office:value-type="float" office:value="0.9921147013" calcext:value-type="float">
            <text:p>9,92E-01</text:p>
          </table:table-cell>
          <table:table-cell table:style-name="ce16" table:formula="of:=[.$D21]-[.$E21]" office:value-type="float" office:value="-0.00000652779999998909" calcext:value-type="float">
            <text:p>-0,0000065</text:p>
          </table:table-cell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8" office:value-type="float" office:value="0.1319468915" calcext:value-type="float">
            <text:p>1,32E-01</text:p>
          </table:table-cell>
          <table:table-cell table:style-name="ce18" office:value-type="float" office:value="0.9913011085" calcext:value-type="float">
            <text:p>9,91E-01</text:p>
          </table:table-cell>
          <table:table-cell table:style-name="ce18" office:value-type="float" office:value="0.9913076311" calcext:value-type="float">
            <text:p>9,91E-01</text:p>
          </table:table-cell>
          <table:table-cell table:style-name="ce16" table:formula="of:=[.$D22]-[.$E22]" office:value-type="float" office:value="-0.00000652260000000293" calcext:value-type="float">
            <text:p>-0,0000065</text:p>
          </table:table-cell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ce18" office:value-type="float" office:value="0.1382300768" calcext:value-type="float">
            <text:p>1,38E-01</text:p>
          </table:table-cell>
          <table:table-cell table:style-name="ce18" office:value-type="float" office:value="0.9904549087" calcext:value-type="float">
            <text:p>9,90E-01</text:p>
          </table:table-cell>
          <table:table-cell table:style-name="ce18" office:value-type="float" office:value="0.9904614257" calcext:value-type="float">
            <text:p>9,90E-01</text:p>
          </table:table-cell>
          <table:table-cell table:style-name="ce16" table:formula="of:=[.$D23]-[.$E23]" office:value-type="float" office:value="-0.00000651699999998368" calcext:value-type="float">
            <text:p>-0,0000065</text:p>
          </table:table-cell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17"/>
          <table:table-cell table:style-name="ce18" office:value-type="float" office:value="0.1445132621" calcext:value-type="float">
            <text:p>1,45E-01</text:p>
          </table:table-cell>
          <table:table-cell table:style-name="ce18" office:value-type="float" office:value="0.9895696075" calcext:value-type="float">
            <text:p>9,90E-01</text:p>
          </table:table-cell>
          <table:table-cell table:style-name="ce18" office:value-type="float" office:value="0.9895761186" calcext:value-type="float">
            <text:p>9,90E-01</text:p>
          </table:table-cell>
          <table:table-cell table:style-name="ce16" table:formula="of:=[.$D24]-[.$E24]" office:value-type="float" office:value="-0.00000651110000005062" calcext:value-type="float">
            <text:p>-0,0000065</text:p>
          </table:table-cell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7"/>
          <table:table-cell table:style-name="ce18" office:value-type="float" office:value="0.1507964474" calcext:value-type="float">
            <text:p>1,51E-01</text:p>
          </table:table-cell>
          <table:table-cell table:style-name="ce18" office:value-type="float" office:value="0.9886452397" calcext:value-type="float">
            <text:p>9,89E-01</text:p>
          </table:table-cell>
          <table:table-cell table:style-name="ce18" office:value-type="float" office:value="0.9886517447" calcext:value-type="float">
            <text:p>9,89E-01</text:p>
          </table:table-cell>
          <table:table-cell table:style-name="ce16" table:formula="of:=[.$D25]-[.$E25]" office:value-type="float" office:value="-0.00000650499999998999" calcext:value-type="float">
            <text:p>-0,0000065</text:p>
          </table:table-cell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17"/>
          <table:table-cell table:style-name="ce18" office:value-type="float" office:value="0.1570796327" calcext:value-type="float">
            <text:p>1,57E-01</text:p>
          </table:table-cell>
          <table:table-cell table:style-name="ce18" office:value-type="float" office:value="0.9876818419" calcext:value-type="float">
            <text:p>9,88E-01</text:p>
          </table:table-cell>
          <table:table-cell table:style-name="ce18" office:value-type="float" office:value="0.9876883406" calcext:value-type="float">
            <text:p>9,88E-01</text:p>
          </table:table-cell>
          <table:table-cell table:style-name="ce16" table:formula="of:=[.$D26]-[.$E26]" office:value-type="float" office:value="-0.00000649869999991282" calcext:value-type="float">
            <text:p>-0,0000065</text:p>
          </table:table-cell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/>
          <table:table-cell table:style-name="ce18" office:value-type="float" office:value="0.163362818" calcext:value-type="float">
            <text:p>1,63E-01</text:p>
          </table:table-cell>
          <table:table-cell table:style-name="ce18" office:value-type="float" office:value="0.9866794521" calcext:value-type="float">
            <text:p>9,87E-01</text:p>
          </table:table-cell>
          <table:table-cell table:style-name="ce18" office:value-type="float" office:value="0.9866859442" calcext:value-type="float">
            <text:p>9,87E-01</text:p>
          </table:table-cell>
          <table:table-cell table:style-name="ce16" table:formula="of:=[.$D27]-[.$E27]" office:value-type="float" office:value="-0.00000649209999992184" calcext:value-type="float">
            <text:p>-0,0000065</text:p>
          </table:table-cell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17"/>
          <table:table-cell table:style-name="ce18" office:value-type="float" office:value="0.1696460033" calcext:value-type="float">
            <text:p>1,70E-01</text:p>
          </table:table-cell>
          <table:table-cell table:style-name="ce18" office:value-type="float" office:value="0.9856381099" calcext:value-type="float">
            <text:p>9,86E-01</text:p>
          </table:table-cell>
          <table:table-cell table:style-name="ce18" office:value-type="float" office:value="0.9856445951" calcext:value-type="float">
            <text:p>9,86E-01</text:p>
          </table:table-cell>
          <table:table-cell table:style-name="ce16" table:formula="of:=[.$D28]-[.$E28]" office:value-type="float" office:value="-0.00000648520000001707" calcext:value-type="float">
            <text:p>-0,0000065</text:p>
          </table:table-cell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17"/>
          <table:table-cell table:style-name="ce18" office:value-type="float" office:value="0.1759291886" calcext:value-type="float">
            <text:p>1,76E-01</text:p>
          </table:table-cell>
          <table:table-cell table:style-name="ce18" office:value-type="float" office:value="0.9845578564" calcext:value-type="float">
            <text:p>9,85E-01</text:p>
          </table:table-cell>
          <table:table-cell table:style-name="ce18" office:value-type="float" office:value="0.9845643345" calcext:value-type="float">
            <text:p>9,85E-01</text:p>
          </table:table-cell>
          <table:table-cell table:style-name="ce16" table:formula="of:=[.$D29]-[.$E29]" office:value-type="float" office:value="-0.00000647809999998472" calcext:value-type="float">
            <text:p>-0,0000065</text:p>
          </table:table-cell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17"/>
          <table:table-cell table:style-name="ce18" office:value-type="float" office:value="0.1822123739" calcext:value-type="float">
            <text:p>1,82E-01</text:p>
          </table:table-cell>
          <table:table-cell table:style-name="ce18" office:value-type="float" office:value="0.9834387342" calcext:value-type="float">
            <text:p>9,83E-01</text:p>
          </table:table-cell>
          <table:table-cell table:style-name="ce18" office:value-type="float" office:value="0.983445205" calcext:value-type="float">
            <text:p>9,83E-01</text:p>
          </table:table-cell>
          <table:table-cell table:style-name="ce16" table:formula="of:=[.$D30]-[.$E30]" office:value-type="float" office:value="-0.00000647079999993583" calcext:value-type="float">
            <text:p>-0,0000065</text:p>
          </table:table-cell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7"/>
          <table:table-cell table:style-name="ce18" office:value-type="float" office:value="0.1884955592" calcext:value-type="float">
            <text:p>1,88E-01</text:p>
          </table:table-cell>
          <table:table-cell table:style-name="ce18" office:value-type="float" office:value="0.9822807876" calcext:value-type="float">
            <text:p>9,82E-01</text:p>
          </table:table-cell>
          <table:table-cell table:style-name="ce18" office:value-type="float" office:value="0.9822872507" calcext:value-type="float">
            <text:p>9,82E-01</text:p>
          </table:table-cell>
          <table:table-cell table:style-name="ce16" table:formula="of:=[.$D31]-[.$E31]" office:value-type="float" office:value="-0.00000646309999996486" calcext:value-type="float">
            <text:p>-0,0000065</text:p>
          </table:table-cell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8" office:value-type="float" office:value="0.1947787445" calcext:value-type="float">
            <text:p>1,95E-01</text:p>
          </table:table-cell>
          <table:table-cell table:style-name="ce18" office:value-type="float" office:value="0.9810840621" calcext:value-type="float">
            <text:p>9,81E-01</text:p>
          </table:table-cell>
          <table:table-cell table:style-name="ce18" office:value-type="float" office:value="0.9810905174" calcext:value-type="float">
            <text:p>9,81E-01</text:p>
          </table:table-cell>
          <table:table-cell table:style-name="ce16" table:formula="of:=[.$D32]-[.$E32]" office:value-type="float" office:value="-0.00000645530000009664" calcext:value-type="float">
            <text:p>-0,0000065</text:p>
          </table:table-cell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17"/>
          <table:table-cell table:style-name="ce18" office:value-type="float" office:value="0.2010619298" calcext:value-type="float">
            <text:p>2,01E-01</text:p>
          </table:table-cell>
          <table:table-cell table:style-name="ce18" office:value-type="float" office:value="0.9798486052" calcext:value-type="float">
            <text:p>9,80E-01</text:p>
          </table:table-cell>
          <table:table-cell table:style-name="ce18" office:value-type="float" office:value="0.9798550524" calcext:value-type="float">
            <text:p>9,80E-01</text:p>
          </table:table-cell>
          <table:table-cell table:style-name="ce16" table:formula="of:=[.$D33]-[.$E33]" office:value-type="float" office:value="-0.00000644719999998156" calcext:value-type="float">
            <text:p>-0,0000064</text:p>
          </table:table-cell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17"/>
          <table:table-cell table:style-name="ce18" office:value-type="float" office:value="0.2073451151" calcext:value-type="float">
            <text:p>2,07E-01</text:p>
          </table:table-cell>
          <table:table-cell table:style-name="ce18" office:value-type="float" office:value="0.9785744655" calcext:value-type="float">
            <text:p>9,79E-01</text:p>
          </table:table-cell>
          <table:table-cell table:style-name="ce18" office:value-type="float" office:value="0.9785809043" calcext:value-type="float">
            <text:p>9,79E-01</text:p>
          </table:table-cell>
          <table:table-cell table:style-name="ce16" table:formula="of:=[.$D34]-[.$E34]" office:value-type="float" office:value="-0.00000643879999995267" calcext:value-type="float">
            <text:p>-0,0000064</text:p>
          </table:table-cell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17"/>
          <table:table-cell table:style-name="ce18" office:value-type="float" office:value="0.2136283004" calcext:value-type="float">
            <text:p>2,14E-01</text:p>
          </table:table-cell>
          <table:table-cell table:style-name="ce18" office:value-type="float" office:value="0.9772616934" calcext:value-type="float">
            <text:p>9,77E-01</text:p>
          </table:table-cell>
          <table:table-cell table:style-name="ce18" office:value-type="float" office:value="0.9772681236" calcext:value-type="float">
            <text:p>9,77E-01</text:p>
          </table:table-cell>
          <table:table-cell table:style-name="ce16" table:formula="of:=[.$D35]-[.$E35]" office:value-type="float" office:value="-0.00000643020000001826" calcext:value-type="float">
            <text:p>-0,0000064</text:p>
          </table:table-cell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17"/>
          <table:table-cell table:style-name="ce18" office:value-type="float" office:value="0.2199114858" calcext:value-type="float">
            <text:p>2,20E-01</text:p>
          </table:table-cell>
          <table:table-cell table:style-name="ce18" office:value-type="float" office:value="0.9759103407" calcext:value-type="float">
            <text:p>9,76E-01</text:p>
          </table:table-cell>
          <table:table-cell table:style-name="ce18" office:value-type="float" office:value="0.9759167619" calcext:value-type="float">
            <text:p>9,76E-01</text:p>
          </table:table-cell>
          <table:table-cell table:style-name="ce16" table:formula="of:=[.$D36]-[.$E36]" office:value-type="float" office:value="-0.00000642119999993973" calcext:value-type="float">
            <text:p>-0,0000064</text:p>
          </table:table-cell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7"/>
          <table:table-cell table:style-name="ce18" office:value-type="float" office:value="0.2261946711" calcext:value-type="float">
            <text:p>2,26E-01</text:p>
          </table:table-cell>
          <table:table-cell table:style-name="ce18" office:value-type="float" office:value="0.9745204607" calcext:value-type="float">
            <text:p>9,75E-01</text:p>
          </table:table-cell>
          <table:table-cell table:style-name="ce18" office:value-type="float" office:value="0.9745268728" calcext:value-type="float">
            <text:p>9,75E-01</text:p>
          </table:table-cell>
          <table:table-cell table:style-name="ce16" table:formula="of:=[.$D37]-[.$E37]" office:value-type="float" office:value="-0.00000641209999996395" calcext:value-type="float">
            <text:p>-0,0000064</text:p>
          </table:table-cell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7"/>
          <table:table-cell table:style-name="ce18" office:value-type="float" office:value="0.2324778564" calcext:value-type="float">
            <text:p>2,32E-01</text:p>
          </table:table-cell>
          <table:table-cell table:style-name="ce18" office:value-type="float" office:value="0.9730921083" calcext:value-type="float">
            <text:p>9,73E-01</text:p>
          </table:table-cell>
          <table:table-cell table:style-name="ce18" office:value-type="float" office:value="0.973098511" calcext:value-type="float">
            <text:p>9,73E-01</text:p>
          </table:table-cell>
          <table:table-cell table:style-name="ce16" table:formula="of:=[.$D38]-[.$E38]" office:value-type="float" office:value="-0.00000640269999996335" calcext:value-type="float">
            <text:p>-0,0000064</text:p>
          </table:table-cell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18" office:value-type="float" office:value="0.2387610417" calcext:value-type="float">
            <text:p>2,39E-01</text:p>
          </table:table-cell>
          <table:table-cell table:style-name="ce18" office:value-type="float" office:value="0.9716253398" calcext:value-type="float">
            <text:p>9,72E-01</text:p>
          </table:table-cell>
          <table:table-cell table:style-name="ce18" office:value-type="float" office:value="0.9716317329" calcext:value-type="float">
            <text:p>9,72E-01</text:p>
          </table:table-cell>
          <table:table-cell table:style-name="ce16" table:formula="of:=[.$D39]-[.$E39]" office:value-type="float" office:value="-0.00000639310000005722" calcext:value-type="float">
            <text:p>-0,0000064</text:p>
          </table:table-cell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17"/>
          <table:table-cell table:style-name="ce18" office:value-type="float" office:value="0.245044227" calcext:value-type="float">
            <text:p>2,45E-01</text:p>
          </table:table-cell>
          <table:table-cell table:style-name="ce18" office:value-type="float" office:value="0.9701202133" calcext:value-type="float">
            <text:p>9,70E-01</text:p>
          </table:table-cell>
          <table:table-cell table:style-name="ce18" office:value-type="float" office:value="0.9701265965" calcext:value-type="float">
            <text:p>9,70E-01</text:p>
          </table:table-cell>
          <table:table-cell table:style-name="ce16" table:formula="of:=[.$D40]-[.$E40]" office:value-type="float" office:value="-0.00000638319999990422" calcext:value-type="float">
            <text:p>-0,0000064</text:p>
          </table:table-cell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17"/>
          <table:table-cell table:style-name="ce18" office:value-type="float" office:value="0.2513274123" calcext:value-type="float">
            <text:p>2,51E-01</text:p>
          </table:table-cell>
          <table:table-cell table:style-name="ce18" office:value-type="float" office:value="0.9685767881" calcext:value-type="float">
            <text:p>9,69E-01</text:p>
          </table:table-cell>
          <table:table-cell table:style-name="ce18" office:value-type="float" office:value="0.9685831611" calcext:value-type="float">
            <text:p>9,69E-01</text:p>
          </table:table-cell>
          <table:table-cell table:style-name="ce16" table:formula="of:=[.$D41]-[.$E41]" office:value-type="float" office:value="-0.00000637300000005947" calcext:value-type="float">
            <text:p>-0,0000064</text:p>
          </table:table-cell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8" office:value-type="float" office:value="0.2576105976" calcext:value-type="float">
            <text:p>2,58E-01</text:p>
          </table:table-cell>
          <table:table-cell table:style-name="ce18" office:value-type="float" office:value="0.9669951252" calcext:value-type="float">
            <text:p>9,67E-01</text:p>
          </table:table-cell>
          <table:table-cell table:style-name="ce18" office:value-type="float" office:value="0.9670014878" calcext:value-type="float">
            <text:p>9,67E-01</text:p>
          </table:table-cell>
          <table:table-cell table:style-name="ce16" table:formula="of:=[.$D42]-[.$E42]" office:value-type="float" office:value="-0.00000636259999997613" calcext:value-type="float">
            <text:p>-0,0000064</text:p>
          </table:table-cell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18" office:value-type="float" office:value="0.2638937829" calcext:value-type="float">
            <text:p>2,64E-01</text:p>
          </table:table-cell>
          <table:table-cell table:style-name="ce18" office:value-type="float" office:value="0.9653752869" calcext:value-type="float">
            <text:p>9,65E-01</text:p>
          </table:table-cell>
          <table:table-cell table:style-name="ce18" office:value-type="float" office:value="0.9653816388" calcext:value-type="float">
            <text:p>9,65E-01</text:p>
          </table:table-cell>
          <table:table-cell table:style-name="ce16" table:formula="of:=[.$D43]-[.$E43]" office:value-type="float" office:value="-0.00000635189999997898" calcext:value-type="float">
            <text:p>-0,0000064</text:p>
          </table:table-cell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8" office:value-type="float" office:value="0.2701769682" calcext:value-type="float">
            <text:p>2,70E-01</text:p>
          </table:table-cell>
          <table:table-cell table:style-name="ce18" office:value-type="float" office:value="0.9637173373" calcext:value-type="float">
            <text:p>9,64E-01</text:p>
          </table:table-cell>
          <table:table-cell table:style-name="ce18" office:value-type="float" office:value="0.9637236783" calcext:value-type="float">
            <text:p>9,64E-01</text:p>
          </table:table-cell>
          <table:table-cell table:style-name="ce16" table:formula="of:=[.$D44]-[.$E44]" office:value-type="float" office:value="-0.00000634099999996529" calcext:value-type="float">
            <text:p>-0,0000063</text:p>
          </table:table-cell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/>
          <table:table-cell table:style-name="ce18" office:value-type="float" office:value="0.2764601535" calcext:value-type="float">
            <text:p>2,76E-01</text:p>
          </table:table-cell>
          <table:table-cell table:style-name="ce18" office:value-type="float" office:value="0.9620213417" calcext:value-type="float">
            <text:p>9,62E-01</text:p>
          </table:table-cell>
          <table:table-cell table:style-name="ce18" office:value-type="float" office:value="0.9620276716" calcext:value-type="float">
            <text:p>9,62E-01</text:p>
          </table:table-cell>
          <table:table-cell table:style-name="ce16" table:formula="of:=[.$D45]-[.$E45]" office:value-type="float" office:value="-0.00000632989999993505" calcext:value-type="float">
            <text:p>-0,0000063</text:p>
          </table:table-cell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/>
          <table:table-cell table:style-name="ce18" office:value-type="float" office:value="0.2827433388" calcext:value-type="float">
            <text:p>2,83E-01</text:p>
          </table:table-cell>
          <table:table-cell table:style-name="ce18" office:value-type="float" office:value="0.9602873672" calcext:value-type="float">
            <text:p>9,60E-01</text:p>
          </table:table-cell>
          <table:table-cell table:style-name="ce18" office:value-type="float" office:value="0.9602936857" calcext:value-type="float">
            <text:p>9,60E-01</text:p>
          </table:table-cell>
          <table:table-cell table:style-name="ce16" table:formula="of:=[.$D46]-[.$E46]" office:value-type="float" office:value="-0.00000631849999999101" calcext:value-type="float">
            <text:p>-0,0000063</text:p>
          </table:table-cell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8" office:value-type="float" office:value="0.2890265241" calcext:value-type="float">
            <text:p>2,89E-01</text:p>
          </table:table-cell>
          <table:table-cell table:style-name="ce18" office:value-type="float" office:value="0.9585154822" calcext:value-type="float">
            <text:p>9,59E-01</text:p>
          </table:table-cell>
          <table:table-cell table:style-name="ce18" office:value-type="float" office:value="0.958521789" calcext:value-type="float">
            <text:p>9,59E-01</text:p>
          </table:table-cell>
          <table:table-cell table:style-name="ce16" table:formula="of:=[.$D47]-[.$E47]" office:value-type="float" office:value="-0.00000630680000002215" calcext:value-type="float">
            <text:p>-0,0000063</text:p>
          </table:table-cell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/>
          <table:table-cell table:style-name="ce18" office:value-type="float" office:value="0.2953097094" calcext:value-type="float">
            <text:p>2,95E-01</text:p>
          </table:table-cell>
          <table:table-cell table:style-name="ce18" office:value-type="float" office:value="0.9567057567" calcext:value-type="float">
            <text:p>9,57E-01</text:p>
          </table:table-cell>
          <table:table-cell table:style-name="ce18" office:value-type="float" office:value="0.9567120516" calcext:value-type="float">
            <text:p>9,57E-01</text:p>
          </table:table-cell>
          <table:table-cell table:style-name="ce16" table:formula="of:=[.$D48]-[.$E48]" office:value-type="float" office:value="-0.00000629490000003674" calcext:value-type="float">
            <text:p>-0,0000063</text:p>
          </table:table-cell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18" office:value-type="float" office:value="0.3015928947" calcext:value-type="float">
            <text:p>3,02E-01</text:p>
          </table:table-cell>
          <table:table-cell table:style-name="ce18" office:value-type="float" office:value="0.954858262" calcext:value-type="float">
            <text:p>9,55E-01</text:p>
          </table:table-cell>
          <table:table-cell table:style-name="ce18" office:value-type="float" office:value="0.9548645447" calcext:value-type="float">
            <text:p>9,55E-01</text:p>
          </table:table-cell>
          <table:table-cell table:style-name="ce16" table:formula="of:=[.$D49]-[.$E49]" office:value-type="float" office:value="-0.00000628270000002651" calcext:value-type="float">
            <text:p>-0,0000063</text:p>
          </table:table-cell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18" office:value-type="float" office:value="0.3078760801" calcext:value-type="float">
            <text:p>3,08E-01</text:p>
          </table:table-cell>
          <table:table-cell table:style-name="ce18" office:value-type="float" office:value="0.9529730712" calcext:value-type="float">
            <text:p>9,53E-01</text:p>
          </table:table-cell>
          <table:table-cell table:style-name="ce18" office:value-type="float" office:value="0.9529793415" calcext:value-type="float">
            <text:p>9,53E-01</text:p>
          </table:table-cell>
          <table:table-cell table:style-name="ce16" table:formula="of:=[.$D50]-[.$E50]" office:value-type="float" office:value="-0.00000627029999999973" calcext:value-type="float">
            <text:p>-0,0000063</text:p>
          </table:table-cell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/>
          <table:table-cell table:style-name="ce18" office:value-type="float" office:value="0.3141592654" calcext:value-type="float">
            <text:p>3,14E-01</text:p>
          </table:table-cell>
          <table:table-cell table:style-name="ce18" office:value-type="float" office:value="0.9510502586" calcext:value-type="float">
            <text:p>9,51E-01</text:p>
          </table:table-cell>
          <table:table-cell table:style-name="ce18" office:value-type="float" office:value="0.9510565163" calcext:value-type="float">
            <text:p>9,51E-01</text:p>
          </table:table-cell>
          <table:table-cell table:style-name="ce16" table:formula="of:=[.$D51]-[.$E51]" office:value-type="float" office:value="-0.0000062576999999564" calcext:value-type="float">
            <text:p>-0,0000063</text:p>
          </table:table-cell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8" office:value-type="float" office:value="0.3204424507" calcext:value-type="float">
            <text:p>3,20E-01</text:p>
          </table:table-cell>
          <table:table-cell table:style-name="ce18" office:value-type="float" office:value="0.9490899002" calcext:value-type="float">
            <text:p>9,49E-01</text:p>
          </table:table-cell>
          <table:table-cell table:style-name="ce18" office:value-type="float" office:value="0.949096145" calcext:value-type="float">
            <text:p>9,49E-01</text:p>
          </table:table-cell>
          <table:table-cell table:style-name="ce16" table:formula="of:=[.$D52]-[.$E52]" office:value-type="float" office:value="-0.00000624479999999927" calcext:value-type="float">
            <text:p>-0,0000062</text:p>
          </table:table-cell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/>
          <table:table-cell table:style-name="ce18" office:value-type="float" office:value="0.326725636" calcext:value-type="float">
            <text:p>3,27E-01</text:p>
          </table:table-cell>
          <table:table-cell table:style-name="ce18" office:value-type="float" office:value="0.9470920733" calcext:value-type="float">
            <text:p>9,47E-01</text:p>
          </table:table-cell>
          <table:table-cell table:style-name="ce18" office:value-type="float" office:value="0.947098305" calcext:value-type="float">
            <text:p>9,47E-01</text:p>
          </table:table-cell>
          <table:table-cell table:style-name="ce16" table:formula="of:=[.$D53]-[.$E53]" office:value-type="float" office:value="-0.0000062317000000256" calcext:value-type="float">
            <text:p>-0,0000062</text:p>
          </table:table-cell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17"/>
          <table:table-cell table:style-name="ce18" office:value-type="float" office:value="0.3330088213" calcext:value-type="float">
            <text:p>3,33E-01</text:p>
          </table:table-cell>
          <table:table-cell table:style-name="ce18" office:value-type="float" office:value="0.9450568569" calcext:value-type="float">
            <text:p>9,45E-01</text:p>
          </table:table-cell>
          <table:table-cell table:style-name="ce18" office:value-type="float" office:value="0.9450630752" calcext:value-type="float">
            <text:p>9,45E-01</text:p>
          </table:table-cell>
          <table:table-cell table:style-name="ce16" table:formula="of:=[.$D54]-[.$E54]" office:value-type="float" office:value="-0.00000621829999991608" calcext:value-type="float">
            <text:p>-0,0000062</text:p>
          </table:table-cell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/>
          <table:table-cell table:style-name="ce18" office:value-type="float" office:value="0.3392920066" calcext:value-type="float">
            <text:p>3,39E-01</text:p>
          </table:table-cell>
          <table:table-cell table:style-name="ce18" office:value-type="float" office:value="0.9429843313" calcext:value-type="float">
            <text:p>9,43E-01</text:p>
          </table:table-cell>
          <table:table-cell table:style-name="ce18" office:value-type="float" office:value="0.9429905359" calcext:value-type="float">
            <text:p>9,43E-01</text:p>
          </table:table-cell>
          <table:table-cell table:style-name="ce16" table:formula="of:=[.$D55]-[.$E55]" office:value-type="float" office:value="-0.00000620460000000378" calcext:value-type="float">
            <text:p>-0,0000062</text:p>
          </table:table-cell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17"/>
          <table:table-cell table:style-name="ce18" office:value-type="float" office:value="0.3455751919" calcext:value-type="float">
            <text:p>3,46E-01</text:p>
          </table:table-cell>
          <table:table-cell table:style-name="ce18" office:value-type="float" office:value="0.9408745782" calcext:value-type="float">
            <text:p>9,41E-01</text:p>
          </table:table-cell>
          <table:table-cell table:style-name="ce18" office:value-type="float" office:value="0.940880769" calcext:value-type="float">
            <text:p>9,41E-01</text:p>
          </table:table-cell>
          <table:table-cell table:style-name="ce16" table:formula="of:=[.$D56]-[.$E56]" office:value-type="float" office:value="-0.00000619079999997219" calcext:value-type="float">
            <text:p>-0,0000062</text:p>
          </table:table-cell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18" office:value-type="float" office:value="0.3518583772" calcext:value-type="float">
            <text:p>3,52E-01</text:p>
          </table:table-cell>
          <table:table-cell table:style-name="ce18" office:value-type="float" office:value="0.938727681" calcext:value-type="float">
            <text:p>9,39E-01</text:p>
          </table:table-cell>
          <table:table-cell table:style-name="ce18" office:value-type="float" office:value="0.9387338577" calcext:value-type="float">
            <text:p>9,39E-01</text:p>
          </table:table-cell>
          <table:table-cell table:style-name="ce16" table:formula="of:=[.$D57]-[.$E57]" office:value-type="float" office:value="-0.00000617670000002679" calcext:value-type="float">
            <text:p>-0,0000062</text:p>
          </table:table-cell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17"/>
          <table:table-cell table:style-name="ce18" office:value-type="float" office:value="0.3581415625" calcext:value-type="float">
            <text:p>3,58E-01</text:p>
          </table:table-cell>
          <table:table-cell table:style-name="ce18" office:value-type="float" office:value="0.9365437245" calcext:value-type="float">
            <text:p>9,37E-01</text:p>
          </table:table-cell>
          <table:table-cell table:style-name="ce18" office:value-type="float" office:value="0.9365498867" calcext:value-type="float">
            <text:p>9,37E-01</text:p>
          </table:table-cell>
          <table:table-cell table:style-name="ce16" table:formula="of:=[.$D58]-[.$E58]" office:value-type="float" office:value="-0.0000061622000000483" calcext:value-type="float">
            <text:p>-0,0000062</text:p>
          </table:table-cell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/>
          <table:table-cell table:style-name="ce18" office:value-type="float" office:value="0.3644247478" calcext:value-type="float">
            <text:p>3,64E-01</text:p>
          </table:table-cell>
          <table:table-cell table:style-name="ce18" office:value-type="float" office:value="0.9343227948" calcext:value-type="float">
            <text:p>9,34E-01</text:p>
          </table:table-cell>
          <table:table-cell table:style-name="ce18" office:value-type="float" office:value="0.9343289425" calcext:value-type="float">
            <text:p>9,34E-01</text:p>
          </table:table-cell>
          <table:table-cell table:style-name="ce16" table:formula="of:=[.$D59]-[.$E59]" office:value-type="float" office:value="-0.00000614769999995879" calcext:value-type="float">
            <text:p>-0,0000061</text:p>
          </table:table-cell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17"/>
          <table:table-cell table:style-name="ce18" office:value-type="float" office:value="0.3707079331" calcext:value-type="float">
            <text:p>3,71E-01</text:p>
          </table:table-cell>
          <table:table-cell table:style-name="ce18" office:value-type="float" office:value="0.9320649797" calcext:value-type="float">
            <text:p>9,32E-01</text:p>
          </table:table-cell>
          <table:table-cell table:style-name="ce18" office:value-type="float" office:value="0.9320711125" calcext:value-type="float">
            <text:p>9,32E-01</text:p>
          </table:table-cell>
          <table:table-cell table:style-name="ce16" table:formula="of:=[.$D60]-[.$E60]" office:value-type="float" office:value="-0.00000613280000005823" calcext:value-type="float">
            <text:p>-0,0000061</text:p>
          </table:table-cell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17"/>
          <table:table-cell table:style-name="ce18" office:value-type="float" office:value="0.3769911184" calcext:value-type="float">
            <text:p>3,77E-01</text:p>
          </table:table-cell>
          <table:table-cell table:style-name="ce18" office:value-type="float" office:value="0.9297703682" calcext:value-type="float">
            <text:p>9,30E-01</text:p>
          </table:table-cell>
          <table:table-cell table:style-name="ce18" office:value-type="float" office:value="0.9297764859" calcext:value-type="float">
            <text:p>9,30E-01</text:p>
          </table:table-cell>
          <table:table-cell table:style-name="ce16" table:formula="of:=[.$D61]-[.$E61]" office:value-type="float" office:value="-0.00000611770000003009" calcext:value-type="float">
            <text:p>-0,0000061</text:p>
          </table:table-cell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8" office:value-type="float" office:value="0.3832743037" calcext:value-type="float">
            <text:p>3,83E-01</text:p>
          </table:table-cell>
          <table:table-cell table:style-name="ce18" office:value-type="float" office:value="0.927439051" calcext:value-type="float">
            <text:p>9,27E-01</text:p>
          </table:table-cell>
          <table:table-cell table:style-name="ce18" office:value-type="float" office:value="0.9274451533" calcext:value-type="float">
            <text:p>9,27E-01</text:p>
          </table:table-cell>
          <table:table-cell table:style-name="ce16" table:formula="of:=[.$D62]-[.$E62]" office:value-type="float" office:value="-0.00000610229999997713" calcext:value-type="float">
            <text:p>-0,0000061</text:p>
          </table:table-cell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/>
          <table:table-cell table:style-name="ce18" office:value-type="float" office:value="0.389557489" calcext:value-type="float">
            <text:p>3,90E-01</text:p>
          </table:table-cell>
          <table:table-cell table:style-name="ce18" office:value-type="float" office:value="0.9250711201" calcext:value-type="float">
            <text:p>9,25E-01</text:p>
          </table:table-cell>
          <table:table-cell table:style-name="ce18" office:value-type="float" office:value="0.9250772068" calcext:value-type="float">
            <text:p>9,25E-01</text:p>
          </table:table-cell>
          <table:table-cell table:style-name="ce16" table:formula="of:=[.$D63]-[.$E63]" office:value-type="float" office:value="-0.00000608670000001865" calcext:value-type="float">
            <text:p>-0,0000061</text:p>
          </table:table-cell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/>
          <table:table-cell table:style-name="ce18" office:value-type="float" office:value="0.3958406744" calcext:value-type="float">
            <text:p>3,96E-01</text:p>
          </table:table-cell>
          <table:table-cell table:style-name="ce18" office:value-type="float" office:value="0.9226666689" calcext:value-type="float">
            <text:p>9,23E-01</text:p>
          </table:table-cell>
          <table:table-cell table:style-name="ce18" office:value-type="float" office:value="0.9226727399" calcext:value-type="float">
            <text:p>9,23E-01</text:p>
          </table:table-cell>
          <table:table-cell table:style-name="ce16" table:formula="of:=[.$D64]-[.$E64]" office:value-type="float" office:value="-0.00000607099999994087" calcext:value-type="float">
            <text:p>-0,0000061</text:p>
          </table:table-cell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8" office:value-type="float" office:value="0.4021238597" calcext:value-type="float">
            <text:p>4,02E-01</text:p>
          </table:table-cell>
          <table:table-cell table:style-name="ce18" office:value-type="float" office:value="0.9202257925" calcext:value-type="float">
            <text:p>9,20E-01</text:p>
          </table:table-cell>
          <table:table-cell table:style-name="ce18" office:value-type="float" office:value="0.9202318474" calcext:value-type="float">
            <text:p>9,20E-01</text:p>
          </table:table-cell>
          <table:table-cell table:style-name="ce16" table:formula="of:=[.$D65]-[.$E65]" office:value-type="float" office:value="-0.00000605490000005204" calcext:value-type="float">
            <text:p>-0,0000061</text:p>
          </table:table-cell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/>
          <table:table-cell table:style-name="ce18" office:value-type="float" office:value="0.408407045" calcext:value-type="float">
            <text:p>4,08E-01</text:p>
          </table:table-cell>
          <table:table-cell table:style-name="ce18" office:value-type="float" office:value="0.9177485871" calcext:value-type="float">
            <text:p>9,18E-01</text:p>
          </table:table-cell>
          <table:table-cell table:style-name="ce18" office:value-type="float" office:value="0.9177546257" calcext:value-type="float">
            <text:p>9,18E-01</text:p>
          </table:table-cell>
          <table:table-cell table:style-name="ce16" table:formula="of:=[.$D66]-[.$E66]" office:value-type="float" office:value="-0.00000603859999992462" calcext:value-type="float">
            <text:p>-0,0000060</text:p>
          </table:table-cell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/>
          <table:table-cell table:style-name="ce18" office:value-type="float" office:value="0.4146902303" calcext:value-type="float">
            <text:p>4,15E-01</text:p>
          </table:table-cell>
          <table:table-cell table:style-name="ce18" office:value-type="float" office:value="0.9152351506" calcext:value-type="float">
            <text:p>9,15E-01</text:p>
          </table:table-cell>
          <table:table-cell table:style-name="ce18" office:value-type="float" office:value="0.9152411726" calcext:value-type="float">
            <text:p>9,15E-01</text:p>
          </table:table-cell>
          <table:table-cell table:style-name="ce16" table:formula="of:=[.$D67]-[.$E67]" office:value-type="float" office:value="-0.00000602199999999442" calcext:value-type="float">
            <text:p>-0,0000060</text:p>
          </table:table-cell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/>
          <table:table-cell table:style-name="ce18" office:value-type="float" office:value="0.4209734156" calcext:value-type="float">
            <text:p>4,21E-01</text:p>
          </table:table-cell>
          <table:table-cell table:style-name="ce18" office:value-type="float" office:value="0.9126855821" calcext:value-type="float">
            <text:p>9,13E-01</text:p>
          </table:table-cell>
          <table:table-cell table:style-name="ce18" office:value-type="float" office:value="0.9126915874" calcext:value-type="float">
            <text:p>9,13E-01</text:p>
          </table:table-cell>
          <table:table-cell table:style-name="ce16" table:formula="of:=[.$D68]-[.$E68]" office:value-type="float" office:value="-0.00000600529999994492" calcext:value-type="float">
            <text:p>-0,0000060</text:p>
          </table:table-cell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/>
          <table:table-cell table:style-name="ce18" office:value-type="float" office:value="0.4272566009" calcext:value-type="float">
            <text:p>4,27E-01</text:p>
          </table:table-cell>
          <table:table-cell table:style-name="ce18" office:value-type="float" office:value="0.9100999824" calcext:value-type="float">
            <text:p>9,10E-01</text:p>
          </table:table-cell>
          <table:table-cell table:style-name="ce18" office:value-type="float" office:value="0.9101059707" calcext:value-type="float">
            <text:p>9,10E-01</text:p>
          </table:table-cell>
          <table:table-cell table:style-name="ce16" table:formula="of:=[.$D69]-[.$E69]" office:value-type="float" office:value="-0.00000598829999998163" calcext:value-type="float">
            <text:p>-0,0000060</text:p>
          </table:table-cell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/>
          <table:table-cell table:style-name="ce18" office:value-type="float" office:value="0.4335397862" calcext:value-type="float">
            <text:p>4,34E-01</text:p>
          </table:table-cell>
          <table:table-cell table:style-name="ce18" office:value-type="float" office:value="0.9074784535" calcext:value-type="float">
            <text:p>9,07E-01</text:p>
          </table:table-cell>
          <table:table-cell table:style-name="ce18" office:value-type="float" office:value="0.9074844245" calcext:value-type="float">
            <text:p>9,07E-01</text:p>
          </table:table-cell>
          <table:table-cell table:style-name="ce16" table:formula="of:=[.$D70]-[.$E70]" office:value-type="float" office:value="-0.00000597099999999351" calcext:value-type="float">
            <text:p>-0,0000060</text:p>
          </table:table-cell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/>
          <table:table-cell table:style-name="ce18" office:value-type="float" office:value="0.4398229715" calcext:value-type="float">
            <text:p>4,40E-01</text:p>
          </table:table-cell>
          <table:table-cell table:style-name="ce18" office:value-type="float" office:value="0.904821099" calcext:value-type="float">
            <text:p>9,05E-01</text:p>
          </table:table-cell>
          <table:table-cell table:style-name="ce18" office:value-type="float" office:value="0.9048270525" calcext:value-type="float">
            <text:p>9,05E-01</text:p>
          </table:table-cell>
          <table:table-cell table:style-name="ce16" table:formula="of:=[.$D71]-[.$E71]" office:value-type="float" office:value="-0.00000595349999998884" calcext:value-type="float">
            <text:p>-0,0000060</text:p>
          </table:table-cell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/>
          <table:table-cell table:style-name="ce18" office:value-type="float" office:value="0.4461061568" calcext:value-type="float">
            <text:p>4,46E-01</text:p>
          </table:table-cell>
          <table:table-cell table:style-name="ce18" office:value-type="float" office:value="0.9021280236" calcext:value-type="float">
            <text:p>9,02E-01</text:p>
          </table:table-cell>
          <table:table-cell table:style-name="ce18" office:value-type="float" office:value="0.9021339594" calcext:value-type="float">
            <text:p>9,02E-01</text:p>
          </table:table-cell>
          <table:table-cell table:style-name="ce16" table:formula="of:=[.$D72]-[.$E72]" office:value-type="float" office:value="-0.00000593580000007865" calcext:value-type="float">
            <text:p>-0,0000059</text:p>
          </table:table-cell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/>
          <table:table-cell table:style-name="ce18" office:value-type="float" office:value="0.4523893421" calcext:value-type="float">
            <text:p>4,52E-01</text:p>
          </table:table-cell>
          <table:table-cell table:style-name="ce18" office:value-type="float" office:value="0.8993993337" calcext:value-type="float">
            <text:p>8,99E-01</text:p>
          </table:table-cell>
          <table:table-cell table:style-name="ce18" office:value-type="float" office:value="0.8994052516" calcext:value-type="float">
            <text:p>8,99E-01</text:p>
          </table:table-cell>
          <table:table-cell table:style-name="ce16" table:formula="of:=[.$D73]-[.$E73]" office:value-type="float" office:value="-0.00000591790000004089" calcext:value-type="float">
            <text:p>-0,0000059</text:p>
          </table:table-cell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/>
          <table:table-cell table:style-name="ce18" office:value-type="float" office:value="0.4586725274" calcext:value-type="float">
            <text:p>4,59E-01</text:p>
          </table:table-cell>
          <table:table-cell table:style-name="ce18" office:value-type="float" office:value="0.8966351371" calcext:value-type="float">
            <text:p>8,97E-01</text:p>
          </table:table-cell>
          <table:table-cell table:style-name="ce18" office:value-type="float" office:value="0.8966410368" calcext:value-type="float">
            <text:p>8,97E-01</text:p>
          </table:table-cell>
          <table:table-cell table:style-name="ce16" table:formula="of:=[.$D74]-[.$E74]" office:value-type="float" office:value="-0.00000589970000008933" calcext:value-type="float">
            <text:p>-0,0000059</text:p>
          </table:table-cell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/>
          <table:table-cell table:style-name="ce18" office:value-type="float" office:value="0.4649557127" calcext:value-type="float">
            <text:p>4,65E-01</text:p>
          </table:table-cell>
          <table:table-cell table:style-name="ce18" office:value-type="float" office:value="0.8938355429" calcext:value-type="float">
            <text:p>8,94E-01</text:p>
          </table:table-cell>
          <table:table-cell table:style-name="ce18" office:value-type="float" office:value="0.8938414242" calcext:value-type="float">
            <text:p>8,94E-01</text:p>
          </table:table-cell>
          <table:table-cell table:style-name="ce16" table:formula="of:=[.$D75]-[.$E75]" office:value-type="float" office:value="-0.00000588130000001019" calcext:value-type="float">
            <text:p>-0,0000059</text:p>
          </table:table-cell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/>
          <table:table-cell table:style-name="ce18" office:value-type="float" office:value="0.471238898" calcext:value-type="float">
            <text:p>4,71E-01</text:p>
          </table:table-cell>
          <table:table-cell table:style-name="ce18" office:value-type="float" office:value="0.8910006616" calcext:value-type="float">
            <text:p>8,91E-01</text:p>
          </table:table-cell>
          <table:table-cell table:style-name="ce18" office:value-type="float" office:value="0.8910065242" calcext:value-type="float">
            <text:p>8,91E-01</text:p>
          </table:table-cell>
          <table:table-cell table:style-name="ce16" table:formula="of:=[.$D76]-[.$E76]" office:value-type="float" office:value="-0.00000586260000001726" calcext:value-type="float">
            <text:p>-0,0000059</text:p>
          </table:table-cell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/>
          <table:table-cell table:style-name="ce18" office:value-type="float" office:value="0.4775220833" calcext:value-type="float">
            <text:p>4,78E-01</text:p>
          </table:table-cell>
          <table:table-cell table:style-name="ce18" office:value-type="float" office:value="0.8881306051" calcext:value-type="float">
            <text:p>8,88E-01</text:p>
          </table:table-cell>
          <table:table-cell table:style-name="ce18" office:value-type="float" office:value="0.8881364488" calcext:value-type="float">
            <text:p>8,88E-01</text:p>
          </table:table-cell>
          <table:table-cell table:style-name="ce16" table:formula="of:=[.$D77]-[.$E77]" office:value-type="float" office:value="-0.00000584369999989676" calcext:value-type="float">
            <text:p>-0,0000058</text:p>
          </table:table-cell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/>
          <table:table-cell table:style-name="ce18" office:value-type="float" office:value="0.4838052687" calcext:value-type="float">
            <text:p>4,84E-01</text:p>
          </table:table-cell>
          <table:table-cell table:style-name="ce18" office:value-type="float" office:value="0.8852254868" calcext:value-type="float">
            <text:p>8,85E-01</text:p>
          </table:table-cell>
          <table:table-cell table:style-name="ce18" office:value-type="float" office:value="0.8852313113" calcext:value-type="float">
            <text:p>8,85E-01</text:p>
          </table:table-cell>
          <table:table-cell table:style-name="ce16" table:formula="of:=[.$D78]-[.$E78]" office:value-type="float" office:value="-0.00000582449999997348" calcext:value-type="float">
            <text:p>-0,0000058</text:p>
          </table:table-cell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/>
          <table:table-cell table:style-name="ce18" office:value-type="float" office:value="0.490088454" calcext:value-type="float">
            <text:p>4,90E-01</text:p>
          </table:table-cell>
          <table:table-cell table:style-name="ce18" office:value-type="float" office:value="0.8822854212" calcext:value-type="float">
            <text:p>8,82E-01</text:p>
          </table:table-cell>
          <table:table-cell table:style-name="ce18" office:value-type="float" office:value="0.8822912264" calcext:value-type="float">
            <text:p>8,82E-01</text:p>
          </table:table-cell>
          <table:table-cell table:style-name="ce16" table:formula="of:=[.$D79]-[.$E79]" office:value-type="float" office:value="-0.0000058051999999309" calcext:value-type="float">
            <text:p>-0,0000058</text:p>
          </table:table-cell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/>
          <table:table-cell table:style-name="ce18" office:value-type="float" office:value="0.4963716393" calcext:value-type="float">
            <text:p>4,96E-01</text:p>
          </table:table-cell>
          <table:table-cell table:style-name="ce18" office:value-type="float" office:value="0.8793105245" calcext:value-type="float">
            <text:p>8,79E-01</text:p>
          </table:table-cell>
          <table:table-cell table:style-name="ce18" office:value-type="float" office:value="0.8793163102" calcext:value-type="float">
            <text:p>8,79E-01</text:p>
          </table:table-cell>
          <table:table-cell table:style-name="ce16" table:formula="of:=[.$D80]-[.$E80]" office:value-type="float" office:value="-0.0000057856999999828" calcext:value-type="float">
            <text:p>-0,0000058</text:p>
          </table:table-cell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17"/>
          <table:table-cell table:style-name="ce18" office:value-type="float" office:value="0.5026548246" calcext:value-type="float">
            <text:p>5,03E-01</text:p>
          </table:table-cell>
          <table:table-cell table:style-name="ce18" office:value-type="float" office:value="0.8763009142" calcext:value-type="float">
            <text:p>8,76E-01</text:p>
          </table:table-cell>
          <table:table-cell table:style-name="ce18" office:value-type="float" office:value="0.87630668" calcext:value-type="float">
            <text:p>8,76E-01</text:p>
          </table:table-cell>
          <table:table-cell table:style-name="ce16" table:formula="of:=[.$D81]-[.$E81]" office:value-type="float" office:value="-0.0000057658000000016" calcext:value-type="float">
            <text:p>-0,0000058</text:p>
          </table:table-cell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17"/>
          <table:table-cell table:style-name="ce18" office:value-type="float" office:value="0.5089380099" calcext:value-type="float">
            <text:p>5,09E-01</text:p>
          </table:table-cell>
          <table:table-cell table:style-name="ce18" office:value-type="float" office:value="0.873256709" calcext:value-type="float">
            <text:p>8,73E-01</text:p>
          </table:table-cell>
          <table:table-cell table:style-name="ce18" office:value-type="float" office:value="0.8732624548" calcext:value-type="float">
            <text:p>8,73E-01</text:p>
          </table:table-cell>
          <table:table-cell table:style-name="ce16" table:formula="of:=[.$D82]-[.$E82]" office:value-type="float" office:value="-0.0000057457999999011" calcext:value-type="float">
            <text:p>-0,0000057</text:p>
          </table:table-cell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17"/>
          <table:table-cell table:style-name="ce18" office:value-type="float" office:value="0.5152211952" calcext:value-type="float">
            <text:p>5,15E-01</text:p>
          </table:table-cell>
          <table:table-cell table:style-name="ce18" office:value-type="float" office:value="0.8701780291" calcext:value-type="float">
            <text:p>8,70E-01</text:p>
          </table:table-cell>
          <table:table-cell table:style-name="ce18" office:value-type="float" office:value="0.8701837547" calcext:value-type="float">
            <text:p>8,70E-01</text:p>
          </table:table-cell>
          <table:table-cell table:style-name="ce16" table:formula="of:=[.$D83]-[.$E83]" office:value-type="float" office:value="-0.00000572559999989508" calcext:value-type="float">
            <text:p>-0,0000057</text:p>
          </table:table-cell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17"/>
          <table:table-cell table:style-name="ce18" office:value-type="float" office:value="0.5215043805" calcext:value-type="float">
            <text:p>5,22E-01</text:p>
          </table:table-cell>
          <table:table-cell table:style-name="ce18" office:value-type="float" office:value="0.8670649961" calcext:value-type="float">
            <text:p>8,67E-01</text:p>
          </table:table-cell>
          <table:table-cell table:style-name="ce18" office:value-type="float" office:value="0.8670707012" calcext:value-type="float">
            <text:p>8,67E-01</text:p>
          </table:table-cell>
          <table:table-cell table:style-name="ce16" table:formula="of:=[.$D84]-[.$E84]" office:value-type="float" office:value="-0.00000570510000008628" calcext:value-type="float">
            <text:p>-0,0000057</text:p>
          </table:table-cell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17"/>
          <table:table-cell table:style-name="ce18" office:value-type="float" office:value="0.5277875658" calcext:value-type="float">
            <text:p>5,28E-01</text:p>
          </table:table-cell>
          <table:table-cell table:style-name="ce18" office:value-type="float" office:value="0.8639177328" calcext:value-type="float">
            <text:p>8,64E-01</text:p>
          </table:table-cell>
          <table:table-cell table:style-name="ce18" office:value-type="float" office:value="0.8639234172" calcext:value-type="float">
            <text:p>8,64E-01</text:p>
          </table:table-cell>
          <table:table-cell table:style-name="ce16" table:formula="of:=[.$D85]-[.$E85]" office:value-type="float" office:value="-0.00000568439999992787" calcext:value-type="float">
            <text:p>-0,0000057</text:p>
          </table:table-cell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17"/>
          <table:table-cell table:style-name="ce18" office:value-type="float" office:value="0.5340707511" calcext:value-type="float">
            <text:p>5,34E-01</text:p>
          </table:table-cell>
          <table:table-cell table:style-name="ce18" office:value-type="float" office:value="0.8607363636" calcext:value-type="float">
            <text:p>8,61E-01</text:p>
          </table:table-cell>
          <table:table-cell table:style-name="ce18" office:value-type="float" office:value="0.860742027" calcext:value-type="float">
            <text:p>8,61E-01</text:p>
          </table:table-cell>
          <table:table-cell table:style-name="ce16" table:formula="of:=[.$D86]-[.$E86]" office:value-type="float" office:value="-0.00000566339999996668" calcext:value-type="float">
            <text:p>-0,0000057</text:p>
          </table:table-cell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17"/>
          <table:table-cell table:style-name="ce18" office:value-type="float" office:value="0.5403539364" calcext:value-type="float">
            <text:p>5,40E-01</text:p>
          </table:table-cell>
          <table:table-cell table:style-name="ce18" office:value-type="float" office:value="0.8575210139" calcext:value-type="float">
            <text:p>8,58E-01</text:p>
          </table:table-cell>
          <table:table-cell table:style-name="ce18" office:value-type="float" office:value="0.8575266562" calcext:value-type="float">
            <text:p>8,58E-01</text:p>
          </table:table-cell>
          <table:table-cell table:style-name="ce16" table:formula="of:=[.$D87]-[.$E87]" office:value-type="float" office:value="-0.00000564229999999721" calcext:value-type="float">
            <text:p>-0,0000056</text:p>
          </table:table-cell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17"/>
          <table:table-cell table:style-name="ce18" office:value-type="float" office:value="0.5466371217" calcext:value-type="float">
            <text:p>5,47E-01</text:p>
          </table:table-cell>
          <table:table-cell table:style-name="ce18" office:value-type="float" office:value="0.8542718108" calcext:value-type="float">
            <text:p>8,54E-01</text:p>
          </table:table-cell>
          <table:table-cell table:style-name="ce18" office:value-type="float" office:value="0.8542774317" calcext:value-type="float">
            <text:p>8,54E-01</text:p>
          </table:table-cell>
          <table:table-cell table:style-name="ce16" table:formula="of:=[.$D88]-[.$E88]" office:value-type="float" office:value="-0.00000562090000000293" calcext:value-type="float">
            <text:p>-0,0000056</text:p>
          </table:table-cell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17"/>
          <table:table-cell table:style-name="ce18" office:value-type="float" office:value="0.552920307" calcext:value-type="float">
            <text:p>5,53E-01</text:p>
          </table:table-cell>
          <table:table-cell table:style-name="ce18" office:value-type="float" office:value="0.8509888825" calcext:value-type="float">
            <text:p>8,51E-01</text:p>
          </table:table-cell>
          <table:table-cell table:style-name="ce18" office:value-type="float" office:value="0.8509944818" calcext:value-type="float">
            <text:p>8,51E-01</text:p>
          </table:table-cell>
          <table:table-cell table:style-name="ce16" table:formula="of:=[.$D89]-[.$E89]" office:value-type="float" office:value="-0.00000559929999999209" calcext:value-type="float">
            <text:p>-0,0000056</text:p>
          </table:table-cell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17"/>
          <table:table-cell table:style-name="ce18" office:value-type="float" office:value="0.5592034923" calcext:value-type="float">
            <text:p>5,59E-01</text:p>
          </table:table-cell>
          <table:table-cell table:style-name="ce18" office:value-type="float" office:value="0.8476723586" calcext:value-type="float">
            <text:p>8,48E-01</text:p>
          </table:table-cell>
          <table:table-cell table:style-name="ce18" office:value-type="float" office:value="0.8476779361" calcext:value-type="float">
            <text:p>8,48E-01</text:p>
          </table:table-cell>
          <table:table-cell table:style-name="ce16" table:formula="of:=[.$D90]-[.$E90]" office:value-type="float" office:value="-0.00000557750000007573" calcext:value-type="float">
            <text:p>-0,0000056</text:p>
          </table:table-cell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17"/>
          <table:table-cell table:style-name="ce18" office:value-type="float" office:value="0.5654866776" calcext:value-type="float">
            <text:p>5,65E-01</text:p>
          </table:table-cell>
          <table:table-cell table:style-name="ce18" office:value-type="float" office:value="0.8443223701" calcext:value-type="float">
            <text:p>8,44E-01</text:p>
          </table:table-cell>
          <table:table-cell table:style-name="ce18" office:value-type="float" office:value="0.8443279255" calcext:value-type="float">
            <text:p>8,44E-01</text:p>
          </table:table-cell>
          <table:table-cell table:style-name="ce16" table:formula="of:=[.$D91]-[.$E91]" office:value-type="float" office:value="-0.00000555540000002353" calcext:value-type="float">
            <text:p>-0,0000056</text:p>
          </table:table-cell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17"/>
          <table:table-cell table:style-name="ce18" office:value-type="float" office:value="0.571769863" calcext:value-type="float">
            <text:p>5,72E-01</text:p>
          </table:table-cell>
          <table:table-cell table:style-name="ce18" office:value-type="float" office:value="0.8409390491" calcext:value-type="float">
            <text:p>8,41E-01</text:p>
          </table:table-cell>
          <table:table-cell table:style-name="ce18" office:value-type="float" office:value="0.8409445823" calcext:value-type="float">
            <text:p>8,41E-01</text:p>
          </table:table-cell>
          <table:table-cell table:style-name="ce16" table:formula="of:=[.$D92]-[.$E92]" office:value-type="float" office:value="-0.00000553319999996305" calcext:value-type="float">
            <text:p>-0,0000055</text:p>
          </table:table-cell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17"/>
          <table:table-cell table:style-name="ce18" office:value-type="float" office:value="0.5780530483" calcext:value-type="float">
            <text:p>5,78E-01</text:p>
          </table:table-cell>
          <table:table-cell table:style-name="ce18" office:value-type="float" office:value="0.8375225293" calcext:value-type="float">
            <text:p>8,38E-01</text:p>
          </table:table-cell>
          <table:table-cell table:style-name="ce18" office:value-type="float" office:value="0.83752804" calcext:value-type="float">
            <text:p>8,38E-01</text:p>
          </table:table-cell>
          <table:table-cell table:style-name="ce16" table:formula="of:=[.$D93]-[.$E93]" office:value-type="float" office:value="-0.00000551069999998877" calcext:value-type="float">
            <text:p>-0,0000055</text:p>
          </table:table-cell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17"/>
          <table:table-cell table:style-name="ce18" office:value-type="float" office:value="0.5843362336" calcext:value-type="float">
            <text:p>5,84E-01</text:p>
          </table:table-cell>
          <table:table-cell table:style-name="ce18" office:value-type="float" office:value="0.8340729456" calcext:value-type="float">
            <text:p>8,34E-01</text:p>
          </table:table-cell>
          <table:table-cell table:style-name="ce18" office:value-type="float" office:value="0.8340784336" calcext:value-type="float">
            <text:p>8,34E-01</text:p>
          </table:table-cell>
          <table:table-cell table:style-name="ce16" table:formula="of:=[.$D94]-[.$E94]" office:value-type="float" office:value="-0.00000548799999999794" calcext:value-type="float">
            <text:p>-0,0000055</text:p>
          </table:table-cell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17"/>
          <table:table-cell table:style-name="ce18" office:value-type="float" office:value="0.5906194189" calcext:value-type="float">
            <text:p>5,91E-01</text:p>
          </table:table-cell>
          <table:table-cell table:style-name="ce18" office:value-type="float" office:value="0.8305904341" calcext:value-type="float">
            <text:p>8,31E-01</text:p>
          </table:table-cell>
          <table:table-cell table:style-name="ce18" office:value-type="float" office:value="0.8305958992" calcext:value-type="float">
            <text:p>8,31E-01</text:p>
          </table:table-cell>
          <table:table-cell table:style-name="ce16" table:formula="of:=[.$D95]-[.$E95]" office:value-type="float" office:value="-0.00000546509999999056" calcext:value-type="float">
            <text:p>-0,0000055</text:p>
          </table:table-cell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17"/>
          <table:table-cell table:style-name="ce18" office:value-type="float" office:value="0.5969026042" calcext:value-type="float">
            <text:p>5,97E-01</text:p>
          </table:table-cell>
          <table:table-cell table:style-name="ce18" office:value-type="float" office:value="0.8270751323" calcext:value-type="float">
            <text:p>8,27E-01</text:p>
          </table:table-cell>
          <table:table-cell table:style-name="ce18" office:value-type="float" office:value="0.8270805743" calcext:value-type="float">
            <text:p>8,27E-01</text:p>
          </table:table-cell>
          <table:table-cell table:style-name="ce16" table:formula="of:=[.$D96]-[.$E96]" office:value-type="float" office:value="-0.00000544199999996664" calcext:value-type="float">
            <text:p>-0,0000054</text:p>
          </table:table-cell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17"/>
          <table:table-cell table:style-name="ce18" office:value-type="float" office:value="0.6031857895" calcext:value-type="float">
            <text:p>6,03E-01</text:p>
          </table:table-cell>
          <table:table-cell table:style-name="ce18" office:value-type="float" office:value="0.823527179" calcext:value-type="float">
            <text:p>8,24E-01</text:p>
          </table:table-cell>
          <table:table-cell table:style-name="ce18" office:value-type="float" office:value="0.8235325976" calcext:value-type="float">
            <text:p>8,24E-01</text:p>
          </table:table-cell>
          <table:table-cell table:style-name="ce16" table:formula="of:=[.$D97]-[.$E97]" office:value-type="float" office:value="-0.00000541860000002892" calcext:value-type="float">
            <text:p>-0,0000054</text:p>
          </table:table-cell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17"/>
          <table:table-cell table:style-name="ce18" office:value-type="float" office:value="0.6094689748" calcext:value-type="float">
            <text:p>6,09E-01</text:p>
          </table:table-cell>
          <table:table-cell table:style-name="ce18" office:value-type="float" office:value="0.8199467143" calcext:value-type="float">
            <text:p>8,20E-01</text:p>
          </table:table-cell>
          <table:table-cell table:style-name="ce18" office:value-type="float" office:value="0.8199521093" calcext:value-type="float">
            <text:p>8,20E-01</text:p>
          </table:table-cell>
          <table:table-cell table:style-name="ce16" table:formula="of:=[.$D98]-[.$E98]" office:value-type="float" office:value="-0.00000539500000007465" calcext:value-type="float">
            <text:p>-0,0000054</text:p>
          </table:table-cell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17"/>
          <table:table-cell table:style-name="ce18" office:value-type="float" office:value="0.6157521601" calcext:value-type="float">
            <text:p>6,16E-01</text:p>
          </table:table-cell>
          <table:table-cell table:style-name="ce18" office:value-type="float" office:value="0.8163338794" calcext:value-type="float">
            <text:p>8,16E-01</text:p>
          </table:table-cell>
          <table:table-cell table:style-name="ce18" office:value-type="float" office:value="0.8163392507" calcext:value-type="float">
            <text:p>8,16E-01</text:p>
          </table:table-cell>
          <table:table-cell table:style-name="ce16" table:formula="of:=[.$D99]-[.$E99]" office:value-type="float" office:value="-0.00000537130000000108" calcext:value-type="float">
            <text:p>-0,0000054</text:p>
          </table:table-cell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17"/>
          <table:table-cell table:style-name="ce18" office:value-type="float" office:value="0.6220353454" calcext:value-type="float">
            <text:p>6,22E-01</text:p>
          </table:table-cell>
          <table:table-cell table:style-name="ce18" office:value-type="float" office:value="0.8126888171" calcext:value-type="float">
            <text:p>8,13E-01</text:p>
          </table:table-cell>
          <table:table-cell table:style-name="ce18" office:value-type="float" office:value="0.8126941644" calcext:value-type="float">
            <text:p>8,13E-01</text:p>
          </table:table-cell>
          <table:table-cell table:style-name="ce16" table:formula="of:=[.$D100]-[.$E100]" office:value-type="float" office:value="-0.00000534729999990269" calcext:value-type="float">
            <text:p>-0,0000053</text:p>
          </table:table-cell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17"/>
          <table:table-cell table:style-name="ce18" office:value-type="float" office:value="0.6283185307" calcext:value-type="float">
            <text:p>6,28E-01</text:p>
          </table:table-cell>
          <table:table-cell table:style-name="ce18" office:value-type="float" office:value="0.8090116713" calcext:value-type="float">
            <text:p>8,09E-01</text:p>
          </table:table-cell>
          <table:table-cell table:style-name="ce18" office:value-type="float" office:value="0.8090169944" calcext:value-type="float">
            <text:p>8,09E-01</text:p>
          </table:table-cell>
          <table:table-cell table:style-name="ce16" table:formula="of:=[.$D101]-[.$E101]" office:value-type="float" office:value="-0.0000053231000000098" calcext:value-type="float">
            <text:p>-0,0000053</text:p>
          </table:table-cell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8" office:value-type="float" office:value="0.634601716" calcext:value-type="float">
            <text:p>6,35E-01</text:p>
          </table:table-cell>
          <table:table-cell table:style-name="ce18" office:value-type="float" office:value="0.805302587" calcext:value-type="float">
            <text:p>8,05E-01</text:p>
          </table:table-cell>
          <table:table-cell table:style-name="ce18" office:value-type="float" office:value="0.8053078857" calcext:value-type="float">
            <text:p>8,05E-01</text:p>
          </table:table-cell>
          <table:table-cell table:style-name="ce16" table:formula="of:=[.$D102]-[.$E102]" office:value-type="float" office:value="-0.00000529869999998933" calcext:value-type="float">
            <text:p>-0,0000053</text:p>
          </table:table-cell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17"/>
          <table:table-cell table:style-name="ce18" office:value-type="float" office:value="0.6408849013" calcext:value-type="float">
            <text:p>6,41E-01</text:p>
          </table:table-cell>
          <table:table-cell table:style-name="ce18" office:value-type="float" office:value="0.8015617108" calcext:value-type="float">
            <text:p>8,02E-01</text:p>
          </table:table-cell>
          <table:table-cell table:style-name="ce18" office:value-type="float" office:value="0.8015669849" calcext:value-type="float">
            <text:p>8,02E-01</text:p>
          </table:table-cell>
          <table:table-cell table:style-name="ce16" table:formula="of:=[.$D103]-[.$E103]" office:value-type="float" office:value="-0.00000527409999995232" calcext:value-type="float">
            <text:p>-0,0000053</text:p>
          </table:table-cell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17"/>
          <table:table-cell table:style-name="ce18" office:value-type="float" office:value="0.6471680866" calcext:value-type="float">
            <text:p>6,47E-01</text:p>
          </table:table-cell>
          <table:table-cell table:style-name="ce18" office:value-type="float" office:value="0.7977891903" calcext:value-type="float">
            <text:p>7,98E-01</text:p>
          </table:table-cell>
          <table:table-cell table:style-name="ce18" office:value-type="float" office:value="0.7977944395" calcext:value-type="float">
            <text:p>7,98E-01</text:p>
          </table:table-cell>
          <table:table-cell table:style-name="ce16" table:formula="of:=[.$D104]-[.$E104]" office:value-type="float" office:value="-0.00000524920000000151" calcext:value-type="float">
            <text:p>-0,0000052</text:p>
          </table:table-cell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17"/>
          <table:table-cell table:style-name="ce18" office:value-type="float" office:value="0.6534512719" calcext:value-type="float">
            <text:p>6,53E-01</text:p>
          </table:table-cell>
          <table:table-cell table:style-name="ce18" office:value-type="float" office:value="0.7939851744" calcext:value-type="float">
            <text:p>7,94E-01</text:p>
          </table:table-cell>
          <table:table-cell table:style-name="ce18" office:value-type="float" office:value="0.7939903986" calcext:value-type="float">
            <text:p>7,94E-01</text:p>
          </table:table-cell>
          <table:table-cell table:style-name="ce16" table:formula="of:=[.$D105]-[.$E105]" office:value-type="float" office:value="-0.0000052241999999314" calcext:value-type="float">
            <text:p>-0,0000052</text:p>
          </table:table-cell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17"/>
          <table:table-cell table:style-name="ce18" office:value-type="float" office:value="0.6597344573" calcext:value-type="float">
            <text:p>6,60E-01</text:p>
          </table:table-cell>
          <table:table-cell table:style-name="ce18" office:value-type="float" office:value="0.7901498134" calcext:value-type="float">
            <text:p>7,90E-01</text:p>
          </table:table-cell>
          <table:table-cell table:style-name="ce18" office:value-type="float" office:value="0.7901550124" calcext:value-type="float">
            <text:p>7,90E-01</text:p>
          </table:table-cell>
          <table:table-cell table:style-name="ce16" table:formula="of:=[.$D106]-[.$E106]" office:value-type="float" office:value="-0.00000519900000006679" calcext:value-type="float">
            <text:p>-0,0000052</text:p>
          </table:table-cell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17"/>
          <table:table-cell table:style-name="ce18" office:value-type="float" office:value="0.6660176426" calcext:value-type="float">
            <text:p>6,66E-01</text:p>
          </table:table-cell>
          <table:table-cell table:style-name="ce18" office:value-type="float" office:value="0.7862832586" calcext:value-type="float">
            <text:p>7,86E-01</text:p>
          </table:table-cell>
          <table:table-cell table:style-name="ce18" office:value-type="float" office:value="0.7862884321" calcext:value-type="float">
            <text:p>7,86E-01</text:p>
          </table:table-cell>
          <table:table-cell table:style-name="ce16" table:formula="of:=[.$D107]-[.$E107]" office:value-type="float" office:value="-0.00000517349999995531" calcext:value-type="float">
            <text:p>-0,0000052</text:p>
          </table:table-cell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17"/>
          <table:table-cell table:style-name="ce18" office:value-type="float" office:value="0.6723008279" calcext:value-type="float">
            <text:p>6,72E-01</text:p>
          </table:table-cell>
          <table:table-cell table:style-name="ce18" office:value-type="float" office:value="0.7823856627" calcext:value-type="float">
            <text:p>7,82E-01</text:p>
          </table:table-cell>
          <table:table-cell table:style-name="ce18" office:value-type="float" office:value="0.7823908106" calcext:value-type="float">
            <text:p>7,82E-01</text:p>
          </table:table-cell>
          <table:table-cell table:style-name="ce16" table:formula="of:=[.$D108]-[.$E108]" office:value-type="float" office:value="-0.0000051479000000576" calcext:value-type="float">
            <text:p>-0,0000051</text:p>
          </table:table-cell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17"/>
          <table:table-cell table:style-name="ce18" office:value-type="float" office:value="0.6785840132" calcext:value-type="float">
            <text:p>6,79E-01</text:p>
          </table:table-cell>
          <table:table-cell table:style-name="ce18" office:value-type="float" office:value="0.7784571795" calcext:value-type="float">
            <text:p>7,78E-01</text:p>
          </table:table-cell>
          <table:table-cell table:style-name="ce18" office:value-type="float" office:value="0.7784623016" calcext:value-type="float">
            <text:p>7,78E-01</text:p>
          </table:table-cell>
          <table:table-cell table:style-name="ce16" table:formula="of:=[.$D109]-[.$E109]" office:value-type="float" office:value="-0.00000512210000003233" calcext:value-type="float">
            <text:p>-0,0000051</text:p>
          </table:table-cell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17"/>
          <table:table-cell table:style-name="ce18" office:value-type="float" office:value="0.6848671985" calcext:value-type="float">
            <text:p>6,85E-01</text:p>
          </table:table-cell>
          <table:table-cell table:style-name="ce18" office:value-type="float" office:value="0.7744979642" calcext:value-type="float">
            <text:p>7,74E-01</text:p>
          </table:table-cell>
          <table:table-cell table:style-name="ce18" office:value-type="float" office:value="0.7745030602" calcext:value-type="float">
            <text:p>7,75E-01</text:p>
          </table:table-cell>
          <table:table-cell table:style-name="ce16" table:formula="of:=[.$D110]-[.$E110]" office:value-type="float" office:value="-0.00000509599999998223" calcext:value-type="float">
            <text:p>-0,0000051</text:p>
          </table:table-cell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17"/>
          <table:table-cell table:style-name="ce18" office:value-type="float" office:value="0.6911503838" calcext:value-type="float">
            <text:p>6,91E-01</text:p>
          </table:table-cell>
          <table:table-cell table:style-name="ce18" office:value-type="float" office:value="0.770508173" calcext:value-type="float">
            <text:p>7,71E-01</text:p>
          </table:table-cell>
          <table:table-cell table:style-name="ce18" office:value-type="float" office:value="0.7705132428" calcext:value-type="float">
            <text:p>7,71E-01</text:p>
          </table:table-cell>
          <table:table-cell table:style-name="ce16" table:formula="of:=[.$D111]-[.$E111]" office:value-type="float" office:value="-0.00000506979999992385" calcext:value-type="float">
            <text:p>-0,0000051</text:p>
          </table:table-cell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17"/>
          <table:table-cell table:style-name="ce18" office:value-type="float" office:value="0.6974335691" calcext:value-type="float">
            <text:p>6,97E-01</text:p>
          </table:table-cell>
          <table:table-cell table:style-name="ce18" office:value-type="float" office:value="0.7664879635" calcext:value-type="float">
            <text:p>7,66E-01</text:p>
          </table:table-cell>
          <table:table-cell table:style-name="ce18" office:value-type="float" office:value="0.7664930068" calcext:value-type="float">
            <text:p>7,66E-01</text:p>
          </table:table-cell>
          <table:table-cell table:style-name="ce16" table:formula="of:=[.$D112]-[.$E112]" office:value-type="float" office:value="-0.00000504329999995168" calcext:value-type="float">
            <text:p>-0,0000050</text:p>
          </table:table-cell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17"/>
          <table:table-cell table:style-name="ce18" office:value-type="float" office:value="0.7037167544" calcext:value-type="float">
            <text:p>7,04E-01</text:p>
          </table:table-cell>
          <table:table-cell table:style-name="ce18" office:value-type="float" office:value="0.7624374944" calcext:value-type="float">
            <text:p>7,62E-01</text:p>
          </table:table-cell>
          <table:table-cell table:style-name="ce18" office:value-type="float" office:value="0.762442511" calcext:value-type="float">
            <text:p>7,62E-01</text:p>
          </table:table-cell>
          <table:table-cell table:style-name="ce16" table:formula="of:=[.$D113]-[.$E113]" office:value-type="float" office:value="-0.00000501659999996296" calcext:value-type="float">
            <text:p>-0,0000050</text:p>
          </table:table-cell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17"/>
          <table:table-cell table:style-name="ce18" office:value-type="float" office:value="0.7099999397" calcext:value-type="float">
            <text:p>7,10E-01</text:p>
          </table:table-cell>
          <table:table-cell table:style-name="ce18" office:value-type="float" office:value="0.7583569255" calcext:value-type="float">
            <text:p>7,58E-01</text:p>
          </table:table-cell>
          <table:table-cell table:style-name="ce18" office:value-type="float" office:value="0.7583619153" calcext:value-type="float">
            <text:p>7,58E-01</text:p>
          </table:table-cell>
          <table:table-cell table:style-name="ce16" table:formula="of:=[.$D114]-[.$E114]" office:value-type="float" office:value="-0.00000498980000007698" calcext:value-type="float">
            <text:p>-0,0000050</text:p>
          </table:table-cell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17"/>
          <table:table-cell table:style-name="ce18" office:value-type="float" office:value="0.716283125" calcext:value-type="float">
            <text:p>7,16E-01</text:p>
          </table:table-cell>
          <table:table-cell table:style-name="ce18" office:value-type="float" office:value="0.754246418" calcext:value-type="float">
            <text:p>7,54E-01</text:p>
          </table:table-cell>
          <table:table-cell table:style-name="ce18" office:value-type="float" office:value="0.7542513807" calcext:value-type="float">
            <text:p>7,54E-01</text:p>
          </table:table-cell>
          <table:table-cell table:style-name="ce16" table:formula="of:=[.$D115]-[.$E115]" office:value-type="float" office:value="-0.00000496269999994414" calcext:value-type="float">
            <text:p>-0,0000050</text:p>
          </table:table-cell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17"/>
          <table:table-cell table:style-name="ce18" office:value-type="float" office:value="0.7225663103" calcext:value-type="float">
            <text:p>7,23E-01</text:p>
          </table:table-cell>
          <table:table-cell table:style-name="ce18" office:value-type="float" office:value="0.7501061341" calcext:value-type="float">
            <text:p>7,50E-01</text:p>
          </table:table-cell>
          <table:table-cell table:style-name="ce18" office:value-type="float" office:value="0.7501110696" calcext:value-type="float">
            <text:p>7,50E-01</text:p>
          </table:table-cell>
          <table:table-cell table:style-name="ce16" table:formula="of:=[.$D116]-[.$E116]" office:value-type="float" office:value="-0.00000493550000002507" calcext:value-type="float">
            <text:p>-0,0000049</text:p>
          </table:table-cell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17"/>
          <table:table-cell table:style-name="ce18" office:value-type="float" office:value="0.7288494956" calcext:value-type="float">
            <text:p>7,29E-01</text:p>
          </table:table-cell>
          <table:table-cell table:style-name="ce18" office:value-type="float" office:value="0.7459362373" calcext:value-type="float">
            <text:p>7,46E-01</text:p>
          </table:table-cell>
          <table:table-cell table:style-name="ce18" office:value-type="float" office:value="0.7459411454" calcext:value-type="float">
            <text:p>7,46E-01</text:p>
          </table:table-cell>
          <table:table-cell table:style-name="ce16" table:formula="of:=[.$D117]-[.$E117]" office:value-type="float" office:value="-0.00000490809999997843" calcext:value-type="float">
            <text:p>-0,0000049</text:p>
          </table:table-cell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17"/>
          <table:table-cell table:style-name="ce18" office:value-type="float" office:value="0.7351326809" calcext:value-type="float">
            <text:p>7,35E-01</text:p>
          </table:table-cell>
          <table:table-cell table:style-name="ce18" office:value-type="float" office:value="0.7417368923" calcext:value-type="float">
            <text:p>7,42E-01</text:p>
          </table:table-cell>
          <table:table-cell table:style-name="ce18" office:value-type="float" office:value="0.7417417727" calcext:value-type="float">
            <text:p>7,42E-01</text:p>
          </table:table-cell>
          <table:table-cell table:style-name="ce16" table:formula="of:=[.$D118]-[.$E118]" office:value-type="float" office:value="-0.00000488040000001799" calcext:value-type="float">
            <text:p>-0,0000049</text:p>
          </table:table-cell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17"/>
          <table:table-cell table:style-name="ce18" office:value-type="float" office:value="0.7414158662" calcext:value-type="float">
            <text:p>7,41E-01</text:p>
          </table:table-cell>
          <table:table-cell table:style-name="ce18" office:value-type="float" office:value="0.7375082647" calcext:value-type="float">
            <text:p>7,38E-01</text:p>
          </table:table-cell>
          <table:table-cell table:style-name="ce18" office:value-type="float" office:value="0.7375131174" calcext:value-type="float">
            <text:p>7,38E-01</text:p>
          </table:table-cell>
          <table:table-cell table:style-name="ce16" table:formula="of:=[.$D119]-[.$E119]" office:value-type="float" office:value="-0.00000485270000005755" calcext:value-type="float">
            <text:p>-0,0000049</text:p>
          </table:table-cell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17"/>
          <table:table-cell table:style-name="ce18" office:value-type="float" office:value="0.7476990516" calcext:value-type="float">
            <text:p>7,48E-01</text:p>
          </table:table-cell>
          <table:table-cell table:style-name="ce18" office:value-type="float" office:value="0.7332505216" calcext:value-type="float">
            <text:p>7,33E-01</text:p>
          </table:table-cell>
          <table:table-cell table:style-name="ce18" office:value-type="float" office:value="0.7332553462" calcext:value-type="float">
            <text:p>7,33E-01</text:p>
          </table:table-cell>
          <table:table-cell table:style-name="ce16" table:formula="of:=[.$D120]-[.$E120]" office:value-type="float" office:value="-0.00000482459999995299" calcext:value-type="float">
            <text:p>-0,0000048</text:p>
          </table:table-cell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17"/>
          <table:table-cell table:style-name="ce18" office:value-type="float" office:value="0.7539822369" calcext:value-type="float">
            <text:p>7,54E-01</text:p>
          </table:table-cell>
          <table:table-cell table:style-name="ce18" office:value-type="float" office:value="0.728963831" calcext:value-type="float">
            <text:p>7,29E-01</text:p>
          </table:table-cell>
          <table:table-cell table:style-name="ce18" office:value-type="float" office:value="0.7289686274" calcext:value-type="float">
            <text:p>7,29E-01</text:p>
          </table:table-cell>
          <table:table-cell table:style-name="ce16" table:formula="of:=[.$D121]-[.$E121]" office:value-type="float" office:value="-0.00000479639999995118" calcext:value-type="float">
            <text:p>-0,0000048</text:p>
          </table:table-cell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17"/>
          <table:table-cell table:style-name="ce18" office:value-type="float" office:value="0.7602654222" calcext:value-type="float">
            <text:p>7,60E-01</text:p>
          </table:table-cell>
          <table:table-cell table:style-name="ce18" office:value-type="float" office:value="0.7246483622" calcext:value-type="float">
            <text:p>7,25E-01</text:p>
          </table:table-cell>
          <table:table-cell table:style-name="ce18" office:value-type="float" office:value="0.7246531302" calcext:value-type="float">
            <text:p>7,25E-01</text:p>
          </table:table-cell>
          <table:table-cell table:style-name="ce16" table:formula="of:=[.$D122]-[.$E122]" office:value-type="float" office:value="-0.00000476799999993283" calcext:value-type="float">
            <text:p>-0,0000048</text:p>
          </table:table-cell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17"/>
          <table:table-cell table:style-name="ce18" office:value-type="float" office:value="0.7665486075" calcext:value-type="float">
            <text:p>7,67E-01</text:p>
          </table:table-cell>
          <table:table-cell table:style-name="ce18" office:value-type="float" office:value="0.7203042855" calcext:value-type="float">
            <text:p>7,20E-01</text:p>
          </table:table-cell>
          <table:table-cell table:style-name="ce18" office:value-type="float" office:value="0.7203090249" calcext:value-type="float">
            <text:p>7,20E-01</text:p>
          </table:table-cell>
          <table:table-cell table:style-name="ce16" table:formula="of:=[.$D123]-[.$E123]" office:value-type="float" office:value="-0.00000473940000000894" calcext:value-type="float">
            <text:p>-0,0000047</text:p>
          </table:table-cell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17"/>
          <table:table-cell table:style-name="ce18" office:value-type="float" office:value="0.7728317928" calcext:value-type="float">
            <text:p>7,73E-01</text:p>
          </table:table-cell>
          <table:table-cell table:style-name="ce18" office:value-type="float" office:value="0.7159317724" calcext:value-type="float">
            <text:p>7,16E-01</text:p>
          </table:table-cell>
          <table:table-cell table:style-name="ce18" office:value-type="float" office:value="0.715936483" calcext:value-type="float">
            <text:p>7,16E-01</text:p>
          </table:table-cell>
          <table:table-cell table:style-name="ce16" table:formula="of:=[.$D124]-[.$E124]" office:value-type="float" office:value="-0.00000471059999995749" calcext:value-type="float">
            <text:p>-0,0000047</text:p>
          </table:table-cell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17"/>
          <table:table-cell table:style-name="ce18" office:value-type="float" office:value="0.7791149781" calcext:value-type="float">
            <text:p>7,79E-01</text:p>
          </table:table-cell>
          <table:table-cell table:style-name="ce18" office:value-type="float" office:value="0.7115309955" calcext:value-type="float">
            <text:p>7,12E-01</text:p>
          </table:table-cell>
          <table:table-cell table:style-name="ce18" office:value-type="float" office:value="0.7115356772" calcext:value-type="float">
            <text:p>7,12E-01</text:p>
          </table:table-cell>
          <table:table-cell table:style-name="ce16" table:formula="of:=[.$D125]-[.$E125]" office:value-type="float" office:value="-0.00000468170000000878" calcext:value-type="float">
            <text:p>-0,0000047</text:p>
          </table:table-cell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17"/>
          <table:table-cell table:style-name="ce18" office:value-type="float" office:value="0.7853981634" calcext:value-type="float">
            <text:p>7,85E-01</text:p>
          </table:table-cell>
          <table:table-cell table:style-name="ce18" office:value-type="float" office:value="0.7071021286" calcext:value-type="float">
            <text:p>7,07E-01</text:p>
          </table:table-cell>
          <table:table-cell table:style-name="ce18" office:value-type="float" office:value="0.7071067812" calcext:value-type="float">
            <text:p>7,07E-01</text:p>
          </table:table-cell>
          <table:table-cell table:style-name="ce16" table:formula="of:=[.$D126]-[.$E126]" office:value-type="float" office:value="-0.00000465260000004353" calcext:value-type="float">
            <text:p>-0,0000047</text:p>
          </table:table-cell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17"/>
          <table:table-cell table:style-name="ce18" office:value-type="float" office:value="0.7916813487" calcext:value-type="float">
            <text:p>7,92E-01</text:p>
          </table:table-cell>
          <table:table-cell table:style-name="ce18" office:value-type="float" office:value="0.7026453466" calcext:value-type="float">
            <text:p>7,03E-01</text:p>
          </table:table-cell>
          <table:table-cell table:style-name="ce18" office:value-type="float" office:value="0.7026499698" calcext:value-type="float">
            <text:p>7,03E-01</text:p>
          </table:table-cell>
          <table:table-cell table:style-name="ce16" table:formula="of:=[.$D127]-[.$E127]" office:value-type="float" office:value="-0.00000462320000005345" calcext:value-type="float">
            <text:p>-0,0000046</text:p>
          </table:table-cell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17"/>
          <table:table-cell table:style-name="ce18" office:value-type="float" office:value="0.797964534" calcext:value-type="float">
            <text:p>7,98E-01</text:p>
          </table:table-cell>
          <table:table-cell table:style-name="ce18" office:value-type="float" office:value="0.6981608253" calcext:value-type="float">
            <text:p>6,98E-01</text:p>
          </table:table-cell>
          <table:table-cell table:style-name="ce18" office:value-type="float" office:value="0.698165419" calcext:value-type="float">
            <text:p>6,98E-01</text:p>
          </table:table-cell>
          <table:table-cell table:style-name="ce16" table:formula="of:=[.$D128]-[.$E128]" office:value-type="float" office:value="-0.0000045937000000551" calcext:value-type="float">
            <text:p>-0,0000046</text:p>
          </table:table-cell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17"/>
          <table:table-cell table:style-name="ce18" office:value-type="float" office:value="0.8042477193" calcext:value-type="float">
            <text:p>8,04E-01</text:p>
          </table:table-cell>
          <table:table-cell table:style-name="ce18" office:value-type="float" office:value="0.6936487418" calcext:value-type="float">
            <text:p>6,94E-01</text:p>
          </table:table-cell>
          <table:table-cell table:style-name="ce18" office:value-type="float" office:value="0.6936533058" calcext:value-type="float">
            <text:p>6,94E-01</text:p>
          </table:table-cell>
          <table:table-cell table:style-name="ce16" table:formula="of:=[.$D129]-[.$E129]" office:value-type="float" office:value="-0.0000045640000000402" calcext:value-type="float">
            <text:p>-0,0000046</text:p>
          </table:table-cell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17"/>
          <table:table-cell table:style-name="ce18" office:value-type="float" office:value="0.8105309046" calcext:value-type="float">
            <text:p>8,11E-01</text:p>
          </table:table-cell>
          <table:table-cell table:style-name="ce18" office:value-type="float" office:value="0.6891092742" calcext:value-type="float">
            <text:p>6,89E-01</text:p>
          </table:table-cell>
          <table:table-cell table:style-name="ce18" office:value-type="float" office:value="0.6891138084" calcext:value-type="float">
            <text:p>6,89E-01</text:p>
          </table:table-cell>
          <table:table-cell table:style-name="ce16" table:formula="of:=[.$D130]-[.$E130]" office:value-type="float" office:value="-0.00000453420000001703" calcext:value-type="float">
            <text:p>-0,0000045</text:p>
          </table:table-cell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17"/>
          <table:table-cell table:style-name="ce18" office:value-type="float" office:value="0.8168140899" calcext:value-type="float">
            <text:p>8,17E-01</text:p>
          </table:table-cell>
          <table:table-cell table:style-name="ce18" office:value-type="float" office:value="0.6845426018" calcext:value-type="float">
            <text:p>6,85E-01</text:p>
          </table:table-cell>
          <table:table-cell table:style-name="ce18" office:value-type="float" office:value="0.6845471059" calcext:value-type="float">
            <text:p>6,85E-01</text:p>
          </table:table-cell>
          <table:table-cell table:style-name="ce16" table:formula="of:=[.$D131]-[.$E131]" office:value-type="float" office:value="-0.00000450409999996904" calcext:value-type="float">
            <text:p>-0,0000045</text:p>
          </table:table-cell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17"/>
          <table:table-cell table:style-name="ce18" office:value-type="float" office:value="0.8230972752" calcext:value-type="float">
            <text:p>8,23E-01</text:p>
          </table:table-cell>
          <table:table-cell table:style-name="ce18" office:value-type="float" office:value="0.6799489048" calcext:value-type="float">
            <text:p>6,80E-01</text:p>
          </table:table-cell>
          <table:table-cell table:style-name="ce18" office:value-type="float" office:value="0.6799533787" calcext:value-type="float">
            <text:p>6,80E-01</text:p>
          </table:table-cell>
          <table:table-cell table:style-name="ce16" table:formula="of:=[.$D132]-[.$E132]" office:value-type="float" office:value="-0.00000447390000002379" calcext:value-type="float">
            <text:p>-0,0000045</text:p>
          </table:table-cell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18" office:value-type="float" office:value="0.8293804605" calcext:value-type="float">
            <text:p>8,29E-01</text:p>
          </table:table-cell>
          <table:table-cell table:style-name="ce18" office:value-type="float" office:value="0.6753283646" calcext:value-type="float">
            <text:p>6,75E-01</text:p>
          </table:table-cell>
          <table:table-cell table:style-name="ce18" office:value-type="float" office:value="0.6753328081" calcext:value-type="float">
            <text:p>6,75E-01</text:p>
          </table:table-cell>
          <table:table-cell table:style-name="ce16" table:formula="of:=[.$D133]-[.$E133]" office:value-type="float" office:value="-0.000004443500000062" calcext:value-type="float">
            <text:p>-0,0000044</text:p>
          </table:table-cell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17"/>
          <table:table-cell table:style-name="ce18" office:value-type="float" office:value="0.8356636459" calcext:value-type="float">
            <text:p>8,36E-01</text:p>
          </table:table-cell>
          <table:table-cell table:style-name="ce18" office:value-type="float" office:value="0.6706811636" calcext:value-type="float">
            <text:p>6,71E-01</text:p>
          </table:table-cell>
          <table:table-cell table:style-name="ce18" office:value-type="float" office:value="0.6706855765" calcext:value-type="float">
            <text:p>6,71E-01</text:p>
          </table:table-cell>
          <table:table-cell table:style-name="ce16" table:formula="of:=[.$D134]-[.$E134]" office:value-type="float" office:value="-0.00000441289999997263" calcext:value-type="float">
            <text:p>-0,0000044</text:p>
          </table:table-cell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17"/>
          <table:table-cell table:style-name="ce18" office:value-type="float" office:value="0.8419468312" calcext:value-type="float">
            <text:p>8,42E-01</text:p>
          </table:table-cell>
          <table:table-cell table:style-name="ce18" office:value-type="float" office:value="0.6660074853" calcext:value-type="float">
            <text:p>6,66E-01</text:p>
          </table:table-cell>
          <table:table-cell table:style-name="ce18" office:value-type="float" office:value="0.6660118674" calcext:value-type="float">
            <text:p>6,66E-01</text:p>
          </table:table-cell>
          <table:table-cell table:style-name="ce16" table:formula="of:=[.$D135]-[.$E135]" office:value-type="float" office:value="-0.00000438210000008876" calcext:value-type="float">
            <text:p>-0,0000044</text:p>
          </table:table-cell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17"/>
          <table:table-cell table:style-name="ce18" office:value-type="float" office:value="0.8482300165" calcext:value-type="float">
            <text:p>8,48E-01</text:p>
          </table:table-cell>
          <table:table-cell table:style-name="ce18" office:value-type="float" office:value="0.6613075141" calcext:value-type="float">
            <text:p>6,61E-01</text:p>
          </table:table-cell>
          <table:table-cell table:style-name="ce18" office:value-type="float" office:value="0.6613118653" calcext:value-type="float">
            <text:p>6,61E-01</text:p>
          </table:table-cell>
          <table:table-cell table:style-name="ce16" table:formula="of:=[.$D136]-[.$E136]" office:value-type="float" office:value="-0.0000043512000000856" calcext:value-type="float">
            <text:p>-0,0000044</text:p>
          </table:table-cell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17"/>
          <table:table-cell table:style-name="ce18" office:value-type="float" office:value="0.8545132018" calcext:value-type="float">
            <text:p>8,55E-01</text:p>
          </table:table-cell>
          <table:table-cell table:style-name="ce18" office:value-type="float" office:value="0.6565814356" calcext:value-type="float">
            <text:p>6,57E-01</text:p>
          </table:table-cell>
          <table:table-cell table:style-name="ce18" office:value-type="float" office:value="0.6565857558" calcext:value-type="float">
            <text:p>6,57E-01</text:p>
          </table:table-cell>
          <table:table-cell table:style-name="ce16" table:formula="of:=[.$D137]-[.$E137]" office:value-type="float" office:value="-0.00000432019999996314" calcext:value-type="float">
            <text:p>-0,0000043</text:p>
          </table:table-cell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17"/>
          <table:table-cell table:style-name="ce18" office:value-type="float" office:value="0.8607963871" calcext:value-type="float">
            <text:p>8,61E-01</text:p>
          </table:table-cell>
          <table:table-cell table:style-name="ce18" office:value-type="float" office:value="0.6518294364" calcext:value-type="float">
            <text:p>6,52E-01</text:p>
          </table:table-cell>
          <table:table-cell table:style-name="ce18" office:value-type="float" office:value="0.6518337253" calcext:value-type="float">
            <text:p>6,52E-01</text:p>
          </table:table-cell>
          <table:table-cell table:style-name="ce16" table:formula="of:=[.$D138]-[.$E138]" office:value-type="float" office:value="-0.0000042889000000379" calcext:value-type="float">
            <text:p>-0,0000043</text:p>
          </table:table-cell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17"/>
          <table:table-cell table:style-name="ce18" office:value-type="float" office:value="0.8670795724" calcext:value-type="float">
            <text:p>8,67E-01</text:p>
          </table:table-cell>
          <table:table-cell table:style-name="ce18" office:value-type="float" office:value="0.6470517041" calcext:value-type="float">
            <text:p>6,47E-01</text:p>
          </table:table-cell>
          <table:table-cell table:style-name="ce18" office:value-type="float" office:value="0.6470559616" calcext:value-type="float">
            <text:p>6,47E-01</text:p>
          </table:table-cell>
          <table:table-cell table:style-name="ce16" table:formula="of:=[.$D139]-[.$E139]" office:value-type="float" office:value="-0.00000425749999999336" calcext:value-type="float">
            <text:p>-0,0000043</text:p>
          </table:table-cell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17"/>
          <table:table-cell table:style-name="ce18" office:value-type="float" office:value="0.8733627577" calcext:value-type="float">
            <text:p>8,73E-01</text:p>
          </table:table-cell>
          <table:table-cell table:style-name="ce18" office:value-type="float" office:value="0.6422484273" calcext:value-type="float">
            <text:p>6,42E-01</text:p>
          </table:table-cell>
          <table:table-cell table:style-name="ce18" office:value-type="float" office:value="0.6422526532" calcext:value-type="float">
            <text:p>6,42E-01</text:p>
          </table:table-cell>
          <table:table-cell table:style-name="ce16" table:formula="of:=[.$D140]-[.$E140]" office:value-type="float" office:value="-0.0000042259000000433" calcext:value-type="float">
            <text:p>-0,0000042</text:p>
          </table:table-cell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17"/>
          <table:table-cell table:style-name="ce18" office:value-type="float" office:value="0.879645943" calcext:value-type="float">
            <text:p>8,80E-01</text:p>
          </table:table-cell>
          <table:table-cell table:style-name="ce18" office:value-type="float" office:value="0.6374197957" calcext:value-type="float">
            <text:p>6,37E-01</text:p>
          </table:table-cell>
          <table:table-cell table:style-name="ce18" office:value-type="float" office:value="0.6374239897" calcext:value-type="float">
            <text:p>6,37E-01</text:p>
          </table:table-cell>
          <table:table-cell table:style-name="ce16" table:formula="of:=[.$D141]-[.$E141]" office:value-type="float" office:value="-0.0000041939999999574" calcext:value-type="float">
            <text:p>-0,0000042</text:p>
          </table:table-cell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17"/>
          <table:table-cell table:style-name="ce18" office:value-type="float" office:value="0.8859291283" calcext:value-type="float">
            <text:p>8,86E-01</text:p>
          </table:table-cell>
          <table:table-cell table:style-name="ce18" office:value-type="float" office:value="0.6325659998" calcext:value-type="float">
            <text:p>6,33E-01</text:p>
          </table:table-cell>
          <table:table-cell table:style-name="ce18" office:value-type="float" office:value="0.6325701619" calcext:value-type="float">
            <text:p>6,33E-01</text:p>
          </table:table-cell>
          <table:table-cell table:style-name="ce16" table:formula="of:=[.$D142]-[.$E142]" office:value-type="float" office:value="-0.00000416209999998252" calcext:value-type="float">
            <text:p>-0,0000042</text:p>
          </table:table-cell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17"/>
          <table:table-cell table:style-name="ce18" office:value-type="float" office:value="0.8922123136" calcext:value-type="float">
            <text:p>8,92E-01</text:p>
          </table:table-cell>
          <table:table-cell table:style-name="ce18" office:value-type="float" office:value="0.6276872313" calcext:value-type="float">
            <text:p>6,28E-01</text:p>
          </table:table-cell>
          <table:table-cell table:style-name="ce18" office:value-type="float" office:value="0.6276913613" calcext:value-type="float">
            <text:p>6,28E-01</text:p>
          </table:table-cell>
          <table:table-cell table:style-name="ce16" table:formula="of:=[.$D143]-[.$E143]" office:value-type="float" office:value="-0.00000412999999999109" calcext:value-type="float">
            <text:p>-0,0000041</text:p>
          </table:table-cell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17"/>
          <table:table-cell table:style-name="ce18" office:value-type="float" office:value="0.8984954989" calcext:value-type="float">
            <text:p>8,98E-01</text:p>
          </table:table-cell>
          <table:table-cell table:style-name="ce18" office:value-type="float" office:value="0.6227836827" calcext:value-type="float">
            <text:p>6,23E-01</text:p>
          </table:table-cell>
          <table:table-cell table:style-name="ce18" office:value-type="float" office:value="0.6227877805" calcext:value-type="float">
            <text:p>6,23E-01</text:p>
          </table:table-cell>
          <table:table-cell table:style-name="ce16" table:formula="of:=[.$D144]-[.$E144]" office:value-type="float" office:value="-0.00000409779999999138" calcext:value-type="float">
            <text:p>-0,0000041</text:p>
          </table:table-cell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17"/>
          <table:table-cell table:style-name="ce18" office:value-type="float" office:value="0.9047786842" calcext:value-type="float">
            <text:p>9,05E-01</text:p>
          </table:table-cell>
          <table:table-cell table:style-name="ce18" office:value-type="float" office:value="0.6178555477" calcext:value-type="float">
            <text:p>6,18E-01</text:p>
          </table:table-cell>
          <table:table-cell table:style-name="ce18" office:value-type="float" office:value="0.6178596131" calcext:value-type="float">
            <text:p>6,18E-01</text:p>
          </table:table-cell>
          <table:table-cell table:style-name="ce16" table:formula="of:=[.$D145]-[.$E145]" office:value-type="float" office:value="-0.00000406539999997513" calcext:value-type="float">
            <text:p>-0,0000041</text:p>
          </table:table-cell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17"/>
          <table:table-cell table:style-name="ce18" office:value-type="float" office:value="0.9110618695" calcext:value-type="float">
            <text:p>9,11E-01</text:p>
          </table:table-cell>
          <table:table-cell table:style-name="ce18" office:value-type="float" office:value="0.6129030209" calcext:value-type="float">
            <text:p>6,13E-01</text:p>
          </table:table-cell>
          <table:table-cell table:style-name="ce18" office:value-type="float" office:value="0.6129070537" calcext:value-type="float">
            <text:p>6,13E-01</text:p>
          </table:table-cell>
          <table:table-cell table:style-name="ce16" table:formula="of:=[.$D146]-[.$E146]" office:value-type="float" office:value="-0.00000403279999994233" calcext:value-type="float">
            <text:p>-0,0000040</text:p>
          </table:table-cell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17"/>
          <table:table-cell table:style-name="ce18" office:value-type="float" office:value="0.9173450548" calcext:value-type="float">
            <text:p>9,17E-01</text:p>
          </table:table-cell>
          <table:table-cell table:style-name="ce18" office:value-type="float" office:value="0.6079262977" calcext:value-type="float">
            <text:p>6,08E-01</text:p>
          </table:table-cell>
          <table:table-cell table:style-name="ce18" office:value-type="float" office:value="0.6079302977" calcext:value-type="float">
            <text:p>6,08E-01</text:p>
          </table:table-cell>
          <table:table-cell table:style-name="ce16" table:formula="of:=[.$D147]-[.$E147]" office:value-type="float" office:value="-0.000004000000000004" calcext:value-type="float">
            <text:p>-0,0000040</text:p>
          </table:table-cell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17"/>
          <table:table-cell table:style-name="ce18" office:value-type="float" office:value="0.9236282402" calcext:value-type="float">
            <text:p>9,24E-01</text:p>
          </table:table-cell>
          <table:table-cell table:style-name="ce18" office:value-type="float" office:value="0.6029255746" calcext:value-type="float">
            <text:p>6,03E-01</text:p>
          </table:table-cell>
          <table:table-cell table:style-name="ce18" office:value-type="float" office:value="0.6029295417" calcext:value-type="float">
            <text:p>6,03E-01</text:p>
          </table:table-cell>
          <table:table-cell table:style-name="ce16" table:formula="of:=[.$D148]-[.$E148]" office:value-type="float" office:value="-0.00000396709999994638" calcext:value-type="float">
            <text:p>-0,0000040</text:p>
          </table:table-cell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17"/>
          <table:table-cell table:style-name="ce18" office:value-type="float" office:value="0.9299114255" calcext:value-type="float">
            <text:p>9,30E-01</text:p>
          </table:table-cell>
          <table:table-cell table:style-name="ce18" office:value-type="float" office:value="0.597901049" calcext:value-type="float">
            <text:p>5,98E-01</text:p>
          </table:table-cell>
          <table:table-cell table:style-name="ce18" office:value-type="float" office:value="0.5979049831" calcext:value-type="float">
            <text:p>5,98E-01</text:p>
          </table:table-cell>
          <table:table-cell table:style-name="ce16" table:formula="of:=[.$D149]-[.$E149]" office:value-type="float" office:value="-0.0000039340999999915" calcext:value-type="float">
            <text:p>-0,0000039</text:p>
          </table:table-cell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17"/>
          <table:table-cell table:style-name="ce18" office:value-type="float" office:value="0.9361946108" calcext:value-type="float">
            <text:p>9,36E-01</text:p>
          </table:table-cell>
          <table:table-cell table:style-name="ce18" office:value-type="float" office:value="0.5928529193" calcext:value-type="float">
            <text:p>5,93E-01</text:p>
          </table:table-cell>
          <table:table-cell table:style-name="ce18" office:value-type="float" office:value="0.5928568202" calcext:value-type="float">
            <text:p>5,93E-01</text:p>
          </table:table-cell>
          <table:table-cell table:style-name="ce16" table:formula="of:=[.$D150]-[.$E150]" office:value-type="float" office:value="-0.00000390089999990906" calcext:value-type="float">
            <text:p>-0,0000039</text:p>
          </table:table-cell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17"/>
          <table:table-cell table:style-name="ce18" office:value-type="float" office:value="0.9424777961" calcext:value-type="float">
            <text:p>9,42E-01</text:p>
          </table:table-cell>
          <table:table-cell table:style-name="ce18" office:value-type="float" office:value="0.5877813848" calcext:value-type="float">
            <text:p>5,88E-01</text:p>
          </table:table-cell>
          <table:table-cell table:style-name="ce18" office:value-type="float" office:value="0.5877852523" calcext:value-type="float">
            <text:p>5,88E-01</text:p>
          </table:table-cell>
          <table:table-cell table:style-name="ce16" table:formula="of:=[.$D151]-[.$E151]" office:value-type="float" office:value="-0.00000386750000003211" calcext:value-type="float">
            <text:p>-0,0000039</text:p>
          </table:table-cell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17"/>
          <table:table-cell table:style-name="ce18" office:value-type="float" office:value="0.9487609814" calcext:value-type="float">
            <text:p>9,49E-01</text:p>
          </table:table-cell>
          <table:table-cell table:style-name="ce18" office:value-type="float" office:value="0.5826866457" calcext:value-type="float">
            <text:p>5,83E-01</text:p>
          </table:table-cell>
          <table:table-cell table:style-name="ce18" office:value-type="float" office:value="0.5826904797" calcext:value-type="float">
            <text:p>5,83E-01</text:p>
          </table:table-cell>
          <table:table-cell table:style-name="ce16" table:formula="of:=[.$D152]-[.$E152]" office:value-type="float" office:value="-0.00000383399999992484" calcext:value-type="float">
            <text:p>-0,0000038</text:p>
          </table:table-cell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17"/>
          <table:table-cell table:style-name="ce18" office:value-type="float" office:value="0.9550441667" calcext:value-type="float">
            <text:p>9,55E-01</text:p>
          </table:table-cell>
          <table:table-cell table:style-name="ce18" office:value-type="float" office:value="0.5775689032" calcext:value-type="float">
            <text:p>5,78E-01</text:p>
          </table:table-cell>
          <table:table-cell table:style-name="ce18" office:value-type="float" office:value="0.5775727034" calcext:value-type="float">
            <text:p>5,78E-01</text:p>
          </table:table-cell>
          <table:table-cell table:style-name="ce16" table:formula="of:=[.$D153]-[.$E153]" office:value-type="float" office:value="-0.0000038002000000148" calcext:value-type="float">
            <text:p>-0,0000038</text:p>
          </table:table-cell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17"/>
          <table:table-cell table:style-name="ce18" office:value-type="float" office:value="0.961327352" calcext:value-type="float">
            <text:p>9,61E-01</text:p>
          </table:table-cell>
          <table:table-cell table:style-name="ce18" office:value-type="float" office:value="0.5724283591" calcext:value-type="float">
            <text:p>5,72E-01</text:p>
          </table:table-cell>
          <table:table-cell table:style-name="ce18" office:value-type="float" office:value="0.5724321256" calcext:value-type="float">
            <text:p>5,72E-01</text:p>
          </table:table-cell>
          <table:table-cell table:style-name="ce16" table:formula="of:=[.$D154]-[.$E154]" office:value-type="float" office:value="-0.000003766500000002" calcext:value-type="float">
            <text:p>-0,0000038</text:p>
          </table:table-cell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17"/>
          <table:table-cell table:style-name="ce18" office:value-type="float" office:value="0.9676105373" calcext:value-type="float">
            <text:p>9,68E-01</text:p>
          </table:table-cell>
          <table:table-cell table:style-name="ce18" office:value-type="float" office:value="0.5672652167" calcext:value-type="float">
            <text:p>5,67E-01</text:p>
          </table:table-cell>
          <table:table-cell table:style-name="ce18" office:value-type="float" office:value="0.5672689491" calcext:value-type="float">
            <text:p>5,67E-01</text:p>
          </table:table-cell>
          <table:table-cell table:style-name="ce16" table:formula="of:=[.$D155]-[.$E155]" office:value-type="float" office:value="-0.00000373239999995612" calcext:value-type="float">
            <text:p>-0,0000037</text:p>
          </table:table-cell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17"/>
          <table:table-cell table:style-name="ce18" office:value-type="float" office:value="0.9738937226" calcext:value-type="float">
            <text:p>9,74E-01</text:p>
          </table:table-cell>
          <table:table-cell table:style-name="ce18" office:value-type="float" office:value="0.5620796795" calcext:value-type="float">
            <text:p>5,62E-01</text:p>
          </table:table-cell>
          <table:table-cell table:style-name="ce18" office:value-type="float" office:value="0.5620833779" calcext:value-type="float">
            <text:p>5,62E-01</text:p>
          </table:table-cell>
          <table:table-cell table:style-name="ce16" table:formula="of:=[.$D156]-[.$E156]" office:value-type="float" office:value="-0.00000369840000002952" calcext:value-type="float">
            <text:p>-0,0000037</text:p>
          </table:table-cell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17"/>
          <table:table-cell table:style-name="ce18" office:value-type="float" office:value="0.9801769079" calcext:value-type="float">
            <text:p>9,80E-01</text:p>
          </table:table-cell>
          <table:table-cell table:style-name="ce18" office:value-type="float" office:value="0.5568719524" calcext:value-type="float">
            <text:p>5,57E-01</text:p>
          </table:table-cell>
          <table:table-cell table:style-name="ce18" office:value-type="float" office:value="0.5568756165" calcext:value-type="float">
            <text:p>5,57E-01</text:p>
          </table:table-cell>
          <table:table-cell table:style-name="ce16" table:formula="of:=[.$D157]-[.$E157]" office:value-type="float" office:value="-0.00000366410000007811" calcext:value-type="float">
            <text:p>-0,0000037</text:p>
          </table:table-cell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17"/>
          <table:table-cell table:style-name="ce18" office:value-type="float" office:value="0.9864600932" calcext:value-type="float">
            <text:p>9,86E-01</text:p>
          </table:table-cell>
          <table:table-cell table:style-name="ce18" office:value-type="float" office:value="0.551642241" calcext:value-type="float">
            <text:p>5,52E-01</text:p>
          </table:table-cell>
          <table:table-cell table:style-name="ce18" office:value-type="float" office:value="0.5516458706" calcext:value-type="float">
            <text:p>5,52E-01</text:p>
          </table:table-cell>
          <table:table-cell table:style-name="ce16" table:formula="of:=[.$D158]-[.$E158]" office:value-type="float" office:value="-0.00000362959999999912" calcext:value-type="float">
            <text:p>-0,0000036</text:p>
          </table:table-cell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17"/>
          <table:table-cell table:style-name="ce18" office:value-type="float" office:value="0.9927432785" calcext:value-type="float">
            <text:p>9,93E-01</text:p>
          </table:table-cell>
          <table:table-cell table:style-name="ce18" office:value-type="float" office:value="0.5463907516" calcext:value-type="float">
            <text:p>5,46E-01</text:p>
          </table:table-cell>
          <table:table-cell table:style-name="ce18" office:value-type="float" office:value="0.5463943467" calcext:value-type="float">
            <text:p>5,46E-01</text:p>
          </table:table-cell>
          <table:table-cell table:style-name="ce16" table:formula="of:=[.$D159]-[.$E159]" office:value-type="float" office:value="-0.00000359509999992014" calcext:value-type="float">
            <text:p>-0,0000036</text:p>
          </table:table-cell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17"/>
          <table:table-cell table:style-name="ce18" office:value-type="float" office:value="0.9990264638" calcext:value-type="float">
            <text:p>9,99E-01</text:p>
          </table:table-cell>
          <table:table-cell table:style-name="ce18" office:value-type="float" office:value="0.5411176917" calcext:value-type="float">
            <text:p>5,41E-01</text:p>
          </table:table-cell>
          <table:table-cell table:style-name="ce18" office:value-type="float" office:value="0.5411212521" calcext:value-type="float">
            <text:p>5,41E-01</text:p>
          </table:table-cell>
          <table:table-cell table:style-name="ce16" table:formula="of:=[.$D160]-[.$E160]" office:value-type="float" office:value="-0.00000356040000004665" calcext:value-type="float">
            <text:p>-0,0000036</text:p>
          </table:table-cell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17"/>
          <table:table-cell table:style-name="ce18" office:value-type="float" office:value="1.005309649" calcext:value-type="float">
            <text:p>1,01E+00</text:p>
          </table:table-cell>
          <table:table-cell table:style-name="ce18" office:value-type="float" office:value="0.5358232694" calcext:value-type="float">
            <text:p>5,36E-01</text:p>
          </table:table-cell>
          <table:table-cell table:style-name="ce18" office:value-type="float" office:value="0.535826795" calcext:value-type="float">
            <text:p>5,36E-01</text:p>
          </table:table-cell>
          <table:table-cell table:style-name="ce16" table:formula="of:=[.$D161]-[.$E161]" office:value-type="float" office:value="-0.00000352559999994284" calcext:value-type="float">
            <text:p>-0,0000035</text:p>
          </table:table-cell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17"/>
          <table:table-cell table:style-name="ce18" office:value-type="float" office:value="1.011592834" calcext:value-type="float">
            <text:p>1,01E+00</text:p>
          </table:table-cell>
          <table:table-cell table:style-name="ce18" office:value-type="float" office:value="0.5305076937" calcext:value-type="float">
            <text:p>5,31E-01</text:p>
          </table:table-cell>
          <table:table-cell table:style-name="ce18" office:value-type="float" office:value="0.5305111843" calcext:value-type="float">
            <text:p>5,31E-01</text:p>
          </table:table-cell>
          <table:table-cell table:style-name="ce16" table:formula="of:=[.$D162]-[.$E162]" office:value-type="float" office:value="-0.00000349059999993351" calcext:value-type="float">
            <text:p>-0,0000035</text:p>
          </table:table-cell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17"/>
          <table:table-cell table:style-name="ce18" office:value-type="float" office:value="1.01787602" calcext:value-type="float">
            <text:p>1,02E+00</text:p>
          </table:table-cell>
          <table:table-cell table:style-name="ce18" office:value-type="float" office:value="0.5251711745" calcext:value-type="float">
            <text:p>5,25E-01</text:p>
          </table:table-cell>
          <table:table-cell table:style-name="ce18" office:value-type="float" office:value="0.52517463" calcext:value-type="float">
            <text:p>5,25E-01</text:p>
          </table:table-cell>
          <table:table-cell table:style-name="ce16" table:formula="of:=[.$D163]-[.$E163]" office:value-type="float" office:value="-0.0000034554999999159" calcext:value-type="float">
            <text:p>-0,0000035</text:p>
          </table:table-cell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17"/>
          <table:table-cell table:style-name="ce18" office:value-type="float" office:value="1.024159205" calcext:value-type="float">
            <text:p>1,02E+00</text:p>
          </table:table-cell>
          <table:table-cell table:style-name="ce18" office:value-type="float" office:value="0.5198139224" calcext:value-type="float">
            <text:p>5,20E-01</text:p>
          </table:table-cell>
          <table:table-cell table:style-name="ce18" office:value-type="float" office:value="0.5198173426" calcext:value-type="float">
            <text:p>5,20E-01</text:p>
          </table:table-cell>
          <table:table-cell table:style-name="ce16" table:formula="of:=[.$D164]-[.$E164]" office:value-type="float" office:value="-0.00000342019999999277" calcext:value-type="float">
            <text:p>-0,0000034</text:p>
          </table:table-cell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17"/>
          <table:table-cell table:style-name="ce18" office:value-type="float" office:value="1.03044239" calcext:value-type="float">
            <text:p>1,03E+00</text:p>
          </table:table-cell>
          <table:table-cell table:style-name="ce18" office:value-type="float" office:value="0.5144361489" calcext:value-type="float">
            <text:p>5,14E-01</text:p>
          </table:table-cell>
          <table:table-cell table:style-name="ce18" office:value-type="float" office:value="0.5144395338" calcext:value-type="float">
            <text:p>5,14E-01</text:p>
          </table:table-cell>
          <table:table-cell table:style-name="ce16" table:formula="of:=[.$D165]-[.$E165]" office:value-type="float" office:value="-0.00000338490000006963" calcext:value-type="float">
            <text:p>-0,0000034</text:p>
          </table:table-cell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17"/>
          <table:table-cell table:style-name="ce18" office:value-type="float" office:value="1.036725576" calcext:value-type="float">
            <text:p>1,04E+00</text:p>
          </table:table-cell>
          <table:table-cell table:style-name="ce18" office:value-type="float" office:value="0.5090380664" calcext:value-type="float">
            <text:p>5,09E-01</text:p>
          </table:table-cell>
          <table:table-cell table:style-name="ce18" office:value-type="float" office:value="0.5090414158" calcext:value-type="float">
            <text:p>5,09E-01</text:p>
          </table:table-cell>
          <table:table-cell table:style-name="ce16" table:formula="of:=[.$D166]-[.$E166]" office:value-type="float" office:value="-0.00000334940000001893" calcext:value-type="float">
            <text:p>-0,0000033</text:p>
          </table:table-cell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17"/>
          <table:table-cell table:style-name="ce18" office:value-type="float" office:value="1.043008761" calcext:value-type="float">
            <text:p>1,04E+00</text:p>
          </table:table-cell>
          <table:table-cell table:style-name="ce18" office:value-type="float" office:value="0.5036198879" calcext:value-type="float">
            <text:p>5,04E-01</text:p>
          </table:table-cell>
          <table:table-cell table:style-name="ce18" office:value-type="float" office:value="0.5036232016" calcext:value-type="float">
            <text:p>5,04E-01</text:p>
          </table:table-cell>
          <table:table-cell table:style-name="ce16" table:formula="of:=[.$D167]-[.$E167]" office:value-type="float" office:value="-0.0000033137000000627" calcext:value-type="float">
            <text:p>-0,0000033</text:p>
          </table:table-cell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17"/>
          <table:table-cell table:style-name="ce18" office:value-type="float" office:value="1.049291946" calcext:value-type="float">
            <text:p>1,05E+00</text:p>
          </table:table-cell>
          <table:table-cell table:style-name="ce18" office:value-type="float" office:value="0.4981818274" calcext:value-type="float">
            <text:p>4,98E-01</text:p>
          </table:table-cell>
          <table:table-cell table:style-name="ce18" office:value-type="float" office:value="0.4981851053" calcext:value-type="float">
            <text:p>4,98E-01</text:p>
          </table:table-cell>
          <table:table-cell table:style-name="ce16" table:formula="of:=[.$D168]-[.$E168]" office:value-type="float" office:value="-0.00000327790000004269" calcext:value-type="float">
            <text:p>-0,0000033</text:p>
          </table:table-cell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17"/>
          <table:table-cell table:style-name="ce18" office:value-type="float" office:value="1.055575132" calcext:value-type="float">
            <text:p>1,06E+00</text:p>
          </table:table-cell>
          <table:table-cell table:style-name="ce18" office:value-type="float" office:value="0.4927240995" calcext:value-type="float">
            <text:p>4,93E-01</text:p>
          </table:table-cell>
          <table:table-cell table:style-name="ce18" office:value-type="float" office:value="0.4927273415" calcext:value-type="float">
            <text:p>4,93E-01</text:p>
          </table:table-cell>
          <table:table-cell table:style-name="ce16" table:formula="of:=[.$D169]-[.$E169]" office:value-type="float" office:value="-0.0000032420000000144" calcext:value-type="float">
            <text:p>-0,0000032</text:p>
          </table:table-cell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17"/>
          <table:table-cell table:style-name="ce18" office:value-type="float" office:value="1.061858317" calcext:value-type="float">
            <text:p>1,06E+00</text:p>
          </table:table-cell>
          <table:table-cell table:style-name="ce18" office:value-type="float" office:value="0.4872469198" calcext:value-type="float">
            <text:p>4,87E-01</text:p>
          </table:table-cell>
          <table:table-cell table:style-name="ce18" office:value-type="float" office:value="0.4872501257" calcext:value-type="float">
            <text:p>4,87E-01</text:p>
          </table:table-cell>
          <table:table-cell table:style-name="ce16" table:formula="of:=[.$D170]-[.$E170]" office:value-type="float" office:value="-0.00000320590000002507" calcext:value-type="float">
            <text:p>-0,0000032</text:p>
          </table:table-cell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17"/>
          <table:table-cell table:style-name="ce18" office:value-type="float" office:value="1.068141502" calcext:value-type="float">
            <text:p>1,07E+00</text:p>
          </table:table-cell>
          <table:table-cell table:style-name="ce18" office:value-type="float" office:value="0.4817505043" calcext:value-type="float">
            <text:p>4,82E-01</text:p>
          </table:table-cell>
          <table:table-cell table:style-name="ce18" office:value-type="float" office:value="0.4817536741" calcext:value-type="float">
            <text:p>4,82E-01</text:p>
          </table:table-cell>
          <table:table-cell table:style-name="ce16" table:formula="of:=[.$D171]-[.$E171]" office:value-type="float" office:value="-0.00000316980000003575" calcext:value-type="float">
            <text:p>-0,0000032</text:p>
          </table:table-cell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17"/>
          <table:table-cell table:style-name="ce18" office:value-type="float" office:value="1.074424688" calcext:value-type="float">
            <text:p>1,07E+00</text:p>
          </table:table-cell>
          <table:table-cell table:style-name="ce18" office:value-type="float" office:value="0.4762350702" calcext:value-type="float">
            <text:p>4,76E-01</text:p>
          </table:table-cell>
          <table:table-cell table:style-name="ce18" office:value-type="float" office:value="0.4762382037" calcext:value-type="float">
            <text:p>4,76E-01</text:p>
          </table:table-cell>
          <table:table-cell table:style-name="ce16" table:formula="of:=[.$D172]-[.$E172]" office:value-type="float" office:value="-0.00000313350000002988" calcext:value-type="float">
            <text:p>-0,0000031</text:p>
          </table:table-cell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17"/>
          <table:table-cell table:style-name="ce18" office:value-type="float" office:value="1.080707873" calcext:value-type="float">
            <text:p>1,08E+00</text:p>
          </table:table-cell>
          <table:table-cell table:style-name="ce18" office:value-type="float" office:value="0.4707008351" calcext:value-type="float">
            <text:p>4,71E-01</text:p>
          </table:table-cell>
          <table:table-cell table:style-name="ce18" office:value-type="float" office:value="0.4707039322" calcext:value-type="float">
            <text:p>4,71E-01</text:p>
          </table:table-cell>
          <table:table-cell table:style-name="ce16" table:formula="of:=[.$D173]-[.$E173]" office:value-type="float" office:value="-0.00000309710000001573" calcext:value-type="float">
            <text:p>-0,0000031</text:p>
          </table:table-cell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17"/>
          <table:table-cell table:style-name="ce18" office:value-type="float" office:value="1.086991058" calcext:value-type="float">
            <text:p>1,09E+00</text:p>
          </table:table-cell>
          <table:table-cell table:style-name="ce18" office:value-type="float" office:value="0.4651480175" calcext:value-type="float">
            <text:p>4,65E-01</text:p>
          </table:table-cell>
          <table:table-cell table:style-name="ce18" office:value-type="float" office:value="0.4651510781" calcext:value-type="float">
            <text:p>4,65E-01</text:p>
          </table:table-cell>
          <table:table-cell table:style-name="ce16" table:formula="of:=[.$D174]-[.$E174]" office:value-type="float" office:value="-0.00000306059999999331" calcext:value-type="float">
            <text:p>-0,0000031</text:p>
          </table:table-cell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17"/>
          <table:table-cell table:style-name="ce18" office:value-type="float" office:value="1.093274243" calcext:value-type="float">
            <text:p>1,09E+00</text:p>
          </table:table-cell>
          <table:table-cell table:style-name="ce18" office:value-type="float" office:value="0.4595768367" calcext:value-type="float">
            <text:p>4,60E-01</text:p>
          </table:table-cell>
          <table:table-cell table:style-name="ce18" office:value-type="float" office:value="0.4595798606" calcext:value-type="float">
            <text:p>4,60E-01</text:p>
          </table:table-cell>
          <table:table-cell table:style-name="ce16" table:formula="of:=[.$D175]-[.$E175]" office:value-type="float" office:value="-0.00000302390000000985" calcext:value-type="float">
            <text:p>-0,0000030</text:p>
          </table:table-cell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17"/>
          <table:table-cell table:style-name="ce18" office:value-type="float" office:value="1.099557429" calcext:value-type="float">
            <text:p>1,10E+00</text:p>
          </table:table-cell>
          <table:table-cell table:style-name="ce18" office:value-type="float" office:value="0.4539875126" calcext:value-type="float">
            <text:p>4,54E-01</text:p>
          </table:table-cell>
          <table:table-cell table:style-name="ce18" office:value-type="float" office:value="0.4539904997" calcext:value-type="float">
            <text:p>4,54E-01</text:p>
          </table:table-cell>
          <table:table-cell table:style-name="ce16" table:formula="of:=[.$D176]-[.$E176]" office:value-type="float" office:value="-0.00000298709999996261" calcext:value-type="float">
            <text:p>-0,0000030</text:p>
          </table:table-cell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17"/>
          <table:table-cell table:style-name="ce18" office:value-type="float" office:value="1.105840614" calcext:value-type="float">
            <text:p>1,11E+00</text:p>
          </table:table-cell>
          <table:table-cell table:style-name="ce18" office:value-type="float" office:value="0.4483802659" calcext:value-type="float">
            <text:p>4,48E-01</text:p>
          </table:table-cell>
          <table:table-cell table:style-name="ce18" office:value-type="float" office:value="0.4483832161" calcext:value-type="float">
            <text:p>4,48E-01</text:p>
          </table:table-cell>
          <table:table-cell table:style-name="ce16" table:formula="of:=[.$D177]-[.$E177]" office:value-type="float" office:value="-0.00000295020000001811" calcext:value-type="float">
            <text:p>-0,0000030</text:p>
          </table:table-cell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17"/>
          <table:table-cell table:style-name="ce18" office:value-type="float" office:value="1.112123799" calcext:value-type="float">
            <text:p>1,11E+00</text:p>
          </table:table-cell>
          <table:table-cell table:style-name="ce18" office:value-type="float" office:value="0.4427553178" calcext:value-type="float">
            <text:p>4,43E-01</text:p>
          </table:table-cell>
          <table:table-cell table:style-name="ce18" office:value-type="float" office:value="0.442758231" calcext:value-type="float">
            <text:p>4,43E-01</text:p>
          </table:table-cell>
          <table:table-cell table:style-name="ce16" table:formula="of:=[.$D178]-[.$E178]" office:value-type="float" office:value="-0.00000291320000000983" calcext:value-type="float">
            <text:p>-0,0000029</text:p>
          </table:table-cell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17"/>
          <table:table-cell table:style-name="ce18" office:value-type="float" office:value="1.118406985" calcext:value-type="float">
            <text:p>1,12E+00</text:p>
          </table:table-cell>
          <table:table-cell table:style-name="ce18" office:value-type="float" office:value="0.4371128906" calcext:value-type="float">
            <text:p>4,37E-01</text:p>
          </table:table-cell>
          <table:table-cell table:style-name="ce18" office:value-type="float" office:value="0.4371157667" calcext:value-type="float">
            <text:p>4,37E-01</text:p>
          </table:table-cell>
          <table:table-cell table:style-name="ce16" table:formula="of:=[.$D179]-[.$E179]" office:value-type="float" office:value="-0.00000287609999999328" calcext:value-type="float">
            <text:p>-0,0000029</text:p>
          </table:table-cell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17"/>
          <table:table-cell table:style-name="ce18" office:value-type="float" office:value="1.12469017" calcext:value-type="float">
            <text:p>1,12E+00</text:p>
          </table:table-cell>
          <table:table-cell table:style-name="ce18" office:value-type="float" office:value="0.4314532068" calcext:value-type="float">
            <text:p>4,31E-01</text:p>
          </table:table-cell>
          <table:table-cell table:style-name="ce18" office:value-type="float" office:value="0.4314560457" calcext:value-type="float">
            <text:p>4,31E-01</text:p>
          </table:table-cell>
          <table:table-cell table:style-name="ce16" table:formula="of:=[.$D180]-[.$E180]" office:value-type="float" office:value="-0.00000283890000002396" calcext:value-type="float">
            <text:p>-0,0000028</text:p>
          </table:table-cell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17"/>
          <table:table-cell table:style-name="ce18" office:value-type="float" office:value="1.130973355" calcext:value-type="float">
            <text:p>1,13E+00</text:p>
          </table:table-cell>
          <table:table-cell table:style-name="ce18" office:value-type="float" office:value="0.4257764901" calcext:value-type="float">
            <text:p>4,26E-01</text:p>
          </table:table-cell>
          <table:table-cell table:style-name="ce18" office:value-type="float" office:value="0.4257792916" calcext:value-type="float">
            <text:p>4,26E-01</text:p>
          </table:table-cell>
          <table:table-cell table:style-name="ce16" table:formula="of:=[.$D181]-[.$E181]" office:value-type="float" office:value="-0.00000280149999998258" calcext:value-type="float">
            <text:p>-0,0000028</text:p>
          </table:table-cell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17"/>
          <table:table-cell table:style-name="ce18" office:value-type="float" office:value="1.137256541" calcext:value-type="float">
            <text:p>1,14E+00</text:p>
          </table:table-cell>
          <table:table-cell table:style-name="ce18" office:value-type="float" office:value="0.4200829644" calcext:value-type="float">
            <text:p>4,20E-01</text:p>
          </table:table-cell>
          <table:table-cell table:style-name="ce18" office:value-type="float" office:value="0.4200857284" calcext:value-type="float">
            <text:p>4,20E-01</text:p>
          </table:table-cell>
          <table:table-cell table:style-name="ce16" table:formula="of:=[.$D182]-[.$E182]" office:value-type="float" office:value="-0.00000276399999998844" calcext:value-type="float">
            <text:p>-0,0000028</text:p>
          </table:table-cell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17"/>
          <table:table-cell table:style-name="ce18" office:value-type="float" office:value="1.143539726" calcext:value-type="float">
            <text:p>1,14E+00</text:p>
          </table:table-cell>
          <table:table-cell table:style-name="ce18" office:value-type="float" office:value="0.4143728545" calcext:value-type="float">
            <text:p>4,14E-01</text:p>
          </table:table-cell>
          <table:table-cell table:style-name="ce18" office:value-type="float" office:value="0.414375581" calcext:value-type="float">
            <text:p>4,14E-01</text:p>
          </table:table-cell>
          <table:table-cell table:style-name="ce16" table:formula="of:=[.$D183]-[.$E183]" office:value-type="float" office:value="-0.0000027264999999943" calcext:value-type="float">
            <text:p>-0,0000027</text:p>
          </table:table-cell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17"/>
          <table:table-cell table:style-name="ce18" office:value-type="float" office:value="1.149822911" calcext:value-type="float">
            <text:p>1,15E+00</text:p>
          </table:table-cell>
          <table:table-cell table:style-name="ce18" office:value-type="float" office:value="0.4086463859" calcext:value-type="float">
            <text:p>4,09E-01</text:p>
          </table:table-cell>
          <table:table-cell table:style-name="ce18" office:value-type="float" office:value="0.4086490747" calcext:value-type="float">
            <text:p>4,09E-01</text:p>
          </table:table-cell>
          <table:table-cell table:style-name="ce16" table:formula="of:=[.$D184]-[.$E184]" office:value-type="float" office:value="-0.00000268879999998362" calcext:value-type="float">
            <text:p>-0,0000027</text:p>
          </table:table-cell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17"/>
          <table:table-cell table:style-name="ce18" office:value-type="float" office:value="1.156106097" calcext:value-type="float">
            <text:p>1,16E+00</text:p>
          </table:table-cell>
          <table:table-cell table:style-name="ce18" office:value-type="float" office:value="0.4029037847" calcext:value-type="float">
            <text:p>4,03E-01</text:p>
          </table:table-cell>
          <table:table-cell table:style-name="ce18" office:value-type="float" office:value="0.4029064357" calcext:value-type="float">
            <text:p>4,03E-01</text:p>
          </table:table-cell>
          <table:table-cell table:style-name="ce16" table:formula="of:=[.$D185]-[.$E185]" office:value-type="float" office:value="-0.00000265100000002016" calcext:value-type="float">
            <text:p>-0,0000027</text:p>
          </table:table-cell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17"/>
          <table:table-cell table:style-name="ce18" office:value-type="float" office:value="1.162389282" calcext:value-type="float">
            <text:p>1,16E+00</text:p>
          </table:table-cell>
          <table:table-cell table:style-name="ce18" office:value-type="float" office:value="0.3971452775" calcext:value-type="float">
            <text:p>3,97E-01</text:p>
          </table:table-cell>
          <table:table-cell table:style-name="ce18" office:value-type="float" office:value="0.3971478906" calcext:value-type="float">
            <text:p>3,97E-01</text:p>
          </table:table-cell>
          <table:table-cell table:style-name="ce16" table:formula="of:=[.$D186]-[.$E186]" office:value-type="float" office:value="-0.00000261309999999293" calcext:value-type="float">
            <text:p>-0,0000026</text:p>
          </table:table-cell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17"/>
          <table:table-cell table:style-name="ce18" office:value-type="float" office:value="1.168672467" calcext:value-type="float">
            <text:p>1,17E+00</text:p>
          </table:table-cell>
          <table:table-cell table:style-name="ce18" office:value-type="float" office:value="0.3913710917" calcext:value-type="float">
            <text:p>3,91E-01</text:p>
          </table:table-cell>
          <table:table-cell table:style-name="ce18" office:value-type="float" office:value="0.3913736668" calcext:value-type="float">
            <text:p>3,91E-01</text:p>
          </table:table-cell>
          <table:table-cell table:style-name="ce16" table:formula="of:=[.$D187]-[.$E187]" office:value-type="float" office:value="-0.00000257510000001293" calcext:value-type="float">
            <text:p>-0,0000026</text:p>
          </table:table-cell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17"/>
          <table:table-cell table:style-name="ce18" office:value-type="float" office:value="1.174955652" calcext:value-type="float">
            <text:p>1,17E+00</text:p>
          </table:table-cell>
          <table:table-cell table:style-name="ce18" office:value-type="float" office:value="0.3855814552" calcext:value-type="float">
            <text:p>3,86E-01</text:p>
          </table:table-cell>
          <table:table-cell table:style-name="ce18" office:value-type="float" office:value="0.3855839923" calcext:value-type="float">
            <text:p>3,86E-01</text:p>
          </table:table-cell>
          <table:table-cell table:style-name="ce16" table:formula="of:=[.$D188]-[.$E188]" office:value-type="float" office:value="-0.00000253709999997742" calcext:value-type="float">
            <text:p>-0,0000025</text:p>
          </table:table-cell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17"/>
          <table:table-cell table:style-name="ce18" office:value-type="float" office:value="1.181238838" calcext:value-type="float">
            <text:p>1,18E+00</text:p>
          </table:table-cell>
          <table:table-cell table:style-name="ce18" office:value-type="float" office:value="0.3797765967" calcext:value-type="float">
            <text:p>3,80E-01</text:p>
          </table:table-cell>
          <table:table-cell table:style-name="ce18" office:value-type="float" office:value="0.3797790955" calcext:value-type="float">
            <text:p>3,80E-01</text:p>
          </table:table-cell>
          <table:table-cell table:style-name="ce16" table:formula="of:=[.$D189]-[.$E189]" office:value-type="float" office:value="-0.0000024987999999726" calcext:value-type="float">
            <text:p>-0,0000025</text:p>
          </table:table-cell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17"/>
          <table:table-cell table:style-name="ce18" office:value-type="float" office:value="1.187522023" calcext:value-type="float">
            <text:p>1,19E+00</text:p>
          </table:table-cell>
          <table:table-cell table:style-name="ce18" office:value-type="float" office:value="0.3739567452" calcext:value-type="float">
            <text:p>3,74E-01</text:p>
          </table:table-cell>
          <table:table-cell table:style-name="ce18" office:value-type="float" office:value="0.3739592057" calcext:value-type="float">
            <text:p>3,74E-01</text:p>
          </table:table-cell>
          <table:table-cell table:style-name="ce16" table:formula="of:=[.$D190]-[.$E190]" office:value-type="float" office:value="-0.00000246050000002329" calcext:value-type="float">
            <text:p>-0,0000025</text:p>
          </table:table-cell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17"/>
          <table:table-cell table:style-name="ce18" office:value-type="float" office:value="1.193805208" calcext:value-type="float">
            <text:p>1,19E+00</text:p>
          </table:table-cell>
          <table:table-cell table:style-name="ce18" office:value-type="float" office:value="0.3681221305" calcext:value-type="float">
            <text:p>3,68E-01</text:p>
          </table:table-cell>
          <table:table-cell table:style-name="ce18" office:value-type="float" office:value="0.3681245527" calcext:value-type="float">
            <text:p>3,68E-01</text:p>
          </table:table-cell>
          <table:table-cell table:style-name="ce16" table:formula="of:=[.$D191]-[.$E191]" office:value-type="float" office:value="-0.00000242219999996296" calcext:value-type="float">
            <text:p>-0,0000024</text:p>
          </table:table-cell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17"/>
          <table:table-cell table:style-name="ce18" office:value-type="float" office:value="1.200088394" calcext:value-type="float">
            <text:p>1,20E+00</text:p>
          </table:table-cell>
          <table:table-cell table:style-name="ce18" office:value-type="float" office:value="0.362272983" calcext:value-type="float">
            <text:p>3,62E-01</text:p>
          </table:table-cell>
          <table:table-cell table:style-name="ce18" office:value-type="float" office:value="0.3622753667" calcext:value-type="float">
            <text:p>3,62E-01</text:p>
          </table:table-cell>
          <table:table-cell table:style-name="ce16" table:formula="of:=[.$D192]-[.$E192]" office:value-type="float" office:value="-0.0000023836999999971" calcext:value-type="float">
            <text:p>-0,0000024</text:p>
          </table:table-cell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17"/>
          <table:table-cell table:style-name="ce18" office:value-type="float" office:value="1.206371579" calcext:value-type="float">
            <text:p>1,21E+00</text:p>
          </table:table-cell>
          <table:table-cell table:style-name="ce18" office:value-type="float" office:value="0.3564095336" calcext:value-type="float">
            <text:p>3,56E-01</text:p>
          </table:table-cell>
          <table:table-cell table:style-name="ce18" office:value-type="float" office:value="0.3564118787" calcext:value-type="float">
            <text:p>3,56E-01</text:p>
          </table:table-cell>
          <table:table-cell table:style-name="ce16" table:formula="of:=[.$D193]-[.$E193]" office:value-type="float" office:value="-0.00000234510000002297" calcext:value-type="float">
            <text:p>-0,0000023</text:p>
          </table:table-cell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17"/>
          <table:table-cell table:style-name="ce18" office:value-type="float" office:value="1.212654764" calcext:value-type="float">
            <text:p>1,21E+00</text:p>
          </table:table-cell>
          <table:table-cell table:style-name="ce18" office:value-type="float" office:value="0.3505320138" calcext:value-type="float">
            <text:p>3,51E-01</text:p>
          </table:table-cell>
          <table:table-cell table:style-name="ce18" office:value-type="float" office:value="0.3505343202" calcext:value-type="float">
            <text:p>3,51E-01</text:p>
          </table:table-cell>
          <table:table-cell table:style-name="ce16" table:formula="of:=[.$D194]-[.$E194]" office:value-type="float" office:value="-0.00000230640000004056" calcext:value-type="float">
            <text:p>-0,0000023</text:p>
          </table:table-cell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17"/>
          <table:table-cell table:style-name="ce18" office:value-type="float" office:value="1.21893795" calcext:value-type="float">
            <text:p>1,22E+00</text:p>
          </table:table-cell>
          <table:table-cell table:style-name="ce18" office:value-type="float" office:value="0.3446406555" calcext:value-type="float">
            <text:p>3,45E-01</text:p>
          </table:table-cell>
          <table:table-cell table:style-name="ce18" office:value-type="float" office:value="0.3446429232" calcext:value-type="float">
            <text:p>3,45E-01</text:p>
          </table:table-cell>
          <table:table-cell table:style-name="ce16" table:formula="of:=[.$D195]-[.$E195]" office:value-type="float" office:value="-0.00000226770000000265" calcext:value-type="float">
            <text:p>-0,0000023</text:p>
          </table:table-cell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17"/>
          <table:table-cell table:style-name="ce18" office:value-type="float" office:value="1.225221135" calcext:value-type="float">
            <text:p>1,23E+00</text:p>
          </table:table-cell>
          <table:table-cell table:style-name="ce18" office:value-type="float" office:value="0.3387356914" calcext:value-type="float">
            <text:p>3,39E-01</text:p>
          </table:table-cell>
          <table:table-cell table:style-name="ce18" office:value-type="float" office:value="0.3387379202" calcext:value-type="float">
            <text:p>3,39E-01</text:p>
          </table:table-cell>
          <table:table-cell table:style-name="ce16" table:formula="of:=[.$D196]-[.$E196]" office:value-type="float" office:value="-0.00000222879999994818" calcext:value-type="float">
            <text:p>-0,0000022</text:p>
          </table:table-cell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17"/>
          <table:table-cell table:style-name="ce18" office:value-type="float" office:value="1.23150432" calcext:value-type="float">
            <text:p>1,23E+00</text:p>
          </table:table-cell>
          <table:table-cell table:style-name="ce18" office:value-type="float" office:value="0.3328173547" calcext:value-type="float">
            <text:p>3,33E-01</text:p>
          </table:table-cell>
          <table:table-cell table:style-name="ce18" office:value-type="float" office:value="0.3328195445" calcext:value-type="float">
            <text:p>3,33E-01</text:p>
          </table:table-cell>
          <table:table-cell table:style-name="ce16" table:formula="of:=[.$D197]-[.$E197]" office:value-type="float" office:value="-0.00000218979999999647" calcext:value-type="float">
            <text:p>-0,0000022</text:p>
          </table:table-cell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17"/>
          <table:table-cell table:style-name="ce18" office:value-type="float" office:value="1.237787506" calcext:value-type="float">
            <text:p>1,24E+00</text:p>
          </table:table-cell>
          <table:table-cell table:style-name="ce18" office:value-type="float" office:value="0.3268858788" calcext:value-type="float">
            <text:p>3,27E-01</text:p>
          </table:table-cell>
          <table:table-cell table:style-name="ce18" office:value-type="float" office:value="0.3268880297" calcext:value-type="float">
            <text:p>3,27E-01</text:p>
          </table:table-cell>
          <table:table-cell table:style-name="ce16" table:formula="of:=[.$D198]-[.$E198]" office:value-type="float" office:value="-0.00000215089999999751" calcext:value-type="float">
            <text:p>-0,0000022</text:p>
          </table:table-cell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17"/>
          <table:table-cell table:style-name="ce18" office:value-type="float" office:value="1.244070691" calcext:value-type="float">
            <text:p>1,24E+00</text:p>
          </table:table-cell>
          <table:table-cell table:style-name="ce18" office:value-type="float" office:value="0.3209414981" calcext:value-type="float">
            <text:p>3,21E-01</text:p>
          </table:table-cell>
          <table:table-cell table:style-name="ce18" office:value-type="float" office:value="0.3209436098" calcext:value-type="float">
            <text:p>3,21E-01</text:p>
          </table:table-cell>
          <table:table-cell table:style-name="ce16" table:formula="of:=[.$D199]-[.$E199]" office:value-type="float" office:value="-0.00000211170000002925" calcext:value-type="float">
            <text:p>-0,0000021</text:p>
          </table:table-cell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17"/>
          <table:table-cell table:style-name="ce18" office:value-type="float" office:value="1.250353876" calcext:value-type="float">
            <text:p>1,25E+00</text:p>
          </table:table-cell>
          <table:table-cell table:style-name="ce18" office:value-type="float" office:value="0.3149844471" calcext:value-type="float">
            <text:p>3,15E-01</text:p>
          </table:table-cell>
          <table:table-cell table:style-name="ce18" office:value-type="float" office:value="0.3149865197" calcext:value-type="float">
            <text:p>3,15E-01</text:p>
          </table:table-cell>
          <table:table-cell table:style-name="ce16" table:formula="of:=[.$D200]-[.$E200]" office:value-type="float" office:value="-0.00000207260000001375" calcext:value-type="float">
            <text:p>-0,0000021</text:p>
          </table:table-cell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17"/>
          <table:table-cell table:style-name="ce18" office:value-type="float" office:value="1.256637061" calcext:value-type="float">
            <text:p>1,26E+00</text:p>
          </table:table-cell>
          <table:table-cell table:style-name="ce18" office:value-type="float" office:value="0.3090149611" calcext:value-type="float">
            <text:p>3,09E-01</text:p>
          </table:table-cell>
          <table:table-cell table:style-name="ce18" office:value-type="float" office:value="0.3090169944" calcext:value-type="float">
            <text:p>3,09E-01</text:p>
          </table:table-cell>
          <table:table-cell table:style-name="ce16" table:formula="of:=[.$D201]-[.$E201]" office:value-type="float" office:value="-0.00000203330000003721" calcext:value-type="float">
            <text:p>-0,0000020</text:p>
          </table:table-cell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17"/>
          <table:table-cell table:style-name="ce18" office:value-type="float" office:value="1.262920247" calcext:value-type="float">
            <text:p>1,26E+00</text:p>
          </table:table-cell>
          <table:table-cell table:style-name="ce18" office:value-type="float" office:value="0.3030332757" calcext:value-type="float">
            <text:p>3,03E-01</text:p>
          </table:table-cell>
          <table:table-cell table:style-name="ce18" office:value-type="float" office:value="0.3030352696" calcext:value-type="float">
            <text:p>3,03E-01</text:p>
          </table:table-cell>
          <table:table-cell table:style-name="ce16" table:formula="of:=[.$D202]-[.$E202]" office:value-type="float" office:value="-0.00000199389999999688" calcext:value-type="float">
            <text:p>-0,0000020</text:p>
          </table:table-cell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17"/>
          <table:table-cell table:style-name="ce18" office:value-type="float" office:value="1.269203432" calcext:value-type="float">
            <text:p>1,27E+00</text:p>
          </table:table-cell>
          <table:table-cell table:style-name="ce18" office:value-type="float" office:value="0.2970396271" calcext:value-type="float">
            <text:p>2,97E-01</text:p>
          </table:table-cell>
          <table:table-cell table:style-name="ce18" office:value-type="float" office:value="0.2970415816" calcext:value-type="float">
            <text:p>2,97E-01</text:p>
          </table:table-cell>
          <table:table-cell table:style-name="ce16" table:formula="of:=[.$D203]-[.$E203]" office:value-type="float" office:value="-0.00000195449999995656" calcext:value-type="float">
            <text:p>-0,0000020</text:p>
          </table:table-cell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17"/>
          <table:table-cell table:style-name="ce18" office:value-type="float" office:value="1.275486617" calcext:value-type="float">
            <text:p>1,28E+00</text:p>
          </table:table-cell>
          <table:table-cell table:style-name="ce18" office:value-type="float" office:value="0.2910342519" calcext:value-type="float">
            <text:p>2,91E-01</text:p>
          </table:table-cell>
          <table:table-cell table:style-name="ce18" office:value-type="float" office:value="0.2910361668" calcext:value-type="float">
            <text:p>2,91E-01</text:p>
          </table:table-cell>
          <table:table-cell table:style-name="ce16" table:formula="of:=[.$D204]-[.$E204]" office:value-type="float" office:value="-0.00000191490000001071" calcext:value-type="float">
            <text:p>-0,0000019</text:p>
          </table:table-cell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17"/>
          <table:table-cell table:style-name="ce18" office:value-type="float" office:value="1.281769803" calcext:value-type="float">
            <text:p>1,28E+00</text:p>
          </table:table-cell>
          <table:table-cell table:style-name="ce18" office:value-type="float" office:value="0.2850173871" calcext:value-type="float">
            <text:p>2,85E-01</text:p>
          </table:table-cell>
          <table:table-cell table:style-name="ce18" office:value-type="float" office:value="0.2850192625" calcext:value-type="float">
            <text:p>2,85E-01</text:p>
          </table:table-cell>
          <table:table-cell table:style-name="ce16" table:formula="of:=[.$D205]-[.$E205]" office:value-type="float" office:value="-0.00000187540000001762" calcext:value-type="float">
            <text:p>-0,0000019</text:p>
          </table:table-cell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17"/>
          <table:table-cell table:style-name="ce18" office:value-type="float" office:value="1.288052988" calcext:value-type="float">
            <text:p>1,29E+00</text:p>
          </table:table-cell>
          <table:table-cell table:style-name="ce18" office:value-type="float" office:value="0.2789892704" calcext:value-type="float">
            <text:p>2,79E-01</text:p>
          </table:table-cell>
          <table:table-cell table:style-name="ce18" office:value-type="float" office:value="0.278991106" calcext:value-type="float">
            <text:p>2,79E-01</text:p>
          </table:table-cell>
          <table:table-cell table:style-name="ce16" table:formula="of:=[.$D206]-[.$E206]" office:value-type="float" office:value="-0.00000183559999999972" calcext:value-type="float">
            <text:p>-0,0000018</text:p>
          </table:table-cell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17"/>
          <table:table-cell table:style-name="ce18" office:value-type="float" office:value="1.294336173" calcext:value-type="float">
            <text:p>1,29E+00</text:p>
          </table:table-cell>
          <table:table-cell table:style-name="ce18" office:value-type="float" office:value="0.2729501396" calcext:value-type="float">
            <text:p>2,73E-01</text:p>
          </table:table-cell>
          <table:table-cell table:style-name="ce18" office:value-type="float" office:value="0.2729519355" calcext:value-type="float">
            <text:p>2,73E-01</text:p>
          </table:table-cell>
          <table:table-cell table:style-name="ce16" table:formula="of:=[.$D207]-[.$E207]" office:value-type="float" office:value="-0.00000179589999999008" calcext:value-type="float">
            <text:p>-0,0000018</text:p>
          </table:table-cell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17"/>
          <table:table-cell table:style-name="ce18" office:value-type="float" office:value="1.300619359" calcext:value-type="float">
            <text:p>1,30E+00</text:p>
          </table:table-cell>
          <table:table-cell table:style-name="ce18" office:value-type="float" office:value="0.2669002332" calcext:value-type="float">
            <text:p>2,67E-01</text:p>
          </table:table-cell>
          <table:table-cell table:style-name="ce18" office:value-type="float" office:value="0.2669019893" calcext:value-type="float">
            <text:p>2,67E-01</text:p>
          </table:table-cell>
          <table:table-cell table:style-name="ce16" table:formula="of:=[.$D208]-[.$E208]" office:value-type="float" office:value="-0.00000175610000002768" calcext:value-type="float">
            <text:p>-0,0000018</text:p>
          </table:table-cell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17"/>
          <table:table-cell table:style-name="ce18" office:value-type="float" office:value="1.306902544" calcext:value-type="float">
            <text:p>1,31E+00</text:p>
          </table:table-cell>
          <table:table-cell table:style-name="ce18" office:value-type="float" office:value="0.26083979" calcext:value-type="float">
            <text:p>2,61E-01</text:p>
          </table:table-cell>
          <table:table-cell table:style-name="ce18" office:value-type="float" office:value="0.2608415063" calcext:value-type="float">
            <text:p>2,61E-01</text:p>
          </table:table-cell>
          <table:table-cell table:style-name="ce16" table:formula="of:=[.$D209]-[.$E209]" office:value-type="float" office:value="-0.00000171630000000977" calcext:value-type="float">
            <text:p>-0,0000017</text:p>
          </table:table-cell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17"/>
          <table:table-cell table:style-name="ce18" office:value-type="float" office:value="1.313185729" calcext:value-type="float">
            <text:p>1,31E+00</text:p>
          </table:table-cell>
          <table:table-cell table:style-name="ce18" office:value-type="float" office:value="0.2547690494" calcext:value-type="float">
            <text:p>2,55E-01</text:p>
          </table:table-cell>
          <table:table-cell table:style-name="ce18" office:value-type="float" office:value="0.2547707257" calcext:value-type="float">
            <text:p>2,55E-01</text:p>
          </table:table-cell>
          <table:table-cell table:style-name="ce16" table:formula="of:=[.$D210]-[.$E210]" office:value-type="float" office:value="-0.00000167630000003083" calcext:value-type="float">
            <text:p>-0,0000017</text:p>
          </table:table-cell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17"/>
          <table:table-cell table:style-name="ce18" office:value-type="float" office:value="1.319468915" calcext:value-type="float">
            <text:p>1,32E+00</text:p>
          </table:table-cell>
          <table:table-cell table:style-name="ce18" office:value-type="float" office:value="0.2486882509" calcext:value-type="float">
            <text:p>2,49E-01</text:p>
          </table:table-cell>
          <table:table-cell table:style-name="ce18" office:value-type="float" office:value="0.2486898872" calcext:value-type="float">
            <text:p>2,49E-01</text:p>
          </table:table-cell>
          <table:table-cell table:style-name="ce16" table:formula="of:=[.$D211]-[.$E211]" office:value-type="float" office:value="-0.00000163629999999637" calcext:value-type="float">
            <text:p>-0,0000016</text:p>
          </table:table-cell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17"/>
          <table:table-cell table:style-name="ce18" office:value-type="float" office:value="1.3257521" calcext:value-type="float">
            <text:p>1,33E+00</text:p>
          </table:table-cell>
          <table:table-cell table:style-name="ce18" office:value-type="float" office:value="0.2425976346" calcext:value-type="float">
            <text:p>2,43E-01</text:p>
          </table:table-cell>
          <table:table-cell table:style-name="ce18" office:value-type="float" office:value="0.2425992308" calcext:value-type="float">
            <text:p>2,43E-01</text:p>
          </table:table-cell>
          <table:table-cell table:style-name="ce16" table:formula="of:=[.$D212]-[.$E212]" office:value-type="float" office:value="-0.00000159620000000915" calcext:value-type="float">
            <text:p>-0,0000016</text:p>
          </table:table-cell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17"/>
          <table:table-cell table:style-name="ce18" office:value-type="float" office:value="1.332035285" calcext:value-type="float">
            <text:p>1,33E+00</text:p>
          </table:table-cell>
          <table:table-cell table:style-name="ce18" office:value-type="float" office:value="0.2364974409" calcext:value-type="float">
            <text:p>2,36E-01</text:p>
          </table:table-cell>
          <table:table-cell table:style-name="ce18" office:value-type="float" office:value="0.236498997" calcext:value-type="float">
            <text:p>2,36E-01</text:p>
          </table:table-cell>
          <table:table-cell table:style-name="ce16" table:formula="of:=[.$D213]-[.$E213]" office:value-type="float" office:value="-0.00000155609999999418" calcext:value-type="float">
            <text:p>-0,0000016</text:p>
          </table:table-cell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17"/>
          <table:table-cell table:style-name="ce18" office:value-type="float" office:value="1.33831847" calcext:value-type="float">
            <text:p>1,34E+00</text:p>
          </table:table-cell>
          <table:table-cell table:style-name="ce18" office:value-type="float" office:value="0.2303879108" calcext:value-type="float">
            <text:p>2,30E-01</text:p>
          </table:table-cell>
          <table:table-cell table:style-name="ce18" office:value-type="float" office:value="0.2303894267" calcext:value-type="float">
            <text:p>2,30E-01</text:p>
          </table:table-cell>
          <table:table-cell table:style-name="ce16" table:formula="of:=[.$D214]-[.$E214]" office:value-type="float" office:value="-0.00000151589999999868" calcext:value-type="float">
            <text:p>-0,0000015</text:p>
          </table:table-cell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17"/>
          <table:table-cell table:style-name="ce18" office:value-type="float" office:value="1.344601656" calcext:value-type="float">
            <text:p>1,34E+00</text:p>
          </table:table-cell>
          <table:table-cell table:style-name="ce18" office:value-type="float" office:value="0.2242692853" calcext:value-type="float">
            <text:p>2,24E-01</text:p>
          </table:table-cell>
          <table:table-cell table:style-name="ce18" office:value-type="float" office:value="0.2242707609" calcext:value-type="float">
            <text:p>2,24E-01</text:p>
          </table:table-cell>
          <table:table-cell table:style-name="ce16" table:formula="of:=[.$D215]-[.$E215]" office:value-type="float" office:value="-0.00000147559999999491" calcext:value-type="float">
            <text:p>-0,0000015</text:p>
          </table:table-cell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17"/>
          <table:table-cell table:style-name="ce18" office:value-type="float" office:value="1.350884841" calcext:value-type="float">
            <text:p>1,35E+00</text:p>
          </table:table-cell>
          <table:table-cell table:style-name="ce18" office:value-type="float" office:value="0.2181418061" calcext:value-type="float">
            <text:p>2,18E-01</text:p>
          </table:table-cell>
          <table:table-cell table:style-name="ce18" office:value-type="float" office:value="0.2181432414" calcext:value-type="float">
            <text:p>2,18E-01</text:p>
          </table:table-cell>
          <table:table-cell table:style-name="ce16" table:formula="of:=[.$D216]-[.$E216]" office:value-type="float" office:value="-0.0000014353000000189" calcext:value-type="float">
            <text:p>-0,0000014</text:p>
          </table:table-cell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17"/>
          <table:table-cell table:style-name="ce18" office:value-type="float" office:value="1.357168026" calcext:value-type="float">
            <text:p>1,36E+00</text:p>
          </table:table-cell>
          <table:table-cell table:style-name="ce18" office:value-type="float" office:value="0.212005715" calcext:value-type="float">
            <text:p>2,12E-01</text:p>
          </table:table-cell>
          <table:table-cell table:style-name="ce18" office:value-type="float" office:value="0.2120071099" calcext:value-type="float">
            <text:p>2,12E-01</text:p>
          </table:table-cell>
          <table:table-cell table:style-name="ce16" table:formula="of:=[.$D217]-[.$E217]" office:value-type="float" office:value="-0.00000139490000000686" calcext:value-type="float">
            <text:p>-0,0000014</text:p>
          </table:table-cell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17"/>
          <table:table-cell table:style-name="ce18" office:value-type="float" office:value="1.363451212" calcext:value-type="float">
            <text:p>1,36E+00</text:p>
          </table:table-cell>
          <table:table-cell table:style-name="ce18" office:value-type="float" office:value="0.2058612543" calcext:value-type="float">
            <text:p>2,06E-01</text:p>
          </table:table-cell>
          <table:table-cell table:style-name="ce18" office:value-type="float" office:value="0.2058626088" calcext:value-type="float">
            <text:p>2,06E-01</text:p>
          </table:table-cell>
          <table:table-cell table:style-name="ce16" table:formula="of:=[.$D218]-[.$E218]" office:value-type="float" office:value="-0.00000135449999999482" calcext:value-type="float">
            <text:p>-0,0000014</text:p>
          </table:table-cell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17"/>
          <table:table-cell table:style-name="ce18" office:value-type="float" office:value="1.369734397" calcext:value-type="float">
            <text:p>1,37E+00</text:p>
          </table:table-cell>
          <table:table-cell table:style-name="ce18" office:value-type="float" office:value="0.1997086665" calcext:value-type="float">
            <text:p>2,00E-01</text:p>
          </table:table-cell>
          <table:table-cell table:style-name="ce18" office:value-type="float" office:value="0.1997099805" calcext:value-type="float">
            <text:p>2,00E-01</text:p>
          </table:table-cell>
          <table:table-cell table:style-name="ce16" table:formula="of:=[.$D219]-[.$E219]" office:value-type="float" office:value="-0.0000013139999999745" calcext:value-type="float">
            <text:p>-0,0000013</text:p>
          </table:table-cell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17"/>
          <table:table-cell table:style-name="ce18" office:value-type="float" office:value="1.376017582" calcext:value-type="float">
            <text:p>1,38E+00</text:p>
          </table:table-cell>
          <table:table-cell table:style-name="ce18" office:value-type="float" office:value="0.1935481945" calcext:value-type="float">
            <text:p>1,94E-01</text:p>
          </table:table-cell>
          <table:table-cell table:style-name="ce18" office:value-type="float" office:value="0.1935494681" calcext:value-type="float">
            <text:p>1,94E-01</text:p>
          </table:table-cell>
          <table:table-cell table:style-name="ce16" table:formula="of:=[.$D220]-[.$E220]" office:value-type="float" office:value="-0.00000127359999999022" calcext:value-type="float">
            <text:p>-0,0000013</text:p>
          </table:table-cell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17"/>
          <table:table-cell table:style-name="ce18" office:value-type="float" office:value="1.382300768" calcext:value-type="float">
            <text:p>1,38E+00</text:p>
          </table:table-cell>
          <table:table-cell table:style-name="ce18" office:value-type="float" office:value="0.1873800817" calcext:value-type="float">
            <text:p>1,87E-01</text:p>
          </table:table-cell>
          <table:table-cell table:style-name="ce18" office:value-type="float" office:value="0.1873813146" calcext:value-type="float">
            <text:p>1,87E-01</text:p>
          </table:table-cell>
          <table:table-cell table:style-name="ce16" table:formula="of:=[.$D221]-[.$E221]" office:value-type="float" office:value="-0.00000123290000000886" calcext:value-type="float">
            <text:p>-0,0000012</text:p>
          </table:table-cell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17"/>
          <table:table-cell table:style-name="ce18" office:value-type="float" office:value="1.388583953" calcext:value-type="float">
            <text:p>1,39E+00</text:p>
          </table:table-cell>
          <table:table-cell table:style-name="ce18" office:value-type="float" office:value="0.1812045713" calcext:value-type="float">
            <text:p>1,81E-01</text:p>
          </table:table-cell>
          <table:table-cell table:style-name="ce18" office:value-type="float" office:value="0.1812057636" calcext:value-type="float">
            <text:p>1,81E-01</text:p>
          </table:table-cell>
          <table:table-cell table:style-name="ce16" table:formula="of:=[.$D222]-[.$E222]" office:value-type="float" office:value="-0.00000119230000000803" calcext:value-type="float">
            <text:p>-0,0000012</text:p>
          </table:table-cell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17"/>
          <table:table-cell table:style-name="ce18" office:value-type="float" office:value="1.394867138" calcext:value-type="float">
            <text:p>1,39E+00</text:p>
          </table:table-cell>
          <table:table-cell table:style-name="ce18" office:value-type="float" office:value="0.1750219074" calcext:value-type="float">
            <text:p>1,75E-01</text:p>
          </table:table-cell>
          <table:table-cell table:style-name="ce18" office:value-type="float" office:value="0.175023059" calcext:value-type="float">
            <text:p>1,75E-01</text:p>
          </table:table-cell>
          <table:table-cell table:style-name="ce16" table:formula="of:=[.$D223]-[.$E223]" office:value-type="float" office:value="-0.00000115159999999892" calcext:value-type="float">
            <text:p>-0,0000012</text:p>
          </table:table-cell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17"/>
          <table:table-cell table:style-name="ce18" office:value-type="float" office:value="1.401150324" calcext:value-type="float">
            <text:p>1,40E+00</text:p>
          </table:table-cell>
          <table:table-cell table:style-name="ce18" office:value-type="float" office:value="0.1688323338" calcext:value-type="float">
            <text:p>1,69E-01</text:p>
          </table:table-cell>
          <table:table-cell table:style-name="ce18" office:value-type="float" office:value="0.1688334447" calcext:value-type="float">
            <text:p>1,69E-01</text:p>
          </table:table-cell>
          <table:table-cell table:style-name="ce16" table:formula="of:=[.$D224]-[.$E224]" office:value-type="float" office:value="-0.00000111089999998981" calcext:value-type="float">
            <text:p>-0,0000011</text:p>
          </table:table-cell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17"/>
          <table:table-cell table:style-name="ce18" office:value-type="float" office:value="1.407433509" calcext:value-type="float">
            <text:p>1,41E+00</text:p>
          </table:table-cell>
          <table:table-cell table:style-name="ce18" office:value-type="float" office:value="0.1626360951" calcext:value-type="float">
            <text:p>1,63E-01</text:p>
          </table:table-cell>
          <table:table-cell table:style-name="ce18" office:value-type="float" office:value="0.1626371652" calcext:value-type="float">
            <text:p>1,63E-01</text:p>
          </table:table-cell>
          <table:table-cell table:style-name="ce16" table:formula="of:=[.$D225]-[.$E225]" office:value-type="float" office:value="-0.00000107010000000018" calcext:value-type="float">
            <text:p>-0,0000011</text:p>
          </table:table-cell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17"/>
          <table:table-cell table:style-name="ce18" office:value-type="float" office:value="1.413716694" calcext:value-type="float">
            <text:p>1,41E+00</text:p>
          </table:table-cell>
          <table:table-cell table:style-name="ce18" office:value-type="float" office:value="0.1564334357" calcext:value-type="float">
            <text:p>1,56E-01</text:p>
          </table:table-cell>
          <table:table-cell table:style-name="ce18" office:value-type="float" office:value="0.156434465" calcext:value-type="float">
            <text:p>1,56E-01</text:p>
          </table:table-cell>
          <table:table-cell table:style-name="ce16" table:formula="of:=[.$D226]-[.$E226]" office:value-type="float" office:value="-0.0000010292999999828" calcext:value-type="float">
            <text:p>-0,0000010</text:p>
          </table:table-cell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17"/>
          <table:table-cell table:style-name="ce18" office:value-type="float" office:value="1.419999879" calcext:value-type="float">
            <text:p>1,42E+00</text:p>
          </table:table-cell>
          <table:table-cell table:style-name="ce18" office:value-type="float" office:value="0.1502246007" calcext:value-type="float">
            <text:p>1,50E-01</text:p>
          </table:table-cell>
          <table:table-cell table:style-name="ce18" office:value-type="float" office:value="0.1502255891" calcext:value-type="float">
            <text:p>1,50E-01</text:p>
          </table:table-cell>
          <table:table-cell table:style-name="ce16" table:formula="of:=[.$D227]-[.$E227]" office:value-type="float" office:value="-0.000000988399999984901" calcext:value-type="float">
            <text:p>-0,0000010</text:p>
          </table:table-cell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17"/>
          <table:table-cell table:style-name="ce18" office:value-type="float" office:value="1.426283065" calcext:value-type="float">
            <text:p>1,43E+00</text:p>
          </table:table-cell>
          <table:table-cell table:style-name="ce18" office:value-type="float" office:value="0.144009835" calcext:value-type="float">
            <text:p>1,44E-01</text:p>
          </table:table-cell>
          <table:table-cell table:style-name="ce18" office:value-type="float" office:value="0.1440107826" calcext:value-type="float">
            <text:p>1,44E-01</text:p>
          </table:table-cell>
          <table:table-cell table:style-name="ce16" table:formula="of:=[.$D228]-[.$E228]" office:value-type="float" office:value="-0.000000947599999995274" calcext:value-type="float">
            <text:p>-0,0000009</text:p>
          </table:table-cell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17"/>
          <table:table-cell table:style-name="ce18" office:value-type="float" office:value="1.43256625" calcext:value-type="float">
            <text:p>1,43E+00</text:p>
          </table:table-cell>
          <table:table-cell table:style-name="ce18" office:value-type="float" office:value="0.1377893841" calcext:value-type="float">
            <text:p>1,38E-01</text:p>
          </table:table-cell>
          <table:table-cell table:style-name="ce18" office:value-type="float" office:value="0.1377902907" calcext:value-type="float">
            <text:p>1,38E-01</text:p>
          </table:table-cell>
          <table:table-cell table:style-name="ce16" table:formula="of:=[.$D229]-[.$E229]" office:value-type="float" office:value="-0.000000906600000016855" calcext:value-type="float">
            <text:p>-0,0000009</text:p>
          </table:table-cell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17"/>
          <table:table-cell table:style-name="ce18" office:value-type="float" office:value="1.438849435" calcext:value-type="float">
            <text:p>1,44E+00</text:p>
          </table:table-cell>
          <table:table-cell table:style-name="ce18" office:value-type="float" office:value="0.1315634934" calcext:value-type="float">
            <text:p>1,32E-01</text:p>
          </table:table-cell>
          <table:table-cell table:style-name="ce18" office:value-type="float" office:value="0.1315643591" calcext:value-type="float">
            <text:p>1,32E-01</text:p>
          </table:table-cell>
          <table:table-cell table:style-name="ce16" table:formula="of:=[.$D230]-[.$E230]" office:value-type="float" office:value="-0.000000865699999991199" calcext:value-type="float">
            <text:p>-0,0000009</text:p>
          </table:table-cell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17"/>
          <table:table-cell table:style-name="ce18" office:value-type="float" office:value="1.445132621" calcext:value-type="float">
            <text:p>1,45E+00</text:p>
          </table:table-cell>
          <table:table-cell table:style-name="ce18" office:value-type="float" office:value="0.1253324089" calcext:value-type="float">
            <text:p>1,25E-01</text:p>
          </table:table-cell>
          <table:table-cell table:style-name="ce18" office:value-type="float" office:value="0.1253332336" calcext:value-type="float">
            <text:p>1,25E-01</text:p>
          </table:table-cell>
          <table:table-cell table:style-name="ce16" table:formula="of:=[.$D231]-[.$E231]" office:value-type="float" office:value="-0.000000824700000012779" calcext:value-type="float">
            <text:p>-0,0000008</text:p>
          </table:table-cell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17"/>
          <table:table-cell table:style-name="ce18" office:value-type="float" office:value="1.451415806" calcext:value-type="float">
            <text:p>1,45E+00</text:p>
          </table:table-cell>
          <table:table-cell table:style-name="ce18" office:value-type="float" office:value="0.1190963765" calcext:value-type="float">
            <text:p>1,19E-01</text:p>
          </table:table-cell>
          <table:table-cell table:style-name="ce18" office:value-type="float" office:value="0.1190971601" calcext:value-type="float">
            <text:p>1,19E-01</text:p>
          </table:table-cell>
          <table:table-cell table:style-name="ce16" table:formula="of:=[.$D232]-[.$E232]" office:value-type="float" office:value="-0.00000078359999999833" calcext:value-type="float">
            <text:p>-0,0000008</text:p>
          </table:table-cell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17"/>
          <table:table-cell table:style-name="ce18" office:value-type="float" office:value="1.457698991" calcext:value-type="float">
            <text:p>1,46E+00</text:p>
          </table:table-cell>
          <table:table-cell table:style-name="ce18" office:value-type="float" office:value="0.1128556423" calcext:value-type="float">
            <text:p>1,13E-01</text:p>
          </table:table-cell>
          <table:table-cell table:style-name="ce18" office:value-type="float" office:value="0.1128563849" calcext:value-type="float">
            <text:p>1,13E-01</text:p>
          </table:table-cell>
          <table:table-cell table:style-name="ce16" table:formula="of:=[.$D233]-[.$E233]" office:value-type="float" office:value="-0.000000742600000006033" calcext:value-type="float">
            <text:p>-0,0000007</text:p>
          </table:table-cell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17"/>
          <table:table-cell table:style-name="ce18" office:value-type="float" office:value="1.463982177" calcext:value-type="float">
            <text:p>1,46E+00</text:p>
          </table:table-cell>
          <table:table-cell table:style-name="ce18" office:value-type="float" office:value="0.1066104528" calcext:value-type="float">
            <text:p>1,07E-01</text:p>
          </table:table-cell>
          <table:table-cell table:style-name="ce18" office:value-type="float" office:value="0.1066111543" calcext:value-type="float">
            <text:p>1,07E-01</text:p>
          </table:table-cell>
          <table:table-cell table:style-name="ce16" table:formula="of:=[.$D234]-[.$E234]" office:value-type="float" office:value="-0.000000701500000005462" calcext:value-type="float">
            <text:p>-0,0000007</text:p>
          </table:table-cell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17"/>
          <table:table-cell table:style-name="ce18" office:value-type="float" office:value="1.470265362" calcext:value-type="float">
            <text:p>1,47E+00</text:p>
          </table:table-cell>
          <table:table-cell table:style-name="ce18" office:value-type="float" office:value="0.1003610545" calcext:value-type="float">
            <text:p>1,00E-01</text:p>
          </table:table-cell>
          <table:table-cell table:style-name="ce18" office:value-type="float" office:value="0.1003617149" calcext:value-type="float">
            <text:p>1,00E-01</text:p>
          </table:table-cell>
          <table:table-cell table:style-name="ce16" table:formula="of:=[.$D235]-[.$E235]" office:value-type="float" office:value="-0.00000066040000000489" calcext:value-type="float">
            <text:p>-0,0000007</text:p>
          </table:table-cell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17"/>
          <table:table-cell table:style-name="ce18" office:value-type="float" office:value="1.476548547" calcext:value-type="float">
            <text:p>1,48E+00</text:p>
          </table:table-cell>
          <table:table-cell table:style-name="ce18" office:value-type="float" office:value="0.09410769411" calcext:value-type="float">
            <text:p>9,41E-02</text:p>
          </table:table-cell>
          <table:table-cell table:style-name="ce18" office:value-type="float" office:value="0.09410831332" calcext:value-type="float">
            <text:p>9,41E-02</text:p>
          </table:table-cell>
          <table:table-cell table:style-name="ce16" table:formula="of:=[.$D236]-[.$E236]" office:value-type="float" office:value="-0.000000619209999996873" calcext:value-type="float">
            <text:p>-0,0000006</text:p>
          </table:table-cell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17"/>
          <table:table-cell table:style-name="ce18" office:value-type="float" office:value="1.482831732" calcext:value-type="float">
            <text:p>1,48E+00</text:p>
          </table:table-cell>
          <table:table-cell table:style-name="ce18" office:value-type="float" office:value="0.08785061851" calcext:value-type="float">
            <text:p>8,79E-02</text:p>
          </table:table-cell>
          <table:table-cell table:style-name="ce18" office:value-type="float" office:value="0.08785119655" calcext:value-type="float">
            <text:p>8,79E-02</text:p>
          </table:table-cell>
          <table:table-cell table:style-name="ce16" table:formula="of:=[.$D237]-[.$E237]" office:value-type="float" office:value="-0.000000578040000004387" calcext:value-type="float">
            <text:p>-0,0000006</text:p>
          </table:table-cell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17"/>
          <table:table-cell table:style-name="ce18" office:value-type="float" office:value="1.489114918" calcext:value-type="float">
            <text:p>1,49E+00</text:p>
          </table:table-cell>
          <table:table-cell table:style-name="ce18" office:value-type="float" office:value="0.08159007472" calcext:value-type="float">
            <text:p>8,16E-02</text:p>
          </table:table-cell>
          <table:table-cell table:style-name="ce18" office:value-type="float" office:value="0.08159061157" calcext:value-type="float">
            <text:p>8,16E-02</text:p>
          </table:table-cell>
          <table:table-cell table:style-name="ce16" table:formula="of:=[.$D238]-[.$E238]" office:value-type="float" office:value="-0.000000536849999996369" calcext:value-type="float">
            <text:p>-0,0000005</text:p>
          </table:table-cell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17"/>
          <table:table-cell table:style-name="ce18" office:value-type="float" office:value="1.495398103" calcext:value-type="float">
            <text:p>1,50E+00</text:p>
          </table:table-cell>
          <table:table-cell table:style-name="ce18" office:value-type="float" office:value="0.0753263099" calcext:value-type="float">
            <text:p>7,53E-02</text:p>
          </table:table-cell>
          <table:table-cell table:style-name="ce18" office:value-type="float" office:value="0.07532680553" calcext:value-type="float">
            <text:p>7,53E-02</text:p>
          </table:table-cell>
          <table:table-cell table:style-name="ce16" table:formula="of:=[.$D239]-[.$E239]" office:value-type="float" office:value="-0.000000495630000013625" calcext:value-type="float">
            <text:p>-0,0000005</text:p>
          </table:table-cell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17"/>
          <table:table-cell table:style-name="ce18" office:value-type="float" office:value="1.501681288" calcext:value-type="float">
            <text:p>1,50E+00</text:p>
          </table:table-cell>
          <table:table-cell table:style-name="ce18" office:value-type="float" office:value="0.06905957132" calcext:value-type="float">
            <text:p>6,91E-02</text:p>
          </table:table-cell>
          <table:table-cell table:style-name="ce18" office:value-type="float" office:value="0.06906002571" calcext:value-type="float">
            <text:p>6,91E-02</text:p>
          </table:table-cell>
          <table:table-cell table:style-name="ce16" table:formula="of:=[.$D240]-[.$E240]" office:value-type="float" office:value="-0.000000454390000015348" calcext:value-type="float">
            <text:p>-0,0000005</text:p>
          </table:table-cell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17"/>
          <table:table-cell table:style-name="ce18" office:value-type="float" office:value="1.507964474" calcext:value-type="float">
            <text:p>1,51E+00</text:p>
          </table:table-cell>
          <table:table-cell table:style-name="ce18" office:value-type="float" office:value="0.06279010639" calcext:value-type="float">
            <text:p>6,28E-02</text:p>
          </table:table-cell>
          <table:table-cell table:style-name="ce18" office:value-type="float" office:value="0.06279051953" calcext:value-type="float">
            <text:p>6,28E-02</text:p>
          </table:table-cell>
          <table:table-cell table:style-name="ce16" table:formula="of:=[.$D241]-[.$E241]" office:value-type="float" office:value="-0.000000413140000002366" calcext:value-type="float">
            <text:p>-0,0000004</text:p>
          </table:table-cell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17"/>
          <table:table-cell table:style-name="ce18" office:value-type="float" office:value="1.514247659" calcext:value-type="float">
            <text:p>1,51E+00</text:p>
          </table:table-cell>
          <table:table-cell table:style-name="ce18" office:value-type="float" office:value="0.05651816261" calcext:value-type="float">
            <text:p>5,65E-02</text:p>
          </table:table-cell>
          <table:table-cell table:style-name="ce18" office:value-type="float" office:value="0.05651853448" calcext:value-type="float">
            <text:p>5,65E-02</text:p>
          </table:table-cell>
          <table:table-cell table:style-name="ce16" table:formula="of:=[.$D242]-[.$E242]" office:value-type="float" office:value="-0.000000371870000001606" calcext:value-type="float">
            <text:p>-0,0000004</text:p>
          </table:table-cell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17"/>
          <table:table-cell table:style-name="ce18" office:value-type="float" office:value="1.520530844" calcext:value-type="float">
            <text:p>1,52E+00</text:p>
          </table:table-cell>
          <table:table-cell table:style-name="ce18" office:value-type="float" office:value="0.05024398759" calcext:value-type="float">
            <text:p>5,02E-02</text:p>
          </table:table-cell>
          <table:table-cell table:style-name="ce18" office:value-type="float" office:value="0.05024431818" calcext:value-type="float">
            <text:p>5,02E-02</text:p>
          </table:table-cell>
          <table:table-cell table:style-name="ce16" table:formula="of:=[.$D243]-[.$E243]" office:value-type="float" office:value="-0.000000330589999993081" calcext:value-type="float">
            <text:p>-0,0000003</text:p>
          </table:table-cell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17"/>
          <table:table-cell table:style-name="ce18" office:value-type="float" office:value="1.52681403" calcext:value-type="float">
            <text:p>1,53E+00</text:p>
          </table:table-cell>
          <table:table-cell table:style-name="ce18" office:value-type="float" office:value="0.04396782902" calcext:value-type="float">
            <text:p>4,40E-02</text:p>
          </table:table-cell>
          <table:table-cell table:style-name="ce18" office:value-type="float" office:value="0.04396811832" calcext:value-type="float">
            <text:p>4,40E-02</text:p>
          </table:table-cell>
          <table:table-cell table:style-name="ce16" table:formula="of:=[.$D244]-[.$E244]" office:value-type="float" office:value="-0.000000289299999990666" calcext:value-type="float">
            <text:p>-0,0000003</text:p>
          </table:table-cell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17"/>
          <table:table-cell table:style-name="ce18" office:value-type="float" office:value="1.533097215" calcext:value-type="float">
            <text:p>1,53E+00</text:p>
          </table:table-cell>
          <table:table-cell table:style-name="ce18" office:value-type="float" office:value="0.03768993468" calcext:value-type="float">
            <text:p>3,77E-02</text:p>
          </table:table-cell>
          <table:table-cell table:style-name="ce18" office:value-type="float" office:value="0.03769018267" calcext:value-type="float">
            <text:p>3,77E-02</text:p>
          </table:table-cell>
          <table:table-cell table:style-name="ce16" table:formula="of:=[.$D245]-[.$E245]" office:value-type="float" office:value="-0.000000247989999993536" calcext:value-type="float">
            <text:p>-0,0000002</text:p>
          </table:table-cell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17"/>
          <table:table-cell table:style-name="ce18" office:value-type="float" office:value="1.5393804" calcext:value-type="float">
            <text:p>1,54E+00</text:p>
          </table:table-cell>
          <table:table-cell table:style-name="ce18" office:value-type="float" office:value="0.0314105524" calcext:value-type="float">
            <text:p>3,14E-02</text:p>
          </table:table-cell>
          <table:table-cell table:style-name="ce18" office:value-type="float" office:value="0.03141075908" calcext:value-type="float">
            <text:p>3,14E-02</text:p>
          </table:table-cell>
          <table:table-cell table:style-name="ce16" table:formula="of:=[.$D246]-[.$E246]" office:value-type="float" office:value="-0.000000206679999996406" calcext:value-type="float">
            <text:p>-0,0000002</text:p>
          </table:table-cell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17"/>
          <table:table-cell table:style-name="ce18" office:value-type="float" office:value="1.545663586" calcext:value-type="float">
            <text:p>1,55E+00</text:p>
          </table:table-cell>
          <table:table-cell table:style-name="ce18" office:value-type="float" office:value="0.02512993009" calcext:value-type="float">
            <text:p>2,51E-02</text:p>
          </table:table-cell>
          <table:table-cell table:style-name="ce18" office:value-type="float" office:value="0.02513009544" calcext:value-type="float">
            <text:p>2,51E-02</text:p>
          </table:table-cell>
          <table:table-cell table:style-name="ce16" table:formula="of:=[.$D247]-[.$E247]" office:value-type="float" office:value="-0.000000165349999997622" calcext:value-type="float">
            <text:p>-0,0000002</text:p>
          </table:table-cell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17"/>
          <table:table-cell table:style-name="ce18" office:value-type="float" office:value="1.551946771" calcext:value-type="float">
            <text:p>1,55E+00</text:p>
          </table:table-cell>
          <table:table-cell table:style-name="ce18" office:value-type="float" office:value="0.0188483157" calcext:value-type="float">
            <text:p>1,88E-02</text:p>
          </table:table-cell>
          <table:table-cell table:style-name="ce18" office:value-type="float" office:value="0.01884843972" calcext:value-type="float">
            <text:p>1,88E-02</text:p>
          </table:table-cell>
          <table:table-cell table:style-name="ce16" table:formula="of:=[.$D248]-[.$E248]" office:value-type="float" office:value="-0.000000124019999998837" calcext:value-type="float">
            <text:p>-0,0000001</text:p>
          </table:table-cell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17"/>
          <table:table-cell table:style-name="ce18" office:value-type="float" office:value="1.558229956" calcext:value-type="float">
            <text:p>1,56E+00</text:p>
          </table:table-cell>
          <table:table-cell table:style-name="ce18" office:value-type="float" office:value="0.0125659572" calcext:value-type="float">
            <text:p>1,26E-02</text:p>
          </table:table-cell>
          <table:table-cell table:style-name="ce18" office:value-type="float" office:value="0.01256603988" calcext:value-type="float">
            <text:p>1,26E-02</text:p>
          </table:table-cell>
          <table:table-cell table:style-name="ce16" table:formula="of:=[.$D249]-[.$E249]" office:value-type="float" office:value="-0.0000000826800000026939" calcext:value-type="float">
            <text:p>-0,0000001</text:p>
          </table:table-cell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17"/>
          <table:table-cell table:style-name="ce18" office:value-type="float" office:value="1.564513141" calcext:value-type="float">
            <text:p>1,56E+00</text:p>
          </table:table-cell>
          <table:table-cell table:style-name="ce18" office:value-type="float" office:value="0.006283102624" calcext:value-type="float">
            <text:p>6,28E-03</text:p>
          </table:table-cell>
          <table:table-cell table:style-name="ce18" office:value-type="float" office:value="0.006283143966" calcext:value-type="float">
            <text:p>6,28E-03</text:p>
          </table:table-cell>
          <table:table-cell table:style-name="ce16" table:formula="of:=[.$D250]-[.$E250]" office:value-type="float" office:value="-0.0000000413420000004716" calcext:value-type="float">
            <text:p>0,0000000</text:p>
          </table:table-cell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17"/>
          <table:table-cell table:style-name="ce18" office:value-type="float" office:value="1.570796327" calcext:value-type="float">
            <text:p>1,57E+00</text:p>
          </table:table-cell>
          <table:table-cell table:style-name="ce18" office:value-type="float" office:value="0" calcext:value-type="float">
            <text:p>0,00E+00</text:p>
          </table:table-cell>
          <table:table-cell table:style-name="ce18" office:value-type="float" office:value="6.123233996E-017" calcext:value-type="float">
            <text:p>6,12E-17</text:p>
          </table:table-cell>
          <table:table-cell table:style-name="ce16" table:formula="of:=[.$D251]-[.$E251]" office:value-type="float" office:value="-6.123233996E-017" calcext:value-type="float">
            <text:p>0,0000000</text:p>
          </table:table-cell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17"/>
          <table:table-cell table:style-name="ce18" office:value-type="float" office:value="1.577079512" calcext:value-type="float">
            <text:p>1,58E+00</text:p>
          </table:table-cell>
          <table:table-cell table:style-name="ce18" office:value-type="float" office:value="-0.006283102624" calcext:value-type="float">
            <text:p>-6,28E-03</text:p>
          </table:table-cell>
          <table:table-cell table:style-name="ce18" office:value-type="float" office:value="-0.006283143966" calcext:value-type="float">
            <text:p>-6,28E-03</text:p>
          </table:table-cell>
          <table:table-cell table:style-name="ce16" table:formula="of:=[.$D252]-[.$E252]" office:value-type="float" office:value="0.0000000413420000004716" calcext:value-type="float">
            <text:p>0,0000000</text:p>
          </table:table-cell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17"/>
          <table:table-cell table:style-name="ce18" office:value-type="float" office:value="1.583362697" calcext:value-type="float">
            <text:p>1,58E+00</text:p>
          </table:table-cell>
          <table:table-cell table:style-name="ce18" office:value-type="float" office:value="-0.0125659572" calcext:value-type="float">
            <text:p>-1,26E-02</text:p>
          </table:table-cell>
          <table:table-cell table:style-name="ce18" office:value-type="float" office:value="-0.01256603988" calcext:value-type="float">
            <text:p>-1,26E-02</text:p>
          </table:table-cell>
          <table:table-cell table:style-name="ce16" table:formula="of:=[.$D253]-[.$E253]" office:value-type="float" office:value="0.0000000826800000026939" calcext:value-type="float">
            <text:p>0,0000001</text:p>
          </table:table-cell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17"/>
          <table:table-cell table:style-name="ce18" office:value-type="float" office:value="1.589645883" calcext:value-type="float">
            <text:p>1,59E+00</text:p>
          </table:table-cell>
          <table:table-cell table:style-name="ce18" office:value-type="float" office:value="-0.0188483157" calcext:value-type="float">
            <text:p>-1,88E-02</text:p>
          </table:table-cell>
          <table:table-cell table:style-name="ce18" office:value-type="float" office:value="-0.01884843972" calcext:value-type="float">
            <text:p>-1,88E-02</text:p>
          </table:table-cell>
          <table:table-cell table:style-name="ce16" table:formula="of:=[.$D254]-[.$E254]" office:value-type="float" office:value="0.000000124019999998837" calcext:value-type="float">
            <text:p>0,0000001</text:p>
          </table:table-cell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17"/>
          <table:table-cell table:style-name="ce18" office:value-type="float" office:value="1.595929068" calcext:value-type="float">
            <text:p>1,60E+00</text:p>
          </table:table-cell>
          <table:table-cell table:style-name="ce18" office:value-type="float" office:value="-0.02512993009" calcext:value-type="float">
            <text:p>-2,51E-02</text:p>
          </table:table-cell>
          <table:table-cell table:style-name="ce18" office:value-type="float" office:value="-0.02513009544" calcext:value-type="float">
            <text:p>-2,51E-02</text:p>
          </table:table-cell>
          <table:table-cell table:style-name="ce16" table:formula="of:=[.$D255]-[.$E255]" office:value-type="float" office:value="0.000000165349999997622" calcext:value-type="float">
            <text:p>0,0000002</text:p>
          </table:table-cell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17"/>
          <table:table-cell table:style-name="ce18" office:value-type="float" office:value="1.602212253" calcext:value-type="float">
            <text:p>1,60E+00</text:p>
          </table:table-cell>
          <table:table-cell table:style-name="ce18" office:value-type="float" office:value="-0.0314105524" calcext:value-type="float">
            <text:p>-3,14E-02</text:p>
          </table:table-cell>
          <table:table-cell table:style-name="ce18" office:value-type="float" office:value="-0.03141075908" calcext:value-type="float">
            <text:p>-3,14E-02</text:p>
          </table:table-cell>
          <table:table-cell table:style-name="ce16" table:formula="of:=[.$D256]-[.$E256]" office:value-type="float" office:value="0.000000206679999996406" calcext:value-type="float">
            <text:p>0,0000002</text:p>
          </table:table-cell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17"/>
          <table:table-cell table:style-name="ce18" office:value-type="float" office:value="1.608495439" calcext:value-type="float">
            <text:p>1,61E+00</text:p>
          </table:table-cell>
          <table:table-cell table:style-name="ce18" office:value-type="float" office:value="-0.03768993468" calcext:value-type="float">
            <text:p>-3,77E-02</text:p>
          </table:table-cell>
          <table:table-cell table:style-name="ce18" office:value-type="float" office:value="-0.03769018267" calcext:value-type="float">
            <text:p>-3,77E-02</text:p>
          </table:table-cell>
          <table:table-cell table:style-name="ce16" table:formula="of:=[.$D257]-[.$E257]" office:value-type="float" office:value="0.000000247989999993536" calcext:value-type="float">
            <text:p>0,0000002</text:p>
          </table:table-cell>
        </table:table-row>
        <table:table-row table:style-name="ro1">
          <table:table-cell table:style-name="ce17" office:value-type="float" office:value="256" calcext:value-type="float">
            <text:p>256</text:p>
          </table:table-cell>
          <table:table-cell table:style-name="ce17"/>
          <table:table-cell table:style-name="ce18" office:value-type="float" office:value="1.614778624" calcext:value-type="float">
            <text:p>1,61E+00</text:p>
          </table:table-cell>
          <table:table-cell table:style-name="ce18" office:value-type="float" office:value="-0.04396782902" calcext:value-type="float">
            <text:p>-4,40E-02</text:p>
          </table:table-cell>
          <table:table-cell table:style-name="ce18" office:value-type="float" office:value="-0.04396811832" calcext:value-type="float">
            <text:p>-4,40E-02</text:p>
          </table:table-cell>
          <table:table-cell table:style-name="ce16" table:formula="of:=[.$D258]-[.$E258]" office:value-type="float" office:value="0.000000289299999990666" calcext:value-type="float">
            <text:p>0,0000003</text:p>
          </table:table-cell>
        </table:table-row>
        <table:table-row table:style-name="ro1">
          <table:table-cell table:style-name="ce17" office:value-type="float" office:value="257" calcext:value-type="float">
            <text:p>257</text:p>
          </table:table-cell>
          <table:table-cell table:style-name="ce17"/>
          <table:table-cell table:style-name="ce18" office:value-type="float" office:value="1.621061809" calcext:value-type="float">
            <text:p>1,62E+00</text:p>
          </table:table-cell>
          <table:table-cell table:style-name="ce18" office:value-type="float" office:value="-0.05024398759" calcext:value-type="float">
            <text:p>-5,02E-02</text:p>
          </table:table-cell>
          <table:table-cell table:style-name="ce18" office:value-type="float" office:value="-0.05024431818" calcext:value-type="float">
            <text:p>-5,02E-02</text:p>
          </table:table-cell>
          <table:table-cell table:style-name="ce16" table:formula="of:=[.$D259]-[.$E259]" office:value-type="float" office:value="0.000000330589999993081" calcext:value-type="float">
            <text:p>0,0000003</text:p>
          </table:table-cell>
        </table:table-row>
        <table:table-row table:style-name="ro1">
          <table:table-cell table:style-name="ce17" office:value-type="float" office:value="258" calcext:value-type="float">
            <text:p>258</text:p>
          </table:table-cell>
          <table:table-cell table:style-name="ce17"/>
          <table:table-cell table:style-name="ce18" office:value-type="float" office:value="1.627344995" calcext:value-type="float">
            <text:p>1,63E+00</text:p>
          </table:table-cell>
          <table:table-cell table:style-name="ce18" office:value-type="float" office:value="-0.05651816261" calcext:value-type="float">
            <text:p>-5,65E-02</text:p>
          </table:table-cell>
          <table:table-cell table:style-name="ce18" office:value-type="float" office:value="-0.05651853448" calcext:value-type="float">
            <text:p>-5,65E-02</text:p>
          </table:table-cell>
          <table:table-cell table:style-name="ce16" table:formula="of:=[.$D260]-[.$E260]" office:value-type="float" office:value="0.000000371870000001606" calcext:value-type="float">
            <text:p>0,0000004</text:p>
          </table:table-cell>
        </table:table-row>
        <table:table-row table:style-name="ro1">
          <table:table-cell table:style-name="ce17" office:value-type="float" office:value="259" calcext:value-type="float">
            <text:p>259</text:p>
          </table:table-cell>
          <table:table-cell table:style-name="ce17"/>
          <table:table-cell table:style-name="ce18" office:value-type="float" office:value="1.63362818" calcext:value-type="float">
            <text:p>1,63E+00</text:p>
          </table:table-cell>
          <table:table-cell table:style-name="ce18" office:value-type="float" office:value="-0.06279010639" calcext:value-type="float">
            <text:p>-6,28E-02</text:p>
          </table:table-cell>
          <table:table-cell table:style-name="ce18" office:value-type="float" office:value="-0.06279051953" calcext:value-type="float">
            <text:p>-6,28E-02</text:p>
          </table:table-cell>
          <table:table-cell table:style-name="ce16" table:formula="of:=[.$D261]-[.$E261]" office:value-type="float" office:value="0.000000413140000002366" calcext:value-type="float">
            <text:p>0,0000004</text:p>
          </table:table-cell>
        </table:table-row>
        <table:table-row table:style-name="ro1">
          <table:table-cell table:style-name="ce17" office:value-type="float" office:value="260" calcext:value-type="float">
            <text:p>260</text:p>
          </table:table-cell>
          <table:table-cell table:style-name="ce17"/>
          <table:table-cell table:style-name="ce18" office:value-type="float" office:value="1.639911365" calcext:value-type="float">
            <text:p>1,64E+00</text:p>
          </table:table-cell>
          <table:table-cell table:style-name="ce18" office:value-type="float" office:value="-0.06905957132" calcext:value-type="float">
            <text:p>-6,91E-02</text:p>
          </table:table-cell>
          <table:table-cell table:style-name="ce18" office:value-type="float" office:value="-0.06906002571" calcext:value-type="float">
            <text:p>-6,91E-02</text:p>
          </table:table-cell>
          <table:table-cell table:style-name="ce16" table:formula="of:=[.$D262]-[.$E262]" office:value-type="float" office:value="0.000000454390000015348" calcext:value-type="float">
            <text:p>0,0000005</text:p>
          </table:table-cell>
        </table:table-row>
        <table:table-row table:style-name="ro1">
          <table:table-cell table:style-name="ce17" office:value-type="float" office:value="261" calcext:value-type="float">
            <text:p>261</text:p>
          </table:table-cell>
          <table:table-cell table:style-name="ce17"/>
          <table:table-cell table:style-name="ce18" office:value-type="float" office:value="1.64619455" calcext:value-type="float">
            <text:p>1,65E+00</text:p>
          </table:table-cell>
          <table:table-cell table:style-name="ce18" office:value-type="float" office:value="-0.0753263099" calcext:value-type="float">
            <text:p>-7,53E-02</text:p>
          </table:table-cell>
          <table:table-cell table:style-name="ce18" office:value-type="float" office:value="-0.07532680553" calcext:value-type="float">
            <text:p>-7,53E-02</text:p>
          </table:table-cell>
          <table:table-cell table:style-name="ce16" table:formula="of:=[.$D263]-[.$E263]" office:value-type="float" office:value="0.000000495630000013625" calcext:value-type="float">
            <text:p>0,0000005</text:p>
          </table:table-cell>
        </table:table-row>
        <table:table-row table:style-name="ro1">
          <table:table-cell table:style-name="ce17" office:value-type="float" office:value="262" calcext:value-type="float">
            <text:p>262</text:p>
          </table:table-cell>
          <table:table-cell table:style-name="ce17"/>
          <table:table-cell table:style-name="ce18" office:value-type="float" office:value="1.652477736" calcext:value-type="float">
            <text:p>1,65E+00</text:p>
          </table:table-cell>
          <table:table-cell table:style-name="ce18" office:value-type="float" office:value="-0.08159007472" calcext:value-type="float">
            <text:p>-8,16E-02</text:p>
          </table:table-cell>
          <table:table-cell table:style-name="ce18" office:value-type="float" office:value="-0.08159061157" calcext:value-type="float">
            <text:p>-8,16E-02</text:p>
          </table:table-cell>
          <table:table-cell table:style-name="ce16" table:formula="of:=[.$D264]-[.$E264]" office:value-type="float" office:value="0.000000536849999996369" calcext:value-type="float">
            <text:p>0,0000005</text:p>
          </table:table-cell>
        </table:table-row>
        <table:table-row table:style-name="ro1">
          <table:table-cell table:style-name="ce17" office:value-type="float" office:value="263" calcext:value-type="float">
            <text:p>263</text:p>
          </table:table-cell>
          <table:table-cell table:style-name="ce17"/>
          <table:table-cell table:style-name="ce18" office:value-type="float" office:value="1.658760921" calcext:value-type="float">
            <text:p>1,66E+00</text:p>
          </table:table-cell>
          <table:table-cell table:style-name="ce18" office:value-type="float" office:value="-0.08785061851" calcext:value-type="float">
            <text:p>-8,79E-02</text:p>
          </table:table-cell>
          <table:table-cell table:style-name="ce18" office:value-type="float" office:value="-0.08785119655" calcext:value-type="float">
            <text:p>-8,79E-02</text:p>
          </table:table-cell>
          <table:table-cell table:style-name="ce16" table:formula="of:=[.$D265]-[.$E265]" office:value-type="float" office:value="0.000000578040000004387" calcext:value-type="float">
            <text:p>0,0000006</text:p>
          </table:table-cell>
        </table:table-row>
        <table:table-row table:style-name="ro1">
          <table:table-cell table:style-name="ce17" office:value-type="float" office:value="264" calcext:value-type="float">
            <text:p>264</text:p>
          </table:table-cell>
          <table:table-cell table:style-name="ce17"/>
          <table:table-cell table:style-name="ce18" office:value-type="float" office:value="1.665044106" calcext:value-type="float">
            <text:p>1,67E+00</text:p>
          </table:table-cell>
          <table:table-cell table:style-name="ce18" office:value-type="float" office:value="-0.09410769411" calcext:value-type="float">
            <text:p>-9,41E-02</text:p>
          </table:table-cell>
          <table:table-cell table:style-name="ce18" office:value-type="float" office:value="-0.09410831332" calcext:value-type="float">
            <text:p>-9,41E-02</text:p>
          </table:table-cell>
          <table:table-cell table:style-name="ce16" table:formula="of:=[.$D266]-[.$E266]" office:value-type="float" office:value="0.000000619209999996873" calcext:value-type="float">
            <text:p>0,0000006</text:p>
          </table:table-cell>
        </table:table-row>
        <table:table-row table:style-name="ro1">
          <table:table-cell table:style-name="ce17" office:value-type="float" office:value="265" calcext:value-type="float">
            <text:p>265</text:p>
          </table:table-cell>
          <table:table-cell table:style-name="ce17"/>
          <table:table-cell table:style-name="ce18" office:value-type="float" office:value="1.671327292" calcext:value-type="float">
            <text:p>1,67E+00</text:p>
          </table:table-cell>
          <table:table-cell table:style-name="ce18" office:value-type="float" office:value="-0.1003610545" calcext:value-type="float">
            <text:p>-1,00E-01</text:p>
          </table:table-cell>
          <table:table-cell table:style-name="ce18" office:value-type="float" office:value="-0.1003617149" calcext:value-type="float">
            <text:p>-1,00E-01</text:p>
          </table:table-cell>
          <table:table-cell table:style-name="ce16" table:formula="of:=[.$D267]-[.$E267]" office:value-type="float" office:value="0.00000066040000000489" calcext:value-type="float">
            <text:p>0,0000007</text:p>
          </table:table-cell>
        </table:table-row>
        <table:table-row table:style-name="ro1">
          <table:table-cell table:style-name="ce17" office:value-type="float" office:value="266" calcext:value-type="float">
            <text:p>266</text:p>
          </table:table-cell>
          <table:table-cell table:style-name="ce17"/>
          <table:table-cell table:style-name="ce18" office:value-type="float" office:value="1.677610477" calcext:value-type="float">
            <text:p>1,68E+00</text:p>
          </table:table-cell>
          <table:table-cell table:style-name="ce18" office:value-type="float" office:value="-0.1066104528" calcext:value-type="float">
            <text:p>-1,07E-01</text:p>
          </table:table-cell>
          <table:table-cell table:style-name="ce18" office:value-type="float" office:value="-0.1066111543" calcext:value-type="float">
            <text:p>-1,07E-01</text:p>
          </table:table-cell>
          <table:table-cell table:style-name="ce16" table:formula="of:=[.$D268]-[.$E268]" office:value-type="float" office:value="0.000000701500000005462" calcext:value-type="float">
            <text:p>0,0000007</text:p>
          </table:table-cell>
        </table:table-row>
        <table:table-row table:style-name="ro1">
          <table:table-cell table:style-name="ce17" office:value-type="float" office:value="267" calcext:value-type="float">
            <text:p>267</text:p>
          </table:table-cell>
          <table:table-cell table:style-name="ce17"/>
          <table:table-cell table:style-name="ce18" office:value-type="float" office:value="1.683893662" calcext:value-type="float">
            <text:p>1,68E+00</text:p>
          </table:table-cell>
          <table:table-cell table:style-name="ce18" office:value-type="float" office:value="-0.1128556423" calcext:value-type="float">
            <text:p>-1,13E-01</text:p>
          </table:table-cell>
          <table:table-cell table:style-name="ce18" office:value-type="float" office:value="-0.1128563849" calcext:value-type="float">
            <text:p>-1,13E-01</text:p>
          </table:table-cell>
          <table:table-cell table:style-name="ce16" table:formula="of:=[.$D269]-[.$E269]" office:value-type="float" office:value="0.000000742600000006033" calcext:value-type="float">
            <text:p>0,0000007</text:p>
          </table:table-cell>
        </table:table-row>
        <table:table-row table:style-name="ro1">
          <table:table-cell table:style-name="ce17" office:value-type="float" office:value="268" calcext:value-type="float">
            <text:p>268</text:p>
          </table:table-cell>
          <table:table-cell table:style-name="ce17"/>
          <table:table-cell table:style-name="ce18" office:value-type="float" office:value="1.690176848" calcext:value-type="float">
            <text:p>1,69E+00</text:p>
          </table:table-cell>
          <table:table-cell table:style-name="ce18" office:value-type="float" office:value="-0.1190963765" calcext:value-type="float">
            <text:p>-1,19E-01</text:p>
          </table:table-cell>
          <table:table-cell table:style-name="ce18" office:value-type="float" office:value="-0.1190971601" calcext:value-type="float">
            <text:p>-1,19E-01</text:p>
          </table:table-cell>
          <table:table-cell table:style-name="ce16" table:formula="of:=[.$D270]-[.$E270]" office:value-type="float" office:value="0.00000078359999999833" calcext:value-type="float">
            <text:p>0,0000008</text:p>
          </table:table-cell>
        </table:table-row>
        <table:table-row table:style-name="ro1">
          <table:table-cell table:style-name="ce17" office:value-type="float" office:value="269" calcext:value-type="float">
            <text:p>269</text:p>
          </table:table-cell>
          <table:table-cell table:style-name="ce17"/>
          <table:table-cell table:style-name="ce18" office:value-type="float" office:value="1.696460033" calcext:value-type="float">
            <text:p>1,70E+00</text:p>
          </table:table-cell>
          <table:table-cell table:style-name="ce18" office:value-type="float" office:value="-0.1253324089" calcext:value-type="float">
            <text:p>-1,25E-01</text:p>
          </table:table-cell>
          <table:table-cell table:style-name="ce18" office:value-type="float" office:value="-0.1253332336" calcext:value-type="float">
            <text:p>-1,25E-01</text:p>
          </table:table-cell>
          <table:table-cell table:style-name="ce16" table:formula="of:=[.$D271]-[.$E271]" office:value-type="float" office:value="0.000000824700000012779" calcext:value-type="float">
            <text:p>0,0000008</text:p>
          </table:table-cell>
        </table:table-row>
        <table:table-row table:style-name="ro1">
          <table:table-cell table:style-name="ce17" office:value-type="float" office:value="270" calcext:value-type="float">
            <text:p>270</text:p>
          </table:table-cell>
          <table:table-cell table:style-name="ce17"/>
          <table:table-cell table:style-name="ce18" office:value-type="float" office:value="1.702743218" calcext:value-type="float">
            <text:p>1,70E+00</text:p>
          </table:table-cell>
          <table:table-cell table:style-name="ce18" office:value-type="float" office:value="-0.1315634934" calcext:value-type="float">
            <text:p>-1,32E-01</text:p>
          </table:table-cell>
          <table:table-cell table:style-name="ce18" office:value-type="float" office:value="-0.1315643591" calcext:value-type="float">
            <text:p>-1,32E-01</text:p>
          </table:table-cell>
          <table:table-cell table:style-name="ce16" table:formula="of:=[.$D272]-[.$E272]" office:value-type="float" office:value="0.000000865699999991199" calcext:value-type="float">
            <text:p>0,0000009</text:p>
          </table:table-cell>
        </table:table-row>
        <table:table-row table:style-name="ro1">
          <table:table-cell table:style-name="ce17" office:value-type="float" office:value="271" calcext:value-type="float">
            <text:p>271</text:p>
          </table:table-cell>
          <table:table-cell table:style-name="ce17"/>
          <table:table-cell table:style-name="ce18" office:value-type="float" office:value="1.709026404" calcext:value-type="float">
            <text:p>1,71E+00</text:p>
          </table:table-cell>
          <table:table-cell table:style-name="ce18" office:value-type="float" office:value="-0.1377893841" calcext:value-type="float">
            <text:p>-1,38E-01</text:p>
          </table:table-cell>
          <table:table-cell table:style-name="ce18" office:value-type="float" office:value="-0.1377902907" calcext:value-type="float">
            <text:p>-1,38E-01</text:p>
          </table:table-cell>
          <table:table-cell table:style-name="ce16" table:formula="of:=[.$D273]-[.$E273]" office:value-type="float" office:value="0.000000906600000016855" calcext:value-type="float">
            <text:p>0,0000009</text:p>
          </table:table-cell>
        </table:table-row>
        <table:table-row table:style-name="ro1">
          <table:table-cell table:style-name="ce17" office:value-type="float" office:value="272" calcext:value-type="float">
            <text:p>272</text:p>
          </table:table-cell>
          <table:table-cell table:style-name="ce17"/>
          <table:table-cell table:style-name="ce18" office:value-type="float" office:value="1.715309589" calcext:value-type="float">
            <text:p>1,72E+00</text:p>
          </table:table-cell>
          <table:table-cell table:style-name="ce18" office:value-type="float" office:value="-0.144009835" calcext:value-type="float">
            <text:p>-1,44E-01</text:p>
          </table:table-cell>
          <table:table-cell table:style-name="ce18" office:value-type="float" office:value="-0.1440107826" calcext:value-type="float">
            <text:p>-1,44E-01</text:p>
          </table:table-cell>
          <table:table-cell table:style-name="ce16" table:formula="of:=[.$D274]-[.$E274]" office:value-type="float" office:value="0.000000947599999995274" calcext:value-type="float">
            <text:p>0,0000009</text:p>
          </table:table-cell>
        </table:table-row>
        <table:table-row table:style-name="ro1">
          <table:table-cell table:style-name="ce17" office:value-type="float" office:value="273" calcext:value-type="float">
            <text:p>273</text:p>
          </table:table-cell>
          <table:table-cell table:style-name="ce17"/>
          <table:table-cell table:style-name="ce18" office:value-type="float" office:value="1.721592774" calcext:value-type="float">
            <text:p>1,72E+00</text:p>
          </table:table-cell>
          <table:table-cell table:style-name="ce18" office:value-type="float" office:value="-0.1502246007" calcext:value-type="float">
            <text:p>-1,50E-01</text:p>
          </table:table-cell>
          <table:table-cell table:style-name="ce18" office:value-type="float" office:value="-0.1502255891" calcext:value-type="float">
            <text:p>-1,50E-01</text:p>
          </table:table-cell>
          <table:table-cell table:style-name="ce16" table:formula="of:=[.$D275]-[.$E275]" office:value-type="float" office:value="0.000000988399999984901" calcext:value-type="float">
            <text:p>0,0000010</text:p>
          </table:table-cell>
        </table:table-row>
        <table:table-row table:style-name="ro1">
          <table:table-cell table:style-name="ce17" office:value-type="float" office:value="274" calcext:value-type="float">
            <text:p>274</text:p>
          </table:table-cell>
          <table:table-cell table:style-name="ce17"/>
          <table:table-cell table:style-name="ce18" office:value-type="float" office:value="1.727875959" calcext:value-type="float">
            <text:p>1,73E+00</text:p>
          </table:table-cell>
          <table:table-cell table:style-name="ce18" office:value-type="float" office:value="-0.1564334357" calcext:value-type="float">
            <text:p>-1,56E-01</text:p>
          </table:table-cell>
          <table:table-cell table:style-name="ce18" office:value-type="float" office:value="-0.156434465" calcext:value-type="float">
            <text:p>-1,56E-01</text:p>
          </table:table-cell>
          <table:table-cell table:style-name="ce16" table:formula="of:=[.$D276]-[.$E276]" office:value-type="float" office:value="0.0000010292999999828" calcext:value-type="float">
            <text:p>0,0000010</text:p>
          </table:table-cell>
        </table:table-row>
        <table:table-row table:style-name="ro1">
          <table:table-cell table:style-name="ce17" office:value-type="float" office:value="275" calcext:value-type="float">
            <text:p>275</text:p>
          </table:table-cell>
          <table:table-cell table:style-name="ce17"/>
          <table:table-cell table:style-name="ce18" office:value-type="float" office:value="1.734159145" calcext:value-type="float">
            <text:p>1,73E+00</text:p>
          </table:table-cell>
          <table:table-cell table:style-name="ce18" office:value-type="float" office:value="-0.1626360951" calcext:value-type="float">
            <text:p>-1,63E-01</text:p>
          </table:table-cell>
          <table:table-cell table:style-name="ce18" office:value-type="float" office:value="-0.1626371652" calcext:value-type="float">
            <text:p>-1,63E-01</text:p>
          </table:table-cell>
          <table:table-cell table:style-name="ce16" table:formula="of:=[.$D277]-[.$E277]" office:value-type="float" office:value="0.00000107010000000018" calcext:value-type="float">
            <text:p>0,0000011</text:p>
          </table:table-cell>
        </table:table-row>
        <table:table-row table:style-name="ro1">
          <table:table-cell table:style-name="ce17" office:value-type="float" office:value="276" calcext:value-type="float">
            <text:p>276</text:p>
          </table:table-cell>
          <table:table-cell table:style-name="ce17"/>
          <table:table-cell table:style-name="ce18" office:value-type="float" office:value="1.74044233" calcext:value-type="float">
            <text:p>1,74E+00</text:p>
          </table:table-cell>
          <table:table-cell table:style-name="ce18" office:value-type="float" office:value="-0.1688323338" calcext:value-type="float">
            <text:p>-1,69E-01</text:p>
          </table:table-cell>
          <table:table-cell table:style-name="ce18" office:value-type="float" office:value="-0.1688334447" calcext:value-type="float">
            <text:p>-1,69E-01</text:p>
          </table:table-cell>
          <table:table-cell table:style-name="ce16" table:formula="of:=[.$D278]-[.$E278]" office:value-type="float" office:value="0.00000111089999998981" calcext:value-type="float">
            <text:p>0,0000011</text:p>
          </table:table-cell>
        </table:table-row>
        <table:table-row table:style-name="ro1">
          <table:table-cell table:style-name="ce17" office:value-type="float" office:value="277" calcext:value-type="float">
            <text:p>277</text:p>
          </table:table-cell>
          <table:table-cell table:style-name="ce17"/>
          <table:table-cell table:style-name="ce18" office:value-type="float" office:value="1.746725515" calcext:value-type="float">
            <text:p>1,75E+00</text:p>
          </table:table-cell>
          <table:table-cell table:style-name="ce18" office:value-type="float" office:value="-0.1750219074" calcext:value-type="float">
            <text:p>-1,75E-01</text:p>
          </table:table-cell>
          <table:table-cell table:style-name="ce18" office:value-type="float" office:value="-0.175023059" calcext:value-type="float">
            <text:p>-1,75E-01</text:p>
          </table:table-cell>
          <table:table-cell table:style-name="ce16" table:formula="of:=[.$D279]-[.$E279]" office:value-type="float" office:value="0.00000115159999999892" calcext:value-type="float">
            <text:p>0,0000012</text:p>
          </table:table-cell>
        </table:table-row>
        <table:table-row table:style-name="ro1">
          <table:table-cell table:style-name="ce17" office:value-type="float" office:value="278" calcext:value-type="float">
            <text:p>278</text:p>
          </table:table-cell>
          <table:table-cell table:style-name="ce17"/>
          <table:table-cell table:style-name="ce18" office:value-type="float" office:value="1.753008701" calcext:value-type="float">
            <text:p>1,75E+00</text:p>
          </table:table-cell>
          <table:table-cell table:style-name="ce18" office:value-type="float" office:value="-0.1812045713" calcext:value-type="float">
            <text:p>-1,81E-01</text:p>
          </table:table-cell>
          <table:table-cell table:style-name="ce18" office:value-type="float" office:value="-0.1812057636" calcext:value-type="float">
            <text:p>-1,81E-01</text:p>
          </table:table-cell>
          <table:table-cell table:style-name="ce16" table:formula="of:=[.$D280]-[.$E280]" office:value-type="float" office:value="0.00000119230000000803" calcext:value-type="float">
            <text:p>0,0000012</text:p>
          </table:table-cell>
        </table:table-row>
        <table:table-row table:style-name="ro1">
          <table:table-cell table:style-name="ce17" office:value-type="float" office:value="279" calcext:value-type="float">
            <text:p>279</text:p>
          </table:table-cell>
          <table:table-cell table:style-name="ce17"/>
          <table:table-cell table:style-name="ce18" office:value-type="float" office:value="1.759291886" calcext:value-type="float">
            <text:p>1,76E+00</text:p>
          </table:table-cell>
          <table:table-cell table:style-name="ce18" office:value-type="float" office:value="-0.1873800817" calcext:value-type="float">
            <text:p>-1,87E-01</text:p>
          </table:table-cell>
          <table:table-cell table:style-name="ce18" office:value-type="float" office:value="-0.1873813146" calcext:value-type="float">
            <text:p>-1,87E-01</text:p>
          </table:table-cell>
          <table:table-cell table:style-name="ce16" table:formula="of:=[.$D281]-[.$E281]" office:value-type="float" office:value="0.00000123290000000886" calcext:value-type="float">
            <text:p>0,0000012</text:p>
          </table:table-cell>
        </table:table-row>
        <table:table-row table:style-name="ro1">
          <table:table-cell table:style-name="ce17" office:value-type="float" office:value="280" calcext:value-type="float">
            <text:p>280</text:p>
          </table:table-cell>
          <table:table-cell table:style-name="ce17"/>
          <table:table-cell table:style-name="ce18" office:value-type="float" office:value="1.765575071" calcext:value-type="float">
            <text:p>1,77E+00</text:p>
          </table:table-cell>
          <table:table-cell table:style-name="ce18" office:value-type="float" office:value="-0.1935481945" calcext:value-type="float">
            <text:p>-1,94E-01</text:p>
          </table:table-cell>
          <table:table-cell table:style-name="ce18" office:value-type="float" office:value="-0.1935494681" calcext:value-type="float">
            <text:p>-1,94E-01</text:p>
          </table:table-cell>
          <table:table-cell table:style-name="ce16" table:formula="of:=[.$D282]-[.$E282]" office:value-type="float" office:value="0.00000127359999999022" calcext:value-type="float">
            <text:p>0,0000013</text:p>
          </table:table-cell>
        </table:table-row>
        <table:table-row table:style-name="ro1">
          <table:table-cell table:style-name="ce17" office:value-type="float" office:value="281" calcext:value-type="float">
            <text:p>281</text:p>
          </table:table-cell>
          <table:table-cell table:style-name="ce17"/>
          <table:table-cell table:style-name="ce18" office:value-type="float" office:value="1.771858257" calcext:value-type="float">
            <text:p>1,77E+00</text:p>
          </table:table-cell>
          <table:table-cell table:style-name="ce18" office:value-type="float" office:value="-0.1997086665" calcext:value-type="float">
            <text:p>-2,00E-01</text:p>
          </table:table-cell>
          <table:table-cell table:style-name="ce18" office:value-type="float" office:value="-0.1997099805" calcext:value-type="float">
            <text:p>-2,00E-01</text:p>
          </table:table-cell>
          <table:table-cell table:style-name="ce16" table:formula="of:=[.$D283]-[.$E283]" office:value-type="float" office:value="0.0000013139999999745" calcext:value-type="float">
            <text:p>0,0000013</text:p>
          </table:table-cell>
        </table:table-row>
        <table:table-row table:style-name="ro1">
          <table:table-cell table:style-name="ce17" office:value-type="float" office:value="282" calcext:value-type="float">
            <text:p>282</text:p>
          </table:table-cell>
          <table:table-cell table:style-name="ce17"/>
          <table:table-cell table:style-name="ce18" office:value-type="float" office:value="1.778141442" calcext:value-type="float">
            <text:p>1,78E+00</text:p>
          </table:table-cell>
          <table:table-cell table:style-name="ce18" office:value-type="float" office:value="-0.2058612543" calcext:value-type="float">
            <text:p>-2,06E-01</text:p>
          </table:table-cell>
          <table:table-cell table:style-name="ce18" office:value-type="float" office:value="-0.2058626088" calcext:value-type="float">
            <text:p>-2,06E-01</text:p>
          </table:table-cell>
          <table:table-cell table:style-name="ce16" table:formula="of:=[.$D284]-[.$E284]" office:value-type="float" office:value="0.00000135449999999482" calcext:value-type="float">
            <text:p>0,0000014</text:p>
          </table:table-cell>
        </table:table-row>
        <table:table-row table:style-name="ro1">
          <table:table-cell table:style-name="ce17" office:value-type="float" office:value="283" calcext:value-type="float">
            <text:p>283</text:p>
          </table:table-cell>
          <table:table-cell table:style-name="ce17"/>
          <table:table-cell table:style-name="ce18" office:value-type="float" office:value="1.784424627" calcext:value-type="float">
            <text:p>1,78E+00</text:p>
          </table:table-cell>
          <table:table-cell table:style-name="ce18" office:value-type="float" office:value="-0.212005715" calcext:value-type="float">
            <text:p>-2,12E-01</text:p>
          </table:table-cell>
          <table:table-cell table:style-name="ce18" office:value-type="float" office:value="-0.2120071099" calcext:value-type="float">
            <text:p>-2,12E-01</text:p>
          </table:table-cell>
          <table:table-cell table:style-name="ce16" table:formula="of:=[.$D285]-[.$E285]" office:value-type="float" office:value="0.00000139490000000686" calcext:value-type="float">
            <text:p>0,0000014</text:p>
          </table:table-cell>
        </table:table-row>
        <table:table-row table:style-name="ro1">
          <table:table-cell table:style-name="ce17" office:value-type="float" office:value="284" calcext:value-type="float">
            <text:p>284</text:p>
          </table:table-cell>
          <table:table-cell table:style-name="ce17"/>
          <table:table-cell table:style-name="ce18" office:value-type="float" office:value="1.790707813" calcext:value-type="float">
            <text:p>1,79E+00</text:p>
          </table:table-cell>
          <table:table-cell table:style-name="ce18" office:value-type="float" office:value="-0.2181418061" calcext:value-type="float">
            <text:p>-2,18E-01</text:p>
          </table:table-cell>
          <table:table-cell table:style-name="ce18" office:value-type="float" office:value="-0.2181432414" calcext:value-type="float">
            <text:p>-2,18E-01</text:p>
          </table:table-cell>
          <table:table-cell table:style-name="ce16" table:formula="of:=[.$D286]-[.$E286]" office:value-type="float" office:value="0.0000014353000000189" calcext:value-type="float">
            <text:p>0,0000014</text:p>
          </table:table-cell>
        </table:table-row>
        <table:table-row table:style-name="ro1">
          <table:table-cell table:style-name="ce17" office:value-type="float" office:value="285" calcext:value-type="float">
            <text:p>285</text:p>
          </table:table-cell>
          <table:table-cell table:style-name="ce17"/>
          <table:table-cell table:style-name="ce18" office:value-type="float" office:value="1.796990998" calcext:value-type="float">
            <text:p>1,80E+00</text:p>
          </table:table-cell>
          <table:table-cell table:style-name="ce18" office:value-type="float" office:value="-0.2242692853" calcext:value-type="float">
            <text:p>-2,24E-01</text:p>
          </table:table-cell>
          <table:table-cell table:style-name="ce18" office:value-type="float" office:value="-0.2242707609" calcext:value-type="float">
            <text:p>-2,24E-01</text:p>
          </table:table-cell>
          <table:table-cell table:style-name="ce16" table:formula="of:=[.$D287]-[.$E287]" office:value-type="float" office:value="0.00000147559999999491" calcext:value-type="float">
            <text:p>0,0000015</text:p>
          </table:table-cell>
        </table:table-row>
        <table:table-row table:style-name="ro1">
          <table:table-cell table:style-name="ce17" office:value-type="float" office:value="286" calcext:value-type="float">
            <text:p>286</text:p>
          </table:table-cell>
          <table:table-cell table:style-name="ce17"/>
          <table:table-cell table:style-name="ce18" office:value-type="float" office:value="1.803274183" calcext:value-type="float">
            <text:p>1,80E+00</text:p>
          </table:table-cell>
          <table:table-cell table:style-name="ce18" office:value-type="float" office:value="-0.2303879108" calcext:value-type="float">
            <text:p>-2,30E-01</text:p>
          </table:table-cell>
          <table:table-cell table:style-name="ce18" office:value-type="float" office:value="-0.2303894267" calcext:value-type="float">
            <text:p>-2,30E-01</text:p>
          </table:table-cell>
          <table:table-cell table:style-name="ce16" table:formula="of:=[.$D288]-[.$E288]" office:value-type="float" office:value="0.00000151589999999868" calcext:value-type="float">
            <text:p>0,0000015</text:p>
          </table:table-cell>
        </table:table-row>
        <table:table-row table:style-name="ro1">
          <table:table-cell table:style-name="ce17" office:value-type="float" office:value="287" calcext:value-type="float">
            <text:p>287</text:p>
          </table:table-cell>
          <table:table-cell table:style-name="ce17"/>
          <table:table-cell table:style-name="ce18" office:value-type="float" office:value="1.809557368" calcext:value-type="float">
            <text:p>1,81E+00</text:p>
          </table:table-cell>
          <table:table-cell table:style-name="ce18" office:value-type="float" office:value="-0.2364974409" calcext:value-type="float">
            <text:p>-2,36E-01</text:p>
          </table:table-cell>
          <table:table-cell table:style-name="ce18" office:value-type="float" office:value="-0.236498997" calcext:value-type="float">
            <text:p>-2,36E-01</text:p>
          </table:table-cell>
          <table:table-cell table:style-name="ce16" table:formula="of:=[.$D289]-[.$E289]" office:value-type="float" office:value="0.00000155609999999418" calcext:value-type="float">
            <text:p>0,0000016</text:p>
          </table:table-cell>
        </table:table-row>
        <table:table-row table:style-name="ro1">
          <table:table-cell table:style-name="ce17" office:value-type="float" office:value="288" calcext:value-type="float">
            <text:p>288</text:p>
          </table:table-cell>
          <table:table-cell table:style-name="ce17"/>
          <table:table-cell table:style-name="ce18" office:value-type="float" office:value="1.815840554" calcext:value-type="float">
            <text:p>1,82E+00</text:p>
          </table:table-cell>
          <table:table-cell table:style-name="ce18" office:value-type="float" office:value="-0.2425976346" calcext:value-type="float">
            <text:p>-2,43E-01</text:p>
          </table:table-cell>
          <table:table-cell table:style-name="ce18" office:value-type="float" office:value="-0.2425992308" calcext:value-type="float">
            <text:p>-2,43E-01</text:p>
          </table:table-cell>
          <table:table-cell table:style-name="ce16" table:formula="of:=[.$D290]-[.$E290]" office:value-type="float" office:value="0.00000159620000000915" calcext:value-type="float">
            <text:p>0,0000016</text:p>
          </table:table-cell>
        </table:table-row>
        <table:table-row table:style-name="ro1">
          <table:table-cell table:style-name="ce17" office:value-type="float" office:value="289" calcext:value-type="float">
            <text:p>289</text:p>
          </table:table-cell>
          <table:table-cell table:style-name="ce17"/>
          <table:table-cell table:style-name="ce18" office:value-type="float" office:value="1.822123739" calcext:value-type="float">
            <text:p>1,82E+00</text:p>
          </table:table-cell>
          <table:table-cell table:style-name="ce18" office:value-type="float" office:value="-0.2486882509" calcext:value-type="float">
            <text:p>-2,49E-01</text:p>
          </table:table-cell>
          <table:table-cell table:style-name="ce18" office:value-type="float" office:value="-0.2486898872" calcext:value-type="float">
            <text:p>-2,49E-01</text:p>
          </table:table-cell>
          <table:table-cell table:style-name="ce16" table:formula="of:=[.$D291]-[.$E291]" office:value-type="float" office:value="0.00000163629999999637" calcext:value-type="float">
            <text:p>0,0000016</text:p>
          </table:table-cell>
        </table:table-row>
        <table:table-row table:style-name="ro1">
          <table:table-cell table:style-name="ce17" office:value-type="float" office:value="290" calcext:value-type="float">
            <text:p>290</text:p>
          </table:table-cell>
          <table:table-cell table:style-name="ce17"/>
          <table:table-cell table:style-name="ce18" office:value-type="float" office:value="1.828406924" calcext:value-type="float">
            <text:p>1,83E+00</text:p>
          </table:table-cell>
          <table:table-cell table:style-name="ce18" office:value-type="float" office:value="-0.2547690494" calcext:value-type="float">
            <text:p>-2,55E-01</text:p>
          </table:table-cell>
          <table:table-cell table:style-name="ce18" office:value-type="float" office:value="-0.2547707257" calcext:value-type="float">
            <text:p>-2,55E-01</text:p>
          </table:table-cell>
          <table:table-cell table:style-name="ce16" table:formula="of:=[.$D292]-[.$E292]" office:value-type="float" office:value="0.00000167630000003083" calcext:value-type="float">
            <text:p>0,0000017</text:p>
          </table:table-cell>
        </table:table-row>
        <table:table-row table:style-name="ro1">
          <table:table-cell table:style-name="ce17" office:value-type="float" office:value="291" calcext:value-type="float">
            <text:p>291</text:p>
          </table:table-cell>
          <table:table-cell table:style-name="ce17"/>
          <table:table-cell table:style-name="ce18" office:value-type="float" office:value="1.83469011" calcext:value-type="float">
            <text:p>1,83E+00</text:p>
          </table:table-cell>
          <table:table-cell table:style-name="ce18" office:value-type="float" office:value="-0.26083979" calcext:value-type="float">
            <text:p>-2,61E-01</text:p>
          </table:table-cell>
          <table:table-cell table:style-name="ce18" office:value-type="float" office:value="-0.2608415063" calcext:value-type="float">
            <text:p>-2,61E-01</text:p>
          </table:table-cell>
          <table:table-cell table:style-name="ce16" table:formula="of:=[.$D293]-[.$E293]" office:value-type="float" office:value="0.00000171630000000977" calcext:value-type="float">
            <text:p>0,0000017</text:p>
          </table:table-cell>
        </table:table-row>
        <table:table-row table:style-name="ro1">
          <table:table-cell table:style-name="ce17" office:value-type="float" office:value="292" calcext:value-type="float">
            <text:p>292</text:p>
          </table:table-cell>
          <table:table-cell table:style-name="ce17"/>
          <table:table-cell table:style-name="ce18" office:value-type="float" office:value="1.840973295" calcext:value-type="float">
            <text:p>1,84E+00</text:p>
          </table:table-cell>
          <table:table-cell table:style-name="ce18" office:value-type="float" office:value="-0.2669002332" calcext:value-type="float">
            <text:p>-2,67E-01</text:p>
          </table:table-cell>
          <table:table-cell table:style-name="ce18" office:value-type="float" office:value="-0.2669019893" calcext:value-type="float">
            <text:p>-2,67E-01</text:p>
          </table:table-cell>
          <table:table-cell table:style-name="ce16" table:formula="of:=[.$D294]-[.$E294]" office:value-type="float" office:value="0.00000175610000002768" calcext:value-type="float">
            <text:p>0,0000018</text:p>
          </table:table-cell>
        </table:table-row>
        <table:table-row table:style-name="ro1">
          <table:table-cell table:style-name="ce17" office:value-type="float" office:value="293" calcext:value-type="float">
            <text:p>293</text:p>
          </table:table-cell>
          <table:table-cell table:style-name="ce17"/>
          <table:table-cell table:style-name="ce18" office:value-type="float" office:value="1.84725648" calcext:value-type="float">
            <text:p>1,85E+00</text:p>
          </table:table-cell>
          <table:table-cell table:style-name="ce18" office:value-type="float" office:value="-0.2729501396" calcext:value-type="float">
            <text:p>-2,73E-01</text:p>
          </table:table-cell>
          <table:table-cell table:style-name="ce18" office:value-type="float" office:value="-0.2729519355" calcext:value-type="float">
            <text:p>-2,73E-01</text:p>
          </table:table-cell>
          <table:table-cell table:style-name="ce16" table:formula="of:=[.$D295]-[.$E295]" office:value-type="float" office:value="0.00000179589999999008" calcext:value-type="float">
            <text:p>0,0000018</text:p>
          </table:table-cell>
        </table:table-row>
        <table:table-row table:style-name="ro1">
          <table:table-cell table:style-name="ce17" office:value-type="float" office:value="294" calcext:value-type="float">
            <text:p>294</text:p>
          </table:table-cell>
          <table:table-cell table:style-name="ce17"/>
          <table:table-cell table:style-name="ce18" office:value-type="float" office:value="1.853539666" calcext:value-type="float">
            <text:p>1,85E+00</text:p>
          </table:table-cell>
          <table:table-cell table:style-name="ce18" office:value-type="float" office:value="-0.2789892704" calcext:value-type="float">
            <text:p>-2,79E-01</text:p>
          </table:table-cell>
          <table:table-cell table:style-name="ce18" office:value-type="float" office:value="-0.278991106" calcext:value-type="float">
            <text:p>-2,79E-01</text:p>
          </table:table-cell>
          <table:table-cell table:style-name="ce16" table:formula="of:=[.$D296]-[.$E296]" office:value-type="float" office:value="0.00000183559999999972" calcext:value-type="float">
            <text:p>0,0000018</text:p>
          </table:table-cell>
        </table:table-row>
        <table:table-row table:style-name="ro1">
          <table:table-cell table:style-name="ce17" office:value-type="float" office:value="295" calcext:value-type="float">
            <text:p>295</text:p>
          </table:table-cell>
          <table:table-cell table:style-name="ce17"/>
          <table:table-cell table:style-name="ce18" office:value-type="float" office:value="1.859822851" calcext:value-type="float">
            <text:p>1,86E+00</text:p>
          </table:table-cell>
          <table:table-cell table:style-name="ce18" office:value-type="float" office:value="-0.2850173871" calcext:value-type="float">
            <text:p>-2,85E-01</text:p>
          </table:table-cell>
          <table:table-cell table:style-name="ce18" office:value-type="float" office:value="-0.2850192625" calcext:value-type="float">
            <text:p>-2,85E-01</text:p>
          </table:table-cell>
          <table:table-cell table:style-name="ce16" table:formula="of:=[.$D297]-[.$E297]" office:value-type="float" office:value="0.00000187540000001762" calcext:value-type="float">
            <text:p>0,0000019</text:p>
          </table:table-cell>
        </table:table-row>
        <table:table-row table:style-name="ro1">
          <table:table-cell table:style-name="ce17" office:value-type="float" office:value="296" calcext:value-type="float">
            <text:p>296</text:p>
          </table:table-cell>
          <table:table-cell table:style-name="ce17"/>
          <table:table-cell table:style-name="ce18" office:value-type="float" office:value="1.866106036" calcext:value-type="float">
            <text:p>1,87E+00</text:p>
          </table:table-cell>
          <table:table-cell table:style-name="ce18" office:value-type="float" office:value="-0.2910342519" calcext:value-type="float">
            <text:p>-2,91E-01</text:p>
          </table:table-cell>
          <table:table-cell table:style-name="ce18" office:value-type="float" office:value="-0.2910361668" calcext:value-type="float">
            <text:p>-2,91E-01</text:p>
          </table:table-cell>
          <table:table-cell table:style-name="ce16" table:formula="of:=[.$D298]-[.$E298]" office:value-type="float" office:value="0.00000191490000001071" calcext:value-type="float">
            <text:p>0,0000019</text:p>
          </table:table-cell>
        </table:table-row>
        <table:table-row table:style-name="ro1">
          <table:table-cell table:style-name="ce17" office:value-type="float" office:value="297" calcext:value-type="float">
            <text:p>297</text:p>
          </table:table-cell>
          <table:table-cell table:style-name="ce17"/>
          <table:table-cell table:style-name="ce18" office:value-type="float" office:value="1.872389222" calcext:value-type="float">
            <text:p>1,87E+00</text:p>
          </table:table-cell>
          <table:table-cell table:style-name="ce18" office:value-type="float" office:value="-0.2970396271" calcext:value-type="float">
            <text:p>-2,97E-01</text:p>
          </table:table-cell>
          <table:table-cell table:style-name="ce18" office:value-type="float" office:value="-0.2970415816" calcext:value-type="float">
            <text:p>-2,97E-01</text:p>
          </table:table-cell>
          <table:table-cell table:style-name="ce16" table:formula="of:=[.$D299]-[.$E299]" office:value-type="float" office:value="0.00000195449999995656" calcext:value-type="float">
            <text:p>0,0000020</text:p>
          </table:table-cell>
        </table:table-row>
        <table:table-row table:style-name="ro1">
          <table:table-cell table:style-name="ce17" office:value-type="float" office:value="298" calcext:value-type="float">
            <text:p>298</text:p>
          </table:table-cell>
          <table:table-cell table:style-name="ce17"/>
          <table:table-cell table:style-name="ce18" office:value-type="float" office:value="1.878672407" calcext:value-type="float">
            <text:p>1,88E+00</text:p>
          </table:table-cell>
          <table:table-cell table:style-name="ce18" office:value-type="float" office:value="-0.3030332757" calcext:value-type="float">
            <text:p>-3,03E-01</text:p>
          </table:table-cell>
          <table:table-cell table:style-name="ce18" office:value-type="float" office:value="-0.3030352696" calcext:value-type="float">
            <text:p>-3,03E-01</text:p>
          </table:table-cell>
          <table:table-cell table:style-name="ce16" table:formula="of:=[.$D300]-[.$E300]" office:value-type="float" office:value="0.00000199389999999688" calcext:value-type="float">
            <text:p>0,0000020</text:p>
          </table:table-cell>
        </table:table-row>
        <table:table-row table:style-name="ro1">
          <table:table-cell table:style-name="ce17" office:value-type="float" office:value="299" calcext:value-type="float">
            <text:p>299</text:p>
          </table:table-cell>
          <table:table-cell table:style-name="ce17"/>
          <table:table-cell table:style-name="ce18" office:value-type="float" office:value="1.884955592" calcext:value-type="float">
            <text:p>1,88E+00</text:p>
          </table:table-cell>
          <table:table-cell table:style-name="ce18" office:value-type="float" office:value="-0.3090149611" calcext:value-type="float">
            <text:p>-3,09E-01</text:p>
          </table:table-cell>
          <table:table-cell table:style-name="ce18" office:value-type="float" office:value="-0.3090169944" calcext:value-type="float">
            <text:p>-3,09E-01</text:p>
          </table:table-cell>
          <table:table-cell table:style-name="ce16" table:formula="of:=[.$D301]-[.$E301]" office:value-type="float" office:value="0.00000203330000003721" calcext:value-type="float">
            <text:p>0,0000020</text:p>
          </table:table-cell>
        </table:table-row>
        <table:table-row table:style-name="ro1">
          <table:table-cell table:style-name="ce17" office:value-type="float" office:value="300" calcext:value-type="float">
            <text:p>300</text:p>
          </table:table-cell>
          <table:table-cell table:style-name="ce17"/>
          <table:table-cell table:style-name="ce18" office:value-type="float" office:value="1.891238777" calcext:value-type="float">
            <text:p>1,89E+00</text:p>
          </table:table-cell>
          <table:table-cell table:style-name="ce18" office:value-type="float" office:value="-0.3149844471" calcext:value-type="float">
            <text:p>-3,15E-01</text:p>
          </table:table-cell>
          <table:table-cell table:style-name="ce18" office:value-type="float" office:value="-0.3149865197" calcext:value-type="float">
            <text:p>-3,15E-01</text:p>
          </table:table-cell>
          <table:table-cell table:style-name="ce16" table:formula="of:=[.$D302]-[.$E302]" office:value-type="float" office:value="0.00000207260000001375" calcext:value-type="float">
            <text:p>0,0000021</text:p>
          </table:table-cell>
        </table:table-row>
        <table:table-row table:style-name="ro1">
          <table:table-cell table:style-name="ce17" office:value-type="float" office:value="301" calcext:value-type="float">
            <text:p>301</text:p>
          </table:table-cell>
          <table:table-cell table:style-name="ce17"/>
          <table:table-cell table:style-name="ce18" office:value-type="float" office:value="1.897521963" calcext:value-type="float">
            <text:p>1,90E+00</text:p>
          </table:table-cell>
          <table:table-cell table:style-name="ce18" office:value-type="float" office:value="-0.3209414981" calcext:value-type="float">
            <text:p>-3,21E-01</text:p>
          </table:table-cell>
          <table:table-cell table:style-name="ce18" office:value-type="float" office:value="-0.3209436098" calcext:value-type="float">
            <text:p>-3,21E-01</text:p>
          </table:table-cell>
          <table:table-cell table:style-name="ce16" table:formula="of:=[.$D303]-[.$E303]" office:value-type="float" office:value="0.00000211170000002925" calcext:value-type="float">
            <text:p>0,0000021</text:p>
          </table:table-cell>
        </table:table-row>
        <table:table-row table:style-name="ro1">
          <table:table-cell table:style-name="ce17" office:value-type="float" office:value="302" calcext:value-type="float">
            <text:p>302</text:p>
          </table:table-cell>
          <table:table-cell table:style-name="ce17"/>
          <table:table-cell table:style-name="ce18" office:value-type="float" office:value="1.903805148" calcext:value-type="float">
            <text:p>1,90E+00</text:p>
          </table:table-cell>
          <table:table-cell table:style-name="ce18" office:value-type="float" office:value="-0.3268858788" calcext:value-type="float">
            <text:p>-3,27E-01</text:p>
          </table:table-cell>
          <table:table-cell table:style-name="ce18" office:value-type="float" office:value="-0.3268880297" calcext:value-type="float">
            <text:p>-3,27E-01</text:p>
          </table:table-cell>
          <table:table-cell table:style-name="ce16" table:formula="of:=[.$D304]-[.$E304]" office:value-type="float" office:value="0.00000215089999999751" calcext:value-type="float">
            <text:p>0,0000022</text:p>
          </table:table-cell>
        </table:table-row>
        <table:table-row table:style-name="ro1">
          <table:table-cell table:style-name="ce17" office:value-type="float" office:value="303" calcext:value-type="float">
            <text:p>303</text:p>
          </table:table-cell>
          <table:table-cell table:style-name="ce17"/>
          <table:table-cell table:style-name="ce18" office:value-type="float" office:value="1.910088333" calcext:value-type="float">
            <text:p>1,91E+00</text:p>
          </table:table-cell>
          <table:table-cell table:style-name="ce18" office:value-type="float" office:value="-0.3328173547" calcext:value-type="float">
            <text:p>-3,33E-01</text:p>
          </table:table-cell>
          <table:table-cell table:style-name="ce18" office:value-type="float" office:value="-0.3328195445" calcext:value-type="float">
            <text:p>-3,33E-01</text:p>
          </table:table-cell>
          <table:table-cell table:style-name="ce16" table:formula="of:=[.$D305]-[.$E305]" office:value-type="float" office:value="0.00000218979999999647" calcext:value-type="float">
            <text:p>0,0000022</text:p>
          </table:table-cell>
        </table:table-row>
        <table:table-row table:style-name="ro1">
          <table:table-cell table:style-name="ce17" office:value-type="float" office:value="304" calcext:value-type="float">
            <text:p>304</text:p>
          </table:table-cell>
          <table:table-cell table:style-name="ce17"/>
          <table:table-cell table:style-name="ce18" office:value-type="float" office:value="1.916371519" calcext:value-type="float">
            <text:p>1,92E+00</text:p>
          </table:table-cell>
          <table:table-cell table:style-name="ce18" office:value-type="float" office:value="-0.3387356914" calcext:value-type="float">
            <text:p>-3,39E-01</text:p>
          </table:table-cell>
          <table:table-cell table:style-name="ce18" office:value-type="float" office:value="-0.3387379202" calcext:value-type="float">
            <text:p>-3,39E-01</text:p>
          </table:table-cell>
          <table:table-cell table:style-name="ce16" table:formula="of:=[.$D306]-[.$E306]" office:value-type="float" office:value="0.00000222879999994818" calcext:value-type="float">
            <text:p>0,0000022</text:p>
          </table:table-cell>
        </table:table-row>
        <table:table-row table:style-name="ro1">
          <table:table-cell table:style-name="ce17" office:value-type="float" office:value="305" calcext:value-type="float">
            <text:p>305</text:p>
          </table:table-cell>
          <table:table-cell table:style-name="ce17"/>
          <table:table-cell table:style-name="ce18" office:value-type="float" office:value="1.922654704" calcext:value-type="float">
            <text:p>1,92E+00</text:p>
          </table:table-cell>
          <table:table-cell table:style-name="ce18" office:value-type="float" office:value="-0.3446406555" calcext:value-type="float">
            <text:p>-3,45E-01</text:p>
          </table:table-cell>
          <table:table-cell table:style-name="ce18" office:value-type="float" office:value="-0.3446429232" calcext:value-type="float">
            <text:p>-3,45E-01</text:p>
          </table:table-cell>
          <table:table-cell table:style-name="ce16" table:formula="of:=[.$D307]-[.$E307]" office:value-type="float" office:value="0.00000226770000000265" calcext:value-type="float">
            <text:p>0,0000023</text:p>
          </table:table-cell>
        </table:table-row>
        <table:table-row table:style-name="ro1">
          <table:table-cell table:style-name="ce17" office:value-type="float" office:value="306" calcext:value-type="float">
            <text:p>306</text:p>
          </table:table-cell>
          <table:table-cell table:style-name="ce17"/>
          <table:table-cell table:style-name="ce18" office:value-type="float" office:value="1.928937889" calcext:value-type="float">
            <text:p>1,93E+00</text:p>
          </table:table-cell>
          <table:table-cell table:style-name="ce18" office:value-type="float" office:value="-0.3505320138" calcext:value-type="float">
            <text:p>-3,51E-01</text:p>
          </table:table-cell>
          <table:table-cell table:style-name="ce18" office:value-type="float" office:value="-0.3505343202" calcext:value-type="float">
            <text:p>-3,51E-01</text:p>
          </table:table-cell>
          <table:table-cell table:style-name="ce16" table:formula="of:=[.$D308]-[.$E308]" office:value-type="float" office:value="0.00000230640000004056" calcext:value-type="float">
            <text:p>0,0000023</text:p>
          </table:table-cell>
        </table:table-row>
        <table:table-row table:style-name="ro1">
          <table:table-cell table:style-name="ce17" office:value-type="float" office:value="307" calcext:value-type="float">
            <text:p>307</text:p>
          </table:table-cell>
          <table:table-cell table:style-name="ce17"/>
          <table:table-cell table:style-name="ce18" office:value-type="float" office:value="1.935221075" calcext:value-type="float">
            <text:p>1,94E+00</text:p>
          </table:table-cell>
          <table:table-cell table:style-name="ce18" office:value-type="float" office:value="-0.3564095336" calcext:value-type="float">
            <text:p>-3,56E-01</text:p>
          </table:table-cell>
          <table:table-cell table:style-name="ce18" office:value-type="float" office:value="-0.3564118787" calcext:value-type="float">
            <text:p>-3,56E-01</text:p>
          </table:table-cell>
          <table:table-cell table:style-name="ce16" table:formula="of:=[.$D309]-[.$E309]" office:value-type="float" office:value="0.00000234510000002297" calcext:value-type="float">
            <text:p>0,0000023</text:p>
          </table:table-cell>
        </table:table-row>
        <table:table-row table:style-name="ro1">
          <table:table-cell table:style-name="ce17" office:value-type="float" office:value="308" calcext:value-type="float">
            <text:p>308</text:p>
          </table:table-cell>
          <table:table-cell table:style-name="ce17"/>
          <table:table-cell table:style-name="ce18" office:value-type="float" office:value="1.94150426" calcext:value-type="float">
            <text:p>1,94E+00</text:p>
          </table:table-cell>
          <table:table-cell table:style-name="ce18" office:value-type="float" office:value="-0.362272983" calcext:value-type="float">
            <text:p>-3,62E-01</text:p>
          </table:table-cell>
          <table:table-cell table:style-name="ce18" office:value-type="float" office:value="-0.3622753667" calcext:value-type="float">
            <text:p>-3,62E-01</text:p>
          </table:table-cell>
          <table:table-cell table:style-name="ce16" table:formula="of:=[.$D310]-[.$E310]" office:value-type="float" office:value="0.0000023836999999971" calcext:value-type="float">
            <text:p>0,0000024</text:p>
          </table:table-cell>
        </table:table-row>
        <table:table-row table:style-name="ro1">
          <table:table-cell table:style-name="ce17" office:value-type="float" office:value="309" calcext:value-type="float">
            <text:p>309</text:p>
          </table:table-cell>
          <table:table-cell table:style-name="ce17"/>
          <table:table-cell table:style-name="ce18" office:value-type="float" office:value="1.947787445" calcext:value-type="float">
            <text:p>1,95E+00</text:p>
          </table:table-cell>
          <table:table-cell table:style-name="ce18" office:value-type="float" office:value="-0.3681221305" calcext:value-type="float">
            <text:p>-3,68E-01</text:p>
          </table:table-cell>
          <table:table-cell table:style-name="ce18" office:value-type="float" office:value="-0.3681245527" calcext:value-type="float">
            <text:p>-3,68E-01</text:p>
          </table:table-cell>
          <table:table-cell table:style-name="ce16" table:formula="of:=[.$D311]-[.$E311]" office:value-type="float" office:value="0.00000242219999996296" calcext:value-type="float">
            <text:p>0,0000024</text:p>
          </table:table-cell>
        </table:table-row>
        <table:table-row table:style-name="ro1">
          <table:table-cell table:style-name="ce17" office:value-type="float" office:value="310" calcext:value-type="float">
            <text:p>310</text:p>
          </table:table-cell>
          <table:table-cell table:style-name="ce17"/>
          <table:table-cell table:style-name="ce18" office:value-type="float" office:value="1.954070631" calcext:value-type="float">
            <text:p>1,95E+00</text:p>
          </table:table-cell>
          <table:table-cell table:style-name="ce18" office:value-type="float" office:value="-0.3739567452" calcext:value-type="float">
            <text:p>-3,74E-01</text:p>
          </table:table-cell>
          <table:table-cell table:style-name="ce18" office:value-type="float" office:value="-0.3739592057" calcext:value-type="float">
            <text:p>-3,74E-01</text:p>
          </table:table-cell>
          <table:table-cell table:style-name="ce16" table:formula="of:=[.$D312]-[.$E312]" office:value-type="float" office:value="0.00000246050000002329" calcext:value-type="float">
            <text:p>0,0000025</text:p>
          </table:table-cell>
        </table:table-row>
        <table:table-row table:style-name="ro1">
          <table:table-cell table:style-name="ce17" office:value-type="float" office:value="311" calcext:value-type="float">
            <text:p>311</text:p>
          </table:table-cell>
          <table:table-cell table:style-name="ce17"/>
          <table:table-cell table:style-name="ce18" office:value-type="float" office:value="1.960353816" calcext:value-type="float">
            <text:p>1,96E+00</text:p>
          </table:table-cell>
          <table:table-cell table:style-name="ce18" office:value-type="float" office:value="-0.3797765967" calcext:value-type="float">
            <text:p>-3,80E-01</text:p>
          </table:table-cell>
          <table:table-cell table:style-name="ce18" office:value-type="float" office:value="-0.3797790955" calcext:value-type="float">
            <text:p>-3,80E-01</text:p>
          </table:table-cell>
          <table:table-cell table:style-name="ce16" table:formula="of:=[.$D313]-[.$E313]" office:value-type="float" office:value="0.0000024987999999726" calcext:value-type="float">
            <text:p>0,0000025</text:p>
          </table:table-cell>
        </table:table-row>
        <table:table-row table:style-name="ro1">
          <table:table-cell table:style-name="ce17" office:value-type="float" office:value="312" calcext:value-type="float">
            <text:p>312</text:p>
          </table:table-cell>
          <table:table-cell table:style-name="ce17"/>
          <table:table-cell table:style-name="ce18" office:value-type="float" office:value="1.966637001" calcext:value-type="float">
            <text:p>1,97E+00</text:p>
          </table:table-cell>
          <table:table-cell table:style-name="ce18" office:value-type="float" office:value="-0.3855814552" calcext:value-type="float">
            <text:p>-3,86E-01</text:p>
          </table:table-cell>
          <table:table-cell table:style-name="ce18" office:value-type="float" office:value="-0.3855839923" calcext:value-type="float">
            <text:p>-3,86E-01</text:p>
          </table:table-cell>
          <table:table-cell table:style-name="ce16" table:formula="of:=[.$D314]-[.$E314]" office:value-type="float" office:value="0.00000253709999997742" calcext:value-type="float">
            <text:p>0,0000025</text:p>
          </table:table-cell>
        </table:table-row>
        <table:table-row table:style-name="ro1">
          <table:table-cell table:style-name="ce17" office:value-type="float" office:value="313" calcext:value-type="float">
            <text:p>313</text:p>
          </table:table-cell>
          <table:table-cell table:style-name="ce17"/>
          <table:table-cell table:style-name="ce18" office:value-type="float" office:value="1.972920186" calcext:value-type="float">
            <text:p>1,97E+00</text:p>
          </table:table-cell>
          <table:table-cell table:style-name="ce18" office:value-type="float" office:value="-0.3913710917" calcext:value-type="float">
            <text:p>-3,91E-01</text:p>
          </table:table-cell>
          <table:table-cell table:style-name="ce18" office:value-type="float" office:value="-0.3913736668" calcext:value-type="float">
            <text:p>-3,91E-01</text:p>
          </table:table-cell>
          <table:table-cell table:style-name="ce16" table:formula="of:=[.$D315]-[.$E315]" office:value-type="float" office:value="0.00000257510000001293" calcext:value-type="float">
            <text:p>0,0000026</text:p>
          </table:table-cell>
        </table:table-row>
        <table:table-row table:style-name="ro1">
          <table:table-cell table:style-name="ce17" office:value-type="float" office:value="314" calcext:value-type="float">
            <text:p>314</text:p>
          </table:table-cell>
          <table:table-cell table:style-name="ce17"/>
          <table:table-cell table:style-name="ce18" office:value-type="float" office:value="1.979203372" calcext:value-type="float">
            <text:p>1,98E+00</text:p>
          </table:table-cell>
          <table:table-cell table:style-name="ce18" office:value-type="float" office:value="-0.3971452775" calcext:value-type="float">
            <text:p>-3,97E-01</text:p>
          </table:table-cell>
          <table:table-cell table:style-name="ce18" office:value-type="float" office:value="-0.3971478906" calcext:value-type="float">
            <text:p>-3,97E-01</text:p>
          </table:table-cell>
          <table:table-cell table:style-name="ce16" table:formula="of:=[.$D316]-[.$E316]" office:value-type="float" office:value="0.00000261309999999293" calcext:value-type="float">
            <text:p>0,0000026</text:p>
          </table:table-cell>
        </table:table-row>
        <table:table-row table:style-name="ro1">
          <table:table-cell table:style-name="ce17" office:value-type="float" office:value="315" calcext:value-type="float">
            <text:p>315</text:p>
          </table:table-cell>
          <table:table-cell table:style-name="ce17"/>
          <table:table-cell table:style-name="ce18" office:value-type="float" office:value="1.985486557" calcext:value-type="float">
            <text:p>1,99E+00</text:p>
          </table:table-cell>
          <table:table-cell table:style-name="ce18" office:value-type="float" office:value="-0.4029037847" calcext:value-type="float">
            <text:p>-4,03E-01</text:p>
          </table:table-cell>
          <table:table-cell table:style-name="ce18" office:value-type="float" office:value="-0.4029064357" calcext:value-type="float">
            <text:p>-4,03E-01</text:p>
          </table:table-cell>
          <table:table-cell table:style-name="ce16" table:formula="of:=[.$D317]-[.$E317]" office:value-type="float" office:value="0.00000265100000002016" calcext:value-type="float">
            <text:p>0,0000027</text:p>
          </table:table-cell>
        </table:table-row>
        <table:table-row table:style-name="ro1">
          <table:table-cell table:style-name="ce17" office:value-type="float" office:value="316" calcext:value-type="float">
            <text:p>316</text:p>
          </table:table-cell>
          <table:table-cell table:style-name="ce17"/>
          <table:table-cell table:style-name="ce18" office:value-type="float" office:value="1.991769742" calcext:value-type="float">
            <text:p>1,99E+00</text:p>
          </table:table-cell>
          <table:table-cell table:style-name="ce18" office:value-type="float" office:value="-0.4086463859" calcext:value-type="float">
            <text:p>-4,09E-01</text:p>
          </table:table-cell>
          <table:table-cell table:style-name="ce18" office:value-type="float" office:value="-0.4086490747" calcext:value-type="float">
            <text:p>-4,09E-01</text:p>
          </table:table-cell>
          <table:table-cell table:style-name="ce16" table:formula="of:=[.$D318]-[.$E318]" office:value-type="float" office:value="0.00000268879999998362" calcext:value-type="float">
            <text:p>0,0000027</text:p>
          </table:table-cell>
        </table:table-row>
        <table:table-row table:style-name="ro1">
          <table:table-cell table:style-name="ce17" office:value-type="float" office:value="317" calcext:value-type="float">
            <text:p>317</text:p>
          </table:table-cell>
          <table:table-cell table:style-name="ce17"/>
          <table:table-cell table:style-name="ce18" office:value-type="float" office:value="1.998052928" calcext:value-type="float">
            <text:p>2,00E+00</text:p>
          </table:table-cell>
          <table:table-cell table:style-name="ce18" office:value-type="float" office:value="-0.4143728545" calcext:value-type="float">
            <text:p>-4,14E-01</text:p>
          </table:table-cell>
          <table:table-cell table:style-name="ce18" office:value-type="float" office:value="-0.414375581" calcext:value-type="float">
            <text:p>-4,14E-01</text:p>
          </table:table-cell>
          <table:table-cell table:style-name="ce16" table:formula="of:=[.$D319]-[.$E319]" office:value-type="float" office:value="0.0000027264999999943" calcext:value-type="float">
            <text:p>0,0000027</text:p>
          </table:table-cell>
        </table:table-row>
        <table:table-row table:style-name="ro1">
          <table:table-cell table:style-name="ce17" office:value-type="float" office:value="318" calcext:value-type="float">
            <text:p>318</text:p>
          </table:table-cell>
          <table:table-cell table:style-name="ce17"/>
          <table:table-cell table:style-name="ce18" office:value-type="float" office:value="2.004336113" calcext:value-type="float">
            <text:p>2,00E+00</text:p>
          </table:table-cell>
          <table:table-cell table:style-name="ce18" office:value-type="float" office:value="-0.4200829644" calcext:value-type="float">
            <text:p>-4,20E-01</text:p>
          </table:table-cell>
          <table:table-cell table:style-name="ce18" office:value-type="float" office:value="-0.4200857284" calcext:value-type="float">
            <text:p>-4,20E-01</text:p>
          </table:table-cell>
          <table:table-cell table:style-name="ce16" table:formula="of:=[.$D320]-[.$E320]" office:value-type="float" office:value="0.00000276399999998844" calcext:value-type="float">
            <text:p>0,0000028</text:p>
          </table:table-cell>
        </table:table-row>
        <table:table-row table:style-name="ro1">
          <table:table-cell table:style-name="ce17" office:value-type="float" office:value="319" calcext:value-type="float">
            <text:p>319</text:p>
          </table:table-cell>
          <table:table-cell table:style-name="ce17"/>
          <table:table-cell table:style-name="ce18" office:value-type="float" office:value="2.010619298" calcext:value-type="float">
            <text:p>2,01E+00</text:p>
          </table:table-cell>
          <table:table-cell table:style-name="ce18" office:value-type="float" office:value="-0.4257764901" calcext:value-type="float">
            <text:p>-4,26E-01</text:p>
          </table:table-cell>
          <table:table-cell table:style-name="ce18" office:value-type="float" office:value="-0.4257792916" calcext:value-type="float">
            <text:p>-4,26E-01</text:p>
          </table:table-cell>
          <table:table-cell table:style-name="ce16" table:formula="of:=[.$D321]-[.$E321]" office:value-type="float" office:value="0.00000280149999998258" calcext:value-type="float">
            <text:p>0,0000028</text:p>
          </table:table-cell>
        </table:table-row>
        <table:table-row table:style-name="ro1">
          <table:table-cell table:style-name="ce17" office:value-type="float" office:value="320" calcext:value-type="float">
            <text:p>320</text:p>
          </table:table-cell>
          <table:table-cell table:style-name="ce17"/>
          <table:table-cell table:style-name="ce18" office:value-type="float" office:value="2.016902484" calcext:value-type="float">
            <text:p>2,02E+00</text:p>
          </table:table-cell>
          <table:table-cell table:style-name="ce18" office:value-type="float" office:value="-0.4314532068" calcext:value-type="float">
            <text:p>-4,31E-01</text:p>
          </table:table-cell>
          <table:table-cell table:style-name="ce18" office:value-type="float" office:value="-0.4314560457" calcext:value-type="float">
            <text:p>-4,31E-01</text:p>
          </table:table-cell>
          <table:table-cell table:style-name="ce16" table:formula="of:=[.$D322]-[.$E322]" office:value-type="float" office:value="0.00000283890000002396" calcext:value-type="float">
            <text:p>0,0000028</text:p>
          </table:table-cell>
        </table:table-row>
        <table:table-row table:style-name="ro1">
          <table:table-cell table:style-name="ce17" office:value-type="float" office:value="321" calcext:value-type="float">
            <text:p>321</text:p>
          </table:table-cell>
          <table:table-cell table:style-name="ce17"/>
          <table:table-cell table:style-name="ce18" office:value-type="float" office:value="2.023185669" calcext:value-type="float">
            <text:p>2,02E+00</text:p>
          </table:table-cell>
          <table:table-cell table:style-name="ce18" office:value-type="float" office:value="-0.4371128906" calcext:value-type="float">
            <text:p>-4,37E-01</text:p>
          </table:table-cell>
          <table:table-cell table:style-name="ce18" office:value-type="float" office:value="-0.4371157667" calcext:value-type="float">
            <text:p>-4,37E-01</text:p>
          </table:table-cell>
          <table:table-cell table:style-name="ce16" table:formula="of:=[.$D323]-[.$E323]" office:value-type="float" office:value="0.00000287609999999328" calcext:value-type="float">
            <text:p>0,0000029</text:p>
          </table:table-cell>
        </table:table-row>
        <table:table-row table:style-name="ro1">
          <table:table-cell table:style-name="ce17" office:value-type="float" office:value="322" calcext:value-type="float">
            <text:p>322</text:p>
          </table:table-cell>
          <table:table-cell table:style-name="ce17"/>
          <table:table-cell table:style-name="ce18" office:value-type="float" office:value="2.029468854" calcext:value-type="float">
            <text:p>2,03E+00</text:p>
          </table:table-cell>
          <table:table-cell table:style-name="ce18" office:value-type="float" office:value="-0.4427553178" calcext:value-type="float">
            <text:p>-4,43E-01</text:p>
          </table:table-cell>
          <table:table-cell table:style-name="ce18" office:value-type="float" office:value="-0.442758231" calcext:value-type="float">
            <text:p>-4,43E-01</text:p>
          </table:table-cell>
          <table:table-cell table:style-name="ce16" table:formula="of:=[.$D324]-[.$E324]" office:value-type="float" office:value="0.00000291320000000983" calcext:value-type="float">
            <text:p>0,0000029</text:p>
          </table:table-cell>
        </table:table-row>
        <table:table-row table:style-name="ro1">
          <table:table-cell table:style-name="ce17" office:value-type="float" office:value="323" calcext:value-type="float">
            <text:p>323</text:p>
          </table:table-cell>
          <table:table-cell table:style-name="ce17"/>
          <table:table-cell table:style-name="ce18" office:value-type="float" office:value="2.03575204" calcext:value-type="float">
            <text:p>2,04E+00</text:p>
          </table:table-cell>
          <table:table-cell table:style-name="ce18" office:value-type="float" office:value="-0.4483802659" calcext:value-type="float">
            <text:p>-4,48E-01</text:p>
          </table:table-cell>
          <table:table-cell table:style-name="ce18" office:value-type="float" office:value="-0.4483832161" calcext:value-type="float">
            <text:p>-4,48E-01</text:p>
          </table:table-cell>
          <table:table-cell table:style-name="ce16" table:formula="of:=[.$D325]-[.$E325]" office:value-type="float" office:value="0.00000295020000001811" calcext:value-type="float">
            <text:p>0,0000030</text:p>
          </table:table-cell>
        </table:table-row>
        <table:table-row table:style-name="ro1">
          <table:table-cell table:style-name="ce17" office:value-type="float" office:value="324" calcext:value-type="float">
            <text:p>324</text:p>
          </table:table-cell>
          <table:table-cell table:style-name="ce17"/>
          <table:table-cell table:style-name="ce18" office:value-type="float" office:value="2.042035225" calcext:value-type="float">
            <text:p>2,04E+00</text:p>
          </table:table-cell>
          <table:table-cell table:style-name="ce18" office:value-type="float" office:value="-0.4539875126" calcext:value-type="float">
            <text:p>-4,54E-01</text:p>
          </table:table-cell>
          <table:table-cell table:style-name="ce18" office:value-type="float" office:value="-0.4539904997" calcext:value-type="float">
            <text:p>-4,54E-01</text:p>
          </table:table-cell>
          <table:table-cell table:style-name="ce16" table:formula="of:=[.$D326]-[.$E326]" office:value-type="float" office:value="0.00000298709999996261" calcext:value-type="float">
            <text:p>0,0000030</text:p>
          </table:table-cell>
        </table:table-row>
        <table:table-row table:style-name="ro1">
          <table:table-cell table:style-name="ce17" office:value-type="float" office:value="325" calcext:value-type="float">
            <text:p>325</text:p>
          </table:table-cell>
          <table:table-cell table:style-name="ce17"/>
          <table:table-cell table:style-name="ce18" office:value-type="float" office:value="2.04831841" calcext:value-type="float">
            <text:p>2,05E+00</text:p>
          </table:table-cell>
          <table:table-cell table:style-name="ce18" office:value-type="float" office:value="-0.4595768367" calcext:value-type="float">
            <text:p>-4,60E-01</text:p>
          </table:table-cell>
          <table:table-cell table:style-name="ce18" office:value-type="float" office:value="-0.4595798606" calcext:value-type="float">
            <text:p>-4,60E-01</text:p>
          </table:table-cell>
          <table:table-cell table:style-name="ce16" table:formula="of:=[.$D327]-[.$E327]" office:value-type="float" office:value="0.00000302390000000985" calcext:value-type="float">
            <text:p>0,0000030</text:p>
          </table:table-cell>
        </table:table-row>
        <table:table-row table:style-name="ro1">
          <table:table-cell table:style-name="ce17" office:value-type="float" office:value="326" calcext:value-type="float">
            <text:p>326</text:p>
          </table:table-cell>
          <table:table-cell table:style-name="ce17"/>
          <table:table-cell table:style-name="ce18" office:value-type="float" office:value="2.054601595" calcext:value-type="float">
            <text:p>2,05E+00</text:p>
          </table:table-cell>
          <table:table-cell table:style-name="ce18" office:value-type="float" office:value="-0.4651480175" calcext:value-type="float">
            <text:p>-4,65E-01</text:p>
          </table:table-cell>
          <table:table-cell table:style-name="ce18" office:value-type="float" office:value="-0.4651510781" calcext:value-type="float">
            <text:p>-4,65E-01</text:p>
          </table:table-cell>
          <table:table-cell table:style-name="ce16" table:formula="of:=[.$D328]-[.$E328]" office:value-type="float" office:value="0.00000306059999999331" calcext:value-type="float">
            <text:p>0,0000031</text:p>
          </table:table-cell>
        </table:table-row>
        <table:table-row table:style-name="ro1">
          <table:table-cell table:style-name="ce17" office:value-type="float" office:value="327" calcext:value-type="float">
            <text:p>327</text:p>
          </table:table-cell>
          <table:table-cell table:style-name="ce17"/>
          <table:table-cell table:style-name="ce18" office:value-type="float" office:value="2.060884781" calcext:value-type="float">
            <text:p>2,06E+00</text:p>
          </table:table-cell>
          <table:table-cell table:style-name="ce18" office:value-type="float" office:value="-0.4707008351" calcext:value-type="float">
            <text:p>-4,71E-01</text:p>
          </table:table-cell>
          <table:table-cell table:style-name="ce18" office:value-type="float" office:value="-0.4707039322" calcext:value-type="float">
            <text:p>-4,71E-01</text:p>
          </table:table-cell>
          <table:table-cell table:style-name="ce16" table:formula="of:=[.$D329]-[.$E329]" office:value-type="float" office:value="0.00000309710000001573" calcext:value-type="float">
            <text:p>0,0000031</text:p>
          </table:table-cell>
        </table:table-row>
        <table:table-row table:style-name="ro1">
          <table:table-cell table:style-name="ce17" office:value-type="float" office:value="328" calcext:value-type="float">
            <text:p>328</text:p>
          </table:table-cell>
          <table:table-cell table:style-name="ce17"/>
          <table:table-cell table:style-name="ce18" office:value-type="float" office:value="2.067167966" calcext:value-type="float">
            <text:p>2,07E+00</text:p>
          </table:table-cell>
          <table:table-cell table:style-name="ce18" office:value-type="float" office:value="-0.4762350702" calcext:value-type="float">
            <text:p>-4,76E-01</text:p>
          </table:table-cell>
          <table:table-cell table:style-name="ce18" office:value-type="float" office:value="-0.4762382037" calcext:value-type="float">
            <text:p>-4,76E-01</text:p>
          </table:table-cell>
          <table:table-cell table:style-name="ce16" table:formula="of:=[.$D330]-[.$E330]" office:value-type="float" office:value="0.00000313350000002988" calcext:value-type="float">
            <text:p>0,0000031</text:p>
          </table:table-cell>
        </table:table-row>
        <table:table-row table:style-name="ro1">
          <table:table-cell table:style-name="ce17" office:value-type="float" office:value="329" calcext:value-type="float">
            <text:p>329</text:p>
          </table:table-cell>
          <table:table-cell table:style-name="ce17"/>
          <table:table-cell table:style-name="ce18" office:value-type="float" office:value="2.073451151" calcext:value-type="float">
            <text:p>2,07E+00</text:p>
          </table:table-cell>
          <table:table-cell table:style-name="ce18" office:value-type="float" office:value="-0.4817505043" calcext:value-type="float">
            <text:p>-4,82E-01</text:p>
          </table:table-cell>
          <table:table-cell table:style-name="ce18" office:value-type="float" office:value="-0.4817536741" calcext:value-type="float">
            <text:p>-4,82E-01</text:p>
          </table:table-cell>
          <table:table-cell table:style-name="ce16" table:formula="of:=[.$D331]-[.$E331]" office:value-type="float" office:value="0.00000316980000003575" calcext:value-type="float">
            <text:p>0,0000032</text:p>
          </table:table-cell>
        </table:table-row>
        <table:table-row table:style-name="ro1">
          <table:table-cell table:style-name="ce17" office:value-type="float" office:value="330" calcext:value-type="float">
            <text:p>330</text:p>
          </table:table-cell>
          <table:table-cell table:style-name="ce17"/>
          <table:table-cell table:style-name="ce18" office:value-type="float" office:value="2.079734337" calcext:value-type="float">
            <text:p>2,08E+00</text:p>
          </table:table-cell>
          <table:table-cell table:style-name="ce18" office:value-type="float" office:value="-0.4872469198" calcext:value-type="float">
            <text:p>-4,87E-01</text:p>
          </table:table-cell>
          <table:table-cell table:style-name="ce18" office:value-type="float" office:value="-0.4872501257" calcext:value-type="float">
            <text:p>-4,87E-01</text:p>
          </table:table-cell>
          <table:table-cell table:style-name="ce16" table:formula="of:=[.$D332]-[.$E332]" office:value-type="float" office:value="0.00000320590000002507" calcext:value-type="float">
            <text:p>0,0000032</text:p>
          </table:table-cell>
        </table:table-row>
        <table:table-row table:style-name="ro1">
          <table:table-cell table:style-name="ce17" office:value-type="float" office:value="331" calcext:value-type="float">
            <text:p>331</text:p>
          </table:table-cell>
          <table:table-cell table:style-name="ce17"/>
          <table:table-cell table:style-name="ce18" office:value-type="float" office:value="2.086017522" calcext:value-type="float">
            <text:p>2,09E+00</text:p>
          </table:table-cell>
          <table:table-cell table:style-name="ce18" office:value-type="float" office:value="-0.4927240995" calcext:value-type="float">
            <text:p>-4,93E-01</text:p>
          </table:table-cell>
          <table:table-cell table:style-name="ce18" office:value-type="float" office:value="-0.4927273415" calcext:value-type="float">
            <text:p>-4,93E-01</text:p>
          </table:table-cell>
          <table:table-cell table:style-name="ce16" table:formula="of:=[.$D333]-[.$E333]" office:value-type="float" office:value="0.0000032420000000144" calcext:value-type="float">
            <text:p>0,0000032</text:p>
          </table:table-cell>
        </table:table-row>
        <table:table-row table:style-name="ro1">
          <table:table-cell table:style-name="ce17" office:value-type="float" office:value="332" calcext:value-type="float">
            <text:p>332</text:p>
          </table:table-cell>
          <table:table-cell table:style-name="ce17"/>
          <table:table-cell table:style-name="ce18" office:value-type="float" office:value="2.092300707" calcext:value-type="float">
            <text:p>2,09E+00</text:p>
          </table:table-cell>
          <table:table-cell table:style-name="ce18" office:value-type="float" office:value="-0.4981818274" calcext:value-type="float">
            <text:p>-4,98E-01</text:p>
          </table:table-cell>
          <table:table-cell table:style-name="ce18" office:value-type="float" office:value="-0.4981851053" calcext:value-type="float">
            <text:p>-4,98E-01</text:p>
          </table:table-cell>
          <table:table-cell table:style-name="ce16" table:formula="of:=[.$D334]-[.$E334]" office:value-type="float" office:value="0.00000327790000004269" calcext:value-type="float">
            <text:p>0,0000033</text:p>
          </table:table-cell>
        </table:table-row>
        <table:table-row table:style-name="ro1">
          <table:table-cell table:style-name="ce17" office:value-type="float" office:value="333" calcext:value-type="float">
            <text:p>333</text:p>
          </table:table-cell>
          <table:table-cell table:style-name="ce17"/>
          <table:table-cell table:style-name="ce18" office:value-type="float" office:value="2.098583893" calcext:value-type="float">
            <text:p>2,10E+00</text:p>
          </table:table-cell>
          <table:table-cell table:style-name="ce18" office:value-type="float" office:value="-0.5036198879" calcext:value-type="float">
            <text:p>-5,04E-01</text:p>
          </table:table-cell>
          <table:table-cell table:style-name="ce18" office:value-type="float" office:value="-0.5036232016" calcext:value-type="float">
            <text:p>-5,04E-01</text:p>
          </table:table-cell>
          <table:table-cell table:style-name="ce16" table:formula="of:=[.$D335]-[.$E335]" office:value-type="float" office:value="0.0000033137000000627" calcext:value-type="float">
            <text:p>0,0000033</text:p>
          </table:table-cell>
        </table:table-row>
        <table:table-row table:style-name="ro1">
          <table:table-cell table:style-name="ce17" office:value-type="float" office:value="334" calcext:value-type="float">
            <text:p>334</text:p>
          </table:table-cell>
          <table:table-cell table:style-name="ce17"/>
          <table:table-cell table:style-name="ce18" office:value-type="float" office:value="2.104867078" calcext:value-type="float">
            <text:p>2,10E+00</text:p>
          </table:table-cell>
          <table:table-cell table:style-name="ce18" office:value-type="float" office:value="-0.5090380664" calcext:value-type="float">
            <text:p>-5,09E-01</text:p>
          </table:table-cell>
          <table:table-cell table:style-name="ce18" office:value-type="float" office:value="-0.5090414158" calcext:value-type="float">
            <text:p>-5,09E-01</text:p>
          </table:table-cell>
          <table:table-cell table:style-name="ce16" table:formula="of:=[.$D336]-[.$E336]" office:value-type="float" office:value="0.00000334940000001893" calcext:value-type="float">
            <text:p>0,0000033</text:p>
          </table:table-cell>
        </table:table-row>
        <table:table-row table:style-name="ro1">
          <table:table-cell table:style-name="ce17" office:value-type="float" office:value="335" calcext:value-type="float">
            <text:p>335</text:p>
          </table:table-cell>
          <table:table-cell table:style-name="ce17"/>
          <table:table-cell table:style-name="ce18" office:value-type="float" office:value="2.111150263" calcext:value-type="float">
            <text:p>2,11E+00</text:p>
          </table:table-cell>
          <table:table-cell table:style-name="ce18" office:value-type="float" office:value="-0.5144361489" calcext:value-type="float">
            <text:p>-5,14E-01</text:p>
          </table:table-cell>
          <table:table-cell table:style-name="ce18" office:value-type="float" office:value="-0.5144395338" calcext:value-type="float">
            <text:p>-5,14E-01</text:p>
          </table:table-cell>
          <table:table-cell table:style-name="ce16" table:formula="of:=[.$D337]-[.$E337]" office:value-type="float" office:value="0.00000338490000006963" calcext:value-type="float">
            <text:p>0,0000034</text:p>
          </table:table-cell>
        </table:table-row>
        <table:table-row table:style-name="ro1">
          <table:table-cell table:style-name="ce17" office:value-type="float" office:value="336" calcext:value-type="float">
            <text:p>336</text:p>
          </table:table-cell>
          <table:table-cell table:style-name="ce17"/>
          <table:table-cell table:style-name="ce18" office:value-type="float" office:value="2.117433449" calcext:value-type="float">
            <text:p>2,12E+00</text:p>
          </table:table-cell>
          <table:table-cell table:style-name="ce18" office:value-type="float" office:value="-0.5198139224" calcext:value-type="float">
            <text:p>-5,20E-01</text:p>
          </table:table-cell>
          <table:table-cell table:style-name="ce18" office:value-type="float" office:value="-0.5198173426" calcext:value-type="float">
            <text:p>-5,20E-01</text:p>
          </table:table-cell>
          <table:table-cell table:style-name="ce16" table:formula="of:=[.$D338]-[.$E338]" office:value-type="float" office:value="0.00000342019999999277" calcext:value-type="float">
            <text:p>0,0000034</text:p>
          </table:table-cell>
        </table:table-row>
        <table:table-row table:style-name="ro1">
          <table:table-cell table:style-name="ce17" office:value-type="float" office:value="337" calcext:value-type="float">
            <text:p>337</text:p>
          </table:table-cell>
          <table:table-cell table:style-name="ce17"/>
          <table:table-cell table:style-name="ce18" office:value-type="float" office:value="2.123716634" calcext:value-type="float">
            <text:p>2,12E+00</text:p>
          </table:table-cell>
          <table:table-cell table:style-name="ce18" office:value-type="float" office:value="-0.5251711745" calcext:value-type="float">
            <text:p>-5,25E-01</text:p>
          </table:table-cell>
          <table:table-cell table:style-name="ce18" office:value-type="float" office:value="-0.52517463" calcext:value-type="float">
            <text:p>-5,25E-01</text:p>
          </table:table-cell>
          <table:table-cell table:style-name="ce16" table:formula="of:=[.$D339]-[.$E339]" office:value-type="float" office:value="0.0000034554999999159" calcext:value-type="float">
            <text:p>0,0000035</text:p>
          </table:table-cell>
        </table:table-row>
        <table:table-row table:style-name="ro1">
          <table:table-cell table:style-name="ce17" office:value-type="float" office:value="338" calcext:value-type="float">
            <text:p>338</text:p>
          </table:table-cell>
          <table:table-cell table:style-name="ce17"/>
          <table:table-cell table:style-name="ce18" office:value-type="float" office:value="2.129999819" calcext:value-type="float">
            <text:p>2,13E+00</text:p>
          </table:table-cell>
          <table:table-cell table:style-name="ce18" office:value-type="float" office:value="-0.5305076937" calcext:value-type="float">
            <text:p>-5,31E-01</text:p>
          </table:table-cell>
          <table:table-cell table:style-name="ce18" office:value-type="float" office:value="-0.5305111843" calcext:value-type="float">
            <text:p>-5,31E-01</text:p>
          </table:table-cell>
          <table:table-cell table:style-name="ce16" table:formula="of:=[.$D340]-[.$E340]" office:value-type="float" office:value="0.00000349059999993351" calcext:value-type="float">
            <text:p>0,0000035</text:p>
          </table:table-cell>
        </table:table-row>
        <table:table-row table:style-name="ro1">
          <table:table-cell table:style-name="ce17" office:value-type="float" office:value="339" calcext:value-type="float">
            <text:p>339</text:p>
          </table:table-cell>
          <table:table-cell table:style-name="ce17"/>
          <table:table-cell table:style-name="ce18" office:value-type="float" office:value="2.136283004" calcext:value-type="float">
            <text:p>2,14E+00</text:p>
          </table:table-cell>
          <table:table-cell table:style-name="ce18" office:value-type="float" office:value="-0.5358232694" calcext:value-type="float">
            <text:p>-5,36E-01</text:p>
          </table:table-cell>
          <table:table-cell table:style-name="ce18" office:value-type="float" office:value="-0.535826795" calcext:value-type="float">
            <text:p>-5,36E-01</text:p>
          </table:table-cell>
          <table:table-cell table:style-name="ce16" table:formula="of:=[.$D341]-[.$E341]" office:value-type="float" office:value="0.00000352559999994284" calcext:value-type="float">
            <text:p>0,0000035</text:p>
          </table:table-cell>
        </table:table-row>
        <table:table-row table:style-name="ro1">
          <table:table-cell table:style-name="ce17" office:value-type="float" office:value="340" calcext:value-type="float">
            <text:p>340</text:p>
          </table:table-cell>
          <table:table-cell table:style-name="ce17"/>
          <table:table-cell table:style-name="ce18" office:value-type="float" office:value="2.14256619" calcext:value-type="float">
            <text:p>2,14E+00</text:p>
          </table:table-cell>
          <table:table-cell table:style-name="ce18" office:value-type="float" office:value="-0.5411176917" calcext:value-type="float">
            <text:p>-5,41E-01</text:p>
          </table:table-cell>
          <table:table-cell table:style-name="ce18" office:value-type="float" office:value="-0.5411212521" calcext:value-type="float">
            <text:p>-5,41E-01</text:p>
          </table:table-cell>
          <table:table-cell table:style-name="ce16" table:formula="of:=[.$D342]-[.$E342]" office:value-type="float" office:value="0.00000356040000004665" calcext:value-type="float">
            <text:p>0,0000036</text:p>
          </table:table-cell>
        </table:table-row>
        <table:table-row table:style-name="ro1">
          <table:table-cell table:style-name="ce17" office:value-type="float" office:value="341" calcext:value-type="float">
            <text:p>341</text:p>
          </table:table-cell>
          <table:table-cell table:style-name="ce17"/>
          <table:table-cell table:style-name="ce18" office:value-type="float" office:value="2.148849375" calcext:value-type="float">
            <text:p>2,15E+00</text:p>
          </table:table-cell>
          <table:table-cell table:style-name="ce18" office:value-type="float" office:value="-0.5463907516" calcext:value-type="float">
            <text:p>-5,46E-01</text:p>
          </table:table-cell>
          <table:table-cell table:style-name="ce18" office:value-type="float" office:value="-0.5463943467" calcext:value-type="float">
            <text:p>-5,46E-01</text:p>
          </table:table-cell>
          <table:table-cell table:style-name="ce16" table:formula="of:=[.$D343]-[.$E343]" office:value-type="float" office:value="0.00000359509999992014" calcext:value-type="float">
            <text:p>0,0000036</text:p>
          </table:table-cell>
        </table:table-row>
        <table:table-row table:style-name="ro1">
          <table:table-cell table:style-name="ce17" office:value-type="float" office:value="342" calcext:value-type="float">
            <text:p>342</text:p>
          </table:table-cell>
          <table:table-cell table:style-name="ce17"/>
          <table:table-cell table:style-name="ce18" office:value-type="float" office:value="2.15513256" calcext:value-type="float">
            <text:p>2,16E+00</text:p>
          </table:table-cell>
          <table:table-cell table:style-name="ce18" office:value-type="float" office:value="-0.551642241" calcext:value-type="float">
            <text:p>-5,52E-01</text:p>
          </table:table-cell>
          <table:table-cell table:style-name="ce18" office:value-type="float" office:value="-0.5516458706" calcext:value-type="float">
            <text:p>-5,52E-01</text:p>
          </table:table-cell>
          <table:table-cell table:style-name="ce16" table:formula="of:=[.$D344]-[.$E344]" office:value-type="float" office:value="0.00000362959999999912" calcext:value-type="float">
            <text:p>0,0000036</text:p>
          </table:table-cell>
        </table:table-row>
        <table:table-row table:style-name="ro1">
          <table:table-cell table:style-name="ce17" office:value-type="float" office:value="343" calcext:value-type="float">
            <text:p>343</text:p>
          </table:table-cell>
          <table:table-cell table:style-name="ce17"/>
          <table:table-cell table:style-name="ce18" office:value-type="float" office:value="2.161415746" calcext:value-type="float">
            <text:p>2,16E+00</text:p>
          </table:table-cell>
          <table:table-cell table:style-name="ce18" office:value-type="float" office:value="-0.5568719524" calcext:value-type="float">
            <text:p>-5,57E-01</text:p>
          </table:table-cell>
          <table:table-cell table:style-name="ce18" office:value-type="float" office:value="-0.5568756165" calcext:value-type="float">
            <text:p>-5,57E-01</text:p>
          </table:table-cell>
          <table:table-cell table:style-name="ce16" table:formula="of:=[.$D345]-[.$E345]" office:value-type="float" office:value="0.00000366410000007811" calcext:value-type="float">
            <text:p>0,0000037</text:p>
          </table:table-cell>
        </table:table-row>
        <table:table-row table:style-name="ro1">
          <table:table-cell table:style-name="ce17" office:value-type="float" office:value="344" calcext:value-type="float">
            <text:p>344</text:p>
          </table:table-cell>
          <table:table-cell table:style-name="ce17"/>
          <table:table-cell table:style-name="ce18" office:value-type="float" office:value="2.167698931" calcext:value-type="float">
            <text:p>2,17E+00</text:p>
          </table:table-cell>
          <table:table-cell table:style-name="ce18" office:value-type="float" office:value="-0.5620796795" calcext:value-type="float">
            <text:p>-5,62E-01</text:p>
          </table:table-cell>
          <table:table-cell table:style-name="ce18" office:value-type="float" office:value="-0.5620833779" calcext:value-type="float">
            <text:p>-5,62E-01</text:p>
          </table:table-cell>
          <table:table-cell table:style-name="ce16" table:formula="of:=[.$D346]-[.$E346]" office:value-type="float" office:value="0.00000369840000002952" calcext:value-type="float">
            <text:p>0,0000037</text:p>
          </table:table-cell>
        </table:table-row>
        <table:table-row table:style-name="ro1">
          <table:table-cell table:style-name="ce17" office:value-type="float" office:value="345" calcext:value-type="float">
            <text:p>345</text:p>
          </table:table-cell>
          <table:table-cell table:style-name="ce17"/>
          <table:table-cell table:style-name="ce18" office:value-type="float" office:value="2.173982116" calcext:value-type="float">
            <text:p>2,17E+00</text:p>
          </table:table-cell>
          <table:table-cell table:style-name="ce18" office:value-type="float" office:value="-0.5672652167" calcext:value-type="float">
            <text:p>-5,67E-01</text:p>
          </table:table-cell>
          <table:table-cell table:style-name="ce18" office:value-type="float" office:value="-0.5672689491" calcext:value-type="float">
            <text:p>-5,67E-01</text:p>
          </table:table-cell>
          <table:table-cell table:style-name="ce16" table:formula="of:=[.$D347]-[.$E347]" office:value-type="float" office:value="0.00000373239999995612" calcext:value-type="float">
            <text:p>0,0000037</text:p>
          </table:table-cell>
        </table:table-row>
        <table:table-row table:style-name="ro1">
          <table:table-cell table:style-name="ce17" office:value-type="float" office:value="346" calcext:value-type="float">
            <text:p>346</text:p>
          </table:table-cell>
          <table:table-cell table:style-name="ce17"/>
          <table:table-cell table:style-name="ce18" office:value-type="float" office:value="2.180265302" calcext:value-type="float">
            <text:p>2,18E+00</text:p>
          </table:table-cell>
          <table:table-cell table:style-name="ce18" office:value-type="float" office:value="-0.5724283591" calcext:value-type="float">
            <text:p>-5,72E-01</text:p>
          </table:table-cell>
          <table:table-cell table:style-name="ce18" office:value-type="float" office:value="-0.5724321256" calcext:value-type="float">
            <text:p>-5,72E-01</text:p>
          </table:table-cell>
          <table:table-cell table:style-name="ce16" table:formula="of:=[.$D348]-[.$E348]" office:value-type="float" office:value="0.000003766500000002" calcext:value-type="float">
            <text:p>0,0000038</text:p>
          </table:table-cell>
        </table:table-row>
        <table:table-row table:style-name="ro1">
          <table:table-cell table:style-name="ce17" office:value-type="float" office:value="347" calcext:value-type="float">
            <text:p>347</text:p>
          </table:table-cell>
          <table:table-cell table:style-name="ce17"/>
          <table:table-cell table:style-name="ce18" office:value-type="float" office:value="2.186548487" calcext:value-type="float">
            <text:p>2,19E+00</text:p>
          </table:table-cell>
          <table:table-cell table:style-name="ce18" office:value-type="float" office:value="-0.5775689032" calcext:value-type="float">
            <text:p>-5,78E-01</text:p>
          </table:table-cell>
          <table:table-cell table:style-name="ce18" office:value-type="float" office:value="-0.5775727034" calcext:value-type="float">
            <text:p>-5,78E-01</text:p>
          </table:table-cell>
          <table:table-cell table:style-name="ce16" table:formula="of:=[.$D349]-[.$E349]" office:value-type="float" office:value="0.0000038002000000148" calcext:value-type="float">
            <text:p>0,0000038</text:p>
          </table:table-cell>
        </table:table-row>
        <table:table-row table:style-name="ro1">
          <table:table-cell table:style-name="ce17" office:value-type="float" office:value="348" calcext:value-type="float">
            <text:p>348</text:p>
          </table:table-cell>
          <table:table-cell table:style-name="ce17"/>
          <table:table-cell table:style-name="ce18" office:value-type="float" office:value="2.192831672" calcext:value-type="float">
            <text:p>2,19E+00</text:p>
          </table:table-cell>
          <table:table-cell table:style-name="ce18" office:value-type="float" office:value="-0.5826866457" calcext:value-type="float">
            <text:p>-5,83E-01</text:p>
          </table:table-cell>
          <table:table-cell table:style-name="ce18" office:value-type="float" office:value="-0.5826904797" calcext:value-type="float">
            <text:p>-5,83E-01</text:p>
          </table:table-cell>
          <table:table-cell table:style-name="ce16" table:formula="of:=[.$D350]-[.$E350]" office:value-type="float" office:value="0.00000383399999992484" calcext:value-type="float">
            <text:p>0,0000038</text:p>
          </table:table-cell>
        </table:table-row>
        <table:table-row table:style-name="ro1">
          <table:table-cell table:style-name="ce17" office:value-type="float" office:value="349" calcext:value-type="float">
            <text:p>349</text:p>
          </table:table-cell>
          <table:table-cell table:style-name="ce17"/>
          <table:table-cell table:style-name="ce18" office:value-type="float" office:value="2.199114858" calcext:value-type="float">
            <text:p>2,20E+00</text:p>
          </table:table-cell>
          <table:table-cell table:style-name="ce18" office:value-type="float" office:value="-0.5877813848" calcext:value-type="float">
            <text:p>-5,88E-01</text:p>
          </table:table-cell>
          <table:table-cell table:style-name="ce18" office:value-type="float" office:value="-0.5877852523" calcext:value-type="float">
            <text:p>-5,88E-01</text:p>
          </table:table-cell>
          <table:table-cell table:style-name="ce16" table:formula="of:=[.$D351]-[.$E351]" office:value-type="float" office:value="0.00000386750000003211" calcext:value-type="float">
            <text:p>0,0000039</text:p>
          </table:table-cell>
        </table:table-row>
        <table:table-row table:style-name="ro1">
          <table:table-cell table:style-name="ce17" office:value-type="float" office:value="350" calcext:value-type="float">
            <text:p>350</text:p>
          </table:table-cell>
          <table:table-cell table:style-name="ce17"/>
          <table:table-cell table:style-name="ce18" office:value-type="float" office:value="2.205398043" calcext:value-type="float">
            <text:p>2,21E+00</text:p>
          </table:table-cell>
          <table:table-cell table:style-name="ce18" office:value-type="float" office:value="-0.5928529193" calcext:value-type="float">
            <text:p>-5,93E-01</text:p>
          </table:table-cell>
          <table:table-cell table:style-name="ce18" office:value-type="float" office:value="-0.5928568202" calcext:value-type="float">
            <text:p>-5,93E-01</text:p>
          </table:table-cell>
          <table:table-cell table:style-name="ce16" table:formula="of:=[.$D352]-[.$E352]" office:value-type="float" office:value="0.00000390089999990906" calcext:value-type="float">
            <text:p>0,0000039</text:p>
          </table:table-cell>
        </table:table-row>
        <table:table-row table:style-name="ro1">
          <table:table-cell table:style-name="ce17" office:value-type="float" office:value="351" calcext:value-type="float">
            <text:p>351</text:p>
          </table:table-cell>
          <table:table-cell table:style-name="ce17"/>
          <table:table-cell table:style-name="ce18" office:value-type="float" office:value="2.211681228" calcext:value-type="float">
            <text:p>2,21E+00</text:p>
          </table:table-cell>
          <table:table-cell table:style-name="ce18" office:value-type="float" office:value="-0.597901049" calcext:value-type="float">
            <text:p>-5,98E-01</text:p>
          </table:table-cell>
          <table:table-cell table:style-name="ce18" office:value-type="float" office:value="-0.5979049831" calcext:value-type="float">
            <text:p>-5,98E-01</text:p>
          </table:table-cell>
          <table:table-cell table:style-name="ce16" table:formula="of:=[.$D353]-[.$E353]" office:value-type="float" office:value="0.0000039340999999915" calcext:value-type="float">
            <text:p>0,0000039</text:p>
          </table:table-cell>
        </table:table-row>
        <table:table-row table:style-name="ro1">
          <table:table-cell table:style-name="ce17" office:value-type="float" office:value="352" calcext:value-type="float">
            <text:p>352</text:p>
          </table:table-cell>
          <table:table-cell table:style-name="ce17"/>
          <table:table-cell table:style-name="ce18" office:value-type="float" office:value="2.217964413" calcext:value-type="float">
            <text:p>2,22E+00</text:p>
          </table:table-cell>
          <table:table-cell table:style-name="ce18" office:value-type="float" office:value="-0.6029255746" calcext:value-type="float">
            <text:p>-6,03E-01</text:p>
          </table:table-cell>
          <table:table-cell table:style-name="ce18" office:value-type="float" office:value="-0.6029295417" calcext:value-type="float">
            <text:p>-6,03E-01</text:p>
          </table:table-cell>
          <table:table-cell table:style-name="ce16" table:formula="of:=[.$D354]-[.$E354]" office:value-type="float" office:value="0.00000396709999994638" calcext:value-type="float">
            <text:p>0,0000040</text:p>
          </table:table-cell>
        </table:table-row>
        <table:table-row table:style-name="ro1">
          <table:table-cell table:style-name="ce17" office:value-type="float" office:value="353" calcext:value-type="float">
            <text:p>353</text:p>
          </table:table-cell>
          <table:table-cell table:style-name="ce17"/>
          <table:table-cell table:style-name="ce18" office:value-type="float" office:value="2.224247599" calcext:value-type="float">
            <text:p>2,22E+00</text:p>
          </table:table-cell>
          <table:table-cell table:style-name="ce18" office:value-type="float" office:value="-0.6079262977" calcext:value-type="float">
            <text:p>-6,08E-01</text:p>
          </table:table-cell>
          <table:table-cell table:style-name="ce18" office:value-type="float" office:value="-0.6079302977" calcext:value-type="float">
            <text:p>-6,08E-01</text:p>
          </table:table-cell>
          <table:table-cell table:style-name="ce16" table:formula="of:=[.$D355]-[.$E355]" office:value-type="float" office:value="0.000004000000000004" calcext:value-type="float">
            <text:p>0,0000040</text:p>
          </table:table-cell>
        </table:table-row>
        <table:table-row table:style-name="ro1">
          <table:table-cell table:style-name="ce17" office:value-type="float" office:value="354" calcext:value-type="float">
            <text:p>354</text:p>
          </table:table-cell>
          <table:table-cell table:style-name="ce17"/>
          <table:table-cell table:style-name="ce18" office:value-type="float" office:value="2.230530784" calcext:value-type="float">
            <text:p>2,23E+00</text:p>
          </table:table-cell>
          <table:table-cell table:style-name="ce18" office:value-type="float" office:value="-0.6129030209" calcext:value-type="float">
            <text:p>-6,13E-01</text:p>
          </table:table-cell>
          <table:table-cell table:style-name="ce18" office:value-type="float" office:value="-0.6129070537" calcext:value-type="float">
            <text:p>-6,13E-01</text:p>
          </table:table-cell>
          <table:table-cell table:style-name="ce16" table:formula="of:=[.$D356]-[.$E356]" office:value-type="float" office:value="0.00000403279999994233" calcext:value-type="float">
            <text:p>0,0000040</text:p>
          </table:table-cell>
        </table:table-row>
        <table:table-row table:style-name="ro1">
          <table:table-cell table:style-name="ce17" office:value-type="float" office:value="355" calcext:value-type="float">
            <text:p>355</text:p>
          </table:table-cell>
          <table:table-cell table:style-name="ce17"/>
          <table:table-cell table:style-name="ce18" office:value-type="float" office:value="2.236813969" calcext:value-type="float">
            <text:p>2,24E+00</text:p>
          </table:table-cell>
          <table:table-cell table:style-name="ce18" office:value-type="float" office:value="-0.6178555477" calcext:value-type="float">
            <text:p>-6,18E-01</text:p>
          </table:table-cell>
          <table:table-cell table:style-name="ce18" office:value-type="float" office:value="-0.6178596131" calcext:value-type="float">
            <text:p>-6,18E-01</text:p>
          </table:table-cell>
          <table:table-cell table:style-name="ce16" table:formula="of:=[.$D357]-[.$E357]" office:value-type="float" office:value="0.00000406539999997513" calcext:value-type="float">
            <text:p>0,0000041</text:p>
          </table:table-cell>
        </table:table-row>
        <table:table-row table:style-name="ro1">
          <table:table-cell table:style-name="ce17" office:value-type="float" office:value="356" calcext:value-type="float">
            <text:p>356</text:p>
          </table:table-cell>
          <table:table-cell table:style-name="ce17"/>
          <table:table-cell table:style-name="ce18" office:value-type="float" office:value="2.243097155" calcext:value-type="float">
            <text:p>2,24E+00</text:p>
          </table:table-cell>
          <table:table-cell table:style-name="ce18" office:value-type="float" office:value="-0.6227836827" calcext:value-type="float">
            <text:p>-6,23E-01</text:p>
          </table:table-cell>
          <table:table-cell table:style-name="ce18" office:value-type="float" office:value="-0.6227877805" calcext:value-type="float">
            <text:p>-6,23E-01</text:p>
          </table:table-cell>
          <table:table-cell table:style-name="ce16" table:formula="of:=[.$D358]-[.$E358]" office:value-type="float" office:value="0.00000409779999999138" calcext:value-type="float">
            <text:p>0,0000041</text:p>
          </table:table-cell>
        </table:table-row>
        <table:table-row table:style-name="ro1">
          <table:table-cell table:style-name="ce17" office:value-type="float" office:value="357" calcext:value-type="float">
            <text:p>357</text:p>
          </table:table-cell>
          <table:table-cell table:style-name="ce17"/>
          <table:table-cell table:style-name="ce18" office:value-type="float" office:value="2.24938034" calcext:value-type="float">
            <text:p>2,25E+00</text:p>
          </table:table-cell>
          <table:table-cell table:style-name="ce18" office:value-type="float" office:value="-0.6276872313" calcext:value-type="float">
            <text:p>-6,28E-01</text:p>
          </table:table-cell>
          <table:table-cell table:style-name="ce18" office:value-type="float" office:value="-0.6276913613" calcext:value-type="float">
            <text:p>-6,28E-01</text:p>
          </table:table-cell>
          <table:table-cell table:style-name="ce16" table:formula="of:=[.$D359]-[.$E359]" office:value-type="float" office:value="0.00000412999999999109" calcext:value-type="float">
            <text:p>0,0000041</text:p>
          </table:table-cell>
        </table:table-row>
        <table:table-row table:style-name="ro1">
          <table:table-cell table:style-name="ce17" office:value-type="float" office:value="358" calcext:value-type="float">
            <text:p>358</text:p>
          </table:table-cell>
          <table:table-cell table:style-name="ce17"/>
          <table:table-cell table:style-name="ce18" office:value-type="float" office:value="2.255663525" calcext:value-type="float">
            <text:p>2,26E+00</text:p>
          </table:table-cell>
          <table:table-cell table:style-name="ce18" office:value-type="float" office:value="-0.6325659998" calcext:value-type="float">
            <text:p>-6,33E-01</text:p>
          </table:table-cell>
          <table:table-cell table:style-name="ce18" office:value-type="float" office:value="-0.6325701619" calcext:value-type="float">
            <text:p>-6,33E-01</text:p>
          </table:table-cell>
          <table:table-cell table:style-name="ce16" table:formula="of:=[.$D360]-[.$E360]" office:value-type="float" office:value="0.00000416209999998252" calcext:value-type="float">
            <text:p>0,0000042</text:p>
          </table:table-cell>
        </table:table-row>
        <table:table-row table:style-name="ro1">
          <table:table-cell table:style-name="ce17" office:value-type="float" office:value="359" calcext:value-type="float">
            <text:p>359</text:p>
          </table:table-cell>
          <table:table-cell table:style-name="ce17"/>
          <table:table-cell table:style-name="ce18" office:value-type="float" office:value="2.261946711" calcext:value-type="float">
            <text:p>2,26E+00</text:p>
          </table:table-cell>
          <table:table-cell table:style-name="ce18" office:value-type="float" office:value="-0.6374197957" calcext:value-type="float">
            <text:p>-6,37E-01</text:p>
          </table:table-cell>
          <table:table-cell table:style-name="ce18" office:value-type="float" office:value="-0.6374239897" calcext:value-type="float">
            <text:p>-6,37E-01</text:p>
          </table:table-cell>
          <table:table-cell table:style-name="ce16" table:formula="of:=[.$D361]-[.$E361]" office:value-type="float" office:value="0.0000041939999999574" calcext:value-type="float">
            <text:p>0,0000042</text:p>
          </table:table-cell>
        </table:table-row>
        <table:table-row table:style-name="ro1">
          <table:table-cell table:style-name="ce17" office:value-type="float" office:value="360" calcext:value-type="float">
            <text:p>360</text:p>
          </table:table-cell>
          <table:table-cell table:style-name="ce17"/>
          <table:table-cell table:style-name="ce18" office:value-type="float" office:value="2.268229896" calcext:value-type="float">
            <text:p>2,27E+00</text:p>
          </table:table-cell>
          <table:table-cell table:style-name="ce18" office:value-type="float" office:value="-0.6422484273" calcext:value-type="float">
            <text:p>-6,42E-01</text:p>
          </table:table-cell>
          <table:table-cell table:style-name="ce18" office:value-type="float" office:value="-0.6422526532" calcext:value-type="float">
            <text:p>-6,42E-01</text:p>
          </table:table-cell>
          <table:table-cell table:style-name="ce16" table:formula="of:=[.$D362]-[.$E362]" office:value-type="float" office:value="0.0000042259000000433" calcext:value-type="float">
            <text:p>0,0000042</text:p>
          </table:table-cell>
        </table:table-row>
        <table:table-row table:style-name="ro1">
          <table:table-cell table:style-name="ce17" office:value-type="float" office:value="361" calcext:value-type="float">
            <text:p>361</text:p>
          </table:table-cell>
          <table:table-cell table:style-name="ce17"/>
          <table:table-cell table:style-name="ce18" office:value-type="float" office:value="2.274513081" calcext:value-type="float">
            <text:p>2,27E+00</text:p>
          </table:table-cell>
          <table:table-cell table:style-name="ce18" office:value-type="float" office:value="-0.6470517041" calcext:value-type="float">
            <text:p>-6,47E-01</text:p>
          </table:table-cell>
          <table:table-cell table:style-name="ce18" office:value-type="float" office:value="-0.6470559616" calcext:value-type="float">
            <text:p>-6,47E-01</text:p>
          </table:table-cell>
          <table:table-cell table:style-name="ce16" table:formula="of:=[.$D363]-[.$E363]" office:value-type="float" office:value="0.00000425749999999336" calcext:value-type="float">
            <text:p>0,0000043</text:p>
          </table:table-cell>
        </table:table-row>
        <table:table-row table:style-name="ro1">
          <table:table-cell table:style-name="ce17" office:value-type="float" office:value="362" calcext:value-type="float">
            <text:p>362</text:p>
          </table:table-cell>
          <table:table-cell table:style-name="ce17"/>
          <table:table-cell table:style-name="ce18" office:value-type="float" office:value="2.280796267" calcext:value-type="float">
            <text:p>2,28E+00</text:p>
          </table:table-cell>
          <table:table-cell table:style-name="ce18" office:value-type="float" office:value="-0.6518294364" calcext:value-type="float">
            <text:p>-6,52E-01</text:p>
          </table:table-cell>
          <table:table-cell table:style-name="ce18" office:value-type="float" office:value="-0.6518337253" calcext:value-type="float">
            <text:p>-6,52E-01</text:p>
          </table:table-cell>
          <table:table-cell table:style-name="ce16" table:formula="of:=[.$D364]-[.$E364]" office:value-type="float" office:value="0.0000042889000000379" calcext:value-type="float">
            <text:p>0,0000043</text:p>
          </table:table-cell>
        </table:table-row>
        <table:table-row table:style-name="ro1">
          <table:table-cell table:style-name="ce17" office:value-type="float" office:value="363" calcext:value-type="float">
            <text:p>363</text:p>
          </table:table-cell>
          <table:table-cell table:style-name="ce17"/>
          <table:table-cell table:style-name="ce18" office:value-type="float" office:value="2.287079452" calcext:value-type="float">
            <text:p>2,29E+00</text:p>
          </table:table-cell>
          <table:table-cell table:style-name="ce18" office:value-type="float" office:value="-0.6565814356" calcext:value-type="float">
            <text:p>-6,57E-01</text:p>
          </table:table-cell>
          <table:table-cell table:style-name="ce18" office:value-type="float" office:value="-0.6565857558" calcext:value-type="float">
            <text:p>-6,57E-01</text:p>
          </table:table-cell>
          <table:table-cell table:style-name="ce16" table:formula="of:=[.$D365]-[.$E365]" office:value-type="float" office:value="0.00000432019999996314" calcext:value-type="float">
            <text:p>0,0000043</text:p>
          </table:table-cell>
        </table:table-row>
        <table:table-row table:style-name="ro1">
          <table:table-cell table:style-name="ce17" office:value-type="float" office:value="364" calcext:value-type="float">
            <text:p>364</text:p>
          </table:table-cell>
          <table:table-cell table:style-name="ce17"/>
          <table:table-cell table:style-name="ce18" office:value-type="float" office:value="2.293362637" calcext:value-type="float">
            <text:p>2,29E+00</text:p>
          </table:table-cell>
          <table:table-cell table:style-name="ce18" office:value-type="float" office:value="-0.6613075141" calcext:value-type="float">
            <text:p>-6,61E-01</text:p>
          </table:table-cell>
          <table:table-cell table:style-name="ce18" office:value-type="float" office:value="-0.6613118653" calcext:value-type="float">
            <text:p>-6,61E-01</text:p>
          </table:table-cell>
          <table:table-cell table:style-name="ce16" table:formula="of:=[.$D366]-[.$E366]" office:value-type="float" office:value="0.0000043512000000856" calcext:value-type="float">
            <text:p>0,0000044</text:p>
          </table:table-cell>
        </table:table-row>
        <table:table-row table:style-name="ro1">
          <table:table-cell table:style-name="ce17" office:value-type="float" office:value="365" calcext:value-type="float">
            <text:p>365</text:p>
          </table:table-cell>
          <table:table-cell table:style-name="ce17"/>
          <table:table-cell table:style-name="ce18" office:value-type="float" office:value="2.299645822" calcext:value-type="float">
            <text:p>2,30E+00</text:p>
          </table:table-cell>
          <table:table-cell table:style-name="ce18" office:value-type="float" office:value="-0.6660074853" calcext:value-type="float">
            <text:p>-6,66E-01</text:p>
          </table:table-cell>
          <table:table-cell table:style-name="ce18" office:value-type="float" office:value="-0.6660118674" calcext:value-type="float">
            <text:p>-6,66E-01</text:p>
          </table:table-cell>
          <table:table-cell table:style-name="ce16" table:formula="of:=[.$D367]-[.$E367]" office:value-type="float" office:value="0.00000438210000008876" calcext:value-type="float">
            <text:p>0,0000044</text:p>
          </table:table-cell>
        </table:table-row>
        <table:table-row table:style-name="ro1">
          <table:table-cell table:style-name="ce17" office:value-type="float" office:value="366" calcext:value-type="float">
            <text:p>366</text:p>
          </table:table-cell>
          <table:table-cell table:style-name="ce17"/>
          <table:table-cell table:style-name="ce18" office:value-type="float" office:value="2.305929008" calcext:value-type="float">
            <text:p>2,31E+00</text:p>
          </table:table-cell>
          <table:table-cell table:style-name="ce18" office:value-type="float" office:value="-0.6706811636" calcext:value-type="float">
            <text:p>-6,71E-01</text:p>
          </table:table-cell>
          <table:table-cell table:style-name="ce18" office:value-type="float" office:value="-0.6706855765" calcext:value-type="float">
            <text:p>-6,71E-01</text:p>
          </table:table-cell>
          <table:table-cell table:style-name="ce16" table:formula="of:=[.$D368]-[.$E368]" office:value-type="float" office:value="0.00000441289999997263" calcext:value-type="float">
            <text:p>0,0000044</text:p>
          </table:table-cell>
        </table:table-row>
        <table:table-row table:style-name="ro1">
          <table:table-cell table:style-name="ce17" office:value-type="float" office:value="367" calcext:value-type="float">
            <text:p>367</text:p>
          </table:table-cell>
          <table:table-cell table:style-name="ce17"/>
          <table:table-cell table:style-name="ce18" office:value-type="float" office:value="2.312212193" calcext:value-type="float">
            <text:p>2,31E+00</text:p>
          </table:table-cell>
          <table:table-cell table:style-name="ce18" office:value-type="float" office:value="-0.6753283646" calcext:value-type="float">
            <text:p>-6,75E-01</text:p>
          </table:table-cell>
          <table:table-cell table:style-name="ce18" office:value-type="float" office:value="-0.6753328081" calcext:value-type="float">
            <text:p>-6,75E-01</text:p>
          </table:table-cell>
          <table:table-cell table:style-name="ce16" table:formula="of:=[.$D369]-[.$E369]" office:value-type="float" office:value="0.000004443500000062" calcext:value-type="float">
            <text:p>0,0000044</text:p>
          </table:table-cell>
        </table:table-row>
        <table:table-row table:style-name="ro1">
          <table:table-cell table:style-name="ce17" office:value-type="float" office:value="368" calcext:value-type="float">
            <text:p>368</text:p>
          </table:table-cell>
          <table:table-cell table:style-name="ce17"/>
          <table:table-cell table:style-name="ce18" office:value-type="float" office:value="2.318495378" calcext:value-type="float">
            <text:p>2,32E+00</text:p>
          </table:table-cell>
          <table:table-cell table:style-name="ce18" office:value-type="float" office:value="-0.6799489048" calcext:value-type="float">
            <text:p>-6,80E-01</text:p>
          </table:table-cell>
          <table:table-cell table:style-name="ce18" office:value-type="float" office:value="-0.6799533787" calcext:value-type="float">
            <text:p>-6,80E-01</text:p>
          </table:table-cell>
          <table:table-cell table:style-name="ce16" table:formula="of:=[.$D370]-[.$E370]" office:value-type="float" office:value="0.00000447390000002379" calcext:value-type="float">
            <text:p>0,0000045</text:p>
          </table:table-cell>
        </table:table-row>
        <table:table-row table:style-name="ro1">
          <table:table-cell table:style-name="ce17" office:value-type="float" office:value="369" calcext:value-type="float">
            <text:p>369</text:p>
          </table:table-cell>
          <table:table-cell table:style-name="ce17"/>
          <table:table-cell table:style-name="ce18" office:value-type="float" office:value="2.324778564" calcext:value-type="float">
            <text:p>2,32E+00</text:p>
          </table:table-cell>
          <table:table-cell table:style-name="ce18" office:value-type="float" office:value="-0.6845426018" calcext:value-type="float">
            <text:p>-6,85E-01</text:p>
          </table:table-cell>
          <table:table-cell table:style-name="ce18" office:value-type="float" office:value="-0.6845471059" calcext:value-type="float">
            <text:p>-6,85E-01</text:p>
          </table:table-cell>
          <table:table-cell table:style-name="ce16" table:formula="of:=[.$D371]-[.$E371]" office:value-type="float" office:value="0.00000450409999996904" calcext:value-type="float">
            <text:p>0,0000045</text:p>
          </table:table-cell>
        </table:table-row>
        <table:table-row table:style-name="ro1">
          <table:table-cell table:style-name="ce17" office:value-type="float" office:value="370" calcext:value-type="float">
            <text:p>370</text:p>
          </table:table-cell>
          <table:table-cell table:style-name="ce17"/>
          <table:table-cell table:style-name="ce18" office:value-type="float" office:value="2.331061749" calcext:value-type="float">
            <text:p>2,33E+00</text:p>
          </table:table-cell>
          <table:table-cell table:style-name="ce18" office:value-type="float" office:value="-0.6891092742" calcext:value-type="float">
            <text:p>-6,89E-01</text:p>
          </table:table-cell>
          <table:table-cell table:style-name="ce18" office:value-type="float" office:value="-0.6891138084" calcext:value-type="float">
            <text:p>-6,89E-01</text:p>
          </table:table-cell>
          <table:table-cell table:style-name="ce16" table:formula="of:=[.$D372]-[.$E372]" office:value-type="float" office:value="0.00000453420000001703" calcext:value-type="float">
            <text:p>0,0000045</text:p>
          </table:table-cell>
        </table:table-row>
        <table:table-row table:style-name="ro1">
          <table:table-cell table:style-name="ce17" office:value-type="float" office:value="371" calcext:value-type="float">
            <text:p>371</text:p>
          </table:table-cell>
          <table:table-cell table:style-name="ce17"/>
          <table:table-cell table:style-name="ce18" office:value-type="float" office:value="2.337344934" calcext:value-type="float">
            <text:p>2,34E+00</text:p>
          </table:table-cell>
          <table:table-cell table:style-name="ce18" office:value-type="float" office:value="-0.6936487418" calcext:value-type="float">
            <text:p>-6,94E-01</text:p>
          </table:table-cell>
          <table:table-cell table:style-name="ce18" office:value-type="float" office:value="-0.6936533058" calcext:value-type="float">
            <text:p>-6,94E-01</text:p>
          </table:table-cell>
          <table:table-cell table:style-name="ce16" table:formula="of:=[.$D373]-[.$E373]" office:value-type="float" office:value="0.0000045640000000402" calcext:value-type="float">
            <text:p>0,0000046</text:p>
          </table:table-cell>
        </table:table-row>
        <table:table-row table:style-name="ro1">
          <table:table-cell table:style-name="ce17" office:value-type="float" office:value="372" calcext:value-type="float">
            <text:p>372</text:p>
          </table:table-cell>
          <table:table-cell table:style-name="ce17"/>
          <table:table-cell table:style-name="ce18" office:value-type="float" office:value="2.34362812" calcext:value-type="float">
            <text:p>2,34E+00</text:p>
          </table:table-cell>
          <table:table-cell table:style-name="ce18" office:value-type="float" office:value="-0.6981608253" calcext:value-type="float">
            <text:p>-6,98E-01</text:p>
          </table:table-cell>
          <table:table-cell table:style-name="ce18" office:value-type="float" office:value="-0.698165419" calcext:value-type="float">
            <text:p>-6,98E-01</text:p>
          </table:table-cell>
          <table:table-cell table:style-name="ce16" table:formula="of:=[.$D374]-[.$E374]" office:value-type="float" office:value="0.0000045937000000551" calcext:value-type="float">
            <text:p>0,0000046</text:p>
          </table:table-cell>
        </table:table-row>
        <table:table-row table:style-name="ro1">
          <table:table-cell table:style-name="ce17" office:value-type="float" office:value="373" calcext:value-type="float">
            <text:p>373</text:p>
          </table:table-cell>
          <table:table-cell table:style-name="ce17"/>
          <table:table-cell table:style-name="ce18" office:value-type="float" office:value="2.349911305" calcext:value-type="float">
            <text:p>2,35E+00</text:p>
          </table:table-cell>
          <table:table-cell table:style-name="ce18" office:value-type="float" office:value="-0.7026453466" calcext:value-type="float">
            <text:p>-7,03E-01</text:p>
          </table:table-cell>
          <table:table-cell table:style-name="ce18" office:value-type="float" office:value="-0.7026499698" calcext:value-type="float">
            <text:p>-7,03E-01</text:p>
          </table:table-cell>
          <table:table-cell table:style-name="ce16" table:formula="of:=[.$D375]-[.$E375]" office:value-type="float" office:value="0.00000462320000005345" calcext:value-type="float">
            <text:p>0,0000046</text:p>
          </table:table-cell>
        </table:table-row>
        <table:table-row table:style-name="ro1">
          <table:table-cell table:style-name="ce17" office:value-type="float" office:value="374" calcext:value-type="float">
            <text:p>374</text:p>
          </table:table-cell>
          <table:table-cell table:style-name="ce17"/>
          <table:table-cell table:style-name="ce18" office:value-type="float" office:value="2.35619449" calcext:value-type="float">
            <text:p>2,36E+00</text:p>
          </table:table-cell>
          <table:table-cell table:style-name="ce18" office:value-type="float" office:value="-0.7071021286" calcext:value-type="float">
            <text:p>-7,07E-01</text:p>
          </table:table-cell>
          <table:table-cell table:style-name="ce18" office:value-type="float" office:value="-0.7071067812" calcext:value-type="float">
            <text:p>-7,07E-01</text:p>
          </table:table-cell>
          <table:table-cell table:style-name="ce16" table:formula="of:=[.$D376]-[.$E376]" office:value-type="float" office:value="0.00000465260000004353" calcext:value-type="float">
            <text:p>0,0000047</text:p>
          </table:table-cell>
        </table:table-row>
        <table:table-row table:style-name="ro1">
          <table:table-cell table:style-name="ce17" office:value-type="float" office:value="375" calcext:value-type="float">
            <text:p>375</text:p>
          </table:table-cell>
          <table:table-cell table:style-name="ce17"/>
          <table:table-cell table:style-name="ce18" office:value-type="float" office:value="2.362477675" calcext:value-type="float">
            <text:p>2,36E+00</text:p>
          </table:table-cell>
          <table:table-cell table:style-name="ce18" office:value-type="float" office:value="-0.7115309955" calcext:value-type="float">
            <text:p>-7,12E-01</text:p>
          </table:table-cell>
          <table:table-cell table:style-name="ce18" office:value-type="float" office:value="-0.7115356772" calcext:value-type="float">
            <text:p>-7,12E-01</text:p>
          </table:table-cell>
          <table:table-cell table:style-name="ce16" table:formula="of:=[.$D377]-[.$E377]" office:value-type="float" office:value="0.00000468170000000878" calcext:value-type="float">
            <text:p>0,0000047</text:p>
          </table:table-cell>
        </table:table-row>
        <table:table-row table:style-name="ro1">
          <table:table-cell table:style-name="ce17" office:value-type="float" office:value="376" calcext:value-type="float">
            <text:p>376</text:p>
          </table:table-cell>
          <table:table-cell table:style-name="ce17"/>
          <table:table-cell table:style-name="ce18" office:value-type="float" office:value="2.368760861" calcext:value-type="float">
            <text:p>2,37E+00</text:p>
          </table:table-cell>
          <table:table-cell table:style-name="ce18" office:value-type="float" office:value="-0.7159317724" calcext:value-type="float">
            <text:p>-7,16E-01</text:p>
          </table:table-cell>
          <table:table-cell table:style-name="ce18" office:value-type="float" office:value="-0.715936483" calcext:value-type="float">
            <text:p>-7,16E-01</text:p>
          </table:table-cell>
          <table:table-cell table:style-name="ce16" table:formula="of:=[.$D378]-[.$E378]" office:value-type="float" office:value="0.00000471059999995749" calcext:value-type="float">
            <text:p>0,0000047</text:p>
          </table:table-cell>
        </table:table-row>
        <table:table-row table:style-name="ro1">
          <table:table-cell table:style-name="ce17" office:value-type="float" office:value="377" calcext:value-type="float">
            <text:p>377</text:p>
          </table:table-cell>
          <table:table-cell table:style-name="ce17"/>
          <table:table-cell table:style-name="ce18" office:value-type="float" office:value="2.375044046" calcext:value-type="float">
            <text:p>2,38E+00</text:p>
          </table:table-cell>
          <table:table-cell table:style-name="ce18" office:value-type="float" office:value="-0.7203042855" calcext:value-type="float">
            <text:p>-7,20E-01</text:p>
          </table:table-cell>
          <table:table-cell table:style-name="ce18" office:value-type="float" office:value="-0.7203090249" calcext:value-type="float">
            <text:p>-7,20E-01</text:p>
          </table:table-cell>
          <table:table-cell table:style-name="ce16" table:formula="of:=[.$D379]-[.$E379]" office:value-type="float" office:value="0.00000473940000000894" calcext:value-type="float">
            <text:p>0,0000047</text:p>
          </table:table-cell>
        </table:table-row>
        <table:table-row table:style-name="ro1">
          <table:table-cell table:style-name="ce17" office:value-type="float" office:value="378" calcext:value-type="float">
            <text:p>378</text:p>
          </table:table-cell>
          <table:table-cell table:style-name="ce17"/>
          <table:table-cell table:style-name="ce18" office:value-type="float" office:value="2.381327231" calcext:value-type="float">
            <text:p>2,38E+00</text:p>
          </table:table-cell>
          <table:table-cell table:style-name="ce18" office:value-type="float" office:value="-0.7246483622" calcext:value-type="float">
            <text:p>-7,25E-01</text:p>
          </table:table-cell>
          <table:table-cell table:style-name="ce18" office:value-type="float" office:value="-0.7246531302" calcext:value-type="float">
            <text:p>-7,25E-01</text:p>
          </table:table-cell>
          <table:table-cell table:style-name="ce16" table:formula="of:=[.$D380]-[.$E380]" office:value-type="float" office:value="0.00000476799999993283" calcext:value-type="float">
            <text:p>0,0000048</text:p>
          </table:table-cell>
        </table:table-row>
        <table:table-row table:style-name="ro1">
          <table:table-cell table:style-name="ce17" office:value-type="float" office:value="379" calcext:value-type="float">
            <text:p>379</text:p>
          </table:table-cell>
          <table:table-cell table:style-name="ce17"/>
          <table:table-cell table:style-name="ce18" office:value-type="float" office:value="2.387610417" calcext:value-type="float">
            <text:p>2,39E+00</text:p>
          </table:table-cell>
          <table:table-cell table:style-name="ce18" office:value-type="float" office:value="-0.728963831" calcext:value-type="float">
            <text:p>-7,29E-01</text:p>
          </table:table-cell>
          <table:table-cell table:style-name="ce18" office:value-type="float" office:value="-0.7289686274" calcext:value-type="float">
            <text:p>-7,29E-01</text:p>
          </table:table-cell>
          <table:table-cell table:style-name="ce16" table:formula="of:=[.$D381]-[.$E381]" office:value-type="float" office:value="0.00000479639999995118" calcext:value-type="float">
            <text:p>0,0000048</text:p>
          </table:table-cell>
        </table:table-row>
        <table:table-row table:style-name="ro1">
          <table:table-cell table:style-name="ce17" office:value-type="float" office:value="380" calcext:value-type="float">
            <text:p>380</text:p>
          </table:table-cell>
          <table:table-cell table:style-name="ce17"/>
          <table:table-cell table:style-name="ce18" office:value-type="float" office:value="2.393893602" calcext:value-type="float">
            <text:p>2,39E+00</text:p>
          </table:table-cell>
          <table:table-cell table:style-name="ce18" office:value-type="float" office:value="-0.7332505216" calcext:value-type="float">
            <text:p>-7,33E-01</text:p>
          </table:table-cell>
          <table:table-cell table:style-name="ce18" office:value-type="float" office:value="-0.7332553462" calcext:value-type="float">
            <text:p>-7,33E-01</text:p>
          </table:table-cell>
          <table:table-cell table:style-name="ce16" table:formula="of:=[.$D382]-[.$E382]" office:value-type="float" office:value="0.00000482459999995299" calcext:value-type="float">
            <text:p>0,0000048</text:p>
          </table:table-cell>
        </table:table-row>
        <table:table-row table:style-name="ro1">
          <table:table-cell table:style-name="ce17" office:value-type="float" office:value="381" calcext:value-type="float">
            <text:p>381</text:p>
          </table:table-cell>
          <table:table-cell table:style-name="ce17"/>
          <table:table-cell table:style-name="ce18" office:value-type="float" office:value="2.400176787" calcext:value-type="float">
            <text:p>2,40E+00</text:p>
          </table:table-cell>
          <table:table-cell table:style-name="ce18" office:value-type="float" office:value="-0.7375082647" calcext:value-type="float">
            <text:p>-7,38E-01</text:p>
          </table:table-cell>
          <table:table-cell table:style-name="ce18" office:value-type="float" office:value="-0.7375131174" calcext:value-type="float">
            <text:p>-7,38E-01</text:p>
          </table:table-cell>
          <table:table-cell table:style-name="ce16" table:formula="of:=[.$D383]-[.$E383]" office:value-type="float" office:value="0.00000485270000005755" calcext:value-type="float">
            <text:p>0,0000049</text:p>
          </table:table-cell>
        </table:table-row>
        <table:table-row table:style-name="ro1">
          <table:table-cell table:style-name="ce17" office:value-type="float" office:value="382" calcext:value-type="float">
            <text:p>382</text:p>
          </table:table-cell>
          <table:table-cell table:style-name="ce17"/>
          <table:table-cell table:style-name="ce18" office:value-type="float" office:value="2.406459973" calcext:value-type="float">
            <text:p>2,41E+00</text:p>
          </table:table-cell>
          <table:table-cell table:style-name="ce18" office:value-type="float" office:value="-0.7417368923" calcext:value-type="float">
            <text:p>-7,42E-01</text:p>
          </table:table-cell>
          <table:table-cell table:style-name="ce18" office:value-type="float" office:value="-0.7417417727" calcext:value-type="float">
            <text:p>-7,42E-01</text:p>
          </table:table-cell>
          <table:table-cell table:style-name="ce16" table:formula="of:=[.$D384]-[.$E384]" office:value-type="float" office:value="0.00000488040000001799" calcext:value-type="float">
            <text:p>0,0000049</text:p>
          </table:table-cell>
        </table:table-row>
        <table:table-row table:style-name="ro1">
          <table:table-cell table:style-name="ce17" office:value-type="float" office:value="383" calcext:value-type="float">
            <text:p>383</text:p>
          </table:table-cell>
          <table:table-cell table:style-name="ce17"/>
          <table:table-cell table:style-name="ce18" office:value-type="float" office:value="2.412743158" calcext:value-type="float">
            <text:p>2,41E+00</text:p>
          </table:table-cell>
          <table:table-cell table:style-name="ce18" office:value-type="float" office:value="-0.7459362373" calcext:value-type="float">
            <text:p>-7,46E-01</text:p>
          </table:table-cell>
          <table:table-cell table:style-name="ce18" office:value-type="float" office:value="-0.7459411454" calcext:value-type="float">
            <text:p>-7,46E-01</text:p>
          </table:table-cell>
          <table:table-cell table:style-name="ce16" table:formula="of:=[.$D385]-[.$E385]" office:value-type="float" office:value="0.00000490809999997843" calcext:value-type="float">
            <text:p>0,0000049</text:p>
          </table:table-cell>
        </table:table-row>
        <table:table-row table:style-name="ro1">
          <table:table-cell table:style-name="ce17" office:value-type="float" office:value="384" calcext:value-type="float">
            <text:p>384</text:p>
          </table:table-cell>
          <table:table-cell table:style-name="ce17"/>
          <table:table-cell table:style-name="ce18" office:value-type="float" office:value="2.419026343" calcext:value-type="float">
            <text:p>2,42E+00</text:p>
          </table:table-cell>
          <table:table-cell table:style-name="ce18" office:value-type="float" office:value="-0.7501061341" calcext:value-type="float">
            <text:p>-7,50E-01</text:p>
          </table:table-cell>
          <table:table-cell table:style-name="ce18" office:value-type="float" office:value="-0.7501110696" calcext:value-type="float">
            <text:p>-7,50E-01</text:p>
          </table:table-cell>
          <table:table-cell table:style-name="ce16" table:formula="of:=[.$D386]-[.$E386]" office:value-type="float" office:value="0.00000493550000002507" calcext:value-type="float">
            <text:p>0,0000049</text:p>
          </table:table-cell>
        </table:table-row>
        <table:table-row table:style-name="ro1">
          <table:table-cell table:style-name="ce17" office:value-type="float" office:value="385" calcext:value-type="float">
            <text:p>385</text:p>
          </table:table-cell>
          <table:table-cell table:style-name="ce17"/>
          <table:table-cell table:style-name="ce18" office:value-type="float" office:value="2.425309529" calcext:value-type="float">
            <text:p>2,43E+00</text:p>
          </table:table-cell>
          <table:table-cell table:style-name="ce18" office:value-type="float" office:value="-0.754246418" calcext:value-type="float">
            <text:p>-7,54E-01</text:p>
          </table:table-cell>
          <table:table-cell table:style-name="ce18" office:value-type="float" office:value="-0.7542513807" calcext:value-type="float">
            <text:p>-7,54E-01</text:p>
          </table:table-cell>
          <table:table-cell table:style-name="ce16" table:formula="of:=[.$D387]-[.$E387]" office:value-type="float" office:value="0.00000496269999994414" calcext:value-type="float">
            <text:p>0,0000050</text:p>
          </table:table-cell>
        </table:table-row>
        <table:table-row table:style-name="ro1">
          <table:table-cell table:style-name="ce17" office:value-type="float" office:value="386" calcext:value-type="float">
            <text:p>386</text:p>
          </table:table-cell>
          <table:table-cell table:style-name="ce17"/>
          <table:table-cell table:style-name="ce18" office:value-type="float" office:value="2.431592714" calcext:value-type="float">
            <text:p>2,43E+00</text:p>
          </table:table-cell>
          <table:table-cell table:style-name="ce18" office:value-type="float" office:value="-0.7583569255" calcext:value-type="float">
            <text:p>-7,58E-01</text:p>
          </table:table-cell>
          <table:table-cell table:style-name="ce18" office:value-type="float" office:value="-0.7583619153" calcext:value-type="float">
            <text:p>-7,58E-01</text:p>
          </table:table-cell>
          <table:table-cell table:style-name="ce16" table:formula="of:=[.$D388]-[.$E388]" office:value-type="float" office:value="0.00000498980000007698" calcext:value-type="float">
            <text:p>0,0000050</text:p>
          </table:table-cell>
        </table:table-row>
        <table:table-row table:style-name="ro1">
          <table:table-cell table:style-name="ce17" office:value-type="float" office:value="387" calcext:value-type="float">
            <text:p>387</text:p>
          </table:table-cell>
          <table:table-cell table:style-name="ce17"/>
          <table:table-cell table:style-name="ce18" office:value-type="float" office:value="2.437875899" calcext:value-type="float">
            <text:p>2,44E+00</text:p>
          </table:table-cell>
          <table:table-cell table:style-name="ce18" office:value-type="float" office:value="-0.7624374944" calcext:value-type="float">
            <text:p>-7,62E-01</text:p>
          </table:table-cell>
          <table:table-cell table:style-name="ce18" office:value-type="float" office:value="-0.762442511" calcext:value-type="float">
            <text:p>-7,62E-01</text:p>
          </table:table-cell>
          <table:table-cell table:style-name="ce16" table:formula="of:=[.$D389]-[.$E389]" office:value-type="float" office:value="0.00000501659999996296" calcext:value-type="float">
            <text:p>0,0000050</text:p>
          </table:table-cell>
        </table:table-row>
        <table:table-row table:style-name="ro1">
          <table:table-cell table:style-name="ce17" office:value-type="float" office:value="388" calcext:value-type="float">
            <text:p>388</text:p>
          </table:table-cell>
          <table:table-cell table:style-name="ce17"/>
          <table:table-cell table:style-name="ce18" office:value-type="float" office:value="2.444159084" calcext:value-type="float">
            <text:p>2,44E+00</text:p>
          </table:table-cell>
          <table:table-cell table:style-name="ce18" office:value-type="float" office:value="-0.7664879635" calcext:value-type="float">
            <text:p>-7,66E-01</text:p>
          </table:table-cell>
          <table:table-cell table:style-name="ce18" office:value-type="float" office:value="-0.7664930068" calcext:value-type="float">
            <text:p>-7,66E-01</text:p>
          </table:table-cell>
          <table:table-cell table:style-name="ce16" table:formula="of:=[.$D390]-[.$E390]" office:value-type="float" office:value="0.00000504329999995168" calcext:value-type="float">
            <text:p>0,0000050</text:p>
          </table:table-cell>
        </table:table-row>
        <table:table-row table:style-name="ro1">
          <table:table-cell table:style-name="ce17" office:value-type="float" office:value="389" calcext:value-type="float">
            <text:p>389</text:p>
          </table:table-cell>
          <table:table-cell table:style-name="ce17"/>
          <table:table-cell table:style-name="ce18" office:value-type="float" office:value="2.45044227" calcext:value-type="float">
            <text:p>2,45E+00</text:p>
          </table:table-cell>
          <table:table-cell table:style-name="ce18" office:value-type="float" office:value="-0.770508173" calcext:value-type="float">
            <text:p>-7,71E-01</text:p>
          </table:table-cell>
          <table:table-cell table:style-name="ce18" office:value-type="float" office:value="-0.7705132428" calcext:value-type="float">
            <text:p>-7,71E-01</text:p>
          </table:table-cell>
          <table:table-cell table:style-name="ce16" table:formula="of:=[.$D391]-[.$E391]" office:value-type="float" office:value="0.00000506979999992385" calcext:value-type="float">
            <text:p>0,0000051</text:p>
          </table:table-cell>
        </table:table-row>
        <table:table-row table:style-name="ro1">
          <table:table-cell table:style-name="ce17" office:value-type="float" office:value="390" calcext:value-type="float">
            <text:p>390</text:p>
          </table:table-cell>
          <table:table-cell table:style-name="ce17"/>
          <table:table-cell table:style-name="ce18" office:value-type="float" office:value="2.456725455" calcext:value-type="float">
            <text:p>2,46E+00</text:p>
          </table:table-cell>
          <table:table-cell table:style-name="ce18" office:value-type="float" office:value="-0.7744979642" calcext:value-type="float">
            <text:p>-7,74E-01</text:p>
          </table:table-cell>
          <table:table-cell table:style-name="ce18" office:value-type="float" office:value="-0.7745030602" calcext:value-type="float">
            <text:p>-7,75E-01</text:p>
          </table:table-cell>
          <table:table-cell table:style-name="ce16" table:formula="of:=[.$D392]-[.$E392]" office:value-type="float" office:value="0.00000509599999998223" calcext:value-type="float">
            <text:p>0,0000051</text:p>
          </table:table-cell>
        </table:table-row>
        <table:table-row table:style-name="ro1">
          <table:table-cell table:style-name="ce17" office:value-type="float" office:value="391" calcext:value-type="float">
            <text:p>391</text:p>
          </table:table-cell>
          <table:table-cell table:style-name="ce17"/>
          <table:table-cell table:style-name="ce18" office:value-type="float" office:value="2.46300864" calcext:value-type="float">
            <text:p>2,46E+00</text:p>
          </table:table-cell>
          <table:table-cell table:style-name="ce18" office:value-type="float" office:value="-0.7784571795" calcext:value-type="float">
            <text:p>-7,78E-01</text:p>
          </table:table-cell>
          <table:table-cell table:style-name="ce18" office:value-type="float" office:value="-0.7784623016" calcext:value-type="float">
            <text:p>-7,78E-01</text:p>
          </table:table-cell>
          <table:table-cell table:style-name="ce16" table:formula="of:=[.$D393]-[.$E393]" office:value-type="float" office:value="0.00000512210000003233" calcext:value-type="float">
            <text:p>0,0000051</text:p>
          </table:table-cell>
        </table:table-row>
        <table:table-row table:style-name="ro1">
          <table:table-cell table:style-name="ce17" office:value-type="float" office:value="392" calcext:value-type="float">
            <text:p>392</text:p>
          </table:table-cell>
          <table:table-cell table:style-name="ce17"/>
          <table:table-cell table:style-name="ce18" office:value-type="float" office:value="2.469291826" calcext:value-type="float">
            <text:p>2,47E+00</text:p>
          </table:table-cell>
          <table:table-cell table:style-name="ce18" office:value-type="float" office:value="-0.7823856627" calcext:value-type="float">
            <text:p>-7,82E-01</text:p>
          </table:table-cell>
          <table:table-cell table:style-name="ce18" office:value-type="float" office:value="-0.7823908106" calcext:value-type="float">
            <text:p>-7,82E-01</text:p>
          </table:table-cell>
          <table:table-cell table:style-name="ce16" table:formula="of:=[.$D394]-[.$E394]" office:value-type="float" office:value="0.0000051479000000576" calcext:value-type="float">
            <text:p>0,0000051</text:p>
          </table:table-cell>
        </table:table-row>
        <table:table-row table:style-name="ro1">
          <table:table-cell table:style-name="ce17" office:value-type="float" office:value="393" calcext:value-type="float">
            <text:p>393</text:p>
          </table:table-cell>
          <table:table-cell table:style-name="ce17"/>
          <table:table-cell table:style-name="ce18" office:value-type="float" office:value="2.475575011" calcext:value-type="float">
            <text:p>2,48E+00</text:p>
          </table:table-cell>
          <table:table-cell table:style-name="ce18" office:value-type="float" office:value="-0.7862832586" calcext:value-type="float">
            <text:p>-7,86E-01</text:p>
          </table:table-cell>
          <table:table-cell table:style-name="ce18" office:value-type="float" office:value="-0.7862884321" calcext:value-type="float">
            <text:p>-7,86E-01</text:p>
          </table:table-cell>
          <table:table-cell table:style-name="ce16" table:formula="of:=[.$D395]-[.$E395]" office:value-type="float" office:value="0.00000517349999995531" calcext:value-type="float">
            <text:p>0,0000052</text:p>
          </table:table-cell>
        </table:table-row>
        <table:table-row table:style-name="ro1">
          <table:table-cell table:style-name="ce17" office:value-type="float" office:value="394" calcext:value-type="float">
            <text:p>394</text:p>
          </table:table-cell>
          <table:table-cell table:style-name="ce17"/>
          <table:table-cell table:style-name="ce18" office:value-type="float" office:value="2.481858196" calcext:value-type="float">
            <text:p>2,48E+00</text:p>
          </table:table-cell>
          <table:table-cell table:style-name="ce18" office:value-type="float" office:value="-0.7901498134" calcext:value-type="float">
            <text:p>-7,90E-01</text:p>
          </table:table-cell>
          <table:table-cell table:style-name="ce18" office:value-type="float" office:value="-0.7901550124" calcext:value-type="float">
            <text:p>-7,90E-01</text:p>
          </table:table-cell>
          <table:table-cell table:style-name="ce16" table:formula="of:=[.$D396]-[.$E396]" office:value-type="float" office:value="0.00000519900000006679" calcext:value-type="float">
            <text:p>0,0000052</text:p>
          </table:table-cell>
        </table:table-row>
        <table:table-row table:style-name="ro1">
          <table:table-cell table:style-name="ce17" office:value-type="float" office:value="395" calcext:value-type="float">
            <text:p>395</text:p>
          </table:table-cell>
          <table:table-cell table:style-name="ce17"/>
          <table:table-cell table:style-name="ce18" office:value-type="float" office:value="2.488141382" calcext:value-type="float">
            <text:p>2,49E+00</text:p>
          </table:table-cell>
          <table:table-cell table:style-name="ce18" office:value-type="float" office:value="-0.7939851744" calcext:value-type="float">
            <text:p>-7,94E-01</text:p>
          </table:table-cell>
          <table:table-cell table:style-name="ce18" office:value-type="float" office:value="-0.7939903986" calcext:value-type="float">
            <text:p>-7,94E-01</text:p>
          </table:table-cell>
          <table:table-cell table:style-name="ce16" table:formula="of:=[.$D397]-[.$E397]" office:value-type="float" office:value="0.0000052241999999314" calcext:value-type="float">
            <text:p>0,0000052</text:p>
          </table:table-cell>
        </table:table-row>
        <table:table-row table:style-name="ro1">
          <table:table-cell table:style-name="ce17" office:value-type="float" office:value="396" calcext:value-type="float">
            <text:p>396</text:p>
          </table:table-cell>
          <table:table-cell table:style-name="ce17"/>
          <table:table-cell table:style-name="ce18" office:value-type="float" office:value="2.494424567" calcext:value-type="float">
            <text:p>2,49E+00</text:p>
          </table:table-cell>
          <table:table-cell table:style-name="ce18" office:value-type="float" office:value="-0.7977891903" calcext:value-type="float">
            <text:p>-7,98E-01</text:p>
          </table:table-cell>
          <table:table-cell table:style-name="ce18" office:value-type="float" office:value="-0.7977944395" calcext:value-type="float">
            <text:p>-7,98E-01</text:p>
          </table:table-cell>
          <table:table-cell table:style-name="ce16" table:formula="of:=[.$D398]-[.$E398]" office:value-type="float" office:value="0.00000524920000000151" calcext:value-type="float">
            <text:p>0,0000052</text:p>
          </table:table-cell>
        </table:table-row>
        <table:table-row table:style-name="ro1">
          <table:table-cell table:style-name="ce17" office:value-type="float" office:value="397" calcext:value-type="float">
            <text:p>397</text:p>
          </table:table-cell>
          <table:table-cell table:style-name="ce17"/>
          <table:table-cell table:style-name="ce18" office:value-type="float" office:value="2.500707752" calcext:value-type="float">
            <text:p>2,50E+00</text:p>
          </table:table-cell>
          <table:table-cell table:style-name="ce18" office:value-type="float" office:value="-0.8015617108" calcext:value-type="float">
            <text:p>-8,02E-01</text:p>
          </table:table-cell>
          <table:table-cell table:style-name="ce18" office:value-type="float" office:value="-0.8015669849" calcext:value-type="float">
            <text:p>-8,02E-01</text:p>
          </table:table-cell>
          <table:table-cell table:style-name="ce16" table:formula="of:=[.$D399]-[.$E399]" office:value-type="float" office:value="0.00000527409999995232" calcext:value-type="float">
            <text:p>0,0000053</text:p>
          </table:table-cell>
        </table:table-row>
        <table:table-row table:style-name="ro1">
          <table:table-cell table:style-name="ce17" office:value-type="float" office:value="398" calcext:value-type="float">
            <text:p>398</text:p>
          </table:table-cell>
          <table:table-cell table:style-name="ce17"/>
          <table:table-cell table:style-name="ce18" office:value-type="float" office:value="2.506990938" calcext:value-type="float">
            <text:p>2,51E+00</text:p>
          </table:table-cell>
          <table:table-cell table:style-name="ce18" office:value-type="float" office:value="-0.805302587" calcext:value-type="float">
            <text:p>-8,05E-01</text:p>
          </table:table-cell>
          <table:table-cell table:style-name="ce18" office:value-type="float" office:value="-0.8053078857" calcext:value-type="float">
            <text:p>-8,05E-01</text:p>
          </table:table-cell>
          <table:table-cell table:style-name="ce16" table:formula="of:=[.$D400]-[.$E400]" office:value-type="float" office:value="0.00000529869999998933" calcext:value-type="float">
            <text:p>0,0000053</text:p>
          </table:table-cell>
        </table:table-row>
        <table:table-row table:style-name="ro1">
          <table:table-cell table:style-name="ce17" office:value-type="float" office:value="399" calcext:value-type="float">
            <text:p>399</text:p>
          </table:table-cell>
          <table:table-cell table:style-name="ce17"/>
          <table:table-cell table:style-name="ce18" office:value-type="float" office:value="2.513274123" calcext:value-type="float">
            <text:p>2,51E+00</text:p>
          </table:table-cell>
          <table:table-cell table:style-name="ce18" office:value-type="float" office:value="-0.8090116713" calcext:value-type="float">
            <text:p>-8,09E-01</text:p>
          </table:table-cell>
          <table:table-cell table:style-name="ce18" office:value-type="float" office:value="-0.8090169944" calcext:value-type="float">
            <text:p>-8,09E-01</text:p>
          </table:table-cell>
          <table:table-cell table:style-name="ce16" table:formula="of:=[.$D401]-[.$E401]" office:value-type="float" office:value="0.0000053231000000098" calcext:value-type="float">
            <text:p>0,0000053</text:p>
          </table:table-cell>
        </table:table-row>
        <table:table-row table:style-name="ro1">
          <table:table-cell table:style-name="ce17" office:value-type="float" office:value="400" calcext:value-type="float">
            <text:p>400</text:p>
          </table:table-cell>
          <table:table-cell table:style-name="ce17"/>
          <table:table-cell table:style-name="ce18" office:value-type="float" office:value="2.519557308" calcext:value-type="float">
            <text:p>2,52E+00</text:p>
          </table:table-cell>
          <table:table-cell table:style-name="ce18" office:value-type="float" office:value="-0.8126888171" calcext:value-type="float">
            <text:p>-8,13E-01</text:p>
          </table:table-cell>
          <table:table-cell table:style-name="ce18" office:value-type="float" office:value="-0.8126941644" calcext:value-type="float">
            <text:p>-8,13E-01</text:p>
          </table:table-cell>
          <table:table-cell table:style-name="ce16" table:formula="of:=[.$D402]-[.$E402]" office:value-type="float" office:value="0.00000534729999990269" calcext:value-type="float">
            <text:p>0,0000053</text:p>
          </table:table-cell>
        </table:table-row>
        <table:table-row table:style-name="ro1">
          <table:table-cell table:style-name="ce17" office:value-type="float" office:value="401" calcext:value-type="float">
            <text:p>401</text:p>
          </table:table-cell>
          <table:table-cell table:style-name="ce17"/>
          <table:table-cell table:style-name="ce18" office:value-type="float" office:value="2.525840493" calcext:value-type="float">
            <text:p>2,53E+00</text:p>
          </table:table-cell>
          <table:table-cell table:style-name="ce18" office:value-type="float" office:value="-0.8163338794" calcext:value-type="float">
            <text:p>-8,16E-01</text:p>
          </table:table-cell>
          <table:table-cell table:style-name="ce18" office:value-type="float" office:value="-0.8163392507" calcext:value-type="float">
            <text:p>-8,16E-01</text:p>
          </table:table-cell>
          <table:table-cell table:style-name="ce16" table:formula="of:=[.$D403]-[.$E403]" office:value-type="float" office:value="0.00000537130000000108" calcext:value-type="float">
            <text:p>0,0000054</text:p>
          </table:table-cell>
        </table:table-row>
        <table:table-row table:style-name="ro1">
          <table:table-cell table:style-name="ce17" office:value-type="float" office:value="402" calcext:value-type="float">
            <text:p>402</text:p>
          </table:table-cell>
          <table:table-cell table:style-name="ce17"/>
          <table:table-cell table:style-name="ce18" office:value-type="float" office:value="2.532123679" calcext:value-type="float">
            <text:p>2,53E+00</text:p>
          </table:table-cell>
          <table:table-cell table:style-name="ce18" office:value-type="float" office:value="-0.8199467143" calcext:value-type="float">
            <text:p>-8,20E-01</text:p>
          </table:table-cell>
          <table:table-cell table:style-name="ce18" office:value-type="float" office:value="-0.8199521093" calcext:value-type="float">
            <text:p>-8,20E-01</text:p>
          </table:table-cell>
          <table:table-cell table:style-name="ce16" table:formula="of:=[.$D404]-[.$E404]" office:value-type="float" office:value="0.00000539500000007465" calcext:value-type="float">
            <text:p>0,0000054</text:p>
          </table:table-cell>
        </table:table-row>
        <table:table-row table:style-name="ro1">
          <table:table-cell table:style-name="ce17" office:value-type="float" office:value="403" calcext:value-type="float">
            <text:p>403</text:p>
          </table:table-cell>
          <table:table-cell table:style-name="ce17"/>
          <table:table-cell table:style-name="ce18" office:value-type="float" office:value="2.538406864" calcext:value-type="float">
            <text:p>2,54E+00</text:p>
          </table:table-cell>
          <table:table-cell table:style-name="ce18" office:value-type="float" office:value="-0.823527179" calcext:value-type="float">
            <text:p>-8,24E-01</text:p>
          </table:table-cell>
          <table:table-cell table:style-name="ce18" office:value-type="float" office:value="-0.8235325976" calcext:value-type="float">
            <text:p>-8,24E-01</text:p>
          </table:table-cell>
          <table:table-cell table:style-name="ce16" table:formula="of:=[.$D405]-[.$E405]" office:value-type="float" office:value="0.00000541860000002892" calcext:value-type="float">
            <text:p>0,0000054</text:p>
          </table:table-cell>
        </table:table-row>
        <table:table-row table:style-name="ro1">
          <table:table-cell table:style-name="ce17" office:value-type="float" office:value="404" calcext:value-type="float">
            <text:p>404</text:p>
          </table:table-cell>
          <table:table-cell table:style-name="ce17"/>
          <table:table-cell table:style-name="ce18" office:value-type="float" office:value="2.544690049" calcext:value-type="float">
            <text:p>2,54E+00</text:p>
          </table:table-cell>
          <table:table-cell table:style-name="ce18" office:value-type="float" office:value="-0.8270751323" calcext:value-type="float">
            <text:p>-8,27E-01</text:p>
          </table:table-cell>
          <table:table-cell table:style-name="ce18" office:value-type="float" office:value="-0.8270805743" calcext:value-type="float">
            <text:p>-8,27E-01</text:p>
          </table:table-cell>
          <table:table-cell table:style-name="ce16" table:formula="of:=[.$D406]-[.$E406]" office:value-type="float" office:value="0.00000544199999996664" calcext:value-type="float">
            <text:p>0,0000054</text:p>
          </table:table-cell>
        </table:table-row>
        <table:table-row table:style-name="ro1">
          <table:table-cell table:style-name="ce17" office:value-type="float" office:value="405" calcext:value-type="float">
            <text:p>405</text:p>
          </table:table-cell>
          <table:table-cell table:style-name="ce17"/>
          <table:table-cell table:style-name="ce18" office:value-type="float" office:value="2.550973235" calcext:value-type="float">
            <text:p>2,55E+00</text:p>
          </table:table-cell>
          <table:table-cell table:style-name="ce18" office:value-type="float" office:value="-0.8305904341" calcext:value-type="float">
            <text:p>-8,31E-01</text:p>
          </table:table-cell>
          <table:table-cell table:style-name="ce18" office:value-type="float" office:value="-0.8305958992" calcext:value-type="float">
            <text:p>-8,31E-01</text:p>
          </table:table-cell>
          <table:table-cell table:style-name="ce16" table:formula="of:=[.$D407]-[.$E407]" office:value-type="float" office:value="0.00000546509999999056" calcext:value-type="float">
            <text:p>0,0000055</text:p>
          </table:table-cell>
        </table:table-row>
        <table:table-row table:style-name="ro1">
          <table:table-cell table:style-name="ce17" office:value-type="float" office:value="406" calcext:value-type="float">
            <text:p>406</text:p>
          </table:table-cell>
          <table:table-cell table:style-name="ce17"/>
          <table:table-cell table:style-name="ce18" office:value-type="float" office:value="2.55725642" calcext:value-type="float">
            <text:p>2,56E+00</text:p>
          </table:table-cell>
          <table:table-cell table:style-name="ce18" office:value-type="float" office:value="-0.8340729456" calcext:value-type="float">
            <text:p>-8,34E-01</text:p>
          </table:table-cell>
          <table:table-cell table:style-name="ce18" office:value-type="float" office:value="-0.8340784336" calcext:value-type="float">
            <text:p>-8,34E-01</text:p>
          </table:table-cell>
          <table:table-cell table:style-name="ce16" table:formula="of:=[.$D408]-[.$E408]" office:value-type="float" office:value="0.00000548799999999794" calcext:value-type="float">
            <text:p>0,0000055</text:p>
          </table:table-cell>
        </table:table-row>
        <table:table-row table:style-name="ro1">
          <table:table-cell table:style-name="ce17" office:value-type="float" office:value="407" calcext:value-type="float">
            <text:p>407</text:p>
          </table:table-cell>
          <table:table-cell table:style-name="ce17"/>
          <table:table-cell table:style-name="ce18" office:value-type="float" office:value="2.563539605" calcext:value-type="float">
            <text:p>2,56E+00</text:p>
          </table:table-cell>
          <table:table-cell table:style-name="ce18" office:value-type="float" office:value="-0.8375225293" calcext:value-type="float">
            <text:p>-8,38E-01</text:p>
          </table:table-cell>
          <table:table-cell table:style-name="ce18" office:value-type="float" office:value="-0.83752804" calcext:value-type="float">
            <text:p>-8,38E-01</text:p>
          </table:table-cell>
          <table:table-cell table:style-name="ce16" table:formula="of:=[.$D409]-[.$E409]" office:value-type="float" office:value="0.00000551069999998877" calcext:value-type="float">
            <text:p>0,0000055</text:p>
          </table:table-cell>
        </table:table-row>
        <table:table-row table:style-name="ro1">
          <table:table-cell table:style-name="ce17" office:value-type="float" office:value="408" calcext:value-type="float">
            <text:p>408</text:p>
          </table:table-cell>
          <table:table-cell table:style-name="ce17"/>
          <table:table-cell table:style-name="ce18" office:value-type="float" office:value="2.569822791" calcext:value-type="float">
            <text:p>2,57E+00</text:p>
          </table:table-cell>
          <table:table-cell table:style-name="ce18" office:value-type="float" office:value="-0.8409390491" calcext:value-type="float">
            <text:p>-8,41E-01</text:p>
          </table:table-cell>
          <table:table-cell table:style-name="ce18" office:value-type="float" office:value="-0.8409445823" calcext:value-type="float">
            <text:p>-8,41E-01</text:p>
          </table:table-cell>
          <table:table-cell table:style-name="ce16" table:formula="of:=[.$D410]-[.$E410]" office:value-type="float" office:value="0.00000553319999996305" calcext:value-type="float">
            <text:p>0,0000055</text:p>
          </table:table-cell>
        </table:table-row>
        <table:table-row table:style-name="ro1">
          <table:table-cell table:style-name="ce17" office:value-type="float" office:value="409" calcext:value-type="float">
            <text:p>409</text:p>
          </table:table-cell>
          <table:table-cell table:style-name="ce17"/>
          <table:table-cell table:style-name="ce18" office:value-type="float" office:value="2.576105976" calcext:value-type="float">
            <text:p>2,58E+00</text:p>
          </table:table-cell>
          <table:table-cell table:style-name="ce18" office:value-type="float" office:value="-0.8443223701" calcext:value-type="float">
            <text:p>-8,44E-01</text:p>
          </table:table-cell>
          <table:table-cell table:style-name="ce18" office:value-type="float" office:value="-0.8443279255" calcext:value-type="float">
            <text:p>-8,44E-01</text:p>
          </table:table-cell>
          <table:table-cell table:style-name="ce16" table:formula="of:=[.$D411]-[.$E411]" office:value-type="float" office:value="0.00000555540000002353" calcext:value-type="float">
            <text:p>0,0000056</text:p>
          </table:table-cell>
        </table:table-row>
        <table:table-row table:style-name="ro1">
          <table:table-cell table:style-name="ce17" office:value-type="float" office:value="410" calcext:value-type="float">
            <text:p>410</text:p>
          </table:table-cell>
          <table:table-cell table:style-name="ce17"/>
          <table:table-cell table:style-name="ce18" office:value-type="float" office:value="2.582389161" calcext:value-type="float">
            <text:p>2,58E+00</text:p>
          </table:table-cell>
          <table:table-cell table:style-name="ce18" office:value-type="float" office:value="-0.8476723586" calcext:value-type="float">
            <text:p>-8,48E-01</text:p>
          </table:table-cell>
          <table:table-cell table:style-name="ce18" office:value-type="float" office:value="-0.8476779361" calcext:value-type="float">
            <text:p>-8,48E-01</text:p>
          </table:table-cell>
          <table:table-cell table:style-name="ce16" table:formula="of:=[.$D412]-[.$E412]" office:value-type="float" office:value="0.00000557750000007573" calcext:value-type="float">
            <text:p>0,0000056</text:p>
          </table:table-cell>
        </table:table-row>
        <table:table-row table:style-name="ro1">
          <table:table-cell table:style-name="ce17" office:value-type="float" office:value="411" calcext:value-type="float">
            <text:p>411</text:p>
          </table:table-cell>
          <table:table-cell table:style-name="ce17"/>
          <table:table-cell table:style-name="ce18" office:value-type="float" office:value="2.588672347" calcext:value-type="float">
            <text:p>2,59E+00</text:p>
          </table:table-cell>
          <table:table-cell table:style-name="ce18" office:value-type="float" office:value="-0.8509888825" calcext:value-type="float">
            <text:p>-8,51E-01</text:p>
          </table:table-cell>
          <table:table-cell table:style-name="ce18" office:value-type="float" office:value="-0.8509944818" calcext:value-type="float">
            <text:p>-8,51E-01</text:p>
          </table:table-cell>
          <table:table-cell table:style-name="ce16" table:formula="of:=[.$D413]-[.$E413]" office:value-type="float" office:value="0.00000559929999999209" calcext:value-type="float">
            <text:p>0,0000056</text:p>
          </table:table-cell>
        </table:table-row>
        <table:table-row table:style-name="ro1">
          <table:table-cell table:style-name="ce17" office:value-type="float" office:value="412" calcext:value-type="float">
            <text:p>412</text:p>
          </table:table-cell>
          <table:table-cell table:style-name="ce17"/>
          <table:table-cell table:style-name="ce18" office:value-type="float" office:value="2.594955532" calcext:value-type="float">
            <text:p>2,59E+00</text:p>
          </table:table-cell>
          <table:table-cell table:style-name="ce18" office:value-type="float" office:value="-0.8542718108" calcext:value-type="float">
            <text:p>-8,54E-01</text:p>
          </table:table-cell>
          <table:table-cell table:style-name="ce18" office:value-type="float" office:value="-0.8542774317" calcext:value-type="float">
            <text:p>-8,54E-01</text:p>
          </table:table-cell>
          <table:table-cell table:style-name="ce16" table:formula="of:=[.$D414]-[.$E414]" office:value-type="float" office:value="0.00000562090000000293" calcext:value-type="float">
            <text:p>0,0000056</text:p>
          </table:table-cell>
        </table:table-row>
        <table:table-row table:style-name="ro1">
          <table:table-cell table:style-name="ce17" office:value-type="float" office:value="413" calcext:value-type="float">
            <text:p>413</text:p>
          </table:table-cell>
          <table:table-cell table:style-name="ce17"/>
          <table:table-cell table:style-name="ce18" office:value-type="float" office:value="2.601238717" calcext:value-type="float">
            <text:p>2,60E+00</text:p>
          </table:table-cell>
          <table:table-cell table:style-name="ce18" office:value-type="float" office:value="-0.8575210139" calcext:value-type="float">
            <text:p>-8,58E-01</text:p>
          </table:table-cell>
          <table:table-cell table:style-name="ce18" office:value-type="float" office:value="-0.8575266562" calcext:value-type="float">
            <text:p>-8,58E-01</text:p>
          </table:table-cell>
          <table:table-cell table:style-name="ce16" table:formula="of:=[.$D415]-[.$E415]" office:value-type="float" office:value="0.00000564229999999721" calcext:value-type="float">
            <text:p>0,0000056</text:p>
          </table:table-cell>
        </table:table-row>
        <table:table-row table:style-name="ro1">
          <table:table-cell table:style-name="ce17" office:value-type="float" office:value="414" calcext:value-type="float">
            <text:p>414</text:p>
          </table:table-cell>
          <table:table-cell table:style-name="ce17"/>
          <table:table-cell table:style-name="ce18" office:value-type="float" office:value="2.607521902" calcext:value-type="float">
            <text:p>2,61E+00</text:p>
          </table:table-cell>
          <table:table-cell table:style-name="ce18" office:value-type="float" office:value="-0.8607363636" calcext:value-type="float">
            <text:p>-8,61E-01</text:p>
          </table:table-cell>
          <table:table-cell table:style-name="ce18" office:value-type="float" office:value="-0.860742027" calcext:value-type="float">
            <text:p>-8,61E-01</text:p>
          </table:table-cell>
          <table:table-cell table:style-name="ce16" table:formula="of:=[.$D416]-[.$E416]" office:value-type="float" office:value="0.00000566339999996668" calcext:value-type="float">
            <text:p>0,0000057</text:p>
          </table:table-cell>
        </table:table-row>
        <table:table-row table:style-name="ro1">
          <table:table-cell table:style-name="ce17" office:value-type="float" office:value="415" calcext:value-type="float">
            <text:p>415</text:p>
          </table:table-cell>
          <table:table-cell table:style-name="ce17"/>
          <table:table-cell table:style-name="ce18" office:value-type="float" office:value="2.613805088" calcext:value-type="float">
            <text:p>2,61E+00</text:p>
          </table:table-cell>
          <table:table-cell table:style-name="ce18" office:value-type="float" office:value="-0.8639177328" calcext:value-type="float">
            <text:p>-8,64E-01</text:p>
          </table:table-cell>
          <table:table-cell table:style-name="ce18" office:value-type="float" office:value="-0.8639234172" calcext:value-type="float">
            <text:p>-8,64E-01</text:p>
          </table:table-cell>
          <table:table-cell table:style-name="ce16" table:formula="of:=[.$D417]-[.$E417]" office:value-type="float" office:value="0.00000568439999992787" calcext:value-type="float">
            <text:p>0,0000057</text:p>
          </table:table-cell>
        </table:table-row>
        <table:table-row table:style-name="ro1">
          <table:table-cell table:style-name="ce17" office:value-type="float" office:value="416" calcext:value-type="float">
            <text:p>416</text:p>
          </table:table-cell>
          <table:table-cell table:style-name="ce17"/>
          <table:table-cell table:style-name="ce18" office:value-type="float" office:value="2.620088273" calcext:value-type="float">
            <text:p>2,62E+00</text:p>
          </table:table-cell>
          <table:table-cell table:style-name="ce18" office:value-type="float" office:value="-0.8670649961" calcext:value-type="float">
            <text:p>-8,67E-01</text:p>
          </table:table-cell>
          <table:table-cell table:style-name="ce18" office:value-type="float" office:value="-0.8670707012" calcext:value-type="float">
            <text:p>-8,67E-01</text:p>
          </table:table-cell>
          <table:table-cell table:style-name="ce16" table:formula="of:=[.$D418]-[.$E418]" office:value-type="float" office:value="0.00000570510000008628" calcext:value-type="float">
            <text:p>0,0000057</text:p>
          </table:table-cell>
        </table:table-row>
        <table:table-row table:style-name="ro1">
          <table:table-cell table:style-name="ce17" office:value-type="float" office:value="417" calcext:value-type="float">
            <text:p>417</text:p>
          </table:table-cell>
          <table:table-cell table:style-name="ce17"/>
          <table:table-cell table:style-name="ce18" office:value-type="float" office:value="2.626371458" calcext:value-type="float">
            <text:p>2,63E+00</text:p>
          </table:table-cell>
          <table:table-cell table:style-name="ce18" office:value-type="float" office:value="-0.8701780291" calcext:value-type="float">
            <text:p>-8,70E-01</text:p>
          </table:table-cell>
          <table:table-cell table:style-name="ce18" office:value-type="float" office:value="-0.8701837547" calcext:value-type="float">
            <text:p>-8,70E-01</text:p>
          </table:table-cell>
          <table:table-cell table:style-name="ce16" table:formula="of:=[.$D419]-[.$E419]" office:value-type="float" office:value="0.00000572559999989508" calcext:value-type="float">
            <text:p>0,0000057</text:p>
          </table:table-cell>
        </table:table-row>
        <table:table-row table:style-name="ro1">
          <table:table-cell table:style-name="ce17" office:value-type="float" office:value="418" calcext:value-type="float">
            <text:p>418</text:p>
          </table:table-cell>
          <table:table-cell table:style-name="ce17"/>
          <table:table-cell table:style-name="ce18" office:value-type="float" office:value="2.632654644" calcext:value-type="float">
            <text:p>2,63E+00</text:p>
          </table:table-cell>
          <table:table-cell table:style-name="ce18" office:value-type="float" office:value="-0.873256709" calcext:value-type="float">
            <text:p>-8,73E-01</text:p>
          </table:table-cell>
          <table:table-cell table:style-name="ce18" office:value-type="float" office:value="-0.8732624548" calcext:value-type="float">
            <text:p>-8,73E-01</text:p>
          </table:table-cell>
          <table:table-cell table:style-name="ce16" table:formula="of:=[.$D420]-[.$E420]" office:value-type="float" office:value="0.0000057457999999011" calcext:value-type="float">
            <text:p>0,0000057</text:p>
          </table:table-cell>
        </table:table-row>
        <table:table-row table:style-name="ro1">
          <table:table-cell table:style-name="ce17" office:value-type="float" office:value="419" calcext:value-type="float">
            <text:p>419</text:p>
          </table:table-cell>
          <table:table-cell table:style-name="ce17"/>
          <table:table-cell table:style-name="ce18" office:value-type="float" office:value="2.638937829" calcext:value-type="float">
            <text:p>2,64E+00</text:p>
          </table:table-cell>
          <table:table-cell table:style-name="ce18" office:value-type="float" office:value="-0.8763009142" calcext:value-type="float">
            <text:p>-8,76E-01</text:p>
          </table:table-cell>
          <table:table-cell table:style-name="ce18" office:value-type="float" office:value="-0.87630668" calcext:value-type="float">
            <text:p>-8,76E-01</text:p>
          </table:table-cell>
          <table:table-cell table:style-name="ce16" table:formula="of:=[.$D421]-[.$E421]" office:value-type="float" office:value="0.0000057658000000016" calcext:value-type="float">
            <text:p>0,0000058</text:p>
          </table:table-cell>
        </table:table-row>
        <table:table-row table:style-name="ro1">
          <table:table-cell table:style-name="ce17" office:value-type="float" office:value="420" calcext:value-type="float">
            <text:p>420</text:p>
          </table:table-cell>
          <table:table-cell table:style-name="ce17"/>
          <table:table-cell table:style-name="ce18" office:value-type="float" office:value="2.645221014" calcext:value-type="float">
            <text:p>2,65E+00</text:p>
          </table:table-cell>
          <table:table-cell table:style-name="ce18" office:value-type="float" office:value="-0.8793105245" calcext:value-type="float">
            <text:p>-8,79E-01</text:p>
          </table:table-cell>
          <table:table-cell table:style-name="ce18" office:value-type="float" office:value="-0.8793163102" calcext:value-type="float">
            <text:p>-8,79E-01</text:p>
          </table:table-cell>
          <table:table-cell table:style-name="ce16" table:formula="of:=[.$D422]-[.$E422]" office:value-type="float" office:value="0.0000057856999999828" calcext:value-type="float">
            <text:p>0,0000058</text:p>
          </table:table-cell>
        </table:table-row>
        <table:table-row table:style-name="ro1">
          <table:table-cell table:style-name="ce17" office:value-type="float" office:value="421" calcext:value-type="float">
            <text:p>421</text:p>
          </table:table-cell>
          <table:table-cell table:style-name="ce17"/>
          <table:table-cell table:style-name="ce18" office:value-type="float" office:value="2.6515042" calcext:value-type="float">
            <text:p>2,65E+00</text:p>
          </table:table-cell>
          <table:table-cell table:style-name="ce18" office:value-type="float" office:value="-0.8822854212" calcext:value-type="float">
            <text:p>-8,82E-01</text:p>
          </table:table-cell>
          <table:table-cell table:style-name="ce18" office:value-type="float" office:value="-0.8822912264" calcext:value-type="float">
            <text:p>-8,82E-01</text:p>
          </table:table-cell>
          <table:table-cell table:style-name="ce16" table:formula="of:=[.$D423]-[.$E423]" office:value-type="float" office:value="0.0000058051999999309" calcext:value-type="float">
            <text:p>0,0000058</text:p>
          </table:table-cell>
        </table:table-row>
        <table:table-row table:style-name="ro1">
          <table:table-cell table:style-name="ce17" office:value-type="float" office:value="422" calcext:value-type="float">
            <text:p>422</text:p>
          </table:table-cell>
          <table:table-cell table:style-name="ce17"/>
          <table:table-cell table:style-name="ce18" office:value-type="float" office:value="2.657787385" calcext:value-type="float">
            <text:p>2,66E+00</text:p>
          </table:table-cell>
          <table:table-cell table:style-name="ce18" office:value-type="float" office:value="-0.8852254868" calcext:value-type="float">
            <text:p>-8,85E-01</text:p>
          </table:table-cell>
          <table:table-cell table:style-name="ce18" office:value-type="float" office:value="-0.8852313113" calcext:value-type="float">
            <text:p>-8,85E-01</text:p>
          </table:table-cell>
          <table:table-cell table:style-name="ce16" table:formula="of:=[.$D424]-[.$E424]" office:value-type="float" office:value="0.00000582449999997348" calcext:value-type="float">
            <text:p>0,0000058</text:p>
          </table:table-cell>
        </table:table-row>
        <table:table-row table:style-name="ro1">
          <table:table-cell table:style-name="ce17" office:value-type="float" office:value="423" calcext:value-type="float">
            <text:p>423</text:p>
          </table:table-cell>
          <table:table-cell table:style-name="ce17"/>
          <table:table-cell table:style-name="ce18" office:value-type="float" office:value="2.66407057" calcext:value-type="float">
            <text:p>2,66E+00</text:p>
          </table:table-cell>
          <table:table-cell table:style-name="ce18" office:value-type="float" office:value="-0.8881306051" calcext:value-type="float">
            <text:p>-8,88E-01</text:p>
          </table:table-cell>
          <table:table-cell table:style-name="ce18" office:value-type="float" office:value="-0.8881364488" calcext:value-type="float">
            <text:p>-8,88E-01</text:p>
          </table:table-cell>
          <table:table-cell table:style-name="ce16" table:formula="of:=[.$D425]-[.$E425]" office:value-type="float" office:value="0.00000584369999989676" calcext:value-type="float">
            <text:p>0,0000058</text:p>
          </table:table-cell>
        </table:table-row>
        <table:table-row table:style-name="ro1">
          <table:table-cell table:style-name="ce17" office:value-type="float" office:value="424" calcext:value-type="float">
            <text:p>424</text:p>
          </table:table-cell>
          <table:table-cell table:style-name="ce17"/>
          <table:table-cell table:style-name="ce18" office:value-type="float" office:value="2.670353756" calcext:value-type="float">
            <text:p>2,67E+00</text:p>
          </table:table-cell>
          <table:table-cell table:style-name="ce18" office:value-type="float" office:value="-0.8910006616" calcext:value-type="float">
            <text:p>-8,91E-01</text:p>
          </table:table-cell>
          <table:table-cell table:style-name="ce18" office:value-type="float" office:value="-0.8910065242" calcext:value-type="float">
            <text:p>-8,91E-01</text:p>
          </table:table-cell>
          <table:table-cell table:style-name="ce16" table:formula="of:=[.$D426]-[.$E426]" office:value-type="float" office:value="0.00000586260000001726" calcext:value-type="float">
            <text:p>0,0000059</text:p>
          </table:table-cell>
        </table:table-row>
        <table:table-row table:style-name="ro1">
          <table:table-cell table:style-name="ce17" office:value-type="float" office:value="425" calcext:value-type="float">
            <text:p>425</text:p>
          </table:table-cell>
          <table:table-cell table:style-name="ce17"/>
          <table:table-cell table:style-name="ce18" office:value-type="float" office:value="2.676636941" calcext:value-type="float">
            <text:p>2,68E+00</text:p>
          </table:table-cell>
          <table:table-cell table:style-name="ce18" office:value-type="float" office:value="-0.8938355429" calcext:value-type="float">
            <text:p>-8,94E-01</text:p>
          </table:table-cell>
          <table:table-cell table:style-name="ce18" office:value-type="float" office:value="-0.8938414242" calcext:value-type="float">
            <text:p>-8,94E-01</text:p>
          </table:table-cell>
          <table:table-cell table:style-name="ce16" table:formula="of:=[.$D427]-[.$E427]" office:value-type="float" office:value="0.00000588130000001019" calcext:value-type="float">
            <text:p>0,0000059</text:p>
          </table:table-cell>
        </table:table-row>
        <table:table-row table:style-name="ro1">
          <table:table-cell table:style-name="ce17" office:value-type="float" office:value="426" calcext:value-type="float">
            <text:p>426</text:p>
          </table:table-cell>
          <table:table-cell table:style-name="ce17"/>
          <table:table-cell table:style-name="ce18" office:value-type="float" office:value="2.682920126" calcext:value-type="float">
            <text:p>2,68E+00</text:p>
          </table:table-cell>
          <table:table-cell table:style-name="ce18" office:value-type="float" office:value="-0.8966351371" calcext:value-type="float">
            <text:p>-8,97E-01</text:p>
          </table:table-cell>
          <table:table-cell table:style-name="ce18" office:value-type="float" office:value="-0.8966410368" calcext:value-type="float">
            <text:p>-8,97E-01</text:p>
          </table:table-cell>
          <table:table-cell table:style-name="ce16" table:formula="of:=[.$D428]-[.$E428]" office:value-type="float" office:value="0.00000589970000008933" calcext:value-type="float">
            <text:p>0,0000059</text:p>
          </table:table-cell>
        </table:table-row>
        <table:table-row table:style-name="ro1">
          <table:table-cell table:style-name="ce17" office:value-type="float" office:value="427" calcext:value-type="float">
            <text:p>427</text:p>
          </table:table-cell>
          <table:table-cell table:style-name="ce17"/>
          <table:table-cell table:style-name="ce18" office:value-type="float" office:value="2.689203311" calcext:value-type="float">
            <text:p>2,69E+00</text:p>
          </table:table-cell>
          <table:table-cell table:style-name="ce18" office:value-type="float" office:value="-0.8993993337" calcext:value-type="float">
            <text:p>-8,99E-01</text:p>
          </table:table-cell>
          <table:table-cell table:style-name="ce18" office:value-type="float" office:value="-0.8994052516" calcext:value-type="float">
            <text:p>-8,99E-01</text:p>
          </table:table-cell>
          <table:table-cell table:style-name="ce16" table:formula="of:=[.$D429]-[.$E429]" office:value-type="float" office:value="0.00000591790000004089" calcext:value-type="float">
            <text:p>0,0000059</text:p>
          </table:table-cell>
        </table:table-row>
        <table:table-row table:style-name="ro1">
          <table:table-cell table:style-name="ce17" office:value-type="float" office:value="428" calcext:value-type="float">
            <text:p>428</text:p>
          </table:table-cell>
          <table:table-cell table:style-name="ce17"/>
          <table:table-cell table:style-name="ce18" office:value-type="float" office:value="2.695486497" calcext:value-type="float">
            <text:p>2,70E+00</text:p>
          </table:table-cell>
          <table:table-cell table:style-name="ce18" office:value-type="float" office:value="-0.9021280236" calcext:value-type="float">
            <text:p>-9,02E-01</text:p>
          </table:table-cell>
          <table:table-cell table:style-name="ce18" office:value-type="float" office:value="-0.9021339594" calcext:value-type="float">
            <text:p>-9,02E-01</text:p>
          </table:table-cell>
          <table:table-cell table:style-name="ce16" table:formula="of:=[.$D430]-[.$E430]" office:value-type="float" office:value="0.00000593580000007865" calcext:value-type="float">
            <text:p>0,0000059</text:p>
          </table:table-cell>
        </table:table-row>
        <table:table-row table:style-name="ro1">
          <table:table-cell table:style-name="ce17" office:value-type="float" office:value="429" calcext:value-type="float">
            <text:p>429</text:p>
          </table:table-cell>
          <table:table-cell table:style-name="ce17"/>
          <table:table-cell table:style-name="ce18" office:value-type="float" office:value="2.701769682" calcext:value-type="float">
            <text:p>2,70E+00</text:p>
          </table:table-cell>
          <table:table-cell table:style-name="ce18" office:value-type="float" office:value="-0.904821099" calcext:value-type="float">
            <text:p>-9,05E-01</text:p>
          </table:table-cell>
          <table:table-cell table:style-name="ce18" office:value-type="float" office:value="-0.9048270525" calcext:value-type="float">
            <text:p>-9,05E-01</text:p>
          </table:table-cell>
          <table:table-cell table:style-name="ce16" table:formula="of:=[.$D431]-[.$E431]" office:value-type="float" office:value="0.00000595349999998884" calcext:value-type="float">
            <text:p>0,0000060</text:p>
          </table:table-cell>
        </table:table-row>
        <table:table-row table:style-name="ro1">
          <table:table-cell table:style-name="ce17" office:value-type="float" office:value="430" calcext:value-type="float">
            <text:p>430</text:p>
          </table:table-cell>
          <table:table-cell table:style-name="ce17"/>
          <table:table-cell table:style-name="ce18" office:value-type="float" office:value="2.708052867" calcext:value-type="float">
            <text:p>2,71E+00</text:p>
          </table:table-cell>
          <table:table-cell table:style-name="ce18" office:value-type="float" office:value="-0.9074784535" calcext:value-type="float">
            <text:p>-9,07E-01</text:p>
          </table:table-cell>
          <table:table-cell table:style-name="ce18" office:value-type="float" office:value="-0.9074844245" calcext:value-type="float">
            <text:p>-9,07E-01</text:p>
          </table:table-cell>
          <table:table-cell table:style-name="ce16" table:formula="of:=[.$D432]-[.$E432]" office:value-type="float" office:value="0.00000597099999999351" calcext:value-type="float">
            <text:p>0,0000060</text:p>
          </table:table-cell>
        </table:table-row>
        <table:table-row table:style-name="ro1">
          <table:table-cell table:style-name="ce17" office:value-type="float" office:value="431" calcext:value-type="float">
            <text:p>431</text:p>
          </table:table-cell>
          <table:table-cell table:style-name="ce17"/>
          <table:table-cell table:style-name="ce18" office:value-type="float" office:value="2.714336053" calcext:value-type="float">
            <text:p>2,71E+00</text:p>
          </table:table-cell>
          <table:table-cell table:style-name="ce18" office:value-type="float" office:value="-0.9100999824" calcext:value-type="float">
            <text:p>-9,10E-01</text:p>
          </table:table-cell>
          <table:table-cell table:style-name="ce18" office:value-type="float" office:value="-0.9101059707" calcext:value-type="float">
            <text:p>-9,10E-01</text:p>
          </table:table-cell>
          <table:table-cell table:style-name="ce16" table:formula="of:=[.$D433]-[.$E433]" office:value-type="float" office:value="0.00000598829999998163" calcext:value-type="float">
            <text:p>0,0000060</text:p>
          </table:table-cell>
        </table:table-row>
        <table:table-row table:style-name="ro1">
          <table:table-cell table:style-name="ce17" office:value-type="float" office:value="432" calcext:value-type="float">
            <text:p>432</text:p>
          </table:table-cell>
          <table:table-cell table:style-name="ce17"/>
          <table:table-cell table:style-name="ce18" office:value-type="float" office:value="2.720619238" calcext:value-type="float">
            <text:p>2,72E+00</text:p>
          </table:table-cell>
          <table:table-cell table:style-name="ce18" office:value-type="float" office:value="-0.9126855821" calcext:value-type="float">
            <text:p>-9,13E-01</text:p>
          </table:table-cell>
          <table:table-cell table:style-name="ce18" office:value-type="float" office:value="-0.9126915874" calcext:value-type="float">
            <text:p>-9,13E-01</text:p>
          </table:table-cell>
          <table:table-cell table:style-name="ce16" table:formula="of:=[.$D434]-[.$E434]" office:value-type="float" office:value="0.00000600529999994492" calcext:value-type="float">
            <text:p>0,0000060</text:p>
          </table:table-cell>
        </table:table-row>
        <table:table-row table:style-name="ro1">
          <table:table-cell table:style-name="ce17" office:value-type="float" office:value="433" calcext:value-type="float">
            <text:p>433</text:p>
          </table:table-cell>
          <table:table-cell table:style-name="ce17"/>
          <table:table-cell table:style-name="ce18" office:value-type="float" office:value="2.726902423" calcext:value-type="float">
            <text:p>2,73E+00</text:p>
          </table:table-cell>
          <table:table-cell table:style-name="ce18" office:value-type="float" office:value="-0.9152351506" calcext:value-type="float">
            <text:p>-9,15E-01</text:p>
          </table:table-cell>
          <table:table-cell table:style-name="ce18" office:value-type="float" office:value="-0.9152411726" calcext:value-type="float">
            <text:p>-9,15E-01</text:p>
          </table:table-cell>
          <table:table-cell table:style-name="ce16" table:formula="of:=[.$D435]-[.$E435]" office:value-type="float" office:value="0.00000602199999999442" calcext:value-type="float">
            <text:p>0,0000060</text:p>
          </table:table-cell>
        </table:table-row>
        <table:table-row table:style-name="ro1">
          <table:table-cell table:style-name="ce17" office:value-type="float" office:value="434" calcext:value-type="float">
            <text:p>434</text:p>
          </table:table-cell>
          <table:table-cell table:style-name="ce17"/>
          <table:table-cell table:style-name="ce18" office:value-type="float" office:value="2.733185609" calcext:value-type="float">
            <text:p>2,73E+00</text:p>
          </table:table-cell>
          <table:table-cell table:style-name="ce18" office:value-type="float" office:value="-0.9177485871" calcext:value-type="float">
            <text:p>-9,18E-01</text:p>
          </table:table-cell>
          <table:table-cell table:style-name="ce18" office:value-type="float" office:value="-0.9177546257" calcext:value-type="float">
            <text:p>-9,18E-01</text:p>
          </table:table-cell>
          <table:table-cell table:style-name="ce16" table:formula="of:=[.$D436]-[.$E436]" office:value-type="float" office:value="0.00000603859999992462" calcext:value-type="float">
            <text:p>0,0000060</text:p>
          </table:table-cell>
        </table:table-row>
        <table:table-row table:style-name="ro1">
          <table:table-cell table:style-name="ce17" office:value-type="float" office:value="435" calcext:value-type="float">
            <text:p>435</text:p>
          </table:table-cell>
          <table:table-cell table:style-name="ce17"/>
          <table:table-cell table:style-name="ce18" office:value-type="float" office:value="2.739468794" calcext:value-type="float">
            <text:p>2,74E+00</text:p>
          </table:table-cell>
          <table:table-cell table:style-name="ce18" office:value-type="float" office:value="-0.9202257925" calcext:value-type="float">
            <text:p>-9,20E-01</text:p>
          </table:table-cell>
          <table:table-cell table:style-name="ce18" office:value-type="float" office:value="-0.9202318474" calcext:value-type="float">
            <text:p>-9,20E-01</text:p>
          </table:table-cell>
          <table:table-cell table:style-name="ce16" table:formula="of:=[.$D437]-[.$E437]" office:value-type="float" office:value="0.00000605490000005204" calcext:value-type="float">
            <text:p>0,0000061</text:p>
          </table:table-cell>
        </table:table-row>
        <table:table-row table:style-name="ro1">
          <table:table-cell table:style-name="ce17" office:value-type="float" office:value="436" calcext:value-type="float">
            <text:p>436</text:p>
          </table:table-cell>
          <table:table-cell table:style-name="ce17"/>
          <table:table-cell table:style-name="ce18" office:value-type="float" office:value="2.745751979" calcext:value-type="float">
            <text:p>2,75E+00</text:p>
          </table:table-cell>
          <table:table-cell table:style-name="ce18" office:value-type="float" office:value="-0.9226666689" calcext:value-type="float">
            <text:p>-9,23E-01</text:p>
          </table:table-cell>
          <table:table-cell table:style-name="ce18" office:value-type="float" office:value="-0.9226727399" calcext:value-type="float">
            <text:p>-9,23E-01</text:p>
          </table:table-cell>
          <table:table-cell table:style-name="ce16" table:formula="of:=[.$D438]-[.$E438]" office:value-type="float" office:value="0.00000607099999994087" calcext:value-type="float">
            <text:p>0,0000061</text:p>
          </table:table-cell>
        </table:table-row>
        <table:table-row table:style-name="ro1">
          <table:table-cell table:style-name="ce17" office:value-type="float" office:value="437" calcext:value-type="float">
            <text:p>437</text:p>
          </table:table-cell>
          <table:table-cell table:style-name="ce17"/>
          <table:table-cell table:style-name="ce18" office:value-type="float" office:value="2.752035165" calcext:value-type="float">
            <text:p>2,75E+00</text:p>
          </table:table-cell>
          <table:table-cell table:style-name="ce18" office:value-type="float" office:value="-0.9250711201" calcext:value-type="float">
            <text:p>-9,25E-01</text:p>
          </table:table-cell>
          <table:table-cell table:style-name="ce18" office:value-type="float" office:value="-0.9250772068" calcext:value-type="float">
            <text:p>-9,25E-01</text:p>
          </table:table-cell>
          <table:table-cell table:style-name="ce16" table:formula="of:=[.$D439]-[.$E439]" office:value-type="float" office:value="0.00000608670000001865" calcext:value-type="float">
            <text:p>0,0000061</text:p>
          </table:table-cell>
        </table:table-row>
        <table:table-row table:style-name="ro1">
          <table:table-cell table:style-name="ce17" office:value-type="float" office:value="438" calcext:value-type="float">
            <text:p>438</text:p>
          </table:table-cell>
          <table:table-cell table:style-name="ce17"/>
          <table:table-cell table:style-name="ce18" office:value-type="float" office:value="2.75831835" calcext:value-type="float">
            <text:p>2,76E+00</text:p>
          </table:table-cell>
          <table:table-cell table:style-name="ce18" office:value-type="float" office:value="-0.927439051" calcext:value-type="float">
            <text:p>-9,27E-01</text:p>
          </table:table-cell>
          <table:table-cell table:style-name="ce18" office:value-type="float" office:value="-0.9274451533" calcext:value-type="float">
            <text:p>-9,27E-01</text:p>
          </table:table-cell>
          <table:table-cell table:style-name="ce16" table:formula="of:=[.$D440]-[.$E440]" office:value-type="float" office:value="0.00000610229999997713" calcext:value-type="float">
            <text:p>0,0000061</text:p>
          </table:table-cell>
        </table:table-row>
        <table:table-row table:style-name="ro1">
          <table:table-cell table:style-name="ce17" office:value-type="float" office:value="439" calcext:value-type="float">
            <text:p>439</text:p>
          </table:table-cell>
          <table:table-cell table:style-name="ce17"/>
          <table:table-cell table:style-name="ce18" office:value-type="float" office:value="2.764601535" calcext:value-type="float">
            <text:p>2,76E+00</text:p>
          </table:table-cell>
          <table:table-cell table:style-name="ce18" office:value-type="float" office:value="-0.9297703682" calcext:value-type="float">
            <text:p>-9,30E-01</text:p>
          </table:table-cell>
          <table:table-cell table:style-name="ce18" office:value-type="float" office:value="-0.9297764859" calcext:value-type="float">
            <text:p>-9,30E-01</text:p>
          </table:table-cell>
          <table:table-cell table:style-name="ce16" table:formula="of:=[.$D441]-[.$E441]" office:value-type="float" office:value="0.00000611770000003009" calcext:value-type="float">
            <text:p>0,0000061</text:p>
          </table:table-cell>
        </table:table-row>
        <table:table-row table:style-name="ro1">
          <table:table-cell table:style-name="ce17" office:value-type="float" office:value="440" calcext:value-type="float">
            <text:p>440</text:p>
          </table:table-cell>
          <table:table-cell table:style-name="ce17"/>
          <table:table-cell table:style-name="ce18" office:value-type="float" office:value="2.77088472" calcext:value-type="float">
            <text:p>2,77E+00</text:p>
          </table:table-cell>
          <table:table-cell table:style-name="ce18" office:value-type="float" office:value="-0.9320649797" calcext:value-type="float">
            <text:p>-9,32E-01</text:p>
          </table:table-cell>
          <table:table-cell table:style-name="ce18" office:value-type="float" office:value="-0.9320711125" calcext:value-type="float">
            <text:p>-9,32E-01</text:p>
          </table:table-cell>
          <table:table-cell table:style-name="ce16" table:formula="of:=[.$D442]-[.$E442]" office:value-type="float" office:value="0.00000613280000005823" calcext:value-type="float">
            <text:p>0,0000061</text:p>
          </table:table-cell>
        </table:table-row>
        <table:table-row table:style-name="ro1">
          <table:table-cell table:style-name="ce17" office:value-type="float" office:value="441" calcext:value-type="float">
            <text:p>441</text:p>
          </table:table-cell>
          <table:table-cell table:style-name="ce17"/>
          <table:table-cell table:style-name="ce18" office:value-type="float" office:value="2.777167906" calcext:value-type="float">
            <text:p>2,78E+00</text:p>
          </table:table-cell>
          <table:table-cell table:style-name="ce18" office:value-type="float" office:value="-0.9343227948" calcext:value-type="float">
            <text:p>-9,34E-01</text:p>
          </table:table-cell>
          <table:table-cell table:style-name="ce18" office:value-type="float" office:value="-0.9343289425" calcext:value-type="float">
            <text:p>-9,34E-01</text:p>
          </table:table-cell>
          <table:table-cell table:style-name="ce16" table:formula="of:=[.$D443]-[.$E443]" office:value-type="float" office:value="0.00000614769999995879" calcext:value-type="float">
            <text:p>0,0000061</text:p>
          </table:table-cell>
        </table:table-row>
        <table:table-row table:style-name="ro1">
          <table:table-cell table:style-name="ce17" office:value-type="float" office:value="442" calcext:value-type="float">
            <text:p>442</text:p>
          </table:table-cell>
          <table:table-cell table:style-name="ce17"/>
          <table:table-cell table:style-name="ce18" office:value-type="float" office:value="2.783451091" calcext:value-type="float">
            <text:p>2,78E+00</text:p>
          </table:table-cell>
          <table:table-cell table:style-name="ce18" office:value-type="float" office:value="-0.9365437245" calcext:value-type="float">
            <text:p>-9,37E-01</text:p>
          </table:table-cell>
          <table:table-cell table:style-name="ce18" office:value-type="float" office:value="-0.9365498867" calcext:value-type="float">
            <text:p>-9,37E-01</text:p>
          </table:table-cell>
          <table:table-cell table:style-name="ce16" table:formula="of:=[.$D444]-[.$E444]" office:value-type="float" office:value="0.0000061622000000483" calcext:value-type="float">
            <text:p>0,0000062</text:p>
          </table:table-cell>
        </table:table-row>
        <table:table-row table:style-name="ro1">
          <table:table-cell table:style-name="ce17" office:value-type="float" office:value="443" calcext:value-type="float">
            <text:p>443</text:p>
          </table:table-cell>
          <table:table-cell table:style-name="ce17"/>
          <table:table-cell table:style-name="ce18" office:value-type="float" office:value="2.789734276" calcext:value-type="float">
            <text:p>2,79E+00</text:p>
          </table:table-cell>
          <table:table-cell table:style-name="ce18" office:value-type="float" office:value="-0.938727681" calcext:value-type="float">
            <text:p>-9,39E-01</text:p>
          </table:table-cell>
          <table:table-cell table:style-name="ce18" office:value-type="float" office:value="-0.9387338577" calcext:value-type="float">
            <text:p>-9,39E-01</text:p>
          </table:table-cell>
          <table:table-cell table:style-name="ce16" table:formula="of:=[.$D445]-[.$E445]" office:value-type="float" office:value="0.00000617670000002679" calcext:value-type="float">
            <text:p>0,0000062</text:p>
          </table:table-cell>
        </table:table-row>
        <table:table-row table:style-name="ro1">
          <table:table-cell table:style-name="ce17" office:value-type="float" office:value="444" calcext:value-type="float">
            <text:p>444</text:p>
          </table:table-cell>
          <table:table-cell table:style-name="ce17"/>
          <table:table-cell table:style-name="ce18" office:value-type="float" office:value="2.796017462" calcext:value-type="float">
            <text:p>2,80E+00</text:p>
          </table:table-cell>
          <table:table-cell table:style-name="ce18" office:value-type="float" office:value="-0.9408745782" calcext:value-type="float">
            <text:p>-9,41E-01</text:p>
          </table:table-cell>
          <table:table-cell table:style-name="ce18" office:value-type="float" office:value="-0.940880769" calcext:value-type="float">
            <text:p>-9,41E-01</text:p>
          </table:table-cell>
          <table:table-cell table:style-name="ce16" table:formula="of:=[.$D446]-[.$E446]" office:value-type="float" office:value="0.00000619079999997219" calcext:value-type="float">
            <text:p>0,0000062</text:p>
          </table:table-cell>
        </table:table-row>
        <table:table-row table:style-name="ro1">
          <table:table-cell table:style-name="ce17" office:value-type="float" office:value="445" calcext:value-type="float">
            <text:p>445</text:p>
          </table:table-cell>
          <table:table-cell table:style-name="ce17"/>
          <table:table-cell table:style-name="ce18" office:value-type="float" office:value="2.802300647" calcext:value-type="float">
            <text:p>2,80E+00</text:p>
          </table:table-cell>
          <table:table-cell table:style-name="ce18" office:value-type="float" office:value="-0.9429843313" calcext:value-type="float">
            <text:p>-9,43E-01</text:p>
          </table:table-cell>
          <table:table-cell table:style-name="ce18" office:value-type="float" office:value="-0.9429905359" calcext:value-type="float">
            <text:p>-9,43E-01</text:p>
          </table:table-cell>
          <table:table-cell table:style-name="ce16" table:formula="of:=[.$D447]-[.$E447]" office:value-type="float" office:value="0.00000620460000000378" calcext:value-type="float">
            <text:p>0,0000062</text:p>
          </table:table-cell>
        </table:table-row>
        <table:table-row table:style-name="ro1">
          <table:table-cell table:style-name="ce17" office:value-type="float" office:value="446" calcext:value-type="float">
            <text:p>446</text:p>
          </table:table-cell>
          <table:table-cell table:style-name="ce17"/>
          <table:table-cell table:style-name="ce18" office:value-type="float" office:value="2.808583832" calcext:value-type="float">
            <text:p>2,81E+00</text:p>
          </table:table-cell>
          <table:table-cell table:style-name="ce18" office:value-type="float" office:value="-0.9450568569" calcext:value-type="float">
            <text:p>-9,45E-01</text:p>
          </table:table-cell>
          <table:table-cell table:style-name="ce18" office:value-type="float" office:value="-0.9450630752" calcext:value-type="float">
            <text:p>-9,45E-01</text:p>
          </table:table-cell>
          <table:table-cell table:style-name="ce16" table:formula="of:=[.$D448]-[.$E448]" office:value-type="float" office:value="0.00000621829999991608" calcext:value-type="float">
            <text:p>0,0000062</text:p>
          </table:table-cell>
        </table:table-row>
        <table:table-row table:style-name="ro1">
          <table:table-cell table:style-name="ce17" office:value-type="float" office:value="447" calcext:value-type="float">
            <text:p>447</text:p>
          </table:table-cell>
          <table:table-cell table:style-name="ce17"/>
          <table:table-cell table:style-name="ce18" office:value-type="float" office:value="2.814867018" calcext:value-type="float">
            <text:p>2,81E+00</text:p>
          </table:table-cell>
          <table:table-cell table:style-name="ce18" office:value-type="float" office:value="-0.9470920733" calcext:value-type="float">
            <text:p>-9,47E-01</text:p>
          </table:table-cell>
          <table:table-cell table:style-name="ce18" office:value-type="float" office:value="-0.947098305" calcext:value-type="float">
            <text:p>-9,47E-01</text:p>
          </table:table-cell>
          <table:table-cell table:style-name="ce16" table:formula="of:=[.$D449]-[.$E449]" office:value-type="float" office:value="0.0000062317000000256" calcext:value-type="float">
            <text:p>0,0000062</text:p>
          </table:table-cell>
        </table:table-row>
        <table:table-row table:style-name="ro1">
          <table:table-cell table:style-name="ce17" office:value-type="float" office:value="448" calcext:value-type="float">
            <text:p>448</text:p>
          </table:table-cell>
          <table:table-cell table:style-name="ce17"/>
          <table:table-cell table:style-name="ce18" office:value-type="float" office:value="2.821150203" calcext:value-type="float">
            <text:p>2,82E+00</text:p>
          </table:table-cell>
          <table:table-cell table:style-name="ce18" office:value-type="float" office:value="-0.9490899002" calcext:value-type="float">
            <text:p>-9,49E-01</text:p>
          </table:table-cell>
          <table:table-cell table:style-name="ce18" office:value-type="float" office:value="-0.949096145" calcext:value-type="float">
            <text:p>-9,49E-01</text:p>
          </table:table-cell>
          <table:table-cell table:style-name="ce16" table:formula="of:=[.$D450]-[.$E450]" office:value-type="float" office:value="0.00000624479999999927" calcext:value-type="float">
            <text:p>0,0000062</text:p>
          </table:table-cell>
        </table:table-row>
        <table:table-row table:style-name="ro1">
          <table:table-cell table:style-name="ce17" office:value-type="float" office:value="449" calcext:value-type="float">
            <text:p>449</text:p>
          </table:table-cell>
          <table:table-cell table:style-name="ce17"/>
          <table:table-cell table:style-name="ce18" office:value-type="float" office:value="2.827433388" calcext:value-type="float">
            <text:p>2,83E+00</text:p>
          </table:table-cell>
          <table:table-cell table:style-name="ce18" office:value-type="float" office:value="-0.9510502586" calcext:value-type="float">
            <text:p>-9,51E-01</text:p>
          </table:table-cell>
          <table:table-cell table:style-name="ce18" office:value-type="float" office:value="-0.9510565163" calcext:value-type="float">
            <text:p>-9,51E-01</text:p>
          </table:table-cell>
          <table:table-cell table:style-name="ce16" table:formula="of:=[.$D451]-[.$E451]" office:value-type="float" office:value="0.0000062576999999564" calcext:value-type="float">
            <text:p>0,0000063</text:p>
          </table:table-cell>
        </table:table-row>
        <table:table-row table:style-name="ro1">
          <table:table-cell table:style-name="ce17" office:value-type="float" office:value="450" calcext:value-type="float">
            <text:p>450</text:p>
          </table:table-cell>
          <table:table-cell table:style-name="ce17"/>
          <table:table-cell table:style-name="ce18" office:value-type="float" office:value="2.833716574" calcext:value-type="float">
            <text:p>2,83E+00</text:p>
          </table:table-cell>
          <table:table-cell table:style-name="ce18" office:value-type="float" office:value="-0.9529730712" calcext:value-type="float">
            <text:p>-9,53E-01</text:p>
          </table:table-cell>
          <table:table-cell table:style-name="ce18" office:value-type="float" office:value="-0.9529793415" calcext:value-type="float">
            <text:p>-9,53E-01</text:p>
          </table:table-cell>
          <table:table-cell table:style-name="ce16" table:formula="of:=[.$D452]-[.$E452]" office:value-type="float" office:value="0.00000627029999999973" calcext:value-type="float">
            <text:p>0,0000063</text:p>
          </table:table-cell>
        </table:table-row>
        <table:table-row table:style-name="ro1">
          <table:table-cell table:style-name="ce17" office:value-type="float" office:value="451" calcext:value-type="float">
            <text:p>451</text:p>
          </table:table-cell>
          <table:table-cell table:style-name="ce17"/>
          <table:table-cell table:style-name="ce18" office:value-type="float" office:value="2.839999759" calcext:value-type="float">
            <text:p>2,84E+00</text:p>
          </table:table-cell>
          <table:table-cell table:style-name="ce18" office:value-type="float" office:value="-0.954858262" calcext:value-type="float">
            <text:p>-9,55E-01</text:p>
          </table:table-cell>
          <table:table-cell table:style-name="ce18" office:value-type="float" office:value="-0.9548645447" calcext:value-type="float">
            <text:p>-9,55E-01</text:p>
          </table:table-cell>
          <table:table-cell table:style-name="ce16" table:formula="of:=[.$D453]-[.$E453]" office:value-type="float" office:value="0.00000628270000002651" calcext:value-type="float">
            <text:p>0,0000063</text:p>
          </table:table-cell>
        </table:table-row>
        <table:table-row table:style-name="ro1">
          <table:table-cell table:style-name="ce17" office:value-type="float" office:value="452" calcext:value-type="float">
            <text:p>452</text:p>
          </table:table-cell>
          <table:table-cell table:style-name="ce17"/>
          <table:table-cell table:style-name="ce18" office:value-type="float" office:value="2.846282944" calcext:value-type="float">
            <text:p>2,85E+00</text:p>
          </table:table-cell>
          <table:table-cell table:style-name="ce18" office:value-type="float" office:value="-0.9567057567" calcext:value-type="float">
            <text:p>-9,57E-01</text:p>
          </table:table-cell>
          <table:table-cell table:style-name="ce18" office:value-type="float" office:value="-0.9567120516" calcext:value-type="float">
            <text:p>-9,57E-01</text:p>
          </table:table-cell>
          <table:table-cell table:style-name="ce16" table:formula="of:=[.$D454]-[.$E454]" office:value-type="float" office:value="0.00000629490000003674" calcext:value-type="float">
            <text:p>0,0000063</text:p>
          </table:table-cell>
        </table:table-row>
        <table:table-row table:style-name="ro1">
          <table:table-cell table:style-name="ce17" office:value-type="float" office:value="453" calcext:value-type="float">
            <text:p>453</text:p>
          </table:table-cell>
          <table:table-cell table:style-name="ce17"/>
          <table:table-cell table:style-name="ce18" office:value-type="float" office:value="2.852566129" calcext:value-type="float">
            <text:p>2,85E+00</text:p>
          </table:table-cell>
          <table:table-cell table:style-name="ce18" office:value-type="float" office:value="-0.9585154822" calcext:value-type="float">
            <text:p>-9,59E-01</text:p>
          </table:table-cell>
          <table:table-cell table:style-name="ce18" office:value-type="float" office:value="-0.958521789" calcext:value-type="float">
            <text:p>-9,59E-01</text:p>
          </table:table-cell>
          <table:table-cell table:style-name="ce16" table:formula="of:=[.$D455]-[.$E455]" office:value-type="float" office:value="0.00000630680000002215" calcext:value-type="float">
            <text:p>0,0000063</text:p>
          </table:table-cell>
        </table:table-row>
        <table:table-row table:style-name="ro1">
          <table:table-cell table:style-name="ce17" office:value-type="float" office:value="454" calcext:value-type="float">
            <text:p>454</text:p>
          </table:table-cell>
          <table:table-cell table:style-name="ce17"/>
          <table:table-cell table:style-name="ce18" office:value-type="float" office:value="2.858849315" calcext:value-type="float">
            <text:p>2,86E+00</text:p>
          </table:table-cell>
          <table:table-cell table:style-name="ce18" office:value-type="float" office:value="-0.9602873672" calcext:value-type="float">
            <text:p>-9,60E-01</text:p>
          </table:table-cell>
          <table:table-cell table:style-name="ce18" office:value-type="float" office:value="-0.9602936857" calcext:value-type="float">
            <text:p>-9,60E-01</text:p>
          </table:table-cell>
          <table:table-cell table:style-name="ce16" table:formula="of:=[.$D456]-[.$E456]" office:value-type="float" office:value="0.00000631849999999101" calcext:value-type="float">
            <text:p>0,0000063</text:p>
          </table:table-cell>
        </table:table-row>
        <table:table-row table:style-name="ro1">
          <table:table-cell table:style-name="ce17" office:value-type="float" office:value="455" calcext:value-type="float">
            <text:p>455</text:p>
          </table:table-cell>
          <table:table-cell table:style-name="ce17"/>
          <table:table-cell table:style-name="ce18" office:value-type="float" office:value="2.8651325" calcext:value-type="float">
            <text:p>2,87E+00</text:p>
          </table:table-cell>
          <table:table-cell table:style-name="ce18" office:value-type="float" office:value="-0.9620213417" calcext:value-type="float">
            <text:p>-9,62E-01</text:p>
          </table:table-cell>
          <table:table-cell table:style-name="ce18" office:value-type="float" office:value="-0.9620276716" calcext:value-type="float">
            <text:p>-9,62E-01</text:p>
          </table:table-cell>
          <table:table-cell table:style-name="ce16" table:formula="of:=[.$D457]-[.$E457]" office:value-type="float" office:value="0.00000632989999993505" calcext:value-type="float">
            <text:p>0,0000063</text:p>
          </table:table-cell>
        </table:table-row>
        <table:table-row table:style-name="ro1">
          <table:table-cell table:style-name="ce17" office:value-type="float" office:value="456" calcext:value-type="float">
            <text:p>456</text:p>
          </table:table-cell>
          <table:table-cell table:style-name="ce17"/>
          <table:table-cell table:style-name="ce18" office:value-type="float" office:value="2.871415685" calcext:value-type="float">
            <text:p>2,87E+00</text:p>
          </table:table-cell>
          <table:table-cell table:style-name="ce18" office:value-type="float" office:value="-0.9637173373" calcext:value-type="float">
            <text:p>-9,64E-01</text:p>
          </table:table-cell>
          <table:table-cell table:style-name="ce18" office:value-type="float" office:value="-0.9637236783" calcext:value-type="float">
            <text:p>-9,64E-01</text:p>
          </table:table-cell>
          <table:table-cell table:style-name="ce16" table:formula="of:=[.$D458]-[.$E458]" office:value-type="float" office:value="0.00000634099999996529" calcext:value-type="float">
            <text:p>0,0000063</text:p>
          </table:table-cell>
        </table:table-row>
        <table:table-row table:style-name="ro1">
          <table:table-cell table:style-name="ce17" office:value-type="float" office:value="457" calcext:value-type="float">
            <text:p>457</text:p>
          </table:table-cell>
          <table:table-cell table:style-name="ce17"/>
          <table:table-cell table:style-name="ce18" office:value-type="float" office:value="2.877698871" calcext:value-type="float">
            <text:p>2,88E+00</text:p>
          </table:table-cell>
          <table:table-cell table:style-name="ce18" office:value-type="float" office:value="-0.9653752869" calcext:value-type="float">
            <text:p>-9,65E-01</text:p>
          </table:table-cell>
          <table:table-cell table:style-name="ce18" office:value-type="float" office:value="-0.9653816388" calcext:value-type="float">
            <text:p>-9,65E-01</text:p>
          </table:table-cell>
          <table:table-cell table:style-name="ce16" table:formula="of:=[.$D459]-[.$E459]" office:value-type="float" office:value="0.00000635189999997898" calcext:value-type="float">
            <text:p>0,0000064</text:p>
          </table:table-cell>
        </table:table-row>
        <table:table-row table:style-name="ro1">
          <table:table-cell table:style-name="ce17" office:value-type="float" office:value="458" calcext:value-type="float">
            <text:p>458</text:p>
          </table:table-cell>
          <table:table-cell table:style-name="ce17"/>
          <table:table-cell table:style-name="ce18" office:value-type="float" office:value="2.883982056" calcext:value-type="float">
            <text:p>2,88E+00</text:p>
          </table:table-cell>
          <table:table-cell table:style-name="ce18" office:value-type="float" office:value="-0.9669951252" calcext:value-type="float">
            <text:p>-9,67E-01</text:p>
          </table:table-cell>
          <table:table-cell table:style-name="ce18" office:value-type="float" office:value="-0.9670014878" calcext:value-type="float">
            <text:p>-9,67E-01</text:p>
          </table:table-cell>
          <table:table-cell table:style-name="ce16" table:formula="of:=[.$D460]-[.$E460]" office:value-type="float" office:value="0.00000636259999997613" calcext:value-type="float">
            <text:p>0,0000064</text:p>
          </table:table-cell>
        </table:table-row>
        <table:table-row table:style-name="ro1">
          <table:table-cell table:style-name="ce17" office:value-type="float" office:value="459" calcext:value-type="float">
            <text:p>459</text:p>
          </table:table-cell>
          <table:table-cell table:style-name="ce17"/>
          <table:table-cell table:style-name="ce18" office:value-type="float" office:value="2.890265241" calcext:value-type="float">
            <text:p>2,89E+00</text:p>
          </table:table-cell>
          <table:table-cell table:style-name="ce18" office:value-type="float" office:value="-0.9685767881" calcext:value-type="float">
            <text:p>-9,69E-01</text:p>
          </table:table-cell>
          <table:table-cell table:style-name="ce18" office:value-type="float" office:value="-0.9685831611" calcext:value-type="float">
            <text:p>-9,69E-01</text:p>
          </table:table-cell>
          <table:table-cell table:style-name="ce16" table:formula="of:=[.$D461]-[.$E461]" office:value-type="float" office:value="0.00000637300000005947" calcext:value-type="float">
            <text:p>0,0000064</text:p>
          </table:table-cell>
        </table:table-row>
        <table:table-row table:style-name="ro1">
          <table:table-cell table:style-name="ce17" office:value-type="float" office:value="460" calcext:value-type="float">
            <text:p>460</text:p>
          </table:table-cell>
          <table:table-cell table:style-name="ce17"/>
          <table:table-cell table:style-name="ce18" office:value-type="float" office:value="2.896548427" calcext:value-type="float">
            <text:p>2,90E+00</text:p>
          </table:table-cell>
          <table:table-cell table:style-name="ce18" office:value-type="float" office:value="-0.9701202133" calcext:value-type="float">
            <text:p>-9,70E-01</text:p>
          </table:table-cell>
          <table:table-cell table:style-name="ce18" office:value-type="float" office:value="-0.9701265965" calcext:value-type="float">
            <text:p>-9,70E-01</text:p>
          </table:table-cell>
          <table:table-cell table:style-name="ce16" table:formula="of:=[.$D462]-[.$E462]" office:value-type="float" office:value="0.00000638319999990422" calcext:value-type="float">
            <text:p>0,0000064</text:p>
          </table:table-cell>
        </table:table-row>
        <table:table-row table:style-name="ro1">
          <table:table-cell table:style-name="ce17" office:value-type="float" office:value="461" calcext:value-type="float">
            <text:p>461</text:p>
          </table:table-cell>
          <table:table-cell table:style-name="ce17"/>
          <table:table-cell table:style-name="ce18" office:value-type="float" office:value="2.902831612" calcext:value-type="float">
            <text:p>2,90E+00</text:p>
          </table:table-cell>
          <table:table-cell table:style-name="ce18" office:value-type="float" office:value="-0.9716253398" calcext:value-type="float">
            <text:p>-9,72E-01</text:p>
          </table:table-cell>
          <table:table-cell table:style-name="ce18" office:value-type="float" office:value="-0.9716317329" calcext:value-type="float">
            <text:p>-9,72E-01</text:p>
          </table:table-cell>
          <table:table-cell table:style-name="ce16" table:formula="of:=[.$D463]-[.$E463]" office:value-type="float" office:value="0.00000639310000005722" calcext:value-type="float">
            <text:p>0,0000064</text:p>
          </table:table-cell>
        </table:table-row>
        <table:table-row table:style-name="ro1">
          <table:table-cell table:style-name="ce17" office:value-type="float" office:value="462" calcext:value-type="float">
            <text:p>462</text:p>
          </table:table-cell>
          <table:table-cell table:style-name="ce17"/>
          <table:table-cell table:style-name="ce18" office:value-type="float" office:value="2.909114797" calcext:value-type="float">
            <text:p>2,91E+00</text:p>
          </table:table-cell>
          <table:table-cell table:style-name="ce18" office:value-type="float" office:value="-0.9730921083" calcext:value-type="float">
            <text:p>-9,73E-01</text:p>
          </table:table-cell>
          <table:table-cell table:style-name="ce18" office:value-type="float" office:value="-0.973098511" calcext:value-type="float">
            <text:p>-9,73E-01</text:p>
          </table:table-cell>
          <table:table-cell table:style-name="ce16" table:formula="of:=[.$D464]-[.$E464]" office:value-type="float" office:value="0.00000640269999996335" calcext:value-type="float">
            <text:p>0,0000064</text:p>
          </table:table-cell>
        </table:table-row>
        <table:table-row table:style-name="ro1">
          <table:table-cell table:style-name="ce17" office:value-type="float" office:value="463" calcext:value-type="float">
            <text:p>463</text:p>
          </table:table-cell>
          <table:table-cell table:style-name="ce17"/>
          <table:table-cell table:style-name="ce18" office:value-type="float" office:value="2.915397983" calcext:value-type="float">
            <text:p>2,92E+00</text:p>
          </table:table-cell>
          <table:table-cell table:style-name="ce18" office:value-type="float" office:value="-0.9745204607" calcext:value-type="float">
            <text:p>-9,75E-01</text:p>
          </table:table-cell>
          <table:table-cell table:style-name="ce18" office:value-type="float" office:value="-0.9745268728" calcext:value-type="float">
            <text:p>-9,75E-01</text:p>
          </table:table-cell>
          <table:table-cell table:style-name="ce16" table:formula="of:=[.$D465]-[.$E465]" office:value-type="float" office:value="0.00000641209999996395" calcext:value-type="float">
            <text:p>0,0000064</text:p>
          </table:table-cell>
        </table:table-row>
        <table:table-row table:style-name="ro1">
          <table:table-cell table:style-name="ce17" office:value-type="float" office:value="464" calcext:value-type="float">
            <text:p>464</text:p>
          </table:table-cell>
          <table:table-cell table:style-name="ce17"/>
          <table:table-cell table:style-name="ce18" office:value-type="float" office:value="2.921681168" calcext:value-type="float">
            <text:p>2,92E+00</text:p>
          </table:table-cell>
          <table:table-cell table:style-name="ce18" office:value-type="float" office:value="-0.9759103407" calcext:value-type="float">
            <text:p>-9,76E-01</text:p>
          </table:table-cell>
          <table:table-cell table:style-name="ce18" office:value-type="float" office:value="-0.9759167619" calcext:value-type="float">
            <text:p>-9,76E-01</text:p>
          </table:table-cell>
          <table:table-cell table:style-name="ce16" table:formula="of:=[.$D466]-[.$E466]" office:value-type="float" office:value="0.00000642119999993973" calcext:value-type="float">
            <text:p>0,0000064</text:p>
          </table:table-cell>
        </table:table-row>
        <table:table-row table:style-name="ro1">
          <table:table-cell table:style-name="ce17" office:value-type="float" office:value="465" calcext:value-type="float">
            <text:p>465</text:p>
          </table:table-cell>
          <table:table-cell table:style-name="ce17"/>
          <table:table-cell table:style-name="ce18" office:value-type="float" office:value="2.927964353" calcext:value-type="float">
            <text:p>2,93E+00</text:p>
          </table:table-cell>
          <table:table-cell table:style-name="ce18" office:value-type="float" office:value="-0.9772616934" calcext:value-type="float">
            <text:p>-9,77E-01</text:p>
          </table:table-cell>
          <table:table-cell table:style-name="ce18" office:value-type="float" office:value="-0.9772681236" calcext:value-type="float">
            <text:p>-9,77E-01</text:p>
          </table:table-cell>
          <table:table-cell table:style-name="ce16" table:formula="of:=[.$D467]-[.$E467]" office:value-type="float" office:value="0.00000643020000001826" calcext:value-type="float">
            <text:p>0,0000064</text:p>
          </table:table-cell>
        </table:table-row>
        <table:table-row table:style-name="ro1">
          <table:table-cell table:style-name="ce17" office:value-type="float" office:value="466" calcext:value-type="float">
            <text:p>466</text:p>
          </table:table-cell>
          <table:table-cell table:style-name="ce17"/>
          <table:table-cell table:style-name="ce18" office:value-type="float" office:value="2.934247538" calcext:value-type="float">
            <text:p>2,93E+00</text:p>
          </table:table-cell>
          <table:table-cell table:style-name="ce18" office:value-type="float" office:value="-0.9785744655" calcext:value-type="float">
            <text:p>-9,79E-01</text:p>
          </table:table-cell>
          <table:table-cell table:style-name="ce18" office:value-type="float" office:value="-0.9785809043" calcext:value-type="float">
            <text:p>-9,79E-01</text:p>
          </table:table-cell>
          <table:table-cell table:style-name="ce16" table:formula="of:=[.$D468]-[.$E468]" office:value-type="float" office:value="0.00000643879999995267" calcext:value-type="float">
            <text:p>0,0000064</text:p>
          </table:table-cell>
        </table:table-row>
        <table:table-row table:style-name="ro1">
          <table:table-cell table:style-name="ce17" office:value-type="float" office:value="467" calcext:value-type="float">
            <text:p>467</text:p>
          </table:table-cell>
          <table:table-cell table:style-name="ce17"/>
          <table:table-cell table:style-name="ce18" office:value-type="float" office:value="2.940530724" calcext:value-type="float">
            <text:p>2,94E+00</text:p>
          </table:table-cell>
          <table:table-cell table:style-name="ce18" office:value-type="float" office:value="-0.9798486052" calcext:value-type="float">
            <text:p>-9,80E-01</text:p>
          </table:table-cell>
          <table:table-cell table:style-name="ce18" office:value-type="float" office:value="-0.9798550524" calcext:value-type="float">
            <text:p>-9,80E-01</text:p>
          </table:table-cell>
          <table:table-cell table:style-name="ce16" table:formula="of:=[.$D469]-[.$E469]" office:value-type="float" office:value="0.00000644719999998156" calcext:value-type="float">
            <text:p>0,0000064</text:p>
          </table:table-cell>
        </table:table-row>
        <table:table-row table:style-name="ro1">
          <table:table-cell table:style-name="ce17" office:value-type="float" office:value="468" calcext:value-type="float">
            <text:p>468</text:p>
          </table:table-cell>
          <table:table-cell table:style-name="ce17"/>
          <table:table-cell table:style-name="ce18" office:value-type="float" office:value="2.946813909" calcext:value-type="float">
            <text:p>2,95E+00</text:p>
          </table:table-cell>
          <table:table-cell table:style-name="ce18" office:value-type="float" office:value="-0.9810840621" calcext:value-type="float">
            <text:p>-9,81E-01</text:p>
          </table:table-cell>
          <table:table-cell table:style-name="ce18" office:value-type="float" office:value="-0.9810905174" calcext:value-type="float">
            <text:p>-9,81E-01</text:p>
          </table:table-cell>
          <table:table-cell table:style-name="ce16" table:formula="of:=[.$D470]-[.$E470]" office:value-type="float" office:value="0.00000645530000009664" calcext:value-type="float">
            <text:p>0,0000065</text:p>
          </table:table-cell>
        </table:table-row>
        <table:table-row table:style-name="ro1">
          <table:table-cell table:style-name="ce17" office:value-type="float" office:value="469" calcext:value-type="float">
            <text:p>469</text:p>
          </table:table-cell>
          <table:table-cell table:style-name="ce17"/>
          <table:table-cell table:style-name="ce18" office:value-type="float" office:value="2.953097094" calcext:value-type="float">
            <text:p>2,95E+00</text:p>
          </table:table-cell>
          <table:table-cell table:style-name="ce18" office:value-type="float" office:value="-0.9822807876" calcext:value-type="float">
            <text:p>-9,82E-01</text:p>
          </table:table-cell>
          <table:table-cell table:style-name="ce18" office:value-type="float" office:value="-0.9822872507" calcext:value-type="float">
            <text:p>-9,82E-01</text:p>
          </table:table-cell>
          <table:table-cell table:style-name="ce16" table:formula="of:=[.$D471]-[.$E471]" office:value-type="float" office:value="0.00000646309999996486" calcext:value-type="float">
            <text:p>0,0000065</text:p>
          </table:table-cell>
        </table:table-row>
        <table:table-row table:style-name="ro1">
          <table:table-cell table:style-name="ce17" office:value-type="float" office:value="470" calcext:value-type="float">
            <text:p>470</text:p>
          </table:table-cell>
          <table:table-cell table:style-name="ce17"/>
          <table:table-cell table:style-name="ce18" office:value-type="float" office:value="2.95938028" calcext:value-type="float">
            <text:p>2,96E+00</text:p>
          </table:table-cell>
          <table:table-cell table:style-name="ce18" office:value-type="float" office:value="-0.9834387342" calcext:value-type="float">
            <text:p>-9,83E-01</text:p>
          </table:table-cell>
          <table:table-cell table:style-name="ce18" office:value-type="float" office:value="-0.983445205" calcext:value-type="float">
            <text:p>-9,83E-01</text:p>
          </table:table-cell>
          <table:table-cell table:style-name="ce16" table:formula="of:=[.$D472]-[.$E472]" office:value-type="float" office:value="0.00000647079999993583" calcext:value-type="float">
            <text:p>0,0000065</text:p>
          </table:table-cell>
        </table:table-row>
        <table:table-row table:style-name="ro1">
          <table:table-cell table:style-name="ce17" office:value-type="float" office:value="471" calcext:value-type="float">
            <text:p>471</text:p>
          </table:table-cell>
          <table:table-cell table:style-name="ce17"/>
          <table:table-cell table:style-name="ce18" office:value-type="float" office:value="2.965663465" calcext:value-type="float">
            <text:p>2,97E+00</text:p>
          </table:table-cell>
          <table:table-cell table:style-name="ce18" office:value-type="float" office:value="-0.9845578564" calcext:value-type="float">
            <text:p>-9,85E-01</text:p>
          </table:table-cell>
          <table:table-cell table:style-name="ce18" office:value-type="float" office:value="-0.9845643345" calcext:value-type="float">
            <text:p>-9,85E-01</text:p>
          </table:table-cell>
          <table:table-cell table:style-name="ce16" table:formula="of:=[.$D473]-[.$E473]" office:value-type="float" office:value="0.00000647809999998472" calcext:value-type="float">
            <text:p>0,0000065</text:p>
          </table:table-cell>
        </table:table-row>
        <table:table-row table:style-name="ro1">
          <table:table-cell table:style-name="ce17" office:value-type="float" office:value="472" calcext:value-type="float">
            <text:p>472</text:p>
          </table:table-cell>
          <table:table-cell table:style-name="ce17"/>
          <table:table-cell table:style-name="ce18" office:value-type="float" office:value="2.97194665" calcext:value-type="float">
            <text:p>2,97E+00</text:p>
          </table:table-cell>
          <table:table-cell table:style-name="ce18" office:value-type="float" office:value="-0.9856381099" calcext:value-type="float">
            <text:p>-9,86E-01</text:p>
          </table:table-cell>
          <table:table-cell table:style-name="ce18" office:value-type="float" office:value="-0.9856445951" calcext:value-type="float">
            <text:p>-9,86E-01</text:p>
          </table:table-cell>
          <table:table-cell table:style-name="ce16" table:formula="of:=[.$D474]-[.$E474]" office:value-type="float" office:value="0.00000648520000001707" calcext:value-type="float">
            <text:p>0,0000065</text:p>
          </table:table-cell>
        </table:table-row>
        <table:table-row table:style-name="ro1">
          <table:table-cell table:style-name="ce17" office:value-type="float" office:value="473" calcext:value-type="float">
            <text:p>473</text:p>
          </table:table-cell>
          <table:table-cell table:style-name="ce17"/>
          <table:table-cell table:style-name="ce18" office:value-type="float" office:value="2.978229836" calcext:value-type="float">
            <text:p>2,98E+00</text:p>
          </table:table-cell>
          <table:table-cell table:style-name="ce18" office:value-type="float" office:value="-0.9866794521" calcext:value-type="float">
            <text:p>-9,87E-01</text:p>
          </table:table-cell>
          <table:table-cell table:style-name="ce18" office:value-type="float" office:value="-0.9866859442" calcext:value-type="float">
            <text:p>-9,87E-01</text:p>
          </table:table-cell>
          <table:table-cell table:style-name="ce16" table:formula="of:=[.$D475]-[.$E475]" office:value-type="float" office:value="0.00000649209999992184" calcext:value-type="float">
            <text:p>0,0000065</text:p>
          </table:table-cell>
        </table:table-row>
        <table:table-row table:style-name="ro1">
          <table:table-cell table:style-name="ce17" office:value-type="float" office:value="474" calcext:value-type="float">
            <text:p>474</text:p>
          </table:table-cell>
          <table:table-cell table:style-name="ce17"/>
          <table:table-cell table:style-name="ce18" office:value-type="float" office:value="2.984513021" calcext:value-type="float">
            <text:p>2,98E+00</text:p>
          </table:table-cell>
          <table:table-cell table:style-name="ce18" office:value-type="float" office:value="-0.9876818419" calcext:value-type="float">
            <text:p>-9,88E-01</text:p>
          </table:table-cell>
          <table:table-cell table:style-name="ce18" office:value-type="float" office:value="-0.9876883406" calcext:value-type="float">
            <text:p>-9,88E-01</text:p>
          </table:table-cell>
          <table:table-cell table:style-name="ce16" table:formula="of:=[.$D476]-[.$E476]" office:value-type="float" office:value="0.00000649869999991282" calcext:value-type="float">
            <text:p>0,0000065</text:p>
          </table:table-cell>
        </table:table-row>
        <table:table-row table:style-name="ro1">
          <table:table-cell table:style-name="ce17" office:value-type="float" office:value="475" calcext:value-type="float">
            <text:p>475</text:p>
          </table:table-cell>
          <table:table-cell table:style-name="ce17"/>
          <table:table-cell table:style-name="ce18" office:value-type="float" office:value="2.990796206" calcext:value-type="float">
            <text:p>2,99E+00</text:p>
          </table:table-cell>
          <table:table-cell table:style-name="ce18" office:value-type="float" office:value="-0.9886452397" calcext:value-type="float">
            <text:p>-9,89E-01</text:p>
          </table:table-cell>
          <table:table-cell table:style-name="ce18" office:value-type="float" office:value="-0.9886517447" calcext:value-type="float">
            <text:p>-9,89E-01</text:p>
          </table:table-cell>
          <table:table-cell table:style-name="ce16" table:formula="of:=[.$D477]-[.$E477]" office:value-type="float" office:value="0.00000650499999998999" calcext:value-type="float">
            <text:p>0,0000065</text:p>
          </table:table-cell>
        </table:table-row>
        <table:table-row table:style-name="ro1">
          <table:table-cell table:style-name="ce17" office:value-type="float" office:value="476" calcext:value-type="float">
            <text:p>476</text:p>
          </table:table-cell>
          <table:table-cell table:style-name="ce17"/>
          <table:table-cell table:style-name="ce18" office:value-type="float" office:value="2.997079392" calcext:value-type="float">
            <text:p>3,00E+00</text:p>
          </table:table-cell>
          <table:table-cell table:style-name="ce18" office:value-type="float" office:value="-0.9895696075" calcext:value-type="float">
            <text:p>-9,90E-01</text:p>
          </table:table-cell>
          <table:table-cell table:style-name="ce18" office:value-type="float" office:value="-0.9895761186" calcext:value-type="float">
            <text:p>-9,90E-01</text:p>
          </table:table-cell>
          <table:table-cell table:style-name="ce16" table:formula="of:=[.$D478]-[.$E478]" office:value-type="float" office:value="0.00000651110000005062" calcext:value-type="float">
            <text:p>0,0000065</text:p>
          </table:table-cell>
        </table:table-row>
        <table:table-row table:style-name="ro1">
          <table:table-cell table:style-name="ce17" office:value-type="float" office:value="477" calcext:value-type="float">
            <text:p>477</text:p>
          </table:table-cell>
          <table:table-cell table:style-name="ce17"/>
          <table:table-cell table:style-name="ce18" office:value-type="float" office:value="3.003362577" calcext:value-type="float">
            <text:p>3,00E+00</text:p>
          </table:table-cell>
          <table:table-cell table:style-name="ce18" office:value-type="float" office:value="-0.9904549087" calcext:value-type="float">
            <text:p>-9,90E-01</text:p>
          </table:table-cell>
          <table:table-cell table:style-name="ce18" office:value-type="float" office:value="-0.9904614257" calcext:value-type="float">
            <text:p>-9,90E-01</text:p>
          </table:table-cell>
          <table:table-cell table:style-name="ce16" table:formula="of:=[.$D479]-[.$E479]" office:value-type="float" office:value="0.00000651699999998368" calcext:value-type="float">
            <text:p>0,0000065</text:p>
          </table:table-cell>
        </table:table-row>
        <table:table-row table:style-name="ro1">
          <table:table-cell table:style-name="ce17" office:value-type="float" office:value="478" calcext:value-type="float">
            <text:p>478</text:p>
          </table:table-cell>
          <table:table-cell table:style-name="ce17"/>
          <table:table-cell table:style-name="ce18" office:value-type="float" office:value="3.009645762" calcext:value-type="float">
            <text:p>3,01E+00</text:p>
          </table:table-cell>
          <table:table-cell table:style-name="ce18" office:value-type="float" office:value="-0.9913011085" calcext:value-type="float">
            <text:p>-9,91E-01</text:p>
          </table:table-cell>
          <table:table-cell table:style-name="ce18" office:value-type="float" office:value="-0.9913076311" calcext:value-type="float">
            <text:p>-9,91E-01</text:p>
          </table:table-cell>
          <table:table-cell table:style-name="ce16" table:formula="of:=[.$D480]-[.$E480]" office:value-type="float" office:value="0.00000652260000000293" calcext:value-type="float">
            <text:p>0,0000065</text:p>
          </table:table-cell>
        </table:table-row>
        <table:table-row table:style-name="ro1">
          <table:table-cell table:style-name="ce17" office:value-type="float" office:value="479" calcext:value-type="float">
            <text:p>479</text:p>
          </table:table-cell>
          <table:table-cell table:style-name="ce17"/>
          <table:table-cell table:style-name="ce18" office:value-type="float" office:value="3.015928947" calcext:value-type="float">
            <text:p>3,02E+00</text:p>
          </table:table-cell>
          <table:table-cell table:style-name="ce18" office:value-type="float" office:value="-0.9921081735" calcext:value-type="float">
            <text:p>-9,92E-01</text:p>
          </table:table-cell>
          <table:table-cell table:style-name="ce18" office:value-type="float" office:value="-0.9921147013" calcext:value-type="float">
            <text:p>-9,92E-01</text:p>
          </table:table-cell>
          <table:table-cell table:style-name="ce16" table:formula="of:=[.$D481]-[.$E481]" office:value-type="float" office:value="0.00000652779999998909" calcext:value-type="float">
            <text:p>0,0000065</text:p>
          </table:table-cell>
        </table:table-row>
        <table:table-row table:style-name="ro1">
          <table:table-cell table:style-name="ce17" office:value-type="float" office:value="480" calcext:value-type="float">
            <text:p>480</text:p>
          </table:table-cell>
          <table:table-cell table:style-name="ce17"/>
          <table:table-cell table:style-name="ce18" office:value-type="float" office:value="3.022212133" calcext:value-type="float">
            <text:p>3,02E+00</text:p>
          </table:table-cell>
          <table:table-cell table:style-name="ce18" office:value-type="float" office:value="-0.9928760717" calcext:value-type="float">
            <text:p>-9,93E-01</text:p>
          </table:table-cell>
          <table:table-cell table:style-name="ce18" office:value-type="float" office:value="-0.9928826046" calcext:value-type="float">
            <text:p>-9,93E-01</text:p>
          </table:table-cell>
          <table:table-cell table:style-name="ce16" table:formula="of:=[.$D482]-[.$E482]" office:value-type="float" office:value="0.00000653289999996698" calcext:value-type="float">
            <text:p>0,0000065</text:p>
          </table:table-cell>
        </table:table-row>
        <table:table-row table:style-name="ro1">
          <table:table-cell table:style-name="ce17" office:value-type="float" office:value="481" calcext:value-type="float">
            <text:p>481</text:p>
          </table:table-cell>
          <table:table-cell table:style-name="ce17"/>
          <table:table-cell table:style-name="ce18" office:value-type="float" office:value="3.028495318" calcext:value-type="float">
            <text:p>3,03E+00</text:p>
          </table:table-cell>
          <table:table-cell table:style-name="ce18" office:value-type="float" office:value="-0.9936047728" calcext:value-type="float">
            <text:p>-9,94E-01</text:p>
          </table:table-cell>
          <table:table-cell table:style-name="ce18" office:value-type="float" office:value="-0.9936113105" calcext:value-type="float">
            <text:p>-9,94E-01</text:p>
          </table:table-cell>
          <table:table-cell table:style-name="ce16" table:formula="of:=[.$D483]-[.$E483]" office:value-type="float" office:value="0.00000653770000003107" calcext:value-type="float">
            <text:p>0,0000065</text:p>
          </table:table-cell>
        </table:table-row>
        <table:table-row table:style-name="ro1">
          <table:table-cell table:style-name="ce17" office:value-type="float" office:value="482" calcext:value-type="float">
            <text:p>482</text:p>
          </table:table-cell>
          <table:table-cell table:style-name="ce17"/>
          <table:table-cell table:style-name="ce18" office:value-type="float" office:value="3.034778503" calcext:value-type="float">
            <text:p>3,03E+00</text:p>
          </table:table-cell>
          <table:table-cell table:style-name="ce18" office:value-type="float" office:value="-0.9942942482" calcext:value-type="float">
            <text:p>-9,94E-01</text:p>
          </table:table-cell>
          <table:table-cell table:style-name="ce18" office:value-type="float" office:value="-0.9943007904" calcext:value-type="float">
            <text:p>-9,94E-01</text:p>
          </table:table-cell>
          <table:table-cell table:style-name="ce16" table:formula="of:=[.$D484]-[.$E484]" office:value-type="float" office:value="0.00000654220000007033" calcext:value-type="float">
            <text:p>0,0000065</text:p>
          </table:table-cell>
        </table:table-row>
        <table:table-row table:style-name="ro1">
          <table:table-cell table:style-name="ce17" office:value-type="float" office:value="483" calcext:value-type="float">
            <text:p>483</text:p>
          </table:table-cell>
          <table:table-cell table:style-name="ce17"/>
          <table:table-cell table:style-name="ce18" office:value-type="float" office:value="3.041061689" calcext:value-type="float">
            <text:p>3,04E+00</text:p>
          </table:table-cell>
          <table:table-cell table:style-name="ce18" office:value-type="float" office:value="-0.9949444705" calcext:value-type="float">
            <text:p>-9,95E-01</text:p>
          </table:table-cell>
          <table:table-cell table:style-name="ce18" office:value-type="float" office:value="-0.994951017" calcext:value-type="float">
            <text:p>-9,95E-01</text:p>
          </table:table-cell>
          <table:table-cell table:style-name="ce16" table:formula="of:=[.$D485]-[.$E485]" office:value-type="float" office:value="0.00000654649999998203" calcext:value-type="float">
            <text:p>0,0000065</text:p>
          </table:table-cell>
        </table:table-row>
        <table:table-row table:style-name="ro1">
          <table:table-cell table:style-name="ce17" office:value-type="float" office:value="484" calcext:value-type="float">
            <text:p>484</text:p>
          </table:table-cell>
          <table:table-cell table:style-name="ce17"/>
          <table:table-cell table:style-name="ce18" office:value-type="float" office:value="3.047344874" calcext:value-type="float">
            <text:p>3,05E+00</text:p>
          </table:table-cell>
          <table:table-cell table:style-name="ce18" office:value-type="float" office:value="-0.9955554141" calcext:value-type="float">
            <text:p>-9,96E-01</text:p>
          </table:table-cell>
          <table:table-cell table:style-name="ce18" office:value-type="float" office:value="-0.9955619646" calcext:value-type="float">
            <text:p>-9,96E-01</text:p>
          </table:table-cell>
          <table:table-cell table:style-name="ce16" table:formula="of:=[.$D486]-[.$E486]" office:value-type="float" office:value="0.00000655049999997992" calcext:value-type="float">
            <text:p>0,0000066</text:p>
          </table:table-cell>
        </table:table-row>
        <table:table-row table:style-name="ro1">
          <table:table-cell table:style-name="ce17" office:value-type="float" office:value="485" calcext:value-type="float">
            <text:p>485</text:p>
          </table:table-cell>
          <table:table-cell table:style-name="ce17"/>
          <table:table-cell table:style-name="ce18" office:value-type="float" office:value="3.053628059" calcext:value-type="float">
            <text:p>3,05E+00</text:p>
          </table:table-cell>
          <table:table-cell table:style-name="ce18" office:value-type="float" office:value="-0.9961270549" calcext:value-type="float">
            <text:p>-9,96E-01</text:p>
          </table:table-cell>
          <table:table-cell table:style-name="ce18" office:value-type="float" office:value="-0.9961336091" calcext:value-type="float">
            <text:p>-9,96E-01</text:p>
          </table:table-cell>
          <table:table-cell table:style-name="ce16" table:formula="of:=[.$D487]-[.$E487]" office:value-type="float" office:value="0.00000655419999995299" calcext:value-type="float">
            <text:p>0,0000066</text:p>
          </table:table-cell>
        </table:table-row>
        <table:table-row table:style-name="ro1">
          <table:table-cell table:style-name="ce17" office:value-type="float" office:value="486" calcext:value-type="float">
            <text:p>486</text:p>
          </table:table-cell>
          <table:table-cell table:style-name="ce17"/>
          <table:table-cell table:style-name="ce18" office:value-type="float" office:value="3.059911245" calcext:value-type="float">
            <text:p>3,06E+00</text:p>
          </table:table-cell>
          <table:table-cell table:style-name="ce18" office:value-type="float" office:value="-0.9966593702" calcext:value-type="float">
            <text:p>-9,97E-01</text:p>
          </table:table-cell>
          <table:table-cell table:style-name="ce18" office:value-type="float" office:value="-0.996665928" calcext:value-type="float">
            <text:p>-9,97E-01</text:p>
          </table:table-cell>
          <table:table-cell table:style-name="ce16" table:formula="of:=[.$D488]-[.$E488]" office:value-type="float" office:value="0.00000655780000002881" calcext:value-type="float">
            <text:p>0,0000066</text:p>
          </table:table-cell>
        </table:table-row>
        <table:table-row table:style-name="ro1">
          <table:table-cell table:style-name="ce17" office:value-type="float" office:value="487" calcext:value-type="float">
            <text:p>487</text:p>
          </table:table-cell>
          <table:table-cell table:style-name="ce17"/>
          <table:table-cell table:style-name="ce18" office:value-type="float" office:value="3.06619443" calcext:value-type="float">
            <text:p>3,07E+00</text:p>
          </table:table-cell>
          <table:table-cell table:style-name="ce18" office:value-type="float" office:value="-0.9971523392" calcext:value-type="float">
            <text:p>-9,97E-01</text:p>
          </table:table-cell>
          <table:table-cell table:style-name="ce18" office:value-type="float" office:value="-0.9971589003" calcext:value-type="float">
            <text:p>-9,97E-01</text:p>
          </table:table-cell>
          <table:table-cell table:style-name="ce16" table:formula="of:=[.$D489]-[.$E489]" office:value-type="float" office:value="0.00000656109999996879" calcext:value-type="float">
            <text:p>0,0000066</text:p>
          </table:table-cell>
        </table:table-row>
        <table:table-row table:style-name="ro1">
          <table:table-cell table:style-name="ce17" office:value-type="float" office:value="488" calcext:value-type="float">
            <text:p>488</text:p>
          </table:table-cell>
          <table:table-cell table:style-name="ce17"/>
          <table:table-cell table:style-name="ce18" office:value-type="float" office:value="3.072477615" calcext:value-type="float">
            <text:p>3,07E+00</text:p>
          </table:table-cell>
          <table:table-cell table:style-name="ce18" office:value-type="float" office:value="-0.9976059423" calcext:value-type="float">
            <text:p>-9,98E-01</text:p>
          </table:table-cell>
          <table:table-cell table:style-name="ce18" office:value-type="float" office:value="-0.9976125064" calcext:value-type="float">
            <text:p>-9,98E-01</text:p>
          </table:table-cell>
          <table:table-cell table:style-name="ce16" table:formula="of:=[.$D490]-[.$E490]" office:value-type="float" office:value="0.00000656409999999497" calcext:value-type="float">
            <text:p>0,0000066</text:p>
          </table:table-cell>
        </table:table-row>
        <table:table-row table:style-name="ro1">
          <table:table-cell table:style-name="ce17" office:value-type="float" office:value="489" calcext:value-type="float">
            <text:p>489</text:p>
          </table:table-cell>
          <table:table-cell table:style-name="ce17"/>
          <table:table-cell table:style-name="ce18" office:value-type="float" office:value="3.078760801" calcext:value-type="float">
            <text:p>3,08E+00</text:p>
          </table:table-cell>
          <table:table-cell table:style-name="ce18" office:value-type="float" office:value="-0.9980201617" calcext:value-type="float">
            <text:p>-9,98E-01</text:p>
          </table:table-cell>
          <table:table-cell table:style-name="ce18" office:value-type="float" office:value="-0.9980267284" calcext:value-type="float">
            <text:p>-9,98E-01</text:p>
          </table:table-cell>
          <table:table-cell table:style-name="ce16" table:formula="of:=[.$D491]-[.$E491]" office:value-type="float" office:value="0.00000656669999998805" calcext:value-type="float">
            <text:p>0,0000066</text:p>
          </table:table-cell>
        </table:table-row>
        <table:table-row table:style-name="ro1">
          <table:table-cell table:style-name="ce17" office:value-type="float" office:value="490" calcext:value-type="float">
            <text:p>490</text:p>
          </table:table-cell>
          <table:table-cell table:style-name="ce17"/>
          <table:table-cell table:style-name="ce18" office:value-type="float" office:value="3.085043986" calcext:value-type="float">
            <text:p>3,09E+00</text:p>
          </table:table-cell>
          <table:table-cell table:style-name="ce18" office:value-type="float" office:value="-0.9983949809" calcext:value-type="float">
            <text:p>-9,98E-01</text:p>
          </table:table-cell>
          <table:table-cell table:style-name="ce18" office:value-type="float" office:value="-0.9984015501" calcext:value-type="float">
            <text:p>-9,98E-01</text:p>
          </table:table-cell>
          <table:table-cell table:style-name="ce16" table:formula="of:=[.$D492]-[.$E492]" office:value-type="float" office:value="0.00000656920000008387" calcext:value-type="float">
            <text:p>0,0000066</text:p>
          </table:table-cell>
        </table:table-row>
        <table:table-row table:style-name="ro1">
          <table:table-cell table:style-name="ce17" office:value-type="float" office:value="491" calcext:value-type="float">
            <text:p>491</text:p>
          </table:table-cell>
          <table:table-cell table:style-name="ce17"/>
          <table:table-cell table:style-name="ce18" office:value-type="float" office:value="3.091327171" calcext:value-type="float">
            <text:p>3,09E+00</text:p>
          </table:table-cell>
          <table:table-cell table:style-name="ce18" office:value-type="float" office:value="-0.9987303852" calcext:value-type="float">
            <text:p>-9,99E-01</text:p>
          </table:table-cell>
          <table:table-cell table:style-name="ce18" office:value-type="float" office:value="-0.9987369566" calcext:value-type="float">
            <text:p>-9,99E-01</text:p>
          </table:table-cell>
          <table:table-cell table:style-name="ce16" table:formula="of:=[.$D493]-[.$E493]" office:value-type="float" office:value="0.00000657140000004386" calcext:value-type="float">
            <text:p>0,0000066</text:p>
          </table:table-cell>
        </table:table-row>
        <table:table-row table:style-name="ro1">
          <table:table-cell table:style-name="ce17" office:value-type="float" office:value="492" calcext:value-type="float">
            <text:p>492</text:p>
          </table:table-cell>
          <table:table-cell table:style-name="ce17"/>
          <table:table-cell table:style-name="ce18" office:value-type="float" office:value="3.097610356" calcext:value-type="float">
            <text:p>3,10E+00</text:p>
          </table:table-cell>
          <table:table-cell table:style-name="ce18" office:value-type="float" office:value="-0.9990263613" calcext:value-type="float">
            <text:p>-9,99E-01</text:p>
          </table:table-cell>
          <table:table-cell table:style-name="ce18" office:value-type="float" office:value="-0.9990329347" calcext:value-type="float">
            <text:p>-9,99E-01</text:p>
          </table:table-cell>
          <table:table-cell table:style-name="ce16" table:formula="of:=[.$D494]-[.$E494]" office:value-type="float" office:value="0.0000065733999999873" calcext:value-type="float">
            <text:p>0,0000066</text:p>
          </table:table-cell>
        </table:table-row>
        <table:table-row table:style-name="ro1">
          <table:table-cell table:style-name="ce17" office:value-type="float" office:value="493" calcext:value-type="float">
            <text:p>493</text:p>
          </table:table-cell>
          <table:table-cell table:style-name="ce17"/>
          <table:table-cell table:style-name="ce18" office:value-type="float" office:value="3.103893542" calcext:value-type="float">
            <text:p>3,10E+00</text:p>
          </table:table-cell>
          <table:table-cell table:style-name="ce18" office:value-type="float" office:value="-0.9992828976" calcext:value-type="float">
            <text:p>-9,99E-01</text:p>
          </table:table-cell>
          <table:table-cell table:style-name="ce18" office:value-type="float" office:value="-0.9992894726" calcext:value-type="float">
            <text:p>-9,99E-01</text:p>
          </table:table-cell>
          <table:table-cell table:style-name="ce16" table:formula="of:=[.$D495]-[.$E495]" office:value-type="float" office:value="0.00000657500000000866" calcext:value-type="float">
            <text:p>0,0000066</text:p>
          </table:table-cell>
        </table:table-row>
        <table:table-row table:style-name="ro1">
          <table:table-cell table:style-name="ce17" office:value-type="float" office:value="494" calcext:value-type="float">
            <text:p>494</text:p>
          </table:table-cell>
          <table:table-cell table:style-name="ce17"/>
          <table:table-cell table:style-name="ce18" office:value-type="float" office:value="3.110176727" calcext:value-type="float">
            <text:p>3,11E+00</text:p>
          </table:table-cell>
          <table:table-cell table:style-name="ce18" office:value-type="float" office:value="-0.9994999839" calcext:value-type="float">
            <text:p>-9,99E-01</text:p>
          </table:table-cell>
          <table:table-cell table:style-name="ce18" office:value-type="float" office:value="-0.9995065604" calcext:value-type="float">
            <text:p>-1,00E+00</text:p>
          </table:table-cell>
          <table:table-cell table:style-name="ce16" table:formula="of:=[.$D496]-[.$E496]" office:value-type="float" office:value="0.00000657650000002175" calcext:value-type="float">
            <text:p>0,0000066</text:p>
          </table:table-cell>
        </table:table-row>
        <table:table-row table:style-name="ro1">
          <table:table-cell table:style-name="ce17" office:value-type="float" office:value="495" calcext:value-type="float">
            <text:p>495</text:p>
          </table:table-cell>
          <table:table-cell table:style-name="ce17"/>
          <table:table-cell table:style-name="ce18" office:value-type="float" office:value="3.116459912" calcext:value-type="float">
            <text:p>3,12E+00</text:p>
          </table:table-cell>
          <table:table-cell table:style-name="ce18" office:value-type="float" office:value="-0.9996776116" calcext:value-type="float">
            <text:p>-1,00E+00</text:p>
          </table:table-cell>
          <table:table-cell table:style-name="ce18" office:value-type="float" office:value="-0.9996841893" calcext:value-type="float">
            <text:p>-1,00E+00</text:p>
          </table:table-cell>
          <table:table-cell table:style-name="ce16" table:formula="of:=[.$D497]-[.$E497]" office:value-type="float" office:value="0.00000657770000001001" calcext:value-type="float">
            <text:p>0,0000066</text:p>
          </table:table-cell>
        </table:table-row>
        <table:table-row table:style-name="ro1">
          <table:table-cell table:style-name="ce17" office:value-type="float" office:value="496" calcext:value-type="float">
            <text:p>496</text:p>
          </table:table-cell>
          <table:table-cell table:style-name="ce17"/>
          <table:table-cell table:style-name="ce18" office:value-type="float" office:value="3.122743098" calcext:value-type="float">
            <text:p>3,12E+00</text:p>
          </table:table-cell>
          <table:table-cell table:style-name="ce18" office:value-type="float" office:value="-0.9998157738" calcext:value-type="float">
            <text:p>-1,00E+00</text:p>
          </table:table-cell>
          <table:table-cell table:style-name="ce18" office:value-type="float" office:value="-0.9998223524" calcext:value-type="float">
            <text:p>-1,00E+00</text:p>
          </table:table-cell>
          <table:table-cell table:style-name="ce16" table:formula="of:=[.$D498]-[.$E498]" office:value-type="float" office:value="0.00000657859999997346" calcext:value-type="float">
            <text:p>0,0000066</text:p>
          </table:table-cell>
        </table:table-row>
        <table:table-row table:style-name="ro1">
          <table:table-cell table:style-name="ce17" office:value-type="float" office:value="497" calcext:value-type="float">
            <text:p>497</text:p>
          </table:table-cell>
          <table:table-cell table:style-name="ce17"/>
          <table:table-cell table:style-name="ce18" office:value-type="float" office:value="3.129026283" calcext:value-type="float">
            <text:p>3,13E+00</text:p>
          </table:table-cell>
          <table:table-cell table:style-name="ce18" office:value-type="float" office:value="-0.999914465" calcext:value-type="float">
            <text:p>-1,00E+00</text:p>
          </table:table-cell>
          <table:table-cell table:style-name="ce18" office:value-type="float" office:value="-0.9999210442" calcext:value-type="float">
            <text:p>-1,00E+00</text:p>
          </table:table-cell>
          <table:table-cell table:style-name="ce16" table:formula="of:=[.$D499]-[.$E499]" office:value-type="float" office:value="0.0000065792000000231" calcext:value-type="float">
            <text:p>0,0000066</text:p>
          </table:table-cell>
        </table:table-row>
        <table:table-row table:style-name="ro1">
          <table:table-cell table:style-name="ce17" office:value-type="float" office:value="498" calcext:value-type="float">
            <text:p>498</text:p>
          </table:table-cell>
          <table:table-cell table:style-name="ce17"/>
          <table:table-cell table:style-name="ce18" office:value-type="float" office:value="3.135309468" calcext:value-type="float">
            <text:p>3,14E+00</text:p>
          </table:table-cell>
          <table:table-cell table:style-name="ce18" office:value-type="float" office:value="-0.9999736813" calcext:value-type="float">
            <text:p>-1,00E+00</text:p>
          </table:table-cell>
          <table:table-cell table:style-name="ce18" office:value-type="float" office:value="-0.9999802609" calcext:value-type="float">
            <text:p>-1,00E+00</text:p>
          </table:table-cell>
          <table:table-cell table:style-name="ce16" table:formula="of:=[.$D500]-[.$E500]" office:value-type="float" office:value="0.00000657959999994517" calcext:value-type="float">
            <text:p>0,0000066</text:p>
          </table:table-cell>
        </table:table-row>
        <table:table-row table:style-name="ro1">
          <table:table-cell table:style-name="ce17" office:value-type="float" office:value="499" calcext:value-type="float">
            <text:p>499</text:p>
          </table:table-cell>
          <table:table-cell table:style-name="ce17"/>
          <table:table-cell table:style-name="ce18" office:value-type="float" office:value="3.141592654" calcext:value-type="float">
            <text:p>3,14E+00</text:p>
          </table:table-cell>
          <table:table-cell table:style-name="ce18" office:value-type="float" office:value="-0.9999934203" calcext:value-type="float">
            <text:p>-1,00E+00</text:p>
          </table:table-cell>
          <table:table-cell table:style-name="ce18" office:value-type="float" office:value="-1" calcext:value-type="float">
            <text:p>-1,00E+00</text:p>
          </table:table-cell>
          <table:table-cell table:style-name="ce16" table:formula="of:=[.$D501]-[.$E501]" office:value-type="float" office:value="0.00000657969999995345" calcext:value-type="float">
            <text:p>0,0000066</text:p>
          </table:table-cell>
        </table:table-row>
        <table:table-row table:style-name="ro1">
          <table:table-cell table:style-name="ce17" office:value-type="float" office:value="500" calcext:value-type="float">
            <text:p>500</text:p>
          </table:table-cell>
          <table:table-cell table:style-name="ce17"/>
          <table:table-cell table:style-name="ce18" office:value-type="float" office:value="3.147875839" calcext:value-type="float">
            <text:p>3,15E+00</text:p>
          </table:table-cell>
          <table:table-cell table:style-name="ce18" office:value-type="float" office:value="-0.9999736813" calcext:value-type="float">
            <text:p>-1,00E+00</text:p>
          </table:table-cell>
          <table:table-cell table:style-name="ce18" office:value-type="float" office:value="-0.9999802609" calcext:value-type="float">
            <text:p>-1,00E+00</text:p>
          </table:table-cell>
          <table:table-cell table:style-name="ce16" table:formula="of:=[.$D502]-[.$E502]" office:value-type="float" office:value="0.00000657959999994517" calcext:value-type="float">
            <text:p>0,0000066</text:p>
          </table:table-cell>
        </table:table-row>
        <table:table-row table:style-name="ro1">
          <table:table-cell table:style-name="ce17" office:value-type="float" office:value="501" calcext:value-type="float">
            <text:p>501</text:p>
          </table:table-cell>
          <table:table-cell table:style-name="ce17"/>
          <table:table-cell table:style-name="ce18" office:value-type="float" office:value="3.154159024" calcext:value-type="float">
            <text:p>3,15E+00</text:p>
          </table:table-cell>
          <table:table-cell table:style-name="ce18" office:value-type="float" office:value="-0.999914465" calcext:value-type="float">
            <text:p>-1,00E+00</text:p>
          </table:table-cell>
          <table:table-cell table:style-name="ce18" office:value-type="float" office:value="-0.9999210442" calcext:value-type="float">
            <text:p>-1,00E+00</text:p>
          </table:table-cell>
          <table:table-cell table:style-name="ce16" table:formula="of:=[.$D503]-[.$E503]" office:value-type="float" office:value="0.0000065792000000231" calcext:value-type="float">
            <text:p>0,0000066</text:p>
          </table:table-cell>
        </table:table-row>
        <table:table-row table:style-name="ro1">
          <table:table-cell table:style-name="ce17" office:value-type="float" office:value="502" calcext:value-type="float">
            <text:p>502</text:p>
          </table:table-cell>
          <table:table-cell table:style-name="ce17"/>
          <table:table-cell table:style-name="ce18" office:value-type="float" office:value="3.16044221" calcext:value-type="float">
            <text:p>3,16E+00</text:p>
          </table:table-cell>
          <table:table-cell table:style-name="ce18" office:value-type="float" office:value="-0.9998157738" calcext:value-type="float">
            <text:p>-1,00E+00</text:p>
          </table:table-cell>
          <table:table-cell table:style-name="ce18" office:value-type="float" office:value="-0.9998223524" calcext:value-type="float">
            <text:p>-1,00E+00</text:p>
          </table:table-cell>
          <table:table-cell table:style-name="ce16" table:formula="of:=[.$D504]-[.$E504]" office:value-type="float" office:value="0.00000657859999997346" calcext:value-type="float">
            <text:p>0,0000066</text:p>
          </table:table-cell>
        </table:table-row>
        <table:table-row table:style-name="ro1">
          <table:table-cell table:style-name="ce17" office:value-type="float" office:value="503" calcext:value-type="float">
            <text:p>503</text:p>
          </table:table-cell>
          <table:table-cell table:style-name="ce17"/>
          <table:table-cell table:style-name="ce18" office:value-type="float" office:value="3.166725395" calcext:value-type="float">
            <text:p>3,17E+00</text:p>
          </table:table-cell>
          <table:table-cell table:style-name="ce18" office:value-type="float" office:value="-0.9996776116" calcext:value-type="float">
            <text:p>-1,00E+00</text:p>
          </table:table-cell>
          <table:table-cell table:style-name="ce18" office:value-type="float" office:value="-0.9996841893" calcext:value-type="float">
            <text:p>-1,00E+00</text:p>
          </table:table-cell>
          <table:table-cell table:style-name="ce16" table:formula="of:=[.$D505]-[.$E505]" office:value-type="float" office:value="0.00000657770000001001" calcext:value-type="float">
            <text:p>0,0000066</text:p>
          </table:table-cell>
        </table:table-row>
        <table:table-row table:style-name="ro1">
          <table:table-cell table:style-name="ce17" office:value-type="float" office:value="504" calcext:value-type="float">
            <text:p>504</text:p>
          </table:table-cell>
          <table:table-cell table:style-name="ce17"/>
          <table:table-cell table:style-name="ce18" office:value-type="float" office:value="3.17300858" calcext:value-type="float">
            <text:p>3,17E+00</text:p>
          </table:table-cell>
          <table:table-cell table:style-name="ce18" office:value-type="float" office:value="-0.9994999839" calcext:value-type="float">
            <text:p>-9,99E-01</text:p>
          </table:table-cell>
          <table:table-cell table:style-name="ce18" office:value-type="float" office:value="-0.9995065604" calcext:value-type="float">
            <text:p>-1,00E+00</text:p>
          </table:table-cell>
          <table:table-cell table:style-name="ce16" table:formula="of:=[.$D506]-[.$E506]" office:value-type="float" office:value="0.00000657650000002175" calcext:value-type="float">
            <text:p>0,0000066</text:p>
          </table:table-cell>
        </table:table-row>
        <table:table-row table:style-name="ro1">
          <table:table-cell table:style-name="ce17" office:value-type="float" office:value="505" calcext:value-type="float">
            <text:p>505</text:p>
          </table:table-cell>
          <table:table-cell table:style-name="ce17"/>
          <table:table-cell table:style-name="ce18" office:value-type="float" office:value="3.179291765" calcext:value-type="float">
            <text:p>3,18E+00</text:p>
          </table:table-cell>
          <table:table-cell table:style-name="ce18" office:value-type="float" office:value="-0.9992828976" calcext:value-type="float">
            <text:p>-9,99E-01</text:p>
          </table:table-cell>
          <table:table-cell table:style-name="ce18" office:value-type="float" office:value="-0.9992894726" calcext:value-type="float">
            <text:p>-9,99E-01</text:p>
          </table:table-cell>
          <table:table-cell table:style-name="ce16" table:formula="of:=[.$D507]-[.$E507]" office:value-type="float" office:value="0.00000657500000000866" calcext:value-type="float">
            <text:p>0,0000066</text:p>
          </table:table-cell>
        </table:table-row>
        <table:table-row table:style-name="ro1">
          <table:table-cell table:style-name="ce17" office:value-type="float" office:value="506" calcext:value-type="float">
            <text:p>506</text:p>
          </table:table-cell>
          <table:table-cell table:style-name="ce17"/>
          <table:table-cell table:style-name="ce18" office:value-type="float" office:value="3.185574951" calcext:value-type="float">
            <text:p>3,19E+00</text:p>
          </table:table-cell>
          <table:table-cell table:style-name="ce18" office:value-type="float" office:value="-0.9990263613" calcext:value-type="float">
            <text:p>-9,99E-01</text:p>
          </table:table-cell>
          <table:table-cell table:style-name="ce18" office:value-type="float" office:value="-0.9990329347" calcext:value-type="float">
            <text:p>-9,99E-01</text:p>
          </table:table-cell>
          <table:table-cell table:style-name="ce16" table:formula="of:=[.$D508]-[.$E508]" office:value-type="float" office:value="0.0000065733999999873" calcext:value-type="float">
            <text:p>0,0000066</text:p>
          </table:table-cell>
        </table:table-row>
        <table:table-row table:style-name="ro1">
          <table:table-cell table:style-name="ce17" office:value-type="float" office:value="507" calcext:value-type="float">
            <text:p>507</text:p>
          </table:table-cell>
          <table:table-cell table:style-name="ce17"/>
          <table:table-cell table:style-name="ce18" office:value-type="float" office:value="3.191858136" calcext:value-type="float">
            <text:p>3,19E+00</text:p>
          </table:table-cell>
          <table:table-cell table:style-name="ce18" office:value-type="float" office:value="-0.9987303852" calcext:value-type="float">
            <text:p>-9,99E-01</text:p>
          </table:table-cell>
          <table:table-cell table:style-name="ce18" office:value-type="float" office:value="-0.9987369566" calcext:value-type="float">
            <text:p>-9,99E-01</text:p>
          </table:table-cell>
          <table:table-cell table:style-name="ce16" table:formula="of:=[.$D509]-[.$E509]" office:value-type="float" office:value="0.00000657140000004386" calcext:value-type="float">
            <text:p>0,0000066</text:p>
          </table:table-cell>
        </table:table-row>
        <table:table-row table:style-name="ro1">
          <table:table-cell table:style-name="ce17" office:value-type="float" office:value="508" calcext:value-type="float">
            <text:p>508</text:p>
          </table:table-cell>
          <table:table-cell table:style-name="ce17"/>
          <table:table-cell table:style-name="ce18" office:value-type="float" office:value="3.198141321" calcext:value-type="float">
            <text:p>3,20E+00</text:p>
          </table:table-cell>
          <table:table-cell table:style-name="ce18" office:value-type="float" office:value="-0.9983949809" calcext:value-type="float">
            <text:p>-9,98E-01</text:p>
          </table:table-cell>
          <table:table-cell table:style-name="ce18" office:value-type="float" office:value="-0.9984015501" calcext:value-type="float">
            <text:p>-9,98E-01</text:p>
          </table:table-cell>
          <table:table-cell table:style-name="ce16" table:formula="of:=[.$D510]-[.$E510]" office:value-type="float" office:value="0.00000656920000008387" calcext:value-type="float">
            <text:p>0,0000066</text:p>
          </table:table-cell>
        </table:table-row>
        <table:table-row table:style-name="ro1">
          <table:table-cell table:style-name="ce17" office:value-type="float" office:value="509" calcext:value-type="float">
            <text:p>509</text:p>
          </table:table-cell>
          <table:table-cell table:style-name="ce17"/>
          <table:table-cell table:style-name="ce18" office:value-type="float" office:value="3.204424507" calcext:value-type="float">
            <text:p>3,20E+00</text:p>
          </table:table-cell>
          <table:table-cell table:style-name="ce18" office:value-type="float" office:value="-0.9980201617" calcext:value-type="float">
            <text:p>-9,98E-01</text:p>
          </table:table-cell>
          <table:table-cell table:style-name="ce18" office:value-type="float" office:value="-0.9980267284" calcext:value-type="float">
            <text:p>-9,98E-01</text:p>
          </table:table-cell>
          <table:table-cell table:style-name="ce16" table:formula="of:=[.$D511]-[.$E511]" office:value-type="float" office:value="0.00000656669999998805" calcext:value-type="float">
            <text:p>0,0000066</text:p>
          </table:table-cell>
        </table:table-row>
        <table:table-row table:style-name="ro1">
          <table:table-cell table:style-name="ce17" office:value-type="float" office:value="510" calcext:value-type="float">
            <text:p>510</text:p>
          </table:table-cell>
          <table:table-cell table:style-name="ce17"/>
          <table:table-cell table:style-name="ce18" office:value-type="float" office:value="3.210707692" calcext:value-type="float">
            <text:p>3,21E+00</text:p>
          </table:table-cell>
          <table:table-cell table:style-name="ce18" office:value-type="float" office:value="-0.9976059423" calcext:value-type="float">
            <text:p>-9,98E-01</text:p>
          </table:table-cell>
          <table:table-cell table:style-name="ce18" office:value-type="float" office:value="-0.9976125064" calcext:value-type="float">
            <text:p>-9,98E-01</text:p>
          </table:table-cell>
          <table:table-cell table:style-name="ce16" table:formula="of:=[.$D512]-[.$E512]" office:value-type="float" office:value="0.00000656409999999497" calcext:value-type="float">
            <text:p>0,0000066</text:p>
          </table:table-cell>
        </table:table-row>
        <table:table-row table:style-name="ro1">
          <table:table-cell table:style-name="ce17" office:value-type="float" office:value="511" calcext:value-type="float">
            <text:p>511</text:p>
          </table:table-cell>
          <table:table-cell table:style-name="ce17"/>
          <table:table-cell table:style-name="ce18" office:value-type="float" office:value="3.216990877" calcext:value-type="float">
            <text:p>3,22E+00</text:p>
          </table:table-cell>
          <table:table-cell table:style-name="ce18" office:value-type="float" office:value="-0.9971523392" calcext:value-type="float">
            <text:p>-9,97E-01</text:p>
          </table:table-cell>
          <table:table-cell table:style-name="ce18" office:value-type="float" office:value="-0.9971589003" calcext:value-type="float">
            <text:p>-9,97E-01</text:p>
          </table:table-cell>
          <table:table-cell table:style-name="ce16" table:formula="of:=[.$D513]-[.$E513]" office:value-type="float" office:value="0.00000656109999996879" calcext:value-type="float">
            <text:p>0,0000066</text:p>
          </table:table-cell>
        </table:table-row>
        <table:table-row table:style-name="ro1">
          <table:table-cell table:style-name="ce17" office:value-type="float" office:value="512" calcext:value-type="float">
            <text:p>512</text:p>
          </table:table-cell>
          <table:table-cell table:style-name="ce17"/>
          <table:table-cell table:style-name="ce18" office:value-type="float" office:value="3.223274063" calcext:value-type="float">
            <text:p>3,22E+00</text:p>
          </table:table-cell>
          <table:table-cell table:style-name="ce18" office:value-type="float" office:value="-0.9966593702" calcext:value-type="float">
            <text:p>-9,97E-01</text:p>
          </table:table-cell>
          <table:table-cell table:style-name="ce18" office:value-type="float" office:value="-0.996665928" calcext:value-type="float">
            <text:p>-9,97E-01</text:p>
          </table:table-cell>
          <table:table-cell table:style-name="ce16" table:formula="of:=[.$D514]-[.$E514]" office:value-type="float" office:value="0.00000655780000002881" calcext:value-type="float">
            <text:p>0,0000066</text:p>
          </table:table-cell>
        </table:table-row>
        <table:table-row table:style-name="ro1">
          <table:table-cell table:style-name="ce17" office:value-type="float" office:value="513" calcext:value-type="float">
            <text:p>513</text:p>
          </table:table-cell>
          <table:table-cell table:style-name="ce17"/>
          <table:table-cell table:style-name="ce18" office:value-type="float" office:value="3.229557248" calcext:value-type="float">
            <text:p>3,23E+00</text:p>
          </table:table-cell>
          <table:table-cell table:style-name="ce18" office:value-type="float" office:value="-0.9961270549" calcext:value-type="float">
            <text:p>-9,96E-01</text:p>
          </table:table-cell>
          <table:table-cell table:style-name="ce18" office:value-type="float" office:value="-0.9961336091" calcext:value-type="float">
            <text:p>-9,96E-01</text:p>
          </table:table-cell>
          <table:table-cell table:style-name="ce16" table:formula="of:=[.$D515]-[.$E515]" office:value-type="float" office:value="0.00000655419999995299" calcext:value-type="float">
            <text:p>0,0000066</text:p>
          </table:table-cell>
        </table:table-row>
        <table:table-row table:style-name="ro1">
          <table:table-cell table:style-name="ce17" office:value-type="float" office:value="514" calcext:value-type="float">
            <text:p>514</text:p>
          </table:table-cell>
          <table:table-cell table:style-name="ce17"/>
          <table:table-cell table:style-name="ce18" office:value-type="float" office:value="3.235840433" calcext:value-type="float">
            <text:p>3,24E+00</text:p>
          </table:table-cell>
          <table:table-cell table:style-name="ce18" office:value-type="float" office:value="-0.9955554141" calcext:value-type="float">
            <text:p>-9,96E-01</text:p>
          </table:table-cell>
          <table:table-cell table:style-name="ce18" office:value-type="float" office:value="-0.9955619646" calcext:value-type="float">
            <text:p>-9,96E-01</text:p>
          </table:table-cell>
          <table:table-cell table:style-name="ce16" table:formula="of:=[.$D516]-[.$E516]" office:value-type="float" office:value="0.00000655049999997992" calcext:value-type="float">
            <text:p>0,0000066</text:p>
          </table:table-cell>
        </table:table-row>
        <table:table-row table:style-name="ro1">
          <table:table-cell table:style-name="ce17" office:value-type="float" office:value="515" calcext:value-type="float">
            <text:p>515</text:p>
          </table:table-cell>
          <table:table-cell table:style-name="ce17"/>
          <table:table-cell table:style-name="ce18" office:value-type="float" office:value="3.242123619" calcext:value-type="float">
            <text:p>3,24E+00</text:p>
          </table:table-cell>
          <table:table-cell table:style-name="ce18" office:value-type="float" office:value="-0.9949444705" calcext:value-type="float">
            <text:p>-9,95E-01</text:p>
          </table:table-cell>
          <table:table-cell table:style-name="ce18" office:value-type="float" office:value="-0.994951017" calcext:value-type="float">
            <text:p>-9,95E-01</text:p>
          </table:table-cell>
          <table:table-cell table:style-name="ce16" table:formula="of:=[.$D517]-[.$E517]" office:value-type="float" office:value="0.00000654649999998203" calcext:value-type="float">
            <text:p>0,0000065</text:p>
          </table:table-cell>
        </table:table-row>
        <table:table-row table:style-name="ro1">
          <table:table-cell table:style-name="ce17" office:value-type="float" office:value="516" calcext:value-type="float">
            <text:p>516</text:p>
          </table:table-cell>
          <table:table-cell table:style-name="ce17"/>
          <table:table-cell table:style-name="ce18" office:value-type="float" office:value="3.248406804" calcext:value-type="float">
            <text:p>3,25E+00</text:p>
          </table:table-cell>
          <table:table-cell table:style-name="ce18" office:value-type="float" office:value="-0.9942942482" calcext:value-type="float">
            <text:p>-9,94E-01</text:p>
          </table:table-cell>
          <table:table-cell table:style-name="ce18" office:value-type="float" office:value="-0.9943007904" calcext:value-type="float">
            <text:p>-9,94E-01</text:p>
          </table:table-cell>
          <table:table-cell table:style-name="ce16" table:formula="of:=[.$D518]-[.$E518]" office:value-type="float" office:value="0.00000654220000007033" calcext:value-type="float">
            <text:p>0,0000065</text:p>
          </table:table-cell>
        </table:table-row>
        <table:table-row table:style-name="ro1">
          <table:table-cell table:style-name="ce17" office:value-type="float" office:value="517" calcext:value-type="float">
            <text:p>517</text:p>
          </table:table-cell>
          <table:table-cell table:style-name="ce17"/>
          <table:table-cell table:style-name="ce18" office:value-type="float" office:value="3.254689989" calcext:value-type="float">
            <text:p>3,25E+00</text:p>
          </table:table-cell>
          <table:table-cell table:style-name="ce18" office:value-type="float" office:value="-0.9936047728" calcext:value-type="float">
            <text:p>-9,94E-01</text:p>
          </table:table-cell>
          <table:table-cell table:style-name="ce18" office:value-type="float" office:value="-0.9936113105" calcext:value-type="float">
            <text:p>-9,94E-01</text:p>
          </table:table-cell>
          <table:table-cell table:style-name="ce16" table:formula="of:=[.$D519]-[.$E519]" office:value-type="float" office:value="0.00000653770000003107" calcext:value-type="float">
            <text:p>0,0000065</text:p>
          </table:table-cell>
        </table:table-row>
        <table:table-row table:style-name="ro1">
          <table:table-cell table:style-name="ce17" office:value-type="float" office:value="518" calcext:value-type="float">
            <text:p>518</text:p>
          </table:table-cell>
          <table:table-cell table:style-name="ce17"/>
          <table:table-cell table:style-name="ce18" office:value-type="float" office:value="3.260973174" calcext:value-type="float">
            <text:p>3,26E+00</text:p>
          </table:table-cell>
          <table:table-cell table:style-name="ce18" office:value-type="float" office:value="-0.9928760717" calcext:value-type="float">
            <text:p>-9,93E-01</text:p>
          </table:table-cell>
          <table:table-cell table:style-name="ce18" office:value-type="float" office:value="-0.9928826046" calcext:value-type="float">
            <text:p>-9,93E-01</text:p>
          </table:table-cell>
          <table:table-cell table:style-name="ce16" table:formula="of:=[.$D520]-[.$E520]" office:value-type="float" office:value="0.00000653289999996698" calcext:value-type="float">
            <text:p>0,0000065</text:p>
          </table:table-cell>
        </table:table-row>
        <table:table-row table:style-name="ro1">
          <table:table-cell table:style-name="ce17" office:value-type="float" office:value="519" calcext:value-type="float">
            <text:p>519</text:p>
          </table:table-cell>
          <table:table-cell table:style-name="ce17"/>
          <table:table-cell table:style-name="ce18" office:value-type="float" office:value="3.26725636" calcext:value-type="float">
            <text:p>3,27E+00</text:p>
          </table:table-cell>
          <table:table-cell table:style-name="ce18" office:value-type="float" office:value="-0.9921081735" calcext:value-type="float">
            <text:p>-9,92E-01</text:p>
          </table:table-cell>
          <table:table-cell table:style-name="ce18" office:value-type="float" office:value="-0.9921147013" calcext:value-type="float">
            <text:p>-9,92E-01</text:p>
          </table:table-cell>
          <table:table-cell table:style-name="ce16" table:formula="of:=[.$D521]-[.$E521]" office:value-type="float" office:value="0.00000652779999998909" calcext:value-type="float">
            <text:p>0,0000065</text:p>
          </table:table-cell>
        </table:table-row>
        <table:table-row table:style-name="ro1">
          <table:table-cell table:style-name="ce17" office:value-type="float" office:value="520" calcext:value-type="float">
            <text:p>520</text:p>
          </table:table-cell>
          <table:table-cell table:style-name="ce17"/>
          <table:table-cell table:style-name="ce18" office:value-type="float" office:value="3.273539545" calcext:value-type="float">
            <text:p>3,27E+00</text:p>
          </table:table-cell>
          <table:table-cell table:style-name="ce18" office:value-type="float" office:value="-0.9913011085" calcext:value-type="float">
            <text:p>-9,91E-01</text:p>
          </table:table-cell>
          <table:table-cell table:style-name="ce18" office:value-type="float" office:value="-0.9913076311" calcext:value-type="float">
            <text:p>-9,91E-01</text:p>
          </table:table-cell>
          <table:table-cell table:style-name="ce16" table:formula="of:=[.$D522]-[.$E522]" office:value-type="float" office:value="0.00000652260000000293" calcext:value-type="float">
            <text:p>0,0000065</text:p>
          </table:table-cell>
        </table:table-row>
        <table:table-row table:style-name="ro1">
          <table:table-cell table:style-name="ce17" office:value-type="float" office:value="521" calcext:value-type="float">
            <text:p>521</text:p>
          </table:table-cell>
          <table:table-cell table:style-name="ce17"/>
          <table:table-cell table:style-name="ce18" office:value-type="float" office:value="3.27982273" calcext:value-type="float">
            <text:p>3,28E+00</text:p>
          </table:table-cell>
          <table:table-cell table:style-name="ce18" office:value-type="float" office:value="-0.9904549087" calcext:value-type="float">
            <text:p>-9,90E-01</text:p>
          </table:table-cell>
          <table:table-cell table:style-name="ce18" office:value-type="float" office:value="-0.9904614257" calcext:value-type="float">
            <text:p>-9,90E-01</text:p>
          </table:table-cell>
          <table:table-cell table:style-name="ce16" table:formula="of:=[.$D523]-[.$E523]" office:value-type="float" office:value="0.00000651699999998368" calcext:value-type="float">
            <text:p>0,0000065</text:p>
          </table:table-cell>
        </table:table-row>
        <table:table-row table:style-name="ro1">
          <table:table-cell table:style-name="ce17" office:value-type="float" office:value="522" calcext:value-type="float">
            <text:p>522</text:p>
          </table:table-cell>
          <table:table-cell table:style-name="ce17"/>
          <table:table-cell table:style-name="ce18" office:value-type="float" office:value="3.286105916" calcext:value-type="float">
            <text:p>3,29E+00</text:p>
          </table:table-cell>
          <table:table-cell table:style-name="ce18" office:value-type="float" office:value="-0.9895696075" calcext:value-type="float">
            <text:p>-9,90E-01</text:p>
          </table:table-cell>
          <table:table-cell table:style-name="ce18" office:value-type="float" office:value="-0.9895761186" calcext:value-type="float">
            <text:p>-9,90E-01</text:p>
          </table:table-cell>
          <table:table-cell table:style-name="ce16" table:formula="of:=[.$D524]-[.$E524]" office:value-type="float" office:value="0.00000651110000005062" calcext:value-type="float">
            <text:p>0,0000065</text:p>
          </table:table-cell>
        </table:table-row>
        <table:table-row table:style-name="ro1">
          <table:table-cell table:style-name="ce17" office:value-type="float" office:value="523" calcext:value-type="float">
            <text:p>523</text:p>
          </table:table-cell>
          <table:table-cell table:style-name="ce17"/>
          <table:table-cell table:style-name="ce18" office:value-type="float" office:value="3.292389101" calcext:value-type="float">
            <text:p>3,29E+00</text:p>
          </table:table-cell>
          <table:table-cell table:style-name="ce18" office:value-type="float" office:value="-0.9886452397" calcext:value-type="float">
            <text:p>-9,89E-01</text:p>
          </table:table-cell>
          <table:table-cell table:style-name="ce18" office:value-type="float" office:value="-0.9886517447" calcext:value-type="float">
            <text:p>-9,89E-01</text:p>
          </table:table-cell>
          <table:table-cell table:style-name="ce16" table:formula="of:=[.$D525]-[.$E525]" office:value-type="float" office:value="0.00000650499999998999" calcext:value-type="float">
            <text:p>0,0000065</text:p>
          </table:table-cell>
        </table:table-row>
        <table:table-row table:style-name="ro1">
          <table:table-cell table:style-name="ce17" office:value-type="float" office:value="524" calcext:value-type="float">
            <text:p>524</text:p>
          </table:table-cell>
          <table:table-cell table:style-name="ce17"/>
          <table:table-cell table:style-name="ce18" office:value-type="float" office:value="3.298672286" calcext:value-type="float">
            <text:p>3,30E+00</text:p>
          </table:table-cell>
          <table:table-cell table:style-name="ce18" office:value-type="float" office:value="-0.9876818419" calcext:value-type="float">
            <text:p>-9,88E-01</text:p>
          </table:table-cell>
          <table:table-cell table:style-name="ce18" office:value-type="float" office:value="-0.9876883406" calcext:value-type="float">
            <text:p>-9,88E-01</text:p>
          </table:table-cell>
          <table:table-cell table:style-name="ce16" table:formula="of:=[.$D526]-[.$E526]" office:value-type="float" office:value="0.00000649869999991282" calcext:value-type="float">
            <text:p>0,0000065</text:p>
          </table:table-cell>
        </table:table-row>
        <table:table-row table:style-name="ro1">
          <table:table-cell table:style-name="ce17" office:value-type="float" office:value="525" calcext:value-type="float">
            <text:p>525</text:p>
          </table:table-cell>
          <table:table-cell table:style-name="ce17"/>
          <table:table-cell table:style-name="ce18" office:value-type="float" office:value="3.304955472" calcext:value-type="float">
            <text:p>3,30E+00</text:p>
          </table:table-cell>
          <table:table-cell table:style-name="ce18" office:value-type="float" office:value="-0.9866794521" calcext:value-type="float">
            <text:p>-9,87E-01</text:p>
          </table:table-cell>
          <table:table-cell table:style-name="ce18" office:value-type="float" office:value="-0.9866859442" calcext:value-type="float">
            <text:p>-9,87E-01</text:p>
          </table:table-cell>
          <table:table-cell table:style-name="ce16" table:formula="of:=[.$D527]-[.$E527]" office:value-type="float" office:value="0.00000649209999992184" calcext:value-type="float">
            <text:p>0,0000065</text:p>
          </table:table-cell>
        </table:table-row>
        <table:table-row table:style-name="ro1">
          <table:table-cell table:style-name="ce17" office:value-type="float" office:value="526" calcext:value-type="float">
            <text:p>526</text:p>
          </table:table-cell>
          <table:table-cell table:style-name="ce17"/>
          <table:table-cell table:style-name="ce18" office:value-type="float" office:value="3.311238657" calcext:value-type="float">
            <text:p>3,31E+00</text:p>
          </table:table-cell>
          <table:table-cell table:style-name="ce18" office:value-type="float" office:value="-0.9856381099" calcext:value-type="float">
            <text:p>-9,86E-01</text:p>
          </table:table-cell>
          <table:table-cell table:style-name="ce18" office:value-type="float" office:value="-0.9856445951" calcext:value-type="float">
            <text:p>-9,86E-01</text:p>
          </table:table-cell>
          <table:table-cell table:style-name="ce16" table:formula="of:=[.$D528]-[.$E528]" office:value-type="float" office:value="0.00000648520000001707" calcext:value-type="float">
            <text:p>0,0000065</text:p>
          </table:table-cell>
        </table:table-row>
        <table:table-row table:style-name="ro1">
          <table:table-cell table:style-name="ce17" office:value-type="float" office:value="527" calcext:value-type="float">
            <text:p>527</text:p>
          </table:table-cell>
          <table:table-cell table:style-name="ce17"/>
          <table:table-cell table:style-name="ce18" office:value-type="float" office:value="3.317521842" calcext:value-type="float">
            <text:p>3,32E+00</text:p>
          </table:table-cell>
          <table:table-cell table:style-name="ce18" office:value-type="float" office:value="-0.9845578564" calcext:value-type="float">
            <text:p>-9,85E-01</text:p>
          </table:table-cell>
          <table:table-cell table:style-name="ce18" office:value-type="float" office:value="-0.9845643345" calcext:value-type="float">
            <text:p>-9,85E-01</text:p>
          </table:table-cell>
          <table:table-cell table:style-name="ce16" table:formula="of:=[.$D529]-[.$E529]" office:value-type="float" office:value="0.00000647809999998472" calcext:value-type="float">
            <text:p>0,0000065</text:p>
          </table:table-cell>
        </table:table-row>
        <table:table-row table:style-name="ro1">
          <table:table-cell table:style-name="ce17" office:value-type="float" office:value="528" calcext:value-type="float">
            <text:p>528</text:p>
          </table:table-cell>
          <table:table-cell table:style-name="ce17"/>
          <table:table-cell table:style-name="ce18" office:value-type="float" office:value="3.323805027" calcext:value-type="float">
            <text:p>3,32E+00</text:p>
          </table:table-cell>
          <table:table-cell table:style-name="ce18" office:value-type="float" office:value="-0.9834387342" calcext:value-type="float">
            <text:p>-9,83E-01</text:p>
          </table:table-cell>
          <table:table-cell table:style-name="ce18" office:value-type="float" office:value="-0.983445205" calcext:value-type="float">
            <text:p>-9,83E-01</text:p>
          </table:table-cell>
          <table:table-cell table:style-name="ce16" table:formula="of:=[.$D530]-[.$E530]" office:value-type="float" office:value="0.00000647079999993583" calcext:value-type="float">
            <text:p>0,0000065</text:p>
          </table:table-cell>
        </table:table-row>
        <table:table-row table:style-name="ro1">
          <table:table-cell table:style-name="ce17" office:value-type="float" office:value="529" calcext:value-type="float">
            <text:p>529</text:p>
          </table:table-cell>
          <table:table-cell table:style-name="ce17"/>
          <table:table-cell table:style-name="ce18" office:value-type="float" office:value="3.330088213" calcext:value-type="float">
            <text:p>3,33E+00</text:p>
          </table:table-cell>
          <table:table-cell table:style-name="ce18" office:value-type="float" office:value="-0.9822807876" calcext:value-type="float">
            <text:p>-9,82E-01</text:p>
          </table:table-cell>
          <table:table-cell table:style-name="ce18" office:value-type="float" office:value="-0.9822872507" calcext:value-type="float">
            <text:p>-9,82E-01</text:p>
          </table:table-cell>
          <table:table-cell table:style-name="ce16" table:formula="of:=[.$D531]-[.$E531]" office:value-type="float" office:value="0.00000646309999996486" calcext:value-type="float">
            <text:p>0,0000065</text:p>
          </table:table-cell>
        </table:table-row>
        <table:table-row table:style-name="ro1">
          <table:table-cell table:style-name="ce17" office:value-type="float" office:value="530" calcext:value-type="float">
            <text:p>530</text:p>
          </table:table-cell>
          <table:table-cell table:style-name="ce17"/>
          <table:table-cell table:style-name="ce18" office:value-type="float" office:value="3.336371398" calcext:value-type="float">
            <text:p>3,34E+00</text:p>
          </table:table-cell>
          <table:table-cell table:style-name="ce18" office:value-type="float" office:value="-0.9810840621" calcext:value-type="float">
            <text:p>-9,81E-01</text:p>
          </table:table-cell>
          <table:table-cell table:style-name="ce18" office:value-type="float" office:value="-0.9810905174" calcext:value-type="float">
            <text:p>-9,81E-01</text:p>
          </table:table-cell>
          <table:table-cell table:style-name="ce16" table:formula="of:=[.$D532]-[.$E532]" office:value-type="float" office:value="0.00000645530000009664" calcext:value-type="float">
            <text:p>0,0000065</text:p>
          </table:table-cell>
        </table:table-row>
        <table:table-row table:style-name="ro1">
          <table:table-cell table:style-name="ce17" office:value-type="float" office:value="531" calcext:value-type="float">
            <text:p>531</text:p>
          </table:table-cell>
          <table:table-cell table:style-name="ce17"/>
          <table:table-cell table:style-name="ce18" office:value-type="float" office:value="3.342654583" calcext:value-type="float">
            <text:p>3,34E+00</text:p>
          </table:table-cell>
          <table:table-cell table:style-name="ce18" office:value-type="float" office:value="-0.9798486052" calcext:value-type="float">
            <text:p>-9,80E-01</text:p>
          </table:table-cell>
          <table:table-cell table:style-name="ce18" office:value-type="float" office:value="-0.9798550524" calcext:value-type="float">
            <text:p>-9,80E-01</text:p>
          </table:table-cell>
          <table:table-cell table:style-name="ce16" table:formula="of:=[.$D533]-[.$E533]" office:value-type="float" office:value="0.00000644719999998156" calcext:value-type="float">
            <text:p>0,0000064</text:p>
          </table:table-cell>
        </table:table-row>
        <table:table-row table:style-name="ro1">
          <table:table-cell table:style-name="ce17" office:value-type="float" office:value="532" calcext:value-type="float">
            <text:p>532</text:p>
          </table:table-cell>
          <table:table-cell table:style-name="ce17"/>
          <table:table-cell table:style-name="ce18" office:value-type="float" office:value="3.348937769" calcext:value-type="float">
            <text:p>3,35E+00</text:p>
          </table:table-cell>
          <table:table-cell table:style-name="ce18" office:value-type="float" office:value="-0.9785744655" calcext:value-type="float">
            <text:p>-9,79E-01</text:p>
          </table:table-cell>
          <table:table-cell table:style-name="ce18" office:value-type="float" office:value="-0.9785809043" calcext:value-type="float">
            <text:p>-9,79E-01</text:p>
          </table:table-cell>
          <table:table-cell table:style-name="ce16" table:formula="of:=[.$D534]-[.$E534]" office:value-type="float" office:value="0.00000643879999995267" calcext:value-type="float">
            <text:p>0,0000064</text:p>
          </table:table-cell>
        </table:table-row>
        <table:table-row table:style-name="ro1">
          <table:table-cell table:style-name="ce17" office:value-type="float" office:value="533" calcext:value-type="float">
            <text:p>533</text:p>
          </table:table-cell>
          <table:table-cell table:style-name="ce17"/>
          <table:table-cell table:style-name="ce18" office:value-type="float" office:value="3.355220954" calcext:value-type="float">
            <text:p>3,36E+00</text:p>
          </table:table-cell>
          <table:table-cell table:style-name="ce18" office:value-type="float" office:value="-0.9772616934" calcext:value-type="float">
            <text:p>-9,77E-01</text:p>
          </table:table-cell>
          <table:table-cell table:style-name="ce18" office:value-type="float" office:value="-0.9772681236" calcext:value-type="float">
            <text:p>-9,77E-01</text:p>
          </table:table-cell>
          <table:table-cell table:style-name="ce16" table:formula="of:=[.$D535]-[.$E535]" office:value-type="float" office:value="0.00000643020000001826" calcext:value-type="float">
            <text:p>0,0000064</text:p>
          </table:table-cell>
        </table:table-row>
        <table:table-row table:style-name="ro1">
          <table:table-cell table:style-name="ce17" office:value-type="float" office:value="534" calcext:value-type="float">
            <text:p>534</text:p>
          </table:table-cell>
          <table:table-cell table:style-name="ce17"/>
          <table:table-cell table:style-name="ce18" office:value-type="float" office:value="3.361504139" calcext:value-type="float">
            <text:p>3,36E+00</text:p>
          </table:table-cell>
          <table:table-cell table:style-name="ce18" office:value-type="float" office:value="-0.9759103407" calcext:value-type="float">
            <text:p>-9,76E-01</text:p>
          </table:table-cell>
          <table:table-cell table:style-name="ce18" office:value-type="float" office:value="-0.9759167619" calcext:value-type="float">
            <text:p>-9,76E-01</text:p>
          </table:table-cell>
          <table:table-cell table:style-name="ce16" table:formula="of:=[.$D536]-[.$E536]" office:value-type="float" office:value="0.00000642119999993973" calcext:value-type="float">
            <text:p>0,0000064</text:p>
          </table:table-cell>
        </table:table-row>
        <table:table-row table:style-name="ro1">
          <table:table-cell table:style-name="ce17" office:value-type="float" office:value="535" calcext:value-type="float">
            <text:p>535</text:p>
          </table:table-cell>
          <table:table-cell table:style-name="ce17"/>
          <table:table-cell table:style-name="ce18" office:value-type="float" office:value="3.367787325" calcext:value-type="float">
            <text:p>3,37E+00</text:p>
          </table:table-cell>
          <table:table-cell table:style-name="ce18" office:value-type="float" office:value="-0.9745204607" calcext:value-type="float">
            <text:p>-9,75E-01</text:p>
          </table:table-cell>
          <table:table-cell table:style-name="ce18" office:value-type="float" office:value="-0.9745268728" calcext:value-type="float">
            <text:p>-9,75E-01</text:p>
          </table:table-cell>
          <table:table-cell table:style-name="ce16" table:formula="of:=[.$D537]-[.$E537]" office:value-type="float" office:value="0.00000641209999996395" calcext:value-type="float">
            <text:p>0,0000064</text:p>
          </table:table-cell>
        </table:table-row>
        <table:table-row table:style-name="ro1">
          <table:table-cell table:style-name="ce17" office:value-type="float" office:value="536" calcext:value-type="float">
            <text:p>536</text:p>
          </table:table-cell>
          <table:table-cell table:style-name="ce17"/>
          <table:table-cell table:style-name="ce18" office:value-type="float" office:value="3.37407051" calcext:value-type="float">
            <text:p>3,37E+00</text:p>
          </table:table-cell>
          <table:table-cell table:style-name="ce18" office:value-type="float" office:value="-0.9730921083" calcext:value-type="float">
            <text:p>-9,73E-01</text:p>
          </table:table-cell>
          <table:table-cell table:style-name="ce18" office:value-type="float" office:value="-0.973098511" calcext:value-type="float">
            <text:p>-9,73E-01</text:p>
          </table:table-cell>
          <table:table-cell table:style-name="ce16" table:formula="of:=[.$D538]-[.$E538]" office:value-type="float" office:value="0.00000640269999996335" calcext:value-type="float">
            <text:p>0,0000064</text:p>
          </table:table-cell>
        </table:table-row>
        <table:table-row table:style-name="ro1">
          <table:table-cell table:style-name="ce17" office:value-type="float" office:value="537" calcext:value-type="float">
            <text:p>537</text:p>
          </table:table-cell>
          <table:table-cell table:style-name="ce17"/>
          <table:table-cell table:style-name="ce18" office:value-type="float" office:value="3.380353695" calcext:value-type="float">
            <text:p>3,38E+00</text:p>
          </table:table-cell>
          <table:table-cell table:style-name="ce18" office:value-type="float" office:value="-0.9716253398" calcext:value-type="float">
            <text:p>-9,72E-01</text:p>
          </table:table-cell>
          <table:table-cell table:style-name="ce18" office:value-type="float" office:value="-0.9716317329" calcext:value-type="float">
            <text:p>-9,72E-01</text:p>
          </table:table-cell>
          <table:table-cell table:style-name="ce16" table:formula="of:=[.$D539]-[.$E539]" office:value-type="float" office:value="0.00000639310000005722" calcext:value-type="float">
            <text:p>0,0000064</text:p>
          </table:table-cell>
        </table:table-row>
        <table:table-row table:style-name="ro1">
          <table:table-cell table:style-name="ce17" office:value-type="float" office:value="538" calcext:value-type="float">
            <text:p>538</text:p>
          </table:table-cell>
          <table:table-cell table:style-name="ce17"/>
          <table:table-cell table:style-name="ce18" office:value-type="float" office:value="3.386636881" calcext:value-type="float">
            <text:p>3,39E+00</text:p>
          </table:table-cell>
          <table:table-cell table:style-name="ce18" office:value-type="float" office:value="-0.9701202133" calcext:value-type="float">
            <text:p>-9,70E-01</text:p>
          </table:table-cell>
          <table:table-cell table:style-name="ce18" office:value-type="float" office:value="-0.9701265965" calcext:value-type="float">
            <text:p>-9,70E-01</text:p>
          </table:table-cell>
          <table:table-cell table:style-name="ce16" table:formula="of:=[.$D540]-[.$E540]" office:value-type="float" office:value="0.00000638319999990422" calcext:value-type="float">
            <text:p>0,0000064</text:p>
          </table:table-cell>
        </table:table-row>
        <table:table-row table:style-name="ro1">
          <table:table-cell table:style-name="ce17" office:value-type="float" office:value="539" calcext:value-type="float">
            <text:p>539</text:p>
          </table:table-cell>
          <table:table-cell table:style-name="ce17"/>
          <table:table-cell table:style-name="ce18" office:value-type="float" office:value="3.392920066" calcext:value-type="float">
            <text:p>3,39E+00</text:p>
          </table:table-cell>
          <table:table-cell table:style-name="ce18" office:value-type="float" office:value="-0.9685767881" calcext:value-type="float">
            <text:p>-9,69E-01</text:p>
          </table:table-cell>
          <table:table-cell table:style-name="ce18" office:value-type="float" office:value="-0.9685831611" calcext:value-type="float">
            <text:p>-9,69E-01</text:p>
          </table:table-cell>
          <table:table-cell table:style-name="ce16" table:formula="of:=[.$D541]-[.$E541]" office:value-type="float" office:value="0.00000637300000005947" calcext:value-type="float">
            <text:p>0,0000064</text:p>
          </table:table-cell>
        </table:table-row>
        <table:table-row table:style-name="ro1">
          <table:table-cell table:style-name="ce17" office:value-type="float" office:value="540" calcext:value-type="float">
            <text:p>540</text:p>
          </table:table-cell>
          <table:table-cell table:style-name="ce17"/>
          <table:table-cell table:style-name="ce18" office:value-type="float" office:value="3.399203251" calcext:value-type="float">
            <text:p>3,40E+00</text:p>
          </table:table-cell>
          <table:table-cell table:style-name="ce18" office:value-type="float" office:value="-0.9669951252" calcext:value-type="float">
            <text:p>-9,67E-01</text:p>
          </table:table-cell>
          <table:table-cell table:style-name="ce18" office:value-type="float" office:value="-0.9670014878" calcext:value-type="float">
            <text:p>-9,67E-01</text:p>
          </table:table-cell>
          <table:table-cell table:style-name="ce16" table:formula="of:=[.$D542]-[.$E542]" office:value-type="float" office:value="0.00000636259999997613" calcext:value-type="float">
            <text:p>0,0000064</text:p>
          </table:table-cell>
        </table:table-row>
        <table:table-row table:style-name="ro1">
          <table:table-cell table:style-name="ce17" office:value-type="float" office:value="541" calcext:value-type="float">
            <text:p>541</text:p>
          </table:table-cell>
          <table:table-cell table:style-name="ce17"/>
          <table:table-cell table:style-name="ce18" office:value-type="float" office:value="3.405486436" calcext:value-type="float">
            <text:p>3,41E+00</text:p>
          </table:table-cell>
          <table:table-cell table:style-name="ce18" office:value-type="float" office:value="-0.9653752869" calcext:value-type="float">
            <text:p>-9,65E-01</text:p>
          </table:table-cell>
          <table:table-cell table:style-name="ce18" office:value-type="float" office:value="-0.9653816388" calcext:value-type="float">
            <text:p>-9,65E-01</text:p>
          </table:table-cell>
          <table:table-cell table:style-name="ce16" table:formula="of:=[.$D543]-[.$E543]" office:value-type="float" office:value="0.00000635189999997898" calcext:value-type="float">
            <text:p>0,0000064</text:p>
          </table:table-cell>
        </table:table-row>
        <table:table-row table:style-name="ro1">
          <table:table-cell table:style-name="ce17" office:value-type="float" office:value="542" calcext:value-type="float">
            <text:p>542</text:p>
          </table:table-cell>
          <table:table-cell table:style-name="ce17"/>
          <table:table-cell table:style-name="ce18" office:value-type="float" office:value="3.411769622" calcext:value-type="float">
            <text:p>3,41E+00</text:p>
          </table:table-cell>
          <table:table-cell table:style-name="ce18" office:value-type="float" office:value="-0.9637173373" calcext:value-type="float">
            <text:p>-9,64E-01</text:p>
          </table:table-cell>
          <table:table-cell table:style-name="ce18" office:value-type="float" office:value="-0.9637236783" calcext:value-type="float">
            <text:p>-9,64E-01</text:p>
          </table:table-cell>
          <table:table-cell table:style-name="ce16" table:formula="of:=[.$D544]-[.$E544]" office:value-type="float" office:value="0.00000634099999996529" calcext:value-type="float">
            <text:p>0,0000063</text:p>
          </table:table-cell>
        </table:table-row>
        <table:table-row table:style-name="ro1">
          <table:table-cell table:style-name="ce17" office:value-type="float" office:value="543" calcext:value-type="float">
            <text:p>543</text:p>
          </table:table-cell>
          <table:table-cell table:style-name="ce17"/>
          <table:table-cell table:style-name="ce18" office:value-type="float" office:value="3.418052807" calcext:value-type="float">
            <text:p>3,42E+00</text:p>
          </table:table-cell>
          <table:table-cell table:style-name="ce18" office:value-type="float" office:value="-0.9620213417" calcext:value-type="float">
            <text:p>-9,62E-01</text:p>
          </table:table-cell>
          <table:table-cell table:style-name="ce18" office:value-type="float" office:value="-0.9620276716" calcext:value-type="float">
            <text:p>-9,62E-01</text:p>
          </table:table-cell>
          <table:table-cell table:style-name="ce16" table:formula="of:=[.$D545]-[.$E545]" office:value-type="float" office:value="0.00000632989999993505" calcext:value-type="float">
            <text:p>0,0000063</text:p>
          </table:table-cell>
        </table:table-row>
        <table:table-row table:style-name="ro1">
          <table:table-cell table:style-name="ce17" office:value-type="float" office:value="544" calcext:value-type="float">
            <text:p>544</text:p>
          </table:table-cell>
          <table:table-cell table:style-name="ce17"/>
          <table:table-cell table:style-name="ce18" office:value-type="float" office:value="3.424335992" calcext:value-type="float">
            <text:p>3,42E+00</text:p>
          </table:table-cell>
          <table:table-cell table:style-name="ce18" office:value-type="float" office:value="-0.9602873672" calcext:value-type="float">
            <text:p>-9,60E-01</text:p>
          </table:table-cell>
          <table:table-cell table:style-name="ce18" office:value-type="float" office:value="-0.9602936857" calcext:value-type="float">
            <text:p>-9,60E-01</text:p>
          </table:table-cell>
          <table:table-cell table:style-name="ce16" table:formula="of:=[.$D546]-[.$E546]" office:value-type="float" office:value="0.00000631849999999101" calcext:value-type="float">
            <text:p>0,0000063</text:p>
          </table:table-cell>
        </table:table-row>
        <table:table-row table:style-name="ro1">
          <table:table-cell table:style-name="ce17" office:value-type="float" office:value="545" calcext:value-type="float">
            <text:p>545</text:p>
          </table:table-cell>
          <table:table-cell table:style-name="ce17"/>
          <table:table-cell table:style-name="ce18" office:value-type="float" office:value="3.430619178" calcext:value-type="float">
            <text:p>3,43E+00</text:p>
          </table:table-cell>
          <table:table-cell table:style-name="ce18" office:value-type="float" office:value="-0.9585154822" calcext:value-type="float">
            <text:p>-9,59E-01</text:p>
          </table:table-cell>
          <table:table-cell table:style-name="ce18" office:value-type="float" office:value="-0.958521789" calcext:value-type="float">
            <text:p>-9,59E-01</text:p>
          </table:table-cell>
          <table:table-cell table:style-name="ce16" table:formula="of:=[.$D547]-[.$E547]" office:value-type="float" office:value="0.00000630680000002215" calcext:value-type="float">
            <text:p>0,0000063</text:p>
          </table:table-cell>
        </table:table-row>
        <table:table-row table:style-name="ro1">
          <table:table-cell table:style-name="ce17" office:value-type="float" office:value="546" calcext:value-type="float">
            <text:p>546</text:p>
          </table:table-cell>
          <table:table-cell table:style-name="ce17"/>
          <table:table-cell table:style-name="ce18" office:value-type="float" office:value="3.436902363" calcext:value-type="float">
            <text:p>3,44E+00</text:p>
          </table:table-cell>
          <table:table-cell table:style-name="ce18" office:value-type="float" office:value="-0.9567057567" calcext:value-type="float">
            <text:p>-9,57E-01</text:p>
          </table:table-cell>
          <table:table-cell table:style-name="ce18" office:value-type="float" office:value="-0.9567120516" calcext:value-type="float">
            <text:p>-9,57E-01</text:p>
          </table:table-cell>
          <table:table-cell table:style-name="ce16" table:formula="of:=[.$D548]-[.$E548]" office:value-type="float" office:value="0.00000629490000003674" calcext:value-type="float">
            <text:p>0,0000063</text:p>
          </table:table-cell>
        </table:table-row>
        <table:table-row table:style-name="ro1">
          <table:table-cell table:style-name="ce17" office:value-type="float" office:value="547" calcext:value-type="float">
            <text:p>547</text:p>
          </table:table-cell>
          <table:table-cell table:style-name="ce17"/>
          <table:table-cell table:style-name="ce18" office:value-type="float" office:value="3.443185548" calcext:value-type="float">
            <text:p>3,44E+00</text:p>
          </table:table-cell>
          <table:table-cell table:style-name="ce18" office:value-type="float" office:value="-0.954858262" calcext:value-type="float">
            <text:p>-9,55E-01</text:p>
          </table:table-cell>
          <table:table-cell table:style-name="ce18" office:value-type="float" office:value="-0.9548645447" calcext:value-type="float">
            <text:p>-9,55E-01</text:p>
          </table:table-cell>
          <table:table-cell table:style-name="ce16" table:formula="of:=[.$D549]-[.$E549]" office:value-type="float" office:value="0.00000628270000002651" calcext:value-type="float">
            <text:p>0,0000063</text:p>
          </table:table-cell>
        </table:table-row>
        <table:table-row table:style-name="ro1">
          <table:table-cell table:style-name="ce17" office:value-type="float" office:value="548" calcext:value-type="float">
            <text:p>548</text:p>
          </table:table-cell>
          <table:table-cell table:style-name="ce17"/>
          <table:table-cell table:style-name="ce18" office:value-type="float" office:value="3.449468734" calcext:value-type="float">
            <text:p>3,45E+00</text:p>
          </table:table-cell>
          <table:table-cell table:style-name="ce18" office:value-type="float" office:value="-0.9529730712" calcext:value-type="float">
            <text:p>-9,53E-01</text:p>
          </table:table-cell>
          <table:table-cell table:style-name="ce18" office:value-type="float" office:value="-0.9529793415" calcext:value-type="float">
            <text:p>-9,53E-01</text:p>
          </table:table-cell>
          <table:table-cell table:style-name="ce16" table:formula="of:=[.$D550]-[.$E550]" office:value-type="float" office:value="0.00000627029999999973" calcext:value-type="float">
            <text:p>0,0000063</text:p>
          </table:table-cell>
        </table:table-row>
        <table:table-row table:style-name="ro1">
          <table:table-cell table:style-name="ce17" office:value-type="float" office:value="549" calcext:value-type="float">
            <text:p>549</text:p>
          </table:table-cell>
          <table:table-cell table:style-name="ce17"/>
          <table:table-cell table:style-name="ce18" office:value-type="float" office:value="3.455751919" calcext:value-type="float">
            <text:p>3,46E+00</text:p>
          </table:table-cell>
          <table:table-cell table:style-name="ce18" office:value-type="float" office:value="-0.9510502586" calcext:value-type="float">
            <text:p>-9,51E-01</text:p>
          </table:table-cell>
          <table:table-cell table:style-name="ce18" office:value-type="float" office:value="-0.9510565163" calcext:value-type="float">
            <text:p>-9,51E-01</text:p>
          </table:table-cell>
          <table:table-cell table:style-name="ce16" table:formula="of:=[.$D551]-[.$E551]" office:value-type="float" office:value="0.0000062576999999564" calcext:value-type="float">
            <text:p>0,0000063</text:p>
          </table:table-cell>
        </table:table-row>
        <table:table-row table:style-name="ro1">
          <table:table-cell table:style-name="ce17" office:value-type="float" office:value="550" calcext:value-type="float">
            <text:p>550</text:p>
          </table:table-cell>
          <table:table-cell table:style-name="ce17"/>
          <table:table-cell table:style-name="ce18" office:value-type="float" office:value="3.462035104" calcext:value-type="float">
            <text:p>3,46E+00</text:p>
          </table:table-cell>
          <table:table-cell table:style-name="ce18" office:value-type="float" office:value="-0.9490899002" calcext:value-type="float">
            <text:p>-9,49E-01</text:p>
          </table:table-cell>
          <table:table-cell table:style-name="ce18" office:value-type="float" office:value="-0.949096145" calcext:value-type="float">
            <text:p>-9,49E-01</text:p>
          </table:table-cell>
          <table:table-cell table:style-name="ce16" table:formula="of:=[.$D552]-[.$E552]" office:value-type="float" office:value="0.00000624479999999927" calcext:value-type="float">
            <text:p>0,0000062</text:p>
          </table:table-cell>
        </table:table-row>
        <table:table-row table:style-name="ro1">
          <table:table-cell table:style-name="ce17" office:value-type="float" office:value="551" calcext:value-type="float">
            <text:p>551</text:p>
          </table:table-cell>
          <table:table-cell table:style-name="ce17"/>
          <table:table-cell table:style-name="ce18" office:value-type="float" office:value="3.46831829" calcext:value-type="float">
            <text:p>3,47E+00</text:p>
          </table:table-cell>
          <table:table-cell table:style-name="ce18" office:value-type="float" office:value="-0.9470920733" calcext:value-type="float">
            <text:p>-9,47E-01</text:p>
          </table:table-cell>
          <table:table-cell table:style-name="ce18" office:value-type="float" office:value="-0.947098305" calcext:value-type="float">
            <text:p>-9,47E-01</text:p>
          </table:table-cell>
          <table:table-cell table:style-name="ce16" table:formula="of:=[.$D553]-[.$E553]" office:value-type="float" office:value="0.0000062317000000256" calcext:value-type="float">
            <text:p>0,0000062</text:p>
          </table:table-cell>
        </table:table-row>
        <table:table-row table:style-name="ro1">
          <table:table-cell table:style-name="ce17" office:value-type="float" office:value="552" calcext:value-type="float">
            <text:p>552</text:p>
          </table:table-cell>
          <table:table-cell table:style-name="ce17"/>
          <table:table-cell table:style-name="ce18" office:value-type="float" office:value="3.474601475" calcext:value-type="float">
            <text:p>3,47E+00</text:p>
          </table:table-cell>
          <table:table-cell table:style-name="ce18" office:value-type="float" office:value="-0.9450568569" calcext:value-type="float">
            <text:p>-9,45E-01</text:p>
          </table:table-cell>
          <table:table-cell table:style-name="ce18" office:value-type="float" office:value="-0.9450630752" calcext:value-type="float">
            <text:p>-9,45E-01</text:p>
          </table:table-cell>
          <table:table-cell table:style-name="ce16" table:formula="of:=[.$D554]-[.$E554]" office:value-type="float" office:value="0.00000621829999991608" calcext:value-type="float">
            <text:p>0,0000062</text:p>
          </table:table-cell>
        </table:table-row>
        <table:table-row table:style-name="ro1">
          <table:table-cell table:style-name="ce17" office:value-type="float" office:value="553" calcext:value-type="float">
            <text:p>553</text:p>
          </table:table-cell>
          <table:table-cell table:style-name="ce17"/>
          <table:table-cell table:style-name="ce18" office:value-type="float" office:value="3.48088466" calcext:value-type="float">
            <text:p>3,48E+00</text:p>
          </table:table-cell>
          <table:table-cell table:style-name="ce18" office:value-type="float" office:value="-0.9429843313" calcext:value-type="float">
            <text:p>-9,43E-01</text:p>
          </table:table-cell>
          <table:table-cell table:style-name="ce18" office:value-type="float" office:value="-0.9429905359" calcext:value-type="float">
            <text:p>-9,43E-01</text:p>
          </table:table-cell>
          <table:table-cell table:style-name="ce16" table:formula="of:=[.$D555]-[.$E555]" office:value-type="float" office:value="0.00000620460000000378" calcext:value-type="float">
            <text:p>0,0000062</text:p>
          </table:table-cell>
        </table:table-row>
        <table:table-row table:style-name="ro1">
          <table:table-cell table:style-name="ce17" office:value-type="float" office:value="554" calcext:value-type="float">
            <text:p>554</text:p>
          </table:table-cell>
          <table:table-cell table:style-name="ce17"/>
          <table:table-cell table:style-name="ce18" office:value-type="float" office:value="3.487167845" calcext:value-type="float">
            <text:p>3,49E+00</text:p>
          </table:table-cell>
          <table:table-cell table:style-name="ce18" office:value-type="float" office:value="-0.9408745782" calcext:value-type="float">
            <text:p>-9,41E-01</text:p>
          </table:table-cell>
          <table:table-cell table:style-name="ce18" office:value-type="float" office:value="-0.940880769" calcext:value-type="float">
            <text:p>-9,41E-01</text:p>
          </table:table-cell>
          <table:table-cell table:style-name="ce16" table:formula="of:=[.$D556]-[.$E556]" office:value-type="float" office:value="0.00000619079999997219" calcext:value-type="float">
            <text:p>0,0000062</text:p>
          </table:table-cell>
        </table:table-row>
        <table:table-row table:style-name="ro1">
          <table:table-cell table:style-name="ce17" office:value-type="float" office:value="555" calcext:value-type="float">
            <text:p>555</text:p>
          </table:table-cell>
          <table:table-cell table:style-name="ce17"/>
          <table:table-cell table:style-name="ce18" office:value-type="float" office:value="3.493451031" calcext:value-type="float">
            <text:p>3,49E+00</text:p>
          </table:table-cell>
          <table:table-cell table:style-name="ce18" office:value-type="float" office:value="-0.938727681" calcext:value-type="float">
            <text:p>-9,39E-01</text:p>
          </table:table-cell>
          <table:table-cell table:style-name="ce18" office:value-type="float" office:value="-0.9387338577" calcext:value-type="float">
            <text:p>-9,39E-01</text:p>
          </table:table-cell>
          <table:table-cell table:style-name="ce16" table:formula="of:=[.$D557]-[.$E557]" office:value-type="float" office:value="0.00000617670000002679" calcext:value-type="float">
            <text:p>0,0000062</text:p>
          </table:table-cell>
        </table:table-row>
        <table:table-row table:style-name="ro1">
          <table:table-cell table:style-name="ce17" office:value-type="float" office:value="556" calcext:value-type="float">
            <text:p>556</text:p>
          </table:table-cell>
          <table:table-cell table:style-name="ce17"/>
          <table:table-cell table:style-name="ce18" office:value-type="float" office:value="3.499734216" calcext:value-type="float">
            <text:p>3,50E+00</text:p>
          </table:table-cell>
          <table:table-cell table:style-name="ce18" office:value-type="float" office:value="-0.9365437245" calcext:value-type="float">
            <text:p>-9,37E-01</text:p>
          </table:table-cell>
          <table:table-cell table:style-name="ce18" office:value-type="float" office:value="-0.9365498867" calcext:value-type="float">
            <text:p>-9,37E-01</text:p>
          </table:table-cell>
          <table:table-cell table:style-name="ce16" table:formula="of:=[.$D558]-[.$E558]" office:value-type="float" office:value="0.0000061622000000483" calcext:value-type="float">
            <text:p>0,0000062</text:p>
          </table:table-cell>
        </table:table-row>
        <table:table-row table:style-name="ro1">
          <table:table-cell table:style-name="ce17" office:value-type="float" office:value="557" calcext:value-type="float">
            <text:p>557</text:p>
          </table:table-cell>
          <table:table-cell table:style-name="ce17"/>
          <table:table-cell table:style-name="ce18" office:value-type="float" office:value="3.506017401" calcext:value-type="float">
            <text:p>3,51E+00</text:p>
          </table:table-cell>
          <table:table-cell table:style-name="ce18" office:value-type="float" office:value="-0.9343227948" calcext:value-type="float">
            <text:p>-9,34E-01</text:p>
          </table:table-cell>
          <table:table-cell table:style-name="ce18" office:value-type="float" office:value="-0.9343289425" calcext:value-type="float">
            <text:p>-9,34E-01</text:p>
          </table:table-cell>
          <table:table-cell table:style-name="ce16" table:formula="of:=[.$D559]-[.$E559]" office:value-type="float" office:value="0.00000614769999995879" calcext:value-type="float">
            <text:p>0,0000061</text:p>
          </table:table-cell>
        </table:table-row>
        <table:table-row table:style-name="ro1">
          <table:table-cell table:style-name="ce17" office:value-type="float" office:value="558" calcext:value-type="float">
            <text:p>558</text:p>
          </table:table-cell>
          <table:table-cell table:style-name="ce17"/>
          <table:table-cell table:style-name="ce18" office:value-type="float" office:value="3.512300587" calcext:value-type="float">
            <text:p>3,51E+00</text:p>
          </table:table-cell>
          <table:table-cell table:style-name="ce18" office:value-type="float" office:value="-0.9320649797" calcext:value-type="float">
            <text:p>-9,32E-01</text:p>
          </table:table-cell>
          <table:table-cell table:style-name="ce18" office:value-type="float" office:value="-0.9320711125" calcext:value-type="float">
            <text:p>-9,32E-01</text:p>
          </table:table-cell>
          <table:table-cell table:style-name="ce16" table:formula="of:=[.$D560]-[.$E560]" office:value-type="float" office:value="0.00000613280000005823" calcext:value-type="float">
            <text:p>0,0000061</text:p>
          </table:table-cell>
        </table:table-row>
        <table:table-row table:style-name="ro1">
          <table:table-cell table:style-name="ce17" office:value-type="float" office:value="559" calcext:value-type="float">
            <text:p>559</text:p>
          </table:table-cell>
          <table:table-cell table:style-name="ce17"/>
          <table:table-cell table:style-name="ce18" office:value-type="float" office:value="3.518583772" calcext:value-type="float">
            <text:p>3,52E+00</text:p>
          </table:table-cell>
          <table:table-cell table:style-name="ce18" office:value-type="float" office:value="-0.9297703682" calcext:value-type="float">
            <text:p>-9,30E-01</text:p>
          </table:table-cell>
          <table:table-cell table:style-name="ce18" office:value-type="float" office:value="-0.9297764859" calcext:value-type="float">
            <text:p>-9,30E-01</text:p>
          </table:table-cell>
          <table:table-cell table:style-name="ce16" table:formula="of:=[.$D561]-[.$E561]" office:value-type="float" office:value="0.00000611770000003009" calcext:value-type="float">
            <text:p>0,0000061</text:p>
          </table:table-cell>
        </table:table-row>
        <table:table-row table:style-name="ro1">
          <table:table-cell table:style-name="ce17" office:value-type="float" office:value="560" calcext:value-type="float">
            <text:p>560</text:p>
          </table:table-cell>
          <table:table-cell table:style-name="ce17"/>
          <table:table-cell table:style-name="ce18" office:value-type="float" office:value="3.524866957" calcext:value-type="float">
            <text:p>3,52E+00</text:p>
          </table:table-cell>
          <table:table-cell table:style-name="ce18" office:value-type="float" office:value="-0.927439051" calcext:value-type="float">
            <text:p>-9,27E-01</text:p>
          </table:table-cell>
          <table:table-cell table:style-name="ce18" office:value-type="float" office:value="-0.9274451533" calcext:value-type="float">
            <text:p>-9,27E-01</text:p>
          </table:table-cell>
          <table:table-cell table:style-name="ce16" table:formula="of:=[.$D562]-[.$E562]" office:value-type="float" office:value="0.00000610229999997713" calcext:value-type="float">
            <text:p>0,0000061</text:p>
          </table:table-cell>
        </table:table-row>
        <table:table-row table:style-name="ro1">
          <table:table-cell table:style-name="ce17" office:value-type="float" office:value="561" calcext:value-type="float">
            <text:p>561</text:p>
          </table:table-cell>
          <table:table-cell table:style-name="ce17"/>
          <table:table-cell table:style-name="ce18" office:value-type="float" office:value="3.531150143" calcext:value-type="float">
            <text:p>3,53E+00</text:p>
          </table:table-cell>
          <table:table-cell table:style-name="ce18" office:value-type="float" office:value="-0.9250711201" calcext:value-type="float">
            <text:p>-9,25E-01</text:p>
          </table:table-cell>
          <table:table-cell table:style-name="ce18" office:value-type="float" office:value="-0.9250772068" calcext:value-type="float">
            <text:p>-9,25E-01</text:p>
          </table:table-cell>
          <table:table-cell table:style-name="ce16" table:formula="of:=[.$D563]-[.$E563]" office:value-type="float" office:value="0.00000608670000001865" calcext:value-type="float">
            <text:p>0,0000061</text:p>
          </table:table-cell>
        </table:table-row>
        <table:table-row table:style-name="ro1">
          <table:table-cell table:style-name="ce17" office:value-type="float" office:value="562" calcext:value-type="float">
            <text:p>562</text:p>
          </table:table-cell>
          <table:table-cell table:style-name="ce17"/>
          <table:table-cell table:style-name="ce18" office:value-type="float" office:value="3.537433328" calcext:value-type="float">
            <text:p>3,54E+00</text:p>
          </table:table-cell>
          <table:table-cell table:style-name="ce18" office:value-type="float" office:value="-0.9226666689" calcext:value-type="float">
            <text:p>-9,23E-01</text:p>
          </table:table-cell>
          <table:table-cell table:style-name="ce18" office:value-type="float" office:value="-0.9226727399" calcext:value-type="float">
            <text:p>-9,23E-01</text:p>
          </table:table-cell>
          <table:table-cell table:style-name="ce16" table:formula="of:=[.$D564]-[.$E564]" office:value-type="float" office:value="0.00000607099999994087" calcext:value-type="float">
            <text:p>0,0000061</text:p>
          </table:table-cell>
        </table:table-row>
        <table:table-row table:style-name="ro1">
          <table:table-cell table:style-name="ce17" office:value-type="float" office:value="563" calcext:value-type="float">
            <text:p>563</text:p>
          </table:table-cell>
          <table:table-cell table:style-name="ce17"/>
          <table:table-cell table:style-name="ce18" office:value-type="float" office:value="3.543716513" calcext:value-type="float">
            <text:p>3,54E+00</text:p>
          </table:table-cell>
          <table:table-cell table:style-name="ce18" office:value-type="float" office:value="-0.9202257925" calcext:value-type="float">
            <text:p>-9,20E-01</text:p>
          </table:table-cell>
          <table:table-cell table:style-name="ce18" office:value-type="float" office:value="-0.9202318474" calcext:value-type="float">
            <text:p>-9,20E-01</text:p>
          </table:table-cell>
          <table:table-cell table:style-name="ce16" table:formula="of:=[.$D565]-[.$E565]" office:value-type="float" office:value="0.00000605490000005204" calcext:value-type="float">
            <text:p>0,0000061</text:p>
          </table:table-cell>
        </table:table-row>
        <table:table-row table:style-name="ro1">
          <table:table-cell table:style-name="ce17" office:value-type="float" office:value="564" calcext:value-type="float">
            <text:p>564</text:p>
          </table:table-cell>
          <table:table-cell table:style-name="ce17"/>
          <table:table-cell table:style-name="ce18" office:value-type="float" office:value="3.549999699" calcext:value-type="float">
            <text:p>3,55E+00</text:p>
          </table:table-cell>
          <table:table-cell table:style-name="ce18" office:value-type="float" office:value="-0.9177485871" calcext:value-type="float">
            <text:p>-9,18E-01</text:p>
          </table:table-cell>
          <table:table-cell table:style-name="ce18" office:value-type="float" office:value="-0.9177546257" calcext:value-type="float">
            <text:p>-9,18E-01</text:p>
          </table:table-cell>
          <table:table-cell table:style-name="ce16" table:formula="of:=[.$D566]-[.$E566]" office:value-type="float" office:value="0.00000603859999992462" calcext:value-type="float">
            <text:p>0,0000060</text:p>
          </table:table-cell>
        </table:table-row>
        <table:table-row table:style-name="ro1">
          <table:table-cell table:style-name="ce17" office:value-type="float" office:value="565" calcext:value-type="float">
            <text:p>565</text:p>
          </table:table-cell>
          <table:table-cell table:style-name="ce17"/>
          <table:table-cell table:style-name="ce18" office:value-type="float" office:value="3.556282884" calcext:value-type="float">
            <text:p>3,56E+00</text:p>
          </table:table-cell>
          <table:table-cell table:style-name="ce18" office:value-type="float" office:value="-0.9152351506" calcext:value-type="float">
            <text:p>-9,15E-01</text:p>
          </table:table-cell>
          <table:table-cell table:style-name="ce18" office:value-type="float" office:value="-0.9152411726" calcext:value-type="float">
            <text:p>-9,15E-01</text:p>
          </table:table-cell>
          <table:table-cell table:style-name="ce16" table:formula="of:=[.$D567]-[.$E567]" office:value-type="float" office:value="0.00000602199999999442" calcext:value-type="float">
            <text:p>0,0000060</text:p>
          </table:table-cell>
        </table:table-row>
        <table:table-row table:style-name="ro1">
          <table:table-cell table:style-name="ce17" office:value-type="float" office:value="566" calcext:value-type="float">
            <text:p>566</text:p>
          </table:table-cell>
          <table:table-cell table:style-name="ce17"/>
          <table:table-cell table:style-name="ce18" office:value-type="float" office:value="3.562566069" calcext:value-type="float">
            <text:p>3,56E+00</text:p>
          </table:table-cell>
          <table:table-cell table:style-name="ce18" office:value-type="float" office:value="-0.9126855821" calcext:value-type="float">
            <text:p>-9,13E-01</text:p>
          </table:table-cell>
          <table:table-cell table:style-name="ce18" office:value-type="float" office:value="-0.9126915874" calcext:value-type="float">
            <text:p>-9,13E-01</text:p>
          </table:table-cell>
          <table:table-cell table:style-name="ce16" table:formula="of:=[.$D568]-[.$E568]" office:value-type="float" office:value="0.00000600529999994492" calcext:value-type="float">
            <text:p>0,0000060</text:p>
          </table:table-cell>
        </table:table-row>
        <table:table-row table:style-name="ro1">
          <table:table-cell table:style-name="ce17" office:value-type="float" office:value="567" calcext:value-type="float">
            <text:p>567</text:p>
          </table:table-cell>
          <table:table-cell table:style-name="ce17"/>
          <table:table-cell table:style-name="ce18" office:value-type="float" office:value="3.568849254" calcext:value-type="float">
            <text:p>3,57E+00</text:p>
          </table:table-cell>
          <table:table-cell table:style-name="ce18" office:value-type="float" office:value="-0.9100999824" calcext:value-type="float">
            <text:p>-9,10E-01</text:p>
          </table:table-cell>
          <table:table-cell table:style-name="ce18" office:value-type="float" office:value="-0.9101059707" calcext:value-type="float">
            <text:p>-9,10E-01</text:p>
          </table:table-cell>
          <table:table-cell table:style-name="ce16" table:formula="of:=[.$D569]-[.$E569]" office:value-type="float" office:value="0.00000598829999998163" calcext:value-type="float">
            <text:p>0,0000060</text:p>
          </table:table-cell>
        </table:table-row>
        <table:table-row table:style-name="ro1">
          <table:table-cell table:style-name="ce17" office:value-type="float" office:value="568" calcext:value-type="float">
            <text:p>568</text:p>
          </table:table-cell>
          <table:table-cell table:style-name="ce17"/>
          <table:table-cell table:style-name="ce18" office:value-type="float" office:value="3.57513244" calcext:value-type="float">
            <text:p>3,58E+00</text:p>
          </table:table-cell>
          <table:table-cell table:style-name="ce18" office:value-type="float" office:value="-0.9074784535" calcext:value-type="float">
            <text:p>-9,07E-01</text:p>
          </table:table-cell>
          <table:table-cell table:style-name="ce18" office:value-type="float" office:value="-0.9074844245" calcext:value-type="float">
            <text:p>-9,07E-01</text:p>
          </table:table-cell>
          <table:table-cell table:style-name="ce16" table:formula="of:=[.$D570]-[.$E570]" office:value-type="float" office:value="0.00000597099999999351" calcext:value-type="float">
            <text:p>0,0000060</text:p>
          </table:table-cell>
        </table:table-row>
        <table:table-row table:style-name="ro1">
          <table:table-cell table:style-name="ce17" office:value-type="float" office:value="569" calcext:value-type="float">
            <text:p>569</text:p>
          </table:table-cell>
          <table:table-cell table:style-name="ce17"/>
          <table:table-cell table:style-name="ce18" office:value-type="float" office:value="3.581415625" calcext:value-type="float">
            <text:p>3,58E+00</text:p>
          </table:table-cell>
          <table:table-cell table:style-name="ce18" office:value-type="float" office:value="-0.904821099" calcext:value-type="float">
            <text:p>-9,05E-01</text:p>
          </table:table-cell>
          <table:table-cell table:style-name="ce18" office:value-type="float" office:value="-0.9048270525" calcext:value-type="float">
            <text:p>-9,05E-01</text:p>
          </table:table-cell>
          <table:table-cell table:style-name="ce16" table:formula="of:=[.$D571]-[.$E571]" office:value-type="float" office:value="0.00000595349999998884" calcext:value-type="float">
            <text:p>0,0000060</text:p>
          </table:table-cell>
        </table:table-row>
        <table:table-row table:style-name="ro1">
          <table:table-cell table:style-name="ce17" office:value-type="float" office:value="570" calcext:value-type="float">
            <text:p>570</text:p>
          </table:table-cell>
          <table:table-cell table:style-name="ce17"/>
          <table:table-cell table:style-name="ce18" office:value-type="float" office:value="3.58769881" calcext:value-type="float">
            <text:p>3,59E+00</text:p>
          </table:table-cell>
          <table:table-cell table:style-name="ce18" office:value-type="float" office:value="-0.9021280236" calcext:value-type="float">
            <text:p>-9,02E-01</text:p>
          </table:table-cell>
          <table:table-cell table:style-name="ce18" office:value-type="float" office:value="-0.9021339594" calcext:value-type="float">
            <text:p>-9,02E-01</text:p>
          </table:table-cell>
          <table:table-cell table:style-name="ce16" table:formula="of:=[.$D572]-[.$E572]" office:value-type="float" office:value="0.00000593580000007865" calcext:value-type="float">
            <text:p>0,0000059</text:p>
          </table:table-cell>
        </table:table-row>
        <table:table-row table:style-name="ro1">
          <table:table-cell table:style-name="ce17" office:value-type="float" office:value="571" calcext:value-type="float">
            <text:p>571</text:p>
          </table:table-cell>
          <table:table-cell table:style-name="ce17"/>
          <table:table-cell table:style-name="ce18" office:value-type="float" office:value="3.593981996" calcext:value-type="float">
            <text:p>3,59E+00</text:p>
          </table:table-cell>
          <table:table-cell table:style-name="ce18" office:value-type="float" office:value="-0.8993993337" calcext:value-type="float">
            <text:p>-8,99E-01</text:p>
          </table:table-cell>
          <table:table-cell table:style-name="ce18" office:value-type="float" office:value="-0.8994052516" calcext:value-type="float">
            <text:p>-8,99E-01</text:p>
          </table:table-cell>
          <table:table-cell table:style-name="ce16" table:formula="of:=[.$D573]-[.$E573]" office:value-type="float" office:value="0.00000591790000004089" calcext:value-type="float">
            <text:p>0,0000059</text:p>
          </table:table-cell>
        </table:table-row>
        <table:table-row table:style-name="ro1">
          <table:table-cell table:style-name="ce17" office:value-type="float" office:value="572" calcext:value-type="float">
            <text:p>572</text:p>
          </table:table-cell>
          <table:table-cell table:style-name="ce17"/>
          <table:table-cell table:style-name="ce18" office:value-type="float" office:value="3.600265181" calcext:value-type="float">
            <text:p>3,60E+00</text:p>
          </table:table-cell>
          <table:table-cell table:style-name="ce18" office:value-type="float" office:value="-0.8966351371" calcext:value-type="float">
            <text:p>-8,97E-01</text:p>
          </table:table-cell>
          <table:table-cell table:style-name="ce18" office:value-type="float" office:value="-0.8966410368" calcext:value-type="float">
            <text:p>-8,97E-01</text:p>
          </table:table-cell>
          <table:table-cell table:style-name="ce16" table:formula="of:=[.$D574]-[.$E574]" office:value-type="float" office:value="0.00000589970000008933" calcext:value-type="float">
            <text:p>0,0000059</text:p>
          </table:table-cell>
        </table:table-row>
        <table:table-row table:style-name="ro1">
          <table:table-cell table:style-name="ce17" office:value-type="float" office:value="573" calcext:value-type="float">
            <text:p>573</text:p>
          </table:table-cell>
          <table:table-cell table:style-name="ce17"/>
          <table:table-cell table:style-name="ce18" office:value-type="float" office:value="3.606548366" calcext:value-type="float">
            <text:p>3,61E+00</text:p>
          </table:table-cell>
          <table:table-cell table:style-name="ce18" office:value-type="float" office:value="-0.8938355429" calcext:value-type="float">
            <text:p>-8,94E-01</text:p>
          </table:table-cell>
          <table:table-cell table:style-name="ce18" office:value-type="float" office:value="-0.8938414242" calcext:value-type="float">
            <text:p>-8,94E-01</text:p>
          </table:table-cell>
          <table:table-cell table:style-name="ce16" table:formula="of:=[.$D575]-[.$E575]" office:value-type="float" office:value="0.00000588130000001019" calcext:value-type="float">
            <text:p>0,0000059</text:p>
          </table:table-cell>
        </table:table-row>
        <table:table-row table:style-name="ro1">
          <table:table-cell table:style-name="ce17" office:value-type="float" office:value="574" calcext:value-type="float">
            <text:p>574</text:p>
          </table:table-cell>
          <table:table-cell table:style-name="ce17"/>
          <table:table-cell table:style-name="ce18" office:value-type="float" office:value="3.612831552" calcext:value-type="float">
            <text:p>3,61E+00</text:p>
          </table:table-cell>
          <table:table-cell table:style-name="ce18" office:value-type="float" office:value="-0.8910006616" calcext:value-type="float">
            <text:p>-8,91E-01</text:p>
          </table:table-cell>
          <table:table-cell table:style-name="ce18" office:value-type="float" office:value="-0.8910065242" calcext:value-type="float">
            <text:p>-8,91E-01</text:p>
          </table:table-cell>
          <table:table-cell table:style-name="ce16" table:formula="of:=[.$D576]-[.$E576]" office:value-type="float" office:value="0.00000586260000001726" calcext:value-type="float">
            <text:p>0,0000059</text:p>
          </table:table-cell>
        </table:table-row>
        <table:table-row table:style-name="ro1">
          <table:table-cell table:style-name="ce17" office:value-type="float" office:value="575" calcext:value-type="float">
            <text:p>575</text:p>
          </table:table-cell>
          <table:table-cell table:style-name="ce17"/>
          <table:table-cell table:style-name="ce18" office:value-type="float" office:value="3.619114737" calcext:value-type="float">
            <text:p>3,62E+00</text:p>
          </table:table-cell>
          <table:table-cell table:style-name="ce18" office:value-type="float" office:value="-0.8881306051" calcext:value-type="float">
            <text:p>-8,88E-01</text:p>
          </table:table-cell>
          <table:table-cell table:style-name="ce18" office:value-type="float" office:value="-0.8881364488" calcext:value-type="float">
            <text:p>-8,88E-01</text:p>
          </table:table-cell>
          <table:table-cell table:style-name="ce16" table:formula="of:=[.$D577]-[.$E577]" office:value-type="float" office:value="0.00000584369999989676" calcext:value-type="float">
            <text:p>0,0000058</text:p>
          </table:table-cell>
        </table:table-row>
        <table:table-row table:style-name="ro1">
          <table:table-cell table:style-name="ce17" office:value-type="float" office:value="576" calcext:value-type="float">
            <text:p>576</text:p>
          </table:table-cell>
          <table:table-cell table:style-name="ce17"/>
          <table:table-cell table:style-name="ce18" office:value-type="float" office:value="3.625397922" calcext:value-type="float">
            <text:p>3,63E+00</text:p>
          </table:table-cell>
          <table:table-cell table:style-name="ce18" office:value-type="float" office:value="-0.8852254868" calcext:value-type="float">
            <text:p>-8,85E-01</text:p>
          </table:table-cell>
          <table:table-cell table:style-name="ce18" office:value-type="float" office:value="-0.8852313113" calcext:value-type="float">
            <text:p>-8,85E-01</text:p>
          </table:table-cell>
          <table:table-cell table:style-name="ce16" table:formula="of:=[.$D578]-[.$E578]" office:value-type="float" office:value="0.00000582449999997348" calcext:value-type="float">
            <text:p>0,0000058</text:p>
          </table:table-cell>
        </table:table-row>
        <table:table-row table:style-name="ro1">
          <table:table-cell table:style-name="ce17" office:value-type="float" office:value="577" calcext:value-type="float">
            <text:p>577</text:p>
          </table:table-cell>
          <table:table-cell table:style-name="ce17"/>
          <table:table-cell table:style-name="ce18" office:value-type="float" office:value="3.631681108" calcext:value-type="float">
            <text:p>3,63E+00</text:p>
          </table:table-cell>
          <table:table-cell table:style-name="ce18" office:value-type="float" office:value="-0.8822854212" calcext:value-type="float">
            <text:p>-8,82E-01</text:p>
          </table:table-cell>
          <table:table-cell table:style-name="ce18" office:value-type="float" office:value="-0.8822912264" calcext:value-type="float">
            <text:p>-8,82E-01</text:p>
          </table:table-cell>
          <table:table-cell table:style-name="ce16" table:formula="of:=[.$D579]-[.$E579]" office:value-type="float" office:value="0.0000058051999999309" calcext:value-type="float">
            <text:p>0,0000058</text:p>
          </table:table-cell>
        </table:table-row>
        <table:table-row table:style-name="ro1">
          <table:table-cell table:style-name="ce17" office:value-type="float" office:value="578" calcext:value-type="float">
            <text:p>578</text:p>
          </table:table-cell>
          <table:table-cell table:style-name="ce17"/>
          <table:table-cell table:style-name="ce18" office:value-type="float" office:value="3.637964293" calcext:value-type="float">
            <text:p>3,64E+00</text:p>
          </table:table-cell>
          <table:table-cell table:style-name="ce18" office:value-type="float" office:value="-0.8793105245" calcext:value-type="float">
            <text:p>-8,79E-01</text:p>
          </table:table-cell>
          <table:table-cell table:style-name="ce18" office:value-type="float" office:value="-0.8793163102" calcext:value-type="float">
            <text:p>-8,79E-01</text:p>
          </table:table-cell>
          <table:table-cell table:style-name="ce16" table:formula="of:=[.$D580]-[.$E580]" office:value-type="float" office:value="0.0000057856999999828" calcext:value-type="float">
            <text:p>0,0000058</text:p>
          </table:table-cell>
        </table:table-row>
        <table:table-row table:style-name="ro1">
          <table:table-cell table:style-name="ce17" office:value-type="float" office:value="579" calcext:value-type="float">
            <text:p>579</text:p>
          </table:table-cell>
          <table:table-cell table:style-name="ce17"/>
          <table:table-cell table:style-name="ce18" office:value-type="float" office:value="3.644247478" calcext:value-type="float">
            <text:p>3,64E+00</text:p>
          </table:table-cell>
          <table:table-cell table:style-name="ce18" office:value-type="float" office:value="-0.8763009142" calcext:value-type="float">
            <text:p>-8,76E-01</text:p>
          </table:table-cell>
          <table:table-cell table:style-name="ce18" office:value-type="float" office:value="-0.87630668" calcext:value-type="float">
            <text:p>-8,76E-01</text:p>
          </table:table-cell>
          <table:table-cell table:style-name="ce16" table:formula="of:=[.$D581]-[.$E581]" office:value-type="float" office:value="0.0000057658000000016" calcext:value-type="float">
            <text:p>0,0000058</text:p>
          </table:table-cell>
        </table:table-row>
        <table:table-row table:style-name="ro1">
          <table:table-cell table:style-name="ce17" office:value-type="float" office:value="580" calcext:value-type="float">
            <text:p>580</text:p>
          </table:table-cell>
          <table:table-cell table:style-name="ce17"/>
          <table:table-cell table:style-name="ce18" office:value-type="float" office:value="3.650530663" calcext:value-type="float">
            <text:p>3,65E+00</text:p>
          </table:table-cell>
          <table:table-cell table:style-name="ce18" office:value-type="float" office:value="-0.873256709" calcext:value-type="float">
            <text:p>-8,73E-01</text:p>
          </table:table-cell>
          <table:table-cell table:style-name="ce18" office:value-type="float" office:value="-0.8732624548" calcext:value-type="float">
            <text:p>-8,73E-01</text:p>
          </table:table-cell>
          <table:table-cell table:style-name="ce16" table:formula="of:=[.$D582]-[.$E582]" office:value-type="float" office:value="0.0000057457999999011" calcext:value-type="float">
            <text:p>0,0000057</text:p>
          </table:table-cell>
        </table:table-row>
        <table:table-row table:style-name="ro1">
          <table:table-cell table:style-name="ce17" office:value-type="float" office:value="581" calcext:value-type="float">
            <text:p>581</text:p>
          </table:table-cell>
          <table:table-cell table:style-name="ce17"/>
          <table:table-cell table:style-name="ce18" office:value-type="float" office:value="3.656813849" calcext:value-type="float">
            <text:p>3,66E+00</text:p>
          </table:table-cell>
          <table:table-cell table:style-name="ce18" office:value-type="float" office:value="-0.8701780291" calcext:value-type="float">
            <text:p>-8,70E-01</text:p>
          </table:table-cell>
          <table:table-cell table:style-name="ce18" office:value-type="float" office:value="-0.8701837547" calcext:value-type="float">
            <text:p>-8,70E-01</text:p>
          </table:table-cell>
          <table:table-cell table:style-name="ce16" table:formula="of:=[.$D583]-[.$E583]" office:value-type="float" office:value="0.00000572559999989508" calcext:value-type="float">
            <text:p>0,0000057</text:p>
          </table:table-cell>
        </table:table-row>
        <table:table-row table:style-name="ro1">
          <table:table-cell table:style-name="ce17" office:value-type="float" office:value="582" calcext:value-type="float">
            <text:p>582</text:p>
          </table:table-cell>
          <table:table-cell table:style-name="ce17"/>
          <table:table-cell table:style-name="ce18" office:value-type="float" office:value="3.663097034" calcext:value-type="float">
            <text:p>3,66E+00</text:p>
          </table:table-cell>
          <table:table-cell table:style-name="ce18" office:value-type="float" office:value="-0.8670649961" calcext:value-type="float">
            <text:p>-8,67E-01</text:p>
          </table:table-cell>
          <table:table-cell table:style-name="ce18" office:value-type="float" office:value="-0.8670707012" calcext:value-type="float">
            <text:p>-8,67E-01</text:p>
          </table:table-cell>
          <table:table-cell table:style-name="ce16" table:formula="of:=[.$D584]-[.$E584]" office:value-type="float" office:value="0.00000570510000008628" calcext:value-type="float">
            <text:p>0,0000057</text:p>
          </table:table-cell>
        </table:table-row>
        <table:table-row table:style-name="ro1">
          <table:table-cell table:style-name="ce17" office:value-type="float" office:value="583" calcext:value-type="float">
            <text:p>583</text:p>
          </table:table-cell>
          <table:table-cell table:style-name="ce17"/>
          <table:table-cell table:style-name="ce18" office:value-type="float" office:value="3.669380219" calcext:value-type="float">
            <text:p>3,67E+00</text:p>
          </table:table-cell>
          <table:table-cell table:style-name="ce18" office:value-type="float" office:value="-0.8639177328" calcext:value-type="float">
            <text:p>-8,64E-01</text:p>
          </table:table-cell>
          <table:table-cell table:style-name="ce18" office:value-type="float" office:value="-0.8639234172" calcext:value-type="float">
            <text:p>-8,64E-01</text:p>
          </table:table-cell>
          <table:table-cell table:style-name="ce16" table:formula="of:=[.$D585]-[.$E585]" office:value-type="float" office:value="0.00000568439999992787" calcext:value-type="float">
            <text:p>0,0000057</text:p>
          </table:table-cell>
        </table:table-row>
        <table:table-row table:style-name="ro1">
          <table:table-cell table:style-name="ce17" office:value-type="float" office:value="584" calcext:value-type="float">
            <text:p>584</text:p>
          </table:table-cell>
          <table:table-cell table:style-name="ce17"/>
          <table:table-cell table:style-name="ce18" office:value-type="float" office:value="3.675663405" calcext:value-type="float">
            <text:p>3,68E+00</text:p>
          </table:table-cell>
          <table:table-cell table:style-name="ce18" office:value-type="float" office:value="-0.8607363636" calcext:value-type="float">
            <text:p>-8,61E-01</text:p>
          </table:table-cell>
          <table:table-cell table:style-name="ce18" office:value-type="float" office:value="-0.860742027" calcext:value-type="float">
            <text:p>-8,61E-01</text:p>
          </table:table-cell>
          <table:table-cell table:style-name="ce16" table:formula="of:=[.$D586]-[.$E586]" office:value-type="float" office:value="0.00000566339999996668" calcext:value-type="float">
            <text:p>0,0000057</text:p>
          </table:table-cell>
        </table:table-row>
        <table:table-row table:style-name="ro1">
          <table:table-cell table:style-name="ce17" office:value-type="float" office:value="585" calcext:value-type="float">
            <text:p>585</text:p>
          </table:table-cell>
          <table:table-cell table:style-name="ce17"/>
          <table:table-cell table:style-name="ce18" office:value-type="float" office:value="3.68194659" calcext:value-type="float">
            <text:p>3,68E+00</text:p>
          </table:table-cell>
          <table:table-cell table:style-name="ce18" office:value-type="float" office:value="-0.8575210139" calcext:value-type="float">
            <text:p>-8,58E-01</text:p>
          </table:table-cell>
          <table:table-cell table:style-name="ce18" office:value-type="float" office:value="-0.8575266562" calcext:value-type="float">
            <text:p>-8,58E-01</text:p>
          </table:table-cell>
          <table:table-cell table:style-name="ce16" table:formula="of:=[.$D587]-[.$E587]" office:value-type="float" office:value="0.00000564229999999721" calcext:value-type="float">
            <text:p>0,0000056</text:p>
          </table:table-cell>
        </table:table-row>
        <table:table-row table:style-name="ro1">
          <table:table-cell table:style-name="ce17" office:value-type="float" office:value="586" calcext:value-type="float">
            <text:p>586</text:p>
          </table:table-cell>
          <table:table-cell table:style-name="ce17"/>
          <table:table-cell table:style-name="ce18" office:value-type="float" office:value="3.688229775" calcext:value-type="float">
            <text:p>3,69E+00</text:p>
          </table:table-cell>
          <table:table-cell table:style-name="ce18" office:value-type="float" office:value="-0.8542718108" calcext:value-type="float">
            <text:p>-8,54E-01</text:p>
          </table:table-cell>
          <table:table-cell table:style-name="ce18" office:value-type="float" office:value="-0.8542774317" calcext:value-type="float">
            <text:p>-8,54E-01</text:p>
          </table:table-cell>
          <table:table-cell table:style-name="ce16" table:formula="of:=[.$D588]-[.$E588]" office:value-type="float" office:value="0.00000562090000000293" calcext:value-type="float">
            <text:p>0,0000056</text:p>
          </table:table-cell>
        </table:table-row>
        <table:table-row table:style-name="ro1">
          <table:table-cell table:style-name="ce17" office:value-type="float" office:value="587" calcext:value-type="float">
            <text:p>587</text:p>
          </table:table-cell>
          <table:table-cell table:style-name="ce17"/>
          <table:table-cell table:style-name="ce18" office:value-type="float" office:value="3.694512961" calcext:value-type="float">
            <text:p>3,69E+00</text:p>
          </table:table-cell>
          <table:table-cell table:style-name="ce18" office:value-type="float" office:value="-0.8509888825" calcext:value-type="float">
            <text:p>-8,51E-01</text:p>
          </table:table-cell>
          <table:table-cell table:style-name="ce18" office:value-type="float" office:value="-0.8509944818" calcext:value-type="float">
            <text:p>-8,51E-01</text:p>
          </table:table-cell>
          <table:table-cell table:style-name="ce16" table:formula="of:=[.$D589]-[.$E589]" office:value-type="float" office:value="0.00000559929999999209" calcext:value-type="float">
            <text:p>0,0000056</text:p>
          </table:table-cell>
        </table:table-row>
        <table:table-row table:style-name="ro1">
          <table:table-cell table:style-name="ce17" office:value-type="float" office:value="588" calcext:value-type="float">
            <text:p>588</text:p>
          </table:table-cell>
          <table:table-cell table:style-name="ce17"/>
          <table:table-cell table:style-name="ce18" office:value-type="float" office:value="3.700796146" calcext:value-type="float">
            <text:p>3,70E+00</text:p>
          </table:table-cell>
          <table:table-cell table:style-name="ce18" office:value-type="float" office:value="-0.8476723586" calcext:value-type="float">
            <text:p>-8,48E-01</text:p>
          </table:table-cell>
          <table:table-cell table:style-name="ce18" office:value-type="float" office:value="-0.8476779361" calcext:value-type="float">
            <text:p>-8,48E-01</text:p>
          </table:table-cell>
          <table:table-cell table:style-name="ce16" table:formula="of:=[.$D590]-[.$E590]" office:value-type="float" office:value="0.00000557750000007573" calcext:value-type="float">
            <text:p>0,0000056</text:p>
          </table:table-cell>
        </table:table-row>
        <table:table-row table:style-name="ro1">
          <table:table-cell table:style-name="ce17" office:value-type="float" office:value="589" calcext:value-type="float">
            <text:p>589</text:p>
          </table:table-cell>
          <table:table-cell table:style-name="ce17"/>
          <table:table-cell table:style-name="ce18" office:value-type="float" office:value="3.707079331" calcext:value-type="float">
            <text:p>3,71E+00</text:p>
          </table:table-cell>
          <table:table-cell table:style-name="ce18" office:value-type="float" office:value="-0.8443223701" calcext:value-type="float">
            <text:p>-8,44E-01</text:p>
          </table:table-cell>
          <table:table-cell table:style-name="ce18" office:value-type="float" office:value="-0.8443279255" calcext:value-type="float">
            <text:p>-8,44E-01</text:p>
          </table:table-cell>
          <table:table-cell table:style-name="ce16" table:formula="of:=[.$D591]-[.$E591]" office:value-type="float" office:value="0.00000555540000002353" calcext:value-type="float">
            <text:p>0,0000056</text:p>
          </table:table-cell>
        </table:table-row>
        <table:table-row table:style-name="ro1">
          <table:table-cell table:style-name="ce17" office:value-type="float" office:value="590" calcext:value-type="float">
            <text:p>590</text:p>
          </table:table-cell>
          <table:table-cell table:style-name="ce17"/>
          <table:table-cell table:style-name="ce18" office:value-type="float" office:value="3.713362517" calcext:value-type="float">
            <text:p>3,71E+00</text:p>
          </table:table-cell>
          <table:table-cell table:style-name="ce18" office:value-type="float" office:value="-0.8409390491" calcext:value-type="float">
            <text:p>-8,41E-01</text:p>
          </table:table-cell>
          <table:table-cell table:style-name="ce18" office:value-type="float" office:value="-0.8409445823" calcext:value-type="float">
            <text:p>-8,41E-01</text:p>
          </table:table-cell>
          <table:table-cell table:style-name="ce16" table:formula="of:=[.$D592]-[.$E592]" office:value-type="float" office:value="0.00000553319999996305" calcext:value-type="float">
            <text:p>0,0000055</text:p>
          </table:table-cell>
        </table:table-row>
        <table:table-row table:style-name="ro1">
          <table:table-cell table:style-name="ce17" office:value-type="float" office:value="591" calcext:value-type="float">
            <text:p>591</text:p>
          </table:table-cell>
          <table:table-cell table:style-name="ce17"/>
          <table:table-cell table:style-name="ce18" office:value-type="float" office:value="3.719645702" calcext:value-type="float">
            <text:p>3,72E+00</text:p>
          </table:table-cell>
          <table:table-cell table:style-name="ce18" office:value-type="float" office:value="-0.8375225293" calcext:value-type="float">
            <text:p>-8,38E-01</text:p>
          </table:table-cell>
          <table:table-cell table:style-name="ce18" office:value-type="float" office:value="-0.83752804" calcext:value-type="float">
            <text:p>-8,38E-01</text:p>
          </table:table-cell>
          <table:table-cell table:style-name="ce16" table:formula="of:=[.$D593]-[.$E593]" office:value-type="float" office:value="0.00000551069999998877" calcext:value-type="float">
            <text:p>0,0000055</text:p>
          </table:table-cell>
        </table:table-row>
        <table:table-row table:style-name="ro1">
          <table:table-cell table:style-name="ce17" office:value-type="float" office:value="592" calcext:value-type="float">
            <text:p>592</text:p>
          </table:table-cell>
          <table:table-cell table:style-name="ce17"/>
          <table:table-cell table:style-name="ce18" office:value-type="float" office:value="3.725928887" calcext:value-type="float">
            <text:p>3,73E+00</text:p>
          </table:table-cell>
          <table:table-cell table:style-name="ce18" office:value-type="float" office:value="-0.8340729456" calcext:value-type="float">
            <text:p>-8,34E-01</text:p>
          </table:table-cell>
          <table:table-cell table:style-name="ce18" office:value-type="float" office:value="-0.8340784336" calcext:value-type="float">
            <text:p>-8,34E-01</text:p>
          </table:table-cell>
          <table:table-cell table:style-name="ce16" table:formula="of:=[.$D594]-[.$E594]" office:value-type="float" office:value="0.00000548799999999794" calcext:value-type="float">
            <text:p>0,0000055</text:p>
          </table:table-cell>
        </table:table-row>
        <table:table-row table:style-name="ro1">
          <table:table-cell table:style-name="ce17" office:value-type="float" office:value="593" calcext:value-type="float">
            <text:p>593</text:p>
          </table:table-cell>
          <table:table-cell table:style-name="ce17"/>
          <table:table-cell table:style-name="ce18" office:value-type="float" office:value="3.732212072" calcext:value-type="float">
            <text:p>3,73E+00</text:p>
          </table:table-cell>
          <table:table-cell table:style-name="ce18" office:value-type="float" office:value="-0.8305904341" calcext:value-type="float">
            <text:p>-8,31E-01</text:p>
          </table:table-cell>
          <table:table-cell table:style-name="ce18" office:value-type="float" office:value="-0.8305958992" calcext:value-type="float">
            <text:p>-8,31E-01</text:p>
          </table:table-cell>
          <table:table-cell table:style-name="ce16" table:formula="of:=[.$D595]-[.$E595]" office:value-type="float" office:value="0.00000546509999999056" calcext:value-type="float">
            <text:p>0,0000055</text:p>
          </table:table-cell>
        </table:table-row>
        <table:table-row table:style-name="ro1">
          <table:table-cell table:style-name="ce17" office:value-type="float" office:value="594" calcext:value-type="float">
            <text:p>594</text:p>
          </table:table-cell>
          <table:table-cell table:style-name="ce17"/>
          <table:table-cell table:style-name="ce18" office:value-type="float" office:value="3.738495258" calcext:value-type="float">
            <text:p>3,74E+00</text:p>
          </table:table-cell>
          <table:table-cell table:style-name="ce18" office:value-type="float" office:value="-0.8270751323" calcext:value-type="float">
            <text:p>-8,27E-01</text:p>
          </table:table-cell>
          <table:table-cell table:style-name="ce18" office:value-type="float" office:value="-0.8270805743" calcext:value-type="float">
            <text:p>-8,27E-01</text:p>
          </table:table-cell>
          <table:table-cell table:style-name="ce16" table:formula="of:=[.$D596]-[.$E596]" office:value-type="float" office:value="0.00000544199999996664" calcext:value-type="float">
            <text:p>0,0000054</text:p>
          </table:table-cell>
        </table:table-row>
        <table:table-row table:style-name="ro1">
          <table:table-cell table:style-name="ce17" office:value-type="float" office:value="595" calcext:value-type="float">
            <text:p>595</text:p>
          </table:table-cell>
          <table:table-cell table:style-name="ce17"/>
          <table:table-cell table:style-name="ce18" office:value-type="float" office:value="3.744778443" calcext:value-type="float">
            <text:p>3,74E+00</text:p>
          </table:table-cell>
          <table:table-cell table:style-name="ce18" office:value-type="float" office:value="-0.823527179" calcext:value-type="float">
            <text:p>-8,24E-01</text:p>
          </table:table-cell>
          <table:table-cell table:style-name="ce18" office:value-type="float" office:value="-0.8235325976" calcext:value-type="float">
            <text:p>-8,24E-01</text:p>
          </table:table-cell>
          <table:table-cell table:style-name="ce16" table:formula="of:=[.$D597]-[.$E597]" office:value-type="float" office:value="0.00000541860000002892" calcext:value-type="float">
            <text:p>0,0000054</text:p>
          </table:table-cell>
        </table:table-row>
        <table:table-row table:style-name="ro1">
          <table:table-cell table:style-name="ce17" office:value-type="float" office:value="596" calcext:value-type="float">
            <text:p>596</text:p>
          </table:table-cell>
          <table:table-cell table:style-name="ce17"/>
          <table:table-cell table:style-name="ce18" office:value-type="float" office:value="3.751061628" calcext:value-type="float">
            <text:p>3,75E+00</text:p>
          </table:table-cell>
          <table:table-cell table:style-name="ce18" office:value-type="float" office:value="-0.8199467143" calcext:value-type="float">
            <text:p>-8,20E-01</text:p>
          </table:table-cell>
          <table:table-cell table:style-name="ce18" office:value-type="float" office:value="-0.8199521093" calcext:value-type="float">
            <text:p>-8,20E-01</text:p>
          </table:table-cell>
          <table:table-cell table:style-name="ce16" table:formula="of:=[.$D598]-[.$E598]" office:value-type="float" office:value="0.00000539500000007465" calcext:value-type="float">
            <text:p>0,0000054</text:p>
          </table:table-cell>
        </table:table-row>
        <table:table-row table:style-name="ro1">
          <table:table-cell table:style-name="ce17" office:value-type="float" office:value="597" calcext:value-type="float">
            <text:p>597</text:p>
          </table:table-cell>
          <table:table-cell table:style-name="ce17"/>
          <table:table-cell table:style-name="ce18" office:value-type="float" office:value="3.757344814" calcext:value-type="float">
            <text:p>3,76E+00</text:p>
          </table:table-cell>
          <table:table-cell table:style-name="ce18" office:value-type="float" office:value="-0.8163338794" calcext:value-type="float">
            <text:p>-8,16E-01</text:p>
          </table:table-cell>
          <table:table-cell table:style-name="ce18" office:value-type="float" office:value="-0.8163392507" calcext:value-type="float">
            <text:p>-8,16E-01</text:p>
          </table:table-cell>
          <table:table-cell table:style-name="ce16" table:formula="of:=[.$D599]-[.$E599]" office:value-type="float" office:value="0.00000537130000000108" calcext:value-type="float">
            <text:p>0,0000054</text:p>
          </table:table-cell>
        </table:table-row>
        <table:table-row table:style-name="ro1">
          <table:table-cell table:style-name="ce17" office:value-type="float" office:value="598" calcext:value-type="float">
            <text:p>598</text:p>
          </table:table-cell>
          <table:table-cell table:style-name="ce17"/>
          <table:table-cell table:style-name="ce18" office:value-type="float" office:value="3.763627999" calcext:value-type="float">
            <text:p>3,76E+00</text:p>
          </table:table-cell>
          <table:table-cell table:style-name="ce18" office:value-type="float" office:value="-0.8126888171" calcext:value-type="float">
            <text:p>-8,13E-01</text:p>
          </table:table-cell>
          <table:table-cell table:style-name="ce18" office:value-type="float" office:value="-0.8126941644" calcext:value-type="float">
            <text:p>-8,13E-01</text:p>
          </table:table-cell>
          <table:table-cell table:style-name="ce16" table:formula="of:=[.$D600]-[.$E600]" office:value-type="float" office:value="0.00000534729999990269" calcext:value-type="float">
            <text:p>0,0000053</text:p>
          </table:table-cell>
        </table:table-row>
        <table:table-row table:style-name="ro1">
          <table:table-cell table:style-name="ce17" office:value-type="float" office:value="599" calcext:value-type="float">
            <text:p>599</text:p>
          </table:table-cell>
          <table:table-cell table:style-name="ce17"/>
          <table:table-cell table:style-name="ce18" office:value-type="float" office:value="3.769911184" calcext:value-type="float">
            <text:p>3,77E+00</text:p>
          </table:table-cell>
          <table:table-cell table:style-name="ce18" office:value-type="float" office:value="-0.8090116713" calcext:value-type="float">
            <text:p>-8,09E-01</text:p>
          </table:table-cell>
          <table:table-cell table:style-name="ce18" office:value-type="float" office:value="-0.8090169944" calcext:value-type="float">
            <text:p>-8,09E-01</text:p>
          </table:table-cell>
          <table:table-cell table:style-name="ce16" table:formula="of:=[.$D601]-[.$E601]" office:value-type="float" office:value="0.0000053231000000098" calcext:value-type="float">
            <text:p>0,0000053</text:p>
          </table:table-cell>
        </table:table-row>
        <table:table-row table:style-name="ro1">
          <table:table-cell table:style-name="ce17" office:value-type="float" office:value="600" calcext:value-type="float">
            <text:p>600</text:p>
          </table:table-cell>
          <table:table-cell table:style-name="ce17"/>
          <table:table-cell table:style-name="ce18" office:value-type="float" office:value="3.77619437" calcext:value-type="float">
            <text:p>3,78E+00</text:p>
          </table:table-cell>
          <table:table-cell table:style-name="ce18" office:value-type="float" office:value="-0.805302587" calcext:value-type="float">
            <text:p>-8,05E-01</text:p>
          </table:table-cell>
          <table:table-cell table:style-name="ce18" office:value-type="float" office:value="-0.8053078857" calcext:value-type="float">
            <text:p>-8,05E-01</text:p>
          </table:table-cell>
          <table:table-cell table:style-name="ce16" table:formula="of:=[.$D602]-[.$E602]" office:value-type="float" office:value="0.00000529869999998933" calcext:value-type="float">
            <text:p>0,0000053</text:p>
          </table:table-cell>
        </table:table-row>
        <table:table-row table:style-name="ro1">
          <table:table-cell table:style-name="ce17" office:value-type="float" office:value="601" calcext:value-type="float">
            <text:p>601</text:p>
          </table:table-cell>
          <table:table-cell table:style-name="ce17"/>
          <table:table-cell table:style-name="ce18" office:value-type="float" office:value="3.782477555" calcext:value-type="float">
            <text:p>3,78E+00</text:p>
          </table:table-cell>
          <table:table-cell table:style-name="ce18" office:value-type="float" office:value="-0.8015617108" calcext:value-type="float">
            <text:p>-8,02E-01</text:p>
          </table:table-cell>
          <table:table-cell table:style-name="ce18" office:value-type="float" office:value="-0.8015669849" calcext:value-type="float">
            <text:p>-8,02E-01</text:p>
          </table:table-cell>
          <table:table-cell table:style-name="ce16" table:formula="of:=[.$D603]-[.$E603]" office:value-type="float" office:value="0.00000527409999995232" calcext:value-type="float">
            <text:p>0,0000053</text:p>
          </table:table-cell>
        </table:table-row>
        <table:table-row table:style-name="ro1">
          <table:table-cell table:style-name="ce17" office:value-type="float" office:value="602" calcext:value-type="float">
            <text:p>602</text:p>
          </table:table-cell>
          <table:table-cell table:style-name="ce17"/>
          <table:table-cell table:style-name="ce18" office:value-type="float" office:value="3.78876074" calcext:value-type="float">
            <text:p>3,79E+00</text:p>
          </table:table-cell>
          <table:table-cell table:style-name="ce18" office:value-type="float" office:value="-0.7977891903" calcext:value-type="float">
            <text:p>-7,98E-01</text:p>
          </table:table-cell>
          <table:table-cell table:style-name="ce18" office:value-type="float" office:value="-0.7977944395" calcext:value-type="float">
            <text:p>-7,98E-01</text:p>
          </table:table-cell>
          <table:table-cell table:style-name="ce16" table:formula="of:=[.$D604]-[.$E604]" office:value-type="float" office:value="0.00000524920000000151" calcext:value-type="float">
            <text:p>0,0000052</text:p>
          </table:table-cell>
        </table:table-row>
        <table:table-row table:style-name="ro1">
          <table:table-cell table:style-name="ce17" office:value-type="float" office:value="603" calcext:value-type="float">
            <text:p>603</text:p>
          </table:table-cell>
          <table:table-cell table:style-name="ce17"/>
          <table:table-cell table:style-name="ce18" office:value-type="float" office:value="3.795043926" calcext:value-type="float">
            <text:p>3,80E+00</text:p>
          </table:table-cell>
          <table:table-cell table:style-name="ce18" office:value-type="float" office:value="-0.7939851744" calcext:value-type="float">
            <text:p>-7,94E-01</text:p>
          </table:table-cell>
          <table:table-cell table:style-name="ce18" office:value-type="float" office:value="-0.7939903986" calcext:value-type="float">
            <text:p>-7,94E-01</text:p>
          </table:table-cell>
          <table:table-cell table:style-name="ce16" table:formula="of:=[.$D605]-[.$E605]" office:value-type="float" office:value="0.0000052241999999314" calcext:value-type="float">
            <text:p>0,0000052</text:p>
          </table:table-cell>
        </table:table-row>
        <table:table-row table:style-name="ro1">
          <table:table-cell table:style-name="ce17" office:value-type="float" office:value="604" calcext:value-type="float">
            <text:p>604</text:p>
          </table:table-cell>
          <table:table-cell table:style-name="ce17"/>
          <table:table-cell table:style-name="ce18" office:value-type="float" office:value="3.801327111" calcext:value-type="float">
            <text:p>3,80E+00</text:p>
          </table:table-cell>
          <table:table-cell table:style-name="ce18" office:value-type="float" office:value="-0.7901498134" calcext:value-type="float">
            <text:p>-7,90E-01</text:p>
          </table:table-cell>
          <table:table-cell table:style-name="ce18" office:value-type="float" office:value="-0.7901550124" calcext:value-type="float">
            <text:p>-7,90E-01</text:p>
          </table:table-cell>
          <table:table-cell table:style-name="ce16" table:formula="of:=[.$D606]-[.$E606]" office:value-type="float" office:value="0.00000519900000006679" calcext:value-type="float">
            <text:p>0,0000052</text:p>
          </table:table-cell>
        </table:table-row>
        <table:table-row table:style-name="ro1">
          <table:table-cell table:style-name="ce17" office:value-type="float" office:value="605" calcext:value-type="float">
            <text:p>605</text:p>
          </table:table-cell>
          <table:table-cell table:style-name="ce17"/>
          <table:table-cell table:style-name="ce18" office:value-type="float" office:value="3.807610296" calcext:value-type="float">
            <text:p>3,81E+00</text:p>
          </table:table-cell>
          <table:table-cell table:style-name="ce18" office:value-type="float" office:value="-0.7862832586" calcext:value-type="float">
            <text:p>-7,86E-01</text:p>
          </table:table-cell>
          <table:table-cell table:style-name="ce18" office:value-type="float" office:value="-0.7862884321" calcext:value-type="float">
            <text:p>-7,86E-01</text:p>
          </table:table-cell>
          <table:table-cell table:style-name="ce16" table:formula="of:=[.$D607]-[.$E607]" office:value-type="float" office:value="0.00000517349999995531" calcext:value-type="float">
            <text:p>0,0000052</text:p>
          </table:table-cell>
        </table:table-row>
        <table:table-row table:style-name="ro1">
          <table:table-cell table:style-name="ce17" office:value-type="float" office:value="606" calcext:value-type="float">
            <text:p>606</text:p>
          </table:table-cell>
          <table:table-cell table:style-name="ce17"/>
          <table:table-cell table:style-name="ce18" office:value-type="float" office:value="3.813893481" calcext:value-type="float">
            <text:p>3,81E+00</text:p>
          </table:table-cell>
          <table:table-cell table:style-name="ce18" office:value-type="float" office:value="-0.7823856627" calcext:value-type="float">
            <text:p>-7,82E-01</text:p>
          </table:table-cell>
          <table:table-cell table:style-name="ce18" office:value-type="float" office:value="-0.7823908106" calcext:value-type="float">
            <text:p>-7,82E-01</text:p>
          </table:table-cell>
          <table:table-cell table:style-name="ce16" table:formula="of:=[.$D608]-[.$E608]" office:value-type="float" office:value="0.0000051479000000576" calcext:value-type="float">
            <text:p>0,0000051</text:p>
          </table:table-cell>
        </table:table-row>
        <table:table-row table:style-name="ro1">
          <table:table-cell table:style-name="ce17" office:value-type="float" office:value="607" calcext:value-type="float">
            <text:p>607</text:p>
          </table:table-cell>
          <table:table-cell table:style-name="ce17"/>
          <table:table-cell table:style-name="ce18" office:value-type="float" office:value="3.820176667" calcext:value-type="float">
            <text:p>3,82E+00</text:p>
          </table:table-cell>
          <table:table-cell table:style-name="ce18" office:value-type="float" office:value="-0.7784571795" calcext:value-type="float">
            <text:p>-7,78E-01</text:p>
          </table:table-cell>
          <table:table-cell table:style-name="ce18" office:value-type="float" office:value="-0.7784623016" calcext:value-type="float">
            <text:p>-7,78E-01</text:p>
          </table:table-cell>
          <table:table-cell table:style-name="ce16" table:formula="of:=[.$D609]-[.$E609]" office:value-type="float" office:value="0.00000512210000003233" calcext:value-type="float">
            <text:p>0,0000051</text:p>
          </table:table-cell>
        </table:table-row>
        <table:table-row table:style-name="ro1">
          <table:table-cell table:style-name="ce17" office:value-type="float" office:value="608" calcext:value-type="float">
            <text:p>608</text:p>
          </table:table-cell>
          <table:table-cell table:style-name="ce17"/>
          <table:table-cell table:style-name="ce18" office:value-type="float" office:value="3.826459852" calcext:value-type="float">
            <text:p>3,83E+00</text:p>
          </table:table-cell>
          <table:table-cell table:style-name="ce18" office:value-type="float" office:value="-0.7744979642" calcext:value-type="float">
            <text:p>-7,74E-01</text:p>
          </table:table-cell>
          <table:table-cell table:style-name="ce18" office:value-type="float" office:value="-0.7745030602" calcext:value-type="float">
            <text:p>-7,75E-01</text:p>
          </table:table-cell>
          <table:table-cell table:style-name="ce16" table:formula="of:=[.$D610]-[.$E610]" office:value-type="float" office:value="0.00000509599999998223" calcext:value-type="float">
            <text:p>0,0000051</text:p>
          </table:table-cell>
        </table:table-row>
        <table:table-row table:style-name="ro1">
          <table:table-cell table:style-name="ce17" office:value-type="float" office:value="609" calcext:value-type="float">
            <text:p>609</text:p>
          </table:table-cell>
          <table:table-cell table:style-name="ce17"/>
          <table:table-cell table:style-name="ce18" office:value-type="float" office:value="3.832743037" calcext:value-type="float">
            <text:p>3,83E+00</text:p>
          </table:table-cell>
          <table:table-cell table:style-name="ce18" office:value-type="float" office:value="-0.770508173" calcext:value-type="float">
            <text:p>-7,71E-01</text:p>
          </table:table-cell>
          <table:table-cell table:style-name="ce18" office:value-type="float" office:value="-0.7705132428" calcext:value-type="float">
            <text:p>-7,71E-01</text:p>
          </table:table-cell>
          <table:table-cell table:style-name="ce16" table:formula="of:=[.$D611]-[.$E611]" office:value-type="float" office:value="0.00000506979999992385" calcext:value-type="float">
            <text:p>0,0000051</text:p>
          </table:table-cell>
        </table:table-row>
        <table:table-row table:style-name="ro1">
          <table:table-cell table:style-name="ce17" office:value-type="float" office:value="610" calcext:value-type="float">
            <text:p>610</text:p>
          </table:table-cell>
          <table:table-cell table:style-name="ce17"/>
          <table:table-cell table:style-name="ce18" office:value-type="float" office:value="3.839026223" calcext:value-type="float">
            <text:p>3,84E+00</text:p>
          </table:table-cell>
          <table:table-cell table:style-name="ce18" office:value-type="float" office:value="-0.7664879635" calcext:value-type="float">
            <text:p>-7,66E-01</text:p>
          </table:table-cell>
          <table:table-cell table:style-name="ce18" office:value-type="float" office:value="-0.7664930068" calcext:value-type="float">
            <text:p>-7,66E-01</text:p>
          </table:table-cell>
          <table:table-cell table:style-name="ce16" table:formula="of:=[.$D612]-[.$E612]" office:value-type="float" office:value="0.00000504329999995168" calcext:value-type="float">
            <text:p>0,0000050</text:p>
          </table:table-cell>
        </table:table-row>
        <table:table-row table:style-name="ro1">
          <table:table-cell table:style-name="ce17" office:value-type="float" office:value="611" calcext:value-type="float">
            <text:p>611</text:p>
          </table:table-cell>
          <table:table-cell table:style-name="ce17"/>
          <table:table-cell table:style-name="ce18" office:value-type="float" office:value="3.845309408" calcext:value-type="float">
            <text:p>3,85E+00</text:p>
          </table:table-cell>
          <table:table-cell table:style-name="ce18" office:value-type="float" office:value="-0.7624374944" calcext:value-type="float">
            <text:p>-7,62E-01</text:p>
          </table:table-cell>
          <table:table-cell table:style-name="ce18" office:value-type="float" office:value="-0.762442511" calcext:value-type="float">
            <text:p>-7,62E-01</text:p>
          </table:table-cell>
          <table:table-cell table:style-name="ce16" table:formula="of:=[.$D613]-[.$E613]" office:value-type="float" office:value="0.00000501659999996296" calcext:value-type="float">
            <text:p>0,0000050</text:p>
          </table:table-cell>
        </table:table-row>
        <table:table-row table:style-name="ro1">
          <table:table-cell table:style-name="ce17" office:value-type="float" office:value="612" calcext:value-type="float">
            <text:p>612</text:p>
          </table:table-cell>
          <table:table-cell table:style-name="ce17"/>
          <table:table-cell table:style-name="ce18" office:value-type="float" office:value="3.851592593" calcext:value-type="float">
            <text:p>3,85E+00</text:p>
          </table:table-cell>
          <table:table-cell table:style-name="ce18" office:value-type="float" office:value="-0.7583569255" calcext:value-type="float">
            <text:p>-7,58E-01</text:p>
          </table:table-cell>
          <table:table-cell table:style-name="ce18" office:value-type="float" office:value="-0.7583619153" calcext:value-type="float">
            <text:p>-7,58E-01</text:p>
          </table:table-cell>
          <table:table-cell table:style-name="ce16" table:formula="of:=[.$D614]-[.$E614]" office:value-type="float" office:value="0.00000498980000007698" calcext:value-type="float">
            <text:p>0,0000050</text:p>
          </table:table-cell>
        </table:table-row>
        <table:table-row table:style-name="ro1">
          <table:table-cell table:style-name="ce17" office:value-type="float" office:value="613" calcext:value-type="float">
            <text:p>613</text:p>
          </table:table-cell>
          <table:table-cell table:style-name="ce17"/>
          <table:table-cell table:style-name="ce18" office:value-type="float" office:value="3.857875779" calcext:value-type="float">
            <text:p>3,86E+00</text:p>
          </table:table-cell>
          <table:table-cell table:style-name="ce18" office:value-type="float" office:value="-0.754246418" calcext:value-type="float">
            <text:p>-7,54E-01</text:p>
          </table:table-cell>
          <table:table-cell table:style-name="ce18" office:value-type="float" office:value="-0.7542513807" calcext:value-type="float">
            <text:p>-7,54E-01</text:p>
          </table:table-cell>
          <table:table-cell table:style-name="ce16" table:formula="of:=[.$D615]-[.$E615]" office:value-type="float" office:value="0.00000496269999994414" calcext:value-type="float">
            <text:p>0,0000050</text:p>
          </table:table-cell>
        </table:table-row>
        <table:table-row table:style-name="ro1">
          <table:table-cell table:style-name="ce17" office:value-type="float" office:value="614" calcext:value-type="float">
            <text:p>614</text:p>
          </table:table-cell>
          <table:table-cell table:style-name="ce17"/>
          <table:table-cell table:style-name="ce18" office:value-type="float" office:value="3.864158964" calcext:value-type="float">
            <text:p>3,86E+00</text:p>
          </table:table-cell>
          <table:table-cell table:style-name="ce18" office:value-type="float" office:value="-0.7501061341" calcext:value-type="float">
            <text:p>-7,50E-01</text:p>
          </table:table-cell>
          <table:table-cell table:style-name="ce18" office:value-type="float" office:value="-0.7501110696" calcext:value-type="float">
            <text:p>-7,50E-01</text:p>
          </table:table-cell>
          <table:table-cell table:style-name="ce16" table:formula="of:=[.$D616]-[.$E616]" office:value-type="float" office:value="0.00000493550000002507" calcext:value-type="float">
            <text:p>0,0000049</text:p>
          </table:table-cell>
        </table:table-row>
        <table:table-row table:style-name="ro1">
          <table:table-cell table:style-name="ce17" office:value-type="float" office:value="615" calcext:value-type="float">
            <text:p>615</text:p>
          </table:table-cell>
          <table:table-cell table:style-name="ce17"/>
          <table:table-cell table:style-name="ce18" office:value-type="float" office:value="3.870442149" calcext:value-type="float">
            <text:p>3,87E+00</text:p>
          </table:table-cell>
          <table:table-cell table:style-name="ce18" office:value-type="float" office:value="-0.7459362373" calcext:value-type="float">
            <text:p>-7,46E-01</text:p>
          </table:table-cell>
          <table:table-cell table:style-name="ce18" office:value-type="float" office:value="-0.7459411454" calcext:value-type="float">
            <text:p>-7,46E-01</text:p>
          </table:table-cell>
          <table:table-cell table:style-name="ce16" table:formula="of:=[.$D617]-[.$E617]" office:value-type="float" office:value="0.00000490809999997843" calcext:value-type="float">
            <text:p>0,0000049</text:p>
          </table:table-cell>
        </table:table-row>
        <table:table-row table:style-name="ro1">
          <table:table-cell table:style-name="ce17" office:value-type="float" office:value="616" calcext:value-type="float">
            <text:p>616</text:p>
          </table:table-cell>
          <table:table-cell table:style-name="ce17"/>
          <table:table-cell table:style-name="ce18" office:value-type="float" office:value="3.876725335" calcext:value-type="float">
            <text:p>3,88E+00</text:p>
          </table:table-cell>
          <table:table-cell table:style-name="ce18" office:value-type="float" office:value="-0.7417368923" calcext:value-type="float">
            <text:p>-7,42E-01</text:p>
          </table:table-cell>
          <table:table-cell table:style-name="ce18" office:value-type="float" office:value="-0.7417417727" calcext:value-type="float">
            <text:p>-7,42E-01</text:p>
          </table:table-cell>
          <table:table-cell table:style-name="ce16" table:formula="of:=[.$D618]-[.$E618]" office:value-type="float" office:value="0.00000488040000001799" calcext:value-type="float">
            <text:p>0,0000049</text:p>
          </table:table-cell>
        </table:table-row>
        <table:table-row table:style-name="ro1">
          <table:table-cell table:style-name="ce17" office:value-type="float" office:value="617" calcext:value-type="float">
            <text:p>617</text:p>
          </table:table-cell>
          <table:table-cell table:style-name="ce17"/>
          <table:table-cell table:style-name="ce18" office:value-type="float" office:value="3.88300852" calcext:value-type="float">
            <text:p>3,88E+00</text:p>
          </table:table-cell>
          <table:table-cell table:style-name="ce18" office:value-type="float" office:value="-0.7375082647" calcext:value-type="float">
            <text:p>-7,38E-01</text:p>
          </table:table-cell>
          <table:table-cell table:style-name="ce18" office:value-type="float" office:value="-0.7375131174" calcext:value-type="float">
            <text:p>-7,38E-01</text:p>
          </table:table-cell>
          <table:table-cell table:style-name="ce16" table:formula="of:=[.$D619]-[.$E619]" office:value-type="float" office:value="0.00000485270000005755" calcext:value-type="float">
            <text:p>0,0000049</text:p>
          </table:table-cell>
        </table:table-row>
        <table:table-row table:style-name="ro1">
          <table:table-cell table:style-name="ce17" office:value-type="float" office:value="618" calcext:value-type="float">
            <text:p>618</text:p>
          </table:table-cell>
          <table:table-cell table:style-name="ce17"/>
          <table:table-cell table:style-name="ce18" office:value-type="float" office:value="3.889291705" calcext:value-type="float">
            <text:p>3,89E+00</text:p>
          </table:table-cell>
          <table:table-cell table:style-name="ce18" office:value-type="float" office:value="-0.7332505216" calcext:value-type="float">
            <text:p>-7,33E-01</text:p>
          </table:table-cell>
          <table:table-cell table:style-name="ce18" office:value-type="float" office:value="-0.7332553462" calcext:value-type="float">
            <text:p>-7,33E-01</text:p>
          </table:table-cell>
          <table:table-cell table:style-name="ce16" table:formula="of:=[.$D620]-[.$E620]" office:value-type="float" office:value="0.00000482459999995299" calcext:value-type="float">
            <text:p>0,0000048</text:p>
          </table:table-cell>
        </table:table-row>
        <table:table-row table:style-name="ro1">
          <table:table-cell table:style-name="ce17" office:value-type="float" office:value="619" calcext:value-type="float">
            <text:p>619</text:p>
          </table:table-cell>
          <table:table-cell table:style-name="ce17"/>
          <table:table-cell table:style-name="ce18" office:value-type="float" office:value="3.89557489" calcext:value-type="float">
            <text:p>3,90E+00</text:p>
          </table:table-cell>
          <table:table-cell table:style-name="ce18" office:value-type="float" office:value="-0.728963831" calcext:value-type="float">
            <text:p>-7,29E-01</text:p>
          </table:table-cell>
          <table:table-cell table:style-name="ce18" office:value-type="float" office:value="-0.7289686274" calcext:value-type="float">
            <text:p>-7,29E-01</text:p>
          </table:table-cell>
          <table:table-cell table:style-name="ce16" table:formula="of:=[.$D621]-[.$E621]" office:value-type="float" office:value="0.00000479639999995118" calcext:value-type="float">
            <text:p>0,0000048</text:p>
          </table:table-cell>
        </table:table-row>
        <table:table-row table:style-name="ro1">
          <table:table-cell table:style-name="ce17" office:value-type="float" office:value="620" calcext:value-type="float">
            <text:p>620</text:p>
          </table:table-cell>
          <table:table-cell table:style-name="ce17"/>
          <table:table-cell table:style-name="ce18" office:value-type="float" office:value="3.901858076" calcext:value-type="float">
            <text:p>3,90E+00</text:p>
          </table:table-cell>
          <table:table-cell table:style-name="ce18" office:value-type="float" office:value="-0.7246483622" calcext:value-type="float">
            <text:p>-7,25E-01</text:p>
          </table:table-cell>
          <table:table-cell table:style-name="ce18" office:value-type="float" office:value="-0.7246531302" calcext:value-type="float">
            <text:p>-7,25E-01</text:p>
          </table:table-cell>
          <table:table-cell table:style-name="ce16" table:formula="of:=[.$D622]-[.$E622]" office:value-type="float" office:value="0.00000476799999993283" calcext:value-type="float">
            <text:p>0,0000048</text:p>
          </table:table-cell>
        </table:table-row>
        <table:table-row table:style-name="ro1">
          <table:table-cell table:style-name="ce17" office:value-type="float" office:value="621" calcext:value-type="float">
            <text:p>621</text:p>
          </table:table-cell>
          <table:table-cell table:style-name="ce17"/>
          <table:table-cell table:style-name="ce18" office:value-type="float" office:value="3.908141261" calcext:value-type="float">
            <text:p>3,91E+00</text:p>
          </table:table-cell>
          <table:table-cell table:style-name="ce18" office:value-type="float" office:value="-0.7203042855" calcext:value-type="float">
            <text:p>-7,20E-01</text:p>
          </table:table-cell>
          <table:table-cell table:style-name="ce18" office:value-type="float" office:value="-0.7203090249" calcext:value-type="float">
            <text:p>-7,20E-01</text:p>
          </table:table-cell>
          <table:table-cell table:style-name="ce16" table:formula="of:=[.$D623]-[.$E623]" office:value-type="float" office:value="0.00000473940000000894" calcext:value-type="float">
            <text:p>0,0000047</text:p>
          </table:table-cell>
        </table:table-row>
        <table:table-row table:style-name="ro1">
          <table:table-cell table:style-name="ce17" office:value-type="float" office:value="622" calcext:value-type="float">
            <text:p>622</text:p>
          </table:table-cell>
          <table:table-cell table:style-name="ce17"/>
          <table:table-cell table:style-name="ce18" office:value-type="float" office:value="3.914424446" calcext:value-type="float">
            <text:p>3,91E+00</text:p>
          </table:table-cell>
          <table:table-cell table:style-name="ce18" office:value-type="float" office:value="-0.7159317724" calcext:value-type="float">
            <text:p>-7,16E-01</text:p>
          </table:table-cell>
          <table:table-cell table:style-name="ce18" office:value-type="float" office:value="-0.715936483" calcext:value-type="float">
            <text:p>-7,16E-01</text:p>
          </table:table-cell>
          <table:table-cell table:style-name="ce16" table:formula="of:=[.$D624]-[.$E624]" office:value-type="float" office:value="0.00000471059999995749" calcext:value-type="float">
            <text:p>0,0000047</text:p>
          </table:table-cell>
        </table:table-row>
        <table:table-row table:style-name="ro1">
          <table:table-cell table:style-name="ce17" office:value-type="float" office:value="623" calcext:value-type="float">
            <text:p>623</text:p>
          </table:table-cell>
          <table:table-cell table:style-name="ce17"/>
          <table:table-cell table:style-name="ce18" office:value-type="float" office:value="3.920707632" calcext:value-type="float">
            <text:p>3,92E+00</text:p>
          </table:table-cell>
          <table:table-cell table:style-name="ce18" office:value-type="float" office:value="-0.7115309955" calcext:value-type="float">
            <text:p>-7,12E-01</text:p>
          </table:table-cell>
          <table:table-cell table:style-name="ce18" office:value-type="float" office:value="-0.7115356772" calcext:value-type="float">
            <text:p>-7,12E-01</text:p>
          </table:table-cell>
          <table:table-cell table:style-name="ce16" table:formula="of:=[.$D625]-[.$E625]" office:value-type="float" office:value="0.00000468170000000878" calcext:value-type="float">
            <text:p>0,0000047</text:p>
          </table:table-cell>
        </table:table-row>
        <table:table-row table:style-name="ro1">
          <table:table-cell table:style-name="ce17" office:value-type="float" office:value="624" calcext:value-type="float">
            <text:p>624</text:p>
          </table:table-cell>
          <table:table-cell table:style-name="ce17"/>
          <table:table-cell table:style-name="ce18" office:value-type="float" office:value="3.926990817" calcext:value-type="float">
            <text:p>3,93E+00</text:p>
          </table:table-cell>
          <table:table-cell table:style-name="ce18" office:value-type="float" office:value="-0.7071021286" calcext:value-type="float">
            <text:p>-7,07E-01</text:p>
          </table:table-cell>
          <table:table-cell table:style-name="ce18" office:value-type="float" office:value="-0.7071067812" calcext:value-type="float">
            <text:p>-7,07E-01</text:p>
          </table:table-cell>
          <table:table-cell table:style-name="ce16" table:formula="of:=[.$D626]-[.$E626]" office:value-type="float" office:value="0.00000465260000004353" calcext:value-type="float">
            <text:p>0,0000047</text:p>
          </table:table-cell>
        </table:table-row>
        <table:table-row table:style-name="ro1">
          <table:table-cell table:style-name="ce17" office:value-type="float" office:value="625" calcext:value-type="float">
            <text:p>625</text:p>
          </table:table-cell>
          <table:table-cell table:style-name="ce17"/>
          <table:table-cell table:style-name="ce18" office:value-type="float" office:value="3.933274002" calcext:value-type="float">
            <text:p>3,93E+00</text:p>
          </table:table-cell>
          <table:table-cell table:style-name="ce18" office:value-type="float" office:value="-0.7026453466" calcext:value-type="float">
            <text:p>-7,03E-01</text:p>
          </table:table-cell>
          <table:table-cell table:style-name="ce18" office:value-type="float" office:value="-0.7026499698" calcext:value-type="float">
            <text:p>-7,03E-01</text:p>
          </table:table-cell>
          <table:table-cell table:style-name="ce16" table:formula="of:=[.$D627]-[.$E627]" office:value-type="float" office:value="0.00000462320000005345" calcext:value-type="float">
            <text:p>0,0000046</text:p>
          </table:table-cell>
        </table:table-row>
        <table:table-row table:style-name="ro1">
          <table:table-cell table:style-name="ce17" office:value-type="float" office:value="626" calcext:value-type="float">
            <text:p>626</text:p>
          </table:table-cell>
          <table:table-cell table:style-name="ce17"/>
          <table:table-cell table:style-name="ce18" office:value-type="float" office:value="3.939557188" calcext:value-type="float">
            <text:p>3,94E+00</text:p>
          </table:table-cell>
          <table:table-cell table:style-name="ce18" office:value-type="float" office:value="-0.6981608253" calcext:value-type="float">
            <text:p>-6,98E-01</text:p>
          </table:table-cell>
          <table:table-cell table:style-name="ce18" office:value-type="float" office:value="-0.698165419" calcext:value-type="float">
            <text:p>-6,98E-01</text:p>
          </table:table-cell>
          <table:table-cell table:style-name="ce16" table:formula="of:=[.$D628]-[.$E628]" office:value-type="float" office:value="0.0000045937000000551" calcext:value-type="float">
            <text:p>0,0000046</text:p>
          </table:table-cell>
        </table:table-row>
        <table:table-row table:style-name="ro1">
          <table:table-cell table:style-name="ce17" office:value-type="float" office:value="627" calcext:value-type="float">
            <text:p>627</text:p>
          </table:table-cell>
          <table:table-cell table:style-name="ce17"/>
          <table:table-cell table:style-name="ce18" office:value-type="float" office:value="3.945840373" calcext:value-type="float">
            <text:p>3,95E+00</text:p>
          </table:table-cell>
          <table:table-cell table:style-name="ce18" office:value-type="float" office:value="-0.6936487418" calcext:value-type="float">
            <text:p>-6,94E-01</text:p>
          </table:table-cell>
          <table:table-cell table:style-name="ce18" office:value-type="float" office:value="-0.6936533058" calcext:value-type="float">
            <text:p>-6,94E-01</text:p>
          </table:table-cell>
          <table:table-cell table:style-name="ce16" table:formula="of:=[.$D629]-[.$E629]" office:value-type="float" office:value="0.0000045640000000402" calcext:value-type="float">
            <text:p>0,0000046</text:p>
          </table:table-cell>
        </table:table-row>
        <table:table-row table:style-name="ro1">
          <table:table-cell table:style-name="ce17" office:value-type="float" office:value="628" calcext:value-type="float">
            <text:p>628</text:p>
          </table:table-cell>
          <table:table-cell table:style-name="ce17"/>
          <table:table-cell table:style-name="ce18" office:value-type="float" office:value="3.952123558" calcext:value-type="float">
            <text:p>3,95E+00</text:p>
          </table:table-cell>
          <table:table-cell table:style-name="ce18" office:value-type="float" office:value="-0.6891092742" calcext:value-type="float">
            <text:p>-6,89E-01</text:p>
          </table:table-cell>
          <table:table-cell table:style-name="ce18" office:value-type="float" office:value="-0.6891138084" calcext:value-type="float">
            <text:p>-6,89E-01</text:p>
          </table:table-cell>
          <table:table-cell table:style-name="ce16" table:formula="of:=[.$D630]-[.$E630]" office:value-type="float" office:value="0.00000453420000001703" calcext:value-type="float">
            <text:p>0,0000045</text:p>
          </table:table-cell>
        </table:table-row>
        <table:table-row table:style-name="ro1">
          <table:table-cell table:style-name="ce17" office:value-type="float" office:value="629" calcext:value-type="float">
            <text:p>629</text:p>
          </table:table-cell>
          <table:table-cell table:style-name="ce17"/>
          <table:table-cell table:style-name="ce18" office:value-type="float" office:value="3.958406744" calcext:value-type="float">
            <text:p>3,96E+00</text:p>
          </table:table-cell>
          <table:table-cell table:style-name="ce18" office:value-type="float" office:value="-0.6845426018" calcext:value-type="float">
            <text:p>-6,85E-01</text:p>
          </table:table-cell>
          <table:table-cell table:style-name="ce18" office:value-type="float" office:value="-0.6845471059" calcext:value-type="float">
            <text:p>-6,85E-01</text:p>
          </table:table-cell>
          <table:table-cell table:style-name="ce16" table:formula="of:=[.$D631]-[.$E631]" office:value-type="float" office:value="0.00000450409999996904" calcext:value-type="float">
            <text:p>0,0000045</text:p>
          </table:table-cell>
        </table:table-row>
        <table:table-row table:style-name="ro1">
          <table:table-cell table:style-name="ce17" office:value-type="float" office:value="630" calcext:value-type="float">
            <text:p>630</text:p>
          </table:table-cell>
          <table:table-cell table:style-name="ce17"/>
          <table:table-cell table:style-name="ce18" office:value-type="float" office:value="3.964689929" calcext:value-type="float">
            <text:p>3,96E+00</text:p>
          </table:table-cell>
          <table:table-cell table:style-name="ce18" office:value-type="float" office:value="-0.6799489048" calcext:value-type="float">
            <text:p>-6,80E-01</text:p>
          </table:table-cell>
          <table:table-cell table:style-name="ce18" office:value-type="float" office:value="-0.6799533787" calcext:value-type="float">
            <text:p>-6,80E-01</text:p>
          </table:table-cell>
          <table:table-cell table:style-name="ce16" table:formula="of:=[.$D632]-[.$E632]" office:value-type="float" office:value="0.00000447390000002379" calcext:value-type="float">
            <text:p>0,0000045</text:p>
          </table:table-cell>
        </table:table-row>
        <table:table-row table:style-name="ro1">
          <table:table-cell table:style-name="ce17" office:value-type="float" office:value="631" calcext:value-type="float">
            <text:p>631</text:p>
          </table:table-cell>
          <table:table-cell table:style-name="ce17"/>
          <table:table-cell table:style-name="ce18" office:value-type="float" office:value="3.970973114" calcext:value-type="float">
            <text:p>3,97E+00</text:p>
          </table:table-cell>
          <table:table-cell table:style-name="ce18" office:value-type="float" office:value="-0.6753283646" calcext:value-type="float">
            <text:p>-6,75E-01</text:p>
          </table:table-cell>
          <table:table-cell table:style-name="ce18" office:value-type="float" office:value="-0.6753328081" calcext:value-type="float">
            <text:p>-6,75E-01</text:p>
          </table:table-cell>
          <table:table-cell table:style-name="ce16" table:formula="of:=[.$D633]-[.$E633]" office:value-type="float" office:value="0.000004443500000062" calcext:value-type="float">
            <text:p>0,0000044</text:p>
          </table:table-cell>
        </table:table-row>
        <table:table-row table:style-name="ro1">
          <table:table-cell table:style-name="ce17" office:value-type="float" office:value="632" calcext:value-type="float">
            <text:p>632</text:p>
          </table:table-cell>
          <table:table-cell table:style-name="ce17"/>
          <table:table-cell table:style-name="ce18" office:value-type="float" office:value="3.977256299" calcext:value-type="float">
            <text:p>3,98E+00</text:p>
          </table:table-cell>
          <table:table-cell table:style-name="ce18" office:value-type="float" office:value="-0.6706811636" calcext:value-type="float">
            <text:p>-6,71E-01</text:p>
          </table:table-cell>
          <table:table-cell table:style-name="ce18" office:value-type="float" office:value="-0.6706855765" calcext:value-type="float">
            <text:p>-6,71E-01</text:p>
          </table:table-cell>
          <table:table-cell table:style-name="ce16" table:formula="of:=[.$D634]-[.$E634]" office:value-type="float" office:value="0.00000441289999997263" calcext:value-type="float">
            <text:p>0,0000044</text:p>
          </table:table-cell>
        </table:table-row>
        <table:table-row table:style-name="ro1">
          <table:table-cell table:style-name="ce17" office:value-type="float" office:value="633" calcext:value-type="float">
            <text:p>633</text:p>
          </table:table-cell>
          <table:table-cell table:style-name="ce17"/>
          <table:table-cell table:style-name="ce18" office:value-type="float" office:value="3.983539485" calcext:value-type="float">
            <text:p>3,98E+00</text:p>
          </table:table-cell>
          <table:table-cell table:style-name="ce18" office:value-type="float" office:value="-0.6660074853" calcext:value-type="float">
            <text:p>-6,66E-01</text:p>
          </table:table-cell>
          <table:table-cell table:style-name="ce18" office:value-type="float" office:value="-0.6660118674" calcext:value-type="float">
            <text:p>-6,66E-01</text:p>
          </table:table-cell>
          <table:table-cell table:style-name="ce16" table:formula="of:=[.$D635]-[.$E635]" office:value-type="float" office:value="0.00000438210000008876" calcext:value-type="float">
            <text:p>0,0000044</text:p>
          </table:table-cell>
        </table:table-row>
        <table:table-row table:style-name="ro1">
          <table:table-cell table:style-name="ce17" office:value-type="float" office:value="634" calcext:value-type="float">
            <text:p>634</text:p>
          </table:table-cell>
          <table:table-cell table:style-name="ce17"/>
          <table:table-cell table:style-name="ce18" office:value-type="float" office:value="3.98982267" calcext:value-type="float">
            <text:p>3,99E+00</text:p>
          </table:table-cell>
          <table:table-cell table:style-name="ce18" office:value-type="float" office:value="-0.6613075141" calcext:value-type="float">
            <text:p>-6,61E-01</text:p>
          </table:table-cell>
          <table:table-cell table:style-name="ce18" office:value-type="float" office:value="-0.6613118653" calcext:value-type="float">
            <text:p>-6,61E-01</text:p>
          </table:table-cell>
          <table:table-cell table:style-name="ce16" table:formula="of:=[.$D636]-[.$E636]" office:value-type="float" office:value="0.0000043512000000856" calcext:value-type="float">
            <text:p>0,0000044</text:p>
          </table:table-cell>
        </table:table-row>
        <table:table-row table:style-name="ro1">
          <table:table-cell table:style-name="ce17" office:value-type="float" office:value="635" calcext:value-type="float">
            <text:p>635</text:p>
          </table:table-cell>
          <table:table-cell table:style-name="ce17"/>
          <table:table-cell table:style-name="ce18" office:value-type="float" office:value="3.996105855" calcext:value-type="float">
            <text:p>4,00E+00</text:p>
          </table:table-cell>
          <table:table-cell table:style-name="ce18" office:value-type="float" office:value="-0.6565814356" calcext:value-type="float">
            <text:p>-6,57E-01</text:p>
          </table:table-cell>
          <table:table-cell table:style-name="ce18" office:value-type="float" office:value="-0.6565857558" calcext:value-type="float">
            <text:p>-6,57E-01</text:p>
          </table:table-cell>
          <table:table-cell table:style-name="ce16" table:formula="of:=[.$D637]-[.$E637]" office:value-type="float" office:value="0.00000432019999996314" calcext:value-type="float">
            <text:p>0,0000043</text:p>
          </table:table-cell>
        </table:table-row>
        <table:table-row table:style-name="ro1">
          <table:table-cell table:style-name="ce17" office:value-type="float" office:value="636" calcext:value-type="float">
            <text:p>636</text:p>
          </table:table-cell>
          <table:table-cell table:style-name="ce17"/>
          <table:table-cell table:style-name="ce18" office:value-type="float" office:value="4.002389041" calcext:value-type="float">
            <text:p>4,00E+00</text:p>
          </table:table-cell>
          <table:table-cell table:style-name="ce18" office:value-type="float" office:value="-0.6518294364" calcext:value-type="float">
            <text:p>-6,52E-01</text:p>
          </table:table-cell>
          <table:table-cell table:style-name="ce18" office:value-type="float" office:value="-0.6518337253" calcext:value-type="float">
            <text:p>-6,52E-01</text:p>
          </table:table-cell>
          <table:table-cell table:style-name="ce16" table:formula="of:=[.$D638]-[.$E638]" office:value-type="float" office:value="0.0000042889000000379" calcext:value-type="float">
            <text:p>0,0000043</text:p>
          </table:table-cell>
        </table:table-row>
        <table:table-row table:style-name="ro1">
          <table:table-cell table:style-name="ce17" office:value-type="float" office:value="637" calcext:value-type="float">
            <text:p>637</text:p>
          </table:table-cell>
          <table:table-cell table:style-name="ce17"/>
          <table:table-cell table:style-name="ce18" office:value-type="float" office:value="4.008672226" calcext:value-type="float">
            <text:p>4,01E+00</text:p>
          </table:table-cell>
          <table:table-cell table:style-name="ce18" office:value-type="float" office:value="-0.6470517041" calcext:value-type="float">
            <text:p>-6,47E-01</text:p>
          </table:table-cell>
          <table:table-cell table:style-name="ce18" office:value-type="float" office:value="-0.6470559616" calcext:value-type="float">
            <text:p>-6,47E-01</text:p>
          </table:table-cell>
          <table:table-cell table:style-name="ce16" table:formula="of:=[.$D639]-[.$E639]" office:value-type="float" office:value="0.00000425749999999336" calcext:value-type="float">
            <text:p>0,0000043</text:p>
          </table:table-cell>
        </table:table-row>
        <table:table-row table:style-name="ro1">
          <table:table-cell table:style-name="ce17" office:value-type="float" office:value="638" calcext:value-type="float">
            <text:p>638</text:p>
          </table:table-cell>
          <table:table-cell table:style-name="ce17"/>
          <table:table-cell table:style-name="ce18" office:value-type="float" office:value="4.014955411" calcext:value-type="float">
            <text:p>4,01E+00</text:p>
          </table:table-cell>
          <table:table-cell table:style-name="ce18" office:value-type="float" office:value="-0.6422484273" calcext:value-type="float">
            <text:p>-6,42E-01</text:p>
          </table:table-cell>
          <table:table-cell table:style-name="ce18" office:value-type="float" office:value="-0.6422526532" calcext:value-type="float">
            <text:p>-6,42E-01</text:p>
          </table:table-cell>
          <table:table-cell table:style-name="ce16" table:formula="of:=[.$D640]-[.$E640]" office:value-type="float" office:value="0.0000042259000000433" calcext:value-type="float">
            <text:p>0,0000042</text:p>
          </table:table-cell>
        </table:table-row>
        <table:table-row table:style-name="ro1">
          <table:table-cell table:style-name="ce17" office:value-type="float" office:value="639" calcext:value-type="float">
            <text:p>639</text:p>
          </table:table-cell>
          <table:table-cell table:style-name="ce17"/>
          <table:table-cell table:style-name="ce18" office:value-type="float" office:value="4.021238597" calcext:value-type="float">
            <text:p>4,02E+00</text:p>
          </table:table-cell>
          <table:table-cell table:style-name="ce18" office:value-type="float" office:value="-0.6374197957" calcext:value-type="float">
            <text:p>-6,37E-01</text:p>
          </table:table-cell>
          <table:table-cell table:style-name="ce18" office:value-type="float" office:value="-0.6374239897" calcext:value-type="float">
            <text:p>-6,37E-01</text:p>
          </table:table-cell>
          <table:table-cell table:style-name="ce16" table:formula="of:=[.$D641]-[.$E641]" office:value-type="float" office:value="0.0000041939999999574" calcext:value-type="float">
            <text:p>0,0000042</text:p>
          </table:table-cell>
        </table:table-row>
        <table:table-row table:style-name="ro1">
          <table:table-cell table:style-name="ce17" office:value-type="float" office:value="640" calcext:value-type="float">
            <text:p>640</text:p>
          </table:table-cell>
          <table:table-cell table:style-name="ce17"/>
          <table:table-cell table:style-name="ce18" office:value-type="float" office:value="4.027521782" calcext:value-type="float">
            <text:p>4,03E+00</text:p>
          </table:table-cell>
          <table:table-cell table:style-name="ce18" office:value-type="float" office:value="-0.6325659998" calcext:value-type="float">
            <text:p>-6,33E-01</text:p>
          </table:table-cell>
          <table:table-cell table:style-name="ce18" office:value-type="float" office:value="-0.6325701619" calcext:value-type="float">
            <text:p>-6,33E-01</text:p>
          </table:table-cell>
          <table:table-cell table:style-name="ce16" table:formula="of:=[.$D642]-[.$E642]" office:value-type="float" office:value="0.00000416209999998252" calcext:value-type="float">
            <text:p>0,0000042</text:p>
          </table:table-cell>
        </table:table-row>
        <table:table-row table:style-name="ro1">
          <table:table-cell table:style-name="ce17" office:value-type="float" office:value="641" calcext:value-type="float">
            <text:p>641</text:p>
          </table:table-cell>
          <table:table-cell table:style-name="ce17"/>
          <table:table-cell table:style-name="ce18" office:value-type="float" office:value="4.033804967" calcext:value-type="float">
            <text:p>4,03E+00</text:p>
          </table:table-cell>
          <table:table-cell table:style-name="ce18" office:value-type="float" office:value="-0.6276872313" calcext:value-type="float">
            <text:p>-6,28E-01</text:p>
          </table:table-cell>
          <table:table-cell table:style-name="ce18" office:value-type="float" office:value="-0.6276913613" calcext:value-type="float">
            <text:p>-6,28E-01</text:p>
          </table:table-cell>
          <table:table-cell table:style-name="ce16" table:formula="of:=[.$D643]-[.$E643]" office:value-type="float" office:value="0.00000412999999999109" calcext:value-type="float">
            <text:p>0,0000041</text:p>
          </table:table-cell>
        </table:table-row>
        <table:table-row table:style-name="ro1">
          <table:table-cell table:style-name="ce17" office:value-type="float" office:value="642" calcext:value-type="float">
            <text:p>642</text:p>
          </table:table-cell>
          <table:table-cell table:style-name="ce17"/>
          <table:table-cell table:style-name="ce18" office:value-type="float" office:value="4.040088153" calcext:value-type="float">
            <text:p>4,04E+00</text:p>
          </table:table-cell>
          <table:table-cell table:style-name="ce18" office:value-type="float" office:value="-0.6227836827" calcext:value-type="float">
            <text:p>-6,23E-01</text:p>
          </table:table-cell>
          <table:table-cell table:style-name="ce18" office:value-type="float" office:value="-0.6227877805" calcext:value-type="float">
            <text:p>-6,23E-01</text:p>
          </table:table-cell>
          <table:table-cell table:style-name="ce16" table:formula="of:=[.$D644]-[.$E644]" office:value-type="float" office:value="0.00000409779999999138" calcext:value-type="float">
            <text:p>0,0000041</text:p>
          </table:table-cell>
        </table:table-row>
        <table:table-row table:style-name="ro1">
          <table:table-cell table:style-name="ce17" office:value-type="float" office:value="643" calcext:value-type="float">
            <text:p>643</text:p>
          </table:table-cell>
          <table:table-cell table:style-name="ce17"/>
          <table:table-cell table:style-name="ce18" office:value-type="float" office:value="4.046371338" calcext:value-type="float">
            <text:p>4,05E+00</text:p>
          </table:table-cell>
          <table:table-cell table:style-name="ce18" office:value-type="float" office:value="-0.6178555477" calcext:value-type="float">
            <text:p>-6,18E-01</text:p>
          </table:table-cell>
          <table:table-cell table:style-name="ce18" office:value-type="float" office:value="-0.6178596131" calcext:value-type="float">
            <text:p>-6,18E-01</text:p>
          </table:table-cell>
          <table:table-cell table:style-name="ce16" table:formula="of:=[.$D645]-[.$E645]" office:value-type="float" office:value="0.00000406539999997513" calcext:value-type="float">
            <text:p>0,0000041</text:p>
          </table:table-cell>
        </table:table-row>
        <table:table-row table:style-name="ro1">
          <table:table-cell table:style-name="ce17" office:value-type="float" office:value="644" calcext:value-type="float">
            <text:p>644</text:p>
          </table:table-cell>
          <table:table-cell table:style-name="ce17"/>
          <table:table-cell table:style-name="ce18" office:value-type="float" office:value="4.052654523" calcext:value-type="float">
            <text:p>4,05E+00</text:p>
          </table:table-cell>
          <table:table-cell table:style-name="ce18" office:value-type="float" office:value="-0.6129030209" calcext:value-type="float">
            <text:p>-6,13E-01</text:p>
          </table:table-cell>
          <table:table-cell table:style-name="ce18" office:value-type="float" office:value="-0.6129070537" calcext:value-type="float">
            <text:p>-6,13E-01</text:p>
          </table:table-cell>
          <table:table-cell table:style-name="ce16" table:formula="of:=[.$D646]-[.$E646]" office:value-type="float" office:value="0.00000403279999994233" calcext:value-type="float">
            <text:p>0,0000040</text:p>
          </table:table-cell>
        </table:table-row>
        <table:table-row table:style-name="ro1">
          <table:table-cell table:style-name="ce17" office:value-type="float" office:value="645" calcext:value-type="float">
            <text:p>645</text:p>
          </table:table-cell>
          <table:table-cell table:style-name="ce17"/>
          <table:table-cell table:style-name="ce18" office:value-type="float" office:value="4.058937708" calcext:value-type="float">
            <text:p>4,06E+00</text:p>
          </table:table-cell>
          <table:table-cell table:style-name="ce18" office:value-type="float" office:value="-0.6079262977" calcext:value-type="float">
            <text:p>-6,08E-01</text:p>
          </table:table-cell>
          <table:table-cell table:style-name="ce18" office:value-type="float" office:value="-0.6079302977" calcext:value-type="float">
            <text:p>-6,08E-01</text:p>
          </table:table-cell>
          <table:table-cell table:style-name="ce16" table:formula="of:=[.$D647]-[.$E647]" office:value-type="float" office:value="0.000004000000000004" calcext:value-type="float">
            <text:p>0,0000040</text:p>
          </table:table-cell>
        </table:table-row>
        <table:table-row table:style-name="ro1">
          <table:table-cell table:style-name="ce17" office:value-type="float" office:value="646" calcext:value-type="float">
            <text:p>646</text:p>
          </table:table-cell>
          <table:table-cell table:style-name="ce17"/>
          <table:table-cell table:style-name="ce18" office:value-type="float" office:value="4.065220894" calcext:value-type="float">
            <text:p>4,07E+00</text:p>
          </table:table-cell>
          <table:table-cell table:style-name="ce18" office:value-type="float" office:value="-0.6029255746" calcext:value-type="float">
            <text:p>-6,03E-01</text:p>
          </table:table-cell>
          <table:table-cell table:style-name="ce18" office:value-type="float" office:value="-0.6029295417" calcext:value-type="float">
            <text:p>-6,03E-01</text:p>
          </table:table-cell>
          <table:table-cell table:style-name="ce16" table:formula="of:=[.$D648]-[.$E648]" office:value-type="float" office:value="0.00000396709999994638" calcext:value-type="float">
            <text:p>0,0000040</text:p>
          </table:table-cell>
        </table:table-row>
        <table:table-row table:style-name="ro1">
          <table:table-cell table:style-name="ce17" office:value-type="float" office:value="647" calcext:value-type="float">
            <text:p>647</text:p>
          </table:table-cell>
          <table:table-cell table:style-name="ce17"/>
          <table:table-cell table:style-name="ce18" office:value-type="float" office:value="4.071504079" calcext:value-type="float">
            <text:p>4,07E+00</text:p>
          </table:table-cell>
          <table:table-cell table:style-name="ce18" office:value-type="float" office:value="-0.597901049" calcext:value-type="float">
            <text:p>-5,98E-01</text:p>
          </table:table-cell>
          <table:table-cell table:style-name="ce18" office:value-type="float" office:value="-0.5979049831" calcext:value-type="float">
            <text:p>-5,98E-01</text:p>
          </table:table-cell>
          <table:table-cell table:style-name="ce16" table:formula="of:=[.$D649]-[.$E649]" office:value-type="float" office:value="0.0000039340999999915" calcext:value-type="float">
            <text:p>0,0000039</text:p>
          </table:table-cell>
        </table:table-row>
        <table:table-row table:style-name="ro1">
          <table:table-cell table:style-name="ce17" office:value-type="float" office:value="648" calcext:value-type="float">
            <text:p>648</text:p>
          </table:table-cell>
          <table:table-cell table:style-name="ce17"/>
          <table:table-cell table:style-name="ce18" office:value-type="float" office:value="4.077787264" calcext:value-type="float">
            <text:p>4,08E+00</text:p>
          </table:table-cell>
          <table:table-cell table:style-name="ce18" office:value-type="float" office:value="-0.5928529193" calcext:value-type="float">
            <text:p>-5,93E-01</text:p>
          </table:table-cell>
          <table:table-cell table:style-name="ce18" office:value-type="float" office:value="-0.5928568202" calcext:value-type="float">
            <text:p>-5,93E-01</text:p>
          </table:table-cell>
          <table:table-cell table:style-name="ce16" table:formula="of:=[.$D650]-[.$E650]" office:value-type="float" office:value="0.00000390089999990906" calcext:value-type="float">
            <text:p>0,0000039</text:p>
          </table:table-cell>
        </table:table-row>
        <table:table-row table:style-name="ro1">
          <table:table-cell table:style-name="ce17" office:value-type="float" office:value="649" calcext:value-type="float">
            <text:p>649</text:p>
          </table:table-cell>
          <table:table-cell table:style-name="ce17"/>
          <table:table-cell table:style-name="ce18" office:value-type="float" office:value="4.08407045" calcext:value-type="float">
            <text:p>4,08E+00</text:p>
          </table:table-cell>
          <table:table-cell table:style-name="ce18" office:value-type="float" office:value="-0.5877813848" calcext:value-type="float">
            <text:p>-5,88E-01</text:p>
          </table:table-cell>
          <table:table-cell table:style-name="ce18" office:value-type="float" office:value="-0.5877852523" calcext:value-type="float">
            <text:p>-5,88E-01</text:p>
          </table:table-cell>
          <table:table-cell table:style-name="ce16" table:formula="of:=[.$D651]-[.$E651]" office:value-type="float" office:value="0.00000386750000003211" calcext:value-type="float">
            <text:p>0,0000039</text:p>
          </table:table-cell>
        </table:table-row>
        <table:table-row table:style-name="ro1">
          <table:table-cell table:style-name="ce17" office:value-type="float" office:value="650" calcext:value-type="float">
            <text:p>650</text:p>
          </table:table-cell>
          <table:table-cell table:style-name="ce17"/>
          <table:table-cell table:style-name="ce18" office:value-type="float" office:value="4.090353635" calcext:value-type="float">
            <text:p>4,09E+00</text:p>
          </table:table-cell>
          <table:table-cell table:style-name="ce18" office:value-type="float" office:value="-0.5826866457" calcext:value-type="float">
            <text:p>-5,83E-01</text:p>
          </table:table-cell>
          <table:table-cell table:style-name="ce18" office:value-type="float" office:value="-0.5826904797" calcext:value-type="float">
            <text:p>-5,83E-01</text:p>
          </table:table-cell>
          <table:table-cell table:style-name="ce16" table:formula="of:=[.$D652]-[.$E652]" office:value-type="float" office:value="0.00000383399999992484" calcext:value-type="float">
            <text:p>0,0000038</text:p>
          </table:table-cell>
        </table:table-row>
        <table:table-row table:style-name="ro1">
          <table:table-cell table:style-name="ce17" office:value-type="float" office:value="651" calcext:value-type="float">
            <text:p>651</text:p>
          </table:table-cell>
          <table:table-cell table:style-name="ce17"/>
          <table:table-cell table:style-name="ce18" office:value-type="float" office:value="4.09663682" calcext:value-type="float">
            <text:p>4,10E+00</text:p>
          </table:table-cell>
          <table:table-cell table:style-name="ce18" office:value-type="float" office:value="-0.5775689032" calcext:value-type="float">
            <text:p>-5,78E-01</text:p>
          </table:table-cell>
          <table:table-cell table:style-name="ce18" office:value-type="float" office:value="-0.5775727034" calcext:value-type="float">
            <text:p>-5,78E-01</text:p>
          </table:table-cell>
          <table:table-cell table:style-name="ce16" table:formula="of:=[.$D653]-[.$E653]" office:value-type="float" office:value="0.0000038002000000148" calcext:value-type="float">
            <text:p>0,0000038</text:p>
          </table:table-cell>
        </table:table-row>
        <table:table-row table:style-name="ro1">
          <table:table-cell table:style-name="ce17" office:value-type="float" office:value="652" calcext:value-type="float">
            <text:p>652</text:p>
          </table:table-cell>
          <table:table-cell table:style-name="ce17"/>
          <table:table-cell table:style-name="ce18" office:value-type="float" office:value="4.102920006" calcext:value-type="float">
            <text:p>4,10E+00</text:p>
          </table:table-cell>
          <table:table-cell table:style-name="ce18" office:value-type="float" office:value="-0.5724283591" calcext:value-type="float">
            <text:p>-5,72E-01</text:p>
          </table:table-cell>
          <table:table-cell table:style-name="ce18" office:value-type="float" office:value="-0.5724321256" calcext:value-type="float">
            <text:p>-5,72E-01</text:p>
          </table:table-cell>
          <table:table-cell table:style-name="ce16" table:formula="of:=[.$D654]-[.$E654]" office:value-type="float" office:value="0.000003766500000002" calcext:value-type="float">
            <text:p>0,0000038</text:p>
          </table:table-cell>
        </table:table-row>
        <table:table-row table:style-name="ro1">
          <table:table-cell table:style-name="ce17" office:value-type="float" office:value="653" calcext:value-type="float">
            <text:p>653</text:p>
          </table:table-cell>
          <table:table-cell table:style-name="ce17"/>
          <table:table-cell table:style-name="ce18" office:value-type="float" office:value="4.109203191" calcext:value-type="float">
            <text:p>4,11E+00</text:p>
          </table:table-cell>
          <table:table-cell table:style-name="ce18" office:value-type="float" office:value="-0.5672652167" calcext:value-type="float">
            <text:p>-5,67E-01</text:p>
          </table:table-cell>
          <table:table-cell table:style-name="ce18" office:value-type="float" office:value="-0.5672689491" calcext:value-type="float">
            <text:p>-5,67E-01</text:p>
          </table:table-cell>
          <table:table-cell table:style-name="ce16" table:formula="of:=[.$D655]-[.$E655]" office:value-type="float" office:value="0.00000373239999995612" calcext:value-type="float">
            <text:p>0,0000037</text:p>
          </table:table-cell>
        </table:table-row>
        <table:table-row table:style-name="ro1">
          <table:table-cell table:style-name="ce17" office:value-type="float" office:value="654" calcext:value-type="float">
            <text:p>654</text:p>
          </table:table-cell>
          <table:table-cell table:style-name="ce17"/>
          <table:table-cell table:style-name="ce18" office:value-type="float" office:value="4.115486376" calcext:value-type="float">
            <text:p>4,12E+00</text:p>
          </table:table-cell>
          <table:table-cell table:style-name="ce18" office:value-type="float" office:value="-0.5620796795" calcext:value-type="float">
            <text:p>-5,62E-01</text:p>
          </table:table-cell>
          <table:table-cell table:style-name="ce18" office:value-type="float" office:value="-0.5620833779" calcext:value-type="float">
            <text:p>-5,62E-01</text:p>
          </table:table-cell>
          <table:table-cell table:style-name="ce16" table:formula="of:=[.$D656]-[.$E656]" office:value-type="float" office:value="0.00000369840000002952" calcext:value-type="float">
            <text:p>0,0000037</text:p>
          </table:table-cell>
        </table:table-row>
        <table:table-row table:style-name="ro1">
          <table:table-cell table:style-name="ce17" office:value-type="float" office:value="655" calcext:value-type="float">
            <text:p>655</text:p>
          </table:table-cell>
          <table:table-cell table:style-name="ce17"/>
          <table:table-cell table:style-name="ce18" office:value-type="float" office:value="4.121769562" calcext:value-type="float">
            <text:p>4,12E+00</text:p>
          </table:table-cell>
          <table:table-cell table:style-name="ce18" office:value-type="float" office:value="-0.5568719524" calcext:value-type="float">
            <text:p>-5,57E-01</text:p>
          </table:table-cell>
          <table:table-cell table:style-name="ce18" office:value-type="float" office:value="-0.5568756165" calcext:value-type="float">
            <text:p>-5,57E-01</text:p>
          </table:table-cell>
          <table:table-cell table:style-name="ce16" table:formula="of:=[.$D657]-[.$E657]" office:value-type="float" office:value="0.00000366410000007811" calcext:value-type="float">
            <text:p>0,0000037</text:p>
          </table:table-cell>
        </table:table-row>
        <table:table-row table:style-name="ro1">
          <table:table-cell table:style-name="ce17" office:value-type="float" office:value="656" calcext:value-type="float">
            <text:p>656</text:p>
          </table:table-cell>
          <table:table-cell table:style-name="ce17"/>
          <table:table-cell table:style-name="ce18" office:value-type="float" office:value="4.128052747" calcext:value-type="float">
            <text:p>4,13E+00</text:p>
          </table:table-cell>
          <table:table-cell table:style-name="ce18" office:value-type="float" office:value="-0.551642241" calcext:value-type="float">
            <text:p>-5,52E-01</text:p>
          </table:table-cell>
          <table:table-cell table:style-name="ce18" office:value-type="float" office:value="-0.5516458706" calcext:value-type="float">
            <text:p>-5,52E-01</text:p>
          </table:table-cell>
          <table:table-cell table:style-name="ce16" table:formula="of:=[.$D658]-[.$E658]" office:value-type="float" office:value="0.00000362959999999912" calcext:value-type="float">
            <text:p>0,0000036</text:p>
          </table:table-cell>
        </table:table-row>
        <table:table-row table:style-name="ro1">
          <table:table-cell table:style-name="ce17" office:value-type="float" office:value="657" calcext:value-type="float">
            <text:p>657</text:p>
          </table:table-cell>
          <table:table-cell table:style-name="ce17"/>
          <table:table-cell table:style-name="ce18" office:value-type="float" office:value="4.134335932" calcext:value-type="float">
            <text:p>4,13E+00</text:p>
          </table:table-cell>
          <table:table-cell table:style-name="ce18" office:value-type="float" office:value="-0.5463907516" calcext:value-type="float">
            <text:p>-5,46E-01</text:p>
          </table:table-cell>
          <table:table-cell table:style-name="ce18" office:value-type="float" office:value="-0.5463943467" calcext:value-type="float">
            <text:p>-5,46E-01</text:p>
          </table:table-cell>
          <table:table-cell table:style-name="ce16" table:formula="of:=[.$D659]-[.$E659]" office:value-type="float" office:value="0.00000359509999992014" calcext:value-type="float">
            <text:p>0,0000036</text:p>
          </table:table-cell>
        </table:table-row>
        <table:table-row table:style-name="ro1">
          <table:table-cell table:style-name="ce17" office:value-type="float" office:value="658" calcext:value-type="float">
            <text:p>658</text:p>
          </table:table-cell>
          <table:table-cell table:style-name="ce17"/>
          <table:table-cell table:style-name="ce18" office:value-type="float" office:value="4.140619117" calcext:value-type="float">
            <text:p>4,14E+00</text:p>
          </table:table-cell>
          <table:table-cell table:style-name="ce18" office:value-type="float" office:value="-0.5411176917" calcext:value-type="float">
            <text:p>-5,41E-01</text:p>
          </table:table-cell>
          <table:table-cell table:style-name="ce18" office:value-type="float" office:value="-0.5411212521" calcext:value-type="float">
            <text:p>-5,41E-01</text:p>
          </table:table-cell>
          <table:table-cell table:style-name="ce16" table:formula="of:=[.$D660]-[.$E660]" office:value-type="float" office:value="0.00000356040000004665" calcext:value-type="float">
            <text:p>0,0000036</text:p>
          </table:table-cell>
        </table:table-row>
        <table:table-row table:style-name="ro1">
          <table:table-cell table:style-name="ce17" office:value-type="float" office:value="659" calcext:value-type="float">
            <text:p>659</text:p>
          </table:table-cell>
          <table:table-cell table:style-name="ce17"/>
          <table:table-cell table:style-name="ce18" office:value-type="float" office:value="4.146902303" calcext:value-type="float">
            <text:p>4,15E+00</text:p>
          </table:table-cell>
          <table:table-cell table:style-name="ce18" office:value-type="float" office:value="-0.5358232694" calcext:value-type="float">
            <text:p>-5,36E-01</text:p>
          </table:table-cell>
          <table:table-cell table:style-name="ce18" office:value-type="float" office:value="-0.535826795" calcext:value-type="float">
            <text:p>-5,36E-01</text:p>
          </table:table-cell>
          <table:table-cell table:style-name="ce16" table:formula="of:=[.$D661]-[.$E661]" office:value-type="float" office:value="0.00000352559999994284" calcext:value-type="float">
            <text:p>0,0000035</text:p>
          </table:table-cell>
        </table:table-row>
        <table:table-row table:style-name="ro1">
          <table:table-cell table:style-name="ce17" office:value-type="float" office:value="660" calcext:value-type="float">
            <text:p>660</text:p>
          </table:table-cell>
          <table:table-cell table:style-name="ce17"/>
          <table:table-cell table:style-name="ce18" office:value-type="float" office:value="4.153185488" calcext:value-type="float">
            <text:p>4,15E+00</text:p>
          </table:table-cell>
          <table:table-cell table:style-name="ce18" office:value-type="float" office:value="-0.5305076937" calcext:value-type="float">
            <text:p>-5,31E-01</text:p>
          </table:table-cell>
          <table:table-cell table:style-name="ce18" office:value-type="float" office:value="-0.5305111843" calcext:value-type="float">
            <text:p>-5,31E-01</text:p>
          </table:table-cell>
          <table:table-cell table:style-name="ce16" table:formula="of:=[.$D662]-[.$E662]" office:value-type="float" office:value="0.00000349059999993351" calcext:value-type="float">
            <text:p>0,0000035</text:p>
          </table:table-cell>
        </table:table-row>
        <table:table-row table:style-name="ro1">
          <table:table-cell table:style-name="ce17" office:value-type="float" office:value="661" calcext:value-type="float">
            <text:p>661</text:p>
          </table:table-cell>
          <table:table-cell table:style-name="ce17"/>
          <table:table-cell table:style-name="ce18" office:value-type="float" office:value="4.159468673" calcext:value-type="float">
            <text:p>4,16E+00</text:p>
          </table:table-cell>
          <table:table-cell table:style-name="ce18" office:value-type="float" office:value="-0.5251711745" calcext:value-type="float">
            <text:p>-5,25E-01</text:p>
          </table:table-cell>
          <table:table-cell table:style-name="ce18" office:value-type="float" office:value="-0.52517463" calcext:value-type="float">
            <text:p>-5,25E-01</text:p>
          </table:table-cell>
          <table:table-cell table:style-name="ce16" table:formula="of:=[.$D663]-[.$E663]" office:value-type="float" office:value="0.0000034554999999159" calcext:value-type="float">
            <text:p>0,0000035</text:p>
          </table:table-cell>
        </table:table-row>
        <table:table-row table:style-name="ro1">
          <table:table-cell table:style-name="ce17" office:value-type="float" office:value="662" calcext:value-type="float">
            <text:p>662</text:p>
          </table:table-cell>
          <table:table-cell table:style-name="ce17"/>
          <table:table-cell table:style-name="ce18" office:value-type="float" office:value="4.165751859" calcext:value-type="float">
            <text:p>4,17E+00</text:p>
          </table:table-cell>
          <table:table-cell table:style-name="ce18" office:value-type="float" office:value="-0.5198139224" calcext:value-type="float">
            <text:p>-5,20E-01</text:p>
          </table:table-cell>
          <table:table-cell table:style-name="ce18" office:value-type="float" office:value="-0.5198173426" calcext:value-type="float">
            <text:p>-5,20E-01</text:p>
          </table:table-cell>
          <table:table-cell table:style-name="ce16" table:formula="of:=[.$D664]-[.$E664]" office:value-type="float" office:value="0.00000342019999999277" calcext:value-type="float">
            <text:p>0,0000034</text:p>
          </table:table-cell>
        </table:table-row>
        <table:table-row table:style-name="ro1">
          <table:table-cell table:style-name="ce17" office:value-type="float" office:value="663" calcext:value-type="float">
            <text:p>663</text:p>
          </table:table-cell>
          <table:table-cell table:style-name="ce17"/>
          <table:table-cell table:style-name="ce18" office:value-type="float" office:value="4.172035044" calcext:value-type="float">
            <text:p>4,17E+00</text:p>
          </table:table-cell>
          <table:table-cell table:style-name="ce18" office:value-type="float" office:value="-0.5144361489" calcext:value-type="float">
            <text:p>-5,14E-01</text:p>
          </table:table-cell>
          <table:table-cell table:style-name="ce18" office:value-type="float" office:value="-0.5144395338" calcext:value-type="float">
            <text:p>-5,14E-01</text:p>
          </table:table-cell>
          <table:table-cell table:style-name="ce16" table:formula="of:=[.$D665]-[.$E665]" office:value-type="float" office:value="0.00000338490000006963" calcext:value-type="float">
            <text:p>0,0000034</text:p>
          </table:table-cell>
        </table:table-row>
        <table:table-row table:style-name="ro1">
          <table:table-cell table:style-name="ce17" office:value-type="float" office:value="664" calcext:value-type="float">
            <text:p>664</text:p>
          </table:table-cell>
          <table:table-cell table:style-name="ce17"/>
          <table:table-cell table:style-name="ce18" office:value-type="float" office:value="4.178318229" calcext:value-type="float">
            <text:p>4,18E+00</text:p>
          </table:table-cell>
          <table:table-cell table:style-name="ce18" office:value-type="float" office:value="-0.5090380664" calcext:value-type="float">
            <text:p>-5,09E-01</text:p>
          </table:table-cell>
          <table:table-cell table:style-name="ce18" office:value-type="float" office:value="-0.5090414158" calcext:value-type="float">
            <text:p>-5,09E-01</text:p>
          </table:table-cell>
          <table:table-cell table:style-name="ce16" table:formula="of:=[.$D666]-[.$E666]" office:value-type="float" office:value="0.00000334940000001893" calcext:value-type="float">
            <text:p>0,0000033</text:p>
          </table:table-cell>
        </table:table-row>
        <table:table-row table:style-name="ro1">
          <table:table-cell table:style-name="ce17" office:value-type="float" office:value="665" calcext:value-type="float">
            <text:p>665</text:p>
          </table:table-cell>
          <table:table-cell table:style-name="ce17"/>
          <table:table-cell table:style-name="ce18" office:value-type="float" office:value="4.184601415" calcext:value-type="float">
            <text:p>4,18E+00</text:p>
          </table:table-cell>
          <table:table-cell table:style-name="ce18" office:value-type="float" office:value="-0.5036198879" calcext:value-type="float">
            <text:p>-5,04E-01</text:p>
          </table:table-cell>
          <table:table-cell table:style-name="ce18" office:value-type="float" office:value="-0.5036232016" calcext:value-type="float">
            <text:p>-5,04E-01</text:p>
          </table:table-cell>
          <table:table-cell table:style-name="ce16" table:formula="of:=[.$D667]-[.$E667]" office:value-type="float" office:value="0.0000033137000000627" calcext:value-type="float">
            <text:p>0,0000033</text:p>
          </table:table-cell>
        </table:table-row>
        <table:table-row table:style-name="ro1">
          <table:table-cell table:style-name="ce17" office:value-type="float" office:value="666" calcext:value-type="float">
            <text:p>666</text:p>
          </table:table-cell>
          <table:table-cell table:style-name="ce17"/>
          <table:table-cell table:style-name="ce18" office:value-type="float" office:value="4.1908846" calcext:value-type="float">
            <text:p>4,19E+00</text:p>
          </table:table-cell>
          <table:table-cell table:style-name="ce18" office:value-type="float" office:value="-0.4981818274" calcext:value-type="float">
            <text:p>-4,98E-01</text:p>
          </table:table-cell>
          <table:table-cell table:style-name="ce18" office:value-type="float" office:value="-0.4981851053" calcext:value-type="float">
            <text:p>-4,98E-01</text:p>
          </table:table-cell>
          <table:table-cell table:style-name="ce16" table:formula="of:=[.$D668]-[.$E668]" office:value-type="float" office:value="0.00000327790000004269" calcext:value-type="float">
            <text:p>0,0000033</text:p>
          </table:table-cell>
        </table:table-row>
        <table:table-row table:style-name="ro1">
          <table:table-cell table:style-name="ce17" office:value-type="float" office:value="667" calcext:value-type="float">
            <text:p>667</text:p>
          </table:table-cell>
          <table:table-cell table:style-name="ce17"/>
          <table:table-cell table:style-name="ce18" office:value-type="float" office:value="4.197167785" calcext:value-type="float">
            <text:p>4,20E+00</text:p>
          </table:table-cell>
          <table:table-cell table:style-name="ce18" office:value-type="float" office:value="-0.4927240995" calcext:value-type="float">
            <text:p>-4,93E-01</text:p>
          </table:table-cell>
          <table:table-cell table:style-name="ce18" office:value-type="float" office:value="-0.4927273415" calcext:value-type="float">
            <text:p>-4,93E-01</text:p>
          </table:table-cell>
          <table:table-cell table:style-name="ce16" table:formula="of:=[.$D669]-[.$E669]" office:value-type="float" office:value="0.0000032420000000144" calcext:value-type="float">
            <text:p>0,0000032</text:p>
          </table:table-cell>
        </table:table-row>
        <table:table-row table:style-name="ro1">
          <table:table-cell table:style-name="ce17" office:value-type="float" office:value="668" calcext:value-type="float">
            <text:p>668</text:p>
          </table:table-cell>
          <table:table-cell table:style-name="ce17"/>
          <table:table-cell table:style-name="ce18" office:value-type="float" office:value="4.203450971" calcext:value-type="float">
            <text:p>4,20E+00</text:p>
          </table:table-cell>
          <table:table-cell table:style-name="ce18" office:value-type="float" office:value="-0.4872469198" calcext:value-type="float">
            <text:p>-4,87E-01</text:p>
          </table:table-cell>
          <table:table-cell table:style-name="ce18" office:value-type="float" office:value="-0.4872501257" calcext:value-type="float">
            <text:p>-4,87E-01</text:p>
          </table:table-cell>
          <table:table-cell table:style-name="ce16" table:formula="of:=[.$D670]-[.$E670]" office:value-type="float" office:value="0.00000320590000002507" calcext:value-type="float">
            <text:p>0,0000032</text:p>
          </table:table-cell>
        </table:table-row>
        <table:table-row table:style-name="ro1">
          <table:table-cell table:style-name="ce17" office:value-type="float" office:value="669" calcext:value-type="float">
            <text:p>669</text:p>
          </table:table-cell>
          <table:table-cell table:style-name="ce17"/>
          <table:table-cell table:style-name="ce18" office:value-type="float" office:value="4.209734156" calcext:value-type="float">
            <text:p>4,21E+00</text:p>
          </table:table-cell>
          <table:table-cell table:style-name="ce18" office:value-type="float" office:value="-0.4817505043" calcext:value-type="float">
            <text:p>-4,82E-01</text:p>
          </table:table-cell>
          <table:table-cell table:style-name="ce18" office:value-type="float" office:value="-0.4817536741" calcext:value-type="float">
            <text:p>-4,82E-01</text:p>
          </table:table-cell>
          <table:table-cell table:style-name="ce16" table:formula="of:=[.$D671]-[.$E671]" office:value-type="float" office:value="0.00000316980000003575" calcext:value-type="float">
            <text:p>0,0000032</text:p>
          </table:table-cell>
        </table:table-row>
        <table:table-row table:style-name="ro1">
          <table:table-cell table:style-name="ce17" office:value-type="float" office:value="670" calcext:value-type="float">
            <text:p>670</text:p>
          </table:table-cell>
          <table:table-cell table:style-name="ce17"/>
          <table:table-cell table:style-name="ce18" office:value-type="float" office:value="4.216017341" calcext:value-type="float">
            <text:p>4,22E+00</text:p>
          </table:table-cell>
          <table:table-cell table:style-name="ce18" office:value-type="float" office:value="-0.4762350702" calcext:value-type="float">
            <text:p>-4,76E-01</text:p>
          </table:table-cell>
          <table:table-cell table:style-name="ce18" office:value-type="float" office:value="-0.4762382037" calcext:value-type="float">
            <text:p>-4,76E-01</text:p>
          </table:table-cell>
          <table:table-cell table:style-name="ce16" table:formula="of:=[.$D672]-[.$E672]" office:value-type="float" office:value="0.00000313350000002988" calcext:value-type="float">
            <text:p>0,0000031</text:p>
          </table:table-cell>
        </table:table-row>
        <table:table-row table:style-name="ro1">
          <table:table-cell table:style-name="ce17" office:value-type="float" office:value="671" calcext:value-type="float">
            <text:p>671</text:p>
          </table:table-cell>
          <table:table-cell table:style-name="ce17"/>
          <table:table-cell table:style-name="ce18" office:value-type="float" office:value="4.222300526" calcext:value-type="float">
            <text:p>4,22E+00</text:p>
          </table:table-cell>
          <table:table-cell table:style-name="ce18" office:value-type="float" office:value="-0.4707008351" calcext:value-type="float">
            <text:p>-4,71E-01</text:p>
          </table:table-cell>
          <table:table-cell table:style-name="ce18" office:value-type="float" office:value="-0.4707039322" calcext:value-type="float">
            <text:p>-4,71E-01</text:p>
          </table:table-cell>
          <table:table-cell table:style-name="ce16" table:formula="of:=[.$D673]-[.$E673]" office:value-type="float" office:value="0.00000309710000001573" calcext:value-type="float">
            <text:p>0,0000031</text:p>
          </table:table-cell>
        </table:table-row>
        <table:table-row table:style-name="ro1">
          <table:table-cell table:style-name="ce17" office:value-type="float" office:value="672" calcext:value-type="float">
            <text:p>672</text:p>
          </table:table-cell>
          <table:table-cell table:style-name="ce17"/>
          <table:table-cell table:style-name="ce18" office:value-type="float" office:value="4.228583712" calcext:value-type="float">
            <text:p>4,23E+00</text:p>
          </table:table-cell>
          <table:table-cell table:style-name="ce18" office:value-type="float" office:value="-0.4651480175" calcext:value-type="float">
            <text:p>-4,65E-01</text:p>
          </table:table-cell>
          <table:table-cell table:style-name="ce18" office:value-type="float" office:value="-0.4651510781" calcext:value-type="float">
            <text:p>-4,65E-01</text:p>
          </table:table-cell>
          <table:table-cell table:style-name="ce16" table:formula="of:=[.$D674]-[.$E674]" office:value-type="float" office:value="0.00000306059999999331" calcext:value-type="float">
            <text:p>0,0000031</text:p>
          </table:table-cell>
        </table:table-row>
        <table:table-row table:style-name="ro1">
          <table:table-cell table:style-name="ce17" office:value-type="float" office:value="673" calcext:value-type="float">
            <text:p>673</text:p>
          </table:table-cell>
          <table:table-cell table:style-name="ce17"/>
          <table:table-cell table:style-name="ce18" office:value-type="float" office:value="4.234866897" calcext:value-type="float">
            <text:p>4,23E+00</text:p>
          </table:table-cell>
          <table:table-cell table:style-name="ce18" office:value-type="float" office:value="-0.4595768367" calcext:value-type="float">
            <text:p>-4,60E-01</text:p>
          </table:table-cell>
          <table:table-cell table:style-name="ce18" office:value-type="float" office:value="-0.4595798606" calcext:value-type="float">
            <text:p>-4,60E-01</text:p>
          </table:table-cell>
          <table:table-cell table:style-name="ce16" table:formula="of:=[.$D675]-[.$E675]" office:value-type="float" office:value="0.00000302390000000985" calcext:value-type="float">
            <text:p>0,0000030</text:p>
          </table:table-cell>
        </table:table-row>
        <table:table-row table:style-name="ro1">
          <table:table-cell table:style-name="ce17" office:value-type="float" office:value="674" calcext:value-type="float">
            <text:p>674</text:p>
          </table:table-cell>
          <table:table-cell table:style-name="ce17"/>
          <table:table-cell table:style-name="ce18" office:value-type="float" office:value="4.241150082" calcext:value-type="float">
            <text:p>4,24E+00</text:p>
          </table:table-cell>
          <table:table-cell table:style-name="ce18" office:value-type="float" office:value="-0.4539875126" calcext:value-type="float">
            <text:p>-4,54E-01</text:p>
          </table:table-cell>
          <table:table-cell table:style-name="ce18" office:value-type="float" office:value="-0.4539904997" calcext:value-type="float">
            <text:p>-4,54E-01</text:p>
          </table:table-cell>
          <table:table-cell table:style-name="ce16" table:formula="of:=[.$D676]-[.$E676]" office:value-type="float" office:value="0.00000298709999996261" calcext:value-type="float">
            <text:p>0,0000030</text:p>
          </table:table-cell>
        </table:table-row>
        <table:table-row table:style-name="ro1">
          <table:table-cell table:style-name="ce17" office:value-type="float" office:value="675" calcext:value-type="float">
            <text:p>675</text:p>
          </table:table-cell>
          <table:table-cell table:style-name="ce17"/>
          <table:table-cell table:style-name="ce18" office:value-type="float" office:value="4.247433268" calcext:value-type="float">
            <text:p>4,25E+00</text:p>
          </table:table-cell>
          <table:table-cell table:style-name="ce18" office:value-type="float" office:value="-0.4483802659" calcext:value-type="float">
            <text:p>-4,48E-01</text:p>
          </table:table-cell>
          <table:table-cell table:style-name="ce18" office:value-type="float" office:value="-0.4483832161" calcext:value-type="float">
            <text:p>-4,48E-01</text:p>
          </table:table-cell>
          <table:table-cell table:style-name="ce16" table:formula="of:=[.$D677]-[.$E677]" office:value-type="float" office:value="0.00000295020000001811" calcext:value-type="float">
            <text:p>0,0000030</text:p>
          </table:table-cell>
        </table:table-row>
        <table:table-row table:style-name="ro1">
          <table:table-cell table:style-name="ce17" office:value-type="float" office:value="676" calcext:value-type="float">
            <text:p>676</text:p>
          </table:table-cell>
          <table:table-cell table:style-name="ce17"/>
          <table:table-cell table:style-name="ce18" office:value-type="float" office:value="4.253716453" calcext:value-type="float">
            <text:p>4,25E+00</text:p>
          </table:table-cell>
          <table:table-cell table:style-name="ce18" office:value-type="float" office:value="-0.4427553178" calcext:value-type="float">
            <text:p>-4,43E-01</text:p>
          </table:table-cell>
          <table:table-cell table:style-name="ce18" office:value-type="float" office:value="-0.442758231" calcext:value-type="float">
            <text:p>-4,43E-01</text:p>
          </table:table-cell>
          <table:table-cell table:style-name="ce16" table:formula="of:=[.$D678]-[.$E678]" office:value-type="float" office:value="0.00000291320000000983" calcext:value-type="float">
            <text:p>0,0000029</text:p>
          </table:table-cell>
        </table:table-row>
        <table:table-row table:style-name="ro1">
          <table:table-cell table:style-name="ce17" office:value-type="float" office:value="677" calcext:value-type="float">
            <text:p>677</text:p>
          </table:table-cell>
          <table:table-cell table:style-name="ce17"/>
          <table:table-cell table:style-name="ce18" office:value-type="float" office:value="4.259999638" calcext:value-type="float">
            <text:p>4,26E+00</text:p>
          </table:table-cell>
          <table:table-cell table:style-name="ce18" office:value-type="float" office:value="-0.4371128906" calcext:value-type="float">
            <text:p>-4,37E-01</text:p>
          </table:table-cell>
          <table:table-cell table:style-name="ce18" office:value-type="float" office:value="-0.4371157667" calcext:value-type="float">
            <text:p>-4,37E-01</text:p>
          </table:table-cell>
          <table:table-cell table:style-name="ce16" table:formula="of:=[.$D679]-[.$E679]" office:value-type="float" office:value="0.00000287609999999328" calcext:value-type="float">
            <text:p>0,0000029</text:p>
          </table:table-cell>
        </table:table-row>
        <table:table-row table:style-name="ro1">
          <table:table-cell table:style-name="ce17" office:value-type="float" office:value="678" calcext:value-type="float">
            <text:p>678</text:p>
          </table:table-cell>
          <table:table-cell table:style-name="ce17"/>
          <table:table-cell table:style-name="ce18" office:value-type="float" office:value="4.266282824" calcext:value-type="float">
            <text:p>4,27E+00</text:p>
          </table:table-cell>
          <table:table-cell table:style-name="ce18" office:value-type="float" office:value="-0.4314532068" calcext:value-type="float">
            <text:p>-4,31E-01</text:p>
          </table:table-cell>
          <table:table-cell table:style-name="ce18" office:value-type="float" office:value="-0.4314560457" calcext:value-type="float">
            <text:p>-4,31E-01</text:p>
          </table:table-cell>
          <table:table-cell table:style-name="ce16" table:formula="of:=[.$D680]-[.$E680]" office:value-type="float" office:value="0.00000283890000002396" calcext:value-type="float">
            <text:p>0,0000028</text:p>
          </table:table-cell>
        </table:table-row>
        <table:table-row table:style-name="ro1">
          <table:table-cell table:style-name="ce17" office:value-type="float" office:value="679" calcext:value-type="float">
            <text:p>679</text:p>
          </table:table-cell>
          <table:table-cell table:style-name="ce17"/>
          <table:table-cell table:style-name="ce18" office:value-type="float" office:value="4.272566009" calcext:value-type="float">
            <text:p>4,27E+00</text:p>
          </table:table-cell>
          <table:table-cell table:style-name="ce18" office:value-type="float" office:value="-0.4257764901" calcext:value-type="float">
            <text:p>-4,26E-01</text:p>
          </table:table-cell>
          <table:table-cell table:style-name="ce18" office:value-type="float" office:value="-0.4257792916" calcext:value-type="float">
            <text:p>-4,26E-01</text:p>
          </table:table-cell>
          <table:table-cell table:style-name="ce16" table:formula="of:=[.$D681]-[.$E681]" office:value-type="float" office:value="0.00000280149999998258" calcext:value-type="float">
            <text:p>0,0000028</text:p>
          </table:table-cell>
        </table:table-row>
        <table:table-row table:style-name="ro1">
          <table:table-cell table:style-name="ce17" office:value-type="float" office:value="680" calcext:value-type="float">
            <text:p>680</text:p>
          </table:table-cell>
          <table:table-cell table:style-name="ce17"/>
          <table:table-cell table:style-name="ce18" office:value-type="float" office:value="4.278849194" calcext:value-type="float">
            <text:p>4,28E+00</text:p>
          </table:table-cell>
          <table:table-cell table:style-name="ce18" office:value-type="float" office:value="-0.4200829644" calcext:value-type="float">
            <text:p>-4,20E-01</text:p>
          </table:table-cell>
          <table:table-cell table:style-name="ce18" office:value-type="float" office:value="-0.4200857284" calcext:value-type="float">
            <text:p>-4,20E-01</text:p>
          </table:table-cell>
          <table:table-cell table:style-name="ce16" table:formula="of:=[.$D682]-[.$E682]" office:value-type="float" office:value="0.00000276399999998844" calcext:value-type="float">
            <text:p>0,0000028</text:p>
          </table:table-cell>
        </table:table-row>
        <table:table-row table:style-name="ro1">
          <table:table-cell table:style-name="ce17" office:value-type="float" office:value="681" calcext:value-type="float">
            <text:p>681</text:p>
          </table:table-cell>
          <table:table-cell table:style-name="ce17"/>
          <table:table-cell table:style-name="ce18" office:value-type="float" office:value="4.285132379" calcext:value-type="float">
            <text:p>4,29E+00</text:p>
          </table:table-cell>
          <table:table-cell table:style-name="ce18" office:value-type="float" office:value="-0.4143728545" calcext:value-type="float">
            <text:p>-4,14E-01</text:p>
          </table:table-cell>
          <table:table-cell table:style-name="ce18" office:value-type="float" office:value="-0.414375581" calcext:value-type="float">
            <text:p>-4,14E-01</text:p>
          </table:table-cell>
          <table:table-cell table:style-name="ce16" table:formula="of:=[.$D683]-[.$E683]" office:value-type="float" office:value="0.0000027264999999943" calcext:value-type="float">
            <text:p>0,0000027</text:p>
          </table:table-cell>
        </table:table-row>
        <table:table-row table:style-name="ro1">
          <table:table-cell table:style-name="ce17" office:value-type="float" office:value="682" calcext:value-type="float">
            <text:p>682</text:p>
          </table:table-cell>
          <table:table-cell table:style-name="ce17"/>
          <table:table-cell table:style-name="ce18" office:value-type="float" office:value="4.291415565" calcext:value-type="float">
            <text:p>4,29E+00</text:p>
          </table:table-cell>
          <table:table-cell table:style-name="ce18" office:value-type="float" office:value="-0.4086463859" calcext:value-type="float">
            <text:p>-4,09E-01</text:p>
          </table:table-cell>
          <table:table-cell table:style-name="ce18" office:value-type="float" office:value="-0.4086490747" calcext:value-type="float">
            <text:p>-4,09E-01</text:p>
          </table:table-cell>
          <table:table-cell table:style-name="ce16" table:formula="of:=[.$D684]-[.$E684]" office:value-type="float" office:value="0.00000268879999998362" calcext:value-type="float">
            <text:p>0,0000027</text:p>
          </table:table-cell>
        </table:table-row>
        <table:table-row table:style-name="ro1">
          <table:table-cell table:style-name="ce17" office:value-type="float" office:value="683" calcext:value-type="float">
            <text:p>683</text:p>
          </table:table-cell>
          <table:table-cell table:style-name="ce17"/>
          <table:table-cell table:style-name="ce18" office:value-type="float" office:value="4.29769875" calcext:value-type="float">
            <text:p>4,30E+00</text:p>
          </table:table-cell>
          <table:table-cell table:style-name="ce18" office:value-type="float" office:value="-0.4029037847" calcext:value-type="float">
            <text:p>-4,03E-01</text:p>
          </table:table-cell>
          <table:table-cell table:style-name="ce18" office:value-type="float" office:value="-0.4029064357" calcext:value-type="float">
            <text:p>-4,03E-01</text:p>
          </table:table-cell>
          <table:table-cell table:style-name="ce16" table:formula="of:=[.$D685]-[.$E685]" office:value-type="float" office:value="0.00000265100000002016" calcext:value-type="float">
            <text:p>0,0000027</text:p>
          </table:table-cell>
        </table:table-row>
        <table:table-row table:style-name="ro1">
          <table:table-cell table:style-name="ce17" office:value-type="float" office:value="684" calcext:value-type="float">
            <text:p>684</text:p>
          </table:table-cell>
          <table:table-cell table:style-name="ce17"/>
          <table:table-cell table:style-name="ce18" office:value-type="float" office:value="4.303981935" calcext:value-type="float">
            <text:p>4,30E+00</text:p>
          </table:table-cell>
          <table:table-cell table:style-name="ce18" office:value-type="float" office:value="-0.3971452775" calcext:value-type="float">
            <text:p>-3,97E-01</text:p>
          </table:table-cell>
          <table:table-cell table:style-name="ce18" office:value-type="float" office:value="-0.3971478906" calcext:value-type="float">
            <text:p>-3,97E-01</text:p>
          </table:table-cell>
          <table:table-cell table:style-name="ce16" table:formula="of:=[.$D686]-[.$E686]" office:value-type="float" office:value="0.00000261309999999293" calcext:value-type="float">
            <text:p>0,0000026</text:p>
          </table:table-cell>
        </table:table-row>
        <table:table-row table:style-name="ro1">
          <table:table-cell table:style-name="ce17" office:value-type="float" office:value="685" calcext:value-type="float">
            <text:p>685</text:p>
          </table:table-cell>
          <table:table-cell table:style-name="ce17"/>
          <table:table-cell table:style-name="ce18" office:value-type="float" office:value="4.310265121" calcext:value-type="float">
            <text:p>4,31E+00</text:p>
          </table:table-cell>
          <table:table-cell table:style-name="ce18" office:value-type="float" office:value="-0.3913710917" calcext:value-type="float">
            <text:p>-3,91E-01</text:p>
          </table:table-cell>
          <table:table-cell table:style-name="ce18" office:value-type="float" office:value="-0.3913736668" calcext:value-type="float">
            <text:p>-3,91E-01</text:p>
          </table:table-cell>
          <table:table-cell table:style-name="ce16" table:formula="of:=[.$D687]-[.$E687]" office:value-type="float" office:value="0.00000257510000001293" calcext:value-type="float">
            <text:p>0,0000026</text:p>
          </table:table-cell>
        </table:table-row>
        <table:table-row table:style-name="ro1">
          <table:table-cell table:style-name="ce17" office:value-type="float" office:value="686" calcext:value-type="float">
            <text:p>686</text:p>
          </table:table-cell>
          <table:table-cell table:style-name="ce17"/>
          <table:table-cell table:style-name="ce18" office:value-type="float" office:value="4.316548306" calcext:value-type="float">
            <text:p>4,32E+00</text:p>
          </table:table-cell>
          <table:table-cell table:style-name="ce18" office:value-type="float" office:value="-0.3855814552" calcext:value-type="float">
            <text:p>-3,86E-01</text:p>
          </table:table-cell>
          <table:table-cell table:style-name="ce18" office:value-type="float" office:value="-0.3855839923" calcext:value-type="float">
            <text:p>-3,86E-01</text:p>
          </table:table-cell>
          <table:table-cell table:style-name="ce16" table:formula="of:=[.$D688]-[.$E688]" office:value-type="float" office:value="0.00000253709999997742" calcext:value-type="float">
            <text:p>0,0000025</text:p>
          </table:table-cell>
        </table:table-row>
        <table:table-row table:style-name="ro1">
          <table:table-cell table:style-name="ce17" office:value-type="float" office:value="687" calcext:value-type="float">
            <text:p>687</text:p>
          </table:table-cell>
          <table:table-cell table:style-name="ce17"/>
          <table:table-cell table:style-name="ce18" office:value-type="float" office:value="4.322831491" calcext:value-type="float">
            <text:p>4,32E+00</text:p>
          </table:table-cell>
          <table:table-cell table:style-name="ce18" office:value-type="float" office:value="-0.3797765967" calcext:value-type="float">
            <text:p>-3,80E-01</text:p>
          </table:table-cell>
          <table:table-cell table:style-name="ce18" office:value-type="float" office:value="-0.3797790955" calcext:value-type="float">
            <text:p>-3,80E-01</text:p>
          </table:table-cell>
          <table:table-cell table:style-name="ce16" table:formula="of:=[.$D689]-[.$E689]" office:value-type="float" office:value="0.0000024987999999726" calcext:value-type="float">
            <text:p>0,0000025</text:p>
          </table:table-cell>
        </table:table-row>
        <table:table-row table:style-name="ro1">
          <table:table-cell table:style-name="ce17" office:value-type="float" office:value="688" calcext:value-type="float">
            <text:p>688</text:p>
          </table:table-cell>
          <table:table-cell table:style-name="ce17"/>
          <table:table-cell table:style-name="ce18" office:value-type="float" office:value="4.329114677" calcext:value-type="float">
            <text:p>4,33E+00</text:p>
          </table:table-cell>
          <table:table-cell table:style-name="ce18" office:value-type="float" office:value="-0.3739567452" calcext:value-type="float">
            <text:p>-3,74E-01</text:p>
          </table:table-cell>
          <table:table-cell table:style-name="ce18" office:value-type="float" office:value="-0.3739592057" calcext:value-type="float">
            <text:p>-3,74E-01</text:p>
          </table:table-cell>
          <table:table-cell table:style-name="ce16" table:formula="of:=[.$D690]-[.$E690]" office:value-type="float" office:value="0.00000246050000002329" calcext:value-type="float">
            <text:p>0,0000025</text:p>
          </table:table-cell>
        </table:table-row>
        <table:table-row table:style-name="ro1">
          <table:table-cell table:style-name="ce17" office:value-type="float" office:value="689" calcext:value-type="float">
            <text:p>689</text:p>
          </table:table-cell>
          <table:table-cell table:style-name="ce17"/>
          <table:table-cell table:style-name="ce18" office:value-type="float" office:value="4.335397862" calcext:value-type="float">
            <text:p>4,34E+00</text:p>
          </table:table-cell>
          <table:table-cell table:style-name="ce18" office:value-type="float" office:value="-0.3681221305" calcext:value-type="float">
            <text:p>-3,68E-01</text:p>
          </table:table-cell>
          <table:table-cell table:style-name="ce18" office:value-type="float" office:value="-0.3681245527" calcext:value-type="float">
            <text:p>-3,68E-01</text:p>
          </table:table-cell>
          <table:table-cell table:style-name="ce16" table:formula="of:=[.$D691]-[.$E691]" office:value-type="float" office:value="0.00000242219999996296" calcext:value-type="float">
            <text:p>0,0000024</text:p>
          </table:table-cell>
        </table:table-row>
        <table:table-row table:style-name="ro1">
          <table:table-cell table:style-name="ce17" office:value-type="float" office:value="690" calcext:value-type="float">
            <text:p>690</text:p>
          </table:table-cell>
          <table:table-cell table:style-name="ce17"/>
          <table:table-cell table:style-name="ce18" office:value-type="float" office:value="4.341681047" calcext:value-type="float">
            <text:p>4,34E+00</text:p>
          </table:table-cell>
          <table:table-cell table:style-name="ce18" office:value-type="float" office:value="-0.362272983" calcext:value-type="float">
            <text:p>-3,62E-01</text:p>
          </table:table-cell>
          <table:table-cell table:style-name="ce18" office:value-type="float" office:value="-0.3622753667" calcext:value-type="float">
            <text:p>-3,62E-01</text:p>
          </table:table-cell>
          <table:table-cell table:style-name="ce16" table:formula="of:=[.$D692]-[.$E692]" office:value-type="float" office:value="0.0000023836999999971" calcext:value-type="float">
            <text:p>0,0000024</text:p>
          </table:table-cell>
        </table:table-row>
        <table:table-row table:style-name="ro1">
          <table:table-cell table:style-name="ce17" office:value-type="float" office:value="691" calcext:value-type="float">
            <text:p>691</text:p>
          </table:table-cell>
          <table:table-cell table:style-name="ce17"/>
          <table:table-cell table:style-name="ce18" office:value-type="float" office:value="4.347964233" calcext:value-type="float">
            <text:p>4,35E+00</text:p>
          </table:table-cell>
          <table:table-cell table:style-name="ce18" office:value-type="float" office:value="-0.3564095336" calcext:value-type="float">
            <text:p>-3,56E-01</text:p>
          </table:table-cell>
          <table:table-cell table:style-name="ce18" office:value-type="float" office:value="-0.3564118787" calcext:value-type="float">
            <text:p>-3,56E-01</text:p>
          </table:table-cell>
          <table:table-cell table:style-name="ce16" table:formula="of:=[.$D693]-[.$E693]" office:value-type="float" office:value="0.00000234510000002297" calcext:value-type="float">
            <text:p>0,0000023</text:p>
          </table:table-cell>
        </table:table-row>
        <table:table-row table:style-name="ro1">
          <table:table-cell table:style-name="ce17" office:value-type="float" office:value="692" calcext:value-type="float">
            <text:p>692</text:p>
          </table:table-cell>
          <table:table-cell table:style-name="ce17"/>
          <table:table-cell table:style-name="ce18" office:value-type="float" office:value="4.354247418" calcext:value-type="float">
            <text:p>4,35E+00</text:p>
          </table:table-cell>
          <table:table-cell table:style-name="ce18" office:value-type="float" office:value="-0.3505320138" calcext:value-type="float">
            <text:p>-3,51E-01</text:p>
          </table:table-cell>
          <table:table-cell table:style-name="ce18" office:value-type="float" office:value="-0.3505343202" calcext:value-type="float">
            <text:p>-3,51E-01</text:p>
          </table:table-cell>
          <table:table-cell table:style-name="ce16" table:formula="of:=[.$D694]-[.$E694]" office:value-type="float" office:value="0.00000230640000004056" calcext:value-type="float">
            <text:p>0,0000023</text:p>
          </table:table-cell>
        </table:table-row>
        <table:table-row table:style-name="ro1">
          <table:table-cell table:style-name="ce17" office:value-type="float" office:value="693" calcext:value-type="float">
            <text:p>693</text:p>
          </table:table-cell>
          <table:table-cell table:style-name="ce17"/>
          <table:table-cell table:style-name="ce18" office:value-type="float" office:value="4.360530603" calcext:value-type="float">
            <text:p>4,36E+00</text:p>
          </table:table-cell>
          <table:table-cell table:style-name="ce18" office:value-type="float" office:value="-0.3446406555" calcext:value-type="float">
            <text:p>-3,45E-01</text:p>
          </table:table-cell>
          <table:table-cell table:style-name="ce18" office:value-type="float" office:value="-0.3446429232" calcext:value-type="float">
            <text:p>-3,45E-01</text:p>
          </table:table-cell>
          <table:table-cell table:style-name="ce16" table:formula="of:=[.$D695]-[.$E695]" office:value-type="float" office:value="0.00000226770000000265" calcext:value-type="float">
            <text:p>0,0000023</text:p>
          </table:table-cell>
        </table:table-row>
        <table:table-row table:style-name="ro1">
          <table:table-cell table:style-name="ce17" office:value-type="float" office:value="694" calcext:value-type="float">
            <text:p>694</text:p>
          </table:table-cell>
          <table:table-cell table:style-name="ce17"/>
          <table:table-cell table:style-name="ce18" office:value-type="float" office:value="4.366813788" calcext:value-type="float">
            <text:p>4,37E+00</text:p>
          </table:table-cell>
          <table:table-cell table:style-name="ce18" office:value-type="float" office:value="-0.3387356914" calcext:value-type="float">
            <text:p>-3,39E-01</text:p>
          </table:table-cell>
          <table:table-cell table:style-name="ce18" office:value-type="float" office:value="-0.3387379202" calcext:value-type="float">
            <text:p>-3,39E-01</text:p>
          </table:table-cell>
          <table:table-cell table:style-name="ce16" table:formula="of:=[.$D696]-[.$E696]" office:value-type="float" office:value="0.00000222879999994818" calcext:value-type="float">
            <text:p>0,0000022</text:p>
          </table:table-cell>
        </table:table-row>
        <table:table-row table:style-name="ro1">
          <table:table-cell table:style-name="ce17" office:value-type="float" office:value="695" calcext:value-type="float">
            <text:p>695</text:p>
          </table:table-cell>
          <table:table-cell table:style-name="ce17"/>
          <table:table-cell table:style-name="ce18" office:value-type="float" office:value="4.373096974" calcext:value-type="float">
            <text:p>4,37E+00</text:p>
          </table:table-cell>
          <table:table-cell table:style-name="ce18" office:value-type="float" office:value="-0.3328173547" calcext:value-type="float">
            <text:p>-3,33E-01</text:p>
          </table:table-cell>
          <table:table-cell table:style-name="ce18" office:value-type="float" office:value="-0.3328195445" calcext:value-type="float">
            <text:p>-3,33E-01</text:p>
          </table:table-cell>
          <table:table-cell table:style-name="ce16" table:formula="of:=[.$D697]-[.$E697]" office:value-type="float" office:value="0.00000218979999999647" calcext:value-type="float">
            <text:p>0,0000022</text:p>
          </table:table-cell>
        </table:table-row>
        <table:table-row table:style-name="ro1">
          <table:table-cell table:style-name="ce17" office:value-type="float" office:value="696" calcext:value-type="float">
            <text:p>696</text:p>
          </table:table-cell>
          <table:table-cell table:style-name="ce17"/>
          <table:table-cell table:style-name="ce18" office:value-type="float" office:value="4.379380159" calcext:value-type="float">
            <text:p>4,38E+00</text:p>
          </table:table-cell>
          <table:table-cell table:style-name="ce18" office:value-type="float" office:value="-0.3268858788" calcext:value-type="float">
            <text:p>-3,27E-01</text:p>
          </table:table-cell>
          <table:table-cell table:style-name="ce18" office:value-type="float" office:value="-0.3268880297" calcext:value-type="float">
            <text:p>-3,27E-01</text:p>
          </table:table-cell>
          <table:table-cell table:style-name="ce16" table:formula="of:=[.$D698]-[.$E698]" office:value-type="float" office:value="0.00000215089999999751" calcext:value-type="float">
            <text:p>0,0000022</text:p>
          </table:table-cell>
        </table:table-row>
        <table:table-row table:style-name="ro1">
          <table:table-cell table:style-name="ce17" office:value-type="float" office:value="697" calcext:value-type="float">
            <text:p>697</text:p>
          </table:table-cell>
          <table:table-cell table:style-name="ce17"/>
          <table:table-cell table:style-name="ce18" office:value-type="float" office:value="4.385663344" calcext:value-type="float">
            <text:p>4,39E+00</text:p>
          </table:table-cell>
          <table:table-cell table:style-name="ce18" office:value-type="float" office:value="-0.3209414981" calcext:value-type="float">
            <text:p>-3,21E-01</text:p>
          </table:table-cell>
          <table:table-cell table:style-name="ce18" office:value-type="float" office:value="-0.3209436098" calcext:value-type="float">
            <text:p>-3,21E-01</text:p>
          </table:table-cell>
          <table:table-cell table:style-name="ce16" table:formula="of:=[.$D699]-[.$E699]" office:value-type="float" office:value="0.00000211170000002925" calcext:value-type="float">
            <text:p>0,0000021</text:p>
          </table:table-cell>
        </table:table-row>
        <table:table-row table:style-name="ro1">
          <table:table-cell table:style-name="ce17" office:value-type="float" office:value="698" calcext:value-type="float">
            <text:p>698</text:p>
          </table:table-cell>
          <table:table-cell table:style-name="ce17"/>
          <table:table-cell table:style-name="ce18" office:value-type="float" office:value="4.39194653" calcext:value-type="float">
            <text:p>4,39E+00</text:p>
          </table:table-cell>
          <table:table-cell table:style-name="ce18" office:value-type="float" office:value="-0.3149844471" calcext:value-type="float">
            <text:p>-3,15E-01</text:p>
          </table:table-cell>
          <table:table-cell table:style-name="ce18" office:value-type="float" office:value="-0.3149865197" calcext:value-type="float">
            <text:p>-3,15E-01</text:p>
          </table:table-cell>
          <table:table-cell table:style-name="ce16" table:formula="of:=[.$D700]-[.$E700]" office:value-type="float" office:value="0.00000207260000001375" calcext:value-type="float">
            <text:p>0,0000021</text:p>
          </table:table-cell>
        </table:table-row>
        <table:table-row table:style-name="ro1">
          <table:table-cell table:style-name="ce17" office:value-type="float" office:value="699" calcext:value-type="float">
            <text:p>699</text:p>
          </table:table-cell>
          <table:table-cell table:style-name="ce17"/>
          <table:table-cell table:style-name="ce18" office:value-type="float" office:value="4.398229715" calcext:value-type="float">
            <text:p>4,40E+00</text:p>
          </table:table-cell>
          <table:table-cell table:style-name="ce18" office:value-type="float" office:value="-0.3090149611" calcext:value-type="float">
            <text:p>-3,09E-01</text:p>
          </table:table-cell>
          <table:table-cell table:style-name="ce18" office:value-type="float" office:value="-0.3090169944" calcext:value-type="float">
            <text:p>-3,09E-01</text:p>
          </table:table-cell>
          <table:table-cell table:style-name="ce16" table:formula="of:=[.$D701]-[.$E701]" office:value-type="float" office:value="0.00000203330000003721" calcext:value-type="float">
            <text:p>0,0000020</text:p>
          </table:table-cell>
        </table:table-row>
        <table:table-row table:style-name="ro1">
          <table:table-cell table:style-name="ce17" office:value-type="float" office:value="700" calcext:value-type="float">
            <text:p>700</text:p>
          </table:table-cell>
          <table:table-cell table:style-name="ce17"/>
          <table:table-cell table:style-name="ce18" office:value-type="float" office:value="4.4045129" calcext:value-type="float">
            <text:p>4,40E+00</text:p>
          </table:table-cell>
          <table:table-cell table:style-name="ce18" office:value-type="float" office:value="-0.3030332757" calcext:value-type="float">
            <text:p>-3,03E-01</text:p>
          </table:table-cell>
          <table:table-cell table:style-name="ce18" office:value-type="float" office:value="-0.3030352696" calcext:value-type="float">
            <text:p>-3,03E-01</text:p>
          </table:table-cell>
          <table:table-cell table:style-name="ce16" table:formula="of:=[.$D702]-[.$E702]" office:value-type="float" office:value="0.00000199389999999688" calcext:value-type="float">
            <text:p>0,0000020</text:p>
          </table:table-cell>
        </table:table-row>
        <table:table-row table:style-name="ro1">
          <table:table-cell table:style-name="ce17" office:value-type="float" office:value="701" calcext:value-type="float">
            <text:p>701</text:p>
          </table:table-cell>
          <table:table-cell table:style-name="ce17"/>
          <table:table-cell table:style-name="ce18" office:value-type="float" office:value="4.410796086" calcext:value-type="float">
            <text:p>4,41E+00</text:p>
          </table:table-cell>
          <table:table-cell table:style-name="ce18" office:value-type="float" office:value="-0.2970396271" calcext:value-type="float">
            <text:p>-2,97E-01</text:p>
          </table:table-cell>
          <table:table-cell table:style-name="ce18" office:value-type="float" office:value="-0.2970415816" calcext:value-type="float">
            <text:p>-2,97E-01</text:p>
          </table:table-cell>
          <table:table-cell table:style-name="ce16" table:formula="of:=[.$D703]-[.$E703]" office:value-type="float" office:value="0.00000195449999995656" calcext:value-type="float">
            <text:p>0,0000020</text:p>
          </table:table-cell>
        </table:table-row>
        <table:table-row table:style-name="ro1">
          <table:table-cell table:style-name="ce17" office:value-type="float" office:value="702" calcext:value-type="float">
            <text:p>702</text:p>
          </table:table-cell>
          <table:table-cell table:style-name="ce17"/>
          <table:table-cell table:style-name="ce18" office:value-type="float" office:value="4.417079271" calcext:value-type="float">
            <text:p>4,42E+00</text:p>
          </table:table-cell>
          <table:table-cell table:style-name="ce18" office:value-type="float" office:value="-0.2910342519" calcext:value-type="float">
            <text:p>-2,91E-01</text:p>
          </table:table-cell>
          <table:table-cell table:style-name="ce18" office:value-type="float" office:value="-0.2910361668" calcext:value-type="float">
            <text:p>-2,91E-01</text:p>
          </table:table-cell>
          <table:table-cell table:style-name="ce16" table:formula="of:=[.$D704]-[.$E704]" office:value-type="float" office:value="0.00000191490000001071" calcext:value-type="float">
            <text:p>0,0000019</text:p>
          </table:table-cell>
        </table:table-row>
        <table:table-row table:style-name="ro1">
          <table:table-cell table:style-name="ce17" office:value-type="float" office:value="703" calcext:value-type="float">
            <text:p>703</text:p>
          </table:table-cell>
          <table:table-cell table:style-name="ce17"/>
          <table:table-cell table:style-name="ce18" office:value-type="float" office:value="4.423362456" calcext:value-type="float">
            <text:p>4,42E+00</text:p>
          </table:table-cell>
          <table:table-cell table:style-name="ce18" office:value-type="float" office:value="-0.2850173871" calcext:value-type="float">
            <text:p>-2,85E-01</text:p>
          </table:table-cell>
          <table:table-cell table:style-name="ce18" office:value-type="float" office:value="-0.2850192625" calcext:value-type="float">
            <text:p>-2,85E-01</text:p>
          </table:table-cell>
          <table:table-cell table:style-name="ce16" table:formula="of:=[.$D705]-[.$E705]" office:value-type="float" office:value="0.00000187540000001762" calcext:value-type="float">
            <text:p>0,0000019</text:p>
          </table:table-cell>
        </table:table-row>
        <table:table-row table:style-name="ro1">
          <table:table-cell table:style-name="ce17" office:value-type="float" office:value="704" calcext:value-type="float">
            <text:p>704</text:p>
          </table:table-cell>
          <table:table-cell table:style-name="ce17"/>
          <table:table-cell table:style-name="ce18" office:value-type="float" office:value="4.429645642" calcext:value-type="float">
            <text:p>4,43E+00</text:p>
          </table:table-cell>
          <table:table-cell table:style-name="ce18" office:value-type="float" office:value="-0.2789892704" calcext:value-type="float">
            <text:p>-2,79E-01</text:p>
          </table:table-cell>
          <table:table-cell table:style-name="ce18" office:value-type="float" office:value="-0.278991106" calcext:value-type="float">
            <text:p>-2,79E-01</text:p>
          </table:table-cell>
          <table:table-cell table:style-name="ce16" table:formula="of:=[.$D706]-[.$E706]" office:value-type="float" office:value="0.00000183559999999972" calcext:value-type="float">
            <text:p>0,0000018</text:p>
          </table:table-cell>
        </table:table-row>
        <table:table-row table:style-name="ro1">
          <table:table-cell table:style-name="ce17" office:value-type="float" office:value="705" calcext:value-type="float">
            <text:p>705</text:p>
          </table:table-cell>
          <table:table-cell table:style-name="ce17"/>
          <table:table-cell table:style-name="ce18" office:value-type="float" office:value="4.435928827" calcext:value-type="float">
            <text:p>4,44E+00</text:p>
          </table:table-cell>
          <table:table-cell table:style-name="ce18" office:value-type="float" office:value="-0.2729501396" calcext:value-type="float">
            <text:p>-2,73E-01</text:p>
          </table:table-cell>
          <table:table-cell table:style-name="ce18" office:value-type="float" office:value="-0.2729519355" calcext:value-type="float">
            <text:p>-2,73E-01</text:p>
          </table:table-cell>
          <table:table-cell table:style-name="ce16" table:formula="of:=[.$D707]-[.$E707]" office:value-type="float" office:value="0.00000179589999999008" calcext:value-type="float">
            <text:p>0,0000018</text:p>
          </table:table-cell>
        </table:table-row>
        <table:table-row table:style-name="ro1">
          <table:table-cell table:style-name="ce17" office:value-type="float" office:value="706" calcext:value-type="float">
            <text:p>706</text:p>
          </table:table-cell>
          <table:table-cell table:style-name="ce17"/>
          <table:table-cell table:style-name="ce18" office:value-type="float" office:value="4.442212012" calcext:value-type="float">
            <text:p>4,44E+00</text:p>
          </table:table-cell>
          <table:table-cell table:style-name="ce18" office:value-type="float" office:value="-0.2669002332" calcext:value-type="float">
            <text:p>-2,67E-01</text:p>
          </table:table-cell>
          <table:table-cell table:style-name="ce18" office:value-type="float" office:value="-0.2669019893" calcext:value-type="float">
            <text:p>-2,67E-01</text:p>
          </table:table-cell>
          <table:table-cell table:style-name="ce16" table:formula="of:=[.$D708]-[.$E708]" office:value-type="float" office:value="0.00000175610000002768" calcext:value-type="float">
            <text:p>0,0000018</text:p>
          </table:table-cell>
        </table:table-row>
        <table:table-row table:style-name="ro1">
          <table:table-cell table:style-name="ce17" office:value-type="float" office:value="707" calcext:value-type="float">
            <text:p>707</text:p>
          </table:table-cell>
          <table:table-cell table:style-name="ce17"/>
          <table:table-cell table:style-name="ce18" office:value-type="float" office:value="4.448495197" calcext:value-type="float">
            <text:p>4,45E+00</text:p>
          </table:table-cell>
          <table:table-cell table:style-name="ce18" office:value-type="float" office:value="-0.26083979" calcext:value-type="float">
            <text:p>-2,61E-01</text:p>
          </table:table-cell>
          <table:table-cell table:style-name="ce18" office:value-type="float" office:value="-0.2608415063" calcext:value-type="float">
            <text:p>-2,61E-01</text:p>
          </table:table-cell>
          <table:table-cell table:style-name="ce16" table:formula="of:=[.$D709]-[.$E709]" office:value-type="float" office:value="0.00000171630000000977" calcext:value-type="float">
            <text:p>0,0000017</text:p>
          </table:table-cell>
        </table:table-row>
        <table:table-row table:style-name="ro1">
          <table:table-cell table:style-name="ce17" office:value-type="float" office:value="708" calcext:value-type="float">
            <text:p>708</text:p>
          </table:table-cell>
          <table:table-cell table:style-name="ce17"/>
          <table:table-cell table:style-name="ce18" office:value-type="float" office:value="4.454778383" calcext:value-type="float">
            <text:p>4,45E+00</text:p>
          </table:table-cell>
          <table:table-cell table:style-name="ce18" office:value-type="float" office:value="-0.2547690494" calcext:value-type="float">
            <text:p>-2,55E-01</text:p>
          </table:table-cell>
          <table:table-cell table:style-name="ce18" office:value-type="float" office:value="-0.2547707257" calcext:value-type="float">
            <text:p>-2,55E-01</text:p>
          </table:table-cell>
          <table:table-cell table:style-name="ce16" table:formula="of:=[.$D710]-[.$E710]" office:value-type="float" office:value="0.00000167630000003083" calcext:value-type="float">
            <text:p>0,0000017</text:p>
          </table:table-cell>
        </table:table-row>
        <table:table-row table:style-name="ro1">
          <table:table-cell table:style-name="ce17" office:value-type="float" office:value="709" calcext:value-type="float">
            <text:p>709</text:p>
          </table:table-cell>
          <table:table-cell table:style-name="ce17"/>
          <table:table-cell table:style-name="ce18" office:value-type="float" office:value="4.461061568" calcext:value-type="float">
            <text:p>4,46E+00</text:p>
          </table:table-cell>
          <table:table-cell table:style-name="ce18" office:value-type="float" office:value="-0.2486882509" calcext:value-type="float">
            <text:p>-2,49E-01</text:p>
          </table:table-cell>
          <table:table-cell table:style-name="ce18" office:value-type="float" office:value="-0.2486898872" calcext:value-type="float">
            <text:p>-2,49E-01</text:p>
          </table:table-cell>
          <table:table-cell table:style-name="ce16" table:formula="of:=[.$D711]-[.$E711]" office:value-type="float" office:value="0.00000163629999999637" calcext:value-type="float">
            <text:p>0,0000016</text:p>
          </table:table-cell>
        </table:table-row>
        <table:table-row table:style-name="ro1">
          <table:table-cell table:style-name="ce17" office:value-type="float" office:value="710" calcext:value-type="float">
            <text:p>710</text:p>
          </table:table-cell>
          <table:table-cell table:style-name="ce17"/>
          <table:table-cell table:style-name="ce18" office:value-type="float" office:value="4.467344753" calcext:value-type="float">
            <text:p>4,47E+00</text:p>
          </table:table-cell>
          <table:table-cell table:style-name="ce18" office:value-type="float" office:value="-0.2425976346" calcext:value-type="float">
            <text:p>-2,43E-01</text:p>
          </table:table-cell>
          <table:table-cell table:style-name="ce18" office:value-type="float" office:value="-0.2425992308" calcext:value-type="float">
            <text:p>-2,43E-01</text:p>
          </table:table-cell>
          <table:table-cell table:style-name="ce16" table:formula="of:=[.$D712]-[.$E712]" office:value-type="float" office:value="0.00000159620000000915" calcext:value-type="float">
            <text:p>0,0000016</text:p>
          </table:table-cell>
        </table:table-row>
        <table:table-row table:style-name="ro1">
          <table:table-cell table:style-name="ce17" office:value-type="float" office:value="711" calcext:value-type="float">
            <text:p>711</text:p>
          </table:table-cell>
          <table:table-cell table:style-name="ce17"/>
          <table:table-cell table:style-name="ce18" office:value-type="float" office:value="4.473627939" calcext:value-type="float">
            <text:p>4,47E+00</text:p>
          </table:table-cell>
          <table:table-cell table:style-name="ce18" office:value-type="float" office:value="-0.2364974409" calcext:value-type="float">
            <text:p>-2,36E-01</text:p>
          </table:table-cell>
          <table:table-cell table:style-name="ce18" office:value-type="float" office:value="-0.236498997" calcext:value-type="float">
            <text:p>-2,36E-01</text:p>
          </table:table-cell>
          <table:table-cell table:style-name="ce16" table:formula="of:=[.$D713]-[.$E713]" office:value-type="float" office:value="0.00000155609999999418" calcext:value-type="float">
            <text:p>0,0000016</text:p>
          </table:table-cell>
        </table:table-row>
        <table:table-row table:style-name="ro1">
          <table:table-cell table:style-name="ce17" office:value-type="float" office:value="712" calcext:value-type="float">
            <text:p>712</text:p>
          </table:table-cell>
          <table:table-cell table:style-name="ce17"/>
          <table:table-cell table:style-name="ce18" office:value-type="float" office:value="4.479911124" calcext:value-type="float">
            <text:p>4,48E+00</text:p>
          </table:table-cell>
          <table:table-cell table:style-name="ce18" office:value-type="float" office:value="-0.2303879108" calcext:value-type="float">
            <text:p>-2,30E-01</text:p>
          </table:table-cell>
          <table:table-cell table:style-name="ce18" office:value-type="float" office:value="-0.2303894267" calcext:value-type="float">
            <text:p>-2,30E-01</text:p>
          </table:table-cell>
          <table:table-cell table:style-name="ce16" table:formula="of:=[.$D714]-[.$E714]" office:value-type="float" office:value="0.00000151589999999868" calcext:value-type="float">
            <text:p>0,0000015</text:p>
          </table:table-cell>
        </table:table-row>
        <table:table-row table:style-name="ro1">
          <table:table-cell table:style-name="ce17" office:value-type="float" office:value="713" calcext:value-type="float">
            <text:p>713</text:p>
          </table:table-cell>
          <table:table-cell table:style-name="ce17"/>
          <table:table-cell table:style-name="ce18" office:value-type="float" office:value="4.486194309" calcext:value-type="float">
            <text:p>4,49E+00</text:p>
          </table:table-cell>
          <table:table-cell table:style-name="ce18" office:value-type="float" office:value="-0.2242692853" calcext:value-type="float">
            <text:p>-2,24E-01</text:p>
          </table:table-cell>
          <table:table-cell table:style-name="ce18" office:value-type="float" office:value="-0.2242707609" calcext:value-type="float">
            <text:p>-2,24E-01</text:p>
          </table:table-cell>
          <table:table-cell table:style-name="ce16" table:formula="of:=[.$D715]-[.$E715]" office:value-type="float" office:value="0.00000147559999999491" calcext:value-type="float">
            <text:p>0,0000015</text:p>
          </table:table-cell>
        </table:table-row>
        <table:table-row table:style-name="ro1">
          <table:table-cell table:style-name="ce17" office:value-type="float" office:value="714" calcext:value-type="float">
            <text:p>714</text:p>
          </table:table-cell>
          <table:table-cell table:style-name="ce17"/>
          <table:table-cell table:style-name="ce18" office:value-type="float" office:value="4.492477495" calcext:value-type="float">
            <text:p>4,49E+00</text:p>
          </table:table-cell>
          <table:table-cell table:style-name="ce18" office:value-type="float" office:value="-0.2181418061" calcext:value-type="float">
            <text:p>-2,18E-01</text:p>
          </table:table-cell>
          <table:table-cell table:style-name="ce18" office:value-type="float" office:value="-0.2181432414" calcext:value-type="float">
            <text:p>-2,18E-01</text:p>
          </table:table-cell>
          <table:table-cell table:style-name="ce16" table:formula="of:=[.$D716]-[.$E716]" office:value-type="float" office:value="0.0000014353000000189" calcext:value-type="float">
            <text:p>0,0000014</text:p>
          </table:table-cell>
        </table:table-row>
        <table:table-row table:style-name="ro1">
          <table:table-cell table:style-name="ce17" office:value-type="float" office:value="715" calcext:value-type="float">
            <text:p>715</text:p>
          </table:table-cell>
          <table:table-cell table:style-name="ce17"/>
          <table:table-cell table:style-name="ce18" office:value-type="float" office:value="4.49876068" calcext:value-type="float">
            <text:p>4,50E+00</text:p>
          </table:table-cell>
          <table:table-cell table:style-name="ce18" office:value-type="float" office:value="-0.212005715" calcext:value-type="float">
            <text:p>-2,12E-01</text:p>
          </table:table-cell>
          <table:table-cell table:style-name="ce18" office:value-type="float" office:value="-0.2120071099" calcext:value-type="float">
            <text:p>-2,12E-01</text:p>
          </table:table-cell>
          <table:table-cell table:style-name="ce16" table:formula="of:=[.$D717]-[.$E717]" office:value-type="float" office:value="0.00000139490000000686" calcext:value-type="float">
            <text:p>0,0000014</text:p>
          </table:table-cell>
        </table:table-row>
        <table:table-row table:style-name="ro1">
          <table:table-cell table:style-name="ce17" office:value-type="float" office:value="716" calcext:value-type="float">
            <text:p>716</text:p>
          </table:table-cell>
          <table:table-cell table:style-name="ce17"/>
          <table:table-cell table:style-name="ce18" office:value-type="float" office:value="4.505043865" calcext:value-type="float">
            <text:p>4,51E+00</text:p>
          </table:table-cell>
          <table:table-cell table:style-name="ce18" office:value-type="float" office:value="-0.2058612543" calcext:value-type="float">
            <text:p>-2,06E-01</text:p>
          </table:table-cell>
          <table:table-cell table:style-name="ce18" office:value-type="float" office:value="-0.2058626088" calcext:value-type="float">
            <text:p>-2,06E-01</text:p>
          </table:table-cell>
          <table:table-cell table:style-name="ce16" table:formula="of:=[.$D718]-[.$E718]" office:value-type="float" office:value="0.00000135449999999482" calcext:value-type="float">
            <text:p>0,0000014</text:p>
          </table:table-cell>
        </table:table-row>
        <table:table-row table:style-name="ro1">
          <table:table-cell table:style-name="ce17" office:value-type="float" office:value="717" calcext:value-type="float">
            <text:p>717</text:p>
          </table:table-cell>
          <table:table-cell table:style-name="ce17"/>
          <table:table-cell table:style-name="ce18" office:value-type="float" office:value="4.511327051" calcext:value-type="float">
            <text:p>4,51E+00</text:p>
          </table:table-cell>
          <table:table-cell table:style-name="ce18" office:value-type="float" office:value="-0.1997086665" calcext:value-type="float">
            <text:p>-2,00E-01</text:p>
          </table:table-cell>
          <table:table-cell table:style-name="ce18" office:value-type="float" office:value="-0.1997099805" calcext:value-type="float">
            <text:p>-2,00E-01</text:p>
          </table:table-cell>
          <table:table-cell table:style-name="ce16" table:formula="of:=[.$D719]-[.$E719]" office:value-type="float" office:value="0.0000013139999999745" calcext:value-type="float">
            <text:p>0,0000013</text:p>
          </table:table-cell>
        </table:table-row>
        <table:table-row table:style-name="ro1">
          <table:table-cell table:style-name="ce17" office:value-type="float" office:value="718" calcext:value-type="float">
            <text:p>718</text:p>
          </table:table-cell>
          <table:table-cell table:style-name="ce17"/>
          <table:table-cell table:style-name="ce18" office:value-type="float" office:value="4.517610236" calcext:value-type="float">
            <text:p>4,52E+00</text:p>
          </table:table-cell>
          <table:table-cell table:style-name="ce18" office:value-type="float" office:value="-0.1935481945" calcext:value-type="float">
            <text:p>-1,94E-01</text:p>
          </table:table-cell>
          <table:table-cell table:style-name="ce18" office:value-type="float" office:value="-0.1935494681" calcext:value-type="float">
            <text:p>-1,94E-01</text:p>
          </table:table-cell>
          <table:table-cell table:style-name="ce16" table:formula="of:=[.$D720]-[.$E720]" office:value-type="float" office:value="0.00000127359999999022" calcext:value-type="float">
            <text:p>0,0000013</text:p>
          </table:table-cell>
        </table:table-row>
        <table:table-row table:style-name="ro1">
          <table:table-cell table:style-name="ce17" office:value-type="float" office:value="719" calcext:value-type="float">
            <text:p>719</text:p>
          </table:table-cell>
          <table:table-cell table:style-name="ce17"/>
          <table:table-cell table:style-name="ce18" office:value-type="float" office:value="4.523893421" calcext:value-type="float">
            <text:p>4,52E+00</text:p>
          </table:table-cell>
          <table:table-cell table:style-name="ce18" office:value-type="float" office:value="-0.1873800817" calcext:value-type="float">
            <text:p>-1,87E-01</text:p>
          </table:table-cell>
          <table:table-cell table:style-name="ce18" office:value-type="float" office:value="-0.1873813146" calcext:value-type="float">
            <text:p>-1,87E-01</text:p>
          </table:table-cell>
          <table:table-cell table:style-name="ce16" table:formula="of:=[.$D721]-[.$E721]" office:value-type="float" office:value="0.00000123290000000886" calcext:value-type="float">
            <text:p>0,0000012</text:p>
          </table:table-cell>
        </table:table-row>
        <table:table-row table:style-name="ro1">
          <table:table-cell table:style-name="ce17" office:value-type="float" office:value="720" calcext:value-type="float">
            <text:p>720</text:p>
          </table:table-cell>
          <table:table-cell table:style-name="ce17"/>
          <table:table-cell table:style-name="ce18" office:value-type="float" office:value="4.530176606" calcext:value-type="float">
            <text:p>4,53E+00</text:p>
          </table:table-cell>
          <table:table-cell table:style-name="ce18" office:value-type="float" office:value="-0.1812045713" calcext:value-type="float">
            <text:p>-1,81E-01</text:p>
          </table:table-cell>
          <table:table-cell table:style-name="ce18" office:value-type="float" office:value="-0.1812057636" calcext:value-type="float">
            <text:p>-1,81E-01</text:p>
          </table:table-cell>
          <table:table-cell table:style-name="ce16" table:formula="of:=[.$D722]-[.$E722]" office:value-type="float" office:value="0.00000119230000000803" calcext:value-type="float">
            <text:p>0,0000012</text:p>
          </table:table-cell>
        </table:table-row>
        <table:table-row table:style-name="ro1">
          <table:table-cell table:style-name="ce17" office:value-type="float" office:value="721" calcext:value-type="float">
            <text:p>721</text:p>
          </table:table-cell>
          <table:table-cell table:style-name="ce17"/>
          <table:table-cell table:style-name="ce18" office:value-type="float" office:value="4.536459792" calcext:value-type="float">
            <text:p>4,54E+00</text:p>
          </table:table-cell>
          <table:table-cell table:style-name="ce18" office:value-type="float" office:value="-0.1750219074" calcext:value-type="float">
            <text:p>-1,75E-01</text:p>
          </table:table-cell>
          <table:table-cell table:style-name="ce18" office:value-type="float" office:value="-0.175023059" calcext:value-type="float">
            <text:p>-1,75E-01</text:p>
          </table:table-cell>
          <table:table-cell table:style-name="ce16" table:formula="of:=[.$D723]-[.$E723]" office:value-type="float" office:value="0.00000115159999999892" calcext:value-type="float">
            <text:p>0,0000012</text:p>
          </table:table-cell>
        </table:table-row>
        <table:table-row table:style-name="ro1">
          <table:table-cell table:style-name="ce17" office:value-type="float" office:value="722" calcext:value-type="float">
            <text:p>722</text:p>
          </table:table-cell>
          <table:table-cell table:style-name="ce17"/>
          <table:table-cell table:style-name="ce18" office:value-type="float" office:value="4.542742977" calcext:value-type="float">
            <text:p>4,54E+00</text:p>
          </table:table-cell>
          <table:table-cell table:style-name="ce18" office:value-type="float" office:value="-0.1688323338" calcext:value-type="float">
            <text:p>-1,69E-01</text:p>
          </table:table-cell>
          <table:table-cell table:style-name="ce18" office:value-type="float" office:value="-0.1688334447" calcext:value-type="float">
            <text:p>-1,69E-01</text:p>
          </table:table-cell>
          <table:table-cell table:style-name="ce16" table:formula="of:=[.$D724]-[.$E724]" office:value-type="float" office:value="0.00000111089999998981" calcext:value-type="float">
            <text:p>0,0000011</text:p>
          </table:table-cell>
        </table:table-row>
        <table:table-row table:style-name="ro1">
          <table:table-cell table:style-name="ce17" office:value-type="float" office:value="723" calcext:value-type="float">
            <text:p>723</text:p>
          </table:table-cell>
          <table:table-cell table:style-name="ce17"/>
          <table:table-cell table:style-name="ce18" office:value-type="float" office:value="4.549026162" calcext:value-type="float">
            <text:p>4,55E+00</text:p>
          </table:table-cell>
          <table:table-cell table:style-name="ce18" office:value-type="float" office:value="-0.1626360951" calcext:value-type="float">
            <text:p>-1,63E-01</text:p>
          </table:table-cell>
          <table:table-cell table:style-name="ce18" office:value-type="float" office:value="-0.1626371652" calcext:value-type="float">
            <text:p>-1,63E-01</text:p>
          </table:table-cell>
          <table:table-cell table:style-name="ce16" table:formula="of:=[.$D725]-[.$E725]" office:value-type="float" office:value="0.00000107010000000018" calcext:value-type="float">
            <text:p>0,0000011</text:p>
          </table:table-cell>
        </table:table-row>
        <table:table-row table:style-name="ro1">
          <table:table-cell table:style-name="ce17" office:value-type="float" office:value="724" calcext:value-type="float">
            <text:p>724</text:p>
          </table:table-cell>
          <table:table-cell table:style-name="ce17"/>
          <table:table-cell table:style-name="ce18" office:value-type="float" office:value="4.555309348" calcext:value-type="float">
            <text:p>4,56E+00</text:p>
          </table:table-cell>
          <table:table-cell table:style-name="ce18" office:value-type="float" office:value="-0.1564334357" calcext:value-type="float">
            <text:p>-1,56E-01</text:p>
          </table:table-cell>
          <table:table-cell table:style-name="ce18" office:value-type="float" office:value="-0.156434465" calcext:value-type="float">
            <text:p>-1,56E-01</text:p>
          </table:table-cell>
          <table:table-cell table:style-name="ce16" table:formula="of:=[.$D726]-[.$E726]" office:value-type="float" office:value="0.0000010292999999828" calcext:value-type="float">
            <text:p>0,0000010</text:p>
          </table:table-cell>
        </table:table-row>
        <table:table-row table:style-name="ro1">
          <table:table-cell table:style-name="ce17" office:value-type="float" office:value="725" calcext:value-type="float">
            <text:p>725</text:p>
          </table:table-cell>
          <table:table-cell table:style-name="ce17"/>
          <table:table-cell table:style-name="ce18" office:value-type="float" office:value="4.561592533" calcext:value-type="float">
            <text:p>4,56E+00</text:p>
          </table:table-cell>
          <table:table-cell table:style-name="ce18" office:value-type="float" office:value="-0.1502246007" calcext:value-type="float">
            <text:p>-1,50E-01</text:p>
          </table:table-cell>
          <table:table-cell table:style-name="ce18" office:value-type="float" office:value="-0.1502255891" calcext:value-type="float">
            <text:p>-1,50E-01</text:p>
          </table:table-cell>
          <table:table-cell table:style-name="ce16" table:formula="of:=[.$D727]-[.$E727]" office:value-type="float" office:value="0.000000988399999984901" calcext:value-type="float">
            <text:p>0,0000010</text:p>
          </table:table-cell>
        </table:table-row>
        <table:table-row table:style-name="ro1">
          <table:table-cell table:style-name="ce17" office:value-type="float" office:value="726" calcext:value-type="float">
            <text:p>726</text:p>
          </table:table-cell>
          <table:table-cell table:style-name="ce17"/>
          <table:table-cell table:style-name="ce18" office:value-type="float" office:value="4.567875718" calcext:value-type="float">
            <text:p>4,57E+00</text:p>
          </table:table-cell>
          <table:table-cell table:style-name="ce18" office:value-type="float" office:value="-0.144009835" calcext:value-type="float">
            <text:p>-1,44E-01</text:p>
          </table:table-cell>
          <table:table-cell table:style-name="ce18" office:value-type="float" office:value="-0.1440107826" calcext:value-type="float">
            <text:p>-1,44E-01</text:p>
          </table:table-cell>
          <table:table-cell table:style-name="ce16" table:formula="of:=[.$D728]-[.$E728]" office:value-type="float" office:value="0.000000947599999995274" calcext:value-type="float">
            <text:p>0,0000009</text:p>
          </table:table-cell>
        </table:table-row>
        <table:table-row table:style-name="ro1">
          <table:table-cell table:style-name="ce17" office:value-type="float" office:value="727" calcext:value-type="float">
            <text:p>727</text:p>
          </table:table-cell>
          <table:table-cell table:style-name="ce17"/>
          <table:table-cell table:style-name="ce18" office:value-type="float" office:value="4.574158904" calcext:value-type="float">
            <text:p>4,57E+00</text:p>
          </table:table-cell>
          <table:table-cell table:style-name="ce18" office:value-type="float" office:value="-0.1377893841" calcext:value-type="float">
            <text:p>-1,38E-01</text:p>
          </table:table-cell>
          <table:table-cell table:style-name="ce18" office:value-type="float" office:value="-0.1377902907" calcext:value-type="float">
            <text:p>-1,38E-01</text:p>
          </table:table-cell>
          <table:table-cell table:style-name="ce16" table:formula="of:=[.$D729]-[.$E729]" office:value-type="float" office:value="0.000000906600000016855" calcext:value-type="float">
            <text:p>0,0000009</text:p>
          </table:table-cell>
        </table:table-row>
        <table:table-row table:style-name="ro1">
          <table:table-cell table:style-name="ce17" office:value-type="float" office:value="728" calcext:value-type="float">
            <text:p>728</text:p>
          </table:table-cell>
          <table:table-cell table:style-name="ce17"/>
          <table:table-cell table:style-name="ce18" office:value-type="float" office:value="4.580442089" calcext:value-type="float">
            <text:p>4,58E+00</text:p>
          </table:table-cell>
          <table:table-cell table:style-name="ce18" office:value-type="float" office:value="-0.1315634934" calcext:value-type="float">
            <text:p>-1,32E-01</text:p>
          </table:table-cell>
          <table:table-cell table:style-name="ce18" office:value-type="float" office:value="-0.1315643591" calcext:value-type="float">
            <text:p>-1,32E-01</text:p>
          </table:table-cell>
          <table:table-cell table:style-name="ce16" table:formula="of:=[.$D730]-[.$E730]" office:value-type="float" office:value="0.000000865699999991199" calcext:value-type="float">
            <text:p>0,0000009</text:p>
          </table:table-cell>
        </table:table-row>
        <table:table-row table:style-name="ro1">
          <table:table-cell table:style-name="ce17" office:value-type="float" office:value="729" calcext:value-type="float">
            <text:p>729</text:p>
          </table:table-cell>
          <table:table-cell table:style-name="ce17"/>
          <table:table-cell table:style-name="ce18" office:value-type="float" office:value="4.586725274" calcext:value-type="float">
            <text:p>4,59E+00</text:p>
          </table:table-cell>
          <table:table-cell table:style-name="ce18" office:value-type="float" office:value="-0.1253324089" calcext:value-type="float">
            <text:p>-1,25E-01</text:p>
          </table:table-cell>
          <table:table-cell table:style-name="ce18" office:value-type="float" office:value="-0.1253332336" calcext:value-type="float">
            <text:p>-1,25E-01</text:p>
          </table:table-cell>
          <table:table-cell table:style-name="ce16" table:formula="of:=[.$D731]-[.$E731]" office:value-type="float" office:value="0.000000824700000012779" calcext:value-type="float">
            <text:p>0,0000008</text:p>
          </table:table-cell>
        </table:table-row>
        <table:table-row table:style-name="ro1">
          <table:table-cell table:style-name="ce17" office:value-type="float" office:value="730" calcext:value-type="float">
            <text:p>730</text:p>
          </table:table-cell>
          <table:table-cell table:style-name="ce17"/>
          <table:table-cell table:style-name="ce18" office:value-type="float" office:value="4.59300846" calcext:value-type="float">
            <text:p>4,59E+00</text:p>
          </table:table-cell>
          <table:table-cell table:style-name="ce18" office:value-type="float" office:value="-0.1190963765" calcext:value-type="float">
            <text:p>-1,19E-01</text:p>
          </table:table-cell>
          <table:table-cell table:style-name="ce18" office:value-type="float" office:value="-0.1190971601" calcext:value-type="float">
            <text:p>-1,19E-01</text:p>
          </table:table-cell>
          <table:table-cell table:style-name="ce16" table:formula="of:=[.$D732]-[.$E732]" office:value-type="float" office:value="0.00000078359999999833" calcext:value-type="float">
            <text:p>0,0000008</text:p>
          </table:table-cell>
        </table:table-row>
        <table:table-row table:style-name="ro1">
          <table:table-cell table:style-name="ce17" office:value-type="float" office:value="731" calcext:value-type="float">
            <text:p>731</text:p>
          </table:table-cell>
          <table:table-cell table:style-name="ce17"/>
          <table:table-cell table:style-name="ce18" office:value-type="float" office:value="4.599291645" calcext:value-type="float">
            <text:p>4,60E+00</text:p>
          </table:table-cell>
          <table:table-cell table:style-name="ce18" office:value-type="float" office:value="-0.1128556423" calcext:value-type="float">
            <text:p>-1,13E-01</text:p>
          </table:table-cell>
          <table:table-cell table:style-name="ce18" office:value-type="float" office:value="-0.1128563849" calcext:value-type="float">
            <text:p>-1,13E-01</text:p>
          </table:table-cell>
          <table:table-cell table:style-name="ce16" table:formula="of:=[.$D733]-[.$E733]" office:value-type="float" office:value="0.000000742600000006033" calcext:value-type="float">
            <text:p>0,0000007</text:p>
          </table:table-cell>
        </table:table-row>
        <table:table-row table:style-name="ro1">
          <table:table-cell table:style-name="ce17" office:value-type="float" office:value="732" calcext:value-type="float">
            <text:p>732</text:p>
          </table:table-cell>
          <table:table-cell table:style-name="ce17"/>
          <table:table-cell table:style-name="ce18" office:value-type="float" office:value="4.60557483" calcext:value-type="float">
            <text:p>4,61E+00</text:p>
          </table:table-cell>
          <table:table-cell table:style-name="ce18" office:value-type="float" office:value="-0.1066104528" calcext:value-type="float">
            <text:p>-1,07E-01</text:p>
          </table:table-cell>
          <table:table-cell table:style-name="ce18" office:value-type="float" office:value="-0.1066111543" calcext:value-type="float">
            <text:p>-1,07E-01</text:p>
          </table:table-cell>
          <table:table-cell table:style-name="ce16" table:formula="of:=[.$D734]-[.$E734]" office:value-type="float" office:value="0.000000701500000005462" calcext:value-type="float">
            <text:p>0,0000007</text:p>
          </table:table-cell>
        </table:table-row>
        <table:table-row table:style-name="ro1">
          <table:table-cell table:style-name="ce17" office:value-type="float" office:value="733" calcext:value-type="float">
            <text:p>733</text:p>
          </table:table-cell>
          <table:table-cell table:style-name="ce17"/>
          <table:table-cell table:style-name="ce18" office:value-type="float" office:value="4.611858015" calcext:value-type="float">
            <text:p>4,61E+00</text:p>
          </table:table-cell>
          <table:table-cell table:style-name="ce18" office:value-type="float" office:value="-0.1003610545" calcext:value-type="float">
            <text:p>-1,00E-01</text:p>
          </table:table-cell>
          <table:table-cell table:style-name="ce18" office:value-type="float" office:value="-0.1003617149" calcext:value-type="float">
            <text:p>-1,00E-01</text:p>
          </table:table-cell>
          <table:table-cell table:style-name="ce16" table:formula="of:=[.$D735]-[.$E735]" office:value-type="float" office:value="0.00000066040000000489" calcext:value-type="float">
            <text:p>0,0000007</text:p>
          </table:table-cell>
        </table:table-row>
        <table:table-row table:style-name="ro1">
          <table:table-cell table:style-name="ce17" office:value-type="float" office:value="734" calcext:value-type="float">
            <text:p>734</text:p>
          </table:table-cell>
          <table:table-cell table:style-name="ce17"/>
          <table:table-cell table:style-name="ce18" office:value-type="float" office:value="4.618141201" calcext:value-type="float">
            <text:p>4,62E+00</text:p>
          </table:table-cell>
          <table:table-cell table:style-name="ce18" office:value-type="float" office:value="-0.09410769411" calcext:value-type="float">
            <text:p>-9,41E-02</text:p>
          </table:table-cell>
          <table:table-cell table:style-name="ce18" office:value-type="float" office:value="-0.09410831332" calcext:value-type="float">
            <text:p>-9,41E-02</text:p>
          </table:table-cell>
          <table:table-cell table:style-name="ce16" table:formula="of:=[.$D736]-[.$E736]" office:value-type="float" office:value="0.000000619209999996873" calcext:value-type="float">
            <text:p>0,0000006</text:p>
          </table:table-cell>
        </table:table-row>
        <table:table-row table:style-name="ro1">
          <table:table-cell table:style-name="ce17" office:value-type="float" office:value="735" calcext:value-type="float">
            <text:p>735</text:p>
          </table:table-cell>
          <table:table-cell table:style-name="ce17"/>
          <table:table-cell table:style-name="ce18" office:value-type="float" office:value="4.624424386" calcext:value-type="float">
            <text:p>4,62E+00</text:p>
          </table:table-cell>
          <table:table-cell table:style-name="ce18" office:value-type="float" office:value="-0.08785061851" calcext:value-type="float">
            <text:p>-8,79E-02</text:p>
          </table:table-cell>
          <table:table-cell table:style-name="ce18" office:value-type="float" office:value="-0.08785119655" calcext:value-type="float">
            <text:p>-8,79E-02</text:p>
          </table:table-cell>
          <table:table-cell table:style-name="ce16" table:formula="of:=[.$D737]-[.$E737]" office:value-type="float" office:value="0.000000578040000004387" calcext:value-type="float">
            <text:p>0,0000006</text:p>
          </table:table-cell>
        </table:table-row>
        <table:table-row table:style-name="ro1">
          <table:table-cell table:style-name="ce17" office:value-type="float" office:value="736" calcext:value-type="float">
            <text:p>736</text:p>
          </table:table-cell>
          <table:table-cell table:style-name="ce17"/>
          <table:table-cell table:style-name="ce18" office:value-type="float" office:value="4.630707571" calcext:value-type="float">
            <text:p>4,63E+00</text:p>
          </table:table-cell>
          <table:table-cell table:style-name="ce18" office:value-type="float" office:value="-0.08159007472" calcext:value-type="float">
            <text:p>-8,16E-02</text:p>
          </table:table-cell>
          <table:table-cell table:style-name="ce18" office:value-type="float" office:value="-0.08159061157" calcext:value-type="float">
            <text:p>-8,16E-02</text:p>
          </table:table-cell>
          <table:table-cell table:style-name="ce16" table:formula="of:=[.$D738]-[.$E738]" office:value-type="float" office:value="0.000000536849999996369" calcext:value-type="float">
            <text:p>0,0000005</text:p>
          </table:table-cell>
        </table:table-row>
        <table:table-row table:style-name="ro1">
          <table:table-cell table:style-name="ce17" office:value-type="float" office:value="737" calcext:value-type="float">
            <text:p>737</text:p>
          </table:table-cell>
          <table:table-cell table:style-name="ce17"/>
          <table:table-cell table:style-name="ce18" office:value-type="float" office:value="4.636990757" calcext:value-type="float">
            <text:p>4,64E+00</text:p>
          </table:table-cell>
          <table:table-cell table:style-name="ce18" office:value-type="float" office:value="-0.0753263099" calcext:value-type="float">
            <text:p>-7,53E-02</text:p>
          </table:table-cell>
          <table:table-cell table:style-name="ce18" office:value-type="float" office:value="-0.07532680553" calcext:value-type="float">
            <text:p>-7,53E-02</text:p>
          </table:table-cell>
          <table:table-cell table:style-name="ce16" table:formula="of:=[.$D739]-[.$E739]" office:value-type="float" office:value="0.000000495630000013625" calcext:value-type="float">
            <text:p>0,0000005</text:p>
          </table:table-cell>
        </table:table-row>
        <table:table-row table:style-name="ro1">
          <table:table-cell table:style-name="ce17" office:value-type="float" office:value="738" calcext:value-type="float">
            <text:p>738</text:p>
          </table:table-cell>
          <table:table-cell table:style-name="ce17"/>
          <table:table-cell table:style-name="ce18" office:value-type="float" office:value="4.643273942" calcext:value-type="float">
            <text:p>4,64E+00</text:p>
          </table:table-cell>
          <table:table-cell table:style-name="ce18" office:value-type="float" office:value="-0.06905957132" calcext:value-type="float">
            <text:p>-6,91E-02</text:p>
          </table:table-cell>
          <table:table-cell table:style-name="ce18" office:value-type="float" office:value="-0.06906002571" calcext:value-type="float">
            <text:p>-6,91E-02</text:p>
          </table:table-cell>
          <table:table-cell table:style-name="ce16" table:formula="of:=[.$D740]-[.$E740]" office:value-type="float" office:value="0.000000454390000015348" calcext:value-type="float">
            <text:p>0,0000005</text:p>
          </table:table-cell>
        </table:table-row>
        <table:table-row table:style-name="ro1">
          <table:table-cell table:style-name="ce17" office:value-type="float" office:value="739" calcext:value-type="float">
            <text:p>739</text:p>
          </table:table-cell>
          <table:table-cell table:style-name="ce17"/>
          <table:table-cell table:style-name="ce18" office:value-type="float" office:value="4.649557127" calcext:value-type="float">
            <text:p>4,65E+00</text:p>
          </table:table-cell>
          <table:table-cell table:style-name="ce18" office:value-type="float" office:value="-0.06279010639" calcext:value-type="float">
            <text:p>-6,28E-02</text:p>
          </table:table-cell>
          <table:table-cell table:style-name="ce18" office:value-type="float" office:value="-0.06279051953" calcext:value-type="float">
            <text:p>-6,28E-02</text:p>
          </table:table-cell>
          <table:table-cell table:style-name="ce16" table:formula="of:=[.$D741]-[.$E741]" office:value-type="float" office:value="0.000000413140000002366" calcext:value-type="float">
            <text:p>0,0000004</text:p>
          </table:table-cell>
        </table:table-row>
        <table:table-row table:style-name="ro1">
          <table:table-cell table:style-name="ce17" office:value-type="float" office:value="740" calcext:value-type="float">
            <text:p>740</text:p>
          </table:table-cell>
          <table:table-cell table:style-name="ce17"/>
          <table:table-cell table:style-name="ce18" office:value-type="float" office:value="4.655840313" calcext:value-type="float">
            <text:p>4,66E+00</text:p>
          </table:table-cell>
          <table:table-cell table:style-name="ce18" office:value-type="float" office:value="-0.05651816261" calcext:value-type="float">
            <text:p>-5,65E-02</text:p>
          </table:table-cell>
          <table:table-cell table:style-name="ce18" office:value-type="float" office:value="-0.05651853448" calcext:value-type="float">
            <text:p>-5,65E-02</text:p>
          </table:table-cell>
          <table:table-cell table:style-name="ce16" table:formula="of:=[.$D742]-[.$E742]" office:value-type="float" office:value="0.000000371870000001606" calcext:value-type="float">
            <text:p>0,0000004</text:p>
          </table:table-cell>
        </table:table-row>
        <table:table-row table:style-name="ro1">
          <table:table-cell table:style-name="ce17" office:value-type="float" office:value="741" calcext:value-type="float">
            <text:p>741</text:p>
          </table:table-cell>
          <table:table-cell table:style-name="ce17"/>
          <table:table-cell table:style-name="ce18" office:value-type="float" office:value="4.662123498" calcext:value-type="float">
            <text:p>4,66E+00</text:p>
          </table:table-cell>
          <table:table-cell table:style-name="ce18" office:value-type="float" office:value="-0.05024398759" calcext:value-type="float">
            <text:p>-5,02E-02</text:p>
          </table:table-cell>
          <table:table-cell table:style-name="ce18" office:value-type="float" office:value="-0.05024431818" calcext:value-type="float">
            <text:p>-5,02E-02</text:p>
          </table:table-cell>
          <table:table-cell table:style-name="ce16" table:formula="of:=[.$D743]-[.$E743]" office:value-type="float" office:value="0.000000330589999993081" calcext:value-type="float">
            <text:p>0,0000003</text:p>
          </table:table-cell>
        </table:table-row>
        <table:table-row table:style-name="ro1">
          <table:table-cell table:style-name="ce17" office:value-type="float" office:value="742" calcext:value-type="float">
            <text:p>742</text:p>
          </table:table-cell>
          <table:table-cell table:style-name="ce17"/>
          <table:table-cell table:style-name="ce18" office:value-type="float" office:value="4.668406683" calcext:value-type="float">
            <text:p>4,67E+00</text:p>
          </table:table-cell>
          <table:table-cell table:style-name="ce18" office:value-type="float" office:value="-0.04396782902" calcext:value-type="float">
            <text:p>-4,40E-02</text:p>
          </table:table-cell>
          <table:table-cell table:style-name="ce18" office:value-type="float" office:value="-0.04396811832" calcext:value-type="float">
            <text:p>-4,40E-02</text:p>
          </table:table-cell>
          <table:table-cell table:style-name="ce16" table:formula="of:=[.$D744]-[.$E744]" office:value-type="float" office:value="0.000000289299999990666" calcext:value-type="float">
            <text:p>0,0000003</text:p>
          </table:table-cell>
        </table:table-row>
        <table:table-row table:style-name="ro1">
          <table:table-cell table:style-name="ce17" office:value-type="float" office:value="743" calcext:value-type="float">
            <text:p>743</text:p>
          </table:table-cell>
          <table:table-cell table:style-name="ce17"/>
          <table:table-cell table:style-name="ce18" office:value-type="float" office:value="4.674689869" calcext:value-type="float">
            <text:p>4,67E+00</text:p>
          </table:table-cell>
          <table:table-cell table:style-name="ce18" office:value-type="float" office:value="-0.03768993468" calcext:value-type="float">
            <text:p>-3,77E-02</text:p>
          </table:table-cell>
          <table:table-cell table:style-name="ce18" office:value-type="float" office:value="-0.03769018267" calcext:value-type="float">
            <text:p>-3,77E-02</text:p>
          </table:table-cell>
          <table:table-cell table:style-name="ce16" table:formula="of:=[.$D745]-[.$E745]" office:value-type="float" office:value="0.000000247989999993536" calcext:value-type="float">
            <text:p>0,0000002</text:p>
          </table:table-cell>
        </table:table-row>
        <table:table-row table:style-name="ro1">
          <table:table-cell table:style-name="ce17" office:value-type="float" office:value="744" calcext:value-type="float">
            <text:p>744</text:p>
          </table:table-cell>
          <table:table-cell table:style-name="ce17"/>
          <table:table-cell table:style-name="ce18" office:value-type="float" office:value="4.680973054" calcext:value-type="float">
            <text:p>4,68E+00</text:p>
          </table:table-cell>
          <table:table-cell table:style-name="ce18" office:value-type="float" office:value="-0.0314105524" calcext:value-type="float">
            <text:p>-3,14E-02</text:p>
          </table:table-cell>
          <table:table-cell table:style-name="ce18" office:value-type="float" office:value="-0.03141075908" calcext:value-type="float">
            <text:p>-3,14E-02</text:p>
          </table:table-cell>
          <table:table-cell table:style-name="ce16" table:formula="of:=[.$D746]-[.$E746]" office:value-type="float" office:value="0.000000206679999996406" calcext:value-type="float">
            <text:p>0,0000002</text:p>
          </table:table-cell>
        </table:table-row>
        <table:table-row table:style-name="ro1">
          <table:table-cell table:style-name="ce17" office:value-type="float" office:value="745" calcext:value-type="float">
            <text:p>745</text:p>
          </table:table-cell>
          <table:table-cell table:style-name="ce17"/>
          <table:table-cell table:style-name="ce18" office:value-type="float" office:value="4.687256239" calcext:value-type="float">
            <text:p>4,69E+00</text:p>
          </table:table-cell>
          <table:table-cell table:style-name="ce18" office:value-type="float" office:value="-0.02512993009" calcext:value-type="float">
            <text:p>-2,51E-02</text:p>
          </table:table-cell>
          <table:table-cell table:style-name="ce18" office:value-type="float" office:value="-0.02513009544" calcext:value-type="float">
            <text:p>-2,51E-02</text:p>
          </table:table-cell>
          <table:table-cell table:style-name="ce16" table:formula="of:=[.$D747]-[.$E747]" office:value-type="float" office:value="0.000000165349999997622" calcext:value-type="float">
            <text:p>0,0000002</text:p>
          </table:table-cell>
        </table:table-row>
        <table:table-row table:style-name="ro1">
          <table:table-cell table:style-name="ce17" office:value-type="float" office:value="746" calcext:value-type="float">
            <text:p>746</text:p>
          </table:table-cell>
          <table:table-cell table:style-name="ce17"/>
          <table:table-cell table:style-name="ce18" office:value-type="float" office:value="4.693539424" calcext:value-type="float">
            <text:p>4,69E+00</text:p>
          </table:table-cell>
          <table:table-cell table:style-name="ce18" office:value-type="float" office:value="-0.0188483157" calcext:value-type="float">
            <text:p>-1,88E-02</text:p>
          </table:table-cell>
          <table:table-cell table:style-name="ce18" office:value-type="float" office:value="-0.01884843972" calcext:value-type="float">
            <text:p>-1,88E-02</text:p>
          </table:table-cell>
          <table:table-cell table:style-name="ce16" table:formula="of:=[.$D748]-[.$E748]" office:value-type="float" office:value="0.000000124019999998837" calcext:value-type="float">
            <text:p>0,0000001</text:p>
          </table:table-cell>
        </table:table-row>
        <table:table-row table:style-name="ro1">
          <table:table-cell table:style-name="ce17" office:value-type="float" office:value="747" calcext:value-type="float">
            <text:p>747</text:p>
          </table:table-cell>
          <table:table-cell table:style-name="ce17"/>
          <table:table-cell table:style-name="ce18" office:value-type="float" office:value="4.69982261" calcext:value-type="float">
            <text:p>4,70E+00</text:p>
          </table:table-cell>
          <table:table-cell table:style-name="ce18" office:value-type="float" office:value="-0.0125659572" calcext:value-type="float">
            <text:p>-1,26E-02</text:p>
          </table:table-cell>
          <table:table-cell table:style-name="ce18" office:value-type="float" office:value="-0.01256603988" calcext:value-type="float">
            <text:p>-1,26E-02</text:p>
          </table:table-cell>
          <table:table-cell table:style-name="ce16" table:formula="of:=[.$D749]-[.$E749]" office:value-type="float" office:value="0.0000000826800000026939" calcext:value-type="float">
            <text:p>0,0000001</text:p>
          </table:table-cell>
        </table:table-row>
        <table:table-row table:style-name="ro1">
          <table:table-cell table:style-name="ce17" office:value-type="float" office:value="748" calcext:value-type="float">
            <text:p>748</text:p>
          </table:table-cell>
          <table:table-cell table:style-name="ce17"/>
          <table:table-cell table:style-name="ce18" office:value-type="float" office:value="4.706105795" calcext:value-type="float">
            <text:p>4,71E+00</text:p>
          </table:table-cell>
          <table:table-cell table:style-name="ce18" office:value-type="float" office:value="-0.006283102624" calcext:value-type="float">
            <text:p>-6,28E-03</text:p>
          </table:table-cell>
          <table:table-cell table:style-name="ce18" office:value-type="float" office:value="-0.006283143966" calcext:value-type="float">
            <text:p>-6,28E-03</text:p>
          </table:table-cell>
          <table:table-cell table:style-name="ce16" table:formula="of:=[.$D750]-[.$E750]" office:value-type="float" office:value="0.0000000413420000004716" calcext:value-type="float">
            <text:p>0,0000000</text:p>
          </table:table-cell>
        </table:table-row>
        <table:table-row table:style-name="ro1">
          <table:table-cell table:style-name="ce17" office:value-type="float" office:value="749" calcext:value-type="float">
            <text:p>749</text:p>
          </table:table-cell>
          <table:table-cell table:style-name="ce17"/>
          <table:table-cell table:style-name="ce18" office:value-type="float" office:value="4.71238898" calcext:value-type="float">
            <text:p>4,71E+00</text:p>
          </table:table-cell>
          <table:table-cell table:style-name="ce18" office:value-type="float" office:value="0" calcext:value-type="float">
            <text:p>0,00E+00</text:p>
          </table:table-cell>
          <table:table-cell table:style-name="ce18" office:value-type="float" office:value="-1.836970199E-016" calcext:value-type="float">
            <text:p>-1,84E-16</text:p>
          </table:table-cell>
          <table:table-cell table:style-name="ce16" table:formula="of:=[.$D751]-[.$E751]" office:value-type="float" office:value="1.836970199E-016" calcext:value-type="float">
            <text:p>0,0000000</text:p>
          </table:table-cell>
        </table:table-row>
        <table:table-row table:style-name="ro1">
          <table:table-cell table:style-name="ce17" office:value-type="float" office:value="750" calcext:value-type="float">
            <text:p>750</text:p>
          </table:table-cell>
          <table:table-cell table:style-name="ce17"/>
          <table:table-cell table:style-name="ce18" office:value-type="float" office:value="4.718672166" calcext:value-type="float">
            <text:p>4,72E+00</text:p>
          </table:table-cell>
          <table:table-cell table:style-name="ce18" office:value-type="float" office:value="0.006283102624" calcext:value-type="float">
            <text:p>6,28E-03</text:p>
          </table:table-cell>
          <table:table-cell table:style-name="ce18" office:value-type="float" office:value="0.006283143966" calcext:value-type="float">
            <text:p>6,28E-03</text:p>
          </table:table-cell>
          <table:table-cell table:style-name="ce16" table:formula="of:=[.$D752]-[.$E752]" office:value-type="float" office:value="-0.0000000413420000004716" calcext:value-type="float">
            <text:p>0,0000000</text:p>
          </table:table-cell>
        </table:table-row>
        <table:table-row table:style-name="ro1">
          <table:table-cell table:style-name="ce17" office:value-type="float" office:value="751" calcext:value-type="float">
            <text:p>751</text:p>
          </table:table-cell>
          <table:table-cell table:style-name="ce17"/>
          <table:table-cell table:style-name="ce18" office:value-type="float" office:value="4.724955351" calcext:value-type="float">
            <text:p>4,72E+00</text:p>
          </table:table-cell>
          <table:table-cell table:style-name="ce18" office:value-type="float" office:value="0.0125659572" calcext:value-type="float">
            <text:p>1,26E-02</text:p>
          </table:table-cell>
          <table:table-cell table:style-name="ce18" office:value-type="float" office:value="0.01256603988" calcext:value-type="float">
            <text:p>1,26E-02</text:p>
          </table:table-cell>
          <table:table-cell table:style-name="ce16" table:formula="of:=[.$D753]-[.$E753]" office:value-type="float" office:value="-0.0000000826800000026939" calcext:value-type="float">
            <text:p>-0,0000001</text:p>
          </table:table-cell>
        </table:table-row>
        <table:table-row table:style-name="ro1">
          <table:table-cell table:style-name="ce17" office:value-type="float" office:value="752" calcext:value-type="float">
            <text:p>752</text:p>
          </table:table-cell>
          <table:table-cell table:style-name="ce17"/>
          <table:table-cell table:style-name="ce18" office:value-type="float" office:value="4.731238536" calcext:value-type="float">
            <text:p>4,73E+00</text:p>
          </table:table-cell>
          <table:table-cell table:style-name="ce18" office:value-type="float" office:value="0.0188483157" calcext:value-type="float">
            <text:p>1,88E-02</text:p>
          </table:table-cell>
          <table:table-cell table:style-name="ce18" office:value-type="float" office:value="0.01884843972" calcext:value-type="float">
            <text:p>1,88E-02</text:p>
          </table:table-cell>
          <table:table-cell table:style-name="ce16" table:formula="of:=[.$D754]-[.$E754]" office:value-type="float" office:value="-0.000000124019999998837" calcext:value-type="float">
            <text:p>-0,0000001</text:p>
          </table:table-cell>
        </table:table-row>
        <table:table-row table:style-name="ro1">
          <table:table-cell table:style-name="ce17" office:value-type="float" office:value="753" calcext:value-type="float">
            <text:p>753</text:p>
          </table:table-cell>
          <table:table-cell table:style-name="ce17"/>
          <table:table-cell table:style-name="ce18" office:value-type="float" office:value="4.737521722" calcext:value-type="float">
            <text:p>4,74E+00</text:p>
          </table:table-cell>
          <table:table-cell table:style-name="ce18" office:value-type="float" office:value="0.02512993009" calcext:value-type="float">
            <text:p>2,51E-02</text:p>
          </table:table-cell>
          <table:table-cell table:style-name="ce18" office:value-type="float" office:value="0.02513009544" calcext:value-type="float">
            <text:p>2,51E-02</text:p>
          </table:table-cell>
          <table:table-cell table:style-name="ce16" table:formula="of:=[.$D755]-[.$E755]" office:value-type="float" office:value="-0.000000165349999997622" calcext:value-type="float">
            <text:p>-0,0000002</text:p>
          </table:table-cell>
        </table:table-row>
        <table:table-row table:style-name="ro1">
          <table:table-cell table:style-name="ce17" office:value-type="float" office:value="754" calcext:value-type="float">
            <text:p>754</text:p>
          </table:table-cell>
          <table:table-cell table:style-name="ce17"/>
          <table:table-cell table:style-name="ce18" office:value-type="float" office:value="4.743804907" calcext:value-type="float">
            <text:p>4,74E+00</text:p>
          </table:table-cell>
          <table:table-cell table:style-name="ce18" office:value-type="float" office:value="0.0314105524" calcext:value-type="float">
            <text:p>3,14E-02</text:p>
          </table:table-cell>
          <table:table-cell table:style-name="ce18" office:value-type="float" office:value="0.03141075908" calcext:value-type="float">
            <text:p>3,14E-02</text:p>
          </table:table-cell>
          <table:table-cell table:style-name="ce16" table:formula="of:=[.$D756]-[.$E756]" office:value-type="float" office:value="-0.000000206679999996406" calcext:value-type="float">
            <text:p>-0,0000002</text:p>
          </table:table-cell>
        </table:table-row>
        <table:table-row table:style-name="ro1">
          <table:table-cell table:style-name="ce17" office:value-type="float" office:value="755" calcext:value-type="float">
            <text:p>755</text:p>
          </table:table-cell>
          <table:table-cell table:style-name="ce17"/>
          <table:table-cell table:style-name="ce18" office:value-type="float" office:value="4.750088092" calcext:value-type="float">
            <text:p>4,75E+00</text:p>
          </table:table-cell>
          <table:table-cell table:style-name="ce18" office:value-type="float" office:value="0.03768993468" calcext:value-type="float">
            <text:p>3,77E-02</text:p>
          </table:table-cell>
          <table:table-cell table:style-name="ce18" office:value-type="float" office:value="0.03769018267" calcext:value-type="float">
            <text:p>3,77E-02</text:p>
          </table:table-cell>
          <table:table-cell table:style-name="ce16" table:formula="of:=[.$D757]-[.$E757]" office:value-type="float" office:value="-0.000000247989999993536" calcext:value-type="float">
            <text:p>-0,0000002</text:p>
          </table:table-cell>
        </table:table-row>
        <table:table-row table:style-name="ro1">
          <table:table-cell table:style-name="ce17" office:value-type="float" office:value="756" calcext:value-type="float">
            <text:p>756</text:p>
          </table:table-cell>
          <table:table-cell table:style-name="ce17"/>
          <table:table-cell table:style-name="ce18" office:value-type="float" office:value="4.756371278" calcext:value-type="float">
            <text:p>4,76E+00</text:p>
          </table:table-cell>
          <table:table-cell table:style-name="ce18" office:value-type="float" office:value="0.04396782902" calcext:value-type="float">
            <text:p>4,40E-02</text:p>
          </table:table-cell>
          <table:table-cell table:style-name="ce18" office:value-type="float" office:value="0.04396811832" calcext:value-type="float">
            <text:p>4,40E-02</text:p>
          </table:table-cell>
          <table:table-cell table:style-name="ce16" table:formula="of:=[.$D758]-[.$E758]" office:value-type="float" office:value="-0.000000289299999990666" calcext:value-type="float">
            <text:p>-0,0000003</text:p>
          </table:table-cell>
        </table:table-row>
        <table:table-row table:style-name="ro1">
          <table:table-cell table:style-name="ce17" office:value-type="float" office:value="757" calcext:value-type="float">
            <text:p>757</text:p>
          </table:table-cell>
          <table:table-cell table:style-name="ce17"/>
          <table:table-cell table:style-name="ce18" office:value-type="float" office:value="4.762654463" calcext:value-type="float">
            <text:p>4,76E+00</text:p>
          </table:table-cell>
          <table:table-cell table:style-name="ce18" office:value-type="float" office:value="0.05024398759" calcext:value-type="float">
            <text:p>5,02E-02</text:p>
          </table:table-cell>
          <table:table-cell table:style-name="ce18" office:value-type="float" office:value="0.05024431818" calcext:value-type="float">
            <text:p>5,02E-02</text:p>
          </table:table-cell>
          <table:table-cell table:style-name="ce16" table:formula="of:=[.$D759]-[.$E759]" office:value-type="float" office:value="-0.000000330589999993081" calcext:value-type="float">
            <text:p>-0,0000003</text:p>
          </table:table-cell>
        </table:table-row>
        <table:table-row table:style-name="ro1">
          <table:table-cell table:style-name="ce17" office:value-type="float" office:value="758" calcext:value-type="float">
            <text:p>758</text:p>
          </table:table-cell>
          <table:table-cell table:style-name="ce17"/>
          <table:table-cell table:style-name="ce18" office:value-type="float" office:value="4.768937648" calcext:value-type="float">
            <text:p>4,77E+00</text:p>
          </table:table-cell>
          <table:table-cell table:style-name="ce18" office:value-type="float" office:value="0.05651816261" calcext:value-type="float">
            <text:p>5,65E-02</text:p>
          </table:table-cell>
          <table:table-cell table:style-name="ce18" office:value-type="float" office:value="0.05651853448" calcext:value-type="float">
            <text:p>5,65E-02</text:p>
          </table:table-cell>
          <table:table-cell table:style-name="ce16" table:formula="of:=[.$D760]-[.$E760]" office:value-type="float" office:value="-0.000000371870000001606" calcext:value-type="float">
            <text:p>-0,0000004</text:p>
          </table:table-cell>
        </table:table-row>
        <table:table-row table:style-name="ro1">
          <table:table-cell table:style-name="ce17" office:value-type="float" office:value="759" calcext:value-type="float">
            <text:p>759</text:p>
          </table:table-cell>
          <table:table-cell table:style-name="ce17"/>
          <table:table-cell table:style-name="ce18" office:value-type="float" office:value="4.775220833" calcext:value-type="float">
            <text:p>4,78E+00</text:p>
          </table:table-cell>
          <table:table-cell table:style-name="ce18" office:value-type="float" office:value="0.06279010639" calcext:value-type="float">
            <text:p>6,28E-02</text:p>
          </table:table-cell>
          <table:table-cell table:style-name="ce18" office:value-type="float" office:value="0.06279051953" calcext:value-type="float">
            <text:p>6,28E-02</text:p>
          </table:table-cell>
          <table:table-cell table:style-name="ce16" table:formula="of:=[.$D761]-[.$E761]" office:value-type="float" office:value="-0.000000413140000002366" calcext:value-type="float">
            <text:p>-0,0000004</text:p>
          </table:table-cell>
        </table:table-row>
        <table:table-row table:style-name="ro1">
          <table:table-cell table:style-name="ce17" office:value-type="float" office:value="760" calcext:value-type="float">
            <text:p>760</text:p>
          </table:table-cell>
          <table:table-cell table:style-name="ce17"/>
          <table:table-cell table:style-name="ce18" office:value-type="float" office:value="4.781504019" calcext:value-type="float">
            <text:p>4,78E+00</text:p>
          </table:table-cell>
          <table:table-cell table:style-name="ce18" office:value-type="float" office:value="0.06905957132" calcext:value-type="float">
            <text:p>6,91E-02</text:p>
          </table:table-cell>
          <table:table-cell table:style-name="ce18" office:value-type="float" office:value="0.06906002571" calcext:value-type="float">
            <text:p>6,91E-02</text:p>
          </table:table-cell>
          <table:table-cell table:style-name="ce16" table:formula="of:=[.$D762]-[.$E762]" office:value-type="float" office:value="-0.000000454390000015348" calcext:value-type="float">
            <text:p>-0,0000005</text:p>
          </table:table-cell>
        </table:table-row>
        <table:table-row table:style-name="ro1">
          <table:table-cell table:style-name="ce17" office:value-type="float" office:value="761" calcext:value-type="float">
            <text:p>761</text:p>
          </table:table-cell>
          <table:table-cell table:style-name="ce17"/>
          <table:table-cell table:style-name="ce18" office:value-type="float" office:value="4.787787204" calcext:value-type="float">
            <text:p>4,79E+00</text:p>
          </table:table-cell>
          <table:table-cell table:style-name="ce18" office:value-type="float" office:value="0.0753263099" calcext:value-type="float">
            <text:p>7,53E-02</text:p>
          </table:table-cell>
          <table:table-cell table:style-name="ce18" office:value-type="float" office:value="0.07532680553" calcext:value-type="float">
            <text:p>7,53E-02</text:p>
          </table:table-cell>
          <table:table-cell table:style-name="ce16" table:formula="of:=[.$D763]-[.$E763]" office:value-type="float" office:value="-0.000000495630000013625" calcext:value-type="float">
            <text:p>-0,0000005</text:p>
          </table:table-cell>
        </table:table-row>
        <table:table-row table:style-name="ro1">
          <table:table-cell table:style-name="ce17" office:value-type="float" office:value="762" calcext:value-type="float">
            <text:p>762</text:p>
          </table:table-cell>
          <table:table-cell table:style-name="ce17"/>
          <table:table-cell table:style-name="ce18" office:value-type="float" office:value="4.794070389" calcext:value-type="float">
            <text:p>4,79E+00</text:p>
          </table:table-cell>
          <table:table-cell table:style-name="ce18" office:value-type="float" office:value="0.08159007472" calcext:value-type="float">
            <text:p>8,16E-02</text:p>
          </table:table-cell>
          <table:table-cell table:style-name="ce18" office:value-type="float" office:value="0.08159061157" calcext:value-type="float">
            <text:p>8,16E-02</text:p>
          </table:table-cell>
          <table:table-cell table:style-name="ce16" table:formula="of:=[.$D764]-[.$E764]" office:value-type="float" office:value="-0.000000536849999996369" calcext:value-type="float">
            <text:p>-0,0000005</text:p>
          </table:table-cell>
        </table:table-row>
        <table:table-row table:style-name="ro1">
          <table:table-cell table:style-name="ce17" office:value-type="float" office:value="763" calcext:value-type="float">
            <text:p>763</text:p>
          </table:table-cell>
          <table:table-cell table:style-name="ce17"/>
          <table:table-cell table:style-name="ce18" office:value-type="float" office:value="4.800353575" calcext:value-type="float">
            <text:p>4,80E+00</text:p>
          </table:table-cell>
          <table:table-cell table:style-name="ce18" office:value-type="float" office:value="0.08785061851" calcext:value-type="float">
            <text:p>8,79E-02</text:p>
          </table:table-cell>
          <table:table-cell table:style-name="ce18" office:value-type="float" office:value="0.08785119655" calcext:value-type="float">
            <text:p>8,79E-02</text:p>
          </table:table-cell>
          <table:table-cell table:style-name="ce16" table:formula="of:=[.$D765]-[.$E765]" office:value-type="float" office:value="-0.000000578040000004387" calcext:value-type="float">
            <text:p>-0,0000006</text:p>
          </table:table-cell>
        </table:table-row>
        <table:table-row table:style-name="ro1">
          <table:table-cell table:style-name="ce17" office:value-type="float" office:value="764" calcext:value-type="float">
            <text:p>764</text:p>
          </table:table-cell>
          <table:table-cell table:style-name="ce17"/>
          <table:table-cell table:style-name="ce18" office:value-type="float" office:value="4.80663676" calcext:value-type="float">
            <text:p>4,81E+00</text:p>
          </table:table-cell>
          <table:table-cell table:style-name="ce18" office:value-type="float" office:value="0.09410769411" calcext:value-type="float">
            <text:p>9,41E-02</text:p>
          </table:table-cell>
          <table:table-cell table:style-name="ce18" office:value-type="float" office:value="0.09410831332" calcext:value-type="float">
            <text:p>9,41E-02</text:p>
          </table:table-cell>
          <table:table-cell table:style-name="ce16" table:formula="of:=[.$D766]-[.$E766]" office:value-type="float" office:value="-0.000000619209999996873" calcext:value-type="float">
            <text:p>-0,0000006</text:p>
          </table:table-cell>
        </table:table-row>
        <table:table-row table:style-name="ro1">
          <table:table-cell table:style-name="ce17" office:value-type="float" office:value="765" calcext:value-type="float">
            <text:p>765</text:p>
          </table:table-cell>
          <table:table-cell table:style-name="ce17"/>
          <table:table-cell table:style-name="ce18" office:value-type="float" office:value="4.812919945" calcext:value-type="float">
            <text:p>4,81E+00</text:p>
          </table:table-cell>
          <table:table-cell table:style-name="ce18" office:value-type="float" office:value="0.1003610545" calcext:value-type="float">
            <text:p>1,00E-01</text:p>
          </table:table-cell>
          <table:table-cell table:style-name="ce18" office:value-type="float" office:value="0.1003617149" calcext:value-type="float">
            <text:p>1,00E-01</text:p>
          </table:table-cell>
          <table:table-cell table:style-name="ce16" table:formula="of:=[.$D767]-[.$E767]" office:value-type="float" office:value="-0.00000066040000000489" calcext:value-type="float">
            <text:p>-0,0000007</text:p>
          </table:table-cell>
        </table:table-row>
        <table:table-row table:style-name="ro1">
          <table:table-cell table:style-name="ce17" office:value-type="float" office:value="766" calcext:value-type="float">
            <text:p>766</text:p>
          </table:table-cell>
          <table:table-cell table:style-name="ce17"/>
          <table:table-cell table:style-name="ce18" office:value-type="float" office:value="4.819203131" calcext:value-type="float">
            <text:p>4,82E+00</text:p>
          </table:table-cell>
          <table:table-cell table:style-name="ce18" office:value-type="float" office:value="0.1066104528" calcext:value-type="float">
            <text:p>1,07E-01</text:p>
          </table:table-cell>
          <table:table-cell table:style-name="ce18" office:value-type="float" office:value="0.1066111543" calcext:value-type="float">
            <text:p>1,07E-01</text:p>
          </table:table-cell>
          <table:table-cell table:style-name="ce16" table:formula="of:=[.$D768]-[.$E768]" office:value-type="float" office:value="-0.000000701500000005462" calcext:value-type="float">
            <text:p>-0,0000007</text:p>
          </table:table-cell>
        </table:table-row>
        <table:table-row table:style-name="ro1">
          <table:table-cell table:style-name="ce17" office:value-type="float" office:value="767" calcext:value-type="float">
            <text:p>767</text:p>
          </table:table-cell>
          <table:table-cell table:style-name="ce17"/>
          <table:table-cell table:style-name="ce18" office:value-type="float" office:value="4.825486316" calcext:value-type="float">
            <text:p>4,83E+00</text:p>
          </table:table-cell>
          <table:table-cell table:style-name="ce18" office:value-type="float" office:value="0.1128556423" calcext:value-type="float">
            <text:p>1,13E-01</text:p>
          </table:table-cell>
          <table:table-cell table:style-name="ce18" office:value-type="float" office:value="0.1128563849" calcext:value-type="float">
            <text:p>1,13E-01</text:p>
          </table:table-cell>
          <table:table-cell table:style-name="ce16" table:formula="of:=[.$D769]-[.$E769]" office:value-type="float" office:value="-0.000000742600000006033" calcext:value-type="float">
            <text:p>-0,0000007</text:p>
          </table:table-cell>
        </table:table-row>
        <table:table-row table:style-name="ro1">
          <table:table-cell table:style-name="ce17" office:value-type="float" office:value="768" calcext:value-type="float">
            <text:p>768</text:p>
          </table:table-cell>
          <table:table-cell table:style-name="ce17"/>
          <table:table-cell table:style-name="ce18" office:value-type="float" office:value="4.831769501" calcext:value-type="float">
            <text:p>4,83E+00</text:p>
          </table:table-cell>
          <table:table-cell table:style-name="ce18" office:value-type="float" office:value="0.1190963765" calcext:value-type="float">
            <text:p>1,19E-01</text:p>
          </table:table-cell>
          <table:table-cell table:style-name="ce18" office:value-type="float" office:value="0.1190971601" calcext:value-type="float">
            <text:p>1,19E-01</text:p>
          </table:table-cell>
          <table:table-cell table:style-name="ce16" table:formula="of:=[.$D770]-[.$E770]" office:value-type="float" office:value="-0.00000078359999999833" calcext:value-type="float">
            <text:p>-0,0000008</text:p>
          </table:table-cell>
        </table:table-row>
        <table:table-row table:style-name="ro1">
          <table:table-cell table:style-name="ce17" office:value-type="float" office:value="769" calcext:value-type="float">
            <text:p>769</text:p>
          </table:table-cell>
          <table:table-cell table:style-name="ce17"/>
          <table:table-cell table:style-name="ce18" office:value-type="float" office:value="4.838052687" calcext:value-type="float">
            <text:p>4,84E+00</text:p>
          </table:table-cell>
          <table:table-cell table:style-name="ce18" office:value-type="float" office:value="0.1253324089" calcext:value-type="float">
            <text:p>1,25E-01</text:p>
          </table:table-cell>
          <table:table-cell table:style-name="ce18" office:value-type="float" office:value="0.1253332336" calcext:value-type="float">
            <text:p>1,25E-01</text:p>
          </table:table-cell>
          <table:table-cell table:style-name="ce16" table:formula="of:=[.$D771]-[.$E771]" office:value-type="float" office:value="-0.000000824700000012779" calcext:value-type="float">
            <text:p>-0,0000008</text:p>
          </table:table-cell>
        </table:table-row>
        <table:table-row table:style-name="ro1">
          <table:table-cell table:style-name="ce17" office:value-type="float" office:value="770" calcext:value-type="float">
            <text:p>770</text:p>
          </table:table-cell>
          <table:table-cell table:style-name="ce17"/>
          <table:table-cell table:style-name="ce18" office:value-type="float" office:value="4.844335872" calcext:value-type="float">
            <text:p>4,84E+00</text:p>
          </table:table-cell>
          <table:table-cell table:style-name="ce18" office:value-type="float" office:value="0.1315634934" calcext:value-type="float">
            <text:p>1,32E-01</text:p>
          </table:table-cell>
          <table:table-cell table:style-name="ce18" office:value-type="float" office:value="0.1315643591" calcext:value-type="float">
            <text:p>1,32E-01</text:p>
          </table:table-cell>
          <table:table-cell table:style-name="ce16" table:formula="of:=[.$D772]-[.$E772]" office:value-type="float" office:value="-0.000000865699999991199" calcext:value-type="float">
            <text:p>-0,0000009</text:p>
          </table:table-cell>
        </table:table-row>
        <table:table-row table:style-name="ro1">
          <table:table-cell table:style-name="ce17" office:value-type="float" office:value="771" calcext:value-type="float">
            <text:p>771</text:p>
          </table:table-cell>
          <table:table-cell table:style-name="ce17"/>
          <table:table-cell table:style-name="ce18" office:value-type="float" office:value="4.850619057" calcext:value-type="float">
            <text:p>4,85E+00</text:p>
          </table:table-cell>
          <table:table-cell table:style-name="ce18" office:value-type="float" office:value="0.1377893841" calcext:value-type="float">
            <text:p>1,38E-01</text:p>
          </table:table-cell>
          <table:table-cell table:style-name="ce18" office:value-type="float" office:value="0.1377902907" calcext:value-type="float">
            <text:p>1,38E-01</text:p>
          </table:table-cell>
          <table:table-cell table:style-name="ce16" table:formula="of:=[.$D773]-[.$E773]" office:value-type="float" office:value="-0.000000906600000016855" calcext:value-type="float">
            <text:p>-0,0000009</text:p>
          </table:table-cell>
        </table:table-row>
        <table:table-row table:style-name="ro1">
          <table:table-cell table:style-name="ce17" office:value-type="float" office:value="772" calcext:value-type="float">
            <text:p>772</text:p>
          </table:table-cell>
          <table:table-cell table:style-name="ce17"/>
          <table:table-cell table:style-name="ce18" office:value-type="float" office:value="4.856902242" calcext:value-type="float">
            <text:p>4,86E+00</text:p>
          </table:table-cell>
          <table:table-cell table:style-name="ce18" office:value-type="float" office:value="0.144009835" calcext:value-type="float">
            <text:p>1,44E-01</text:p>
          </table:table-cell>
          <table:table-cell table:style-name="ce18" office:value-type="float" office:value="0.1440107826" calcext:value-type="float">
            <text:p>1,44E-01</text:p>
          </table:table-cell>
          <table:table-cell table:style-name="ce16" table:formula="of:=[.$D774]-[.$E774]" office:value-type="float" office:value="-0.000000947599999995274" calcext:value-type="float">
            <text:p>-0,0000009</text:p>
          </table:table-cell>
        </table:table-row>
        <table:table-row table:style-name="ro1">
          <table:table-cell table:style-name="ce17" office:value-type="float" office:value="773" calcext:value-type="float">
            <text:p>773</text:p>
          </table:table-cell>
          <table:table-cell table:style-name="ce17"/>
          <table:table-cell table:style-name="ce18" office:value-type="float" office:value="4.863185428" calcext:value-type="float">
            <text:p>4,86E+00</text:p>
          </table:table-cell>
          <table:table-cell table:style-name="ce18" office:value-type="float" office:value="0.1502246007" calcext:value-type="float">
            <text:p>1,50E-01</text:p>
          </table:table-cell>
          <table:table-cell table:style-name="ce18" office:value-type="float" office:value="0.1502255891" calcext:value-type="float">
            <text:p>1,50E-01</text:p>
          </table:table-cell>
          <table:table-cell table:style-name="ce16" table:formula="of:=[.$D775]-[.$E775]" office:value-type="float" office:value="-0.000000988399999984901" calcext:value-type="float">
            <text:p>-0,0000010</text:p>
          </table:table-cell>
        </table:table-row>
        <table:table-row table:style-name="ro1">
          <table:table-cell table:style-name="ce17" office:value-type="float" office:value="774" calcext:value-type="float">
            <text:p>774</text:p>
          </table:table-cell>
          <table:table-cell table:style-name="ce17"/>
          <table:table-cell table:style-name="ce18" office:value-type="float" office:value="4.869468613" calcext:value-type="float">
            <text:p>4,87E+00</text:p>
          </table:table-cell>
          <table:table-cell table:style-name="ce18" office:value-type="float" office:value="0.1564334357" calcext:value-type="float">
            <text:p>1,56E-01</text:p>
          </table:table-cell>
          <table:table-cell table:style-name="ce18" office:value-type="float" office:value="0.156434465" calcext:value-type="float">
            <text:p>1,56E-01</text:p>
          </table:table-cell>
          <table:table-cell table:style-name="ce16" table:formula="of:=[.$D776]-[.$E776]" office:value-type="float" office:value="-0.0000010292999999828" calcext:value-type="float">
            <text:p>-0,0000010</text:p>
          </table:table-cell>
        </table:table-row>
        <table:table-row table:style-name="ro1">
          <table:table-cell table:style-name="ce17" office:value-type="float" office:value="775" calcext:value-type="float">
            <text:p>775</text:p>
          </table:table-cell>
          <table:table-cell table:style-name="ce17"/>
          <table:table-cell table:style-name="ce18" office:value-type="float" office:value="4.875751798" calcext:value-type="float">
            <text:p>4,88E+00</text:p>
          </table:table-cell>
          <table:table-cell table:style-name="ce18" office:value-type="float" office:value="0.1626360951" calcext:value-type="float">
            <text:p>1,63E-01</text:p>
          </table:table-cell>
          <table:table-cell table:style-name="ce18" office:value-type="float" office:value="0.1626371652" calcext:value-type="float">
            <text:p>1,63E-01</text:p>
          </table:table-cell>
          <table:table-cell table:style-name="ce16" table:formula="of:=[.$D777]-[.$E777]" office:value-type="float" office:value="-0.00000107010000000018" calcext:value-type="float">
            <text:p>-0,0000011</text:p>
          </table:table-cell>
        </table:table-row>
        <table:table-row table:style-name="ro1">
          <table:table-cell table:style-name="ce17" office:value-type="float" office:value="776" calcext:value-type="float">
            <text:p>776</text:p>
          </table:table-cell>
          <table:table-cell table:style-name="ce17"/>
          <table:table-cell table:style-name="ce18" office:value-type="float" office:value="4.882034984" calcext:value-type="float">
            <text:p>4,88E+00</text:p>
          </table:table-cell>
          <table:table-cell table:style-name="ce18" office:value-type="float" office:value="0.1688323338" calcext:value-type="float">
            <text:p>1,69E-01</text:p>
          </table:table-cell>
          <table:table-cell table:style-name="ce18" office:value-type="float" office:value="0.1688334447" calcext:value-type="float">
            <text:p>1,69E-01</text:p>
          </table:table-cell>
          <table:table-cell table:style-name="ce16" table:formula="of:=[.$D778]-[.$E778]" office:value-type="float" office:value="-0.00000111089999998981" calcext:value-type="float">
            <text:p>-0,0000011</text:p>
          </table:table-cell>
        </table:table-row>
        <table:table-row table:style-name="ro1">
          <table:table-cell table:style-name="ce17" office:value-type="float" office:value="777" calcext:value-type="float">
            <text:p>777</text:p>
          </table:table-cell>
          <table:table-cell table:style-name="ce17"/>
          <table:table-cell table:style-name="ce18" office:value-type="float" office:value="4.888318169" calcext:value-type="float">
            <text:p>4,89E+00</text:p>
          </table:table-cell>
          <table:table-cell table:style-name="ce18" office:value-type="float" office:value="0.1750219074" calcext:value-type="float">
            <text:p>1,75E-01</text:p>
          </table:table-cell>
          <table:table-cell table:style-name="ce18" office:value-type="float" office:value="0.175023059" calcext:value-type="float">
            <text:p>1,75E-01</text:p>
          </table:table-cell>
          <table:table-cell table:style-name="ce16" table:formula="of:=[.$D779]-[.$E779]" office:value-type="float" office:value="-0.00000115159999999892" calcext:value-type="float">
            <text:p>-0,0000012</text:p>
          </table:table-cell>
        </table:table-row>
        <table:table-row table:style-name="ro1">
          <table:table-cell table:style-name="ce17" office:value-type="float" office:value="778" calcext:value-type="float">
            <text:p>778</text:p>
          </table:table-cell>
          <table:table-cell table:style-name="ce17"/>
          <table:table-cell table:style-name="ce18" office:value-type="float" office:value="4.894601354" calcext:value-type="float">
            <text:p>4,89E+00</text:p>
          </table:table-cell>
          <table:table-cell table:style-name="ce18" office:value-type="float" office:value="0.1812045713" calcext:value-type="float">
            <text:p>1,81E-01</text:p>
          </table:table-cell>
          <table:table-cell table:style-name="ce18" office:value-type="float" office:value="0.1812057636" calcext:value-type="float">
            <text:p>1,81E-01</text:p>
          </table:table-cell>
          <table:table-cell table:style-name="ce16" table:formula="of:=[.$D780]-[.$E780]" office:value-type="float" office:value="-0.00000119230000000803" calcext:value-type="float">
            <text:p>-0,0000012</text:p>
          </table:table-cell>
        </table:table-row>
        <table:table-row table:style-name="ro1">
          <table:table-cell table:style-name="ce17" office:value-type="float" office:value="779" calcext:value-type="float">
            <text:p>779</text:p>
          </table:table-cell>
          <table:table-cell table:style-name="ce17"/>
          <table:table-cell table:style-name="ce18" office:value-type="float" office:value="4.90088454" calcext:value-type="float">
            <text:p>4,90E+00</text:p>
          </table:table-cell>
          <table:table-cell table:style-name="ce18" office:value-type="float" office:value="0.1873800817" calcext:value-type="float">
            <text:p>1,87E-01</text:p>
          </table:table-cell>
          <table:table-cell table:style-name="ce18" office:value-type="float" office:value="0.1873813146" calcext:value-type="float">
            <text:p>1,87E-01</text:p>
          </table:table-cell>
          <table:table-cell table:style-name="ce16" table:formula="of:=[.$D781]-[.$E781]" office:value-type="float" office:value="-0.00000123290000000886" calcext:value-type="float">
            <text:p>-0,0000012</text:p>
          </table:table-cell>
        </table:table-row>
        <table:table-row table:style-name="ro1">
          <table:table-cell table:style-name="ce17" office:value-type="float" office:value="780" calcext:value-type="float">
            <text:p>780</text:p>
          </table:table-cell>
          <table:table-cell table:style-name="ce17"/>
          <table:table-cell table:style-name="ce18" office:value-type="float" office:value="4.907167725" calcext:value-type="float">
            <text:p>4,91E+00</text:p>
          </table:table-cell>
          <table:table-cell table:style-name="ce18" office:value-type="float" office:value="0.1935481945" calcext:value-type="float">
            <text:p>1,94E-01</text:p>
          </table:table-cell>
          <table:table-cell table:style-name="ce18" office:value-type="float" office:value="0.1935494681" calcext:value-type="float">
            <text:p>1,94E-01</text:p>
          </table:table-cell>
          <table:table-cell table:style-name="ce16" table:formula="of:=[.$D782]-[.$E782]" office:value-type="float" office:value="-0.00000127359999999022" calcext:value-type="float">
            <text:p>-0,0000013</text:p>
          </table:table-cell>
        </table:table-row>
        <table:table-row table:style-name="ro1">
          <table:table-cell table:style-name="ce17" office:value-type="float" office:value="781" calcext:value-type="float">
            <text:p>781</text:p>
          </table:table-cell>
          <table:table-cell table:style-name="ce17"/>
          <table:table-cell table:style-name="ce18" office:value-type="float" office:value="4.91345091" calcext:value-type="float">
            <text:p>4,91E+00</text:p>
          </table:table-cell>
          <table:table-cell table:style-name="ce18" office:value-type="float" office:value="0.1997086665" calcext:value-type="float">
            <text:p>2,00E-01</text:p>
          </table:table-cell>
          <table:table-cell table:style-name="ce18" office:value-type="float" office:value="0.1997099805" calcext:value-type="float">
            <text:p>2,00E-01</text:p>
          </table:table-cell>
          <table:table-cell table:style-name="ce16" table:formula="of:=[.$D783]-[.$E783]" office:value-type="float" office:value="-0.0000013139999999745" calcext:value-type="float">
            <text:p>-0,0000013</text:p>
          </table:table-cell>
        </table:table-row>
        <table:table-row table:style-name="ro1">
          <table:table-cell table:style-name="ce17" office:value-type="float" office:value="782" calcext:value-type="float">
            <text:p>782</text:p>
          </table:table-cell>
          <table:table-cell table:style-name="ce17"/>
          <table:table-cell table:style-name="ce18" office:value-type="float" office:value="4.919734096" calcext:value-type="float">
            <text:p>4,92E+00</text:p>
          </table:table-cell>
          <table:table-cell table:style-name="ce18" office:value-type="float" office:value="0.2058612543" calcext:value-type="float">
            <text:p>2,06E-01</text:p>
          </table:table-cell>
          <table:table-cell table:style-name="ce18" office:value-type="float" office:value="0.2058626088" calcext:value-type="float">
            <text:p>2,06E-01</text:p>
          </table:table-cell>
          <table:table-cell table:style-name="ce16" table:formula="of:=[.$D784]-[.$E784]" office:value-type="float" office:value="-0.00000135449999999482" calcext:value-type="float">
            <text:p>-0,0000014</text:p>
          </table:table-cell>
        </table:table-row>
        <table:table-row table:style-name="ro1">
          <table:table-cell table:style-name="ce17" office:value-type="float" office:value="783" calcext:value-type="float">
            <text:p>783</text:p>
          </table:table-cell>
          <table:table-cell table:style-name="ce17"/>
          <table:table-cell table:style-name="ce18" office:value-type="float" office:value="4.926017281" calcext:value-type="float">
            <text:p>4,93E+00</text:p>
          </table:table-cell>
          <table:table-cell table:style-name="ce18" office:value-type="float" office:value="0.212005715" calcext:value-type="float">
            <text:p>2,12E-01</text:p>
          </table:table-cell>
          <table:table-cell table:style-name="ce18" office:value-type="float" office:value="0.2120071099" calcext:value-type="float">
            <text:p>2,12E-01</text:p>
          </table:table-cell>
          <table:table-cell table:style-name="ce16" table:formula="of:=[.$D785]-[.$E785]" office:value-type="float" office:value="-0.00000139490000000686" calcext:value-type="float">
            <text:p>-0,0000014</text:p>
          </table:table-cell>
        </table:table-row>
        <table:table-row table:style-name="ro1">
          <table:table-cell table:style-name="ce17" office:value-type="float" office:value="784" calcext:value-type="float">
            <text:p>784</text:p>
          </table:table-cell>
          <table:table-cell table:style-name="ce17"/>
          <table:table-cell table:style-name="ce18" office:value-type="float" office:value="4.932300466" calcext:value-type="float">
            <text:p>4,93E+00</text:p>
          </table:table-cell>
          <table:table-cell table:style-name="ce18" office:value-type="float" office:value="0.2181418061" calcext:value-type="float">
            <text:p>2,18E-01</text:p>
          </table:table-cell>
          <table:table-cell table:style-name="ce18" office:value-type="float" office:value="0.2181432414" calcext:value-type="float">
            <text:p>2,18E-01</text:p>
          </table:table-cell>
          <table:table-cell table:style-name="ce16" table:formula="of:=[.$D786]-[.$E786]" office:value-type="float" office:value="-0.0000014353000000189" calcext:value-type="float">
            <text:p>-0,0000014</text:p>
          </table:table-cell>
        </table:table-row>
        <table:table-row table:style-name="ro1">
          <table:table-cell table:style-name="ce17" office:value-type="float" office:value="785" calcext:value-type="float">
            <text:p>785</text:p>
          </table:table-cell>
          <table:table-cell table:style-name="ce17"/>
          <table:table-cell table:style-name="ce18" office:value-type="float" office:value="4.938583651" calcext:value-type="float">
            <text:p>4,94E+00</text:p>
          </table:table-cell>
          <table:table-cell table:style-name="ce18" office:value-type="float" office:value="0.2242692853" calcext:value-type="float">
            <text:p>2,24E-01</text:p>
          </table:table-cell>
          <table:table-cell table:style-name="ce18" office:value-type="float" office:value="0.2242707609" calcext:value-type="float">
            <text:p>2,24E-01</text:p>
          </table:table-cell>
          <table:table-cell table:style-name="ce16" table:formula="of:=[.$D787]-[.$E787]" office:value-type="float" office:value="-0.00000147559999999491" calcext:value-type="float">
            <text:p>-0,0000015</text:p>
          </table:table-cell>
        </table:table-row>
        <table:table-row table:style-name="ro1">
          <table:table-cell table:style-name="ce17" office:value-type="float" office:value="786" calcext:value-type="float">
            <text:p>786</text:p>
          </table:table-cell>
          <table:table-cell table:style-name="ce17"/>
          <table:table-cell table:style-name="ce18" office:value-type="float" office:value="4.944866837" calcext:value-type="float">
            <text:p>4,94E+00</text:p>
          </table:table-cell>
          <table:table-cell table:style-name="ce18" office:value-type="float" office:value="0.2303879108" calcext:value-type="float">
            <text:p>2,30E-01</text:p>
          </table:table-cell>
          <table:table-cell table:style-name="ce18" office:value-type="float" office:value="0.2303894267" calcext:value-type="float">
            <text:p>2,30E-01</text:p>
          </table:table-cell>
          <table:table-cell table:style-name="ce16" table:formula="of:=[.$D788]-[.$E788]" office:value-type="float" office:value="-0.00000151589999999868" calcext:value-type="float">
            <text:p>-0,0000015</text:p>
          </table:table-cell>
        </table:table-row>
        <table:table-row table:style-name="ro1">
          <table:table-cell table:style-name="ce17" office:value-type="float" office:value="787" calcext:value-type="float">
            <text:p>787</text:p>
          </table:table-cell>
          <table:table-cell table:style-name="ce17"/>
          <table:table-cell table:style-name="ce18" office:value-type="float" office:value="4.951150022" calcext:value-type="float">
            <text:p>4,95E+00</text:p>
          </table:table-cell>
          <table:table-cell table:style-name="ce18" office:value-type="float" office:value="0.2364974409" calcext:value-type="float">
            <text:p>2,36E-01</text:p>
          </table:table-cell>
          <table:table-cell table:style-name="ce18" office:value-type="float" office:value="0.236498997" calcext:value-type="float">
            <text:p>2,36E-01</text:p>
          </table:table-cell>
          <table:table-cell table:style-name="ce16" table:formula="of:=[.$D789]-[.$E789]" office:value-type="float" office:value="-0.00000155609999999418" calcext:value-type="float">
            <text:p>-0,0000016</text:p>
          </table:table-cell>
        </table:table-row>
        <table:table-row table:style-name="ro1">
          <table:table-cell table:style-name="ce17" office:value-type="float" office:value="788" calcext:value-type="float">
            <text:p>788</text:p>
          </table:table-cell>
          <table:table-cell table:style-name="ce17"/>
          <table:table-cell table:style-name="ce18" office:value-type="float" office:value="4.957433207" calcext:value-type="float">
            <text:p>4,96E+00</text:p>
          </table:table-cell>
          <table:table-cell table:style-name="ce18" office:value-type="float" office:value="0.2425976346" calcext:value-type="float">
            <text:p>2,43E-01</text:p>
          </table:table-cell>
          <table:table-cell table:style-name="ce18" office:value-type="float" office:value="0.2425992308" calcext:value-type="float">
            <text:p>2,43E-01</text:p>
          </table:table-cell>
          <table:table-cell table:style-name="ce16" table:formula="of:=[.$D790]-[.$E790]" office:value-type="float" office:value="-0.00000159620000000915" calcext:value-type="float">
            <text:p>-0,0000016</text:p>
          </table:table-cell>
        </table:table-row>
        <table:table-row table:style-name="ro1">
          <table:table-cell table:style-name="ce17" office:value-type="float" office:value="789" calcext:value-type="float">
            <text:p>789</text:p>
          </table:table-cell>
          <table:table-cell table:style-name="ce17"/>
          <table:table-cell table:style-name="ce18" office:value-type="float" office:value="4.963716393" calcext:value-type="float">
            <text:p>4,96E+00</text:p>
          </table:table-cell>
          <table:table-cell table:style-name="ce18" office:value-type="float" office:value="0.2486882509" calcext:value-type="float">
            <text:p>2,49E-01</text:p>
          </table:table-cell>
          <table:table-cell table:style-name="ce18" office:value-type="float" office:value="0.2486898872" calcext:value-type="float">
            <text:p>2,49E-01</text:p>
          </table:table-cell>
          <table:table-cell table:style-name="ce16" table:formula="of:=[.$D791]-[.$E791]" office:value-type="float" office:value="-0.00000163629999999637" calcext:value-type="float">
            <text:p>-0,0000016</text:p>
          </table:table-cell>
        </table:table-row>
        <table:table-row table:style-name="ro1">
          <table:table-cell table:style-name="ce17" office:value-type="float" office:value="790" calcext:value-type="float">
            <text:p>790</text:p>
          </table:table-cell>
          <table:table-cell table:style-name="ce17"/>
          <table:table-cell table:style-name="ce18" office:value-type="float" office:value="4.969999578" calcext:value-type="float">
            <text:p>4,97E+00</text:p>
          </table:table-cell>
          <table:table-cell table:style-name="ce18" office:value-type="float" office:value="0.2547690494" calcext:value-type="float">
            <text:p>2,55E-01</text:p>
          </table:table-cell>
          <table:table-cell table:style-name="ce18" office:value-type="float" office:value="0.2547707257" calcext:value-type="float">
            <text:p>2,55E-01</text:p>
          </table:table-cell>
          <table:table-cell table:style-name="ce16" table:formula="of:=[.$D792]-[.$E792]" office:value-type="float" office:value="-0.00000167630000003083" calcext:value-type="float">
            <text:p>-0,0000017</text:p>
          </table:table-cell>
        </table:table-row>
        <table:table-row table:style-name="ro1">
          <table:table-cell table:style-name="ce17" office:value-type="float" office:value="791" calcext:value-type="float">
            <text:p>791</text:p>
          </table:table-cell>
          <table:table-cell table:style-name="ce17"/>
          <table:table-cell table:style-name="ce18" office:value-type="float" office:value="4.976282763" calcext:value-type="float">
            <text:p>4,98E+00</text:p>
          </table:table-cell>
          <table:table-cell table:style-name="ce18" office:value-type="float" office:value="0.26083979" calcext:value-type="float">
            <text:p>2,61E-01</text:p>
          </table:table-cell>
          <table:table-cell table:style-name="ce18" office:value-type="float" office:value="0.2608415063" calcext:value-type="float">
            <text:p>2,61E-01</text:p>
          </table:table-cell>
          <table:table-cell table:style-name="ce16" table:formula="of:=[.$D793]-[.$E793]" office:value-type="float" office:value="-0.00000171630000000977" calcext:value-type="float">
            <text:p>-0,0000017</text:p>
          </table:table-cell>
        </table:table-row>
        <table:table-row table:style-name="ro1">
          <table:table-cell table:style-name="ce17" office:value-type="float" office:value="792" calcext:value-type="float">
            <text:p>792</text:p>
          </table:table-cell>
          <table:table-cell table:style-name="ce17"/>
          <table:table-cell table:style-name="ce18" office:value-type="float" office:value="4.982565949" calcext:value-type="float">
            <text:p>4,98E+00</text:p>
          </table:table-cell>
          <table:table-cell table:style-name="ce18" office:value-type="float" office:value="0.2669002332" calcext:value-type="float">
            <text:p>2,67E-01</text:p>
          </table:table-cell>
          <table:table-cell table:style-name="ce18" office:value-type="float" office:value="0.2669019893" calcext:value-type="float">
            <text:p>2,67E-01</text:p>
          </table:table-cell>
          <table:table-cell table:style-name="ce16" table:formula="of:=[.$D794]-[.$E794]" office:value-type="float" office:value="-0.00000175610000002768" calcext:value-type="float">
            <text:p>-0,0000018</text:p>
          </table:table-cell>
        </table:table-row>
        <table:table-row table:style-name="ro1">
          <table:table-cell table:style-name="ce17" office:value-type="float" office:value="793" calcext:value-type="float">
            <text:p>793</text:p>
          </table:table-cell>
          <table:table-cell table:style-name="ce17"/>
          <table:table-cell table:style-name="ce18" office:value-type="float" office:value="4.988849134" calcext:value-type="float">
            <text:p>4,99E+00</text:p>
          </table:table-cell>
          <table:table-cell table:style-name="ce18" office:value-type="float" office:value="0.2729501396" calcext:value-type="float">
            <text:p>2,73E-01</text:p>
          </table:table-cell>
          <table:table-cell table:style-name="ce18" office:value-type="float" office:value="0.2729519355" calcext:value-type="float">
            <text:p>2,73E-01</text:p>
          </table:table-cell>
          <table:table-cell table:style-name="ce16" table:formula="of:=[.$D795]-[.$E795]" office:value-type="float" office:value="-0.00000179589999999008" calcext:value-type="float">
            <text:p>-0,0000018</text:p>
          </table:table-cell>
        </table:table-row>
        <table:table-row table:style-name="ro1">
          <table:table-cell table:style-name="ce17" office:value-type="float" office:value="794" calcext:value-type="float">
            <text:p>794</text:p>
          </table:table-cell>
          <table:table-cell table:style-name="ce17"/>
          <table:table-cell table:style-name="ce18" office:value-type="float" office:value="4.995132319" calcext:value-type="float">
            <text:p>5,00E+00</text:p>
          </table:table-cell>
          <table:table-cell table:style-name="ce18" office:value-type="float" office:value="0.2789892704" calcext:value-type="float">
            <text:p>2,79E-01</text:p>
          </table:table-cell>
          <table:table-cell table:style-name="ce18" office:value-type="float" office:value="0.278991106" calcext:value-type="float">
            <text:p>2,79E-01</text:p>
          </table:table-cell>
          <table:table-cell table:style-name="ce16" table:formula="of:=[.$D796]-[.$E796]" office:value-type="float" office:value="-0.00000183559999999972" calcext:value-type="float">
            <text:p>-0,0000018</text:p>
          </table:table-cell>
        </table:table-row>
        <table:table-row table:style-name="ro1">
          <table:table-cell table:style-name="ce17" office:value-type="float" office:value="795" calcext:value-type="float">
            <text:p>795</text:p>
          </table:table-cell>
          <table:table-cell table:style-name="ce17"/>
          <table:table-cell table:style-name="ce18" office:value-type="float" office:value="5.001415505" calcext:value-type="float">
            <text:p>5,00E+00</text:p>
          </table:table-cell>
          <table:table-cell table:style-name="ce18" office:value-type="float" office:value="0.2850173871" calcext:value-type="float">
            <text:p>2,85E-01</text:p>
          </table:table-cell>
          <table:table-cell table:style-name="ce18" office:value-type="float" office:value="0.2850192625" calcext:value-type="float">
            <text:p>2,85E-01</text:p>
          </table:table-cell>
          <table:table-cell table:style-name="ce16" table:formula="of:=[.$D797]-[.$E797]" office:value-type="float" office:value="-0.00000187540000001762" calcext:value-type="float">
            <text:p>-0,0000019</text:p>
          </table:table-cell>
        </table:table-row>
        <table:table-row table:style-name="ro1">
          <table:table-cell table:style-name="ce17" office:value-type="float" office:value="796" calcext:value-type="float">
            <text:p>796</text:p>
          </table:table-cell>
          <table:table-cell table:style-name="ce17"/>
          <table:table-cell table:style-name="ce18" office:value-type="float" office:value="5.00769869" calcext:value-type="float">
            <text:p>5,01E+00</text:p>
          </table:table-cell>
          <table:table-cell table:style-name="ce18" office:value-type="float" office:value="0.2910342519" calcext:value-type="float">
            <text:p>2,91E-01</text:p>
          </table:table-cell>
          <table:table-cell table:style-name="ce18" office:value-type="float" office:value="0.2910361668" calcext:value-type="float">
            <text:p>2,91E-01</text:p>
          </table:table-cell>
          <table:table-cell table:style-name="ce16" table:formula="of:=[.$D798]-[.$E798]" office:value-type="float" office:value="-0.00000191490000001071" calcext:value-type="float">
            <text:p>-0,0000019</text:p>
          </table:table-cell>
        </table:table-row>
        <table:table-row table:style-name="ro1">
          <table:table-cell table:style-name="ce17" office:value-type="float" office:value="797" calcext:value-type="float">
            <text:p>797</text:p>
          </table:table-cell>
          <table:table-cell table:style-name="ce17"/>
          <table:table-cell table:style-name="ce18" office:value-type="float" office:value="5.013981875" calcext:value-type="float">
            <text:p>5,01E+00</text:p>
          </table:table-cell>
          <table:table-cell table:style-name="ce18" office:value-type="float" office:value="0.2970396271" calcext:value-type="float">
            <text:p>2,97E-01</text:p>
          </table:table-cell>
          <table:table-cell table:style-name="ce18" office:value-type="float" office:value="0.2970415816" calcext:value-type="float">
            <text:p>2,97E-01</text:p>
          </table:table-cell>
          <table:table-cell table:style-name="ce16" table:formula="of:=[.$D799]-[.$E799]" office:value-type="float" office:value="-0.00000195449999995656" calcext:value-type="float">
            <text:p>-0,0000020</text:p>
          </table:table-cell>
        </table:table-row>
        <table:table-row table:style-name="ro1">
          <table:table-cell table:style-name="ce17" office:value-type="float" office:value="798" calcext:value-type="float">
            <text:p>798</text:p>
          </table:table-cell>
          <table:table-cell table:style-name="ce17"/>
          <table:table-cell table:style-name="ce18" office:value-type="float" office:value="5.02026506" calcext:value-type="float">
            <text:p>5,02E+00</text:p>
          </table:table-cell>
          <table:table-cell table:style-name="ce18" office:value-type="float" office:value="0.3030332757" calcext:value-type="float">
            <text:p>3,03E-01</text:p>
          </table:table-cell>
          <table:table-cell table:style-name="ce18" office:value-type="float" office:value="0.3030352696" calcext:value-type="float">
            <text:p>3,03E-01</text:p>
          </table:table-cell>
          <table:table-cell table:style-name="ce16" table:formula="of:=[.$D800]-[.$E800]" office:value-type="float" office:value="-0.00000199389999999688" calcext:value-type="float">
            <text:p>-0,0000020</text:p>
          </table:table-cell>
        </table:table-row>
        <table:table-row table:style-name="ro1">
          <table:table-cell table:style-name="ce17" office:value-type="float" office:value="799" calcext:value-type="float">
            <text:p>799</text:p>
          </table:table-cell>
          <table:table-cell table:style-name="ce17"/>
          <table:table-cell table:style-name="ce18" office:value-type="float" office:value="5.026548246" calcext:value-type="float">
            <text:p>5,03E+00</text:p>
          </table:table-cell>
          <table:table-cell table:style-name="ce18" office:value-type="float" office:value="0.3090149611" calcext:value-type="float">
            <text:p>3,09E-01</text:p>
          </table:table-cell>
          <table:table-cell table:style-name="ce18" office:value-type="float" office:value="0.3090169944" calcext:value-type="float">
            <text:p>3,09E-01</text:p>
          </table:table-cell>
          <table:table-cell table:style-name="ce16" table:formula="of:=[.$D801]-[.$E801]" office:value-type="float" office:value="-0.00000203330000003721" calcext:value-type="float">
            <text:p>-0,0000020</text:p>
          </table:table-cell>
        </table:table-row>
        <table:table-row table:style-name="ro1">
          <table:table-cell table:style-name="ce17" office:value-type="float" office:value="800" calcext:value-type="float">
            <text:p>800</text:p>
          </table:table-cell>
          <table:table-cell table:style-name="ce17"/>
          <table:table-cell table:style-name="ce18" office:value-type="float" office:value="5.032831431" calcext:value-type="float">
            <text:p>5,03E+00</text:p>
          </table:table-cell>
          <table:table-cell table:style-name="ce18" office:value-type="float" office:value="0.3149844471" calcext:value-type="float">
            <text:p>3,15E-01</text:p>
          </table:table-cell>
          <table:table-cell table:style-name="ce18" office:value-type="float" office:value="0.3149865197" calcext:value-type="float">
            <text:p>3,15E-01</text:p>
          </table:table-cell>
          <table:table-cell table:style-name="ce16" table:formula="of:=[.$D802]-[.$E802]" office:value-type="float" office:value="-0.00000207260000001375" calcext:value-type="float">
            <text:p>-0,0000021</text:p>
          </table:table-cell>
        </table:table-row>
        <table:table-row table:style-name="ro1">
          <table:table-cell table:style-name="ce17" office:value-type="float" office:value="801" calcext:value-type="float">
            <text:p>801</text:p>
          </table:table-cell>
          <table:table-cell table:style-name="ce17"/>
          <table:table-cell table:style-name="ce18" office:value-type="float" office:value="5.039114616" calcext:value-type="float">
            <text:p>5,04E+00</text:p>
          </table:table-cell>
          <table:table-cell table:style-name="ce18" office:value-type="float" office:value="0.3209414981" calcext:value-type="float">
            <text:p>3,21E-01</text:p>
          </table:table-cell>
          <table:table-cell table:style-name="ce18" office:value-type="float" office:value="0.3209436098" calcext:value-type="float">
            <text:p>3,21E-01</text:p>
          </table:table-cell>
          <table:table-cell table:style-name="ce16" table:formula="of:=[.$D803]-[.$E803]" office:value-type="float" office:value="-0.00000211170000002925" calcext:value-type="float">
            <text:p>-0,0000021</text:p>
          </table:table-cell>
        </table:table-row>
        <table:table-row table:style-name="ro1">
          <table:table-cell table:style-name="ce17" office:value-type="float" office:value="802" calcext:value-type="float">
            <text:p>802</text:p>
          </table:table-cell>
          <table:table-cell table:style-name="ce17"/>
          <table:table-cell table:style-name="ce18" office:value-type="float" office:value="5.045397802" calcext:value-type="float">
            <text:p>5,05E+00</text:p>
          </table:table-cell>
          <table:table-cell table:style-name="ce18" office:value-type="float" office:value="0.3268858788" calcext:value-type="float">
            <text:p>3,27E-01</text:p>
          </table:table-cell>
          <table:table-cell table:style-name="ce18" office:value-type="float" office:value="0.3268880297" calcext:value-type="float">
            <text:p>3,27E-01</text:p>
          </table:table-cell>
          <table:table-cell table:style-name="ce16" table:formula="of:=[.$D804]-[.$E804]" office:value-type="float" office:value="-0.00000215089999999751" calcext:value-type="float">
            <text:p>-0,0000022</text:p>
          </table:table-cell>
        </table:table-row>
        <table:table-row table:style-name="ro1">
          <table:table-cell table:style-name="ce17" office:value-type="float" office:value="803" calcext:value-type="float">
            <text:p>803</text:p>
          </table:table-cell>
          <table:table-cell table:style-name="ce17"/>
          <table:table-cell table:style-name="ce18" office:value-type="float" office:value="5.051680987" calcext:value-type="float">
            <text:p>5,05E+00</text:p>
          </table:table-cell>
          <table:table-cell table:style-name="ce18" office:value-type="float" office:value="0.3328173547" calcext:value-type="float">
            <text:p>3,33E-01</text:p>
          </table:table-cell>
          <table:table-cell table:style-name="ce18" office:value-type="float" office:value="0.3328195445" calcext:value-type="float">
            <text:p>3,33E-01</text:p>
          </table:table-cell>
          <table:table-cell table:style-name="ce16" table:formula="of:=[.$D805]-[.$E805]" office:value-type="float" office:value="-0.00000218979999999647" calcext:value-type="float">
            <text:p>-0,0000022</text:p>
          </table:table-cell>
        </table:table-row>
        <table:table-row table:style-name="ro1">
          <table:table-cell table:style-name="ce17" office:value-type="float" office:value="804" calcext:value-type="float">
            <text:p>804</text:p>
          </table:table-cell>
          <table:table-cell table:style-name="ce17"/>
          <table:table-cell table:style-name="ce18" office:value-type="float" office:value="5.057964172" calcext:value-type="float">
            <text:p>5,06E+00</text:p>
          </table:table-cell>
          <table:table-cell table:style-name="ce18" office:value-type="float" office:value="0.3387356914" calcext:value-type="float">
            <text:p>3,39E-01</text:p>
          </table:table-cell>
          <table:table-cell table:style-name="ce18" office:value-type="float" office:value="0.3387379202" calcext:value-type="float">
            <text:p>3,39E-01</text:p>
          </table:table-cell>
          <table:table-cell table:style-name="ce16" table:formula="of:=[.$D806]-[.$E806]" office:value-type="float" office:value="-0.00000222879999994818" calcext:value-type="float">
            <text:p>-0,0000022</text:p>
          </table:table-cell>
        </table:table-row>
        <table:table-row table:style-name="ro1">
          <table:table-cell table:style-name="ce17" office:value-type="float" office:value="805" calcext:value-type="float">
            <text:p>805</text:p>
          </table:table-cell>
          <table:table-cell table:style-name="ce17"/>
          <table:table-cell table:style-name="ce18" office:value-type="float" office:value="5.064247358" calcext:value-type="float">
            <text:p>5,06E+00</text:p>
          </table:table-cell>
          <table:table-cell table:style-name="ce18" office:value-type="float" office:value="0.3446406555" calcext:value-type="float">
            <text:p>3,45E-01</text:p>
          </table:table-cell>
          <table:table-cell table:style-name="ce18" office:value-type="float" office:value="0.3446429232" calcext:value-type="float">
            <text:p>3,45E-01</text:p>
          </table:table-cell>
          <table:table-cell table:style-name="ce16" table:formula="of:=[.$D807]-[.$E807]" office:value-type="float" office:value="-0.00000226770000000265" calcext:value-type="float">
            <text:p>-0,0000023</text:p>
          </table:table-cell>
        </table:table-row>
        <table:table-row table:style-name="ro1">
          <table:table-cell table:style-name="ce17" office:value-type="float" office:value="806" calcext:value-type="float">
            <text:p>806</text:p>
          </table:table-cell>
          <table:table-cell table:style-name="ce17"/>
          <table:table-cell table:style-name="ce18" office:value-type="float" office:value="5.070530543" calcext:value-type="float">
            <text:p>5,07E+00</text:p>
          </table:table-cell>
          <table:table-cell table:style-name="ce18" office:value-type="float" office:value="0.3505320138" calcext:value-type="float">
            <text:p>3,51E-01</text:p>
          </table:table-cell>
          <table:table-cell table:style-name="ce18" office:value-type="float" office:value="0.3505343202" calcext:value-type="float">
            <text:p>3,51E-01</text:p>
          </table:table-cell>
          <table:table-cell table:style-name="ce16" table:formula="of:=[.$D808]-[.$E808]" office:value-type="float" office:value="-0.00000230640000004056" calcext:value-type="float">
            <text:p>-0,0000023</text:p>
          </table:table-cell>
        </table:table-row>
        <table:table-row table:style-name="ro1">
          <table:table-cell table:style-name="ce17" office:value-type="float" office:value="807" calcext:value-type="float">
            <text:p>807</text:p>
          </table:table-cell>
          <table:table-cell table:style-name="ce17"/>
          <table:table-cell table:style-name="ce18" office:value-type="float" office:value="5.076813728" calcext:value-type="float">
            <text:p>5,08E+00</text:p>
          </table:table-cell>
          <table:table-cell table:style-name="ce18" office:value-type="float" office:value="0.3564095336" calcext:value-type="float">
            <text:p>3,56E-01</text:p>
          </table:table-cell>
          <table:table-cell table:style-name="ce18" office:value-type="float" office:value="0.3564118787" calcext:value-type="float">
            <text:p>3,56E-01</text:p>
          </table:table-cell>
          <table:table-cell table:style-name="ce16" table:formula="of:=[.$D809]-[.$E809]" office:value-type="float" office:value="-0.00000234510000002297" calcext:value-type="float">
            <text:p>-0,0000023</text:p>
          </table:table-cell>
        </table:table-row>
        <table:table-row table:style-name="ro1">
          <table:table-cell table:style-name="ce17" office:value-type="float" office:value="808" calcext:value-type="float">
            <text:p>808</text:p>
          </table:table-cell>
          <table:table-cell table:style-name="ce17"/>
          <table:table-cell table:style-name="ce18" office:value-type="float" office:value="5.083096914" calcext:value-type="float">
            <text:p>5,08E+00</text:p>
          </table:table-cell>
          <table:table-cell table:style-name="ce18" office:value-type="float" office:value="0.362272983" calcext:value-type="float">
            <text:p>3,62E-01</text:p>
          </table:table-cell>
          <table:table-cell table:style-name="ce18" office:value-type="float" office:value="0.3622753667" calcext:value-type="float">
            <text:p>3,62E-01</text:p>
          </table:table-cell>
          <table:table-cell table:style-name="ce16" table:formula="of:=[.$D810]-[.$E810]" office:value-type="float" office:value="-0.0000023836999999971" calcext:value-type="float">
            <text:p>-0,0000024</text:p>
          </table:table-cell>
        </table:table-row>
        <table:table-row table:style-name="ro1">
          <table:table-cell table:style-name="ce17" office:value-type="float" office:value="809" calcext:value-type="float">
            <text:p>809</text:p>
          </table:table-cell>
          <table:table-cell table:style-name="ce17"/>
          <table:table-cell table:style-name="ce18" office:value-type="float" office:value="5.089380099" calcext:value-type="float">
            <text:p>5,09E+00</text:p>
          </table:table-cell>
          <table:table-cell table:style-name="ce18" office:value-type="float" office:value="0.3681221305" calcext:value-type="float">
            <text:p>3,68E-01</text:p>
          </table:table-cell>
          <table:table-cell table:style-name="ce18" office:value-type="float" office:value="0.3681245527" calcext:value-type="float">
            <text:p>3,68E-01</text:p>
          </table:table-cell>
          <table:table-cell table:style-name="ce16" table:formula="of:=[.$D811]-[.$E811]" office:value-type="float" office:value="-0.00000242219999996296" calcext:value-type="float">
            <text:p>-0,0000024</text:p>
          </table:table-cell>
        </table:table-row>
        <table:table-row table:style-name="ro1">
          <table:table-cell table:style-name="ce17" office:value-type="float" office:value="810" calcext:value-type="float">
            <text:p>810</text:p>
          </table:table-cell>
          <table:table-cell table:style-name="ce17"/>
          <table:table-cell table:style-name="ce18" office:value-type="float" office:value="5.095663284" calcext:value-type="float">
            <text:p>5,10E+00</text:p>
          </table:table-cell>
          <table:table-cell table:style-name="ce18" office:value-type="float" office:value="0.3739567452" calcext:value-type="float">
            <text:p>3,74E-01</text:p>
          </table:table-cell>
          <table:table-cell table:style-name="ce18" office:value-type="float" office:value="0.3739592057" calcext:value-type="float">
            <text:p>3,74E-01</text:p>
          </table:table-cell>
          <table:table-cell table:style-name="ce16" table:formula="of:=[.$D812]-[.$E812]" office:value-type="float" office:value="-0.00000246050000002329" calcext:value-type="float">
            <text:p>-0,0000025</text:p>
          </table:table-cell>
        </table:table-row>
        <table:table-row table:style-name="ro1">
          <table:table-cell table:style-name="ce17" office:value-type="float" office:value="811" calcext:value-type="float">
            <text:p>811</text:p>
          </table:table-cell>
          <table:table-cell table:style-name="ce17"/>
          <table:table-cell table:style-name="ce18" office:value-type="float" office:value="5.101946469" calcext:value-type="float">
            <text:p>5,10E+00</text:p>
          </table:table-cell>
          <table:table-cell table:style-name="ce18" office:value-type="float" office:value="0.3797765967" calcext:value-type="float">
            <text:p>3,80E-01</text:p>
          </table:table-cell>
          <table:table-cell table:style-name="ce18" office:value-type="float" office:value="0.3797790955" calcext:value-type="float">
            <text:p>3,80E-01</text:p>
          </table:table-cell>
          <table:table-cell table:style-name="ce16" table:formula="of:=[.$D813]-[.$E813]" office:value-type="float" office:value="-0.0000024987999999726" calcext:value-type="float">
            <text:p>-0,0000025</text:p>
          </table:table-cell>
        </table:table-row>
        <table:table-row table:style-name="ro1">
          <table:table-cell table:style-name="ce17" office:value-type="float" office:value="812" calcext:value-type="float">
            <text:p>812</text:p>
          </table:table-cell>
          <table:table-cell table:style-name="ce17"/>
          <table:table-cell table:style-name="ce18" office:value-type="float" office:value="5.108229655" calcext:value-type="float">
            <text:p>5,11E+00</text:p>
          </table:table-cell>
          <table:table-cell table:style-name="ce18" office:value-type="float" office:value="0.3855814552" calcext:value-type="float">
            <text:p>3,86E-01</text:p>
          </table:table-cell>
          <table:table-cell table:style-name="ce18" office:value-type="float" office:value="0.3855839923" calcext:value-type="float">
            <text:p>3,86E-01</text:p>
          </table:table-cell>
          <table:table-cell table:style-name="ce16" table:formula="of:=[.$D814]-[.$E814]" office:value-type="float" office:value="-0.00000253709999997742" calcext:value-type="float">
            <text:p>-0,0000025</text:p>
          </table:table-cell>
        </table:table-row>
        <table:table-row table:style-name="ro1">
          <table:table-cell table:style-name="ce17" office:value-type="float" office:value="813" calcext:value-type="float">
            <text:p>813</text:p>
          </table:table-cell>
          <table:table-cell table:style-name="ce17"/>
          <table:table-cell table:style-name="ce18" office:value-type="float" office:value="5.11451284" calcext:value-type="float">
            <text:p>5,11E+00</text:p>
          </table:table-cell>
          <table:table-cell table:style-name="ce18" office:value-type="float" office:value="0.3913710917" calcext:value-type="float">
            <text:p>3,91E-01</text:p>
          </table:table-cell>
          <table:table-cell table:style-name="ce18" office:value-type="float" office:value="0.3913736668" calcext:value-type="float">
            <text:p>3,91E-01</text:p>
          </table:table-cell>
          <table:table-cell table:style-name="ce16" table:formula="of:=[.$D815]-[.$E815]" office:value-type="float" office:value="-0.00000257510000001293" calcext:value-type="float">
            <text:p>-0,0000026</text:p>
          </table:table-cell>
        </table:table-row>
        <table:table-row table:style-name="ro1">
          <table:table-cell table:style-name="ce17" office:value-type="float" office:value="814" calcext:value-type="float">
            <text:p>814</text:p>
          </table:table-cell>
          <table:table-cell table:style-name="ce17"/>
          <table:table-cell table:style-name="ce18" office:value-type="float" office:value="5.120796025" calcext:value-type="float">
            <text:p>5,12E+00</text:p>
          </table:table-cell>
          <table:table-cell table:style-name="ce18" office:value-type="float" office:value="0.3971452775" calcext:value-type="float">
            <text:p>3,97E-01</text:p>
          </table:table-cell>
          <table:table-cell table:style-name="ce18" office:value-type="float" office:value="0.3971478906" calcext:value-type="float">
            <text:p>3,97E-01</text:p>
          </table:table-cell>
          <table:table-cell table:style-name="ce16" table:formula="of:=[.$D816]-[.$E816]" office:value-type="float" office:value="-0.00000261309999999293" calcext:value-type="float">
            <text:p>-0,0000026</text:p>
          </table:table-cell>
        </table:table-row>
        <table:table-row table:style-name="ro1">
          <table:table-cell table:style-name="ce17" office:value-type="float" office:value="815" calcext:value-type="float">
            <text:p>815</text:p>
          </table:table-cell>
          <table:table-cell table:style-name="ce17"/>
          <table:table-cell table:style-name="ce18" office:value-type="float" office:value="5.127079211" calcext:value-type="float">
            <text:p>5,13E+00</text:p>
          </table:table-cell>
          <table:table-cell table:style-name="ce18" office:value-type="float" office:value="0.4029037847" calcext:value-type="float">
            <text:p>4,03E-01</text:p>
          </table:table-cell>
          <table:table-cell table:style-name="ce18" office:value-type="float" office:value="0.4029064357" calcext:value-type="float">
            <text:p>4,03E-01</text:p>
          </table:table-cell>
          <table:table-cell table:style-name="ce16" table:formula="of:=[.$D817]-[.$E817]" office:value-type="float" office:value="-0.00000265100000002016" calcext:value-type="float">
            <text:p>-0,0000027</text:p>
          </table:table-cell>
        </table:table-row>
        <table:table-row table:style-name="ro1">
          <table:table-cell table:style-name="ce17" office:value-type="float" office:value="816" calcext:value-type="float">
            <text:p>816</text:p>
          </table:table-cell>
          <table:table-cell table:style-name="ce17"/>
          <table:table-cell table:style-name="ce18" office:value-type="float" office:value="5.133362396" calcext:value-type="float">
            <text:p>5,13E+00</text:p>
          </table:table-cell>
          <table:table-cell table:style-name="ce18" office:value-type="float" office:value="0.4086463859" calcext:value-type="float">
            <text:p>4,09E-01</text:p>
          </table:table-cell>
          <table:table-cell table:style-name="ce18" office:value-type="float" office:value="0.4086490747" calcext:value-type="float">
            <text:p>4,09E-01</text:p>
          </table:table-cell>
          <table:table-cell table:style-name="ce16" table:formula="of:=[.$D818]-[.$E818]" office:value-type="float" office:value="-0.00000268879999998362" calcext:value-type="float">
            <text:p>-0,0000027</text:p>
          </table:table-cell>
        </table:table-row>
        <table:table-row table:style-name="ro1">
          <table:table-cell table:style-name="ce17" office:value-type="float" office:value="817" calcext:value-type="float">
            <text:p>817</text:p>
          </table:table-cell>
          <table:table-cell table:style-name="ce17"/>
          <table:table-cell table:style-name="ce18" office:value-type="float" office:value="5.139645581" calcext:value-type="float">
            <text:p>5,14E+00</text:p>
          </table:table-cell>
          <table:table-cell table:style-name="ce18" office:value-type="float" office:value="0.4143728545" calcext:value-type="float">
            <text:p>4,14E-01</text:p>
          </table:table-cell>
          <table:table-cell table:style-name="ce18" office:value-type="float" office:value="0.414375581" calcext:value-type="float">
            <text:p>4,14E-01</text:p>
          </table:table-cell>
          <table:table-cell table:style-name="ce16" table:formula="of:=[.$D819]-[.$E819]" office:value-type="float" office:value="-0.0000027264999999943" calcext:value-type="float">
            <text:p>-0,0000027</text:p>
          </table:table-cell>
        </table:table-row>
        <table:table-row table:style-name="ro1">
          <table:table-cell table:style-name="ce17" office:value-type="float" office:value="818" calcext:value-type="float">
            <text:p>818</text:p>
          </table:table-cell>
          <table:table-cell table:style-name="ce17"/>
          <table:table-cell table:style-name="ce18" office:value-type="float" office:value="5.145928767" calcext:value-type="float">
            <text:p>5,15E+00</text:p>
          </table:table-cell>
          <table:table-cell table:style-name="ce18" office:value-type="float" office:value="0.4200829644" calcext:value-type="float">
            <text:p>4,20E-01</text:p>
          </table:table-cell>
          <table:table-cell table:style-name="ce18" office:value-type="float" office:value="0.4200857284" calcext:value-type="float">
            <text:p>4,20E-01</text:p>
          </table:table-cell>
          <table:table-cell table:style-name="ce16" table:formula="of:=[.$D820]-[.$E820]" office:value-type="float" office:value="-0.00000276399999998844" calcext:value-type="float">
            <text:p>-0,0000028</text:p>
          </table:table-cell>
        </table:table-row>
        <table:table-row table:style-name="ro1">
          <table:table-cell table:style-name="ce17" office:value-type="float" office:value="819" calcext:value-type="float">
            <text:p>819</text:p>
          </table:table-cell>
          <table:table-cell table:style-name="ce17"/>
          <table:table-cell table:style-name="ce18" office:value-type="float" office:value="5.152211952" calcext:value-type="float">
            <text:p>5,15E+00</text:p>
          </table:table-cell>
          <table:table-cell table:style-name="ce18" office:value-type="float" office:value="0.4257764901" calcext:value-type="float">
            <text:p>4,26E-01</text:p>
          </table:table-cell>
          <table:table-cell table:style-name="ce18" office:value-type="float" office:value="0.4257792916" calcext:value-type="float">
            <text:p>4,26E-01</text:p>
          </table:table-cell>
          <table:table-cell table:style-name="ce16" table:formula="of:=[.$D821]-[.$E821]" office:value-type="float" office:value="-0.00000280149999998258" calcext:value-type="float">
            <text:p>-0,0000028</text:p>
          </table:table-cell>
        </table:table-row>
        <table:table-row table:style-name="ro1">
          <table:table-cell table:style-name="ce17" office:value-type="float" office:value="820" calcext:value-type="float">
            <text:p>820</text:p>
          </table:table-cell>
          <table:table-cell table:style-name="ce17"/>
          <table:table-cell table:style-name="ce18" office:value-type="float" office:value="5.158495137" calcext:value-type="float">
            <text:p>5,16E+00</text:p>
          </table:table-cell>
          <table:table-cell table:style-name="ce18" office:value-type="float" office:value="0.4314532068" calcext:value-type="float">
            <text:p>4,31E-01</text:p>
          </table:table-cell>
          <table:table-cell table:style-name="ce18" office:value-type="float" office:value="0.4314560457" calcext:value-type="float">
            <text:p>4,31E-01</text:p>
          </table:table-cell>
          <table:table-cell table:style-name="ce16" table:formula="of:=[.$D822]-[.$E822]" office:value-type="float" office:value="-0.00000283890000002396" calcext:value-type="float">
            <text:p>-0,0000028</text:p>
          </table:table-cell>
        </table:table-row>
        <table:table-row table:style-name="ro1">
          <table:table-cell table:style-name="ce17" office:value-type="float" office:value="821" calcext:value-type="float">
            <text:p>821</text:p>
          </table:table-cell>
          <table:table-cell table:style-name="ce17"/>
          <table:table-cell table:style-name="ce18" office:value-type="float" office:value="5.164778323" calcext:value-type="float">
            <text:p>5,16E+00</text:p>
          </table:table-cell>
          <table:table-cell table:style-name="ce18" office:value-type="float" office:value="0.4371128906" calcext:value-type="float">
            <text:p>4,37E-01</text:p>
          </table:table-cell>
          <table:table-cell table:style-name="ce18" office:value-type="float" office:value="0.4371157667" calcext:value-type="float">
            <text:p>4,37E-01</text:p>
          </table:table-cell>
          <table:table-cell table:style-name="ce16" table:formula="of:=[.$D823]-[.$E823]" office:value-type="float" office:value="-0.00000287609999999328" calcext:value-type="float">
            <text:p>-0,0000029</text:p>
          </table:table-cell>
        </table:table-row>
        <table:table-row table:style-name="ro1">
          <table:table-cell table:style-name="ce17" office:value-type="float" office:value="822" calcext:value-type="float">
            <text:p>822</text:p>
          </table:table-cell>
          <table:table-cell table:style-name="ce17"/>
          <table:table-cell table:style-name="ce18" office:value-type="float" office:value="5.171061508" calcext:value-type="float">
            <text:p>5,17E+00</text:p>
          </table:table-cell>
          <table:table-cell table:style-name="ce18" office:value-type="float" office:value="0.4427553178" calcext:value-type="float">
            <text:p>4,43E-01</text:p>
          </table:table-cell>
          <table:table-cell table:style-name="ce18" office:value-type="float" office:value="0.442758231" calcext:value-type="float">
            <text:p>4,43E-01</text:p>
          </table:table-cell>
          <table:table-cell table:style-name="ce16" table:formula="of:=[.$D824]-[.$E824]" office:value-type="float" office:value="-0.00000291320000000983" calcext:value-type="float">
            <text:p>-0,0000029</text:p>
          </table:table-cell>
        </table:table-row>
        <table:table-row table:style-name="ro1">
          <table:table-cell table:style-name="ce17" office:value-type="float" office:value="823" calcext:value-type="float">
            <text:p>823</text:p>
          </table:table-cell>
          <table:table-cell table:style-name="ce17"/>
          <table:table-cell table:style-name="ce18" office:value-type="float" office:value="5.177344693" calcext:value-type="float">
            <text:p>5,18E+00</text:p>
          </table:table-cell>
          <table:table-cell table:style-name="ce18" office:value-type="float" office:value="0.4483802659" calcext:value-type="float">
            <text:p>4,48E-01</text:p>
          </table:table-cell>
          <table:table-cell table:style-name="ce18" office:value-type="float" office:value="0.4483832161" calcext:value-type="float">
            <text:p>4,48E-01</text:p>
          </table:table-cell>
          <table:table-cell table:style-name="ce16" table:formula="of:=[.$D825]-[.$E825]" office:value-type="float" office:value="-0.00000295020000001811" calcext:value-type="float">
            <text:p>-0,0000030</text:p>
          </table:table-cell>
        </table:table-row>
        <table:table-row table:style-name="ro1">
          <table:table-cell table:style-name="ce17" office:value-type="float" office:value="824" calcext:value-type="float">
            <text:p>824</text:p>
          </table:table-cell>
          <table:table-cell table:style-name="ce17"/>
          <table:table-cell table:style-name="ce18" office:value-type="float" office:value="5.183627878" calcext:value-type="float">
            <text:p>5,18E+00</text:p>
          </table:table-cell>
          <table:table-cell table:style-name="ce18" office:value-type="float" office:value="0.4539875126" calcext:value-type="float">
            <text:p>4,54E-01</text:p>
          </table:table-cell>
          <table:table-cell table:style-name="ce18" office:value-type="float" office:value="0.4539904997" calcext:value-type="float">
            <text:p>4,54E-01</text:p>
          </table:table-cell>
          <table:table-cell table:style-name="ce16" table:formula="of:=[.$D826]-[.$E826]" office:value-type="float" office:value="-0.00000298709999996261" calcext:value-type="float">
            <text:p>-0,0000030</text:p>
          </table:table-cell>
        </table:table-row>
        <table:table-row table:style-name="ro1">
          <table:table-cell table:style-name="ce17" office:value-type="float" office:value="825" calcext:value-type="float">
            <text:p>825</text:p>
          </table:table-cell>
          <table:table-cell table:style-name="ce17"/>
          <table:table-cell table:style-name="ce18" office:value-type="float" office:value="5.189911064" calcext:value-type="float">
            <text:p>5,19E+00</text:p>
          </table:table-cell>
          <table:table-cell table:style-name="ce18" office:value-type="float" office:value="0.4595768367" calcext:value-type="float">
            <text:p>4,60E-01</text:p>
          </table:table-cell>
          <table:table-cell table:style-name="ce18" office:value-type="float" office:value="0.4595798606" calcext:value-type="float">
            <text:p>4,60E-01</text:p>
          </table:table-cell>
          <table:table-cell table:style-name="ce16" table:formula="of:=[.$D827]-[.$E827]" office:value-type="float" office:value="-0.00000302390000000985" calcext:value-type="float">
            <text:p>-0,0000030</text:p>
          </table:table-cell>
        </table:table-row>
        <table:table-row table:style-name="ro1">
          <table:table-cell table:style-name="ce17" office:value-type="float" office:value="826" calcext:value-type="float">
            <text:p>826</text:p>
          </table:table-cell>
          <table:table-cell table:style-name="ce17"/>
          <table:table-cell table:style-name="ce18" office:value-type="float" office:value="5.196194249" calcext:value-type="float">
            <text:p>5,20E+00</text:p>
          </table:table-cell>
          <table:table-cell table:style-name="ce18" office:value-type="float" office:value="0.4651480175" calcext:value-type="float">
            <text:p>4,65E-01</text:p>
          </table:table-cell>
          <table:table-cell table:style-name="ce18" office:value-type="float" office:value="0.4651510781" calcext:value-type="float">
            <text:p>4,65E-01</text:p>
          </table:table-cell>
          <table:table-cell table:style-name="ce16" table:formula="of:=[.$D828]-[.$E828]" office:value-type="float" office:value="-0.00000306059999999331" calcext:value-type="float">
            <text:p>-0,0000031</text:p>
          </table:table-cell>
        </table:table-row>
        <table:table-row table:style-name="ro1">
          <table:table-cell table:style-name="ce17" office:value-type="float" office:value="827" calcext:value-type="float">
            <text:p>827</text:p>
          </table:table-cell>
          <table:table-cell table:style-name="ce17"/>
          <table:table-cell table:style-name="ce18" office:value-type="float" office:value="5.202477434" calcext:value-type="float">
            <text:p>5,20E+00</text:p>
          </table:table-cell>
          <table:table-cell table:style-name="ce18" office:value-type="float" office:value="0.4707008351" calcext:value-type="float">
            <text:p>4,71E-01</text:p>
          </table:table-cell>
          <table:table-cell table:style-name="ce18" office:value-type="float" office:value="0.4707039322" calcext:value-type="float">
            <text:p>4,71E-01</text:p>
          </table:table-cell>
          <table:table-cell table:style-name="ce16" table:formula="of:=[.$D829]-[.$E829]" office:value-type="float" office:value="-0.00000309710000001573" calcext:value-type="float">
            <text:p>-0,0000031</text:p>
          </table:table-cell>
        </table:table-row>
        <table:table-row table:style-name="ro1">
          <table:table-cell table:style-name="ce17" office:value-type="float" office:value="828" calcext:value-type="float">
            <text:p>828</text:p>
          </table:table-cell>
          <table:table-cell table:style-name="ce17"/>
          <table:table-cell table:style-name="ce18" office:value-type="float" office:value="5.20876062" calcext:value-type="float">
            <text:p>5,21E+00</text:p>
          </table:table-cell>
          <table:table-cell table:style-name="ce18" office:value-type="float" office:value="0.4762350702" calcext:value-type="float">
            <text:p>4,76E-01</text:p>
          </table:table-cell>
          <table:table-cell table:style-name="ce18" office:value-type="float" office:value="0.4762382037" calcext:value-type="float">
            <text:p>4,76E-01</text:p>
          </table:table-cell>
          <table:table-cell table:style-name="ce16" table:formula="of:=[.$D830]-[.$E830]" office:value-type="float" office:value="-0.00000313350000002988" calcext:value-type="float">
            <text:p>-0,0000031</text:p>
          </table:table-cell>
        </table:table-row>
        <table:table-row table:style-name="ro1">
          <table:table-cell table:style-name="ce17" office:value-type="float" office:value="829" calcext:value-type="float">
            <text:p>829</text:p>
          </table:table-cell>
          <table:table-cell table:style-name="ce17"/>
          <table:table-cell table:style-name="ce18" office:value-type="float" office:value="5.215043805" calcext:value-type="float">
            <text:p>5,22E+00</text:p>
          </table:table-cell>
          <table:table-cell table:style-name="ce18" office:value-type="float" office:value="0.4817505043" calcext:value-type="float">
            <text:p>4,82E-01</text:p>
          </table:table-cell>
          <table:table-cell table:style-name="ce18" office:value-type="float" office:value="0.4817536741" calcext:value-type="float">
            <text:p>4,82E-01</text:p>
          </table:table-cell>
          <table:table-cell table:style-name="ce16" table:formula="of:=[.$D831]-[.$E831]" office:value-type="float" office:value="-0.00000316980000003575" calcext:value-type="float">
            <text:p>-0,0000032</text:p>
          </table:table-cell>
        </table:table-row>
        <table:table-row table:style-name="ro1">
          <table:table-cell table:style-name="ce17" office:value-type="float" office:value="830" calcext:value-type="float">
            <text:p>830</text:p>
          </table:table-cell>
          <table:table-cell table:style-name="ce17"/>
          <table:table-cell table:style-name="ce18" office:value-type="float" office:value="5.22132699" calcext:value-type="float">
            <text:p>5,22E+00</text:p>
          </table:table-cell>
          <table:table-cell table:style-name="ce18" office:value-type="float" office:value="0.4872469198" calcext:value-type="float">
            <text:p>4,87E-01</text:p>
          </table:table-cell>
          <table:table-cell table:style-name="ce18" office:value-type="float" office:value="0.4872501257" calcext:value-type="float">
            <text:p>4,87E-01</text:p>
          </table:table-cell>
          <table:table-cell table:style-name="ce16" table:formula="of:=[.$D832]-[.$E832]" office:value-type="float" office:value="-0.00000320590000002507" calcext:value-type="float">
            <text:p>-0,0000032</text:p>
          </table:table-cell>
        </table:table-row>
        <table:table-row table:style-name="ro1">
          <table:table-cell table:style-name="ce17" office:value-type="float" office:value="831" calcext:value-type="float">
            <text:p>831</text:p>
          </table:table-cell>
          <table:table-cell table:style-name="ce17"/>
          <table:table-cell table:style-name="ce18" office:value-type="float" office:value="5.227610176" calcext:value-type="float">
            <text:p>5,23E+00</text:p>
          </table:table-cell>
          <table:table-cell table:style-name="ce18" office:value-type="float" office:value="0.4927240995" calcext:value-type="float">
            <text:p>4,93E-01</text:p>
          </table:table-cell>
          <table:table-cell table:style-name="ce18" office:value-type="float" office:value="0.4927273415" calcext:value-type="float">
            <text:p>4,93E-01</text:p>
          </table:table-cell>
          <table:table-cell table:style-name="ce16" table:formula="of:=[.$D833]-[.$E833]" office:value-type="float" office:value="-0.0000032420000000144" calcext:value-type="float">
            <text:p>-0,0000032</text:p>
          </table:table-cell>
        </table:table-row>
        <table:table-row table:style-name="ro1">
          <table:table-cell table:style-name="ce17" office:value-type="float" office:value="832" calcext:value-type="float">
            <text:p>832</text:p>
          </table:table-cell>
          <table:table-cell table:style-name="ce17"/>
          <table:table-cell table:style-name="ce18" office:value-type="float" office:value="5.233893361" calcext:value-type="float">
            <text:p>5,23E+00</text:p>
          </table:table-cell>
          <table:table-cell table:style-name="ce18" office:value-type="float" office:value="0.4981818274" calcext:value-type="float">
            <text:p>4,98E-01</text:p>
          </table:table-cell>
          <table:table-cell table:style-name="ce18" office:value-type="float" office:value="0.4981851053" calcext:value-type="float">
            <text:p>4,98E-01</text:p>
          </table:table-cell>
          <table:table-cell table:style-name="ce16" table:formula="of:=[.$D834]-[.$E834]" office:value-type="float" office:value="-0.00000327790000004269" calcext:value-type="float">
            <text:p>-0,0000033</text:p>
          </table:table-cell>
        </table:table-row>
        <table:table-row table:style-name="ro1">
          <table:table-cell table:style-name="ce17" office:value-type="float" office:value="833" calcext:value-type="float">
            <text:p>833</text:p>
          </table:table-cell>
          <table:table-cell table:style-name="ce17"/>
          <table:table-cell table:style-name="ce18" office:value-type="float" office:value="5.240176546" calcext:value-type="float">
            <text:p>5,24E+00</text:p>
          </table:table-cell>
          <table:table-cell table:style-name="ce18" office:value-type="float" office:value="0.5036198879" calcext:value-type="float">
            <text:p>5,04E-01</text:p>
          </table:table-cell>
          <table:table-cell table:style-name="ce18" office:value-type="float" office:value="0.5036232016" calcext:value-type="float">
            <text:p>5,04E-01</text:p>
          </table:table-cell>
          <table:table-cell table:style-name="ce16" table:formula="of:=[.$D835]-[.$E835]" office:value-type="float" office:value="-0.0000033137000000627" calcext:value-type="float">
            <text:p>-0,0000033</text:p>
          </table:table-cell>
        </table:table-row>
        <table:table-row table:style-name="ro1">
          <table:table-cell table:style-name="ce17" office:value-type="float" office:value="834" calcext:value-type="float">
            <text:p>834</text:p>
          </table:table-cell>
          <table:table-cell table:style-name="ce17"/>
          <table:table-cell table:style-name="ce18" office:value-type="float" office:value="5.246459731" calcext:value-type="float">
            <text:p>5,25E+00</text:p>
          </table:table-cell>
          <table:table-cell table:style-name="ce18" office:value-type="float" office:value="0.5090380664" calcext:value-type="float">
            <text:p>5,09E-01</text:p>
          </table:table-cell>
          <table:table-cell table:style-name="ce18" office:value-type="float" office:value="0.5090414158" calcext:value-type="float">
            <text:p>5,09E-01</text:p>
          </table:table-cell>
          <table:table-cell table:style-name="ce16" table:formula="of:=[.$D836]-[.$E836]" office:value-type="float" office:value="-0.00000334940000001893" calcext:value-type="float">
            <text:p>-0,0000033</text:p>
          </table:table-cell>
        </table:table-row>
        <table:table-row table:style-name="ro1">
          <table:table-cell table:style-name="ce17" office:value-type="float" office:value="835" calcext:value-type="float">
            <text:p>835</text:p>
          </table:table-cell>
          <table:table-cell table:style-name="ce17"/>
          <table:table-cell table:style-name="ce18" office:value-type="float" office:value="5.252742917" calcext:value-type="float">
            <text:p>5,25E+00</text:p>
          </table:table-cell>
          <table:table-cell table:style-name="ce18" office:value-type="float" office:value="0.5144361489" calcext:value-type="float">
            <text:p>5,14E-01</text:p>
          </table:table-cell>
          <table:table-cell table:style-name="ce18" office:value-type="float" office:value="0.5144395338" calcext:value-type="float">
            <text:p>5,14E-01</text:p>
          </table:table-cell>
          <table:table-cell table:style-name="ce16" table:formula="of:=[.$D837]-[.$E837]" office:value-type="float" office:value="-0.00000338490000006963" calcext:value-type="float">
            <text:p>-0,0000034</text:p>
          </table:table-cell>
        </table:table-row>
        <table:table-row table:style-name="ro1">
          <table:table-cell table:style-name="ce17" office:value-type="float" office:value="836" calcext:value-type="float">
            <text:p>836</text:p>
          </table:table-cell>
          <table:table-cell table:style-name="ce17"/>
          <table:table-cell table:style-name="ce18" office:value-type="float" office:value="5.259026102" calcext:value-type="float">
            <text:p>5,26E+00</text:p>
          </table:table-cell>
          <table:table-cell table:style-name="ce18" office:value-type="float" office:value="0.5198139224" calcext:value-type="float">
            <text:p>5,20E-01</text:p>
          </table:table-cell>
          <table:table-cell table:style-name="ce18" office:value-type="float" office:value="0.5198173426" calcext:value-type="float">
            <text:p>5,20E-01</text:p>
          </table:table-cell>
          <table:table-cell table:style-name="ce16" table:formula="of:=[.$D838]-[.$E838]" office:value-type="float" office:value="-0.00000342019999999277" calcext:value-type="float">
            <text:p>-0,0000034</text:p>
          </table:table-cell>
        </table:table-row>
        <table:table-row table:style-name="ro1">
          <table:table-cell table:style-name="ce17" office:value-type="float" office:value="837" calcext:value-type="float">
            <text:p>837</text:p>
          </table:table-cell>
          <table:table-cell table:style-name="ce17"/>
          <table:table-cell table:style-name="ce18" office:value-type="float" office:value="5.265309287" calcext:value-type="float">
            <text:p>5,27E+00</text:p>
          </table:table-cell>
          <table:table-cell table:style-name="ce18" office:value-type="float" office:value="0.5251711745" calcext:value-type="float">
            <text:p>5,25E-01</text:p>
          </table:table-cell>
          <table:table-cell table:style-name="ce18" office:value-type="float" office:value="0.52517463" calcext:value-type="float">
            <text:p>5,25E-01</text:p>
          </table:table-cell>
          <table:table-cell table:style-name="ce16" table:formula="of:=[.$D839]-[.$E839]" office:value-type="float" office:value="-0.0000034554999999159" calcext:value-type="float">
            <text:p>-0,0000035</text:p>
          </table:table-cell>
        </table:table-row>
        <table:table-row table:style-name="ro1">
          <table:table-cell table:style-name="ce17" office:value-type="float" office:value="838" calcext:value-type="float">
            <text:p>838</text:p>
          </table:table-cell>
          <table:table-cell table:style-name="ce17"/>
          <table:table-cell table:style-name="ce18" office:value-type="float" office:value="5.271592473" calcext:value-type="float">
            <text:p>5,27E+00</text:p>
          </table:table-cell>
          <table:table-cell table:style-name="ce18" office:value-type="float" office:value="0.5305076937" calcext:value-type="float">
            <text:p>5,31E-01</text:p>
          </table:table-cell>
          <table:table-cell table:style-name="ce18" office:value-type="float" office:value="0.5305111843" calcext:value-type="float">
            <text:p>5,31E-01</text:p>
          </table:table-cell>
          <table:table-cell table:style-name="ce16" table:formula="of:=[.$D840]-[.$E840]" office:value-type="float" office:value="-0.00000349059999993351" calcext:value-type="float">
            <text:p>-0,0000035</text:p>
          </table:table-cell>
        </table:table-row>
        <table:table-row table:style-name="ro1">
          <table:table-cell table:style-name="ce17" office:value-type="float" office:value="839" calcext:value-type="float">
            <text:p>839</text:p>
          </table:table-cell>
          <table:table-cell table:style-name="ce17"/>
          <table:table-cell table:style-name="ce18" office:value-type="float" office:value="5.277875658" calcext:value-type="float">
            <text:p>5,28E+00</text:p>
          </table:table-cell>
          <table:table-cell table:style-name="ce18" office:value-type="float" office:value="0.5358232694" calcext:value-type="float">
            <text:p>5,36E-01</text:p>
          </table:table-cell>
          <table:table-cell table:style-name="ce18" office:value-type="float" office:value="0.535826795" calcext:value-type="float">
            <text:p>5,36E-01</text:p>
          </table:table-cell>
          <table:table-cell table:style-name="ce16" table:formula="of:=[.$D841]-[.$E841]" office:value-type="float" office:value="-0.00000352559999994284" calcext:value-type="float">
            <text:p>-0,0000035</text:p>
          </table:table-cell>
        </table:table-row>
        <table:table-row table:style-name="ro1">
          <table:table-cell table:style-name="ce17" office:value-type="float" office:value="840" calcext:value-type="float">
            <text:p>840</text:p>
          </table:table-cell>
          <table:table-cell table:style-name="ce17"/>
          <table:table-cell table:style-name="ce18" office:value-type="float" office:value="5.284158843" calcext:value-type="float">
            <text:p>5,28E+00</text:p>
          </table:table-cell>
          <table:table-cell table:style-name="ce18" office:value-type="float" office:value="0.5411176917" calcext:value-type="float">
            <text:p>5,41E-01</text:p>
          </table:table-cell>
          <table:table-cell table:style-name="ce18" office:value-type="float" office:value="0.5411212521" calcext:value-type="float">
            <text:p>5,41E-01</text:p>
          </table:table-cell>
          <table:table-cell table:style-name="ce16" table:formula="of:=[.$D842]-[.$E842]" office:value-type="float" office:value="-0.00000356040000004665" calcext:value-type="float">
            <text:p>-0,0000036</text:p>
          </table:table-cell>
        </table:table-row>
        <table:table-row table:style-name="ro1">
          <table:table-cell table:style-name="ce17" office:value-type="float" office:value="841" calcext:value-type="float">
            <text:p>841</text:p>
          </table:table-cell>
          <table:table-cell table:style-name="ce17"/>
          <table:table-cell table:style-name="ce18" office:value-type="float" office:value="5.290442029" calcext:value-type="float">
            <text:p>5,29E+00</text:p>
          </table:table-cell>
          <table:table-cell table:style-name="ce18" office:value-type="float" office:value="0.5463907516" calcext:value-type="float">
            <text:p>5,46E-01</text:p>
          </table:table-cell>
          <table:table-cell table:style-name="ce18" office:value-type="float" office:value="0.5463943467" calcext:value-type="float">
            <text:p>5,46E-01</text:p>
          </table:table-cell>
          <table:table-cell table:style-name="ce16" table:formula="of:=[.$D843]-[.$E843]" office:value-type="float" office:value="-0.00000359509999992014" calcext:value-type="float">
            <text:p>-0,0000036</text:p>
          </table:table-cell>
        </table:table-row>
        <table:table-row table:style-name="ro1">
          <table:table-cell table:style-name="ce17" office:value-type="float" office:value="842" calcext:value-type="float">
            <text:p>842</text:p>
          </table:table-cell>
          <table:table-cell table:style-name="ce17"/>
          <table:table-cell table:style-name="ce18" office:value-type="float" office:value="5.296725214" calcext:value-type="float">
            <text:p>5,30E+00</text:p>
          </table:table-cell>
          <table:table-cell table:style-name="ce18" office:value-type="float" office:value="0.551642241" calcext:value-type="float">
            <text:p>5,52E-01</text:p>
          </table:table-cell>
          <table:table-cell table:style-name="ce18" office:value-type="float" office:value="0.5516458706" calcext:value-type="float">
            <text:p>5,52E-01</text:p>
          </table:table-cell>
          <table:table-cell table:style-name="ce16" table:formula="of:=[.$D844]-[.$E844]" office:value-type="float" office:value="-0.00000362959999999912" calcext:value-type="float">
            <text:p>-0,0000036</text:p>
          </table:table-cell>
        </table:table-row>
        <table:table-row table:style-name="ro1">
          <table:table-cell table:style-name="ce17" office:value-type="float" office:value="843" calcext:value-type="float">
            <text:p>843</text:p>
          </table:table-cell>
          <table:table-cell table:style-name="ce17"/>
          <table:table-cell table:style-name="ce18" office:value-type="float" office:value="5.303008399" calcext:value-type="float">
            <text:p>5,30E+00</text:p>
          </table:table-cell>
          <table:table-cell table:style-name="ce18" office:value-type="float" office:value="0.5568719524" calcext:value-type="float">
            <text:p>5,57E-01</text:p>
          </table:table-cell>
          <table:table-cell table:style-name="ce18" office:value-type="float" office:value="0.5568756165" calcext:value-type="float">
            <text:p>5,57E-01</text:p>
          </table:table-cell>
          <table:table-cell table:style-name="ce16" table:formula="of:=[.$D845]-[.$E845]" office:value-type="float" office:value="-0.00000366410000007811" calcext:value-type="float">
            <text:p>-0,0000037</text:p>
          </table:table-cell>
        </table:table-row>
        <table:table-row table:style-name="ro1">
          <table:table-cell table:style-name="ce17" office:value-type="float" office:value="844" calcext:value-type="float">
            <text:p>844</text:p>
          </table:table-cell>
          <table:table-cell table:style-name="ce17"/>
          <table:table-cell table:style-name="ce18" office:value-type="float" office:value="5.309291585" calcext:value-type="float">
            <text:p>5,31E+00</text:p>
          </table:table-cell>
          <table:table-cell table:style-name="ce18" office:value-type="float" office:value="0.5620796795" calcext:value-type="float">
            <text:p>5,62E-01</text:p>
          </table:table-cell>
          <table:table-cell table:style-name="ce18" office:value-type="float" office:value="0.5620833779" calcext:value-type="float">
            <text:p>5,62E-01</text:p>
          </table:table-cell>
          <table:table-cell table:style-name="ce16" table:formula="of:=[.$D846]-[.$E846]" office:value-type="float" office:value="-0.00000369840000002952" calcext:value-type="float">
            <text:p>-0,0000037</text:p>
          </table:table-cell>
        </table:table-row>
        <table:table-row table:style-name="ro1">
          <table:table-cell table:style-name="ce17" office:value-type="float" office:value="845" calcext:value-type="float">
            <text:p>845</text:p>
          </table:table-cell>
          <table:table-cell table:style-name="ce17"/>
          <table:table-cell table:style-name="ce18" office:value-type="float" office:value="5.31557477" calcext:value-type="float">
            <text:p>5,32E+00</text:p>
          </table:table-cell>
          <table:table-cell table:style-name="ce18" office:value-type="float" office:value="0.5672652167" calcext:value-type="float">
            <text:p>5,67E-01</text:p>
          </table:table-cell>
          <table:table-cell table:style-name="ce18" office:value-type="float" office:value="0.5672689491" calcext:value-type="float">
            <text:p>5,67E-01</text:p>
          </table:table-cell>
          <table:table-cell table:style-name="ce16" table:formula="of:=[.$D847]-[.$E847]" office:value-type="float" office:value="-0.00000373239999995612" calcext:value-type="float">
            <text:p>-0,0000037</text:p>
          </table:table-cell>
        </table:table-row>
        <table:table-row table:style-name="ro1">
          <table:table-cell table:style-name="ce17" office:value-type="float" office:value="846" calcext:value-type="float">
            <text:p>846</text:p>
          </table:table-cell>
          <table:table-cell table:style-name="ce17"/>
          <table:table-cell table:style-name="ce18" office:value-type="float" office:value="5.321857955" calcext:value-type="float">
            <text:p>5,32E+00</text:p>
          </table:table-cell>
          <table:table-cell table:style-name="ce18" office:value-type="float" office:value="0.5724283591" calcext:value-type="float">
            <text:p>5,72E-01</text:p>
          </table:table-cell>
          <table:table-cell table:style-name="ce18" office:value-type="float" office:value="0.5724321256" calcext:value-type="float">
            <text:p>5,72E-01</text:p>
          </table:table-cell>
          <table:table-cell table:style-name="ce16" table:formula="of:=[.$D848]-[.$E848]" office:value-type="float" office:value="-0.000003766500000002" calcext:value-type="float">
            <text:p>-0,0000038</text:p>
          </table:table-cell>
        </table:table-row>
        <table:table-row table:style-name="ro1">
          <table:table-cell table:style-name="ce17" office:value-type="float" office:value="847" calcext:value-type="float">
            <text:p>847</text:p>
          </table:table-cell>
          <table:table-cell table:style-name="ce17"/>
          <table:table-cell table:style-name="ce18" office:value-type="float" office:value="5.32814114" calcext:value-type="float">
            <text:p>5,33E+00</text:p>
          </table:table-cell>
          <table:table-cell table:style-name="ce18" office:value-type="float" office:value="0.5775689032" calcext:value-type="float">
            <text:p>5,78E-01</text:p>
          </table:table-cell>
          <table:table-cell table:style-name="ce18" office:value-type="float" office:value="0.5775727034" calcext:value-type="float">
            <text:p>5,78E-01</text:p>
          </table:table-cell>
          <table:table-cell table:style-name="ce16" table:formula="of:=[.$D849]-[.$E849]" office:value-type="float" office:value="-0.0000038002000000148" calcext:value-type="float">
            <text:p>-0,0000038</text:p>
          </table:table-cell>
        </table:table-row>
        <table:table-row table:style-name="ro1">
          <table:table-cell table:style-name="ce17" office:value-type="float" office:value="848" calcext:value-type="float">
            <text:p>848</text:p>
          </table:table-cell>
          <table:table-cell table:style-name="ce17"/>
          <table:table-cell table:style-name="ce18" office:value-type="float" office:value="5.334424326" calcext:value-type="float">
            <text:p>5,33E+00</text:p>
          </table:table-cell>
          <table:table-cell table:style-name="ce18" office:value-type="float" office:value="0.5826866457" calcext:value-type="float">
            <text:p>5,83E-01</text:p>
          </table:table-cell>
          <table:table-cell table:style-name="ce18" office:value-type="float" office:value="0.5826904797" calcext:value-type="float">
            <text:p>5,83E-01</text:p>
          </table:table-cell>
          <table:table-cell table:style-name="ce16" table:formula="of:=[.$D850]-[.$E850]" office:value-type="float" office:value="-0.00000383399999992484" calcext:value-type="float">
            <text:p>-0,0000038</text:p>
          </table:table-cell>
        </table:table-row>
        <table:table-row table:style-name="ro1">
          <table:table-cell table:style-name="ce17" office:value-type="float" office:value="849" calcext:value-type="float">
            <text:p>849</text:p>
          </table:table-cell>
          <table:table-cell table:style-name="ce17"/>
          <table:table-cell table:style-name="ce18" office:value-type="float" office:value="5.340707511" calcext:value-type="float">
            <text:p>5,34E+00</text:p>
          </table:table-cell>
          <table:table-cell table:style-name="ce18" office:value-type="float" office:value="0.5877813848" calcext:value-type="float">
            <text:p>5,88E-01</text:p>
          </table:table-cell>
          <table:table-cell table:style-name="ce18" office:value-type="float" office:value="0.5877852523" calcext:value-type="float">
            <text:p>5,88E-01</text:p>
          </table:table-cell>
          <table:table-cell table:style-name="ce16" table:formula="of:=[.$D851]-[.$E851]" office:value-type="float" office:value="-0.00000386750000003211" calcext:value-type="float">
            <text:p>-0,0000039</text:p>
          </table:table-cell>
        </table:table-row>
        <table:table-row table:style-name="ro1">
          <table:table-cell table:style-name="ce17" office:value-type="float" office:value="850" calcext:value-type="float">
            <text:p>850</text:p>
          </table:table-cell>
          <table:table-cell table:style-name="ce17"/>
          <table:table-cell table:style-name="ce18" office:value-type="float" office:value="5.346990696" calcext:value-type="float">
            <text:p>5,35E+00</text:p>
          </table:table-cell>
          <table:table-cell table:style-name="ce18" office:value-type="float" office:value="0.5928529193" calcext:value-type="float">
            <text:p>5,93E-01</text:p>
          </table:table-cell>
          <table:table-cell table:style-name="ce18" office:value-type="float" office:value="0.5928568202" calcext:value-type="float">
            <text:p>5,93E-01</text:p>
          </table:table-cell>
          <table:table-cell table:style-name="ce16" table:formula="of:=[.$D852]-[.$E852]" office:value-type="float" office:value="-0.00000390089999990906" calcext:value-type="float">
            <text:p>-0,0000039</text:p>
          </table:table-cell>
        </table:table-row>
        <table:table-row table:style-name="ro1">
          <table:table-cell table:style-name="ce17" office:value-type="float" office:value="851" calcext:value-type="float">
            <text:p>851</text:p>
          </table:table-cell>
          <table:table-cell table:style-name="ce17"/>
          <table:table-cell table:style-name="ce18" office:value-type="float" office:value="5.353273882" calcext:value-type="float">
            <text:p>5,35E+00</text:p>
          </table:table-cell>
          <table:table-cell table:style-name="ce18" office:value-type="float" office:value="0.597901049" calcext:value-type="float">
            <text:p>5,98E-01</text:p>
          </table:table-cell>
          <table:table-cell table:style-name="ce18" office:value-type="float" office:value="0.5979049831" calcext:value-type="float">
            <text:p>5,98E-01</text:p>
          </table:table-cell>
          <table:table-cell table:style-name="ce16" table:formula="of:=[.$D853]-[.$E853]" office:value-type="float" office:value="-0.0000039340999999915" calcext:value-type="float">
            <text:p>-0,0000039</text:p>
          </table:table-cell>
        </table:table-row>
        <table:table-row table:style-name="ro1">
          <table:table-cell table:style-name="ce17" office:value-type="float" office:value="852" calcext:value-type="float">
            <text:p>852</text:p>
          </table:table-cell>
          <table:table-cell table:style-name="ce17"/>
          <table:table-cell table:style-name="ce18" office:value-type="float" office:value="5.359557067" calcext:value-type="float">
            <text:p>5,36E+00</text:p>
          </table:table-cell>
          <table:table-cell table:style-name="ce18" office:value-type="float" office:value="0.6029255746" calcext:value-type="float">
            <text:p>6,03E-01</text:p>
          </table:table-cell>
          <table:table-cell table:style-name="ce18" office:value-type="float" office:value="0.6029295417" calcext:value-type="float">
            <text:p>6,03E-01</text:p>
          </table:table-cell>
          <table:table-cell table:style-name="ce16" table:formula="of:=[.$D854]-[.$E854]" office:value-type="float" office:value="-0.00000396709999994638" calcext:value-type="float">
            <text:p>-0,0000040</text:p>
          </table:table-cell>
        </table:table-row>
        <table:table-row table:style-name="ro1">
          <table:table-cell table:style-name="ce17" office:value-type="float" office:value="853" calcext:value-type="float">
            <text:p>853</text:p>
          </table:table-cell>
          <table:table-cell table:style-name="ce17"/>
          <table:table-cell table:style-name="ce18" office:value-type="float" office:value="5.365840252" calcext:value-type="float">
            <text:p>5,37E+00</text:p>
          </table:table-cell>
          <table:table-cell table:style-name="ce18" office:value-type="float" office:value="0.6079262977" calcext:value-type="float">
            <text:p>6,08E-01</text:p>
          </table:table-cell>
          <table:table-cell table:style-name="ce18" office:value-type="float" office:value="0.6079302977" calcext:value-type="float">
            <text:p>6,08E-01</text:p>
          </table:table-cell>
          <table:table-cell table:style-name="ce16" table:formula="of:=[.$D855]-[.$E855]" office:value-type="float" office:value="-0.000004000000000004" calcext:value-type="float">
            <text:p>-0,0000040</text:p>
          </table:table-cell>
        </table:table-row>
        <table:table-row table:style-name="ro1">
          <table:table-cell table:style-name="ce17" office:value-type="float" office:value="854" calcext:value-type="float">
            <text:p>854</text:p>
          </table:table-cell>
          <table:table-cell table:style-name="ce17"/>
          <table:table-cell table:style-name="ce18" office:value-type="float" office:value="5.372123438" calcext:value-type="float">
            <text:p>5,37E+00</text:p>
          </table:table-cell>
          <table:table-cell table:style-name="ce18" office:value-type="float" office:value="0.6129030209" calcext:value-type="float">
            <text:p>6,13E-01</text:p>
          </table:table-cell>
          <table:table-cell table:style-name="ce18" office:value-type="float" office:value="0.6129070537" calcext:value-type="float">
            <text:p>6,13E-01</text:p>
          </table:table-cell>
          <table:table-cell table:style-name="ce16" table:formula="of:=[.$D856]-[.$E856]" office:value-type="float" office:value="-0.00000403279999994233" calcext:value-type="float">
            <text:p>-0,0000040</text:p>
          </table:table-cell>
        </table:table-row>
        <table:table-row table:style-name="ro1">
          <table:table-cell table:style-name="ce17" office:value-type="float" office:value="855" calcext:value-type="float">
            <text:p>855</text:p>
          </table:table-cell>
          <table:table-cell table:style-name="ce17"/>
          <table:table-cell table:style-name="ce18" office:value-type="float" office:value="5.378406623" calcext:value-type="float">
            <text:p>5,38E+00</text:p>
          </table:table-cell>
          <table:table-cell table:style-name="ce18" office:value-type="float" office:value="0.6178555477" calcext:value-type="float">
            <text:p>6,18E-01</text:p>
          </table:table-cell>
          <table:table-cell table:style-name="ce18" office:value-type="float" office:value="0.6178596131" calcext:value-type="float">
            <text:p>6,18E-01</text:p>
          </table:table-cell>
          <table:table-cell table:style-name="ce16" table:formula="of:=[.$D857]-[.$E857]" office:value-type="float" office:value="-0.00000406539999997513" calcext:value-type="float">
            <text:p>-0,0000041</text:p>
          </table:table-cell>
        </table:table-row>
        <table:table-row table:style-name="ro1">
          <table:table-cell table:style-name="ce17" office:value-type="float" office:value="856" calcext:value-type="float">
            <text:p>856</text:p>
          </table:table-cell>
          <table:table-cell table:style-name="ce17"/>
          <table:table-cell table:style-name="ce18" office:value-type="float" office:value="5.384689808" calcext:value-type="float">
            <text:p>5,38E+00</text:p>
          </table:table-cell>
          <table:table-cell table:style-name="ce18" office:value-type="float" office:value="0.6227836827" calcext:value-type="float">
            <text:p>6,23E-01</text:p>
          </table:table-cell>
          <table:table-cell table:style-name="ce18" office:value-type="float" office:value="0.6227877805" calcext:value-type="float">
            <text:p>6,23E-01</text:p>
          </table:table-cell>
          <table:table-cell table:style-name="ce16" table:formula="of:=[.$D858]-[.$E858]" office:value-type="float" office:value="-0.00000409779999999138" calcext:value-type="float">
            <text:p>-0,0000041</text:p>
          </table:table-cell>
        </table:table-row>
        <table:table-row table:style-name="ro1">
          <table:table-cell table:style-name="ce17" office:value-type="float" office:value="857" calcext:value-type="float">
            <text:p>857</text:p>
          </table:table-cell>
          <table:table-cell table:style-name="ce17"/>
          <table:table-cell table:style-name="ce18" office:value-type="float" office:value="5.390972994" calcext:value-type="float">
            <text:p>5,39E+00</text:p>
          </table:table-cell>
          <table:table-cell table:style-name="ce18" office:value-type="float" office:value="0.6276872313" calcext:value-type="float">
            <text:p>6,28E-01</text:p>
          </table:table-cell>
          <table:table-cell table:style-name="ce18" office:value-type="float" office:value="0.6276913613" calcext:value-type="float">
            <text:p>6,28E-01</text:p>
          </table:table-cell>
          <table:table-cell table:style-name="ce16" table:formula="of:=[.$D859]-[.$E859]" office:value-type="float" office:value="-0.00000412999999999109" calcext:value-type="float">
            <text:p>-0,0000041</text:p>
          </table:table-cell>
        </table:table-row>
        <table:table-row table:style-name="ro1">
          <table:table-cell table:style-name="ce17" office:value-type="float" office:value="858" calcext:value-type="float">
            <text:p>858</text:p>
          </table:table-cell>
          <table:table-cell table:style-name="ce17"/>
          <table:table-cell table:style-name="ce18" office:value-type="float" office:value="5.397256179" calcext:value-type="float">
            <text:p>5,40E+00</text:p>
          </table:table-cell>
          <table:table-cell table:style-name="ce18" office:value-type="float" office:value="0.6325659998" calcext:value-type="float">
            <text:p>6,33E-01</text:p>
          </table:table-cell>
          <table:table-cell table:style-name="ce18" office:value-type="float" office:value="0.6325701619" calcext:value-type="float">
            <text:p>6,33E-01</text:p>
          </table:table-cell>
          <table:table-cell table:style-name="ce16" table:formula="of:=[.$D860]-[.$E860]" office:value-type="float" office:value="-0.00000416209999998252" calcext:value-type="float">
            <text:p>-0,0000042</text:p>
          </table:table-cell>
        </table:table-row>
        <table:table-row table:style-name="ro1">
          <table:table-cell table:style-name="ce17" office:value-type="float" office:value="859" calcext:value-type="float">
            <text:p>859</text:p>
          </table:table-cell>
          <table:table-cell table:style-name="ce17"/>
          <table:table-cell table:style-name="ce18" office:value-type="float" office:value="5.403539364" calcext:value-type="float">
            <text:p>5,40E+00</text:p>
          </table:table-cell>
          <table:table-cell table:style-name="ce18" office:value-type="float" office:value="0.6374197957" calcext:value-type="float">
            <text:p>6,37E-01</text:p>
          </table:table-cell>
          <table:table-cell table:style-name="ce18" office:value-type="float" office:value="0.6374239897" calcext:value-type="float">
            <text:p>6,37E-01</text:p>
          </table:table-cell>
          <table:table-cell table:style-name="ce16" table:formula="of:=[.$D861]-[.$E861]" office:value-type="float" office:value="-0.0000041939999999574" calcext:value-type="float">
            <text:p>-0,0000042</text:p>
          </table:table-cell>
        </table:table-row>
        <table:table-row table:style-name="ro1">
          <table:table-cell table:style-name="ce17" office:value-type="float" office:value="860" calcext:value-type="float">
            <text:p>860</text:p>
          </table:table-cell>
          <table:table-cell table:style-name="ce17"/>
          <table:table-cell table:style-name="ce18" office:value-type="float" office:value="5.409822549" calcext:value-type="float">
            <text:p>5,41E+00</text:p>
          </table:table-cell>
          <table:table-cell table:style-name="ce18" office:value-type="float" office:value="0.6422484273" calcext:value-type="float">
            <text:p>6,42E-01</text:p>
          </table:table-cell>
          <table:table-cell table:style-name="ce18" office:value-type="float" office:value="0.6422526532" calcext:value-type="float">
            <text:p>6,42E-01</text:p>
          </table:table-cell>
          <table:table-cell table:style-name="ce16" table:formula="of:=[.$D862]-[.$E862]" office:value-type="float" office:value="-0.0000042259000000433" calcext:value-type="float">
            <text:p>-0,0000042</text:p>
          </table:table-cell>
        </table:table-row>
        <table:table-row table:style-name="ro1">
          <table:table-cell table:style-name="ce17" office:value-type="float" office:value="861" calcext:value-type="float">
            <text:p>861</text:p>
          </table:table-cell>
          <table:table-cell table:style-name="ce17"/>
          <table:table-cell table:style-name="ce18" office:value-type="float" office:value="5.416105735" calcext:value-type="float">
            <text:p>5,42E+00</text:p>
          </table:table-cell>
          <table:table-cell table:style-name="ce18" office:value-type="float" office:value="0.6470517041" calcext:value-type="float">
            <text:p>6,47E-01</text:p>
          </table:table-cell>
          <table:table-cell table:style-name="ce18" office:value-type="float" office:value="0.6470559616" calcext:value-type="float">
            <text:p>6,47E-01</text:p>
          </table:table-cell>
          <table:table-cell table:style-name="ce16" table:formula="of:=[.$D863]-[.$E863]" office:value-type="float" office:value="-0.00000425749999999336" calcext:value-type="float">
            <text:p>-0,0000043</text:p>
          </table:table-cell>
        </table:table-row>
        <table:table-row table:style-name="ro1">
          <table:table-cell table:style-name="ce17" office:value-type="float" office:value="862" calcext:value-type="float">
            <text:p>862</text:p>
          </table:table-cell>
          <table:table-cell table:style-name="ce17"/>
          <table:table-cell table:style-name="ce18" office:value-type="float" office:value="5.42238892" calcext:value-type="float">
            <text:p>5,42E+00</text:p>
          </table:table-cell>
          <table:table-cell table:style-name="ce18" office:value-type="float" office:value="0.6518294364" calcext:value-type="float">
            <text:p>6,52E-01</text:p>
          </table:table-cell>
          <table:table-cell table:style-name="ce18" office:value-type="float" office:value="0.6518337253" calcext:value-type="float">
            <text:p>6,52E-01</text:p>
          </table:table-cell>
          <table:table-cell table:style-name="ce16" table:formula="of:=[.$D864]-[.$E864]" office:value-type="float" office:value="-0.0000042889000000379" calcext:value-type="float">
            <text:p>-0,0000043</text:p>
          </table:table-cell>
        </table:table-row>
        <table:table-row table:style-name="ro1">
          <table:table-cell table:style-name="ce17" office:value-type="float" office:value="863" calcext:value-type="float">
            <text:p>863</text:p>
          </table:table-cell>
          <table:table-cell table:style-name="ce17"/>
          <table:table-cell table:style-name="ce18" office:value-type="float" office:value="5.428672105" calcext:value-type="float">
            <text:p>5,43E+00</text:p>
          </table:table-cell>
          <table:table-cell table:style-name="ce18" office:value-type="float" office:value="0.6565814356" calcext:value-type="float">
            <text:p>6,57E-01</text:p>
          </table:table-cell>
          <table:table-cell table:style-name="ce18" office:value-type="float" office:value="0.6565857558" calcext:value-type="float">
            <text:p>6,57E-01</text:p>
          </table:table-cell>
          <table:table-cell table:style-name="ce16" table:formula="of:=[.$D865]-[.$E865]" office:value-type="float" office:value="-0.00000432019999996314" calcext:value-type="float">
            <text:p>-0,0000043</text:p>
          </table:table-cell>
        </table:table-row>
        <table:table-row table:style-name="ro1">
          <table:table-cell table:style-name="ce17" office:value-type="float" office:value="864" calcext:value-type="float">
            <text:p>864</text:p>
          </table:table-cell>
          <table:table-cell table:style-name="ce17"/>
          <table:table-cell table:style-name="ce18" office:value-type="float" office:value="5.434955291" calcext:value-type="float">
            <text:p>5,43E+00</text:p>
          </table:table-cell>
          <table:table-cell table:style-name="ce18" office:value-type="float" office:value="0.6613075141" calcext:value-type="float">
            <text:p>6,61E-01</text:p>
          </table:table-cell>
          <table:table-cell table:style-name="ce18" office:value-type="float" office:value="0.6613118653" calcext:value-type="float">
            <text:p>6,61E-01</text:p>
          </table:table-cell>
          <table:table-cell table:style-name="ce16" table:formula="of:=[.$D866]-[.$E866]" office:value-type="float" office:value="-0.0000043512000000856" calcext:value-type="float">
            <text:p>-0,0000044</text:p>
          </table:table-cell>
        </table:table-row>
        <table:table-row table:style-name="ro1">
          <table:table-cell table:style-name="ce17" office:value-type="float" office:value="865" calcext:value-type="float">
            <text:p>865</text:p>
          </table:table-cell>
          <table:table-cell table:style-name="ce17"/>
          <table:table-cell table:style-name="ce18" office:value-type="float" office:value="5.441238476" calcext:value-type="float">
            <text:p>5,44E+00</text:p>
          </table:table-cell>
          <table:table-cell table:style-name="ce18" office:value-type="float" office:value="0.6660074853" calcext:value-type="float">
            <text:p>6,66E-01</text:p>
          </table:table-cell>
          <table:table-cell table:style-name="ce18" office:value-type="float" office:value="0.6660118674" calcext:value-type="float">
            <text:p>6,66E-01</text:p>
          </table:table-cell>
          <table:table-cell table:style-name="ce16" table:formula="of:=[.$D867]-[.$E867]" office:value-type="float" office:value="-0.00000438210000008876" calcext:value-type="float">
            <text:p>-0,0000044</text:p>
          </table:table-cell>
        </table:table-row>
        <table:table-row table:style-name="ro1">
          <table:table-cell table:style-name="ce17" office:value-type="float" office:value="866" calcext:value-type="float">
            <text:p>866</text:p>
          </table:table-cell>
          <table:table-cell table:style-name="ce17"/>
          <table:table-cell table:style-name="ce18" office:value-type="float" office:value="5.447521661" calcext:value-type="float">
            <text:p>5,45E+00</text:p>
          </table:table-cell>
          <table:table-cell table:style-name="ce18" office:value-type="float" office:value="0.6706811636" calcext:value-type="float">
            <text:p>6,71E-01</text:p>
          </table:table-cell>
          <table:table-cell table:style-name="ce18" office:value-type="float" office:value="0.6706855765" calcext:value-type="float">
            <text:p>6,71E-01</text:p>
          </table:table-cell>
          <table:table-cell table:style-name="ce16" table:formula="of:=[.$D868]-[.$E868]" office:value-type="float" office:value="-0.00000441289999997263" calcext:value-type="float">
            <text:p>-0,0000044</text:p>
          </table:table-cell>
        </table:table-row>
        <table:table-row table:style-name="ro1">
          <table:table-cell table:style-name="ce17" office:value-type="float" office:value="867" calcext:value-type="float">
            <text:p>867</text:p>
          </table:table-cell>
          <table:table-cell table:style-name="ce17"/>
          <table:table-cell table:style-name="ce18" office:value-type="float" office:value="5.453804847" calcext:value-type="float">
            <text:p>5,45E+00</text:p>
          </table:table-cell>
          <table:table-cell table:style-name="ce18" office:value-type="float" office:value="0.6753283646" calcext:value-type="float">
            <text:p>6,75E-01</text:p>
          </table:table-cell>
          <table:table-cell table:style-name="ce18" office:value-type="float" office:value="0.6753328081" calcext:value-type="float">
            <text:p>6,75E-01</text:p>
          </table:table-cell>
          <table:table-cell table:style-name="ce16" table:formula="of:=[.$D869]-[.$E869]" office:value-type="float" office:value="-0.000004443500000062" calcext:value-type="float">
            <text:p>-0,0000044</text:p>
          </table:table-cell>
        </table:table-row>
        <table:table-row table:style-name="ro1">
          <table:table-cell table:style-name="ce17" office:value-type="float" office:value="868" calcext:value-type="float">
            <text:p>868</text:p>
          </table:table-cell>
          <table:table-cell table:style-name="ce17"/>
          <table:table-cell table:style-name="ce18" office:value-type="float" office:value="5.460088032" calcext:value-type="float">
            <text:p>5,46E+00</text:p>
          </table:table-cell>
          <table:table-cell table:style-name="ce18" office:value-type="float" office:value="0.6799489048" calcext:value-type="float">
            <text:p>6,80E-01</text:p>
          </table:table-cell>
          <table:table-cell table:style-name="ce18" office:value-type="float" office:value="0.6799533787" calcext:value-type="float">
            <text:p>6,80E-01</text:p>
          </table:table-cell>
          <table:table-cell table:style-name="ce16" table:formula="of:=[.$D870]-[.$E870]" office:value-type="float" office:value="-0.00000447390000002379" calcext:value-type="float">
            <text:p>-0,0000045</text:p>
          </table:table-cell>
        </table:table-row>
        <table:table-row table:style-name="ro1">
          <table:table-cell table:style-name="ce17" office:value-type="float" office:value="869" calcext:value-type="float">
            <text:p>869</text:p>
          </table:table-cell>
          <table:table-cell table:style-name="ce17"/>
          <table:table-cell table:style-name="ce18" office:value-type="float" office:value="5.466371217" calcext:value-type="float">
            <text:p>5,47E+00</text:p>
          </table:table-cell>
          <table:table-cell table:style-name="ce18" office:value-type="float" office:value="0.6845426018" calcext:value-type="float">
            <text:p>6,85E-01</text:p>
          </table:table-cell>
          <table:table-cell table:style-name="ce18" office:value-type="float" office:value="0.6845471059" calcext:value-type="float">
            <text:p>6,85E-01</text:p>
          </table:table-cell>
          <table:table-cell table:style-name="ce16" table:formula="of:=[.$D871]-[.$E871]" office:value-type="float" office:value="-0.00000450409999996904" calcext:value-type="float">
            <text:p>-0,0000045</text:p>
          </table:table-cell>
        </table:table-row>
        <table:table-row table:style-name="ro1">
          <table:table-cell table:style-name="ce17" office:value-type="float" office:value="870" calcext:value-type="float">
            <text:p>870</text:p>
          </table:table-cell>
          <table:table-cell table:style-name="ce17"/>
          <table:table-cell table:style-name="ce18" office:value-type="float" office:value="5.472654403" calcext:value-type="float">
            <text:p>5,47E+00</text:p>
          </table:table-cell>
          <table:table-cell table:style-name="ce18" office:value-type="float" office:value="0.6891092742" calcext:value-type="float">
            <text:p>6,89E-01</text:p>
          </table:table-cell>
          <table:table-cell table:style-name="ce18" office:value-type="float" office:value="0.6891138084" calcext:value-type="float">
            <text:p>6,89E-01</text:p>
          </table:table-cell>
          <table:table-cell table:style-name="ce16" table:formula="of:=[.$D872]-[.$E872]" office:value-type="float" office:value="-0.00000453420000001703" calcext:value-type="float">
            <text:p>-0,0000045</text:p>
          </table:table-cell>
        </table:table-row>
        <table:table-row table:style-name="ro1">
          <table:table-cell table:style-name="ce17" office:value-type="float" office:value="871" calcext:value-type="float">
            <text:p>871</text:p>
          </table:table-cell>
          <table:table-cell table:style-name="ce17"/>
          <table:table-cell table:style-name="ce18" office:value-type="float" office:value="5.478937588" calcext:value-type="float">
            <text:p>5,48E+00</text:p>
          </table:table-cell>
          <table:table-cell table:style-name="ce18" office:value-type="float" office:value="0.6936487418" calcext:value-type="float">
            <text:p>6,94E-01</text:p>
          </table:table-cell>
          <table:table-cell table:style-name="ce18" office:value-type="float" office:value="0.6936533058" calcext:value-type="float">
            <text:p>6,94E-01</text:p>
          </table:table-cell>
          <table:table-cell table:style-name="ce16" table:formula="of:=[.$D873]-[.$E873]" office:value-type="float" office:value="-0.0000045640000000402" calcext:value-type="float">
            <text:p>-0,0000046</text:p>
          </table:table-cell>
        </table:table-row>
        <table:table-row table:style-name="ro1">
          <table:table-cell table:style-name="ce17" office:value-type="float" office:value="872" calcext:value-type="float">
            <text:p>872</text:p>
          </table:table-cell>
          <table:table-cell table:style-name="ce17"/>
          <table:table-cell table:style-name="ce18" office:value-type="float" office:value="5.485220773" calcext:value-type="float">
            <text:p>5,49E+00</text:p>
          </table:table-cell>
          <table:table-cell table:style-name="ce18" office:value-type="float" office:value="0.6981608253" calcext:value-type="float">
            <text:p>6,98E-01</text:p>
          </table:table-cell>
          <table:table-cell table:style-name="ce18" office:value-type="float" office:value="0.698165419" calcext:value-type="float">
            <text:p>6,98E-01</text:p>
          </table:table-cell>
          <table:table-cell table:style-name="ce16" table:formula="of:=[.$D874]-[.$E874]" office:value-type="float" office:value="-0.0000045937000000551" calcext:value-type="float">
            <text:p>-0,0000046</text:p>
          </table:table-cell>
        </table:table-row>
        <table:table-row table:style-name="ro1">
          <table:table-cell table:style-name="ce17" office:value-type="float" office:value="873" calcext:value-type="float">
            <text:p>873</text:p>
          </table:table-cell>
          <table:table-cell table:style-name="ce17"/>
          <table:table-cell table:style-name="ce18" office:value-type="float" office:value="5.491503958" calcext:value-type="float">
            <text:p>5,49E+00</text:p>
          </table:table-cell>
          <table:table-cell table:style-name="ce18" office:value-type="float" office:value="0.7026453466" calcext:value-type="float">
            <text:p>7,03E-01</text:p>
          </table:table-cell>
          <table:table-cell table:style-name="ce18" office:value-type="float" office:value="0.7026499698" calcext:value-type="float">
            <text:p>7,03E-01</text:p>
          </table:table-cell>
          <table:table-cell table:style-name="ce16" table:formula="of:=[.$D875]-[.$E875]" office:value-type="float" office:value="-0.00000462320000005345" calcext:value-type="float">
            <text:p>-0,0000046</text:p>
          </table:table-cell>
        </table:table-row>
        <table:table-row table:style-name="ro1">
          <table:table-cell table:style-name="ce17" office:value-type="float" office:value="874" calcext:value-type="float">
            <text:p>874</text:p>
          </table:table-cell>
          <table:table-cell table:style-name="ce17"/>
          <table:table-cell table:style-name="ce18" office:value-type="float" office:value="5.497787144" calcext:value-type="float">
            <text:p>5,50E+00</text:p>
          </table:table-cell>
          <table:table-cell table:style-name="ce18" office:value-type="float" office:value="0.7071021286" calcext:value-type="float">
            <text:p>7,07E-01</text:p>
          </table:table-cell>
          <table:table-cell table:style-name="ce18" office:value-type="float" office:value="0.7071067812" calcext:value-type="float">
            <text:p>7,07E-01</text:p>
          </table:table-cell>
          <table:table-cell table:style-name="ce16" table:formula="of:=[.$D876]-[.$E876]" office:value-type="float" office:value="-0.00000465260000004353" calcext:value-type="float">
            <text:p>-0,0000047</text:p>
          </table:table-cell>
        </table:table-row>
        <table:table-row table:style-name="ro1">
          <table:table-cell table:style-name="ce17" office:value-type="float" office:value="875" calcext:value-type="float">
            <text:p>875</text:p>
          </table:table-cell>
          <table:table-cell table:style-name="ce17"/>
          <table:table-cell table:style-name="ce18" office:value-type="float" office:value="5.504070329" calcext:value-type="float">
            <text:p>5,50E+00</text:p>
          </table:table-cell>
          <table:table-cell table:style-name="ce18" office:value-type="float" office:value="0.7115309955" calcext:value-type="float">
            <text:p>7,12E-01</text:p>
          </table:table-cell>
          <table:table-cell table:style-name="ce18" office:value-type="float" office:value="0.7115356772" calcext:value-type="float">
            <text:p>7,12E-01</text:p>
          </table:table-cell>
          <table:table-cell table:style-name="ce16" table:formula="of:=[.$D877]-[.$E877]" office:value-type="float" office:value="-0.00000468170000000878" calcext:value-type="float">
            <text:p>-0,0000047</text:p>
          </table:table-cell>
        </table:table-row>
        <table:table-row table:style-name="ro1">
          <table:table-cell table:style-name="ce17" office:value-type="float" office:value="876" calcext:value-type="float">
            <text:p>876</text:p>
          </table:table-cell>
          <table:table-cell table:style-name="ce17"/>
          <table:table-cell table:style-name="ce18" office:value-type="float" office:value="5.510353514" calcext:value-type="float">
            <text:p>5,51E+00</text:p>
          </table:table-cell>
          <table:table-cell table:style-name="ce18" office:value-type="float" office:value="0.7159317724" calcext:value-type="float">
            <text:p>7,16E-01</text:p>
          </table:table-cell>
          <table:table-cell table:style-name="ce18" office:value-type="float" office:value="0.715936483" calcext:value-type="float">
            <text:p>7,16E-01</text:p>
          </table:table-cell>
          <table:table-cell table:style-name="ce16" table:formula="of:=[.$D878]-[.$E878]" office:value-type="float" office:value="-0.00000471059999995749" calcext:value-type="float">
            <text:p>-0,0000047</text:p>
          </table:table-cell>
        </table:table-row>
        <table:table-row table:style-name="ro1">
          <table:table-cell table:style-name="ce17" office:value-type="float" office:value="877" calcext:value-type="float">
            <text:p>877</text:p>
          </table:table-cell>
          <table:table-cell table:style-name="ce17"/>
          <table:table-cell table:style-name="ce18" office:value-type="float" office:value="5.5166367" calcext:value-type="float">
            <text:p>5,52E+00</text:p>
          </table:table-cell>
          <table:table-cell table:style-name="ce18" office:value-type="float" office:value="0.7203042855" calcext:value-type="float">
            <text:p>7,20E-01</text:p>
          </table:table-cell>
          <table:table-cell table:style-name="ce18" office:value-type="float" office:value="0.7203090249" calcext:value-type="float">
            <text:p>7,20E-01</text:p>
          </table:table-cell>
          <table:table-cell table:style-name="ce16" table:formula="of:=[.$D879]-[.$E879]" office:value-type="float" office:value="-0.00000473940000000894" calcext:value-type="float">
            <text:p>-0,0000047</text:p>
          </table:table-cell>
        </table:table-row>
        <table:table-row table:style-name="ro1">
          <table:table-cell table:style-name="ce17" office:value-type="float" office:value="878" calcext:value-type="float">
            <text:p>878</text:p>
          </table:table-cell>
          <table:table-cell table:style-name="ce17"/>
          <table:table-cell table:style-name="ce18" office:value-type="float" office:value="5.522919885" calcext:value-type="float">
            <text:p>5,52E+00</text:p>
          </table:table-cell>
          <table:table-cell table:style-name="ce18" office:value-type="float" office:value="0.7246483622" calcext:value-type="float">
            <text:p>7,25E-01</text:p>
          </table:table-cell>
          <table:table-cell table:style-name="ce18" office:value-type="float" office:value="0.7246531302" calcext:value-type="float">
            <text:p>7,25E-01</text:p>
          </table:table-cell>
          <table:table-cell table:style-name="ce16" table:formula="of:=[.$D880]-[.$E880]" office:value-type="float" office:value="-0.00000476799999993283" calcext:value-type="float">
            <text:p>-0,0000048</text:p>
          </table:table-cell>
        </table:table-row>
        <table:table-row table:style-name="ro1">
          <table:table-cell table:style-name="ce17" office:value-type="float" office:value="879" calcext:value-type="float">
            <text:p>879</text:p>
          </table:table-cell>
          <table:table-cell table:style-name="ce17"/>
          <table:table-cell table:style-name="ce18" office:value-type="float" office:value="5.52920307" calcext:value-type="float">
            <text:p>5,53E+00</text:p>
          </table:table-cell>
          <table:table-cell table:style-name="ce18" office:value-type="float" office:value="0.728963831" calcext:value-type="float">
            <text:p>7,29E-01</text:p>
          </table:table-cell>
          <table:table-cell table:style-name="ce18" office:value-type="float" office:value="0.7289686274" calcext:value-type="float">
            <text:p>7,29E-01</text:p>
          </table:table-cell>
          <table:table-cell table:style-name="ce16" table:formula="of:=[.$D881]-[.$E881]" office:value-type="float" office:value="-0.00000479639999995118" calcext:value-type="float">
            <text:p>-0,0000048</text:p>
          </table:table-cell>
        </table:table-row>
        <table:table-row table:style-name="ro1">
          <table:table-cell table:style-name="ce17" office:value-type="float" office:value="880" calcext:value-type="float">
            <text:p>880</text:p>
          </table:table-cell>
          <table:table-cell table:style-name="ce17"/>
          <table:table-cell table:style-name="ce18" office:value-type="float" office:value="5.535486256" calcext:value-type="float">
            <text:p>5,54E+00</text:p>
          </table:table-cell>
          <table:table-cell table:style-name="ce18" office:value-type="float" office:value="0.7332505216" calcext:value-type="float">
            <text:p>7,33E-01</text:p>
          </table:table-cell>
          <table:table-cell table:style-name="ce18" office:value-type="float" office:value="0.7332553462" calcext:value-type="float">
            <text:p>7,33E-01</text:p>
          </table:table-cell>
          <table:table-cell table:style-name="ce16" table:formula="of:=[.$D882]-[.$E882]" office:value-type="float" office:value="-0.00000482459999995299" calcext:value-type="float">
            <text:p>-0,0000048</text:p>
          </table:table-cell>
        </table:table-row>
        <table:table-row table:style-name="ro1">
          <table:table-cell table:style-name="ce17" office:value-type="float" office:value="881" calcext:value-type="float">
            <text:p>881</text:p>
          </table:table-cell>
          <table:table-cell table:style-name="ce17"/>
          <table:table-cell table:style-name="ce18" office:value-type="float" office:value="5.541769441" calcext:value-type="float">
            <text:p>5,54E+00</text:p>
          </table:table-cell>
          <table:table-cell table:style-name="ce18" office:value-type="float" office:value="0.7375082647" calcext:value-type="float">
            <text:p>7,38E-01</text:p>
          </table:table-cell>
          <table:table-cell table:style-name="ce18" office:value-type="float" office:value="0.7375131174" calcext:value-type="float">
            <text:p>7,38E-01</text:p>
          </table:table-cell>
          <table:table-cell table:style-name="ce16" table:formula="of:=[.$D883]-[.$E883]" office:value-type="float" office:value="-0.00000485270000005755" calcext:value-type="float">
            <text:p>-0,0000049</text:p>
          </table:table-cell>
        </table:table-row>
        <table:table-row table:style-name="ro1">
          <table:table-cell table:style-name="ce17" office:value-type="float" office:value="882" calcext:value-type="float">
            <text:p>882</text:p>
          </table:table-cell>
          <table:table-cell table:style-name="ce17"/>
          <table:table-cell table:style-name="ce18" office:value-type="float" office:value="5.548052626" calcext:value-type="float">
            <text:p>5,55E+00</text:p>
          </table:table-cell>
          <table:table-cell table:style-name="ce18" office:value-type="float" office:value="0.7417368923" calcext:value-type="float">
            <text:p>7,42E-01</text:p>
          </table:table-cell>
          <table:table-cell table:style-name="ce18" office:value-type="float" office:value="0.7417417727" calcext:value-type="float">
            <text:p>7,42E-01</text:p>
          </table:table-cell>
          <table:table-cell table:style-name="ce16" table:formula="of:=[.$D884]-[.$E884]" office:value-type="float" office:value="-0.00000488040000001799" calcext:value-type="float">
            <text:p>-0,0000049</text:p>
          </table:table-cell>
        </table:table-row>
        <table:table-row table:style-name="ro1">
          <table:table-cell table:style-name="ce17" office:value-type="float" office:value="883" calcext:value-type="float">
            <text:p>883</text:p>
          </table:table-cell>
          <table:table-cell table:style-name="ce17"/>
          <table:table-cell table:style-name="ce18" office:value-type="float" office:value="5.554335812" calcext:value-type="float">
            <text:p>5,55E+00</text:p>
          </table:table-cell>
          <table:table-cell table:style-name="ce18" office:value-type="float" office:value="0.7459362373" calcext:value-type="float">
            <text:p>7,46E-01</text:p>
          </table:table-cell>
          <table:table-cell table:style-name="ce18" office:value-type="float" office:value="0.7459411454" calcext:value-type="float">
            <text:p>7,46E-01</text:p>
          </table:table-cell>
          <table:table-cell table:style-name="ce16" table:formula="of:=[.$D885]-[.$E885]" office:value-type="float" office:value="-0.00000490809999997843" calcext:value-type="float">
            <text:p>-0,0000049</text:p>
          </table:table-cell>
        </table:table-row>
        <table:table-row table:style-name="ro1">
          <table:table-cell table:style-name="ce17" office:value-type="float" office:value="884" calcext:value-type="float">
            <text:p>884</text:p>
          </table:table-cell>
          <table:table-cell table:style-name="ce17"/>
          <table:table-cell table:style-name="ce18" office:value-type="float" office:value="5.560618997" calcext:value-type="float">
            <text:p>5,56E+00</text:p>
          </table:table-cell>
          <table:table-cell table:style-name="ce18" office:value-type="float" office:value="0.7501061341" calcext:value-type="float">
            <text:p>7,50E-01</text:p>
          </table:table-cell>
          <table:table-cell table:style-name="ce18" office:value-type="float" office:value="0.7501110696" calcext:value-type="float">
            <text:p>7,50E-01</text:p>
          </table:table-cell>
          <table:table-cell table:style-name="ce16" table:formula="of:=[.$D886]-[.$E886]" office:value-type="float" office:value="-0.00000493550000002507" calcext:value-type="float">
            <text:p>-0,0000049</text:p>
          </table:table-cell>
        </table:table-row>
        <table:table-row table:style-name="ro1">
          <table:table-cell table:style-name="ce17" office:value-type="float" office:value="885" calcext:value-type="float">
            <text:p>885</text:p>
          </table:table-cell>
          <table:table-cell table:style-name="ce17"/>
          <table:table-cell table:style-name="ce18" office:value-type="float" office:value="5.566902182" calcext:value-type="float">
            <text:p>5,57E+00</text:p>
          </table:table-cell>
          <table:table-cell table:style-name="ce18" office:value-type="float" office:value="0.754246418" calcext:value-type="float">
            <text:p>7,54E-01</text:p>
          </table:table-cell>
          <table:table-cell table:style-name="ce18" office:value-type="float" office:value="0.7542513807" calcext:value-type="float">
            <text:p>7,54E-01</text:p>
          </table:table-cell>
          <table:table-cell table:style-name="ce16" table:formula="of:=[.$D887]-[.$E887]" office:value-type="float" office:value="-0.00000496269999994414" calcext:value-type="float">
            <text:p>-0,0000050</text:p>
          </table:table-cell>
        </table:table-row>
        <table:table-row table:style-name="ro1">
          <table:table-cell table:style-name="ce17" office:value-type="float" office:value="886" calcext:value-type="float">
            <text:p>886</text:p>
          </table:table-cell>
          <table:table-cell table:style-name="ce17"/>
          <table:table-cell table:style-name="ce18" office:value-type="float" office:value="5.573185367" calcext:value-type="float">
            <text:p>5,57E+00</text:p>
          </table:table-cell>
          <table:table-cell table:style-name="ce18" office:value-type="float" office:value="0.7583569255" calcext:value-type="float">
            <text:p>7,58E-01</text:p>
          </table:table-cell>
          <table:table-cell table:style-name="ce18" office:value-type="float" office:value="0.7583619153" calcext:value-type="float">
            <text:p>7,58E-01</text:p>
          </table:table-cell>
          <table:table-cell table:style-name="ce16" table:formula="of:=[.$D888]-[.$E888]" office:value-type="float" office:value="-0.00000498980000007698" calcext:value-type="float">
            <text:p>-0,0000050</text:p>
          </table:table-cell>
        </table:table-row>
        <table:table-row table:style-name="ro1">
          <table:table-cell table:style-name="ce17" office:value-type="float" office:value="887" calcext:value-type="float">
            <text:p>887</text:p>
          </table:table-cell>
          <table:table-cell table:style-name="ce17"/>
          <table:table-cell table:style-name="ce18" office:value-type="float" office:value="5.579468553" calcext:value-type="float">
            <text:p>5,58E+00</text:p>
          </table:table-cell>
          <table:table-cell table:style-name="ce18" office:value-type="float" office:value="0.7624374944" calcext:value-type="float">
            <text:p>7,62E-01</text:p>
          </table:table-cell>
          <table:table-cell table:style-name="ce18" office:value-type="float" office:value="0.762442511" calcext:value-type="float">
            <text:p>7,62E-01</text:p>
          </table:table-cell>
          <table:table-cell table:style-name="ce16" table:formula="of:=[.$D889]-[.$E889]" office:value-type="float" office:value="-0.00000501659999996296" calcext:value-type="float">
            <text:p>-0,0000050</text:p>
          </table:table-cell>
        </table:table-row>
        <table:table-row table:style-name="ro1">
          <table:table-cell table:style-name="ce17" office:value-type="float" office:value="888" calcext:value-type="float">
            <text:p>888</text:p>
          </table:table-cell>
          <table:table-cell table:style-name="ce17"/>
          <table:table-cell table:style-name="ce18" office:value-type="float" office:value="5.585751738" calcext:value-type="float">
            <text:p>5,59E+00</text:p>
          </table:table-cell>
          <table:table-cell table:style-name="ce18" office:value-type="float" office:value="0.7664879635" calcext:value-type="float">
            <text:p>7,66E-01</text:p>
          </table:table-cell>
          <table:table-cell table:style-name="ce18" office:value-type="float" office:value="0.7664930068" calcext:value-type="float">
            <text:p>7,66E-01</text:p>
          </table:table-cell>
          <table:table-cell table:style-name="ce16" table:formula="of:=[.$D890]-[.$E890]" office:value-type="float" office:value="-0.00000504329999995168" calcext:value-type="float">
            <text:p>-0,0000050</text:p>
          </table:table-cell>
        </table:table-row>
        <table:table-row table:style-name="ro1">
          <table:table-cell table:style-name="ce17" office:value-type="float" office:value="889" calcext:value-type="float">
            <text:p>889</text:p>
          </table:table-cell>
          <table:table-cell table:style-name="ce17"/>
          <table:table-cell table:style-name="ce18" office:value-type="float" office:value="5.592034923" calcext:value-type="float">
            <text:p>5,59E+00</text:p>
          </table:table-cell>
          <table:table-cell table:style-name="ce18" office:value-type="float" office:value="0.770508173" calcext:value-type="float">
            <text:p>7,71E-01</text:p>
          </table:table-cell>
          <table:table-cell table:style-name="ce18" office:value-type="float" office:value="0.7705132428" calcext:value-type="float">
            <text:p>7,71E-01</text:p>
          </table:table-cell>
          <table:table-cell table:style-name="ce16" table:formula="of:=[.$D891]-[.$E891]" office:value-type="float" office:value="-0.00000506979999992385" calcext:value-type="float">
            <text:p>-0,0000051</text:p>
          </table:table-cell>
        </table:table-row>
        <table:table-row table:style-name="ro1">
          <table:table-cell table:style-name="ce17" office:value-type="float" office:value="890" calcext:value-type="float">
            <text:p>890</text:p>
          </table:table-cell>
          <table:table-cell table:style-name="ce17"/>
          <table:table-cell table:style-name="ce18" office:value-type="float" office:value="5.598318109" calcext:value-type="float">
            <text:p>5,60E+00</text:p>
          </table:table-cell>
          <table:table-cell table:style-name="ce18" office:value-type="float" office:value="0.7744979642" calcext:value-type="float">
            <text:p>7,74E-01</text:p>
          </table:table-cell>
          <table:table-cell table:style-name="ce18" office:value-type="float" office:value="0.7745030602" calcext:value-type="float">
            <text:p>7,75E-01</text:p>
          </table:table-cell>
          <table:table-cell table:style-name="ce16" table:formula="of:=[.$D892]-[.$E892]" office:value-type="float" office:value="-0.00000509599999998223" calcext:value-type="float">
            <text:p>-0,0000051</text:p>
          </table:table-cell>
        </table:table-row>
        <table:table-row table:style-name="ro1">
          <table:table-cell table:style-name="ce17" office:value-type="float" office:value="891" calcext:value-type="float">
            <text:p>891</text:p>
          </table:table-cell>
          <table:table-cell table:style-name="ce17"/>
          <table:table-cell table:style-name="ce18" office:value-type="float" office:value="5.604601294" calcext:value-type="float">
            <text:p>5,60E+00</text:p>
          </table:table-cell>
          <table:table-cell table:style-name="ce18" office:value-type="float" office:value="0.7784571795" calcext:value-type="float">
            <text:p>7,78E-01</text:p>
          </table:table-cell>
          <table:table-cell table:style-name="ce18" office:value-type="float" office:value="0.7784623016" calcext:value-type="float">
            <text:p>7,78E-01</text:p>
          </table:table-cell>
          <table:table-cell table:style-name="ce16" table:formula="of:=[.$D893]-[.$E893]" office:value-type="float" office:value="-0.00000512210000003233" calcext:value-type="float">
            <text:p>-0,0000051</text:p>
          </table:table-cell>
        </table:table-row>
        <table:table-row table:style-name="ro1">
          <table:table-cell table:style-name="ce17" office:value-type="float" office:value="892" calcext:value-type="float">
            <text:p>892</text:p>
          </table:table-cell>
          <table:table-cell table:style-name="ce17"/>
          <table:table-cell table:style-name="ce18" office:value-type="float" office:value="5.610884479" calcext:value-type="float">
            <text:p>5,61E+00</text:p>
          </table:table-cell>
          <table:table-cell table:style-name="ce18" office:value-type="float" office:value="0.7823856627" calcext:value-type="float">
            <text:p>7,82E-01</text:p>
          </table:table-cell>
          <table:table-cell table:style-name="ce18" office:value-type="float" office:value="0.7823908106" calcext:value-type="float">
            <text:p>7,82E-01</text:p>
          </table:table-cell>
          <table:table-cell table:style-name="ce16" table:formula="of:=[.$D894]-[.$E894]" office:value-type="float" office:value="-0.0000051479000000576" calcext:value-type="float">
            <text:p>-0,0000051</text:p>
          </table:table-cell>
        </table:table-row>
        <table:table-row table:style-name="ro1">
          <table:table-cell table:style-name="ce17" office:value-type="float" office:value="893" calcext:value-type="float">
            <text:p>893</text:p>
          </table:table-cell>
          <table:table-cell table:style-name="ce17"/>
          <table:table-cell table:style-name="ce18" office:value-type="float" office:value="5.617167665" calcext:value-type="float">
            <text:p>5,62E+00</text:p>
          </table:table-cell>
          <table:table-cell table:style-name="ce18" office:value-type="float" office:value="0.7862832586" calcext:value-type="float">
            <text:p>7,86E-01</text:p>
          </table:table-cell>
          <table:table-cell table:style-name="ce18" office:value-type="float" office:value="0.7862884321" calcext:value-type="float">
            <text:p>7,86E-01</text:p>
          </table:table-cell>
          <table:table-cell table:style-name="ce16" table:formula="of:=[.$D895]-[.$E895]" office:value-type="float" office:value="-0.00000517349999995531" calcext:value-type="float">
            <text:p>-0,0000052</text:p>
          </table:table-cell>
        </table:table-row>
        <table:table-row table:style-name="ro1">
          <table:table-cell table:style-name="ce17" office:value-type="float" office:value="894" calcext:value-type="float">
            <text:p>894</text:p>
          </table:table-cell>
          <table:table-cell table:style-name="ce17"/>
          <table:table-cell table:style-name="ce18" office:value-type="float" office:value="5.62345085" calcext:value-type="float">
            <text:p>5,62E+00</text:p>
          </table:table-cell>
          <table:table-cell table:style-name="ce18" office:value-type="float" office:value="0.7901498134" calcext:value-type="float">
            <text:p>7,90E-01</text:p>
          </table:table-cell>
          <table:table-cell table:style-name="ce18" office:value-type="float" office:value="0.7901550124" calcext:value-type="float">
            <text:p>7,90E-01</text:p>
          </table:table-cell>
          <table:table-cell table:style-name="ce16" table:formula="of:=[.$D896]-[.$E896]" office:value-type="float" office:value="-0.00000519900000006679" calcext:value-type="float">
            <text:p>-0,0000052</text:p>
          </table:table-cell>
        </table:table-row>
        <table:table-row table:style-name="ro1">
          <table:table-cell table:style-name="ce17" office:value-type="float" office:value="895" calcext:value-type="float">
            <text:p>895</text:p>
          </table:table-cell>
          <table:table-cell table:style-name="ce17"/>
          <table:table-cell table:style-name="ce18" office:value-type="float" office:value="5.629734035" calcext:value-type="float">
            <text:p>5,63E+00</text:p>
          </table:table-cell>
          <table:table-cell table:style-name="ce18" office:value-type="float" office:value="0.7939851744" calcext:value-type="float">
            <text:p>7,94E-01</text:p>
          </table:table-cell>
          <table:table-cell table:style-name="ce18" office:value-type="float" office:value="0.7939903986" calcext:value-type="float">
            <text:p>7,94E-01</text:p>
          </table:table-cell>
          <table:table-cell table:style-name="ce16" table:formula="of:=[.$D897]-[.$E897]" office:value-type="float" office:value="-0.0000052241999999314" calcext:value-type="float">
            <text:p>-0,0000052</text:p>
          </table:table-cell>
        </table:table-row>
        <table:table-row table:style-name="ro1">
          <table:table-cell table:style-name="ce17" office:value-type="float" office:value="896" calcext:value-type="float">
            <text:p>896</text:p>
          </table:table-cell>
          <table:table-cell table:style-name="ce17"/>
          <table:table-cell table:style-name="ce18" office:value-type="float" office:value="5.636017221" calcext:value-type="float">
            <text:p>5,64E+00</text:p>
          </table:table-cell>
          <table:table-cell table:style-name="ce18" office:value-type="float" office:value="0.7977891903" calcext:value-type="float">
            <text:p>7,98E-01</text:p>
          </table:table-cell>
          <table:table-cell table:style-name="ce18" office:value-type="float" office:value="0.7977944395" calcext:value-type="float">
            <text:p>7,98E-01</text:p>
          </table:table-cell>
          <table:table-cell table:style-name="ce16" table:formula="of:=[.$D898]-[.$E898]" office:value-type="float" office:value="-0.00000524920000000151" calcext:value-type="float">
            <text:p>-0,0000052</text:p>
          </table:table-cell>
        </table:table-row>
        <table:table-row table:style-name="ro1">
          <table:table-cell table:style-name="ce17" office:value-type="float" office:value="897" calcext:value-type="float">
            <text:p>897</text:p>
          </table:table-cell>
          <table:table-cell table:style-name="ce17"/>
          <table:table-cell table:style-name="ce18" office:value-type="float" office:value="5.642300406" calcext:value-type="float">
            <text:p>5,64E+00</text:p>
          </table:table-cell>
          <table:table-cell table:style-name="ce18" office:value-type="float" office:value="0.8015617108" calcext:value-type="float">
            <text:p>8,02E-01</text:p>
          </table:table-cell>
          <table:table-cell table:style-name="ce18" office:value-type="float" office:value="0.8015669849" calcext:value-type="float">
            <text:p>8,02E-01</text:p>
          </table:table-cell>
          <table:table-cell table:style-name="ce16" table:formula="of:=[.$D899]-[.$E899]" office:value-type="float" office:value="-0.00000527409999995232" calcext:value-type="float">
            <text:p>-0,0000053</text:p>
          </table:table-cell>
        </table:table-row>
        <table:table-row table:style-name="ro1">
          <table:table-cell table:style-name="ce17" office:value-type="float" office:value="898" calcext:value-type="float">
            <text:p>898</text:p>
          </table:table-cell>
          <table:table-cell table:style-name="ce17"/>
          <table:table-cell table:style-name="ce18" office:value-type="float" office:value="5.648583591" calcext:value-type="float">
            <text:p>5,65E+00</text:p>
          </table:table-cell>
          <table:table-cell table:style-name="ce18" office:value-type="float" office:value="0.805302587" calcext:value-type="float">
            <text:p>8,05E-01</text:p>
          </table:table-cell>
          <table:table-cell table:style-name="ce18" office:value-type="float" office:value="0.8053078857" calcext:value-type="float">
            <text:p>8,05E-01</text:p>
          </table:table-cell>
          <table:table-cell table:style-name="ce16" table:formula="of:=[.$D900]-[.$E900]" office:value-type="float" office:value="-0.00000529869999998933" calcext:value-type="float">
            <text:p>-0,0000053</text:p>
          </table:table-cell>
        </table:table-row>
        <table:table-row table:style-name="ro1">
          <table:table-cell table:style-name="ce17" office:value-type="float" office:value="899" calcext:value-type="float">
            <text:p>899</text:p>
          </table:table-cell>
          <table:table-cell table:style-name="ce17"/>
          <table:table-cell table:style-name="ce18" office:value-type="float" office:value="5.654866776" calcext:value-type="float">
            <text:p>5,65E+00</text:p>
          </table:table-cell>
          <table:table-cell table:style-name="ce18" office:value-type="float" office:value="0.8090116713" calcext:value-type="float">
            <text:p>8,09E-01</text:p>
          </table:table-cell>
          <table:table-cell table:style-name="ce18" office:value-type="float" office:value="0.8090169944" calcext:value-type="float">
            <text:p>8,09E-01</text:p>
          </table:table-cell>
          <table:table-cell table:style-name="ce16" table:formula="of:=[.$D901]-[.$E901]" office:value-type="float" office:value="-0.0000053231000000098" calcext:value-type="float">
            <text:p>-0,0000053</text:p>
          </table:table-cell>
        </table:table-row>
        <table:table-row table:style-name="ro1">
          <table:table-cell table:style-name="ce17" office:value-type="float" office:value="900" calcext:value-type="float">
            <text:p>900</text:p>
          </table:table-cell>
          <table:table-cell table:style-name="ce17"/>
          <table:table-cell table:style-name="ce18" office:value-type="float" office:value="5.661149962" calcext:value-type="float">
            <text:p>5,66E+00</text:p>
          </table:table-cell>
          <table:table-cell table:style-name="ce18" office:value-type="float" office:value="0.8126888171" calcext:value-type="float">
            <text:p>8,13E-01</text:p>
          </table:table-cell>
          <table:table-cell table:style-name="ce18" office:value-type="float" office:value="0.8126941644" calcext:value-type="float">
            <text:p>8,13E-01</text:p>
          </table:table-cell>
          <table:table-cell table:style-name="ce16" table:formula="of:=[.$D902]-[.$E902]" office:value-type="float" office:value="-0.00000534729999990269" calcext:value-type="float">
            <text:p>-0,0000053</text:p>
          </table:table-cell>
        </table:table-row>
        <table:table-row table:style-name="ro1">
          <table:table-cell table:style-name="ce17" office:value-type="float" office:value="901" calcext:value-type="float">
            <text:p>901</text:p>
          </table:table-cell>
          <table:table-cell table:style-name="ce17"/>
          <table:table-cell table:style-name="ce18" office:value-type="float" office:value="5.667433147" calcext:value-type="float">
            <text:p>5,67E+00</text:p>
          </table:table-cell>
          <table:table-cell table:style-name="ce18" office:value-type="float" office:value="0.8163338794" calcext:value-type="float">
            <text:p>8,16E-01</text:p>
          </table:table-cell>
          <table:table-cell table:style-name="ce18" office:value-type="float" office:value="0.8163392507" calcext:value-type="float">
            <text:p>8,16E-01</text:p>
          </table:table-cell>
          <table:table-cell table:style-name="ce16" table:formula="of:=[.$D903]-[.$E903]" office:value-type="float" office:value="-0.00000537130000000108" calcext:value-type="float">
            <text:p>-0,0000054</text:p>
          </table:table-cell>
        </table:table-row>
        <table:table-row table:style-name="ro1">
          <table:table-cell table:style-name="ce17" office:value-type="float" office:value="902" calcext:value-type="float">
            <text:p>902</text:p>
          </table:table-cell>
          <table:table-cell table:style-name="ce17"/>
          <table:table-cell table:style-name="ce18" office:value-type="float" office:value="5.673716332" calcext:value-type="float">
            <text:p>5,67E+00</text:p>
          </table:table-cell>
          <table:table-cell table:style-name="ce18" office:value-type="float" office:value="0.8199467143" calcext:value-type="float">
            <text:p>8,20E-01</text:p>
          </table:table-cell>
          <table:table-cell table:style-name="ce18" office:value-type="float" office:value="0.8199521093" calcext:value-type="float">
            <text:p>8,20E-01</text:p>
          </table:table-cell>
          <table:table-cell table:style-name="ce16" table:formula="of:=[.$D904]-[.$E904]" office:value-type="float" office:value="-0.00000539500000007465" calcext:value-type="float">
            <text:p>-0,0000054</text:p>
          </table:table-cell>
        </table:table-row>
        <table:table-row table:style-name="ro1">
          <table:table-cell table:style-name="ce17" office:value-type="float" office:value="903" calcext:value-type="float">
            <text:p>903</text:p>
          </table:table-cell>
          <table:table-cell table:style-name="ce17"/>
          <table:table-cell table:style-name="ce18" office:value-type="float" office:value="5.679999518" calcext:value-type="float">
            <text:p>5,68E+00</text:p>
          </table:table-cell>
          <table:table-cell table:style-name="ce18" office:value-type="float" office:value="0.823527179" calcext:value-type="float">
            <text:p>8,24E-01</text:p>
          </table:table-cell>
          <table:table-cell table:style-name="ce18" office:value-type="float" office:value="0.8235325976" calcext:value-type="float">
            <text:p>8,24E-01</text:p>
          </table:table-cell>
          <table:table-cell table:style-name="ce16" table:formula="of:=[.$D905]-[.$E905]" office:value-type="float" office:value="-0.00000541860000002892" calcext:value-type="float">
            <text:p>-0,0000054</text:p>
          </table:table-cell>
        </table:table-row>
        <table:table-row table:style-name="ro1">
          <table:table-cell table:style-name="ce17" office:value-type="float" office:value="904" calcext:value-type="float">
            <text:p>904</text:p>
          </table:table-cell>
          <table:table-cell table:style-name="ce17"/>
          <table:table-cell table:style-name="ce18" office:value-type="float" office:value="5.686282703" calcext:value-type="float">
            <text:p>5,69E+00</text:p>
          </table:table-cell>
          <table:table-cell table:style-name="ce18" office:value-type="float" office:value="0.8270751323" calcext:value-type="float">
            <text:p>8,27E-01</text:p>
          </table:table-cell>
          <table:table-cell table:style-name="ce18" office:value-type="float" office:value="0.8270805743" calcext:value-type="float">
            <text:p>8,27E-01</text:p>
          </table:table-cell>
          <table:table-cell table:style-name="ce16" table:formula="of:=[.$D906]-[.$E906]" office:value-type="float" office:value="-0.00000544199999996664" calcext:value-type="float">
            <text:p>-0,0000054</text:p>
          </table:table-cell>
        </table:table-row>
        <table:table-row table:style-name="ro1">
          <table:table-cell table:style-name="ce17" office:value-type="float" office:value="905" calcext:value-type="float">
            <text:p>905</text:p>
          </table:table-cell>
          <table:table-cell table:style-name="ce17"/>
          <table:table-cell table:style-name="ce18" office:value-type="float" office:value="5.692565888" calcext:value-type="float">
            <text:p>5,69E+00</text:p>
          </table:table-cell>
          <table:table-cell table:style-name="ce18" office:value-type="float" office:value="0.8305904341" calcext:value-type="float">
            <text:p>8,31E-01</text:p>
          </table:table-cell>
          <table:table-cell table:style-name="ce18" office:value-type="float" office:value="0.8305958992" calcext:value-type="float">
            <text:p>8,31E-01</text:p>
          </table:table-cell>
          <table:table-cell table:style-name="ce16" table:formula="of:=[.$D907]-[.$E907]" office:value-type="float" office:value="-0.00000546509999999056" calcext:value-type="float">
            <text:p>-0,0000055</text:p>
          </table:table-cell>
        </table:table-row>
        <table:table-row table:style-name="ro1">
          <table:table-cell table:style-name="ce17" office:value-type="float" office:value="906" calcext:value-type="float">
            <text:p>906</text:p>
          </table:table-cell>
          <table:table-cell table:style-name="ce17"/>
          <table:table-cell table:style-name="ce18" office:value-type="float" office:value="5.698849074" calcext:value-type="float">
            <text:p>5,70E+00</text:p>
          </table:table-cell>
          <table:table-cell table:style-name="ce18" office:value-type="float" office:value="0.8340729456" calcext:value-type="float">
            <text:p>8,34E-01</text:p>
          </table:table-cell>
          <table:table-cell table:style-name="ce18" office:value-type="float" office:value="0.8340784336" calcext:value-type="float">
            <text:p>8,34E-01</text:p>
          </table:table-cell>
          <table:table-cell table:style-name="ce16" table:formula="of:=[.$D908]-[.$E908]" office:value-type="float" office:value="-0.00000548799999999794" calcext:value-type="float">
            <text:p>-0,0000055</text:p>
          </table:table-cell>
        </table:table-row>
        <table:table-row table:style-name="ro1">
          <table:table-cell table:style-name="ce17" office:value-type="float" office:value="907" calcext:value-type="float">
            <text:p>907</text:p>
          </table:table-cell>
          <table:table-cell table:style-name="ce17"/>
          <table:table-cell table:style-name="ce18" office:value-type="float" office:value="5.705132259" calcext:value-type="float">
            <text:p>5,71E+00</text:p>
          </table:table-cell>
          <table:table-cell table:style-name="ce18" office:value-type="float" office:value="0.8375225293" calcext:value-type="float">
            <text:p>8,38E-01</text:p>
          </table:table-cell>
          <table:table-cell table:style-name="ce18" office:value-type="float" office:value="0.83752804" calcext:value-type="float">
            <text:p>8,38E-01</text:p>
          </table:table-cell>
          <table:table-cell table:style-name="ce16" table:formula="of:=[.$D909]-[.$E909]" office:value-type="float" office:value="-0.00000551069999998877" calcext:value-type="float">
            <text:p>-0,0000055</text:p>
          </table:table-cell>
        </table:table-row>
        <table:table-row table:style-name="ro1">
          <table:table-cell table:style-name="ce17" office:value-type="float" office:value="908" calcext:value-type="float">
            <text:p>908</text:p>
          </table:table-cell>
          <table:table-cell table:style-name="ce17"/>
          <table:table-cell table:style-name="ce18" office:value-type="float" office:value="5.711415444" calcext:value-type="float">
            <text:p>5,71E+00</text:p>
          </table:table-cell>
          <table:table-cell table:style-name="ce18" office:value-type="float" office:value="0.8409390491" calcext:value-type="float">
            <text:p>8,41E-01</text:p>
          </table:table-cell>
          <table:table-cell table:style-name="ce18" office:value-type="float" office:value="0.8409445823" calcext:value-type="float">
            <text:p>8,41E-01</text:p>
          </table:table-cell>
          <table:table-cell table:style-name="ce16" table:formula="of:=[.$D910]-[.$E910]" office:value-type="float" office:value="-0.00000553319999996305" calcext:value-type="float">
            <text:p>-0,0000055</text:p>
          </table:table-cell>
        </table:table-row>
        <table:table-row table:style-name="ro1">
          <table:table-cell table:style-name="ce17" office:value-type="float" office:value="909" calcext:value-type="float">
            <text:p>909</text:p>
          </table:table-cell>
          <table:table-cell table:style-name="ce17"/>
          <table:table-cell table:style-name="ce18" office:value-type="float" office:value="5.71769863" calcext:value-type="float">
            <text:p>5,72E+00</text:p>
          </table:table-cell>
          <table:table-cell table:style-name="ce18" office:value-type="float" office:value="0.8443223701" calcext:value-type="float">
            <text:p>8,44E-01</text:p>
          </table:table-cell>
          <table:table-cell table:style-name="ce18" office:value-type="float" office:value="0.8443279255" calcext:value-type="float">
            <text:p>8,44E-01</text:p>
          </table:table-cell>
          <table:table-cell table:style-name="ce16" table:formula="of:=[.$D911]-[.$E911]" office:value-type="float" office:value="-0.00000555540000002353" calcext:value-type="float">
            <text:p>-0,0000056</text:p>
          </table:table-cell>
        </table:table-row>
        <table:table-row table:style-name="ro1">
          <table:table-cell table:style-name="ce17" office:value-type="float" office:value="910" calcext:value-type="float">
            <text:p>910</text:p>
          </table:table-cell>
          <table:table-cell table:style-name="ce17"/>
          <table:table-cell table:style-name="ce18" office:value-type="float" office:value="5.723981815" calcext:value-type="float">
            <text:p>5,72E+00</text:p>
          </table:table-cell>
          <table:table-cell table:style-name="ce18" office:value-type="float" office:value="0.8476723586" calcext:value-type="float">
            <text:p>8,48E-01</text:p>
          </table:table-cell>
          <table:table-cell table:style-name="ce18" office:value-type="float" office:value="0.8476779361" calcext:value-type="float">
            <text:p>8,48E-01</text:p>
          </table:table-cell>
          <table:table-cell table:style-name="ce16" table:formula="of:=[.$D912]-[.$E912]" office:value-type="float" office:value="-0.00000557750000007573" calcext:value-type="float">
            <text:p>-0,0000056</text:p>
          </table:table-cell>
        </table:table-row>
        <table:table-row table:style-name="ro1">
          <table:table-cell table:style-name="ce17" office:value-type="float" office:value="911" calcext:value-type="float">
            <text:p>911</text:p>
          </table:table-cell>
          <table:table-cell table:style-name="ce17"/>
          <table:table-cell table:style-name="ce18" office:value-type="float" office:value="5.730265" calcext:value-type="float">
            <text:p>5,73E+00</text:p>
          </table:table-cell>
          <table:table-cell table:style-name="ce18" office:value-type="float" office:value="0.8509888825" calcext:value-type="float">
            <text:p>8,51E-01</text:p>
          </table:table-cell>
          <table:table-cell table:style-name="ce18" office:value-type="float" office:value="0.8509944818" calcext:value-type="float">
            <text:p>8,51E-01</text:p>
          </table:table-cell>
          <table:table-cell table:style-name="ce16" table:formula="of:=[.$D913]-[.$E913]" office:value-type="float" office:value="-0.00000559929999999209" calcext:value-type="float">
            <text:p>-0,0000056</text:p>
          </table:table-cell>
        </table:table-row>
        <table:table-row table:style-name="ro1">
          <table:table-cell table:style-name="ce17" office:value-type="float" office:value="912" calcext:value-type="float">
            <text:p>912</text:p>
          </table:table-cell>
          <table:table-cell table:style-name="ce17"/>
          <table:table-cell table:style-name="ce18" office:value-type="float" office:value="5.736548185" calcext:value-type="float">
            <text:p>5,74E+00</text:p>
          </table:table-cell>
          <table:table-cell table:style-name="ce18" office:value-type="float" office:value="0.8542718108" calcext:value-type="float">
            <text:p>8,54E-01</text:p>
          </table:table-cell>
          <table:table-cell table:style-name="ce18" office:value-type="float" office:value="0.8542774317" calcext:value-type="float">
            <text:p>8,54E-01</text:p>
          </table:table-cell>
          <table:table-cell table:style-name="ce16" table:formula="of:=[.$D914]-[.$E914]" office:value-type="float" office:value="-0.00000562090000000293" calcext:value-type="float">
            <text:p>-0,0000056</text:p>
          </table:table-cell>
        </table:table-row>
        <table:table-row table:style-name="ro1">
          <table:table-cell table:style-name="ce17" office:value-type="float" office:value="913" calcext:value-type="float">
            <text:p>913</text:p>
          </table:table-cell>
          <table:table-cell table:style-name="ce17"/>
          <table:table-cell table:style-name="ce18" office:value-type="float" office:value="5.742831371" calcext:value-type="float">
            <text:p>5,74E+00</text:p>
          </table:table-cell>
          <table:table-cell table:style-name="ce18" office:value-type="float" office:value="0.8575210139" calcext:value-type="float">
            <text:p>8,58E-01</text:p>
          </table:table-cell>
          <table:table-cell table:style-name="ce18" office:value-type="float" office:value="0.8575266562" calcext:value-type="float">
            <text:p>8,58E-01</text:p>
          </table:table-cell>
          <table:table-cell table:style-name="ce16" table:formula="of:=[.$D915]-[.$E915]" office:value-type="float" office:value="-0.00000564229999999721" calcext:value-type="float">
            <text:p>-0,0000056</text:p>
          </table:table-cell>
        </table:table-row>
        <table:table-row table:style-name="ro1">
          <table:table-cell table:style-name="ce17" office:value-type="float" office:value="914" calcext:value-type="float">
            <text:p>914</text:p>
          </table:table-cell>
          <table:table-cell table:style-name="ce17"/>
          <table:table-cell table:style-name="ce18" office:value-type="float" office:value="5.749114556" calcext:value-type="float">
            <text:p>5,75E+00</text:p>
          </table:table-cell>
          <table:table-cell table:style-name="ce18" office:value-type="float" office:value="0.8607363636" calcext:value-type="float">
            <text:p>8,61E-01</text:p>
          </table:table-cell>
          <table:table-cell table:style-name="ce18" office:value-type="float" office:value="0.860742027" calcext:value-type="float">
            <text:p>8,61E-01</text:p>
          </table:table-cell>
          <table:table-cell table:style-name="ce16" table:formula="of:=[.$D916]-[.$E916]" office:value-type="float" office:value="-0.00000566339999996668" calcext:value-type="float">
            <text:p>-0,0000057</text:p>
          </table:table-cell>
        </table:table-row>
        <table:table-row table:style-name="ro1">
          <table:table-cell table:style-name="ce17" office:value-type="float" office:value="915" calcext:value-type="float">
            <text:p>915</text:p>
          </table:table-cell>
          <table:table-cell table:style-name="ce17"/>
          <table:table-cell table:style-name="ce18" office:value-type="float" office:value="5.755397741" calcext:value-type="float">
            <text:p>5,76E+00</text:p>
          </table:table-cell>
          <table:table-cell table:style-name="ce18" office:value-type="float" office:value="0.8639177328" calcext:value-type="float">
            <text:p>8,64E-01</text:p>
          </table:table-cell>
          <table:table-cell table:style-name="ce18" office:value-type="float" office:value="0.8639234172" calcext:value-type="float">
            <text:p>8,64E-01</text:p>
          </table:table-cell>
          <table:table-cell table:style-name="ce16" table:formula="of:=[.$D917]-[.$E917]" office:value-type="float" office:value="-0.00000568439999992787" calcext:value-type="float">
            <text:p>-0,0000057</text:p>
          </table:table-cell>
        </table:table-row>
        <table:table-row table:style-name="ro1">
          <table:table-cell table:style-name="ce17" office:value-type="float" office:value="916" calcext:value-type="float">
            <text:p>916</text:p>
          </table:table-cell>
          <table:table-cell table:style-name="ce17"/>
          <table:table-cell table:style-name="ce18" office:value-type="float" office:value="5.761680927" calcext:value-type="float">
            <text:p>5,76E+00</text:p>
          </table:table-cell>
          <table:table-cell table:style-name="ce18" office:value-type="float" office:value="0.8670649961" calcext:value-type="float">
            <text:p>8,67E-01</text:p>
          </table:table-cell>
          <table:table-cell table:style-name="ce18" office:value-type="float" office:value="0.8670707012" calcext:value-type="float">
            <text:p>8,67E-01</text:p>
          </table:table-cell>
          <table:table-cell table:style-name="ce16" table:formula="of:=[.$D918]-[.$E918]" office:value-type="float" office:value="-0.00000570510000008628" calcext:value-type="float">
            <text:p>-0,0000057</text:p>
          </table:table-cell>
        </table:table-row>
        <table:table-row table:style-name="ro1">
          <table:table-cell table:style-name="ce17" office:value-type="float" office:value="917" calcext:value-type="float">
            <text:p>917</text:p>
          </table:table-cell>
          <table:table-cell table:style-name="ce17"/>
          <table:table-cell table:style-name="ce18" office:value-type="float" office:value="5.767964112" calcext:value-type="float">
            <text:p>5,77E+00</text:p>
          </table:table-cell>
          <table:table-cell table:style-name="ce18" office:value-type="float" office:value="0.8701780291" calcext:value-type="float">
            <text:p>8,70E-01</text:p>
          </table:table-cell>
          <table:table-cell table:style-name="ce18" office:value-type="float" office:value="0.8701837547" calcext:value-type="float">
            <text:p>8,70E-01</text:p>
          </table:table-cell>
          <table:table-cell table:style-name="ce16" table:formula="of:=[.$D919]-[.$E919]" office:value-type="float" office:value="-0.00000572559999989508" calcext:value-type="float">
            <text:p>-0,0000057</text:p>
          </table:table-cell>
        </table:table-row>
        <table:table-row table:style-name="ro1">
          <table:table-cell table:style-name="ce17" office:value-type="float" office:value="918" calcext:value-type="float">
            <text:p>918</text:p>
          </table:table-cell>
          <table:table-cell table:style-name="ce17"/>
          <table:table-cell table:style-name="ce18" office:value-type="float" office:value="5.774247297" calcext:value-type="float">
            <text:p>5,77E+00</text:p>
          </table:table-cell>
          <table:table-cell table:style-name="ce18" office:value-type="float" office:value="0.873256709" calcext:value-type="float">
            <text:p>8,73E-01</text:p>
          </table:table-cell>
          <table:table-cell table:style-name="ce18" office:value-type="float" office:value="0.8732624548" calcext:value-type="float">
            <text:p>8,73E-01</text:p>
          </table:table-cell>
          <table:table-cell table:style-name="ce16" table:formula="of:=[.$D920]-[.$E920]" office:value-type="float" office:value="-0.0000057457999999011" calcext:value-type="float">
            <text:p>-0,0000057</text:p>
          </table:table-cell>
        </table:table-row>
        <table:table-row table:style-name="ro1">
          <table:table-cell table:style-name="ce17" office:value-type="float" office:value="919" calcext:value-type="float">
            <text:p>919</text:p>
          </table:table-cell>
          <table:table-cell table:style-name="ce17"/>
          <table:table-cell table:style-name="ce18" office:value-type="float" office:value="5.780530483" calcext:value-type="float">
            <text:p>5,78E+00</text:p>
          </table:table-cell>
          <table:table-cell table:style-name="ce18" office:value-type="float" office:value="0.8763009142" calcext:value-type="float">
            <text:p>8,76E-01</text:p>
          </table:table-cell>
          <table:table-cell table:style-name="ce18" office:value-type="float" office:value="0.87630668" calcext:value-type="float">
            <text:p>8,76E-01</text:p>
          </table:table-cell>
          <table:table-cell table:style-name="ce16" table:formula="of:=[.$D921]-[.$E921]" office:value-type="float" office:value="-0.0000057658000000016" calcext:value-type="float">
            <text:p>-0,0000058</text:p>
          </table:table-cell>
        </table:table-row>
        <table:table-row table:style-name="ro1">
          <table:table-cell table:style-name="ce17" office:value-type="float" office:value="920" calcext:value-type="float">
            <text:p>920</text:p>
          </table:table-cell>
          <table:table-cell table:style-name="ce17"/>
          <table:table-cell table:style-name="ce18" office:value-type="float" office:value="5.786813668" calcext:value-type="float">
            <text:p>5,79E+00</text:p>
          </table:table-cell>
          <table:table-cell table:style-name="ce18" office:value-type="float" office:value="0.8793105245" calcext:value-type="float">
            <text:p>8,79E-01</text:p>
          </table:table-cell>
          <table:table-cell table:style-name="ce18" office:value-type="float" office:value="0.8793163102" calcext:value-type="float">
            <text:p>8,79E-01</text:p>
          </table:table-cell>
          <table:table-cell table:style-name="ce16" table:formula="of:=[.$D922]-[.$E922]" office:value-type="float" office:value="-0.0000057856999999828" calcext:value-type="float">
            <text:p>-0,0000058</text:p>
          </table:table-cell>
        </table:table-row>
        <table:table-row table:style-name="ro1">
          <table:table-cell table:style-name="ce17" office:value-type="float" office:value="921" calcext:value-type="float">
            <text:p>921</text:p>
          </table:table-cell>
          <table:table-cell table:style-name="ce17"/>
          <table:table-cell table:style-name="ce18" office:value-type="float" office:value="5.793096853" calcext:value-type="float">
            <text:p>5,79E+00</text:p>
          </table:table-cell>
          <table:table-cell table:style-name="ce18" office:value-type="float" office:value="0.8822854212" calcext:value-type="float">
            <text:p>8,82E-01</text:p>
          </table:table-cell>
          <table:table-cell table:style-name="ce18" office:value-type="float" office:value="0.8822912264" calcext:value-type="float">
            <text:p>8,82E-01</text:p>
          </table:table-cell>
          <table:table-cell table:style-name="ce16" table:formula="of:=[.$D923]-[.$E923]" office:value-type="float" office:value="-0.0000058051999999309" calcext:value-type="float">
            <text:p>-0,0000058</text:p>
          </table:table-cell>
        </table:table-row>
        <table:table-row table:style-name="ro1">
          <table:table-cell table:style-name="ce17" office:value-type="float" office:value="922" calcext:value-type="float">
            <text:p>922</text:p>
          </table:table-cell>
          <table:table-cell table:style-name="ce17"/>
          <table:table-cell table:style-name="ce18" office:value-type="float" office:value="5.799380039" calcext:value-type="float">
            <text:p>5,80E+00</text:p>
          </table:table-cell>
          <table:table-cell table:style-name="ce18" office:value-type="float" office:value="0.8852254868" calcext:value-type="float">
            <text:p>8,85E-01</text:p>
          </table:table-cell>
          <table:table-cell table:style-name="ce18" office:value-type="float" office:value="0.8852313113" calcext:value-type="float">
            <text:p>8,85E-01</text:p>
          </table:table-cell>
          <table:table-cell table:style-name="ce16" table:formula="of:=[.$D924]-[.$E924]" office:value-type="float" office:value="-0.00000582449999997348" calcext:value-type="float">
            <text:p>-0,0000058</text:p>
          </table:table-cell>
        </table:table-row>
        <table:table-row table:style-name="ro1">
          <table:table-cell table:style-name="ce17" office:value-type="float" office:value="923" calcext:value-type="float">
            <text:p>923</text:p>
          </table:table-cell>
          <table:table-cell table:style-name="ce17"/>
          <table:table-cell table:style-name="ce18" office:value-type="float" office:value="5.805663224" calcext:value-type="float">
            <text:p>5,81E+00</text:p>
          </table:table-cell>
          <table:table-cell table:style-name="ce18" office:value-type="float" office:value="0.8881306051" calcext:value-type="float">
            <text:p>8,88E-01</text:p>
          </table:table-cell>
          <table:table-cell table:style-name="ce18" office:value-type="float" office:value="0.8881364488" calcext:value-type="float">
            <text:p>8,88E-01</text:p>
          </table:table-cell>
          <table:table-cell table:style-name="ce16" table:formula="of:=[.$D925]-[.$E925]" office:value-type="float" office:value="-0.00000584369999989676" calcext:value-type="float">
            <text:p>-0,0000058</text:p>
          </table:table-cell>
        </table:table-row>
        <table:table-row table:style-name="ro1">
          <table:table-cell table:style-name="ce17" office:value-type="float" office:value="924" calcext:value-type="float">
            <text:p>924</text:p>
          </table:table-cell>
          <table:table-cell table:style-name="ce17"/>
          <table:table-cell table:style-name="ce18" office:value-type="float" office:value="5.811946409" calcext:value-type="float">
            <text:p>5,81E+00</text:p>
          </table:table-cell>
          <table:table-cell table:style-name="ce18" office:value-type="float" office:value="0.8910006616" calcext:value-type="float">
            <text:p>8,91E-01</text:p>
          </table:table-cell>
          <table:table-cell table:style-name="ce18" office:value-type="float" office:value="0.8910065242" calcext:value-type="float">
            <text:p>8,91E-01</text:p>
          </table:table-cell>
          <table:table-cell table:style-name="ce16" table:formula="of:=[.$D926]-[.$E926]" office:value-type="float" office:value="-0.00000586260000001726" calcext:value-type="float">
            <text:p>-0,0000059</text:p>
          </table:table-cell>
        </table:table-row>
        <table:table-row table:style-name="ro1">
          <table:table-cell table:style-name="ce17" office:value-type="float" office:value="925" calcext:value-type="float">
            <text:p>925</text:p>
          </table:table-cell>
          <table:table-cell table:style-name="ce17"/>
          <table:table-cell table:style-name="ce18" office:value-type="float" office:value="5.818229594" calcext:value-type="float">
            <text:p>5,82E+00</text:p>
          </table:table-cell>
          <table:table-cell table:style-name="ce18" office:value-type="float" office:value="0.8938355429" calcext:value-type="float">
            <text:p>8,94E-01</text:p>
          </table:table-cell>
          <table:table-cell table:style-name="ce18" office:value-type="float" office:value="0.8938414242" calcext:value-type="float">
            <text:p>8,94E-01</text:p>
          </table:table-cell>
          <table:table-cell table:style-name="ce16" table:formula="of:=[.$D927]-[.$E927]" office:value-type="float" office:value="-0.00000588130000001019" calcext:value-type="float">
            <text:p>-0,0000059</text:p>
          </table:table-cell>
        </table:table-row>
        <table:table-row table:style-name="ro1">
          <table:table-cell table:style-name="ce17" office:value-type="float" office:value="926" calcext:value-type="float">
            <text:p>926</text:p>
          </table:table-cell>
          <table:table-cell table:style-name="ce17"/>
          <table:table-cell table:style-name="ce18" office:value-type="float" office:value="5.82451278" calcext:value-type="float">
            <text:p>5,82E+00</text:p>
          </table:table-cell>
          <table:table-cell table:style-name="ce18" office:value-type="float" office:value="0.8966351371" calcext:value-type="float">
            <text:p>8,97E-01</text:p>
          </table:table-cell>
          <table:table-cell table:style-name="ce18" office:value-type="float" office:value="0.8966410368" calcext:value-type="float">
            <text:p>8,97E-01</text:p>
          </table:table-cell>
          <table:table-cell table:style-name="ce16" table:formula="of:=[.$D928]-[.$E928]" office:value-type="float" office:value="-0.00000589970000008933" calcext:value-type="float">
            <text:p>-0,0000059</text:p>
          </table:table-cell>
        </table:table-row>
        <table:table-row table:style-name="ro1">
          <table:table-cell table:style-name="ce17" office:value-type="float" office:value="927" calcext:value-type="float">
            <text:p>927</text:p>
          </table:table-cell>
          <table:table-cell table:style-name="ce17"/>
          <table:table-cell table:style-name="ce18" office:value-type="float" office:value="5.830795965" calcext:value-type="float">
            <text:p>5,83E+00</text:p>
          </table:table-cell>
          <table:table-cell table:style-name="ce18" office:value-type="float" office:value="0.8993993337" calcext:value-type="float">
            <text:p>8,99E-01</text:p>
          </table:table-cell>
          <table:table-cell table:style-name="ce18" office:value-type="float" office:value="0.8994052516" calcext:value-type="float">
            <text:p>8,99E-01</text:p>
          </table:table-cell>
          <table:table-cell table:style-name="ce16" table:formula="of:=[.$D929]-[.$E929]" office:value-type="float" office:value="-0.00000591790000004089" calcext:value-type="float">
            <text:p>-0,0000059</text:p>
          </table:table-cell>
        </table:table-row>
        <table:table-row table:style-name="ro1">
          <table:table-cell table:style-name="ce17" office:value-type="float" office:value="928" calcext:value-type="float">
            <text:p>928</text:p>
          </table:table-cell>
          <table:table-cell table:style-name="ce17"/>
          <table:table-cell table:style-name="ce18" office:value-type="float" office:value="5.83707915" calcext:value-type="float">
            <text:p>5,84E+00</text:p>
          </table:table-cell>
          <table:table-cell table:style-name="ce18" office:value-type="float" office:value="0.9021280236" calcext:value-type="float">
            <text:p>9,02E-01</text:p>
          </table:table-cell>
          <table:table-cell table:style-name="ce18" office:value-type="float" office:value="0.9021339594" calcext:value-type="float">
            <text:p>9,02E-01</text:p>
          </table:table-cell>
          <table:table-cell table:style-name="ce16" table:formula="of:=[.$D930]-[.$E930]" office:value-type="float" office:value="-0.00000593580000007865" calcext:value-type="float">
            <text:p>-0,0000059</text:p>
          </table:table-cell>
        </table:table-row>
        <table:table-row table:style-name="ro1">
          <table:table-cell table:style-name="ce17" office:value-type="float" office:value="929" calcext:value-type="float">
            <text:p>929</text:p>
          </table:table-cell>
          <table:table-cell table:style-name="ce17"/>
          <table:table-cell table:style-name="ce18" office:value-type="float" office:value="5.843362336" calcext:value-type="float">
            <text:p>5,84E+00</text:p>
          </table:table-cell>
          <table:table-cell table:style-name="ce18" office:value-type="float" office:value="0.904821099" calcext:value-type="float">
            <text:p>9,05E-01</text:p>
          </table:table-cell>
          <table:table-cell table:style-name="ce18" office:value-type="float" office:value="0.9048270525" calcext:value-type="float">
            <text:p>9,05E-01</text:p>
          </table:table-cell>
          <table:table-cell table:style-name="ce16" table:formula="of:=[.$D931]-[.$E931]" office:value-type="float" office:value="-0.00000595349999998884" calcext:value-type="float">
            <text:p>-0,0000060</text:p>
          </table:table-cell>
        </table:table-row>
        <table:table-row table:style-name="ro1">
          <table:table-cell table:style-name="ce17" office:value-type="float" office:value="930" calcext:value-type="float">
            <text:p>930</text:p>
          </table:table-cell>
          <table:table-cell table:style-name="ce17"/>
          <table:table-cell table:style-name="ce18" office:value-type="float" office:value="5.849645521" calcext:value-type="float">
            <text:p>5,85E+00</text:p>
          </table:table-cell>
          <table:table-cell table:style-name="ce18" office:value-type="float" office:value="0.9074784535" calcext:value-type="float">
            <text:p>9,07E-01</text:p>
          </table:table-cell>
          <table:table-cell table:style-name="ce18" office:value-type="float" office:value="0.9074844245" calcext:value-type="float">
            <text:p>9,07E-01</text:p>
          </table:table-cell>
          <table:table-cell table:style-name="ce16" table:formula="of:=[.$D932]-[.$E932]" office:value-type="float" office:value="-0.00000597099999999351" calcext:value-type="float">
            <text:p>-0,0000060</text:p>
          </table:table-cell>
        </table:table-row>
        <table:table-row table:style-name="ro1">
          <table:table-cell table:style-name="ce17" office:value-type="float" office:value="931" calcext:value-type="float">
            <text:p>931</text:p>
          </table:table-cell>
          <table:table-cell table:style-name="ce17"/>
          <table:table-cell table:style-name="ce18" office:value-type="float" office:value="5.855928706" calcext:value-type="float">
            <text:p>5,86E+00</text:p>
          </table:table-cell>
          <table:table-cell table:style-name="ce18" office:value-type="float" office:value="0.9100999824" calcext:value-type="float">
            <text:p>9,10E-01</text:p>
          </table:table-cell>
          <table:table-cell table:style-name="ce18" office:value-type="float" office:value="0.9101059707" calcext:value-type="float">
            <text:p>9,10E-01</text:p>
          </table:table-cell>
          <table:table-cell table:style-name="ce16" table:formula="of:=[.$D933]-[.$E933]" office:value-type="float" office:value="-0.00000598829999998163" calcext:value-type="float">
            <text:p>-0,0000060</text:p>
          </table:table-cell>
        </table:table-row>
        <table:table-row table:style-name="ro1">
          <table:table-cell table:style-name="ce17" office:value-type="float" office:value="932" calcext:value-type="float">
            <text:p>932</text:p>
          </table:table-cell>
          <table:table-cell table:style-name="ce17"/>
          <table:table-cell table:style-name="ce18" office:value-type="float" office:value="5.862211892" calcext:value-type="float">
            <text:p>5,86E+00</text:p>
          </table:table-cell>
          <table:table-cell table:style-name="ce18" office:value-type="float" office:value="0.9126855821" calcext:value-type="float">
            <text:p>9,13E-01</text:p>
          </table:table-cell>
          <table:table-cell table:style-name="ce18" office:value-type="float" office:value="0.9126915874" calcext:value-type="float">
            <text:p>9,13E-01</text:p>
          </table:table-cell>
          <table:table-cell table:style-name="ce16" table:formula="of:=[.$D934]-[.$E934]" office:value-type="float" office:value="-0.00000600529999994492" calcext:value-type="float">
            <text:p>-0,0000060</text:p>
          </table:table-cell>
        </table:table-row>
        <table:table-row table:style-name="ro1">
          <table:table-cell table:style-name="ce17" office:value-type="float" office:value="933" calcext:value-type="float">
            <text:p>933</text:p>
          </table:table-cell>
          <table:table-cell table:style-name="ce17"/>
          <table:table-cell table:style-name="ce18" office:value-type="float" office:value="5.868495077" calcext:value-type="float">
            <text:p>5,87E+00</text:p>
          </table:table-cell>
          <table:table-cell table:style-name="ce18" office:value-type="float" office:value="0.9152351506" calcext:value-type="float">
            <text:p>9,15E-01</text:p>
          </table:table-cell>
          <table:table-cell table:style-name="ce18" office:value-type="float" office:value="0.9152411726" calcext:value-type="float">
            <text:p>9,15E-01</text:p>
          </table:table-cell>
          <table:table-cell table:style-name="ce16" table:formula="of:=[.$D935]-[.$E935]" office:value-type="float" office:value="-0.00000602199999999442" calcext:value-type="float">
            <text:p>-0,0000060</text:p>
          </table:table-cell>
        </table:table-row>
        <table:table-row table:style-name="ro1">
          <table:table-cell table:style-name="ce17" office:value-type="float" office:value="934" calcext:value-type="float">
            <text:p>934</text:p>
          </table:table-cell>
          <table:table-cell table:style-name="ce17"/>
          <table:table-cell table:style-name="ce18" office:value-type="float" office:value="5.874778262" calcext:value-type="float">
            <text:p>5,87E+00</text:p>
          </table:table-cell>
          <table:table-cell table:style-name="ce18" office:value-type="float" office:value="0.9177485871" calcext:value-type="float">
            <text:p>9,18E-01</text:p>
          </table:table-cell>
          <table:table-cell table:style-name="ce18" office:value-type="float" office:value="0.9177546257" calcext:value-type="float">
            <text:p>9,18E-01</text:p>
          </table:table-cell>
          <table:table-cell table:style-name="ce16" table:formula="of:=[.$D936]-[.$E936]" office:value-type="float" office:value="-0.00000603859999992462" calcext:value-type="float">
            <text:p>-0,0000060</text:p>
          </table:table-cell>
        </table:table-row>
        <table:table-row table:style-name="ro1">
          <table:table-cell table:style-name="ce17" office:value-type="float" office:value="935" calcext:value-type="float">
            <text:p>935</text:p>
          </table:table-cell>
          <table:table-cell table:style-name="ce17"/>
          <table:table-cell table:style-name="ce18" office:value-type="float" office:value="5.881061448" calcext:value-type="float">
            <text:p>5,88E+00</text:p>
          </table:table-cell>
          <table:table-cell table:style-name="ce18" office:value-type="float" office:value="0.9202257925" calcext:value-type="float">
            <text:p>9,20E-01</text:p>
          </table:table-cell>
          <table:table-cell table:style-name="ce18" office:value-type="float" office:value="0.9202318474" calcext:value-type="float">
            <text:p>9,20E-01</text:p>
          </table:table-cell>
          <table:table-cell table:style-name="ce16" table:formula="of:=[.$D937]-[.$E937]" office:value-type="float" office:value="-0.00000605490000005204" calcext:value-type="float">
            <text:p>-0,0000061</text:p>
          </table:table-cell>
        </table:table-row>
        <table:table-row table:style-name="ro1">
          <table:table-cell table:style-name="ce17" office:value-type="float" office:value="936" calcext:value-type="float">
            <text:p>936</text:p>
          </table:table-cell>
          <table:table-cell table:style-name="ce17"/>
          <table:table-cell table:style-name="ce18" office:value-type="float" office:value="5.887344633" calcext:value-type="float">
            <text:p>5,89E+00</text:p>
          </table:table-cell>
          <table:table-cell table:style-name="ce18" office:value-type="float" office:value="0.9226666689" calcext:value-type="float">
            <text:p>9,23E-01</text:p>
          </table:table-cell>
          <table:table-cell table:style-name="ce18" office:value-type="float" office:value="0.9226727399" calcext:value-type="float">
            <text:p>9,23E-01</text:p>
          </table:table-cell>
          <table:table-cell table:style-name="ce16" table:formula="of:=[.$D938]-[.$E938]" office:value-type="float" office:value="-0.00000607099999994087" calcext:value-type="float">
            <text:p>-0,0000061</text:p>
          </table:table-cell>
        </table:table-row>
        <table:table-row table:style-name="ro1">
          <table:table-cell table:style-name="ce17" office:value-type="float" office:value="937" calcext:value-type="float">
            <text:p>937</text:p>
          </table:table-cell>
          <table:table-cell table:style-name="ce17"/>
          <table:table-cell table:style-name="ce18" office:value-type="float" office:value="5.893627818" calcext:value-type="float">
            <text:p>5,89E+00</text:p>
          </table:table-cell>
          <table:table-cell table:style-name="ce18" office:value-type="float" office:value="0.9250711201" calcext:value-type="float">
            <text:p>9,25E-01</text:p>
          </table:table-cell>
          <table:table-cell table:style-name="ce18" office:value-type="float" office:value="0.9250772068" calcext:value-type="float">
            <text:p>9,25E-01</text:p>
          </table:table-cell>
          <table:table-cell table:style-name="ce16" table:formula="of:=[.$D939]-[.$E939]" office:value-type="float" office:value="-0.00000608670000001865" calcext:value-type="float">
            <text:p>-0,0000061</text:p>
          </table:table-cell>
        </table:table-row>
        <table:table-row table:style-name="ro1">
          <table:table-cell table:style-name="ce17" office:value-type="float" office:value="938" calcext:value-type="float">
            <text:p>938</text:p>
          </table:table-cell>
          <table:table-cell table:style-name="ce17"/>
          <table:table-cell table:style-name="ce18" office:value-type="float" office:value="5.899911003" calcext:value-type="float">
            <text:p>5,90E+00</text:p>
          </table:table-cell>
          <table:table-cell table:style-name="ce18" office:value-type="float" office:value="0.927439051" calcext:value-type="float">
            <text:p>9,27E-01</text:p>
          </table:table-cell>
          <table:table-cell table:style-name="ce18" office:value-type="float" office:value="0.9274451533" calcext:value-type="float">
            <text:p>9,27E-01</text:p>
          </table:table-cell>
          <table:table-cell table:style-name="ce16" table:formula="of:=[.$D940]-[.$E940]" office:value-type="float" office:value="-0.00000610229999997713" calcext:value-type="float">
            <text:p>-0,0000061</text:p>
          </table:table-cell>
        </table:table-row>
        <table:table-row table:style-name="ro1">
          <table:table-cell table:style-name="ce17" office:value-type="float" office:value="939" calcext:value-type="float">
            <text:p>939</text:p>
          </table:table-cell>
          <table:table-cell table:style-name="ce17"/>
          <table:table-cell table:style-name="ce18" office:value-type="float" office:value="5.906194189" calcext:value-type="float">
            <text:p>5,91E+00</text:p>
          </table:table-cell>
          <table:table-cell table:style-name="ce18" office:value-type="float" office:value="0.9297703682" calcext:value-type="float">
            <text:p>9,30E-01</text:p>
          </table:table-cell>
          <table:table-cell table:style-name="ce18" office:value-type="float" office:value="0.9297764859" calcext:value-type="float">
            <text:p>9,30E-01</text:p>
          </table:table-cell>
          <table:table-cell table:style-name="ce16" table:formula="of:=[.$D941]-[.$E941]" office:value-type="float" office:value="-0.00000611770000003009" calcext:value-type="float">
            <text:p>-0,0000061</text:p>
          </table:table-cell>
        </table:table-row>
        <table:table-row table:style-name="ro1">
          <table:table-cell table:style-name="ce17" office:value-type="float" office:value="940" calcext:value-type="float">
            <text:p>940</text:p>
          </table:table-cell>
          <table:table-cell table:style-name="ce17"/>
          <table:table-cell table:style-name="ce18" office:value-type="float" office:value="5.912477374" calcext:value-type="float">
            <text:p>5,91E+00</text:p>
          </table:table-cell>
          <table:table-cell table:style-name="ce18" office:value-type="float" office:value="0.9320649797" calcext:value-type="float">
            <text:p>9,32E-01</text:p>
          </table:table-cell>
          <table:table-cell table:style-name="ce18" office:value-type="float" office:value="0.9320711125" calcext:value-type="float">
            <text:p>9,32E-01</text:p>
          </table:table-cell>
          <table:table-cell table:style-name="ce16" table:formula="of:=[.$D942]-[.$E942]" office:value-type="float" office:value="-0.00000613280000005823" calcext:value-type="float">
            <text:p>-0,0000061</text:p>
          </table:table-cell>
        </table:table-row>
        <table:table-row table:style-name="ro1">
          <table:table-cell table:style-name="ce17" office:value-type="float" office:value="941" calcext:value-type="float">
            <text:p>941</text:p>
          </table:table-cell>
          <table:table-cell table:style-name="ce17"/>
          <table:table-cell table:style-name="ce18" office:value-type="float" office:value="5.918760559" calcext:value-type="float">
            <text:p>5,92E+00</text:p>
          </table:table-cell>
          <table:table-cell table:style-name="ce18" office:value-type="float" office:value="0.9343227948" calcext:value-type="float">
            <text:p>9,34E-01</text:p>
          </table:table-cell>
          <table:table-cell table:style-name="ce18" office:value-type="float" office:value="0.9343289425" calcext:value-type="float">
            <text:p>9,34E-01</text:p>
          </table:table-cell>
          <table:table-cell table:style-name="ce16" table:formula="of:=[.$D943]-[.$E943]" office:value-type="float" office:value="-0.00000614769999995879" calcext:value-type="float">
            <text:p>-0,0000061</text:p>
          </table:table-cell>
        </table:table-row>
        <table:table-row table:style-name="ro1">
          <table:table-cell table:style-name="ce17" office:value-type="float" office:value="942" calcext:value-type="float">
            <text:p>942</text:p>
          </table:table-cell>
          <table:table-cell table:style-name="ce17"/>
          <table:table-cell table:style-name="ce18" office:value-type="float" office:value="5.925043745" calcext:value-type="float">
            <text:p>5,93E+00</text:p>
          </table:table-cell>
          <table:table-cell table:style-name="ce18" office:value-type="float" office:value="0.9365437245" calcext:value-type="float">
            <text:p>9,37E-01</text:p>
          </table:table-cell>
          <table:table-cell table:style-name="ce18" office:value-type="float" office:value="0.9365498867" calcext:value-type="float">
            <text:p>9,37E-01</text:p>
          </table:table-cell>
          <table:table-cell table:style-name="ce16" table:formula="of:=[.$D944]-[.$E944]" office:value-type="float" office:value="-0.0000061622000000483" calcext:value-type="float">
            <text:p>-0,0000062</text:p>
          </table:table-cell>
        </table:table-row>
        <table:table-row table:style-name="ro1">
          <table:table-cell table:style-name="ce17" office:value-type="float" office:value="943" calcext:value-type="float">
            <text:p>943</text:p>
          </table:table-cell>
          <table:table-cell table:style-name="ce17"/>
          <table:table-cell table:style-name="ce18" office:value-type="float" office:value="5.93132693" calcext:value-type="float">
            <text:p>5,93E+00</text:p>
          </table:table-cell>
          <table:table-cell table:style-name="ce18" office:value-type="float" office:value="0.938727681" calcext:value-type="float">
            <text:p>9,39E-01</text:p>
          </table:table-cell>
          <table:table-cell table:style-name="ce18" office:value-type="float" office:value="0.9387338577" calcext:value-type="float">
            <text:p>9,39E-01</text:p>
          </table:table-cell>
          <table:table-cell table:style-name="ce16" table:formula="of:=[.$D945]-[.$E945]" office:value-type="float" office:value="-0.00000617670000002679" calcext:value-type="float">
            <text:p>-0,0000062</text:p>
          </table:table-cell>
        </table:table-row>
        <table:table-row table:style-name="ro1">
          <table:table-cell table:style-name="ce17" office:value-type="float" office:value="944" calcext:value-type="float">
            <text:p>944</text:p>
          </table:table-cell>
          <table:table-cell table:style-name="ce17"/>
          <table:table-cell table:style-name="ce18" office:value-type="float" office:value="5.937610115" calcext:value-type="float">
            <text:p>5,94E+00</text:p>
          </table:table-cell>
          <table:table-cell table:style-name="ce18" office:value-type="float" office:value="0.9408745782" calcext:value-type="float">
            <text:p>9,41E-01</text:p>
          </table:table-cell>
          <table:table-cell table:style-name="ce18" office:value-type="float" office:value="0.940880769" calcext:value-type="float">
            <text:p>9,41E-01</text:p>
          </table:table-cell>
          <table:table-cell table:style-name="ce16" table:formula="of:=[.$D946]-[.$E946]" office:value-type="float" office:value="-0.00000619079999997219" calcext:value-type="float">
            <text:p>-0,0000062</text:p>
          </table:table-cell>
        </table:table-row>
        <table:table-row table:style-name="ro1">
          <table:table-cell table:style-name="ce17" office:value-type="float" office:value="945" calcext:value-type="float">
            <text:p>945</text:p>
          </table:table-cell>
          <table:table-cell table:style-name="ce17"/>
          <table:table-cell table:style-name="ce18" office:value-type="float" office:value="5.943893301" calcext:value-type="float">
            <text:p>5,94E+00</text:p>
          </table:table-cell>
          <table:table-cell table:style-name="ce18" office:value-type="float" office:value="0.9429843313" calcext:value-type="float">
            <text:p>9,43E-01</text:p>
          </table:table-cell>
          <table:table-cell table:style-name="ce18" office:value-type="float" office:value="0.9429905359" calcext:value-type="float">
            <text:p>9,43E-01</text:p>
          </table:table-cell>
          <table:table-cell table:style-name="ce16" table:formula="of:=[.$D947]-[.$E947]" office:value-type="float" office:value="-0.00000620460000000378" calcext:value-type="float">
            <text:p>-0,0000062</text:p>
          </table:table-cell>
        </table:table-row>
        <table:table-row table:style-name="ro1">
          <table:table-cell table:style-name="ce17" office:value-type="float" office:value="946" calcext:value-type="float">
            <text:p>946</text:p>
          </table:table-cell>
          <table:table-cell table:style-name="ce17"/>
          <table:table-cell table:style-name="ce18" office:value-type="float" office:value="5.950176486" calcext:value-type="float">
            <text:p>5,95E+00</text:p>
          </table:table-cell>
          <table:table-cell table:style-name="ce18" office:value-type="float" office:value="0.9450568569" calcext:value-type="float">
            <text:p>9,45E-01</text:p>
          </table:table-cell>
          <table:table-cell table:style-name="ce18" office:value-type="float" office:value="0.9450630752" calcext:value-type="float">
            <text:p>9,45E-01</text:p>
          </table:table-cell>
          <table:table-cell table:style-name="ce16" table:formula="of:=[.$D948]-[.$E948]" office:value-type="float" office:value="-0.00000621829999991608" calcext:value-type="float">
            <text:p>-0,0000062</text:p>
          </table:table-cell>
        </table:table-row>
        <table:table-row table:style-name="ro1">
          <table:table-cell table:style-name="ce17" office:value-type="float" office:value="947" calcext:value-type="float">
            <text:p>947</text:p>
          </table:table-cell>
          <table:table-cell table:style-name="ce17"/>
          <table:table-cell table:style-name="ce18" office:value-type="float" office:value="5.956459671" calcext:value-type="float">
            <text:p>5,96E+00</text:p>
          </table:table-cell>
          <table:table-cell table:style-name="ce18" office:value-type="float" office:value="0.9470920733" calcext:value-type="float">
            <text:p>9,47E-01</text:p>
          </table:table-cell>
          <table:table-cell table:style-name="ce18" office:value-type="float" office:value="0.947098305" calcext:value-type="float">
            <text:p>9,47E-01</text:p>
          </table:table-cell>
          <table:table-cell table:style-name="ce16" table:formula="of:=[.$D949]-[.$E949]" office:value-type="float" office:value="-0.0000062317000000256" calcext:value-type="float">
            <text:p>-0,0000062</text:p>
          </table:table-cell>
        </table:table-row>
        <table:table-row table:style-name="ro1">
          <table:table-cell table:style-name="ce17" office:value-type="float" office:value="948" calcext:value-type="float">
            <text:p>948</text:p>
          </table:table-cell>
          <table:table-cell table:style-name="ce17"/>
          <table:table-cell table:style-name="ce18" office:value-type="float" office:value="5.962742857" calcext:value-type="float">
            <text:p>5,96E+00</text:p>
          </table:table-cell>
          <table:table-cell table:style-name="ce18" office:value-type="float" office:value="0.9490899002" calcext:value-type="float">
            <text:p>9,49E-01</text:p>
          </table:table-cell>
          <table:table-cell table:style-name="ce18" office:value-type="float" office:value="0.949096145" calcext:value-type="float">
            <text:p>9,49E-01</text:p>
          </table:table-cell>
          <table:table-cell table:style-name="ce16" table:formula="of:=[.$D950]-[.$E950]" office:value-type="float" office:value="-0.00000624479999999927" calcext:value-type="float">
            <text:p>-0,0000062</text:p>
          </table:table-cell>
        </table:table-row>
        <table:table-row table:style-name="ro1">
          <table:table-cell table:style-name="ce17" office:value-type="float" office:value="949" calcext:value-type="float">
            <text:p>949</text:p>
          </table:table-cell>
          <table:table-cell table:style-name="ce17"/>
          <table:table-cell table:style-name="ce18" office:value-type="float" office:value="5.969026042" calcext:value-type="float">
            <text:p>5,97E+00</text:p>
          </table:table-cell>
          <table:table-cell table:style-name="ce18" office:value-type="float" office:value="0.9510502586" calcext:value-type="float">
            <text:p>9,51E-01</text:p>
          </table:table-cell>
          <table:table-cell table:style-name="ce18" office:value-type="float" office:value="0.9510565163" calcext:value-type="float">
            <text:p>9,51E-01</text:p>
          </table:table-cell>
          <table:table-cell table:style-name="ce16" table:formula="of:=[.$D951]-[.$E951]" office:value-type="float" office:value="-0.0000062576999999564" calcext:value-type="float">
            <text:p>-0,0000063</text:p>
          </table:table-cell>
        </table:table-row>
        <table:table-row table:style-name="ro1">
          <table:table-cell table:style-name="ce17" office:value-type="float" office:value="950" calcext:value-type="float">
            <text:p>950</text:p>
          </table:table-cell>
          <table:table-cell table:style-name="ce17"/>
          <table:table-cell table:style-name="ce18" office:value-type="float" office:value="5.975309227" calcext:value-type="float">
            <text:p>5,98E+00</text:p>
          </table:table-cell>
          <table:table-cell table:style-name="ce18" office:value-type="float" office:value="0.9529730712" calcext:value-type="float">
            <text:p>9,53E-01</text:p>
          </table:table-cell>
          <table:table-cell table:style-name="ce18" office:value-type="float" office:value="0.9529793415" calcext:value-type="float">
            <text:p>9,53E-01</text:p>
          </table:table-cell>
          <table:table-cell table:style-name="ce16" table:formula="of:=[.$D952]-[.$E952]" office:value-type="float" office:value="-0.00000627029999999973" calcext:value-type="float">
            <text:p>-0,0000063</text:p>
          </table:table-cell>
        </table:table-row>
        <table:table-row table:style-name="ro1">
          <table:table-cell table:style-name="ce17" office:value-type="float" office:value="951" calcext:value-type="float">
            <text:p>951</text:p>
          </table:table-cell>
          <table:table-cell table:style-name="ce17"/>
          <table:table-cell table:style-name="ce18" office:value-type="float" office:value="5.981592412" calcext:value-type="float">
            <text:p>5,98E+00</text:p>
          </table:table-cell>
          <table:table-cell table:style-name="ce18" office:value-type="float" office:value="0.954858262" calcext:value-type="float">
            <text:p>9,55E-01</text:p>
          </table:table-cell>
          <table:table-cell table:style-name="ce18" office:value-type="float" office:value="0.9548645447" calcext:value-type="float">
            <text:p>9,55E-01</text:p>
          </table:table-cell>
          <table:table-cell table:style-name="ce16" table:formula="of:=[.$D953]-[.$E953]" office:value-type="float" office:value="-0.00000628270000002651" calcext:value-type="float">
            <text:p>-0,0000063</text:p>
          </table:table-cell>
        </table:table-row>
        <table:table-row table:style-name="ro1">
          <table:table-cell table:style-name="ce17" office:value-type="float" office:value="952" calcext:value-type="float">
            <text:p>952</text:p>
          </table:table-cell>
          <table:table-cell table:style-name="ce17"/>
          <table:table-cell table:style-name="ce18" office:value-type="float" office:value="5.987875598" calcext:value-type="float">
            <text:p>5,99E+00</text:p>
          </table:table-cell>
          <table:table-cell table:style-name="ce18" office:value-type="float" office:value="0.9567057567" calcext:value-type="float">
            <text:p>9,57E-01</text:p>
          </table:table-cell>
          <table:table-cell table:style-name="ce18" office:value-type="float" office:value="0.9567120516" calcext:value-type="float">
            <text:p>9,57E-01</text:p>
          </table:table-cell>
          <table:table-cell table:style-name="ce16" table:formula="of:=[.$D954]-[.$E954]" office:value-type="float" office:value="-0.00000629490000003674" calcext:value-type="float">
            <text:p>-0,0000063</text:p>
          </table:table-cell>
        </table:table-row>
        <table:table-row table:style-name="ro1">
          <table:table-cell table:style-name="ce17" office:value-type="float" office:value="953" calcext:value-type="float">
            <text:p>953</text:p>
          </table:table-cell>
          <table:table-cell table:style-name="ce17"/>
          <table:table-cell table:style-name="ce18" office:value-type="float" office:value="5.994158783" calcext:value-type="float">
            <text:p>5,99E+00</text:p>
          </table:table-cell>
          <table:table-cell table:style-name="ce18" office:value-type="float" office:value="0.9585154822" calcext:value-type="float">
            <text:p>9,59E-01</text:p>
          </table:table-cell>
          <table:table-cell table:style-name="ce18" office:value-type="float" office:value="0.958521789" calcext:value-type="float">
            <text:p>9,59E-01</text:p>
          </table:table-cell>
          <table:table-cell table:style-name="ce16" table:formula="of:=[.$D955]-[.$E955]" office:value-type="float" office:value="-0.00000630680000002215" calcext:value-type="float">
            <text:p>-0,0000063</text:p>
          </table:table-cell>
        </table:table-row>
        <table:table-row table:style-name="ro1">
          <table:table-cell table:style-name="ce17" office:value-type="float" office:value="954" calcext:value-type="float">
            <text:p>954</text:p>
          </table:table-cell>
          <table:table-cell table:style-name="ce17"/>
          <table:table-cell table:style-name="ce18" office:value-type="float" office:value="6.000441968" calcext:value-type="float">
            <text:p>6,00E+00</text:p>
          </table:table-cell>
          <table:table-cell table:style-name="ce18" office:value-type="float" office:value="0.9602873672" calcext:value-type="float">
            <text:p>9,60E-01</text:p>
          </table:table-cell>
          <table:table-cell table:style-name="ce18" office:value-type="float" office:value="0.9602936857" calcext:value-type="float">
            <text:p>9,60E-01</text:p>
          </table:table-cell>
          <table:table-cell table:style-name="ce16" table:formula="of:=[.$D956]-[.$E956]" office:value-type="float" office:value="-0.00000631849999999101" calcext:value-type="float">
            <text:p>-0,0000063</text:p>
          </table:table-cell>
        </table:table-row>
        <table:table-row table:style-name="ro1">
          <table:table-cell table:style-name="ce17" office:value-type="float" office:value="955" calcext:value-type="float">
            <text:p>955</text:p>
          </table:table-cell>
          <table:table-cell table:style-name="ce17"/>
          <table:table-cell table:style-name="ce18" office:value-type="float" office:value="6.006725154" calcext:value-type="float">
            <text:p>6,01E+00</text:p>
          </table:table-cell>
          <table:table-cell table:style-name="ce18" office:value-type="float" office:value="0.9620213417" calcext:value-type="float">
            <text:p>9,62E-01</text:p>
          </table:table-cell>
          <table:table-cell table:style-name="ce18" office:value-type="float" office:value="0.9620276716" calcext:value-type="float">
            <text:p>9,62E-01</text:p>
          </table:table-cell>
          <table:table-cell table:style-name="ce16" table:formula="of:=[.$D957]-[.$E957]" office:value-type="float" office:value="-0.00000632989999993505" calcext:value-type="float">
            <text:p>-0,0000063</text:p>
          </table:table-cell>
        </table:table-row>
        <table:table-row table:style-name="ro1">
          <table:table-cell table:style-name="ce17" office:value-type="float" office:value="956" calcext:value-type="float">
            <text:p>956</text:p>
          </table:table-cell>
          <table:table-cell table:style-name="ce17"/>
          <table:table-cell table:style-name="ce18" office:value-type="float" office:value="6.013008339" calcext:value-type="float">
            <text:p>6,01E+00</text:p>
          </table:table-cell>
          <table:table-cell table:style-name="ce18" office:value-type="float" office:value="0.9637173373" calcext:value-type="float">
            <text:p>9,64E-01</text:p>
          </table:table-cell>
          <table:table-cell table:style-name="ce18" office:value-type="float" office:value="0.9637236783" calcext:value-type="float">
            <text:p>9,64E-01</text:p>
          </table:table-cell>
          <table:table-cell table:style-name="ce16" table:formula="of:=[.$D958]-[.$E958]" office:value-type="float" office:value="-0.00000634099999996529" calcext:value-type="float">
            <text:p>-0,0000063</text:p>
          </table:table-cell>
        </table:table-row>
        <table:table-row table:style-name="ro1">
          <table:table-cell table:style-name="ce17" office:value-type="float" office:value="957" calcext:value-type="float">
            <text:p>957</text:p>
          </table:table-cell>
          <table:table-cell table:style-name="ce17"/>
          <table:table-cell table:style-name="ce18" office:value-type="float" office:value="6.019291524" calcext:value-type="float">
            <text:p>6,02E+00</text:p>
          </table:table-cell>
          <table:table-cell table:style-name="ce18" office:value-type="float" office:value="0.9653752869" calcext:value-type="float">
            <text:p>9,65E-01</text:p>
          </table:table-cell>
          <table:table-cell table:style-name="ce18" office:value-type="float" office:value="0.9653816388" calcext:value-type="float">
            <text:p>9,65E-01</text:p>
          </table:table-cell>
          <table:table-cell table:style-name="ce16" table:formula="of:=[.$D959]-[.$E959]" office:value-type="float" office:value="-0.00000635189999997898" calcext:value-type="float">
            <text:p>-0,0000064</text:p>
          </table:table-cell>
        </table:table-row>
        <table:table-row table:style-name="ro1">
          <table:table-cell table:style-name="ce17" office:value-type="float" office:value="958" calcext:value-type="float">
            <text:p>958</text:p>
          </table:table-cell>
          <table:table-cell table:style-name="ce17"/>
          <table:table-cell table:style-name="ce18" office:value-type="float" office:value="6.02557471" calcext:value-type="float">
            <text:p>6,03E+00</text:p>
          </table:table-cell>
          <table:table-cell table:style-name="ce18" office:value-type="float" office:value="0.9669951252" calcext:value-type="float">
            <text:p>9,67E-01</text:p>
          </table:table-cell>
          <table:table-cell table:style-name="ce18" office:value-type="float" office:value="0.9670014878" calcext:value-type="float">
            <text:p>9,67E-01</text:p>
          </table:table-cell>
          <table:table-cell table:style-name="ce16" table:formula="of:=[.$D960]-[.$E960]" office:value-type="float" office:value="-0.00000636259999997613" calcext:value-type="float">
            <text:p>-0,0000064</text:p>
          </table:table-cell>
        </table:table-row>
        <table:table-row table:style-name="ro1">
          <table:table-cell table:style-name="ce17" office:value-type="float" office:value="959" calcext:value-type="float">
            <text:p>959</text:p>
          </table:table-cell>
          <table:table-cell table:style-name="ce17"/>
          <table:table-cell table:style-name="ce18" office:value-type="float" office:value="6.031857895" calcext:value-type="float">
            <text:p>6,03E+00</text:p>
          </table:table-cell>
          <table:table-cell table:style-name="ce18" office:value-type="float" office:value="0.9685767881" calcext:value-type="float">
            <text:p>9,69E-01</text:p>
          </table:table-cell>
          <table:table-cell table:style-name="ce18" office:value-type="float" office:value="0.9685831611" calcext:value-type="float">
            <text:p>9,69E-01</text:p>
          </table:table-cell>
          <table:table-cell table:style-name="ce16" table:formula="of:=[.$D961]-[.$E961]" office:value-type="float" office:value="-0.00000637300000005947" calcext:value-type="float">
            <text:p>-0,0000064</text:p>
          </table:table-cell>
        </table:table-row>
        <table:table-row table:style-name="ro1">
          <table:table-cell table:style-name="ce17" office:value-type="float" office:value="960" calcext:value-type="float">
            <text:p>960</text:p>
          </table:table-cell>
          <table:table-cell table:style-name="ce17"/>
          <table:table-cell table:style-name="ce18" office:value-type="float" office:value="6.03814108" calcext:value-type="float">
            <text:p>6,04E+00</text:p>
          </table:table-cell>
          <table:table-cell table:style-name="ce18" office:value-type="float" office:value="0.9701202133" calcext:value-type="float">
            <text:p>9,70E-01</text:p>
          </table:table-cell>
          <table:table-cell table:style-name="ce18" office:value-type="float" office:value="0.9701265965" calcext:value-type="float">
            <text:p>9,70E-01</text:p>
          </table:table-cell>
          <table:table-cell table:style-name="ce16" table:formula="of:=[.$D962]-[.$E962]" office:value-type="float" office:value="-0.00000638319999990422" calcext:value-type="float">
            <text:p>-0,0000064</text:p>
          </table:table-cell>
        </table:table-row>
        <table:table-row table:style-name="ro1">
          <table:table-cell table:style-name="ce17" office:value-type="float" office:value="961" calcext:value-type="float">
            <text:p>961</text:p>
          </table:table-cell>
          <table:table-cell table:style-name="ce17"/>
          <table:table-cell table:style-name="ce18" office:value-type="float" office:value="6.044424266" calcext:value-type="float">
            <text:p>6,04E+00</text:p>
          </table:table-cell>
          <table:table-cell table:style-name="ce18" office:value-type="float" office:value="0.9716253398" calcext:value-type="float">
            <text:p>9,72E-01</text:p>
          </table:table-cell>
          <table:table-cell table:style-name="ce18" office:value-type="float" office:value="0.9716317329" calcext:value-type="float">
            <text:p>9,72E-01</text:p>
          </table:table-cell>
          <table:table-cell table:style-name="ce16" table:formula="of:=[.$D963]-[.$E963]" office:value-type="float" office:value="-0.00000639310000005722" calcext:value-type="float">
            <text:p>-0,0000064</text:p>
          </table:table-cell>
        </table:table-row>
        <table:table-row table:style-name="ro1">
          <table:table-cell table:style-name="ce17" office:value-type="float" office:value="962" calcext:value-type="float">
            <text:p>962</text:p>
          </table:table-cell>
          <table:table-cell table:style-name="ce17"/>
          <table:table-cell table:style-name="ce18" office:value-type="float" office:value="6.050707451" calcext:value-type="float">
            <text:p>6,05E+00</text:p>
          </table:table-cell>
          <table:table-cell table:style-name="ce18" office:value-type="float" office:value="0.9730921083" calcext:value-type="float">
            <text:p>9,73E-01</text:p>
          </table:table-cell>
          <table:table-cell table:style-name="ce18" office:value-type="float" office:value="0.973098511" calcext:value-type="float">
            <text:p>9,73E-01</text:p>
          </table:table-cell>
          <table:table-cell table:style-name="ce16" table:formula="of:=[.$D964]-[.$E964]" office:value-type="float" office:value="-0.00000640269999996335" calcext:value-type="float">
            <text:p>-0,0000064</text:p>
          </table:table-cell>
        </table:table-row>
        <table:table-row table:style-name="ro1">
          <table:table-cell table:style-name="ce17" office:value-type="float" office:value="963" calcext:value-type="float">
            <text:p>963</text:p>
          </table:table-cell>
          <table:table-cell table:style-name="ce17"/>
          <table:table-cell table:style-name="ce18" office:value-type="float" office:value="6.056990636" calcext:value-type="float">
            <text:p>6,06E+00</text:p>
          </table:table-cell>
          <table:table-cell table:style-name="ce18" office:value-type="float" office:value="0.9745204607" calcext:value-type="float">
            <text:p>9,75E-01</text:p>
          </table:table-cell>
          <table:table-cell table:style-name="ce18" office:value-type="float" office:value="0.9745268728" calcext:value-type="float">
            <text:p>9,75E-01</text:p>
          </table:table-cell>
          <table:table-cell table:style-name="ce16" table:formula="of:=[.$D965]-[.$E965]" office:value-type="float" office:value="-0.00000641209999996395" calcext:value-type="float">
            <text:p>-0,0000064</text:p>
          </table:table-cell>
        </table:table-row>
        <table:table-row table:style-name="ro1">
          <table:table-cell table:style-name="ce17" office:value-type="float" office:value="964" calcext:value-type="float">
            <text:p>964</text:p>
          </table:table-cell>
          <table:table-cell table:style-name="ce17"/>
          <table:table-cell table:style-name="ce18" office:value-type="float" office:value="6.063273821" calcext:value-type="float">
            <text:p>6,06E+00</text:p>
          </table:table-cell>
          <table:table-cell table:style-name="ce18" office:value-type="float" office:value="0.9759103407" calcext:value-type="float">
            <text:p>9,76E-01</text:p>
          </table:table-cell>
          <table:table-cell table:style-name="ce18" office:value-type="float" office:value="0.9759167619" calcext:value-type="float">
            <text:p>9,76E-01</text:p>
          </table:table-cell>
          <table:table-cell table:style-name="ce16" table:formula="of:=[.$D966]-[.$E966]" office:value-type="float" office:value="-0.00000642119999993973" calcext:value-type="float">
            <text:p>-0,0000064</text:p>
          </table:table-cell>
        </table:table-row>
        <table:table-row table:style-name="ro1">
          <table:table-cell table:style-name="ce17" office:value-type="float" office:value="965" calcext:value-type="float">
            <text:p>965</text:p>
          </table:table-cell>
          <table:table-cell table:style-name="ce17"/>
          <table:table-cell table:style-name="ce18" office:value-type="float" office:value="6.069557007" calcext:value-type="float">
            <text:p>6,07E+00</text:p>
          </table:table-cell>
          <table:table-cell table:style-name="ce18" office:value-type="float" office:value="0.9772616934" calcext:value-type="float">
            <text:p>9,77E-01</text:p>
          </table:table-cell>
          <table:table-cell table:style-name="ce18" office:value-type="float" office:value="0.9772681236" calcext:value-type="float">
            <text:p>9,77E-01</text:p>
          </table:table-cell>
          <table:table-cell table:style-name="ce16" table:formula="of:=[.$D967]-[.$E967]" office:value-type="float" office:value="-0.00000643020000001826" calcext:value-type="float">
            <text:p>-0,0000064</text:p>
          </table:table-cell>
        </table:table-row>
        <table:table-row table:style-name="ro1">
          <table:table-cell table:style-name="ce17" office:value-type="float" office:value="966" calcext:value-type="float">
            <text:p>966</text:p>
          </table:table-cell>
          <table:table-cell table:style-name="ce17"/>
          <table:table-cell table:style-name="ce18" office:value-type="float" office:value="6.075840192" calcext:value-type="float">
            <text:p>6,08E+00</text:p>
          </table:table-cell>
          <table:table-cell table:style-name="ce18" office:value-type="float" office:value="0.9785744655" calcext:value-type="float">
            <text:p>9,79E-01</text:p>
          </table:table-cell>
          <table:table-cell table:style-name="ce18" office:value-type="float" office:value="0.9785809043" calcext:value-type="float">
            <text:p>9,79E-01</text:p>
          </table:table-cell>
          <table:table-cell table:style-name="ce16" table:formula="of:=[.$D968]-[.$E968]" office:value-type="float" office:value="-0.00000643879999995267" calcext:value-type="float">
            <text:p>-0,0000064</text:p>
          </table:table-cell>
        </table:table-row>
        <table:table-row table:style-name="ro1">
          <table:table-cell table:style-name="ce17" office:value-type="float" office:value="967" calcext:value-type="float">
            <text:p>967</text:p>
          </table:table-cell>
          <table:table-cell table:style-name="ce17"/>
          <table:table-cell table:style-name="ce18" office:value-type="float" office:value="6.082123377" calcext:value-type="float">
            <text:p>6,08E+00</text:p>
          </table:table-cell>
          <table:table-cell table:style-name="ce18" office:value-type="float" office:value="0.9798486052" calcext:value-type="float">
            <text:p>9,80E-01</text:p>
          </table:table-cell>
          <table:table-cell table:style-name="ce18" office:value-type="float" office:value="0.9798550524" calcext:value-type="float">
            <text:p>9,80E-01</text:p>
          </table:table-cell>
          <table:table-cell table:style-name="ce16" table:formula="of:=[.$D969]-[.$E969]" office:value-type="float" office:value="-0.00000644719999998156" calcext:value-type="float">
            <text:p>-0,0000064</text:p>
          </table:table-cell>
        </table:table-row>
        <table:table-row table:style-name="ro1">
          <table:table-cell table:style-name="ce17" office:value-type="float" office:value="968" calcext:value-type="float">
            <text:p>968</text:p>
          </table:table-cell>
          <table:table-cell table:style-name="ce17"/>
          <table:table-cell table:style-name="ce18" office:value-type="float" office:value="6.088406563" calcext:value-type="float">
            <text:p>6,09E+00</text:p>
          </table:table-cell>
          <table:table-cell table:style-name="ce18" office:value-type="float" office:value="0.9810840621" calcext:value-type="float">
            <text:p>9,81E-01</text:p>
          </table:table-cell>
          <table:table-cell table:style-name="ce18" office:value-type="float" office:value="0.9810905174" calcext:value-type="float">
            <text:p>9,81E-01</text:p>
          </table:table-cell>
          <table:table-cell table:style-name="ce16" table:formula="of:=[.$D970]-[.$E970]" office:value-type="float" office:value="-0.00000645530000009664" calcext:value-type="float">
            <text:p>-0,0000065</text:p>
          </table:table-cell>
        </table:table-row>
        <table:table-row table:style-name="ro1">
          <table:table-cell table:style-name="ce17" office:value-type="float" office:value="969" calcext:value-type="float">
            <text:p>969</text:p>
          </table:table-cell>
          <table:table-cell table:style-name="ce17"/>
          <table:table-cell table:style-name="ce18" office:value-type="float" office:value="6.094689748" calcext:value-type="float">
            <text:p>6,09E+00</text:p>
          </table:table-cell>
          <table:table-cell table:style-name="ce18" office:value-type="float" office:value="0.9822807876" calcext:value-type="float">
            <text:p>9,82E-01</text:p>
          </table:table-cell>
          <table:table-cell table:style-name="ce18" office:value-type="float" office:value="0.9822872507" calcext:value-type="float">
            <text:p>9,82E-01</text:p>
          </table:table-cell>
          <table:table-cell table:style-name="ce16" table:formula="of:=[.$D971]-[.$E971]" office:value-type="float" office:value="-0.00000646309999996486" calcext:value-type="float">
            <text:p>-0,0000065</text:p>
          </table:table-cell>
        </table:table-row>
        <table:table-row table:style-name="ro1">
          <table:table-cell table:style-name="ce17" office:value-type="float" office:value="970" calcext:value-type="float">
            <text:p>970</text:p>
          </table:table-cell>
          <table:table-cell table:style-name="ce17"/>
          <table:table-cell table:style-name="ce18" office:value-type="float" office:value="6.100972933" calcext:value-type="float">
            <text:p>6,10E+00</text:p>
          </table:table-cell>
          <table:table-cell table:style-name="ce18" office:value-type="float" office:value="0.9834387342" calcext:value-type="float">
            <text:p>9,83E-01</text:p>
          </table:table-cell>
          <table:table-cell table:style-name="ce18" office:value-type="float" office:value="0.983445205" calcext:value-type="float">
            <text:p>9,83E-01</text:p>
          </table:table-cell>
          <table:table-cell table:style-name="ce16" table:formula="of:=[.$D972]-[.$E972]" office:value-type="float" office:value="-0.00000647079999993583" calcext:value-type="float">
            <text:p>-0,0000065</text:p>
          </table:table-cell>
        </table:table-row>
        <table:table-row table:style-name="ro1">
          <table:table-cell table:style-name="ce17" office:value-type="float" office:value="971" calcext:value-type="float">
            <text:p>971</text:p>
          </table:table-cell>
          <table:table-cell table:style-name="ce17"/>
          <table:table-cell table:style-name="ce18" office:value-type="float" office:value="6.107256119" calcext:value-type="float">
            <text:p>6,11E+00</text:p>
          </table:table-cell>
          <table:table-cell table:style-name="ce18" office:value-type="float" office:value="0.9845578564" calcext:value-type="float">
            <text:p>9,85E-01</text:p>
          </table:table-cell>
          <table:table-cell table:style-name="ce18" office:value-type="float" office:value="0.9845643345" calcext:value-type="float">
            <text:p>9,85E-01</text:p>
          </table:table-cell>
          <table:table-cell table:style-name="ce16" table:formula="of:=[.$D973]-[.$E973]" office:value-type="float" office:value="-0.00000647809999998472" calcext:value-type="float">
            <text:p>-0,0000065</text:p>
          </table:table-cell>
        </table:table-row>
        <table:table-row table:style-name="ro1">
          <table:table-cell table:style-name="ce17" office:value-type="float" office:value="972" calcext:value-type="float">
            <text:p>972</text:p>
          </table:table-cell>
          <table:table-cell table:style-name="ce17"/>
          <table:table-cell table:style-name="ce18" office:value-type="float" office:value="6.113539304" calcext:value-type="float">
            <text:p>6,11E+00</text:p>
          </table:table-cell>
          <table:table-cell table:style-name="ce18" office:value-type="float" office:value="0.9856381099" calcext:value-type="float">
            <text:p>9,86E-01</text:p>
          </table:table-cell>
          <table:table-cell table:style-name="ce18" office:value-type="float" office:value="0.9856445951" calcext:value-type="float">
            <text:p>9,86E-01</text:p>
          </table:table-cell>
          <table:table-cell table:style-name="ce16" table:formula="of:=[.$D974]-[.$E974]" office:value-type="float" office:value="-0.00000648520000001707" calcext:value-type="float">
            <text:p>-0,0000065</text:p>
          </table:table-cell>
        </table:table-row>
        <table:table-row table:style-name="ro1">
          <table:table-cell table:style-name="ce17" office:value-type="float" office:value="973" calcext:value-type="float">
            <text:p>973</text:p>
          </table:table-cell>
          <table:table-cell table:style-name="ce17"/>
          <table:table-cell table:style-name="ce18" office:value-type="float" office:value="6.119822489" calcext:value-type="float">
            <text:p>6,12E+00</text:p>
          </table:table-cell>
          <table:table-cell table:style-name="ce18" office:value-type="float" office:value="0.9866794521" calcext:value-type="float">
            <text:p>9,87E-01</text:p>
          </table:table-cell>
          <table:table-cell table:style-name="ce18" office:value-type="float" office:value="0.9866859442" calcext:value-type="float">
            <text:p>9,87E-01</text:p>
          </table:table-cell>
          <table:table-cell table:style-name="ce16" table:formula="of:=[.$D975]-[.$E975]" office:value-type="float" office:value="-0.00000649209999992184" calcext:value-type="float">
            <text:p>-0,0000065</text:p>
          </table:table-cell>
        </table:table-row>
        <table:table-row table:style-name="ro1">
          <table:table-cell table:style-name="ce17" office:value-type="float" office:value="974" calcext:value-type="float">
            <text:p>974</text:p>
          </table:table-cell>
          <table:table-cell table:style-name="ce17"/>
          <table:table-cell table:style-name="ce18" office:value-type="float" office:value="6.126105675" calcext:value-type="float">
            <text:p>6,13E+00</text:p>
          </table:table-cell>
          <table:table-cell table:style-name="ce18" office:value-type="float" office:value="0.9876818419" calcext:value-type="float">
            <text:p>9,88E-01</text:p>
          </table:table-cell>
          <table:table-cell table:style-name="ce18" office:value-type="float" office:value="0.9876883406" calcext:value-type="float">
            <text:p>9,88E-01</text:p>
          </table:table-cell>
          <table:table-cell table:style-name="ce16" table:formula="of:=[.$D976]-[.$E976]" office:value-type="float" office:value="-0.00000649869999991282" calcext:value-type="float">
            <text:p>-0,0000065</text:p>
          </table:table-cell>
        </table:table-row>
        <table:table-row table:style-name="ro1">
          <table:table-cell table:style-name="ce17" office:value-type="float" office:value="975" calcext:value-type="float">
            <text:p>975</text:p>
          </table:table-cell>
          <table:table-cell table:style-name="ce17"/>
          <table:table-cell table:style-name="ce18" office:value-type="float" office:value="6.13238886" calcext:value-type="float">
            <text:p>6,13E+00</text:p>
          </table:table-cell>
          <table:table-cell table:style-name="ce18" office:value-type="float" office:value="0.9886452397" calcext:value-type="float">
            <text:p>9,89E-01</text:p>
          </table:table-cell>
          <table:table-cell table:style-name="ce18" office:value-type="float" office:value="0.9886517447" calcext:value-type="float">
            <text:p>9,89E-01</text:p>
          </table:table-cell>
          <table:table-cell table:style-name="ce16" table:formula="of:=[.$D977]-[.$E977]" office:value-type="float" office:value="-0.00000650499999998999" calcext:value-type="float">
            <text:p>-0,0000065</text:p>
          </table:table-cell>
        </table:table-row>
        <table:table-row table:style-name="ro1">
          <table:table-cell table:style-name="ce17" office:value-type="float" office:value="976" calcext:value-type="float">
            <text:p>976</text:p>
          </table:table-cell>
          <table:table-cell table:style-name="ce17"/>
          <table:table-cell table:style-name="ce18" office:value-type="float" office:value="6.138672045" calcext:value-type="float">
            <text:p>6,14E+00</text:p>
          </table:table-cell>
          <table:table-cell table:style-name="ce18" office:value-type="float" office:value="0.9895696075" calcext:value-type="float">
            <text:p>9,90E-01</text:p>
          </table:table-cell>
          <table:table-cell table:style-name="ce18" office:value-type="float" office:value="0.9895761186" calcext:value-type="float">
            <text:p>9,90E-01</text:p>
          </table:table-cell>
          <table:table-cell table:style-name="ce16" table:formula="of:=[.$D978]-[.$E978]" office:value-type="float" office:value="-0.00000651110000005062" calcext:value-type="float">
            <text:p>-0,0000065</text:p>
          </table:table-cell>
        </table:table-row>
        <table:table-row table:style-name="ro1">
          <table:table-cell table:style-name="ce17" office:value-type="float" office:value="977" calcext:value-type="float">
            <text:p>977</text:p>
          </table:table-cell>
          <table:table-cell table:style-name="ce17"/>
          <table:table-cell table:style-name="ce18" office:value-type="float" office:value="6.14495523" calcext:value-type="float">
            <text:p>6,14E+00</text:p>
          </table:table-cell>
          <table:table-cell table:style-name="ce18" office:value-type="float" office:value="0.9904549087" calcext:value-type="float">
            <text:p>9,90E-01</text:p>
          </table:table-cell>
          <table:table-cell table:style-name="ce18" office:value-type="float" office:value="0.9904614257" calcext:value-type="float">
            <text:p>9,90E-01</text:p>
          </table:table-cell>
          <table:table-cell table:style-name="ce16" table:formula="of:=[.$D979]-[.$E979]" office:value-type="float" office:value="-0.00000651699999998368" calcext:value-type="float">
            <text:p>-0,0000065</text:p>
          </table:table-cell>
        </table:table-row>
        <table:table-row table:style-name="ro1">
          <table:table-cell table:style-name="ce17" office:value-type="float" office:value="978" calcext:value-type="float">
            <text:p>978</text:p>
          </table:table-cell>
          <table:table-cell table:style-name="ce17"/>
          <table:table-cell table:style-name="ce18" office:value-type="float" office:value="6.151238416" calcext:value-type="float">
            <text:p>6,15E+00</text:p>
          </table:table-cell>
          <table:table-cell table:style-name="ce18" office:value-type="float" office:value="0.9913011085" calcext:value-type="float">
            <text:p>9,91E-01</text:p>
          </table:table-cell>
          <table:table-cell table:style-name="ce18" office:value-type="float" office:value="0.9913076311" calcext:value-type="float">
            <text:p>9,91E-01</text:p>
          </table:table-cell>
          <table:table-cell table:style-name="ce16" table:formula="of:=[.$D980]-[.$E980]" office:value-type="float" office:value="-0.00000652260000000293" calcext:value-type="float">
            <text:p>-0,0000065</text:p>
          </table:table-cell>
        </table:table-row>
        <table:table-row table:style-name="ro1">
          <table:table-cell table:style-name="ce17" office:value-type="float" office:value="979" calcext:value-type="float">
            <text:p>979</text:p>
          </table:table-cell>
          <table:table-cell table:style-name="ce17"/>
          <table:table-cell table:style-name="ce18" office:value-type="float" office:value="6.157521601" calcext:value-type="float">
            <text:p>6,16E+00</text:p>
          </table:table-cell>
          <table:table-cell table:style-name="ce18" office:value-type="float" office:value="0.9921081735" calcext:value-type="float">
            <text:p>9,92E-01</text:p>
          </table:table-cell>
          <table:table-cell table:style-name="ce18" office:value-type="float" office:value="0.9921147013" calcext:value-type="float">
            <text:p>9,92E-01</text:p>
          </table:table-cell>
          <table:table-cell table:style-name="ce16" table:formula="of:=[.$D981]-[.$E981]" office:value-type="float" office:value="-0.00000652779999998909" calcext:value-type="float">
            <text:p>-0,0000065</text:p>
          </table:table-cell>
        </table:table-row>
        <table:table-row table:style-name="ro1">
          <table:table-cell table:style-name="ce17" office:value-type="float" office:value="980" calcext:value-type="float">
            <text:p>980</text:p>
          </table:table-cell>
          <table:table-cell table:style-name="ce17"/>
          <table:table-cell table:style-name="ce18" office:value-type="float" office:value="6.163804786" calcext:value-type="float">
            <text:p>6,16E+00</text:p>
          </table:table-cell>
          <table:table-cell table:style-name="ce18" office:value-type="float" office:value="0.9928760717" calcext:value-type="float">
            <text:p>9,93E-01</text:p>
          </table:table-cell>
          <table:table-cell table:style-name="ce18" office:value-type="float" office:value="0.9928826046" calcext:value-type="float">
            <text:p>9,93E-01</text:p>
          </table:table-cell>
          <table:table-cell table:style-name="ce16" table:formula="of:=[.$D982]-[.$E982]" office:value-type="float" office:value="-0.00000653289999996698" calcext:value-type="float">
            <text:p>-0,0000065</text:p>
          </table:table-cell>
        </table:table-row>
        <table:table-row table:style-name="ro1">
          <table:table-cell table:style-name="ce17" office:value-type="float" office:value="981" calcext:value-type="float">
            <text:p>981</text:p>
          </table:table-cell>
          <table:table-cell table:style-name="ce17"/>
          <table:table-cell table:style-name="ce18" office:value-type="float" office:value="6.170087972" calcext:value-type="float">
            <text:p>6,17E+00</text:p>
          </table:table-cell>
          <table:table-cell table:style-name="ce18" office:value-type="float" office:value="0.9936047728" calcext:value-type="float">
            <text:p>9,94E-01</text:p>
          </table:table-cell>
          <table:table-cell table:style-name="ce18" office:value-type="float" office:value="0.9936113105" calcext:value-type="float">
            <text:p>9,94E-01</text:p>
          </table:table-cell>
          <table:table-cell table:style-name="ce16" table:formula="of:=[.$D983]-[.$E983]" office:value-type="float" office:value="-0.00000653770000003107" calcext:value-type="float">
            <text:p>-0,0000065</text:p>
          </table:table-cell>
        </table:table-row>
        <table:table-row table:style-name="ro1">
          <table:table-cell table:style-name="ce17" office:value-type="float" office:value="982" calcext:value-type="float">
            <text:p>982</text:p>
          </table:table-cell>
          <table:table-cell table:style-name="ce17"/>
          <table:table-cell table:style-name="ce18" office:value-type="float" office:value="6.176371157" calcext:value-type="float">
            <text:p>6,18E+00</text:p>
          </table:table-cell>
          <table:table-cell table:style-name="ce18" office:value-type="float" office:value="0.9942942482" calcext:value-type="float">
            <text:p>9,94E-01</text:p>
          </table:table-cell>
          <table:table-cell table:style-name="ce18" office:value-type="float" office:value="0.9943007904" calcext:value-type="float">
            <text:p>9,94E-01</text:p>
          </table:table-cell>
          <table:table-cell table:style-name="ce16" table:formula="of:=[.$D984]-[.$E984]" office:value-type="float" office:value="-0.00000654220000007033" calcext:value-type="float">
            <text:p>-0,0000065</text:p>
          </table:table-cell>
        </table:table-row>
        <table:table-row table:style-name="ro1">
          <table:table-cell table:style-name="ce17" office:value-type="float" office:value="983" calcext:value-type="float">
            <text:p>983</text:p>
          </table:table-cell>
          <table:table-cell table:style-name="ce17"/>
          <table:table-cell table:style-name="ce18" office:value-type="float" office:value="6.182654342" calcext:value-type="float">
            <text:p>6,18E+00</text:p>
          </table:table-cell>
          <table:table-cell table:style-name="ce18" office:value-type="float" office:value="0.9949444705" calcext:value-type="float">
            <text:p>9,95E-01</text:p>
          </table:table-cell>
          <table:table-cell table:style-name="ce18" office:value-type="float" office:value="0.994951017" calcext:value-type="float">
            <text:p>9,95E-01</text:p>
          </table:table-cell>
          <table:table-cell table:style-name="ce16" table:formula="of:=[.$D985]-[.$E985]" office:value-type="float" office:value="-0.00000654649999998203" calcext:value-type="float">
            <text:p>-0,0000065</text:p>
          </table:table-cell>
        </table:table-row>
        <table:table-row table:style-name="ro1">
          <table:table-cell table:style-name="ce17" office:value-type="float" office:value="984" calcext:value-type="float">
            <text:p>984</text:p>
          </table:table-cell>
          <table:table-cell table:style-name="ce17"/>
          <table:table-cell table:style-name="ce18" office:value-type="float" office:value="6.188937528" calcext:value-type="float">
            <text:p>6,19E+00</text:p>
          </table:table-cell>
          <table:table-cell table:style-name="ce18" office:value-type="float" office:value="0.9955554141" calcext:value-type="float">
            <text:p>9,96E-01</text:p>
          </table:table-cell>
          <table:table-cell table:style-name="ce18" office:value-type="float" office:value="0.9955619646" calcext:value-type="float">
            <text:p>9,96E-01</text:p>
          </table:table-cell>
          <table:table-cell table:style-name="ce16" table:formula="of:=[.$D986]-[.$E986]" office:value-type="float" office:value="-0.00000655049999997992" calcext:value-type="float">
            <text:p>-0,0000066</text:p>
          </table:table-cell>
        </table:table-row>
        <table:table-row table:style-name="ro1">
          <table:table-cell table:style-name="ce17" office:value-type="float" office:value="985" calcext:value-type="float">
            <text:p>985</text:p>
          </table:table-cell>
          <table:table-cell table:style-name="ce17"/>
          <table:table-cell table:style-name="ce18" office:value-type="float" office:value="6.195220713" calcext:value-type="float">
            <text:p>6,20E+00</text:p>
          </table:table-cell>
          <table:table-cell table:style-name="ce18" office:value-type="float" office:value="0.9961270549" calcext:value-type="float">
            <text:p>9,96E-01</text:p>
          </table:table-cell>
          <table:table-cell table:style-name="ce18" office:value-type="float" office:value="0.9961336091" calcext:value-type="float">
            <text:p>9,96E-01</text:p>
          </table:table-cell>
          <table:table-cell table:style-name="ce16" table:formula="of:=[.$D987]-[.$E987]" office:value-type="float" office:value="-0.00000655419999995299" calcext:value-type="float">
            <text:p>-0,0000066</text:p>
          </table:table-cell>
        </table:table-row>
        <table:table-row table:style-name="ro1">
          <table:table-cell table:style-name="ce17" office:value-type="float" office:value="986" calcext:value-type="float">
            <text:p>986</text:p>
          </table:table-cell>
          <table:table-cell table:style-name="ce17"/>
          <table:table-cell table:style-name="ce18" office:value-type="float" office:value="6.201503898" calcext:value-type="float">
            <text:p>6,20E+00</text:p>
          </table:table-cell>
          <table:table-cell table:style-name="ce18" office:value-type="float" office:value="0.9966593702" calcext:value-type="float">
            <text:p>9,97E-01</text:p>
          </table:table-cell>
          <table:table-cell table:style-name="ce18" office:value-type="float" office:value="0.996665928" calcext:value-type="float">
            <text:p>9,97E-01</text:p>
          </table:table-cell>
          <table:table-cell table:style-name="ce16" table:formula="of:=[.$D988]-[.$E988]" office:value-type="float" office:value="-0.00000655780000002881" calcext:value-type="float">
            <text:p>-0,0000066</text:p>
          </table:table-cell>
        </table:table-row>
        <table:table-row table:style-name="ro1">
          <table:table-cell table:style-name="ce17" office:value-type="float" office:value="987" calcext:value-type="float">
            <text:p>987</text:p>
          </table:table-cell>
          <table:table-cell table:style-name="ce17"/>
          <table:table-cell table:style-name="ce18" office:value-type="float" office:value="6.207787083" calcext:value-type="float">
            <text:p>6,21E+00</text:p>
          </table:table-cell>
          <table:table-cell table:style-name="ce18" office:value-type="float" office:value="0.9971523392" calcext:value-type="float">
            <text:p>9,97E-01</text:p>
          </table:table-cell>
          <table:table-cell table:style-name="ce18" office:value-type="float" office:value="0.9971589003" calcext:value-type="float">
            <text:p>9,97E-01</text:p>
          </table:table-cell>
          <table:table-cell table:style-name="ce16" table:formula="of:=[.$D989]-[.$E989]" office:value-type="float" office:value="-0.00000656109999996879" calcext:value-type="float">
            <text:p>-0,0000066</text:p>
          </table:table-cell>
        </table:table-row>
        <table:table-row table:style-name="ro1">
          <table:table-cell table:style-name="ce17" office:value-type="float" office:value="988" calcext:value-type="float">
            <text:p>988</text:p>
          </table:table-cell>
          <table:table-cell table:style-name="ce17"/>
          <table:table-cell table:style-name="ce18" office:value-type="float" office:value="6.214070269" calcext:value-type="float">
            <text:p>6,21E+00</text:p>
          </table:table-cell>
          <table:table-cell table:style-name="ce18" office:value-type="float" office:value="0.9976059423" calcext:value-type="float">
            <text:p>9,98E-01</text:p>
          </table:table-cell>
          <table:table-cell table:style-name="ce18" office:value-type="float" office:value="0.9976125064" calcext:value-type="float">
            <text:p>9,98E-01</text:p>
          </table:table-cell>
          <table:table-cell table:style-name="ce16" table:formula="of:=[.$D990]-[.$E990]" office:value-type="float" office:value="-0.00000656409999999497" calcext:value-type="float">
            <text:p>-0,0000066</text:p>
          </table:table-cell>
        </table:table-row>
        <table:table-row table:style-name="ro1">
          <table:table-cell table:style-name="ce17" office:value-type="float" office:value="989" calcext:value-type="float">
            <text:p>989</text:p>
          </table:table-cell>
          <table:table-cell table:style-name="ce17"/>
          <table:table-cell table:style-name="ce18" office:value-type="float" office:value="6.220353454" calcext:value-type="float">
            <text:p>6,22E+00</text:p>
          </table:table-cell>
          <table:table-cell table:style-name="ce18" office:value-type="float" office:value="0.9980201617" calcext:value-type="float">
            <text:p>9,98E-01</text:p>
          </table:table-cell>
          <table:table-cell table:style-name="ce18" office:value-type="float" office:value="0.9980267284" calcext:value-type="float">
            <text:p>9,98E-01</text:p>
          </table:table-cell>
          <table:table-cell table:style-name="ce16" table:formula="of:=[.$D991]-[.$E991]" office:value-type="float" office:value="-0.00000656669999998805" calcext:value-type="float">
            <text:p>-0,0000066</text:p>
          </table:table-cell>
        </table:table-row>
        <table:table-row table:style-name="ro1">
          <table:table-cell table:style-name="ce17" office:value-type="float" office:value="990" calcext:value-type="float">
            <text:p>990</text:p>
          </table:table-cell>
          <table:table-cell table:style-name="ce17"/>
          <table:table-cell table:style-name="ce18" office:value-type="float" office:value="6.226636639" calcext:value-type="float">
            <text:p>6,23E+00</text:p>
          </table:table-cell>
          <table:table-cell table:style-name="ce18" office:value-type="float" office:value="0.9983949809" calcext:value-type="float">
            <text:p>9,98E-01</text:p>
          </table:table-cell>
          <table:table-cell table:style-name="ce18" office:value-type="float" office:value="0.9984015501" calcext:value-type="float">
            <text:p>9,98E-01</text:p>
          </table:table-cell>
          <table:table-cell table:style-name="ce16" table:formula="of:=[.$D992]-[.$E992]" office:value-type="float" office:value="-0.00000656920000008387" calcext:value-type="float">
            <text:p>-0,0000066</text:p>
          </table:table-cell>
        </table:table-row>
        <table:table-row table:style-name="ro1">
          <table:table-cell table:style-name="ce17" office:value-type="float" office:value="991" calcext:value-type="float">
            <text:p>991</text:p>
          </table:table-cell>
          <table:table-cell table:style-name="ce17"/>
          <table:table-cell table:style-name="ce18" office:value-type="float" office:value="6.232919825" calcext:value-type="float">
            <text:p>6,23E+00</text:p>
          </table:table-cell>
          <table:table-cell table:style-name="ce18" office:value-type="float" office:value="0.9987303852" calcext:value-type="float">
            <text:p>9,99E-01</text:p>
          </table:table-cell>
          <table:table-cell table:style-name="ce18" office:value-type="float" office:value="0.9987369566" calcext:value-type="float">
            <text:p>9,99E-01</text:p>
          </table:table-cell>
          <table:table-cell table:style-name="ce16" table:formula="of:=[.$D993]-[.$E993]" office:value-type="float" office:value="-0.00000657140000004386" calcext:value-type="float">
            <text:p>-0,0000066</text:p>
          </table:table-cell>
        </table:table-row>
        <table:table-row table:style-name="ro1">
          <table:table-cell table:style-name="ce17" office:value-type="float" office:value="992" calcext:value-type="float">
            <text:p>992</text:p>
          </table:table-cell>
          <table:table-cell table:style-name="ce17"/>
          <table:table-cell table:style-name="ce18" office:value-type="float" office:value="6.23920301" calcext:value-type="float">
            <text:p>6,24E+00</text:p>
          </table:table-cell>
          <table:table-cell table:style-name="ce18" office:value-type="float" office:value="0.9990263613" calcext:value-type="float">
            <text:p>9,99E-01</text:p>
          </table:table-cell>
          <table:table-cell table:style-name="ce18" office:value-type="float" office:value="0.9990329347" calcext:value-type="float">
            <text:p>9,99E-01</text:p>
          </table:table-cell>
          <table:table-cell table:style-name="ce16" table:formula="of:=[.$D994]-[.$E994]" office:value-type="float" office:value="-0.0000065733999999873" calcext:value-type="float">
            <text:p>-0,0000066</text:p>
          </table:table-cell>
        </table:table-row>
        <table:table-row table:style-name="ro1">
          <table:table-cell table:style-name="ce17" office:value-type="float" office:value="993" calcext:value-type="float">
            <text:p>993</text:p>
          </table:table-cell>
          <table:table-cell table:style-name="ce17"/>
          <table:table-cell table:style-name="ce18" office:value-type="float" office:value="6.245486195" calcext:value-type="float">
            <text:p>6,25E+00</text:p>
          </table:table-cell>
          <table:table-cell table:style-name="ce18" office:value-type="float" office:value="0.9992828976" calcext:value-type="float">
            <text:p>9,99E-01</text:p>
          </table:table-cell>
          <table:table-cell table:style-name="ce18" office:value-type="float" office:value="0.9992894726" calcext:value-type="float">
            <text:p>9,99E-01</text:p>
          </table:table-cell>
          <table:table-cell table:style-name="ce16" table:formula="of:=[.$D995]-[.$E995]" office:value-type="float" office:value="-0.00000657500000000866" calcext:value-type="float">
            <text:p>-0,0000066</text:p>
          </table:table-cell>
        </table:table-row>
        <table:table-row table:style-name="ro1">
          <table:table-cell table:style-name="ce17" office:value-type="float" office:value="994" calcext:value-type="float">
            <text:p>994</text:p>
          </table:table-cell>
          <table:table-cell table:style-name="ce17"/>
          <table:table-cell table:style-name="ce18" office:value-type="float" office:value="6.251769381" calcext:value-type="float">
            <text:p>6,25E+00</text:p>
          </table:table-cell>
          <table:table-cell table:style-name="ce18" office:value-type="float" office:value="0.9994999839" calcext:value-type="float">
            <text:p>9,99E-01</text:p>
          </table:table-cell>
          <table:table-cell table:style-name="ce18" office:value-type="float" office:value="0.9995065604" calcext:value-type="float">
            <text:p>1,00E+00</text:p>
          </table:table-cell>
          <table:table-cell table:style-name="ce16" table:formula="of:=[.$D996]-[.$E996]" office:value-type="float" office:value="-0.00000657650000002175" calcext:value-type="float">
            <text:p>-0,0000066</text:p>
          </table:table-cell>
        </table:table-row>
        <table:table-row table:style-name="ro1">
          <table:table-cell table:style-name="ce17" office:value-type="float" office:value="995" calcext:value-type="float">
            <text:p>995</text:p>
          </table:table-cell>
          <table:table-cell table:style-name="ce17"/>
          <table:table-cell table:style-name="ce18" office:value-type="float" office:value="6.258052566" calcext:value-type="float">
            <text:p>6,26E+00</text:p>
          </table:table-cell>
          <table:table-cell table:style-name="ce18" office:value-type="float" office:value="0.9996776116" calcext:value-type="float">
            <text:p>1,00E+00</text:p>
          </table:table-cell>
          <table:table-cell table:style-name="ce18" office:value-type="float" office:value="0.9996841893" calcext:value-type="float">
            <text:p>1,00E+00</text:p>
          </table:table-cell>
          <table:table-cell table:style-name="ce16" table:formula="of:=[.$D997]-[.$E997]" office:value-type="float" office:value="-0.00000657770000001001" calcext:value-type="float">
            <text:p>-0,0000066</text:p>
          </table:table-cell>
        </table:table-row>
        <table:table-row table:style-name="ro1">
          <table:table-cell table:style-name="ce17" office:value-type="float" office:value="996" calcext:value-type="float">
            <text:p>996</text:p>
          </table:table-cell>
          <table:table-cell table:style-name="ce17"/>
          <table:table-cell table:style-name="ce18" office:value-type="float" office:value="6.264335751" calcext:value-type="float">
            <text:p>6,26E+00</text:p>
          </table:table-cell>
          <table:table-cell table:style-name="ce18" office:value-type="float" office:value="0.9998157738" calcext:value-type="float">
            <text:p>1,00E+00</text:p>
          </table:table-cell>
          <table:table-cell table:style-name="ce18" office:value-type="float" office:value="0.9998223524" calcext:value-type="float">
            <text:p>1,00E+00</text:p>
          </table:table-cell>
          <table:table-cell table:style-name="ce16" table:formula="of:=[.$D998]-[.$E998]" office:value-type="float" office:value="-0.00000657859999997346" calcext:value-type="float">
            <text:p>-0,0000066</text:p>
          </table:table-cell>
        </table:table-row>
        <table:table-row table:style-name="ro1">
          <table:table-cell table:style-name="ce17" office:value-type="float" office:value="997" calcext:value-type="float">
            <text:p>997</text:p>
          </table:table-cell>
          <table:table-cell table:style-name="ce17"/>
          <table:table-cell table:style-name="ce18" office:value-type="float" office:value="6.270618937" calcext:value-type="float">
            <text:p>6,27E+00</text:p>
          </table:table-cell>
          <table:table-cell table:style-name="ce18" office:value-type="float" office:value="0.999914465" calcext:value-type="float">
            <text:p>1,00E+00</text:p>
          </table:table-cell>
          <table:table-cell table:style-name="ce18" office:value-type="float" office:value="0.9999210442" calcext:value-type="float">
            <text:p>1,00E+00</text:p>
          </table:table-cell>
          <table:table-cell table:style-name="ce16" table:formula="of:=[.$D999]-[.$E999]" office:value-type="float" office:value="-0.0000065792000000231" calcext:value-type="float">
            <text:p>-0,0000066</text:p>
          </table:table-cell>
        </table:table-row>
        <table:table-row table:style-name="ro1">
          <table:table-cell table:style-name="ce17" office:value-type="float" office:value="998" calcext:value-type="float">
            <text:p>998</text:p>
          </table:table-cell>
          <table:table-cell table:style-name="ce17"/>
          <table:table-cell table:style-name="ce18" office:value-type="float" office:value="6.276902122" calcext:value-type="float">
            <text:p>6,28E+00</text:p>
          </table:table-cell>
          <table:table-cell table:style-name="ce18" office:value-type="float" office:value="0.9999736813" calcext:value-type="float">
            <text:p>1,00E+00</text:p>
          </table:table-cell>
          <table:table-cell table:style-name="ce18" office:value-type="float" office:value="0.9999802609" calcext:value-type="float">
            <text:p>1,00E+00</text:p>
          </table:table-cell>
          <table:table-cell table:style-name="ce16" table:formula="of:=[.$D1000]-[.$E1000]" office:value-type="float" office:value="-0.00000657959999994517" calcext:value-type="float">
            <text:p>-0,0000066</text:p>
          </table:table-cell>
        </table:table-row>
        <table:table-row table:style-name="ro1">
          <table:table-cell table:style-name="ce17" office:value-type="float" office:value="999" calcext:value-type="float">
            <text:p>999</text:p>
          </table:table-cell>
          <table:table-cell table:style-name="ce17"/>
          <table:table-cell table:style-name="ce18" office:value-type="float" office:value="6.283185307" calcext:value-type="float">
            <text:p>6,28E+00</text:p>
          </table:table-cell>
          <table:table-cell table:style-name="ce18" office:value-type="float" office:value="0.9999934203" calcext:value-type="float">
            <text:p>1,00E+00</text:p>
          </table:table-cell>
          <table:table-cell table:style-name="ce18" office:value-type="float" office:value="1" calcext:value-type="float">
            <text:p>1,00E+00</text:p>
          </table:table-cell>
          <table:table-cell table:style-name="ce16" table:formula="of:=[.$D1001]-[.$E1001]" office:value-type="float" office:value="-0.00000657969999995345" calcext:value-type="float">
            <text:p>-0,0000066</text:p>
          </table:table-cell>
        </table:table-row>
        <table:table-row table:style-name="ro1">
          <table:table-cell table:style-name="ce17" office:value-type="float" office:value="1000" calcext:value-type="float">
            <text:p>1000</text:p>
          </table:table-cell>
          <table:table-cell table:style-name="ce17"/>
          <table:table-cell table:style-name="ce18" office:value-type="float" office:value="6.289468492" calcext:value-type="float">
            <text:p>6,29E+00</text:p>
          </table:table-cell>
          <table:table-cell table:style-name="ce18" office:value-type="float" office:value="0.9999934203" calcext:value-type="float">
            <text:p>1,00E+00</text:p>
          </table:table-cell>
          <table:table-cell table:style-name="ce18" office:value-type="float" office:value="0.9999802609" calcext:value-type="float">
            <text:p>1,00E+00</text:p>
          </table:table-cell>
          <table:table-cell table:style-name="ce16" table:formula="of:=[.$D1002]-[.$E1002]" office:value-type="float" office:value="0.0000131594000000179" calcext:value-type="float">
            <text:p>0,0000132</text:p>
          </table:table-cell>
        </table:table-row>
        <table:table-row table:style-name="ro1" table:number-rows-repeated="1047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00:37:59.2254924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01:32:26.742930975</dc:date>
    <meta:editing-duration>PT32M19S</meta:editing-duration>
    <meta:editing-cycles>7</meta:editing-cycles>
    <meta:generator>LibreOffice/5.1.6.2$Linux_X86_64 LibreOffice_project/10m0$Build-2</meta:generator>
    <meta:document-statistic meta:table-count="5" meta:cell-count="92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draw:stroke="dash" draw:stroke-dash="_32__20_Dots_20_1_20_Dash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61cm" svg:height="16.277cm" xlink:href=".." xlink:type="simple" chart:class="chart:scatter" chart:style-name="ch1">
        <chart:legend chart:legend-position="end" svg:x="22.88cm" svg:y="7.59cm" style:legend-expansion="high" chart:style-name="ch2"/>
        <chart:plot-area chart:style-name="ch3" table:cell-range-address="derivación50.C3:derivación50.E52" chart:data-source-has-labels="row" svg:x="1.462cm" svg:y="1.155cm" svg:width="21.749cm" svg:height="15.299cm">
          <chartooo:coordinate-region svg:x="3.301cm" svg:y="1.354cm" svg:width="19.167cm" svg:height="14.9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rivación50.D3:derivación50.D52" loext:label-string="aproximación" chart:class="chart:scatter">
            <chart:domain table:cell-range-address="derivación50.C3:derivación50.C52"/>
            <chart:data-point chart:repeated="50"/>
          </chart:series>
          <chart:series chart:style-name="ch7" chart:values-cell-range-address="derivación50.E3:derivación50.E52" loext:label-string="cos_x" chart:class="chart:scatte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aproximación</text:p>
              </table:table-cell>
              <table:table-cell office:value-type="string">
                <text:p>cos_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13274123">
                <text:p>0.2513274123</text:p>
                <draw:g>
                  <svg:desc>derivación50.C3:derivación50.C52</svg:desc>
                </draw:g>
              </table:table-cell>
              <table:table-cell office:value-type="float" office:value="0.9735303957">
                <text:p>0.9735303957</text:p>
                <draw:g>
                  <svg:desc>derivación50.D3:derivación50.D52</svg:desc>
                </draw:g>
              </table:table-cell>
              <table:table-cell office:value-type="float" office:value="0.9685831611">
                <text:p>0.9685831611</text:p>
                <draw:g>
                  <svg:desc>derivación50.E3:derivación50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69911184">
                <text:p>0.3769911184</text:p>
              </table:table-cell>
              <table:table-cell office:value-type="float" office:value="0.9273313437">
                <text:p>0.9273313437</text:p>
              </table:table-cell>
              <table:table-cell office:value-type="float" office:value="0.9297764859">
                <text:p>0.9297764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26548246">
                <text:p>0.5026548246</text:p>
              </table:table-cell>
              <table:table-cell office:value-type="float" office:value="0.8740021536">
                <text:p>0.8740021536</text:p>
              </table:table-cell>
              <table:table-cell office:value-type="float" office:value="0.87630668">
                <text:p>0.87630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83185307">
                <text:p>0.6283185307</text:p>
              </table:table-cell>
              <table:table-cell office:value-type="float" office:value="0.8068894275">
                <text:p>0.8068894275</text:p>
              </table:table-cell>
              <table:table-cell office:value-type="float" office:value="0.8090169944">
                <text:p>0.8090169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39822369">
                <text:p>0.7539822369</text:p>
              </table:table-cell>
              <table:table-cell office:value-type="float" office:value="0.7270515732">
                <text:p>0.7270515732</text:p>
              </table:table-cell>
              <table:table-cell office:value-type="float" office:value="0.7289686274">
                <text:p>0.7289686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9645943">
                <text:p>0.879645943</text:p>
              </table:table-cell>
              <table:table-cell office:value-type="float" office:value="0.6357476812">
                <text:p>0.6357476812</text:p>
              </table:table-cell>
              <table:table-cell office:value-type="float" office:value="0.6374239897">
                <text:p>0.6374239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5309649">
                <text:p>1.005309649</text:p>
              </table:table-cell>
              <table:table-cell office:value-type="float" office:value="0.5344176684">
                <text:p>0.5344176684</text:p>
              </table:table-cell>
              <table:table-cell office:value-type="float" office:value="0.535826795">
                <text:p>0.535826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30973355">
                <text:p>1.130973355</text:p>
              </table:table-cell>
              <table:table-cell office:value-type="float" office:value="0.4246595698">
                <text:p>0.4246595698</text:p>
              </table:table-cell>
              <table:table-cell office:value-type="float" office:value="0.4257792916">
                <text:p>0.4257792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6637061">
                <text:p>1.256637061</text:p>
              </table:table-cell>
              <table:table-cell office:value-type="float" office:value="0.3082043362">
                <text:p>0.3082043362</text:p>
              </table:table-cell>
              <table:table-cell office:value-type="float" office:value="0.3090169944">
                <text:p>0.3090169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82300768">
                <text:p>1.382300768</text:p>
              </table:table-cell>
              <table:table-cell office:value-type="float" office:value="0.186888536">
                <text:p>0.186888536</text:p>
              </table:table-cell>
              <table:table-cell office:value-type="float" office:value="0.1873813146">
                <text:p>0.1873813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07964474">
                <text:p>1.507964474</text:p>
              </table:table-cell>
              <table:table-cell office:value-type="float" office:value="0.06262539194">
                <text:p>0.06262539194</text:p>
              </table:table-cell>
              <table:table-cell office:value-type="float" office:value="0.06279051953">
                <text:p>0.06279051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3362818">
                <text:p>1.63362818</text:p>
              </table:table-cell>
              <table:table-cell office:value-type="float" office:value="-0.06262539194">
                <text:p>-0.06262539194</text:p>
              </table:table-cell>
              <table:table-cell office:value-type="float" office:value="-0.06279051953">
                <text:p>-0.06279051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59291886">
                <text:p>1.759291886</text:p>
              </table:table-cell>
              <table:table-cell office:value-type="float" office:value="-0.186888536">
                <text:p>-0.186888536</text:p>
              </table:table-cell>
              <table:table-cell office:value-type="float" office:value="-0.1873813146">
                <text:p>-0.1873813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84955592">
                <text:p>1.884955592</text:p>
              </table:table-cell>
              <table:table-cell office:value-type="float" office:value="-0.3082043362">
                <text:p>-0.3082043362</text:p>
              </table:table-cell>
              <table:table-cell office:value-type="float" office:value="-0.3090169944">
                <text:p>-0.30901699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10619298">
                <text:p>2.010619298</text:p>
              </table:table-cell>
              <table:table-cell office:value-type="float" office:value="-0.4246595698">
                <text:p>-0.4246595698</text:p>
              </table:table-cell>
              <table:table-cell office:value-type="float" office:value="-0.4257792916">
                <text:p>-0.4257792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36283004">
                <text:p>2.136283004</text:p>
              </table:table-cell>
              <table:table-cell office:value-type="float" office:value="-0.5344176684">
                <text:p>-0.5344176684</text:p>
              </table:table-cell>
              <table:table-cell office:value-type="float" office:value="-0.535826795">
                <text:p>-0.535826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1946711">
                <text:p>2.261946711</text:p>
              </table:table-cell>
              <table:table-cell office:value-type="float" office:value="-0.6357476812">
                <text:p>-0.6357476812</text:p>
              </table:table-cell>
              <table:table-cell office:value-type="float" office:value="-0.6374239897">
                <text:p>-0.6374239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87610417">
                <text:p>2.387610417</text:p>
              </table:table-cell>
              <table:table-cell office:value-type="float" office:value="-0.7270515732">
                <text:p>-0.7270515732</text:p>
              </table:table-cell>
              <table:table-cell office:value-type="float" office:value="-0.7289686274">
                <text:p>-0.7289686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13274123">
                <text:p>2.513274123</text:p>
              </table:table-cell>
              <table:table-cell office:value-type="float" office:value="-0.8068894275">
                <text:p>-0.8068894275</text:p>
              </table:table-cell>
              <table:table-cell office:value-type="float" office:value="-0.8090169944">
                <text:p>-0.8090169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38937829">
                <text:p>2.638937829</text:p>
              </table:table-cell>
              <table:table-cell office:value-type="float" office:value="-0.8740021536">
                <text:p>-0.8740021536</text:p>
              </table:table-cell>
              <table:table-cell office:value-type="float" office:value="-0.87630668">
                <text:p>-0.87630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64601535">
                <text:p>2.764601535</text:p>
              </table:table-cell>
              <table:table-cell office:value-type="float" office:value="-0.9273313437">
                <text:p>-0.9273313437</text:p>
              </table:table-cell>
              <table:table-cell office:value-type="float" office:value="-0.9297764859">
                <text:p>-0.9297764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90265241">
                <text:p>2.890265241</text:p>
              </table:table-cell>
              <table:table-cell office:value-type="float" office:value="-0.9660359644">
                <text:p>-0.9660359644</text:p>
              </table:table-cell>
              <table:table-cell office:value-type="float" office:value="-0.9685831611">
                <text:p>-0.96858316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15928947">
                <text:p>3.015928947</text:p>
              </table:table-cell>
              <table:table-cell office:value-type="float" office:value="-0.989505621">
                <text:p>-0.989505621</text:p>
              </table:table-cell>
              <table:table-cell office:value-type="float" office:value="-0.9921147013">
                <text:p>-0.9921147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41592654">
                <text:p>3.141592654</text:p>
              </table:table-cell>
              <table:table-cell office:value-type="float" office:value="-0.9973701828">
                <text:p>-0.99737018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6725636">
                <text:p>3.26725636</text:p>
              </table:table-cell>
              <table:table-cell office:value-type="float" office:value="-0.989505621">
                <text:p>-0.989505621</text:p>
              </table:table-cell>
              <table:table-cell office:value-type="float" office:value="-0.9921147013">
                <text:p>-0.9921147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92920066">
                <text:p>3.392920066</text:p>
              </table:table-cell>
              <table:table-cell office:value-type="float" office:value="-0.9660359644">
                <text:p>-0.9660359644</text:p>
              </table:table-cell>
              <table:table-cell office:value-type="float" office:value="-0.9685831611">
                <text:p>-0.96858316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18583772">
                <text:p>3.518583772</text:p>
              </table:table-cell>
              <table:table-cell office:value-type="float" office:value="-0.9273313437">
                <text:p>-0.9273313437</text:p>
              </table:table-cell>
              <table:table-cell office:value-type="float" office:value="-0.9297764859">
                <text:p>-0.92977648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44247478">
                <text:p>3.644247478</text:p>
              </table:table-cell>
              <table:table-cell office:value-type="float" office:value="-0.8740021536">
                <text:p>-0.8740021536</text:p>
              </table:table-cell>
              <table:table-cell office:value-type="float" office:value="-0.87630668">
                <text:p>-0.87630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69911184">
                <text:p>3.769911184</text:p>
              </table:table-cell>
              <table:table-cell office:value-type="float" office:value="-0.8068894275">
                <text:p>-0.8068894275</text:p>
              </table:table-cell>
              <table:table-cell office:value-type="float" office:value="-0.8090169944">
                <text:p>-0.8090169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9557489">
                <text:p>3.89557489</text:p>
              </table:table-cell>
              <table:table-cell office:value-type="float" office:value="-0.7270515732">
                <text:p>-0.7270515732</text:p>
              </table:table-cell>
              <table:table-cell office:value-type="float" office:value="-0.7289686274">
                <text:p>-0.7289686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21238597">
                <text:p>4.021238597</text:p>
              </table:table-cell>
              <table:table-cell office:value-type="float" office:value="-0.6357476812">
                <text:p>-0.6357476812</text:p>
              </table:table-cell>
              <table:table-cell office:value-type="float" office:value="-0.6374239897">
                <text:p>-0.6374239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46902303">
                <text:p>4.146902303</text:p>
              </table:table-cell>
              <table:table-cell office:value-type="float" office:value="-0.5344176684">
                <text:p>-0.5344176684</text:p>
              </table:table-cell>
              <table:table-cell office:value-type="float" office:value="-0.535826795">
                <text:p>-0.535826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72566009">
                <text:p>4.272566009</text:p>
              </table:table-cell>
              <table:table-cell office:value-type="float" office:value="-0.4246595698">
                <text:p>-0.4246595698</text:p>
              </table:table-cell>
              <table:table-cell office:value-type="float" office:value="-0.4257792916">
                <text:p>-0.4257792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98229715">
                <text:p>4.398229715</text:p>
              </table:table-cell>
              <table:table-cell office:value-type="float" office:value="-0.3082043362">
                <text:p>-0.3082043362</text:p>
              </table:table-cell>
              <table:table-cell office:value-type="float" office:value="-0.3090169944">
                <text:p>-0.3090169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523893421">
                <text:p>4.523893421</text:p>
              </table:table-cell>
              <table:table-cell office:value-type="float" office:value="-0.186888536">
                <text:p>-0.186888536</text:p>
              </table:table-cell>
              <table:table-cell office:value-type="float" office:value="-0.1873813146">
                <text:p>-0.1873813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649557127">
                <text:p>4.649557127</text:p>
              </table:table-cell>
              <table:table-cell office:value-type="float" office:value="-0.06262539194">
                <text:p>-0.06262539194</text:p>
              </table:table-cell>
              <table:table-cell office:value-type="float" office:value="-0.06279051953">
                <text:p>-0.062790519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75220833">
                <text:p>4.775220833</text:p>
              </table:table-cell>
              <table:table-cell office:value-type="float" office:value="0.06262539194">
                <text:p>0.06262539194</text:p>
              </table:table-cell>
              <table:table-cell office:value-type="float" office:value="0.06279051953">
                <text:p>0.06279051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0088454">
                <text:p>4.90088454</text:p>
              </table:table-cell>
              <table:table-cell office:value-type="float" office:value="0.186888536">
                <text:p>0.186888536</text:p>
              </table:table-cell>
              <table:table-cell office:value-type="float" office:value="0.1873813146">
                <text:p>0.1873813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026548246">
                <text:p>5.026548246</text:p>
              </table:table-cell>
              <table:table-cell office:value-type="float" office:value="0.3082043362">
                <text:p>0.3082043362</text:p>
              </table:table-cell>
              <table:table-cell office:value-type="float" office:value="0.3090169944">
                <text:p>0.3090169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152211952">
                <text:p>5.152211952</text:p>
              </table:table-cell>
              <table:table-cell office:value-type="float" office:value="0.4246595698">
                <text:p>0.4246595698</text:p>
              </table:table-cell>
              <table:table-cell office:value-type="float" office:value="0.4257792916">
                <text:p>0.4257792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277875658">
                <text:p>5.277875658</text:p>
              </table:table-cell>
              <table:table-cell office:value-type="float" office:value="0.5344176684">
                <text:p>0.5344176684</text:p>
              </table:table-cell>
              <table:table-cell office:value-type="float" office:value="0.535826795">
                <text:p>0.535826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403539364">
                <text:p>5.403539364</text:p>
              </table:table-cell>
              <table:table-cell office:value-type="float" office:value="0.6357476812">
                <text:p>0.6357476812</text:p>
              </table:table-cell>
              <table:table-cell office:value-type="float" office:value="0.6374239897">
                <text:p>0.63742398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52920307">
                <text:p>5.52920307</text:p>
              </table:table-cell>
              <table:table-cell office:value-type="float" office:value="0.7270515732">
                <text:p>0.7270515732</text:p>
              </table:table-cell>
              <table:table-cell office:value-type="float" office:value="0.7289686274">
                <text:p>0.7289686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654866776">
                <text:p>5.654866776</text:p>
              </table:table-cell>
              <table:table-cell office:value-type="float" office:value="0.8068894275">
                <text:p>0.8068894275</text:p>
              </table:table-cell>
              <table:table-cell office:value-type="float" office:value="0.8090169944">
                <text:p>0.8090169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780530483">
                <text:p>5.780530483</text:p>
              </table:table-cell>
              <table:table-cell office:value-type="float" office:value="0.8740021536">
                <text:p>0.8740021536</text:p>
              </table:table-cell>
              <table:table-cell office:value-type="float" office:value="0.87630668">
                <text:p>0.87630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906194189">
                <text:p>5.906194189</text:p>
              </table:table-cell>
              <table:table-cell office:value-type="float" office:value="0.9273313437">
                <text:p>0.9273313437</text:p>
              </table:table-cell>
              <table:table-cell office:value-type="float" office:value="0.9297764859">
                <text:p>0.9297764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031857895">
                <text:p>6.031857895</text:p>
              </table:table-cell>
              <table:table-cell office:value-type="float" office:value="0.9660359644">
                <text:p>0.9660359644</text:p>
              </table:table-cell>
              <table:table-cell office:value-type="float" office:value="0.9685831611">
                <text:p>0.96858316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157521601">
                <text:p>6.157521601</text:p>
              </table:table-cell>
              <table:table-cell office:value-type="float" office:value="0.989505621">
                <text:p>0.989505621</text:p>
              </table:table-cell>
              <table:table-cell office:value-type="float" office:value="0.9921147013">
                <text:p>0.9921147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283185307">
                <text:p>6.283185307</text:p>
              </table:table-cell>
              <table:table-cell office:value-type="float" office:value="0.9973701828">
                <text:p>0.9973701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408849013">
                <text:p>6.408849013</text:p>
              </table:table-cell>
              <table:table-cell office:value-type="float" office:value="0.9973701828">
                <text:p>0.9973701828</text:p>
              </table:table-cell>
              <table:table-cell office:value-type="float" office:value="0.9921147013">
                <text:p>0.9921147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draw:stroke="dash" draw:stroke-dash="_32__20_Dots_20_1_20_Dash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26cm" svg:height="16.014cm" xlink:href=".." xlink:type="simple" chart:class="chart:scatter" chart:style-name="ch1">
        <chart:legend chart:legend-position="end" svg:x="22.245cm" svg:y="7.459cm" style:legend-expansion="high" chart:style-name="ch2"/>
        <chart:plot-area chart:style-name="ch3" table:cell-range-address="derivación100.C3:derivación100.E102" chart:data-source-has-labels="row" svg:x="0.528cm" svg:y="0.32cm" svg:width="21.189cm" svg:height="15.374cm">
          <chartooo:coordinate-region svg:x="2.367cm" svg:y="0.519cm" svg:width="18.607cm" svg:height="14.9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rivación100.D3:derivación100.D102" loext:label-string="aproximación" chart:class="chart:scatter">
            <chart:domain table:cell-range-address="derivación100.C3:derivación100.C102"/>
            <chart:data-point chart:repeated="100"/>
          </chart:series>
          <chart:series chart:style-name="ch7" chart:values-cell-range-address="derivación100.E3:derivación100.E102" loext:label-string="cos_x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aproximación</text:p>
              </table:table-cell>
              <table:table-cell office:value-type="string">
                <text:p>cos_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6637061">
                <text:p>0.1256637061</text:p>
                <draw:g>
                  <svg:desc>derivación100.C3:derivación100.C102</svg:desc>
                </draw:g>
              </table:table-cell>
              <table:table-cell office:value-type="float" office:value="0.9934107016">
                <text:p>0.9934107016</text:p>
                <draw:g>
                  <svg:desc>derivación100.D3:derivación100.D102</svg:desc>
                </draw:g>
              </table:table-cell>
              <table:table-cell office:value-type="float" office:value="0.9921147013">
                <text:p>0.9921147013</text:p>
                <draw:g>
                  <svg:desc>derivación100.E3:derivación100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84955592">
                <text:p>0.1884955592</text:p>
              </table:table-cell>
              <table:table-cell office:value-type="float" office:value="0.9816410592">
                <text:p>0.9816410592</text:p>
              </table:table-cell>
              <table:table-cell office:value-type="float" office:value="0.9822872507">
                <text:p>0.9822872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13274123">
                <text:p>0.2513274123</text:p>
              </table:table-cell>
              <table:table-cell office:value-type="float" office:value="0.9679459847">
                <text:p>0.9679459847</text:p>
              </table:table-cell>
              <table:table-cell office:value-type="float" office:value="0.9685831611">
                <text:p>0.9685831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41592654">
                <text:p>0.3141592654</text:p>
              </table:table-cell>
              <table:table-cell office:value-type="float" office:value="0.9504308697">
                <text:p>0.9504308697</text:p>
              </table:table-cell>
              <table:table-cell office:value-type="float" office:value="0.9510565163">
                <text:p>0.9510565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69911184">
                <text:p>0.3769911184</text:p>
              </table:table-cell>
              <table:table-cell office:value-type="float" office:value="0.9291648382">
                <text:p>0.9291648382</text:p>
              </table:table-cell>
              <table:table-cell office:value-type="float" office:value="0.9297764859">
                <text:p>0.9297764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98229715">
                <text:p>0.4398229715</text:p>
              </table:table-cell>
              <table:table-cell office:value-type="float" office:value="0.9042318176">
                <text:p>0.9042318176</text:p>
              </table:table-cell>
              <table:table-cell office:value-type="float" office:value="0.9048270525">
                <text:p>0.9048270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26548246">
                <text:p>0.5026548246</text:p>
              </table:table-cell>
              <table:table-cell office:value-type="float" office:value="0.8757302072">
                <text:p>0.8757302072</text:p>
              </table:table-cell>
              <table:table-cell office:value-type="float" office:value="0.87630668">
                <text:p>0.87630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54866776">
                <text:p>0.5654866776</text:p>
              </table:table-cell>
              <table:table-cell office:value-type="float" office:value="0.8437724896">
                <text:p>0.8437724896</text:p>
              </table:table-cell>
              <table:table-cell office:value-type="float" office:value="0.8443279255">
                <text:p>0.8443279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83185307">
                <text:p>0.6283185307</text:p>
              </table:table-cell>
              <table:table-cell office:value-type="float" office:value="0.8084847876">
                <text:p>0.8084847876</text:p>
              </table:table-cell>
              <table:table-cell office:value-type="float" office:value="0.8090169944">
                <text:p>0.8090169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11503838">
                <text:p>0.6911503838</text:p>
              </table:table-cell>
              <table:table-cell office:value-type="float" office:value="0.7700063654">
                <text:p>0.7700063654</text:p>
              </table:table-cell>
              <table:table-cell office:value-type="float" office:value="0.7705132428">
                <text:p>0.7705132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39822369">
                <text:p>0.7539822369</text:p>
              </table:table-cell>
              <table:table-cell office:value-type="float" office:value="0.72848908">
                <text:p>0.72848908</text:p>
              </table:table-cell>
              <table:table-cell office:value-type="float" office:value="0.7289686274">
                <text:p>0.7289686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68140899">
                <text:p>0.8168140899</text:p>
              </table:table-cell>
              <table:table-cell office:value-type="float" office:value="0.6840967809">
                <text:p>0.6840967809</text:p>
              </table:table-cell>
              <table:table-cell office:value-type="float" office:value="0.6845471059">
                <text:p>0.6845471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9645943">
                <text:p>0.879645943</text:p>
              </table:table-cell>
              <table:table-cell office:value-type="float" office:value="0.6370046644">
                <text:p>0.6370046644</text:p>
              </table:table-cell>
              <table:table-cell office:value-type="float" office:value="0.6374239897">
                <text:p>0.63742398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24777961">
                <text:p>0.9424777961</text:p>
              </table:table-cell>
              <table:table-cell office:value-type="float" office:value="0.5873985814">
                <text:p>0.5873985814</text:p>
              </table:table-cell>
              <table:table-cell office:value-type="float" office:value="0.5877852523">
                <text:p>0.5877852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5309649">
                <text:p>1.005309649</text:p>
              </table:table-cell>
              <table:table-cell office:value-type="float" office:value="0.5354743047">
                <text:p>0.5354743047</text:p>
              </table:table-cell>
              <table:table-cell office:value-type="float" office:value="0.535826795">
                <text:p>0.535826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68141502">
                <text:p>1.068141502</text:p>
              </table:table-cell>
              <table:table-cell office:value-type="float" office:value="0.4814367555">
                <text:p>0.4814367555</text:p>
              </table:table-cell>
              <table:table-cell office:value-type="float" office:value="0.4817536741">
                <text:p>0.4817536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30973355">
                <text:p>1.130973355</text:p>
              </table:table-cell>
              <table:table-cell office:value-type="float" office:value="0.4254991953">
                <text:p>0.4254991953</text:p>
              </table:table-cell>
              <table:table-cell office:value-type="float" office:value="0.4257792916">
                <text:p>0.4257792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93805208">
                <text:p>1.193805208</text:p>
              </table:table-cell>
              <table:table-cell office:value-type="float" office:value="0.3678823842">
                <text:p>0.3678823842</text:p>
              </table:table-cell>
              <table:table-cell office:value-type="float" office:value="0.3681245527">
                <text:p>0.3681245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56637061">
                <text:p>1.256637061</text:p>
              </table:table-cell>
              <table:table-cell office:value-type="float" office:value="0.3088137095">
                <text:p>0.3088137095</text:p>
              </table:table-cell>
              <table:table-cell office:value-type="float" office:value="0.3090169944">
                <text:p>0.3090169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19468915">
                <text:p>1.319468915</text:p>
              </table:table-cell>
              <table:table-cell office:value-type="float" office:value="0.2485262881">
                <text:p>0.2485262881</text:p>
              </table:table-cell>
              <table:table-cell office:value-type="float" office:value="0.2486898872">
                <text:p>0.2486898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2300768">
                <text:p>1.382300768</text:p>
              </table:table-cell>
              <table:table-cell office:value-type="float" office:value="0.187258047">
                <text:p>0.187258047</text:p>
              </table:table-cell>
              <table:table-cell office:value-type="float" office:value="0.1873813146">
                <text:p>0.1873813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45132621">
                <text:p>1.445132621</text:p>
              </table:table-cell>
              <table:table-cell office:value-type="float" office:value="0.1252507839">
                <text:p>0.1252507839</text:p>
              </table:table-cell>
              <table:table-cell office:value-type="float" office:value="0.1253332336">
                <text:p>0.1253332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07964474">
                <text:p>1.507964474</text:p>
              </table:table-cell>
              <table:table-cell office:value-type="float" office:value="0.06274921318">
                <text:p>0.06274921318</text:p>
              </table:table-cell>
              <table:table-cell office:value-type="float" office:value="0.06279051953">
                <text:p>0.06279051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70796327">
                <text:p>1.570796327</text:p>
              </table:table-cell>
              <table:table-cell office:value-type="float" office:value="0">
                <text:p>0</text:p>
              </table:table-cell>
              <table:table-cell office:value-type="float" office:value="-1.60812265E-016">
                <text:p>-1.60812265E-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3362818">
                <text:p>1.63362818</text:p>
              </table:table-cell>
              <table:table-cell office:value-type="float" office:value="-0.06274921318">
                <text:p>-0.06274921318</text:p>
              </table:table-cell>
              <table:table-cell office:value-type="float" office:value="-0.06279051953">
                <text:p>-0.06279051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96460033">
                <text:p>1.696460033</text:p>
              </table:table-cell>
              <table:table-cell office:value-type="float" office:value="-0.1252507839">
                <text:p>-0.1252507839</text:p>
              </table:table-cell>
              <table:table-cell office:value-type="float" office:value="-0.1253332336">
                <text:p>-0.1253332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59291886">
                <text:p>1.759291886</text:p>
              </table:table-cell>
              <table:table-cell office:value-type="float" office:value="-0.187258047">
                <text:p>-0.187258047</text:p>
              </table:table-cell>
              <table:table-cell office:value-type="float" office:value="-0.1873813146">
                <text:p>-0.1873813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22123739">
                <text:p>1.822123739</text:p>
              </table:table-cell>
              <table:table-cell office:value-type="float" office:value="-0.2485262881">
                <text:p>-0.2485262881</text:p>
              </table:table-cell>
              <table:table-cell office:value-type="float" office:value="-0.2486898872">
                <text:p>-0.2486898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84955592">
                <text:p>1.884955592</text:p>
              </table:table-cell>
              <table:table-cell office:value-type="float" office:value="-0.3088137095">
                <text:p>-0.3088137095</text:p>
              </table:table-cell>
              <table:table-cell office:value-type="float" office:value="-0.3090169944">
                <text:p>-0.3090169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47787445">
                <text:p>1.947787445</text:p>
              </table:table-cell>
              <table:table-cell office:value-type="float" office:value="-0.3678823842">
                <text:p>-0.3678823842</text:p>
              </table:table-cell>
              <table:table-cell office:value-type="float" office:value="-0.3681245527">
                <text:p>-0.3681245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10619298">
                <text:p>2.010619298</text:p>
              </table:table-cell>
              <table:table-cell office:value-type="float" office:value="-0.4254991953">
                <text:p>-0.4254991953</text:p>
              </table:table-cell>
              <table:table-cell office:value-type="float" office:value="-0.4257792916">
                <text:p>-0.42577929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73451151">
                <text:p>2.073451151</text:p>
              </table:table-cell>
              <table:table-cell office:value-type="float" office:value="-0.4814367555">
                <text:p>-0.4814367555</text:p>
              </table:table-cell>
              <table:table-cell office:value-type="float" office:value="-0.4817536741">
                <text:p>-0.4817536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6283004">
                <text:p>2.136283004</text:p>
              </table:table-cell>
              <table:table-cell office:value-type="float" office:value="-0.5354743047">
                <text:p>-0.5354743047</text:p>
              </table:table-cell>
              <table:table-cell office:value-type="float" office:value="-0.535826795">
                <text:p>-0.5358267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99114858">
                <text:p>2.199114858</text:p>
              </table:table-cell>
              <table:table-cell office:value-type="float" office:value="-0.5873985814">
                <text:p>-0.5873985814</text:p>
              </table:table-cell>
              <table:table-cell office:value-type="float" office:value="-0.5877852523">
                <text:p>-0.58778525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61946711">
                <text:p>2.261946711</text:p>
              </table:table-cell>
              <table:table-cell office:value-type="float" office:value="-0.6370046644">
                <text:p>-0.6370046644</text:p>
              </table:table-cell>
              <table:table-cell office:value-type="float" office:value="-0.6374239897">
                <text:p>-0.6374239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24778564">
                <text:p>2.324778564</text:p>
              </table:table-cell>
              <table:table-cell office:value-type="float" office:value="-0.6840967809">
                <text:p>-0.6840967809</text:p>
              </table:table-cell>
              <table:table-cell office:value-type="float" office:value="-0.6845471059">
                <text:p>-0.6845471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87610417">
                <text:p>2.387610417</text:p>
              </table:table-cell>
              <table:table-cell office:value-type="float" office:value="-0.72848908">
                <text:p>-0.72848908</text:p>
              </table:table-cell>
              <table:table-cell office:value-type="float" office:value="-0.7289686274">
                <text:p>-0.7289686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5044227">
                <text:p>2.45044227</text:p>
              </table:table-cell>
              <table:table-cell office:value-type="float" office:value="-0.7700063654">
                <text:p>-0.7700063654</text:p>
              </table:table-cell>
              <table:table-cell office:value-type="float" office:value="-0.7705132428">
                <text:p>-0.7705132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13274123">
                <text:p>2.513274123</text:p>
              </table:table-cell>
              <table:table-cell office:value-type="float" office:value="-0.8084847876">
                <text:p>-0.8084847876</text:p>
              </table:table-cell>
              <table:table-cell office:value-type="float" office:value="-0.8090169944">
                <text:p>-0.8090169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76105976">
                <text:p>2.576105976</text:p>
              </table:table-cell>
              <table:table-cell office:value-type="float" office:value="-0.8437724896">
                <text:p>-0.8437724896</text:p>
              </table:table-cell>
              <table:table-cell office:value-type="float" office:value="-0.8443279255">
                <text:p>-0.8443279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38937829">
                <text:p>2.638937829</text:p>
              </table:table-cell>
              <table:table-cell office:value-type="float" office:value="-0.8757302072">
                <text:p>-0.8757302072</text:p>
              </table:table-cell>
              <table:table-cell office:value-type="float" office:value="-0.87630668">
                <text:p>-0.87630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01769682">
                <text:p>2.701769682</text:p>
              </table:table-cell>
              <table:table-cell office:value-type="float" office:value="-0.9042318176">
                <text:p>-0.9042318176</text:p>
              </table:table-cell>
              <table:table-cell office:value-type="float" office:value="-0.9048270525">
                <text:p>-0.90482705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64601535">
                <text:p>2.764601535</text:p>
              </table:table-cell>
              <table:table-cell office:value-type="float" office:value="-0.9291648382">
                <text:p>-0.9291648382</text:p>
              </table:table-cell>
              <table:table-cell office:value-type="float" office:value="-0.9297764859">
                <text:p>-0.9297764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27433388">
                <text:p>2.827433388</text:p>
              </table:table-cell>
              <table:table-cell office:value-type="float" office:value="-0.9504308697">
                <text:p>-0.9504308697</text:p>
              </table:table-cell>
              <table:table-cell office:value-type="float" office:value="-0.9510565163">
                <text:p>-0.9510565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90265241">
                <text:p>2.890265241</text:p>
              </table:table-cell>
              <table:table-cell office:value-type="float" office:value="-0.9679459847">
                <text:p>-0.9679459847</text:p>
              </table:table-cell>
              <table:table-cell office:value-type="float" office:value="-0.9685831611">
                <text:p>-0.9685831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53097094">
                <text:p>2.953097094</text:p>
              </table:table-cell>
              <table:table-cell office:value-type="float" office:value="-0.9816410592">
                <text:p>-0.9816410592</text:p>
              </table:table-cell>
              <table:table-cell office:value-type="float" office:value="-0.9822872507">
                <text:p>-0.9822872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15928947">
                <text:p>3.015928947</text:p>
              </table:table-cell>
              <table:table-cell office:value-type="float" office:value="-0.9914620448">
                <text:p>-0.9914620448</text:p>
              </table:table-cell>
              <table:table-cell office:value-type="float" office:value="-0.9921147013">
                <text:p>-0.99211470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78760801">
                <text:p>3.078760801</text:p>
              </table:table-cell>
              <table:table-cell office:value-type="float" office:value="-0.9973701828">
                <text:p>-0.9973701828</text:p>
              </table:table-cell>
              <table:table-cell office:value-type="float" office:value="-0.9980267284">
                <text:p>-0.9980267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41592654">
                <text:p>3.141592654</text:p>
              </table:table-cell>
              <table:table-cell office:value-type="float" office:value="-0.9993421562">
                <text:p>-0.99934215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04424507">
                <text:p>3.204424507</text:p>
              </table:table-cell>
              <table:table-cell office:value-type="float" office:value="-0.9973701828">
                <text:p>-0.9973701828</text:p>
              </table:table-cell>
              <table:table-cell office:value-type="float" office:value="-0.9980267284">
                <text:p>-0.9980267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6725636">
                <text:p>3.26725636</text:p>
              </table:table-cell>
              <table:table-cell office:value-type="float" office:value="-0.9914620448">
                <text:p>-0.9914620448</text:p>
              </table:table-cell>
              <table:table-cell office:value-type="float" office:value="-0.9921147013">
                <text:p>-0.99211470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30088213">
                <text:p>3.330088213</text:p>
              </table:table-cell>
              <table:table-cell office:value-type="float" office:value="-0.9816410592">
                <text:p>-0.9816410592</text:p>
              </table:table-cell>
              <table:table-cell office:value-type="float" office:value="-0.9822872507">
                <text:p>-0.9822872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92920066">
                <text:p>3.392920066</text:p>
              </table:table-cell>
              <table:table-cell office:value-type="float" office:value="-0.9679459847">
                <text:p>-0.9679459847</text:p>
              </table:table-cell>
              <table:table-cell office:value-type="float" office:value="-0.9685831611">
                <text:p>-0.96858316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55751919">
                <text:p>3.455751919</text:p>
              </table:table-cell>
              <table:table-cell office:value-type="float" office:value="-0.9504308697">
                <text:p>-0.9504308697</text:p>
              </table:table-cell>
              <table:table-cell office:value-type="float" office:value="-0.9510565163">
                <text:p>-0.9510565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18583772">
                <text:p>3.518583772</text:p>
              </table:table-cell>
              <table:table-cell office:value-type="float" office:value="-0.9291648382">
                <text:p>-0.9291648382</text:p>
              </table:table-cell>
              <table:table-cell office:value-type="float" office:value="-0.9297764859">
                <text:p>-0.92977648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81415625">
                <text:p>3.581415625</text:p>
              </table:table-cell>
              <table:table-cell office:value-type="float" office:value="-0.9042318176">
                <text:p>-0.9042318176</text:p>
              </table:table-cell>
              <table:table-cell office:value-type="float" office:value="-0.9048270525">
                <text:p>-0.90482705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44247478">
                <text:p>3.644247478</text:p>
              </table:table-cell>
              <table:table-cell office:value-type="float" office:value="-0.8757302072">
                <text:p>-0.8757302072</text:p>
              </table:table-cell>
              <table:table-cell office:value-type="float" office:value="-0.87630668">
                <text:p>-0.876306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07079331">
                <text:p>3.707079331</text:p>
              </table:table-cell>
              <table:table-cell office:value-type="float" office:value="-0.8437724896">
                <text:p>-0.8437724896</text:p>
              </table:table-cell>
              <table:table-cell office:value-type="float" office:value="-0.8443279255">
                <text:p>-0.8443279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769911184">
                <text:p>3.769911184</text:p>
              </table:table-cell>
              <table:table-cell office:value-type="float" office:value="-0.8084847876">
                <text:p>-0.8084847876</text:p>
              </table:table-cell>
              <table:table-cell office:value-type="float" office:value="-0.8090169944">
                <text:p>-0.8090169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32743037">
                <text:p>3.832743037</text:p>
              </table:table-cell>
              <table:table-cell office:value-type="float" office:value="-0.7700063654">
                <text:p>-0.7700063654</text:p>
              </table:table-cell>
              <table:table-cell office:value-type="float" office:value="-0.7705132428">
                <text:p>-0.77051324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9557489">
                <text:p>3.89557489</text:p>
              </table:table-cell>
              <table:table-cell office:value-type="float" office:value="-0.72848908">
                <text:p>-0.72848908</text:p>
              </table:table-cell>
              <table:table-cell office:value-type="float" office:value="-0.7289686274">
                <text:p>-0.7289686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58406744">
                <text:p>3.958406744</text:p>
              </table:table-cell>
              <table:table-cell office:value-type="float" office:value="-0.6840967809">
                <text:p>-0.6840967809</text:p>
              </table:table-cell>
              <table:table-cell office:value-type="float" office:value="-0.6845471059">
                <text:p>-0.6845471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21238597">
                <text:p>4.021238597</text:p>
              </table:table-cell>
              <table:table-cell office:value-type="float" office:value="-0.6370046644">
                <text:p>-0.6370046644</text:p>
              </table:table-cell>
              <table:table-cell office:value-type="float" office:value="-0.6374239897">
                <text:p>-0.63742398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08407045">
                <text:p>4.08407045</text:p>
              </table:table-cell>
              <table:table-cell office:value-type="float" office:value="-0.5873985814">
                <text:p>-0.5873985814</text:p>
              </table:table-cell>
              <table:table-cell office:value-type="float" office:value="-0.5877852523">
                <text:p>-0.58778525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46902303">
                <text:p>4.146902303</text:p>
              </table:table-cell>
              <table:table-cell office:value-type="float" office:value="-0.5354743047">
                <text:p>-0.5354743047</text:p>
              </table:table-cell>
              <table:table-cell office:value-type="float" office:value="-0.535826795">
                <text:p>-0.535826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209734156">
                <text:p>4.209734156</text:p>
              </table:table-cell>
              <table:table-cell office:value-type="float" office:value="-0.4814367555">
                <text:p>-0.4814367555</text:p>
              </table:table-cell>
              <table:table-cell office:value-type="float" office:value="-0.4817536741">
                <text:p>-0.4817536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72566009">
                <text:p>4.272566009</text:p>
              </table:table-cell>
              <table:table-cell office:value-type="float" office:value="-0.4254991953">
                <text:p>-0.4254991953</text:p>
              </table:table-cell>
              <table:table-cell office:value-type="float" office:value="-0.4257792916">
                <text:p>-0.4257792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35397862">
                <text:p>4.335397862</text:p>
              </table:table-cell>
              <table:table-cell office:value-type="float" office:value="-0.3678823842">
                <text:p>-0.3678823842</text:p>
              </table:table-cell>
              <table:table-cell office:value-type="float" office:value="-0.3681245527">
                <text:p>-0.36812455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398229715">
                <text:p>4.398229715</text:p>
              </table:table-cell>
              <table:table-cell office:value-type="float" office:value="-0.3088137095">
                <text:p>-0.3088137095</text:p>
              </table:table-cell>
              <table:table-cell office:value-type="float" office:value="-0.3090169944">
                <text:p>-0.30901699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61061568">
                <text:p>4.461061568</text:p>
              </table:table-cell>
              <table:table-cell office:value-type="float" office:value="-0.2485262881">
                <text:p>-0.2485262881</text:p>
              </table:table-cell>
              <table:table-cell office:value-type="float" office:value="-0.2486898872">
                <text:p>-0.24868988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23893421">
                <text:p>4.523893421</text:p>
              </table:table-cell>
              <table:table-cell office:value-type="float" office:value="-0.187258047">
                <text:p>-0.187258047</text:p>
              </table:table-cell>
              <table:table-cell office:value-type="float" office:value="-0.1873813146">
                <text:p>-0.18738131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586725274">
                <text:p>4.586725274</text:p>
              </table:table-cell>
              <table:table-cell office:value-type="float" office:value="-0.1252507839">
                <text:p>-0.1252507839</text:p>
              </table:table-cell>
              <table:table-cell office:value-type="float" office:value="-0.1253332336">
                <text:p>-0.1253332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649557127">
                <text:p>4.649557127</text:p>
              </table:table-cell>
              <table:table-cell office:value-type="float" office:value="-0.06274921318">
                <text:p>-0.06274921318</text:p>
              </table:table-cell>
              <table:table-cell office:value-type="float" office:value="-0.06279051953">
                <text:p>-0.062790519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71238898">
                <text:p>4.71238898</text:p>
              </table:table-cell>
              <table:table-cell office:value-type="float" office:value="0">
                <text:p>0</text:p>
              </table:table-cell>
              <table:table-cell office:value-type="float" office:value="-1.836970199E-016">
                <text:p>-1.836970199E-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775220833">
                <text:p>4.775220833</text:p>
              </table:table-cell>
              <table:table-cell office:value-type="float" office:value="0.06274921318">
                <text:p>0.06274921318</text:p>
              </table:table-cell>
              <table:table-cell office:value-type="float" office:value="0.06279051953">
                <text:p>0.062790519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838052687">
                <text:p>4.838052687</text:p>
              </table:table-cell>
              <table:table-cell office:value-type="float" office:value="0.1252507839">
                <text:p>0.1252507839</text:p>
              </table:table-cell>
              <table:table-cell office:value-type="float" office:value="0.1253332336">
                <text:p>0.12533323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90088454">
                <text:p>4.90088454</text:p>
              </table:table-cell>
              <table:table-cell office:value-type="float" office:value="0.187258047">
                <text:p>0.187258047</text:p>
              </table:table-cell>
              <table:table-cell office:value-type="float" office:value="0.1873813146">
                <text:p>0.18738131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963716393">
                <text:p>4.963716393</text:p>
              </table:table-cell>
              <table:table-cell office:value-type="float" office:value="0.2485262881">
                <text:p>0.2485262881</text:p>
              </table:table-cell>
              <table:table-cell office:value-type="float" office:value="0.2486898872">
                <text:p>0.2486898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26548246">
                <text:p>5.026548246</text:p>
              </table:table-cell>
              <table:table-cell office:value-type="float" office:value="0.3088137095">
                <text:p>0.3088137095</text:p>
              </table:table-cell>
              <table:table-cell office:value-type="float" office:value="0.3090169944">
                <text:p>0.3090169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089380099">
                <text:p>5.089380099</text:p>
              </table:table-cell>
              <table:table-cell office:value-type="float" office:value="0.3678823842">
                <text:p>0.3678823842</text:p>
              </table:table-cell>
              <table:table-cell office:value-type="float" office:value="0.3681245527">
                <text:p>0.36812455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152211952">
                <text:p>5.152211952</text:p>
              </table:table-cell>
              <table:table-cell office:value-type="float" office:value="0.4254991953">
                <text:p>0.4254991953</text:p>
              </table:table-cell>
              <table:table-cell office:value-type="float" office:value="0.4257792916">
                <text:p>0.42577929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215043805">
                <text:p>5.215043805</text:p>
              </table:table-cell>
              <table:table-cell office:value-type="float" office:value="0.4814367555">
                <text:p>0.4814367555</text:p>
              </table:table-cell>
              <table:table-cell office:value-type="float" office:value="0.4817536741">
                <text:p>0.48175367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277875658">
                <text:p>5.277875658</text:p>
              </table:table-cell>
              <table:table-cell office:value-type="float" office:value="0.5354743047">
                <text:p>0.5354743047</text:p>
              </table:table-cell>
              <table:table-cell office:value-type="float" office:value="0.535826795">
                <text:p>0.5358267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340707511">
                <text:p>5.340707511</text:p>
              </table:table-cell>
              <table:table-cell office:value-type="float" office:value="0.5873985814">
                <text:p>0.5873985814</text:p>
              </table:table-cell>
              <table:table-cell office:value-type="float" office:value="0.5877852523">
                <text:p>0.5877852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403539364">
                <text:p>5.403539364</text:p>
              </table:table-cell>
              <table:table-cell office:value-type="float" office:value="0.6370046644">
                <text:p>0.6370046644</text:p>
              </table:table-cell>
              <table:table-cell office:value-type="float" office:value="0.6374239897">
                <text:p>0.63742398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466371217">
                <text:p>5.466371217</text:p>
              </table:table-cell>
              <table:table-cell office:value-type="float" office:value="0.6840967809">
                <text:p>0.6840967809</text:p>
              </table:table-cell>
              <table:table-cell office:value-type="float" office:value="0.6845471059">
                <text:p>0.68454710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52920307">
                <text:p>5.52920307</text:p>
              </table:table-cell>
              <table:table-cell office:value-type="float" office:value="0.72848908">
                <text:p>0.72848908</text:p>
              </table:table-cell>
              <table:table-cell office:value-type="float" office:value="0.7289686274">
                <text:p>0.7289686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592034923">
                <text:p>5.592034923</text:p>
              </table:table-cell>
              <table:table-cell office:value-type="float" office:value="0.7700063654">
                <text:p>0.7700063654</text:p>
              </table:table-cell>
              <table:table-cell office:value-type="float" office:value="0.7705132428">
                <text:p>0.77051324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654866776">
                <text:p>5.654866776</text:p>
              </table:table-cell>
              <table:table-cell office:value-type="float" office:value="0.8084847876">
                <text:p>0.8084847876</text:p>
              </table:table-cell>
              <table:table-cell office:value-type="float" office:value="0.8090169944">
                <text:p>0.80901699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71769863">
                <text:p>5.71769863</text:p>
              </table:table-cell>
              <table:table-cell office:value-type="float" office:value="0.8437724896">
                <text:p>0.8437724896</text:p>
              </table:table-cell>
              <table:table-cell office:value-type="float" office:value="0.8443279255">
                <text:p>0.8443279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780530483">
                <text:p>5.780530483</text:p>
              </table:table-cell>
              <table:table-cell office:value-type="float" office:value="0.8757302072">
                <text:p>0.8757302072</text:p>
              </table:table-cell>
              <table:table-cell office:value-type="float" office:value="0.87630668">
                <text:p>0.87630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843362336">
                <text:p>5.843362336</text:p>
              </table:table-cell>
              <table:table-cell office:value-type="float" office:value="0.9042318176">
                <text:p>0.9042318176</text:p>
              </table:table-cell>
              <table:table-cell office:value-type="float" office:value="0.9048270525">
                <text:p>0.90482705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906194189">
                <text:p>5.906194189</text:p>
              </table:table-cell>
              <table:table-cell office:value-type="float" office:value="0.9291648382">
                <text:p>0.9291648382</text:p>
              </table:table-cell>
              <table:table-cell office:value-type="float" office:value="0.9297764859">
                <text:p>0.92977648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969026042">
                <text:p>5.969026042</text:p>
              </table:table-cell>
              <table:table-cell office:value-type="float" office:value="0.9504308697">
                <text:p>0.9504308697</text:p>
              </table:table-cell>
              <table:table-cell office:value-type="float" office:value="0.9510565163">
                <text:p>0.95105651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031857895">
                <text:p>6.031857895</text:p>
              </table:table-cell>
              <table:table-cell office:value-type="float" office:value="0.9679459847">
                <text:p>0.9679459847</text:p>
              </table:table-cell>
              <table:table-cell office:value-type="float" office:value="0.9685831611">
                <text:p>0.96858316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094689748">
                <text:p>6.094689748</text:p>
              </table:table-cell>
              <table:table-cell office:value-type="float" office:value="0.9816410592">
                <text:p>0.9816410592</text:p>
              </table:table-cell>
              <table:table-cell office:value-type="float" office:value="0.9822872507">
                <text:p>0.98228725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157521601">
                <text:p>6.157521601</text:p>
              </table:table-cell>
              <table:table-cell office:value-type="float" office:value="0.9914620448">
                <text:p>0.9914620448</text:p>
              </table:table-cell>
              <table:table-cell office:value-type="float" office:value="0.9921147013">
                <text:p>0.9921147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220353454">
                <text:p>6.220353454</text:p>
              </table:table-cell>
              <table:table-cell office:value-type="float" office:value="0.9973701828">
                <text:p>0.9973701828</text:p>
              </table:table-cell>
              <table:table-cell office:value-type="float" office:value="0.9980267284">
                <text:p>0.9980267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283185307">
                <text:p>6.283185307</text:p>
              </table:table-cell>
              <table:table-cell office:value-type="float" office:value="0.9993421562">
                <text:p>0.9993421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4601716">
                <text:p>6.34601716</text:p>
              </table:table-cell>
              <table:table-cell office:value-type="float" office:value="0.9993421562">
                <text:p>0.9993421562</text:p>
              </table:table-cell>
              <table:table-cell office:value-type="float" office:value="0.9980267284">
                <text:p>0.99802672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draw:stroke="dash" draw:stroke-dash="_32__20_Dots_20_1_20_Dash"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68cm" svg:height="15.528cm" xlink:href=".." xlink:type="simple" chart:class="chart:scatter" chart:style-name="ch1">
        <chart:legend chart:legend-position="end" svg:x="21.887cm" svg:y="7.216cm" style:legend-expansion="high" chart:style-name="ch2"/>
        <chart:plot-area chart:style-name="ch3" table:cell-range-address="derivación200.C3:derivación200.E202" chart:data-source-has-labels="row" svg:x="-0.074cm" svg:y="0.514cm" svg:width="20.091cm" svg:height="14.618cm">
          <chartooo:coordinate-region svg:x="1.765cm" svg:y="0.713cm" svg:width="17.509cm" svg:height="14.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rivación200.D3:derivación200.D202" loext:label-string="aproximación" chart:class="chart:scatter">
            <chart:domain table:cell-range-address="derivación200.C3:derivación200.C202"/>
            <chart:data-point chart:repeated="200"/>
          </chart:series>
          <chart:series chart:style-name="ch7" chart:values-cell-range-address="derivación200.E3:derivación200.E202" loext:label-string="cos_x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aproximación</text:p>
              </table:table-cell>
              <table:table-cell office:value-type="string">
                <text:p>cos_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83185307">
                <text:p>0.06283185307</text:p>
                <draw:g>
                  <svg:desc>derivación200.C3:derivación200.C202</svg:desc>
                </draw:g>
              </table:table-cell>
              <table:table-cell office:value-type="float" office:value="0.998354466">
                <text:p>0.998354466</text:p>
                <draw:g>
                  <svg:desc>derivación200.D3:derivación200.D202</svg:desc>
                </draw:g>
              </table:table-cell>
              <table:table-cell office:value-type="float" office:value="0.9980267284">
                <text:p>0.9980267284</text:p>
                <draw:g>
                  <svg:desc>derivación200.E3:derivación200.E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424777961">
                <text:p>0.09424777961</text:p>
              </table:table-cell>
              <table:table-cell office:value-type="float" office:value="0.9953982093">
                <text:p>0.9953982093</text:p>
              </table:table-cell>
              <table:table-cell office:value-type="float" office:value="0.9955619646">
                <text:p>0.9955619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6637061">
                <text:p>0.1256637061</text:p>
              </table:table-cell>
              <table:table-cell office:value-type="float" office:value="0.991951513">
                <text:p>0.991951513</text:p>
              </table:table-cell>
              <table:table-cell office:value-type="float" office:value="0.9921147013">
                <text:p>0.9921147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70796327">
                <text:p>0.1570796327</text:p>
              </table:table-cell>
              <table:table-cell office:value-type="float" office:value="0.9875258804">
                <text:p>0.9875258804</text:p>
              </table:table-cell>
              <table:table-cell office:value-type="float" office:value="0.9876883406">
                <text:p>0.9876883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84955592">
                <text:p>0.1884955592</text:p>
              </table:table-cell>
              <table:table-cell office:value-type="float" office:value="0.9821256789">
                <text:p>0.9821256789</text:p>
              </table:table-cell>
              <table:table-cell office:value-type="float" office:value="0.9822872507">
                <text:p>0.9822872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9114858">
                <text:p>0.2199114858</text:p>
              </table:table-cell>
              <table:table-cell office:value-type="float" office:value="0.975756238">
                <text:p>0.975756238</text:p>
              </table:table-cell>
              <table:table-cell office:value-type="float" office:value="0.9759167619">
                <text:p>0.9759167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13274123">
                <text:p>0.2513274123</text:p>
              </table:table-cell>
              <table:table-cell office:value-type="float" office:value="0.9684238434">
                <text:p>0.9684238434</text:p>
              </table:table-cell>
              <table:table-cell office:value-type="float" office:value="0.9685831611">
                <text:p>0.9685831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27433388">
                <text:p>0.2827433388</text:p>
              </table:table-cell>
              <table:table-cell office:value-type="float" office:value="0.9601357315">
                <text:p>0.9601357315</text:p>
              </table:table-cell>
              <table:table-cell office:value-type="float" office:value="0.9602936857">
                <text:p>0.9602936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1592654">
                <text:p>0.3141592654</text:p>
              </table:table-cell>
              <table:table-cell office:value-type="float" office:value="0.9509000815">
                <text:p>0.9509000815</text:p>
              </table:table-cell>
              <table:table-cell office:value-type="float" office:value="0.9510565163">
                <text:p>0.9510565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55751919">
                <text:p>0.3455751919</text:p>
              </table:table-cell>
              <table:table-cell office:value-type="float" office:value="0.9407260079">
                <text:p>0.9407260079</text:p>
              </table:table-cell>
              <table:table-cell office:value-type="float" office:value="0.940880769">
                <text:p>0.940880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69911184">
                <text:p>0.3769911184</text:p>
              </table:table-cell>
              <table:table-cell office:value-type="float" office:value="0.9296235513">
                <text:p>0.9296235513</text:p>
              </table:table-cell>
              <table:table-cell office:value-type="float" office:value="0.9297764859">
                <text:p>0.9297764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8407045">
                <text:p>0.408407045</text:p>
              </table:table-cell>
              <table:table-cell office:value-type="float" office:value="0.9176036685">
                <text:p>0.9176036685</text:p>
              </table:table-cell>
              <table:table-cell office:value-type="float" office:value="0.9177546257">
                <text:p>0.9177546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98229715">
                <text:p>0.4398229715</text:p>
              </table:table-cell>
              <table:table-cell office:value-type="float" office:value="0.9046782217">
                <text:p>0.9046782217</text:p>
              </table:table-cell>
              <table:table-cell office:value-type="float" office:value="0.9048270525">
                <text:p>0.9048270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238898">
                <text:p>0.471238898</text:p>
              </table:table-cell>
              <table:table-cell office:value-type="float" office:value="0.8908599667">
                <text:p>0.8908599667</text:p>
              </table:table-cell>
              <table:table-cell office:value-type="float" office:value="0.8910065242">
                <text:p>0.8910065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26548246">
                <text:p>0.5026548246</text:p>
              </table:table-cell>
              <table:table-cell office:value-type="float" office:value="0.8761625405">
                <text:p>0.8761625405</text:p>
              </table:table-cell>
              <table:table-cell office:value-type="float" office:value="0.87630668">
                <text:p>0.87630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40707511">
                <text:p>0.5340707511</text:p>
              </table:table-cell>
              <table:table-cell office:value-type="float" office:value="0.8606004476">
                <text:p>0.8606004476</text:p>
              </table:table-cell>
              <table:table-cell office:value-type="float" office:value="0.860742027">
                <text:p>0.860742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54866776">
                <text:p>0.5654866776</text:p>
              </table:table-cell>
              <table:table-cell office:value-type="float" office:value="0.844189046">
                <text:p>0.844189046</text:p>
              </table:table-cell>
              <table:table-cell office:value-type="float" office:value="0.8443279255">
                <text:p>0.8443279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69026042">
                <text:p>0.5969026042</text:p>
              </table:table-cell>
              <table:table-cell office:value-type="float" office:value="0.8269445317">
                <text:p>0.8269445317</text:p>
              </table:table-cell>
              <table:table-cell office:value-type="float" office:value="0.8270805743">
                <text:p>0.8270805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83185307">
                <text:p>0.6283185307</text:p>
              </table:table-cell>
              <table:table-cell office:value-type="float" office:value="0.808883923">
                <text:p>0.808883923</text:p>
              </table:table-cell>
              <table:table-cell office:value-type="float" office:value="0.8090169944">
                <text:p>0.8090169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97344573">
                <text:p>0.6597344573</text:p>
              </table:table-cell>
              <table:table-cell office:value-type="float" office:value="0.7900250435">
                <text:p>0.7900250435</text:p>
              </table:table-cell>
              <table:table-cell office:value-type="float" office:value="0.7901550124">
                <text:p>0.7901550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11503838">
                <text:p>0.6911503838</text:p>
              </table:table-cell>
              <table:table-cell office:value-type="float" office:value="0.7703865047">
                <text:p>0.7703865047</text:p>
              </table:table-cell>
              <table:table-cell office:value-type="float" office:value="0.7705132428">
                <text:p>0.77051324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225663103">
                <text:p>0.7225663103</text:p>
              </table:table-cell>
              <table:table-cell office:value-type="float" office:value="0.7499876874">
                <text:p>0.7499876874</text:p>
              </table:table-cell>
              <table:table-cell office:value-type="float" office:value="0.7501110696">
                <text:p>0.7501110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539822369">
                <text:p>0.7539822369</text:p>
              </table:table-cell>
              <table:table-cell office:value-type="float" office:value="0.7288487228">
                <text:p>0.7288487228</text:p>
              </table:table-cell>
              <table:table-cell office:value-type="float" office:value="0.7289686274">
                <text:p>0.7289686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7069904725">
                <text:p>0.7069904725</text:p>
              </table:table-cell>
              <table:table-cell office:value-type="float" office:value="0.7071067812">
                <text:p>0.7071067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168140899">
                <text:p>0.8168140899</text:p>
              </table:table-cell>
              <table:table-cell office:value-type="float" office:value="0.684434508">
                <text:p>0.684434508</text:p>
              </table:table-cell>
              <table:table-cell office:value-type="float" office:value="0.6845471059">
                <text:p>0.6845471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82300165">
                <text:p>0.8482300165</text:p>
              </table:table-cell>
              <table:table-cell office:value-type="float" office:value="0.6612030893">
                <text:p>0.6612030893</text:p>
              </table:table-cell>
              <table:table-cell office:value-type="float" office:value="0.6613118653">
                <text:p>0.66131186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79645943">
                <text:p>0.879645943</text:p>
              </table:table-cell>
              <table:table-cell office:value-type="float" office:value="0.6373191429">
                <text:p>0.6373191429</text:p>
              </table:table-cell>
              <table:table-cell office:value-type="float" office:value="0.6374239897">
                <text:p>0.6374239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10618695">
                <text:p>0.9110618695</text:p>
              </table:table-cell>
              <table:table-cell office:value-type="float" office:value="0.6128062395">
                <text:p>0.6128062395</text:p>
              </table:table-cell>
              <table:table-cell office:value-type="float" office:value="0.6129070537">
                <text:p>0.61290705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24777961">
                <text:p>0.9424777961</text:p>
              </table:table-cell>
              <table:table-cell office:value-type="float" office:value="0.5876885703">
                <text:p>0.5876885703</text:p>
              </table:table-cell>
              <table:table-cell office:value-type="float" office:value="0.5877852523">
                <text:p>0.5877852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38937226">
                <text:p>0.9738937226</text:p>
              </table:table-cell>
              <table:table-cell office:value-type="float" office:value="0.5619909234">
                <text:p>0.5619909234</text:p>
              </table:table-cell>
              <table:table-cell office:value-type="float" office:value="0.5620833779">
                <text:p>0.5620833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5309649">
                <text:p>1.005309649</text:p>
              </table:table-cell>
              <table:table-cell office:value-type="float" office:value="0.5357386594">
                <text:p>0.5357386594</text:p>
              </table:table-cell>
              <table:table-cell office:value-type="float" office:value="0.535826795">
                <text:p>0.5358267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36725576">
                <text:p>1.036725576</text:p>
              </table:table-cell>
              <table:table-cell office:value-type="float" office:value="0.5089576859">
                <text:p>0.5089576859</text:p>
              </table:table-cell>
              <table:table-cell office:value-type="float" office:value="0.5090414158">
                <text:p>0.5090414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68141502">
                <text:p>1.068141502</text:p>
              </table:table-cell>
              <table:table-cell office:value-type="float" office:value="0.4816744327">
                <text:p>0.4816744327</text:p>
              </table:table-cell>
              <table:table-cell office:value-type="float" office:value="0.4817536741">
                <text:p>0.48175367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99557429">
                <text:p>1.099557429</text:p>
              </table:table-cell>
              <table:table-cell office:value-type="float" office:value="0.453915825">
                <text:p>0.453915825</text:p>
              </table:table-cell>
              <table:table-cell office:value-type="float" office:value="0.4539904997">
                <text:p>0.4539904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30973355">
                <text:p>1.130973355</text:p>
              </table:table-cell>
              <table:table-cell office:value-type="float" office:value="0.4257092571">
                <text:p>0.4257092571</text:p>
              </table:table-cell>
              <table:table-cell office:value-type="float" office:value="0.4257792916">
                <text:p>0.42577929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62389282">
                <text:p>1.162389282</text:p>
              </table:table-cell>
              <table:table-cell office:value-type="float" office:value="0.3970825656">
                <text:p>0.3970825656</text:p>
              </table:table-cell>
              <table:table-cell office:value-type="float" office:value="0.3971478906">
                <text:p>0.39714789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93805208">
                <text:p>1.193805208</text:p>
              </table:table-cell>
              <table:table-cell office:value-type="float" office:value="0.3680640016">
                <text:p>0.3680640016</text:p>
              </table:table-cell>
              <table:table-cell office:value-type="float" office:value="0.3681245527">
                <text:p>0.36812455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25221135">
                <text:p>1.225221135</text:p>
              </table:table-cell>
              <table:table-cell office:value-type="float" office:value="0.3386822028">
                <text:p>0.3386822028</text:p>
              </table:table-cell>
              <table:table-cell office:value-type="float" office:value="0.3387379202">
                <text:p>0.3387379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56637061">
                <text:p>1.256637061</text:p>
              </table:table-cell>
              <table:table-cell office:value-type="float" office:value="0.3089661656">
                <text:p>0.3089661656</text:p>
              </table:table-cell>
              <table:table-cell office:value-type="float" office:value="0.3090169944">
                <text:p>0.3090169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88052988">
                <text:p>1.288052988</text:p>
              </table:table-cell>
              <table:table-cell office:value-type="float" office:value="0.2789452161">
                <text:p>0.2789452161</text:p>
              </table:table-cell>
              <table:table-cell office:value-type="float" office:value="0.278991106">
                <text:p>0.278991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19468915">
                <text:p>1.319468915</text:p>
              </table:table-cell>
              <table:table-cell office:value-type="float" office:value="0.2486489813">
                <text:p>0.2486489813</text:p>
              </table:table-cell>
              <table:table-cell office:value-type="float" office:value="0.2486898872">
                <text:p>0.24868988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50884841">
                <text:p>1.350884841</text:p>
              </table:table-cell>
              <table:table-cell office:value-type="float" office:value="0.21810736">
                <text:p>0.21810736</text:p>
              </table:table-cell>
              <table:table-cell office:value-type="float" office:value="0.2181432414">
                <text:p>0.21814324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82300768">
                <text:p>1.382300768</text:p>
              </table:table-cell>
              <table:table-cell office:value-type="float" office:value="0.1873504931">
                <text:p>0.1873504931</text:p>
              </table:table-cell>
              <table:table-cell office:value-type="float" office:value="0.1873813146">
                <text:p>0.18738131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13716694">
                <text:p>1.413716694</text:p>
              </table:table-cell>
              <table:table-cell office:value-type="float" office:value="0.1564087339">
                <text:p>0.1564087339</text:p>
              </table:table-cell>
              <table:table-cell office:value-type="float" office:value="0.156434465">
                <text:p>0.1564344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45132621">
                <text:p>1.445132621</text:p>
              </table:table-cell>
              <table:table-cell office:value-type="float" office:value="0.1253126181">
                <text:p>0.1253126181</text:p>
              </table:table-cell>
              <table:table-cell office:value-type="float" office:value="0.1253332336">
                <text:p>0.1253332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76548547">
                <text:p>1.476548547</text:p>
              </table:table-cell>
              <table:table-cell office:value-type="float" office:value="0.09409283389">
                <text:p>0.09409283389</text:p>
              </table:table-cell>
              <table:table-cell office:value-type="float" office:value="0.09410831332">
                <text:p>0.09410831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07964474">
                <text:p>1.507964474</text:p>
              </table:table-cell>
              <table:table-cell office:value-type="float" office:value="0.06278019141">
                <text:p>0.06278019141</text:p>
              </table:table-cell>
              <table:table-cell office:value-type="float" office:value="0.06279051953">
                <text:p>0.062790519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393804">
                <text:p>1.5393804</text:p>
              </table:table-cell>
              <table:table-cell office:value-type="float" office:value="0.03140559247">
                <text:p>0.03140559247</text:p>
              </table:table-cell>
              <table:table-cell office:value-type="float" office:value="0.03141075908">
                <text:p>0.031410759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70796327">
                <text:p>1.570796327</text:p>
              </table:table-cell>
              <table:table-cell office:value-type="float" office:value="0">
                <text:p>0</text:p>
              </table:table-cell>
              <table:table-cell office:value-type="float" office:value="-1.60812265E-016">
                <text:p>-1.60812265E-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02212253">
                <text:p>1.602212253</text:p>
              </table:table-cell>
              <table:table-cell office:value-type="float" office:value="-0.03140559247">
                <text:p>-0.03140559247</text:p>
              </table:table-cell>
              <table:table-cell office:value-type="float" office:value="-0.03141075908">
                <text:p>-0.03141075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3362818">
                <text:p>1.63362818</text:p>
              </table:table-cell>
              <table:table-cell office:value-type="float" office:value="-0.06278019141">
                <text:p>-0.06278019141</text:p>
              </table:table-cell>
              <table:table-cell office:value-type="float" office:value="-0.06279051953">
                <text:p>-0.062790519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65044106">
                <text:p>1.665044106</text:p>
              </table:table-cell>
              <table:table-cell office:value-type="float" office:value="-0.09409283389">
                <text:p>-0.09409283389</text:p>
              </table:table-cell>
              <table:table-cell office:value-type="float" office:value="-0.09410831332">
                <text:p>-0.094108313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96460033">
                <text:p>1.696460033</text:p>
              </table:table-cell>
              <table:table-cell office:value-type="float" office:value="-0.1253126181">
                <text:p>-0.1253126181</text:p>
              </table:table-cell>
              <table:table-cell office:value-type="float" office:value="-0.1253332336">
                <text:p>-0.1253332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27875959">
                <text:p>1.727875959</text:p>
              </table:table-cell>
              <table:table-cell office:value-type="float" office:value="-0.1564087339">
                <text:p>-0.1564087339</text:p>
              </table:table-cell>
              <table:table-cell office:value-type="float" office:value="-0.156434465">
                <text:p>-0.1564344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9291886">
                <text:p>1.759291886</text:p>
              </table:table-cell>
              <table:table-cell office:value-type="float" office:value="-0.1873504931">
                <text:p>-0.1873504931</text:p>
              </table:table-cell>
              <table:table-cell office:value-type="float" office:value="-0.1873813146">
                <text:p>-0.1873813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90707813">
                <text:p>1.790707813</text:p>
              </table:table-cell>
              <table:table-cell office:value-type="float" office:value="-0.21810736">
                <text:p>-0.21810736</text:p>
              </table:table-cell>
              <table:table-cell office:value-type="float" office:value="-0.2181432414">
                <text:p>-0.21814324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22123739">
                <text:p>1.822123739</text:p>
              </table:table-cell>
              <table:table-cell office:value-type="float" office:value="-0.2486489813">
                <text:p>-0.2486489813</text:p>
              </table:table-cell>
              <table:table-cell office:value-type="float" office:value="-0.2486898872">
                <text:p>-0.24868988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53539666">
                <text:p>1.853539666</text:p>
              </table:table-cell>
              <table:table-cell office:value-type="float" office:value="-0.2789452161">
                <text:p>-0.2789452161</text:p>
              </table:table-cell>
              <table:table-cell office:value-type="float" office:value="-0.278991106">
                <text:p>-0.278991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84955592">
                <text:p>1.884955592</text:p>
              </table:table-cell>
              <table:table-cell office:value-type="float" office:value="-0.3089661656">
                <text:p>-0.3089661656</text:p>
              </table:table-cell>
              <table:table-cell office:value-type="float" office:value="-0.3090169944">
                <text:p>-0.3090169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16371519">
                <text:p>1.916371519</text:p>
              </table:table-cell>
              <table:table-cell office:value-type="float" office:value="-0.3386822028">
                <text:p>-0.3386822028</text:p>
              </table:table-cell>
              <table:table-cell office:value-type="float" office:value="-0.3387379202">
                <text:p>-0.3387379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47787445">
                <text:p>1.947787445</text:p>
              </table:table-cell>
              <table:table-cell office:value-type="float" office:value="-0.3680640016">
                <text:p>-0.3680640016</text:p>
              </table:table-cell>
              <table:table-cell office:value-type="float" office:value="-0.3681245527">
                <text:p>-0.36812455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79203372">
                <text:p>1.979203372</text:p>
              </table:table-cell>
              <table:table-cell office:value-type="float" office:value="-0.3970825656">
                <text:p>-0.3970825656</text:p>
              </table:table-cell>
              <table:table-cell office:value-type="float" office:value="-0.3971478906">
                <text:p>-0.3971478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10619298">
                <text:p>2.010619298</text:p>
              </table:table-cell>
              <table:table-cell office:value-type="float" office:value="-0.4257092571">
                <text:p>-0.4257092571</text:p>
              </table:table-cell>
              <table:table-cell office:value-type="float" office:value="-0.4257792916">
                <text:p>-0.42577929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42035225">
                <text:p>2.042035225</text:p>
              </table:table-cell>
              <table:table-cell office:value-type="float" office:value="-0.453915825">
                <text:p>-0.453915825</text:p>
              </table:table-cell>
              <table:table-cell office:value-type="float" office:value="-0.4539904997">
                <text:p>-0.45399049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73451151">
                <text:p>2.073451151</text:p>
              </table:table-cell>
              <table:table-cell office:value-type="float" office:value="-0.4816744327">
                <text:p>-0.4816744327</text:p>
              </table:table-cell>
              <table:table-cell office:value-type="float" office:value="-0.4817536741">
                <text:p>-0.48175367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04867078">
                <text:p>2.104867078</text:p>
              </table:table-cell>
              <table:table-cell office:value-type="float" office:value="-0.5089576859">
                <text:p>-0.5089576859</text:p>
              </table:table-cell>
              <table:table-cell office:value-type="float" office:value="-0.5090414158">
                <text:p>-0.50904141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36283004">
                <text:p>2.136283004</text:p>
              </table:table-cell>
              <table:table-cell office:value-type="float" office:value="-0.5357386594">
                <text:p>-0.5357386594</text:p>
              </table:table-cell>
              <table:table-cell office:value-type="float" office:value="-0.535826795">
                <text:p>-0.5358267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7698931">
                <text:p>2.167698931</text:p>
              </table:table-cell>
              <table:table-cell office:value-type="float" office:value="-0.5619909234">
                <text:p>-0.5619909234</text:p>
              </table:table-cell>
              <table:table-cell office:value-type="float" office:value="-0.5620833779">
                <text:p>-0.56208337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99114858">
                <text:p>2.199114858</text:p>
              </table:table-cell>
              <table:table-cell office:value-type="float" office:value="-0.5876885703">
                <text:p>-0.5876885703</text:p>
              </table:table-cell>
              <table:table-cell office:value-type="float" office:value="-0.5877852523">
                <text:p>-0.58778525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30530784">
                <text:p>2.230530784</text:p>
              </table:table-cell>
              <table:table-cell office:value-type="float" office:value="-0.6128062395">
                <text:p>-0.6128062395</text:p>
              </table:table-cell>
              <table:table-cell office:value-type="float" office:value="-0.6129070537">
                <text:p>-0.6129070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61946711">
                <text:p>2.261946711</text:p>
              </table:table-cell>
              <table:table-cell office:value-type="float" office:value="-0.6373191429">
                <text:p>-0.6373191429</text:p>
              </table:table-cell>
              <table:table-cell office:value-type="float" office:value="-0.6374239897">
                <text:p>-0.63742398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93362637">
                <text:p>2.293362637</text:p>
              </table:table-cell>
              <table:table-cell office:value-type="float" office:value="-0.6612030893">
                <text:p>-0.6612030893</text:p>
              </table:table-cell>
              <table:table-cell office:value-type="float" office:value="-0.6613118653">
                <text:p>-0.66131186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24778564">
                <text:p>2.324778564</text:p>
              </table:table-cell>
              <table:table-cell office:value-type="float" office:value="-0.684434508">
                <text:p>-0.684434508</text:p>
              </table:table-cell>
              <table:table-cell office:value-type="float" office:value="-0.6845471059">
                <text:p>-0.68454710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5619449">
                <text:p>2.35619449</text:p>
              </table:table-cell>
              <table:table-cell office:value-type="float" office:value="-0.7069904725">
                <text:p>-0.7069904725</text:p>
              </table:table-cell>
              <table:table-cell office:value-type="float" office:value="-0.7071067812">
                <text:p>-0.70710678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87610417">
                <text:p>2.387610417</text:p>
              </table:table-cell>
              <table:table-cell office:value-type="float" office:value="-0.7288487228">
                <text:p>-0.7288487228</text:p>
              </table:table-cell>
              <table:table-cell office:value-type="float" office:value="-0.7289686274">
                <text:p>-0.72896862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19026343">
                <text:p>2.419026343</text:p>
              </table:table-cell>
              <table:table-cell office:value-type="float" office:value="-0.7499876874">
                <text:p>-0.7499876874</text:p>
              </table:table-cell>
              <table:table-cell office:value-type="float" office:value="-0.7501110696">
                <text:p>-0.7501110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5044227">
                <text:p>2.45044227</text:p>
              </table:table-cell>
              <table:table-cell office:value-type="float" office:value="-0.7703865047">
                <text:p>-0.7703865047</text:p>
              </table:table-cell>
              <table:table-cell office:value-type="float" office:value="-0.7705132428">
                <text:p>-0.7705132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81858196">
                <text:p>2.481858196</text:p>
              </table:table-cell>
              <table:table-cell office:value-type="float" office:value="-0.7900250435">
                <text:p>-0.7900250435</text:p>
              </table:table-cell>
              <table:table-cell office:value-type="float" office:value="-0.7901550124">
                <text:p>-0.79015501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13274123">
                <text:p>2.513274123</text:p>
              </table:table-cell>
              <table:table-cell office:value-type="float" office:value="-0.808883923">
                <text:p>-0.808883923</text:p>
              </table:table-cell>
              <table:table-cell office:value-type="float" office:value="-0.8090169944">
                <text:p>-0.8090169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44690049">
                <text:p>2.544690049</text:p>
              </table:table-cell>
              <table:table-cell office:value-type="float" office:value="-0.8269445317">
                <text:p>-0.8269445317</text:p>
              </table:table-cell>
              <table:table-cell office:value-type="float" office:value="-0.8270805743">
                <text:p>-0.82708057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76105976">
                <text:p>2.576105976</text:p>
              </table:table-cell>
              <table:table-cell office:value-type="float" office:value="-0.844189046">
                <text:p>-0.844189046</text:p>
              </table:table-cell>
              <table:table-cell office:value-type="float" office:value="-0.8443279255">
                <text:p>-0.8443279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07521902">
                <text:p>2.607521902</text:p>
              </table:table-cell>
              <table:table-cell office:value-type="float" office:value="-0.8606004476">
                <text:p>-0.8606004476</text:p>
              </table:table-cell>
              <table:table-cell office:value-type="float" office:value="-0.860742027">
                <text:p>-0.8607420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38937829">
                <text:p>2.638937829</text:p>
              </table:table-cell>
              <table:table-cell office:value-type="float" office:value="-0.8761625405">
                <text:p>-0.8761625405</text:p>
              </table:table-cell>
              <table:table-cell office:value-type="float" office:value="-0.87630668">
                <text:p>-0.876306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70353756">
                <text:p>2.670353756</text:p>
              </table:table-cell>
              <table:table-cell office:value-type="float" office:value="-0.8908599667">
                <text:p>-0.8908599667</text:p>
              </table:table-cell>
              <table:table-cell office:value-type="float" office:value="-0.8910065242">
                <text:p>-0.8910065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01769682">
                <text:p>2.701769682</text:p>
              </table:table-cell>
              <table:table-cell office:value-type="float" office:value="-0.9046782217">
                <text:p>-0.9046782217</text:p>
              </table:table-cell>
              <table:table-cell office:value-type="float" office:value="-0.9048270525">
                <text:p>-0.9048270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33185609">
                <text:p>2.733185609</text:p>
              </table:table-cell>
              <table:table-cell office:value-type="float" office:value="-0.9176036685">
                <text:p>-0.9176036685</text:p>
              </table:table-cell>
              <table:table-cell office:value-type="float" office:value="-0.9177546257">
                <text:p>-0.91775462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64601535">
                <text:p>2.764601535</text:p>
              </table:table-cell>
              <table:table-cell office:value-type="float" office:value="-0.9296235513">
                <text:p>-0.9296235513</text:p>
              </table:table-cell>
              <table:table-cell office:value-type="float" office:value="-0.9297764859">
                <text:p>-0.92977648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96017462">
                <text:p>2.796017462</text:p>
              </table:table-cell>
              <table:table-cell office:value-type="float" office:value="-0.9407260079">
                <text:p>-0.9407260079</text:p>
              </table:table-cell>
              <table:table-cell office:value-type="float" office:value="-0.940880769">
                <text:p>-0.9408807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827433388">
                <text:p>2.827433388</text:p>
              </table:table-cell>
              <table:table-cell office:value-type="float" office:value="-0.9509000815">
                <text:p>-0.9509000815</text:p>
              </table:table-cell>
              <table:table-cell office:value-type="float" office:value="-0.9510565163">
                <text:p>-0.9510565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58849315">
                <text:p>2.858849315</text:p>
              </table:table-cell>
              <table:table-cell office:value-type="float" office:value="-0.9601357315">
                <text:p>-0.9601357315</text:p>
              </table:table-cell>
              <table:table-cell office:value-type="float" office:value="-0.9602936857">
                <text:p>-0.96029368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90265241">
                <text:p>2.890265241</text:p>
              </table:table-cell>
              <table:table-cell office:value-type="float" office:value="-0.9684238434">
                <text:p>-0.9684238434</text:p>
              </table:table-cell>
              <table:table-cell office:value-type="float" office:value="-0.9685831611">
                <text:p>-0.9685831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921681168">
                <text:p>2.921681168</text:p>
              </table:table-cell>
              <table:table-cell office:value-type="float" office:value="-0.975756238">
                <text:p>-0.975756238</text:p>
              </table:table-cell>
              <table:table-cell office:value-type="float" office:value="-0.9759167619">
                <text:p>-0.9759167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53097094">
                <text:p>2.953097094</text:p>
              </table:table-cell>
              <table:table-cell office:value-type="float" office:value="-0.9821256789">
                <text:p>-0.9821256789</text:p>
              </table:table-cell>
              <table:table-cell office:value-type="float" office:value="-0.9822872507">
                <text:p>-0.98228725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84513021">
                <text:p>2.984513021</text:p>
              </table:table-cell>
              <table:table-cell office:value-type="float" office:value="-0.9875258804">
                <text:p>-0.9875258804</text:p>
              </table:table-cell>
              <table:table-cell office:value-type="float" office:value="-0.9876883406">
                <text:p>-0.98768834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15928947">
                <text:p>3.015928947</text:p>
              </table:table-cell>
              <table:table-cell office:value-type="float" office:value="-0.991951513">
                <text:p>-0.991951513</text:p>
              </table:table-cell>
              <table:table-cell office:value-type="float" office:value="-0.9921147013">
                <text:p>-0.9921147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47344874">
                <text:p>3.047344874</text:p>
              </table:table-cell>
              <table:table-cell office:value-type="float" office:value="-0.9953982093">
                <text:p>-0.9953982093</text:p>
              </table:table-cell>
              <table:table-cell office:value-type="float" office:value="-0.9955619646">
                <text:p>-0.9955619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78760801">
                <text:p>3.078760801</text:p>
              </table:table-cell>
              <table:table-cell office:value-type="float" office:value="-0.9978625677">
                <text:p>-0.9978625677</text:p>
              </table:table-cell>
              <table:table-cell office:value-type="float" office:value="-0.9980267284">
                <text:p>-0.99802672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110176727">
                <text:p>3.110176727</text:p>
              </table:table-cell>
              <table:table-cell office:value-type="float" office:value="-0.9993421562">
                <text:p>-0.9993421562</text:p>
              </table:table-cell>
              <table:table-cell office:value-type="float" office:value="-0.9995065604">
                <text:p>-0.9995065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41592654">
                <text:p>3.141592654</text:p>
              </table:table-cell>
              <table:table-cell office:value-type="float" office:value="-0.9998355147">
                <text:p>-0.99983551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7300858">
                <text:p>3.17300858</text:p>
              </table:table-cell>
              <table:table-cell office:value-type="float" office:value="-0.9993421562">
                <text:p>-0.9993421562</text:p>
              </table:table-cell>
              <table:table-cell office:value-type="float" office:value="-0.9995065604">
                <text:p>-0.9995065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204424507">
                <text:p>3.204424507</text:p>
              </table:table-cell>
              <table:table-cell office:value-type="float" office:value="-0.9978625677">
                <text:p>-0.9978625677</text:p>
              </table:table-cell>
              <table:table-cell office:value-type="float" office:value="-0.9980267284">
                <text:p>-0.99802672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235840433">
                <text:p>3.235840433</text:p>
              </table:table-cell>
              <table:table-cell office:value-type="float" office:value="-0.9953982093">
                <text:p>-0.9953982093</text:p>
              </table:table-cell>
              <table:table-cell office:value-type="float" office:value="-0.9955619646">
                <text:p>-0.99556196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26725636">
                <text:p>3.26725636</text:p>
              </table:table-cell>
              <table:table-cell office:value-type="float" office:value="-0.991951513">
                <text:p>-0.991951513</text:p>
              </table:table-cell>
              <table:table-cell office:value-type="float" office:value="-0.9921147013">
                <text:p>-0.9921147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98672286">
                <text:p>3.298672286</text:p>
              </table:table-cell>
              <table:table-cell office:value-type="float" office:value="-0.9875258804">
                <text:p>-0.9875258804</text:p>
              </table:table-cell>
              <table:table-cell office:value-type="float" office:value="-0.9876883406">
                <text:p>-0.98768834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330088213">
                <text:p>3.330088213</text:p>
              </table:table-cell>
              <table:table-cell office:value-type="float" office:value="-0.9821256789">
                <text:p>-0.9821256789</text:p>
              </table:table-cell>
              <table:table-cell office:value-type="float" office:value="-0.9822872507">
                <text:p>-0.98228725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361504139">
                <text:p>3.361504139</text:p>
              </table:table-cell>
              <table:table-cell office:value-type="float" office:value="-0.975756238">
                <text:p>-0.975756238</text:p>
              </table:table-cell>
              <table:table-cell office:value-type="float" office:value="-0.9759167619">
                <text:p>-0.97591676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392920066">
                <text:p>3.392920066</text:p>
              </table:table-cell>
              <table:table-cell office:value-type="float" office:value="-0.9684238434">
                <text:p>-0.9684238434</text:p>
              </table:table-cell>
              <table:table-cell office:value-type="float" office:value="-0.9685831611">
                <text:p>-0.96858316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424335992">
                <text:p>3.424335992</text:p>
              </table:table-cell>
              <table:table-cell office:value-type="float" office:value="-0.9601357315">
                <text:p>-0.9601357315</text:p>
              </table:table-cell>
              <table:table-cell office:value-type="float" office:value="-0.9602936857">
                <text:p>-0.9602936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55751919">
                <text:p>3.455751919</text:p>
              </table:table-cell>
              <table:table-cell office:value-type="float" office:value="-0.9509000815">
                <text:p>-0.9509000815</text:p>
              </table:table-cell>
              <table:table-cell office:value-type="float" office:value="-0.9510565163">
                <text:p>-0.95105651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87167845">
                <text:p>3.487167845</text:p>
              </table:table-cell>
              <table:table-cell office:value-type="float" office:value="-0.9407260079">
                <text:p>-0.9407260079</text:p>
              </table:table-cell>
              <table:table-cell office:value-type="float" office:value="-0.940880769">
                <text:p>-0.9408807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18583772">
                <text:p>3.518583772</text:p>
              </table:table-cell>
              <table:table-cell office:value-type="float" office:value="-0.9296235513">
                <text:p>-0.9296235513</text:p>
              </table:table-cell>
              <table:table-cell office:value-type="float" office:value="-0.9297764859">
                <text:p>-0.9297764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549999699">
                <text:p>3.549999699</text:p>
              </table:table-cell>
              <table:table-cell office:value-type="float" office:value="-0.9176036685">
                <text:p>-0.9176036685</text:p>
              </table:table-cell>
              <table:table-cell office:value-type="float" office:value="-0.9177546257">
                <text:p>-0.91775462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81415625">
                <text:p>3.581415625</text:p>
              </table:table-cell>
              <table:table-cell office:value-type="float" office:value="-0.9046782217">
                <text:p>-0.9046782217</text:p>
              </table:table-cell>
              <table:table-cell office:value-type="float" office:value="-0.9048270525">
                <text:p>-0.90482705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612831552">
                <text:p>3.612831552</text:p>
              </table:table-cell>
              <table:table-cell office:value-type="float" office:value="-0.8908599667">
                <text:p>-0.8908599667</text:p>
              </table:table-cell>
              <table:table-cell office:value-type="float" office:value="-0.8910065242">
                <text:p>-0.89100652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44247478">
                <text:p>3.644247478</text:p>
              </table:table-cell>
              <table:table-cell office:value-type="float" office:value="-0.8761625405">
                <text:p>-0.8761625405</text:p>
              </table:table-cell>
              <table:table-cell office:value-type="float" office:value="-0.87630668">
                <text:p>-0.876306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75663405">
                <text:p>3.675663405</text:p>
              </table:table-cell>
              <table:table-cell office:value-type="float" office:value="-0.8606004476">
                <text:p>-0.8606004476</text:p>
              </table:table-cell>
              <table:table-cell office:value-type="float" office:value="-0.860742027">
                <text:p>-0.8607420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707079331">
                <text:p>3.707079331</text:p>
              </table:table-cell>
              <table:table-cell office:value-type="float" office:value="-0.844189046">
                <text:p>-0.844189046</text:p>
              </table:table-cell>
              <table:table-cell office:value-type="float" office:value="-0.8443279255">
                <text:p>-0.84432792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38495258">
                <text:p>3.738495258</text:p>
              </table:table-cell>
              <table:table-cell office:value-type="float" office:value="-0.8269445317">
                <text:p>-0.8269445317</text:p>
              </table:table-cell>
              <table:table-cell office:value-type="float" office:value="-0.8270805743">
                <text:p>-0.82708057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69911184">
                <text:p>3.769911184</text:p>
              </table:table-cell>
              <table:table-cell office:value-type="float" office:value="-0.808883923">
                <text:p>-0.808883923</text:p>
              </table:table-cell>
              <table:table-cell office:value-type="float" office:value="-0.8090169944">
                <text:p>-0.80901699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01327111">
                <text:p>3.801327111</text:p>
              </table:table-cell>
              <table:table-cell office:value-type="float" office:value="-0.7900250435">
                <text:p>-0.7900250435</text:p>
              </table:table-cell>
              <table:table-cell office:value-type="float" office:value="-0.7901550124">
                <text:p>-0.7901550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32743037">
                <text:p>3.832743037</text:p>
              </table:table-cell>
              <table:table-cell office:value-type="float" office:value="-0.7703865047">
                <text:p>-0.7703865047</text:p>
              </table:table-cell>
              <table:table-cell office:value-type="float" office:value="-0.7705132428">
                <text:p>-0.77051324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64158964">
                <text:p>3.864158964</text:p>
              </table:table-cell>
              <table:table-cell office:value-type="float" office:value="-0.7499876874">
                <text:p>-0.7499876874</text:p>
              </table:table-cell>
              <table:table-cell office:value-type="float" office:value="-0.7501110696">
                <text:p>-0.75011106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9557489">
                <text:p>3.89557489</text:p>
              </table:table-cell>
              <table:table-cell office:value-type="float" office:value="-0.7288487228">
                <text:p>-0.7288487228</text:p>
              </table:table-cell>
              <table:table-cell office:value-type="float" office:value="-0.7289686274">
                <text:p>-0.72896862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26990817">
                <text:p>3.926990817</text:p>
              </table:table-cell>
              <table:table-cell office:value-type="float" office:value="-0.7069904725">
                <text:p>-0.7069904725</text:p>
              </table:table-cell>
              <table:table-cell office:value-type="float" office:value="-0.7071067812">
                <text:p>-0.70710678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58406744">
                <text:p>3.958406744</text:p>
              </table:table-cell>
              <table:table-cell office:value-type="float" office:value="-0.684434508">
                <text:p>-0.684434508</text:p>
              </table:table-cell>
              <table:table-cell office:value-type="float" office:value="-0.6845471059">
                <text:p>-0.68454710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8982267">
                <text:p>3.98982267</text:p>
              </table:table-cell>
              <table:table-cell office:value-type="float" office:value="-0.6612030893">
                <text:p>-0.6612030893</text:p>
              </table:table-cell>
              <table:table-cell office:value-type="float" office:value="-0.6613118653">
                <text:p>-0.66131186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021238597">
                <text:p>4.021238597</text:p>
              </table:table-cell>
              <table:table-cell office:value-type="float" office:value="-0.6373191429">
                <text:p>-0.6373191429</text:p>
              </table:table-cell>
              <table:table-cell office:value-type="float" office:value="-0.6374239897">
                <text:p>-0.63742398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52654523">
                <text:p>4.052654523</text:p>
              </table:table-cell>
              <table:table-cell office:value-type="float" office:value="-0.6128062395">
                <text:p>-0.6128062395</text:p>
              </table:table-cell>
              <table:table-cell office:value-type="float" office:value="-0.6129070537">
                <text:p>-0.61290705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8407045">
                <text:p>4.08407045</text:p>
              </table:table-cell>
              <table:table-cell office:value-type="float" office:value="-0.5876885703">
                <text:p>-0.5876885703</text:p>
              </table:table-cell>
              <table:table-cell office:value-type="float" office:value="-0.5877852523">
                <text:p>-0.58778525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15486376">
                <text:p>4.115486376</text:p>
              </table:table-cell>
              <table:table-cell office:value-type="float" office:value="-0.5619909234">
                <text:p>-0.5619909234</text:p>
              </table:table-cell>
              <table:table-cell office:value-type="float" office:value="-0.5620833779">
                <text:p>-0.56208337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46902303">
                <text:p>4.146902303</text:p>
              </table:table-cell>
              <table:table-cell office:value-type="float" office:value="-0.5357386594">
                <text:p>-0.5357386594</text:p>
              </table:table-cell>
              <table:table-cell office:value-type="float" office:value="-0.535826795">
                <text:p>-0.5358267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78318229">
                <text:p>4.178318229</text:p>
              </table:table-cell>
              <table:table-cell office:value-type="float" office:value="-0.5089576859">
                <text:p>-0.5089576859</text:p>
              </table:table-cell>
              <table:table-cell office:value-type="float" office:value="-0.5090414158">
                <text:p>-0.50904141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209734156">
                <text:p>4.209734156</text:p>
              </table:table-cell>
              <table:table-cell office:value-type="float" office:value="-0.4816744327">
                <text:p>-0.4816744327</text:p>
              </table:table-cell>
              <table:table-cell office:value-type="float" office:value="-0.4817536741">
                <text:p>-0.48175367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41150082">
                <text:p>4.241150082</text:p>
              </table:table-cell>
              <table:table-cell office:value-type="float" office:value="-0.453915825">
                <text:p>-0.453915825</text:p>
              </table:table-cell>
              <table:table-cell office:value-type="float" office:value="-0.4539904997">
                <text:p>-0.4539904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272566009">
                <text:p>4.272566009</text:p>
              </table:table-cell>
              <table:table-cell office:value-type="float" office:value="-0.4257092571">
                <text:p>-0.4257092571</text:p>
              </table:table-cell>
              <table:table-cell office:value-type="float" office:value="-0.4257792916">
                <text:p>-0.42577929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303981935">
                <text:p>4.303981935</text:p>
              </table:table-cell>
              <table:table-cell office:value-type="float" office:value="-0.3970825656">
                <text:p>-0.3970825656</text:p>
              </table:table-cell>
              <table:table-cell office:value-type="float" office:value="-0.3971478906">
                <text:p>-0.39714789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335397862">
                <text:p>4.335397862</text:p>
              </table:table-cell>
              <table:table-cell office:value-type="float" office:value="-0.3680640016">
                <text:p>-0.3680640016</text:p>
              </table:table-cell>
              <table:table-cell office:value-type="float" office:value="-0.3681245527">
                <text:p>-0.36812455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366813788">
                <text:p>4.366813788</text:p>
              </table:table-cell>
              <table:table-cell office:value-type="float" office:value="-0.3386822028">
                <text:p>-0.3386822028</text:p>
              </table:table-cell>
              <table:table-cell office:value-type="float" office:value="-0.3387379202">
                <text:p>-0.33873792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398229715">
                <text:p>4.398229715</text:p>
              </table:table-cell>
              <table:table-cell office:value-type="float" office:value="-0.3089661656">
                <text:p>-0.3089661656</text:p>
              </table:table-cell>
              <table:table-cell office:value-type="float" office:value="-0.3090169944">
                <text:p>-0.30901699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429645642">
                <text:p>4.429645642</text:p>
              </table:table-cell>
              <table:table-cell office:value-type="float" office:value="-0.2789452161">
                <text:p>-0.2789452161</text:p>
              </table:table-cell>
              <table:table-cell office:value-type="float" office:value="-0.278991106">
                <text:p>-0.2789911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61061568">
                <text:p>4.461061568</text:p>
              </table:table-cell>
              <table:table-cell office:value-type="float" office:value="-0.2486489813">
                <text:p>-0.2486489813</text:p>
              </table:table-cell>
              <table:table-cell office:value-type="float" office:value="-0.2486898872">
                <text:p>-0.2486898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492477495">
                <text:p>4.492477495</text:p>
              </table:table-cell>
              <table:table-cell office:value-type="float" office:value="-0.21810736">
                <text:p>-0.21810736</text:p>
              </table:table-cell>
              <table:table-cell office:value-type="float" office:value="-0.2181432414">
                <text:p>-0.21814324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523893421">
                <text:p>4.523893421</text:p>
              </table:table-cell>
              <table:table-cell office:value-type="float" office:value="-0.1873504931">
                <text:p>-0.1873504931</text:p>
              </table:table-cell>
              <table:table-cell office:value-type="float" office:value="-0.1873813146">
                <text:p>-0.18738131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55309348">
                <text:p>4.555309348</text:p>
              </table:table-cell>
              <table:table-cell office:value-type="float" office:value="-0.1564087339">
                <text:p>-0.1564087339</text:p>
              </table:table-cell>
              <table:table-cell office:value-type="float" office:value="-0.156434465">
                <text:p>-0.1564344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86725274">
                <text:p>4.586725274</text:p>
              </table:table-cell>
              <table:table-cell office:value-type="float" office:value="-0.1253126181">
                <text:p>-0.1253126181</text:p>
              </table:table-cell>
              <table:table-cell office:value-type="float" office:value="-0.1253332336">
                <text:p>-0.12533323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18141201">
                <text:p>4.618141201</text:p>
              </table:table-cell>
              <table:table-cell office:value-type="float" office:value="-0.09409283389">
                <text:p>-0.09409283389</text:p>
              </table:table-cell>
              <table:table-cell office:value-type="float" office:value="-0.09410831332">
                <text:p>-0.094108313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49557127">
                <text:p>4.649557127</text:p>
              </table:table-cell>
              <table:table-cell office:value-type="float" office:value="-0.06278019141">
                <text:p>-0.06278019141</text:p>
              </table:table-cell>
              <table:table-cell office:value-type="float" office:value="-0.06279051953">
                <text:p>-0.062790519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80973054">
                <text:p>4.680973054</text:p>
              </table:table-cell>
              <table:table-cell office:value-type="float" office:value="-0.03140559247">
                <text:p>-0.03140559247</text:p>
              </table:table-cell>
              <table:table-cell office:value-type="float" office:value="-0.03141075908">
                <text:p>-0.031410759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1238898">
                <text:p>4.71238898</text:p>
              </table:table-cell>
              <table:table-cell office:value-type="float" office:value="0">
                <text:p>0</text:p>
              </table:table-cell>
              <table:table-cell office:value-type="float" office:value="-1.836970199E-016">
                <text:p>-1.836970199E-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743804907">
                <text:p>4.743804907</text:p>
              </table:table-cell>
              <table:table-cell office:value-type="float" office:value="0.03140559247">
                <text:p>0.03140559247</text:p>
              </table:table-cell>
              <table:table-cell office:value-type="float" office:value="0.03141075908">
                <text:p>0.031410759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775220833">
                <text:p>4.775220833</text:p>
              </table:table-cell>
              <table:table-cell office:value-type="float" office:value="0.06278019141">
                <text:p>0.06278019141</text:p>
              </table:table-cell>
              <table:table-cell office:value-type="float" office:value="0.06279051953">
                <text:p>0.062790519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80663676">
                <text:p>4.80663676</text:p>
              </table:table-cell>
              <table:table-cell office:value-type="float" office:value="0.09409283389">
                <text:p>0.09409283389</text:p>
              </table:table-cell>
              <table:table-cell office:value-type="float" office:value="0.09410831332">
                <text:p>0.094108313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838052687">
                <text:p>4.838052687</text:p>
              </table:table-cell>
              <table:table-cell office:value-type="float" office:value="0.1253126181">
                <text:p>0.1253126181</text:p>
              </table:table-cell>
              <table:table-cell office:value-type="float" office:value="0.1253332336">
                <text:p>0.12533323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869468613">
                <text:p>4.869468613</text:p>
              </table:table-cell>
              <table:table-cell office:value-type="float" office:value="0.1564087339">
                <text:p>0.1564087339</text:p>
              </table:table-cell>
              <table:table-cell office:value-type="float" office:value="0.156434465">
                <text:p>0.1564344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90088454">
                <text:p>4.90088454</text:p>
              </table:table-cell>
              <table:table-cell office:value-type="float" office:value="0.1873504931">
                <text:p>0.1873504931</text:p>
              </table:table-cell>
              <table:table-cell office:value-type="float" office:value="0.1873813146">
                <text:p>0.1873813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932300466">
                <text:p>4.932300466</text:p>
              </table:table-cell>
              <table:table-cell office:value-type="float" office:value="0.21810736">
                <text:p>0.21810736</text:p>
              </table:table-cell>
              <table:table-cell office:value-type="float" office:value="0.2181432414">
                <text:p>0.21814324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963716393">
                <text:p>4.963716393</text:p>
              </table:table-cell>
              <table:table-cell office:value-type="float" office:value="0.2486489813">
                <text:p>0.2486489813</text:p>
              </table:table-cell>
              <table:table-cell office:value-type="float" office:value="0.2486898872">
                <text:p>0.24868988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995132319">
                <text:p>4.995132319</text:p>
              </table:table-cell>
              <table:table-cell office:value-type="float" office:value="0.2789452161">
                <text:p>0.2789452161</text:p>
              </table:table-cell>
              <table:table-cell office:value-type="float" office:value="0.278991106">
                <text:p>0.2789911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026548246">
                <text:p>5.026548246</text:p>
              </table:table-cell>
              <table:table-cell office:value-type="float" office:value="0.3089661656">
                <text:p>0.3089661656</text:p>
              </table:table-cell>
              <table:table-cell office:value-type="float" office:value="0.3090169944">
                <text:p>0.30901699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057964172">
                <text:p>5.057964172</text:p>
              </table:table-cell>
              <table:table-cell office:value-type="float" office:value="0.3386822028">
                <text:p>0.3386822028</text:p>
              </table:table-cell>
              <table:table-cell office:value-type="float" office:value="0.3387379202">
                <text:p>0.33873792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089380099">
                <text:p>5.089380099</text:p>
              </table:table-cell>
              <table:table-cell office:value-type="float" office:value="0.3680640016">
                <text:p>0.3680640016</text:p>
              </table:table-cell>
              <table:table-cell office:value-type="float" office:value="0.3681245527">
                <text:p>0.36812455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120796025">
                <text:p>5.120796025</text:p>
              </table:table-cell>
              <table:table-cell office:value-type="float" office:value="0.3970825656">
                <text:p>0.3970825656</text:p>
              </table:table-cell>
              <table:table-cell office:value-type="float" office:value="0.3971478906">
                <text:p>0.39714789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152211952">
                <text:p>5.152211952</text:p>
              </table:table-cell>
              <table:table-cell office:value-type="float" office:value="0.4257092571">
                <text:p>0.4257092571</text:p>
              </table:table-cell>
              <table:table-cell office:value-type="float" office:value="0.4257792916">
                <text:p>0.42577929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183627878">
                <text:p>5.183627878</text:p>
              </table:table-cell>
              <table:table-cell office:value-type="float" office:value="0.453915825">
                <text:p>0.453915825</text:p>
              </table:table-cell>
              <table:table-cell office:value-type="float" office:value="0.4539904997">
                <text:p>0.45399049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215043805">
                <text:p>5.215043805</text:p>
              </table:table-cell>
              <table:table-cell office:value-type="float" office:value="0.4816744327">
                <text:p>0.4816744327</text:p>
              </table:table-cell>
              <table:table-cell office:value-type="float" office:value="0.4817536741">
                <text:p>0.48175367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246459731">
                <text:p>5.246459731</text:p>
              </table:table-cell>
              <table:table-cell office:value-type="float" office:value="0.5089576859">
                <text:p>0.5089576859</text:p>
              </table:table-cell>
              <table:table-cell office:value-type="float" office:value="0.5090414158">
                <text:p>0.50904141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277875658">
                <text:p>5.277875658</text:p>
              </table:table-cell>
              <table:table-cell office:value-type="float" office:value="0.5357386594">
                <text:p>0.5357386594</text:p>
              </table:table-cell>
              <table:table-cell office:value-type="float" office:value="0.535826795">
                <text:p>0.5358267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309291585">
                <text:p>5.309291585</text:p>
              </table:table-cell>
              <table:table-cell office:value-type="float" office:value="0.5619909234">
                <text:p>0.5619909234</text:p>
              </table:table-cell>
              <table:table-cell office:value-type="float" office:value="0.5620833779">
                <text:p>0.56208337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340707511">
                <text:p>5.340707511</text:p>
              </table:table-cell>
              <table:table-cell office:value-type="float" office:value="0.5876885703">
                <text:p>0.5876885703</text:p>
              </table:table-cell>
              <table:table-cell office:value-type="float" office:value="0.5877852523">
                <text:p>0.58778525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372123438">
                <text:p>5.372123438</text:p>
              </table:table-cell>
              <table:table-cell office:value-type="float" office:value="0.6128062395">
                <text:p>0.6128062395</text:p>
              </table:table-cell>
              <table:table-cell office:value-type="float" office:value="0.6129070537">
                <text:p>0.61290705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403539364">
                <text:p>5.403539364</text:p>
              </table:table-cell>
              <table:table-cell office:value-type="float" office:value="0.6373191429">
                <text:p>0.6373191429</text:p>
              </table:table-cell>
              <table:table-cell office:value-type="float" office:value="0.6374239897">
                <text:p>0.63742398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434955291">
                <text:p>5.434955291</text:p>
              </table:table-cell>
              <table:table-cell office:value-type="float" office:value="0.6612030893">
                <text:p>0.6612030893</text:p>
              </table:table-cell>
              <table:table-cell office:value-type="float" office:value="0.6613118653">
                <text:p>0.66131186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466371217">
                <text:p>5.466371217</text:p>
              </table:table-cell>
              <table:table-cell office:value-type="float" office:value="0.684434508">
                <text:p>0.684434508</text:p>
              </table:table-cell>
              <table:table-cell office:value-type="float" office:value="0.6845471059">
                <text:p>0.68454710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497787144">
                <text:p>5.497787144</text:p>
              </table:table-cell>
              <table:table-cell office:value-type="float" office:value="0.7069904725">
                <text:p>0.7069904725</text:p>
              </table:table-cell>
              <table:table-cell office:value-type="float" office:value="0.7071067812">
                <text:p>0.70710678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52920307">
                <text:p>5.52920307</text:p>
              </table:table-cell>
              <table:table-cell office:value-type="float" office:value="0.7288487228">
                <text:p>0.7288487228</text:p>
              </table:table-cell>
              <table:table-cell office:value-type="float" office:value="0.7289686274">
                <text:p>0.72896862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560618997">
                <text:p>5.560618997</text:p>
              </table:table-cell>
              <table:table-cell office:value-type="float" office:value="0.7499876874">
                <text:p>0.7499876874</text:p>
              </table:table-cell>
              <table:table-cell office:value-type="float" office:value="0.7501110696">
                <text:p>0.75011106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592034923">
                <text:p>5.592034923</text:p>
              </table:table-cell>
              <table:table-cell office:value-type="float" office:value="0.7703865047">
                <text:p>0.7703865047</text:p>
              </table:table-cell>
              <table:table-cell office:value-type="float" office:value="0.7705132428">
                <text:p>0.77051324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62345085">
                <text:p>5.62345085</text:p>
              </table:table-cell>
              <table:table-cell office:value-type="float" office:value="0.7900250435">
                <text:p>0.7900250435</text:p>
              </table:table-cell>
              <table:table-cell office:value-type="float" office:value="0.7901550124">
                <text:p>0.79015501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654866776">
                <text:p>5.654866776</text:p>
              </table:table-cell>
              <table:table-cell office:value-type="float" office:value="0.808883923">
                <text:p>0.808883923</text:p>
              </table:table-cell>
              <table:table-cell office:value-type="float" office:value="0.8090169944">
                <text:p>0.80901699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86282703">
                <text:p>5.686282703</text:p>
              </table:table-cell>
              <table:table-cell office:value-type="float" office:value="0.8269445317">
                <text:p>0.8269445317</text:p>
              </table:table-cell>
              <table:table-cell office:value-type="float" office:value="0.8270805743">
                <text:p>0.8270805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71769863">
                <text:p>5.71769863</text:p>
              </table:table-cell>
              <table:table-cell office:value-type="float" office:value="0.844189046">
                <text:p>0.844189046</text:p>
              </table:table-cell>
              <table:table-cell office:value-type="float" office:value="0.8443279255">
                <text:p>0.8443279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749114556">
                <text:p>5.749114556</text:p>
              </table:table-cell>
              <table:table-cell office:value-type="float" office:value="0.8606004476">
                <text:p>0.8606004476</text:p>
              </table:table-cell>
              <table:table-cell office:value-type="float" office:value="0.860742027">
                <text:p>0.8607420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0530483">
                <text:p>5.780530483</text:p>
              </table:table-cell>
              <table:table-cell office:value-type="float" office:value="0.8761625405">
                <text:p>0.8761625405</text:p>
              </table:table-cell>
              <table:table-cell office:value-type="float" office:value="0.87630668">
                <text:p>0.876306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811946409">
                <text:p>5.811946409</text:p>
              </table:table-cell>
              <table:table-cell office:value-type="float" office:value="0.8908599667">
                <text:p>0.8908599667</text:p>
              </table:table-cell>
              <table:table-cell office:value-type="float" office:value="0.8910065242">
                <text:p>0.89100652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843362336">
                <text:p>5.843362336</text:p>
              </table:table-cell>
              <table:table-cell office:value-type="float" office:value="0.9046782217">
                <text:p>0.9046782217</text:p>
              </table:table-cell>
              <table:table-cell office:value-type="float" office:value="0.9048270525">
                <text:p>0.90482705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874778262">
                <text:p>5.874778262</text:p>
              </table:table-cell>
              <table:table-cell office:value-type="float" office:value="0.9176036685">
                <text:p>0.9176036685</text:p>
              </table:table-cell>
              <table:table-cell office:value-type="float" office:value="0.9177546257">
                <text:p>0.91775462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906194189">
                <text:p>5.906194189</text:p>
              </table:table-cell>
              <table:table-cell office:value-type="float" office:value="0.9296235513">
                <text:p>0.9296235513</text:p>
              </table:table-cell>
              <table:table-cell office:value-type="float" office:value="0.9297764859">
                <text:p>0.92977648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937610115">
                <text:p>5.937610115</text:p>
              </table:table-cell>
              <table:table-cell office:value-type="float" office:value="0.9407260079">
                <text:p>0.9407260079</text:p>
              </table:table-cell>
              <table:table-cell office:value-type="float" office:value="0.940880769">
                <text:p>0.9408807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969026042">
                <text:p>5.969026042</text:p>
              </table:table-cell>
              <table:table-cell office:value-type="float" office:value="0.9509000815">
                <text:p>0.9509000815</text:p>
              </table:table-cell>
              <table:table-cell office:value-type="float" office:value="0.9510565163">
                <text:p>0.95105651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000441968">
                <text:p>6.000441968</text:p>
              </table:table-cell>
              <table:table-cell office:value-type="float" office:value="0.9601357315">
                <text:p>0.9601357315</text:p>
              </table:table-cell>
              <table:table-cell office:value-type="float" office:value="0.9602936857">
                <text:p>0.96029368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031857895">
                <text:p>6.031857895</text:p>
              </table:table-cell>
              <table:table-cell office:value-type="float" office:value="0.9684238434">
                <text:p>0.9684238434</text:p>
              </table:table-cell>
              <table:table-cell office:value-type="float" office:value="0.9685831611">
                <text:p>0.96858316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063273821">
                <text:p>6.063273821</text:p>
              </table:table-cell>
              <table:table-cell office:value-type="float" office:value="0.975756238">
                <text:p>0.975756238</text:p>
              </table:table-cell>
              <table:table-cell office:value-type="float" office:value="0.9759167619">
                <text:p>0.97591676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094689748">
                <text:p>6.094689748</text:p>
              </table:table-cell>
              <table:table-cell office:value-type="float" office:value="0.9821256789">
                <text:p>0.9821256789</text:p>
              </table:table-cell>
              <table:table-cell office:value-type="float" office:value="0.9822872507">
                <text:p>0.98228725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126105675">
                <text:p>6.126105675</text:p>
              </table:table-cell>
              <table:table-cell office:value-type="float" office:value="0.9875258804">
                <text:p>0.9875258804</text:p>
              </table:table-cell>
              <table:table-cell office:value-type="float" office:value="0.9876883406">
                <text:p>0.98768834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157521601">
                <text:p>6.157521601</text:p>
              </table:table-cell>
              <table:table-cell office:value-type="float" office:value="0.991951513">
                <text:p>0.991951513</text:p>
              </table:table-cell>
              <table:table-cell office:value-type="float" office:value="0.9921147013">
                <text:p>0.99211470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188937528">
                <text:p>6.188937528</text:p>
              </table:table-cell>
              <table:table-cell office:value-type="float" office:value="0.9953982093">
                <text:p>0.9953982093</text:p>
              </table:table-cell>
              <table:table-cell office:value-type="float" office:value="0.9955619646">
                <text:p>0.99556196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220353454">
                <text:p>6.220353454</text:p>
              </table:table-cell>
              <table:table-cell office:value-type="float" office:value="0.9978625677">
                <text:p>0.9978625677</text:p>
              </table:table-cell>
              <table:table-cell office:value-type="float" office:value="0.9980267284">
                <text:p>0.99802672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251769381">
                <text:p>6.251769381</text:p>
              </table:table-cell>
              <table:table-cell office:value-type="float" office:value="0.9993421562">
                <text:p>0.9993421562</text:p>
              </table:table-cell>
              <table:table-cell office:value-type="float" office:value="0.9995065604">
                <text:p>0.99950656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283185307">
                <text:p>6.283185307</text:p>
              </table:table-cell>
              <table:table-cell office:value-type="float" office:value="0.9998355147">
                <text:p>0.9998355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314601234">
                <text:p>6.314601234</text:p>
              </table:table-cell>
              <table:table-cell office:value-type="float" office:value="0.9998355147">
                <text:p>0.9998355147</text:p>
              </table:table-cell>
              <table:table-cell office:value-type="float" office:value="0.9995065604">
                <text:p>0.99950656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draw:stroke="dash" draw:stroke-dash="_32__20_Dots_20_1_20_Dash"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82cm" svg:height="16.223cm" xlink:href=".." xlink:type="simple" chart:class="chart:scatter" chart:style-name="ch1">
        <chart:legend chart:legend-position="end" svg:x="20.501cm" svg:y="7.563cm" style:legend-expansion="high" chart:style-name="ch2"/>
        <chart:plot-area chart:style-name="ch3" table:cell-range-address="derivación500.C3:derivación500.E502" chart:data-source-has-labels="row" svg:x="0.493cm" svg:y="0.324cm" svg:width="19.515cm" svg:height="15.575cm">
          <chartooo:coordinate-region svg:x="2.332cm" svg:y="0.523cm" svg:width="16.933cm" svg:height="15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rivación500.D3:derivación500.D502" loext:label-string="aproximación" chart:class="chart:scatter">
            <chart:domain table:cell-range-address="derivación500.C3:derivación500.C502"/>
            <chart:data-point chart:repeated="500"/>
          </chart:series>
          <chart:series chart:style-name="ch7" chart:values-cell-range-address="derivación500.E3:derivación500.E502" loext:label-string="cos_x" chart:class="chart:scatter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aproximación</text:p>
              </table:table-cell>
              <table:table-cell office:value-type="string">
                <text:p>cos_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13274123">
                <text:p>0.02513274123</text:p>
                <draw:g>
                  <svg:desc>derivación500.C3:derivación500.C502</svg:desc>
                </draw:g>
              </table:table-cell>
              <table:table-cell office:value-type="float" office:value="0.9997367952">
                <text:p>0.9997367952</text:p>
                <draw:g>
                  <svg:desc>derivación500.D3:derivación500.D502</svg:desc>
                </draw:g>
              </table:table-cell>
              <table:table-cell office:value-type="float" office:value="0.9996841893">
                <text:p>0.9996841893</text:p>
                <draw:g>
                  <svg:desc>derivación500.E3:derivación500.E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69911184">
                <text:p>0.03769911184</text:p>
              </table:table-cell>
              <table:table-cell office:value-type="float" office:value="0.9992631726">
                <text:p>0.9992631726</text:p>
              </table:table-cell>
              <table:table-cell office:value-type="float" office:value="0.9992894726">
                <text:p>0.9992894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26548246">
                <text:p>0.05026548246</text:p>
              </table:table-cell>
              <table:table-cell office:value-type="float" office:value="0.9987106711">
                <text:p>0.9987106711</text:p>
              </table:table-cell>
              <table:table-cell office:value-type="float" office:value="0.9987369566">
                <text:p>0.9987369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83185307">
                <text:p>0.06283185307</text:p>
              </table:table-cell>
              <table:table-cell office:value-type="float" office:value="0.9980004616">
                <text:p>0.9980004616</text:p>
              </table:table-cell>
              <table:table-cell office:value-type="float" office:value="0.9980267284">
                <text:p>0.9980267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39822369">
                <text:p>0.07539822369</text:p>
              </table:table-cell>
              <table:table-cell office:value-type="float" office:value="0.9971326563">
                <text:p>0.9971326563</text:p>
              </table:table-cell>
              <table:table-cell office:value-type="float" office:value="0.9971589003">
                <text:p>0.9971589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79645943">
                <text:p>0.0879645943</text:p>
              </table:table-cell>
              <table:table-cell office:value-type="float" office:value="0.9961073922">
                <text:p>0.9961073922</text:p>
              </table:table-cell>
              <table:table-cell office:value-type="float" office:value="0.9961336091">
                <text:p>0.996133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05309649">
                <text:p>0.1005309649</text:p>
              </table:table-cell>
              <table:table-cell office:value-type="float" office:value="0.9949248311">
                <text:p>0.9949248311</text:p>
              </table:table-cell>
              <table:table-cell office:value-type="float" office:value="0.994951017">
                <text:p>0.994951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30973355">
                <text:p>0.1130973355</text:p>
              </table:table-cell>
              <table:table-cell office:value-type="float" office:value="0.9935851599">
                <text:p>0.9935851599</text:p>
              </table:table-cell>
              <table:table-cell office:value-type="float" office:value="0.9936113105">
                <text:p>0.9936113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6637061">
                <text:p>0.1256637061</text:p>
              </table:table-cell>
              <table:table-cell office:value-type="float" office:value="0.9920885901">
                <text:p>0.9920885901</text:p>
              </table:table-cell>
              <table:table-cell office:value-type="float" office:value="0.9921147013">
                <text:p>0.9921147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82300768">
                <text:p>0.1382300768</text:p>
              </table:table-cell>
              <table:table-cell office:value-type="float" office:value="0.990435358">
                <text:p>0.990435358</text:p>
              </table:table-cell>
              <table:table-cell office:value-type="float" office:value="0.9904614257">
                <text:p>0.99046142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07964474">
                <text:p>0.1507964474</text:p>
              </table:table-cell>
              <table:table-cell office:value-type="float" office:value="0.9886257247">
                <text:p>0.9886257247</text:p>
              </table:table-cell>
              <table:table-cell office:value-type="float" office:value="0.9886517447">
                <text:p>0.9886517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3362818">
                <text:p>0.163362818</text:p>
              </table:table-cell>
              <table:table-cell office:value-type="float" office:value="0.9866599759">
                <text:p>0.9866599759</text:p>
              </table:table-cell>
              <table:table-cell office:value-type="float" office:value="0.9866859442">
                <text:p>0.9866859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9291886">
                <text:p>0.1759291886</text:p>
              </table:table-cell>
              <table:table-cell office:value-type="float" office:value="0.984538422">
                <text:p>0.984538422</text:p>
              </table:table-cell>
              <table:table-cell office:value-type="float" office:value="0.9845643345">
                <text:p>0.9845643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84955592">
                <text:p>0.1884955592</text:p>
              </table:table-cell>
              <table:table-cell office:value-type="float" office:value="0.9822613982">
                <text:p>0.9822613982</text:p>
              </table:table-cell>
              <table:table-cell office:value-type="float" office:value="0.9822872507">
                <text:p>0.9822872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10619298">
                <text:p>0.2010619298</text:p>
              </table:table-cell>
              <table:table-cell office:value-type="float" office:value="0.9798292638">
                <text:p>0.9798292638</text:p>
              </table:table-cell>
              <table:table-cell office:value-type="float" office:value="0.9798550524">
                <text:p>0.97985505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36283004">
                <text:p>0.2136283004</text:p>
              </table:table-cell>
              <table:table-cell office:value-type="float" office:value="0.9772424031">
                <text:p>0.9772424031</text:p>
              </table:table-cell>
              <table:table-cell office:value-type="float" office:value="0.9772681236">
                <text:p>0.9772681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1946711">
                <text:p>0.2261946711</text:p>
              </table:table-cell>
              <table:table-cell office:value-type="float" office:value="0.9745012245">
                <text:p>0.9745012245</text:p>
              </table:table-cell>
              <table:table-cell office:value-type="float" office:value="0.9745268728">
                <text:p>0.9745268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87610417">
                <text:p>0.2387610417</text:p>
              </table:table-cell>
              <table:table-cell office:value-type="float" office:value="0.9716061608">
                <text:p>0.9716061608</text:p>
              </table:table-cell>
              <table:table-cell office:value-type="float" office:value="0.9716317329">
                <text:p>0.9716317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13274123">
                <text:p>0.2513274123</text:p>
              </table:table-cell>
              <table:table-cell office:value-type="float" office:value="0.9685576692">
                <text:p>0.9685576692</text:p>
              </table:table-cell>
              <table:table-cell office:value-type="float" office:value="0.9685831611">
                <text:p>0.9685831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38937829">
                <text:p>0.2638937829</text:p>
              </table:table-cell>
              <table:table-cell office:value-type="float" office:value="0.9653562312">
                <text:p>0.9653562312</text:p>
              </table:table-cell>
              <table:table-cell office:value-type="float" office:value="0.9653816388">
                <text:p>0.96538163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64601535">
                <text:p>0.2764601535</text:p>
              </table:table-cell>
              <table:table-cell office:value-type="float" office:value="0.9620023522">
                <text:p>0.9620023522</text:p>
              </table:table-cell>
              <table:table-cell office:value-type="float" office:value="0.9620276716">
                <text:p>0.9620276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90265241">
                <text:p>0.2890265241</text:p>
              </table:table-cell>
              <table:table-cell office:value-type="float" office:value="0.9584965619">
                <text:p>0.9584965619</text:p>
              </table:table-cell>
              <table:table-cell office:value-type="float" office:value="0.958521789">
                <text:p>0.958521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15928947">
                <text:p>0.3015928947</text:p>
              </table:table-cell>
              <table:table-cell office:value-type="float" office:value="0.9548394139">
                <text:p>0.9548394139</text:p>
              </table:table-cell>
              <table:table-cell office:value-type="float" office:value="0.9548645447">
                <text:p>0.95486454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41592654">
                <text:p>0.3141592654</text:p>
              </table:table-cell>
              <table:table-cell office:value-type="float" office:value="0.9510314857">
                <text:p>0.9510314857</text:p>
              </table:table-cell>
              <table:table-cell office:value-type="float" office:value="0.9510565163">
                <text:p>0.9510565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6725636">
                <text:p>0.326725636</text:p>
              </table:table-cell>
              <table:table-cell office:value-type="float" office:value="0.9470733786">
                <text:p>0.9470733786</text:p>
              </table:table-cell>
              <table:table-cell office:value-type="float" office:value="0.947098305">
                <text:p>0.947098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92920066">
                <text:p>0.3392920066</text:p>
              </table:table-cell>
              <table:table-cell office:value-type="float" office:value="0.9429657176">
                <text:p>0.9429657176</text:p>
              </table:table-cell>
              <table:table-cell office:value-type="float" office:value="0.9429905359">
                <text:p>0.9429905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18583772">
                <text:p>0.3518583772</text:p>
              </table:table-cell>
              <table:table-cell office:value-type="float" office:value="0.9387091514">
                <text:p>0.9387091514</text:p>
              </table:table-cell>
              <table:table-cell office:value-type="float" office:value="0.9387338577">
                <text:p>0.9387338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44247478">
                <text:p>0.3644247478</text:p>
              </table:table-cell>
              <table:table-cell office:value-type="float" office:value="0.9343043521">
                <text:p>0.9343043521</text:p>
              </table:table-cell>
              <table:table-cell office:value-type="float" office:value="0.9343289425">
                <text:p>0.9343289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69911184">
                <text:p>0.3769911184</text:p>
              </table:table-cell>
              <table:table-cell office:value-type="float" office:value="0.9297520153">
                <text:p>0.9297520153</text:p>
              </table:table-cell>
              <table:table-cell office:value-type="float" office:value="0.9297764859">
                <text:p>0.92977648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9557489">
                <text:p>0.389557489</text:p>
              </table:table-cell>
              <table:table-cell office:value-type="float" office:value="0.92505286">
                <text:p>0.92505286</text:p>
              </table:table-cell>
              <table:table-cell office:value-type="float" office:value="0.9250772068">
                <text:p>0.9250772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21238597">
                <text:p>0.4021238597</text:p>
              </table:table-cell>
              <table:table-cell office:value-type="float" office:value="0.920207628">
                <text:p>0.920207628</text:p>
              </table:table-cell>
              <table:table-cell office:value-type="float" office:value="0.9202318474">
                <text:p>0.9202318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46902303">
                <text:p>0.4146902303</text:p>
              </table:table-cell>
              <table:table-cell office:value-type="float" office:value="0.9152170846">
                <text:p>0.9152170846</text:p>
              </table:table-cell>
              <table:table-cell office:value-type="float" office:value="0.9152411726">
                <text:p>0.91524117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72566009">
                <text:p>0.4272566009</text:p>
              </table:table-cell>
              <table:table-cell office:value-type="float" office:value="0.9100820178">
                <text:p>0.9100820178</text:p>
              </table:table-cell>
              <table:table-cell office:value-type="float" office:value="0.9101059707">
                <text:p>0.91010597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98229715">
                <text:p>0.4398229715</text:p>
              </table:table-cell>
              <table:table-cell office:value-type="float" office:value="0.9048032386">
                <text:p>0.9048032386</text:p>
              </table:table-cell>
              <table:table-cell office:value-type="float" office:value="0.9048270525">
                <text:p>0.9048270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23893421">
                <text:p>0.4523893421</text:p>
              </table:table-cell>
              <table:table-cell office:value-type="float" office:value="0.8993815804">
                <text:p>0.8993815804</text:p>
              </table:table-cell>
              <table:table-cell office:value-type="float" office:value="0.8994052516">
                <text:p>0.8994052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649557127">
                <text:p>0.4649557127</text:p>
              </table:table-cell>
              <table:table-cell office:value-type="float" office:value="0.8938178994">
                <text:p>0.8938178994</text:p>
              </table:table-cell>
              <table:table-cell office:value-type="float" office:value="0.8938414242">
                <text:p>0.8938414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775220833">
                <text:p>0.4775220833</text:p>
              </table:table-cell>
              <table:table-cell office:value-type="float" office:value="0.8881130742">
                <text:p>0.8881130742</text:p>
              </table:table-cell>
              <table:table-cell office:value-type="float" office:value="0.8881364488">
                <text:p>0.8881364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0088454">
                <text:p>0.490088454</text:p>
              </table:table-cell>
              <table:table-cell office:value-type="float" office:value="0.8822680056">
                <text:p>0.8822680056</text:p>
              </table:table-cell>
              <table:table-cell office:value-type="float" office:value="0.8822912264">
                <text:p>0.88229122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026548246">
                <text:p>0.5026548246</text:p>
              </table:table-cell>
              <table:table-cell office:value-type="float" office:value="0.8762836168">
                <text:p>0.8762836168</text:p>
              </table:table-cell>
              <table:table-cell office:value-type="float" office:value="0.87630668">
                <text:p>0.87630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52211952">
                <text:p>0.5152211952</text:p>
              </table:table-cell>
              <table:table-cell office:value-type="float" office:value="0.8701608525">
                <text:p>0.8701608525</text:p>
              </table:table-cell>
              <table:table-cell office:value-type="float" office:value="0.8701837547">
                <text:p>0.87018375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277875658">
                <text:p>0.5277875658</text:p>
              </table:table-cell>
              <table:table-cell office:value-type="float" office:value="0.8639006798">
                <text:p>0.8639006798</text:p>
              </table:table-cell>
              <table:table-cell office:value-type="float" office:value="0.8639234172">
                <text:p>0.8639234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03539364">
                <text:p>0.5403539364</text:p>
              </table:table-cell>
              <table:table-cell office:value-type="float" office:value="0.8575040872">
                <text:p>0.8575040872</text:p>
              </table:table-cell>
              <table:table-cell office:value-type="float" office:value="0.8575266562">
                <text:p>0.8575266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2920307">
                <text:p>0.552920307</text:p>
              </table:table-cell>
              <table:table-cell office:value-type="float" office:value="0.8509720847">
                <text:p>0.8509720847</text:p>
              </table:table-cell>
              <table:table-cell office:value-type="float" office:value="0.8509944818">
                <text:p>0.8509944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654866776">
                <text:p>0.5654866776</text:p>
              </table:table-cell>
              <table:table-cell office:value-type="float" office:value="0.8443057039">
                <text:p>0.8443057039</text:p>
              </table:table-cell>
              <table:table-cell office:value-type="float" office:value="0.8443279255">
                <text:p>0.8443279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80530483">
                <text:p>0.5780530483</text:p>
              </table:table-cell>
              <table:table-cell office:value-type="float" office:value="0.8375059974">
                <text:p>0.8375059974</text:p>
              </table:table-cell>
              <table:table-cell office:value-type="float" office:value="0.83752804">
                <text:p>0.837528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906194189">
                <text:p>0.5906194189</text:p>
              </table:table-cell>
              <table:table-cell office:value-type="float" office:value="0.830574039">
                <text:p>0.830574039</text:p>
              </table:table-cell>
              <table:table-cell office:value-type="float" office:value="0.8305958992">
                <text:p>0.8305958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31857895">
                <text:p>0.6031857895</text:p>
              </table:table-cell>
              <table:table-cell office:value-type="float" office:value="0.8235109233">
                <text:p>0.8235109233</text:p>
              </table:table-cell>
              <table:table-cell office:value-type="float" office:value="0.8235325976">
                <text:p>0.8235325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157521601">
                <text:p>0.6157521601</text:p>
              </table:table-cell>
              <table:table-cell office:value-type="float" office:value="0.8163177657">
                <text:p>0.8163177657</text:p>
              </table:table-cell>
              <table:table-cell office:value-type="float" office:value="0.8163392507">
                <text:p>0.81633925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283185307">
                <text:p>0.6283185307</text:p>
              </table:table-cell>
              <table:table-cell office:value-type="float" office:value="0.8089957021">
                <text:p>0.8089957021</text:p>
              </table:table-cell>
              <table:table-cell office:value-type="float" office:value="0.8090169944">
                <text:p>0.8090169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408849013">
                <text:p>0.6408849013</text:p>
              </table:table-cell>
              <table:table-cell office:value-type="float" office:value="0.8015458886">
                <text:p>0.8015458886</text:p>
              </table:table-cell>
              <table:table-cell office:value-type="float" office:value="0.8015669849">
                <text:p>0.80156698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34512719">
                <text:p>0.6534512719</text:p>
              </table:table-cell>
              <table:table-cell office:value-type="float" office:value="0.7939695018">
                <text:p>0.7939695018</text:p>
              </table:table-cell>
              <table:table-cell office:value-type="float" office:value="0.7939903986">
                <text:p>0.79399039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60176426">
                <text:p>0.6660176426</text:p>
              </table:table-cell>
              <table:table-cell office:value-type="float" office:value="0.786267738">
                <text:p>0.786267738</text:p>
              </table:table-cell>
              <table:table-cell office:value-type="float" office:value="0.7862884321">
                <text:p>0.7862884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85840132">
                <text:p>0.6785840132</text:p>
              </table:table-cell>
              <table:table-cell office:value-type="float" office:value="0.7784418134">
                <text:p>0.7784418134</text:p>
              </table:table-cell>
              <table:table-cell office:value-type="float" office:value="0.7784623016">
                <text:p>0.7784623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911503838">
                <text:p>0.6911503838</text:p>
              </table:table-cell>
              <table:table-cell office:value-type="float" office:value="0.7704929638">
                <text:p>0.7704929638</text:p>
              </table:table-cell>
              <table:table-cell office:value-type="float" office:value="0.7705132428">
                <text:p>0.77051324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037167544">
                <text:p>0.7037167544</text:p>
              </table:table-cell>
              <table:table-cell office:value-type="float" office:value="0.7624224445">
                <text:p>0.7624224445</text:p>
              </table:table-cell>
              <table:table-cell office:value-type="float" office:value="0.762442511">
                <text:p>0.7624425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6283125">
                <text:p>0.716283125</text:p>
              </table:table-cell>
              <table:table-cell office:value-type="float" office:value="0.7542315298">
                <text:p>0.7542315298</text:p>
              </table:table-cell>
              <table:table-cell office:value-type="float" office:value="0.7542513807">
                <text:p>0.75425138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88494956">
                <text:p>0.7288494956</text:p>
              </table:table-cell>
              <table:table-cell office:value-type="float" office:value="0.7459215132">
                <text:p>0.7459215132</text:p>
              </table:table-cell>
              <table:table-cell office:value-type="float" office:value="0.7459411454">
                <text:p>0.74594114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14158662">
                <text:p>0.7414158662</text:p>
              </table:table-cell>
              <table:table-cell office:value-type="float" office:value="0.7374937069">
                <text:p>0.7374937069</text:p>
              </table:table-cell>
              <table:table-cell office:value-type="float" office:value="0.7375131174">
                <text:p>0.7375131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39822369">
                <text:p>0.7539822369</text:p>
              </table:table-cell>
              <table:table-cell office:value-type="float" office:value="0.7289494419">
                <text:p>0.7289494419</text:p>
              </table:table-cell>
              <table:table-cell office:value-type="float" office:value="0.7289686274">
                <text:p>0.72896862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665486075">
                <text:p>0.7665486075</text:p>
              </table:table-cell>
              <table:table-cell office:value-type="float" office:value="0.7202900673">
                <text:p>0.7202900673</text:p>
              </table:table-cell>
              <table:table-cell office:value-type="float" office:value="0.7203090249">
                <text:p>0.7203090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791149781">
                <text:p>0.7791149781</text:p>
              </table:table-cell>
              <table:table-cell office:value-type="float" office:value="0.7115169505">
                <text:p>0.7115169505</text:p>
              </table:table-cell>
              <table:table-cell office:value-type="float" office:value="0.7115356772">
                <text:p>0.71153567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916813487">
                <text:p>0.7916813487</text:p>
              </table:table-cell>
              <table:table-cell office:value-type="float" office:value="0.7026314769">
                <text:p>0.7026314769</text:p>
              </table:table-cell>
              <table:table-cell office:value-type="float" office:value="0.7026499698">
                <text:p>0.7026499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042477193">
                <text:p>0.8042477193</text:p>
              </table:table-cell>
              <table:table-cell office:value-type="float" office:value="0.6936350497">
                <text:p>0.6936350497</text:p>
              </table:table-cell>
              <table:table-cell office:value-type="float" office:value="0.6936533058">
                <text:p>0.69365330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168140899">
                <text:p>0.8168140899</text:p>
              </table:table-cell>
              <table:table-cell office:value-type="float" office:value="0.6845290895">
                <text:p>0.6845290895</text:p>
              </table:table-cell>
              <table:table-cell office:value-type="float" office:value="0.6845471059">
                <text:p>0.68454710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293804605">
                <text:p>0.8293804605</text:p>
              </table:table-cell>
              <table:table-cell office:value-type="float" office:value="0.6753150342">
                <text:p>0.6753150342</text:p>
              </table:table-cell>
              <table:table-cell office:value-type="float" office:value="0.6753328081">
                <text:p>0.67533280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19468312">
                <text:p>0.8419468312</text:p>
              </table:table-cell>
              <table:table-cell office:value-type="float" office:value="0.6659943388">
                <text:p>0.6659943388</text:p>
              </table:table-cell>
              <table:table-cell office:value-type="float" office:value="0.6660118674">
                <text:p>0.6660118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545132018">
                <text:p>0.8545132018</text:p>
              </table:table-cell>
              <table:table-cell office:value-type="float" office:value="0.6565684752">
                <text:p>0.6565684752</text:p>
              </table:table-cell>
              <table:table-cell office:value-type="float" office:value="0.6565857558">
                <text:p>0.65658575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670795724">
                <text:p>0.8670795724</text:p>
              </table:table-cell>
              <table:table-cell office:value-type="float" office:value="0.6470389319">
                <text:p>0.6470389319</text:p>
              </table:table-cell>
              <table:table-cell office:value-type="float" office:value="0.6470559616">
                <text:p>0.64705596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79645943">
                <text:p>0.879645943</text:p>
              </table:table-cell>
              <table:table-cell office:value-type="float" office:value="0.6374072136">
                <text:p>0.6374072136</text:p>
              </table:table-cell>
              <table:table-cell office:value-type="float" office:value="0.6374239897">
                <text:p>0.63742398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22123136">
                <text:p>0.8922123136</text:p>
              </table:table-cell>
              <table:table-cell office:value-type="float" office:value="0.6276748412">
                <text:p>0.6276748412</text:p>
              </table:table-cell>
              <table:table-cell office:value-type="float" office:value="0.6276913613">
                <text:p>0.62769136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047786842">
                <text:p>0.9047786842</text:p>
              </table:table-cell>
              <table:table-cell office:value-type="float" office:value="0.6178433518">
                <text:p>0.6178433518</text:p>
              </table:table-cell>
              <table:table-cell office:value-type="float" office:value="0.6178596131">
                <text:p>0.6178596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173450548">
                <text:p>0.9173450548</text:p>
              </table:table-cell>
              <table:table-cell office:value-type="float" office:value="0.6079142977">
                <text:p>0.6079142977</text:p>
              </table:table-cell>
              <table:table-cell office:value-type="float" office:value="0.6079302977">
                <text:p>0.6079302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99114255">
                <text:p>0.9299114255</text:p>
              </table:table-cell>
              <table:table-cell office:value-type="float" office:value="0.597889247">
                <text:p>0.597889247</text:p>
              </table:table-cell>
              <table:table-cell office:value-type="float" office:value="0.5979049831">
                <text:p>0.5979049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24777961">
                <text:p>0.9424777961</text:p>
              </table:table-cell>
              <table:table-cell office:value-type="float" office:value="0.5877697825">
                <text:p>0.5877697825</text:p>
              </table:table-cell>
              <table:table-cell office:value-type="float" office:value="0.5877852523">
                <text:p>0.58778525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50441667">
                <text:p>0.9550441667</text:p>
              </table:table-cell>
              <table:table-cell office:value-type="float" office:value="0.5775575024">
                <text:p>0.5775575024</text:p>
              </table:table-cell>
              <table:table-cell office:value-type="float" office:value="0.5775727034">
                <text:p>0.57757270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76105373">
                <text:p>0.9676105373</text:p>
              </table:table-cell>
              <table:table-cell office:value-type="float" office:value="0.5672540193">
                <text:p>0.5672540193</text:p>
              </table:table-cell>
              <table:table-cell office:value-type="float" office:value="0.5672689491">
                <text:p>0.56726894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801769079">
                <text:p>0.9801769079</text:p>
              </table:table-cell>
              <table:table-cell office:value-type="float" office:value="0.5568609602">
                <text:p>0.5568609602</text:p>
              </table:table-cell>
              <table:table-cell office:value-type="float" office:value="0.5568756165">
                <text:p>0.5568756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27432785">
                <text:p>0.9927432785</text:p>
              </table:table-cell>
              <table:table-cell office:value-type="float" office:value="0.5463799663">
                <text:p>0.5463799663</text:p>
              </table:table-cell>
              <table:table-cell office:value-type="float" office:value="0.5463943467">
                <text:p>0.54639434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5309649">
                <text:p>1.005309649</text:p>
              </table:table-cell>
              <table:table-cell office:value-type="float" office:value="0.5358126927">
                <text:p>0.5358126927</text:p>
              </table:table-cell>
              <table:table-cell office:value-type="float" office:value="0.535826795">
                <text:p>0.5358267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787602">
                <text:p>1.01787602</text:p>
              </table:table-cell>
              <table:table-cell office:value-type="float" office:value="0.525160808">
                <text:p>0.525160808</text:p>
              </table:table-cell>
              <table:table-cell office:value-type="float" office:value="0.52517463">
                <text:p>0.525174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3044239">
                <text:p>1.03044239</text:p>
              </table:table-cell>
              <table:table-cell office:value-type="float" office:value="0.5144259944">
                <text:p>0.5144259944</text:p>
              </table:table-cell>
              <table:table-cell office:value-type="float" office:value="0.5144395338">
                <text:p>0.5144395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43008761">
                <text:p>1.043008761</text:p>
              </table:table-cell>
              <table:table-cell office:value-type="float" office:value="0.5036099469">
                <text:p>0.5036099469</text:p>
              </table:table-cell>
              <table:table-cell office:value-type="float" office:value="0.5036232016">
                <text:p>0.5036232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55575132">
                <text:p>1.055575132</text:p>
              </table:table-cell>
              <table:table-cell office:value-type="float" office:value="0.4927143736">
                <text:p>0.4927143736</text:p>
              </table:table-cell>
              <table:table-cell office:value-type="float" office:value="0.4927273415">
                <text:p>0.4927273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68141502">
                <text:p>1.068141502</text:p>
              </table:table-cell>
              <table:table-cell office:value-type="float" office:value="0.481740995">
                <text:p>0.481740995</text:p>
              </table:table-cell>
              <table:table-cell office:value-type="float" office:value="0.4817536741">
                <text:p>0.48175367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80707873">
                <text:p>1.080707873</text:p>
              </table:table-cell>
              <table:table-cell office:value-type="float" office:value="0.4706915438">
                <text:p>0.4706915438</text:p>
              </table:table-cell>
              <table:table-cell office:value-type="float" office:value="0.4707039322">
                <text:p>0.4707039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93274243">
                <text:p>1.093274243</text:p>
              </table:table-cell>
              <table:table-cell office:value-type="float" office:value="0.4595677651">
                <text:p>0.4595677651</text:p>
              </table:table-cell>
              <table:table-cell office:value-type="float" office:value="0.4595798606">
                <text:p>0.45957986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05840614">
                <text:p>1.105840614</text:p>
              </table:table-cell>
              <table:table-cell office:value-type="float" office:value="0.4483714152">
                <text:p>0.4483714152</text:p>
              </table:table-cell>
              <table:table-cell office:value-type="float" office:value="0.4483832161">
                <text:p>0.44838321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18406985">
                <text:p>1.118406985</text:p>
              </table:table-cell>
              <table:table-cell office:value-type="float" office:value="0.4371042623">
                <text:p>0.4371042623</text:p>
              </table:table-cell>
              <table:table-cell office:value-type="float" office:value="0.4371157667">
                <text:p>0.4371157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30973355">
                <text:p>1.130973355</text:p>
              </table:table-cell>
              <table:table-cell office:value-type="float" office:value="0.4257680856">
                <text:p>0.4257680856</text:p>
              </table:table-cell>
              <table:table-cell office:value-type="float" office:value="0.4257792916">
                <text:p>0.4257792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43539726">
                <text:p>1.143539726</text:p>
              </table:table-cell>
              <table:table-cell office:value-type="float" office:value="0.4143646752">
                <text:p>0.4143646752</text:p>
              </table:table-cell>
              <table:table-cell office:value-type="float" office:value="0.414375581">
                <text:p>0.4143755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56106097">
                <text:p>1.156106097</text:p>
              </table:table-cell>
              <table:table-cell office:value-type="float" office:value="0.4028958317">
                <text:p>0.4028958317</text:p>
              </table:table-cell>
              <table:table-cell office:value-type="float" office:value="0.4029064357">
                <text:p>0.40290643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68672467">
                <text:p>1.168672467</text:p>
              </table:table-cell>
              <table:table-cell office:value-type="float" office:value="0.3913633664">
                <text:p>0.3913633664</text:p>
              </table:table-cell>
              <table:table-cell office:value-type="float" office:value="0.3913736668">
                <text:p>0.39137366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81238838">
                <text:p>1.181238838</text:p>
              </table:table-cell>
              <table:table-cell office:value-type="float" office:value="0.3797691002">
                <text:p>0.3797691002</text:p>
              </table:table-cell>
              <table:table-cell office:value-type="float" office:value="0.3797790955">
                <text:p>0.37977909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93805208">
                <text:p>1.193805208</text:p>
              </table:table-cell>
              <table:table-cell office:value-type="float" office:value="0.3681148641">
                <text:p>0.3681148641</text:p>
              </table:table-cell>
              <table:table-cell office:value-type="float" office:value="0.3681245527">
                <text:p>0.3681245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06371579">
                <text:p>1.206371579</text:p>
              </table:table-cell>
              <table:table-cell office:value-type="float" office:value="0.3564024984">
                <text:p>0.3564024984</text:p>
              </table:table-cell>
              <table:table-cell office:value-type="float" office:value="0.3564118787">
                <text:p>0.35641187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1893795">
                <text:p>1.21893795</text:p>
              </table:table-cell>
              <table:table-cell office:value-type="float" office:value="0.3446338526">
                <text:p>0.3446338526</text:p>
              </table:table-cell>
              <table:table-cell office:value-type="float" office:value="0.3446429232">
                <text:p>0.3446429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3150432">
                <text:p>1.23150432</text:p>
              </table:table-cell>
              <table:table-cell office:value-type="float" office:value="0.3328107851">
                <text:p>0.3328107851</text:p>
              </table:table-cell>
              <table:table-cell office:value-type="float" office:value="0.3328195445">
                <text:p>0.3328195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44070691">
                <text:p>1.244070691</text:p>
              </table:table-cell>
              <table:table-cell office:value-type="float" office:value="0.320935163">
                <text:p>0.320935163</text:p>
              </table:table-cell>
              <table:table-cell office:value-type="float" office:value="0.3209436098">
                <text:p>0.32094360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56637061">
                <text:p>1.256637061</text:p>
              </table:table-cell>
              <table:table-cell office:value-type="float" office:value="0.3090088614">
                <text:p>0.3090088614</text:p>
              </table:table-cell>
              <table:table-cell office:value-type="float" office:value="0.3090169944">
                <text:p>0.3090169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69203432">
                <text:p>1.269203432</text:p>
              </table:table-cell>
              <table:table-cell office:value-type="float" office:value="0.2970337638">
                <text:p>0.2970337638</text:p>
              </table:table-cell>
              <table:table-cell office:value-type="float" office:value="0.2970415816">
                <text:p>0.29704158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81769803">
                <text:p>1.281769803</text:p>
              </table:table-cell>
              <table:table-cell office:value-type="float" office:value="0.2850117611">
                <text:p>0.2850117611</text:p>
              </table:table-cell>
              <table:table-cell office:value-type="float" office:value="0.2850192625">
                <text:p>0.2850192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94336173">
                <text:p>1.294336173</text:p>
              </table:table-cell>
              <table:table-cell office:value-type="float" office:value="0.2729447518">
                <text:p>0.2729447518</text:p>
              </table:table-cell>
              <table:table-cell office:value-type="float" office:value="0.2729519355">
                <text:p>0.2729519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06902544">
                <text:p>1.306902544</text:p>
              </table:table-cell>
              <table:table-cell office:value-type="float" office:value="0.2608346413">
                <text:p>0.2608346413</text:p>
              </table:table-cell>
              <table:table-cell office:value-type="float" office:value="0.2608415063">
                <text:p>0.26084150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19468915">
                <text:p>1.319468915</text:p>
              </table:table-cell>
              <table:table-cell office:value-type="float" office:value="0.248683342">
                <text:p>0.248683342</text:p>
              </table:table-cell>
              <table:table-cell office:value-type="float" office:value="0.2486898872">
                <text:p>0.24868988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32035285">
                <text:p>1.332035285</text:p>
              </table:table-cell>
              <table:table-cell office:value-type="float" office:value="0.2364927727">
                <text:p>0.2364927727</text:p>
              </table:table-cell>
              <table:table-cell office:value-type="float" office:value="0.236498997">
                <text:p>0.2364989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44601656">
                <text:p>1.344601656</text:p>
              </table:table-cell>
              <table:table-cell office:value-type="float" office:value="0.2242648584">
                <text:p>0.2242648584</text:p>
              </table:table-cell>
              <table:table-cell office:value-type="float" office:value="0.2242707609">
                <text:p>0.22427076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57168026">
                <text:p>1.357168026</text:p>
              </table:table-cell>
              <table:table-cell office:value-type="float" office:value="0.2120015302">
                <text:p>0.2120015302</text:p>
              </table:table-cell>
              <table:table-cell office:value-type="float" office:value="0.2120071099">
                <text:p>0.21200710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69734397">
                <text:p>1.369734397</text:p>
              </table:table-cell>
              <table:table-cell office:value-type="float" office:value="0.1997047244">
                <text:p>0.1997047244</text:p>
              </table:table-cell>
              <table:table-cell office:value-type="float" office:value="0.1997099805">
                <text:p>0.1997099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82300768">
                <text:p>1.382300768</text:p>
              </table:table-cell>
              <table:table-cell office:value-type="float" office:value="0.1873763829">
                <text:p>0.1873763829</text:p>
              </table:table-cell>
              <table:table-cell office:value-type="float" office:value="0.1873813146">
                <text:p>0.1873813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94867138">
                <text:p>1.394867138</text:p>
              </table:table-cell>
              <table:table-cell office:value-type="float" office:value="0.1750184526">
                <text:p>0.1750184526</text:p>
              </table:table-cell>
              <table:table-cell office:value-type="float" office:value="0.175023059">
                <text:p>0.1750230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07433509">
                <text:p>1.407433509</text:p>
              </table:table-cell>
              <table:table-cell office:value-type="float" office:value="0.1626328848">
                <text:p>0.1626328848</text:p>
              </table:table-cell>
              <table:table-cell office:value-type="float" office:value="0.1626371652">
                <text:p>0.16263716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19999879">
                <text:p>1.419999879</text:p>
              </table:table-cell>
              <table:table-cell office:value-type="float" office:value="0.1502216354">
                <text:p>0.1502216354</text:p>
              </table:table-cell>
              <table:table-cell office:value-type="float" office:value="0.1502255891">
                <text:p>0.15022558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3256625">
                <text:p>1.43256625</text:p>
              </table:table-cell>
              <table:table-cell office:value-type="float" office:value="0.1377866642">
                <text:p>0.1377866642</text:p>
              </table:table-cell>
              <table:table-cell office:value-type="float" office:value="0.1377902907">
                <text:p>0.13779029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45132621">
                <text:p>1.445132621</text:p>
              </table:table-cell>
              <table:table-cell office:value-type="float" office:value="0.125329935">
                <text:p>0.125329935</text:p>
              </table:table-cell>
              <table:table-cell office:value-type="float" office:value="0.1253332336">
                <text:p>0.1253332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57698991">
                <text:p>1.457698991</text:p>
              </table:table-cell>
              <table:table-cell office:value-type="float" office:value="0.1128534146">
                <text:p>0.1128534146</text:p>
              </table:table-cell>
              <table:table-cell office:value-type="float" office:value="0.1128563849">
                <text:p>0.11285638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70265362">
                <text:p>1.470265362</text:p>
              </table:table-cell>
              <table:table-cell office:value-type="float" office:value="0.1003590735">
                <text:p>0.1003590735</text:p>
              </table:table-cell>
              <table:table-cell office:value-type="float" office:value="0.1003617149">
                <text:p>0.10036171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82831732">
                <text:p>1.482831732</text:p>
              </table:table-cell>
              <table:table-cell office:value-type="float" office:value="0.08784888442">
                <text:p>0.08784888442</text:p>
              </table:table-cell>
              <table:table-cell office:value-type="float" office:value="0.08785119655">
                <text:p>0.087851196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95398103">
                <text:p>1.495398103</text:p>
              </table:table-cell>
              <table:table-cell office:value-type="float" office:value="0.07532482302">
                <text:p>0.07532482302</text:p>
              </table:table-cell>
              <table:table-cell office:value-type="float" office:value="0.07532680553">
                <text:p>0.075326805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07964474">
                <text:p>1.507964474</text:p>
              </table:table-cell>
              <table:table-cell office:value-type="float" office:value="0.06278886696">
                <text:p>0.06278886696</text:p>
              </table:table-cell>
              <table:table-cell office:value-type="float" office:value="0.06279051953">
                <text:p>0.062790519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20530844">
                <text:p>1.520530844</text:p>
              </table:table-cell>
              <table:table-cell office:value-type="float" office:value="0.05024299581">
                <text:p>0.05024299581</text:p>
              </table:table-cell>
              <table:table-cell office:value-type="float" office:value="0.05024431818">
                <text:p>0.050244318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33097215">
                <text:p>1.533097215</text:p>
              </table:table-cell>
              <table:table-cell office:value-type="float" office:value="0.03768919071">
                <text:p>0.03768919071</text:p>
              </table:table-cell>
              <table:table-cell office:value-type="float" office:value="0.03769018267">
                <text:p>0.037690182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45663586">
                <text:p>1.545663586</text:p>
              </table:table-cell>
              <table:table-cell office:value-type="float" office:value="0.02512943405">
                <text:p>0.02512943405</text:p>
              </table:table-cell>
              <table:table-cell office:value-type="float" office:value="0.02513009544">
                <text:p>0.02513009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58229956">
                <text:p>1.558229956</text:p>
              </table:table-cell>
              <table:table-cell office:value-type="float" office:value="0.01256570916">
                <text:p>0.01256570916</text:p>
              </table:table-cell>
              <table:table-cell office:value-type="float" office:value="0.01256603988">
                <text:p>0.01256603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70796327">
                <text:p>1.570796327</text:p>
              </table:table-cell>
              <table:table-cell office:value-type="float" office:value="0">
                <text:p>0</text:p>
              </table:table-cell>
              <table:table-cell office:value-type="float" office:value="6.123233996E-017">
                <text:p>6.123233996E-0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83362697">
                <text:p>1.583362697</text:p>
              </table:table-cell>
              <table:table-cell office:value-type="float" office:value="-0.01256570916">
                <text:p>-0.01256570916</text:p>
              </table:table-cell>
              <table:table-cell office:value-type="float" office:value="-0.01256603988">
                <text:p>-0.012566039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95929068">
                <text:p>1.595929068</text:p>
              </table:table-cell>
              <table:table-cell office:value-type="float" office:value="-0.02512943405">
                <text:p>-0.02512943405</text:p>
              </table:table-cell>
              <table:table-cell office:value-type="float" office:value="-0.02513009544">
                <text:p>-0.025130095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08495439">
                <text:p>1.608495439</text:p>
              </table:table-cell>
              <table:table-cell office:value-type="float" office:value="-0.03768919071">
                <text:p>-0.03768919071</text:p>
              </table:table-cell>
              <table:table-cell office:value-type="float" office:value="-0.03769018267">
                <text:p>-0.0376901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21061809">
                <text:p>1.621061809</text:p>
              </table:table-cell>
              <table:table-cell office:value-type="float" office:value="-0.05024299581">
                <text:p>-0.05024299581</text:p>
              </table:table-cell>
              <table:table-cell office:value-type="float" office:value="-0.05024431818">
                <text:p>-0.050244318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3362818">
                <text:p>1.63362818</text:p>
              </table:table-cell>
              <table:table-cell office:value-type="float" office:value="-0.06278886696">
                <text:p>-0.06278886696</text:p>
              </table:table-cell>
              <table:table-cell office:value-type="float" office:value="-0.06279051953">
                <text:p>-0.062790519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4619455">
                <text:p>1.64619455</text:p>
              </table:table-cell>
              <table:table-cell office:value-type="float" office:value="-0.07532482302">
                <text:p>-0.07532482302</text:p>
              </table:table-cell>
              <table:table-cell office:value-type="float" office:value="-0.07532680553">
                <text:p>-0.075326805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58760921">
                <text:p>1.658760921</text:p>
              </table:table-cell>
              <table:table-cell office:value-type="float" office:value="-0.08784888442">
                <text:p>-0.08784888442</text:p>
              </table:table-cell>
              <table:table-cell office:value-type="float" office:value="-0.08785119655">
                <text:p>-0.08785119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71327292">
                <text:p>1.671327292</text:p>
              </table:table-cell>
              <table:table-cell office:value-type="float" office:value="-0.1003590735">
                <text:p>-0.1003590735</text:p>
              </table:table-cell>
              <table:table-cell office:value-type="float" office:value="-0.1003617149">
                <text:p>-0.10036171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83893662">
                <text:p>1.683893662</text:p>
              </table:table-cell>
              <table:table-cell office:value-type="float" office:value="-0.1128534146">
                <text:p>-0.1128534146</text:p>
              </table:table-cell>
              <table:table-cell office:value-type="float" office:value="-0.1128563849">
                <text:p>-0.11285638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96460033">
                <text:p>1.696460033</text:p>
              </table:table-cell>
              <table:table-cell office:value-type="float" office:value="-0.125329935">
                <text:p>-0.125329935</text:p>
              </table:table-cell>
              <table:table-cell office:value-type="float" office:value="-0.1253332336">
                <text:p>-0.12533323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09026404">
                <text:p>1.709026404</text:p>
              </table:table-cell>
              <table:table-cell office:value-type="float" office:value="-0.1377866642">
                <text:p>-0.1377866642</text:p>
              </table:table-cell>
              <table:table-cell office:value-type="float" office:value="-0.1377902907">
                <text:p>-0.13779029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21592774">
                <text:p>1.721592774</text:p>
              </table:table-cell>
              <table:table-cell office:value-type="float" office:value="-0.1502216354">
                <text:p>-0.1502216354</text:p>
              </table:table-cell>
              <table:table-cell office:value-type="float" office:value="-0.1502255891">
                <text:p>-0.15022558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34159145">
                <text:p>1.734159145</text:p>
              </table:table-cell>
              <table:table-cell office:value-type="float" office:value="-0.1626328848">
                <text:p>-0.1626328848</text:p>
              </table:table-cell>
              <table:table-cell office:value-type="float" office:value="-0.1626371652">
                <text:p>-0.16263716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746725515">
                <text:p>1.746725515</text:p>
              </table:table-cell>
              <table:table-cell office:value-type="float" office:value="-0.1750184526">
                <text:p>-0.1750184526</text:p>
              </table:table-cell>
              <table:table-cell office:value-type="float" office:value="-0.175023059">
                <text:p>-0.1750230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59291886">
                <text:p>1.759291886</text:p>
              </table:table-cell>
              <table:table-cell office:value-type="float" office:value="-0.1873763829">
                <text:p>-0.1873763829</text:p>
              </table:table-cell>
              <table:table-cell office:value-type="float" office:value="-0.1873813146">
                <text:p>-0.18738131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71858257">
                <text:p>1.771858257</text:p>
              </table:table-cell>
              <table:table-cell office:value-type="float" office:value="-0.1997047244">
                <text:p>-0.1997047244</text:p>
              </table:table-cell>
              <table:table-cell office:value-type="float" office:value="-0.1997099805">
                <text:p>-0.19970998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84424627">
                <text:p>1.784424627</text:p>
              </table:table-cell>
              <table:table-cell office:value-type="float" office:value="-0.2120015302">
                <text:p>-0.2120015302</text:p>
              </table:table-cell>
              <table:table-cell office:value-type="float" office:value="-0.2120071099">
                <text:p>-0.21200710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96990998">
                <text:p>1.796990998</text:p>
              </table:table-cell>
              <table:table-cell office:value-type="float" office:value="-0.2242648584">
                <text:p>-0.2242648584</text:p>
              </table:table-cell>
              <table:table-cell office:value-type="float" office:value="-0.2242707609">
                <text:p>-0.22427076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809557368">
                <text:p>1.809557368</text:p>
              </table:table-cell>
              <table:table-cell office:value-type="float" office:value="-0.2364927727">
                <text:p>-0.2364927727</text:p>
              </table:table-cell>
              <table:table-cell office:value-type="float" office:value="-0.236498997">
                <text:p>-0.236498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822123739">
                <text:p>1.822123739</text:p>
              </table:table-cell>
              <table:table-cell office:value-type="float" office:value="-0.248683342">
                <text:p>-0.248683342</text:p>
              </table:table-cell>
              <table:table-cell office:value-type="float" office:value="-0.2486898872">
                <text:p>-0.24868988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3469011">
                <text:p>1.83469011</text:p>
              </table:table-cell>
              <table:table-cell office:value-type="float" office:value="-0.2608346413">
                <text:p>-0.2608346413</text:p>
              </table:table-cell>
              <table:table-cell office:value-type="float" office:value="-0.2608415063">
                <text:p>-0.26084150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4725648">
                <text:p>1.84725648</text:p>
              </table:table-cell>
              <table:table-cell office:value-type="float" office:value="-0.2729447518">
                <text:p>-0.2729447518</text:p>
              </table:table-cell>
              <table:table-cell office:value-type="float" office:value="-0.2729519355">
                <text:p>-0.27295193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59822851">
                <text:p>1.859822851</text:p>
              </table:table-cell>
              <table:table-cell office:value-type="float" office:value="-0.2850117611">
                <text:p>-0.2850117611</text:p>
              </table:table-cell>
              <table:table-cell office:value-type="float" office:value="-0.2850192625">
                <text:p>-0.2850192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72389222">
                <text:p>1.872389222</text:p>
              </table:table-cell>
              <table:table-cell office:value-type="float" office:value="-0.2970337638">
                <text:p>-0.2970337638</text:p>
              </table:table-cell>
              <table:table-cell office:value-type="float" office:value="-0.2970415816">
                <text:p>-0.29704158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84955592">
                <text:p>1.884955592</text:p>
              </table:table-cell>
              <table:table-cell office:value-type="float" office:value="-0.3090088614">
                <text:p>-0.3090088614</text:p>
              </table:table-cell>
              <table:table-cell office:value-type="float" office:value="-0.3090169944">
                <text:p>-0.30901699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897521963">
                <text:p>1.897521963</text:p>
              </table:table-cell>
              <table:table-cell office:value-type="float" office:value="-0.320935163">
                <text:p>-0.320935163</text:p>
              </table:table-cell>
              <table:table-cell office:value-type="float" office:value="-0.3209436098">
                <text:p>-0.32094360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10088333">
                <text:p>1.910088333</text:p>
              </table:table-cell>
              <table:table-cell office:value-type="float" office:value="-0.3328107851">
                <text:p>-0.3328107851</text:p>
              </table:table-cell>
              <table:table-cell office:value-type="float" office:value="-0.3328195445">
                <text:p>-0.33281954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22654704">
                <text:p>1.922654704</text:p>
              </table:table-cell>
              <table:table-cell office:value-type="float" office:value="-0.3446338526">
                <text:p>-0.3446338526</text:p>
              </table:table-cell>
              <table:table-cell office:value-type="float" office:value="-0.3446429232">
                <text:p>-0.34464292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35221075">
                <text:p>1.935221075</text:p>
              </table:table-cell>
              <table:table-cell office:value-type="float" office:value="-0.3564024984">
                <text:p>-0.3564024984</text:p>
              </table:table-cell>
              <table:table-cell office:value-type="float" office:value="-0.3564118787">
                <text:p>-0.35641187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47787445">
                <text:p>1.947787445</text:p>
              </table:table-cell>
              <table:table-cell office:value-type="float" office:value="-0.3681148641">
                <text:p>-0.3681148641</text:p>
              </table:table-cell>
              <table:table-cell office:value-type="float" office:value="-0.3681245527">
                <text:p>-0.36812455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60353816">
                <text:p>1.960353816</text:p>
              </table:table-cell>
              <table:table-cell office:value-type="float" office:value="-0.3797691002">
                <text:p>-0.3797691002</text:p>
              </table:table-cell>
              <table:table-cell office:value-type="float" office:value="-0.3797790955">
                <text:p>-0.37977909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972920186">
                <text:p>1.972920186</text:p>
              </table:table-cell>
              <table:table-cell office:value-type="float" office:value="-0.3913633664">
                <text:p>-0.3913633664</text:p>
              </table:table-cell>
              <table:table-cell office:value-type="float" office:value="-0.3913736668">
                <text:p>-0.3913736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85486557">
                <text:p>1.985486557</text:p>
              </table:table-cell>
              <table:table-cell office:value-type="float" office:value="-0.4028958317">
                <text:p>-0.4028958317</text:p>
              </table:table-cell>
              <table:table-cell office:value-type="float" office:value="-0.4029064357">
                <text:p>-0.40290643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98052928">
                <text:p>1.998052928</text:p>
              </table:table-cell>
              <table:table-cell office:value-type="float" office:value="-0.4143646752">
                <text:p>-0.4143646752</text:p>
              </table:table-cell>
              <table:table-cell office:value-type="float" office:value="-0.414375581">
                <text:p>-0.4143755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010619298">
                <text:p>2.010619298</text:p>
              </table:table-cell>
              <table:table-cell office:value-type="float" office:value="-0.4257680856">
                <text:p>-0.4257680856</text:p>
              </table:table-cell>
              <table:table-cell office:value-type="float" office:value="-0.4257792916">
                <text:p>-0.42577929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023185669">
                <text:p>2.023185669</text:p>
              </table:table-cell>
              <table:table-cell office:value-type="float" office:value="-0.4371042623">
                <text:p>-0.4371042623</text:p>
              </table:table-cell>
              <table:table-cell office:value-type="float" office:value="-0.4371157667">
                <text:p>-0.4371157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03575204">
                <text:p>2.03575204</text:p>
              </table:table-cell>
              <table:table-cell office:value-type="float" office:value="-0.4483714152">
                <text:p>-0.4483714152</text:p>
              </table:table-cell>
              <table:table-cell office:value-type="float" office:value="-0.4483832161">
                <text:p>-0.44838321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4831841">
                <text:p>2.04831841</text:p>
              </table:table-cell>
              <table:table-cell office:value-type="float" office:value="-0.4595677651">
                <text:p>-0.4595677651</text:p>
              </table:table-cell>
              <table:table-cell office:value-type="float" office:value="-0.4595798606">
                <text:p>-0.45957986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60884781">
                <text:p>2.060884781</text:p>
              </table:table-cell>
              <table:table-cell office:value-type="float" office:value="-0.4706915438">
                <text:p>-0.4706915438</text:p>
              </table:table-cell>
              <table:table-cell office:value-type="float" office:value="-0.4707039322">
                <text:p>-0.47070393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073451151">
                <text:p>2.073451151</text:p>
              </table:table-cell>
              <table:table-cell office:value-type="float" office:value="-0.481740995">
                <text:p>-0.481740995</text:p>
              </table:table-cell>
              <table:table-cell office:value-type="float" office:value="-0.4817536741">
                <text:p>-0.48175367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086017522">
                <text:p>2.086017522</text:p>
              </table:table-cell>
              <table:table-cell office:value-type="float" office:value="-0.4927143736">
                <text:p>-0.4927143736</text:p>
              </table:table-cell>
              <table:table-cell office:value-type="float" office:value="-0.4927273415">
                <text:p>-0.49272734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098583893">
                <text:p>2.098583893</text:p>
              </table:table-cell>
              <table:table-cell office:value-type="float" office:value="-0.5036099469">
                <text:p>-0.5036099469</text:p>
              </table:table-cell>
              <table:table-cell office:value-type="float" office:value="-0.5036232016">
                <text:p>-0.50362320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11150263">
                <text:p>2.111150263</text:p>
              </table:table-cell>
              <table:table-cell office:value-type="float" office:value="-0.5144259944">
                <text:p>-0.5144259944</text:p>
              </table:table-cell>
              <table:table-cell office:value-type="float" office:value="-0.5144395338">
                <text:p>-0.51443953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123716634">
                <text:p>2.123716634</text:p>
              </table:table-cell>
              <table:table-cell office:value-type="float" office:value="-0.525160808">
                <text:p>-0.525160808</text:p>
              </table:table-cell>
              <table:table-cell office:value-type="float" office:value="-0.52517463">
                <text:p>-0.525174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136283004">
                <text:p>2.136283004</text:p>
              </table:table-cell>
              <table:table-cell office:value-type="float" office:value="-0.5358126927">
                <text:p>-0.5358126927</text:p>
              </table:table-cell>
              <table:table-cell office:value-type="float" office:value="-0.535826795">
                <text:p>-0.5358267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48849375">
                <text:p>2.148849375</text:p>
              </table:table-cell>
              <table:table-cell office:value-type="float" office:value="-0.5463799663">
                <text:p>-0.5463799663</text:p>
              </table:table-cell>
              <table:table-cell office:value-type="float" office:value="-0.5463943467">
                <text:p>-0.54639434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161415746">
                <text:p>2.161415746</text:p>
              </table:table-cell>
              <table:table-cell office:value-type="float" office:value="-0.5568609602">
                <text:p>-0.5568609602</text:p>
              </table:table-cell>
              <table:table-cell office:value-type="float" office:value="-0.5568756165">
                <text:p>-0.55687561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73982116">
                <text:p>2.173982116</text:p>
              </table:table-cell>
              <table:table-cell office:value-type="float" office:value="-0.5672540193">
                <text:p>-0.5672540193</text:p>
              </table:table-cell>
              <table:table-cell office:value-type="float" office:value="-0.5672689491">
                <text:p>-0.56726894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186548487">
                <text:p>2.186548487</text:p>
              </table:table-cell>
              <table:table-cell office:value-type="float" office:value="-0.5775575024">
                <text:p>-0.5775575024</text:p>
              </table:table-cell>
              <table:table-cell office:value-type="float" office:value="-0.5775727034">
                <text:p>-0.57757270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199114858">
                <text:p>2.199114858</text:p>
              </table:table-cell>
              <table:table-cell office:value-type="float" office:value="-0.5877697825">
                <text:p>-0.5877697825</text:p>
              </table:table-cell>
              <table:table-cell office:value-type="float" office:value="-0.5877852523">
                <text:p>-0.58778525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11681228">
                <text:p>2.211681228</text:p>
              </table:table-cell>
              <table:table-cell office:value-type="float" office:value="-0.597889247">
                <text:p>-0.597889247</text:p>
              </table:table-cell>
              <table:table-cell office:value-type="float" office:value="-0.5979049831">
                <text:p>-0.59790498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24247599">
                <text:p>2.224247599</text:p>
              </table:table-cell>
              <table:table-cell office:value-type="float" office:value="-0.6079142977">
                <text:p>-0.6079142977</text:p>
              </table:table-cell>
              <table:table-cell office:value-type="float" office:value="-0.6079302977">
                <text:p>-0.60793029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36813969">
                <text:p>2.236813969</text:p>
              </table:table-cell>
              <table:table-cell office:value-type="float" office:value="-0.6178433518">
                <text:p>-0.6178433518</text:p>
              </table:table-cell>
              <table:table-cell office:value-type="float" office:value="-0.6178596131">
                <text:p>-0.61785961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24938034">
                <text:p>2.24938034</text:p>
              </table:table-cell>
              <table:table-cell office:value-type="float" office:value="-0.6276748412">
                <text:p>-0.6276748412</text:p>
              </table:table-cell>
              <table:table-cell office:value-type="float" office:value="-0.6276913613">
                <text:p>-0.62769136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261946711">
                <text:p>2.261946711</text:p>
              </table:table-cell>
              <table:table-cell office:value-type="float" office:value="-0.6374072136">
                <text:p>-0.6374072136</text:p>
              </table:table-cell>
              <table:table-cell office:value-type="float" office:value="-0.6374239897">
                <text:p>-0.63742398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74513081">
                <text:p>2.274513081</text:p>
              </table:table-cell>
              <table:table-cell office:value-type="float" office:value="-0.6470389319">
                <text:p>-0.6470389319</text:p>
              </table:table-cell>
              <table:table-cell office:value-type="float" office:value="-0.6470559616">
                <text:p>-0.64705596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87079452">
                <text:p>2.287079452</text:p>
              </table:table-cell>
              <table:table-cell office:value-type="float" office:value="-0.6565684752">
                <text:p>-0.6565684752</text:p>
              </table:table-cell>
              <table:table-cell office:value-type="float" office:value="-0.6565857558">
                <text:p>-0.65658575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99645822">
                <text:p>2.299645822</text:p>
              </table:table-cell>
              <table:table-cell office:value-type="float" office:value="-0.6659943388">
                <text:p>-0.6659943388</text:p>
              </table:table-cell>
              <table:table-cell office:value-type="float" office:value="-0.6660118674">
                <text:p>-0.66601186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312212193">
                <text:p>2.312212193</text:p>
              </table:table-cell>
              <table:table-cell office:value-type="float" office:value="-0.6753150342">
                <text:p>-0.6753150342</text:p>
              </table:table-cell>
              <table:table-cell office:value-type="float" office:value="-0.6753328081">
                <text:p>-0.67533280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324778564">
                <text:p>2.324778564</text:p>
              </table:table-cell>
              <table:table-cell office:value-type="float" office:value="-0.6845290895">
                <text:p>-0.6845290895</text:p>
              </table:table-cell>
              <table:table-cell office:value-type="float" office:value="-0.6845471059">
                <text:p>-0.68454710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337344934">
                <text:p>2.337344934</text:p>
              </table:table-cell>
              <table:table-cell office:value-type="float" office:value="-0.6936350497">
                <text:p>-0.6936350497</text:p>
              </table:table-cell>
              <table:table-cell office:value-type="float" office:value="-0.6936533058">
                <text:p>-0.69365330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349911305">
                <text:p>2.349911305</text:p>
              </table:table-cell>
              <table:table-cell office:value-type="float" office:value="-0.7026314769">
                <text:p>-0.7026314769</text:p>
              </table:table-cell>
              <table:table-cell office:value-type="float" office:value="-0.7026499698">
                <text:p>-0.70264996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362477675">
                <text:p>2.362477675</text:p>
              </table:table-cell>
              <table:table-cell office:value-type="float" office:value="-0.7115169505">
                <text:p>-0.7115169505</text:p>
              </table:table-cell>
              <table:table-cell office:value-type="float" office:value="-0.7115356772">
                <text:p>-0.71153567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375044046">
                <text:p>2.375044046</text:p>
              </table:table-cell>
              <table:table-cell office:value-type="float" office:value="-0.7202900673">
                <text:p>-0.7202900673</text:p>
              </table:table-cell>
              <table:table-cell office:value-type="float" office:value="-0.7203090249">
                <text:p>-0.72030902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387610417">
                <text:p>2.387610417</text:p>
              </table:table-cell>
              <table:table-cell office:value-type="float" office:value="-0.7289494419">
                <text:p>-0.7289494419</text:p>
              </table:table-cell>
              <table:table-cell office:value-type="float" office:value="-0.7289686274">
                <text:p>-0.72896862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400176787">
                <text:p>2.400176787</text:p>
              </table:table-cell>
              <table:table-cell office:value-type="float" office:value="-0.7374937069">
                <text:p>-0.7374937069</text:p>
              </table:table-cell>
              <table:table-cell office:value-type="float" office:value="-0.7375131174">
                <text:p>-0.73751311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412743158">
                <text:p>2.412743158</text:p>
              </table:table-cell>
              <table:table-cell office:value-type="float" office:value="-0.7459215132">
                <text:p>-0.7459215132</text:p>
              </table:table-cell>
              <table:table-cell office:value-type="float" office:value="-0.7459411454">
                <text:p>-0.74594114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425309529">
                <text:p>2.425309529</text:p>
              </table:table-cell>
              <table:table-cell office:value-type="float" office:value="-0.7542315298">
                <text:p>-0.7542315298</text:p>
              </table:table-cell>
              <table:table-cell office:value-type="float" office:value="-0.7542513807">
                <text:p>-0.75425138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37875899">
                <text:p>2.437875899</text:p>
              </table:table-cell>
              <table:table-cell office:value-type="float" office:value="-0.7624224445">
                <text:p>-0.7624224445</text:p>
              </table:table-cell>
              <table:table-cell office:value-type="float" office:value="-0.762442511">
                <text:p>-0.7624425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45044227">
                <text:p>2.45044227</text:p>
              </table:table-cell>
              <table:table-cell office:value-type="float" office:value="-0.7704929638">
                <text:p>-0.7704929638</text:p>
              </table:table-cell>
              <table:table-cell office:value-type="float" office:value="-0.7705132428">
                <text:p>-0.77051324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46300864">
                <text:p>2.46300864</text:p>
              </table:table-cell>
              <table:table-cell office:value-type="float" office:value="-0.7784418134">
                <text:p>-0.7784418134</text:p>
              </table:table-cell>
              <table:table-cell office:value-type="float" office:value="-0.7784623016">
                <text:p>-0.77846230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475575011">
                <text:p>2.475575011</text:p>
              </table:table-cell>
              <table:table-cell office:value-type="float" office:value="-0.786267738">
                <text:p>-0.786267738</text:p>
              </table:table-cell>
              <table:table-cell office:value-type="float" office:value="-0.7862884321">
                <text:p>-0.78628843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88141382">
                <text:p>2.488141382</text:p>
              </table:table-cell>
              <table:table-cell office:value-type="float" office:value="-0.7939695018">
                <text:p>-0.7939695018</text:p>
              </table:table-cell>
              <table:table-cell office:value-type="float" office:value="-0.7939903986">
                <text:p>-0.79399039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500707752">
                <text:p>2.500707752</text:p>
              </table:table-cell>
              <table:table-cell office:value-type="float" office:value="-0.8015458886">
                <text:p>-0.8015458886</text:p>
              </table:table-cell>
              <table:table-cell office:value-type="float" office:value="-0.8015669849">
                <text:p>-0.80156698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513274123">
                <text:p>2.513274123</text:p>
              </table:table-cell>
              <table:table-cell office:value-type="float" office:value="-0.8089957021">
                <text:p>-0.8089957021</text:p>
              </table:table-cell>
              <table:table-cell office:value-type="float" office:value="-0.8090169944">
                <text:p>-0.80901699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525840493">
                <text:p>2.525840493</text:p>
              </table:table-cell>
              <table:table-cell office:value-type="float" office:value="-0.8163177657">
                <text:p>-0.8163177657</text:p>
              </table:table-cell>
              <table:table-cell office:value-type="float" office:value="-0.8163392507">
                <text:p>-0.81633925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538406864">
                <text:p>2.538406864</text:p>
              </table:table-cell>
              <table:table-cell office:value-type="float" office:value="-0.8235109233">
                <text:p>-0.8235109233</text:p>
              </table:table-cell>
              <table:table-cell office:value-type="float" office:value="-0.8235325976">
                <text:p>-0.82353259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550973235">
                <text:p>2.550973235</text:p>
              </table:table-cell>
              <table:table-cell office:value-type="float" office:value="-0.830574039">
                <text:p>-0.830574039</text:p>
              </table:table-cell>
              <table:table-cell office:value-type="float" office:value="-0.8305958992">
                <text:p>-0.83059589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563539605">
                <text:p>2.563539605</text:p>
              </table:table-cell>
              <table:table-cell office:value-type="float" office:value="-0.8375059974">
                <text:p>-0.8375059974</text:p>
              </table:table-cell>
              <table:table-cell office:value-type="float" office:value="-0.83752804">
                <text:p>-0.837528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576105976">
                <text:p>2.576105976</text:p>
              </table:table-cell>
              <table:table-cell office:value-type="float" office:value="-0.8443057039">
                <text:p>-0.8443057039</text:p>
              </table:table-cell>
              <table:table-cell office:value-type="float" office:value="-0.8443279255">
                <text:p>-0.84432792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588672347">
                <text:p>2.588672347</text:p>
              </table:table-cell>
              <table:table-cell office:value-type="float" office:value="-0.8509720847">
                <text:p>-0.8509720847</text:p>
              </table:table-cell>
              <table:table-cell office:value-type="float" office:value="-0.8509944818">
                <text:p>-0.85099448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601238717">
                <text:p>2.601238717</text:p>
              </table:table-cell>
              <table:table-cell office:value-type="float" office:value="-0.8575040872">
                <text:p>-0.8575040872</text:p>
              </table:table-cell>
              <table:table-cell office:value-type="float" office:value="-0.8575266562">
                <text:p>-0.85752665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613805088">
                <text:p>2.613805088</text:p>
              </table:table-cell>
              <table:table-cell office:value-type="float" office:value="-0.8639006798">
                <text:p>-0.8639006798</text:p>
              </table:table-cell>
              <table:table-cell office:value-type="float" office:value="-0.8639234172">
                <text:p>-0.86392341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626371458">
                <text:p>2.626371458</text:p>
              </table:table-cell>
              <table:table-cell office:value-type="float" office:value="-0.8701608525">
                <text:p>-0.8701608525</text:p>
              </table:table-cell>
              <table:table-cell office:value-type="float" office:value="-0.8701837547">
                <text:p>-0.87018375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38937829">
                <text:p>2.638937829</text:p>
              </table:table-cell>
              <table:table-cell office:value-type="float" office:value="-0.8762836168">
                <text:p>-0.8762836168</text:p>
              </table:table-cell>
              <table:table-cell office:value-type="float" office:value="-0.87630668">
                <text:p>-0.876306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6515042">
                <text:p>2.6515042</text:p>
              </table:table-cell>
              <table:table-cell office:value-type="float" office:value="-0.8822680056">
                <text:p>-0.8822680056</text:p>
              </table:table-cell>
              <table:table-cell office:value-type="float" office:value="-0.8822912264">
                <text:p>-0.88229122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66407057">
                <text:p>2.66407057</text:p>
              </table:table-cell>
              <table:table-cell office:value-type="float" office:value="-0.8881130742">
                <text:p>-0.8881130742</text:p>
              </table:table-cell>
              <table:table-cell office:value-type="float" office:value="-0.8881364488">
                <text:p>-0.88813644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676636941">
                <text:p>2.676636941</text:p>
              </table:table-cell>
              <table:table-cell office:value-type="float" office:value="-0.8938178994">
                <text:p>-0.8938178994</text:p>
              </table:table-cell>
              <table:table-cell office:value-type="float" office:value="-0.8938414242">
                <text:p>-0.89384142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689203311">
                <text:p>2.689203311</text:p>
              </table:table-cell>
              <table:table-cell office:value-type="float" office:value="-0.8993815804">
                <text:p>-0.8993815804</text:p>
              </table:table-cell>
              <table:table-cell office:value-type="float" office:value="-0.8994052516">
                <text:p>-0.89940525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701769682">
                <text:p>2.701769682</text:p>
              </table:table-cell>
              <table:table-cell office:value-type="float" office:value="-0.9048032386">
                <text:p>-0.9048032386</text:p>
              </table:table-cell>
              <table:table-cell office:value-type="float" office:value="-0.9048270525">
                <text:p>-0.90482705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14336053">
                <text:p>2.714336053</text:p>
              </table:table-cell>
              <table:table-cell office:value-type="float" office:value="-0.9100820178">
                <text:p>-0.9100820178</text:p>
              </table:table-cell>
              <table:table-cell office:value-type="float" office:value="-0.9101059707">
                <text:p>-0.91010597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726902423">
                <text:p>2.726902423</text:p>
              </table:table-cell>
              <table:table-cell office:value-type="float" office:value="-0.9152170846">
                <text:p>-0.9152170846</text:p>
              </table:table-cell>
              <table:table-cell office:value-type="float" office:value="-0.9152411726">
                <text:p>-0.9152411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739468794">
                <text:p>2.739468794</text:p>
              </table:table-cell>
              <table:table-cell office:value-type="float" office:value="-0.920207628">
                <text:p>-0.920207628</text:p>
              </table:table-cell>
              <table:table-cell office:value-type="float" office:value="-0.9202318474">
                <text:p>-0.92023184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752035165">
                <text:p>2.752035165</text:p>
              </table:table-cell>
              <table:table-cell office:value-type="float" office:value="-0.92505286">
                <text:p>-0.92505286</text:p>
              </table:table-cell>
              <table:table-cell office:value-type="float" office:value="-0.9250772068">
                <text:p>-0.92507720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64601535">
                <text:p>2.764601535</text:p>
              </table:table-cell>
              <table:table-cell office:value-type="float" office:value="-0.9297520153">
                <text:p>-0.9297520153</text:p>
              </table:table-cell>
              <table:table-cell office:value-type="float" office:value="-0.9297764859">
                <text:p>-0.92977648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777167906">
                <text:p>2.777167906</text:p>
              </table:table-cell>
              <table:table-cell office:value-type="float" office:value="-0.9343043521">
                <text:p>-0.9343043521</text:p>
              </table:table-cell>
              <table:table-cell office:value-type="float" office:value="-0.9343289425">
                <text:p>-0.93432894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789734276">
                <text:p>2.789734276</text:p>
              </table:table-cell>
              <table:table-cell office:value-type="float" office:value="-0.9387091514">
                <text:p>-0.9387091514</text:p>
              </table:table-cell>
              <table:table-cell office:value-type="float" office:value="-0.9387338577">
                <text:p>-0.93873385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802300647">
                <text:p>2.802300647</text:p>
              </table:table-cell>
              <table:table-cell office:value-type="float" office:value="-0.9429657176">
                <text:p>-0.9429657176</text:p>
              </table:table-cell>
              <table:table-cell office:value-type="float" office:value="-0.9429905359">
                <text:p>-0.94299053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814867018">
                <text:p>2.814867018</text:p>
              </table:table-cell>
              <table:table-cell office:value-type="float" office:value="-0.9470733786">
                <text:p>-0.9470733786</text:p>
              </table:table-cell>
              <table:table-cell office:value-type="float" office:value="-0.947098305">
                <text:p>-0.9470983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827433388">
                <text:p>2.827433388</text:p>
              </table:table-cell>
              <table:table-cell office:value-type="float" office:value="-0.9510314857">
                <text:p>-0.9510314857</text:p>
              </table:table-cell>
              <table:table-cell office:value-type="float" office:value="-0.9510565163">
                <text:p>-0.95105651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839999759">
                <text:p>2.839999759</text:p>
              </table:table-cell>
              <table:table-cell office:value-type="float" office:value="-0.9548394139">
                <text:p>-0.9548394139</text:p>
              </table:table-cell>
              <table:table-cell office:value-type="float" office:value="-0.9548645447">
                <text:p>-0.95486454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52566129">
                <text:p>2.852566129</text:p>
              </table:table-cell>
              <table:table-cell office:value-type="float" office:value="-0.9584965619">
                <text:p>-0.9584965619</text:p>
              </table:table-cell>
              <table:table-cell office:value-type="float" office:value="-0.958521789">
                <text:p>-0.9585217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651325">
                <text:p>2.8651325</text:p>
              </table:table-cell>
              <table:table-cell office:value-type="float" office:value="-0.9620023522">
                <text:p>-0.9620023522</text:p>
              </table:table-cell>
              <table:table-cell office:value-type="float" office:value="-0.9620276716">
                <text:p>-0.96202767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877698871">
                <text:p>2.877698871</text:p>
              </table:table-cell>
              <table:table-cell office:value-type="float" office:value="-0.9653562312">
                <text:p>-0.9653562312</text:p>
              </table:table-cell>
              <table:table-cell office:value-type="float" office:value="-0.9653816388">
                <text:p>-0.96538163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890265241">
                <text:p>2.890265241</text:p>
              </table:table-cell>
              <table:table-cell office:value-type="float" office:value="-0.9685576692">
                <text:p>-0.9685576692</text:p>
              </table:table-cell>
              <table:table-cell office:value-type="float" office:value="-0.9685831611">
                <text:p>-0.96858316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02831612">
                <text:p>2.902831612</text:p>
              </table:table-cell>
              <table:table-cell office:value-type="float" office:value="-0.9716061608">
                <text:p>-0.9716061608</text:p>
              </table:table-cell>
              <table:table-cell office:value-type="float" office:value="-0.9716317329">
                <text:p>-0.97163173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15397983">
                <text:p>2.915397983</text:p>
              </table:table-cell>
              <table:table-cell office:value-type="float" office:value="-0.9745012245">
                <text:p>-0.9745012245</text:p>
              </table:table-cell>
              <table:table-cell office:value-type="float" office:value="-0.9745268728">
                <text:p>-0.97452687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27964353">
                <text:p>2.927964353</text:p>
              </table:table-cell>
              <table:table-cell office:value-type="float" office:value="-0.9772424031">
                <text:p>-0.9772424031</text:p>
              </table:table-cell>
              <table:table-cell office:value-type="float" office:value="-0.9772681236">
                <text:p>-0.97726812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40530724">
                <text:p>2.940530724</text:p>
              </table:table-cell>
              <table:table-cell office:value-type="float" office:value="-0.9798292638">
                <text:p>-0.9798292638</text:p>
              </table:table-cell>
              <table:table-cell office:value-type="float" office:value="-0.9798550524">
                <text:p>-0.97985505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53097094">
                <text:p>2.953097094</text:p>
              </table:table-cell>
              <table:table-cell office:value-type="float" office:value="-0.9822613982">
                <text:p>-0.9822613982</text:p>
              </table:table-cell>
              <table:table-cell office:value-type="float" office:value="-0.9822872507">
                <text:p>-0.98228725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65663465">
                <text:p>2.965663465</text:p>
              </table:table-cell>
              <table:table-cell office:value-type="float" office:value="-0.984538422">
                <text:p>-0.984538422</text:p>
              </table:table-cell>
              <table:table-cell office:value-type="float" office:value="-0.9845643345">
                <text:p>-0.98456433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78229836">
                <text:p>2.978229836</text:p>
              </table:table-cell>
              <table:table-cell office:value-type="float" office:value="-0.9866599759">
                <text:p>-0.9866599759</text:p>
              </table:table-cell>
              <table:table-cell office:value-type="float" office:value="-0.9866859442">
                <text:p>-0.98668594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90796206">
                <text:p>2.990796206</text:p>
              </table:table-cell>
              <table:table-cell office:value-type="float" office:value="-0.9886257247">
                <text:p>-0.9886257247</text:p>
              </table:table-cell>
              <table:table-cell office:value-type="float" office:value="-0.9886517447">
                <text:p>-0.98865174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03362577">
                <text:p>3.003362577</text:p>
              </table:table-cell>
              <table:table-cell office:value-type="float" office:value="-0.990435358">
                <text:p>-0.990435358</text:p>
              </table:table-cell>
              <table:table-cell office:value-type="float" office:value="-0.9904614257">
                <text:p>-0.99046142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015928947">
                <text:p>3.015928947</text:p>
              </table:table-cell>
              <table:table-cell office:value-type="float" office:value="-0.9920885901">
                <text:p>-0.9920885901</text:p>
              </table:table-cell>
              <table:table-cell office:value-type="float" office:value="-0.9921147013">
                <text:p>-0.99211470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28495318">
                <text:p>3.028495318</text:p>
              </table:table-cell>
              <table:table-cell office:value-type="float" office:value="-0.9935851599">
                <text:p>-0.9935851599</text:p>
              </table:table-cell>
              <table:table-cell office:value-type="float" office:value="-0.9936113105">
                <text:p>-0.9936113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41061689">
                <text:p>3.041061689</text:p>
              </table:table-cell>
              <table:table-cell office:value-type="float" office:value="-0.9949248311">
                <text:p>-0.9949248311</text:p>
              </table:table-cell>
              <table:table-cell office:value-type="float" office:value="-0.994951017">
                <text:p>-0.9949510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053628059">
                <text:p>3.053628059</text:p>
              </table:table-cell>
              <table:table-cell office:value-type="float" office:value="-0.9961073922">
                <text:p>-0.9961073922</text:p>
              </table:table-cell>
              <table:table-cell office:value-type="float" office:value="-0.9961336091">
                <text:p>-0.99613360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6619443">
                <text:p>3.06619443</text:p>
              </table:table-cell>
              <table:table-cell office:value-type="float" office:value="-0.9971326563">
                <text:p>-0.9971326563</text:p>
              </table:table-cell>
              <table:table-cell office:value-type="float" office:value="-0.9971589003">
                <text:p>-0.99715890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078760801">
                <text:p>3.078760801</text:p>
              </table:table-cell>
              <table:table-cell office:value-type="float" office:value="-0.9980004616">
                <text:p>-0.9980004616</text:p>
              </table:table-cell>
              <table:table-cell office:value-type="float" office:value="-0.9980267284">
                <text:p>-0.99802672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091327171">
                <text:p>3.091327171</text:p>
              </table:table-cell>
              <table:table-cell office:value-type="float" office:value="-0.9987106711">
                <text:p>-0.9987106711</text:p>
              </table:table-cell>
              <table:table-cell office:value-type="float" office:value="-0.9987369566">
                <text:p>-0.99873695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103893542">
                <text:p>3.103893542</text:p>
              </table:table-cell>
              <table:table-cell office:value-type="float" office:value="-0.9992631726">
                <text:p>-0.9992631726</text:p>
              </table:table-cell>
              <table:table-cell office:value-type="float" office:value="-0.9992894726">
                <text:p>-0.99928947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16459912">
                <text:p>3.116459912</text:p>
              </table:table-cell>
              <table:table-cell office:value-type="float" office:value="-0.9996578789">
                <text:p>-0.9996578789</text:p>
              </table:table-cell>
              <table:table-cell office:value-type="float" office:value="-0.9996841893">
                <text:p>-0.99968418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129026283">
                <text:p>3.129026283</text:p>
              </table:table-cell>
              <table:table-cell office:value-type="float" office:value="-0.9998947275">
                <text:p>-0.9998947275</text:p>
              </table:table-cell>
              <table:table-cell office:value-type="float" office:value="-0.9999210442">
                <text:p>-0.99992104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141592654">
                <text:p>3.141592654</text:p>
              </table:table-cell>
              <table:table-cell office:value-type="float" office:value="-0.9999736813">
                <text:p>-0.99997368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54159024">
                <text:p>3.154159024</text:p>
              </table:table-cell>
              <table:table-cell office:value-type="float" office:value="-0.9998947275">
                <text:p>-0.9998947275</text:p>
              </table:table-cell>
              <table:table-cell office:value-type="float" office:value="-0.9999210442">
                <text:p>-0.99992104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66725395">
                <text:p>3.166725395</text:p>
              </table:table-cell>
              <table:table-cell office:value-type="float" office:value="-0.9996578789">
                <text:p>-0.9996578789</text:p>
              </table:table-cell>
              <table:table-cell office:value-type="float" office:value="-0.9996841893">
                <text:p>-0.99968418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179291765">
                <text:p>3.179291765</text:p>
              </table:table-cell>
              <table:table-cell office:value-type="float" office:value="-0.9992631726">
                <text:p>-0.9992631726</text:p>
              </table:table-cell>
              <table:table-cell office:value-type="float" office:value="-0.9992894726">
                <text:p>-0.99928947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91858136">
                <text:p>3.191858136</text:p>
              </table:table-cell>
              <table:table-cell office:value-type="float" office:value="-0.9987106711">
                <text:p>-0.9987106711</text:p>
              </table:table-cell>
              <table:table-cell office:value-type="float" office:value="-0.9987369566">
                <text:p>-0.99873695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204424507">
                <text:p>3.204424507</text:p>
              </table:table-cell>
              <table:table-cell office:value-type="float" office:value="-0.9980004616">
                <text:p>-0.9980004616</text:p>
              </table:table-cell>
              <table:table-cell office:value-type="float" office:value="-0.9980267284">
                <text:p>-0.99802672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216990877">
                <text:p>3.216990877</text:p>
              </table:table-cell>
              <table:table-cell office:value-type="float" office:value="-0.9971326563">
                <text:p>-0.9971326563</text:p>
              </table:table-cell>
              <table:table-cell office:value-type="float" office:value="-0.9971589003">
                <text:p>-0.99715890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229557248">
                <text:p>3.229557248</text:p>
              </table:table-cell>
              <table:table-cell office:value-type="float" office:value="-0.9961073922">
                <text:p>-0.9961073922</text:p>
              </table:table-cell>
              <table:table-cell office:value-type="float" office:value="-0.9961336091">
                <text:p>-0.99613360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242123619">
                <text:p>3.242123619</text:p>
              </table:table-cell>
              <table:table-cell office:value-type="float" office:value="-0.9949248311">
                <text:p>-0.9949248311</text:p>
              </table:table-cell>
              <table:table-cell office:value-type="float" office:value="-0.994951017">
                <text:p>-0.9949510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254689989">
                <text:p>3.254689989</text:p>
              </table:table-cell>
              <table:table-cell office:value-type="float" office:value="-0.9935851599">
                <text:p>-0.9935851599</text:p>
              </table:table-cell>
              <table:table-cell office:value-type="float" office:value="-0.9936113105">
                <text:p>-0.99361131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26725636">
                <text:p>3.26725636</text:p>
              </table:table-cell>
              <table:table-cell office:value-type="float" office:value="-0.9920885901">
                <text:p>-0.9920885901</text:p>
              </table:table-cell>
              <table:table-cell office:value-type="float" office:value="-0.9921147013">
                <text:p>-0.99211470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7982273">
                <text:p>3.27982273</text:p>
              </table:table-cell>
              <table:table-cell office:value-type="float" office:value="-0.990435358">
                <text:p>-0.990435358</text:p>
              </table:table-cell>
              <table:table-cell office:value-type="float" office:value="-0.9904614257">
                <text:p>-0.99046142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292389101">
                <text:p>3.292389101</text:p>
              </table:table-cell>
              <table:table-cell office:value-type="float" office:value="-0.9886257247">
                <text:p>-0.9886257247</text:p>
              </table:table-cell>
              <table:table-cell office:value-type="float" office:value="-0.9886517447">
                <text:p>-0.98865174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304955472">
                <text:p>3.304955472</text:p>
              </table:table-cell>
              <table:table-cell office:value-type="float" office:value="-0.9866599759">
                <text:p>-0.9866599759</text:p>
              </table:table-cell>
              <table:table-cell office:value-type="float" office:value="-0.9866859442">
                <text:p>-0.98668594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317521842">
                <text:p>3.317521842</text:p>
              </table:table-cell>
              <table:table-cell office:value-type="float" office:value="-0.984538422">
                <text:p>-0.984538422</text:p>
              </table:table-cell>
              <table:table-cell office:value-type="float" office:value="-0.9845643345">
                <text:p>-0.98456433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330088213">
                <text:p>3.330088213</text:p>
              </table:table-cell>
              <table:table-cell office:value-type="float" office:value="-0.9822613982">
                <text:p>-0.9822613982</text:p>
              </table:table-cell>
              <table:table-cell office:value-type="float" office:value="-0.9822872507">
                <text:p>-0.98228725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342654583">
                <text:p>3.342654583</text:p>
              </table:table-cell>
              <table:table-cell office:value-type="float" office:value="-0.9798292638">
                <text:p>-0.9798292638</text:p>
              </table:table-cell>
              <table:table-cell office:value-type="float" office:value="-0.9798550524">
                <text:p>-0.97985505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355220954">
                <text:p>3.355220954</text:p>
              </table:table-cell>
              <table:table-cell office:value-type="float" office:value="-0.9772424031">
                <text:p>-0.9772424031</text:p>
              </table:table-cell>
              <table:table-cell office:value-type="float" office:value="-0.9772681236">
                <text:p>-0.97726812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367787325">
                <text:p>3.367787325</text:p>
              </table:table-cell>
              <table:table-cell office:value-type="float" office:value="-0.9745012245">
                <text:p>-0.9745012245</text:p>
              </table:table-cell>
              <table:table-cell office:value-type="float" office:value="-0.9745268728">
                <text:p>-0.97452687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380353695">
                <text:p>3.380353695</text:p>
              </table:table-cell>
              <table:table-cell office:value-type="float" office:value="-0.9716061608">
                <text:p>-0.9716061608</text:p>
              </table:table-cell>
              <table:table-cell office:value-type="float" office:value="-0.9716317329">
                <text:p>-0.97163173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392920066">
                <text:p>3.392920066</text:p>
              </table:table-cell>
              <table:table-cell office:value-type="float" office:value="-0.9685576692">
                <text:p>-0.9685576692</text:p>
              </table:table-cell>
              <table:table-cell office:value-type="float" office:value="-0.9685831611">
                <text:p>-0.96858316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405486436">
                <text:p>3.405486436</text:p>
              </table:table-cell>
              <table:table-cell office:value-type="float" office:value="-0.9653562312">
                <text:p>-0.9653562312</text:p>
              </table:table-cell>
              <table:table-cell office:value-type="float" office:value="-0.9653816388">
                <text:p>-0.96538163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418052807">
                <text:p>3.418052807</text:p>
              </table:table-cell>
              <table:table-cell office:value-type="float" office:value="-0.9620023522">
                <text:p>-0.9620023522</text:p>
              </table:table-cell>
              <table:table-cell office:value-type="float" office:value="-0.9620276716">
                <text:p>-0.96202767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430619178">
                <text:p>3.430619178</text:p>
              </table:table-cell>
              <table:table-cell office:value-type="float" office:value="-0.9584965619">
                <text:p>-0.9584965619</text:p>
              </table:table-cell>
              <table:table-cell office:value-type="float" office:value="-0.958521789">
                <text:p>-0.9585217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443185548">
                <text:p>3.443185548</text:p>
              </table:table-cell>
              <table:table-cell office:value-type="float" office:value="-0.9548394139">
                <text:p>-0.9548394139</text:p>
              </table:table-cell>
              <table:table-cell office:value-type="float" office:value="-0.9548645447">
                <text:p>-0.95486454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455751919">
                <text:p>3.455751919</text:p>
              </table:table-cell>
              <table:table-cell office:value-type="float" office:value="-0.9510314857">
                <text:p>-0.9510314857</text:p>
              </table:table-cell>
              <table:table-cell office:value-type="float" office:value="-0.9510565163">
                <text:p>-0.95105651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46831829">
                <text:p>3.46831829</text:p>
              </table:table-cell>
              <table:table-cell office:value-type="float" office:value="-0.9470733786">
                <text:p>-0.9470733786</text:p>
              </table:table-cell>
              <table:table-cell office:value-type="float" office:value="-0.947098305">
                <text:p>-0.9470983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48088466">
                <text:p>3.48088466</text:p>
              </table:table-cell>
              <table:table-cell office:value-type="float" office:value="-0.9429657176">
                <text:p>-0.9429657176</text:p>
              </table:table-cell>
              <table:table-cell office:value-type="float" office:value="-0.9429905359">
                <text:p>-0.94299053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493451031">
                <text:p>3.493451031</text:p>
              </table:table-cell>
              <table:table-cell office:value-type="float" office:value="-0.9387091514">
                <text:p>-0.9387091514</text:p>
              </table:table-cell>
              <table:table-cell office:value-type="float" office:value="-0.9387338577">
                <text:p>-0.93873385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506017401">
                <text:p>3.506017401</text:p>
              </table:table-cell>
              <table:table-cell office:value-type="float" office:value="-0.9343043521">
                <text:p>-0.9343043521</text:p>
              </table:table-cell>
              <table:table-cell office:value-type="float" office:value="-0.9343289425">
                <text:p>-0.93432894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518583772">
                <text:p>3.518583772</text:p>
              </table:table-cell>
              <table:table-cell office:value-type="float" office:value="-0.9297520153">
                <text:p>-0.9297520153</text:p>
              </table:table-cell>
              <table:table-cell office:value-type="float" office:value="-0.9297764859">
                <text:p>-0.92977648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531150143">
                <text:p>3.531150143</text:p>
              </table:table-cell>
              <table:table-cell office:value-type="float" office:value="-0.92505286">
                <text:p>-0.92505286</text:p>
              </table:table-cell>
              <table:table-cell office:value-type="float" office:value="-0.9250772068">
                <text:p>-0.92507720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543716513">
                <text:p>3.543716513</text:p>
              </table:table-cell>
              <table:table-cell office:value-type="float" office:value="-0.920207628">
                <text:p>-0.920207628</text:p>
              </table:table-cell>
              <table:table-cell office:value-type="float" office:value="-0.9202318474">
                <text:p>-0.92023184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556282884">
                <text:p>3.556282884</text:p>
              </table:table-cell>
              <table:table-cell office:value-type="float" office:value="-0.9152170846">
                <text:p>-0.9152170846</text:p>
              </table:table-cell>
              <table:table-cell office:value-type="float" office:value="-0.9152411726">
                <text:p>-0.91524117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568849254">
                <text:p>3.568849254</text:p>
              </table:table-cell>
              <table:table-cell office:value-type="float" office:value="-0.9100820178">
                <text:p>-0.9100820178</text:p>
              </table:table-cell>
              <table:table-cell office:value-type="float" office:value="-0.9101059707">
                <text:p>-0.91010597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581415625">
                <text:p>3.581415625</text:p>
              </table:table-cell>
              <table:table-cell office:value-type="float" office:value="-0.9048032386">
                <text:p>-0.9048032386</text:p>
              </table:table-cell>
              <table:table-cell office:value-type="float" office:value="-0.9048270525">
                <text:p>-0.90482705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593981996">
                <text:p>3.593981996</text:p>
              </table:table-cell>
              <table:table-cell office:value-type="float" office:value="-0.8993815804">
                <text:p>-0.8993815804</text:p>
              </table:table-cell>
              <table:table-cell office:value-type="float" office:value="-0.8994052516">
                <text:p>-0.89940525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606548366">
                <text:p>3.606548366</text:p>
              </table:table-cell>
              <table:table-cell office:value-type="float" office:value="-0.8938178994">
                <text:p>-0.8938178994</text:p>
              </table:table-cell>
              <table:table-cell office:value-type="float" office:value="-0.8938414242">
                <text:p>-0.89384142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619114737">
                <text:p>3.619114737</text:p>
              </table:table-cell>
              <table:table-cell office:value-type="float" office:value="-0.8881130742">
                <text:p>-0.8881130742</text:p>
              </table:table-cell>
              <table:table-cell office:value-type="float" office:value="-0.8881364488">
                <text:p>-0.88813644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631681108">
                <text:p>3.631681108</text:p>
              </table:table-cell>
              <table:table-cell office:value-type="float" office:value="-0.8822680056">
                <text:p>-0.8822680056</text:p>
              </table:table-cell>
              <table:table-cell office:value-type="float" office:value="-0.8822912264">
                <text:p>-0.88229122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644247478">
                <text:p>3.644247478</text:p>
              </table:table-cell>
              <table:table-cell office:value-type="float" office:value="-0.8762836168">
                <text:p>-0.8762836168</text:p>
              </table:table-cell>
              <table:table-cell office:value-type="float" office:value="-0.87630668">
                <text:p>-0.876306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656813849">
                <text:p>3.656813849</text:p>
              </table:table-cell>
              <table:table-cell office:value-type="float" office:value="-0.8701608525">
                <text:p>-0.8701608525</text:p>
              </table:table-cell>
              <table:table-cell office:value-type="float" office:value="-0.8701837547">
                <text:p>-0.87018375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669380219">
                <text:p>3.669380219</text:p>
              </table:table-cell>
              <table:table-cell office:value-type="float" office:value="-0.8639006798">
                <text:p>-0.8639006798</text:p>
              </table:table-cell>
              <table:table-cell office:value-type="float" office:value="-0.8639234172">
                <text:p>-0.8639234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68194659">
                <text:p>3.68194659</text:p>
              </table:table-cell>
              <table:table-cell office:value-type="float" office:value="-0.8575040872">
                <text:p>-0.8575040872</text:p>
              </table:table-cell>
              <table:table-cell office:value-type="float" office:value="-0.8575266562">
                <text:p>-0.85752665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694512961">
                <text:p>3.694512961</text:p>
              </table:table-cell>
              <table:table-cell office:value-type="float" office:value="-0.8509720847">
                <text:p>-0.8509720847</text:p>
              </table:table-cell>
              <table:table-cell office:value-type="float" office:value="-0.8509944818">
                <text:p>-0.85099448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707079331">
                <text:p>3.707079331</text:p>
              </table:table-cell>
              <table:table-cell office:value-type="float" office:value="-0.8443057039">
                <text:p>-0.8443057039</text:p>
              </table:table-cell>
              <table:table-cell office:value-type="float" office:value="-0.8443279255">
                <text:p>-0.84432792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719645702">
                <text:p>3.719645702</text:p>
              </table:table-cell>
              <table:table-cell office:value-type="float" office:value="-0.8375059974">
                <text:p>-0.8375059974</text:p>
              </table:table-cell>
              <table:table-cell office:value-type="float" office:value="-0.83752804">
                <text:p>-0.837528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732212072">
                <text:p>3.732212072</text:p>
              </table:table-cell>
              <table:table-cell office:value-type="float" office:value="-0.830574039">
                <text:p>-0.830574039</text:p>
              </table:table-cell>
              <table:table-cell office:value-type="float" office:value="-0.8305958992">
                <text:p>-0.83059589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744778443">
                <text:p>3.744778443</text:p>
              </table:table-cell>
              <table:table-cell office:value-type="float" office:value="-0.8235109233">
                <text:p>-0.8235109233</text:p>
              </table:table-cell>
              <table:table-cell office:value-type="float" office:value="-0.8235325976">
                <text:p>-0.82353259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757344814">
                <text:p>3.757344814</text:p>
              </table:table-cell>
              <table:table-cell office:value-type="float" office:value="-0.8163177657">
                <text:p>-0.8163177657</text:p>
              </table:table-cell>
              <table:table-cell office:value-type="float" office:value="-0.8163392507">
                <text:p>-0.81633925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769911184">
                <text:p>3.769911184</text:p>
              </table:table-cell>
              <table:table-cell office:value-type="float" office:value="-0.8089957021">
                <text:p>-0.8089957021</text:p>
              </table:table-cell>
              <table:table-cell office:value-type="float" office:value="-0.8090169944">
                <text:p>-0.80901699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782477555">
                <text:p>3.782477555</text:p>
              </table:table-cell>
              <table:table-cell office:value-type="float" office:value="-0.8015458886">
                <text:p>-0.8015458886</text:p>
              </table:table-cell>
              <table:table-cell office:value-type="float" office:value="-0.8015669849">
                <text:p>-0.80156698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795043926">
                <text:p>3.795043926</text:p>
              </table:table-cell>
              <table:table-cell office:value-type="float" office:value="-0.7939695018">
                <text:p>-0.7939695018</text:p>
              </table:table-cell>
              <table:table-cell office:value-type="float" office:value="-0.7939903986">
                <text:p>-0.79399039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807610296">
                <text:p>3.807610296</text:p>
              </table:table-cell>
              <table:table-cell office:value-type="float" office:value="-0.786267738">
                <text:p>-0.786267738</text:p>
              </table:table-cell>
              <table:table-cell office:value-type="float" office:value="-0.7862884321">
                <text:p>-0.78628843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820176667">
                <text:p>3.820176667</text:p>
              </table:table-cell>
              <table:table-cell office:value-type="float" office:value="-0.7784418134">
                <text:p>-0.7784418134</text:p>
              </table:table-cell>
              <table:table-cell office:value-type="float" office:value="-0.7784623016">
                <text:p>-0.77846230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832743037">
                <text:p>3.832743037</text:p>
              </table:table-cell>
              <table:table-cell office:value-type="float" office:value="-0.7704929638">
                <text:p>-0.7704929638</text:p>
              </table:table-cell>
              <table:table-cell office:value-type="float" office:value="-0.7705132428">
                <text:p>-0.77051324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845309408">
                <text:p>3.845309408</text:p>
              </table:table-cell>
              <table:table-cell office:value-type="float" office:value="-0.7624224445">
                <text:p>-0.7624224445</text:p>
              </table:table-cell>
              <table:table-cell office:value-type="float" office:value="-0.762442511">
                <text:p>-0.7624425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857875779">
                <text:p>3.857875779</text:p>
              </table:table-cell>
              <table:table-cell office:value-type="float" office:value="-0.7542315298">
                <text:p>-0.7542315298</text:p>
              </table:table-cell>
              <table:table-cell office:value-type="float" office:value="-0.7542513807">
                <text:p>-0.75425138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870442149">
                <text:p>3.870442149</text:p>
              </table:table-cell>
              <table:table-cell office:value-type="float" office:value="-0.7459215132">
                <text:p>-0.7459215132</text:p>
              </table:table-cell>
              <table:table-cell office:value-type="float" office:value="-0.7459411454">
                <text:p>-0.74594114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88300852">
                <text:p>3.88300852</text:p>
              </table:table-cell>
              <table:table-cell office:value-type="float" office:value="-0.7374937069">
                <text:p>-0.7374937069</text:p>
              </table:table-cell>
              <table:table-cell office:value-type="float" office:value="-0.7375131174">
                <text:p>-0.73751311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89557489">
                <text:p>3.89557489</text:p>
              </table:table-cell>
              <table:table-cell office:value-type="float" office:value="-0.7289494419">
                <text:p>-0.7289494419</text:p>
              </table:table-cell>
              <table:table-cell office:value-type="float" office:value="-0.7289686274">
                <text:p>-0.72896862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908141261">
                <text:p>3.908141261</text:p>
              </table:table-cell>
              <table:table-cell office:value-type="float" office:value="-0.7202900673">
                <text:p>-0.7202900673</text:p>
              </table:table-cell>
              <table:table-cell office:value-type="float" office:value="-0.7203090249">
                <text:p>-0.72030902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920707632">
                <text:p>3.920707632</text:p>
              </table:table-cell>
              <table:table-cell office:value-type="float" office:value="-0.7115169505">
                <text:p>-0.7115169505</text:p>
              </table:table-cell>
              <table:table-cell office:value-type="float" office:value="-0.7115356772">
                <text:p>-0.71153567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933274002">
                <text:p>3.933274002</text:p>
              </table:table-cell>
              <table:table-cell office:value-type="float" office:value="-0.7026314769">
                <text:p>-0.7026314769</text:p>
              </table:table-cell>
              <table:table-cell office:value-type="float" office:value="-0.7026499698">
                <text:p>-0.70264996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945840373">
                <text:p>3.945840373</text:p>
              </table:table-cell>
              <table:table-cell office:value-type="float" office:value="-0.6936350497">
                <text:p>-0.6936350497</text:p>
              </table:table-cell>
              <table:table-cell office:value-type="float" office:value="-0.6936533058">
                <text:p>-0.69365330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958406744">
                <text:p>3.958406744</text:p>
              </table:table-cell>
              <table:table-cell office:value-type="float" office:value="-0.6845290895">
                <text:p>-0.6845290895</text:p>
              </table:table-cell>
              <table:table-cell office:value-type="float" office:value="-0.6845471059">
                <text:p>-0.68454710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970973114">
                <text:p>3.970973114</text:p>
              </table:table-cell>
              <table:table-cell office:value-type="float" office:value="-0.6753150342">
                <text:p>-0.6753150342</text:p>
              </table:table-cell>
              <table:table-cell office:value-type="float" office:value="-0.6753328081">
                <text:p>-0.67533280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983539485">
                <text:p>3.983539485</text:p>
              </table:table-cell>
              <table:table-cell office:value-type="float" office:value="-0.6659943388">
                <text:p>-0.6659943388</text:p>
              </table:table-cell>
              <table:table-cell office:value-type="float" office:value="-0.6660118674">
                <text:p>-0.66601186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96105855">
                <text:p>3.996105855</text:p>
              </table:table-cell>
              <table:table-cell office:value-type="float" office:value="-0.6565684752">
                <text:p>-0.6565684752</text:p>
              </table:table-cell>
              <table:table-cell office:value-type="float" office:value="-0.6565857558">
                <text:p>-0.65658575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008672226">
                <text:p>4.008672226</text:p>
              </table:table-cell>
              <table:table-cell office:value-type="float" office:value="-0.6470389319">
                <text:p>-0.6470389319</text:p>
              </table:table-cell>
              <table:table-cell office:value-type="float" office:value="-0.6470559616">
                <text:p>-0.64705596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021238597">
                <text:p>4.021238597</text:p>
              </table:table-cell>
              <table:table-cell office:value-type="float" office:value="-0.6374072136">
                <text:p>-0.6374072136</text:p>
              </table:table-cell>
              <table:table-cell office:value-type="float" office:value="-0.6374239897">
                <text:p>-0.63742398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033804967">
                <text:p>4.033804967</text:p>
              </table:table-cell>
              <table:table-cell office:value-type="float" office:value="-0.6276748412">
                <text:p>-0.6276748412</text:p>
              </table:table-cell>
              <table:table-cell office:value-type="float" office:value="-0.6276913613">
                <text:p>-0.62769136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046371338">
                <text:p>4.046371338</text:p>
              </table:table-cell>
              <table:table-cell office:value-type="float" office:value="-0.6178433518">
                <text:p>-0.6178433518</text:p>
              </table:table-cell>
              <table:table-cell office:value-type="float" office:value="-0.6178596131">
                <text:p>-0.61785961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058937708">
                <text:p>4.058937708</text:p>
              </table:table-cell>
              <table:table-cell office:value-type="float" office:value="-0.6079142977">
                <text:p>-0.6079142977</text:p>
              </table:table-cell>
              <table:table-cell office:value-type="float" office:value="-0.6079302977">
                <text:p>-0.60793029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071504079">
                <text:p>4.071504079</text:p>
              </table:table-cell>
              <table:table-cell office:value-type="float" office:value="-0.597889247">
                <text:p>-0.597889247</text:p>
              </table:table-cell>
              <table:table-cell office:value-type="float" office:value="-0.5979049831">
                <text:p>-0.59790498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08407045">
                <text:p>4.08407045</text:p>
              </table:table-cell>
              <table:table-cell office:value-type="float" office:value="-0.5877697825">
                <text:p>-0.5877697825</text:p>
              </table:table-cell>
              <table:table-cell office:value-type="float" office:value="-0.5877852523">
                <text:p>-0.58778525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09663682">
                <text:p>4.09663682</text:p>
              </table:table-cell>
              <table:table-cell office:value-type="float" office:value="-0.5775575024">
                <text:p>-0.5775575024</text:p>
              </table:table-cell>
              <table:table-cell office:value-type="float" office:value="-0.5775727034">
                <text:p>-0.57757270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109203191">
                <text:p>4.109203191</text:p>
              </table:table-cell>
              <table:table-cell office:value-type="float" office:value="-0.5672540193">
                <text:p>-0.5672540193</text:p>
              </table:table-cell>
              <table:table-cell office:value-type="float" office:value="-0.5672689491">
                <text:p>-0.56726894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121769562">
                <text:p>4.121769562</text:p>
              </table:table-cell>
              <table:table-cell office:value-type="float" office:value="-0.5568609602">
                <text:p>-0.5568609602</text:p>
              </table:table-cell>
              <table:table-cell office:value-type="float" office:value="-0.5568756165">
                <text:p>-0.55687561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134335932">
                <text:p>4.134335932</text:p>
              </table:table-cell>
              <table:table-cell office:value-type="float" office:value="-0.5463799663">
                <text:p>-0.5463799663</text:p>
              </table:table-cell>
              <table:table-cell office:value-type="float" office:value="-0.5463943467">
                <text:p>-0.54639434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146902303">
                <text:p>4.146902303</text:p>
              </table:table-cell>
              <table:table-cell office:value-type="float" office:value="-0.5358126927">
                <text:p>-0.5358126927</text:p>
              </table:table-cell>
              <table:table-cell office:value-type="float" office:value="-0.535826795">
                <text:p>-0.5358267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159468673">
                <text:p>4.159468673</text:p>
              </table:table-cell>
              <table:table-cell office:value-type="float" office:value="-0.525160808">
                <text:p>-0.525160808</text:p>
              </table:table-cell>
              <table:table-cell office:value-type="float" office:value="-0.52517463">
                <text:p>-0.525174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172035044">
                <text:p>4.172035044</text:p>
              </table:table-cell>
              <table:table-cell office:value-type="float" office:value="-0.5144259944">
                <text:p>-0.5144259944</text:p>
              </table:table-cell>
              <table:table-cell office:value-type="float" office:value="-0.5144395338">
                <text:p>-0.51443953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184601415">
                <text:p>4.184601415</text:p>
              </table:table-cell>
              <table:table-cell office:value-type="float" office:value="-0.5036099469">
                <text:p>-0.5036099469</text:p>
              </table:table-cell>
              <table:table-cell office:value-type="float" office:value="-0.5036232016">
                <text:p>-0.50362320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197167785">
                <text:p>4.197167785</text:p>
              </table:table-cell>
              <table:table-cell office:value-type="float" office:value="-0.4927143736">
                <text:p>-0.4927143736</text:p>
              </table:table-cell>
              <table:table-cell office:value-type="float" office:value="-0.4927273415">
                <text:p>-0.49272734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09734156">
                <text:p>4.209734156</text:p>
              </table:table-cell>
              <table:table-cell office:value-type="float" office:value="-0.481740995">
                <text:p>-0.481740995</text:p>
              </table:table-cell>
              <table:table-cell office:value-type="float" office:value="-0.4817536741">
                <text:p>-0.48175367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222300526">
                <text:p>4.222300526</text:p>
              </table:table-cell>
              <table:table-cell office:value-type="float" office:value="-0.4706915438">
                <text:p>-0.4706915438</text:p>
              </table:table-cell>
              <table:table-cell office:value-type="float" office:value="-0.4707039322">
                <text:p>-0.47070393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234866897">
                <text:p>4.234866897</text:p>
              </table:table-cell>
              <table:table-cell office:value-type="float" office:value="-0.4595677651">
                <text:p>-0.4595677651</text:p>
              </table:table-cell>
              <table:table-cell office:value-type="float" office:value="-0.4595798606">
                <text:p>-0.45957986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247433268">
                <text:p>4.247433268</text:p>
              </table:table-cell>
              <table:table-cell office:value-type="float" office:value="-0.4483714152">
                <text:p>-0.4483714152</text:p>
              </table:table-cell>
              <table:table-cell office:value-type="float" office:value="-0.4483832161">
                <text:p>-0.44838321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259999638">
                <text:p>4.259999638</text:p>
              </table:table-cell>
              <table:table-cell office:value-type="float" office:value="-0.4371042623">
                <text:p>-0.4371042623</text:p>
              </table:table-cell>
              <table:table-cell office:value-type="float" office:value="-0.4371157667">
                <text:p>-0.4371157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272566009">
                <text:p>4.272566009</text:p>
              </table:table-cell>
              <table:table-cell office:value-type="float" office:value="-0.4257680856">
                <text:p>-0.4257680856</text:p>
              </table:table-cell>
              <table:table-cell office:value-type="float" office:value="-0.4257792916">
                <text:p>-0.42577929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285132379">
                <text:p>4.285132379</text:p>
              </table:table-cell>
              <table:table-cell office:value-type="float" office:value="-0.4143646752">
                <text:p>-0.4143646752</text:p>
              </table:table-cell>
              <table:table-cell office:value-type="float" office:value="-0.414375581">
                <text:p>-0.4143755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29769875">
                <text:p>4.29769875</text:p>
              </table:table-cell>
              <table:table-cell office:value-type="float" office:value="-0.4028958317">
                <text:p>-0.4028958317</text:p>
              </table:table-cell>
              <table:table-cell office:value-type="float" office:value="-0.4029064357">
                <text:p>-0.40290643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310265121">
                <text:p>4.310265121</text:p>
              </table:table-cell>
              <table:table-cell office:value-type="float" office:value="-0.3913633664">
                <text:p>-0.3913633664</text:p>
              </table:table-cell>
              <table:table-cell office:value-type="float" office:value="-0.3913736668">
                <text:p>-0.39137366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322831491">
                <text:p>4.322831491</text:p>
              </table:table-cell>
              <table:table-cell office:value-type="float" office:value="-0.3797691002">
                <text:p>-0.3797691002</text:p>
              </table:table-cell>
              <table:table-cell office:value-type="float" office:value="-0.3797790955">
                <text:p>-0.37977909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335397862">
                <text:p>4.335397862</text:p>
              </table:table-cell>
              <table:table-cell office:value-type="float" office:value="-0.3681148641">
                <text:p>-0.3681148641</text:p>
              </table:table-cell>
              <table:table-cell office:value-type="float" office:value="-0.3681245527">
                <text:p>-0.36812455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347964233">
                <text:p>4.347964233</text:p>
              </table:table-cell>
              <table:table-cell office:value-type="float" office:value="-0.3564024984">
                <text:p>-0.3564024984</text:p>
              </table:table-cell>
              <table:table-cell office:value-type="float" office:value="-0.3564118787">
                <text:p>-0.35641187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360530603">
                <text:p>4.360530603</text:p>
              </table:table-cell>
              <table:table-cell office:value-type="float" office:value="-0.3446338526">
                <text:p>-0.3446338526</text:p>
              </table:table-cell>
              <table:table-cell office:value-type="float" office:value="-0.3446429232">
                <text:p>-0.34464292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373096974">
                <text:p>4.373096974</text:p>
              </table:table-cell>
              <table:table-cell office:value-type="float" office:value="-0.3328107851">
                <text:p>-0.3328107851</text:p>
              </table:table-cell>
              <table:table-cell office:value-type="float" office:value="-0.3328195445">
                <text:p>-0.33281954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385663344">
                <text:p>4.385663344</text:p>
              </table:table-cell>
              <table:table-cell office:value-type="float" office:value="-0.320935163">
                <text:p>-0.320935163</text:p>
              </table:table-cell>
              <table:table-cell office:value-type="float" office:value="-0.3209436098">
                <text:p>-0.32094360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398229715">
                <text:p>4.398229715</text:p>
              </table:table-cell>
              <table:table-cell office:value-type="float" office:value="-0.3090088614">
                <text:p>-0.3090088614</text:p>
              </table:table-cell>
              <table:table-cell office:value-type="float" office:value="-0.3090169944">
                <text:p>-0.30901699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410796086">
                <text:p>4.410796086</text:p>
              </table:table-cell>
              <table:table-cell office:value-type="float" office:value="-0.2970337638">
                <text:p>-0.2970337638</text:p>
              </table:table-cell>
              <table:table-cell office:value-type="float" office:value="-0.2970415816">
                <text:p>-0.29704158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423362456">
                <text:p>4.423362456</text:p>
              </table:table-cell>
              <table:table-cell office:value-type="float" office:value="-0.2850117611">
                <text:p>-0.2850117611</text:p>
              </table:table-cell>
              <table:table-cell office:value-type="float" office:value="-0.2850192625">
                <text:p>-0.28501926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435928827">
                <text:p>4.435928827</text:p>
              </table:table-cell>
              <table:table-cell office:value-type="float" office:value="-0.2729447518">
                <text:p>-0.2729447518</text:p>
              </table:table-cell>
              <table:table-cell office:value-type="float" office:value="-0.2729519355">
                <text:p>-0.27295193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448495197">
                <text:p>4.448495197</text:p>
              </table:table-cell>
              <table:table-cell office:value-type="float" office:value="-0.2608346413">
                <text:p>-0.2608346413</text:p>
              </table:table-cell>
              <table:table-cell office:value-type="float" office:value="-0.2608415063">
                <text:p>-0.26084150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461061568">
                <text:p>4.461061568</text:p>
              </table:table-cell>
              <table:table-cell office:value-type="float" office:value="-0.248683342">
                <text:p>-0.248683342</text:p>
              </table:table-cell>
              <table:table-cell office:value-type="float" office:value="-0.2486898872">
                <text:p>-0.24868988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473627939">
                <text:p>4.473627939</text:p>
              </table:table-cell>
              <table:table-cell office:value-type="float" office:value="-0.2364927727">
                <text:p>-0.2364927727</text:p>
              </table:table-cell>
              <table:table-cell office:value-type="float" office:value="-0.236498997">
                <text:p>-0.2364989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486194309">
                <text:p>4.486194309</text:p>
              </table:table-cell>
              <table:table-cell office:value-type="float" office:value="-0.2242648584">
                <text:p>-0.2242648584</text:p>
              </table:table-cell>
              <table:table-cell office:value-type="float" office:value="-0.2242707609">
                <text:p>-0.22427076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49876068">
                <text:p>4.49876068</text:p>
              </table:table-cell>
              <table:table-cell office:value-type="float" office:value="-0.2120015302">
                <text:p>-0.2120015302</text:p>
              </table:table-cell>
              <table:table-cell office:value-type="float" office:value="-0.2120071099">
                <text:p>-0.21200710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511327051">
                <text:p>4.511327051</text:p>
              </table:table-cell>
              <table:table-cell office:value-type="float" office:value="-0.1997047244">
                <text:p>-0.1997047244</text:p>
              </table:table-cell>
              <table:table-cell office:value-type="float" office:value="-0.1997099805">
                <text:p>-0.19970998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523893421">
                <text:p>4.523893421</text:p>
              </table:table-cell>
              <table:table-cell office:value-type="float" office:value="-0.1873763829">
                <text:p>-0.1873763829</text:p>
              </table:table-cell>
              <table:table-cell office:value-type="float" office:value="-0.1873813146">
                <text:p>-0.18738131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536459792">
                <text:p>4.536459792</text:p>
              </table:table-cell>
              <table:table-cell office:value-type="float" office:value="-0.1750184526">
                <text:p>-0.1750184526</text:p>
              </table:table-cell>
              <table:table-cell office:value-type="float" office:value="-0.175023059">
                <text:p>-0.1750230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549026162">
                <text:p>4.549026162</text:p>
              </table:table-cell>
              <table:table-cell office:value-type="float" office:value="-0.1626328848">
                <text:p>-0.1626328848</text:p>
              </table:table-cell>
              <table:table-cell office:value-type="float" office:value="-0.1626371652">
                <text:p>-0.16263716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561592533">
                <text:p>4.561592533</text:p>
              </table:table-cell>
              <table:table-cell office:value-type="float" office:value="-0.1502216354">
                <text:p>-0.1502216354</text:p>
              </table:table-cell>
              <table:table-cell office:value-type="float" office:value="-0.1502255891">
                <text:p>-0.15022558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574158904">
                <text:p>4.574158904</text:p>
              </table:table-cell>
              <table:table-cell office:value-type="float" office:value="-0.1377866642">
                <text:p>-0.1377866642</text:p>
              </table:table-cell>
              <table:table-cell office:value-type="float" office:value="-0.1377902907">
                <text:p>-0.13779029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586725274">
                <text:p>4.586725274</text:p>
              </table:table-cell>
              <table:table-cell office:value-type="float" office:value="-0.125329935">
                <text:p>-0.125329935</text:p>
              </table:table-cell>
              <table:table-cell office:value-type="float" office:value="-0.1253332336">
                <text:p>-0.12533323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599291645">
                <text:p>4.599291645</text:p>
              </table:table-cell>
              <table:table-cell office:value-type="float" office:value="-0.1128534146">
                <text:p>-0.1128534146</text:p>
              </table:table-cell>
              <table:table-cell office:value-type="float" office:value="-0.1128563849">
                <text:p>-0.11285638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611858015">
                <text:p>4.611858015</text:p>
              </table:table-cell>
              <table:table-cell office:value-type="float" office:value="-0.1003590735">
                <text:p>-0.1003590735</text:p>
              </table:table-cell>
              <table:table-cell office:value-type="float" office:value="-0.1003617149">
                <text:p>-0.10036171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624424386">
                <text:p>4.624424386</text:p>
              </table:table-cell>
              <table:table-cell office:value-type="float" office:value="-0.08784888442">
                <text:p>-0.08784888442</text:p>
              </table:table-cell>
              <table:table-cell office:value-type="float" office:value="-0.08785119655">
                <text:p>-0.087851196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636990757">
                <text:p>4.636990757</text:p>
              </table:table-cell>
              <table:table-cell office:value-type="float" office:value="-0.07532482302">
                <text:p>-0.07532482302</text:p>
              </table:table-cell>
              <table:table-cell office:value-type="float" office:value="-0.07532680553">
                <text:p>-0.075326805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649557127">
                <text:p>4.649557127</text:p>
              </table:table-cell>
              <table:table-cell office:value-type="float" office:value="-0.06278886696">
                <text:p>-0.06278886696</text:p>
              </table:table-cell>
              <table:table-cell office:value-type="float" office:value="-0.06279051953">
                <text:p>-0.062790519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662123498">
                <text:p>4.662123498</text:p>
              </table:table-cell>
              <table:table-cell office:value-type="float" office:value="-0.05024299581">
                <text:p>-0.05024299581</text:p>
              </table:table-cell>
              <table:table-cell office:value-type="float" office:value="-0.05024431818">
                <text:p>-0.050244318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674689869">
                <text:p>4.674689869</text:p>
              </table:table-cell>
              <table:table-cell office:value-type="float" office:value="-0.03768919071">
                <text:p>-0.03768919071</text:p>
              </table:table-cell>
              <table:table-cell office:value-type="float" office:value="-0.03769018267">
                <text:p>-0.037690182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687256239">
                <text:p>4.687256239</text:p>
              </table:table-cell>
              <table:table-cell office:value-type="float" office:value="-0.02512943405">
                <text:p>-0.02512943405</text:p>
              </table:table-cell>
              <table:table-cell office:value-type="float" office:value="-0.02513009544">
                <text:p>-0.025130095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69982261">
                <text:p>4.69982261</text:p>
              </table:table-cell>
              <table:table-cell office:value-type="float" office:value="-0.01256570916">
                <text:p>-0.01256570916</text:p>
              </table:table-cell>
              <table:table-cell office:value-type="float" office:value="-0.01256603988">
                <text:p>-0.012566039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71238898">
                <text:p>4.71238898</text:p>
              </table:table-cell>
              <table:table-cell office:value-type="float" office:value="0">
                <text:p>0</text:p>
              </table:table-cell>
              <table:table-cell office:value-type="float" office:value="-1.836970199E-016">
                <text:p>-1.836970199E-0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724955351">
                <text:p>4.724955351</text:p>
              </table:table-cell>
              <table:table-cell office:value-type="float" office:value="0.01256570916">
                <text:p>0.01256570916</text:p>
              </table:table-cell>
              <table:table-cell office:value-type="float" office:value="0.01256603988">
                <text:p>0.012566039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737521722">
                <text:p>4.737521722</text:p>
              </table:table-cell>
              <table:table-cell office:value-type="float" office:value="0.02512943405">
                <text:p>0.02512943405</text:p>
              </table:table-cell>
              <table:table-cell office:value-type="float" office:value="0.02513009544">
                <text:p>0.025130095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750088092">
                <text:p>4.750088092</text:p>
              </table:table-cell>
              <table:table-cell office:value-type="float" office:value="0.03768919071">
                <text:p>0.03768919071</text:p>
              </table:table-cell>
              <table:table-cell office:value-type="float" office:value="0.03769018267">
                <text:p>0.037690182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762654463">
                <text:p>4.762654463</text:p>
              </table:table-cell>
              <table:table-cell office:value-type="float" office:value="0.05024299581">
                <text:p>0.05024299581</text:p>
              </table:table-cell>
              <table:table-cell office:value-type="float" office:value="0.05024431818">
                <text:p>0.050244318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775220833">
                <text:p>4.775220833</text:p>
              </table:table-cell>
              <table:table-cell office:value-type="float" office:value="0.06278886696">
                <text:p>0.06278886696</text:p>
              </table:table-cell>
              <table:table-cell office:value-type="float" office:value="0.06279051953">
                <text:p>0.062790519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787787204">
                <text:p>4.787787204</text:p>
              </table:table-cell>
              <table:table-cell office:value-type="float" office:value="0.07532482302">
                <text:p>0.07532482302</text:p>
              </table:table-cell>
              <table:table-cell office:value-type="float" office:value="0.07532680553">
                <text:p>0.075326805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800353575">
                <text:p>4.800353575</text:p>
              </table:table-cell>
              <table:table-cell office:value-type="float" office:value="0.08784888442">
                <text:p>0.08784888442</text:p>
              </table:table-cell>
              <table:table-cell office:value-type="float" office:value="0.08785119655">
                <text:p>0.087851196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812919945">
                <text:p>4.812919945</text:p>
              </table:table-cell>
              <table:table-cell office:value-type="float" office:value="0.1003590735">
                <text:p>0.1003590735</text:p>
              </table:table-cell>
              <table:table-cell office:value-type="float" office:value="0.1003617149">
                <text:p>0.10036171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825486316">
                <text:p>4.825486316</text:p>
              </table:table-cell>
              <table:table-cell office:value-type="float" office:value="0.1128534146">
                <text:p>0.1128534146</text:p>
              </table:table-cell>
              <table:table-cell office:value-type="float" office:value="0.1128563849">
                <text:p>0.11285638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838052687">
                <text:p>4.838052687</text:p>
              </table:table-cell>
              <table:table-cell office:value-type="float" office:value="0.125329935">
                <text:p>0.125329935</text:p>
              </table:table-cell>
              <table:table-cell office:value-type="float" office:value="0.1253332336">
                <text:p>0.12533323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850619057">
                <text:p>4.850619057</text:p>
              </table:table-cell>
              <table:table-cell office:value-type="float" office:value="0.1377866642">
                <text:p>0.1377866642</text:p>
              </table:table-cell>
              <table:table-cell office:value-type="float" office:value="0.1377902907">
                <text:p>0.13779029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863185428">
                <text:p>4.863185428</text:p>
              </table:table-cell>
              <table:table-cell office:value-type="float" office:value="0.1502216354">
                <text:p>0.1502216354</text:p>
              </table:table-cell>
              <table:table-cell office:value-type="float" office:value="0.1502255891">
                <text:p>0.15022558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875751798">
                <text:p>4.875751798</text:p>
              </table:table-cell>
              <table:table-cell office:value-type="float" office:value="0.1626328848">
                <text:p>0.1626328848</text:p>
              </table:table-cell>
              <table:table-cell office:value-type="float" office:value="0.1626371652">
                <text:p>0.16263716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888318169">
                <text:p>4.888318169</text:p>
              </table:table-cell>
              <table:table-cell office:value-type="float" office:value="0.1750184526">
                <text:p>0.1750184526</text:p>
              </table:table-cell>
              <table:table-cell office:value-type="float" office:value="0.175023059">
                <text:p>0.1750230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90088454">
                <text:p>4.90088454</text:p>
              </table:table-cell>
              <table:table-cell office:value-type="float" office:value="0.1873763829">
                <text:p>0.1873763829</text:p>
              </table:table-cell>
              <table:table-cell office:value-type="float" office:value="0.1873813146">
                <text:p>0.18738131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91345091">
                <text:p>4.91345091</text:p>
              </table:table-cell>
              <table:table-cell office:value-type="float" office:value="0.1997047244">
                <text:p>0.1997047244</text:p>
              </table:table-cell>
              <table:table-cell office:value-type="float" office:value="0.1997099805">
                <text:p>0.19970998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926017281">
                <text:p>4.926017281</text:p>
              </table:table-cell>
              <table:table-cell office:value-type="float" office:value="0.2120015302">
                <text:p>0.2120015302</text:p>
              </table:table-cell>
              <table:table-cell office:value-type="float" office:value="0.2120071099">
                <text:p>0.21200710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938583651">
                <text:p>4.938583651</text:p>
              </table:table-cell>
              <table:table-cell office:value-type="float" office:value="0.2242648584">
                <text:p>0.2242648584</text:p>
              </table:table-cell>
              <table:table-cell office:value-type="float" office:value="0.2242707609">
                <text:p>0.22427076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951150022">
                <text:p>4.951150022</text:p>
              </table:table-cell>
              <table:table-cell office:value-type="float" office:value="0.2364927727">
                <text:p>0.2364927727</text:p>
              </table:table-cell>
              <table:table-cell office:value-type="float" office:value="0.236498997">
                <text:p>0.2364989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963716393">
                <text:p>4.963716393</text:p>
              </table:table-cell>
              <table:table-cell office:value-type="float" office:value="0.248683342">
                <text:p>0.248683342</text:p>
              </table:table-cell>
              <table:table-cell office:value-type="float" office:value="0.2486898872">
                <text:p>0.24868988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976282763">
                <text:p>4.976282763</text:p>
              </table:table-cell>
              <table:table-cell office:value-type="float" office:value="0.2608346413">
                <text:p>0.2608346413</text:p>
              </table:table-cell>
              <table:table-cell office:value-type="float" office:value="0.2608415063">
                <text:p>0.26084150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988849134">
                <text:p>4.988849134</text:p>
              </table:table-cell>
              <table:table-cell office:value-type="float" office:value="0.2729447518">
                <text:p>0.2729447518</text:p>
              </table:table-cell>
              <table:table-cell office:value-type="float" office:value="0.2729519355">
                <text:p>0.27295193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001415505">
                <text:p>5.001415505</text:p>
              </table:table-cell>
              <table:table-cell office:value-type="float" office:value="0.2850117611">
                <text:p>0.2850117611</text:p>
              </table:table-cell>
              <table:table-cell office:value-type="float" office:value="0.2850192625">
                <text:p>0.28501926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013981875">
                <text:p>5.013981875</text:p>
              </table:table-cell>
              <table:table-cell office:value-type="float" office:value="0.2970337638">
                <text:p>0.2970337638</text:p>
              </table:table-cell>
              <table:table-cell office:value-type="float" office:value="0.2970415816">
                <text:p>0.29704158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026548246">
                <text:p>5.026548246</text:p>
              </table:table-cell>
              <table:table-cell office:value-type="float" office:value="0.3090088614">
                <text:p>0.3090088614</text:p>
              </table:table-cell>
              <table:table-cell office:value-type="float" office:value="0.3090169944">
                <text:p>0.30901699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039114616">
                <text:p>5.039114616</text:p>
              </table:table-cell>
              <table:table-cell office:value-type="float" office:value="0.320935163">
                <text:p>0.320935163</text:p>
              </table:table-cell>
              <table:table-cell office:value-type="float" office:value="0.3209436098">
                <text:p>0.32094360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051680987">
                <text:p>5.051680987</text:p>
              </table:table-cell>
              <table:table-cell office:value-type="float" office:value="0.3328107851">
                <text:p>0.3328107851</text:p>
              </table:table-cell>
              <table:table-cell office:value-type="float" office:value="0.3328195445">
                <text:p>0.33281954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064247358">
                <text:p>5.064247358</text:p>
              </table:table-cell>
              <table:table-cell office:value-type="float" office:value="0.3446338526">
                <text:p>0.3446338526</text:p>
              </table:table-cell>
              <table:table-cell office:value-type="float" office:value="0.3446429232">
                <text:p>0.34464292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076813728">
                <text:p>5.076813728</text:p>
              </table:table-cell>
              <table:table-cell office:value-type="float" office:value="0.3564024984">
                <text:p>0.3564024984</text:p>
              </table:table-cell>
              <table:table-cell office:value-type="float" office:value="0.3564118787">
                <text:p>0.35641187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089380099">
                <text:p>5.089380099</text:p>
              </table:table-cell>
              <table:table-cell office:value-type="float" office:value="0.3681148641">
                <text:p>0.3681148641</text:p>
              </table:table-cell>
              <table:table-cell office:value-type="float" office:value="0.3681245527">
                <text:p>0.36812455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101946469">
                <text:p>5.101946469</text:p>
              </table:table-cell>
              <table:table-cell office:value-type="float" office:value="0.3797691002">
                <text:p>0.3797691002</text:p>
              </table:table-cell>
              <table:table-cell office:value-type="float" office:value="0.3797790955">
                <text:p>0.37977909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11451284">
                <text:p>5.11451284</text:p>
              </table:table-cell>
              <table:table-cell office:value-type="float" office:value="0.3913633664">
                <text:p>0.3913633664</text:p>
              </table:table-cell>
              <table:table-cell office:value-type="float" office:value="0.3913736668">
                <text:p>0.39137366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127079211">
                <text:p>5.127079211</text:p>
              </table:table-cell>
              <table:table-cell office:value-type="float" office:value="0.4028958317">
                <text:p>0.4028958317</text:p>
              </table:table-cell>
              <table:table-cell office:value-type="float" office:value="0.4029064357">
                <text:p>0.40290643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139645581">
                <text:p>5.139645581</text:p>
              </table:table-cell>
              <table:table-cell office:value-type="float" office:value="0.4143646752">
                <text:p>0.4143646752</text:p>
              </table:table-cell>
              <table:table-cell office:value-type="float" office:value="0.414375581">
                <text:p>0.4143755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152211952">
                <text:p>5.152211952</text:p>
              </table:table-cell>
              <table:table-cell office:value-type="float" office:value="0.4257680856">
                <text:p>0.4257680856</text:p>
              </table:table-cell>
              <table:table-cell office:value-type="float" office:value="0.4257792916">
                <text:p>0.42577929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164778323">
                <text:p>5.164778323</text:p>
              </table:table-cell>
              <table:table-cell office:value-type="float" office:value="0.4371042623">
                <text:p>0.4371042623</text:p>
              </table:table-cell>
              <table:table-cell office:value-type="float" office:value="0.4371157667">
                <text:p>0.4371157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177344693">
                <text:p>5.177344693</text:p>
              </table:table-cell>
              <table:table-cell office:value-type="float" office:value="0.4483714152">
                <text:p>0.4483714152</text:p>
              </table:table-cell>
              <table:table-cell office:value-type="float" office:value="0.4483832161">
                <text:p>0.44838321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189911064">
                <text:p>5.189911064</text:p>
              </table:table-cell>
              <table:table-cell office:value-type="float" office:value="0.4595677651">
                <text:p>0.4595677651</text:p>
              </table:table-cell>
              <table:table-cell office:value-type="float" office:value="0.4595798606">
                <text:p>0.45957986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202477434">
                <text:p>5.202477434</text:p>
              </table:table-cell>
              <table:table-cell office:value-type="float" office:value="0.4706915438">
                <text:p>0.4706915438</text:p>
              </table:table-cell>
              <table:table-cell office:value-type="float" office:value="0.4707039322">
                <text:p>0.47070393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215043805">
                <text:p>5.215043805</text:p>
              </table:table-cell>
              <table:table-cell office:value-type="float" office:value="0.481740995">
                <text:p>0.481740995</text:p>
              </table:table-cell>
              <table:table-cell office:value-type="float" office:value="0.4817536741">
                <text:p>0.48175367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227610176">
                <text:p>5.227610176</text:p>
              </table:table-cell>
              <table:table-cell office:value-type="float" office:value="0.4927143736">
                <text:p>0.4927143736</text:p>
              </table:table-cell>
              <table:table-cell office:value-type="float" office:value="0.4927273415">
                <text:p>0.49272734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240176546">
                <text:p>5.240176546</text:p>
              </table:table-cell>
              <table:table-cell office:value-type="float" office:value="0.5036099469">
                <text:p>0.5036099469</text:p>
              </table:table-cell>
              <table:table-cell office:value-type="float" office:value="0.5036232016">
                <text:p>0.50362320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252742917">
                <text:p>5.252742917</text:p>
              </table:table-cell>
              <table:table-cell office:value-type="float" office:value="0.5144259944">
                <text:p>0.5144259944</text:p>
              </table:table-cell>
              <table:table-cell office:value-type="float" office:value="0.5144395338">
                <text:p>0.51443953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265309287">
                <text:p>5.265309287</text:p>
              </table:table-cell>
              <table:table-cell office:value-type="float" office:value="0.525160808">
                <text:p>0.525160808</text:p>
              </table:table-cell>
              <table:table-cell office:value-type="float" office:value="0.52517463">
                <text:p>0.525174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277875658">
                <text:p>5.277875658</text:p>
              </table:table-cell>
              <table:table-cell office:value-type="float" office:value="0.5358126927">
                <text:p>0.5358126927</text:p>
              </table:table-cell>
              <table:table-cell office:value-type="float" office:value="0.535826795">
                <text:p>0.5358267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290442029">
                <text:p>5.290442029</text:p>
              </table:table-cell>
              <table:table-cell office:value-type="float" office:value="0.5463799663">
                <text:p>0.5463799663</text:p>
              </table:table-cell>
              <table:table-cell office:value-type="float" office:value="0.5463943467">
                <text:p>0.54639434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303008399">
                <text:p>5.303008399</text:p>
              </table:table-cell>
              <table:table-cell office:value-type="float" office:value="0.5568609602">
                <text:p>0.5568609602</text:p>
              </table:table-cell>
              <table:table-cell office:value-type="float" office:value="0.5568756165">
                <text:p>0.55687561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31557477">
                <text:p>5.31557477</text:p>
              </table:table-cell>
              <table:table-cell office:value-type="float" office:value="0.5672540193">
                <text:p>0.5672540193</text:p>
              </table:table-cell>
              <table:table-cell office:value-type="float" office:value="0.5672689491">
                <text:p>0.56726894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32814114">
                <text:p>5.32814114</text:p>
              </table:table-cell>
              <table:table-cell office:value-type="float" office:value="0.5775575024">
                <text:p>0.5775575024</text:p>
              </table:table-cell>
              <table:table-cell office:value-type="float" office:value="0.5775727034">
                <text:p>0.57757270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340707511">
                <text:p>5.340707511</text:p>
              </table:table-cell>
              <table:table-cell office:value-type="float" office:value="0.5877697825">
                <text:p>0.5877697825</text:p>
              </table:table-cell>
              <table:table-cell office:value-type="float" office:value="0.5877852523">
                <text:p>0.58778525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353273882">
                <text:p>5.353273882</text:p>
              </table:table-cell>
              <table:table-cell office:value-type="float" office:value="0.597889247">
                <text:p>0.597889247</text:p>
              </table:table-cell>
              <table:table-cell office:value-type="float" office:value="0.5979049831">
                <text:p>0.59790498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365840252">
                <text:p>5.365840252</text:p>
              </table:table-cell>
              <table:table-cell office:value-type="float" office:value="0.6079142977">
                <text:p>0.6079142977</text:p>
              </table:table-cell>
              <table:table-cell office:value-type="float" office:value="0.6079302977">
                <text:p>0.60793029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378406623">
                <text:p>5.378406623</text:p>
              </table:table-cell>
              <table:table-cell office:value-type="float" office:value="0.6178433518">
                <text:p>0.6178433518</text:p>
              </table:table-cell>
              <table:table-cell office:value-type="float" office:value="0.6178596131">
                <text:p>0.61785961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390972994">
                <text:p>5.390972994</text:p>
              </table:table-cell>
              <table:table-cell office:value-type="float" office:value="0.6276748412">
                <text:p>0.6276748412</text:p>
              </table:table-cell>
              <table:table-cell office:value-type="float" office:value="0.6276913613">
                <text:p>0.62769136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403539364">
                <text:p>5.403539364</text:p>
              </table:table-cell>
              <table:table-cell office:value-type="float" office:value="0.6374072136">
                <text:p>0.6374072136</text:p>
              </table:table-cell>
              <table:table-cell office:value-type="float" office:value="0.6374239897">
                <text:p>0.63742398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416105735">
                <text:p>5.416105735</text:p>
              </table:table-cell>
              <table:table-cell office:value-type="float" office:value="0.6470389319">
                <text:p>0.6470389319</text:p>
              </table:table-cell>
              <table:table-cell office:value-type="float" office:value="0.6470559616">
                <text:p>0.64705596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428672105">
                <text:p>5.428672105</text:p>
              </table:table-cell>
              <table:table-cell office:value-type="float" office:value="0.6565684752">
                <text:p>0.6565684752</text:p>
              </table:table-cell>
              <table:table-cell office:value-type="float" office:value="0.6565857558">
                <text:p>0.65658575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441238476">
                <text:p>5.441238476</text:p>
              </table:table-cell>
              <table:table-cell office:value-type="float" office:value="0.6659943388">
                <text:p>0.6659943388</text:p>
              </table:table-cell>
              <table:table-cell office:value-type="float" office:value="0.6660118674">
                <text:p>0.66601186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453804847">
                <text:p>5.453804847</text:p>
              </table:table-cell>
              <table:table-cell office:value-type="float" office:value="0.6753150342">
                <text:p>0.6753150342</text:p>
              </table:table-cell>
              <table:table-cell office:value-type="float" office:value="0.6753328081">
                <text:p>0.67533280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466371217">
                <text:p>5.466371217</text:p>
              </table:table-cell>
              <table:table-cell office:value-type="float" office:value="0.6845290895">
                <text:p>0.6845290895</text:p>
              </table:table-cell>
              <table:table-cell office:value-type="float" office:value="0.6845471059">
                <text:p>0.68454710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478937588">
                <text:p>5.478937588</text:p>
              </table:table-cell>
              <table:table-cell office:value-type="float" office:value="0.6936350497">
                <text:p>0.6936350497</text:p>
              </table:table-cell>
              <table:table-cell office:value-type="float" office:value="0.6936533058">
                <text:p>0.69365330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491503958">
                <text:p>5.491503958</text:p>
              </table:table-cell>
              <table:table-cell office:value-type="float" office:value="0.7026314769">
                <text:p>0.7026314769</text:p>
              </table:table-cell>
              <table:table-cell office:value-type="float" office:value="0.7026499698">
                <text:p>0.70264996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504070329">
                <text:p>5.504070329</text:p>
              </table:table-cell>
              <table:table-cell office:value-type="float" office:value="0.7115169505">
                <text:p>0.7115169505</text:p>
              </table:table-cell>
              <table:table-cell office:value-type="float" office:value="0.7115356772">
                <text:p>0.71153567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5166367">
                <text:p>5.5166367</text:p>
              </table:table-cell>
              <table:table-cell office:value-type="float" office:value="0.7202900673">
                <text:p>0.7202900673</text:p>
              </table:table-cell>
              <table:table-cell office:value-type="float" office:value="0.7203090249">
                <text:p>0.72030902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52920307">
                <text:p>5.52920307</text:p>
              </table:table-cell>
              <table:table-cell office:value-type="float" office:value="0.7289494419">
                <text:p>0.7289494419</text:p>
              </table:table-cell>
              <table:table-cell office:value-type="float" office:value="0.7289686274">
                <text:p>0.72896862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541769441">
                <text:p>5.541769441</text:p>
              </table:table-cell>
              <table:table-cell office:value-type="float" office:value="0.7374937069">
                <text:p>0.7374937069</text:p>
              </table:table-cell>
              <table:table-cell office:value-type="float" office:value="0.7375131174">
                <text:p>0.73751311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554335812">
                <text:p>5.554335812</text:p>
              </table:table-cell>
              <table:table-cell office:value-type="float" office:value="0.7459215132">
                <text:p>0.7459215132</text:p>
              </table:table-cell>
              <table:table-cell office:value-type="float" office:value="0.7459411454">
                <text:p>0.74594114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566902182">
                <text:p>5.566902182</text:p>
              </table:table-cell>
              <table:table-cell office:value-type="float" office:value="0.7542315298">
                <text:p>0.7542315298</text:p>
              </table:table-cell>
              <table:table-cell office:value-type="float" office:value="0.7542513807">
                <text:p>0.75425138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579468553">
                <text:p>5.579468553</text:p>
              </table:table-cell>
              <table:table-cell office:value-type="float" office:value="0.7624224445">
                <text:p>0.7624224445</text:p>
              </table:table-cell>
              <table:table-cell office:value-type="float" office:value="0.762442511">
                <text:p>0.7624425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592034923">
                <text:p>5.592034923</text:p>
              </table:table-cell>
              <table:table-cell office:value-type="float" office:value="0.7704929638">
                <text:p>0.7704929638</text:p>
              </table:table-cell>
              <table:table-cell office:value-type="float" office:value="0.7705132428">
                <text:p>0.77051324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604601294">
                <text:p>5.604601294</text:p>
              </table:table-cell>
              <table:table-cell office:value-type="float" office:value="0.7784418134">
                <text:p>0.7784418134</text:p>
              </table:table-cell>
              <table:table-cell office:value-type="float" office:value="0.7784623016">
                <text:p>0.77846230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617167665">
                <text:p>5.617167665</text:p>
              </table:table-cell>
              <table:table-cell office:value-type="float" office:value="0.786267738">
                <text:p>0.786267738</text:p>
              </table:table-cell>
              <table:table-cell office:value-type="float" office:value="0.7862884321">
                <text:p>0.78628843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.629734035">
                <text:p>5.629734035</text:p>
              </table:table-cell>
              <table:table-cell office:value-type="float" office:value="0.7939695018">
                <text:p>0.7939695018</text:p>
              </table:table-cell>
              <table:table-cell office:value-type="float" office:value="0.7939903986">
                <text:p>0.79399039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.642300406">
                <text:p>5.642300406</text:p>
              </table:table-cell>
              <table:table-cell office:value-type="float" office:value="0.8015458886">
                <text:p>0.8015458886</text:p>
              </table:table-cell>
              <table:table-cell office:value-type="float" office:value="0.8015669849">
                <text:p>0.80156698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.654866776">
                <text:p>5.654866776</text:p>
              </table:table-cell>
              <table:table-cell office:value-type="float" office:value="0.8089957021">
                <text:p>0.8089957021</text:p>
              </table:table-cell>
              <table:table-cell office:value-type="float" office:value="0.8090169944">
                <text:p>0.80901699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667433147">
                <text:p>5.667433147</text:p>
              </table:table-cell>
              <table:table-cell office:value-type="float" office:value="0.8163177657">
                <text:p>0.8163177657</text:p>
              </table:table-cell>
              <table:table-cell office:value-type="float" office:value="0.8163392507">
                <text:p>0.81633925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679999518">
                <text:p>5.679999518</text:p>
              </table:table-cell>
              <table:table-cell office:value-type="float" office:value="0.8235109233">
                <text:p>0.8235109233</text:p>
              </table:table-cell>
              <table:table-cell office:value-type="float" office:value="0.8235325976">
                <text:p>0.82353259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692565888">
                <text:p>5.692565888</text:p>
              </table:table-cell>
              <table:table-cell office:value-type="float" office:value="0.830574039">
                <text:p>0.830574039</text:p>
              </table:table-cell>
              <table:table-cell office:value-type="float" office:value="0.8305958992">
                <text:p>0.83059589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705132259">
                <text:p>5.705132259</text:p>
              </table:table-cell>
              <table:table-cell office:value-type="float" office:value="0.8375059974">
                <text:p>0.8375059974</text:p>
              </table:table-cell>
              <table:table-cell office:value-type="float" office:value="0.83752804">
                <text:p>0.837528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71769863">
                <text:p>5.71769863</text:p>
              </table:table-cell>
              <table:table-cell office:value-type="float" office:value="0.8443057039">
                <text:p>0.8443057039</text:p>
              </table:table-cell>
              <table:table-cell office:value-type="float" office:value="0.8443279255">
                <text:p>0.84432792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730265">
                <text:p>5.730265</text:p>
              </table:table-cell>
              <table:table-cell office:value-type="float" office:value="0.8509720847">
                <text:p>0.8509720847</text:p>
              </table:table-cell>
              <table:table-cell office:value-type="float" office:value="0.8509944818">
                <text:p>0.85099448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742831371">
                <text:p>5.742831371</text:p>
              </table:table-cell>
              <table:table-cell office:value-type="float" office:value="0.8575040872">
                <text:p>0.8575040872</text:p>
              </table:table-cell>
              <table:table-cell office:value-type="float" office:value="0.8575266562">
                <text:p>0.85752665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755397741">
                <text:p>5.755397741</text:p>
              </table:table-cell>
              <table:table-cell office:value-type="float" office:value="0.8639006798">
                <text:p>0.8639006798</text:p>
              </table:table-cell>
              <table:table-cell office:value-type="float" office:value="0.8639234172">
                <text:p>0.86392341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767964112">
                <text:p>5.767964112</text:p>
              </table:table-cell>
              <table:table-cell office:value-type="float" office:value="0.8701608525">
                <text:p>0.8701608525</text:p>
              </table:table-cell>
              <table:table-cell office:value-type="float" office:value="0.8701837547">
                <text:p>0.87018375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780530483">
                <text:p>5.780530483</text:p>
              </table:table-cell>
              <table:table-cell office:value-type="float" office:value="0.8762836168">
                <text:p>0.8762836168</text:p>
              </table:table-cell>
              <table:table-cell office:value-type="float" office:value="0.87630668">
                <text:p>0.876306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793096853">
                <text:p>5.793096853</text:p>
              </table:table-cell>
              <table:table-cell office:value-type="float" office:value="0.8822680056">
                <text:p>0.8822680056</text:p>
              </table:table-cell>
              <table:table-cell office:value-type="float" office:value="0.8822912264">
                <text:p>0.88229122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805663224">
                <text:p>5.805663224</text:p>
              </table:table-cell>
              <table:table-cell office:value-type="float" office:value="0.8881130742">
                <text:p>0.8881130742</text:p>
              </table:table-cell>
              <table:table-cell office:value-type="float" office:value="0.8881364488">
                <text:p>0.88813644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818229594">
                <text:p>5.818229594</text:p>
              </table:table-cell>
              <table:table-cell office:value-type="float" office:value="0.8938178994">
                <text:p>0.8938178994</text:p>
              </table:table-cell>
              <table:table-cell office:value-type="float" office:value="0.8938414242">
                <text:p>0.89384142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830795965">
                <text:p>5.830795965</text:p>
              </table:table-cell>
              <table:table-cell office:value-type="float" office:value="0.8993815804">
                <text:p>0.8993815804</text:p>
              </table:table-cell>
              <table:table-cell office:value-type="float" office:value="0.8994052516">
                <text:p>0.89940525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843362336">
                <text:p>5.843362336</text:p>
              </table:table-cell>
              <table:table-cell office:value-type="float" office:value="0.9048032386">
                <text:p>0.9048032386</text:p>
              </table:table-cell>
              <table:table-cell office:value-type="float" office:value="0.9048270525">
                <text:p>0.90482705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855928706">
                <text:p>5.855928706</text:p>
              </table:table-cell>
              <table:table-cell office:value-type="float" office:value="0.9100820178">
                <text:p>0.9100820178</text:p>
              </table:table-cell>
              <table:table-cell office:value-type="float" office:value="0.9101059707">
                <text:p>0.91010597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868495077">
                <text:p>5.868495077</text:p>
              </table:table-cell>
              <table:table-cell office:value-type="float" office:value="0.9152170846">
                <text:p>0.9152170846</text:p>
              </table:table-cell>
              <table:table-cell office:value-type="float" office:value="0.9152411726">
                <text:p>0.91524117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881061448">
                <text:p>5.881061448</text:p>
              </table:table-cell>
              <table:table-cell office:value-type="float" office:value="0.920207628">
                <text:p>0.920207628</text:p>
              </table:table-cell>
              <table:table-cell office:value-type="float" office:value="0.9202318474">
                <text:p>0.92023184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893627818">
                <text:p>5.893627818</text:p>
              </table:table-cell>
              <table:table-cell office:value-type="float" office:value="0.92505286">
                <text:p>0.92505286</text:p>
              </table:table-cell>
              <table:table-cell office:value-type="float" office:value="0.9250772068">
                <text:p>0.92507720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906194189">
                <text:p>5.906194189</text:p>
              </table:table-cell>
              <table:table-cell office:value-type="float" office:value="0.9297520153">
                <text:p>0.9297520153</text:p>
              </table:table-cell>
              <table:table-cell office:value-type="float" office:value="0.9297764859">
                <text:p>0.92977648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.918760559">
                <text:p>5.918760559</text:p>
              </table:table-cell>
              <table:table-cell office:value-type="float" office:value="0.9343043521">
                <text:p>0.9343043521</text:p>
              </table:table-cell>
              <table:table-cell office:value-type="float" office:value="0.9343289425">
                <text:p>0.93432894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93132693">
                <text:p>5.93132693</text:p>
              </table:table-cell>
              <table:table-cell office:value-type="float" office:value="0.9387091514">
                <text:p>0.9387091514</text:p>
              </table:table-cell>
              <table:table-cell office:value-type="float" office:value="0.9387338577">
                <text:p>0.93873385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943893301">
                <text:p>5.943893301</text:p>
              </table:table-cell>
              <table:table-cell office:value-type="float" office:value="0.9429657176">
                <text:p>0.9429657176</text:p>
              </table:table-cell>
              <table:table-cell office:value-type="float" office:value="0.9429905359">
                <text:p>0.94299053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.956459671">
                <text:p>5.956459671</text:p>
              </table:table-cell>
              <table:table-cell office:value-type="float" office:value="0.9470733786">
                <text:p>0.9470733786</text:p>
              </table:table-cell>
              <table:table-cell office:value-type="float" office:value="0.947098305">
                <text:p>0.9470983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969026042">
                <text:p>5.969026042</text:p>
              </table:table-cell>
              <table:table-cell office:value-type="float" office:value="0.9510314857">
                <text:p>0.9510314857</text:p>
              </table:table-cell>
              <table:table-cell office:value-type="float" office:value="0.9510565163">
                <text:p>0.95105651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.981592412">
                <text:p>5.981592412</text:p>
              </table:table-cell>
              <table:table-cell office:value-type="float" office:value="0.9548394139">
                <text:p>0.9548394139</text:p>
              </table:table-cell>
              <table:table-cell office:value-type="float" office:value="0.9548645447">
                <text:p>0.95486454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994158783">
                <text:p>5.994158783</text:p>
              </table:table-cell>
              <table:table-cell office:value-type="float" office:value="0.9584965619">
                <text:p>0.9584965619</text:p>
              </table:table-cell>
              <table:table-cell office:value-type="float" office:value="0.958521789">
                <text:p>0.9585217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006725154">
                <text:p>6.006725154</text:p>
              </table:table-cell>
              <table:table-cell office:value-type="float" office:value="0.9620023522">
                <text:p>0.9620023522</text:p>
              </table:table-cell>
              <table:table-cell office:value-type="float" office:value="0.9620276716">
                <text:p>0.96202767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019291524">
                <text:p>6.019291524</text:p>
              </table:table-cell>
              <table:table-cell office:value-type="float" office:value="0.9653562312">
                <text:p>0.9653562312</text:p>
              </table:table-cell>
              <table:table-cell office:value-type="float" office:value="0.9653816388">
                <text:p>0.96538163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031857895">
                <text:p>6.031857895</text:p>
              </table:table-cell>
              <table:table-cell office:value-type="float" office:value="0.9685576692">
                <text:p>0.9685576692</text:p>
              </table:table-cell>
              <table:table-cell office:value-type="float" office:value="0.9685831611">
                <text:p>0.96858316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044424266">
                <text:p>6.044424266</text:p>
              </table:table-cell>
              <table:table-cell office:value-type="float" office:value="0.9716061608">
                <text:p>0.9716061608</text:p>
              </table:table-cell>
              <table:table-cell office:value-type="float" office:value="0.9716317329">
                <text:p>0.97163173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056990636">
                <text:p>6.056990636</text:p>
              </table:table-cell>
              <table:table-cell office:value-type="float" office:value="0.9745012245">
                <text:p>0.9745012245</text:p>
              </table:table-cell>
              <table:table-cell office:value-type="float" office:value="0.9745268728">
                <text:p>0.97452687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069557007">
                <text:p>6.069557007</text:p>
              </table:table-cell>
              <table:table-cell office:value-type="float" office:value="0.9772424031">
                <text:p>0.9772424031</text:p>
              </table:table-cell>
              <table:table-cell office:value-type="float" office:value="0.9772681236">
                <text:p>0.97726812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.082123377">
                <text:p>6.082123377</text:p>
              </table:table-cell>
              <table:table-cell office:value-type="float" office:value="0.9798292638">
                <text:p>0.9798292638</text:p>
              </table:table-cell>
              <table:table-cell office:value-type="float" office:value="0.9798550524">
                <text:p>0.97985505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094689748">
                <text:p>6.094689748</text:p>
              </table:table-cell>
              <table:table-cell office:value-type="float" office:value="0.9822613982">
                <text:p>0.9822613982</text:p>
              </table:table-cell>
              <table:table-cell office:value-type="float" office:value="0.9822872507">
                <text:p>0.98228725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107256119">
                <text:p>6.107256119</text:p>
              </table:table-cell>
              <table:table-cell office:value-type="float" office:value="0.984538422">
                <text:p>0.984538422</text:p>
              </table:table-cell>
              <table:table-cell office:value-type="float" office:value="0.9845643345">
                <text:p>0.98456433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119822489">
                <text:p>6.119822489</text:p>
              </table:table-cell>
              <table:table-cell office:value-type="float" office:value="0.9866599759">
                <text:p>0.9866599759</text:p>
              </table:table-cell>
              <table:table-cell office:value-type="float" office:value="0.9866859442">
                <text:p>0.98668594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13238886">
                <text:p>6.13238886</text:p>
              </table:table-cell>
              <table:table-cell office:value-type="float" office:value="0.9886257247">
                <text:p>0.9886257247</text:p>
              </table:table-cell>
              <table:table-cell office:value-type="float" office:value="0.9886517447">
                <text:p>0.98865174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14495523">
                <text:p>6.14495523</text:p>
              </table:table-cell>
              <table:table-cell office:value-type="float" office:value="0.990435358">
                <text:p>0.990435358</text:p>
              </table:table-cell>
              <table:table-cell office:value-type="float" office:value="0.9904614257">
                <text:p>0.99046142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157521601">
                <text:p>6.157521601</text:p>
              </table:table-cell>
              <table:table-cell office:value-type="float" office:value="0.9920885901">
                <text:p>0.9920885901</text:p>
              </table:table-cell>
              <table:table-cell office:value-type="float" office:value="0.9921147013">
                <text:p>0.99211470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170087972">
                <text:p>6.170087972</text:p>
              </table:table-cell>
              <table:table-cell office:value-type="float" office:value="0.9935851599">
                <text:p>0.9935851599</text:p>
              </table:table-cell>
              <table:table-cell office:value-type="float" office:value="0.9936113105">
                <text:p>0.99361131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182654342">
                <text:p>6.182654342</text:p>
              </table:table-cell>
              <table:table-cell office:value-type="float" office:value="0.9949248311">
                <text:p>0.9949248311</text:p>
              </table:table-cell>
              <table:table-cell office:value-type="float" office:value="0.994951017">
                <text:p>0.9949510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195220713">
                <text:p>6.195220713</text:p>
              </table:table-cell>
              <table:table-cell office:value-type="float" office:value="0.9961073922">
                <text:p>0.9961073922</text:p>
              </table:table-cell>
              <table:table-cell office:value-type="float" office:value="0.9961336091">
                <text:p>0.99613360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207787083">
                <text:p>6.207787083</text:p>
              </table:table-cell>
              <table:table-cell office:value-type="float" office:value="0.9971326563">
                <text:p>0.9971326563</text:p>
              </table:table-cell>
              <table:table-cell office:value-type="float" office:value="0.9971589003">
                <text:p>0.99715890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220353454">
                <text:p>6.220353454</text:p>
              </table:table-cell>
              <table:table-cell office:value-type="float" office:value="0.9980004616">
                <text:p>0.9980004616</text:p>
              </table:table-cell>
              <table:table-cell office:value-type="float" office:value="0.9980267284">
                <text:p>0.99802672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232919825">
                <text:p>6.232919825</text:p>
              </table:table-cell>
              <table:table-cell office:value-type="float" office:value="0.9987106711">
                <text:p>0.9987106711</text:p>
              </table:table-cell>
              <table:table-cell office:value-type="float" office:value="0.9987369566">
                <text:p>0.99873695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.245486195">
                <text:p>6.245486195</text:p>
              </table:table-cell>
              <table:table-cell office:value-type="float" office:value="0.9992631726">
                <text:p>0.9992631726</text:p>
              </table:table-cell>
              <table:table-cell office:value-type="float" office:value="0.9992894726">
                <text:p>0.99928947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258052566">
                <text:p>6.258052566</text:p>
              </table:table-cell>
              <table:table-cell office:value-type="float" office:value="0.9996578789">
                <text:p>0.9996578789</text:p>
              </table:table-cell>
              <table:table-cell office:value-type="float" office:value="0.9996841893">
                <text:p>0.99968418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.270618937">
                <text:p>6.270618937</text:p>
              </table:table-cell>
              <table:table-cell office:value-type="float" office:value="0.9998947275">
                <text:p>0.9998947275</text:p>
              </table:table-cell>
              <table:table-cell office:value-type="float" office:value="0.9999210442">
                <text:p>0.99992104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.283185307">
                <text:p>6.283185307</text:p>
              </table:table-cell>
              <table:table-cell office:value-type="float" office:value="0.9999736813">
                <text:p>0.9999736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295751678">
                <text:p>6.295751678</text:p>
              </table:table-cell>
              <table:table-cell office:value-type="float" office:value="0.9999736813">
                <text:p>0.9999736813</text:p>
              </table:table-cell>
              <table:table-cell office:value-type="float" office:value="0.9999210442">
                <text:p>0.99992104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draw:stroke="dash" draw:stroke-dash="_32__20_Dots_20_1_20_Dash" svg:stroke-width="0.08cm" svg:stroke-color="#660066" draw:fill-color="#660066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701cm" svg:height="15.458cm" xlink:href=".." xlink:type="simple" chart:class="chart:scatter" chart:style-name="ch1">
        <chart:legend chart:legend-position="end" svg:x="22.52cm" svg:y="7.181cm" style:legend-expansion="high" chart:style-name="ch2"/>
        <chart:plot-area chart:style-name="ch3" table:cell-range-address="derivación1000.C3:derivación1000.E1002" chart:data-source-has-labels="row" svg:x="0.534cm" svg:y="0.309cm" svg:width="21.452cm" svg:height="14.84cm">
          <chartooo:coordinate-region svg:x="2.373cm" svg:y="0.508cm" svg:width="18.87cm" svg:height="14.4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rivación1000.D3:derivación1000.D1002" loext:label-string="aproximación" chart:class="chart:scatter">
            <chart:domain table:cell-range-address="derivación1000.C3:derivación1000.C1002"/>
            <chart:data-point chart:repeated="1000"/>
          </chart:series>
          <chart:series chart:style-name="ch7" chart:values-cell-range-address="derivación1000.E3:derivación1000.E1002" loext:label-string="cos_x" chart:class="chart:scatte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aproximación</text:p>
              </table:table-cell>
              <table:table-cell office:value-type="string">
                <text:p>cos_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6637061">
                <text:p>0.01256637061</text:p>
                <draw:g>
                  <svg:desc>derivación1000.C3:derivación1000.C1002</svg:desc>
                </draw:g>
              </table:table-cell>
              <table:table-cell office:value-type="float" office:value="0.9999342017">
                <text:p>0.9999342017</text:p>
                <draw:g>
                  <svg:desc>derivación1000.D3:derivación1000.D1002</svg:desc>
                </draw:g>
              </table:table-cell>
              <table:table-cell office:value-type="float" office:value="0.9999210442">
                <text:p>0.9999210442</text:p>
                <draw:g>
                  <svg:desc>derivación1000.E3:derivación1000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84955592">
                <text:p>0.01884955592</text:p>
              </table:table-cell>
              <table:table-cell office:value-type="float" office:value="0.9998157738">
                <text:p>0.9998157738</text:p>
              </table:table-cell>
              <table:table-cell office:value-type="float" office:value="0.9998223524">
                <text:p>0.9998223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13274123">
                <text:p>0.02513274123</text:p>
              </table:table-cell>
              <table:table-cell office:value-type="float" office:value="0.9996776116">
                <text:p>0.9996776116</text:p>
              </table:table-cell>
              <table:table-cell office:value-type="float" office:value="0.9996841893">
                <text:p>0.9996841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41592654">
                <text:p>0.03141592654</text:p>
              </table:table-cell>
              <table:table-cell office:value-type="float" office:value="0.9994999839">
                <text:p>0.9994999839</text:p>
              </table:table-cell>
              <table:table-cell office:value-type="float" office:value="0.9995065604">
                <text:p>0.9995065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69911184">
                <text:p>0.03769911184</text:p>
              </table:table-cell>
              <table:table-cell office:value-type="float" office:value="0.9992828976">
                <text:p>0.9992828976</text:p>
              </table:table-cell>
              <table:table-cell office:value-type="float" office:value="0.9992894726">
                <text:p>0.9992894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98229715">
                <text:p>0.04398229715</text:p>
              </table:table-cell>
              <table:table-cell office:value-type="float" office:value="0.9990263613">
                <text:p>0.9990263613</text:p>
              </table:table-cell>
              <table:table-cell office:value-type="float" office:value="0.9990329347">
                <text:p>0.9990329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26548246">
                <text:p>0.05026548246</text:p>
              </table:table-cell>
              <table:table-cell office:value-type="float" office:value="0.9987303852">
                <text:p>0.9987303852</text:p>
              </table:table-cell>
              <table:table-cell office:value-type="float" office:value="0.9987369566">
                <text:p>0.99873695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654866776">
                <text:p>0.05654866776</text:p>
              </table:table-cell>
              <table:table-cell office:value-type="float" office:value="0.9983949809">
                <text:p>0.9983949809</text:p>
              </table:table-cell>
              <table:table-cell office:value-type="float" office:value="0.9984015501">
                <text:p>0.9984015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83185307">
                <text:p>0.06283185307</text:p>
              </table:table-cell>
              <table:table-cell office:value-type="float" office:value="0.9980201617">
                <text:p>0.9980201617</text:p>
              </table:table-cell>
              <table:table-cell office:value-type="float" office:value="0.9980267284">
                <text:p>0.9980267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11503838">
                <text:p>0.06911503838</text:p>
              </table:table-cell>
              <table:table-cell office:value-type="float" office:value="0.9976059423">
                <text:p>0.9976059423</text:p>
              </table:table-cell>
              <table:table-cell office:value-type="float" office:value="0.9976125064">
                <text:p>0.9976125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539822369">
                <text:p>0.07539822369</text:p>
              </table:table-cell>
              <table:table-cell office:value-type="float" office:value="0.9971523392">
                <text:p>0.9971523392</text:p>
              </table:table-cell>
              <table:table-cell office:value-type="float" office:value="0.9971589003">
                <text:p>0.9971589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168140899">
                <text:p>0.08168140899</text:p>
              </table:table-cell>
              <table:table-cell office:value-type="float" office:value="0.9966593702">
                <text:p>0.9966593702</text:p>
              </table:table-cell>
              <table:table-cell office:value-type="float" office:value="0.996665928">
                <text:p>0.996665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79645943">
                <text:p>0.0879645943</text:p>
              </table:table-cell>
              <table:table-cell office:value-type="float" office:value="0.9961270549">
                <text:p>0.9961270549</text:p>
              </table:table-cell>
              <table:table-cell office:value-type="float" office:value="0.9961336091">
                <text:p>0.9961336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424777961">
                <text:p>0.09424777961</text:p>
              </table:table-cell>
              <table:table-cell office:value-type="float" office:value="0.9955554141">
                <text:p>0.9955554141</text:p>
              </table:table-cell>
              <table:table-cell office:value-type="float" office:value="0.9955619646">
                <text:p>0.9955619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05309649">
                <text:p>0.1005309649</text:p>
              </table:table-cell>
              <table:table-cell office:value-type="float" office:value="0.9949444705">
                <text:p>0.9949444705</text:p>
              </table:table-cell>
              <table:table-cell office:value-type="float" office:value="0.994951017">
                <text:p>0.994951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8141502">
                <text:p>0.1068141502</text:p>
              </table:table-cell>
              <table:table-cell office:value-type="float" office:value="0.9942942482">
                <text:p>0.9942942482</text:p>
              </table:table-cell>
              <table:table-cell office:value-type="float" office:value="0.9943007904">
                <text:p>0.9943007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30973355">
                <text:p>0.1130973355</text:p>
              </table:table-cell>
              <table:table-cell office:value-type="float" office:value="0.9936047728">
                <text:p>0.9936047728</text:p>
              </table:table-cell>
              <table:table-cell office:value-type="float" office:value="0.9936113105">
                <text:p>0.9936113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93805208">
                <text:p>0.1193805208</text:p>
              </table:table-cell>
              <table:table-cell office:value-type="float" office:value="0.9928760717">
                <text:p>0.9928760717</text:p>
              </table:table-cell>
              <table:table-cell office:value-type="float" office:value="0.9928826046">
                <text:p>0.9928826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56637061">
                <text:p>0.1256637061</text:p>
              </table:table-cell>
              <table:table-cell office:value-type="float" office:value="0.9921081735">
                <text:p>0.9921081735</text:p>
              </table:table-cell>
              <table:table-cell office:value-type="float" office:value="0.9921147013">
                <text:p>0.9921147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19468915">
                <text:p>0.1319468915</text:p>
              </table:table-cell>
              <table:table-cell office:value-type="float" office:value="0.9913011085">
                <text:p>0.9913011085</text:p>
              </table:table-cell>
              <table:table-cell office:value-type="float" office:value="0.9913076311">
                <text:p>0.9913076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82300768">
                <text:p>0.1382300768</text:p>
              </table:table-cell>
              <table:table-cell office:value-type="float" office:value="0.9904549087">
                <text:p>0.9904549087</text:p>
              </table:table-cell>
              <table:table-cell office:value-type="float" office:value="0.9904614257">
                <text:p>0.9904614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45132621">
                <text:p>0.1445132621</text:p>
              </table:table-cell>
              <table:table-cell office:value-type="float" office:value="0.9895696075">
                <text:p>0.9895696075</text:p>
              </table:table-cell>
              <table:table-cell office:value-type="float" office:value="0.9895761186">
                <text:p>0.9895761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07964474">
                <text:p>0.1507964474</text:p>
              </table:table-cell>
              <table:table-cell office:value-type="float" office:value="0.9886452397">
                <text:p>0.9886452397</text:p>
              </table:table-cell>
              <table:table-cell office:value-type="float" office:value="0.9886517447">
                <text:p>0.98865174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70796327">
                <text:p>0.1570796327</text:p>
              </table:table-cell>
              <table:table-cell office:value-type="float" office:value="0.9876818419">
                <text:p>0.9876818419</text:p>
              </table:table-cell>
              <table:table-cell office:value-type="float" office:value="0.9876883406">
                <text:p>0.9876883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3362818">
                <text:p>0.163362818</text:p>
              </table:table-cell>
              <table:table-cell office:value-type="float" office:value="0.9866794521">
                <text:p>0.9866794521</text:p>
              </table:table-cell>
              <table:table-cell office:value-type="float" office:value="0.9866859442">
                <text:p>0.9866859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96460033">
                <text:p>0.1696460033</text:p>
              </table:table-cell>
              <table:table-cell office:value-type="float" office:value="0.9856381099">
                <text:p>0.9856381099</text:p>
              </table:table-cell>
              <table:table-cell office:value-type="float" office:value="0.9856445951">
                <text:p>0.9856445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59291886">
                <text:p>0.1759291886</text:p>
              </table:table-cell>
              <table:table-cell office:value-type="float" office:value="0.9845578564">
                <text:p>0.9845578564</text:p>
              </table:table-cell>
              <table:table-cell office:value-type="float" office:value="0.9845643345">
                <text:p>0.9845643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22123739">
                <text:p>0.1822123739</text:p>
              </table:table-cell>
              <table:table-cell office:value-type="float" office:value="0.9834387342">
                <text:p>0.9834387342</text:p>
              </table:table-cell>
              <table:table-cell office:value-type="float" office:value="0.983445205">
                <text:p>0.983445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84955592">
                <text:p>0.1884955592</text:p>
              </table:table-cell>
              <table:table-cell office:value-type="float" office:value="0.9822807876">
                <text:p>0.9822807876</text:p>
              </table:table-cell>
              <table:table-cell office:value-type="float" office:value="0.9822872507">
                <text:p>0.9822872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47787445">
                <text:p>0.1947787445</text:p>
              </table:table-cell>
              <table:table-cell office:value-type="float" office:value="0.9810840621">
                <text:p>0.9810840621</text:p>
              </table:table-cell>
              <table:table-cell office:value-type="float" office:value="0.9810905174">
                <text:p>0.98109051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10619298">
                <text:p>0.2010619298</text:p>
              </table:table-cell>
              <table:table-cell office:value-type="float" office:value="0.9798486052">
                <text:p>0.9798486052</text:p>
              </table:table-cell>
              <table:table-cell office:value-type="float" office:value="0.9798550524">
                <text:p>0.9798550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73451151">
                <text:p>0.2073451151</text:p>
              </table:table-cell>
              <table:table-cell office:value-type="float" office:value="0.9785744655">
                <text:p>0.9785744655</text:p>
              </table:table-cell>
              <table:table-cell office:value-type="float" office:value="0.9785809043">
                <text:p>0.9785809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36283004">
                <text:p>0.2136283004</text:p>
              </table:table-cell>
              <table:table-cell office:value-type="float" office:value="0.9772616934">
                <text:p>0.9772616934</text:p>
              </table:table-cell>
              <table:table-cell office:value-type="float" office:value="0.9772681236">
                <text:p>0.9772681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99114858">
                <text:p>0.2199114858</text:p>
              </table:table-cell>
              <table:table-cell office:value-type="float" office:value="0.9759103407">
                <text:p>0.9759103407</text:p>
              </table:table-cell>
              <table:table-cell office:value-type="float" office:value="0.9759167619">
                <text:p>0.97591676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61946711">
                <text:p>0.2261946711</text:p>
              </table:table-cell>
              <table:table-cell office:value-type="float" office:value="0.9745204607">
                <text:p>0.9745204607</text:p>
              </table:table-cell>
              <table:table-cell office:value-type="float" office:value="0.9745268728">
                <text:p>0.97452687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24778564">
                <text:p>0.2324778564</text:p>
              </table:table-cell>
              <table:table-cell office:value-type="float" office:value="0.9730921083">
                <text:p>0.9730921083</text:p>
              </table:table-cell>
              <table:table-cell office:value-type="float" office:value="0.973098511">
                <text:p>0.973098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387610417">
                <text:p>0.2387610417</text:p>
              </table:table-cell>
              <table:table-cell office:value-type="float" office:value="0.9716253398">
                <text:p>0.9716253398</text:p>
              </table:table-cell>
              <table:table-cell office:value-type="float" office:value="0.9716317329">
                <text:p>0.9716317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5044227">
                <text:p>0.245044227</text:p>
              </table:table-cell>
              <table:table-cell office:value-type="float" office:value="0.9701202133">
                <text:p>0.9701202133</text:p>
              </table:table-cell>
              <table:table-cell office:value-type="float" office:value="0.9701265965">
                <text:p>0.9701265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13274123">
                <text:p>0.2513274123</text:p>
              </table:table-cell>
              <table:table-cell office:value-type="float" office:value="0.9685767881">
                <text:p>0.9685767881</text:p>
              </table:table-cell>
              <table:table-cell office:value-type="float" office:value="0.9685831611">
                <text:p>0.96858316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76105976">
                <text:p>0.2576105976</text:p>
              </table:table-cell>
              <table:table-cell office:value-type="float" office:value="0.9669951252">
                <text:p>0.9669951252</text:p>
              </table:table-cell>
              <table:table-cell office:value-type="float" office:value="0.9670014878">
                <text:p>0.9670014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38937829">
                <text:p>0.2638937829</text:p>
              </table:table-cell>
              <table:table-cell office:value-type="float" office:value="0.9653752869">
                <text:p>0.9653752869</text:p>
              </table:table-cell>
              <table:table-cell office:value-type="float" office:value="0.9653816388">
                <text:p>0.96538163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01769682">
                <text:p>0.2701769682</text:p>
              </table:table-cell>
              <table:table-cell office:value-type="float" office:value="0.9637173373">
                <text:p>0.9637173373</text:p>
              </table:table-cell>
              <table:table-cell office:value-type="float" office:value="0.9637236783">
                <text:p>0.96372367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64601535">
                <text:p>0.2764601535</text:p>
              </table:table-cell>
              <table:table-cell office:value-type="float" office:value="0.9620213417">
                <text:p>0.9620213417</text:p>
              </table:table-cell>
              <table:table-cell office:value-type="float" office:value="0.9620276716">
                <text:p>0.9620276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27433388">
                <text:p>0.2827433388</text:p>
              </table:table-cell>
              <table:table-cell office:value-type="float" office:value="0.9602873672">
                <text:p>0.9602873672</text:p>
              </table:table-cell>
              <table:table-cell office:value-type="float" office:value="0.9602936857">
                <text:p>0.96029368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90265241">
                <text:p>0.2890265241</text:p>
              </table:table-cell>
              <table:table-cell office:value-type="float" office:value="0.9585154822">
                <text:p>0.9585154822</text:p>
              </table:table-cell>
              <table:table-cell office:value-type="float" office:value="0.958521789">
                <text:p>0.9585217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953097094">
                <text:p>0.2953097094</text:p>
              </table:table-cell>
              <table:table-cell office:value-type="float" office:value="0.9567057567">
                <text:p>0.9567057567</text:p>
              </table:table-cell>
              <table:table-cell office:value-type="float" office:value="0.9567120516">
                <text:p>0.9567120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15928947">
                <text:p>0.3015928947</text:p>
              </table:table-cell>
              <table:table-cell office:value-type="float" office:value="0.954858262">
                <text:p>0.954858262</text:p>
              </table:table-cell>
              <table:table-cell office:value-type="float" office:value="0.9548645447">
                <text:p>0.9548645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78760801">
                <text:p>0.3078760801</text:p>
              </table:table-cell>
              <table:table-cell office:value-type="float" office:value="0.9529730712">
                <text:p>0.9529730712</text:p>
              </table:table-cell>
              <table:table-cell office:value-type="float" office:value="0.9529793415">
                <text:p>0.95297934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141592654">
                <text:p>0.3141592654</text:p>
              </table:table-cell>
              <table:table-cell office:value-type="float" office:value="0.9510502586">
                <text:p>0.9510502586</text:p>
              </table:table-cell>
              <table:table-cell office:value-type="float" office:value="0.9510565163">
                <text:p>0.95105651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04424507">
                <text:p>0.3204424507</text:p>
              </table:table-cell>
              <table:table-cell office:value-type="float" office:value="0.9490899002">
                <text:p>0.9490899002</text:p>
              </table:table-cell>
              <table:table-cell office:value-type="float" office:value="0.949096145">
                <text:p>0.949096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6725636">
                <text:p>0.326725636</text:p>
              </table:table-cell>
              <table:table-cell office:value-type="float" office:value="0.9470920733">
                <text:p>0.9470920733</text:p>
              </table:table-cell>
              <table:table-cell office:value-type="float" office:value="0.947098305">
                <text:p>0.9470983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30088213">
                <text:p>0.3330088213</text:p>
              </table:table-cell>
              <table:table-cell office:value-type="float" office:value="0.9450568569">
                <text:p>0.9450568569</text:p>
              </table:table-cell>
              <table:table-cell office:value-type="float" office:value="0.9450630752">
                <text:p>0.9450630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392920066">
                <text:p>0.3392920066</text:p>
              </table:table-cell>
              <table:table-cell office:value-type="float" office:value="0.9429843313">
                <text:p>0.9429843313</text:p>
              </table:table-cell>
              <table:table-cell office:value-type="float" office:value="0.9429905359">
                <text:p>0.9429905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55751919">
                <text:p>0.3455751919</text:p>
              </table:table-cell>
              <table:table-cell office:value-type="float" office:value="0.9408745782">
                <text:p>0.9408745782</text:p>
              </table:table-cell>
              <table:table-cell office:value-type="float" office:value="0.940880769">
                <text:p>0.9408807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18583772">
                <text:p>0.3518583772</text:p>
              </table:table-cell>
              <table:table-cell office:value-type="float" office:value="0.938727681">
                <text:p>0.938727681</text:p>
              </table:table-cell>
              <table:table-cell office:value-type="float" office:value="0.9387338577">
                <text:p>0.93873385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81415625">
                <text:p>0.3581415625</text:p>
              </table:table-cell>
              <table:table-cell office:value-type="float" office:value="0.9365437245">
                <text:p>0.9365437245</text:p>
              </table:table-cell>
              <table:table-cell office:value-type="float" office:value="0.9365498867">
                <text:p>0.93654988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4247478">
                <text:p>0.3644247478</text:p>
              </table:table-cell>
              <table:table-cell office:value-type="float" office:value="0.9343227948">
                <text:p>0.9343227948</text:p>
              </table:table-cell>
              <table:table-cell office:value-type="float" office:value="0.9343289425">
                <text:p>0.93432894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07079331">
                <text:p>0.3707079331</text:p>
              </table:table-cell>
              <table:table-cell office:value-type="float" office:value="0.9320649797">
                <text:p>0.9320649797</text:p>
              </table:table-cell>
              <table:table-cell office:value-type="float" office:value="0.9320711125">
                <text:p>0.9320711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69911184">
                <text:p>0.3769911184</text:p>
              </table:table-cell>
              <table:table-cell office:value-type="float" office:value="0.9297703682">
                <text:p>0.9297703682</text:p>
              </table:table-cell>
              <table:table-cell office:value-type="float" office:value="0.9297764859">
                <text:p>0.9297764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32743037">
                <text:p>0.3832743037</text:p>
              </table:table-cell>
              <table:table-cell office:value-type="float" office:value="0.927439051">
                <text:p>0.927439051</text:p>
              </table:table-cell>
              <table:table-cell office:value-type="float" office:value="0.9274451533">
                <text:p>0.92744515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9557489">
                <text:p>0.389557489</text:p>
              </table:table-cell>
              <table:table-cell office:value-type="float" office:value="0.9250711201">
                <text:p>0.9250711201</text:p>
              </table:table-cell>
              <table:table-cell office:value-type="float" office:value="0.9250772068">
                <text:p>0.92507720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958406744">
                <text:p>0.3958406744</text:p>
              </table:table-cell>
              <table:table-cell office:value-type="float" office:value="0.9226666689">
                <text:p>0.9226666689</text:p>
              </table:table-cell>
              <table:table-cell office:value-type="float" office:value="0.9226727399">
                <text:p>0.9226727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21238597">
                <text:p>0.4021238597</text:p>
              </table:table-cell>
              <table:table-cell office:value-type="float" office:value="0.9202257925">
                <text:p>0.9202257925</text:p>
              </table:table-cell>
              <table:table-cell office:value-type="float" office:value="0.9202318474">
                <text:p>0.9202318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8407045">
                <text:p>0.408407045</text:p>
              </table:table-cell>
              <table:table-cell office:value-type="float" office:value="0.9177485871">
                <text:p>0.9177485871</text:p>
              </table:table-cell>
              <table:table-cell office:value-type="float" office:value="0.9177546257">
                <text:p>0.91775462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46902303">
                <text:p>0.4146902303</text:p>
              </table:table-cell>
              <table:table-cell office:value-type="float" office:value="0.9152351506">
                <text:p>0.9152351506</text:p>
              </table:table-cell>
              <table:table-cell office:value-type="float" office:value="0.9152411726">
                <text:p>0.9152411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09734156">
                <text:p>0.4209734156</text:p>
              </table:table-cell>
              <table:table-cell office:value-type="float" office:value="0.9126855821">
                <text:p>0.9126855821</text:p>
              </table:table-cell>
              <table:table-cell office:value-type="float" office:value="0.9126915874">
                <text:p>0.91269158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72566009">
                <text:p>0.4272566009</text:p>
              </table:table-cell>
              <table:table-cell office:value-type="float" office:value="0.9100999824">
                <text:p>0.9100999824</text:p>
              </table:table-cell>
              <table:table-cell office:value-type="float" office:value="0.9101059707">
                <text:p>0.91010597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35397862">
                <text:p>0.4335397862</text:p>
              </table:table-cell>
              <table:table-cell office:value-type="float" office:value="0.9074784535">
                <text:p>0.9074784535</text:p>
              </table:table-cell>
              <table:table-cell office:value-type="float" office:value="0.9074844245">
                <text:p>0.9074844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98229715">
                <text:p>0.4398229715</text:p>
              </table:table-cell>
              <table:table-cell office:value-type="float" office:value="0.904821099">
                <text:p>0.904821099</text:p>
              </table:table-cell>
              <table:table-cell office:value-type="float" office:value="0.9048270525">
                <text:p>0.9048270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461061568">
                <text:p>0.4461061568</text:p>
              </table:table-cell>
              <table:table-cell office:value-type="float" office:value="0.9021280236">
                <text:p>0.9021280236</text:p>
              </table:table-cell>
              <table:table-cell office:value-type="float" office:value="0.9021339594">
                <text:p>0.90213395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23893421">
                <text:p>0.4523893421</text:p>
              </table:table-cell>
              <table:table-cell office:value-type="float" office:value="0.8993993337">
                <text:p>0.8993993337</text:p>
              </table:table-cell>
              <table:table-cell office:value-type="float" office:value="0.8994052516">
                <text:p>0.8994052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86725274">
                <text:p>0.4586725274</text:p>
              </table:table-cell>
              <table:table-cell office:value-type="float" office:value="0.8966351371">
                <text:p>0.8966351371</text:p>
              </table:table-cell>
              <table:table-cell office:value-type="float" office:value="0.8966410368">
                <text:p>0.89664103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49557127">
                <text:p>0.4649557127</text:p>
              </table:table-cell>
              <table:table-cell office:value-type="float" office:value="0.8938355429">
                <text:p>0.8938355429</text:p>
              </table:table-cell>
              <table:table-cell office:value-type="float" office:value="0.8938414242">
                <text:p>0.89384142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71238898">
                <text:p>0.471238898</text:p>
              </table:table-cell>
              <table:table-cell office:value-type="float" office:value="0.8910006616">
                <text:p>0.8910006616</text:p>
              </table:table-cell>
              <table:table-cell office:value-type="float" office:value="0.8910065242">
                <text:p>0.8910065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75220833">
                <text:p>0.4775220833</text:p>
              </table:table-cell>
              <table:table-cell office:value-type="float" office:value="0.8881306051">
                <text:p>0.8881306051</text:p>
              </table:table-cell>
              <table:table-cell office:value-type="float" office:value="0.8881364488">
                <text:p>0.88813644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838052687">
                <text:p>0.4838052687</text:p>
              </table:table-cell>
              <table:table-cell office:value-type="float" office:value="0.8852254868">
                <text:p>0.8852254868</text:p>
              </table:table-cell>
              <table:table-cell office:value-type="float" office:value="0.8852313113">
                <text:p>0.88523131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90088454">
                <text:p>0.490088454</text:p>
              </table:table-cell>
              <table:table-cell office:value-type="float" office:value="0.8822854212">
                <text:p>0.8822854212</text:p>
              </table:table-cell>
              <table:table-cell office:value-type="float" office:value="0.8822912264">
                <text:p>0.88229122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963716393">
                <text:p>0.4963716393</text:p>
              </table:table-cell>
              <table:table-cell office:value-type="float" office:value="0.8793105245">
                <text:p>0.8793105245</text:p>
              </table:table-cell>
              <table:table-cell office:value-type="float" office:value="0.8793163102">
                <text:p>0.87931631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26548246">
                <text:p>0.5026548246</text:p>
              </table:table-cell>
              <table:table-cell office:value-type="float" office:value="0.8763009142">
                <text:p>0.8763009142</text:p>
              </table:table-cell>
              <table:table-cell office:value-type="float" office:value="0.87630668">
                <text:p>0.876306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89380099">
                <text:p>0.5089380099</text:p>
              </table:table-cell>
              <table:table-cell office:value-type="float" office:value="0.873256709">
                <text:p>0.873256709</text:p>
              </table:table-cell>
              <table:table-cell office:value-type="float" office:value="0.8732624548">
                <text:p>0.8732624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52211952">
                <text:p>0.5152211952</text:p>
              </table:table-cell>
              <table:table-cell office:value-type="float" office:value="0.8701780291">
                <text:p>0.8701780291</text:p>
              </table:table-cell>
              <table:table-cell office:value-type="float" office:value="0.8701837547">
                <text:p>0.8701837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215043805">
                <text:p>0.5215043805</text:p>
              </table:table-cell>
              <table:table-cell office:value-type="float" office:value="0.8670649961">
                <text:p>0.8670649961</text:p>
              </table:table-cell>
              <table:table-cell office:value-type="float" office:value="0.8670707012">
                <text:p>0.86707070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77875658">
                <text:p>0.5277875658</text:p>
              </table:table-cell>
              <table:table-cell office:value-type="float" office:value="0.8639177328">
                <text:p>0.8639177328</text:p>
              </table:table-cell>
              <table:table-cell office:value-type="float" office:value="0.8639234172">
                <text:p>0.8639234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340707511">
                <text:p>0.5340707511</text:p>
              </table:table-cell>
              <table:table-cell office:value-type="float" office:value="0.8607363636">
                <text:p>0.8607363636</text:p>
              </table:table-cell>
              <table:table-cell office:value-type="float" office:value="0.860742027">
                <text:p>0.8607420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403539364">
                <text:p>0.5403539364</text:p>
              </table:table-cell>
              <table:table-cell office:value-type="float" office:value="0.8575210139">
                <text:p>0.8575210139</text:p>
              </table:table-cell>
              <table:table-cell office:value-type="float" office:value="0.8575266562">
                <text:p>0.85752665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466371217">
                <text:p>0.5466371217</text:p>
              </table:table-cell>
              <table:table-cell office:value-type="float" office:value="0.8542718108">
                <text:p>0.8542718108</text:p>
              </table:table-cell>
              <table:table-cell office:value-type="float" office:value="0.8542774317">
                <text:p>0.85427743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2920307">
                <text:p>0.552920307</text:p>
              </table:table-cell>
              <table:table-cell office:value-type="float" office:value="0.8509888825">
                <text:p>0.8509888825</text:p>
              </table:table-cell>
              <table:table-cell office:value-type="float" office:value="0.8509944818">
                <text:p>0.85099448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592034923">
                <text:p>0.5592034923</text:p>
              </table:table-cell>
              <table:table-cell office:value-type="float" office:value="0.8476723586">
                <text:p>0.8476723586</text:p>
              </table:table-cell>
              <table:table-cell office:value-type="float" office:value="0.8476779361">
                <text:p>0.84767793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654866776">
                <text:p>0.5654866776</text:p>
              </table:table-cell>
              <table:table-cell office:value-type="float" office:value="0.8443223701">
                <text:p>0.8443223701</text:p>
              </table:table-cell>
              <table:table-cell office:value-type="float" office:value="0.8443279255">
                <text:p>0.8443279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71769863">
                <text:p>0.571769863</text:p>
              </table:table-cell>
              <table:table-cell office:value-type="float" office:value="0.8409390491">
                <text:p>0.8409390491</text:p>
              </table:table-cell>
              <table:table-cell office:value-type="float" office:value="0.8409445823">
                <text:p>0.84094458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780530483">
                <text:p>0.5780530483</text:p>
              </table:table-cell>
              <table:table-cell office:value-type="float" office:value="0.8375225293">
                <text:p>0.8375225293</text:p>
              </table:table-cell>
              <table:table-cell office:value-type="float" office:value="0.83752804">
                <text:p>0.837528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843362336">
                <text:p>0.5843362336</text:p>
              </table:table-cell>
              <table:table-cell office:value-type="float" office:value="0.8340729456">
                <text:p>0.8340729456</text:p>
              </table:table-cell>
              <table:table-cell office:value-type="float" office:value="0.8340784336">
                <text:p>0.83407843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906194189">
                <text:p>0.5906194189</text:p>
              </table:table-cell>
              <table:table-cell office:value-type="float" office:value="0.8305904341">
                <text:p>0.8305904341</text:p>
              </table:table-cell>
              <table:table-cell office:value-type="float" office:value="0.8305958992">
                <text:p>0.83059589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969026042">
                <text:p>0.5969026042</text:p>
              </table:table-cell>
              <table:table-cell office:value-type="float" office:value="0.8270751323">
                <text:p>0.8270751323</text:p>
              </table:table-cell>
              <table:table-cell office:value-type="float" office:value="0.8270805743">
                <text:p>0.82708057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031857895">
                <text:p>0.6031857895</text:p>
              </table:table-cell>
              <table:table-cell office:value-type="float" office:value="0.823527179">
                <text:p>0.823527179</text:p>
              </table:table-cell>
              <table:table-cell office:value-type="float" office:value="0.8235325976">
                <text:p>0.82353259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094689748">
                <text:p>0.6094689748</text:p>
              </table:table-cell>
              <table:table-cell office:value-type="float" office:value="0.8199467143">
                <text:p>0.8199467143</text:p>
              </table:table-cell>
              <table:table-cell office:value-type="float" office:value="0.8199521093">
                <text:p>0.8199521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157521601">
                <text:p>0.6157521601</text:p>
              </table:table-cell>
              <table:table-cell office:value-type="float" office:value="0.8163338794">
                <text:p>0.8163338794</text:p>
              </table:table-cell>
              <table:table-cell office:value-type="float" office:value="0.8163392507">
                <text:p>0.81633925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220353454">
                <text:p>0.6220353454</text:p>
              </table:table-cell>
              <table:table-cell office:value-type="float" office:value="0.8126888171">
                <text:p>0.8126888171</text:p>
              </table:table-cell>
              <table:table-cell office:value-type="float" office:value="0.8126941644">
                <text:p>0.81269416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83185307">
                <text:p>0.6283185307</text:p>
              </table:table-cell>
              <table:table-cell office:value-type="float" office:value="0.8090116713">
                <text:p>0.8090116713</text:p>
              </table:table-cell>
              <table:table-cell office:value-type="float" office:value="0.8090169944">
                <text:p>0.8090169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34601716">
                <text:p>0.634601716</text:p>
              </table:table-cell>
              <table:table-cell office:value-type="float" office:value="0.805302587">
                <text:p>0.805302587</text:p>
              </table:table-cell>
              <table:table-cell office:value-type="float" office:value="0.8053078857">
                <text:p>0.8053078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08849013">
                <text:p>0.6408849013</text:p>
              </table:table-cell>
              <table:table-cell office:value-type="float" office:value="0.8015617108">
                <text:p>0.8015617108</text:p>
              </table:table-cell>
              <table:table-cell office:value-type="float" office:value="0.8015669849">
                <text:p>0.80156698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471680866">
                <text:p>0.6471680866</text:p>
              </table:table-cell>
              <table:table-cell office:value-type="float" office:value="0.7977891903">
                <text:p>0.7977891903</text:p>
              </table:table-cell>
              <table:table-cell office:value-type="float" office:value="0.7977944395">
                <text:p>0.7977944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534512719">
                <text:p>0.6534512719</text:p>
              </table:table-cell>
              <table:table-cell office:value-type="float" office:value="0.7939851744">
                <text:p>0.7939851744</text:p>
              </table:table-cell>
              <table:table-cell office:value-type="float" office:value="0.7939903986">
                <text:p>0.79399039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597344573">
                <text:p>0.6597344573</text:p>
              </table:table-cell>
              <table:table-cell office:value-type="float" office:value="0.7901498134">
                <text:p>0.7901498134</text:p>
              </table:table-cell>
              <table:table-cell office:value-type="float" office:value="0.7901550124">
                <text:p>0.79015501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660176426">
                <text:p>0.6660176426</text:p>
              </table:table-cell>
              <table:table-cell office:value-type="float" office:value="0.7862832586">
                <text:p>0.7862832586</text:p>
              </table:table-cell>
              <table:table-cell office:value-type="float" office:value="0.7862884321">
                <text:p>0.7862884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723008279">
                <text:p>0.6723008279</text:p>
              </table:table-cell>
              <table:table-cell office:value-type="float" office:value="0.7823856627">
                <text:p>0.7823856627</text:p>
              </table:table-cell>
              <table:table-cell office:value-type="float" office:value="0.7823908106">
                <text:p>0.78239081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785840132">
                <text:p>0.6785840132</text:p>
              </table:table-cell>
              <table:table-cell office:value-type="float" office:value="0.7784571795">
                <text:p>0.7784571795</text:p>
              </table:table-cell>
              <table:table-cell office:value-type="float" office:value="0.7784623016">
                <text:p>0.77846230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848671985">
                <text:p>0.6848671985</text:p>
              </table:table-cell>
              <table:table-cell office:value-type="float" office:value="0.7744979642">
                <text:p>0.7744979642</text:p>
              </table:table-cell>
              <table:table-cell office:value-type="float" office:value="0.7745030602">
                <text:p>0.7745030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911503838">
                <text:p>0.6911503838</text:p>
              </table:table-cell>
              <table:table-cell office:value-type="float" office:value="0.770508173">
                <text:p>0.770508173</text:p>
              </table:table-cell>
              <table:table-cell office:value-type="float" office:value="0.7705132428">
                <text:p>0.77051324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974335691">
                <text:p>0.6974335691</text:p>
              </table:table-cell>
              <table:table-cell office:value-type="float" office:value="0.7664879635">
                <text:p>0.7664879635</text:p>
              </table:table-cell>
              <table:table-cell office:value-type="float" office:value="0.7664930068">
                <text:p>0.76649300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037167544">
                <text:p>0.7037167544</text:p>
              </table:table-cell>
              <table:table-cell office:value-type="float" office:value="0.7624374944">
                <text:p>0.7624374944</text:p>
              </table:table-cell>
              <table:table-cell office:value-type="float" office:value="0.762442511">
                <text:p>0.7624425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099999397">
                <text:p>0.7099999397</text:p>
              </table:table-cell>
              <table:table-cell office:value-type="float" office:value="0.7583569255">
                <text:p>0.7583569255</text:p>
              </table:table-cell>
              <table:table-cell office:value-type="float" office:value="0.7583619153">
                <text:p>0.7583619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16283125">
                <text:p>0.716283125</text:p>
              </table:table-cell>
              <table:table-cell office:value-type="float" office:value="0.754246418">
                <text:p>0.754246418</text:p>
              </table:table-cell>
              <table:table-cell office:value-type="float" office:value="0.7542513807">
                <text:p>0.75425138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225663103">
                <text:p>0.7225663103</text:p>
              </table:table-cell>
              <table:table-cell office:value-type="float" office:value="0.7501061341">
                <text:p>0.7501061341</text:p>
              </table:table-cell>
              <table:table-cell office:value-type="float" office:value="0.7501110696">
                <text:p>0.75011106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288494956">
                <text:p>0.7288494956</text:p>
              </table:table-cell>
              <table:table-cell office:value-type="float" office:value="0.7459362373">
                <text:p>0.7459362373</text:p>
              </table:table-cell>
              <table:table-cell office:value-type="float" office:value="0.7459411454">
                <text:p>0.74594114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351326809">
                <text:p>0.7351326809</text:p>
              </table:table-cell>
              <table:table-cell office:value-type="float" office:value="0.7417368923">
                <text:p>0.7417368923</text:p>
              </table:table-cell>
              <table:table-cell office:value-type="float" office:value="0.7417417727">
                <text:p>0.74174177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414158662">
                <text:p>0.7414158662</text:p>
              </table:table-cell>
              <table:table-cell office:value-type="float" office:value="0.7375082647">
                <text:p>0.7375082647</text:p>
              </table:table-cell>
              <table:table-cell office:value-type="float" office:value="0.7375131174">
                <text:p>0.73751311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476990516">
                <text:p>0.7476990516</text:p>
              </table:table-cell>
              <table:table-cell office:value-type="float" office:value="0.7332505216">
                <text:p>0.7332505216</text:p>
              </table:table-cell>
              <table:table-cell office:value-type="float" office:value="0.7332553462">
                <text:p>0.7332553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539822369">
                <text:p>0.7539822369</text:p>
              </table:table-cell>
              <table:table-cell office:value-type="float" office:value="0.728963831">
                <text:p>0.728963831</text:p>
              </table:table-cell>
              <table:table-cell office:value-type="float" office:value="0.7289686274">
                <text:p>0.72896862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602654222">
                <text:p>0.7602654222</text:p>
              </table:table-cell>
              <table:table-cell office:value-type="float" office:value="0.7246483622">
                <text:p>0.7246483622</text:p>
              </table:table-cell>
              <table:table-cell office:value-type="float" office:value="0.7246531302">
                <text:p>0.72465313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665486075">
                <text:p>0.7665486075</text:p>
              </table:table-cell>
              <table:table-cell office:value-type="float" office:value="0.7203042855">
                <text:p>0.7203042855</text:p>
              </table:table-cell>
              <table:table-cell office:value-type="float" office:value="0.7203090249">
                <text:p>0.72030902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728317928">
                <text:p>0.7728317928</text:p>
              </table:table-cell>
              <table:table-cell office:value-type="float" office:value="0.7159317724">
                <text:p>0.7159317724</text:p>
              </table:table-cell>
              <table:table-cell office:value-type="float" office:value="0.715936483">
                <text:p>0.7159364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791149781">
                <text:p>0.7791149781</text:p>
              </table:table-cell>
              <table:table-cell office:value-type="float" office:value="0.7115309955">
                <text:p>0.7115309955</text:p>
              </table:table-cell>
              <table:table-cell office:value-type="float" office:value="0.7115356772">
                <text:p>0.7115356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7071021286">
                <text:p>0.7071021286</text:p>
              </table:table-cell>
              <table:table-cell office:value-type="float" office:value="0.7071067812">
                <text:p>0.70710678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916813487">
                <text:p>0.7916813487</text:p>
              </table:table-cell>
              <table:table-cell office:value-type="float" office:value="0.7026453466">
                <text:p>0.7026453466</text:p>
              </table:table-cell>
              <table:table-cell office:value-type="float" office:value="0.7026499698">
                <text:p>0.70264996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97964534">
                <text:p>0.797964534</text:p>
              </table:table-cell>
              <table:table-cell office:value-type="float" office:value="0.6981608253">
                <text:p>0.6981608253</text:p>
              </table:table-cell>
              <table:table-cell office:value-type="float" office:value="0.698165419">
                <text:p>0.6981654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042477193">
                <text:p>0.8042477193</text:p>
              </table:table-cell>
              <table:table-cell office:value-type="float" office:value="0.6936487418">
                <text:p>0.6936487418</text:p>
              </table:table-cell>
              <table:table-cell office:value-type="float" office:value="0.6936533058">
                <text:p>0.69365330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105309046">
                <text:p>0.8105309046</text:p>
              </table:table-cell>
              <table:table-cell office:value-type="float" office:value="0.6891092742">
                <text:p>0.6891092742</text:p>
              </table:table-cell>
              <table:table-cell office:value-type="float" office:value="0.6891138084">
                <text:p>0.68911380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168140899">
                <text:p>0.8168140899</text:p>
              </table:table-cell>
              <table:table-cell office:value-type="float" office:value="0.6845426018">
                <text:p>0.6845426018</text:p>
              </table:table-cell>
              <table:table-cell office:value-type="float" office:value="0.6845471059">
                <text:p>0.6845471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230972752">
                <text:p>0.8230972752</text:p>
              </table:table-cell>
              <table:table-cell office:value-type="float" office:value="0.6799489048">
                <text:p>0.6799489048</text:p>
              </table:table-cell>
              <table:table-cell office:value-type="float" office:value="0.6799533787">
                <text:p>0.67995337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93804605">
                <text:p>0.8293804605</text:p>
              </table:table-cell>
              <table:table-cell office:value-type="float" office:value="0.6753283646">
                <text:p>0.6753283646</text:p>
              </table:table-cell>
              <table:table-cell office:value-type="float" office:value="0.6753328081">
                <text:p>0.67533280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356636459">
                <text:p>0.8356636459</text:p>
              </table:table-cell>
              <table:table-cell office:value-type="float" office:value="0.6706811636">
                <text:p>0.6706811636</text:p>
              </table:table-cell>
              <table:table-cell office:value-type="float" office:value="0.6706855765">
                <text:p>0.67068557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19468312">
                <text:p>0.8419468312</text:p>
              </table:table-cell>
              <table:table-cell office:value-type="float" office:value="0.6660074853">
                <text:p>0.6660074853</text:p>
              </table:table-cell>
              <table:table-cell office:value-type="float" office:value="0.6660118674">
                <text:p>0.66601186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82300165">
                <text:p>0.8482300165</text:p>
              </table:table-cell>
              <table:table-cell office:value-type="float" office:value="0.6613075141">
                <text:p>0.6613075141</text:p>
              </table:table-cell>
              <table:table-cell office:value-type="float" office:value="0.6613118653">
                <text:p>0.66131186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545132018">
                <text:p>0.8545132018</text:p>
              </table:table-cell>
              <table:table-cell office:value-type="float" office:value="0.6565814356">
                <text:p>0.6565814356</text:p>
              </table:table-cell>
              <table:table-cell office:value-type="float" office:value="0.6565857558">
                <text:p>0.65658575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607963871">
                <text:p>0.8607963871</text:p>
              </table:table-cell>
              <table:table-cell office:value-type="float" office:value="0.6518294364">
                <text:p>0.6518294364</text:p>
              </table:table-cell>
              <table:table-cell office:value-type="float" office:value="0.6518337253">
                <text:p>0.65183372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670795724">
                <text:p>0.8670795724</text:p>
              </table:table-cell>
              <table:table-cell office:value-type="float" office:value="0.6470517041">
                <text:p>0.6470517041</text:p>
              </table:table-cell>
              <table:table-cell office:value-type="float" office:value="0.6470559616">
                <text:p>0.64705596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733627577">
                <text:p>0.8733627577</text:p>
              </table:table-cell>
              <table:table-cell office:value-type="float" office:value="0.6422484273">
                <text:p>0.6422484273</text:p>
              </table:table-cell>
              <table:table-cell office:value-type="float" office:value="0.6422526532">
                <text:p>0.64225265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79645943">
                <text:p>0.879645943</text:p>
              </table:table-cell>
              <table:table-cell office:value-type="float" office:value="0.6374197957">
                <text:p>0.6374197957</text:p>
              </table:table-cell>
              <table:table-cell office:value-type="float" office:value="0.6374239897">
                <text:p>0.63742398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859291283">
                <text:p>0.8859291283</text:p>
              </table:table-cell>
              <table:table-cell office:value-type="float" office:value="0.6325659998">
                <text:p>0.6325659998</text:p>
              </table:table-cell>
              <table:table-cell office:value-type="float" office:value="0.6325701619">
                <text:p>0.63257016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922123136">
                <text:p>0.8922123136</text:p>
              </table:table-cell>
              <table:table-cell office:value-type="float" office:value="0.6276872313">
                <text:p>0.6276872313</text:p>
              </table:table-cell>
              <table:table-cell office:value-type="float" office:value="0.6276913613">
                <text:p>0.6276913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984954989">
                <text:p>0.8984954989</text:p>
              </table:table-cell>
              <table:table-cell office:value-type="float" office:value="0.6227836827">
                <text:p>0.6227836827</text:p>
              </table:table-cell>
              <table:table-cell office:value-type="float" office:value="0.6227877805">
                <text:p>0.62278778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047786842">
                <text:p>0.9047786842</text:p>
              </table:table-cell>
              <table:table-cell office:value-type="float" office:value="0.6178555477">
                <text:p>0.6178555477</text:p>
              </table:table-cell>
              <table:table-cell office:value-type="float" office:value="0.6178596131">
                <text:p>0.61785961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110618695">
                <text:p>0.9110618695</text:p>
              </table:table-cell>
              <table:table-cell office:value-type="float" office:value="0.6129030209">
                <text:p>0.6129030209</text:p>
              </table:table-cell>
              <table:table-cell office:value-type="float" office:value="0.6129070537">
                <text:p>0.61290705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73450548">
                <text:p>0.9173450548</text:p>
              </table:table-cell>
              <table:table-cell office:value-type="float" office:value="0.6079262977">
                <text:p>0.6079262977</text:p>
              </table:table-cell>
              <table:table-cell office:value-type="float" office:value="0.6079302977">
                <text:p>0.60793029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236282402">
                <text:p>0.9236282402</text:p>
              </table:table-cell>
              <table:table-cell office:value-type="float" office:value="0.6029255746">
                <text:p>0.6029255746</text:p>
              </table:table-cell>
              <table:table-cell office:value-type="float" office:value="0.6029295417">
                <text:p>0.60292954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299114255">
                <text:p>0.9299114255</text:p>
              </table:table-cell>
              <table:table-cell office:value-type="float" office:value="0.597901049">
                <text:p>0.597901049</text:p>
              </table:table-cell>
              <table:table-cell office:value-type="float" office:value="0.5979049831">
                <text:p>0.59790498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361946108">
                <text:p>0.9361946108</text:p>
              </table:table-cell>
              <table:table-cell office:value-type="float" office:value="0.5928529193">
                <text:p>0.5928529193</text:p>
              </table:table-cell>
              <table:table-cell office:value-type="float" office:value="0.5928568202">
                <text:p>0.59285682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24777961">
                <text:p>0.9424777961</text:p>
              </table:table-cell>
              <table:table-cell office:value-type="float" office:value="0.5877813848">
                <text:p>0.5877813848</text:p>
              </table:table-cell>
              <table:table-cell office:value-type="float" office:value="0.5877852523">
                <text:p>0.58778525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487609814">
                <text:p>0.9487609814</text:p>
              </table:table-cell>
              <table:table-cell office:value-type="float" office:value="0.5826866457">
                <text:p>0.5826866457</text:p>
              </table:table-cell>
              <table:table-cell office:value-type="float" office:value="0.5826904797">
                <text:p>0.58269047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550441667">
                <text:p>0.9550441667</text:p>
              </table:table-cell>
              <table:table-cell office:value-type="float" office:value="0.5775689032">
                <text:p>0.5775689032</text:p>
              </table:table-cell>
              <table:table-cell office:value-type="float" office:value="0.5775727034">
                <text:p>0.57757270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61327352">
                <text:p>0.961327352</text:p>
              </table:table-cell>
              <table:table-cell office:value-type="float" office:value="0.5724283591">
                <text:p>0.5724283591</text:p>
              </table:table-cell>
              <table:table-cell office:value-type="float" office:value="0.5724321256">
                <text:p>0.57243212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676105373">
                <text:p>0.9676105373</text:p>
              </table:table-cell>
              <table:table-cell office:value-type="float" office:value="0.5672652167">
                <text:p>0.5672652167</text:p>
              </table:table-cell>
              <table:table-cell office:value-type="float" office:value="0.5672689491">
                <text:p>0.56726894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38937226">
                <text:p>0.9738937226</text:p>
              </table:table-cell>
              <table:table-cell office:value-type="float" office:value="0.5620796795">
                <text:p>0.5620796795</text:p>
              </table:table-cell>
              <table:table-cell office:value-type="float" office:value="0.5620833779">
                <text:p>0.56208337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801769079">
                <text:p>0.9801769079</text:p>
              </table:table-cell>
              <table:table-cell office:value-type="float" office:value="0.5568719524">
                <text:p>0.5568719524</text:p>
              </table:table-cell>
              <table:table-cell office:value-type="float" office:value="0.5568756165">
                <text:p>0.55687561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64600932">
                <text:p>0.9864600932</text:p>
              </table:table-cell>
              <table:table-cell office:value-type="float" office:value="0.551642241">
                <text:p>0.551642241</text:p>
              </table:table-cell>
              <table:table-cell office:value-type="float" office:value="0.5516458706">
                <text:p>0.55164587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27432785">
                <text:p>0.9927432785</text:p>
              </table:table-cell>
              <table:table-cell office:value-type="float" office:value="0.5463907516">
                <text:p>0.5463907516</text:p>
              </table:table-cell>
              <table:table-cell office:value-type="float" office:value="0.5463943467">
                <text:p>0.54639434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90264638">
                <text:p>0.9990264638</text:p>
              </table:table-cell>
              <table:table-cell office:value-type="float" office:value="0.5411176917">
                <text:p>0.5411176917</text:p>
              </table:table-cell>
              <table:table-cell office:value-type="float" office:value="0.5411212521">
                <text:p>0.54112125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05309649">
                <text:p>1.005309649</text:p>
              </table:table-cell>
              <table:table-cell office:value-type="float" office:value="0.5358232694">
                <text:p>0.5358232694</text:p>
              </table:table-cell>
              <table:table-cell office:value-type="float" office:value="0.535826795">
                <text:p>0.5358267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11592834">
                <text:p>1.011592834</text:p>
              </table:table-cell>
              <table:table-cell office:value-type="float" office:value="0.5305076937">
                <text:p>0.5305076937</text:p>
              </table:table-cell>
              <table:table-cell office:value-type="float" office:value="0.5305111843">
                <text:p>0.53051118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1787602">
                <text:p>1.01787602</text:p>
              </table:table-cell>
              <table:table-cell office:value-type="float" office:value="0.5251711745">
                <text:p>0.5251711745</text:p>
              </table:table-cell>
              <table:table-cell office:value-type="float" office:value="0.52517463">
                <text:p>0.525174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24159205">
                <text:p>1.024159205</text:p>
              </table:table-cell>
              <table:table-cell office:value-type="float" office:value="0.5198139224">
                <text:p>0.5198139224</text:p>
              </table:table-cell>
              <table:table-cell office:value-type="float" office:value="0.5198173426">
                <text:p>0.51981734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3044239">
                <text:p>1.03044239</text:p>
              </table:table-cell>
              <table:table-cell office:value-type="float" office:value="0.5144361489">
                <text:p>0.5144361489</text:p>
              </table:table-cell>
              <table:table-cell office:value-type="float" office:value="0.5144395338">
                <text:p>0.51443953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36725576">
                <text:p>1.036725576</text:p>
              </table:table-cell>
              <table:table-cell office:value-type="float" office:value="0.5090380664">
                <text:p>0.5090380664</text:p>
              </table:table-cell>
              <table:table-cell office:value-type="float" office:value="0.5090414158">
                <text:p>0.50904141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43008761">
                <text:p>1.043008761</text:p>
              </table:table-cell>
              <table:table-cell office:value-type="float" office:value="0.5036198879">
                <text:p>0.5036198879</text:p>
              </table:table-cell>
              <table:table-cell office:value-type="float" office:value="0.5036232016">
                <text:p>0.50362320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49291946">
                <text:p>1.049291946</text:p>
              </table:table-cell>
              <table:table-cell office:value-type="float" office:value="0.4981818274">
                <text:p>0.4981818274</text:p>
              </table:table-cell>
              <table:table-cell office:value-type="float" office:value="0.4981851053">
                <text:p>0.49818510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55575132">
                <text:p>1.055575132</text:p>
              </table:table-cell>
              <table:table-cell office:value-type="float" office:value="0.4927240995">
                <text:p>0.4927240995</text:p>
              </table:table-cell>
              <table:table-cell office:value-type="float" office:value="0.4927273415">
                <text:p>0.49272734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61858317">
                <text:p>1.061858317</text:p>
              </table:table-cell>
              <table:table-cell office:value-type="float" office:value="0.4872469198">
                <text:p>0.4872469198</text:p>
              </table:table-cell>
              <table:table-cell office:value-type="float" office:value="0.4872501257">
                <text:p>0.4872501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68141502">
                <text:p>1.068141502</text:p>
              </table:table-cell>
              <table:table-cell office:value-type="float" office:value="0.4817505043">
                <text:p>0.4817505043</text:p>
              </table:table-cell>
              <table:table-cell office:value-type="float" office:value="0.4817536741">
                <text:p>0.48175367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74424688">
                <text:p>1.074424688</text:p>
              </table:table-cell>
              <table:table-cell office:value-type="float" office:value="0.4762350702">
                <text:p>0.4762350702</text:p>
              </table:table-cell>
              <table:table-cell office:value-type="float" office:value="0.4762382037">
                <text:p>0.47623820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80707873">
                <text:p>1.080707873</text:p>
              </table:table-cell>
              <table:table-cell office:value-type="float" office:value="0.4707008351">
                <text:p>0.4707008351</text:p>
              </table:table-cell>
              <table:table-cell office:value-type="float" office:value="0.4707039322">
                <text:p>0.47070393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86991058">
                <text:p>1.086991058</text:p>
              </table:table-cell>
              <table:table-cell office:value-type="float" office:value="0.4651480175">
                <text:p>0.4651480175</text:p>
              </table:table-cell>
              <table:table-cell office:value-type="float" office:value="0.4651510781">
                <text:p>0.46515107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93274243">
                <text:p>1.093274243</text:p>
              </table:table-cell>
              <table:table-cell office:value-type="float" office:value="0.4595768367">
                <text:p>0.4595768367</text:p>
              </table:table-cell>
              <table:table-cell office:value-type="float" office:value="0.4595798606">
                <text:p>0.45957986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99557429">
                <text:p>1.099557429</text:p>
              </table:table-cell>
              <table:table-cell office:value-type="float" office:value="0.4539875126">
                <text:p>0.4539875126</text:p>
              </table:table-cell>
              <table:table-cell office:value-type="float" office:value="0.4539904997">
                <text:p>0.4539904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05840614">
                <text:p>1.105840614</text:p>
              </table:table-cell>
              <table:table-cell office:value-type="float" office:value="0.4483802659">
                <text:p>0.4483802659</text:p>
              </table:table-cell>
              <table:table-cell office:value-type="float" office:value="0.4483832161">
                <text:p>0.44838321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12123799">
                <text:p>1.112123799</text:p>
              </table:table-cell>
              <table:table-cell office:value-type="float" office:value="0.4427553178">
                <text:p>0.4427553178</text:p>
              </table:table-cell>
              <table:table-cell office:value-type="float" office:value="0.442758231">
                <text:p>0.442758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18406985">
                <text:p>1.118406985</text:p>
              </table:table-cell>
              <table:table-cell office:value-type="float" office:value="0.4371128906">
                <text:p>0.4371128906</text:p>
              </table:table-cell>
              <table:table-cell office:value-type="float" office:value="0.4371157667">
                <text:p>0.4371157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2469017">
                <text:p>1.12469017</text:p>
              </table:table-cell>
              <table:table-cell office:value-type="float" office:value="0.4314532068">
                <text:p>0.4314532068</text:p>
              </table:table-cell>
              <table:table-cell office:value-type="float" office:value="0.4314560457">
                <text:p>0.43145604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30973355">
                <text:p>1.130973355</text:p>
              </table:table-cell>
              <table:table-cell office:value-type="float" office:value="0.4257764901">
                <text:p>0.4257764901</text:p>
              </table:table-cell>
              <table:table-cell office:value-type="float" office:value="0.4257792916">
                <text:p>0.42577929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37256541">
                <text:p>1.137256541</text:p>
              </table:table-cell>
              <table:table-cell office:value-type="float" office:value="0.4200829644">
                <text:p>0.4200829644</text:p>
              </table:table-cell>
              <table:table-cell office:value-type="float" office:value="0.4200857284">
                <text:p>0.42008572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43539726">
                <text:p>1.143539726</text:p>
              </table:table-cell>
              <table:table-cell office:value-type="float" office:value="0.4143728545">
                <text:p>0.4143728545</text:p>
              </table:table-cell>
              <table:table-cell office:value-type="float" office:value="0.414375581">
                <text:p>0.4143755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49822911">
                <text:p>1.149822911</text:p>
              </table:table-cell>
              <table:table-cell office:value-type="float" office:value="0.4086463859">
                <text:p>0.4086463859</text:p>
              </table:table-cell>
              <table:table-cell office:value-type="float" office:value="0.4086490747">
                <text:p>0.40864907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56106097">
                <text:p>1.156106097</text:p>
              </table:table-cell>
              <table:table-cell office:value-type="float" office:value="0.4029037847">
                <text:p>0.4029037847</text:p>
              </table:table-cell>
              <table:table-cell office:value-type="float" office:value="0.4029064357">
                <text:p>0.40290643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62389282">
                <text:p>1.162389282</text:p>
              </table:table-cell>
              <table:table-cell office:value-type="float" office:value="0.3971452775">
                <text:p>0.3971452775</text:p>
              </table:table-cell>
              <table:table-cell office:value-type="float" office:value="0.3971478906">
                <text:p>0.39714789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68672467">
                <text:p>1.168672467</text:p>
              </table:table-cell>
              <table:table-cell office:value-type="float" office:value="0.3913710917">
                <text:p>0.3913710917</text:p>
              </table:table-cell>
              <table:table-cell office:value-type="float" office:value="0.3913736668">
                <text:p>0.39137366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74955652">
                <text:p>1.174955652</text:p>
              </table:table-cell>
              <table:table-cell office:value-type="float" office:value="0.3855814552">
                <text:p>0.3855814552</text:p>
              </table:table-cell>
              <table:table-cell office:value-type="float" office:value="0.3855839923">
                <text:p>0.38558399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81238838">
                <text:p>1.181238838</text:p>
              </table:table-cell>
              <table:table-cell office:value-type="float" office:value="0.3797765967">
                <text:p>0.3797765967</text:p>
              </table:table-cell>
              <table:table-cell office:value-type="float" office:value="0.3797790955">
                <text:p>0.379779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87522023">
                <text:p>1.187522023</text:p>
              </table:table-cell>
              <table:table-cell office:value-type="float" office:value="0.3739567452">
                <text:p>0.3739567452</text:p>
              </table:table-cell>
              <table:table-cell office:value-type="float" office:value="0.3739592057">
                <text:p>0.37395920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93805208">
                <text:p>1.193805208</text:p>
              </table:table-cell>
              <table:table-cell office:value-type="float" office:value="0.3681221305">
                <text:p>0.3681221305</text:p>
              </table:table-cell>
              <table:table-cell office:value-type="float" office:value="0.3681245527">
                <text:p>0.36812455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00088394">
                <text:p>1.200088394</text:p>
              </table:table-cell>
              <table:table-cell office:value-type="float" office:value="0.362272983">
                <text:p>0.362272983</text:p>
              </table:table-cell>
              <table:table-cell office:value-type="float" office:value="0.3622753667">
                <text:p>0.3622753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06371579">
                <text:p>1.206371579</text:p>
              </table:table-cell>
              <table:table-cell office:value-type="float" office:value="0.3564095336">
                <text:p>0.3564095336</text:p>
              </table:table-cell>
              <table:table-cell office:value-type="float" office:value="0.3564118787">
                <text:p>0.35641187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12654764">
                <text:p>1.212654764</text:p>
              </table:table-cell>
              <table:table-cell office:value-type="float" office:value="0.3505320138">
                <text:p>0.3505320138</text:p>
              </table:table-cell>
              <table:table-cell office:value-type="float" office:value="0.3505343202">
                <text:p>0.35053432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1893795">
                <text:p>1.21893795</text:p>
              </table:table-cell>
              <table:table-cell office:value-type="float" office:value="0.3446406555">
                <text:p>0.3446406555</text:p>
              </table:table-cell>
              <table:table-cell office:value-type="float" office:value="0.3446429232">
                <text:p>0.34464292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25221135">
                <text:p>1.225221135</text:p>
              </table:table-cell>
              <table:table-cell office:value-type="float" office:value="0.3387356914">
                <text:p>0.3387356914</text:p>
              </table:table-cell>
              <table:table-cell office:value-type="float" office:value="0.3387379202">
                <text:p>0.33873792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3150432">
                <text:p>1.23150432</text:p>
              </table:table-cell>
              <table:table-cell office:value-type="float" office:value="0.3328173547">
                <text:p>0.3328173547</text:p>
              </table:table-cell>
              <table:table-cell office:value-type="float" office:value="0.3328195445">
                <text:p>0.33281954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37787506">
                <text:p>1.237787506</text:p>
              </table:table-cell>
              <table:table-cell office:value-type="float" office:value="0.3268858788">
                <text:p>0.3268858788</text:p>
              </table:table-cell>
              <table:table-cell office:value-type="float" office:value="0.3268880297">
                <text:p>0.32688802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44070691">
                <text:p>1.244070691</text:p>
              </table:table-cell>
              <table:table-cell office:value-type="float" office:value="0.3209414981">
                <text:p>0.3209414981</text:p>
              </table:table-cell>
              <table:table-cell office:value-type="float" office:value="0.3209436098">
                <text:p>0.32094360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50353876">
                <text:p>1.250353876</text:p>
              </table:table-cell>
              <table:table-cell office:value-type="float" office:value="0.3149844471">
                <text:p>0.3149844471</text:p>
              </table:table-cell>
              <table:table-cell office:value-type="float" office:value="0.3149865197">
                <text:p>0.31498651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56637061">
                <text:p>1.256637061</text:p>
              </table:table-cell>
              <table:table-cell office:value-type="float" office:value="0.3090149611">
                <text:p>0.3090149611</text:p>
              </table:table-cell>
              <table:table-cell office:value-type="float" office:value="0.3090169944">
                <text:p>0.30901699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62920247">
                <text:p>1.262920247</text:p>
              </table:table-cell>
              <table:table-cell office:value-type="float" office:value="0.3030332757">
                <text:p>0.3030332757</text:p>
              </table:table-cell>
              <table:table-cell office:value-type="float" office:value="0.3030352696">
                <text:p>0.30303526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69203432">
                <text:p>1.269203432</text:p>
              </table:table-cell>
              <table:table-cell office:value-type="float" office:value="0.2970396271">
                <text:p>0.2970396271</text:p>
              </table:table-cell>
              <table:table-cell office:value-type="float" office:value="0.2970415816">
                <text:p>0.2970415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75486617">
                <text:p>1.275486617</text:p>
              </table:table-cell>
              <table:table-cell office:value-type="float" office:value="0.2910342519">
                <text:p>0.2910342519</text:p>
              </table:table-cell>
              <table:table-cell office:value-type="float" office:value="0.2910361668">
                <text:p>0.29103616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81769803">
                <text:p>1.281769803</text:p>
              </table:table-cell>
              <table:table-cell office:value-type="float" office:value="0.2850173871">
                <text:p>0.2850173871</text:p>
              </table:table-cell>
              <table:table-cell office:value-type="float" office:value="0.2850192625">
                <text:p>0.2850192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88052988">
                <text:p>1.288052988</text:p>
              </table:table-cell>
              <table:table-cell office:value-type="float" office:value="0.2789892704">
                <text:p>0.2789892704</text:p>
              </table:table-cell>
              <table:table-cell office:value-type="float" office:value="0.278991106">
                <text:p>0.2789911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94336173">
                <text:p>1.294336173</text:p>
              </table:table-cell>
              <table:table-cell office:value-type="float" office:value="0.2729501396">
                <text:p>0.2729501396</text:p>
              </table:table-cell>
              <table:table-cell office:value-type="float" office:value="0.2729519355">
                <text:p>0.27295193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00619359">
                <text:p>1.300619359</text:p>
              </table:table-cell>
              <table:table-cell office:value-type="float" office:value="0.2669002332">
                <text:p>0.2669002332</text:p>
              </table:table-cell>
              <table:table-cell office:value-type="float" office:value="0.2669019893">
                <text:p>0.26690198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06902544">
                <text:p>1.306902544</text:p>
              </table:table-cell>
              <table:table-cell office:value-type="float" office:value="0.26083979">
                <text:p>0.26083979</text:p>
              </table:table-cell>
              <table:table-cell office:value-type="float" office:value="0.2608415063">
                <text:p>0.26084150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13185729">
                <text:p>1.313185729</text:p>
              </table:table-cell>
              <table:table-cell office:value-type="float" office:value="0.2547690494">
                <text:p>0.2547690494</text:p>
              </table:table-cell>
              <table:table-cell office:value-type="float" office:value="0.2547707257">
                <text:p>0.25477072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19468915">
                <text:p>1.319468915</text:p>
              </table:table-cell>
              <table:table-cell office:value-type="float" office:value="0.2486882509">
                <text:p>0.2486882509</text:p>
              </table:table-cell>
              <table:table-cell office:value-type="float" office:value="0.2486898872">
                <text:p>0.24868988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3257521">
                <text:p>1.3257521</text:p>
              </table:table-cell>
              <table:table-cell office:value-type="float" office:value="0.2425976346">
                <text:p>0.2425976346</text:p>
              </table:table-cell>
              <table:table-cell office:value-type="float" office:value="0.2425992308">
                <text:p>0.24259923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32035285">
                <text:p>1.332035285</text:p>
              </table:table-cell>
              <table:table-cell office:value-type="float" office:value="0.2364974409">
                <text:p>0.2364974409</text:p>
              </table:table-cell>
              <table:table-cell office:value-type="float" office:value="0.236498997">
                <text:p>0.2364989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3831847">
                <text:p>1.33831847</text:p>
              </table:table-cell>
              <table:table-cell office:value-type="float" office:value="0.2303879108">
                <text:p>0.2303879108</text:p>
              </table:table-cell>
              <table:table-cell office:value-type="float" office:value="0.2303894267">
                <text:p>0.23038942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44601656">
                <text:p>1.344601656</text:p>
              </table:table-cell>
              <table:table-cell office:value-type="float" office:value="0.2242692853">
                <text:p>0.2242692853</text:p>
              </table:table-cell>
              <table:table-cell office:value-type="float" office:value="0.2242707609">
                <text:p>0.22427076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50884841">
                <text:p>1.350884841</text:p>
              </table:table-cell>
              <table:table-cell office:value-type="float" office:value="0.2181418061">
                <text:p>0.2181418061</text:p>
              </table:table-cell>
              <table:table-cell office:value-type="float" office:value="0.2181432414">
                <text:p>0.21814324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57168026">
                <text:p>1.357168026</text:p>
              </table:table-cell>
              <table:table-cell office:value-type="float" office:value="0.212005715">
                <text:p>0.212005715</text:p>
              </table:table-cell>
              <table:table-cell office:value-type="float" office:value="0.2120071099">
                <text:p>0.21200710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63451212">
                <text:p>1.363451212</text:p>
              </table:table-cell>
              <table:table-cell office:value-type="float" office:value="0.2058612543">
                <text:p>0.2058612543</text:p>
              </table:table-cell>
              <table:table-cell office:value-type="float" office:value="0.2058626088">
                <text:p>0.20586260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69734397">
                <text:p>1.369734397</text:p>
              </table:table-cell>
              <table:table-cell office:value-type="float" office:value="0.1997086665">
                <text:p>0.1997086665</text:p>
              </table:table-cell>
              <table:table-cell office:value-type="float" office:value="0.1997099805">
                <text:p>0.19970998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76017582">
                <text:p>1.376017582</text:p>
              </table:table-cell>
              <table:table-cell office:value-type="float" office:value="0.1935481945">
                <text:p>0.1935481945</text:p>
              </table:table-cell>
              <table:table-cell office:value-type="float" office:value="0.1935494681">
                <text:p>0.19354946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82300768">
                <text:p>1.382300768</text:p>
              </table:table-cell>
              <table:table-cell office:value-type="float" office:value="0.1873800817">
                <text:p>0.1873800817</text:p>
              </table:table-cell>
              <table:table-cell office:value-type="float" office:value="0.1873813146">
                <text:p>0.18738131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88583953">
                <text:p>1.388583953</text:p>
              </table:table-cell>
              <table:table-cell office:value-type="float" office:value="0.1812045713">
                <text:p>0.1812045713</text:p>
              </table:table-cell>
              <table:table-cell office:value-type="float" office:value="0.1812057636">
                <text:p>0.18120576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94867138">
                <text:p>1.394867138</text:p>
              </table:table-cell>
              <table:table-cell office:value-type="float" office:value="0.1750219074">
                <text:p>0.1750219074</text:p>
              </table:table-cell>
              <table:table-cell office:value-type="float" office:value="0.175023059">
                <text:p>0.1750230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01150324">
                <text:p>1.401150324</text:p>
              </table:table-cell>
              <table:table-cell office:value-type="float" office:value="0.1688323338">
                <text:p>0.1688323338</text:p>
              </table:table-cell>
              <table:table-cell office:value-type="float" office:value="0.1688334447">
                <text:p>0.16883344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07433509">
                <text:p>1.407433509</text:p>
              </table:table-cell>
              <table:table-cell office:value-type="float" office:value="0.1626360951">
                <text:p>0.1626360951</text:p>
              </table:table-cell>
              <table:table-cell office:value-type="float" office:value="0.1626371652">
                <text:p>0.16263716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13716694">
                <text:p>1.413716694</text:p>
              </table:table-cell>
              <table:table-cell office:value-type="float" office:value="0.1564334357">
                <text:p>0.1564334357</text:p>
              </table:table-cell>
              <table:table-cell office:value-type="float" office:value="0.156434465">
                <text:p>0.1564344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19999879">
                <text:p>1.419999879</text:p>
              </table:table-cell>
              <table:table-cell office:value-type="float" office:value="0.1502246007">
                <text:p>0.1502246007</text:p>
              </table:table-cell>
              <table:table-cell office:value-type="float" office:value="0.1502255891">
                <text:p>0.15022558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26283065">
                <text:p>1.426283065</text:p>
              </table:table-cell>
              <table:table-cell office:value-type="float" office:value="0.144009835">
                <text:p>0.144009835</text:p>
              </table:table-cell>
              <table:table-cell office:value-type="float" office:value="0.1440107826">
                <text:p>0.14401078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3256625">
                <text:p>1.43256625</text:p>
              </table:table-cell>
              <table:table-cell office:value-type="float" office:value="0.1377893841">
                <text:p>0.1377893841</text:p>
              </table:table-cell>
              <table:table-cell office:value-type="float" office:value="0.1377902907">
                <text:p>0.13779029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38849435">
                <text:p>1.438849435</text:p>
              </table:table-cell>
              <table:table-cell office:value-type="float" office:value="0.1315634934">
                <text:p>0.1315634934</text:p>
              </table:table-cell>
              <table:table-cell office:value-type="float" office:value="0.1315643591">
                <text:p>0.13156435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45132621">
                <text:p>1.445132621</text:p>
              </table:table-cell>
              <table:table-cell office:value-type="float" office:value="0.1253324089">
                <text:p>0.1253324089</text:p>
              </table:table-cell>
              <table:table-cell office:value-type="float" office:value="0.1253332336">
                <text:p>0.12533323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51415806">
                <text:p>1.451415806</text:p>
              </table:table-cell>
              <table:table-cell office:value-type="float" office:value="0.1190963765">
                <text:p>0.1190963765</text:p>
              </table:table-cell>
              <table:table-cell office:value-type="float" office:value="0.1190971601">
                <text:p>0.11909716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57698991">
                <text:p>1.457698991</text:p>
              </table:table-cell>
              <table:table-cell office:value-type="float" office:value="0.1128556423">
                <text:p>0.1128556423</text:p>
              </table:table-cell>
              <table:table-cell office:value-type="float" office:value="0.1128563849">
                <text:p>0.11285638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63982177">
                <text:p>1.463982177</text:p>
              </table:table-cell>
              <table:table-cell office:value-type="float" office:value="0.1066104528">
                <text:p>0.1066104528</text:p>
              </table:table-cell>
              <table:table-cell office:value-type="float" office:value="0.1066111543">
                <text:p>0.10661115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70265362">
                <text:p>1.470265362</text:p>
              </table:table-cell>
              <table:table-cell office:value-type="float" office:value="0.1003610545">
                <text:p>0.1003610545</text:p>
              </table:table-cell>
              <table:table-cell office:value-type="float" office:value="0.1003617149">
                <text:p>0.10036171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76548547">
                <text:p>1.476548547</text:p>
              </table:table-cell>
              <table:table-cell office:value-type="float" office:value="0.09410769411">
                <text:p>0.09410769411</text:p>
              </table:table-cell>
              <table:table-cell office:value-type="float" office:value="0.09410831332">
                <text:p>0.094108313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82831732">
                <text:p>1.482831732</text:p>
              </table:table-cell>
              <table:table-cell office:value-type="float" office:value="0.08785061851">
                <text:p>0.08785061851</text:p>
              </table:table-cell>
              <table:table-cell office:value-type="float" office:value="0.08785119655">
                <text:p>0.087851196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89114918">
                <text:p>1.489114918</text:p>
              </table:table-cell>
              <table:table-cell office:value-type="float" office:value="0.08159007472">
                <text:p>0.08159007472</text:p>
              </table:table-cell>
              <table:table-cell office:value-type="float" office:value="0.08159061157">
                <text:p>0.081590611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95398103">
                <text:p>1.495398103</text:p>
              </table:table-cell>
              <table:table-cell office:value-type="float" office:value="0.0753263099">
                <text:p>0.0753263099</text:p>
              </table:table-cell>
              <table:table-cell office:value-type="float" office:value="0.07532680553">
                <text:p>0.075326805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01681288">
                <text:p>1.501681288</text:p>
              </table:table-cell>
              <table:table-cell office:value-type="float" office:value="0.06905957132">
                <text:p>0.06905957132</text:p>
              </table:table-cell>
              <table:table-cell office:value-type="float" office:value="0.06906002571">
                <text:p>0.069060025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07964474">
                <text:p>1.507964474</text:p>
              </table:table-cell>
              <table:table-cell office:value-type="float" office:value="0.06279010639">
                <text:p>0.06279010639</text:p>
              </table:table-cell>
              <table:table-cell office:value-type="float" office:value="0.06279051953">
                <text:p>0.062790519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14247659">
                <text:p>1.514247659</text:p>
              </table:table-cell>
              <table:table-cell office:value-type="float" office:value="0.05651816261">
                <text:p>0.05651816261</text:p>
              </table:table-cell>
              <table:table-cell office:value-type="float" office:value="0.05651853448">
                <text:p>0.056518534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20530844">
                <text:p>1.520530844</text:p>
              </table:table-cell>
              <table:table-cell office:value-type="float" office:value="0.05024398759">
                <text:p>0.05024398759</text:p>
              </table:table-cell>
              <table:table-cell office:value-type="float" office:value="0.05024431818">
                <text:p>0.050244318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2681403">
                <text:p>1.52681403</text:p>
              </table:table-cell>
              <table:table-cell office:value-type="float" office:value="0.04396782902">
                <text:p>0.04396782902</text:p>
              </table:table-cell>
              <table:table-cell office:value-type="float" office:value="0.04396811832">
                <text:p>0.043968118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33097215">
                <text:p>1.533097215</text:p>
              </table:table-cell>
              <table:table-cell office:value-type="float" office:value="0.03768993468">
                <text:p>0.03768993468</text:p>
              </table:table-cell>
              <table:table-cell office:value-type="float" office:value="0.03769018267">
                <text:p>0.037690182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393804">
                <text:p>1.5393804</text:p>
              </table:table-cell>
              <table:table-cell office:value-type="float" office:value="0.0314105524">
                <text:p>0.0314105524</text:p>
              </table:table-cell>
              <table:table-cell office:value-type="float" office:value="0.03141075908">
                <text:p>0.031410759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45663586">
                <text:p>1.545663586</text:p>
              </table:table-cell>
              <table:table-cell office:value-type="float" office:value="0.02512993009">
                <text:p>0.02512993009</text:p>
              </table:table-cell>
              <table:table-cell office:value-type="float" office:value="0.02513009544">
                <text:p>0.025130095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51946771">
                <text:p>1.551946771</text:p>
              </table:table-cell>
              <table:table-cell office:value-type="float" office:value="0.0188483157">
                <text:p>0.0188483157</text:p>
              </table:table-cell>
              <table:table-cell office:value-type="float" office:value="0.01884843972">
                <text:p>0.018848439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58229956">
                <text:p>1.558229956</text:p>
              </table:table-cell>
              <table:table-cell office:value-type="float" office:value="0.0125659572">
                <text:p>0.0125659572</text:p>
              </table:table-cell>
              <table:table-cell office:value-type="float" office:value="0.01256603988">
                <text:p>0.012566039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64513141">
                <text:p>1.564513141</text:p>
              </table:table-cell>
              <table:table-cell office:value-type="float" office:value="0.006283102624">
                <text:p>0.006283102624</text:p>
              </table:table-cell>
              <table:table-cell office:value-type="float" office:value="0.006283143966">
                <text:p>0.0062831439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70796327">
                <text:p>1.570796327</text:p>
              </table:table-cell>
              <table:table-cell office:value-type="float" office:value="0">
                <text:p>0</text:p>
              </table:table-cell>
              <table:table-cell office:value-type="float" office:value="6.123233996E-017">
                <text:p>6.123233996E-0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77079512">
                <text:p>1.577079512</text:p>
              </table:table-cell>
              <table:table-cell office:value-type="float" office:value="-0.006283102624">
                <text:p>-0.006283102624</text:p>
              </table:table-cell>
              <table:table-cell office:value-type="float" office:value="-0.006283143966">
                <text:p>-0.0062831439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83362697">
                <text:p>1.583362697</text:p>
              </table:table-cell>
              <table:table-cell office:value-type="float" office:value="-0.0125659572">
                <text:p>-0.0125659572</text:p>
              </table:table-cell>
              <table:table-cell office:value-type="float" office:value="-0.01256603988">
                <text:p>-0.012566039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89645883">
                <text:p>1.589645883</text:p>
              </table:table-cell>
              <table:table-cell office:value-type="float" office:value="-0.0188483157">
                <text:p>-0.0188483157</text:p>
              </table:table-cell>
              <table:table-cell office:value-type="float" office:value="-0.01884843972">
                <text:p>-0.018848439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95929068">
                <text:p>1.595929068</text:p>
              </table:table-cell>
              <table:table-cell office:value-type="float" office:value="-0.02512993009">
                <text:p>-0.02512993009</text:p>
              </table:table-cell>
              <table:table-cell office:value-type="float" office:value="-0.02513009544">
                <text:p>-0.025130095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602212253">
                <text:p>1.602212253</text:p>
              </table:table-cell>
              <table:table-cell office:value-type="float" office:value="-0.0314105524">
                <text:p>-0.0314105524</text:p>
              </table:table-cell>
              <table:table-cell office:value-type="float" office:value="-0.03141075908">
                <text:p>-0.031410759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08495439">
                <text:p>1.608495439</text:p>
              </table:table-cell>
              <table:table-cell office:value-type="float" office:value="-0.03768993468">
                <text:p>-0.03768993468</text:p>
              </table:table-cell>
              <table:table-cell office:value-type="float" office:value="-0.03769018267">
                <text:p>-0.037690182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14778624">
                <text:p>1.614778624</text:p>
              </table:table-cell>
              <table:table-cell office:value-type="float" office:value="-0.04396782902">
                <text:p>-0.04396782902</text:p>
              </table:table-cell>
              <table:table-cell office:value-type="float" office:value="-0.04396811832">
                <text:p>-0.043968118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21061809">
                <text:p>1.621061809</text:p>
              </table:table-cell>
              <table:table-cell office:value-type="float" office:value="-0.05024398759">
                <text:p>-0.05024398759</text:p>
              </table:table-cell>
              <table:table-cell office:value-type="float" office:value="-0.05024431818">
                <text:p>-0.050244318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27344995">
                <text:p>1.627344995</text:p>
              </table:table-cell>
              <table:table-cell office:value-type="float" office:value="-0.05651816261">
                <text:p>-0.05651816261</text:p>
              </table:table-cell>
              <table:table-cell office:value-type="float" office:value="-0.05651853448">
                <text:p>-0.056518534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63362818">
                <text:p>1.63362818</text:p>
              </table:table-cell>
              <table:table-cell office:value-type="float" office:value="-0.06279010639">
                <text:p>-0.06279010639</text:p>
              </table:table-cell>
              <table:table-cell office:value-type="float" office:value="-0.06279051953">
                <text:p>-0.062790519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639911365">
                <text:p>1.639911365</text:p>
              </table:table-cell>
              <table:table-cell office:value-type="float" office:value="-0.06905957132">
                <text:p>-0.06905957132</text:p>
              </table:table-cell>
              <table:table-cell office:value-type="float" office:value="-0.06906002571">
                <text:p>-0.069060025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4619455">
                <text:p>1.64619455</text:p>
              </table:table-cell>
              <table:table-cell office:value-type="float" office:value="-0.0753263099">
                <text:p>-0.0753263099</text:p>
              </table:table-cell>
              <table:table-cell office:value-type="float" office:value="-0.07532680553">
                <text:p>-0.075326805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652477736">
                <text:p>1.652477736</text:p>
              </table:table-cell>
              <table:table-cell office:value-type="float" office:value="-0.08159007472">
                <text:p>-0.08159007472</text:p>
              </table:table-cell>
              <table:table-cell office:value-type="float" office:value="-0.08159061157">
                <text:p>-0.081590611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58760921">
                <text:p>1.658760921</text:p>
              </table:table-cell>
              <table:table-cell office:value-type="float" office:value="-0.08785061851">
                <text:p>-0.08785061851</text:p>
              </table:table-cell>
              <table:table-cell office:value-type="float" office:value="-0.08785119655">
                <text:p>-0.087851196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665044106">
                <text:p>1.665044106</text:p>
              </table:table-cell>
              <table:table-cell office:value-type="float" office:value="-0.09410769411">
                <text:p>-0.09410769411</text:p>
              </table:table-cell>
              <table:table-cell office:value-type="float" office:value="-0.09410831332">
                <text:p>-0.094108313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71327292">
                <text:p>1.671327292</text:p>
              </table:table-cell>
              <table:table-cell office:value-type="float" office:value="-0.1003610545">
                <text:p>-0.1003610545</text:p>
              </table:table-cell>
              <table:table-cell office:value-type="float" office:value="-0.1003617149">
                <text:p>-0.10036171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677610477">
                <text:p>1.677610477</text:p>
              </table:table-cell>
              <table:table-cell office:value-type="float" office:value="-0.1066104528">
                <text:p>-0.1066104528</text:p>
              </table:table-cell>
              <table:table-cell office:value-type="float" office:value="-0.1066111543">
                <text:p>-0.10661115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683893662">
                <text:p>1.683893662</text:p>
              </table:table-cell>
              <table:table-cell office:value-type="float" office:value="-0.1128556423">
                <text:p>-0.1128556423</text:p>
              </table:table-cell>
              <table:table-cell office:value-type="float" office:value="-0.1128563849">
                <text:p>-0.11285638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690176848">
                <text:p>1.690176848</text:p>
              </table:table-cell>
              <table:table-cell office:value-type="float" office:value="-0.1190963765">
                <text:p>-0.1190963765</text:p>
              </table:table-cell>
              <table:table-cell office:value-type="float" office:value="-0.1190971601">
                <text:p>-0.11909716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696460033">
                <text:p>1.696460033</text:p>
              </table:table-cell>
              <table:table-cell office:value-type="float" office:value="-0.1253324089">
                <text:p>-0.1253324089</text:p>
              </table:table-cell>
              <table:table-cell office:value-type="float" office:value="-0.1253332336">
                <text:p>-0.12533323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02743218">
                <text:p>1.702743218</text:p>
              </table:table-cell>
              <table:table-cell office:value-type="float" office:value="-0.1315634934">
                <text:p>-0.1315634934</text:p>
              </table:table-cell>
              <table:table-cell office:value-type="float" office:value="-0.1315643591">
                <text:p>-0.13156435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09026404">
                <text:p>1.709026404</text:p>
              </table:table-cell>
              <table:table-cell office:value-type="float" office:value="-0.1377893841">
                <text:p>-0.1377893841</text:p>
              </table:table-cell>
              <table:table-cell office:value-type="float" office:value="-0.1377902907">
                <text:p>-0.13779029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15309589">
                <text:p>1.715309589</text:p>
              </table:table-cell>
              <table:table-cell office:value-type="float" office:value="-0.144009835">
                <text:p>-0.144009835</text:p>
              </table:table-cell>
              <table:table-cell office:value-type="float" office:value="-0.1440107826">
                <text:p>-0.14401078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21592774">
                <text:p>1.721592774</text:p>
              </table:table-cell>
              <table:table-cell office:value-type="float" office:value="-0.1502246007">
                <text:p>-0.1502246007</text:p>
              </table:table-cell>
              <table:table-cell office:value-type="float" office:value="-0.1502255891">
                <text:p>-0.15022558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27875959">
                <text:p>1.727875959</text:p>
              </table:table-cell>
              <table:table-cell office:value-type="float" office:value="-0.1564334357">
                <text:p>-0.1564334357</text:p>
              </table:table-cell>
              <table:table-cell office:value-type="float" office:value="-0.156434465">
                <text:p>-0.1564344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34159145">
                <text:p>1.734159145</text:p>
              </table:table-cell>
              <table:table-cell office:value-type="float" office:value="-0.1626360951">
                <text:p>-0.1626360951</text:p>
              </table:table-cell>
              <table:table-cell office:value-type="float" office:value="-0.1626371652">
                <text:p>-0.16263716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4044233">
                <text:p>1.74044233</text:p>
              </table:table-cell>
              <table:table-cell office:value-type="float" office:value="-0.1688323338">
                <text:p>-0.1688323338</text:p>
              </table:table-cell>
              <table:table-cell office:value-type="float" office:value="-0.1688334447">
                <text:p>-0.16883344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46725515">
                <text:p>1.746725515</text:p>
              </table:table-cell>
              <table:table-cell office:value-type="float" office:value="-0.1750219074">
                <text:p>-0.1750219074</text:p>
              </table:table-cell>
              <table:table-cell office:value-type="float" office:value="-0.175023059">
                <text:p>-0.1750230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753008701">
                <text:p>1.753008701</text:p>
              </table:table-cell>
              <table:table-cell office:value-type="float" office:value="-0.1812045713">
                <text:p>-0.1812045713</text:p>
              </table:table-cell>
              <table:table-cell office:value-type="float" office:value="-0.1812057636">
                <text:p>-0.18120576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59291886">
                <text:p>1.759291886</text:p>
              </table:table-cell>
              <table:table-cell office:value-type="float" office:value="-0.1873800817">
                <text:p>-0.1873800817</text:p>
              </table:table-cell>
              <table:table-cell office:value-type="float" office:value="-0.1873813146">
                <text:p>-0.18738131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765575071">
                <text:p>1.765575071</text:p>
              </table:table-cell>
              <table:table-cell office:value-type="float" office:value="-0.1935481945">
                <text:p>-0.1935481945</text:p>
              </table:table-cell>
              <table:table-cell office:value-type="float" office:value="-0.1935494681">
                <text:p>-0.19354946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71858257">
                <text:p>1.771858257</text:p>
              </table:table-cell>
              <table:table-cell office:value-type="float" office:value="-0.1997086665">
                <text:p>-0.1997086665</text:p>
              </table:table-cell>
              <table:table-cell office:value-type="float" office:value="-0.1997099805">
                <text:p>-0.19970998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78141442">
                <text:p>1.778141442</text:p>
              </table:table-cell>
              <table:table-cell office:value-type="float" office:value="-0.2058612543">
                <text:p>-0.2058612543</text:p>
              </table:table-cell>
              <table:table-cell office:value-type="float" office:value="-0.2058626088">
                <text:p>-0.20586260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84424627">
                <text:p>1.784424627</text:p>
              </table:table-cell>
              <table:table-cell office:value-type="float" office:value="-0.212005715">
                <text:p>-0.212005715</text:p>
              </table:table-cell>
              <table:table-cell office:value-type="float" office:value="-0.2120071099">
                <text:p>-0.21200710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90707813">
                <text:p>1.790707813</text:p>
              </table:table-cell>
              <table:table-cell office:value-type="float" office:value="-0.2181418061">
                <text:p>-0.2181418061</text:p>
              </table:table-cell>
              <table:table-cell office:value-type="float" office:value="-0.2181432414">
                <text:p>-0.21814324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796990998">
                <text:p>1.796990998</text:p>
              </table:table-cell>
              <table:table-cell office:value-type="float" office:value="-0.2242692853">
                <text:p>-0.2242692853</text:p>
              </table:table-cell>
              <table:table-cell office:value-type="float" office:value="-0.2242707609">
                <text:p>-0.22427076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803274183">
                <text:p>1.803274183</text:p>
              </table:table-cell>
              <table:table-cell office:value-type="float" office:value="-0.2303879108">
                <text:p>-0.2303879108</text:p>
              </table:table-cell>
              <table:table-cell office:value-type="float" office:value="-0.2303894267">
                <text:p>-0.23038942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809557368">
                <text:p>1.809557368</text:p>
              </table:table-cell>
              <table:table-cell office:value-type="float" office:value="-0.2364974409">
                <text:p>-0.2364974409</text:p>
              </table:table-cell>
              <table:table-cell office:value-type="float" office:value="-0.236498997">
                <text:p>-0.2364989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815840554">
                <text:p>1.815840554</text:p>
              </table:table-cell>
              <table:table-cell office:value-type="float" office:value="-0.2425976346">
                <text:p>-0.2425976346</text:p>
              </table:table-cell>
              <table:table-cell office:value-type="float" office:value="-0.2425992308">
                <text:p>-0.24259923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822123739">
                <text:p>1.822123739</text:p>
              </table:table-cell>
              <table:table-cell office:value-type="float" office:value="-0.2486882509">
                <text:p>-0.2486882509</text:p>
              </table:table-cell>
              <table:table-cell office:value-type="float" office:value="-0.2486898872">
                <text:p>-0.24868988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828406924">
                <text:p>1.828406924</text:p>
              </table:table-cell>
              <table:table-cell office:value-type="float" office:value="-0.2547690494">
                <text:p>-0.2547690494</text:p>
              </table:table-cell>
              <table:table-cell office:value-type="float" office:value="-0.2547707257">
                <text:p>-0.25477072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83469011">
                <text:p>1.83469011</text:p>
              </table:table-cell>
              <table:table-cell office:value-type="float" office:value="-0.26083979">
                <text:p>-0.26083979</text:p>
              </table:table-cell>
              <table:table-cell office:value-type="float" office:value="-0.2608415063">
                <text:p>-0.26084150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840973295">
                <text:p>1.840973295</text:p>
              </table:table-cell>
              <table:table-cell office:value-type="float" office:value="-0.2669002332">
                <text:p>-0.2669002332</text:p>
              </table:table-cell>
              <table:table-cell office:value-type="float" office:value="-0.2669019893">
                <text:p>-0.26690198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84725648">
                <text:p>1.84725648</text:p>
              </table:table-cell>
              <table:table-cell office:value-type="float" office:value="-0.2729501396">
                <text:p>-0.2729501396</text:p>
              </table:table-cell>
              <table:table-cell office:value-type="float" office:value="-0.2729519355">
                <text:p>-0.27295193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853539666">
                <text:p>1.853539666</text:p>
              </table:table-cell>
              <table:table-cell office:value-type="float" office:value="-0.2789892704">
                <text:p>-0.2789892704</text:p>
              </table:table-cell>
              <table:table-cell office:value-type="float" office:value="-0.278991106">
                <text:p>-0.2789911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859822851">
                <text:p>1.859822851</text:p>
              </table:table-cell>
              <table:table-cell office:value-type="float" office:value="-0.2850173871">
                <text:p>-0.2850173871</text:p>
              </table:table-cell>
              <table:table-cell office:value-type="float" office:value="-0.2850192625">
                <text:p>-0.2850192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866106036">
                <text:p>1.866106036</text:p>
              </table:table-cell>
              <table:table-cell office:value-type="float" office:value="-0.2910342519">
                <text:p>-0.2910342519</text:p>
              </table:table-cell>
              <table:table-cell office:value-type="float" office:value="-0.2910361668">
                <text:p>-0.29103616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872389222">
                <text:p>1.872389222</text:p>
              </table:table-cell>
              <table:table-cell office:value-type="float" office:value="-0.2970396271">
                <text:p>-0.2970396271</text:p>
              </table:table-cell>
              <table:table-cell office:value-type="float" office:value="-0.2970415816">
                <text:p>-0.29704158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878672407">
                <text:p>1.878672407</text:p>
              </table:table-cell>
              <table:table-cell office:value-type="float" office:value="-0.3030332757">
                <text:p>-0.3030332757</text:p>
              </table:table-cell>
              <table:table-cell office:value-type="float" office:value="-0.3030352696">
                <text:p>-0.30303526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884955592">
                <text:p>1.884955592</text:p>
              </table:table-cell>
              <table:table-cell office:value-type="float" office:value="-0.3090149611">
                <text:p>-0.3090149611</text:p>
              </table:table-cell>
              <table:table-cell office:value-type="float" office:value="-0.3090169944">
                <text:p>-0.30901699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891238777">
                <text:p>1.891238777</text:p>
              </table:table-cell>
              <table:table-cell office:value-type="float" office:value="-0.3149844471">
                <text:p>-0.3149844471</text:p>
              </table:table-cell>
              <table:table-cell office:value-type="float" office:value="-0.3149865197">
                <text:p>-0.31498651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897521963">
                <text:p>1.897521963</text:p>
              </table:table-cell>
              <table:table-cell office:value-type="float" office:value="-0.3209414981">
                <text:p>-0.3209414981</text:p>
              </table:table-cell>
              <table:table-cell office:value-type="float" office:value="-0.3209436098">
                <text:p>-0.32094360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903805148">
                <text:p>1.903805148</text:p>
              </table:table-cell>
              <table:table-cell office:value-type="float" office:value="-0.3268858788">
                <text:p>-0.3268858788</text:p>
              </table:table-cell>
              <table:table-cell office:value-type="float" office:value="-0.3268880297">
                <text:p>-0.32688802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910088333">
                <text:p>1.910088333</text:p>
              </table:table-cell>
              <table:table-cell office:value-type="float" office:value="-0.3328173547">
                <text:p>-0.3328173547</text:p>
              </table:table-cell>
              <table:table-cell office:value-type="float" office:value="-0.3328195445">
                <text:p>-0.33281954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916371519">
                <text:p>1.916371519</text:p>
              </table:table-cell>
              <table:table-cell office:value-type="float" office:value="-0.3387356914">
                <text:p>-0.3387356914</text:p>
              </table:table-cell>
              <table:table-cell office:value-type="float" office:value="-0.3387379202">
                <text:p>-0.33873792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922654704">
                <text:p>1.922654704</text:p>
              </table:table-cell>
              <table:table-cell office:value-type="float" office:value="-0.3446406555">
                <text:p>-0.3446406555</text:p>
              </table:table-cell>
              <table:table-cell office:value-type="float" office:value="-0.3446429232">
                <text:p>-0.34464292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928937889">
                <text:p>1.928937889</text:p>
              </table:table-cell>
              <table:table-cell office:value-type="float" office:value="-0.3505320138">
                <text:p>-0.3505320138</text:p>
              </table:table-cell>
              <table:table-cell office:value-type="float" office:value="-0.3505343202">
                <text:p>-0.35053432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935221075">
                <text:p>1.935221075</text:p>
              </table:table-cell>
              <table:table-cell office:value-type="float" office:value="-0.3564095336">
                <text:p>-0.3564095336</text:p>
              </table:table-cell>
              <table:table-cell office:value-type="float" office:value="-0.3564118787">
                <text:p>-0.35641187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94150426">
                <text:p>1.94150426</text:p>
              </table:table-cell>
              <table:table-cell office:value-type="float" office:value="-0.362272983">
                <text:p>-0.362272983</text:p>
              </table:table-cell>
              <table:table-cell office:value-type="float" office:value="-0.3622753667">
                <text:p>-0.3622753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947787445">
                <text:p>1.947787445</text:p>
              </table:table-cell>
              <table:table-cell office:value-type="float" office:value="-0.3681221305">
                <text:p>-0.3681221305</text:p>
              </table:table-cell>
              <table:table-cell office:value-type="float" office:value="-0.3681245527">
                <text:p>-0.36812455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54070631">
                <text:p>1.954070631</text:p>
              </table:table-cell>
              <table:table-cell office:value-type="float" office:value="-0.3739567452">
                <text:p>-0.3739567452</text:p>
              </table:table-cell>
              <table:table-cell office:value-type="float" office:value="-0.3739592057">
                <text:p>-0.37395920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960353816">
                <text:p>1.960353816</text:p>
              </table:table-cell>
              <table:table-cell office:value-type="float" office:value="-0.3797765967">
                <text:p>-0.3797765967</text:p>
              </table:table-cell>
              <table:table-cell office:value-type="float" office:value="-0.3797790955">
                <text:p>-0.37977909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966637001">
                <text:p>1.966637001</text:p>
              </table:table-cell>
              <table:table-cell office:value-type="float" office:value="-0.3855814552">
                <text:p>-0.3855814552</text:p>
              </table:table-cell>
              <table:table-cell office:value-type="float" office:value="-0.3855839923">
                <text:p>-0.38558399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972920186">
                <text:p>1.972920186</text:p>
              </table:table-cell>
              <table:table-cell office:value-type="float" office:value="-0.3913710917">
                <text:p>-0.3913710917</text:p>
              </table:table-cell>
              <table:table-cell office:value-type="float" office:value="-0.3913736668">
                <text:p>-0.39137366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79203372">
                <text:p>1.979203372</text:p>
              </table:table-cell>
              <table:table-cell office:value-type="float" office:value="-0.3971452775">
                <text:p>-0.3971452775</text:p>
              </table:table-cell>
              <table:table-cell office:value-type="float" office:value="-0.3971478906">
                <text:p>-0.39714789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985486557">
                <text:p>1.985486557</text:p>
              </table:table-cell>
              <table:table-cell office:value-type="float" office:value="-0.4029037847">
                <text:p>-0.4029037847</text:p>
              </table:table-cell>
              <table:table-cell office:value-type="float" office:value="-0.4029064357">
                <text:p>-0.40290643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991769742">
                <text:p>1.991769742</text:p>
              </table:table-cell>
              <table:table-cell office:value-type="float" office:value="-0.4086463859">
                <text:p>-0.4086463859</text:p>
              </table:table-cell>
              <table:table-cell office:value-type="float" office:value="-0.4086490747">
                <text:p>-0.40864907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998052928">
                <text:p>1.998052928</text:p>
              </table:table-cell>
              <table:table-cell office:value-type="float" office:value="-0.4143728545">
                <text:p>-0.4143728545</text:p>
              </table:table-cell>
              <table:table-cell office:value-type="float" office:value="-0.414375581">
                <text:p>-0.4143755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004336113">
                <text:p>2.004336113</text:p>
              </table:table-cell>
              <table:table-cell office:value-type="float" office:value="-0.4200829644">
                <text:p>-0.4200829644</text:p>
              </table:table-cell>
              <table:table-cell office:value-type="float" office:value="-0.4200857284">
                <text:p>-0.42008572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010619298">
                <text:p>2.010619298</text:p>
              </table:table-cell>
              <table:table-cell office:value-type="float" office:value="-0.4257764901">
                <text:p>-0.4257764901</text:p>
              </table:table-cell>
              <table:table-cell office:value-type="float" office:value="-0.4257792916">
                <text:p>-0.42577929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016902484">
                <text:p>2.016902484</text:p>
              </table:table-cell>
              <table:table-cell office:value-type="float" office:value="-0.4314532068">
                <text:p>-0.4314532068</text:p>
              </table:table-cell>
              <table:table-cell office:value-type="float" office:value="-0.4314560457">
                <text:p>-0.43145604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023185669">
                <text:p>2.023185669</text:p>
              </table:table-cell>
              <table:table-cell office:value-type="float" office:value="-0.4371128906">
                <text:p>-0.4371128906</text:p>
              </table:table-cell>
              <table:table-cell office:value-type="float" office:value="-0.4371157667">
                <text:p>-0.4371157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029468854">
                <text:p>2.029468854</text:p>
              </table:table-cell>
              <table:table-cell office:value-type="float" office:value="-0.4427553178">
                <text:p>-0.4427553178</text:p>
              </table:table-cell>
              <table:table-cell office:value-type="float" office:value="-0.442758231">
                <text:p>-0.4427582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03575204">
                <text:p>2.03575204</text:p>
              </table:table-cell>
              <table:table-cell office:value-type="float" office:value="-0.4483802659">
                <text:p>-0.4483802659</text:p>
              </table:table-cell>
              <table:table-cell office:value-type="float" office:value="-0.4483832161">
                <text:p>-0.44838321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042035225">
                <text:p>2.042035225</text:p>
              </table:table-cell>
              <table:table-cell office:value-type="float" office:value="-0.4539875126">
                <text:p>-0.4539875126</text:p>
              </table:table-cell>
              <table:table-cell office:value-type="float" office:value="-0.4539904997">
                <text:p>-0.45399049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04831841">
                <text:p>2.04831841</text:p>
              </table:table-cell>
              <table:table-cell office:value-type="float" office:value="-0.4595768367">
                <text:p>-0.4595768367</text:p>
              </table:table-cell>
              <table:table-cell office:value-type="float" office:value="-0.4595798606">
                <text:p>-0.45957986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054601595">
                <text:p>2.054601595</text:p>
              </table:table-cell>
              <table:table-cell office:value-type="float" office:value="-0.4651480175">
                <text:p>-0.4651480175</text:p>
              </table:table-cell>
              <table:table-cell office:value-type="float" office:value="-0.4651510781">
                <text:p>-0.46515107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060884781">
                <text:p>2.060884781</text:p>
              </table:table-cell>
              <table:table-cell office:value-type="float" office:value="-0.4707008351">
                <text:p>-0.4707008351</text:p>
              </table:table-cell>
              <table:table-cell office:value-type="float" office:value="-0.4707039322">
                <text:p>-0.47070393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067167966">
                <text:p>2.067167966</text:p>
              </table:table-cell>
              <table:table-cell office:value-type="float" office:value="-0.4762350702">
                <text:p>-0.4762350702</text:p>
              </table:table-cell>
              <table:table-cell office:value-type="float" office:value="-0.4762382037">
                <text:p>-0.47623820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073451151">
                <text:p>2.073451151</text:p>
              </table:table-cell>
              <table:table-cell office:value-type="float" office:value="-0.4817505043">
                <text:p>-0.4817505043</text:p>
              </table:table-cell>
              <table:table-cell office:value-type="float" office:value="-0.4817536741">
                <text:p>-0.48175367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079734337">
                <text:p>2.079734337</text:p>
              </table:table-cell>
              <table:table-cell office:value-type="float" office:value="-0.4872469198">
                <text:p>-0.4872469198</text:p>
              </table:table-cell>
              <table:table-cell office:value-type="float" office:value="-0.4872501257">
                <text:p>-0.48725012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086017522">
                <text:p>2.086017522</text:p>
              </table:table-cell>
              <table:table-cell office:value-type="float" office:value="-0.4927240995">
                <text:p>-0.4927240995</text:p>
              </table:table-cell>
              <table:table-cell office:value-type="float" office:value="-0.4927273415">
                <text:p>-0.49272734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092300707">
                <text:p>2.092300707</text:p>
              </table:table-cell>
              <table:table-cell office:value-type="float" office:value="-0.4981818274">
                <text:p>-0.4981818274</text:p>
              </table:table-cell>
              <table:table-cell office:value-type="float" office:value="-0.4981851053">
                <text:p>-0.49818510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098583893">
                <text:p>2.098583893</text:p>
              </table:table-cell>
              <table:table-cell office:value-type="float" office:value="-0.5036198879">
                <text:p>-0.5036198879</text:p>
              </table:table-cell>
              <table:table-cell office:value-type="float" office:value="-0.5036232016">
                <text:p>-0.50362320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104867078">
                <text:p>2.104867078</text:p>
              </table:table-cell>
              <table:table-cell office:value-type="float" office:value="-0.5090380664">
                <text:p>-0.5090380664</text:p>
              </table:table-cell>
              <table:table-cell office:value-type="float" office:value="-0.5090414158">
                <text:p>-0.50904141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111150263">
                <text:p>2.111150263</text:p>
              </table:table-cell>
              <table:table-cell office:value-type="float" office:value="-0.5144361489">
                <text:p>-0.5144361489</text:p>
              </table:table-cell>
              <table:table-cell office:value-type="float" office:value="-0.5144395338">
                <text:p>-0.51443953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117433449">
                <text:p>2.117433449</text:p>
              </table:table-cell>
              <table:table-cell office:value-type="float" office:value="-0.5198139224">
                <text:p>-0.5198139224</text:p>
              </table:table-cell>
              <table:table-cell office:value-type="float" office:value="-0.5198173426">
                <text:p>-0.51981734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123716634">
                <text:p>2.123716634</text:p>
              </table:table-cell>
              <table:table-cell office:value-type="float" office:value="-0.5251711745">
                <text:p>-0.5251711745</text:p>
              </table:table-cell>
              <table:table-cell office:value-type="float" office:value="-0.52517463">
                <text:p>-0.525174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129999819">
                <text:p>2.129999819</text:p>
              </table:table-cell>
              <table:table-cell office:value-type="float" office:value="-0.5305076937">
                <text:p>-0.5305076937</text:p>
              </table:table-cell>
              <table:table-cell office:value-type="float" office:value="-0.5305111843">
                <text:p>-0.53051118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136283004">
                <text:p>2.136283004</text:p>
              </table:table-cell>
              <table:table-cell office:value-type="float" office:value="-0.5358232694">
                <text:p>-0.5358232694</text:p>
              </table:table-cell>
              <table:table-cell office:value-type="float" office:value="-0.535826795">
                <text:p>-0.5358267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14256619">
                <text:p>2.14256619</text:p>
              </table:table-cell>
              <table:table-cell office:value-type="float" office:value="-0.5411176917">
                <text:p>-0.5411176917</text:p>
              </table:table-cell>
              <table:table-cell office:value-type="float" office:value="-0.5411212521">
                <text:p>-0.54112125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148849375">
                <text:p>2.148849375</text:p>
              </table:table-cell>
              <table:table-cell office:value-type="float" office:value="-0.5463907516">
                <text:p>-0.5463907516</text:p>
              </table:table-cell>
              <table:table-cell office:value-type="float" office:value="-0.5463943467">
                <text:p>-0.54639434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15513256">
                <text:p>2.15513256</text:p>
              </table:table-cell>
              <table:table-cell office:value-type="float" office:value="-0.551642241">
                <text:p>-0.551642241</text:p>
              </table:table-cell>
              <table:table-cell office:value-type="float" office:value="-0.5516458706">
                <text:p>-0.55164587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161415746">
                <text:p>2.161415746</text:p>
              </table:table-cell>
              <table:table-cell office:value-type="float" office:value="-0.5568719524">
                <text:p>-0.5568719524</text:p>
              </table:table-cell>
              <table:table-cell office:value-type="float" office:value="-0.5568756165">
                <text:p>-0.55687561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167698931">
                <text:p>2.167698931</text:p>
              </table:table-cell>
              <table:table-cell office:value-type="float" office:value="-0.5620796795">
                <text:p>-0.5620796795</text:p>
              </table:table-cell>
              <table:table-cell office:value-type="float" office:value="-0.5620833779">
                <text:p>-0.56208337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173982116">
                <text:p>2.173982116</text:p>
              </table:table-cell>
              <table:table-cell office:value-type="float" office:value="-0.5672652167">
                <text:p>-0.5672652167</text:p>
              </table:table-cell>
              <table:table-cell office:value-type="float" office:value="-0.5672689491">
                <text:p>-0.56726894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180265302">
                <text:p>2.180265302</text:p>
              </table:table-cell>
              <table:table-cell office:value-type="float" office:value="-0.5724283591">
                <text:p>-0.5724283591</text:p>
              </table:table-cell>
              <table:table-cell office:value-type="float" office:value="-0.5724321256">
                <text:p>-0.57243212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186548487">
                <text:p>2.186548487</text:p>
              </table:table-cell>
              <table:table-cell office:value-type="float" office:value="-0.5775689032">
                <text:p>-0.5775689032</text:p>
              </table:table-cell>
              <table:table-cell office:value-type="float" office:value="-0.5775727034">
                <text:p>-0.57757270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192831672">
                <text:p>2.192831672</text:p>
              </table:table-cell>
              <table:table-cell office:value-type="float" office:value="-0.5826866457">
                <text:p>-0.5826866457</text:p>
              </table:table-cell>
              <table:table-cell office:value-type="float" office:value="-0.5826904797">
                <text:p>-0.58269047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199114858">
                <text:p>2.199114858</text:p>
              </table:table-cell>
              <table:table-cell office:value-type="float" office:value="-0.5877813848">
                <text:p>-0.5877813848</text:p>
              </table:table-cell>
              <table:table-cell office:value-type="float" office:value="-0.5877852523">
                <text:p>-0.58778525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205398043">
                <text:p>2.205398043</text:p>
              </table:table-cell>
              <table:table-cell office:value-type="float" office:value="-0.5928529193">
                <text:p>-0.5928529193</text:p>
              </table:table-cell>
              <table:table-cell office:value-type="float" office:value="-0.5928568202">
                <text:p>-0.59285682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211681228">
                <text:p>2.211681228</text:p>
              </table:table-cell>
              <table:table-cell office:value-type="float" office:value="-0.597901049">
                <text:p>-0.597901049</text:p>
              </table:table-cell>
              <table:table-cell office:value-type="float" office:value="-0.5979049831">
                <text:p>-0.59790498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217964413">
                <text:p>2.217964413</text:p>
              </table:table-cell>
              <table:table-cell office:value-type="float" office:value="-0.6029255746">
                <text:p>-0.6029255746</text:p>
              </table:table-cell>
              <table:table-cell office:value-type="float" office:value="-0.6029295417">
                <text:p>-0.60292954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224247599">
                <text:p>2.224247599</text:p>
              </table:table-cell>
              <table:table-cell office:value-type="float" office:value="-0.6079262977">
                <text:p>-0.6079262977</text:p>
              </table:table-cell>
              <table:table-cell office:value-type="float" office:value="-0.6079302977">
                <text:p>-0.60793029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230530784">
                <text:p>2.230530784</text:p>
              </table:table-cell>
              <table:table-cell office:value-type="float" office:value="-0.6129030209">
                <text:p>-0.6129030209</text:p>
              </table:table-cell>
              <table:table-cell office:value-type="float" office:value="-0.6129070537">
                <text:p>-0.61290705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236813969">
                <text:p>2.236813969</text:p>
              </table:table-cell>
              <table:table-cell office:value-type="float" office:value="-0.6178555477">
                <text:p>-0.6178555477</text:p>
              </table:table-cell>
              <table:table-cell office:value-type="float" office:value="-0.6178596131">
                <text:p>-0.61785961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243097155">
                <text:p>2.243097155</text:p>
              </table:table-cell>
              <table:table-cell office:value-type="float" office:value="-0.6227836827">
                <text:p>-0.6227836827</text:p>
              </table:table-cell>
              <table:table-cell office:value-type="float" office:value="-0.6227877805">
                <text:p>-0.62278778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24938034">
                <text:p>2.24938034</text:p>
              </table:table-cell>
              <table:table-cell office:value-type="float" office:value="-0.6276872313">
                <text:p>-0.6276872313</text:p>
              </table:table-cell>
              <table:table-cell office:value-type="float" office:value="-0.6276913613">
                <text:p>-0.62769136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255663525">
                <text:p>2.255663525</text:p>
              </table:table-cell>
              <table:table-cell office:value-type="float" office:value="-0.6325659998">
                <text:p>-0.6325659998</text:p>
              </table:table-cell>
              <table:table-cell office:value-type="float" office:value="-0.6325701619">
                <text:p>-0.63257016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261946711">
                <text:p>2.261946711</text:p>
              </table:table-cell>
              <table:table-cell office:value-type="float" office:value="-0.6374197957">
                <text:p>-0.6374197957</text:p>
              </table:table-cell>
              <table:table-cell office:value-type="float" office:value="-0.6374239897">
                <text:p>-0.63742398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268229896">
                <text:p>2.268229896</text:p>
              </table:table-cell>
              <table:table-cell office:value-type="float" office:value="-0.6422484273">
                <text:p>-0.6422484273</text:p>
              </table:table-cell>
              <table:table-cell office:value-type="float" office:value="-0.6422526532">
                <text:p>-0.64225265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274513081">
                <text:p>2.274513081</text:p>
              </table:table-cell>
              <table:table-cell office:value-type="float" office:value="-0.6470517041">
                <text:p>-0.6470517041</text:p>
              </table:table-cell>
              <table:table-cell office:value-type="float" office:value="-0.6470559616">
                <text:p>-0.64705596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280796267">
                <text:p>2.280796267</text:p>
              </table:table-cell>
              <table:table-cell office:value-type="float" office:value="-0.6518294364">
                <text:p>-0.6518294364</text:p>
              </table:table-cell>
              <table:table-cell office:value-type="float" office:value="-0.6518337253">
                <text:p>-0.65183372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287079452">
                <text:p>2.287079452</text:p>
              </table:table-cell>
              <table:table-cell office:value-type="float" office:value="-0.6565814356">
                <text:p>-0.6565814356</text:p>
              </table:table-cell>
              <table:table-cell office:value-type="float" office:value="-0.6565857558">
                <text:p>-0.65658575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293362637">
                <text:p>2.293362637</text:p>
              </table:table-cell>
              <table:table-cell office:value-type="float" office:value="-0.6613075141">
                <text:p>-0.6613075141</text:p>
              </table:table-cell>
              <table:table-cell office:value-type="float" office:value="-0.6613118653">
                <text:p>-0.66131186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299645822">
                <text:p>2.299645822</text:p>
              </table:table-cell>
              <table:table-cell office:value-type="float" office:value="-0.6660074853">
                <text:p>-0.6660074853</text:p>
              </table:table-cell>
              <table:table-cell office:value-type="float" office:value="-0.6660118674">
                <text:p>-0.66601186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305929008">
                <text:p>2.305929008</text:p>
              </table:table-cell>
              <table:table-cell office:value-type="float" office:value="-0.6706811636">
                <text:p>-0.6706811636</text:p>
              </table:table-cell>
              <table:table-cell office:value-type="float" office:value="-0.6706855765">
                <text:p>-0.67068557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312212193">
                <text:p>2.312212193</text:p>
              </table:table-cell>
              <table:table-cell office:value-type="float" office:value="-0.6753283646">
                <text:p>-0.6753283646</text:p>
              </table:table-cell>
              <table:table-cell office:value-type="float" office:value="-0.6753328081">
                <text:p>-0.67533280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318495378">
                <text:p>2.318495378</text:p>
              </table:table-cell>
              <table:table-cell office:value-type="float" office:value="-0.6799489048">
                <text:p>-0.6799489048</text:p>
              </table:table-cell>
              <table:table-cell office:value-type="float" office:value="-0.6799533787">
                <text:p>-0.67995337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324778564">
                <text:p>2.324778564</text:p>
              </table:table-cell>
              <table:table-cell office:value-type="float" office:value="-0.6845426018">
                <text:p>-0.6845426018</text:p>
              </table:table-cell>
              <table:table-cell office:value-type="float" office:value="-0.6845471059">
                <text:p>-0.68454710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331061749">
                <text:p>2.331061749</text:p>
              </table:table-cell>
              <table:table-cell office:value-type="float" office:value="-0.6891092742">
                <text:p>-0.6891092742</text:p>
              </table:table-cell>
              <table:table-cell office:value-type="float" office:value="-0.6891138084">
                <text:p>-0.68911380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337344934">
                <text:p>2.337344934</text:p>
              </table:table-cell>
              <table:table-cell office:value-type="float" office:value="-0.6936487418">
                <text:p>-0.6936487418</text:p>
              </table:table-cell>
              <table:table-cell office:value-type="float" office:value="-0.6936533058">
                <text:p>-0.69365330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34362812">
                <text:p>2.34362812</text:p>
              </table:table-cell>
              <table:table-cell office:value-type="float" office:value="-0.6981608253">
                <text:p>-0.6981608253</text:p>
              </table:table-cell>
              <table:table-cell office:value-type="float" office:value="-0.698165419">
                <text:p>-0.6981654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349911305">
                <text:p>2.349911305</text:p>
              </table:table-cell>
              <table:table-cell office:value-type="float" office:value="-0.7026453466">
                <text:p>-0.7026453466</text:p>
              </table:table-cell>
              <table:table-cell office:value-type="float" office:value="-0.7026499698">
                <text:p>-0.70264996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35619449">
                <text:p>2.35619449</text:p>
              </table:table-cell>
              <table:table-cell office:value-type="float" office:value="-0.7071021286">
                <text:p>-0.7071021286</text:p>
              </table:table-cell>
              <table:table-cell office:value-type="float" office:value="-0.7071067812">
                <text:p>-0.70710678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362477675">
                <text:p>2.362477675</text:p>
              </table:table-cell>
              <table:table-cell office:value-type="float" office:value="-0.7115309955">
                <text:p>-0.7115309955</text:p>
              </table:table-cell>
              <table:table-cell office:value-type="float" office:value="-0.7115356772">
                <text:p>-0.71153567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368760861">
                <text:p>2.368760861</text:p>
              </table:table-cell>
              <table:table-cell office:value-type="float" office:value="-0.7159317724">
                <text:p>-0.7159317724</text:p>
              </table:table-cell>
              <table:table-cell office:value-type="float" office:value="-0.715936483">
                <text:p>-0.7159364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375044046">
                <text:p>2.375044046</text:p>
              </table:table-cell>
              <table:table-cell office:value-type="float" office:value="-0.7203042855">
                <text:p>-0.7203042855</text:p>
              </table:table-cell>
              <table:table-cell office:value-type="float" office:value="-0.7203090249">
                <text:p>-0.72030902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381327231">
                <text:p>2.381327231</text:p>
              </table:table-cell>
              <table:table-cell office:value-type="float" office:value="-0.7246483622">
                <text:p>-0.7246483622</text:p>
              </table:table-cell>
              <table:table-cell office:value-type="float" office:value="-0.7246531302">
                <text:p>-0.72465313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387610417">
                <text:p>2.387610417</text:p>
              </table:table-cell>
              <table:table-cell office:value-type="float" office:value="-0.728963831">
                <text:p>-0.728963831</text:p>
              </table:table-cell>
              <table:table-cell office:value-type="float" office:value="-0.7289686274">
                <text:p>-0.72896862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393893602">
                <text:p>2.393893602</text:p>
              </table:table-cell>
              <table:table-cell office:value-type="float" office:value="-0.7332505216">
                <text:p>-0.7332505216</text:p>
              </table:table-cell>
              <table:table-cell office:value-type="float" office:value="-0.7332553462">
                <text:p>-0.73325534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400176787">
                <text:p>2.400176787</text:p>
              </table:table-cell>
              <table:table-cell office:value-type="float" office:value="-0.7375082647">
                <text:p>-0.7375082647</text:p>
              </table:table-cell>
              <table:table-cell office:value-type="float" office:value="-0.7375131174">
                <text:p>-0.73751311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406459973">
                <text:p>2.406459973</text:p>
              </table:table-cell>
              <table:table-cell office:value-type="float" office:value="-0.7417368923">
                <text:p>-0.7417368923</text:p>
              </table:table-cell>
              <table:table-cell office:value-type="float" office:value="-0.7417417727">
                <text:p>-0.74174177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412743158">
                <text:p>2.412743158</text:p>
              </table:table-cell>
              <table:table-cell office:value-type="float" office:value="-0.7459362373">
                <text:p>-0.7459362373</text:p>
              </table:table-cell>
              <table:table-cell office:value-type="float" office:value="-0.7459411454">
                <text:p>-0.74594114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419026343">
                <text:p>2.419026343</text:p>
              </table:table-cell>
              <table:table-cell office:value-type="float" office:value="-0.7501061341">
                <text:p>-0.7501061341</text:p>
              </table:table-cell>
              <table:table-cell office:value-type="float" office:value="-0.7501110696">
                <text:p>-0.75011106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25309529">
                <text:p>2.425309529</text:p>
              </table:table-cell>
              <table:table-cell office:value-type="float" office:value="-0.754246418">
                <text:p>-0.754246418</text:p>
              </table:table-cell>
              <table:table-cell office:value-type="float" office:value="-0.7542513807">
                <text:p>-0.75425138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431592714">
                <text:p>2.431592714</text:p>
              </table:table-cell>
              <table:table-cell office:value-type="float" office:value="-0.7583569255">
                <text:p>-0.7583569255</text:p>
              </table:table-cell>
              <table:table-cell office:value-type="float" office:value="-0.7583619153">
                <text:p>-0.75836191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437875899">
                <text:p>2.437875899</text:p>
              </table:table-cell>
              <table:table-cell office:value-type="float" office:value="-0.7624374944">
                <text:p>-0.7624374944</text:p>
              </table:table-cell>
              <table:table-cell office:value-type="float" office:value="-0.762442511">
                <text:p>-0.7624425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444159084">
                <text:p>2.444159084</text:p>
              </table:table-cell>
              <table:table-cell office:value-type="float" office:value="-0.7664879635">
                <text:p>-0.7664879635</text:p>
              </table:table-cell>
              <table:table-cell office:value-type="float" office:value="-0.7664930068">
                <text:p>-0.76649300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45044227">
                <text:p>2.45044227</text:p>
              </table:table-cell>
              <table:table-cell office:value-type="float" office:value="-0.770508173">
                <text:p>-0.770508173</text:p>
              </table:table-cell>
              <table:table-cell office:value-type="float" office:value="-0.7705132428">
                <text:p>-0.77051324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456725455">
                <text:p>2.456725455</text:p>
              </table:table-cell>
              <table:table-cell office:value-type="float" office:value="-0.7744979642">
                <text:p>-0.7744979642</text:p>
              </table:table-cell>
              <table:table-cell office:value-type="float" office:value="-0.7745030602">
                <text:p>-0.77450306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46300864">
                <text:p>2.46300864</text:p>
              </table:table-cell>
              <table:table-cell office:value-type="float" office:value="-0.7784571795">
                <text:p>-0.7784571795</text:p>
              </table:table-cell>
              <table:table-cell office:value-type="float" office:value="-0.7784623016">
                <text:p>-0.77846230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469291826">
                <text:p>2.469291826</text:p>
              </table:table-cell>
              <table:table-cell office:value-type="float" office:value="-0.7823856627">
                <text:p>-0.7823856627</text:p>
              </table:table-cell>
              <table:table-cell office:value-type="float" office:value="-0.7823908106">
                <text:p>-0.78239081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475575011">
                <text:p>2.475575011</text:p>
              </table:table-cell>
              <table:table-cell office:value-type="float" office:value="-0.7862832586">
                <text:p>-0.7862832586</text:p>
              </table:table-cell>
              <table:table-cell office:value-type="float" office:value="-0.7862884321">
                <text:p>-0.78628843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481858196">
                <text:p>2.481858196</text:p>
              </table:table-cell>
              <table:table-cell office:value-type="float" office:value="-0.7901498134">
                <text:p>-0.7901498134</text:p>
              </table:table-cell>
              <table:table-cell office:value-type="float" office:value="-0.7901550124">
                <text:p>-0.79015501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488141382">
                <text:p>2.488141382</text:p>
              </table:table-cell>
              <table:table-cell office:value-type="float" office:value="-0.7939851744">
                <text:p>-0.7939851744</text:p>
              </table:table-cell>
              <table:table-cell office:value-type="float" office:value="-0.7939903986">
                <text:p>-0.79399039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494424567">
                <text:p>2.494424567</text:p>
              </table:table-cell>
              <table:table-cell office:value-type="float" office:value="-0.7977891903">
                <text:p>-0.7977891903</text:p>
              </table:table-cell>
              <table:table-cell office:value-type="float" office:value="-0.7977944395">
                <text:p>-0.79779443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500707752">
                <text:p>2.500707752</text:p>
              </table:table-cell>
              <table:table-cell office:value-type="float" office:value="-0.8015617108">
                <text:p>-0.8015617108</text:p>
              </table:table-cell>
              <table:table-cell office:value-type="float" office:value="-0.8015669849">
                <text:p>-0.80156698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506990938">
                <text:p>2.506990938</text:p>
              </table:table-cell>
              <table:table-cell office:value-type="float" office:value="-0.805302587">
                <text:p>-0.805302587</text:p>
              </table:table-cell>
              <table:table-cell office:value-type="float" office:value="-0.8053078857">
                <text:p>-0.80530788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513274123">
                <text:p>2.513274123</text:p>
              </table:table-cell>
              <table:table-cell office:value-type="float" office:value="-0.8090116713">
                <text:p>-0.8090116713</text:p>
              </table:table-cell>
              <table:table-cell office:value-type="float" office:value="-0.8090169944">
                <text:p>-0.80901699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519557308">
                <text:p>2.519557308</text:p>
              </table:table-cell>
              <table:table-cell office:value-type="float" office:value="-0.8126888171">
                <text:p>-0.8126888171</text:p>
              </table:table-cell>
              <table:table-cell office:value-type="float" office:value="-0.8126941644">
                <text:p>-0.81269416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525840493">
                <text:p>2.525840493</text:p>
              </table:table-cell>
              <table:table-cell office:value-type="float" office:value="-0.8163338794">
                <text:p>-0.8163338794</text:p>
              </table:table-cell>
              <table:table-cell office:value-type="float" office:value="-0.8163392507">
                <text:p>-0.81633925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532123679">
                <text:p>2.532123679</text:p>
              </table:table-cell>
              <table:table-cell office:value-type="float" office:value="-0.8199467143">
                <text:p>-0.8199467143</text:p>
              </table:table-cell>
              <table:table-cell office:value-type="float" office:value="-0.8199521093">
                <text:p>-0.81995210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538406864">
                <text:p>2.538406864</text:p>
              </table:table-cell>
              <table:table-cell office:value-type="float" office:value="-0.823527179">
                <text:p>-0.823527179</text:p>
              </table:table-cell>
              <table:table-cell office:value-type="float" office:value="-0.8235325976">
                <text:p>-0.82353259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544690049">
                <text:p>2.544690049</text:p>
              </table:table-cell>
              <table:table-cell office:value-type="float" office:value="-0.8270751323">
                <text:p>-0.8270751323</text:p>
              </table:table-cell>
              <table:table-cell office:value-type="float" office:value="-0.8270805743">
                <text:p>-0.82708057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550973235">
                <text:p>2.550973235</text:p>
              </table:table-cell>
              <table:table-cell office:value-type="float" office:value="-0.8305904341">
                <text:p>-0.8305904341</text:p>
              </table:table-cell>
              <table:table-cell office:value-type="float" office:value="-0.8305958992">
                <text:p>-0.83059589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55725642">
                <text:p>2.55725642</text:p>
              </table:table-cell>
              <table:table-cell office:value-type="float" office:value="-0.8340729456">
                <text:p>-0.8340729456</text:p>
              </table:table-cell>
              <table:table-cell office:value-type="float" office:value="-0.8340784336">
                <text:p>-0.83407843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563539605">
                <text:p>2.563539605</text:p>
              </table:table-cell>
              <table:table-cell office:value-type="float" office:value="-0.8375225293">
                <text:p>-0.8375225293</text:p>
              </table:table-cell>
              <table:table-cell office:value-type="float" office:value="-0.83752804">
                <text:p>-0.837528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569822791">
                <text:p>2.569822791</text:p>
              </table:table-cell>
              <table:table-cell office:value-type="float" office:value="-0.8409390491">
                <text:p>-0.8409390491</text:p>
              </table:table-cell>
              <table:table-cell office:value-type="float" office:value="-0.8409445823">
                <text:p>-0.84094458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576105976">
                <text:p>2.576105976</text:p>
              </table:table-cell>
              <table:table-cell office:value-type="float" office:value="-0.8443223701">
                <text:p>-0.8443223701</text:p>
              </table:table-cell>
              <table:table-cell office:value-type="float" office:value="-0.8443279255">
                <text:p>-0.84432792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582389161">
                <text:p>2.582389161</text:p>
              </table:table-cell>
              <table:table-cell office:value-type="float" office:value="-0.8476723586">
                <text:p>-0.8476723586</text:p>
              </table:table-cell>
              <table:table-cell office:value-type="float" office:value="-0.8476779361">
                <text:p>-0.84767793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588672347">
                <text:p>2.588672347</text:p>
              </table:table-cell>
              <table:table-cell office:value-type="float" office:value="-0.8509888825">
                <text:p>-0.8509888825</text:p>
              </table:table-cell>
              <table:table-cell office:value-type="float" office:value="-0.8509944818">
                <text:p>-0.85099448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594955532">
                <text:p>2.594955532</text:p>
              </table:table-cell>
              <table:table-cell office:value-type="float" office:value="-0.8542718108">
                <text:p>-0.8542718108</text:p>
              </table:table-cell>
              <table:table-cell office:value-type="float" office:value="-0.8542774317">
                <text:p>-0.85427743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601238717">
                <text:p>2.601238717</text:p>
              </table:table-cell>
              <table:table-cell office:value-type="float" office:value="-0.8575210139">
                <text:p>-0.8575210139</text:p>
              </table:table-cell>
              <table:table-cell office:value-type="float" office:value="-0.8575266562">
                <text:p>-0.85752665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607521902">
                <text:p>2.607521902</text:p>
              </table:table-cell>
              <table:table-cell office:value-type="float" office:value="-0.8607363636">
                <text:p>-0.8607363636</text:p>
              </table:table-cell>
              <table:table-cell office:value-type="float" office:value="-0.860742027">
                <text:p>-0.8607420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613805088">
                <text:p>2.613805088</text:p>
              </table:table-cell>
              <table:table-cell office:value-type="float" office:value="-0.8639177328">
                <text:p>-0.8639177328</text:p>
              </table:table-cell>
              <table:table-cell office:value-type="float" office:value="-0.8639234172">
                <text:p>-0.86392341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620088273">
                <text:p>2.620088273</text:p>
              </table:table-cell>
              <table:table-cell office:value-type="float" office:value="-0.8670649961">
                <text:p>-0.8670649961</text:p>
              </table:table-cell>
              <table:table-cell office:value-type="float" office:value="-0.8670707012">
                <text:p>-0.86707070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626371458">
                <text:p>2.626371458</text:p>
              </table:table-cell>
              <table:table-cell office:value-type="float" office:value="-0.8701780291">
                <text:p>-0.8701780291</text:p>
              </table:table-cell>
              <table:table-cell office:value-type="float" office:value="-0.8701837547">
                <text:p>-0.87018375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632654644">
                <text:p>2.632654644</text:p>
              </table:table-cell>
              <table:table-cell office:value-type="float" office:value="-0.873256709">
                <text:p>-0.873256709</text:p>
              </table:table-cell>
              <table:table-cell office:value-type="float" office:value="-0.8732624548">
                <text:p>-0.87326245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638937829">
                <text:p>2.638937829</text:p>
              </table:table-cell>
              <table:table-cell office:value-type="float" office:value="-0.8763009142">
                <text:p>-0.8763009142</text:p>
              </table:table-cell>
              <table:table-cell office:value-type="float" office:value="-0.87630668">
                <text:p>-0.876306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645221014">
                <text:p>2.645221014</text:p>
              </table:table-cell>
              <table:table-cell office:value-type="float" office:value="-0.8793105245">
                <text:p>-0.8793105245</text:p>
              </table:table-cell>
              <table:table-cell office:value-type="float" office:value="-0.8793163102">
                <text:p>-0.87931631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6515042">
                <text:p>2.6515042</text:p>
              </table:table-cell>
              <table:table-cell office:value-type="float" office:value="-0.8822854212">
                <text:p>-0.8822854212</text:p>
              </table:table-cell>
              <table:table-cell office:value-type="float" office:value="-0.8822912264">
                <text:p>-0.88229122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657787385">
                <text:p>2.657787385</text:p>
              </table:table-cell>
              <table:table-cell office:value-type="float" office:value="-0.8852254868">
                <text:p>-0.8852254868</text:p>
              </table:table-cell>
              <table:table-cell office:value-type="float" office:value="-0.8852313113">
                <text:p>-0.88523131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66407057">
                <text:p>2.66407057</text:p>
              </table:table-cell>
              <table:table-cell office:value-type="float" office:value="-0.8881306051">
                <text:p>-0.8881306051</text:p>
              </table:table-cell>
              <table:table-cell office:value-type="float" office:value="-0.8881364488">
                <text:p>-0.88813644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670353756">
                <text:p>2.670353756</text:p>
              </table:table-cell>
              <table:table-cell office:value-type="float" office:value="-0.8910006616">
                <text:p>-0.8910006616</text:p>
              </table:table-cell>
              <table:table-cell office:value-type="float" office:value="-0.8910065242">
                <text:p>-0.89100652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676636941">
                <text:p>2.676636941</text:p>
              </table:table-cell>
              <table:table-cell office:value-type="float" office:value="-0.8938355429">
                <text:p>-0.8938355429</text:p>
              </table:table-cell>
              <table:table-cell office:value-type="float" office:value="-0.8938414242">
                <text:p>-0.89384142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682920126">
                <text:p>2.682920126</text:p>
              </table:table-cell>
              <table:table-cell office:value-type="float" office:value="-0.8966351371">
                <text:p>-0.8966351371</text:p>
              </table:table-cell>
              <table:table-cell office:value-type="float" office:value="-0.8966410368">
                <text:p>-0.89664103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689203311">
                <text:p>2.689203311</text:p>
              </table:table-cell>
              <table:table-cell office:value-type="float" office:value="-0.8993993337">
                <text:p>-0.8993993337</text:p>
              </table:table-cell>
              <table:table-cell office:value-type="float" office:value="-0.8994052516">
                <text:p>-0.89940525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695486497">
                <text:p>2.695486497</text:p>
              </table:table-cell>
              <table:table-cell office:value-type="float" office:value="-0.9021280236">
                <text:p>-0.9021280236</text:p>
              </table:table-cell>
              <table:table-cell office:value-type="float" office:value="-0.9021339594">
                <text:p>-0.90213395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701769682">
                <text:p>2.701769682</text:p>
              </table:table-cell>
              <table:table-cell office:value-type="float" office:value="-0.904821099">
                <text:p>-0.904821099</text:p>
              </table:table-cell>
              <table:table-cell office:value-type="float" office:value="-0.9048270525">
                <text:p>-0.90482705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708052867">
                <text:p>2.708052867</text:p>
              </table:table-cell>
              <table:table-cell office:value-type="float" office:value="-0.9074784535">
                <text:p>-0.9074784535</text:p>
              </table:table-cell>
              <table:table-cell office:value-type="float" office:value="-0.9074844245">
                <text:p>-0.90748442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714336053">
                <text:p>2.714336053</text:p>
              </table:table-cell>
              <table:table-cell office:value-type="float" office:value="-0.9100999824">
                <text:p>-0.9100999824</text:p>
              </table:table-cell>
              <table:table-cell office:value-type="float" office:value="-0.9101059707">
                <text:p>-0.91010597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720619238">
                <text:p>2.720619238</text:p>
              </table:table-cell>
              <table:table-cell office:value-type="float" office:value="-0.9126855821">
                <text:p>-0.9126855821</text:p>
              </table:table-cell>
              <table:table-cell office:value-type="float" office:value="-0.9126915874">
                <text:p>-0.91269158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726902423">
                <text:p>2.726902423</text:p>
              </table:table-cell>
              <table:table-cell office:value-type="float" office:value="-0.9152351506">
                <text:p>-0.9152351506</text:p>
              </table:table-cell>
              <table:table-cell office:value-type="float" office:value="-0.9152411726">
                <text:p>-0.91524117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733185609">
                <text:p>2.733185609</text:p>
              </table:table-cell>
              <table:table-cell office:value-type="float" office:value="-0.9177485871">
                <text:p>-0.9177485871</text:p>
              </table:table-cell>
              <table:table-cell office:value-type="float" office:value="-0.9177546257">
                <text:p>-0.91775462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739468794">
                <text:p>2.739468794</text:p>
              </table:table-cell>
              <table:table-cell office:value-type="float" office:value="-0.9202257925">
                <text:p>-0.9202257925</text:p>
              </table:table-cell>
              <table:table-cell office:value-type="float" office:value="-0.9202318474">
                <text:p>-0.92023184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745751979">
                <text:p>2.745751979</text:p>
              </table:table-cell>
              <table:table-cell office:value-type="float" office:value="-0.9226666689">
                <text:p>-0.9226666689</text:p>
              </table:table-cell>
              <table:table-cell office:value-type="float" office:value="-0.9226727399">
                <text:p>-0.92267273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752035165">
                <text:p>2.752035165</text:p>
              </table:table-cell>
              <table:table-cell office:value-type="float" office:value="-0.9250711201">
                <text:p>-0.9250711201</text:p>
              </table:table-cell>
              <table:table-cell office:value-type="float" office:value="-0.9250772068">
                <text:p>-0.92507720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75831835">
                <text:p>2.75831835</text:p>
              </table:table-cell>
              <table:table-cell office:value-type="float" office:value="-0.927439051">
                <text:p>-0.927439051</text:p>
              </table:table-cell>
              <table:table-cell office:value-type="float" office:value="-0.9274451533">
                <text:p>-0.92744515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764601535">
                <text:p>2.764601535</text:p>
              </table:table-cell>
              <table:table-cell office:value-type="float" office:value="-0.9297703682">
                <text:p>-0.9297703682</text:p>
              </table:table-cell>
              <table:table-cell office:value-type="float" office:value="-0.9297764859">
                <text:p>-0.92977648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77088472">
                <text:p>2.77088472</text:p>
              </table:table-cell>
              <table:table-cell office:value-type="float" office:value="-0.9320649797">
                <text:p>-0.9320649797</text:p>
              </table:table-cell>
              <table:table-cell office:value-type="float" office:value="-0.9320711125">
                <text:p>-0.93207111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777167906">
                <text:p>2.777167906</text:p>
              </table:table-cell>
              <table:table-cell office:value-type="float" office:value="-0.9343227948">
                <text:p>-0.9343227948</text:p>
              </table:table-cell>
              <table:table-cell office:value-type="float" office:value="-0.9343289425">
                <text:p>-0.93432894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783451091">
                <text:p>2.783451091</text:p>
              </table:table-cell>
              <table:table-cell office:value-type="float" office:value="-0.9365437245">
                <text:p>-0.9365437245</text:p>
              </table:table-cell>
              <table:table-cell office:value-type="float" office:value="-0.9365498867">
                <text:p>-0.93654988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789734276">
                <text:p>2.789734276</text:p>
              </table:table-cell>
              <table:table-cell office:value-type="float" office:value="-0.938727681">
                <text:p>-0.938727681</text:p>
              </table:table-cell>
              <table:table-cell office:value-type="float" office:value="-0.9387338577">
                <text:p>-0.93873385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796017462">
                <text:p>2.796017462</text:p>
              </table:table-cell>
              <table:table-cell office:value-type="float" office:value="-0.9408745782">
                <text:p>-0.9408745782</text:p>
              </table:table-cell>
              <table:table-cell office:value-type="float" office:value="-0.940880769">
                <text:p>-0.9408807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802300647">
                <text:p>2.802300647</text:p>
              </table:table-cell>
              <table:table-cell office:value-type="float" office:value="-0.9429843313">
                <text:p>-0.9429843313</text:p>
              </table:table-cell>
              <table:table-cell office:value-type="float" office:value="-0.9429905359">
                <text:p>-0.94299053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808583832">
                <text:p>2.808583832</text:p>
              </table:table-cell>
              <table:table-cell office:value-type="float" office:value="-0.9450568569">
                <text:p>-0.9450568569</text:p>
              </table:table-cell>
              <table:table-cell office:value-type="float" office:value="-0.9450630752">
                <text:p>-0.94506307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814867018">
                <text:p>2.814867018</text:p>
              </table:table-cell>
              <table:table-cell office:value-type="float" office:value="-0.9470920733">
                <text:p>-0.9470920733</text:p>
              </table:table-cell>
              <table:table-cell office:value-type="float" office:value="-0.947098305">
                <text:p>-0.9470983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821150203">
                <text:p>2.821150203</text:p>
              </table:table-cell>
              <table:table-cell office:value-type="float" office:value="-0.9490899002">
                <text:p>-0.9490899002</text:p>
              </table:table-cell>
              <table:table-cell office:value-type="float" office:value="-0.949096145">
                <text:p>-0.9490961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827433388">
                <text:p>2.827433388</text:p>
              </table:table-cell>
              <table:table-cell office:value-type="float" office:value="-0.9510502586">
                <text:p>-0.9510502586</text:p>
              </table:table-cell>
              <table:table-cell office:value-type="float" office:value="-0.9510565163">
                <text:p>-0.95105651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833716574">
                <text:p>2.833716574</text:p>
              </table:table-cell>
              <table:table-cell office:value-type="float" office:value="-0.9529730712">
                <text:p>-0.9529730712</text:p>
              </table:table-cell>
              <table:table-cell office:value-type="float" office:value="-0.9529793415">
                <text:p>-0.95297934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839999759">
                <text:p>2.839999759</text:p>
              </table:table-cell>
              <table:table-cell office:value-type="float" office:value="-0.954858262">
                <text:p>-0.954858262</text:p>
              </table:table-cell>
              <table:table-cell office:value-type="float" office:value="-0.9548645447">
                <text:p>-0.95486454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846282944">
                <text:p>2.846282944</text:p>
              </table:table-cell>
              <table:table-cell office:value-type="float" office:value="-0.9567057567">
                <text:p>-0.9567057567</text:p>
              </table:table-cell>
              <table:table-cell office:value-type="float" office:value="-0.9567120516">
                <text:p>-0.95671205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852566129">
                <text:p>2.852566129</text:p>
              </table:table-cell>
              <table:table-cell office:value-type="float" office:value="-0.9585154822">
                <text:p>-0.9585154822</text:p>
              </table:table-cell>
              <table:table-cell office:value-type="float" office:value="-0.958521789">
                <text:p>-0.9585217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858849315">
                <text:p>2.858849315</text:p>
              </table:table-cell>
              <table:table-cell office:value-type="float" office:value="-0.9602873672">
                <text:p>-0.9602873672</text:p>
              </table:table-cell>
              <table:table-cell office:value-type="float" office:value="-0.9602936857">
                <text:p>-0.96029368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8651325">
                <text:p>2.8651325</text:p>
              </table:table-cell>
              <table:table-cell office:value-type="float" office:value="-0.9620213417">
                <text:p>-0.9620213417</text:p>
              </table:table-cell>
              <table:table-cell office:value-type="float" office:value="-0.9620276716">
                <text:p>-0.96202767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871415685">
                <text:p>2.871415685</text:p>
              </table:table-cell>
              <table:table-cell office:value-type="float" office:value="-0.9637173373">
                <text:p>-0.9637173373</text:p>
              </table:table-cell>
              <table:table-cell office:value-type="float" office:value="-0.9637236783">
                <text:p>-0.96372367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877698871">
                <text:p>2.877698871</text:p>
              </table:table-cell>
              <table:table-cell office:value-type="float" office:value="-0.9653752869">
                <text:p>-0.9653752869</text:p>
              </table:table-cell>
              <table:table-cell office:value-type="float" office:value="-0.9653816388">
                <text:p>-0.96538163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883982056">
                <text:p>2.883982056</text:p>
              </table:table-cell>
              <table:table-cell office:value-type="float" office:value="-0.9669951252">
                <text:p>-0.9669951252</text:p>
              </table:table-cell>
              <table:table-cell office:value-type="float" office:value="-0.9670014878">
                <text:p>-0.96700148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890265241">
                <text:p>2.890265241</text:p>
              </table:table-cell>
              <table:table-cell office:value-type="float" office:value="-0.9685767881">
                <text:p>-0.9685767881</text:p>
              </table:table-cell>
              <table:table-cell office:value-type="float" office:value="-0.9685831611">
                <text:p>-0.96858316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896548427">
                <text:p>2.896548427</text:p>
              </table:table-cell>
              <table:table-cell office:value-type="float" office:value="-0.9701202133">
                <text:p>-0.9701202133</text:p>
              </table:table-cell>
              <table:table-cell office:value-type="float" office:value="-0.9701265965">
                <text:p>-0.97012659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902831612">
                <text:p>2.902831612</text:p>
              </table:table-cell>
              <table:table-cell office:value-type="float" office:value="-0.9716253398">
                <text:p>-0.9716253398</text:p>
              </table:table-cell>
              <table:table-cell office:value-type="float" office:value="-0.9716317329">
                <text:p>-0.97163173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909114797">
                <text:p>2.909114797</text:p>
              </table:table-cell>
              <table:table-cell office:value-type="float" office:value="-0.9730921083">
                <text:p>-0.9730921083</text:p>
              </table:table-cell>
              <table:table-cell office:value-type="float" office:value="-0.973098511">
                <text:p>-0.9730985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915397983">
                <text:p>2.915397983</text:p>
              </table:table-cell>
              <table:table-cell office:value-type="float" office:value="-0.9745204607">
                <text:p>-0.9745204607</text:p>
              </table:table-cell>
              <table:table-cell office:value-type="float" office:value="-0.9745268728">
                <text:p>-0.97452687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921681168">
                <text:p>2.921681168</text:p>
              </table:table-cell>
              <table:table-cell office:value-type="float" office:value="-0.9759103407">
                <text:p>-0.9759103407</text:p>
              </table:table-cell>
              <table:table-cell office:value-type="float" office:value="-0.9759167619">
                <text:p>-0.97591676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927964353">
                <text:p>2.927964353</text:p>
              </table:table-cell>
              <table:table-cell office:value-type="float" office:value="-0.9772616934">
                <text:p>-0.9772616934</text:p>
              </table:table-cell>
              <table:table-cell office:value-type="float" office:value="-0.9772681236">
                <text:p>-0.97726812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934247538">
                <text:p>2.934247538</text:p>
              </table:table-cell>
              <table:table-cell office:value-type="float" office:value="-0.9785744655">
                <text:p>-0.9785744655</text:p>
              </table:table-cell>
              <table:table-cell office:value-type="float" office:value="-0.9785809043">
                <text:p>-0.97858090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940530724">
                <text:p>2.940530724</text:p>
              </table:table-cell>
              <table:table-cell office:value-type="float" office:value="-0.9798486052">
                <text:p>-0.9798486052</text:p>
              </table:table-cell>
              <table:table-cell office:value-type="float" office:value="-0.9798550524">
                <text:p>-0.97985505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946813909">
                <text:p>2.946813909</text:p>
              </table:table-cell>
              <table:table-cell office:value-type="float" office:value="-0.9810840621">
                <text:p>-0.9810840621</text:p>
              </table:table-cell>
              <table:table-cell office:value-type="float" office:value="-0.9810905174">
                <text:p>-0.98109051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953097094">
                <text:p>2.953097094</text:p>
              </table:table-cell>
              <table:table-cell office:value-type="float" office:value="-0.9822807876">
                <text:p>-0.9822807876</text:p>
              </table:table-cell>
              <table:table-cell office:value-type="float" office:value="-0.9822872507">
                <text:p>-0.98228725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95938028">
                <text:p>2.95938028</text:p>
              </table:table-cell>
              <table:table-cell office:value-type="float" office:value="-0.9834387342">
                <text:p>-0.9834387342</text:p>
              </table:table-cell>
              <table:table-cell office:value-type="float" office:value="-0.983445205">
                <text:p>-0.9834452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965663465">
                <text:p>2.965663465</text:p>
              </table:table-cell>
              <table:table-cell office:value-type="float" office:value="-0.9845578564">
                <text:p>-0.9845578564</text:p>
              </table:table-cell>
              <table:table-cell office:value-type="float" office:value="-0.9845643345">
                <text:p>-0.98456433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97194665">
                <text:p>2.97194665</text:p>
              </table:table-cell>
              <table:table-cell office:value-type="float" office:value="-0.9856381099">
                <text:p>-0.9856381099</text:p>
              </table:table-cell>
              <table:table-cell office:value-type="float" office:value="-0.9856445951">
                <text:p>-0.98564459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978229836">
                <text:p>2.978229836</text:p>
              </table:table-cell>
              <table:table-cell office:value-type="float" office:value="-0.9866794521">
                <text:p>-0.9866794521</text:p>
              </table:table-cell>
              <table:table-cell office:value-type="float" office:value="-0.9866859442">
                <text:p>-0.98668594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984513021">
                <text:p>2.984513021</text:p>
              </table:table-cell>
              <table:table-cell office:value-type="float" office:value="-0.9876818419">
                <text:p>-0.9876818419</text:p>
              </table:table-cell>
              <table:table-cell office:value-type="float" office:value="-0.9876883406">
                <text:p>-0.98768834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990796206">
                <text:p>2.990796206</text:p>
              </table:table-cell>
              <table:table-cell office:value-type="float" office:value="-0.9886452397">
                <text:p>-0.9886452397</text:p>
              </table:table-cell>
              <table:table-cell office:value-type="float" office:value="-0.9886517447">
                <text:p>-0.98865174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997079392">
                <text:p>2.997079392</text:p>
              </table:table-cell>
              <table:table-cell office:value-type="float" office:value="-0.9895696075">
                <text:p>-0.9895696075</text:p>
              </table:table-cell>
              <table:table-cell office:value-type="float" office:value="-0.9895761186">
                <text:p>-0.98957611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003362577">
                <text:p>3.003362577</text:p>
              </table:table-cell>
              <table:table-cell office:value-type="float" office:value="-0.9904549087">
                <text:p>-0.9904549087</text:p>
              </table:table-cell>
              <table:table-cell office:value-type="float" office:value="-0.9904614257">
                <text:p>-0.99046142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009645762">
                <text:p>3.009645762</text:p>
              </table:table-cell>
              <table:table-cell office:value-type="float" office:value="-0.9913011085">
                <text:p>-0.9913011085</text:p>
              </table:table-cell>
              <table:table-cell office:value-type="float" office:value="-0.9913076311">
                <text:p>-0.99130763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015928947">
                <text:p>3.015928947</text:p>
              </table:table-cell>
              <table:table-cell office:value-type="float" office:value="-0.9921081735">
                <text:p>-0.9921081735</text:p>
              </table:table-cell>
              <table:table-cell office:value-type="float" office:value="-0.9921147013">
                <text:p>-0.99211470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022212133">
                <text:p>3.022212133</text:p>
              </table:table-cell>
              <table:table-cell office:value-type="float" office:value="-0.9928760717">
                <text:p>-0.9928760717</text:p>
              </table:table-cell>
              <table:table-cell office:value-type="float" office:value="-0.9928826046">
                <text:p>-0.99288260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028495318">
                <text:p>3.028495318</text:p>
              </table:table-cell>
              <table:table-cell office:value-type="float" office:value="-0.9936047728">
                <text:p>-0.9936047728</text:p>
              </table:table-cell>
              <table:table-cell office:value-type="float" office:value="-0.9936113105">
                <text:p>-0.99361131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034778503">
                <text:p>3.034778503</text:p>
              </table:table-cell>
              <table:table-cell office:value-type="float" office:value="-0.9942942482">
                <text:p>-0.9942942482</text:p>
              </table:table-cell>
              <table:table-cell office:value-type="float" office:value="-0.9943007904">
                <text:p>-0.99430079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041061689">
                <text:p>3.041061689</text:p>
              </table:table-cell>
              <table:table-cell office:value-type="float" office:value="-0.9949444705">
                <text:p>-0.9949444705</text:p>
              </table:table-cell>
              <table:table-cell office:value-type="float" office:value="-0.994951017">
                <text:p>-0.9949510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047344874">
                <text:p>3.047344874</text:p>
              </table:table-cell>
              <table:table-cell office:value-type="float" office:value="-0.9955554141">
                <text:p>-0.9955554141</text:p>
              </table:table-cell>
              <table:table-cell office:value-type="float" office:value="-0.9955619646">
                <text:p>-0.99556196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053628059">
                <text:p>3.053628059</text:p>
              </table:table-cell>
              <table:table-cell office:value-type="float" office:value="-0.9961270549">
                <text:p>-0.9961270549</text:p>
              </table:table-cell>
              <table:table-cell office:value-type="float" office:value="-0.9961336091">
                <text:p>-0.99613360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059911245">
                <text:p>3.059911245</text:p>
              </table:table-cell>
              <table:table-cell office:value-type="float" office:value="-0.9966593702">
                <text:p>-0.9966593702</text:p>
              </table:table-cell>
              <table:table-cell office:value-type="float" office:value="-0.996665928">
                <text:p>-0.9966659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06619443">
                <text:p>3.06619443</text:p>
              </table:table-cell>
              <table:table-cell office:value-type="float" office:value="-0.9971523392">
                <text:p>-0.9971523392</text:p>
              </table:table-cell>
              <table:table-cell office:value-type="float" office:value="-0.9971589003">
                <text:p>-0.99715890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072477615">
                <text:p>3.072477615</text:p>
              </table:table-cell>
              <table:table-cell office:value-type="float" office:value="-0.9976059423">
                <text:p>-0.9976059423</text:p>
              </table:table-cell>
              <table:table-cell office:value-type="float" office:value="-0.9976125064">
                <text:p>-0.99761250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078760801">
                <text:p>3.078760801</text:p>
              </table:table-cell>
              <table:table-cell office:value-type="float" office:value="-0.9980201617">
                <text:p>-0.9980201617</text:p>
              </table:table-cell>
              <table:table-cell office:value-type="float" office:value="-0.9980267284">
                <text:p>-0.99802672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085043986">
                <text:p>3.085043986</text:p>
              </table:table-cell>
              <table:table-cell office:value-type="float" office:value="-0.9983949809">
                <text:p>-0.9983949809</text:p>
              </table:table-cell>
              <table:table-cell office:value-type="float" office:value="-0.9984015501">
                <text:p>-0.99840155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091327171">
                <text:p>3.091327171</text:p>
              </table:table-cell>
              <table:table-cell office:value-type="float" office:value="-0.9987303852">
                <text:p>-0.9987303852</text:p>
              </table:table-cell>
              <table:table-cell office:value-type="float" office:value="-0.9987369566">
                <text:p>-0.998736956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097610356">
                <text:p>3.097610356</text:p>
              </table:table-cell>
              <table:table-cell office:value-type="float" office:value="-0.9990263613">
                <text:p>-0.9990263613</text:p>
              </table:table-cell>
              <table:table-cell office:value-type="float" office:value="-0.9990329347">
                <text:p>-0.99903293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103893542">
                <text:p>3.103893542</text:p>
              </table:table-cell>
              <table:table-cell office:value-type="float" office:value="-0.9992828976">
                <text:p>-0.9992828976</text:p>
              </table:table-cell>
              <table:table-cell office:value-type="float" office:value="-0.9992894726">
                <text:p>-0.99928947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110176727">
                <text:p>3.110176727</text:p>
              </table:table-cell>
              <table:table-cell office:value-type="float" office:value="-0.9994999839">
                <text:p>-0.9994999839</text:p>
              </table:table-cell>
              <table:table-cell office:value-type="float" office:value="-0.9995065604">
                <text:p>-0.99950656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116459912">
                <text:p>3.116459912</text:p>
              </table:table-cell>
              <table:table-cell office:value-type="float" office:value="-0.9996776116">
                <text:p>-0.9996776116</text:p>
              </table:table-cell>
              <table:table-cell office:value-type="float" office:value="-0.9996841893">
                <text:p>-0.99968418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122743098">
                <text:p>3.122743098</text:p>
              </table:table-cell>
              <table:table-cell office:value-type="float" office:value="-0.9998157738">
                <text:p>-0.9998157738</text:p>
              </table:table-cell>
              <table:table-cell office:value-type="float" office:value="-0.9998223524">
                <text:p>-0.99982235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129026283">
                <text:p>3.129026283</text:p>
              </table:table-cell>
              <table:table-cell office:value-type="float" office:value="-0.999914465">
                <text:p>-0.999914465</text:p>
              </table:table-cell>
              <table:table-cell office:value-type="float" office:value="-0.9999210442">
                <text:p>-0.99992104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135309468">
                <text:p>3.135309468</text:p>
              </table:table-cell>
              <table:table-cell office:value-type="float" office:value="-0.9999736813">
                <text:p>-0.9999736813</text:p>
              </table:table-cell>
              <table:table-cell office:value-type="float" office:value="-0.9999802609">
                <text:p>-0.99998026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141592654">
                <text:p>3.141592654</text:p>
              </table:table-cell>
              <table:table-cell office:value-type="float" office:value="-0.9999934203">
                <text:p>-0.99999342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147875839">
                <text:p>3.147875839</text:p>
              </table:table-cell>
              <table:table-cell office:value-type="float" office:value="-0.9999736813">
                <text:p>-0.9999736813</text:p>
              </table:table-cell>
              <table:table-cell office:value-type="float" office:value="-0.9999802609">
                <text:p>-0.99998026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154159024">
                <text:p>3.154159024</text:p>
              </table:table-cell>
              <table:table-cell office:value-type="float" office:value="-0.999914465">
                <text:p>-0.999914465</text:p>
              </table:table-cell>
              <table:table-cell office:value-type="float" office:value="-0.9999210442">
                <text:p>-0.99992104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16044221">
                <text:p>3.16044221</text:p>
              </table:table-cell>
              <table:table-cell office:value-type="float" office:value="-0.9998157738">
                <text:p>-0.9998157738</text:p>
              </table:table-cell>
              <table:table-cell office:value-type="float" office:value="-0.9998223524">
                <text:p>-0.99982235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166725395">
                <text:p>3.166725395</text:p>
              </table:table-cell>
              <table:table-cell office:value-type="float" office:value="-0.9996776116">
                <text:p>-0.9996776116</text:p>
              </table:table-cell>
              <table:table-cell office:value-type="float" office:value="-0.9996841893">
                <text:p>-0.99968418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17300858">
                <text:p>3.17300858</text:p>
              </table:table-cell>
              <table:table-cell office:value-type="float" office:value="-0.9994999839">
                <text:p>-0.9994999839</text:p>
              </table:table-cell>
              <table:table-cell office:value-type="float" office:value="-0.9995065604">
                <text:p>-0.99950656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179291765">
                <text:p>3.179291765</text:p>
              </table:table-cell>
              <table:table-cell office:value-type="float" office:value="-0.9992828976">
                <text:p>-0.9992828976</text:p>
              </table:table-cell>
              <table:table-cell office:value-type="float" office:value="-0.9992894726">
                <text:p>-0.99928947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185574951">
                <text:p>3.185574951</text:p>
              </table:table-cell>
              <table:table-cell office:value-type="float" office:value="-0.9990263613">
                <text:p>-0.9990263613</text:p>
              </table:table-cell>
              <table:table-cell office:value-type="float" office:value="-0.9990329347">
                <text:p>-0.99903293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191858136">
                <text:p>3.191858136</text:p>
              </table:table-cell>
              <table:table-cell office:value-type="float" office:value="-0.9987303852">
                <text:p>-0.9987303852</text:p>
              </table:table-cell>
              <table:table-cell office:value-type="float" office:value="-0.9987369566">
                <text:p>-0.998736956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198141321">
                <text:p>3.198141321</text:p>
              </table:table-cell>
              <table:table-cell office:value-type="float" office:value="-0.9983949809">
                <text:p>-0.9983949809</text:p>
              </table:table-cell>
              <table:table-cell office:value-type="float" office:value="-0.9984015501">
                <text:p>-0.99840155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204424507">
                <text:p>3.204424507</text:p>
              </table:table-cell>
              <table:table-cell office:value-type="float" office:value="-0.9980201617">
                <text:p>-0.9980201617</text:p>
              </table:table-cell>
              <table:table-cell office:value-type="float" office:value="-0.9980267284">
                <text:p>-0.99802672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210707692">
                <text:p>3.210707692</text:p>
              </table:table-cell>
              <table:table-cell office:value-type="float" office:value="-0.9976059423">
                <text:p>-0.9976059423</text:p>
              </table:table-cell>
              <table:table-cell office:value-type="float" office:value="-0.9976125064">
                <text:p>-0.99761250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216990877">
                <text:p>3.216990877</text:p>
              </table:table-cell>
              <table:table-cell office:value-type="float" office:value="-0.9971523392">
                <text:p>-0.9971523392</text:p>
              </table:table-cell>
              <table:table-cell office:value-type="float" office:value="-0.9971589003">
                <text:p>-0.99715890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223274063">
                <text:p>3.223274063</text:p>
              </table:table-cell>
              <table:table-cell office:value-type="float" office:value="-0.9966593702">
                <text:p>-0.9966593702</text:p>
              </table:table-cell>
              <table:table-cell office:value-type="float" office:value="-0.996665928">
                <text:p>-0.9966659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229557248">
                <text:p>3.229557248</text:p>
              </table:table-cell>
              <table:table-cell office:value-type="float" office:value="-0.9961270549">
                <text:p>-0.9961270549</text:p>
              </table:table-cell>
              <table:table-cell office:value-type="float" office:value="-0.9961336091">
                <text:p>-0.99613360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235840433">
                <text:p>3.235840433</text:p>
              </table:table-cell>
              <table:table-cell office:value-type="float" office:value="-0.9955554141">
                <text:p>-0.9955554141</text:p>
              </table:table-cell>
              <table:table-cell office:value-type="float" office:value="-0.9955619646">
                <text:p>-0.99556196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242123619">
                <text:p>3.242123619</text:p>
              </table:table-cell>
              <table:table-cell office:value-type="float" office:value="-0.9949444705">
                <text:p>-0.9949444705</text:p>
              </table:table-cell>
              <table:table-cell office:value-type="float" office:value="-0.994951017">
                <text:p>-0.9949510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248406804">
                <text:p>3.248406804</text:p>
              </table:table-cell>
              <table:table-cell office:value-type="float" office:value="-0.9942942482">
                <text:p>-0.9942942482</text:p>
              </table:table-cell>
              <table:table-cell office:value-type="float" office:value="-0.9943007904">
                <text:p>-0.99430079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254689989">
                <text:p>3.254689989</text:p>
              </table:table-cell>
              <table:table-cell office:value-type="float" office:value="-0.9936047728">
                <text:p>-0.9936047728</text:p>
              </table:table-cell>
              <table:table-cell office:value-type="float" office:value="-0.9936113105">
                <text:p>-0.99361131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260973174">
                <text:p>3.260973174</text:p>
              </table:table-cell>
              <table:table-cell office:value-type="float" office:value="-0.9928760717">
                <text:p>-0.9928760717</text:p>
              </table:table-cell>
              <table:table-cell office:value-type="float" office:value="-0.9928826046">
                <text:p>-0.99288260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26725636">
                <text:p>3.26725636</text:p>
              </table:table-cell>
              <table:table-cell office:value-type="float" office:value="-0.9921081735">
                <text:p>-0.9921081735</text:p>
              </table:table-cell>
              <table:table-cell office:value-type="float" office:value="-0.9921147013">
                <text:p>-0.99211470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273539545">
                <text:p>3.273539545</text:p>
              </table:table-cell>
              <table:table-cell office:value-type="float" office:value="-0.9913011085">
                <text:p>-0.9913011085</text:p>
              </table:table-cell>
              <table:table-cell office:value-type="float" office:value="-0.9913076311">
                <text:p>-0.99130763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27982273">
                <text:p>3.27982273</text:p>
              </table:table-cell>
              <table:table-cell office:value-type="float" office:value="-0.9904549087">
                <text:p>-0.9904549087</text:p>
              </table:table-cell>
              <table:table-cell office:value-type="float" office:value="-0.9904614257">
                <text:p>-0.99046142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286105916">
                <text:p>3.286105916</text:p>
              </table:table-cell>
              <table:table-cell office:value-type="float" office:value="-0.9895696075">
                <text:p>-0.9895696075</text:p>
              </table:table-cell>
              <table:table-cell office:value-type="float" office:value="-0.9895761186">
                <text:p>-0.98957611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292389101">
                <text:p>3.292389101</text:p>
              </table:table-cell>
              <table:table-cell office:value-type="float" office:value="-0.9886452397">
                <text:p>-0.9886452397</text:p>
              </table:table-cell>
              <table:table-cell office:value-type="float" office:value="-0.9886517447">
                <text:p>-0.98865174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298672286">
                <text:p>3.298672286</text:p>
              </table:table-cell>
              <table:table-cell office:value-type="float" office:value="-0.9876818419">
                <text:p>-0.9876818419</text:p>
              </table:table-cell>
              <table:table-cell office:value-type="float" office:value="-0.9876883406">
                <text:p>-0.98768834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304955472">
                <text:p>3.304955472</text:p>
              </table:table-cell>
              <table:table-cell office:value-type="float" office:value="-0.9866794521">
                <text:p>-0.9866794521</text:p>
              </table:table-cell>
              <table:table-cell office:value-type="float" office:value="-0.9866859442">
                <text:p>-0.98668594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311238657">
                <text:p>3.311238657</text:p>
              </table:table-cell>
              <table:table-cell office:value-type="float" office:value="-0.9856381099">
                <text:p>-0.9856381099</text:p>
              </table:table-cell>
              <table:table-cell office:value-type="float" office:value="-0.9856445951">
                <text:p>-0.98564459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317521842">
                <text:p>3.317521842</text:p>
              </table:table-cell>
              <table:table-cell office:value-type="float" office:value="-0.9845578564">
                <text:p>-0.9845578564</text:p>
              </table:table-cell>
              <table:table-cell office:value-type="float" office:value="-0.9845643345">
                <text:p>-0.98456433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323805027">
                <text:p>3.323805027</text:p>
              </table:table-cell>
              <table:table-cell office:value-type="float" office:value="-0.9834387342">
                <text:p>-0.9834387342</text:p>
              </table:table-cell>
              <table:table-cell office:value-type="float" office:value="-0.983445205">
                <text:p>-0.9834452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330088213">
                <text:p>3.330088213</text:p>
              </table:table-cell>
              <table:table-cell office:value-type="float" office:value="-0.9822807876">
                <text:p>-0.9822807876</text:p>
              </table:table-cell>
              <table:table-cell office:value-type="float" office:value="-0.9822872507">
                <text:p>-0.98228725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336371398">
                <text:p>3.336371398</text:p>
              </table:table-cell>
              <table:table-cell office:value-type="float" office:value="-0.9810840621">
                <text:p>-0.9810840621</text:p>
              </table:table-cell>
              <table:table-cell office:value-type="float" office:value="-0.9810905174">
                <text:p>-0.98109051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342654583">
                <text:p>3.342654583</text:p>
              </table:table-cell>
              <table:table-cell office:value-type="float" office:value="-0.9798486052">
                <text:p>-0.9798486052</text:p>
              </table:table-cell>
              <table:table-cell office:value-type="float" office:value="-0.9798550524">
                <text:p>-0.97985505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348937769">
                <text:p>3.348937769</text:p>
              </table:table-cell>
              <table:table-cell office:value-type="float" office:value="-0.9785744655">
                <text:p>-0.9785744655</text:p>
              </table:table-cell>
              <table:table-cell office:value-type="float" office:value="-0.9785809043">
                <text:p>-0.978580904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355220954">
                <text:p>3.355220954</text:p>
              </table:table-cell>
              <table:table-cell office:value-type="float" office:value="-0.9772616934">
                <text:p>-0.9772616934</text:p>
              </table:table-cell>
              <table:table-cell office:value-type="float" office:value="-0.9772681236">
                <text:p>-0.97726812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361504139">
                <text:p>3.361504139</text:p>
              </table:table-cell>
              <table:table-cell office:value-type="float" office:value="-0.9759103407">
                <text:p>-0.9759103407</text:p>
              </table:table-cell>
              <table:table-cell office:value-type="float" office:value="-0.9759167619">
                <text:p>-0.97591676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367787325">
                <text:p>3.367787325</text:p>
              </table:table-cell>
              <table:table-cell office:value-type="float" office:value="-0.9745204607">
                <text:p>-0.9745204607</text:p>
              </table:table-cell>
              <table:table-cell office:value-type="float" office:value="-0.9745268728">
                <text:p>-0.97452687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37407051">
                <text:p>3.37407051</text:p>
              </table:table-cell>
              <table:table-cell office:value-type="float" office:value="-0.9730921083">
                <text:p>-0.9730921083</text:p>
              </table:table-cell>
              <table:table-cell office:value-type="float" office:value="-0.973098511">
                <text:p>-0.9730985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380353695">
                <text:p>3.380353695</text:p>
              </table:table-cell>
              <table:table-cell office:value-type="float" office:value="-0.9716253398">
                <text:p>-0.9716253398</text:p>
              </table:table-cell>
              <table:table-cell office:value-type="float" office:value="-0.9716317329">
                <text:p>-0.97163173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386636881">
                <text:p>3.386636881</text:p>
              </table:table-cell>
              <table:table-cell office:value-type="float" office:value="-0.9701202133">
                <text:p>-0.9701202133</text:p>
              </table:table-cell>
              <table:table-cell office:value-type="float" office:value="-0.9701265965">
                <text:p>-0.97012659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392920066">
                <text:p>3.392920066</text:p>
              </table:table-cell>
              <table:table-cell office:value-type="float" office:value="-0.9685767881">
                <text:p>-0.9685767881</text:p>
              </table:table-cell>
              <table:table-cell office:value-type="float" office:value="-0.9685831611">
                <text:p>-0.96858316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399203251">
                <text:p>3.399203251</text:p>
              </table:table-cell>
              <table:table-cell office:value-type="float" office:value="-0.9669951252">
                <text:p>-0.9669951252</text:p>
              </table:table-cell>
              <table:table-cell office:value-type="float" office:value="-0.9670014878">
                <text:p>-0.96700148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405486436">
                <text:p>3.405486436</text:p>
              </table:table-cell>
              <table:table-cell office:value-type="float" office:value="-0.9653752869">
                <text:p>-0.9653752869</text:p>
              </table:table-cell>
              <table:table-cell office:value-type="float" office:value="-0.9653816388">
                <text:p>-0.96538163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411769622">
                <text:p>3.411769622</text:p>
              </table:table-cell>
              <table:table-cell office:value-type="float" office:value="-0.9637173373">
                <text:p>-0.9637173373</text:p>
              </table:table-cell>
              <table:table-cell office:value-type="float" office:value="-0.9637236783">
                <text:p>-0.96372367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418052807">
                <text:p>3.418052807</text:p>
              </table:table-cell>
              <table:table-cell office:value-type="float" office:value="-0.9620213417">
                <text:p>-0.9620213417</text:p>
              </table:table-cell>
              <table:table-cell office:value-type="float" office:value="-0.9620276716">
                <text:p>-0.96202767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424335992">
                <text:p>3.424335992</text:p>
              </table:table-cell>
              <table:table-cell office:value-type="float" office:value="-0.9602873672">
                <text:p>-0.9602873672</text:p>
              </table:table-cell>
              <table:table-cell office:value-type="float" office:value="-0.9602936857">
                <text:p>-0.960293685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430619178">
                <text:p>3.430619178</text:p>
              </table:table-cell>
              <table:table-cell office:value-type="float" office:value="-0.9585154822">
                <text:p>-0.9585154822</text:p>
              </table:table-cell>
              <table:table-cell office:value-type="float" office:value="-0.958521789">
                <text:p>-0.9585217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436902363">
                <text:p>3.436902363</text:p>
              </table:table-cell>
              <table:table-cell office:value-type="float" office:value="-0.9567057567">
                <text:p>-0.9567057567</text:p>
              </table:table-cell>
              <table:table-cell office:value-type="float" office:value="-0.9567120516">
                <text:p>-0.95671205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443185548">
                <text:p>3.443185548</text:p>
              </table:table-cell>
              <table:table-cell office:value-type="float" office:value="-0.954858262">
                <text:p>-0.954858262</text:p>
              </table:table-cell>
              <table:table-cell office:value-type="float" office:value="-0.9548645447">
                <text:p>-0.95486454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449468734">
                <text:p>3.449468734</text:p>
              </table:table-cell>
              <table:table-cell office:value-type="float" office:value="-0.9529730712">
                <text:p>-0.9529730712</text:p>
              </table:table-cell>
              <table:table-cell office:value-type="float" office:value="-0.9529793415">
                <text:p>-0.95297934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455751919">
                <text:p>3.455751919</text:p>
              </table:table-cell>
              <table:table-cell office:value-type="float" office:value="-0.9510502586">
                <text:p>-0.9510502586</text:p>
              </table:table-cell>
              <table:table-cell office:value-type="float" office:value="-0.9510565163">
                <text:p>-0.95105651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462035104">
                <text:p>3.462035104</text:p>
              </table:table-cell>
              <table:table-cell office:value-type="float" office:value="-0.9490899002">
                <text:p>-0.9490899002</text:p>
              </table:table-cell>
              <table:table-cell office:value-type="float" office:value="-0.949096145">
                <text:p>-0.9490961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46831829">
                <text:p>3.46831829</text:p>
              </table:table-cell>
              <table:table-cell office:value-type="float" office:value="-0.9470920733">
                <text:p>-0.9470920733</text:p>
              </table:table-cell>
              <table:table-cell office:value-type="float" office:value="-0.947098305">
                <text:p>-0.9470983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474601475">
                <text:p>3.474601475</text:p>
              </table:table-cell>
              <table:table-cell office:value-type="float" office:value="-0.9450568569">
                <text:p>-0.9450568569</text:p>
              </table:table-cell>
              <table:table-cell office:value-type="float" office:value="-0.9450630752">
                <text:p>-0.94506307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48088466">
                <text:p>3.48088466</text:p>
              </table:table-cell>
              <table:table-cell office:value-type="float" office:value="-0.9429843313">
                <text:p>-0.9429843313</text:p>
              </table:table-cell>
              <table:table-cell office:value-type="float" office:value="-0.9429905359">
                <text:p>-0.94299053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487167845">
                <text:p>3.487167845</text:p>
              </table:table-cell>
              <table:table-cell office:value-type="float" office:value="-0.9408745782">
                <text:p>-0.9408745782</text:p>
              </table:table-cell>
              <table:table-cell office:value-type="float" office:value="-0.940880769">
                <text:p>-0.9408807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493451031">
                <text:p>3.493451031</text:p>
              </table:table-cell>
              <table:table-cell office:value-type="float" office:value="-0.938727681">
                <text:p>-0.938727681</text:p>
              </table:table-cell>
              <table:table-cell office:value-type="float" office:value="-0.9387338577">
                <text:p>-0.938733857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499734216">
                <text:p>3.499734216</text:p>
              </table:table-cell>
              <table:table-cell office:value-type="float" office:value="-0.9365437245">
                <text:p>-0.9365437245</text:p>
              </table:table-cell>
              <table:table-cell office:value-type="float" office:value="-0.9365498867">
                <text:p>-0.936549886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506017401">
                <text:p>3.506017401</text:p>
              </table:table-cell>
              <table:table-cell office:value-type="float" office:value="-0.9343227948">
                <text:p>-0.9343227948</text:p>
              </table:table-cell>
              <table:table-cell office:value-type="float" office:value="-0.9343289425">
                <text:p>-0.93432894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512300587">
                <text:p>3.512300587</text:p>
              </table:table-cell>
              <table:table-cell office:value-type="float" office:value="-0.9320649797">
                <text:p>-0.9320649797</text:p>
              </table:table-cell>
              <table:table-cell office:value-type="float" office:value="-0.9320711125">
                <text:p>-0.93207111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518583772">
                <text:p>3.518583772</text:p>
              </table:table-cell>
              <table:table-cell office:value-type="float" office:value="-0.9297703682">
                <text:p>-0.9297703682</text:p>
              </table:table-cell>
              <table:table-cell office:value-type="float" office:value="-0.9297764859">
                <text:p>-0.92977648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524866957">
                <text:p>3.524866957</text:p>
              </table:table-cell>
              <table:table-cell office:value-type="float" office:value="-0.927439051">
                <text:p>-0.927439051</text:p>
              </table:table-cell>
              <table:table-cell office:value-type="float" office:value="-0.9274451533">
                <text:p>-0.92744515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531150143">
                <text:p>3.531150143</text:p>
              </table:table-cell>
              <table:table-cell office:value-type="float" office:value="-0.9250711201">
                <text:p>-0.9250711201</text:p>
              </table:table-cell>
              <table:table-cell office:value-type="float" office:value="-0.9250772068">
                <text:p>-0.92507720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537433328">
                <text:p>3.537433328</text:p>
              </table:table-cell>
              <table:table-cell office:value-type="float" office:value="-0.9226666689">
                <text:p>-0.9226666689</text:p>
              </table:table-cell>
              <table:table-cell office:value-type="float" office:value="-0.9226727399">
                <text:p>-0.92267273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543716513">
                <text:p>3.543716513</text:p>
              </table:table-cell>
              <table:table-cell office:value-type="float" office:value="-0.9202257925">
                <text:p>-0.9202257925</text:p>
              </table:table-cell>
              <table:table-cell office:value-type="float" office:value="-0.9202318474">
                <text:p>-0.92023184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549999699">
                <text:p>3.549999699</text:p>
              </table:table-cell>
              <table:table-cell office:value-type="float" office:value="-0.9177485871">
                <text:p>-0.9177485871</text:p>
              </table:table-cell>
              <table:table-cell office:value-type="float" office:value="-0.9177546257">
                <text:p>-0.91775462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556282884">
                <text:p>3.556282884</text:p>
              </table:table-cell>
              <table:table-cell office:value-type="float" office:value="-0.9152351506">
                <text:p>-0.9152351506</text:p>
              </table:table-cell>
              <table:table-cell office:value-type="float" office:value="-0.9152411726">
                <text:p>-0.91524117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562566069">
                <text:p>3.562566069</text:p>
              </table:table-cell>
              <table:table-cell office:value-type="float" office:value="-0.9126855821">
                <text:p>-0.9126855821</text:p>
              </table:table-cell>
              <table:table-cell office:value-type="float" office:value="-0.9126915874">
                <text:p>-0.91269158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568849254">
                <text:p>3.568849254</text:p>
              </table:table-cell>
              <table:table-cell office:value-type="float" office:value="-0.9100999824">
                <text:p>-0.9100999824</text:p>
              </table:table-cell>
              <table:table-cell office:value-type="float" office:value="-0.9101059707">
                <text:p>-0.91010597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57513244">
                <text:p>3.57513244</text:p>
              </table:table-cell>
              <table:table-cell office:value-type="float" office:value="-0.9074784535">
                <text:p>-0.9074784535</text:p>
              </table:table-cell>
              <table:table-cell office:value-type="float" office:value="-0.9074844245">
                <text:p>-0.907484424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581415625">
                <text:p>3.581415625</text:p>
              </table:table-cell>
              <table:table-cell office:value-type="float" office:value="-0.904821099">
                <text:p>-0.904821099</text:p>
              </table:table-cell>
              <table:table-cell office:value-type="float" office:value="-0.9048270525">
                <text:p>-0.90482705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58769881">
                <text:p>3.58769881</text:p>
              </table:table-cell>
              <table:table-cell office:value-type="float" office:value="-0.9021280236">
                <text:p>-0.9021280236</text:p>
              </table:table-cell>
              <table:table-cell office:value-type="float" office:value="-0.9021339594">
                <text:p>-0.902133959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593981996">
                <text:p>3.593981996</text:p>
              </table:table-cell>
              <table:table-cell office:value-type="float" office:value="-0.8993993337">
                <text:p>-0.8993993337</text:p>
              </table:table-cell>
              <table:table-cell office:value-type="float" office:value="-0.8994052516">
                <text:p>-0.89940525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600265181">
                <text:p>3.600265181</text:p>
              </table:table-cell>
              <table:table-cell office:value-type="float" office:value="-0.8966351371">
                <text:p>-0.8966351371</text:p>
              </table:table-cell>
              <table:table-cell office:value-type="float" office:value="-0.8966410368">
                <text:p>-0.89664103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606548366">
                <text:p>3.606548366</text:p>
              </table:table-cell>
              <table:table-cell office:value-type="float" office:value="-0.8938355429">
                <text:p>-0.8938355429</text:p>
              </table:table-cell>
              <table:table-cell office:value-type="float" office:value="-0.8938414242">
                <text:p>-0.89384142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612831552">
                <text:p>3.612831552</text:p>
              </table:table-cell>
              <table:table-cell office:value-type="float" office:value="-0.8910006616">
                <text:p>-0.8910006616</text:p>
              </table:table-cell>
              <table:table-cell office:value-type="float" office:value="-0.8910065242">
                <text:p>-0.89100652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619114737">
                <text:p>3.619114737</text:p>
              </table:table-cell>
              <table:table-cell office:value-type="float" office:value="-0.8881306051">
                <text:p>-0.8881306051</text:p>
              </table:table-cell>
              <table:table-cell office:value-type="float" office:value="-0.8881364488">
                <text:p>-0.88813644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625397922">
                <text:p>3.625397922</text:p>
              </table:table-cell>
              <table:table-cell office:value-type="float" office:value="-0.8852254868">
                <text:p>-0.8852254868</text:p>
              </table:table-cell>
              <table:table-cell office:value-type="float" office:value="-0.8852313113">
                <text:p>-0.88523131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631681108">
                <text:p>3.631681108</text:p>
              </table:table-cell>
              <table:table-cell office:value-type="float" office:value="-0.8822854212">
                <text:p>-0.8822854212</text:p>
              </table:table-cell>
              <table:table-cell office:value-type="float" office:value="-0.8822912264">
                <text:p>-0.88229122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637964293">
                <text:p>3.637964293</text:p>
              </table:table-cell>
              <table:table-cell office:value-type="float" office:value="-0.8793105245">
                <text:p>-0.8793105245</text:p>
              </table:table-cell>
              <table:table-cell office:value-type="float" office:value="-0.8793163102">
                <text:p>-0.87931631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644247478">
                <text:p>3.644247478</text:p>
              </table:table-cell>
              <table:table-cell office:value-type="float" office:value="-0.8763009142">
                <text:p>-0.8763009142</text:p>
              </table:table-cell>
              <table:table-cell office:value-type="float" office:value="-0.87630668">
                <text:p>-0.876306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650530663">
                <text:p>3.650530663</text:p>
              </table:table-cell>
              <table:table-cell office:value-type="float" office:value="-0.873256709">
                <text:p>-0.873256709</text:p>
              </table:table-cell>
              <table:table-cell office:value-type="float" office:value="-0.8732624548">
                <text:p>-0.87326245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656813849">
                <text:p>3.656813849</text:p>
              </table:table-cell>
              <table:table-cell office:value-type="float" office:value="-0.8701780291">
                <text:p>-0.8701780291</text:p>
              </table:table-cell>
              <table:table-cell office:value-type="float" office:value="-0.8701837547">
                <text:p>-0.870183754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663097034">
                <text:p>3.663097034</text:p>
              </table:table-cell>
              <table:table-cell office:value-type="float" office:value="-0.8670649961">
                <text:p>-0.8670649961</text:p>
              </table:table-cell>
              <table:table-cell office:value-type="float" office:value="-0.8670707012">
                <text:p>-0.86707070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669380219">
                <text:p>3.669380219</text:p>
              </table:table-cell>
              <table:table-cell office:value-type="float" office:value="-0.8639177328">
                <text:p>-0.8639177328</text:p>
              </table:table-cell>
              <table:table-cell office:value-type="float" office:value="-0.8639234172">
                <text:p>-0.86392341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675663405">
                <text:p>3.675663405</text:p>
              </table:table-cell>
              <table:table-cell office:value-type="float" office:value="-0.8607363636">
                <text:p>-0.8607363636</text:p>
              </table:table-cell>
              <table:table-cell office:value-type="float" office:value="-0.860742027">
                <text:p>-0.8607420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68194659">
                <text:p>3.68194659</text:p>
              </table:table-cell>
              <table:table-cell office:value-type="float" office:value="-0.8575210139">
                <text:p>-0.8575210139</text:p>
              </table:table-cell>
              <table:table-cell office:value-type="float" office:value="-0.8575266562">
                <text:p>-0.85752665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688229775">
                <text:p>3.688229775</text:p>
              </table:table-cell>
              <table:table-cell office:value-type="float" office:value="-0.8542718108">
                <text:p>-0.8542718108</text:p>
              </table:table-cell>
              <table:table-cell office:value-type="float" office:value="-0.8542774317">
                <text:p>-0.85427743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694512961">
                <text:p>3.694512961</text:p>
              </table:table-cell>
              <table:table-cell office:value-type="float" office:value="-0.8509888825">
                <text:p>-0.8509888825</text:p>
              </table:table-cell>
              <table:table-cell office:value-type="float" office:value="-0.8509944818">
                <text:p>-0.85099448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700796146">
                <text:p>3.700796146</text:p>
              </table:table-cell>
              <table:table-cell office:value-type="float" office:value="-0.8476723586">
                <text:p>-0.8476723586</text:p>
              </table:table-cell>
              <table:table-cell office:value-type="float" office:value="-0.8476779361">
                <text:p>-0.84767793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707079331">
                <text:p>3.707079331</text:p>
              </table:table-cell>
              <table:table-cell office:value-type="float" office:value="-0.8443223701">
                <text:p>-0.8443223701</text:p>
              </table:table-cell>
              <table:table-cell office:value-type="float" office:value="-0.8443279255">
                <text:p>-0.84432792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713362517">
                <text:p>3.713362517</text:p>
              </table:table-cell>
              <table:table-cell office:value-type="float" office:value="-0.8409390491">
                <text:p>-0.8409390491</text:p>
              </table:table-cell>
              <table:table-cell office:value-type="float" office:value="-0.8409445823">
                <text:p>-0.84094458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719645702">
                <text:p>3.719645702</text:p>
              </table:table-cell>
              <table:table-cell office:value-type="float" office:value="-0.8375225293">
                <text:p>-0.8375225293</text:p>
              </table:table-cell>
              <table:table-cell office:value-type="float" office:value="-0.83752804">
                <text:p>-0.837528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725928887">
                <text:p>3.725928887</text:p>
              </table:table-cell>
              <table:table-cell office:value-type="float" office:value="-0.8340729456">
                <text:p>-0.8340729456</text:p>
              </table:table-cell>
              <table:table-cell office:value-type="float" office:value="-0.8340784336">
                <text:p>-0.834078433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732212072">
                <text:p>3.732212072</text:p>
              </table:table-cell>
              <table:table-cell office:value-type="float" office:value="-0.8305904341">
                <text:p>-0.8305904341</text:p>
              </table:table-cell>
              <table:table-cell office:value-type="float" office:value="-0.8305958992">
                <text:p>-0.83059589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738495258">
                <text:p>3.738495258</text:p>
              </table:table-cell>
              <table:table-cell office:value-type="float" office:value="-0.8270751323">
                <text:p>-0.8270751323</text:p>
              </table:table-cell>
              <table:table-cell office:value-type="float" office:value="-0.8270805743">
                <text:p>-0.82708057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744778443">
                <text:p>3.744778443</text:p>
              </table:table-cell>
              <table:table-cell office:value-type="float" office:value="-0.823527179">
                <text:p>-0.823527179</text:p>
              </table:table-cell>
              <table:table-cell office:value-type="float" office:value="-0.8235325976">
                <text:p>-0.82353259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751061628">
                <text:p>3.751061628</text:p>
              </table:table-cell>
              <table:table-cell office:value-type="float" office:value="-0.8199467143">
                <text:p>-0.8199467143</text:p>
              </table:table-cell>
              <table:table-cell office:value-type="float" office:value="-0.8199521093">
                <text:p>-0.81995210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757344814">
                <text:p>3.757344814</text:p>
              </table:table-cell>
              <table:table-cell office:value-type="float" office:value="-0.8163338794">
                <text:p>-0.8163338794</text:p>
              </table:table-cell>
              <table:table-cell office:value-type="float" office:value="-0.8163392507">
                <text:p>-0.81633925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763627999">
                <text:p>3.763627999</text:p>
              </table:table-cell>
              <table:table-cell office:value-type="float" office:value="-0.8126888171">
                <text:p>-0.8126888171</text:p>
              </table:table-cell>
              <table:table-cell office:value-type="float" office:value="-0.8126941644">
                <text:p>-0.81269416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769911184">
                <text:p>3.769911184</text:p>
              </table:table-cell>
              <table:table-cell office:value-type="float" office:value="-0.8090116713">
                <text:p>-0.8090116713</text:p>
              </table:table-cell>
              <table:table-cell office:value-type="float" office:value="-0.8090169944">
                <text:p>-0.809016994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77619437">
                <text:p>3.77619437</text:p>
              </table:table-cell>
              <table:table-cell office:value-type="float" office:value="-0.805302587">
                <text:p>-0.805302587</text:p>
              </table:table-cell>
              <table:table-cell office:value-type="float" office:value="-0.8053078857">
                <text:p>-0.80530788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782477555">
                <text:p>3.782477555</text:p>
              </table:table-cell>
              <table:table-cell office:value-type="float" office:value="-0.8015617108">
                <text:p>-0.8015617108</text:p>
              </table:table-cell>
              <table:table-cell office:value-type="float" office:value="-0.8015669849">
                <text:p>-0.80156698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78876074">
                <text:p>3.78876074</text:p>
              </table:table-cell>
              <table:table-cell office:value-type="float" office:value="-0.7977891903">
                <text:p>-0.7977891903</text:p>
              </table:table-cell>
              <table:table-cell office:value-type="float" office:value="-0.7977944395">
                <text:p>-0.79779443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795043926">
                <text:p>3.795043926</text:p>
              </table:table-cell>
              <table:table-cell office:value-type="float" office:value="-0.7939851744">
                <text:p>-0.7939851744</text:p>
              </table:table-cell>
              <table:table-cell office:value-type="float" office:value="-0.7939903986">
                <text:p>-0.79399039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801327111">
                <text:p>3.801327111</text:p>
              </table:table-cell>
              <table:table-cell office:value-type="float" office:value="-0.7901498134">
                <text:p>-0.7901498134</text:p>
              </table:table-cell>
              <table:table-cell office:value-type="float" office:value="-0.7901550124">
                <text:p>-0.79015501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807610296">
                <text:p>3.807610296</text:p>
              </table:table-cell>
              <table:table-cell office:value-type="float" office:value="-0.7862832586">
                <text:p>-0.7862832586</text:p>
              </table:table-cell>
              <table:table-cell office:value-type="float" office:value="-0.7862884321">
                <text:p>-0.78628843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813893481">
                <text:p>3.813893481</text:p>
              </table:table-cell>
              <table:table-cell office:value-type="float" office:value="-0.7823856627">
                <text:p>-0.7823856627</text:p>
              </table:table-cell>
              <table:table-cell office:value-type="float" office:value="-0.7823908106">
                <text:p>-0.78239081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820176667">
                <text:p>3.820176667</text:p>
              </table:table-cell>
              <table:table-cell office:value-type="float" office:value="-0.7784571795">
                <text:p>-0.7784571795</text:p>
              </table:table-cell>
              <table:table-cell office:value-type="float" office:value="-0.7784623016">
                <text:p>-0.77846230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826459852">
                <text:p>3.826459852</text:p>
              </table:table-cell>
              <table:table-cell office:value-type="float" office:value="-0.7744979642">
                <text:p>-0.7744979642</text:p>
              </table:table-cell>
              <table:table-cell office:value-type="float" office:value="-0.7745030602">
                <text:p>-0.77450306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832743037">
                <text:p>3.832743037</text:p>
              </table:table-cell>
              <table:table-cell office:value-type="float" office:value="-0.770508173">
                <text:p>-0.770508173</text:p>
              </table:table-cell>
              <table:table-cell office:value-type="float" office:value="-0.7705132428">
                <text:p>-0.77051324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839026223">
                <text:p>3.839026223</text:p>
              </table:table-cell>
              <table:table-cell office:value-type="float" office:value="-0.7664879635">
                <text:p>-0.7664879635</text:p>
              </table:table-cell>
              <table:table-cell office:value-type="float" office:value="-0.7664930068">
                <text:p>-0.76649300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845309408">
                <text:p>3.845309408</text:p>
              </table:table-cell>
              <table:table-cell office:value-type="float" office:value="-0.7624374944">
                <text:p>-0.7624374944</text:p>
              </table:table-cell>
              <table:table-cell office:value-type="float" office:value="-0.762442511">
                <text:p>-0.7624425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851592593">
                <text:p>3.851592593</text:p>
              </table:table-cell>
              <table:table-cell office:value-type="float" office:value="-0.7583569255">
                <text:p>-0.7583569255</text:p>
              </table:table-cell>
              <table:table-cell office:value-type="float" office:value="-0.7583619153">
                <text:p>-0.75836191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857875779">
                <text:p>3.857875779</text:p>
              </table:table-cell>
              <table:table-cell office:value-type="float" office:value="-0.754246418">
                <text:p>-0.754246418</text:p>
              </table:table-cell>
              <table:table-cell office:value-type="float" office:value="-0.7542513807">
                <text:p>-0.75425138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864158964">
                <text:p>3.864158964</text:p>
              </table:table-cell>
              <table:table-cell office:value-type="float" office:value="-0.7501061341">
                <text:p>-0.7501061341</text:p>
              </table:table-cell>
              <table:table-cell office:value-type="float" office:value="-0.7501110696">
                <text:p>-0.75011106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870442149">
                <text:p>3.870442149</text:p>
              </table:table-cell>
              <table:table-cell office:value-type="float" office:value="-0.7459362373">
                <text:p>-0.7459362373</text:p>
              </table:table-cell>
              <table:table-cell office:value-type="float" office:value="-0.7459411454">
                <text:p>-0.74594114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876725335">
                <text:p>3.876725335</text:p>
              </table:table-cell>
              <table:table-cell office:value-type="float" office:value="-0.7417368923">
                <text:p>-0.7417368923</text:p>
              </table:table-cell>
              <table:table-cell office:value-type="float" office:value="-0.7417417727">
                <text:p>-0.741741772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88300852">
                <text:p>3.88300852</text:p>
              </table:table-cell>
              <table:table-cell office:value-type="float" office:value="-0.7375082647">
                <text:p>-0.7375082647</text:p>
              </table:table-cell>
              <table:table-cell office:value-type="float" office:value="-0.7375131174">
                <text:p>-0.73751311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889291705">
                <text:p>3.889291705</text:p>
              </table:table-cell>
              <table:table-cell office:value-type="float" office:value="-0.7332505216">
                <text:p>-0.7332505216</text:p>
              </table:table-cell>
              <table:table-cell office:value-type="float" office:value="-0.7332553462">
                <text:p>-0.733255346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89557489">
                <text:p>3.89557489</text:p>
              </table:table-cell>
              <table:table-cell office:value-type="float" office:value="-0.728963831">
                <text:p>-0.728963831</text:p>
              </table:table-cell>
              <table:table-cell office:value-type="float" office:value="-0.7289686274">
                <text:p>-0.72896862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901858076">
                <text:p>3.901858076</text:p>
              </table:table-cell>
              <table:table-cell office:value-type="float" office:value="-0.7246483622">
                <text:p>-0.7246483622</text:p>
              </table:table-cell>
              <table:table-cell office:value-type="float" office:value="-0.7246531302">
                <text:p>-0.724653130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908141261">
                <text:p>3.908141261</text:p>
              </table:table-cell>
              <table:table-cell office:value-type="float" office:value="-0.7203042855">
                <text:p>-0.7203042855</text:p>
              </table:table-cell>
              <table:table-cell office:value-type="float" office:value="-0.7203090249">
                <text:p>-0.720309024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914424446">
                <text:p>3.914424446</text:p>
              </table:table-cell>
              <table:table-cell office:value-type="float" office:value="-0.7159317724">
                <text:p>-0.7159317724</text:p>
              </table:table-cell>
              <table:table-cell office:value-type="float" office:value="-0.715936483">
                <text:p>-0.7159364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920707632">
                <text:p>3.920707632</text:p>
              </table:table-cell>
              <table:table-cell office:value-type="float" office:value="-0.7115309955">
                <text:p>-0.7115309955</text:p>
              </table:table-cell>
              <table:table-cell office:value-type="float" office:value="-0.7115356772">
                <text:p>-0.711535677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926990817">
                <text:p>3.926990817</text:p>
              </table:table-cell>
              <table:table-cell office:value-type="float" office:value="-0.7071021286">
                <text:p>-0.7071021286</text:p>
              </table:table-cell>
              <table:table-cell office:value-type="float" office:value="-0.7071067812">
                <text:p>-0.70710678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933274002">
                <text:p>3.933274002</text:p>
              </table:table-cell>
              <table:table-cell office:value-type="float" office:value="-0.7026453466">
                <text:p>-0.7026453466</text:p>
              </table:table-cell>
              <table:table-cell office:value-type="float" office:value="-0.7026499698">
                <text:p>-0.70264996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939557188">
                <text:p>3.939557188</text:p>
              </table:table-cell>
              <table:table-cell office:value-type="float" office:value="-0.6981608253">
                <text:p>-0.6981608253</text:p>
              </table:table-cell>
              <table:table-cell office:value-type="float" office:value="-0.698165419">
                <text:p>-0.6981654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945840373">
                <text:p>3.945840373</text:p>
              </table:table-cell>
              <table:table-cell office:value-type="float" office:value="-0.6936487418">
                <text:p>-0.6936487418</text:p>
              </table:table-cell>
              <table:table-cell office:value-type="float" office:value="-0.6936533058">
                <text:p>-0.69365330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952123558">
                <text:p>3.952123558</text:p>
              </table:table-cell>
              <table:table-cell office:value-type="float" office:value="-0.6891092742">
                <text:p>-0.6891092742</text:p>
              </table:table-cell>
              <table:table-cell office:value-type="float" office:value="-0.6891138084">
                <text:p>-0.68911380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958406744">
                <text:p>3.958406744</text:p>
              </table:table-cell>
              <table:table-cell office:value-type="float" office:value="-0.6845426018">
                <text:p>-0.6845426018</text:p>
              </table:table-cell>
              <table:table-cell office:value-type="float" office:value="-0.6845471059">
                <text:p>-0.68454710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964689929">
                <text:p>3.964689929</text:p>
              </table:table-cell>
              <table:table-cell office:value-type="float" office:value="-0.6799489048">
                <text:p>-0.6799489048</text:p>
              </table:table-cell>
              <table:table-cell office:value-type="float" office:value="-0.6799533787">
                <text:p>-0.67995337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970973114">
                <text:p>3.970973114</text:p>
              </table:table-cell>
              <table:table-cell office:value-type="float" office:value="-0.6753283646">
                <text:p>-0.6753283646</text:p>
              </table:table-cell>
              <table:table-cell office:value-type="float" office:value="-0.6753328081">
                <text:p>-0.675332808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977256299">
                <text:p>3.977256299</text:p>
              </table:table-cell>
              <table:table-cell office:value-type="float" office:value="-0.6706811636">
                <text:p>-0.6706811636</text:p>
              </table:table-cell>
              <table:table-cell office:value-type="float" office:value="-0.6706855765">
                <text:p>-0.67068557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983539485">
                <text:p>3.983539485</text:p>
              </table:table-cell>
              <table:table-cell office:value-type="float" office:value="-0.6660074853">
                <text:p>-0.6660074853</text:p>
              </table:table-cell>
              <table:table-cell office:value-type="float" office:value="-0.6660118674">
                <text:p>-0.66601186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98982267">
                <text:p>3.98982267</text:p>
              </table:table-cell>
              <table:table-cell office:value-type="float" office:value="-0.6613075141">
                <text:p>-0.6613075141</text:p>
              </table:table-cell>
              <table:table-cell office:value-type="float" office:value="-0.6613118653">
                <text:p>-0.66131186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996105855">
                <text:p>3.996105855</text:p>
              </table:table-cell>
              <table:table-cell office:value-type="float" office:value="-0.6565814356">
                <text:p>-0.6565814356</text:p>
              </table:table-cell>
              <table:table-cell office:value-type="float" office:value="-0.6565857558">
                <text:p>-0.656585755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002389041">
                <text:p>4.002389041</text:p>
              </table:table-cell>
              <table:table-cell office:value-type="float" office:value="-0.6518294364">
                <text:p>-0.6518294364</text:p>
              </table:table-cell>
              <table:table-cell office:value-type="float" office:value="-0.6518337253">
                <text:p>-0.65183372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.008672226">
                <text:p>4.008672226</text:p>
              </table:table-cell>
              <table:table-cell office:value-type="float" office:value="-0.6470517041">
                <text:p>-0.6470517041</text:p>
              </table:table-cell>
              <table:table-cell office:value-type="float" office:value="-0.6470559616">
                <text:p>-0.64705596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014955411">
                <text:p>4.014955411</text:p>
              </table:table-cell>
              <table:table-cell office:value-type="float" office:value="-0.6422484273">
                <text:p>-0.6422484273</text:p>
              </table:table-cell>
              <table:table-cell office:value-type="float" office:value="-0.6422526532">
                <text:p>-0.64225265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.021238597">
                <text:p>4.021238597</text:p>
              </table:table-cell>
              <table:table-cell office:value-type="float" office:value="-0.6374197957">
                <text:p>-0.6374197957</text:p>
              </table:table-cell>
              <table:table-cell office:value-type="float" office:value="-0.6374239897">
                <text:p>-0.63742398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.027521782">
                <text:p>4.027521782</text:p>
              </table:table-cell>
              <table:table-cell office:value-type="float" office:value="-0.6325659998">
                <text:p>-0.6325659998</text:p>
              </table:table-cell>
              <table:table-cell office:value-type="float" office:value="-0.6325701619">
                <text:p>-0.63257016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033804967">
                <text:p>4.033804967</text:p>
              </table:table-cell>
              <table:table-cell office:value-type="float" office:value="-0.6276872313">
                <text:p>-0.6276872313</text:p>
              </table:table-cell>
              <table:table-cell office:value-type="float" office:value="-0.6276913613">
                <text:p>-0.62769136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.040088153">
                <text:p>4.040088153</text:p>
              </table:table-cell>
              <table:table-cell office:value-type="float" office:value="-0.6227836827">
                <text:p>-0.6227836827</text:p>
              </table:table-cell>
              <table:table-cell office:value-type="float" office:value="-0.6227877805">
                <text:p>-0.62278778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.046371338">
                <text:p>4.046371338</text:p>
              </table:table-cell>
              <table:table-cell office:value-type="float" office:value="-0.6178555477">
                <text:p>-0.6178555477</text:p>
              </table:table-cell>
              <table:table-cell office:value-type="float" office:value="-0.6178596131">
                <text:p>-0.61785961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.052654523">
                <text:p>4.052654523</text:p>
              </table:table-cell>
              <table:table-cell office:value-type="float" office:value="-0.6129030209">
                <text:p>-0.6129030209</text:p>
              </table:table-cell>
              <table:table-cell office:value-type="float" office:value="-0.6129070537">
                <text:p>-0.61290705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.058937708">
                <text:p>4.058937708</text:p>
              </table:table-cell>
              <table:table-cell office:value-type="float" office:value="-0.6079262977">
                <text:p>-0.6079262977</text:p>
              </table:table-cell>
              <table:table-cell office:value-type="float" office:value="-0.6079302977">
                <text:p>-0.607930297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.065220894">
                <text:p>4.065220894</text:p>
              </table:table-cell>
              <table:table-cell office:value-type="float" office:value="-0.6029255746">
                <text:p>-0.6029255746</text:p>
              </table:table-cell>
              <table:table-cell office:value-type="float" office:value="-0.6029295417">
                <text:p>-0.60292954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.071504079">
                <text:p>4.071504079</text:p>
              </table:table-cell>
              <table:table-cell office:value-type="float" office:value="-0.597901049">
                <text:p>-0.597901049</text:p>
              </table:table-cell>
              <table:table-cell office:value-type="float" office:value="-0.5979049831">
                <text:p>-0.59790498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.077787264">
                <text:p>4.077787264</text:p>
              </table:table-cell>
              <table:table-cell office:value-type="float" office:value="-0.5928529193">
                <text:p>-0.5928529193</text:p>
              </table:table-cell>
              <table:table-cell office:value-type="float" office:value="-0.5928568202">
                <text:p>-0.59285682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.08407045">
                <text:p>4.08407045</text:p>
              </table:table-cell>
              <table:table-cell office:value-type="float" office:value="-0.5877813848">
                <text:p>-0.5877813848</text:p>
              </table:table-cell>
              <table:table-cell office:value-type="float" office:value="-0.5877852523">
                <text:p>-0.58778525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.090353635">
                <text:p>4.090353635</text:p>
              </table:table-cell>
              <table:table-cell office:value-type="float" office:value="-0.5826866457">
                <text:p>-0.5826866457</text:p>
              </table:table-cell>
              <table:table-cell office:value-type="float" office:value="-0.5826904797">
                <text:p>-0.58269047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.09663682">
                <text:p>4.09663682</text:p>
              </table:table-cell>
              <table:table-cell office:value-type="float" office:value="-0.5775689032">
                <text:p>-0.5775689032</text:p>
              </table:table-cell>
              <table:table-cell office:value-type="float" office:value="-0.5775727034">
                <text:p>-0.57757270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.102920006">
                <text:p>4.102920006</text:p>
              </table:table-cell>
              <table:table-cell office:value-type="float" office:value="-0.5724283591">
                <text:p>-0.5724283591</text:p>
              </table:table-cell>
              <table:table-cell office:value-type="float" office:value="-0.5724321256">
                <text:p>-0.57243212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.109203191">
                <text:p>4.109203191</text:p>
              </table:table-cell>
              <table:table-cell office:value-type="float" office:value="-0.5672652167">
                <text:p>-0.5672652167</text:p>
              </table:table-cell>
              <table:table-cell office:value-type="float" office:value="-0.5672689491">
                <text:p>-0.56726894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115486376">
                <text:p>4.115486376</text:p>
              </table:table-cell>
              <table:table-cell office:value-type="float" office:value="-0.5620796795">
                <text:p>-0.5620796795</text:p>
              </table:table-cell>
              <table:table-cell office:value-type="float" office:value="-0.5620833779">
                <text:p>-0.56208337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121769562">
                <text:p>4.121769562</text:p>
              </table:table-cell>
              <table:table-cell office:value-type="float" office:value="-0.5568719524">
                <text:p>-0.5568719524</text:p>
              </table:table-cell>
              <table:table-cell office:value-type="float" office:value="-0.5568756165">
                <text:p>-0.55687561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.128052747">
                <text:p>4.128052747</text:p>
              </table:table-cell>
              <table:table-cell office:value-type="float" office:value="-0.551642241">
                <text:p>-0.551642241</text:p>
              </table:table-cell>
              <table:table-cell office:value-type="float" office:value="-0.5516458706">
                <text:p>-0.551645870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.134335932">
                <text:p>4.134335932</text:p>
              </table:table-cell>
              <table:table-cell office:value-type="float" office:value="-0.5463907516">
                <text:p>-0.5463907516</text:p>
              </table:table-cell>
              <table:table-cell office:value-type="float" office:value="-0.5463943467">
                <text:p>-0.54639434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.140619117">
                <text:p>4.140619117</text:p>
              </table:table-cell>
              <table:table-cell office:value-type="float" office:value="-0.5411176917">
                <text:p>-0.5411176917</text:p>
              </table:table-cell>
              <table:table-cell office:value-type="float" office:value="-0.5411212521">
                <text:p>-0.54112125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.146902303">
                <text:p>4.146902303</text:p>
              </table:table-cell>
              <table:table-cell office:value-type="float" office:value="-0.5358232694">
                <text:p>-0.5358232694</text:p>
              </table:table-cell>
              <table:table-cell office:value-type="float" office:value="-0.535826795">
                <text:p>-0.5358267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.153185488">
                <text:p>4.153185488</text:p>
              </table:table-cell>
              <table:table-cell office:value-type="float" office:value="-0.5305076937">
                <text:p>-0.5305076937</text:p>
              </table:table-cell>
              <table:table-cell office:value-type="float" office:value="-0.5305111843">
                <text:p>-0.53051118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.159468673">
                <text:p>4.159468673</text:p>
              </table:table-cell>
              <table:table-cell office:value-type="float" office:value="-0.5251711745">
                <text:p>-0.5251711745</text:p>
              </table:table-cell>
              <table:table-cell office:value-type="float" office:value="-0.52517463">
                <text:p>-0.525174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.165751859">
                <text:p>4.165751859</text:p>
              </table:table-cell>
              <table:table-cell office:value-type="float" office:value="-0.5198139224">
                <text:p>-0.5198139224</text:p>
              </table:table-cell>
              <table:table-cell office:value-type="float" office:value="-0.5198173426">
                <text:p>-0.519817342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.172035044">
                <text:p>4.172035044</text:p>
              </table:table-cell>
              <table:table-cell office:value-type="float" office:value="-0.5144361489">
                <text:p>-0.5144361489</text:p>
              </table:table-cell>
              <table:table-cell office:value-type="float" office:value="-0.5144395338">
                <text:p>-0.51443953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.178318229">
                <text:p>4.178318229</text:p>
              </table:table-cell>
              <table:table-cell office:value-type="float" office:value="-0.5090380664">
                <text:p>-0.5090380664</text:p>
              </table:table-cell>
              <table:table-cell office:value-type="float" office:value="-0.5090414158">
                <text:p>-0.50904141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.184601415">
                <text:p>4.184601415</text:p>
              </table:table-cell>
              <table:table-cell office:value-type="float" office:value="-0.5036198879">
                <text:p>-0.5036198879</text:p>
              </table:table-cell>
              <table:table-cell office:value-type="float" office:value="-0.5036232016">
                <text:p>-0.50362320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.1908846">
                <text:p>4.1908846</text:p>
              </table:table-cell>
              <table:table-cell office:value-type="float" office:value="-0.4981818274">
                <text:p>-0.4981818274</text:p>
              </table:table-cell>
              <table:table-cell office:value-type="float" office:value="-0.4981851053">
                <text:p>-0.49818510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.197167785">
                <text:p>4.197167785</text:p>
              </table:table-cell>
              <table:table-cell office:value-type="float" office:value="-0.4927240995">
                <text:p>-0.4927240995</text:p>
              </table:table-cell>
              <table:table-cell office:value-type="float" office:value="-0.4927273415">
                <text:p>-0.49272734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203450971">
                <text:p>4.203450971</text:p>
              </table:table-cell>
              <table:table-cell office:value-type="float" office:value="-0.4872469198">
                <text:p>-0.4872469198</text:p>
              </table:table-cell>
              <table:table-cell office:value-type="float" office:value="-0.4872501257">
                <text:p>-0.48725012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.209734156">
                <text:p>4.209734156</text:p>
              </table:table-cell>
              <table:table-cell office:value-type="float" office:value="-0.4817505043">
                <text:p>-0.4817505043</text:p>
              </table:table-cell>
              <table:table-cell office:value-type="float" office:value="-0.4817536741">
                <text:p>-0.48175367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.216017341">
                <text:p>4.216017341</text:p>
              </table:table-cell>
              <table:table-cell office:value-type="float" office:value="-0.4762350702">
                <text:p>-0.4762350702</text:p>
              </table:table-cell>
              <table:table-cell office:value-type="float" office:value="-0.4762382037">
                <text:p>-0.47623820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.222300526">
                <text:p>4.222300526</text:p>
              </table:table-cell>
              <table:table-cell office:value-type="float" office:value="-0.4707008351">
                <text:p>-0.4707008351</text:p>
              </table:table-cell>
              <table:table-cell office:value-type="float" office:value="-0.4707039322">
                <text:p>-0.47070393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228583712">
                <text:p>4.228583712</text:p>
              </table:table-cell>
              <table:table-cell office:value-type="float" office:value="-0.4651480175">
                <text:p>-0.4651480175</text:p>
              </table:table-cell>
              <table:table-cell office:value-type="float" office:value="-0.4651510781">
                <text:p>-0.46515107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.234866897">
                <text:p>4.234866897</text:p>
              </table:table-cell>
              <table:table-cell office:value-type="float" office:value="-0.4595768367">
                <text:p>-0.4595768367</text:p>
              </table:table-cell>
              <table:table-cell office:value-type="float" office:value="-0.4595798606">
                <text:p>-0.45957986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241150082">
                <text:p>4.241150082</text:p>
              </table:table-cell>
              <table:table-cell office:value-type="float" office:value="-0.4539875126">
                <text:p>-0.4539875126</text:p>
              </table:table-cell>
              <table:table-cell office:value-type="float" office:value="-0.4539904997">
                <text:p>-0.45399049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247433268">
                <text:p>4.247433268</text:p>
              </table:table-cell>
              <table:table-cell office:value-type="float" office:value="-0.4483802659">
                <text:p>-0.4483802659</text:p>
              </table:table-cell>
              <table:table-cell office:value-type="float" office:value="-0.4483832161">
                <text:p>-0.448383216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253716453">
                <text:p>4.253716453</text:p>
              </table:table-cell>
              <table:table-cell office:value-type="float" office:value="-0.4427553178">
                <text:p>-0.4427553178</text:p>
              </table:table-cell>
              <table:table-cell office:value-type="float" office:value="-0.442758231">
                <text:p>-0.4427582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.259999638">
                <text:p>4.259999638</text:p>
              </table:table-cell>
              <table:table-cell office:value-type="float" office:value="-0.4371128906">
                <text:p>-0.4371128906</text:p>
              </table:table-cell>
              <table:table-cell office:value-type="float" office:value="-0.4371157667">
                <text:p>-0.43711576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.266282824">
                <text:p>4.266282824</text:p>
              </table:table-cell>
              <table:table-cell office:value-type="float" office:value="-0.4314532068">
                <text:p>-0.4314532068</text:p>
              </table:table-cell>
              <table:table-cell office:value-type="float" office:value="-0.4314560457">
                <text:p>-0.43145604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272566009">
                <text:p>4.272566009</text:p>
              </table:table-cell>
              <table:table-cell office:value-type="float" office:value="-0.4257764901">
                <text:p>-0.4257764901</text:p>
              </table:table-cell>
              <table:table-cell office:value-type="float" office:value="-0.4257792916">
                <text:p>-0.42577929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.278849194">
                <text:p>4.278849194</text:p>
              </table:table-cell>
              <table:table-cell office:value-type="float" office:value="-0.4200829644">
                <text:p>-0.4200829644</text:p>
              </table:table-cell>
              <table:table-cell office:value-type="float" office:value="-0.4200857284">
                <text:p>-0.420085728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.285132379">
                <text:p>4.285132379</text:p>
              </table:table-cell>
              <table:table-cell office:value-type="float" office:value="-0.4143728545">
                <text:p>-0.4143728545</text:p>
              </table:table-cell>
              <table:table-cell office:value-type="float" office:value="-0.414375581">
                <text:p>-0.4143755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291415565">
                <text:p>4.291415565</text:p>
              </table:table-cell>
              <table:table-cell office:value-type="float" office:value="-0.4086463859">
                <text:p>-0.4086463859</text:p>
              </table:table-cell>
              <table:table-cell office:value-type="float" office:value="-0.4086490747">
                <text:p>-0.40864907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29769875">
                <text:p>4.29769875</text:p>
              </table:table-cell>
              <table:table-cell office:value-type="float" office:value="-0.4029037847">
                <text:p>-0.4029037847</text:p>
              </table:table-cell>
              <table:table-cell office:value-type="float" office:value="-0.4029064357">
                <text:p>-0.402906435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303981935">
                <text:p>4.303981935</text:p>
              </table:table-cell>
              <table:table-cell office:value-type="float" office:value="-0.3971452775">
                <text:p>-0.3971452775</text:p>
              </table:table-cell>
              <table:table-cell office:value-type="float" office:value="-0.3971478906">
                <text:p>-0.39714789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.310265121">
                <text:p>4.310265121</text:p>
              </table:table-cell>
              <table:table-cell office:value-type="float" office:value="-0.3913710917">
                <text:p>-0.3913710917</text:p>
              </table:table-cell>
              <table:table-cell office:value-type="float" office:value="-0.3913736668">
                <text:p>-0.391373666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.316548306">
                <text:p>4.316548306</text:p>
              </table:table-cell>
              <table:table-cell office:value-type="float" office:value="-0.3855814552">
                <text:p>-0.3855814552</text:p>
              </table:table-cell>
              <table:table-cell office:value-type="float" office:value="-0.3855839923">
                <text:p>-0.38558399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.322831491">
                <text:p>4.322831491</text:p>
              </table:table-cell>
              <table:table-cell office:value-type="float" office:value="-0.3797765967">
                <text:p>-0.3797765967</text:p>
              </table:table-cell>
              <table:table-cell office:value-type="float" office:value="-0.3797790955">
                <text:p>-0.37977909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.329114677">
                <text:p>4.329114677</text:p>
              </table:table-cell>
              <table:table-cell office:value-type="float" office:value="-0.3739567452">
                <text:p>-0.3739567452</text:p>
              </table:table-cell>
              <table:table-cell office:value-type="float" office:value="-0.3739592057">
                <text:p>-0.37395920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335397862">
                <text:p>4.335397862</text:p>
              </table:table-cell>
              <table:table-cell office:value-type="float" office:value="-0.3681221305">
                <text:p>-0.3681221305</text:p>
              </table:table-cell>
              <table:table-cell office:value-type="float" office:value="-0.3681245527">
                <text:p>-0.36812455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.341681047">
                <text:p>4.341681047</text:p>
              </table:table-cell>
              <table:table-cell office:value-type="float" office:value="-0.362272983">
                <text:p>-0.362272983</text:p>
              </table:table-cell>
              <table:table-cell office:value-type="float" office:value="-0.3622753667">
                <text:p>-0.36227536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.347964233">
                <text:p>4.347964233</text:p>
              </table:table-cell>
              <table:table-cell office:value-type="float" office:value="-0.3564095336">
                <text:p>-0.3564095336</text:p>
              </table:table-cell>
              <table:table-cell office:value-type="float" office:value="-0.3564118787">
                <text:p>-0.35641187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.354247418">
                <text:p>4.354247418</text:p>
              </table:table-cell>
              <table:table-cell office:value-type="float" office:value="-0.3505320138">
                <text:p>-0.3505320138</text:p>
              </table:table-cell>
              <table:table-cell office:value-type="float" office:value="-0.3505343202">
                <text:p>-0.350534320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.360530603">
                <text:p>4.360530603</text:p>
              </table:table-cell>
              <table:table-cell office:value-type="float" office:value="-0.3446406555">
                <text:p>-0.3446406555</text:p>
              </table:table-cell>
              <table:table-cell office:value-type="float" office:value="-0.3446429232">
                <text:p>-0.34464292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.366813788">
                <text:p>4.366813788</text:p>
              </table:table-cell>
              <table:table-cell office:value-type="float" office:value="-0.3387356914">
                <text:p>-0.3387356914</text:p>
              </table:table-cell>
              <table:table-cell office:value-type="float" office:value="-0.3387379202">
                <text:p>-0.33873792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.373096974">
                <text:p>4.373096974</text:p>
              </table:table-cell>
              <table:table-cell office:value-type="float" office:value="-0.3328173547">
                <text:p>-0.3328173547</text:p>
              </table:table-cell>
              <table:table-cell office:value-type="float" office:value="-0.3328195445">
                <text:p>-0.33281954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.379380159">
                <text:p>4.379380159</text:p>
              </table:table-cell>
              <table:table-cell office:value-type="float" office:value="-0.3268858788">
                <text:p>-0.3268858788</text:p>
              </table:table-cell>
              <table:table-cell office:value-type="float" office:value="-0.3268880297">
                <text:p>-0.32688802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.385663344">
                <text:p>4.385663344</text:p>
              </table:table-cell>
              <table:table-cell office:value-type="float" office:value="-0.3209414981">
                <text:p>-0.3209414981</text:p>
              </table:table-cell>
              <table:table-cell office:value-type="float" office:value="-0.3209436098">
                <text:p>-0.32094360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.39194653">
                <text:p>4.39194653</text:p>
              </table:table-cell>
              <table:table-cell office:value-type="float" office:value="-0.3149844471">
                <text:p>-0.3149844471</text:p>
              </table:table-cell>
              <table:table-cell office:value-type="float" office:value="-0.3149865197">
                <text:p>-0.31498651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.398229715">
                <text:p>4.398229715</text:p>
              </table:table-cell>
              <table:table-cell office:value-type="float" office:value="-0.3090149611">
                <text:p>-0.3090149611</text:p>
              </table:table-cell>
              <table:table-cell office:value-type="float" office:value="-0.3090169944">
                <text:p>-0.30901699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.4045129">
                <text:p>4.4045129</text:p>
              </table:table-cell>
              <table:table-cell office:value-type="float" office:value="-0.3030332757">
                <text:p>-0.3030332757</text:p>
              </table:table-cell>
              <table:table-cell office:value-type="float" office:value="-0.3030352696">
                <text:p>-0.30303526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.410796086">
                <text:p>4.410796086</text:p>
              </table:table-cell>
              <table:table-cell office:value-type="float" office:value="-0.2970396271">
                <text:p>-0.2970396271</text:p>
              </table:table-cell>
              <table:table-cell office:value-type="float" office:value="-0.2970415816">
                <text:p>-0.29704158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.417079271">
                <text:p>4.417079271</text:p>
              </table:table-cell>
              <table:table-cell office:value-type="float" office:value="-0.2910342519">
                <text:p>-0.2910342519</text:p>
              </table:table-cell>
              <table:table-cell office:value-type="float" office:value="-0.2910361668">
                <text:p>-0.29103616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.423362456">
                <text:p>4.423362456</text:p>
              </table:table-cell>
              <table:table-cell office:value-type="float" office:value="-0.2850173871">
                <text:p>-0.2850173871</text:p>
              </table:table-cell>
              <table:table-cell office:value-type="float" office:value="-0.2850192625">
                <text:p>-0.28501926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.429645642">
                <text:p>4.429645642</text:p>
              </table:table-cell>
              <table:table-cell office:value-type="float" office:value="-0.2789892704">
                <text:p>-0.2789892704</text:p>
              </table:table-cell>
              <table:table-cell office:value-type="float" office:value="-0.278991106">
                <text:p>-0.27899110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.435928827">
                <text:p>4.435928827</text:p>
              </table:table-cell>
              <table:table-cell office:value-type="float" office:value="-0.2729501396">
                <text:p>-0.2729501396</text:p>
              </table:table-cell>
              <table:table-cell office:value-type="float" office:value="-0.2729519355">
                <text:p>-0.27295193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.442212012">
                <text:p>4.442212012</text:p>
              </table:table-cell>
              <table:table-cell office:value-type="float" office:value="-0.2669002332">
                <text:p>-0.2669002332</text:p>
              </table:table-cell>
              <table:table-cell office:value-type="float" office:value="-0.2669019893">
                <text:p>-0.266901989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.448495197">
                <text:p>4.448495197</text:p>
              </table:table-cell>
              <table:table-cell office:value-type="float" office:value="-0.26083979">
                <text:p>-0.26083979</text:p>
              </table:table-cell>
              <table:table-cell office:value-type="float" office:value="-0.2608415063">
                <text:p>-0.26084150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.454778383">
                <text:p>4.454778383</text:p>
              </table:table-cell>
              <table:table-cell office:value-type="float" office:value="-0.2547690494">
                <text:p>-0.2547690494</text:p>
              </table:table-cell>
              <table:table-cell office:value-type="float" office:value="-0.2547707257">
                <text:p>-0.254770725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.461061568">
                <text:p>4.461061568</text:p>
              </table:table-cell>
              <table:table-cell office:value-type="float" office:value="-0.2486882509">
                <text:p>-0.2486882509</text:p>
              </table:table-cell>
              <table:table-cell office:value-type="float" office:value="-0.2486898872">
                <text:p>-0.24868988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.467344753">
                <text:p>4.467344753</text:p>
              </table:table-cell>
              <table:table-cell office:value-type="float" office:value="-0.2425976346">
                <text:p>-0.2425976346</text:p>
              </table:table-cell>
              <table:table-cell office:value-type="float" office:value="-0.2425992308">
                <text:p>-0.24259923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.473627939">
                <text:p>4.473627939</text:p>
              </table:table-cell>
              <table:table-cell office:value-type="float" office:value="-0.2364974409">
                <text:p>-0.2364974409</text:p>
              </table:table-cell>
              <table:table-cell office:value-type="float" office:value="-0.236498997">
                <text:p>-0.2364989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.479911124">
                <text:p>4.479911124</text:p>
              </table:table-cell>
              <table:table-cell office:value-type="float" office:value="-0.2303879108">
                <text:p>-0.2303879108</text:p>
              </table:table-cell>
              <table:table-cell office:value-type="float" office:value="-0.2303894267">
                <text:p>-0.23038942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.486194309">
                <text:p>4.486194309</text:p>
              </table:table-cell>
              <table:table-cell office:value-type="float" office:value="-0.2242692853">
                <text:p>-0.2242692853</text:p>
              </table:table-cell>
              <table:table-cell office:value-type="float" office:value="-0.2242707609">
                <text:p>-0.22427076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.492477495">
                <text:p>4.492477495</text:p>
              </table:table-cell>
              <table:table-cell office:value-type="float" office:value="-0.2181418061">
                <text:p>-0.2181418061</text:p>
              </table:table-cell>
              <table:table-cell office:value-type="float" office:value="-0.2181432414">
                <text:p>-0.21814324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.49876068">
                <text:p>4.49876068</text:p>
              </table:table-cell>
              <table:table-cell office:value-type="float" office:value="-0.212005715">
                <text:p>-0.212005715</text:p>
              </table:table-cell>
              <table:table-cell office:value-type="float" office:value="-0.2120071099">
                <text:p>-0.21200710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.505043865">
                <text:p>4.505043865</text:p>
              </table:table-cell>
              <table:table-cell office:value-type="float" office:value="-0.2058612543">
                <text:p>-0.2058612543</text:p>
              </table:table-cell>
              <table:table-cell office:value-type="float" office:value="-0.2058626088">
                <text:p>-0.20586260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.511327051">
                <text:p>4.511327051</text:p>
              </table:table-cell>
              <table:table-cell office:value-type="float" office:value="-0.1997086665">
                <text:p>-0.1997086665</text:p>
              </table:table-cell>
              <table:table-cell office:value-type="float" office:value="-0.1997099805">
                <text:p>-0.19970998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517610236">
                <text:p>4.517610236</text:p>
              </table:table-cell>
              <table:table-cell office:value-type="float" office:value="-0.1935481945">
                <text:p>-0.1935481945</text:p>
              </table:table-cell>
              <table:table-cell office:value-type="float" office:value="-0.1935494681">
                <text:p>-0.193549468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.523893421">
                <text:p>4.523893421</text:p>
              </table:table-cell>
              <table:table-cell office:value-type="float" office:value="-0.1873800817">
                <text:p>-0.1873800817</text:p>
              </table:table-cell>
              <table:table-cell office:value-type="float" office:value="-0.1873813146">
                <text:p>-0.18738131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.530176606">
                <text:p>4.530176606</text:p>
              </table:table-cell>
              <table:table-cell office:value-type="float" office:value="-0.1812045713">
                <text:p>-0.1812045713</text:p>
              </table:table-cell>
              <table:table-cell office:value-type="float" office:value="-0.1812057636">
                <text:p>-0.181205763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.536459792">
                <text:p>4.536459792</text:p>
              </table:table-cell>
              <table:table-cell office:value-type="float" office:value="-0.1750219074">
                <text:p>-0.1750219074</text:p>
              </table:table-cell>
              <table:table-cell office:value-type="float" office:value="-0.175023059">
                <text:p>-0.17502305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.542742977">
                <text:p>4.542742977</text:p>
              </table:table-cell>
              <table:table-cell office:value-type="float" office:value="-0.1688323338">
                <text:p>-0.1688323338</text:p>
              </table:table-cell>
              <table:table-cell office:value-type="float" office:value="-0.1688334447">
                <text:p>-0.16883344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549026162">
                <text:p>4.549026162</text:p>
              </table:table-cell>
              <table:table-cell office:value-type="float" office:value="-0.1626360951">
                <text:p>-0.1626360951</text:p>
              </table:table-cell>
              <table:table-cell office:value-type="float" office:value="-0.1626371652">
                <text:p>-0.16263716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555309348">
                <text:p>4.555309348</text:p>
              </table:table-cell>
              <table:table-cell office:value-type="float" office:value="-0.1564334357">
                <text:p>-0.1564334357</text:p>
              </table:table-cell>
              <table:table-cell office:value-type="float" office:value="-0.156434465">
                <text:p>-0.15643446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561592533">
                <text:p>4.561592533</text:p>
              </table:table-cell>
              <table:table-cell office:value-type="float" office:value="-0.1502246007">
                <text:p>-0.1502246007</text:p>
              </table:table-cell>
              <table:table-cell office:value-type="float" office:value="-0.1502255891">
                <text:p>-0.15022558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567875718">
                <text:p>4.567875718</text:p>
              </table:table-cell>
              <table:table-cell office:value-type="float" office:value="-0.144009835">
                <text:p>-0.144009835</text:p>
              </table:table-cell>
              <table:table-cell office:value-type="float" office:value="-0.1440107826">
                <text:p>-0.14401078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574158904">
                <text:p>4.574158904</text:p>
              </table:table-cell>
              <table:table-cell office:value-type="float" office:value="-0.1377893841">
                <text:p>-0.1377893841</text:p>
              </table:table-cell>
              <table:table-cell office:value-type="float" office:value="-0.1377902907">
                <text:p>-0.13779029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580442089">
                <text:p>4.580442089</text:p>
              </table:table-cell>
              <table:table-cell office:value-type="float" office:value="-0.1315634934">
                <text:p>-0.1315634934</text:p>
              </table:table-cell>
              <table:table-cell office:value-type="float" office:value="-0.1315643591">
                <text:p>-0.13156435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586725274">
                <text:p>4.586725274</text:p>
              </table:table-cell>
              <table:table-cell office:value-type="float" office:value="-0.1253324089">
                <text:p>-0.1253324089</text:p>
              </table:table-cell>
              <table:table-cell office:value-type="float" office:value="-0.1253332336">
                <text:p>-0.12533323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.59300846">
                <text:p>4.59300846</text:p>
              </table:table-cell>
              <table:table-cell office:value-type="float" office:value="-0.1190963765">
                <text:p>-0.1190963765</text:p>
              </table:table-cell>
              <table:table-cell office:value-type="float" office:value="-0.1190971601">
                <text:p>-0.119097160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.599291645">
                <text:p>4.599291645</text:p>
              </table:table-cell>
              <table:table-cell office:value-type="float" office:value="-0.1128556423">
                <text:p>-0.1128556423</text:p>
              </table:table-cell>
              <table:table-cell office:value-type="float" office:value="-0.1128563849">
                <text:p>-0.11285638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60557483">
                <text:p>4.60557483</text:p>
              </table:table-cell>
              <table:table-cell office:value-type="float" office:value="-0.1066104528">
                <text:p>-0.1066104528</text:p>
              </table:table-cell>
              <table:table-cell office:value-type="float" office:value="-0.1066111543">
                <text:p>-0.10661115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611858015">
                <text:p>4.611858015</text:p>
              </table:table-cell>
              <table:table-cell office:value-type="float" office:value="-0.1003610545">
                <text:p>-0.1003610545</text:p>
              </table:table-cell>
              <table:table-cell office:value-type="float" office:value="-0.1003617149">
                <text:p>-0.100361714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.618141201">
                <text:p>4.618141201</text:p>
              </table:table-cell>
              <table:table-cell office:value-type="float" office:value="-0.09410769411">
                <text:p>-0.09410769411</text:p>
              </table:table-cell>
              <table:table-cell office:value-type="float" office:value="-0.09410831332">
                <text:p>-0.094108313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.624424386">
                <text:p>4.624424386</text:p>
              </table:table-cell>
              <table:table-cell office:value-type="float" office:value="-0.08785061851">
                <text:p>-0.08785061851</text:p>
              </table:table-cell>
              <table:table-cell office:value-type="float" office:value="-0.08785119655">
                <text:p>-0.087851196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.630707571">
                <text:p>4.630707571</text:p>
              </table:table-cell>
              <table:table-cell office:value-type="float" office:value="-0.08159007472">
                <text:p>-0.08159007472</text:p>
              </table:table-cell>
              <table:table-cell office:value-type="float" office:value="-0.08159061157">
                <text:p>-0.081590611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.636990757">
                <text:p>4.636990757</text:p>
              </table:table-cell>
              <table:table-cell office:value-type="float" office:value="-0.0753263099">
                <text:p>-0.0753263099</text:p>
              </table:table-cell>
              <table:table-cell office:value-type="float" office:value="-0.07532680553">
                <text:p>-0.075326805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.643273942">
                <text:p>4.643273942</text:p>
              </table:table-cell>
              <table:table-cell office:value-type="float" office:value="-0.06905957132">
                <text:p>-0.06905957132</text:p>
              </table:table-cell>
              <table:table-cell office:value-type="float" office:value="-0.06906002571">
                <text:p>-0.069060025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649557127">
                <text:p>4.649557127</text:p>
              </table:table-cell>
              <table:table-cell office:value-type="float" office:value="-0.06279010639">
                <text:p>-0.06279010639</text:p>
              </table:table-cell>
              <table:table-cell office:value-type="float" office:value="-0.06279051953">
                <text:p>-0.0627905195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655840313">
                <text:p>4.655840313</text:p>
              </table:table-cell>
              <table:table-cell office:value-type="float" office:value="-0.05651816261">
                <text:p>-0.05651816261</text:p>
              </table:table-cell>
              <table:table-cell office:value-type="float" office:value="-0.05651853448">
                <text:p>-0.0565185344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.662123498">
                <text:p>4.662123498</text:p>
              </table:table-cell>
              <table:table-cell office:value-type="float" office:value="-0.05024398759">
                <text:p>-0.05024398759</text:p>
              </table:table-cell>
              <table:table-cell office:value-type="float" office:value="-0.05024431818">
                <text:p>-0.050244318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668406683">
                <text:p>4.668406683</text:p>
              </table:table-cell>
              <table:table-cell office:value-type="float" office:value="-0.04396782902">
                <text:p>-0.04396782902</text:p>
              </table:table-cell>
              <table:table-cell office:value-type="float" office:value="-0.04396811832">
                <text:p>-0.0439681183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.674689869">
                <text:p>4.674689869</text:p>
              </table:table-cell>
              <table:table-cell office:value-type="float" office:value="-0.03768993468">
                <text:p>-0.03768993468</text:p>
              </table:table-cell>
              <table:table-cell office:value-type="float" office:value="-0.03769018267">
                <text:p>-0.037690182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680973054">
                <text:p>4.680973054</text:p>
              </table:table-cell>
              <table:table-cell office:value-type="float" office:value="-0.0314105524">
                <text:p>-0.0314105524</text:p>
              </table:table-cell>
              <table:table-cell office:value-type="float" office:value="-0.03141075908">
                <text:p>-0.0314107590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687256239">
                <text:p>4.687256239</text:p>
              </table:table-cell>
              <table:table-cell office:value-type="float" office:value="-0.02512993009">
                <text:p>-0.02512993009</text:p>
              </table:table-cell>
              <table:table-cell office:value-type="float" office:value="-0.02513009544">
                <text:p>-0.025130095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693539424">
                <text:p>4.693539424</text:p>
              </table:table-cell>
              <table:table-cell office:value-type="float" office:value="-0.0188483157">
                <text:p>-0.0188483157</text:p>
              </table:table-cell>
              <table:table-cell office:value-type="float" office:value="-0.01884843972">
                <text:p>-0.018848439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69982261">
                <text:p>4.69982261</text:p>
              </table:table-cell>
              <table:table-cell office:value-type="float" office:value="-0.0125659572">
                <text:p>-0.0125659572</text:p>
              </table:table-cell>
              <table:table-cell office:value-type="float" office:value="-0.01256603988">
                <text:p>-0.0125660398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706105795">
                <text:p>4.706105795</text:p>
              </table:table-cell>
              <table:table-cell office:value-type="float" office:value="-0.006283102624">
                <text:p>-0.006283102624</text:p>
              </table:table-cell>
              <table:table-cell office:value-type="float" office:value="-0.006283143966">
                <text:p>-0.0062831439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.71238898">
                <text:p>4.71238898</text:p>
              </table:table-cell>
              <table:table-cell office:value-type="float" office:value="0">
                <text:p>0</text:p>
              </table:table-cell>
              <table:table-cell office:value-type="float" office:value="-1.836970199E-016">
                <text:p>-1.836970199E-0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.718672166">
                <text:p>4.718672166</text:p>
              </table:table-cell>
              <table:table-cell office:value-type="float" office:value="0.006283102624">
                <text:p>0.006283102624</text:p>
              </table:table-cell>
              <table:table-cell office:value-type="float" office:value="0.006283143966">
                <text:p>0.0062831439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724955351">
                <text:p>4.724955351</text:p>
              </table:table-cell>
              <table:table-cell office:value-type="float" office:value="0.0125659572">
                <text:p>0.0125659572</text:p>
              </table:table-cell>
              <table:table-cell office:value-type="float" office:value="0.01256603988">
                <text:p>0.012566039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731238536">
                <text:p>4.731238536</text:p>
              </table:table-cell>
              <table:table-cell office:value-type="float" office:value="0.0188483157">
                <text:p>0.0188483157</text:p>
              </table:table-cell>
              <table:table-cell office:value-type="float" office:value="0.01884843972">
                <text:p>0.0188484397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737521722">
                <text:p>4.737521722</text:p>
              </table:table-cell>
              <table:table-cell office:value-type="float" office:value="0.02512993009">
                <text:p>0.02512993009</text:p>
              </table:table-cell>
              <table:table-cell office:value-type="float" office:value="0.02513009544">
                <text:p>0.0251300954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743804907">
                <text:p>4.743804907</text:p>
              </table:table-cell>
              <table:table-cell office:value-type="float" office:value="0.0314105524">
                <text:p>0.0314105524</text:p>
              </table:table-cell>
              <table:table-cell office:value-type="float" office:value="0.03141075908">
                <text:p>0.031410759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750088092">
                <text:p>4.750088092</text:p>
              </table:table-cell>
              <table:table-cell office:value-type="float" office:value="0.03768993468">
                <text:p>0.03768993468</text:p>
              </table:table-cell>
              <table:table-cell office:value-type="float" office:value="0.03769018267">
                <text:p>0.037690182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756371278">
                <text:p>4.756371278</text:p>
              </table:table-cell>
              <table:table-cell office:value-type="float" office:value="0.04396782902">
                <text:p>0.04396782902</text:p>
              </table:table-cell>
              <table:table-cell office:value-type="float" office:value="0.04396811832">
                <text:p>0.043968118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762654463">
                <text:p>4.762654463</text:p>
              </table:table-cell>
              <table:table-cell office:value-type="float" office:value="0.05024398759">
                <text:p>0.05024398759</text:p>
              </table:table-cell>
              <table:table-cell office:value-type="float" office:value="0.05024431818">
                <text:p>0.050244318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768937648">
                <text:p>4.768937648</text:p>
              </table:table-cell>
              <table:table-cell office:value-type="float" office:value="0.05651816261">
                <text:p>0.05651816261</text:p>
              </table:table-cell>
              <table:table-cell office:value-type="float" office:value="0.05651853448">
                <text:p>0.056518534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775220833">
                <text:p>4.775220833</text:p>
              </table:table-cell>
              <table:table-cell office:value-type="float" office:value="0.06279010639">
                <text:p>0.06279010639</text:p>
              </table:table-cell>
              <table:table-cell office:value-type="float" office:value="0.06279051953">
                <text:p>0.062790519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781504019">
                <text:p>4.781504019</text:p>
              </table:table-cell>
              <table:table-cell office:value-type="float" office:value="0.06905957132">
                <text:p>0.06905957132</text:p>
              </table:table-cell>
              <table:table-cell office:value-type="float" office:value="0.06906002571">
                <text:p>0.069060025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787787204">
                <text:p>4.787787204</text:p>
              </table:table-cell>
              <table:table-cell office:value-type="float" office:value="0.0753263099">
                <text:p>0.0753263099</text:p>
              </table:table-cell>
              <table:table-cell office:value-type="float" office:value="0.07532680553">
                <text:p>0.075326805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794070389">
                <text:p>4.794070389</text:p>
              </table:table-cell>
              <table:table-cell office:value-type="float" office:value="0.08159007472">
                <text:p>0.08159007472</text:p>
              </table:table-cell>
              <table:table-cell office:value-type="float" office:value="0.08159061157">
                <text:p>0.0815906115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800353575">
                <text:p>4.800353575</text:p>
              </table:table-cell>
              <table:table-cell office:value-type="float" office:value="0.08785061851">
                <text:p>0.08785061851</text:p>
              </table:table-cell>
              <table:table-cell office:value-type="float" office:value="0.08785119655">
                <text:p>0.087851196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80663676">
                <text:p>4.80663676</text:p>
              </table:table-cell>
              <table:table-cell office:value-type="float" office:value="0.09410769411">
                <text:p>0.09410769411</text:p>
              </table:table-cell>
              <table:table-cell office:value-type="float" office:value="0.09410831332">
                <text:p>0.094108313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812919945">
                <text:p>4.812919945</text:p>
              </table:table-cell>
              <table:table-cell office:value-type="float" office:value="0.1003610545">
                <text:p>0.1003610545</text:p>
              </table:table-cell>
              <table:table-cell office:value-type="float" office:value="0.1003617149">
                <text:p>0.100361714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819203131">
                <text:p>4.819203131</text:p>
              </table:table-cell>
              <table:table-cell office:value-type="float" office:value="0.1066104528">
                <text:p>0.1066104528</text:p>
              </table:table-cell>
              <table:table-cell office:value-type="float" office:value="0.1066111543">
                <text:p>0.10661115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825486316">
                <text:p>4.825486316</text:p>
              </table:table-cell>
              <table:table-cell office:value-type="float" office:value="0.1128556423">
                <text:p>0.1128556423</text:p>
              </table:table-cell>
              <table:table-cell office:value-type="float" office:value="0.1128563849">
                <text:p>0.11285638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831769501">
                <text:p>4.831769501</text:p>
              </table:table-cell>
              <table:table-cell office:value-type="float" office:value="0.1190963765">
                <text:p>0.1190963765</text:p>
              </table:table-cell>
              <table:table-cell office:value-type="float" office:value="0.1190971601">
                <text:p>0.11909716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838052687">
                <text:p>4.838052687</text:p>
              </table:table-cell>
              <table:table-cell office:value-type="float" office:value="0.1253324089">
                <text:p>0.1253324089</text:p>
              </table:table-cell>
              <table:table-cell office:value-type="float" office:value="0.1253332336">
                <text:p>0.125333233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844335872">
                <text:p>4.844335872</text:p>
              </table:table-cell>
              <table:table-cell office:value-type="float" office:value="0.1315634934">
                <text:p>0.1315634934</text:p>
              </table:table-cell>
              <table:table-cell office:value-type="float" office:value="0.1315643591">
                <text:p>0.13156435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850619057">
                <text:p>4.850619057</text:p>
              </table:table-cell>
              <table:table-cell office:value-type="float" office:value="0.1377893841">
                <text:p>0.1377893841</text:p>
              </table:table-cell>
              <table:table-cell office:value-type="float" office:value="0.1377902907">
                <text:p>0.13779029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856902242">
                <text:p>4.856902242</text:p>
              </table:table-cell>
              <table:table-cell office:value-type="float" office:value="0.144009835">
                <text:p>0.144009835</text:p>
              </table:table-cell>
              <table:table-cell office:value-type="float" office:value="0.1440107826">
                <text:p>0.14401078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863185428">
                <text:p>4.863185428</text:p>
              </table:table-cell>
              <table:table-cell office:value-type="float" office:value="0.1502246007">
                <text:p>0.1502246007</text:p>
              </table:table-cell>
              <table:table-cell office:value-type="float" office:value="0.1502255891">
                <text:p>0.15022558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869468613">
                <text:p>4.869468613</text:p>
              </table:table-cell>
              <table:table-cell office:value-type="float" office:value="0.1564334357">
                <text:p>0.1564334357</text:p>
              </table:table-cell>
              <table:table-cell office:value-type="float" office:value="0.156434465">
                <text:p>0.1564344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875751798">
                <text:p>4.875751798</text:p>
              </table:table-cell>
              <table:table-cell office:value-type="float" office:value="0.1626360951">
                <text:p>0.1626360951</text:p>
              </table:table-cell>
              <table:table-cell office:value-type="float" office:value="0.1626371652">
                <text:p>0.16263716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882034984">
                <text:p>4.882034984</text:p>
              </table:table-cell>
              <table:table-cell office:value-type="float" office:value="0.1688323338">
                <text:p>0.1688323338</text:p>
              </table:table-cell>
              <table:table-cell office:value-type="float" office:value="0.1688334447">
                <text:p>0.16883344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888318169">
                <text:p>4.888318169</text:p>
              </table:table-cell>
              <table:table-cell office:value-type="float" office:value="0.1750219074">
                <text:p>0.1750219074</text:p>
              </table:table-cell>
              <table:table-cell office:value-type="float" office:value="0.175023059">
                <text:p>0.17502305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894601354">
                <text:p>4.894601354</text:p>
              </table:table-cell>
              <table:table-cell office:value-type="float" office:value="0.1812045713">
                <text:p>0.1812045713</text:p>
              </table:table-cell>
              <table:table-cell office:value-type="float" office:value="0.1812057636">
                <text:p>0.181205763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90088454">
                <text:p>4.90088454</text:p>
              </table:table-cell>
              <table:table-cell office:value-type="float" office:value="0.1873800817">
                <text:p>0.1873800817</text:p>
              </table:table-cell>
              <table:table-cell office:value-type="float" office:value="0.1873813146">
                <text:p>0.18738131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907167725">
                <text:p>4.907167725</text:p>
              </table:table-cell>
              <table:table-cell office:value-type="float" office:value="0.1935481945">
                <text:p>0.1935481945</text:p>
              </table:table-cell>
              <table:table-cell office:value-type="float" office:value="0.1935494681">
                <text:p>0.193549468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91345091">
                <text:p>4.91345091</text:p>
              </table:table-cell>
              <table:table-cell office:value-type="float" office:value="0.1997086665">
                <text:p>0.1997086665</text:p>
              </table:table-cell>
              <table:table-cell office:value-type="float" office:value="0.1997099805">
                <text:p>0.19970998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919734096">
                <text:p>4.919734096</text:p>
              </table:table-cell>
              <table:table-cell office:value-type="float" office:value="0.2058612543">
                <text:p>0.2058612543</text:p>
              </table:table-cell>
              <table:table-cell office:value-type="float" office:value="0.2058626088">
                <text:p>0.205862608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926017281">
                <text:p>4.926017281</text:p>
              </table:table-cell>
              <table:table-cell office:value-type="float" office:value="0.212005715">
                <text:p>0.212005715</text:p>
              </table:table-cell>
              <table:table-cell office:value-type="float" office:value="0.2120071099">
                <text:p>0.212007109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.932300466">
                <text:p>4.932300466</text:p>
              </table:table-cell>
              <table:table-cell office:value-type="float" office:value="0.2181418061">
                <text:p>0.2181418061</text:p>
              </table:table-cell>
              <table:table-cell office:value-type="float" office:value="0.2181432414">
                <text:p>0.21814324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.938583651">
                <text:p>4.938583651</text:p>
              </table:table-cell>
              <table:table-cell office:value-type="float" office:value="0.2242692853">
                <text:p>0.2242692853</text:p>
              </table:table-cell>
              <table:table-cell office:value-type="float" office:value="0.2242707609">
                <text:p>0.224270760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944866837">
                <text:p>4.944866837</text:p>
              </table:table-cell>
              <table:table-cell office:value-type="float" office:value="0.2303879108">
                <text:p>0.2303879108</text:p>
              </table:table-cell>
              <table:table-cell office:value-type="float" office:value="0.2303894267">
                <text:p>0.230389426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951150022">
                <text:p>4.951150022</text:p>
              </table:table-cell>
              <table:table-cell office:value-type="float" office:value="0.2364974409">
                <text:p>0.2364974409</text:p>
              </table:table-cell>
              <table:table-cell office:value-type="float" office:value="0.236498997">
                <text:p>0.2364989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957433207">
                <text:p>4.957433207</text:p>
              </table:table-cell>
              <table:table-cell office:value-type="float" office:value="0.2425976346">
                <text:p>0.2425976346</text:p>
              </table:table-cell>
              <table:table-cell office:value-type="float" office:value="0.2425992308">
                <text:p>0.24259923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.963716393">
                <text:p>4.963716393</text:p>
              </table:table-cell>
              <table:table-cell office:value-type="float" office:value="0.2486882509">
                <text:p>0.2486882509</text:p>
              </table:table-cell>
              <table:table-cell office:value-type="float" office:value="0.2486898872">
                <text:p>0.24868988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969999578">
                <text:p>4.969999578</text:p>
              </table:table-cell>
              <table:table-cell office:value-type="float" office:value="0.2547690494">
                <text:p>0.2547690494</text:p>
              </table:table-cell>
              <table:table-cell office:value-type="float" office:value="0.2547707257">
                <text:p>0.25477072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.976282763">
                <text:p>4.976282763</text:p>
              </table:table-cell>
              <table:table-cell office:value-type="float" office:value="0.26083979">
                <text:p>0.26083979</text:p>
              </table:table-cell>
              <table:table-cell office:value-type="float" office:value="0.2608415063">
                <text:p>0.260841506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982565949">
                <text:p>4.982565949</text:p>
              </table:table-cell>
              <table:table-cell office:value-type="float" office:value="0.2669002332">
                <text:p>0.2669002332</text:p>
              </table:table-cell>
              <table:table-cell office:value-type="float" office:value="0.2669019893">
                <text:p>0.266901989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988849134">
                <text:p>4.988849134</text:p>
              </table:table-cell>
              <table:table-cell office:value-type="float" office:value="0.2729501396">
                <text:p>0.2729501396</text:p>
              </table:table-cell>
              <table:table-cell office:value-type="float" office:value="0.2729519355">
                <text:p>0.27295193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995132319">
                <text:p>4.995132319</text:p>
              </table:table-cell>
              <table:table-cell office:value-type="float" office:value="0.2789892704">
                <text:p>0.2789892704</text:p>
              </table:table-cell>
              <table:table-cell office:value-type="float" office:value="0.278991106">
                <text:p>0.27899110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.001415505">
                <text:p>5.001415505</text:p>
              </table:table-cell>
              <table:table-cell office:value-type="float" office:value="0.2850173871">
                <text:p>0.2850173871</text:p>
              </table:table-cell>
              <table:table-cell office:value-type="float" office:value="0.2850192625">
                <text:p>0.28501926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.00769869">
                <text:p>5.00769869</text:p>
              </table:table-cell>
              <table:table-cell office:value-type="float" office:value="0.2910342519">
                <text:p>0.2910342519</text:p>
              </table:table-cell>
              <table:table-cell office:value-type="float" office:value="0.2910361668">
                <text:p>0.291036166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.013981875">
                <text:p>5.013981875</text:p>
              </table:table-cell>
              <table:table-cell office:value-type="float" office:value="0.2970396271">
                <text:p>0.2970396271</text:p>
              </table:table-cell>
              <table:table-cell office:value-type="float" office:value="0.2970415816">
                <text:p>0.29704158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.02026506">
                <text:p>5.02026506</text:p>
              </table:table-cell>
              <table:table-cell office:value-type="float" office:value="0.3030332757">
                <text:p>0.3030332757</text:p>
              </table:table-cell>
              <table:table-cell office:value-type="float" office:value="0.3030352696">
                <text:p>0.30303526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.026548246">
                <text:p>5.026548246</text:p>
              </table:table-cell>
              <table:table-cell office:value-type="float" office:value="0.3090149611">
                <text:p>0.3090149611</text:p>
              </table:table-cell>
              <table:table-cell office:value-type="float" office:value="0.3090169944">
                <text:p>0.30901699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032831431">
                <text:p>5.032831431</text:p>
              </table:table-cell>
              <table:table-cell office:value-type="float" office:value="0.3149844471">
                <text:p>0.3149844471</text:p>
              </table:table-cell>
              <table:table-cell office:value-type="float" office:value="0.3149865197">
                <text:p>0.31498651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.039114616">
                <text:p>5.039114616</text:p>
              </table:table-cell>
              <table:table-cell office:value-type="float" office:value="0.3209414981">
                <text:p>0.3209414981</text:p>
              </table:table-cell>
              <table:table-cell office:value-type="float" office:value="0.3209436098">
                <text:p>0.320943609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045397802">
                <text:p>5.045397802</text:p>
              </table:table-cell>
              <table:table-cell office:value-type="float" office:value="0.3268858788">
                <text:p>0.3268858788</text:p>
              </table:table-cell>
              <table:table-cell office:value-type="float" office:value="0.3268880297">
                <text:p>0.326888029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.051680987">
                <text:p>5.051680987</text:p>
              </table:table-cell>
              <table:table-cell office:value-type="float" office:value="0.3328173547">
                <text:p>0.3328173547</text:p>
              </table:table-cell>
              <table:table-cell office:value-type="float" office:value="0.3328195445">
                <text:p>0.33281954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.057964172">
                <text:p>5.057964172</text:p>
              </table:table-cell>
              <table:table-cell office:value-type="float" office:value="0.3387356914">
                <text:p>0.3387356914</text:p>
              </table:table-cell>
              <table:table-cell office:value-type="float" office:value="0.3387379202">
                <text:p>0.338737920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.064247358">
                <text:p>5.064247358</text:p>
              </table:table-cell>
              <table:table-cell office:value-type="float" office:value="0.3446406555">
                <text:p>0.3446406555</text:p>
              </table:table-cell>
              <table:table-cell office:value-type="float" office:value="0.3446429232">
                <text:p>0.34464292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070530543">
                <text:p>5.070530543</text:p>
              </table:table-cell>
              <table:table-cell office:value-type="float" office:value="0.3505320138">
                <text:p>0.3505320138</text:p>
              </table:table-cell>
              <table:table-cell office:value-type="float" office:value="0.3505343202">
                <text:p>0.350534320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076813728">
                <text:p>5.076813728</text:p>
              </table:table-cell>
              <table:table-cell office:value-type="float" office:value="0.3564095336">
                <text:p>0.3564095336</text:p>
              </table:table-cell>
              <table:table-cell office:value-type="float" office:value="0.3564118787">
                <text:p>0.35641187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083096914">
                <text:p>5.083096914</text:p>
              </table:table-cell>
              <table:table-cell office:value-type="float" office:value="0.362272983">
                <text:p>0.362272983</text:p>
              </table:table-cell>
              <table:table-cell office:value-type="float" office:value="0.3622753667">
                <text:p>0.36227536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.089380099">
                <text:p>5.089380099</text:p>
              </table:table-cell>
              <table:table-cell office:value-type="float" office:value="0.3681221305">
                <text:p>0.3681221305</text:p>
              </table:table-cell>
              <table:table-cell office:value-type="float" office:value="0.3681245527">
                <text:p>0.368124552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.095663284">
                <text:p>5.095663284</text:p>
              </table:table-cell>
              <table:table-cell office:value-type="float" office:value="0.3739567452">
                <text:p>0.3739567452</text:p>
              </table:table-cell>
              <table:table-cell office:value-type="float" office:value="0.3739592057">
                <text:p>0.373959205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.101946469">
                <text:p>5.101946469</text:p>
              </table:table-cell>
              <table:table-cell office:value-type="float" office:value="0.3797765967">
                <text:p>0.3797765967</text:p>
              </table:table-cell>
              <table:table-cell office:value-type="float" office:value="0.3797790955">
                <text:p>0.37977909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.108229655">
                <text:p>5.108229655</text:p>
              </table:table-cell>
              <table:table-cell office:value-type="float" office:value="0.3855814552">
                <text:p>0.3855814552</text:p>
              </table:table-cell>
              <table:table-cell office:value-type="float" office:value="0.3855839923">
                <text:p>0.38558399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.11451284">
                <text:p>5.11451284</text:p>
              </table:table-cell>
              <table:table-cell office:value-type="float" office:value="0.3913710917">
                <text:p>0.3913710917</text:p>
              </table:table-cell>
              <table:table-cell office:value-type="float" office:value="0.3913736668">
                <text:p>0.391373666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.120796025">
                <text:p>5.120796025</text:p>
              </table:table-cell>
              <table:table-cell office:value-type="float" office:value="0.3971452775">
                <text:p>0.3971452775</text:p>
              </table:table-cell>
              <table:table-cell office:value-type="float" office:value="0.3971478906">
                <text:p>0.39714789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.127079211">
                <text:p>5.127079211</text:p>
              </table:table-cell>
              <table:table-cell office:value-type="float" office:value="0.4029037847">
                <text:p>0.4029037847</text:p>
              </table:table-cell>
              <table:table-cell office:value-type="float" office:value="0.4029064357">
                <text:p>0.402906435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.133362396">
                <text:p>5.133362396</text:p>
              </table:table-cell>
              <table:table-cell office:value-type="float" office:value="0.4086463859">
                <text:p>0.4086463859</text:p>
              </table:table-cell>
              <table:table-cell office:value-type="float" office:value="0.4086490747">
                <text:p>0.408649074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.139645581">
                <text:p>5.139645581</text:p>
              </table:table-cell>
              <table:table-cell office:value-type="float" office:value="0.4143728545">
                <text:p>0.4143728545</text:p>
              </table:table-cell>
              <table:table-cell office:value-type="float" office:value="0.414375581">
                <text:p>0.41437558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.145928767">
                <text:p>5.145928767</text:p>
              </table:table-cell>
              <table:table-cell office:value-type="float" office:value="0.4200829644">
                <text:p>0.4200829644</text:p>
              </table:table-cell>
              <table:table-cell office:value-type="float" office:value="0.4200857284">
                <text:p>0.42008572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.152211952">
                <text:p>5.152211952</text:p>
              </table:table-cell>
              <table:table-cell office:value-type="float" office:value="0.4257764901">
                <text:p>0.4257764901</text:p>
              </table:table-cell>
              <table:table-cell office:value-type="float" office:value="0.4257792916">
                <text:p>0.42577929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.158495137">
                <text:p>5.158495137</text:p>
              </table:table-cell>
              <table:table-cell office:value-type="float" office:value="0.4314532068">
                <text:p>0.4314532068</text:p>
              </table:table-cell>
              <table:table-cell office:value-type="float" office:value="0.4314560457">
                <text:p>0.43145604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.164778323">
                <text:p>5.164778323</text:p>
              </table:table-cell>
              <table:table-cell office:value-type="float" office:value="0.4371128906">
                <text:p>0.4371128906</text:p>
              </table:table-cell>
              <table:table-cell office:value-type="float" office:value="0.4371157667">
                <text:p>0.43711576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.171061508">
                <text:p>5.171061508</text:p>
              </table:table-cell>
              <table:table-cell office:value-type="float" office:value="0.4427553178">
                <text:p>0.4427553178</text:p>
              </table:table-cell>
              <table:table-cell office:value-type="float" office:value="0.442758231">
                <text:p>0.44275823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.177344693">
                <text:p>5.177344693</text:p>
              </table:table-cell>
              <table:table-cell office:value-type="float" office:value="0.4483802659">
                <text:p>0.4483802659</text:p>
              </table:table-cell>
              <table:table-cell office:value-type="float" office:value="0.4483832161">
                <text:p>0.44838321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.183627878">
                <text:p>5.183627878</text:p>
              </table:table-cell>
              <table:table-cell office:value-type="float" office:value="0.4539875126">
                <text:p>0.4539875126</text:p>
              </table:table-cell>
              <table:table-cell office:value-type="float" office:value="0.4539904997">
                <text:p>0.453990499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.189911064">
                <text:p>5.189911064</text:p>
              </table:table-cell>
              <table:table-cell office:value-type="float" office:value="0.4595768367">
                <text:p>0.4595768367</text:p>
              </table:table-cell>
              <table:table-cell office:value-type="float" office:value="0.4595798606">
                <text:p>0.45957986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.196194249">
                <text:p>5.196194249</text:p>
              </table:table-cell>
              <table:table-cell office:value-type="float" office:value="0.4651480175">
                <text:p>0.4651480175</text:p>
              </table:table-cell>
              <table:table-cell office:value-type="float" office:value="0.4651510781">
                <text:p>0.465151078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.202477434">
                <text:p>5.202477434</text:p>
              </table:table-cell>
              <table:table-cell office:value-type="float" office:value="0.4707008351">
                <text:p>0.4707008351</text:p>
              </table:table-cell>
              <table:table-cell office:value-type="float" office:value="0.4707039322">
                <text:p>0.47070393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.20876062">
                <text:p>5.20876062</text:p>
              </table:table-cell>
              <table:table-cell office:value-type="float" office:value="0.4762350702">
                <text:p>0.4762350702</text:p>
              </table:table-cell>
              <table:table-cell office:value-type="float" office:value="0.4762382037">
                <text:p>0.47623820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.215043805">
                <text:p>5.215043805</text:p>
              </table:table-cell>
              <table:table-cell office:value-type="float" office:value="0.4817505043">
                <text:p>0.4817505043</text:p>
              </table:table-cell>
              <table:table-cell office:value-type="float" office:value="0.4817536741">
                <text:p>0.481753674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.22132699">
                <text:p>5.22132699</text:p>
              </table:table-cell>
              <table:table-cell office:value-type="float" office:value="0.4872469198">
                <text:p>0.4872469198</text:p>
              </table:table-cell>
              <table:table-cell office:value-type="float" office:value="0.4872501257">
                <text:p>0.487250125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227610176">
                <text:p>5.227610176</text:p>
              </table:table-cell>
              <table:table-cell office:value-type="float" office:value="0.4927240995">
                <text:p>0.4927240995</text:p>
              </table:table-cell>
              <table:table-cell office:value-type="float" office:value="0.4927273415">
                <text:p>0.49272734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.233893361">
                <text:p>5.233893361</text:p>
              </table:table-cell>
              <table:table-cell office:value-type="float" office:value="0.4981818274">
                <text:p>0.4981818274</text:p>
              </table:table-cell>
              <table:table-cell office:value-type="float" office:value="0.4981851053">
                <text:p>0.49818510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.240176546">
                <text:p>5.240176546</text:p>
              </table:table-cell>
              <table:table-cell office:value-type="float" office:value="0.5036198879">
                <text:p>0.5036198879</text:p>
              </table:table-cell>
              <table:table-cell office:value-type="float" office:value="0.5036232016">
                <text:p>0.50362320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.246459731">
                <text:p>5.246459731</text:p>
              </table:table-cell>
              <table:table-cell office:value-type="float" office:value="0.5090380664">
                <text:p>0.5090380664</text:p>
              </table:table-cell>
              <table:table-cell office:value-type="float" office:value="0.5090414158">
                <text:p>0.50904141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.252742917">
                <text:p>5.252742917</text:p>
              </table:table-cell>
              <table:table-cell office:value-type="float" office:value="0.5144361489">
                <text:p>0.5144361489</text:p>
              </table:table-cell>
              <table:table-cell office:value-type="float" office:value="0.5144395338">
                <text:p>0.51443953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.259026102">
                <text:p>5.259026102</text:p>
              </table:table-cell>
              <table:table-cell office:value-type="float" office:value="0.5198139224">
                <text:p>0.5198139224</text:p>
              </table:table-cell>
              <table:table-cell office:value-type="float" office:value="0.5198173426">
                <text:p>0.519817342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.265309287">
                <text:p>5.265309287</text:p>
              </table:table-cell>
              <table:table-cell office:value-type="float" office:value="0.5251711745">
                <text:p>0.5251711745</text:p>
              </table:table-cell>
              <table:table-cell office:value-type="float" office:value="0.52517463">
                <text:p>0.525174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.271592473">
                <text:p>5.271592473</text:p>
              </table:table-cell>
              <table:table-cell office:value-type="float" office:value="0.5305076937">
                <text:p>0.5305076937</text:p>
              </table:table-cell>
              <table:table-cell office:value-type="float" office:value="0.5305111843">
                <text:p>0.530511184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.277875658">
                <text:p>5.277875658</text:p>
              </table:table-cell>
              <table:table-cell office:value-type="float" office:value="0.5358232694">
                <text:p>0.5358232694</text:p>
              </table:table-cell>
              <table:table-cell office:value-type="float" office:value="0.535826795">
                <text:p>0.53582679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.284158843">
                <text:p>5.284158843</text:p>
              </table:table-cell>
              <table:table-cell office:value-type="float" office:value="0.5411176917">
                <text:p>0.5411176917</text:p>
              </table:table-cell>
              <table:table-cell office:value-type="float" office:value="0.5411212521">
                <text:p>0.54112125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.290442029">
                <text:p>5.290442029</text:p>
              </table:table-cell>
              <table:table-cell office:value-type="float" office:value="0.5463907516">
                <text:p>0.5463907516</text:p>
              </table:table-cell>
              <table:table-cell office:value-type="float" office:value="0.5463943467">
                <text:p>0.54639434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.296725214">
                <text:p>5.296725214</text:p>
              </table:table-cell>
              <table:table-cell office:value-type="float" office:value="0.551642241">
                <text:p>0.551642241</text:p>
              </table:table-cell>
              <table:table-cell office:value-type="float" office:value="0.5516458706">
                <text:p>0.551645870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.303008399">
                <text:p>5.303008399</text:p>
              </table:table-cell>
              <table:table-cell office:value-type="float" office:value="0.5568719524">
                <text:p>0.5568719524</text:p>
              </table:table-cell>
              <table:table-cell office:value-type="float" office:value="0.5568756165">
                <text:p>0.556875616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.309291585">
                <text:p>5.309291585</text:p>
              </table:table-cell>
              <table:table-cell office:value-type="float" office:value="0.5620796795">
                <text:p>0.5620796795</text:p>
              </table:table-cell>
              <table:table-cell office:value-type="float" office:value="0.5620833779">
                <text:p>0.562083377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.31557477">
                <text:p>5.31557477</text:p>
              </table:table-cell>
              <table:table-cell office:value-type="float" office:value="0.5672652167">
                <text:p>0.5672652167</text:p>
              </table:table-cell>
              <table:table-cell office:value-type="float" office:value="0.5672689491">
                <text:p>0.56726894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.321857955">
                <text:p>5.321857955</text:p>
              </table:table-cell>
              <table:table-cell office:value-type="float" office:value="0.5724283591">
                <text:p>0.5724283591</text:p>
              </table:table-cell>
              <table:table-cell office:value-type="float" office:value="0.5724321256">
                <text:p>0.57243212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.32814114">
                <text:p>5.32814114</text:p>
              </table:table-cell>
              <table:table-cell office:value-type="float" office:value="0.5775689032">
                <text:p>0.5775689032</text:p>
              </table:table-cell>
              <table:table-cell office:value-type="float" office:value="0.5775727034">
                <text:p>0.57757270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.334424326">
                <text:p>5.334424326</text:p>
              </table:table-cell>
              <table:table-cell office:value-type="float" office:value="0.5826866457">
                <text:p>0.5826866457</text:p>
              </table:table-cell>
              <table:table-cell office:value-type="float" office:value="0.5826904797">
                <text:p>0.582690479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.340707511">
                <text:p>5.340707511</text:p>
              </table:table-cell>
              <table:table-cell office:value-type="float" office:value="0.5877813848">
                <text:p>0.5877813848</text:p>
              </table:table-cell>
              <table:table-cell office:value-type="float" office:value="0.5877852523">
                <text:p>0.58778525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.346990696">
                <text:p>5.346990696</text:p>
              </table:table-cell>
              <table:table-cell office:value-type="float" office:value="0.5928529193">
                <text:p>0.5928529193</text:p>
              </table:table-cell>
              <table:table-cell office:value-type="float" office:value="0.5928568202">
                <text:p>0.592856820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.353273882">
                <text:p>5.353273882</text:p>
              </table:table-cell>
              <table:table-cell office:value-type="float" office:value="0.597901049">
                <text:p>0.597901049</text:p>
              </table:table-cell>
              <table:table-cell office:value-type="float" office:value="0.5979049831">
                <text:p>0.597904983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.359557067">
                <text:p>5.359557067</text:p>
              </table:table-cell>
              <table:table-cell office:value-type="float" office:value="0.6029255746">
                <text:p>0.6029255746</text:p>
              </table:table-cell>
              <table:table-cell office:value-type="float" office:value="0.6029295417">
                <text:p>0.60292954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.365840252">
                <text:p>5.365840252</text:p>
              </table:table-cell>
              <table:table-cell office:value-type="float" office:value="0.6079262977">
                <text:p>0.6079262977</text:p>
              </table:table-cell>
              <table:table-cell office:value-type="float" office:value="0.6079302977">
                <text:p>0.60793029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.372123438">
                <text:p>5.372123438</text:p>
              </table:table-cell>
              <table:table-cell office:value-type="float" office:value="0.6129030209">
                <text:p>0.6129030209</text:p>
              </table:table-cell>
              <table:table-cell office:value-type="float" office:value="0.6129070537">
                <text:p>0.612907053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.378406623">
                <text:p>5.378406623</text:p>
              </table:table-cell>
              <table:table-cell office:value-type="float" office:value="0.6178555477">
                <text:p>0.6178555477</text:p>
              </table:table-cell>
              <table:table-cell office:value-type="float" office:value="0.6178596131">
                <text:p>0.617859613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.384689808">
                <text:p>5.384689808</text:p>
              </table:table-cell>
              <table:table-cell office:value-type="float" office:value="0.6227836827">
                <text:p>0.6227836827</text:p>
              </table:table-cell>
              <table:table-cell office:value-type="float" office:value="0.6227877805">
                <text:p>0.62278778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.390972994">
                <text:p>5.390972994</text:p>
              </table:table-cell>
              <table:table-cell office:value-type="float" office:value="0.6276872313">
                <text:p>0.6276872313</text:p>
              </table:table-cell>
              <table:table-cell office:value-type="float" office:value="0.6276913613">
                <text:p>0.62769136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.397256179">
                <text:p>5.397256179</text:p>
              </table:table-cell>
              <table:table-cell office:value-type="float" office:value="0.6325659998">
                <text:p>0.6325659998</text:p>
              </table:table-cell>
              <table:table-cell office:value-type="float" office:value="0.6325701619">
                <text:p>0.63257016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.403539364">
                <text:p>5.403539364</text:p>
              </table:table-cell>
              <table:table-cell office:value-type="float" office:value="0.6374197957">
                <text:p>0.6374197957</text:p>
              </table:table-cell>
              <table:table-cell office:value-type="float" office:value="0.6374239897">
                <text:p>0.637423989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.409822549">
                <text:p>5.409822549</text:p>
              </table:table-cell>
              <table:table-cell office:value-type="float" office:value="0.6422484273">
                <text:p>0.6422484273</text:p>
              </table:table-cell>
              <table:table-cell office:value-type="float" office:value="0.6422526532">
                <text:p>0.64225265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.416105735">
                <text:p>5.416105735</text:p>
              </table:table-cell>
              <table:table-cell office:value-type="float" office:value="0.6470517041">
                <text:p>0.6470517041</text:p>
              </table:table-cell>
              <table:table-cell office:value-type="float" office:value="0.6470559616">
                <text:p>0.64705596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.42238892">
                <text:p>5.42238892</text:p>
              </table:table-cell>
              <table:table-cell office:value-type="float" office:value="0.6518294364">
                <text:p>0.6518294364</text:p>
              </table:table-cell>
              <table:table-cell office:value-type="float" office:value="0.6518337253">
                <text:p>0.65183372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.428672105">
                <text:p>5.428672105</text:p>
              </table:table-cell>
              <table:table-cell office:value-type="float" office:value="0.6565814356">
                <text:p>0.6565814356</text:p>
              </table:table-cell>
              <table:table-cell office:value-type="float" office:value="0.6565857558">
                <text:p>0.65658575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.434955291">
                <text:p>5.434955291</text:p>
              </table:table-cell>
              <table:table-cell office:value-type="float" office:value="0.6613075141">
                <text:p>0.6613075141</text:p>
              </table:table-cell>
              <table:table-cell office:value-type="float" office:value="0.6613118653">
                <text:p>0.66131186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.441238476">
                <text:p>5.441238476</text:p>
              </table:table-cell>
              <table:table-cell office:value-type="float" office:value="0.6660074853">
                <text:p>0.6660074853</text:p>
              </table:table-cell>
              <table:table-cell office:value-type="float" office:value="0.6660118674">
                <text:p>0.666011867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.447521661">
                <text:p>5.447521661</text:p>
              </table:table-cell>
              <table:table-cell office:value-type="float" office:value="0.6706811636">
                <text:p>0.6706811636</text:p>
              </table:table-cell>
              <table:table-cell office:value-type="float" office:value="0.6706855765">
                <text:p>0.670685576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.453804847">
                <text:p>5.453804847</text:p>
              </table:table-cell>
              <table:table-cell office:value-type="float" office:value="0.6753283646">
                <text:p>0.6753283646</text:p>
              </table:table-cell>
              <table:table-cell office:value-type="float" office:value="0.6753328081">
                <text:p>0.675332808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.460088032">
                <text:p>5.460088032</text:p>
              </table:table-cell>
              <table:table-cell office:value-type="float" office:value="0.6799489048">
                <text:p>0.6799489048</text:p>
              </table:table-cell>
              <table:table-cell office:value-type="float" office:value="0.6799533787">
                <text:p>0.679953378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.466371217">
                <text:p>5.466371217</text:p>
              </table:table-cell>
              <table:table-cell office:value-type="float" office:value="0.6845426018">
                <text:p>0.6845426018</text:p>
              </table:table-cell>
              <table:table-cell office:value-type="float" office:value="0.6845471059">
                <text:p>0.684547105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.472654403">
                <text:p>5.472654403</text:p>
              </table:table-cell>
              <table:table-cell office:value-type="float" office:value="0.6891092742">
                <text:p>0.6891092742</text:p>
              </table:table-cell>
              <table:table-cell office:value-type="float" office:value="0.6891138084">
                <text:p>0.68911380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.478937588">
                <text:p>5.478937588</text:p>
              </table:table-cell>
              <table:table-cell office:value-type="float" office:value="0.6936487418">
                <text:p>0.6936487418</text:p>
              </table:table-cell>
              <table:table-cell office:value-type="float" office:value="0.6936533058">
                <text:p>0.693653305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.485220773">
                <text:p>5.485220773</text:p>
              </table:table-cell>
              <table:table-cell office:value-type="float" office:value="0.6981608253">
                <text:p>0.6981608253</text:p>
              </table:table-cell>
              <table:table-cell office:value-type="float" office:value="0.698165419">
                <text:p>0.6981654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.491503958">
                <text:p>5.491503958</text:p>
              </table:table-cell>
              <table:table-cell office:value-type="float" office:value="0.7026453466">
                <text:p>0.7026453466</text:p>
              </table:table-cell>
              <table:table-cell office:value-type="float" office:value="0.7026499698">
                <text:p>0.702649969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.497787144">
                <text:p>5.497787144</text:p>
              </table:table-cell>
              <table:table-cell office:value-type="float" office:value="0.7071021286">
                <text:p>0.7071021286</text:p>
              </table:table-cell>
              <table:table-cell office:value-type="float" office:value="0.7071067812">
                <text:p>0.70710678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.504070329">
                <text:p>5.504070329</text:p>
              </table:table-cell>
              <table:table-cell office:value-type="float" office:value="0.7115309955">
                <text:p>0.7115309955</text:p>
              </table:table-cell>
              <table:table-cell office:value-type="float" office:value="0.7115356772">
                <text:p>0.71153567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.510353514">
                <text:p>5.510353514</text:p>
              </table:table-cell>
              <table:table-cell office:value-type="float" office:value="0.7159317724">
                <text:p>0.7159317724</text:p>
              </table:table-cell>
              <table:table-cell office:value-type="float" office:value="0.715936483">
                <text:p>0.7159364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.5166367">
                <text:p>5.5166367</text:p>
              </table:table-cell>
              <table:table-cell office:value-type="float" office:value="0.7203042855">
                <text:p>0.7203042855</text:p>
              </table:table-cell>
              <table:table-cell office:value-type="float" office:value="0.7203090249">
                <text:p>0.72030902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.522919885">
                <text:p>5.522919885</text:p>
              </table:table-cell>
              <table:table-cell office:value-type="float" office:value="0.7246483622">
                <text:p>0.7246483622</text:p>
              </table:table-cell>
              <table:table-cell office:value-type="float" office:value="0.7246531302">
                <text:p>0.724653130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.52920307">
                <text:p>5.52920307</text:p>
              </table:table-cell>
              <table:table-cell office:value-type="float" office:value="0.728963831">
                <text:p>0.728963831</text:p>
              </table:table-cell>
              <table:table-cell office:value-type="float" office:value="0.7289686274">
                <text:p>0.728968627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.535486256">
                <text:p>5.535486256</text:p>
              </table:table-cell>
              <table:table-cell office:value-type="float" office:value="0.7332505216">
                <text:p>0.7332505216</text:p>
              </table:table-cell>
              <table:table-cell office:value-type="float" office:value="0.7332553462">
                <text:p>0.733255346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541769441">
                <text:p>5.541769441</text:p>
              </table:table-cell>
              <table:table-cell office:value-type="float" office:value="0.7375082647">
                <text:p>0.7375082647</text:p>
              </table:table-cell>
              <table:table-cell office:value-type="float" office:value="0.7375131174">
                <text:p>0.737513117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548052626">
                <text:p>5.548052626</text:p>
              </table:table-cell>
              <table:table-cell office:value-type="float" office:value="0.7417368923">
                <text:p>0.7417368923</text:p>
              </table:table-cell>
              <table:table-cell office:value-type="float" office:value="0.7417417727">
                <text:p>0.74174177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554335812">
                <text:p>5.554335812</text:p>
              </table:table-cell>
              <table:table-cell office:value-type="float" office:value="0.7459362373">
                <text:p>0.7459362373</text:p>
              </table:table-cell>
              <table:table-cell office:value-type="float" office:value="0.7459411454">
                <text:p>0.745941145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.560618997">
                <text:p>5.560618997</text:p>
              </table:table-cell>
              <table:table-cell office:value-type="float" office:value="0.7501061341">
                <text:p>0.7501061341</text:p>
              </table:table-cell>
              <table:table-cell office:value-type="float" office:value="0.7501110696">
                <text:p>0.750111069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.566902182">
                <text:p>5.566902182</text:p>
              </table:table-cell>
              <table:table-cell office:value-type="float" office:value="0.754246418">
                <text:p>0.754246418</text:p>
              </table:table-cell>
              <table:table-cell office:value-type="float" office:value="0.7542513807">
                <text:p>0.75425138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.573185367">
                <text:p>5.573185367</text:p>
              </table:table-cell>
              <table:table-cell office:value-type="float" office:value="0.7583569255">
                <text:p>0.7583569255</text:p>
              </table:table-cell>
              <table:table-cell office:value-type="float" office:value="0.7583619153">
                <text:p>0.758361915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.579468553">
                <text:p>5.579468553</text:p>
              </table:table-cell>
              <table:table-cell office:value-type="float" office:value="0.7624374944">
                <text:p>0.7624374944</text:p>
              </table:table-cell>
              <table:table-cell office:value-type="float" office:value="0.762442511">
                <text:p>0.7624425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.585751738">
                <text:p>5.585751738</text:p>
              </table:table-cell>
              <table:table-cell office:value-type="float" office:value="0.7664879635">
                <text:p>0.7664879635</text:p>
              </table:table-cell>
              <table:table-cell office:value-type="float" office:value="0.7664930068">
                <text:p>0.766493006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.592034923">
                <text:p>5.592034923</text:p>
              </table:table-cell>
              <table:table-cell office:value-type="float" office:value="0.770508173">
                <text:p>0.770508173</text:p>
              </table:table-cell>
              <table:table-cell office:value-type="float" office:value="0.7705132428">
                <text:p>0.77051324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.598318109">
                <text:p>5.598318109</text:p>
              </table:table-cell>
              <table:table-cell office:value-type="float" office:value="0.7744979642">
                <text:p>0.7744979642</text:p>
              </table:table-cell>
              <table:table-cell office:value-type="float" office:value="0.7745030602">
                <text:p>0.77450306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.604601294">
                <text:p>5.604601294</text:p>
              </table:table-cell>
              <table:table-cell office:value-type="float" office:value="0.7784571795">
                <text:p>0.7784571795</text:p>
              </table:table-cell>
              <table:table-cell office:value-type="float" office:value="0.7784623016">
                <text:p>0.77846230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.610884479">
                <text:p>5.610884479</text:p>
              </table:table-cell>
              <table:table-cell office:value-type="float" office:value="0.7823856627">
                <text:p>0.7823856627</text:p>
              </table:table-cell>
              <table:table-cell office:value-type="float" office:value="0.7823908106">
                <text:p>0.782390810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.617167665">
                <text:p>5.617167665</text:p>
              </table:table-cell>
              <table:table-cell office:value-type="float" office:value="0.7862832586">
                <text:p>0.7862832586</text:p>
              </table:table-cell>
              <table:table-cell office:value-type="float" office:value="0.7862884321">
                <text:p>0.78628843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.62345085">
                <text:p>5.62345085</text:p>
              </table:table-cell>
              <table:table-cell office:value-type="float" office:value="0.7901498134">
                <text:p>0.7901498134</text:p>
              </table:table-cell>
              <table:table-cell office:value-type="float" office:value="0.7901550124">
                <text:p>0.79015501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.629734035">
                <text:p>5.629734035</text:p>
              </table:table-cell>
              <table:table-cell office:value-type="float" office:value="0.7939851744">
                <text:p>0.7939851744</text:p>
              </table:table-cell>
              <table:table-cell office:value-type="float" office:value="0.7939903986">
                <text:p>0.793990398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.636017221">
                <text:p>5.636017221</text:p>
              </table:table-cell>
              <table:table-cell office:value-type="float" office:value="0.7977891903">
                <text:p>0.7977891903</text:p>
              </table:table-cell>
              <table:table-cell office:value-type="float" office:value="0.7977944395">
                <text:p>0.79779443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.642300406">
                <text:p>5.642300406</text:p>
              </table:table-cell>
              <table:table-cell office:value-type="float" office:value="0.8015617108">
                <text:p>0.8015617108</text:p>
              </table:table-cell>
              <table:table-cell office:value-type="float" office:value="0.8015669849">
                <text:p>0.80156698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.648583591">
                <text:p>5.648583591</text:p>
              </table:table-cell>
              <table:table-cell office:value-type="float" office:value="0.805302587">
                <text:p>0.805302587</text:p>
              </table:table-cell>
              <table:table-cell office:value-type="float" office:value="0.8053078857">
                <text:p>0.805307885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.654866776">
                <text:p>5.654866776</text:p>
              </table:table-cell>
              <table:table-cell office:value-type="float" office:value="0.8090116713">
                <text:p>0.8090116713</text:p>
              </table:table-cell>
              <table:table-cell office:value-type="float" office:value="0.8090169944">
                <text:p>0.809016994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.661149962">
                <text:p>5.661149962</text:p>
              </table:table-cell>
              <table:table-cell office:value-type="float" office:value="0.8126888171">
                <text:p>0.8126888171</text:p>
              </table:table-cell>
              <table:table-cell office:value-type="float" office:value="0.8126941644">
                <text:p>0.812694164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.667433147">
                <text:p>5.667433147</text:p>
              </table:table-cell>
              <table:table-cell office:value-type="float" office:value="0.8163338794">
                <text:p>0.8163338794</text:p>
              </table:table-cell>
              <table:table-cell office:value-type="float" office:value="0.8163392507">
                <text:p>0.81633925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.673716332">
                <text:p>5.673716332</text:p>
              </table:table-cell>
              <table:table-cell office:value-type="float" office:value="0.8199467143">
                <text:p>0.8199467143</text:p>
              </table:table-cell>
              <table:table-cell office:value-type="float" office:value="0.8199521093">
                <text:p>0.819952109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.679999518">
                <text:p>5.679999518</text:p>
              </table:table-cell>
              <table:table-cell office:value-type="float" office:value="0.823527179">
                <text:p>0.823527179</text:p>
              </table:table-cell>
              <table:table-cell office:value-type="float" office:value="0.8235325976">
                <text:p>0.823532597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.686282703">
                <text:p>5.686282703</text:p>
              </table:table-cell>
              <table:table-cell office:value-type="float" office:value="0.8270751323">
                <text:p>0.8270751323</text:p>
              </table:table-cell>
              <table:table-cell office:value-type="float" office:value="0.8270805743">
                <text:p>0.82708057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.692565888">
                <text:p>5.692565888</text:p>
              </table:table-cell>
              <table:table-cell office:value-type="float" office:value="0.8305904341">
                <text:p>0.8305904341</text:p>
              </table:table-cell>
              <table:table-cell office:value-type="float" office:value="0.8305958992">
                <text:p>0.83059589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.698849074">
                <text:p>5.698849074</text:p>
              </table:table-cell>
              <table:table-cell office:value-type="float" office:value="0.8340729456">
                <text:p>0.8340729456</text:p>
              </table:table-cell>
              <table:table-cell office:value-type="float" office:value="0.8340784336">
                <text:p>0.83407843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.705132259">
                <text:p>5.705132259</text:p>
              </table:table-cell>
              <table:table-cell office:value-type="float" office:value="0.8375225293">
                <text:p>0.8375225293</text:p>
              </table:table-cell>
              <table:table-cell office:value-type="float" office:value="0.83752804">
                <text:p>0.837528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.711415444">
                <text:p>5.711415444</text:p>
              </table:table-cell>
              <table:table-cell office:value-type="float" office:value="0.8409390491">
                <text:p>0.8409390491</text:p>
              </table:table-cell>
              <table:table-cell office:value-type="float" office:value="0.8409445823">
                <text:p>0.840944582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.71769863">
                <text:p>5.71769863</text:p>
              </table:table-cell>
              <table:table-cell office:value-type="float" office:value="0.8443223701">
                <text:p>0.8443223701</text:p>
              </table:table-cell>
              <table:table-cell office:value-type="float" office:value="0.8443279255">
                <text:p>0.84432792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.723981815">
                <text:p>5.723981815</text:p>
              </table:table-cell>
              <table:table-cell office:value-type="float" office:value="0.8476723586">
                <text:p>0.8476723586</text:p>
              </table:table-cell>
              <table:table-cell office:value-type="float" office:value="0.8476779361">
                <text:p>0.847677936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.730265">
                <text:p>5.730265</text:p>
              </table:table-cell>
              <table:table-cell office:value-type="float" office:value="0.8509888825">
                <text:p>0.8509888825</text:p>
              </table:table-cell>
              <table:table-cell office:value-type="float" office:value="0.8509944818">
                <text:p>0.85099448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.736548185">
                <text:p>5.736548185</text:p>
              </table:table-cell>
              <table:table-cell office:value-type="float" office:value="0.8542718108">
                <text:p>0.8542718108</text:p>
              </table:table-cell>
              <table:table-cell office:value-type="float" office:value="0.8542774317">
                <text:p>0.85427743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.742831371">
                <text:p>5.742831371</text:p>
              </table:table-cell>
              <table:table-cell office:value-type="float" office:value="0.8575210139">
                <text:p>0.8575210139</text:p>
              </table:table-cell>
              <table:table-cell office:value-type="float" office:value="0.8575266562">
                <text:p>0.857526656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.749114556">
                <text:p>5.749114556</text:p>
              </table:table-cell>
              <table:table-cell office:value-type="float" office:value="0.8607363636">
                <text:p>0.8607363636</text:p>
              </table:table-cell>
              <table:table-cell office:value-type="float" office:value="0.860742027">
                <text:p>0.86074202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.755397741">
                <text:p>5.755397741</text:p>
              </table:table-cell>
              <table:table-cell office:value-type="float" office:value="0.8639177328">
                <text:p>0.8639177328</text:p>
              </table:table-cell>
              <table:table-cell office:value-type="float" office:value="0.8639234172">
                <text:p>0.863923417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.761680927">
                <text:p>5.761680927</text:p>
              </table:table-cell>
              <table:table-cell office:value-type="float" office:value="0.8670649961">
                <text:p>0.8670649961</text:p>
              </table:table-cell>
              <table:table-cell office:value-type="float" office:value="0.8670707012">
                <text:p>0.86707070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.767964112">
                <text:p>5.767964112</text:p>
              </table:table-cell>
              <table:table-cell office:value-type="float" office:value="0.8701780291">
                <text:p>0.8701780291</text:p>
              </table:table-cell>
              <table:table-cell office:value-type="float" office:value="0.8701837547">
                <text:p>0.870183754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.774247297">
                <text:p>5.774247297</text:p>
              </table:table-cell>
              <table:table-cell office:value-type="float" office:value="0.873256709">
                <text:p>0.873256709</text:p>
              </table:table-cell>
              <table:table-cell office:value-type="float" office:value="0.8732624548">
                <text:p>0.873262454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.780530483">
                <text:p>5.780530483</text:p>
              </table:table-cell>
              <table:table-cell office:value-type="float" office:value="0.8763009142">
                <text:p>0.8763009142</text:p>
              </table:table-cell>
              <table:table-cell office:value-type="float" office:value="0.87630668">
                <text:p>0.8763066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.786813668">
                <text:p>5.786813668</text:p>
              </table:table-cell>
              <table:table-cell office:value-type="float" office:value="0.8793105245">
                <text:p>0.8793105245</text:p>
              </table:table-cell>
              <table:table-cell office:value-type="float" office:value="0.8793163102">
                <text:p>0.87931631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.793096853">
                <text:p>5.793096853</text:p>
              </table:table-cell>
              <table:table-cell office:value-type="float" office:value="0.8822854212">
                <text:p>0.8822854212</text:p>
              </table:table-cell>
              <table:table-cell office:value-type="float" office:value="0.8822912264">
                <text:p>0.88229122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.799380039">
                <text:p>5.799380039</text:p>
              </table:table-cell>
              <table:table-cell office:value-type="float" office:value="0.8852254868">
                <text:p>0.8852254868</text:p>
              </table:table-cell>
              <table:table-cell office:value-type="float" office:value="0.8852313113">
                <text:p>0.88523131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.805663224">
                <text:p>5.805663224</text:p>
              </table:table-cell>
              <table:table-cell office:value-type="float" office:value="0.8881306051">
                <text:p>0.8881306051</text:p>
              </table:table-cell>
              <table:table-cell office:value-type="float" office:value="0.8881364488">
                <text:p>0.888136448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.811946409">
                <text:p>5.811946409</text:p>
              </table:table-cell>
              <table:table-cell office:value-type="float" office:value="0.8910006616">
                <text:p>0.8910006616</text:p>
              </table:table-cell>
              <table:table-cell office:value-type="float" office:value="0.8910065242">
                <text:p>0.891006524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.818229594">
                <text:p>5.818229594</text:p>
              </table:table-cell>
              <table:table-cell office:value-type="float" office:value="0.8938355429">
                <text:p>0.8938355429</text:p>
              </table:table-cell>
              <table:table-cell office:value-type="float" office:value="0.8938414242">
                <text:p>0.89384142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.82451278">
                <text:p>5.82451278</text:p>
              </table:table-cell>
              <table:table-cell office:value-type="float" office:value="0.8966351371">
                <text:p>0.8966351371</text:p>
              </table:table-cell>
              <table:table-cell office:value-type="float" office:value="0.8966410368">
                <text:p>0.89664103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.830795965">
                <text:p>5.830795965</text:p>
              </table:table-cell>
              <table:table-cell office:value-type="float" office:value="0.8993993337">
                <text:p>0.8993993337</text:p>
              </table:table-cell>
              <table:table-cell office:value-type="float" office:value="0.8994052516">
                <text:p>0.89940525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.83707915">
                <text:p>5.83707915</text:p>
              </table:table-cell>
              <table:table-cell office:value-type="float" office:value="0.9021280236">
                <text:p>0.9021280236</text:p>
              </table:table-cell>
              <table:table-cell office:value-type="float" office:value="0.9021339594">
                <text:p>0.902133959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.843362336">
                <text:p>5.843362336</text:p>
              </table:table-cell>
              <table:table-cell office:value-type="float" office:value="0.904821099">
                <text:p>0.904821099</text:p>
              </table:table-cell>
              <table:table-cell office:value-type="float" office:value="0.9048270525">
                <text:p>0.90482705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.849645521">
                <text:p>5.849645521</text:p>
              </table:table-cell>
              <table:table-cell office:value-type="float" office:value="0.9074784535">
                <text:p>0.9074784535</text:p>
              </table:table-cell>
              <table:table-cell office:value-type="float" office:value="0.9074844245">
                <text:p>0.90748442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.855928706">
                <text:p>5.855928706</text:p>
              </table:table-cell>
              <table:table-cell office:value-type="float" office:value="0.9100999824">
                <text:p>0.9100999824</text:p>
              </table:table-cell>
              <table:table-cell office:value-type="float" office:value="0.9101059707">
                <text:p>0.91010597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.862211892">
                <text:p>5.862211892</text:p>
              </table:table-cell>
              <table:table-cell office:value-type="float" office:value="0.9126855821">
                <text:p>0.9126855821</text:p>
              </table:table-cell>
              <table:table-cell office:value-type="float" office:value="0.9126915874">
                <text:p>0.912691587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.868495077">
                <text:p>5.868495077</text:p>
              </table:table-cell>
              <table:table-cell office:value-type="float" office:value="0.9152351506">
                <text:p>0.9152351506</text:p>
              </table:table-cell>
              <table:table-cell office:value-type="float" office:value="0.9152411726">
                <text:p>0.91524117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.874778262">
                <text:p>5.874778262</text:p>
              </table:table-cell>
              <table:table-cell office:value-type="float" office:value="0.9177485871">
                <text:p>0.9177485871</text:p>
              </table:table-cell>
              <table:table-cell office:value-type="float" office:value="0.9177546257">
                <text:p>0.917754625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.881061448">
                <text:p>5.881061448</text:p>
              </table:table-cell>
              <table:table-cell office:value-type="float" office:value="0.9202257925">
                <text:p>0.9202257925</text:p>
              </table:table-cell>
              <table:table-cell office:value-type="float" office:value="0.9202318474">
                <text:p>0.920231847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.887344633">
                <text:p>5.887344633</text:p>
              </table:table-cell>
              <table:table-cell office:value-type="float" office:value="0.9226666689">
                <text:p>0.9226666689</text:p>
              </table:table-cell>
              <table:table-cell office:value-type="float" office:value="0.9226727399">
                <text:p>0.922672739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.893627818">
                <text:p>5.893627818</text:p>
              </table:table-cell>
              <table:table-cell office:value-type="float" office:value="0.9250711201">
                <text:p>0.9250711201</text:p>
              </table:table-cell>
              <table:table-cell office:value-type="float" office:value="0.9250772068">
                <text:p>0.92507720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.899911003">
                <text:p>5.899911003</text:p>
              </table:table-cell>
              <table:table-cell office:value-type="float" office:value="0.927439051">
                <text:p>0.927439051</text:p>
              </table:table-cell>
              <table:table-cell office:value-type="float" office:value="0.9274451533">
                <text:p>0.927445153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.906194189">
                <text:p>5.906194189</text:p>
              </table:table-cell>
              <table:table-cell office:value-type="float" office:value="0.9297703682">
                <text:p>0.9297703682</text:p>
              </table:table-cell>
              <table:table-cell office:value-type="float" office:value="0.9297764859">
                <text:p>0.929776485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.912477374">
                <text:p>5.912477374</text:p>
              </table:table-cell>
              <table:table-cell office:value-type="float" office:value="0.9320649797">
                <text:p>0.9320649797</text:p>
              </table:table-cell>
              <table:table-cell office:value-type="float" office:value="0.9320711125">
                <text:p>0.93207111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.918760559">
                <text:p>5.918760559</text:p>
              </table:table-cell>
              <table:table-cell office:value-type="float" office:value="0.9343227948">
                <text:p>0.9343227948</text:p>
              </table:table-cell>
              <table:table-cell office:value-type="float" office:value="0.9343289425">
                <text:p>0.93432894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.925043745">
                <text:p>5.925043745</text:p>
              </table:table-cell>
              <table:table-cell office:value-type="float" office:value="0.9365437245">
                <text:p>0.9365437245</text:p>
              </table:table-cell>
              <table:table-cell office:value-type="float" office:value="0.9365498867">
                <text:p>0.936549886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.93132693">
                <text:p>5.93132693</text:p>
              </table:table-cell>
              <table:table-cell office:value-type="float" office:value="0.938727681">
                <text:p>0.938727681</text:p>
              </table:table-cell>
              <table:table-cell office:value-type="float" office:value="0.9387338577">
                <text:p>0.93873385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.937610115">
                <text:p>5.937610115</text:p>
              </table:table-cell>
              <table:table-cell office:value-type="float" office:value="0.9408745782">
                <text:p>0.9408745782</text:p>
              </table:table-cell>
              <table:table-cell office:value-type="float" office:value="0.940880769">
                <text:p>0.9408807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.943893301">
                <text:p>5.943893301</text:p>
              </table:table-cell>
              <table:table-cell office:value-type="float" office:value="0.9429843313">
                <text:p>0.9429843313</text:p>
              </table:table-cell>
              <table:table-cell office:value-type="float" office:value="0.9429905359">
                <text:p>0.942990535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.950176486">
                <text:p>5.950176486</text:p>
              </table:table-cell>
              <table:table-cell office:value-type="float" office:value="0.9450568569">
                <text:p>0.9450568569</text:p>
              </table:table-cell>
              <table:table-cell office:value-type="float" office:value="0.9450630752">
                <text:p>0.945063075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.956459671">
                <text:p>5.956459671</text:p>
              </table:table-cell>
              <table:table-cell office:value-type="float" office:value="0.9470920733">
                <text:p>0.9470920733</text:p>
              </table:table-cell>
              <table:table-cell office:value-type="float" office:value="0.947098305">
                <text:p>0.9470983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.962742857">
                <text:p>5.962742857</text:p>
              </table:table-cell>
              <table:table-cell office:value-type="float" office:value="0.9490899002">
                <text:p>0.9490899002</text:p>
              </table:table-cell>
              <table:table-cell office:value-type="float" office:value="0.949096145">
                <text:p>0.94909614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.969026042">
                <text:p>5.969026042</text:p>
              </table:table-cell>
              <table:table-cell office:value-type="float" office:value="0.9510502586">
                <text:p>0.9510502586</text:p>
              </table:table-cell>
              <table:table-cell office:value-type="float" office:value="0.9510565163">
                <text:p>0.951056516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.975309227">
                <text:p>5.975309227</text:p>
              </table:table-cell>
              <table:table-cell office:value-type="float" office:value="0.9529730712">
                <text:p>0.9529730712</text:p>
              </table:table-cell>
              <table:table-cell office:value-type="float" office:value="0.9529793415">
                <text:p>0.95297934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.981592412">
                <text:p>5.981592412</text:p>
              </table:table-cell>
              <table:table-cell office:value-type="float" office:value="0.954858262">
                <text:p>0.954858262</text:p>
              </table:table-cell>
              <table:table-cell office:value-type="float" office:value="0.9548645447">
                <text:p>0.954864544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.987875598">
                <text:p>5.987875598</text:p>
              </table:table-cell>
              <table:table-cell office:value-type="float" office:value="0.9567057567">
                <text:p>0.9567057567</text:p>
              </table:table-cell>
              <table:table-cell office:value-type="float" office:value="0.9567120516">
                <text:p>0.95671205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.994158783">
                <text:p>5.994158783</text:p>
              </table:table-cell>
              <table:table-cell office:value-type="float" office:value="0.9585154822">
                <text:p>0.9585154822</text:p>
              </table:table-cell>
              <table:table-cell office:value-type="float" office:value="0.958521789">
                <text:p>0.95852178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.000441968">
                <text:p>6.000441968</text:p>
              </table:table-cell>
              <table:table-cell office:value-type="float" office:value="0.9602873672">
                <text:p>0.9602873672</text:p>
              </table:table-cell>
              <table:table-cell office:value-type="float" office:value="0.9602936857">
                <text:p>0.96029368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.006725154">
                <text:p>6.006725154</text:p>
              </table:table-cell>
              <table:table-cell office:value-type="float" office:value="0.9620213417">
                <text:p>0.9620213417</text:p>
              </table:table-cell>
              <table:table-cell office:value-type="float" office:value="0.9620276716">
                <text:p>0.96202767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.013008339">
                <text:p>6.013008339</text:p>
              </table:table-cell>
              <table:table-cell office:value-type="float" office:value="0.9637173373">
                <text:p>0.9637173373</text:p>
              </table:table-cell>
              <table:table-cell office:value-type="float" office:value="0.9637236783">
                <text:p>0.96372367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.019291524">
                <text:p>6.019291524</text:p>
              </table:table-cell>
              <table:table-cell office:value-type="float" office:value="0.9653752869">
                <text:p>0.9653752869</text:p>
              </table:table-cell>
              <table:table-cell office:value-type="float" office:value="0.9653816388">
                <text:p>0.965381638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.02557471">
                <text:p>6.02557471</text:p>
              </table:table-cell>
              <table:table-cell office:value-type="float" office:value="0.9669951252">
                <text:p>0.9669951252</text:p>
              </table:table-cell>
              <table:table-cell office:value-type="float" office:value="0.9670014878">
                <text:p>0.967001487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.031857895">
                <text:p>6.031857895</text:p>
              </table:table-cell>
              <table:table-cell office:value-type="float" office:value="0.9685767881">
                <text:p>0.9685767881</text:p>
              </table:table-cell>
              <table:table-cell office:value-type="float" office:value="0.9685831611">
                <text:p>0.96858316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.03814108">
                <text:p>6.03814108</text:p>
              </table:table-cell>
              <table:table-cell office:value-type="float" office:value="0.9701202133">
                <text:p>0.9701202133</text:p>
              </table:table-cell>
              <table:table-cell office:value-type="float" office:value="0.9701265965">
                <text:p>0.970126596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.044424266">
                <text:p>6.044424266</text:p>
              </table:table-cell>
              <table:table-cell office:value-type="float" office:value="0.9716253398">
                <text:p>0.9716253398</text:p>
              </table:table-cell>
              <table:table-cell office:value-type="float" office:value="0.9716317329">
                <text:p>0.971631732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.050707451">
                <text:p>6.050707451</text:p>
              </table:table-cell>
              <table:table-cell office:value-type="float" office:value="0.9730921083">
                <text:p>0.9730921083</text:p>
              </table:table-cell>
              <table:table-cell office:value-type="float" office:value="0.973098511">
                <text:p>0.9730985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.056990636">
                <text:p>6.056990636</text:p>
              </table:table-cell>
              <table:table-cell office:value-type="float" office:value="0.9745204607">
                <text:p>0.9745204607</text:p>
              </table:table-cell>
              <table:table-cell office:value-type="float" office:value="0.9745268728">
                <text:p>0.974526872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.063273821">
                <text:p>6.063273821</text:p>
              </table:table-cell>
              <table:table-cell office:value-type="float" office:value="0.9759103407">
                <text:p>0.9759103407</text:p>
              </table:table-cell>
              <table:table-cell office:value-type="float" office:value="0.9759167619">
                <text:p>0.97591676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.069557007">
                <text:p>6.069557007</text:p>
              </table:table-cell>
              <table:table-cell office:value-type="float" office:value="0.9772616934">
                <text:p>0.9772616934</text:p>
              </table:table-cell>
              <table:table-cell office:value-type="float" office:value="0.9772681236">
                <text:p>0.97726812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.075840192">
                <text:p>6.075840192</text:p>
              </table:table-cell>
              <table:table-cell office:value-type="float" office:value="0.9785744655">
                <text:p>0.9785744655</text:p>
              </table:table-cell>
              <table:table-cell office:value-type="float" office:value="0.9785809043">
                <text:p>0.97858090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.082123377">
                <text:p>6.082123377</text:p>
              </table:table-cell>
              <table:table-cell office:value-type="float" office:value="0.9798486052">
                <text:p>0.9798486052</text:p>
              </table:table-cell>
              <table:table-cell office:value-type="float" office:value="0.9798550524">
                <text:p>0.979855052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.088406563">
                <text:p>6.088406563</text:p>
              </table:table-cell>
              <table:table-cell office:value-type="float" office:value="0.9810840621">
                <text:p>0.9810840621</text:p>
              </table:table-cell>
              <table:table-cell office:value-type="float" office:value="0.9810905174">
                <text:p>0.981090517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.094689748">
                <text:p>6.094689748</text:p>
              </table:table-cell>
              <table:table-cell office:value-type="float" office:value="0.9822807876">
                <text:p>0.9822807876</text:p>
              </table:table-cell>
              <table:table-cell office:value-type="float" office:value="0.9822872507">
                <text:p>0.982287250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.100972933">
                <text:p>6.100972933</text:p>
              </table:table-cell>
              <table:table-cell office:value-type="float" office:value="0.9834387342">
                <text:p>0.9834387342</text:p>
              </table:table-cell>
              <table:table-cell office:value-type="float" office:value="0.983445205">
                <text:p>0.9834452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.107256119">
                <text:p>6.107256119</text:p>
              </table:table-cell>
              <table:table-cell office:value-type="float" office:value="0.9845578564">
                <text:p>0.9845578564</text:p>
              </table:table-cell>
              <table:table-cell office:value-type="float" office:value="0.9845643345">
                <text:p>0.984564334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.113539304">
                <text:p>6.113539304</text:p>
              </table:table-cell>
              <table:table-cell office:value-type="float" office:value="0.9856381099">
                <text:p>0.9856381099</text:p>
              </table:table-cell>
              <table:table-cell office:value-type="float" office:value="0.9856445951">
                <text:p>0.98564459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.119822489">
                <text:p>6.119822489</text:p>
              </table:table-cell>
              <table:table-cell office:value-type="float" office:value="0.9866794521">
                <text:p>0.9866794521</text:p>
              </table:table-cell>
              <table:table-cell office:value-type="float" office:value="0.9866859442">
                <text:p>0.986685944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.126105675">
                <text:p>6.126105675</text:p>
              </table:table-cell>
              <table:table-cell office:value-type="float" office:value="0.9876818419">
                <text:p>0.9876818419</text:p>
              </table:table-cell>
              <table:table-cell office:value-type="float" office:value="0.9876883406">
                <text:p>0.98768834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.13238886">
                <text:p>6.13238886</text:p>
              </table:table-cell>
              <table:table-cell office:value-type="float" office:value="0.9886452397">
                <text:p>0.9886452397</text:p>
              </table:table-cell>
              <table:table-cell office:value-type="float" office:value="0.9886517447">
                <text:p>0.988651744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.138672045">
                <text:p>6.138672045</text:p>
              </table:table-cell>
              <table:table-cell office:value-type="float" office:value="0.9895696075">
                <text:p>0.9895696075</text:p>
              </table:table-cell>
              <table:table-cell office:value-type="float" office:value="0.9895761186">
                <text:p>0.989576118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.14495523">
                <text:p>6.14495523</text:p>
              </table:table-cell>
              <table:table-cell office:value-type="float" office:value="0.9904549087">
                <text:p>0.9904549087</text:p>
              </table:table-cell>
              <table:table-cell office:value-type="float" office:value="0.9904614257">
                <text:p>0.99046142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.151238416">
                <text:p>6.151238416</text:p>
              </table:table-cell>
              <table:table-cell office:value-type="float" office:value="0.9913011085">
                <text:p>0.9913011085</text:p>
              </table:table-cell>
              <table:table-cell office:value-type="float" office:value="0.9913076311">
                <text:p>0.99130763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.157521601">
                <text:p>6.157521601</text:p>
              </table:table-cell>
              <table:table-cell office:value-type="float" office:value="0.9921081735">
                <text:p>0.9921081735</text:p>
              </table:table-cell>
              <table:table-cell office:value-type="float" office:value="0.9921147013">
                <text:p>0.99211470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.163804786">
                <text:p>6.163804786</text:p>
              </table:table-cell>
              <table:table-cell office:value-type="float" office:value="0.9928760717">
                <text:p>0.9928760717</text:p>
              </table:table-cell>
              <table:table-cell office:value-type="float" office:value="0.9928826046">
                <text:p>0.992882604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.170087972">
                <text:p>6.170087972</text:p>
              </table:table-cell>
              <table:table-cell office:value-type="float" office:value="0.9936047728">
                <text:p>0.9936047728</text:p>
              </table:table-cell>
              <table:table-cell office:value-type="float" office:value="0.9936113105">
                <text:p>0.993611310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.176371157">
                <text:p>6.176371157</text:p>
              </table:table-cell>
              <table:table-cell office:value-type="float" office:value="0.9942942482">
                <text:p>0.9942942482</text:p>
              </table:table-cell>
              <table:table-cell office:value-type="float" office:value="0.9943007904">
                <text:p>0.994300790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.182654342">
                <text:p>6.182654342</text:p>
              </table:table-cell>
              <table:table-cell office:value-type="float" office:value="0.9949444705">
                <text:p>0.9949444705</text:p>
              </table:table-cell>
              <table:table-cell office:value-type="float" office:value="0.994951017">
                <text:p>0.99495101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.188937528">
                <text:p>6.188937528</text:p>
              </table:table-cell>
              <table:table-cell office:value-type="float" office:value="0.9955554141">
                <text:p>0.9955554141</text:p>
              </table:table-cell>
              <table:table-cell office:value-type="float" office:value="0.9955619646">
                <text:p>0.995561964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.195220713">
                <text:p>6.195220713</text:p>
              </table:table-cell>
              <table:table-cell office:value-type="float" office:value="0.9961270549">
                <text:p>0.9961270549</text:p>
              </table:table-cell>
              <table:table-cell office:value-type="float" office:value="0.9961336091">
                <text:p>0.99613360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.201503898">
                <text:p>6.201503898</text:p>
              </table:table-cell>
              <table:table-cell office:value-type="float" office:value="0.9966593702">
                <text:p>0.9966593702</text:p>
              </table:table-cell>
              <table:table-cell office:value-type="float" office:value="0.996665928">
                <text:p>0.99666592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.207787083">
                <text:p>6.207787083</text:p>
              </table:table-cell>
              <table:table-cell office:value-type="float" office:value="0.9971523392">
                <text:p>0.9971523392</text:p>
              </table:table-cell>
              <table:table-cell office:value-type="float" office:value="0.9971589003">
                <text:p>0.997158900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.214070269">
                <text:p>6.214070269</text:p>
              </table:table-cell>
              <table:table-cell office:value-type="float" office:value="0.9976059423">
                <text:p>0.9976059423</text:p>
              </table:table-cell>
              <table:table-cell office:value-type="float" office:value="0.9976125064">
                <text:p>0.99761250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.220353454">
                <text:p>6.220353454</text:p>
              </table:table-cell>
              <table:table-cell office:value-type="float" office:value="0.9980201617">
                <text:p>0.9980201617</text:p>
              </table:table-cell>
              <table:table-cell office:value-type="float" office:value="0.9980267284">
                <text:p>0.998026728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.226636639">
                <text:p>6.226636639</text:p>
              </table:table-cell>
              <table:table-cell office:value-type="float" office:value="0.9983949809">
                <text:p>0.9983949809</text:p>
              </table:table-cell>
              <table:table-cell office:value-type="float" office:value="0.9984015501">
                <text:p>0.998401550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.232919825">
                <text:p>6.232919825</text:p>
              </table:table-cell>
              <table:table-cell office:value-type="float" office:value="0.9987303852">
                <text:p>0.9987303852</text:p>
              </table:table-cell>
              <table:table-cell office:value-type="float" office:value="0.9987369566">
                <text:p>0.998736956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.23920301">
                <text:p>6.23920301</text:p>
              </table:table-cell>
              <table:table-cell office:value-type="float" office:value="0.9990263613">
                <text:p>0.9990263613</text:p>
              </table:table-cell>
              <table:table-cell office:value-type="float" office:value="0.9990329347">
                <text:p>0.999032934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.245486195">
                <text:p>6.245486195</text:p>
              </table:table-cell>
              <table:table-cell office:value-type="float" office:value="0.9992828976">
                <text:p>0.9992828976</text:p>
              </table:table-cell>
              <table:table-cell office:value-type="float" office:value="0.9992894726">
                <text:p>0.999289472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.251769381">
                <text:p>6.251769381</text:p>
              </table:table-cell>
              <table:table-cell office:value-type="float" office:value="0.9994999839">
                <text:p>0.9994999839</text:p>
              </table:table-cell>
              <table:table-cell office:value-type="float" office:value="0.9995065604">
                <text:p>0.999506560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.258052566">
                <text:p>6.258052566</text:p>
              </table:table-cell>
              <table:table-cell office:value-type="float" office:value="0.9996776116">
                <text:p>0.9996776116</text:p>
              </table:table-cell>
              <table:table-cell office:value-type="float" office:value="0.9996841893">
                <text:p>0.999684189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.264335751">
                <text:p>6.264335751</text:p>
              </table:table-cell>
              <table:table-cell office:value-type="float" office:value="0.9998157738">
                <text:p>0.9998157738</text:p>
              </table:table-cell>
              <table:table-cell office:value-type="float" office:value="0.9998223524">
                <text:p>0.999822352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.270618937">
                <text:p>6.270618937</text:p>
              </table:table-cell>
              <table:table-cell office:value-type="float" office:value="0.999914465">
                <text:p>0.999914465</text:p>
              </table:table-cell>
              <table:table-cell office:value-type="float" office:value="0.9999210442">
                <text:p>0.999921044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.276902122">
                <text:p>6.276902122</text:p>
              </table:table-cell>
              <table:table-cell office:value-type="float" office:value="0.9999736813">
                <text:p>0.9999736813</text:p>
              </table:table-cell>
              <table:table-cell office:value-type="float" office:value="0.9999802609">
                <text:p>0.99998026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.283185307">
                <text:p>6.283185307</text:p>
              </table:table-cell>
              <table:table-cell office:value-type="float" office:value="0.9999934203">
                <text:p>0.9999934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.289468492">
                <text:p>6.289468492</text:p>
              </table:table-cell>
              <table:table-cell office:value-type="float" office:value="0.9999934203">
                <text:p>0.9999934203</text:p>
              </table:table-cell>
              <table:table-cell office:value-type="float" office:value="0.9999802609">
                <text:p>0.99998026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</office:styles>
</office:document-styles>
</file>